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orteweg2" table:style-name="ta1">
        <table:shapes>
          <draw:frame draw:z-index="0" draw:style-name="gr1" draw:text-style-name="P1" svg:width="15.999cm" svg:height="8.999cm" svg:x="721.737cm" svg:y="7.325cm">
            <draw:object draw:notify-on-update-of-ranges="korteweg2.B2:korteweg2.KQ2 korteweg2.B3:korteweg2.KQ3 korteweg2.B4:korteweg2.KQ4 korteweg2.B5:korteweg2.KQ5 korteweg2.B6:korteweg2.KQ6 korteweg2.B7:korteweg2.KQ7 korteweg2.B8:korteweg2.KQ8 korteweg2.B9:korteweg2.KQ9 korteweg2.B10:korteweg2.KQ10 korteweg2.B11:korteweg2.KQ11 korteweg2.B12:korteweg2.KQ12 korteweg2.B13:korteweg2.KQ13 korteweg2.B14:korteweg2.KQ14 korteweg2.B15:korteweg2.KQ15 korteweg2.B16:korteweg2.KQ16 korteweg2.B17:korteweg2.KQ17 korteweg2.B18:korteweg2.KQ18 korteweg2.B19:korteweg2.KQ19 korteweg2.B20:korteweg2.KQ20 korteweg2.B21:korteweg2.KQ21 korteweg2.B22:korteweg2.KQ22 korteweg2.B23:korteweg2.KQ23 korteweg2.B24:korteweg2.KQ24 korteweg2.B25:korteweg2.KQ25 korteweg2.B26:korteweg2.KQ26 korteweg2.B27:korteweg2.KQ27 korteweg2.B28:korteweg2.KQ28 korteweg2.B29:korteweg2.KQ29 korteweg2.B30:korteweg2.KQ30 korteweg2.B31:korteweg2.KQ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9" table:number-columns-repeated="6" table:default-cell-style-name="Default"/>
        <table:table-column table:style-name="co7" table:number-columns-repeated="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-30" calcext:value-type="float">
            <text:p>-30</text:p>
          </table:table-cell>
          <table:table-cell office:value-type="float" office:value="-29.6667" calcext:value-type="float">
            <text:p>-29.6667</text:p>
          </table:table-cell>
          <table:table-cell office:value-type="float" office:value="-29.3333" calcext:value-type="float">
            <text:p>-29.3333</text:p>
          </table:table-cell>
          <table:table-cell office:value-type="float" office:value="-29" calcext:value-type="float">
            <text:p>-29</text:p>
          </table:table-cell>
          <table:table-cell office:value-type="float" office:value="-28.6667" calcext:value-type="float">
            <text:p>-28.6667</text:p>
          </table:table-cell>
          <table:table-cell office:value-type="float" office:value="-28.3333" calcext:value-type="float">
            <text:p>-28.3333</text:p>
          </table:table-cell>
          <table:table-cell office:value-type="float" office:value="-28" calcext:value-type="float">
            <text:p>-28</text:p>
          </table:table-cell>
          <table:table-cell office:value-type="float" office:value="-27.6667" calcext:value-type="float">
            <text:p>-27.6667</text:p>
          </table:table-cell>
          <table:table-cell office:value-type="float" office:value="-27.3333" calcext:value-type="float">
            <text:p>-27.3333</text:p>
          </table:table-cell>
          <table:table-cell office:value-type="float" office:value="-27" calcext:value-type="float">
            <text:p>-27</text:p>
          </table:table-cell>
          <table:table-cell office:value-type="float" office:value="-26.6667" calcext:value-type="float">
            <text:p>-26.6667</text:p>
          </table:table-cell>
          <table:table-cell office:value-type="float" office:value="-26.3333" calcext:value-type="float">
            <text:p>-26.3333</text:p>
          </table:table-cell>
          <table:table-cell office:value-type="float" office:value="-26" calcext:value-type="float">
            <text:p>-26</text:p>
          </table:table-cell>
          <table:table-cell office:value-type="float" office:value="-25.6667" calcext:value-type="float">
            <text:p>-25.6667</text:p>
          </table:table-cell>
          <table:table-cell office:value-type="float" office:value="-25.3333" calcext:value-type="float">
            <text:p>-25.3333</text:p>
          </table:table-cell>
          <table:table-cell office:value-type="float" office:value="-25" calcext:value-type="float">
            <text:p>-25</text:p>
          </table:table-cell>
          <table:table-cell office:value-type="float" office:value="-24.6667" calcext:value-type="float">
            <text:p>-24.6667</text:p>
          </table:table-cell>
          <table:table-cell office:value-type="float" office:value="-24.3333" calcext:value-type="float">
            <text:p>-24.3333</text:p>
          </table:table-cell>
          <table:table-cell office:value-type="float" office:value="-24" calcext:value-type="float">
            <text:p>-24</text:p>
          </table:table-cell>
          <table:table-cell office:value-type="float" office:value="-23.6667" calcext:value-type="float">
            <text:p>-23.6667</text:p>
          </table:table-cell>
          <table:table-cell office:value-type="float" office:value="-23.3333" calcext:value-type="float">
            <text:p>-23.3333</text:p>
          </table:table-cell>
          <table:table-cell office:value-type="float" office:value="-23" calcext:value-type="float">
            <text:p>-23</text:p>
          </table:table-cell>
          <table:table-cell office:value-type="float" office:value="-22.6667" calcext:value-type="float">
            <text:p>-22.6667</text:p>
          </table:table-cell>
          <table:table-cell office:value-type="float" office:value="-22.3333" calcext:value-type="float">
            <text:p>-22.3333</text:p>
          </table:table-cell>
          <table:table-cell office:value-type="float" office:value="-22" calcext:value-type="float">
            <text:p>-22</text:p>
          </table:table-cell>
          <table:table-cell office:value-type="float" office:value="-21.6667" calcext:value-type="float">
            <text:p>-21.6667</text:p>
          </table:table-cell>
          <table:table-cell office:value-type="float" office:value="-21.3333" calcext:value-type="float">
            <text:p>-21.3333</text:p>
          </table:table-cell>
          <table:table-cell office:value-type="float" office:value="-21" calcext:value-type="float">
            <text:p>-21</text:p>
          </table:table-cell>
          <table:table-cell office:value-type="float" office:value="-20.6667" calcext:value-type="float">
            <text:p>-20.6667</text:p>
          </table:table-cell>
          <table:table-cell office:value-type="float" office:value="-20.3333" calcext:value-type="float">
            <text:p>-20.3333</text:p>
          </table:table-cell>
          <table:table-cell office:value-type="float" office:value="-20" calcext:value-type="float">
            <text:p>-20</text:p>
          </table:table-cell>
          <table:table-cell office:value-type="float" office:value="-19.6667" calcext:value-type="float">
            <text:p>-19.6667</text:p>
          </table:table-cell>
          <table:table-cell office:value-type="float" office:value="-19.3333" calcext:value-type="float">
            <text:p>-19.3333</text:p>
          </table:table-cell>
          <table:table-cell office:value-type="float" office:value="-19" calcext:value-type="float">
            <text:p>-19</text:p>
          </table:table-cell>
          <table:table-cell office:value-type="float" office:value="-18.6667" calcext:value-type="float">
            <text:p>-18.6667</text:p>
          </table:table-cell>
          <table:table-cell office:value-type="float" office:value="-18.3333" calcext:value-type="float">
            <text:p>-18.3333</text:p>
          </table:table-cell>
          <table:table-cell office:value-type="float" office:value="-18" calcext:value-type="float">
            <text:p>-18</text:p>
          </table:table-cell>
          <table:table-cell office:value-type="float" office:value="-17.6667" calcext:value-type="float">
            <text:p>-17.6667</text:p>
          </table:table-cell>
          <table:table-cell office:value-type="float" office:value="-17.3333" calcext:value-type="float">
            <text:p>-17.3333</text:p>
          </table:table-cell>
          <table:table-cell office:value-type="float" office:value="-17" calcext:value-type="float">
            <text:p>-17</text:p>
          </table:table-cell>
          <table:table-cell office:value-type="float" office:value="-16.6667" calcext:value-type="float">
            <text:p>-16.6667</text:p>
          </table:table-cell>
          <table:table-cell office:value-type="float" office:value="-16.3333" calcext:value-type="float">
            <text:p>-16.3333</text:p>
          </table:table-cell>
          <table:table-cell office:value-type="float" office:value="-16" calcext:value-type="float">
            <text:p>-16</text:p>
          </table:table-cell>
          <table:table-cell office:value-type="float" office:value="-15.6667" calcext:value-type="float">
            <text:p>-15.6667</text:p>
          </table:table-cell>
          <table:table-cell office:value-type="float" office:value="-15.3333" calcext:value-type="float">
            <text:p>-15.3333</text:p>
          </table:table-cell>
          <table:table-cell office:value-type="float" office:value="-15" calcext:value-type="float">
            <text:p>-15</text:p>
          </table:table-cell>
          <table:table-cell office:value-type="float" office:value="-14.6667" calcext:value-type="float">
            <text:p>-14.6667</text:p>
          </table:table-cell>
          <table:table-cell office:value-type="float" office:value="-14.3333" calcext:value-type="float">
            <text:p>-14.3333</text:p>
          </table:table-cell>
          <table:table-cell office:value-type="float" office:value="-14" calcext:value-type="float">
            <text:p>-14</text:p>
          </table:table-cell>
          <table:table-cell office:value-type="float" office:value="-13.6667" calcext:value-type="float">
            <text:p>-13.6667</text:p>
          </table:table-cell>
          <table:table-cell office:value-type="float" office:value="-13.3333" calcext:value-type="float">
            <text:p>-13.3333</text:p>
          </table:table-cell>
          <table:table-cell office:value-type="float" office:value="-13" calcext:value-type="float">
            <text:p>-13</text:p>
          </table:table-cell>
          <table:table-cell office:value-type="float" office:value="-12.6667" calcext:value-type="float">
            <text:p>-12.6667</text:p>
          </table:table-cell>
          <table:table-cell office:value-type="float" office:value="-12.3333" calcext:value-type="float">
            <text:p>-12.3333</text:p>
          </table:table-cell>
          <table:table-cell office:value-type="float" office:value="-12" calcext:value-type="float">
            <text:p>-12</text:p>
          </table:table-cell>
          <table:table-cell office:value-type="float" office:value="-11.6667" calcext:value-type="float">
            <text:p>-11.6667</text:p>
          </table:table-cell>
          <table:table-cell office:value-type="float" office:value="-11.3333" calcext:value-type="float">
            <text:p>-11.3333</text:p>
          </table:table-cell>
          <table:table-cell office:value-type="float" office:value="-11" calcext:value-type="float">
            <text:p>-11</text:p>
          </table:table-cell>
          <table:table-cell office:value-type="float" office:value="-10.6667" calcext:value-type="float">
            <text:p>-10.6667</text:p>
          </table:table-cell>
          <table:table-cell office:value-type="float" office:value="-10.3333" calcext:value-type="float">
            <text:p>-10.3333</text:p>
          </table:table-cell>
          <table:table-cell office:value-type="float" office:value="-10" calcext:value-type="float">
            <text:p>-10</text:p>
          </table:table-cell>
          <table:table-cell office:value-type="float" office:value="-9.66667" calcext:value-type="float">
            <text:p>-9.66667</text:p>
          </table:table-cell>
          <table:table-cell office:value-type="float" office:value="-9.33333" calcext:value-type="float">
            <text:p>-9.33333</text:p>
          </table:table-cell>
          <table:table-cell office:value-type="float" office:value="-9" calcext:value-type="float">
            <text:p>-9</text:p>
          </table:table-cell>
          <table:table-cell office:value-type="float" office:value="-8.66667" calcext:value-type="float">
            <text:p>-8.66667</text:p>
          </table:table-cell>
          <table:table-cell office:value-type="float" office:value="-8.33333" calcext:value-type="float">
            <text:p>-8.33333</text:p>
          </table:table-cell>
          <table:table-cell office:value-type="float" office:value="-8" calcext:value-type="float">
            <text:p>-8</text:p>
          </table:table-cell>
          <table:table-cell office:value-type="float" office:value="-7.66667" calcext:value-type="float">
            <text:p>-7.66667</text:p>
          </table:table-cell>
          <table:table-cell office:value-type="float" office:value="-7.33333" calcext:value-type="float">
            <text:p>-7.33333</text:p>
          </table:table-cell>
          <table:table-cell office:value-type="float" office:value="-7" calcext:value-type="float">
            <text:p>-7</text:p>
          </table:table-cell>
          <table:table-cell office:value-type="float" office:value="-6.66667" calcext:value-type="float">
            <text:p>-6.66667</text:p>
          </table:table-cell>
          <table:table-cell office:value-type="float" office:value="-6.33333" calcext:value-type="float">
            <text:p>-6.33333</text:p>
          </table:table-cell>
          <table:table-cell office:value-type="float" office:value="-6" calcext:value-type="float">
            <text:p>-6</text:p>
          </table:table-cell>
          <table:table-cell office:value-type="float" office:value="-5.66667" calcext:value-type="float">
            <text:p>-5.66667</text:p>
          </table:table-cell>
          <table:table-cell office:value-type="float" office:value="-5.33333" calcext:value-type="float">
            <text:p>-5.33333</text:p>
          </table:table-cell>
          <table:table-cell office:value-type="float" office:value="-5" calcext:value-type="float">
            <text:p>-5</text:p>
          </table:table-cell>
          <table:table-cell office:value-type="float" office:value="-4.66667" calcext:value-type="float">
            <text:p>-4.66667</text:p>
          </table:table-cell>
          <table:table-cell office:value-type="float" office:value="-4.33333" calcext:value-type="float">
            <text:p>-4.33333</text:p>
          </table:table-cell>
          <table:table-cell office:value-type="float" office:value="-4" calcext:value-type="float">
            <text:p>-4</text:p>
          </table:table-cell>
          <table:table-cell office:value-type="float" office:value="-3.66667" calcext:value-type="float">
            <text:p>-3.66667</text:p>
          </table:table-cell>
          <table:table-cell office:value-type="float" office:value="-3.33333" calcext:value-type="float">
            <text:p>-3.33333</text:p>
          </table:table-cell>
          <table:table-cell office:value-type="float" office:value="-3" calcext:value-type="float">
            <text:p>-3</text:p>
          </table:table-cell>
          <table:table-cell office:value-type="float" office:value="-2.66667" calcext:value-type="float">
            <text:p>-2.66667</text:p>
          </table:table-cell>
          <table:table-cell office:value-type="float" office:value="-2.33333" calcext:value-type="float">
            <text:p>-2.33333</text:p>
          </table:table-cell>
          <table:table-cell office:value-type="float" office:value="-2" calcext:value-type="float">
            <text:p>-2</text:p>
          </table:table-cell>
          <table:table-cell office:value-type="float" office:value="-1.66667" calcext:value-type="float">
            <text:p>-1.66667</text:p>
          </table:table-cell>
          <table:table-cell office:value-type="float" office:value="-1.33333" calcext:value-type="float">
            <text:p>-1.33333</text:p>
          </table:table-cell>
          <table:table-cell office:value-type="float" office:value="-1" calcext:value-type="float">
            <text:p>-1</text:p>
          </table:table-cell>
          <table:table-cell office:value-type="float" office:value="-0.666667" calcext:value-type="float">
            <text:p>-0.666667</text:p>
          </table:table-cell>
          <table:table-cell office:value-type="float" office:value="-0.333333" calcext:value-type="float">
            <text:p>-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2" calcext:value-type="float">
            <text:p>2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3" calcext:value-type="float">
            <text:p>3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4" calcext:value-type="float">
            <text:p>4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5" calcext:value-type="float">
            <text:p>5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6" calcext:value-type="float">
            <text:p>6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7" calcext:value-type="float">
            <text:p>7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8" calcext:value-type="float">
            <text:p>8</text:p>
          </table:table-cell>
          <table:table-cell office:value-type="float" office:value="8.33333" calcext:value-type="float">
            <text:p>8.33333</text:p>
          </table:table-cell>
          <table:table-cell office:value-type="float" office:value="8.66667" calcext:value-type="float">
            <text:p>8.66667</text:p>
          </table:table-cell>
          <table:table-cell office:value-type="float" office:value="9" calcext:value-type="float">
            <text:p>9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10" calcext:value-type="float">
            <text:p>10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10.6667" calcext:value-type="float">
            <text:p>10.6667</text:p>
          </table:table-cell>
          <table:table-cell office:value-type="float" office:value="11" calcext:value-type="float">
            <text:p>11</text:p>
          </table:table-cell>
          <table:table-cell office:value-type="float" office:value="11.3333" calcext:value-type="float">
            <text:p>11.3333</text:p>
          </table:table-cell>
          <table:table-cell office:value-type="float" office:value="11.6667" calcext:value-type="float">
            <text:p>11.6667</text:p>
          </table:table-cell>
          <table:table-cell office:value-type="float" office:value="12" calcext:value-type="float">
            <text:p>12</text:p>
          </table:table-cell>
          <table:table-cell office:value-type="float" office:value="12.3333" calcext:value-type="float">
            <text:p>12.3333</text:p>
          </table:table-cell>
          <table:table-cell office:value-type="float" office:value="12.6667" calcext:value-type="float">
            <text:p>12.6667</text:p>
          </table:table-cell>
          <table:table-cell office:value-type="float" office:value="13" calcext:value-type="float">
            <text:p>13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667" calcext:value-type="float">
            <text:p>13.6667</text:p>
          </table:table-cell>
          <table:table-cell office:value-type="float" office:value="14" calcext:value-type="float">
            <text:p>14</text:p>
          </table:table-cell>
          <table:table-cell office:value-type="float" office:value="14.3333" calcext:value-type="float">
            <text:p>14.3333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5" calcext:value-type="float">
            <text:p>15</text:p>
          </table:table-cell>
          <table:table-cell office:value-type="float" office:value="15.3333" calcext:value-type="float">
            <text:p>15.3333</text:p>
          </table:table-cell>
          <table:table-cell office:value-type="float" office:value="15.6667" calcext:value-type="float">
            <text:p>15.6667</text:p>
          </table:table-cell>
          <table:table-cell office:value-type="float" office:value="16" calcext:value-type="float">
            <text:p>16</text:p>
          </table:table-cell>
          <table:table-cell office:value-type="float" office:value="16.3333" calcext:value-type="float">
            <text:p>16.3333</text:p>
          </table:table-cell>
          <table:table-cell office:value-type="float" office:value="16.6667" calcext:value-type="float">
            <text:p>16.6667</text:p>
          </table:table-cell>
          <table:table-cell office:value-type="float" office:value="17" calcext:value-type="float">
            <text:p>1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667" calcext:value-type="float">
            <text:p>17.6667</text:p>
          </table:table-cell>
          <table:table-cell office:value-type="float" office:value="18" calcext:value-type="float">
            <text:p>18</text:p>
          </table:table-cell>
          <table:table-cell office:value-type="float" office:value="18.3333" calcext:value-type="float">
            <text:p>18.3333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9" calcext:value-type="float">
            <text:p>19</text:p>
          </table:table-cell>
          <table:table-cell office:value-type="float" office:value="19.3333" calcext:value-type="float">
            <text:p>19.3333</text:p>
          </table:table-cell>
          <table:table-cell office:value-type="float" office:value="19.6667" calcext:value-type="float">
            <text:p>19.6667</text:p>
          </table:table-cell>
          <table:table-cell office:value-type="float" office:value="20" calcext:value-type="float">
            <text:p>20</text:p>
          </table:table-cell>
          <table:table-cell office:value-type="float" office:value="20.3333" calcext:value-type="float">
            <text:p>20.3333</text:p>
          </table:table-cell>
          <table:table-cell office:value-type="float" office:value="20.6667" calcext:value-type="float">
            <text:p>20.6667</text:p>
          </table:table-cell>
          <table:table-cell office:value-type="float" office:value="21" calcext:value-type="float">
            <text:p>21</text:p>
          </table:table-cell>
          <table:table-cell office:value-type="float" office:value="21.3333" calcext:value-type="float">
            <text:p>21.3333</text:p>
          </table:table-cell>
          <table:table-cell office:value-type="float" office:value="21.6667" calcext:value-type="float">
            <text:p>21.6667</text:p>
          </table:table-cell>
          <table:table-cell office:value-type="float" office:value="22" calcext:value-type="float">
            <text:p>22</text:p>
          </table:table-cell>
          <table:table-cell office:value-type="float" office:value="22.3333" calcext:value-type="float">
            <text:p>22.3333</text:p>
          </table:table-cell>
          <table:table-cell office:value-type="float" office:value="22.6667" calcext:value-type="float">
            <text:p>22.6667</text:p>
          </table:table-cell>
          <table:table-cell office:value-type="float" office:value="23" calcext:value-type="float">
            <text:p>23</text:p>
          </table:table-cell>
          <table:table-cell office:value-type="float" office:value="23.3333" calcext:value-type="float">
            <text:p>23.3333</text:p>
          </table:table-cell>
          <table:table-cell office:value-type="float" office:value="23.6667" calcext:value-type="float">
            <text:p>23.6667</text:p>
          </table:table-cell>
          <table:table-cell office:value-type="float" office:value="24" calcext:value-type="float">
            <text:p>24</text:p>
          </table:table-cell>
          <table:table-cell office:value-type="float" office:value="24.3333" calcext:value-type="float">
            <text:p>24.3333</text:p>
          </table:table-cell>
          <table:table-cell office:value-type="float" office:value="24.6667" calcext:value-type="float">
            <text:p>24.6667</text:p>
          </table:table-cell>
          <table:table-cell office:value-type="float" office:value="25" calcext:value-type="float">
            <text:p>25</text:p>
          </table:table-cell>
          <table:table-cell office:value-type="float" office:value="25.3333" calcext:value-type="float">
            <text:p>25.3333</text:p>
          </table:table-cell>
          <table:table-cell office:value-type="float" office:value="25.6667" calcext:value-type="float">
            <text:p>25.6667</text:p>
          </table:table-cell>
          <table:table-cell office:value-type="float" office:value="26" calcext:value-type="float">
            <text:p>26</text:p>
          </table:table-cell>
          <table:table-cell office:value-type="float" office:value="26.3333" calcext:value-type="float">
            <text:p>26.3333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27" calcext:value-type="float">
            <text:p>27</text:p>
          </table:table-cell>
          <table:table-cell office:value-type="float" office:value="27.3333" calcext:value-type="float">
            <text:p>27.3333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28" calcext:value-type="float">
            <text:p>28</text:p>
          </table:table-cell>
          <table:table-cell office:value-type="float" office:value="28.3333" calcext:value-type="float">
            <text:p>28.3333</text:p>
          </table:table-cell>
          <table:table-cell office:value-type="float" office:value="28.6667" calcext:value-type="float">
            <text:p>28.6667</text:p>
          </table:table-cell>
          <table:table-cell office:value-type="float" office:value="29" calcext:value-type="float">
            <text:p>29</text:p>
          </table:table-cell>
          <table:table-cell office:value-type="float" office:value="29.3333" calcext:value-type="float">
            <text:p>29.3333</text:p>
          </table:table-cell>
          <table:table-cell office:value-type="float" office:value="29.6667" calcext:value-type="float">
            <text:p>29.6667</text:p>
          </table:table-cell>
          <table:table-cell office:value-type="float" office:value="30" calcext:value-type="float">
            <text:p>30</text:p>
          </table:table-cell>
          <table:table-cell office:value-type="float" office:value="30.3333" calcext:value-type="float">
            <text:p>30.3333</text:p>
          </table:table-cell>
          <table:table-cell office:value-type="float" office:value="30.6667" calcext:value-type="float">
            <text:p>30.6667</text:p>
          </table:table-cell>
          <table:table-cell office:value-type="float" office:value="31" calcext:value-type="float">
            <text:p>31</text:p>
          </table:table-cell>
          <table:table-cell office:value-type="float" office:value="31.3333" calcext:value-type="float">
            <text:p>31.3333</text:p>
          </table:table-cell>
          <table:table-cell office:value-type="float" office:value="31.6667" calcext:value-type="float">
            <text:p>31.6667</text:p>
          </table:table-cell>
          <table:table-cell office:value-type="float" office:value="32" calcext:value-type="float">
            <text:p>32</text:p>
          </table:table-cell>
          <table:table-cell office:value-type="float" office:value="32.3333" calcext:value-type="float">
            <text:p>32.3333</text:p>
          </table:table-cell>
          <table:table-cell office:value-type="float" office:value="32.6667" calcext:value-type="float">
            <text:p>32.6667</text:p>
          </table:table-cell>
          <table:table-cell office:value-type="float" office:value="33" calcext:value-type="float">
            <text:p>33</text:p>
          </table:table-cell>
          <table:table-cell office:value-type="float" office:value="33.3333" calcext:value-type="float">
            <text:p>33.3333</text:p>
          </table:table-cell>
          <table:table-cell office:value-type="float" office:value="33.6667" calcext:value-type="float">
            <text:p>33.6667</text:p>
          </table:table-cell>
          <table:table-cell office:value-type="float" office:value="34" calcext:value-type="float">
            <text:p>34</text:p>
          </table:table-cell>
          <table:table-cell office:value-type="float" office:value="34.3333" calcext:value-type="float">
            <text:p>34.3333</text:p>
          </table:table-cell>
          <table:table-cell office:value-type="float" office:value="34.6667" calcext:value-type="float">
            <text:p>34.6667</text:p>
          </table:table-cell>
          <table:table-cell office:value-type="float" office:value="35" calcext:value-type="float">
            <text:p>35</text:p>
          </table:table-cell>
          <table:table-cell office:value-type="float" office:value="35.3333" calcext:value-type="float">
            <text:p>35.3333</text:p>
          </table:table-cell>
          <table:table-cell office:value-type="float" office:value="35.6667" calcext:value-type="float">
            <text:p>35.6667</text:p>
          </table:table-cell>
          <table:table-cell office:value-type="float" office:value="36" calcext:value-type="float">
            <text:p>36</text:p>
          </table:table-cell>
          <table:table-cell office:value-type="float" office:value="36.3333" calcext:value-type="float">
            <text:p>36.3333</text:p>
          </table:table-cell>
          <table:table-cell office:value-type="float" office:value="36.6667" calcext:value-type="float">
            <text:p>36.6667</text:p>
          </table:table-cell>
          <table:table-cell office:value-type="float" office:value="37" calcext:value-type="float">
            <text:p>37</text:p>
          </table:table-cell>
          <table:table-cell office:value-type="float" office:value="37.3333" calcext:value-type="float">
            <text:p>37.3333</text:p>
          </table:table-cell>
          <table:table-cell office:value-type="float" office:value="37.6667" calcext:value-type="float">
            <text:p>37.6667</text:p>
          </table:table-cell>
          <table:table-cell office:value-type="float" office:value="38" calcext:value-type="float">
            <text:p>38</text:p>
          </table:table-cell>
          <table:table-cell office:value-type="float" office:value="38.3333" calcext:value-type="float">
            <text:p>38.3333</text:p>
          </table:table-cell>
          <table:table-cell office:value-type="float" office:value="38.6667" calcext:value-type="float">
            <text:p>38.6667</text:p>
          </table:table-cell>
          <table:table-cell office:value-type="float" office:value="39" calcext:value-type="float">
            <text:p>39</text:p>
          </table:table-cell>
          <table:table-cell office:value-type="float" office:value="39.3333" calcext:value-type="float">
            <text:p>39.3333</text:p>
          </table:table-cell>
          <table:table-cell office:value-type="float" office:value="39.6667" calcext:value-type="float">
            <text:p>39.6667</text:p>
          </table:table-cell>
          <table:table-cell office:value-type="float" office:value="40" calcext:value-type="float">
            <text:p>40</text:p>
          </table:table-cell>
          <table:table-cell office:value-type="float" office:value="40.3333" calcext:value-type="float">
            <text:p>40.3333</text:p>
          </table:table-cell>
          <table:table-cell office:value-type="float" office:value="40.6667" calcext:value-type="float">
            <text:p>40.6667</text:p>
          </table:table-cell>
          <table:table-cell office:value-type="float" office:value="41" calcext:value-type="float">
            <text:p>41</text:p>
          </table:table-cell>
          <table:table-cell office:value-type="float" office:value="41.3333" calcext:value-type="float">
            <text:p>41.3333</text:p>
          </table:table-cell>
          <table:table-cell office:value-type="float" office:value="41.6667" calcext:value-type="float">
            <text:p>41.6667</text:p>
          </table:table-cell>
          <table:table-cell office:value-type="float" office:value="42" calcext:value-type="float">
            <text:p>42</text:p>
          </table:table-cell>
          <table:table-cell office:value-type="float" office:value="42.3333" calcext:value-type="float">
            <text:p>42.3333</text:p>
          </table:table-cell>
          <table:table-cell office:value-type="float" office:value="42.6667" calcext:value-type="float">
            <text:p>42.6667</text:p>
          </table:table-cell>
          <table:table-cell office:value-type="float" office:value="43" calcext:value-type="float">
            <text:p>43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43.6667" calcext:value-type="float">
            <text:p>43.6667</text:p>
          </table:table-cell>
          <table:table-cell office:value-type="float" office:value="44" calcext:value-type="float">
            <text:p>44</text:p>
          </table:table-cell>
          <table:table-cell office:value-type="float" office:value="44.3333" calcext:value-type="float">
            <text:p>44.3333</text:p>
          </table:table-cell>
          <table:table-cell office:value-type="float" office:value="44.6667" calcext:value-type="float">
            <text:p>44.6667</text:p>
          </table:table-cell>
          <table:table-cell office:value-type="float" office:value="45" calcext:value-type="float">
            <text:p>45</text:p>
          </table:table-cell>
          <table:table-cell office:value-type="float" office:value="45.3333" calcext:value-type="float">
            <text:p>45.3333</text:p>
          </table:table-cell>
          <table:table-cell office:value-type="float" office:value="45.6667" calcext:value-type="float">
            <text:p>45.6667</text:p>
          </table:table-cell>
          <table:table-cell office:value-type="float" office:value="46" calcext:value-type="float">
            <text:p>46</text:p>
          </table:table-cell>
          <table:table-cell office:value-type="float" office:value="46.3333" calcext:value-type="float">
            <text:p>46.3333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47" calcext:value-type="float">
            <text:p>47</text:p>
          </table:table-cell>
          <table:table-cell office:value-type="float" office:value="47.3333" calcext:value-type="float">
            <text:p>47.3333</text:p>
          </table:table-cell>
          <table:table-cell office:value-type="float" office:value="47.6667" calcext:value-type="float">
            <text:p>47.6667</text:p>
          </table:table-cell>
          <table:table-cell office:value-type="float" office:value="48" calcext:value-type="float">
            <text:p>48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48.6667" calcext:value-type="float">
            <text:p>48.6667</text:p>
          </table:table-cell>
          <table:table-cell office:value-type="float" office:value="49" calcext:value-type="float">
            <text:p>49</text:p>
          </table:table-cell>
          <table:table-cell office:value-type="float" office:value="49.3333" calcext:value-type="float">
            <text:p>49.3333</text:p>
          </table:table-cell>
          <table:table-cell office:value-type="float" office:value="49.6667" calcext:value-type="float">
            <text:p>49.6667</text:p>
          </table:table-cell>
          <table:table-cell office:value-type="float" office:value="50" calcext:value-type="float">
            <text:p>50</text:p>
          </table:table-cell>
          <table:table-cell office:value-type="float" office:value="50.3333" calcext:value-type="float">
            <text:p>50.3333</text:p>
          </table:table-cell>
          <table:table-cell office:value-type="float" office:value="50.6667" calcext:value-type="float">
            <text:p>50.6667</text:p>
          </table:table-cell>
          <table:table-cell office:value-type="float" office:value="51" calcext:value-type="float">
            <text:p>51</text:p>
          </table:table-cell>
          <table:table-cell office:value-type="float" office:value="51.3333" calcext:value-type="float">
            <text:p>51.3333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52" calcext:value-type="float">
            <text:p>52</text:p>
          </table:table-cell>
          <table:table-cell office:value-type="float" office:value="52.3333" calcext:value-type="float">
            <text:p>52.3333</text:p>
          </table:table-cell>
          <table:table-cell office:value-type="float" office:value="52.6667" calcext:value-type="float">
            <text:p>52.6667</text:p>
          </table:table-cell>
          <table:table-cell office:value-type="float" office:value="53" calcext:value-type="float">
            <text:p>53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53.6667" calcext:value-type="float">
            <text:p>53.6667</text:p>
          </table:table-cell>
          <table:table-cell office:value-type="float" office:value="54" calcext:value-type="float">
            <text:p>54</text:p>
          </table:table-cell>
          <table:table-cell office:value-type="float" office:value="54.3333" calcext:value-type="float">
            <text:p>54.3333</text:p>
          </table:table-cell>
          <table:table-cell office:value-type="float" office:value="54.6667" calcext:value-type="float">
            <text:p>54.6667</text:p>
          </table:table-cell>
          <table:table-cell office:value-type="float" office:value="55" calcext:value-type="float">
            <text:p>55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55.6667" calcext:value-type="float">
            <text:p>55.6667</text:p>
          </table:table-cell>
          <table:table-cell office:value-type="float" office:value="56" calcext:value-type="float">
            <text:p>56</text:p>
          </table:table-cell>
          <table:table-cell office:value-type="float" office:value="56.3333" calcext:value-type="float">
            <text:p>56.3333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7" calcext:value-type="float">
            <text:p>57</text:p>
          </table:table-cell>
          <table:table-cell office:value-type="float" office:value="57.3333" calcext:value-type="float">
            <text:p>57.3333</text:p>
          </table:table-cell>
          <table:table-cell office:value-type="float" office:value="57.6667" calcext:value-type="float">
            <text:p>57.6667</text:p>
          </table:table-cell>
          <table:table-cell office:value-type="float" office:value="58" calcext:value-type="float">
            <text:p>58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58.6667" calcext:value-type="float">
            <text:p>58.6667</text:p>
          </table:table-cell>
          <table:table-cell office:value-type="float" office:value="59" calcext:value-type="float">
            <text:p>59</text:p>
          </table:table-cell>
          <table:table-cell office:value-type="float" office:value="59.3333" calcext:value-type="float">
            <text:p>59.3333</text:p>
          </table:table-cell>
          <table:table-cell office:value-type="float" office:value="59.6667" calcext:value-type="float">
            <text:p>59.6667</text:p>
          </table:table-cell>
          <table:table-cell office:value-type="float" office:value="60" calcext:value-type="float">
            <text:p>60</text:p>
          </table:table-cell>
          <table:table-cell office:value-type="float" office:value="60.3333" calcext:value-type="float">
            <text:p>60.3333</text:p>
          </table:table-cell>
          <table:table-cell office:value-type="float" office:value="60.6667" calcext:value-type="float">
            <text:p>60.6667</text:p>
          </table:table-cell>
          <table:table-cell office:value-type="float" office:value="61" calcext:value-type="float">
            <text:p>61</text:p>
          </table:table-cell>
          <table:table-cell office:value-type="float" office:value="61.3333" calcext:value-type="float">
            <text:p>61.3333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62" calcext:value-type="float">
            <text:p>62</text:p>
          </table:table-cell>
          <table:table-cell office:value-type="float" office:value="62.3333" calcext:value-type="float">
            <text:p>62.3333</text:p>
          </table:table-cell>
          <table:table-cell office:value-type="float" office:value="62.6667" calcext:value-type="float">
            <text:p>62.6667</text:p>
          </table:table-cell>
          <table:table-cell office:value-type="float" office:value="63" calcext:value-type="float">
            <text:p>63</text:p>
          </table:table-cell>
          <table:table-cell office:value-type="float" office:value="63.3333" calcext:value-type="float">
            <text:p>63.3333</text:p>
          </table:table-cell>
          <table:table-cell office:value-type="float" office:value="63.6667" calcext:value-type="float">
            <text:p>63.6667</text:p>
          </table:table-cell>
          <table:table-cell office:value-type="float" office:value="64" calcext:value-type="float">
            <text:p>64</text:p>
          </table:table-cell>
          <table:table-cell office:value-type="float" office:value="64.3333" calcext:value-type="float">
            <text:p>64.3333</text:p>
          </table:table-cell>
          <table:table-cell office:value-type="float" office:value="64.6667" calcext:value-type="float">
            <text:p>64.6667</text:p>
          </table:table-cell>
          <table:table-cell office:value-type="float" office:value="65" calcext:value-type="float">
            <text:p>65</text:p>
          </table:table-cell>
          <table:table-cell office:value-type="float" office:value="65.3333" calcext:value-type="float">
            <text:p>65.3333</text:p>
          </table:table-cell>
          <table:table-cell office:value-type="float" office:value="65.6667" calcext:value-type="float">
            <text:p>65.6667</text:p>
          </table:table-cell>
          <table:table-cell office:value-type="float" office:value="66" calcext:value-type="float">
            <text:p>66</text:p>
          </table:table-cell>
          <table:table-cell office:value-type="float" office:value="66.3333" calcext:value-type="float">
            <text:p>66.3333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67" calcext:value-type="float">
            <text:p>67</text:p>
          </table:table-cell>
          <table:table-cell office:value-type="float" office:value="67.3333" calcext:value-type="float">
            <text:p>67.3333</text:p>
          </table:table-cell>
          <table:table-cell office:value-type="float" office:value="67.6667" calcext:value-type="float">
            <text:p>67.6667</text:p>
          </table:table-cell>
          <table:table-cell office:value-type="float" office:value="68" calcext:value-type="float">
            <text:p>68</text:p>
          </table:table-cell>
          <table:table-cell office:value-type="float" office:value="68.3333" calcext:value-type="float">
            <text:p>68.3333</text:p>
          </table:table-cell>
          <table:table-cell office:value-type="float" office:value="68.6667" calcext:value-type="float">
            <text:p>68.6667</text:p>
          </table:table-cell>
          <table:table-cell office:value-type="float" office:value="69" calcext:value-type="float">
            <text:p>69</text:p>
          </table:table-cell>
          <table:table-cell office:value-type="float" office:value="69.3333" calcext:value-type="float">
            <text:p>69.3333</text:p>
          </table:table-cell>
          <table:table-cell office:value-type="float" office:value="69.6667" calcext:value-type="float">
            <text:p>69.666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.66281" calcext:value-type="float">
            <text:p>1.66281</text:p>
          </table:table-cell>
          <table:table-cell office:value-type="float" office:value="0.00000000245164" calcext:value-type="float">
            <text:p>2.45164E-09</text:p>
          </table:table-cell>
          <table:table-cell office:value-type="float" office:value="0.00000000392602" calcext:value-type="float">
            <text:p>3.92602E-09</text:p>
          </table:table-cell>
          <table:table-cell office:value-type="float" office:value="0.00000000629236" calcext:value-type="float">
            <text:p>6.29236E-09</text:p>
          </table:table-cell>
          <table:table-cell office:value-type="float" office:value="0.000520045" calcext:value-type="float">
            <text:p>0.000520045</text:p>
          </table:table-cell>
          <table:table-cell office:value-type="float" office:value="0.000367446" calcext:value-type="float">
            <text:p>0.000367446</text:p>
          </table:table-cell>
          <table:table-cell office:value-type="float" office:value="0.000564069" calcext:value-type="float">
            <text:p>0.000564069</text:p>
          </table:table-cell>
          <table:table-cell office:value-type="float" office:value="0.000147921" calcext:value-type="float">
            <text:p>0.000147921</text:p>
          </table:table-cell>
          <table:table-cell office:value-type="float" office:value="0.000221638" calcext:value-type="float">
            <text:p>0.000221638</text:p>
          </table:table-cell>
          <table:table-cell office:value-type="float" office:value="-0.000330401" calcext:value-type="float">
            <text:p>-0.000330401</text:p>
          </table:table-cell>
          <table:table-cell office:value-type="float" office:value="-0.000191303" calcext:value-type="float">
            <text:p>-0.000191303</text:p>
          </table:table-cell>
          <table:table-cell office:value-type="float" office:value="-0.000540483" calcext:value-type="float">
            <text:p>-0.000540483</text:p>
          </table:table-cell>
          <table:table-cell office:value-type="float" office:value="-0.000291855" calcext:value-type="float">
            <text:p>-0.000291855</text:p>
          </table:table-cell>
          <table:table-cell office:value-type="float" office:value="-0.000380116" calcext:value-type="float">
            <text:p>-0.000380116</text:p>
          </table:table-cell>
          <table:table-cell office:value-type="float" office:value="0.0000108457" calcext:value-type="float">
            <text:p>1.08457E-05</text:p>
          </table:table-cell>
          <table:table-cell office:value-type="float" office:value="-0.000037178" calcext:value-type="float">
            <text:p>-3.7178E-05</text:p>
          </table:table-cell>
          <table:table-cell office:value-type="float" office:value="0.000415449" calcext:value-type="float">
            <text:p>0.000415449</text:p>
          </table:table-cell>
          <table:table-cell office:value-type="float" office:value="0.000219117" calcext:value-type="float">
            <text:p>0.000219117</text:p>
          </table:table-cell>
          <table:table-cell office:value-type="float" office:value="0.000546938" calcext:value-type="float">
            <text:p>0.000546938</text:p>
          </table:table-cell>
          <table:table-cell office:value-type="float" office:value="0.000268453" calcext:value-type="float">
            <text:p>0.000268453</text:p>
          </table:table-cell>
          <table:table-cell office:value-type="float" office:value="0.000335137" calcext:value-type="float">
            <text:p>0.000335137</text:p>
          </table:table-cell>
          <table:table-cell office:value-type="float" office:value="0.0000318467" calcext:value-type="float">
            <text:p>3.18467E-05</text:p>
          </table:table-cell>
          <table:table-cell office:value-type="float" office:value="0.0000798275" calcext:value-type="float">
            <text:p>7.98275E-05</text:p>
          </table:table-cell>
          <table:table-cell office:value-type="float" office:value="-0.000337489" calcext:value-type="float">
            <text:p>-0.000337489</text:p>
          </table:table-cell>
          <table:table-cell office:value-type="float" office:value="-0.000148339" calcext:value-type="float">
            <text:p>-0.000148339</text:p>
          </table:table-cell>
          <table:table-cell office:value-type="float" office:value="-0.0004558" calcext:value-type="float">
            <text:p>-0.0004558</text:p>
          </table:table-cell>
          <table:table-cell office:value-type="float" office:value="-0.000297605" calcext:value-type="float">
            <text:p>-0.000297605</text:p>
          </table:table-cell>
          <table:table-cell office:value-type="float" office:value="-0.000380991" calcext:value-type="float">
            <text:p>-0.000380991</text:p>
          </table:table-cell>
          <table:table-cell office:value-type="float" office:value="-0.000159819" calcext:value-type="float">
            <text:p>-0.000159819</text:p>
          </table:table-cell>
          <table:table-cell office:value-type="float" office:value="-0.000264054" calcext:value-type="float">
            <text:p>-0.000264054</text:p>
          </table:table-cell>
          <table:table-cell office:value-type="float" office:value="0.0000882304" calcext:value-type="float">
            <text:p>8.82304E-05</text:p>
          </table:table-cell>
          <table:table-cell office:value-type="float" office:value="-0.0000345533" calcext:value-type="float">
            <text:p>-3.45533E-05</text:p>
          </table:table-cell>
          <table:table-cell office:value-type="float" office:value="0.000255999" calcext:value-type="float">
            <text:p>0.000255999</text:p>
          </table:table-cell>
          <table:table-cell office:value-type="float" office:value="0.00019741" calcext:value-type="float">
            <text:p>0.00019741</text:p>
          </table:table-cell>
          <table:table-cell office:value-type="float" office:value="0.000417128" calcext:value-type="float">
            <text:p>0.000417128</text:p>
          </table:table-cell>
          <table:table-cell office:value-type="float" office:value="0.000384283" calcext:value-type="float">
            <text:p>0.000384283</text:p>
          </table:table-cell>
          <table:table-cell office:value-type="float" office:value="0.000626554" calcext:value-type="float">
            <text:p>0.000626554</text:p>
          </table:table-cell>
          <table:table-cell office:value-type="float" office:value="0.000683478" calcext:value-type="float">
            <text:p>0.000683478</text:p>
          </table:table-cell>
          <table:table-cell office:value-type="float" office:value="0.0011043" calcext:value-type="float">
            <text:p>0.0011043</text:p>
          </table:table-cell>
          <table:table-cell office:value-type="float" office:value="0.0014166" calcext:value-type="float">
            <text:p>0.0014166</text:p>
          </table:table-cell>
          <table:table-cell office:value-type="float" office:value="0.00235772" calcext:value-type="float">
            <text:p>0.00235772</text:p>
          </table:table-cell>
          <table:table-cell office:value-type="float" office:value="0.00347724" calcext:value-type="float">
            <text:p>0.00347724</text:p>
          </table:table-cell>
          <table:table-cell office:value-type="float" office:value="0.00561291" calcext:value-type="float">
            <text:p>0.00561291</text:p>
          </table:table-cell>
          <table:table-cell office:value-type="float" office:value="0.00886226" calcext:value-type="float">
            <text:p>0.00886226</text:p>
          </table:table-cell>
          <table:table-cell office:value-type="float" office:value="0.014168" calcext:value-type="float">
            <text:p>0.014168</text:p>
          </table:table-cell>
          <table:table-cell office:value-type="float" office:value="0.0225128" calcext:value-type="float">
            <text:p>0.0225128</text:p>
          </table:table-cell>
          <table:table-cell office:value-type="float" office:value="0.0359409" calcext:value-type="float">
            <text:p>0.0359409</text:p>
          </table:table-cell>
          <table:table-cell office:value-type="float" office:value="0.0568165" calcext:value-type="float">
            <text:p>0.0568165</text:p>
          </table:table-cell>
          <table:table-cell office:value-type="float" office:value="0.0895453" calcext:value-type="float">
            <text:p>0.0895453</text:p>
          </table:table-cell>
          <table:table-cell office:value-type="float" office:value="0.139444" calcext:value-type="float">
            <text:p>0.139444</text:p>
          </table:table-cell>
          <table:table-cell office:value-type="float" office:value="0.213777" calcext:value-type="float">
            <text:p>0.213777</text:p>
          </table:table-cell>
          <table:table-cell office:value-type="float" office:value="0.319883" calcext:value-type="float">
            <text:p>0.319883</text:p>
          </table:table-cell>
          <table:table-cell office:value-type="float" office:value="0.461924" calcext:value-type="float">
            <text:p>0.461924</text:p>
          </table:table-cell>
          <table:table-cell office:value-type="float" office:value="0.633982" calcext:value-type="float">
            <text:p>0.633982</text:p>
          </table:table-cell>
          <table:table-cell office:value-type="float" office:value="0.811837" calcext:value-type="float">
            <text:p>0.811837</text:p>
          </table:table-cell>
          <table:table-cell office:value-type="float" office:value="0.950802" calcext:value-type="float">
            <text:p>0.950802</text:p>
          </table:table-cell>
          <table:table-cell office:value-type="float" office:value="1.00184" calcext:value-type="float">
            <text:p>1.00184</text:p>
          </table:table-cell>
          <table:table-cell office:value-type="float" office:value="0.943848" calcext:value-type="float">
            <text:p>0.943848</text:p>
          </table:table-cell>
          <table:table-cell office:value-type="float" office:value="0.800637" calcext:value-type="float">
            <text:p>0.800637</text:p>
          </table:table-cell>
          <table:table-cell office:value-type="float" office:value="0.622032" calcext:value-type="float">
            <text:p>0.622032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311787" calcext:value-type="float">
            <text:p>0.311787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135537" calcext:value-type="float">
            <text:p>0.135537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552464" calcext:value-type="float">
            <text:p>0.0552464</text:p>
          </table:table-cell>
          <table:table-cell office:value-type="float" office:value="0.0347463" calcext:value-type="float">
            <text:p>0.0347463</text:p>
          </table:table-cell>
          <table:table-cell office:value-type="float" office:value="0.0219426" calcext:value-type="float">
            <text:p>0.0219426</text:p>
          </table:table-cell>
          <table:table-cell office:value-type="float" office:value="0.0136208" calcext:value-type="float">
            <text:p>0.0136208</text:p>
          </table:table-cell>
          <table:table-cell office:value-type="float" office:value="0.00865466" calcext:value-type="float">
            <text:p>0.00865466</text:p>
          </table:table-cell>
          <table:table-cell office:value-type="float" office:value="0.0052658" calcext:value-type="float">
            <text:p>0.0052658</text:p>
          </table:table-cell>
          <table:table-cell office:value-type="float" office:value="0.00343399" calcext:value-type="float">
            <text:p>0.00343399</text:p>
          </table:table-cell>
          <table:table-cell office:value-type="float" office:value="0.00199783" calcext:value-type="float">
            <text:p>0.00199783</text:p>
          </table:table-cell>
          <table:table-cell office:value-type="float" office:value="0.00140437" calcext:value-type="float">
            <text:p>0.00140437</text:p>
          </table:table-cell>
          <table:table-cell office:value-type="float" office:value="0.000709055" calcext:value-type="float">
            <text:p>0.000709055</text:p>
          </table:table-cell>
          <table:table-cell office:value-type="float" office:value="0.000627333" calcext:value-type="float">
            <text:p>0.000627333</text:p>
          </table:table-cell>
          <table:table-cell office:value-type="float" office:value="0.000192669" calcext:value-type="float">
            <text:p>0.000192669</text:p>
          </table:table-cell>
          <table:table-cell office:value-type="float" office:value="0.000319848" calcext:value-type="float">
            <text:p>0.000319848</text:p>
          </table:table-cell>
          <table:table-cell office:value-type="float" office:value="-0.0000024619" calcext:value-type="float">
            <text:p>-2.4619E-06</text:p>
          </table:table-cell>
          <table:table-cell office:value-type="float" office:value="0.000195771" calcext:value-type="float">
            <text:p>0.000195771</text:p>
          </table:table-cell>
          <table:table-cell office:value-type="float" office:value="-0.0000811762" calcext:value-type="float">
            <text:p>-8.11762E-05</text:p>
          </table:table-cell>
          <table:table-cell office:value-type="float" office:value="0.000172598" calcext:value-type="float">
            <text:p>0.000172598</text:p>
          </table:table-cell>
          <table:table-cell office:value-type="float" office:value="-0.000129388" calcext:value-type="float">
            <text:p>-0.000129388</text:p>
          </table:table-cell>
          <table:table-cell office:value-type="float" office:value="0.000179421" calcext:value-type="float">
            <text:p>0.000179421</text:p>
          </table:table-cell>
          <table:table-cell office:value-type="float" office:value="-0.000144789" calcext:value-type="float">
            <text:p>-0.000144789</text:p>
          </table:table-cell>
          <table:table-cell office:value-type="float" office:value="0.000163151" calcext:value-type="float">
            <text:p>0.000163151</text:p>
          </table:table-cell>
          <table:table-cell office:value-type="float" office:value="-0.000142268" calcext:value-type="float">
            <text:p>-0.000142268</text:p>
          </table:table-cell>
          <table:table-cell office:value-type="float" office:value="0.000154762" calcext:value-type="float">
            <text:p>0.000154762</text:p>
          </table:table-cell>
          <table:table-cell office:value-type="float" office:value="-0.000163079" calcext:value-type="float">
            <text:p>-0.000163079</text:p>
          </table:table-cell>
          <table:table-cell office:value-type="float" office:value="0.000184555" calcext:value-type="float">
            <text:p>0.000184555</text:p>
          </table:table-cell>
          <table:table-cell office:value-type="float" office:value="-0.000186217" calcext:value-type="float">
            <text:p>-0.000186217</text:p>
          </table:table-cell>
          <table:table-cell office:value-type="float" office:value="0.000208549" calcext:value-type="float">
            <text:p>0.000208549</text:p>
          </table:table-cell>
          <table:table-cell office:value-type="float" office:value="-0.000163967" calcext:value-type="float">
            <text:p>-0.000163967</text:p>
          </table:table-cell>
          <table:table-cell office:value-type="float" office:value="0.000202406" calcext:value-type="float">
            <text:p>0.000202406</text:p>
          </table:table-cell>
          <table:table-cell office:value-type="float" office:value="-0.000131949" calcext:value-type="float">
            <text:p>-0.000131949</text:p>
          </table:table-cell>
          <table:table-cell office:value-type="float" office:value="0.000217607" calcext:value-type="float">
            <text:p>0.000217607</text:p>
          </table:table-cell>
          <table:table-cell office:value-type="float" office:value="-0.000143474" calcext:value-type="float">
            <text:p>-0.000143474</text:p>
          </table:table-cell>
          <table:table-cell office:value-type="float" office:value="0.000263067" calcext:value-type="float">
            <text:p>0.000263067</text:p>
          </table:table-cell>
          <table:table-cell office:value-type="float" office:value="-0.000148633" calcext:value-type="float">
            <text:p>-0.000148633</text:p>
          </table:table-cell>
          <table:table-cell office:value-type="float" office:value="0.000290365" calcext:value-type="float">
            <text:p>0.000290365</text:p>
          </table:table-cell>
          <table:table-cell office:value-type="float" office:value="-0.0000930398" calcext:value-type="float">
            <text:p>-9.30398E-05</text:p>
          </table:table-cell>
          <table:table-cell office:value-type="float" office:value="0.000323068" calcext:value-type="float">
            <text:p>0.000323068</text:p>
          </table:table-cell>
          <table:table-cell office:value-type="float" office:value="-0.00000649161" calcext:value-type="float">
            <text:p>-6.49161E-06</text:p>
          </table:table-cell>
          <table:table-cell office:value-type="float" office:value="0.00042431" calcext:value-type="float">
            <text:p>0.00042431</text:p>
          </table:table-cell>
          <table:table-cell office:value-type="float" office:value="0.0000975135" calcext:value-type="float">
            <text:p>9.75135E-05</text:p>
          </table:table-cell>
          <table:table-cell office:value-type="float" office:value="0.000593689" calcext:value-type="float">
            <text:p>0.000593689</text:p>
          </table:table-cell>
          <table:table-cell office:value-type="float" office:value="0.000274846" calcext:value-type="float">
            <text:p>0.000274846</text:p>
          </table:table-cell>
          <table:table-cell office:value-type="float" office:value="0.000810818" calcext:value-type="float">
            <text:p>0.000810818</text:p>
          </table:table-cell>
          <table:table-cell office:value-type="float" office:value="0.000577477" calcext:value-type="float">
            <text:p>0.000577477</text:p>
          </table:table-cell>
          <table:table-cell office:value-type="float" office:value="0.00114396" calcext:value-type="float">
            <text:p>0.00114396</text:p>
          </table:table-cell>
          <table:table-cell office:value-type="float" office:value="0.00102093" calcext:value-type="float">
            <text:p>0.00102093</text:p>
          </table:table-cell>
          <table:table-cell office:value-type="float" office:value="0.00172153" calcext:value-type="float">
            <text:p>0.00172153</text:p>
          </table:table-cell>
          <table:table-cell office:value-type="float" office:value="0.0017128" calcext:value-type="float">
            <text:p>0.0017128</text:p>
          </table:table-cell>
          <table:table-cell office:value-type="float" office:value="0.00263111" calcext:value-type="float">
            <text:p>0.00263111</text:p>
          </table:table-cell>
          <table:table-cell office:value-type="float" office:value="0.00288634" calcext:value-type="float">
            <text:p>0.00288634</text:p>
          </table:table-cell>
          <table:table-cell office:value-type="float" office:value="0.00405001" calcext:value-type="float">
            <text:p>0.00405001</text:p>
          </table:table-cell>
          <table:table-cell office:value-type="float" office:value="0.00476906" calcext:value-type="float">
            <text:p>0.00476906</text:p>
          </table:table-cell>
          <table:table-cell office:value-type="float" office:value="0.00636541" calcext:value-type="float">
            <text:p>0.00636541</text:p>
          </table:table-cell>
          <table:table-cell office:value-type="float" office:value="0.00769334" calcext:value-type="float">
            <text:p>0.00769334</text:p>
          </table:table-cell>
          <table:table-cell office:value-type="float" office:value="0.0100795" calcext:value-type="float">
            <text:p>0.0100795</text:p>
          </table:table-cell>
          <table:table-cell office:value-type="float" office:value="0.0122956" calcext:value-type="float">
            <text:p>0.0122956</text:p>
          </table:table-cell>
          <table:table-cell office:value-type="float" office:value="0.0158723" calcext:value-type="float">
            <text:p>0.0158723</text:p>
          </table:table-cell>
          <table:table-cell office:value-type="float" office:value="0.0195357" calcext:value-type="float">
            <text:p>0.0195357</text:p>
          </table:table-cell>
          <table:table-cell office:value-type="float" office:value="0.0247986" calcext:value-type="float">
            <text:p>0.0247986</text:p>
          </table:table-cell>
          <table:table-cell office:value-type="float" office:value="0.0307008" calcext:value-type="float">
            <text:p>0.0307008</text:p>
          </table:table-cell>
          <table:table-cell office:value-type="float" office:value="0.0384165" calcext:value-type="float">
            <text:p>0.0384165</text:p>
          </table:table-cell>
          <table:table-cell office:value-type="float" office:value="0.0474112" calcext:value-type="float">
            <text:p>0.0474112</text:p>
          </table:table-cell>
          <table:table-cell office:value-type="float" office:value="0.0586561" calcext:value-type="float">
            <text:p>0.0586561</text:p>
          </table:table-cell>
          <table:table-cell office:value-type="float" office:value="0.0715754" calcext:value-type="float">
            <text:p>0.0715754</text:p>
          </table:table-cell>
          <table:table-cell office:value-type="float" office:value="0.0872358" calcext:value-type="float">
            <text:p>0.0872358</text:p>
          </table:table-cell>
          <table:table-cell office:value-type="float" office:value="0.104713" calcext:value-type="float">
            <text:p>0.104713</text:p>
          </table:table-cell>
          <table:table-cell office:value-type="float" office:value="0.124727" calcext:value-type="float">
            <text:p>0.124727</text:p>
          </table:table-cell>
          <table:table-cell office:value-type="float" office:value="0.146174" calcext:value-type="float">
            <text:p>0.146174</text:p>
          </table:table-cell>
          <table:table-cell office:value-type="float" office:value="0.168789" calcext:value-type="float">
            <text:p>0.168789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212006" calcext:value-type="float">
            <text:p>0.212006</text:p>
          </table:table-cell>
          <table:table-cell office:value-type="float" office:value="0.229554" calcext:value-type="float">
            <text:p>0.229554</text:p>
          </table:table-cell>
          <table:table-cell office:value-type="float" office:value="0.242435" calcext:value-type="float">
            <text:p>0.242435</text:p>
          </table:table-cell>
          <table:table-cell office:value-type="float" office:value="0.249195" calcext:value-type="float">
            <text:p>0.249195</text:p>
          </table:table-cell>
          <table:table-cell office:value-type="float" office:value="0.249121" calcext:value-type="float">
            <text:p>0.249121</text:p>
          </table:table-cell>
          <table:table-cell office:value-type="float" office:value="0.242339" calcext:value-type="float">
            <text:p>0.242339</text:p>
          </table:table-cell>
          <table:table-cell office:value-type="float" office:value="0.229399" calcext:value-type="float">
            <text:p>0.229399</text:p>
          </table:table-cell>
          <table:table-cell office:value-type="float" office:value="0.211759" calcext:value-type="float">
            <text:p>0.211759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0.168539" calcext:value-type="float">
            <text:p>0.168539</text:p>
          </table:table-cell>
          <table:table-cell office:value-type="float" office:value="0.145895" calcext:value-type="float">
            <text:p>0.145895</text:p>
          </table:table-cell>
          <table:table-cell office:value-type="float" office:value="0.124525" calcext:value-type="float">
            <text:p>0.124525</text:p>
          </table:table-cell>
          <table:table-cell office:value-type="float" office:value="0.104467" calcext:value-type="float">
            <text:p>0.104467</text:p>
          </table:table-cell>
          <table:table-cell office:value-type="float" office:value="0.0870481" calcext:value-type="float">
            <text:p>0.0870481</text:p>
          </table:table-cell>
          <table:table-cell office:value-type="float" office:value="0.0713951" calcext:value-type="float">
            <text:p>0.0713951</text:p>
          </table:table-cell>
          <table:table-cell office:value-type="float" office:value="0.0585094" calcext:value-type="float">
            <text:p>0.0585094</text:p>
          </table:table-cell>
          <table:table-cell office:value-type="float" office:value="0.0472576" calcext:value-type="float">
            <text:p>0.0472576</text:p>
          </table:table-cell>
          <table:table-cell office:value-type="float" office:value="0.0383219" calcext:value-type="float">
            <text:p>0.0383219</text:p>
          </table:table-cell>
          <table:table-cell office:value-type="float" office:value="0.0305803" calcext:value-type="float">
            <text:p>0.0305803</text:p>
          </table:table-cell>
          <table:table-cell office:value-type="float" office:value="0.0247284" calcext:value-type="float">
            <text:p>0.0247284</text:p>
          </table:table-cell>
          <table:table-cell office:value-type="float" office:value="0.0194521" calcext:value-type="float">
            <text:p>0.0194521</text:p>
          </table:table-cell>
          <table:table-cell office:value-type="float" office:value="0.015836" calcext:value-type="float">
            <text:p>0.015836</text:p>
          </table:table-cell>
          <table:table-cell office:value-type="float" office:value="0.0122242" calcext:value-type="float">
            <text:p>0.0122242</text:p>
          </table:table-cell>
          <table:table-cell office:value-type="float" office:value="0.010092" calcext:value-type="float">
            <text:p>0.010092</text:p>
          </table:table-cell>
          <table:table-cell office:value-type="float" office:value="0.00762547" calcext:value-type="float">
            <text:p>0.00762547</text:p>
          </table:table-cell>
          <table:table-cell office:value-type="float" office:value="0.00641518" calcext:value-type="float">
            <text:p>0.00641518</text:p>
          </table:table-cell>
          <table:table-cell office:value-type="float" office:value="0.00471778" calcext:value-type="float">
            <text:p>0.00471778</text:p>
          </table:table-cell>
          <table:table-cell office:value-type="float" office:value="0.00409959" calcext:value-type="float">
            <text:p>0.00409959</text:p>
          </table:table-cell>
          <table:table-cell office:value-type="float" office:value="0.00286918" calcext:value-type="float">
            <text:p>0.00286918</text:p>
          </table:table-cell>
          <table:table-cell office:value-type="float" office:value="0.00265876" calcext:value-type="float">
            <text:p>0.00265876</text:p>
          </table:table-cell>
          <table:table-cell office:value-type="float" office:value="0.00170146" calcext:value-type="float">
            <text:p>0.00170146</text:p>
          </table:table-cell>
          <table:table-cell office:value-type="float" office:value="0.00175151" calcext:value-type="float">
            <text:p>0.00175151</text:p>
          </table:table-cell>
          <table:table-cell office:value-type="float" office:value="0.000980228" calcext:value-type="float">
            <text:p>0.000980228</text:p>
          </table:table-cell>
          <table:table-cell office:value-type="float" office:value="0.00117451" calcext:value-type="float">
            <text:p>0.00117451</text:p>
          </table:table-cell>
          <table:table-cell office:value-type="float" office:value="0.000529713" calcext:value-type="float">
            <text:p>0.000529713</text:p>
          </table:table-cell>
          <table:table-cell office:value-type="float" office:value="0.000823851" calcext:value-type="float">
            <text:p>0.000823851</text:p>
          </table:table-cell>
          <table:table-cell office:value-type="float" office:value="0.000231289" calcext:value-type="float">
            <text:p>0.000231289</text:p>
          </table:table-cell>
          <table:table-cell office:value-type="float" office:value="0.000619276" calcext:value-type="float">
            <text:p>0.000619276</text:p>
          </table:table-cell>
          <table:table-cell office:value-type="float" office:value="0.0000424987" calcext:value-type="float">
            <text:p>4.24987E-05</text:p>
          </table:table-cell>
          <table:table-cell office:value-type="float" office:value="0.000475788" calcext:value-type="float">
            <text:p>0.000475788</text:p>
          </table:table-cell>
          <table:table-cell office:value-type="float" office:value="-0.0000427892" calcext:value-type="float">
            <text:p>-4.27892E-05</text:p>
          </table:table-cell>
          <table:table-cell office:value-type="float" office:value="0.000345144" calcext:value-type="float">
            <text:p>0.000345144</text:p>
          </table:table-cell>
          <table:table-cell office:value-type="float" office:value="-0.0000591471" calcext:value-type="float">
            <text:p>-5.91471E-05</text:p>
          </table:table-cell>
          <table:table-cell office:value-type="float" office:value="0.00024262" calcext:value-type="float">
            <text:p>0.00024262</text:p>
          </table:table-cell>
          <table:table-cell office:value-type="float" office:value="-0.0000704043" calcext:value-type="float">
            <text:p>-7.04043E-05</text:p>
          </table:table-cell>
          <table:table-cell office:value-type="float" office:value="0.000199457" calcext:value-type="float">
            <text:p>0.000199457</text:p>
          </table:table-cell>
          <table:table-cell office:value-type="float" office:value="-0.0001082" calcext:value-type="float">
            <text:p>-0.0001082</text:p>
          </table:table-cell>
          <table:table-cell office:value-type="float" office:value="0.000199369" calcext:value-type="float">
            <text:p>0.000199369</text:p>
          </table:table-cell>
          <table:table-cell office:value-type="float" office:value="-0.000142063" calcext:value-type="float">
            <text:p>-0.000142063</text:p>
          </table:table-cell>
          <table:table-cell office:value-type="float" office:value="0.000186121" calcext:value-type="float">
            <text:p>0.000186121</text:p>
          </table:table-cell>
          <table:table-cell office:value-type="float" office:value="-0.000127735" calcext:value-type="float">
            <text:p>-0.000127735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-0.0000681247" calcext:value-type="float">
            <text:p>-6.81247E-05</text:p>
          </table:table-cell>
          <table:table-cell office:value-type="float" office:value="0.0000522697" calcext:value-type="float">
            <text:p>5.22697E-05</text:p>
          </table:table-cell>
          <table:table-cell office:value-type="float" office:value="-0.00000767902" calcext:value-type="float">
            <text:p>-7.67902E-06</text:p>
          </table:table-cell>
          <table:table-cell office:value-type="float" office:value="-0.00000102378" calcext:value-type="float">
            <text:p>-1.02378E-06</text:p>
          </table:table-cell>
          <table:table-cell office:value-type="float" office:value="0.000023604" calcext:value-type="float">
            <text:p>2.3604E-05</text:p>
          </table:table-cell>
          <table:table-cell office:value-type="float" office:value="-0.0000243724" calcext:value-type="float">
            <text:p>-2.43724E-05</text:p>
          </table:table-cell>
          <table:table-cell office:value-type="float" office:value="0.0000378875" calcext:value-type="float">
            <text:p>3.78875E-05</text:p>
          </table:table-cell>
          <table:table-cell office:value-type="float" office:value="-0.0000430841" calcext:value-type="float">
            <text:p>-4.30841E-05</text:p>
          </table:table-cell>
          <table:table-cell office:value-type="float" office:value="0.0000603546" calcext:value-type="float">
            <text:p>6.03546E-05</text:p>
          </table:table-cell>
          <table:table-cell office:value-type="float" office:value="-0.0000738726" calcext:value-type="float">
            <text:p>-7.38726E-05</text:p>
          </table:table-cell>
          <table:table-cell office:value-type="float" office:value="0.0000935823" calcext:value-type="float">
            <text:p>9.35823E-05</text:p>
          </table:table-cell>
          <table:table-cell office:value-type="float" office:value="-0.000108029" calcext:value-type="float">
            <text:p>-0.000108029</text:p>
          </table:table-cell>
          <table:table-cell office:value-type="float" office:value="0.000123698" calcext:value-type="float">
            <text:p>0.000123698</text:p>
          </table:table-cell>
          <table:table-cell office:value-type="float" office:value="-0.000135371" calcext:value-type="float">
            <text:p>-0.000135371</text:p>
          </table:table-cell>
          <table:table-cell office:value-type="float" office:value="0.000149692" calcext:value-type="float">
            <text:p>0.000149692</text:p>
          </table:table-cell>
          <table:table-cell office:value-type="float" office:value="-0.000165401" calcext:value-type="float">
            <text:p>-0.000165401</text:p>
          </table:table-cell>
          <table:table-cell office:value-type="float" office:value="0.000186946" calcext:value-type="float">
            <text:p>0.000186946</text:p>
          </table:table-cell>
          <table:table-cell office:value-type="float" office:value="-0.00021178" calcext:value-type="float">
            <text:p>-0.00021178</text:p>
          </table:table-cell>
          <table:table-cell office:value-type="float" office:value="0.000239244" calcext:value-type="float">
            <text:p>0.000239244</text:p>
          </table:table-cell>
          <table:table-cell office:value-type="float" office:value="-0.0002638" calcext:value-type="float">
            <text:p>-0.0002638</text:p>
          </table:table-cell>
          <table:table-cell office:value-type="float" office:value="0.000281885" calcext:value-type="float">
            <text:p>0.000281885</text:p>
          </table:table-cell>
          <table:table-cell office:value-type="float" office:value="-0.000288909" calcext:value-type="float">
            <text:p>-0.000288909</text:p>
          </table:table-cell>
          <table:table-cell office:value-type="float" office:value="0.000283951" calcext:value-type="float">
            <text:p>0.000283951</text:p>
          </table:table-cell>
          <table:table-cell office:value-type="float" office:value="-0.000267656" calcext:value-type="float">
            <text:p>-0.000267656</text:p>
          </table:table-cell>
          <table:table-cell office:value-type="float" office:value="0.000244073" calcext:value-type="float">
            <text:p>0.000244073</text:p>
          </table:table-cell>
          <table:table-cell office:value-type="float" office:value="-0.000218033" calcext:value-type="float">
            <text:p>-0.000218033</text:p>
          </table:table-cell>
          <table:table-cell office:value-type="float" office:value="0.000194994" calcext:value-type="float">
            <text:p>0.000194994</text:p>
          </table:table-cell>
          <table:table-cell office:value-type="float" office:value="-0.000178651" calcext:value-type="float">
            <text:p>-0.000178651</text:p>
          </table:table-cell>
          <table:table-cell office:value-type="float" office:value="0.000170769" calcext:value-type="float">
            <text:p>0.000170769</text:p>
          </table:table-cell>
          <table:table-cell office:value-type="float" office:value="-0.000170316" calcext:value-type="float">
            <text:p>-0.000170316</text:p>
          </table:table-cell>
          <table:table-cell office:value-type="float" office:value="0.000174412" calcext:value-type="float">
            <text:p>0.000174412</text:p>
          </table:table-cell>
          <table:table-cell office:value-type="float" office:value="-0.000178933" calcext:value-type="float">
            <text:p>-0.000178933</text:p>
          </table:table-cell>
          <table:table-cell office:value-type="float" office:value="0.000179939" calcext:value-type="float">
            <text:p>0.000179939</text:p>
          </table:table-cell>
          <table:table-cell office:value-type="float" office:value="-0.000174431" calcext:value-type="float">
            <text:p>-0.000174431</text:p>
          </table:table-cell>
          <table:table-cell office:value-type="float" office:value="0.000161015" calcext:value-type="float">
            <text:p>0.000161015</text:p>
          </table:table-cell>
          <table:table-cell office:value-type="float" office:value="-0.00013978" calcext:value-type="float">
            <text:p>-0.00013978</text:p>
          </table:table-cell>
          <table:table-cell office:value-type="float" office:value="0.000111925" calcext:value-type="float">
            <text:p>0.000111925</text:p>
          </table:table-cell>
          <table:table-cell office:value-type="float" office:value="-0.0000790318" calcext:value-type="float">
            <text:p>-7.90318E-05</text:p>
          </table:table-cell>
          <table:table-cell office:value-type="float" office:value="0.0000425031" calcext:value-type="float">
            <text:p>4.25031E-05</text:p>
          </table:table-cell>
          <table:table-cell office:value-type="float" office:value="-0.00000317559" calcext:value-type="float">
            <text:p>-3.17559E-06</text:p>
          </table:table-cell>
          <table:table-cell office:value-type="float" office:value="-0.0000386196" calcext:value-type="float">
            <text:p>-3.86196E-05</text:p>
          </table:table-cell>
          <table:table-cell office:value-type="float" office:value="0.0000827479" calcext:value-type="float">
            <text:p>8.27479E-05</text:p>
          </table:table-cell>
          <table:table-cell office:value-type="float" office:value="-0.000128743" calcext:value-type="float">
            <text:p>-0.000128743</text:p>
          </table:table-cell>
          <table:table-cell office:value-type="float" office:value="0.000175362" calcext:value-type="float">
            <text:p>0.000175362</text:p>
          </table:table-cell>
          <table:table-cell office:value-type="float" office:value="-0.000220381" calcext:value-type="float">
            <text:p>-0.000220381</text:p>
          </table:table-cell>
          <table:table-cell office:value-type="float" office:value="0.000260677" calcext:value-type="float">
            <text:p>0.000260677</text:p>
          </table:table-cell>
          <table:table-cell office:value-type="float" office:value="-0.000292765" calcext:value-type="float">
            <text:p>-0.000292765</text:p>
          </table:table-cell>
          <table:table-cell office:value-type="float" office:value="0.00031334" calcext:value-type="float">
            <text:p>0.00031334</text:p>
          </table:table-cell>
          <table:table-cell office:value-type="float" office:value="-0.000320128" calcext:value-type="float">
            <text:p>-0.000320128</text:p>
          </table:table-cell>
          <table:table-cell office:value-type="float" office:value="0.000312221" calcext:value-type="float">
            <text:p>0.000312221</text:p>
          </table:table-cell>
          <table:table-cell office:value-type="float" office:value="-0.000290488" calcext:value-type="float">
            <text:p>-0.000290488</text:p>
          </table:table-cell>
          <table:table-cell office:value-type="float" office:value="0.000257211" calcext:value-type="float">
            <text:p>0.000257211</text:p>
          </table:table-cell>
          <table:table-cell office:value-type="float" office:value="-0.000215837" calcext:value-type="float">
            <text:p>-0.000215837</text:p>
          </table:table-cell>
          <table:table-cell office:value-type="float" office:value="0.000170161" calcext:value-type="float">
            <text:p>0.000170161</text:p>
          </table:table-cell>
          <table:table-cell office:value-type="float" office:value="-0.000123757" calcext:value-type="float">
            <text:p>-0.000123757</text:p>
          </table:table-cell>
          <table:table-cell office:value-type="float" office:value="0.0000794212" calcext:value-type="float">
            <text:p>7.94212E-05</text:p>
          </table:table-cell>
          <table:table-cell office:value-type="float" office:value="-0.0000390061" calcext:value-type="float">
            <text:p>-3.90061E-05</text:p>
          </table:table-cell>
          <table:table-cell office:value-type="float" office:value="0.00000327529" calcext:value-type="float">
            <text:p>3.27529E-06</text:p>
          </table:table-cell>
          <table:table-cell office:value-type="float" office:value="0.0000278077" calcext:value-type="float">
            <text:p>2.78077E-05</text:p>
          </table:table-cell>
          <table:table-cell office:value-type="float" office:value="-0.0000544553" calcext:value-type="float">
            <text:p>-5.44553E-05</text:p>
          </table:table-cell>
          <table:table-cell office:value-type="float" office:value="0.0000769608" calcext:value-type="float">
            <text:p>7.69608E-05</text:p>
          </table:table-cell>
          <table:table-cell office:value-type="float" office:value="-0.00009569" calcext:value-type="float">
            <text:p>-9.569E-05</text:p>
          </table:table-cell>
          <table:table-cell office:value-type="float" office:value="0.000110183" calcext:value-type="float">
            <text:p>0.000110183</text:p>
          </table:table-cell>
          <table:table-cell office:value-type="float" office:value="-0.000119488" calcext:value-type="float">
            <text:p>-0.000119488</text:p>
          </table:table-cell>
          <table:table-cell office:value-type="float" office:value="0.000123687" calcext:value-type="float">
            <text:p>0.000123687</text:p>
          </table:table-cell>
          <table:table-cell office:value-type="float" office:value="-0.000122574" calcext:value-type="float">
            <text:p>-0.000122574</text:p>
          </table:table-cell>
          <table:table-cell office:value-type="float" office:value="0.000114896" calcext:value-type="float">
            <text:p>0.000114896</text:p>
          </table:table-cell>
          <table:table-cell office:value-type="float" office:value="-0.000102356" calcext:value-type="float">
            <text:p>-0.000102356</text:p>
          </table:table-cell>
          <table:table-cell office:value-type="float" office:value="0.0000877835" calcext:value-type="float">
            <text:p>8.77835E-05</text:p>
          </table:table-cell>
          <table:table-cell office:value-type="float" office:value="-0.000069827" calcext:value-type="float">
            <text:p>-6.9827E-05</text:p>
          </table:table-cell>
          <table:table-cell office:value-type="float" office:value="0.0000504335" calcext:value-type="float">
            <text:p>5.04335E-05</text:p>
          </table:table-cell>
          <table:table-cell office:value-type="float" office:value="-0.0000361105" calcext:value-type="float">
            <text:p>-3.61105E-05</text:p>
          </table:table-cell>
          <table:table-cell office:value-type="float" office:value="0.0000234171" calcext:value-type="float">
            <text:p>2.34171E-05</text:p>
          </table:table-cell>
          <table:table-cell office:value-type="float" office:value="-0.00000935626" calcext:value-type="float">
            <text:p>-9.35626E-06</text:p>
          </table:table-cell>
          <table:table-cell office:value-type="float" office:value="0.00000403754" calcext:value-type="float">
            <text:p>4.03754E-06</text:p>
          </table:table-cell>
          <table:table-cell office:value-type="float" office:value="-0.00000308484" calcext:value-type="float">
            <text:p>-3.08484E-06</text:p>
          </table:table-cell>
          <table:table-cell office:value-type="float" office:value="-0.00000561121" calcext:value-type="float">
            <text:p>-5.61121E-06</text:p>
          </table:table-cell>
          <table:table-cell office:value-type="float" office:value="0.00000780847" calcext:value-type="float">
            <text:p>7.80847E-06</text:p>
          </table:table-cell>
          <table:table-cell office:value-type="float" office:value="-0.00000262353" calcext:value-type="float">
            <text:p>-2.62353E-06</text:p>
          </table:table-cell>
          <table:table-cell office:value-type="float" office:value="0.0000112338" calcext:value-type="float">
            <text:p>1.12338E-05</text:p>
          </table:table-cell>
          <table:table-cell office:value-type="float" office:value="-0.0000176397" calcext:value-type="float">
            <text:p>-1.76397E-05</text:p>
          </table:table-cell>
          <table:table-cell office:value-type="float" office:value="0.0000114899" calcext:value-type="float">
            <text:p>1.14899E-05</text:p>
          </table:table-cell>
          <table:table-cell office:value-type="float" office:value="-0.0000179363" calcext:value-type="float">
            <text:p>-1.79363E-05</text:p>
          </table:table-cell>
          <table:table-cell office:value-type="float" office:value="0.0000247112" calcext:value-type="float">
            <text:p>2.47112E-05</text:p>
          </table:table-cell>
          <table:table-cell office:value-type="float" office:value="-0.0000185363" calcext:value-type="float">
            <text:p>-1.85363E-05</text:p>
          </table:table-cell>
          <table:table-cell office:value-type="float" office:value="0.0000186037" calcext:value-type="float">
            <text:p>1.86037E-05</text:p>
          </table:table-cell>
          <table:table-cell office:value-type="float" office:value="-0.0000165271" calcext:value-type="float">
            <text:p>-1.65271E-05</text:p>
          </table:table-cell>
          <table:table-cell office:value-type="float" office:value="0.0000132647" calcext:value-type="float">
            <text:p>1.32647E-05</text:p>
          </table:table-cell>
          <table:table-cell office:value-type="float" office:value="-0.0000121237" calcext:value-type="float">
            <text:p>-1.21237E-05</text:p>
          </table:table-cell>
          <table:table-cell office:value-type="float" office:value="-0.00000136273" calcext:value-type="float">
            <text:p>-1.36273E-06</text:p>
          </table:table-cell>
          <table:table-cell office:value-type="float" office:value="-0.00000252342" calcext:value-type="float">
            <text:p>-2.52342E-06</text:p>
          </table:table-cell>
          <table:table-cell office:value-type="float" office:value="0.0000085703" calcext:value-type="float">
            <text:p>8.5703E-06</text:p>
          </table:table-cell>
          <table:table-cell office:value-type="float" office:value="0.00000919499" calcext:value-type="float">
            <text:p>9.19499E-06</text:p>
          </table:table-cell>
          <table:table-cell office:value-type="float" office:value="0.00000110127" calcext:value-type="float">
            <text:p>1.10127E-06</text:p>
          </table:table-cell>
          <table:table-cell office:value-type="float" office:value="-0.00000896517" calcext:value-type="float">
            <text:p>-8.96517E-06</text:p>
          </table:table-cell>
          <table:table-cell office:value-type="float" office:value="-0.00000197788" calcext:value-type="float">
            <text:p>-1.97788E-06</text:p>
          </table:table-cell>
          <table:table-cell office:value-type="float" office:value="-0.0000105334" calcext:value-type="float">
            <text:p>-1.05334E-05</text:p>
          </table:table-cell>
          <table:table-cell office:value-type="float" office:value="0.00000337232" calcext:value-type="float">
            <text:p>3.37232E-06</text:p>
          </table:table-cell>
          <table:table-cell office:value-type="float" office:value="-0.00000546827" calcext:value-type="float">
            <text:p>-5.46827E-06</text:p>
          </table:table-cell>
          <table:table-cell office:value-type="float" office:value="0.000016911" calcext:value-type="float">
            <text:p>1.6911E-05</text:p>
          </table:table-cell>
          <table:table-cell office:value-type="float" office:value="0.00000679737" calcext:value-type="float">
            <text:p>6.79737E-06</text:p>
          </table:table-cell>
          <table:table-cell office:value-type="float" office:value="0.00000284433" calcext:value-type="float">
            <text:p>2.84433E-06</text:p>
          </table:table-cell>
          <table:table-cell office:value-type="float" office:value="-0.00000894505" calcext:value-type="float">
            <text:p>-8.94505E-06</text:p>
          </table:table-cell>
          <table:table-cell office:value-type="float" office:value="-0.00000767917" calcext:value-type="float">
            <text:p>-7.67917E-06</text:p>
          </table:table-cell>
          <table:table-cell office:value-type="float" office:value="0.00000251014" calcext:value-type="float">
            <text:p>2.51014E-06</text:p>
          </table:table-cell>
          <table:table-cell office:value-type="float" office:value="-0.00000319329" calcext:value-type="float">
            <text:p>-3.19329E-06</text:p>
          </table:table-cell>
          <table:table-cell office:value-type="float" office:value="0.00000215883" calcext:value-type="float">
            <text:p>2.15883E-06</text:p>
          </table:table-cell>
          <table:table-cell office:value-type="float" office:value="0.00000178793" calcext:value-type="float">
            <text:p>1.78793E-06</text:p>
          </table:table-cell>
          <table:table-cell office:value-type="float" office:value="0.00000180448" calcext:value-type="float">
            <text:p>1.80448E-06</text:p>
          </table:table-cell>
          <table:table-cell office:value-type="float" office:value="-0.00000605526" calcext:value-type="float">
            <text:p>-6.05526E-06</text:p>
          </table:table-cell>
          <table:table-cell office:value-type="float" office:value="-0.0000145598" calcext:value-type="float">
            <text:p>-1.45598E-05</text:p>
          </table:table-cell>
          <table:table-cell office:value-type="float" office:value="0.000000505838" calcext:value-type="float">
            <text:p>5.05838E-07</text:p>
          </table:table-cell>
          <table:table-cell office:value-type="float" office:value="2.06361E-017" calcext:value-type="float">
            <text:p>2.06361E-17</text:p>
          </table:table-cell>
          <table:table-cell office:value-type="float" office:value="1.63034E-017" calcext:value-type="float">
            <text:p>1.63034E-17</text:p>
          </table:table-cell>
          <table:table-cell table:number-columns-repeated="2" office:value-type="float" office:value="1.28793E-017" calcext:value-type="float">
            <text:p>1.28793E-17</text:p>
          </table:table-cell>
        </table:table-row>
        <table:table-row table:style-name="ro1">
          <table:table-cell office:value-type="float" office:value="3.02519" calcext:value-type="float">
            <text:p>3.02519</text:p>
          </table:table-cell>
          <table:table-cell office:value-type="float" office:value="0.00000000245528" calcext:value-type="float">
            <text:p>2.45528E-09</text:p>
          </table:table-cell>
          <table:table-cell office:value-type="float" office:value="0.00000000392372" calcext:value-type="float">
            <text:p>3.92372E-09</text:p>
          </table:table-cell>
          <table:table-cell office:value-type="float" office:value="0.00000000629775" calcext:value-type="float">
            <text:p>6.29775E-09</text:p>
          </table:table-cell>
          <table:table-cell office:value-type="float" office:value="-0.00023039" calcext:value-type="float">
            <text:p>-0.00023039</text:p>
          </table:table-cell>
          <table:table-cell office:value-type="float" office:value="-0.000125567" calcext:value-type="float">
            <text:p>-0.000125567</text:p>
          </table:table-cell>
          <table:table-cell office:value-type="float" office:value="-0.00022084" calcext:value-type="float">
            <text:p>-0.00022084</text:p>
          </table:table-cell>
          <table:table-cell office:value-type="float" office:value="-0.0000494678" calcext:value-type="float">
            <text:p>-4.94678E-05</text:p>
          </table:table-cell>
          <table:table-cell office:value-type="float" office:value="-0.0000521775" calcext:value-type="float">
            <text:p>-5.21775E-05</text:p>
          </table:table-cell>
          <table:table-cell office:value-type="float" office:value="0.000162147" calcext:value-type="float">
            <text:p>0.000162147</text:p>
          </table:table-cell>
          <table:table-cell office:value-type="float" office:value="0.0000826726" calcext:value-type="float">
            <text:p>8.26726E-05</text:p>
          </table:table-cell>
          <table:table-cell office:value-type="float" office:value="0.000331585" calcext:value-type="float">
            <text:p>0.000331585</text:p>
          </table:table-cell>
          <table:table-cell office:value-type="float" office:value="0.000178906" calcext:value-type="float">
            <text:p>0.000178906</text:p>
          </table:table-cell>
          <table:table-cell office:value-type="float" office:value="0.000298755" calcext:value-type="float">
            <text:p>0.000298755</text:p>
          </table:table-cell>
          <table:table-cell office:value-type="float" office:value="0.000186081" calcext:value-type="float">
            <text:p>0.000186081</text:p>
          </table:table-cell>
          <table:table-cell office:value-type="float" office:value="0.000184059" calcext:value-type="float">
            <text:p>0.000184059</text:p>
          </table:table-cell>
          <table:table-cell office:value-type="float" office:value="0.00000212272" calcext:value-type="float">
            <text:p>2.12272E-06</text:p>
          </table:table-cell>
          <table:table-cell office:value-type="float" office:value="0.00009027" calcext:value-type="float">
            <text:p>9.027E-05</text:p>
          </table:table-cell>
          <table:table-cell office:value-type="float" office:value="-0.000203845" calcext:value-type="float">
            <text:p>-0.000203845</text:p>
          </table:table-cell>
          <table:table-cell office:value-type="float" office:value="-0.0000627275" calcext:value-type="float">
            <text:p>-6.27275E-05</text:p>
          </table:table-cell>
          <table:table-cell office:value-type="float" office:value="-0.000262159" calcext:value-type="float">
            <text:p>-0.000262159</text:p>
          </table:table-cell>
          <table:table-cell office:value-type="float" office:value="-0.000185005" calcext:value-type="float">
            <text:p>-0.000185005</text:p>
          </table:table-cell>
          <table:table-cell office:value-type="float" office:value="-0.000265805" calcext:value-type="float">
            <text:p>-0.000265805</text:p>
          </table:table-cell>
          <table:table-cell office:value-type="float" office:value="-0.000156708" calcext:value-type="float">
            <text:p>-0.000156708</text:p>
          </table:table-cell>
          <table:table-cell office:value-type="float" office:value="-0.000250028" calcext:value-type="float">
            <text:p>-0.000250028</text:p>
          </table:table-cell>
          <table:table-cell office:value-type="float" office:value="-0.000044309" calcext:value-type="float">
            <text:p>-4.4309E-05</text:p>
          </table:table-cell>
          <table:table-cell office:value-type="float" office:value="-0.000194693" calcext:value-type="float">
            <text:p>-0.000194693</text:p>
          </table:table-cell>
          <table:table-cell office:value-type="float" office:value="0.0000734744" calcext:value-type="float">
            <text:p>7.34744E-05</text:p>
          </table:table-cell>
          <table:table-cell office:value-type="float" office:value="-0.0000762203" calcext:value-type="float">
            <text:p>-7.62203E-05</text:p>
          </table:table-cell>
          <table:table-cell office:value-type="float" office:value="0.0001035" calcext:value-type="float">
            <text:p>0.0001035</text:p>
          </table:table-cell>
          <table:table-cell office:value-type="float" office:value="0.0000837073" calcext:value-type="float">
            <text:p>8.37073E-05</text:p>
          </table:table-cell>
          <table:table-cell office:value-type="float" office:value="0.000146285" calcext:value-type="float">
            <text:p>0.000146285</text:p>
          </table:table-cell>
          <table:table-cell office:value-type="float" office:value="0.0000694814" calcext:value-type="float">
            <text:p>6.94814E-05</text:p>
          </table:table-cell>
          <table:table-cell office:value-type="float" office:value="0.000299228" calcext:value-type="float">
            <text:p>0.000299228</text:p>
          </table:table-cell>
          <table:table-cell office:value-type="float" office:value="-0.0000023517" calcext:value-type="float">
            <text:p>-2.3517E-06</text:p>
          </table:table-cell>
          <table:table-cell office:value-type="float" office:value="0.000262566" calcext:value-type="float">
            <text:p>0.000262566</text:p>
          </table:table-cell>
          <table:table-cell office:value-type="float" office:value="0.000115206" calcext:value-type="float">
            <text:p>0.000115206</text:p>
          </table:table-cell>
          <table:table-cell office:value-type="float" office:value="0.000110653" calcext:value-type="float">
            <text:p>0.000110653</text:p>
          </table:table-cell>
          <table:table-cell office:value-type="float" office:value="0.000105953" calcext:value-type="float">
            <text:p>0.000105953</text:p>
          </table:table-cell>
          <table:table-cell office:value-type="float" office:value="0.000210282" calcext:value-type="float">
            <text:p>0.000210282</text:p>
          </table:table-cell>
          <table:table-cell office:value-type="float" office:value="-0.0000494807" calcext:value-type="float">
            <text:p>-4.94807E-05</text:p>
          </table:table-cell>
          <table:table-cell office:value-type="float" office:value="0.000287249" calcext:value-type="float">
            <text:p>0.000287249</text:p>
          </table:table-cell>
          <table:table-cell office:value-type="float" office:value="0.0000705377" calcext:value-type="float">
            <text:p>7.05377E-05</text:p>
          </table:table-cell>
          <table:table-cell office:value-type="float" office:value="0.000237873" calcext:value-type="float">
            <text:p>0.000237873</text:p>
          </table:table-cell>
          <table:table-cell office:value-type="float" office:value="0.000321565" calcext:value-type="float">
            <text:p>0.000321565</text:p>
          </table:table-cell>
          <table:table-cell office:value-type="float" office:value="0.000540288" calcext:value-type="float">
            <text:p>0.000540288</text:p>
          </table:table-cell>
          <table:table-cell office:value-type="float" office:value="0.000667635" calcext:value-type="float">
            <text:p>0.000667635</text:p>
          </table:table-cell>
          <table:table-cell office:value-type="float" office:value="0.00137763" calcext:value-type="float">
            <text:p>0.00137763</text:p>
          </table:table-cell>
          <table:table-cell office:value-type="float" office:value="0.00186217" calcext:value-type="float">
            <text:p>0.00186217</text:p>
          </table:table-cell>
          <table:table-cell office:value-type="float" office:value="0.00325565" calcext:value-type="float">
            <text:p>0.00325565</text:p>
          </table:table-cell>
          <table:table-cell office:value-type="float" office:value="0.00505618" calcext:value-type="float">
            <text:p>0.00505618</text:p>
          </table:table-cell>
          <table:table-cell office:value-type="float" office:value="0.00822155" calcext:value-type="float">
            <text:p>0.00822155</text:p>
          </table:table-cell>
          <table:table-cell office:value-type="float" office:value="0.0130029" calcext:value-type="float">
            <text:p>0.0130029</text:p>
          </table:table-cell>
          <table:table-cell office:value-type="float" office:value="0.0209753" calcext:value-type="float">
            <text:p>0.0209753</text:p>
          </table:table-cell>
          <table:table-cell office:value-type="float" office:value="0.033149" calcext:value-type="float">
            <text:p>0.033149</text:p>
          </table:table-cell>
          <table:table-cell office:value-type="float" office:value="0.052821" calcext:value-type="float">
            <text:p>0.052821</text:p>
          </table:table-cell>
          <table:table-cell office:value-type="float" office:value="0.0830309" calcext:value-type="float">
            <text:p>0.0830309</text:p>
          </table:table-cell>
          <table:table-cell office:value-type="float" office:value="0.129793" calcext:value-type="float">
            <text:p>0.129793</text:p>
          </table:table-cell>
          <table:table-cell office:value-type="float" office:value="0.199392" calcext:value-type="float">
            <text:p>0.199392</text:p>
          </table:table-cell>
          <table:table-cell office:value-type="float" office:value="0.299949" calcext:value-type="float">
            <text:p>0.299949</text:p>
          </table:table-cell>
          <table:table-cell office:value-type="float" office:value="0.435895" calcext:value-type="float">
            <text:p>0.435895</text:p>
          </table:table-cell>
          <table:table-cell office:value-type="float" office:value="0.60424" calcext:value-type="float">
            <text:p>0.60424</text:p>
          </table:table-cell>
          <table:table-cell office:value-type="float" office:value="0.783593" calcext:value-type="float">
            <text:p>0.783593</text:p>
          </table:table-cell>
          <table:table-cell office:value-type="float" office:value="0.932763" calcext:value-type="float">
            <text:p>0.932763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960536" calcext:value-type="float">
            <text:p>0.960536</text:p>
          </table:table-cell>
          <table:table-cell office:value-type="float" office:value="0.828143" calcext:value-type="float">
            <text:p>0.828143</text:p>
          </table:table-cell>
          <table:table-cell office:value-type="float" office:value="0.652051" calcext:value-type="float">
            <text:p>0.652051</text:p>
          </table:table-cell>
          <table:table-cell office:value-type="float" office:value="0.477823" calcext:value-type="float">
            <text:p>0.477823</text:p>
          </table:table-cell>
          <table:table-cell office:value-type="float" office:value="0.332455" calcext:value-type="float">
            <text:p>0.332455</text:p>
          </table:table-cell>
          <table:table-cell office:value-type="float" office:value="0.222732" calcext:value-type="float">
            <text:p>0.222732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0935264" calcext:value-type="float">
            <text:p>0.0935264</text:p>
          </table:table-cell>
          <table:table-cell office:value-type="float" office:value="0.0596375" calcext:value-type="float">
            <text:p>0.0596375</text:p>
          </table:table-cell>
          <table:table-cell office:value-type="float" office:value="0.0375165" calcext:value-type="float">
            <text:p>0.0375165</text:p>
          </table:table-cell>
          <table:table-cell office:value-type="float" office:value="0.0236885" calcext:value-type="float">
            <text:p>0.0236885</text:p>
          </table:table-cell>
          <table:table-cell office:value-type="float" office:value="0.0147461" calcext:value-type="float">
            <text:p>0.0147461</text:p>
          </table:table-cell>
          <table:table-cell office:value-type="float" office:value="0.00933958" calcext:value-type="float">
            <text:p>0.00933958</text:p>
          </table:table-cell>
          <table:table-cell office:value-type="float" office:value="0.00568917" calcext:value-type="float">
            <text:p>0.00568917</text:p>
          </table:table-cell>
          <table:table-cell office:value-type="float" office:value="0.00370192" calcext:value-type="float">
            <text:p>0.00370192</text:p>
          </table:table-cell>
          <table:table-cell office:value-type="float" office:value="0.00217427" calcext:value-type="float">
            <text:p>0.00217427</text:p>
          </table:table-cell>
          <table:table-cell office:value-type="float" office:value="0.00147984" calcext:value-type="float">
            <text:p>0.00147984</text:p>
          </table:table-cell>
          <table:table-cell office:value-type="float" office:value="0.000800607" calcext:value-type="float">
            <text:p>0.000800607</text:p>
          </table:table-cell>
          <table:table-cell office:value-type="float" office:value="0.000652463" calcext:value-type="float">
            <text:p>0.000652463</text:p>
          </table:table-cell>
          <table:table-cell office:value-type="float" office:value="0.000258349" calcext:value-type="float">
            <text:p>0.000258349</text:p>
          </table:table-cell>
          <table:table-cell office:value-type="float" office:value="0.000298435" calcext:value-type="float">
            <text:p>0.000298435</text:p>
          </table:table-cell>
          <table:table-cell office:value-type="float" office:value="0.0000954758" calcext:value-type="float">
            <text:p>9.54758E-05</text:p>
          </table:table-cell>
          <table:table-cell office:value-type="float" office:value="0.000144892" calcext:value-type="float">
            <text:p>0.000144892</text:p>
          </table:table-cell>
          <table:table-cell office:value-type="float" office:value="-0.0000222301" calcext:value-type="float">
            <text:p>-2.22301E-05</text:p>
          </table:table-cell>
          <table:table-cell office:value-type="float" office:value="0.000148311" calcext:value-type="float">
            <text:p>0.000148311</text:p>
          </table:table-cell>
          <table:table-cell office:value-type="float" office:value="-0.0000966435" calcext:value-type="float">
            <text:p>-9.66435E-05</text:p>
          </table:table-cell>
          <table:table-cell office:value-type="float" office:value="0.000101107" calcext:value-type="float">
            <text:p>0.000101107</text:p>
          </table:table-cell>
          <table:table-cell office:value-type="float" office:value="-0.0000492927" calcext:value-type="float">
            <text:p>-4.92927E-05</text:p>
          </table:table-cell>
          <table:table-cell office:value-type="float" office:value="0.000052779" calcext:value-type="float">
            <text:p>5.2779E-05</text:p>
          </table:table-cell>
          <table:table-cell office:value-type="float" office:value="-0.0000540225" calcext:value-type="float">
            <text:p>-5.40225E-05</text:p>
          </table:table-cell>
          <table:table-cell office:value-type="float" office:value="0.000108964" calcext:value-type="float">
            <text:p>0.000108964</text:p>
          </table:table-cell>
          <table:table-cell office:value-type="float" office:value="-0.0000728234" calcext:value-type="float">
            <text:p>-7.28234E-05</text:p>
          </table:table-cell>
          <table:table-cell office:value-type="float" office:value="0.000127788" calcext:value-type="float">
            <text:p>0.000127788</text:p>
          </table:table-cell>
          <table:table-cell office:value-type="float" office:value="-0.000020942" calcext:value-type="float">
            <text:p>-2.0942E-05</text:p>
          </table:table-cell>
          <table:table-cell office:value-type="float" office:value="0.000141391" calcext:value-type="float">
            <text:p>0.000141391</text:p>
          </table:table-cell>
          <table:table-cell office:value-type="float" office:value="-0.000000503626" calcext:value-type="float">
            <text:p>-5.03626E-07</text:p>
          </table:table-cell>
          <table:table-cell office:value-type="float" office:value="0.000194385" calcext:value-type="float">
            <text:p>0.000194385</text:p>
          </table:table-cell>
          <table:table-cell office:value-type="float" office:value="0.0000448647" calcext:value-type="float">
            <text:p>4.48647E-05</text:p>
          </table:table-cell>
          <table:table-cell office:value-type="float" office:value="0.000217777" calcext:value-type="float">
            <text:p>0.000217777</text:p>
          </table:table-cell>
          <table:table-cell office:value-type="float" office:value="0.000122866" calcext:value-type="float">
            <text:p>0.000122866</text:p>
          </table:table-cell>
          <table:table-cell office:value-type="float" office:value="0.000311031" calcext:value-type="float">
            <text:p>0.000311031</text:p>
          </table:table-cell>
          <table:table-cell office:value-type="float" office:value="0.000185912" calcext:value-type="float">
            <text:p>0.000185912</text:p>
          </table:table-cell>
          <table:table-cell office:value-type="float" office:value="0.00045923" calcext:value-type="float">
            <text:p>0.00045923</text:p>
          </table:table-cell>
          <table:table-cell office:value-type="float" office:value="0.000375533" calcext:value-type="float">
            <text:p>0.000375533</text:p>
          </table:table-cell>
          <table:table-cell office:value-type="float" office:value="0.000632213" calcext:value-type="float">
            <text:p>0.000632213</text:p>
          </table:table-cell>
          <table:table-cell office:value-type="float" office:value="0.000670961" calcext:value-type="float">
            <text:p>0.000670961</text:p>
          </table:table-cell>
          <table:table-cell office:value-type="float" office:value="0.0010192" calcext:value-type="float">
            <text:p>0.0010192</text:p>
          </table:table-cell>
          <table:table-cell office:value-type="float" office:value="0.00107014" calcext:value-type="float">
            <text:p>0.00107014</text:p>
          </table:table-cell>
          <table:table-cell office:value-type="float" office:value="0.00160661" calcext:value-type="float">
            <text:p>0.00160661</text:p>
          </table:table-cell>
          <table:table-cell office:value-type="float" office:value="0.00183937" calcext:value-type="float">
            <text:p>0.00183937</text:p>
          </table:table-cell>
          <table:table-cell office:value-type="float" office:value="0.00245488" calcext:value-type="float">
            <text:p>0.00245488</text:p>
          </table:table-cell>
          <table:table-cell office:value-type="float" office:value="0.00301752" calcext:value-type="float">
            <text:p>0.00301752</text:p>
          </table:table-cell>
          <table:table-cell office:value-type="float" office:value="0.00395437" calcext:value-type="float">
            <text:p>0.00395437</text:p>
          </table:table-cell>
          <table:table-cell office:value-type="float" office:value="0.00476609" calcext:value-type="float">
            <text:p>0.00476609</text:p>
          </table:table-cell>
          <table:table-cell office:value-type="float" office:value="0.00630548" calcext:value-type="float">
            <text:p>0.00630548</text:p>
          </table:table-cell>
          <table:table-cell office:value-type="float" office:value="0.00770589" calcext:value-type="float">
            <text:p>0.00770589</text:p>
          </table:table-cell>
          <table:table-cell office:value-type="float" office:value="0.00985594" calcext:value-type="float">
            <text:p>0.00985594</text:p>
          </table:table-cell>
          <table:table-cell office:value-type="float" office:value="0.0123349" calcext:value-type="float">
            <text:p>0.0123349</text:p>
          </table:table-cell>
          <table:table-cell office:value-type="float" office:value="0.0155925" calcext:value-type="float">
            <text:p>0.0155925</text:p>
          </table:table-cell>
          <table:table-cell office:value-type="float" office:value="0.0194052" calcext:value-type="float">
            <text:p>0.0194052</text:p>
          </table:table-cell>
          <table:table-cell office:value-type="float" office:value="0.0245392" calcext:value-type="float">
            <text:p>0.0245392</text:p>
          </table:table-cell>
          <table:table-cell office:value-type="float" office:value="0.0303914" calcext:value-type="float">
            <text:p>0.0303914</text:p>
          </table:table-cell>
          <table:table-cell office:value-type="float" office:value="0.0380237" calcext:value-type="float">
            <text:p>0.0380237</text:p>
          </table:table-cell>
          <table:table-cell office:value-type="float" office:value="0.0470154" calcext:value-type="float">
            <text:p>0.0470154</text:p>
          </table:table-cell>
          <table:table-cell office:value-type="float" office:value="0.0580648" calcext:value-type="float">
            <text:p>0.0580648</text:p>
          </table:table-cell>
          <table:table-cell office:value-type="float" office:value="0.0709984" calcext:value-type="float">
            <text:p>0.0709984</text:p>
          </table:table-cell>
          <table:table-cell office:value-type="float" office:value="0.0864741" calcext:value-type="float">
            <text:p>0.086474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123828" calcext:value-type="float">
            <text:p>0.123828</text:p>
          </table:table-cell>
          <table:table-cell office:value-type="float" office:value="0.145207" calcext:value-type="float">
            <text:p>0.145207</text:p>
          </table:table-cell>
          <table:table-cell office:value-type="float" office:value="0.167811" calcext:value-type="float">
            <text:p>0.167811</text:p>
          </table:table-cell>
          <table:table-cell office:value-type="float" office:value="0.190135" calcext:value-type="float">
            <text:p>0.190135</text:p>
          </table:table-cell>
          <table:table-cell office:value-type="float" office:value="0.211195" calcext:value-type="float">
            <text:p>0.211195</text:p>
          </table:table-cell>
          <table:table-cell office:value-type="float" office:value="0.228838" calcext:value-type="float">
            <text:p>0.228838</text:p>
          </table:table-cell>
          <table:table-cell office:value-type="float" office:value="0.242054" calcext:value-type="float">
            <text:p>0.242054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42698" calcext:value-type="float">
            <text:p>0.242698</text:p>
          </table:table-cell>
          <table:table-cell office:value-type="float" office:value="0.230135" calcext:value-type="float">
            <text:p>0.230135</text:p>
          </table:table-cell>
          <table:table-cell office:value-type="float" office:value="0.212532" calcext:value-type="float">
            <text:p>0.212532</text:p>
          </table:table-cell>
          <table:table-cell office:value-type="float" office:value="0.191913" calcext:value-type="float">
            <text:p>0.191913</text:p>
          </table:table-cell>
          <table:table-cell office:value-type="float" office:value="0.169416" calcext:value-type="float">
            <text:p>0.169416</text:p>
          </table:table-cell>
          <table:table-cell office:value-type="float" office:value="0.146981" calcext:value-type="float">
            <text:p>0.146981</text:p>
          </table:table-cell>
          <table:table-cell office:value-type="float" office:value="0.12528" calcext:value-type="float">
            <text:p>0.12528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0875875" calcext:value-type="float">
            <text:p>0.0875875</text:p>
          </table:table-cell>
          <table:table-cell office:value-type="float" office:value="0.0721871" calcext:value-type="float">
            <text:p>0.0721871</text:p>
          </table:table-cell>
          <table:table-cell office:value-type="float" office:value="0.058871" calcext:value-type="float">
            <text:p>0.058871</text:p>
          </table:table-cell>
          <table:table-cell office:value-type="float" office:value="0.047855" calcext:value-type="float">
            <text:p>0.047855</text:p>
          </table:table-cell>
          <table:table-cell office:value-type="float" office:value="0.0385291" calcext:value-type="float">
            <text:p>0.0385291</text:p>
          </table:table-cell>
          <table:table-cell office:value-type="float" office:value="0.0310361" calcext:value-type="float">
            <text:p>0.0310361</text:p>
          </table:table-cell>
          <table:table-cell office:value-type="float" office:value="0.0247892" calcext:value-type="float">
            <text:p>0.0247892</text:p>
          </table:table-cell>
          <table:table-cell office:value-type="float" office:value="0.0198602" calcext:value-type="float">
            <text:p>0.0198602</text:p>
          </table:table-cell>
          <table:table-cell office:value-type="float" office:value="0.0157487" calcext:value-type="float">
            <text:p>0.0157487</text:p>
          </table:table-cell>
          <table:table-cell office:value-type="float" office:value="0.0126029" calcext:value-type="float">
            <text:p>0.0126029</text:p>
          </table:table-cell>
          <table:table-cell office:value-type="float" office:value="0.00993807" calcext:value-type="float">
            <text:p>0.00993807</text:p>
          </table:table-cell>
          <table:table-cell office:value-type="float" office:value="0.00795816" calcext:value-type="float">
            <text:p>0.00795816</text:p>
          </table:table-cell>
          <table:table-cell office:value-type="float" office:value="0.00623689" calcext:value-type="float">
            <text:p>0.00623689</text:p>
          </table:table-cell>
          <table:table-cell office:value-type="float" office:value="0.00499315" calcext:value-type="float">
            <text:p>0.00499315</text:p>
          </table:table-cell>
          <table:table-cell office:value-type="float" office:value="0.00391641" calcext:value-type="float">
            <text:p>0.00391641</text:p>
          </table:table-cell>
          <table:table-cell office:value-type="float" office:value="0.00314062" calcext:value-type="float">
            <text:p>0.00314062</text:p>
          </table:table-cell>
          <table:table-cell office:value-type="float" office:value="0.0024247" calcext:value-type="float">
            <text:p>0.0024247</text:p>
          </table:table-cell>
          <table:table-cell office:value-type="float" office:value="0.00198631" calcext:value-type="float">
            <text:p>0.00198631</text:p>
          </table:table-cell>
          <table:table-cell office:value-type="float" office:value="0.00150444" calcext:value-type="float">
            <text:p>0.00150444</text:p>
          </table:table-cell>
          <table:table-cell office:value-type="float" office:value="0.0012549" calcext:value-type="float">
            <text:p>0.0012549</text:p>
          </table:table-cell>
          <table:table-cell office:value-type="float" office:value="0.000932322" calcext:value-type="float">
            <text:p>0.000932322</text:p>
          </table:table-cell>
          <table:table-cell office:value-type="float" office:value="0.00077394" calcext:value-type="float">
            <text:p>0.00077394</text:p>
          </table:table-cell>
          <table:table-cell office:value-type="float" office:value="0.000589771" calcext:value-type="float">
            <text:p>0.000589771</text:p>
          </table:table-cell>
          <table:table-cell office:value-type="float" office:value="0.000488826" calcext:value-type="float">
            <text:p>0.000488826</text:p>
          </table:table-cell>
          <table:table-cell office:value-type="float" office:value="0.00035914" calcext:value-type="float">
            <text:p>0.00035914</text:p>
          </table:table-cell>
          <table:table-cell office:value-type="float" office:value="0.00033261" calcext:value-type="float">
            <text:p>0.00033261</text:p>
          </table:table-cell>
          <table:table-cell office:value-type="float" office:value="0.000192037" calcext:value-type="float">
            <text:p>0.000192037</text:p>
          </table:table-cell>
          <table:table-cell office:value-type="float" office:value="0.000197005" calcext:value-type="float">
            <text:p>0.000197005</text:p>
          </table:table-cell>
          <table:table-cell office:value-type="float" office:value="0.000136428" calcext:value-type="float">
            <text:p>0.000136428</text:p>
          </table:table-cell>
          <table:table-cell office:value-type="float" office:value="0.000152463" calcext:value-type="float">
            <text:p>0.000152463</text:p>
          </table:table-cell>
          <table:table-cell office:value-type="float" office:value="0.0000860098" calcext:value-type="float">
            <text:p>8.60098E-05</text:p>
          </table:table-cell>
          <table:table-cell office:value-type="float" office:value="0.0000370901" calcext:value-type="float">
            <text:p>3.70901E-05</text:p>
          </table:table-cell>
          <table:table-cell office:value-type="float" office:value="0.0000309398" calcext:value-type="float">
            <text:p>3.09398E-05</text:p>
          </table:table-cell>
          <table:table-cell office:value-type="float" office:value="0.000113129" calcext:value-type="float">
            <text:p>0.000113129</text:p>
          </table:table-cell>
          <table:table-cell office:value-type="float" office:value="0.0000530139" calcext:value-type="float">
            <text:p>5.30139E-05</text:p>
          </table:table-cell>
          <table:table-cell office:value-type="float" office:value="0.00000277713" calcext:value-type="float">
            <text:p>2.77713E-06</text:p>
          </table:table-cell>
          <table:table-cell office:value-type="float" office:value="-0.0000563772" calcext:value-type="float">
            <text:p>-5.63772E-05</text:p>
          </table:table-cell>
          <table:table-cell office:value-type="float" office:value="0.0000206261" calcext:value-type="float">
            <text:p>2.06261E-05</text:p>
          </table:table-cell>
          <table:table-cell office:value-type="float" office:value="0.000123083" calcext:value-type="float">
            <text:p>0.000123083</text:p>
          </table:table-cell>
          <table:table-cell office:value-type="float" office:value="0.0000592044" calcext:value-type="float">
            <text:p>5.92044E-05</text:p>
          </table:table-cell>
          <table:table-cell office:value-type="float" office:value="-0.0000867978" calcext:value-type="float">
            <text:p>-8.67978E-05</text:p>
          </table:table-cell>
          <table:table-cell office:value-type="float" office:value="-0.000109728" calcext:value-type="float">
            <text:p>-0.000109728</text:p>
          </table:table-cell>
          <table:table-cell office:value-type="float" office:value="0.0000231786" calcext:value-type="float">
            <text:p>2.31786E-05</text:p>
          </table:table-cell>
          <table:table-cell office:value-type="float" office:value="0.000192003" calcext:value-type="float">
            <text:p>0.000192003</text:p>
          </table:table-cell>
          <table:table-cell office:value-type="float" office:value="0.0000815206" calcext:value-type="float">
            <text:p>8.15206E-05</text:p>
          </table:table-cell>
          <table:table-cell office:value-type="float" office:value="-0.000193155" calcext:value-type="float">
            <text:p>-0.000193155</text:p>
          </table:table-cell>
          <table:table-cell office:value-type="float" office:value="-0.000146516" calcext:value-type="float">
            <text:p>-0.000146516</text:p>
          </table:table-cell>
          <table:table-cell office:value-type="float" office:value="0.0000674148" calcext:value-type="float">
            <text:p>6.74148E-05</text:p>
          </table:table-cell>
          <table:table-cell office:value-type="float" office:value="0.000257522" calcext:value-type="float">
            <text:p>0.000257522</text:p>
          </table:table-cell>
          <table:table-cell office:value-type="float" office:value="0.0000401425" calcext:value-type="float">
            <text:p>4.01425E-05</text:p>
          </table:table-cell>
          <table:table-cell office:value-type="float" office:value="-0.000222501" calcext:value-type="float">
            <text:p>-0.000222501</text:p>
          </table:table-cell>
          <table:table-cell office:value-type="float" office:value="-0.000167579" calcext:value-type="float">
            <text:p>-0.000167579</text:p>
          </table:table-cell>
          <table:table-cell office:value-type="float" office:value="0.000116489" calcext:value-type="float">
            <text:p>0.000116489</text:p>
          </table:table-cell>
          <table:table-cell office:value-type="float" office:value="0.00018201" calcext:value-type="float">
            <text:p>0.00018201</text:p>
          </table:table-cell>
          <table:table-cell office:value-type="float" office:value="0.000114869" calcext:value-type="float">
            <text:p>0.000114869</text:p>
          </table:table-cell>
          <table:table-cell office:value-type="float" office:value="-0.000188858" calcext:value-type="float">
            <text:p>-0.000188858</text:p>
          </table:table-cell>
          <table:table-cell office:value-type="float" office:value="-0.000138943" calcext:value-type="float">
            <text:p>-0.000138943</text:p>
          </table:table-cell>
          <table:table-cell office:value-type="float" office:value="-0.0000552214" calcext:value-type="float">
            <text:p>-5.52214E-05</text:p>
          </table:table-cell>
          <table:table-cell office:value-type="float" office:value="0.000153322" calcext:value-type="float">
            <text:p>0.000153322</text:p>
          </table:table-cell>
          <table:table-cell office:value-type="float" office:value="0.00016365" calcext:value-type="float">
            <text:p>0.00016365</text:p>
          </table:table-cell>
          <table:table-cell office:value-type="float" office:value="0.0000600824" calcext:value-type="float">
            <text:p>6.00824E-05</text:p>
          </table:table-cell>
          <table:table-cell office:value-type="float" office:value="-0.000204978" calcext:value-type="float">
            <text:p>-0.000204978</text:p>
          </table:table-cell>
          <table:table-cell office:value-type="float" office:value="-0.00014295" calcext:value-type="float">
            <text:p>-0.00014295</text:p>
          </table:table-cell>
          <table:table-cell office:value-type="float" office:value="-0.0000971477" calcext:value-type="float">
            <text:p>-9.71477E-05</text:p>
          </table:table-cell>
          <table:table-cell office:value-type="float" office:value="0.000272056" calcext:value-type="float">
            <text:p>0.000272056</text:p>
          </table:table-cell>
          <table:table-cell office:value-type="float" office:value="0.000179339" calcext:value-type="float">
            <text:p>0.000179339</text:p>
          </table:table-cell>
          <table:table-cell office:value-type="float" office:value="0.00000999763" calcext:value-type="float">
            <text:p>9.99763E-06</text:p>
          </table:table-cell>
          <table:table-cell office:value-type="float" office:value="-0.000272547" calcext:value-type="float">
            <text:p>-0.000272547</text:p>
          </table:table-cell>
          <table:table-cell office:value-type="float" office:value="-0.000149161" calcext:value-type="float">
            <text:p>-0.000149161</text:p>
          </table:table-cell>
          <table:table-cell office:value-type="float" office:value="0.00000101101" calcext:value-type="float">
            <text:p>1.01101E-06</text:p>
          </table:table-cell>
          <table:table-cell office:value-type="float" office:value="0.000274795" calcext:value-type="float">
            <text:p>0.000274795</text:p>
          </table:table-cell>
          <table:table-cell office:value-type="float" office:value="0.0000730173" calcext:value-type="float">
            <text:p>7.30173E-05</text:p>
          </table:table-cell>
          <table:table-cell office:value-type="float" office:value="0.0000965561" calcext:value-type="float">
            <text:p>9.65561E-05</text:p>
          </table:table-cell>
          <table:table-cell office:value-type="float" office:value="-0.000250598" calcext:value-type="float">
            <text:p>-0.000250598</text:p>
          </table:table-cell>
          <table:table-cell office:value-type="float" office:value="-0.000178074" calcext:value-type="float">
            <text:p>-0.000178074</text:p>
          </table:table-cell>
          <table:table-cell office:value-type="float" office:value="-0.000086351" calcext:value-type="float">
            <text:p>-8.6351E-05</text:p>
          </table:table-cell>
          <table:table-cell office:value-type="float" office:value="0.000273186" calcext:value-type="float">
            <text:p>0.000273186</text:p>
          </table:table-cell>
          <table:table-cell office:value-type="float" office:value="0.000201652" calcext:value-type="float">
            <text:p>0.000201652</text:p>
          </table:table-cell>
          <table:table-cell office:value-type="float" office:value="0.0000941752" calcext:value-type="float">
            <text:p>9.41752E-05</text:p>
          </table:table-cell>
          <table:table-cell office:value-type="float" office:value="-0.000298393" calcext:value-type="float">
            <text:p>-0.000298393</text:p>
          </table:table-cell>
          <table:table-cell office:value-type="float" office:value="-0.000114991" calcext:value-type="float">
            <text:p>-0.000114991</text:p>
          </table:table-cell>
          <table:table-cell office:value-type="float" office:value="-0.000194112" calcext:value-type="float">
            <text:p>-0.000194112</text:p>
          </table:table-cell>
          <table:table-cell office:value-type="float" office:value="0.00020154" calcext:value-type="float">
            <text:p>0.00020154</text:p>
          </table:table-cell>
          <table:table-cell office:value-type="float" office:value="0.000196456" calcext:value-type="float">
            <text:p>0.000196456</text:p>
          </table:table-cell>
          <table:table-cell office:value-type="float" office:value="0.000251856" calcext:value-type="float">
            <text:p>0.000251856</text:p>
          </table:table-cell>
          <table:table-cell office:value-type="float" office:value="-0.000144373" calcext:value-type="float">
            <text:p>-0.000144373</text:p>
          </table:table-cell>
          <table:table-cell office:value-type="float" office:value="-0.000210084" calcext:value-type="float">
            <text:p>-0.000210084</text:p>
          </table:table-cell>
          <table:table-cell office:value-type="float" office:value="-0.000318215" calcext:value-type="float">
            <text:p>-0.000318215</text:p>
          </table:table-cell>
          <table:table-cell office:value-type="float" office:value="0.000117253" calcext:value-type="float">
            <text:p>0.000117253</text:p>
          </table:table-cell>
          <table:table-cell office:value-type="float" office:value="0.0000982904" calcext:value-type="float">
            <text:p>9.82904E-05</text:p>
          </table:table-cell>
          <table:table-cell office:value-type="float" office:value="0.000379748" calcext:value-type="float">
            <text:p>0.000379748</text:p>
          </table:table-cell>
          <table:table-cell office:value-type="float" office:value="0.0000232468" calcext:value-type="float">
            <text:p>2.32468E-05</text:p>
          </table:table-cell>
          <table:table-cell office:value-type="float" office:value="-0.0000477375" calcext:value-type="float">
            <text:p>-4.77375E-05</text:p>
          </table:table-cell>
          <table:table-cell office:value-type="float" office:value="-0.000371049" calcext:value-type="float">
            <text:p>-0.000371049</text:p>
          </table:table-cell>
          <table:table-cell office:value-type="float" office:value="-0.00014675" calcext:value-type="float">
            <text:p>-0.00014675</text:p>
          </table:table-cell>
          <table:table-cell office:value-type="float" office:value="-0.0000788848" calcext:value-type="float">
            <text:p>-7.88848E-05</text:p>
          </table:table-cell>
          <table:table-cell office:value-type="float" office:value="0.000365278" calcext:value-type="float">
            <text:p>0.000365278</text:p>
          </table:table-cell>
          <table:table-cell office:value-type="float" office:value="0.00017973" calcext:value-type="float">
            <text:p>0.00017973</text:p>
          </table:table-cell>
          <table:table-cell office:value-type="float" office:value="0.000238481" calcext:value-type="float">
            <text:p>0.000238481</text:p>
          </table:table-cell>
          <table:table-cell office:value-type="float" office:value="-0.000248639" calcext:value-type="float">
            <text:p>-0.000248639</text:p>
          </table:table-cell>
          <table:table-cell office:value-type="float" office:value="-0.000181943" calcext:value-type="float">
            <text:p>-0.000181943</text:p>
          </table:table-cell>
          <table:table-cell office:value-type="float" office:value="-0.000365208" calcext:value-type="float">
            <text:p>-0.000365208</text:p>
          </table:table-cell>
          <table:table-cell office:value-type="float" office:value="0.0000311476" calcext:value-type="float">
            <text:p>3.11476E-05</text:p>
          </table:table-cell>
          <table:table-cell office:value-type="float" office:value="0.0001225" calcext:value-type="float">
            <text:p>0.0001225</text:p>
          </table:table-cell>
          <table:table-cell office:value-type="float" office:value="0.0004688" calcext:value-type="float">
            <text:p>0.0004688</text:p>
          </table:table-cell>
          <table:table-cell office:value-type="float" office:value="0.000080663" calcext:value-type="float">
            <text:p>8.0663E-05</text:p>
          </table:table-cell>
          <table:table-cell office:value-type="float" office:value="0.0000851574" calcext:value-type="float">
            <text:p>8.51574E-05</text:p>
          </table:table-cell>
          <table:table-cell office:value-type="float" office:value="-0.000366006" calcext:value-type="float">
            <text:p>-0.000366006</text:p>
          </table:table-cell>
          <table:table-cell office:value-type="float" office:value="-0.00021321" calcext:value-type="float">
            <text:p>-0.00021321</text:p>
          </table:table-cell>
          <table:table-cell office:value-type="float" office:value="-0.000339987" calcext:value-type="float">
            <text:p>-0.000339987</text:p>
          </table:table-cell>
          <table:table-cell office:value-type="float" office:value="0.000177127" calcext:value-type="float">
            <text:p>0.000177127</text:p>
          </table:table-cell>
          <table:table-cell office:value-type="float" office:value="0.000223804" calcext:value-type="float">
            <text:p>0.000223804</text:p>
          </table:table-cell>
          <table:table-cell office:value-type="float" office:value="0.000450738" calcext:value-type="float">
            <text:p>0.000450738</text:p>
          </table:table-cell>
          <table:table-cell office:value-type="float" office:value="0.0000235445" calcext:value-type="float">
            <text:p>2.35445E-05</text:p>
          </table:table-cell>
          <table:table-cell office:value-type="float" office:value="0.0000904894" calcext:value-type="float">
            <text:p>9.04894E-05</text:p>
          </table:table-cell>
          <table:table-cell office:value-type="float" office:value="-0.000441308" calcext:value-type="float">
            <text:p>-0.000441308</text:p>
          </table:table-cell>
          <table:table-cell office:value-type="float" office:value="-0.000259034" calcext:value-type="float">
            <text:p>-0.000259034</text:p>
          </table:table-cell>
          <table:table-cell office:value-type="float" office:value="-0.00032886" calcext:value-type="float">
            <text:p>-0.00032886</text:p>
          </table:table-cell>
          <table:table-cell office:value-type="float" office:value="0.000218247" calcext:value-type="float">
            <text:p>0.000218247</text:p>
          </table:table-cell>
          <table:table-cell office:value-type="float" office:value="0.000188779" calcext:value-type="float">
            <text:p>0.000188779</text:p>
          </table:table-cell>
          <table:table-cell office:value-type="float" office:value="0.000465648" calcext:value-type="float">
            <text:p>0.000465648</text:p>
          </table:table-cell>
          <table:table-cell office:value-type="float" office:value="0.000141199" calcext:value-type="float">
            <text:p>0.000141199</text:p>
          </table:table-cell>
          <table:table-cell office:value-type="float" office:value="0.000146289" calcext:value-type="float">
            <text:p>0.000146289</text:p>
          </table:table-cell>
          <table:table-cell office:value-type="float" office:value="-0.00047453" calcext:value-type="float">
            <text:p>-0.00047453</text:p>
          </table:table-cell>
          <table:table-cell office:value-type="float" office:value="-0.000234379" calcext:value-type="float">
            <text:p>-0.000234379</text:p>
          </table:table-cell>
          <table:table-cell office:value-type="float" office:value="-0.000443135" calcext:value-type="float">
            <text:p>-0.000443135</text:p>
          </table:table-cell>
          <table:table-cell office:value-type="float" office:value="0.0000561043" calcext:value-type="float">
            <text:p>5.61043E-05</text:p>
          </table:table-cell>
          <table:table-cell office:value-type="float" office:value="0.0000695078" calcext:value-type="float">
            <text:p>6.95078E-05</text:p>
          </table:table-cell>
          <table:table-cell office:value-type="float" office:value="0.000515258" calcext:value-type="float">
            <text:p>0.000515258</text:p>
          </table:table-cell>
          <table:table-cell office:value-type="float" office:value="0.000278869" calcext:value-type="float">
            <text:p>0.000278869</text:p>
          </table:table-cell>
          <table:table-cell office:value-type="float" office:value="0.000308133" calcext:value-type="float">
            <text:p>0.000308133</text:p>
          </table:table-cell>
          <table:table-cell office:value-type="float" office:value="-0.000222966" calcext:value-type="float">
            <text:p>-0.000222966</text:p>
          </table:table-cell>
          <table:table-cell office:value-type="float" office:value="-0.000133762" calcext:value-type="float">
            <text:p>-0.000133762</text:p>
          </table:table-cell>
          <table:table-cell office:value-type="float" office:value="-0.000601015" calcext:value-type="float">
            <text:p>-0.000601015</text:p>
          </table:table-cell>
          <table:table-cell office:value-type="float" office:value="-0.000163344" calcext:value-type="float">
            <text:p>-0.000163344</text:p>
          </table:table-cell>
          <table:table-cell office:value-type="float" office:value="-0.000262973" calcext:value-type="float">
            <text:p>-0.000262973</text:p>
          </table:table-cell>
          <table:table-cell office:value-type="float" office:value="0.000289959" calcext:value-type="float">
            <text:p>0.000289959</text:p>
          </table:table-cell>
          <table:table-cell office:value-type="float" office:value="0.000236474" calcext:value-type="float">
            <text:p>0.000236474</text:p>
          </table:table-cell>
          <table:table-cell office:value-type="float" office:value="0.000533399" calcext:value-type="float">
            <text:p>0.000533399</text:p>
          </table:table-cell>
          <table:table-cell office:value-type="float" office:value="0.000192225" calcext:value-type="float">
            <text:p>0.000192225</text:p>
          </table:table-cell>
          <table:table-cell office:value-type="float" office:value="0.000228328" calcext:value-type="float">
            <text:p>0.000228328</text:p>
          </table:table-cell>
          <table:table-cell office:value-type="float" office:value="-0.000303416" calcext:value-type="float">
            <text:p>-0.000303416</text:p>
          </table:table-cell>
          <table:table-cell office:value-type="float" office:value="-0.0001879" calcext:value-type="float">
            <text:p>-0.0001879</text:p>
          </table:table-cell>
          <table:table-cell office:value-type="float" office:value="-0.000594578" calcext:value-type="float">
            <text:p>-0.000594578</text:p>
          </table:table-cell>
          <table:table-cell office:value-type="float" office:value="-0.000137121" calcext:value-type="float">
            <text:p>-0.000137121</text:p>
          </table:table-cell>
          <table:table-cell office:value-type="float" office:value="-0.000274195" calcext:value-type="float">
            <text:p>-0.000274195</text:p>
          </table:table-cell>
          <table:table-cell office:value-type="float" office:value="0.000230531" calcext:value-type="float">
            <text:p>0.000230531</text:p>
          </table:table-cell>
          <table:table-cell office:value-type="float" office:value="0.000182619" calcext:value-type="float">
            <text:p>0.000182619</text:p>
          </table:table-cell>
          <table:table-cell office:value-type="float" office:value="0.000441784" calcext:value-type="float">
            <text:p>0.000441784</text:p>
          </table:table-cell>
          <table:table-cell office:value-type="float" office:value="2.06248E-017" calcext:value-type="float">
            <text:p>2.06248E-17</text:p>
          </table:table-cell>
          <table:table-cell office:value-type="float" office:value="1.63097E-017" calcext:value-type="float">
            <text:p>1.63097E-17</text:p>
          </table:table-cell>
          <table:table-cell table:number-columns-repeated="2" office:value-type="float" office:value="1.28665E-017" calcext:value-type="float">
            <text:p>1.28665E-17</text:p>
          </table:table-cell>
        </table:table-row>
        <table:table-row table:style-name="ro1">
          <table:table-cell office:value-type="float" office:value="4.26438" calcext:value-type="float">
            <text:p>4.26438</text:p>
          </table:table-cell>
          <table:table-cell office:value-type="float" office:value="0.00000000245638" calcext:value-type="float">
            <text:p>2.45638E-09</text:p>
          </table:table-cell>
          <table:table-cell office:value-type="float" office:value="0.0000000039231" calcext:value-type="float">
            <text:p>3.9231E-09</text:p>
          </table:table-cell>
          <table:table-cell office:value-type="float" office:value="0.00000000629893" calcext:value-type="float">
            <text:p>6.29893E-09</text:p>
          </table:table-cell>
          <table:table-cell office:value-type="float" office:value="0.000116201" calcext:value-type="float">
            <text:p>0.000116201</text:p>
          </table:table-cell>
          <table:table-cell office:value-type="float" office:value="0.00013696" calcext:value-type="float">
            <text:p>0.00013696</text:p>
          </table:table-cell>
          <table:table-cell office:value-type="float" office:value="0.000243699" calcext:value-type="float">
            <text:p>0.000243699</text:p>
          </table:table-cell>
          <table:table-cell office:value-type="float" office:value="0.000183191" calcext:value-type="float">
            <text:p>0.000183191</text:p>
          </table:table-cell>
          <table:table-cell office:value-type="float" office:value="0.000307731" calcext:value-type="float">
            <text:p>0.000307731</text:p>
          </table:table-cell>
          <table:table-cell office:value-type="float" office:value="0.000188912" calcext:value-type="float">
            <text:p>0.000188912</text:p>
          </table:table-cell>
          <table:table-cell office:value-type="float" office:value="0.000210519" calcext:value-type="float">
            <text:p>0.000210519</text:p>
          </table:table-cell>
          <table:table-cell office:value-type="float" office:value="0.000183036" calcext:value-type="float">
            <text:p>0.000183036</text:p>
          </table:table-cell>
          <table:table-cell office:value-type="float" office:value="0.000101143" calcext:value-type="float">
            <text:p>0.000101143</text:p>
          </table:table-cell>
          <table:table-cell office:value-type="float" office:value="-0.00000256924" calcext:value-type="float">
            <text:p>-2.56924E-06</text:p>
          </table:table-cell>
          <table:table-cell office:value-type="float" office:value="0.000068415" calcext:value-type="float">
            <text:p>6.8415E-05</text:p>
          </table:table-cell>
          <table:table-cell office:value-type="float" office:value="-0.000148142" calcext:value-type="float">
            <text:p>-0.000148142</text:p>
          </table:table-cell>
          <table:table-cell office:value-type="float" office:value="-0.0000909254" calcext:value-type="float">
            <text:p>-9.09254E-05</text:p>
          </table:table-cell>
          <table:table-cell office:value-type="float" office:value="-0.000125835" calcext:value-type="float">
            <text:p>-0.000125835</text:p>
          </table:table-cell>
          <table:table-cell office:value-type="float" office:value="-0.000201567" calcext:value-type="float">
            <text:p>-0.000201567</text:p>
          </table:table-cell>
          <table:table-cell office:value-type="float" office:value="-0.000168764" calcext:value-type="float">
            <text:p>-0.000168764</text:p>
          </table:table-cell>
          <table:table-cell office:value-type="float" office:value="-0.000114265" calcext:value-type="float">
            <text:p>-0.000114265</text:p>
          </table:table-cell>
          <table:table-cell office:value-type="float" office:value="-0.000237037" calcext:value-type="float">
            <text:p>-0.000237037</text:p>
          </table:table-cell>
          <table:table-cell office:value-type="float" office:value="-0.0000509934" calcext:value-type="float">
            <text:p>-5.09934E-05</text:p>
          </table:table-cell>
          <table:table-cell office:value-type="float" office:value="-0.00011355" calcext:value-type="float">
            <text:p>-0.00011355</text:p>
          </table:table-cell>
          <table:table-cell office:value-type="float" office:value="-0.0000844983" calcext:value-type="float">
            <text:p>-8.44983E-05</text:p>
          </table:table-cell>
          <table:table-cell office:value-type="float" office:value="-0.0000175708" calcext:value-type="float">
            <text:p>-1.75708E-05</text:p>
          </table:table-cell>
          <table:table-cell office:value-type="float" office:value="0.0000230347" calcext:value-type="float">
            <text:p>2.30347E-05</text:p>
          </table:table-cell>
          <table:table-cell office:value-type="float" office:value="-0.0000206264" calcext:value-type="float">
            <text:p>-2.06264E-05</text:p>
          </table:table-cell>
          <table:table-cell office:value-type="float" office:value="0.000122577" calcext:value-type="float">
            <text:p>0.000122577</text:p>
          </table:table-cell>
          <table:table-cell office:value-type="float" office:value="0.0000418992" calcext:value-type="float">
            <text:p>4.18992E-05</text:p>
          </table:table-cell>
          <table:table-cell office:value-type="float" office:value="0.000116511" calcext:value-type="float">
            <text:p>0.000116511</text:p>
          </table:table-cell>
          <table:table-cell office:value-type="float" office:value="0.000120074" calcext:value-type="float">
            <text:p>0.000120074</text:p>
          </table:table-cell>
          <table:table-cell office:value-type="float" office:value="0.000135377" calcext:value-type="float">
            <text:p>0.000135377</text:p>
          </table:table-cell>
          <table:table-cell office:value-type="float" office:value="0.0000784749" calcext:value-type="float">
            <text:p>7.84749E-05</text:p>
          </table:table-cell>
          <table:table-cell office:value-type="float" office:value="0.000178122" calcext:value-type="float">
            <text:p>0.000178122</text:p>
          </table:table-cell>
          <table:table-cell office:value-type="float" office:value="0.000076474" calcext:value-type="float">
            <text:p>7.6474E-05</text:p>
          </table:table-cell>
          <table:table-cell office:value-type="float" office:value="0.0000898358" calcext:value-type="float">
            <text:p>8.98358E-05</text:p>
          </table:table-cell>
          <table:table-cell office:value-type="float" office:value="0.000106696" calcext:value-type="float">
            <text:p>0.000106696</text:p>
          </table:table-cell>
          <table:table-cell office:value-type="float" office:value="0.0000786204" calcext:value-type="float">
            <text:p>7.86204E-05</text:p>
          </table:table-cell>
          <table:table-cell office:value-type="float" office:value="-0.00000190724" calcext:value-type="float">
            <text:p>-1.90724E-06</text:p>
          </table:table-cell>
          <table:table-cell office:value-type="float" office:value="0.000145683" calcext:value-type="float">
            <text:p>0.000145683</text:p>
          </table:table-cell>
          <table:table-cell office:value-type="float" office:value="-0.0000164397" calcext:value-type="float">
            <text:p>-1.64397E-05</text:p>
          </table:table-cell>
          <table:table-cell office:value-type="float" office:value="0.000035283" calcext:value-type="float">
            <text:p>3.5283E-05</text:p>
          </table:table-cell>
          <table:table-cell office:value-type="float" office:value="0.0000862125" calcext:value-type="float">
            <text:p>8.62125E-05</text:p>
          </table:table-cell>
          <table:table-cell office:value-type="float" office:value="-0.0000201594" calcext:value-type="float">
            <text:p>-2.01594E-05</text:p>
          </table:table-cell>
          <table:table-cell office:value-type="float" office:value="0.0000265828" calcext:value-type="float">
            <text:p>2.65828E-05</text:p>
          </table:table-cell>
          <table:table-cell office:value-type="float" office:value="0.000151885" calcext:value-type="float">
            <text:p>0.000151885</text:p>
          </table:table-cell>
          <table:table-cell office:value-type="float" office:value="-0.000110576" calcext:value-type="float">
            <text:p>-0.000110576</text:p>
          </table:table-cell>
          <table:table-cell office:value-type="float" office:value="0.000106814" calcext:value-type="float">
            <text:p>0.000106814</text:p>
          </table:table-cell>
          <table:table-cell office:value-type="float" office:value="0.000154791" calcext:value-type="float">
            <text:p>0.000154791</text:p>
          </table:table-cell>
          <table:table-cell office:value-type="float" office:value="0.0000750439" calcext:value-type="float">
            <text:p>7.50439E-05</text:p>
          </table:table-cell>
          <table:table-cell office:value-type="float" office:value="0.000267433" calcext:value-type="float">
            <text:p>0.000267433</text:p>
          </table:table-cell>
          <table:table-cell office:value-type="float" office:value="0.000395684" calcext:value-type="float">
            <text:p>0.000395684</text:p>
          </table:table-cell>
          <table:table-cell office:value-type="float" office:value="0.000507023" calcext:value-type="float">
            <text:p>0.000507023</text:p>
          </table:table-cell>
          <table:table-cell office:value-type="float" office:value="0.00117813" calcext:value-type="float">
            <text:p>0.00117813</text:p>
          </table:table-cell>
          <table:table-cell office:value-type="float" office:value="0.00160487" calcext:value-type="float">
            <text:p>0.00160487</text:p>
          </table:table-cell>
          <table:table-cell office:value-type="float" office:value="0.00251082" calcext:value-type="float">
            <text:p>0.00251082</text:p>
          </table:table-cell>
          <table:table-cell office:value-type="float" office:value="0.00421329" calcext:value-type="float">
            <text:p>0.00421329</text:p>
          </table:table-cell>
          <table:table-cell office:value-type="float" office:value="0.00672359" calcext:value-type="float">
            <text:p>0.00672359</text:p>
          </table:table-cell>
          <table:table-cell office:value-type="float" office:value="0.0107351" calcext:value-type="float">
            <text:p>0.0107351</text:p>
          </table:table-cell>
          <table:table-cell office:value-type="float" office:value="0.0171759" calcext:value-type="float">
            <text:p>0.0171759</text:p>
          </table:table-cell>
          <table:table-cell office:value-type="float" office:value="0.0270917" calcext:value-type="float">
            <text:p>0.0270917</text:p>
          </table:table-cell>
          <table:table-cell office:value-type="float" office:value="0.0433194" calcext:value-type="float">
            <text:p>0.0433194</text:p>
          </table:table-cell>
          <table:table-cell office:value-type="float" office:value="0.0686175" calcext:value-type="float">
            <text:p>0.0686175</text:p>
          </table:table-cell>
          <table:table-cell office:value-type="float" office:value="0.107461" calcext:value-type="float">
            <text:p>0.107461</text:p>
          </table:table-cell>
          <table:table-cell office:value-type="float" office:value="0.166228" calcext:value-type="float">
            <text:p>0.166228</text:p>
          </table:table-cell>
          <table:table-cell office:value-type="float" office:value="0.252682" calcext:value-type="float">
            <text:p>0.252682</text:p>
          </table:table-cell>
          <table:table-cell office:value-type="float" office:value="0.373428" calcext:value-type="float">
            <text:p>0.373428</text:p>
          </table:table-cell>
          <table:table-cell office:value-type="float" office:value="0.529417" calcext:value-type="float">
            <text:p>0.529417</text:p>
          </table:table-cell>
          <table:table-cell office:value-type="float" office:value="0.707759" calcext:value-type="float">
            <text:p>0.707759</text:p>
          </table:table-cell>
          <table:table-cell office:value-type="float" office:value="0.875906" calcext:value-type="float">
            <text:p>0.875906</text:p>
          </table:table-cell>
          <table:table-cell office:value-type="float" office:value="0.984378" calcext:value-type="float">
            <text:p>0.984378</text:p>
          </table:table-cell>
          <table:table-cell office:value-type="float" office:value="0.991203" calcext:value-type="float">
            <text:p>0.991203</text:p>
          </table:table-cell>
          <table:table-cell office:value-type="float" office:value="0.893139" calcext:value-type="float">
            <text:p>0.893139</text:p>
          </table:table-cell>
          <table:table-cell office:value-type="float" office:value="0.729229" calcext:value-type="float">
            <text:p>0.729229</text:p>
          </table:table-cell>
          <table:table-cell office:value-type="float" office:value="0.549772" calcext:value-type="float">
            <text:p>0.549772</text:p>
          </table:table-cell>
          <table:table-cell office:value-type="float" office:value="0.390371" calcext:value-type="float">
            <text:p>0.390371</text:p>
          </table:table-cell>
          <table:table-cell office:value-type="float" office:value="0.265409" calcext:value-type="float">
            <text:p>0.265409</text:p>
          </table:table-cell>
          <table:table-cell office:value-type="float" office:value="0.175041" calcext:value-type="float">
            <text:p>0.175041</text:p>
          </table:table-cell>
          <table:table-cell office:value-type="float" office:value="0.113135" calcext:value-type="float">
            <text:p>0.113135</text:p>
          </table:table-cell>
          <table:table-cell office:value-type="float" office:value="0.0723628" calcext:value-type="float">
            <text:p>0.0723628</text:p>
          </table:table-cell>
          <table:table-cell office:value-type="float" office:value="0.0458158" calcext:value-type="float">
            <text:p>0.0458158</text:p>
          </table:table-cell>
          <table:table-cell office:value-type="float" office:value="0.0289407" calcext:value-type="float">
            <text:p>0.0289407</text:p>
          </table:table-cell>
          <table:table-cell office:value-type="float" office:value="0.0181241" calcext:value-type="float">
            <text:p>0.0181241</text:p>
          </table:table-cell>
          <table:table-cell office:value-type="float" office:value="0.0111593" calcext:value-type="float">
            <text:p>0.0111593</text:p>
          </table:table-cell>
          <table:table-cell office:value-type="float" office:value="0.00699724" calcext:value-type="float">
            <text:p>0.00699724</text:p>
          </table:table-cell>
          <table:table-cell office:value-type="float" office:value="0.00452238" calcext:value-type="float">
            <text:p>0.00452238</text:p>
          </table:table-cell>
          <table:table-cell office:value-type="float" office:value="0.00281402" calcext:value-type="float">
            <text:p>0.00281402</text:p>
          </table:table-cell>
          <table:table-cell office:value-type="float" office:value="0.00183586" calcext:value-type="float">
            <text:p>0.00183586</text:p>
          </table:table-cell>
          <table:table-cell office:value-type="float" office:value="0.00091614" calcext:value-type="float">
            <text:p>0.00091614</text:p>
          </table:table-cell>
          <table:table-cell office:value-type="float" office:value="0.000502819" calcext:value-type="float">
            <text:p>0.000502819</text:p>
          </table:table-cell>
          <table:table-cell office:value-type="float" office:value="0.000505478" calcext:value-type="float">
            <text:p>0.000505478</text:p>
          </table:table-cell>
          <table:table-cell office:value-type="float" office:value="0.000413513" calcext:value-type="float">
            <text:p>0.000413513</text:p>
          </table:table-cell>
          <table:table-cell office:value-type="float" office:value="0.000214379" calcext:value-type="float">
            <text:p>0.000214379</text:p>
          </table:table-cell>
          <table:table-cell office:value-type="float" office:value="0.0000748038" calcext:value-type="float">
            <text:p>7.48038E-05</text:p>
          </table:table-cell>
          <table:table-cell office:value-type="float" office:value="-0.0000533496" calcext:value-type="float">
            <text:p>-5.33496E-05</text:p>
          </table:table-cell>
          <table:table-cell office:value-type="float" office:value="0.0000511133" calcext:value-type="float">
            <text:p>5.11133E-05</text:p>
          </table:table-cell>
          <table:table-cell office:value-type="float" office:value="0.000107805" calcext:value-type="float">
            <text:p>0.000107805</text:p>
          </table:table-cell>
          <table:table-cell office:value-type="float" office:value="0.000206395" calcext:value-type="float">
            <text:p>0.000206395</text:p>
          </table:table-cell>
          <table:table-cell office:value-type="float" office:value="0.0000923625" calcext:value-type="float">
            <text:p>9.23625E-05</text:p>
          </table:table-cell>
          <table:table-cell office:value-type="float" office:value="-0.0000812" calcext:value-type="float">
            <text:p>-8.12E-05</text:p>
          </table:table-cell>
          <table:table-cell office:value-type="float" office:value="-0.0000549986" calcext:value-type="float">
            <text:p>-5.49986E-05</text:p>
          </table:table-cell>
          <table:table-cell office:value-type="float" office:value="0.0000702935" calcext:value-type="float">
            <text:p>7.02935E-05</text:p>
          </table:table-cell>
          <table:table-cell office:value-type="float" office:value="0.000242965" calcext:value-type="float">
            <text:p>0.000242965</text:p>
          </table:table-cell>
          <table:table-cell office:value-type="float" office:value="0.000268473" calcext:value-type="float">
            <text:p>0.000268473</text:p>
          </table:table-cell>
          <table:table-cell office:value-type="float" office:value="-0.00000842191" calcext:value-type="float">
            <text:p>-8.42191E-06</text:p>
          </table:table-cell>
          <table:table-cell office:value-type="float" office:value="0.0000673877" calcext:value-type="float">
            <text:p>6.73877E-05</text:p>
          </table:table-cell>
          <table:table-cell office:value-type="float" office:value="0.000199821" calcext:value-type="float">
            <text:p>0.000199821</text:p>
          </table:table-cell>
          <table:table-cell office:value-type="float" office:value="0.000266409" calcext:value-type="float">
            <text:p>0.000266409</text:p>
          </table:table-cell>
          <table:table-cell office:value-type="float" office:value="0.000560849" calcext:value-type="float">
            <text:p>0.000560849</text:p>
          </table:table-cell>
          <table:table-cell office:value-type="float" office:value="0.000573332" calcext:value-type="float">
            <text:p>0.000573332</text:p>
          </table:table-cell>
          <table:table-cell office:value-type="float" office:value="0.000457465" calcext:value-type="float">
            <text:p>0.000457465</text:p>
          </table:table-cell>
          <table:table-cell office:value-type="float" office:value="0.000659699" calcext:value-type="float">
            <text:p>0.000659699</text:p>
          </table:table-cell>
          <table:table-cell office:value-type="float" office:value="0.000882274" calcext:value-type="float">
            <text:p>0.000882274</text:p>
          </table:table-cell>
          <table:table-cell office:value-type="float" office:value="0.00134497" calcext:value-type="float">
            <text:p>0.00134497</text:p>
          </table:table-cell>
          <table:table-cell office:value-type="float" office:value="0.00177553" calcext:value-type="float">
            <text:p>0.00177553</text:p>
          </table:table-cell>
          <table:table-cell office:value-type="float" office:value="0.00197905" calcext:value-type="float">
            <text:p>0.00197905</text:p>
          </table:table-cell>
          <table:table-cell office:value-type="float" office:value="0.0023948" calcext:value-type="float">
            <text:p>0.0023948</text:p>
          </table:table-cell>
          <table:table-cell office:value-type="float" office:value="0.0030477" calcext:value-type="float">
            <text:p>0.0030477</text:p>
          </table:table-cell>
          <table:table-cell office:value-type="float" office:value="0.00393162" calcext:value-type="float">
            <text:p>0.00393162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0.00655652" calcext:value-type="float">
            <text:p>0.00655652</text:p>
          </table:table-cell>
          <table:table-cell office:value-type="float" office:value="0.0080907" calcext:value-type="float">
            <text:p>0.0080907</text:p>
          </table:table-cell>
          <table:table-cell office:value-type="float" office:value="0.0100099" calcext:value-type="float">
            <text:p>0.0100099</text:p>
          </table:table-cell>
          <table:table-cell office:value-type="float" office:value="0.0125893" calcext:value-type="float">
            <text:p>0.0125893</text:p>
          </table:table-cell>
          <table:table-cell office:value-type="float" office:value="0.0159965" calcext:value-type="float">
            <text:p>0.0159965</text:p>
          </table:table-cell>
          <table:table-cell office:value-type="float" office:value="0.0202484" calcext:value-type="float">
            <text:p>0.0202484</text:p>
          </table:table-cell>
          <table:table-cell office:value-type="float" office:value="0.0253918" calcext:value-type="float">
            <text:p>0.025391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997" calcext:value-type="float">
            <text:p>0.038997</text:p>
          </table:table-cell>
          <table:table-cell office:value-type="float" office:value="0.0483405" calcext:value-type="float">
            <text:p>0.0483405</text:p>
          </table:table-cell>
          <table:table-cell office:value-type="float" office:value="0.0596303" calcext:value-type="float">
            <text:p>0.0596303</text:p>
          </table:table-cell>
          <table:table-cell office:value-type="float" office:value="0.0731974" calcext:value-type="float">
            <text:p>0.0731974</text:p>
          </table:table-cell>
          <table:table-cell office:value-type="float" office:value="0.0889612" calcext:value-type="float">
            <text:p>0.0889612</text:p>
          </table:table-cell>
          <table:table-cell office:value-type="float" office:value="0.106723" calcext:value-type="float">
            <text:p>0.106723</text:p>
          </table:table-cell>
          <table:table-cell office:value-type="float" office:value="0.126595" calcext:value-type="float">
            <text:p>0.126595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70882" calcext:value-type="float">
            <text:p>0.170882</text:p>
          </table:table-cell>
          <table:table-cell office:value-type="float" office:value="0.193412" calcext:value-type="float">
            <text:p>0.193412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231175" calcext:value-type="float">
            <text:p>0.231175</text:p>
          </table:table-cell>
          <table:table-cell office:value-type="float" office:value="0.243328" calcext:value-type="float">
            <text:p>0.243328</text:p>
          </table:table-cell>
          <table:table-cell office:value-type="float" office:value="0.249246" calcext:value-type="float">
            <text:p>0.249246</text:p>
          </table:table-cell>
          <table:table-cell office:value-type="float" office:value="0.248668" calcext:value-type="float">
            <text:p>0.248668</text:p>
          </table:table-cell>
          <table:table-cell office:value-type="float" office:value="0.241444" calcext:value-type="float">
            <text:p>0.241444</text:p>
          </table:table-cell>
          <table:table-cell office:value-type="float" office:value="0.228042" calcext:value-type="float">
            <text:p>0.228042</text:p>
          </table:table-cell>
          <table:table-cell office:value-type="float" office:value="0.209902" calcext:value-type="float">
            <text:p>0.209902</text:p>
          </table:table-cell>
          <table:table-cell office:value-type="float" office:value="0.188683" calcext:value-type="float">
            <text:p>0.188683</text:p>
          </table:table-cell>
          <table:table-cell office:value-type="float" office:value="0.166083" calcext:value-type="float">
            <text:p>0.166083</text:p>
          </table:table-cell>
          <table:table-cell office:value-type="float" office:value="0.143666" calcext:value-type="float">
            <text:p>0.143666</text:p>
          </table:table-cell>
          <table:table-cell office:value-type="float" office:value="0.122426" calcext:value-type="float">
            <text:p>0.122426</text:p>
          </table:table-cell>
          <table:table-cell office:value-type="float" office:value="0.103002" calcext:value-type="float">
            <text:p>0.103002</text:p>
          </table:table-cell>
          <table:table-cell office:value-type="float" office:value="0.085442" calcext:value-type="float">
            <text:p>0.085442</text:p>
          </table:table-cell>
          <table:table-cell office:value-type="float" office:value="0.0700846" calcext:value-type="float">
            <text:p>0.0700846</text:p>
          </table:table-cell>
          <table:table-cell office:value-type="float" office:value="0.0570772" calcext:value-type="float">
            <text:p>0.0570772</text:p>
          </table:table-cell>
          <table:table-cell office:value-type="float" office:value="0.0462264" calcext:value-type="float">
            <text:p>0.0462264</text:p>
          </table:table-cell>
          <table:table-cell office:value-type="float" office:value="0.0373363" calcext:value-type="float">
            <text:p>0.0373363</text:p>
          </table:table-cell>
          <table:table-cell office:value-type="float" office:value="0.030209" calcext:value-type="float">
            <text:p>0.030209</text:p>
          </table:table-cell>
          <table:table-cell office:value-type="float" office:value="0.0242578" calcext:value-type="float">
            <text:p>0.0242578</text:p>
          </table:table-cell>
          <table:table-cell office:value-type="float" office:value="0.0193059" calcext:value-type="float">
            <text:p>0.0193059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0.0119828" calcext:value-type="float">
            <text:p>0.0119828</text:p>
          </table:table-cell>
          <table:table-cell office:value-type="float" office:value="0.00950889" calcext:value-type="float">
            <text:p>0.00950889</text:p>
          </table:table-cell>
          <table:table-cell office:value-type="float" office:value="0.0076553" calcext:value-type="float">
            <text:p>0.0076553</text:p>
          </table:table-cell>
          <table:table-cell office:value-type="float" office:value="0.00624355" calcext:value-type="float">
            <text:p>0.00624355</text:p>
          </table:table-cell>
          <table:table-cell office:value-type="float" office:value="0.00505233" calcext:value-type="float">
            <text:p>0.00505233</text:p>
          </table:table-cell>
          <table:table-cell office:value-type="float" office:value="0.00384125" calcext:value-type="float">
            <text:p>0.00384125</text:p>
          </table:table-cell>
          <table:table-cell office:value-type="float" office:value="0.00290704" calcext:value-type="float">
            <text:p>0.00290704</text:p>
          </table:table-cell>
          <table:table-cell office:value-type="float" office:value="0.00214771" calcext:value-type="float">
            <text:p>0.00214771</text:p>
          </table:table-cell>
          <table:table-cell office:value-type="float" office:value="0.0017606" calcext:value-type="float">
            <text:p>0.0017606</text:p>
          </table:table-cell>
          <table:table-cell office:value-type="float" office:value="0.00148651" calcext:value-type="float">
            <text:p>0.00148651</text:p>
          </table:table-cell>
          <table:table-cell office:value-type="float" office:value="0.00138335" calcext:value-type="float">
            <text:p>0.00138335</text:p>
          </table:table-cell>
          <table:table-cell office:value-type="float" office:value="0.0011468" calcext:value-type="float">
            <text:p>0.0011468</text:p>
          </table:table-cell>
          <table:table-cell office:value-type="float" office:value="0.000818516" calcext:value-type="float">
            <text:p>0.000818516</text:p>
          </table:table-cell>
          <table:table-cell office:value-type="float" office:value="0.000438078" calcext:value-type="float">
            <text:p>0.000438078</text:p>
          </table:table-cell>
          <table:table-cell office:value-type="float" office:value="0.000270994" calcext:value-type="float">
            <text:p>0.000270994</text:p>
          </table:table-cell>
          <table:table-cell office:value-type="float" office:value="0.000150458" calcext:value-type="float">
            <text:p>0.000150458</text:p>
          </table:table-cell>
          <table:table-cell office:value-type="float" office:value="0.000321681" calcext:value-type="float">
            <text:p>0.000321681</text:p>
          </table:table-cell>
          <table:table-cell office:value-type="float" office:value="0.000384711" calcext:value-type="float">
            <text:p>0.000384711</text:p>
          </table:table-cell>
          <table:table-cell office:value-type="float" office:value="0.000427299" calcext:value-type="float">
            <text:p>0.000427299</text:p>
          </table:table-cell>
          <table:table-cell office:value-type="float" office:value="0.000243823" calcext:value-type="float">
            <text:p>0.000243823</text:p>
          </table:table-cell>
          <table:table-cell office:value-type="float" office:value="0.0000536133" calcext:value-type="float">
            <text:p>5.36133E-05</text:p>
          </table:table-cell>
          <table:table-cell office:value-type="float" office:value="-0.000154887" calcext:value-type="float">
            <text:p>-0.000154887</text:p>
          </table:table-cell>
          <table:table-cell office:value-type="float" office:value="-0.000121468" calcext:value-type="float">
            <text:p>-0.000121468</text:p>
          </table:table-cell>
          <table:table-cell office:value-type="float" office:value="-0.000030374" calcext:value-type="float">
            <text:p>-3.0374E-05</text:p>
          </table:table-cell>
          <table:table-cell office:value-type="float" office:value="0.000219868" calcext:value-type="float">
            <text:p>0.000219868</text:p>
          </table:table-cell>
          <table:table-cell office:value-type="float" office:value="0.000228481" calcext:value-type="float">
            <text:p>0.000228481</text:p>
          </table:table-cell>
          <table:table-cell office:value-type="float" office:value="0.000244441" calcext:value-type="float">
            <text:p>0.000244441</text:p>
          </table:table-cell>
          <table:table-cell office:value-type="float" office:value="0.0000179298" calcext:value-type="float">
            <text:p>1.79298E-05</text:p>
          </table:table-cell>
          <table:table-cell office:value-type="float" office:value="-0.000161777" calcext:value-type="float">
            <text:p>-0.000161777</text:p>
          </table:table-cell>
          <table:table-cell office:value-type="float" office:value="-0.00026088" calcext:value-type="float">
            <text:p>-0.00026088</text:p>
          </table:table-cell>
          <table:table-cell office:value-type="float" office:value="-0.0000944439" calcext:value-type="float">
            <text:p>-9.44439E-05</text:p>
          </table:table-cell>
          <table:table-cell office:value-type="float" office:value="0.0000106728" calcext:value-type="float">
            <text:p>1.06728E-05</text:p>
          </table:table-cell>
          <table:table-cell office:value-type="float" office:value="0.000234812" calcext:value-type="float">
            <text:p>0.000234812</text:p>
          </table:table-cell>
          <table:table-cell office:value-type="float" office:value="0.000239898" calcext:value-type="float">
            <text:p>0.000239898</text:p>
          </table:table-cell>
          <table:table-cell office:value-type="float" office:value="0.000169252" calcext:value-type="float">
            <text:p>0.000169252</text:p>
          </table:table-cell>
          <table:table-cell office:value-type="float" office:value="-0.000126413" calcext:value-type="float">
            <text:p>-0.000126413</text:p>
          </table:table-cell>
          <table:table-cell office:value-type="float" office:value="-0.000204028" calcext:value-type="float">
            <text:p>-0.000204028</text:p>
          </table:table-cell>
          <table:table-cell office:value-type="float" office:value="-0.000245111" calcext:value-type="float">
            <text:p>-0.000245111</text:p>
          </table:table-cell>
          <table:table-cell office:value-type="float" office:value="-0.0000957556" calcext:value-type="float">
            <text:p>-9.57556E-05</text:p>
          </table:table-cell>
          <table:table-cell office:value-type="float" office:value="0.0000561592" calcext:value-type="float">
            <text:p>5.61592E-05</text:p>
          </table:table-cell>
          <table:table-cell office:value-type="float" office:value="0.000312128" calcext:value-type="float">
            <text:p>0.000312128</text:p>
          </table:table-cell>
          <table:table-cell office:value-type="float" office:value="0.00022067" calcext:value-type="float">
            <text:p>0.00022067</text:p>
          </table:table-cell>
          <table:table-cell office:value-type="float" office:value="0.000093527" calcext:value-type="float">
            <text:p>9.3527E-05</text:p>
          </table:table-cell>
          <table:table-cell office:value-type="float" office:value="-0.000122483" calcext:value-type="float">
            <text:p>-0.000122483</text:p>
          </table:table-cell>
          <table:table-cell office:value-type="float" office:value="-0.000208628" calcext:value-type="float">
            <text:p>-0.000208628</text:p>
          </table:table-cell>
          <table:table-cell office:value-type="float" office:value="-0.000320886" calcext:value-type="float">
            <text:p>-0.000320886</text:p>
          </table:table-cell>
          <table:table-cell office:value-type="float" office:value="-0.0000656833" calcext:value-type="float">
            <text:p>-6.56833E-05</text:p>
          </table:table-cell>
          <table:table-cell office:value-type="float" office:value="0.000114319" calcext:value-type="float">
            <text:p>0.000114319</text:p>
          </table:table-cell>
          <table:table-cell office:value-type="float" office:value="0.000275606" calcext:value-type="float">
            <text:p>0.000275606</text:p>
          </table:table-cell>
          <table:table-cell office:value-type="float" office:value="0.000218986" calcext:value-type="float">
            <text:p>0.000218986</text:p>
          </table:table-cell>
          <table:table-cell office:value-type="float" office:value="0.000169306" calcext:value-type="float">
            <text:p>0.000169306</text:p>
          </table:table-cell>
          <table:table-cell office:value-type="float" office:value="-0.000124201" calcext:value-type="float">
            <text:p>-0.000124201</text:p>
          </table:table-cell>
          <table:table-cell office:value-type="float" office:value="-0.000258646" calcext:value-type="float">
            <text:p>-0.000258646</text:p>
          </table:table-cell>
          <table:table-cell office:value-type="float" office:value="-0.000305049" calcext:value-type="float">
            <text:p>-0.000305049</text:p>
          </table:table-cell>
          <table:table-cell office:value-type="float" office:value="-0.0000723851" calcext:value-type="float">
            <text:p>-7.23851E-05</text:p>
          </table:table-cell>
          <table:table-cell office:value-type="float" office:value="-0.00000246228" calcext:value-type="float">
            <text:p>-2.46228E-06</text:p>
          </table:table-cell>
          <table:table-cell office:value-type="float" office:value="0.000273951" calcext:value-type="float">
            <text:p>0.000273951</text:p>
          </table:table-cell>
          <table:table-cell office:value-type="float" office:value="0.00029797" calcext:value-type="float">
            <text:p>0.00029797</text:p>
          </table:table-cell>
          <table:table-cell office:value-type="float" office:value="0.000183822" calcext:value-type="float">
            <text:p>0.000183822</text:p>
          </table:table-cell>
          <table:table-cell office:value-type="float" office:value="-0.0000696928" calcext:value-type="float">
            <text:p>-6.96928E-05</text:p>
          </table:table-cell>
          <table:table-cell office:value-type="float" office:value="-0.00014485" calcext:value-type="float">
            <text:p>-0.00014485</text:p>
          </table:table-cell>
          <table:table-cell office:value-type="float" office:value="-0.000339982" calcext:value-type="float">
            <text:p>-0.000339982</text:p>
          </table:table-cell>
          <table:table-cell office:value-type="float" office:value="-0.000197316" calcext:value-type="float">
            <text:p>-0.000197316</text:p>
          </table:table-cell>
          <table:table-cell office:value-type="float" office:value="-0.0000808701" calcext:value-type="float">
            <text:p>-8.08701E-05</text:p>
          </table:table-cell>
          <table:table-cell office:value-type="float" office:value="0.000217137" calcext:value-type="float">
            <text:p>0.000217137</text:p>
          </table:table-cell>
          <table:table-cell office:value-type="float" office:value="0.000222355" calcext:value-type="float">
            <text:p>0.000222355</text:p>
          </table:table-cell>
          <table:table-cell office:value-type="float" office:value="0.000290854" calcext:value-type="float">
            <text:p>0.000290854</text:p>
          </table:table-cell>
          <table:table-cell office:value-type="float" office:value="0.000123241" calcext:value-type="float">
            <text:p>0.000123241</text:p>
          </table:table-cell>
          <table:table-cell office:value-type="float" office:value="-0.0000534562" calcext:value-type="float">
            <text:p>-5.34562E-05</text:p>
          </table:table-cell>
          <table:table-cell office:value-type="float" office:value="-0.000306799" calcext:value-type="float">
            <text:p>-0.000306799</text:p>
          </table:table-cell>
          <table:table-cell office:value-type="float" office:value="-0.000209347" calcext:value-type="float">
            <text:p>-0.000209347</text:p>
          </table:table-cell>
          <table:table-cell office:value-type="float" office:value="-0.000277065" calcext:value-type="float">
            <text:p>-0.000277065</text:p>
          </table:table-cell>
          <table:table-cell office:value-type="float" office:value="0.00000322356" calcext:value-type="float">
            <text:p>3.22356E-06</text:p>
          </table:table-cell>
          <table:table-cell office:value-type="float" office:value="0.000143837" calcext:value-type="float">
            <text:p>0.000143837</text:p>
          </table:table-cell>
          <table:table-cell office:value-type="float" office:value="0.000329317" calcext:value-type="float">
            <text:p>0.000329317</text:p>
          </table:table-cell>
          <table:table-cell office:value-type="float" office:value="0.000230377" calcext:value-type="float">
            <text:p>0.000230377</text:p>
          </table:table-cell>
          <table:table-cell office:value-type="float" office:value="0.000203088" calcext:value-type="float">
            <text:p>0.000203088</text:p>
          </table:table-cell>
          <table:table-cell office:value-type="float" office:value="-0.0000977483" calcext:value-type="float">
            <text:p>-9.77483E-05</text:p>
          </table:table-cell>
          <table:table-cell office:value-type="float" office:value="-0.000189189" calcext:value-type="float">
            <text:p>-0.000189189</text:p>
          </table:table-cell>
          <table:table-cell office:value-type="float" office:value="-0.000376866" calcext:value-type="float">
            <text:p>-0.000376866</text:p>
          </table:table-cell>
          <table:table-cell office:value-type="float" office:value="-0.000188937" calcext:value-type="float">
            <text:p>-0.000188937</text:p>
          </table:table-cell>
          <table:table-cell office:value-type="float" office:value="-0.000152459" calcext:value-type="float">
            <text:p>-0.000152459</text:p>
          </table:table-cell>
          <table:table-cell office:value-type="float" office:value="0.000157488" calcext:value-type="float">
            <text:p>0.000157488</text:p>
          </table:table-cell>
          <table:table-cell office:value-type="float" office:value="0.000250716" calcext:value-type="float">
            <text:p>0.000250716</text:p>
          </table:table-cell>
          <table:table-cell office:value-type="float" office:value="0.000360942" calcext:value-type="float">
            <text:p>0.000360942</text:p>
          </table:table-cell>
          <table:table-cell office:value-type="float" office:value="0.00016068" calcext:value-type="float">
            <text:p>0.00016068</text:p>
          </table:table-cell>
          <table:table-cell office:value-type="float" office:value="0.000135076" calcext:value-type="float">
            <text:p>0.000135076</text:p>
          </table:table-cell>
          <table:table-cell office:value-type="float" office:value="-0.000223485" calcext:value-type="float">
            <text:p>-0.000223485</text:p>
          </table:table-cell>
          <table:table-cell office:value-type="float" office:value="-0.000248549" calcext:value-type="float">
            <text:p>-0.000248549</text:p>
          </table:table-cell>
          <table:table-cell office:value-type="float" office:value="-0.000341972" calcext:value-type="float">
            <text:p>-0.000341972</text:p>
          </table:table-cell>
          <table:table-cell office:value-type="float" office:value="-0.000172874" calcext:value-type="float">
            <text:p>-0.000172874</text:p>
          </table:table-cell>
          <table:table-cell office:value-type="float" office:value="-0.000110744" calcext:value-type="float">
            <text:p>-0.000110744</text:p>
          </table:table-cell>
          <table:table-cell office:value-type="float" office:value="0.000222564" calcext:value-type="float">
            <text:p>0.000222564</text:p>
          </table:table-cell>
          <table:table-cell office:value-type="float" office:value="0.000223497" calcext:value-type="float">
            <text:p>0.000223497</text:p>
          </table:table-cell>
          <table:table-cell office:value-type="float" office:value="0.000365105" calcext:value-type="float">
            <text:p>0.000365105</text:p>
          </table:table-cell>
          <table:table-cell office:value-type="float" office:value="0.000169875" calcext:value-type="float">
            <text:p>0.000169875</text:p>
          </table:table-cell>
          <table:table-cell office:value-type="float" office:value="0.000148837" calcext:value-type="float">
            <text:p>0.000148837</text:p>
          </table:table-cell>
          <table:table-cell office:value-type="float" office:value="-0.000185415" calcext:value-type="float">
            <text:p>-0.000185415</text:p>
          </table:table-cell>
          <table:table-cell office:value-type="float" office:value="-0.000231975" calcext:value-type="float">
            <text:p>-0.000231975</text:p>
          </table:table-cell>
          <table:table-cell office:value-type="float" office:value="-0.000344914" calcext:value-type="float">
            <text:p>-0.000344914</text:p>
          </table:table-cell>
          <table:table-cell office:value-type="float" office:value="-0.000226721" calcext:value-type="float">
            <text:p>-0.000226721</text:p>
          </table:table-cell>
          <table:table-cell office:value-type="float" office:value="-0.000212671" calcext:value-type="float">
            <text:p>-0.000212671</text:p>
          </table:table-cell>
          <table:table-cell office:value-type="float" office:value="0.000175592" calcext:value-type="float">
            <text:p>0.000175592</text:p>
          </table:table-cell>
          <table:table-cell office:value-type="float" office:value="0.000153017" calcext:value-type="float">
            <text:p>0.000153017</text:p>
          </table:table-cell>
          <table:table-cell office:value-type="float" office:value="0.000368845" calcext:value-type="float">
            <text:p>0.000368845</text:p>
          </table:table-cell>
          <table:table-cell office:value-type="float" office:value="0.000281413" calcext:value-type="float">
            <text:p>0.000281413</text:p>
          </table:table-cell>
          <table:table-cell office:value-type="float" office:value="0.00023453" calcext:value-type="float">
            <text:p>0.00023453</text:p>
          </table:table-cell>
          <table:table-cell office:value-type="float" office:value="-0.0000523695" calcext:value-type="float">
            <text:p>-5.23695E-05</text:p>
          </table:table-cell>
          <table:table-cell office:value-type="float" office:value="-0.0000958632" calcext:value-type="float">
            <text:p>-9.58632E-05</text:p>
          </table:table-cell>
          <table:table-cell office:value-type="float" office:value="-0.000342865" calcext:value-type="float">
            <text:p>-0.000342865</text:p>
          </table:table-cell>
          <table:table-cell office:value-type="float" office:value="-0.000267053" calcext:value-type="float">
            <text:p>-0.000267053</text:p>
          </table:table-cell>
          <table:table-cell office:value-type="float" office:value="-0.000346756" calcext:value-type="float">
            <text:p>-0.000346756</text:p>
          </table:table-cell>
          <table:table-cell office:value-type="float" office:value="-0.0000362724" calcext:value-type="float">
            <text:p>-3.62724E-05</text:p>
          </table:table-cell>
          <table:table-cell office:value-type="float" office:value="-0.0000494187" calcext:value-type="float">
            <text:p>-4.94187E-05</text:p>
          </table:table-cell>
          <table:table-cell office:value-type="float" office:value="0.000227523" calcext:value-type="float">
            <text:p>0.000227523</text:p>
          </table:table-cell>
          <table:table-cell office:value-type="float" office:value="0.000286519" calcext:value-type="float">
            <text:p>0.000286519</text:p>
          </table:table-cell>
          <table:table-cell office:value-type="float" office:value="0.000354344" calcext:value-type="float">
            <text:p>0.000354344</text:p>
          </table:table-cell>
          <table:table-cell office:value-type="float" office:value="0.000184035" calcext:value-type="float">
            <text:p>0.000184035</text:p>
          </table:table-cell>
          <table:table-cell office:value-type="float" office:value="0.000248833" calcext:value-type="float">
            <text:p>0.000248833</text:p>
          </table:table-cell>
          <table:table-cell office:value-type="float" office:value="-0.00012729" calcext:value-type="float">
            <text:p>-0.00012729</text:p>
          </table:table-cell>
          <table:table-cell office:value-type="float" office:value="-0.000134376" calcext:value-type="float">
            <text:p>-0.000134376</text:p>
          </table:table-cell>
          <table:table-cell office:value-type="float" office:value="-0.000338411" calcext:value-type="float">
            <text:p>-0.000338411</text:p>
          </table:table-cell>
          <table:table-cell office:value-type="float" office:value="-0.000273853" calcext:value-type="float">
            <text:p>-0.000273853</text:p>
          </table:table-cell>
          <table:table-cell office:value-type="float" office:value="-0.000353652" calcext:value-type="float">
            <text:p>-0.000353652</text:p>
          </table:table-cell>
          <table:table-cell office:value-type="float" office:value="-0.0000899156" calcext:value-type="float">
            <text:p>-8.99156E-05</text:p>
          </table:table-cell>
          <table:table-cell office:value-type="float" office:value="-0.0000524515" calcext:value-type="float">
            <text:p>-5.24515E-05</text:p>
          </table:table-cell>
          <table:table-cell office:value-type="float" office:value="0.00018674" calcext:value-type="float">
            <text:p>0.00018674</text:p>
          </table:table-cell>
          <table:table-cell office:value-type="float" office:value="0.000164213" calcext:value-type="float">
            <text:p>0.000164213</text:p>
          </table:table-cell>
          <table:table-cell office:value-type="float" office:value="0.000415822" calcext:value-type="float">
            <text:p>0.000415822</text:p>
          </table:table-cell>
          <table:table-cell office:value-type="float" office:value="0.000179923" calcext:value-type="float">
            <text:p>0.000179923</text:p>
          </table:table-cell>
          <table:table-cell office:value-type="float" office:value="0.000262312" calcext:value-type="float">
            <text:p>0.000262312</text:p>
          </table:table-cell>
          <table:table-cell office:value-type="float" office:value="0.0000738944" calcext:value-type="float">
            <text:p>7.38944E-05</text:p>
          </table:table-cell>
          <table:table-cell office:value-type="float" office:value="-0.0000234117" calcext:value-type="float">
            <text:p>-2.34117E-05</text:p>
          </table:table-cell>
          <table:table-cell office:value-type="float" office:value="-0.000275195" calcext:value-type="float">
            <text:p>-0.000275195</text:p>
          </table:table-cell>
          <table:table-cell office:value-type="float" office:value="-0.000185618" calcext:value-type="float">
            <text:p>-0.000185618</text:p>
          </table:table-cell>
          <table:table-cell office:value-type="float" office:value="-0.000453237" calcext:value-type="float">
            <text:p>-0.000453237</text:p>
          </table:table-cell>
          <table:table-cell office:value-type="float" office:value="-0.000250861" calcext:value-type="float">
            <text:p>-0.000250861</text:p>
          </table:table-cell>
          <table:table-cell office:value-type="float" office:value="-0.00029047" calcext:value-type="float">
            <text:p>-0.00029047</text:p>
          </table:table-cell>
          <table:table-cell office:value-type="float" office:value="2.06288E-017" calcext:value-type="float">
            <text:p>2.06288E-17</text:p>
          </table:table-cell>
          <table:table-cell office:value-type="float" office:value="1.63078E-017" calcext:value-type="float">
            <text:p>1.63078E-17</text:p>
          </table:table-cell>
          <table:table-cell table:number-columns-repeated="2" office:value-type="float" office:value="1.28699E-017" calcext:value-type="float">
            <text:p>1.28699E-17</text:p>
          </table:table-cell>
        </table:table-row>
        <table:table-row table:style-name="ro1">
          <table:table-cell office:value-type="float" office:value="5.49426" calcext:value-type="float">
            <text:p>5.49426</text:p>
          </table:table-cell>
          <table:table-cell office:value-type="float" office:value="0.00000000244809" calcext:value-type="float">
            <text:p>2.44809E-09</text:p>
          </table:table-cell>
          <table:table-cell office:value-type="float" office:value="0.00000000392819" calcext:value-type="float">
            <text:p>3.92819E-09</text:p>
          </table:table-cell>
          <table:table-cell office:value-type="float" office:value="0.00000000628754" calcext:value-type="float">
            <text:p>6.28754E-09</text:p>
          </table:table-cell>
          <table:table-cell office:value-type="float" office:value="0.000268402" calcext:value-type="float">
            <text:p>0.000268402</text:p>
          </table:table-cell>
          <table:table-cell office:value-type="float" office:value="0.000207206" calcext:value-type="float">
            <text:p>0.000207206</text:p>
          </table:table-cell>
          <table:table-cell office:value-type="float" office:value="0.000171053" calcext:value-type="float">
            <text:p>0.000171053</text:p>
          </table:table-cell>
          <table:table-cell office:value-type="float" office:value="0.0000657055" calcext:value-type="float">
            <text:p>6.57055E-05</text:p>
          </table:table-cell>
          <table:table-cell office:value-type="float" office:value="-0.0000227637" calcext:value-type="float">
            <text:p>-2.27637E-05</text:p>
          </table:table-cell>
          <table:table-cell office:value-type="float" office:value="0.0000854415" calcext:value-type="float">
            <text:p>8.54415E-05</text:p>
          </table:table-cell>
          <table:table-cell office:value-type="float" office:value="0.000190512" calcext:value-type="float">
            <text:p>0.000190512</text:p>
          </table:table-cell>
          <table:table-cell office:value-type="float" office:value="0.000140116" calcext:value-type="float">
            <text:p>0.000140116</text:p>
          </table:table-cell>
          <table:table-cell office:value-type="float" office:value="-0.000113017" calcext:value-type="float">
            <text:p>-0.000113017</text:p>
          </table:table-cell>
          <table:table-cell office:value-type="float" office:value="-0.0000710139" calcext:value-type="float">
            <text:p>-7.10139E-05</text:p>
          </table:table-cell>
          <table:table-cell office:value-type="float" office:value="-0.000312935" calcext:value-type="float">
            <text:p>-0.000312935</text:p>
          </table:table-cell>
          <table:table-cell office:value-type="float" office:value="-0.0000418092" calcext:value-type="float">
            <text:p>-4.18092E-05</text:p>
          </table:table-cell>
          <table:table-cell office:value-type="float" office:value="0.0000170812" calcext:value-type="float">
            <text:p>1.70812E-05</text:p>
          </table:table-cell>
          <table:table-cell office:value-type="float" office:value="-0.000115928" calcext:value-type="float">
            <text:p>-0.000115928</text:p>
          </table:table-cell>
          <table:table-cell office:value-type="float" office:value="-0.000157383" calcext:value-type="float">
            <text:p>-0.000157383</text:p>
          </table:table-cell>
          <table:table-cell office:value-type="float" office:value="-0.000174668" calcext:value-type="float">
            <text:p>-0.000174668</text:p>
          </table:table-cell>
          <table:table-cell office:value-type="float" office:value="-0.000336584" calcext:value-type="float">
            <text:p>-0.000336584</text:p>
          </table:table-cell>
          <table:table-cell office:value-type="float" office:value="0.0000248087" calcext:value-type="float">
            <text:p>2.48087E-05</text:p>
          </table:table-cell>
          <table:table-cell office:value-type="float" office:value="0.00012986" calcext:value-type="float">
            <text:p>0.00012986</text:p>
          </table:table-cell>
          <table:table-cell office:value-type="float" office:value="-0.000039583" calcext:value-type="float">
            <text:p>-3.9583E-05</text:p>
          </table:table-cell>
          <table:table-cell office:value-type="float" office:value="0.0000220292" calcext:value-type="float">
            <text:p>2.20292E-05</text:p>
          </table:table-cell>
          <table:table-cell office:value-type="float" office:value="-0.000106883" calcext:value-type="float">
            <text:p>-0.000106883</text:p>
          </table:table-cell>
          <table:table-cell office:value-type="float" office:value="-0.000101695" calcext:value-type="float">
            <text:p>-0.000101695</text:p>
          </table:table-cell>
          <table:table-cell office:value-type="float" office:value="0.000121391" calcext:value-type="float">
            <text:p>0.000121391</text:p>
          </table:table-cell>
          <table:table-cell office:value-type="float" office:value="0.000286436" calcext:value-type="float">
            <text:p>0.000286436</text:p>
          </table:table-cell>
          <table:table-cell office:value-type="float" office:value="-0.00000775476" calcext:value-type="float">
            <text:p>-7.75476E-06</text:p>
          </table:table-cell>
          <table:table-cell office:value-type="float" office:value="0.000290469" calcext:value-type="float">
            <text:p>0.000290469</text:p>
          </table:table-cell>
          <table:table-cell office:value-type="float" office:value="-0.000234162" calcext:value-type="float">
            <text:p>-0.000234162</text:p>
          </table:table-cell>
          <table:table-cell office:value-type="float" office:value="0.0000317007" calcext:value-type="float">
            <text:p>3.17007E-05</text:p>
          </table:table-cell>
          <table:table-cell office:value-type="float" office:value="0.000171579" calcext:value-type="float">
            <text:p>0.000171579</text:p>
          </table:table-cell>
          <table:table-cell office:value-type="float" office:value="0.000261791" calcext:value-type="float">
            <text:p>0.000261791</text:p>
          </table:table-cell>
          <table:table-cell office:value-type="float" office:value="0.0000388623" calcext:value-type="float">
            <text:p>3.88623E-05</text:p>
          </table:table-cell>
          <table:table-cell office:value-type="float" office:value="0.00029429" calcext:value-type="float">
            <text:p>0.00029429</text:p>
          </table:table-cell>
          <table:table-cell office:value-type="float" office:value="-0.000218837" calcext:value-type="float">
            <text:p>-0.000218837</text:p>
          </table:table-cell>
          <table:table-cell office:value-type="float" office:value="-0.0000328062" calcext:value-type="float">
            <text:p>-3.28062E-05</text:p>
          </table:table-cell>
          <table:table-cell office:value-type="float" office:value="0.000114796" calcext:value-type="float">
            <text:p>0.000114796</text:p>
          </table:table-cell>
          <table:table-cell office:value-type="float" office:value="0.000174683" calcext:value-type="float">
            <text:p>0.000174683</text:p>
          </table:table-cell>
          <table:table-cell office:value-type="float" office:value="0.000102698" calcext:value-type="float">
            <text:p>0.000102698</text:p>
          </table:table-cell>
          <table:table-cell office:value-type="float" office:value="0.000161529" calcext:value-type="float">
            <text:p>0.000161529</text:p>
          </table:table-cell>
          <table:table-cell office:value-type="float" office:value="-0.000249251" calcext:value-type="float">
            <text:p>-0.000249251</text:p>
          </table:table-cell>
          <table:table-cell office:value-type="float" office:value="-0.0000565932" calcext:value-type="float">
            <text:p>-5.65932E-05</text:p>
          </table:table-cell>
          <table:table-cell office:value-type="float" office:value="0.00000409861" calcext:value-type="float">
            <text:p>4.09861E-06</text:p>
          </table:table-cell>
          <table:table-cell office:value-type="float" office:value="0.0000206517" calcext:value-type="float">
            <text:p>2.06517E-05</text:p>
          </table:table-cell>
          <table:table-cell office:value-type="float" office:value="0.000249533" calcext:value-type="float">
            <text:p>0.000249533</text:p>
          </table:table-cell>
          <table:table-cell office:value-type="float" office:value="0.0000517446" calcext:value-type="float">
            <text:p>5.17446E-05</text:p>
          </table:table-cell>
          <table:table-cell office:value-type="float" office:value="-0.000129278" calcext:value-type="float">
            <text:p>-0.000129278</text:p>
          </table:table-cell>
          <table:table-cell office:value-type="float" office:value="-0.000166584" calcext:value-type="float">
            <text:p>-0.000166584</text:p>
          </table:table-cell>
          <table:table-cell office:value-type="float" office:value="0.0000531985" calcext:value-type="float">
            <text:p>5.31985E-05</text:p>
          </table:table-cell>
          <table:table-cell office:value-type="float" office:value="-0.0000465267" calcext:value-type="float">
            <text:p>-4.65267E-05</text:p>
          </table:table-cell>
          <table:table-cell office:value-type="float" office:value="0.000247259" calcext:value-type="float">
            <text:p>0.000247259</text:p>
          </table:table-cell>
          <table:table-cell office:value-type="float" office:value="0.000165402" calcext:value-type="float">
            <text:p>0.000165402</text:p>
          </table:table-cell>
          <table:table-cell office:value-type="float" office:value="-0.000045744" calcext:value-type="float">
            <text:p>-4.5744E-05</text:p>
          </table:table-cell>
          <table:table-cell office:value-type="float" office:value="-0.0000811022" calcext:value-type="float">
            <text:p>-8.11022E-05</text:p>
          </table:table-cell>
          <table:table-cell office:value-type="float" office:value="0.0000288894" calcext:value-type="float">
            <text:p>2.88894E-05</text:p>
          </table:table-cell>
          <table:table-cell office:value-type="float" office:value="0.000180837" calcext:value-type="float">
            <text:p>0.000180837</text:p>
          </table:table-cell>
          <table:table-cell office:value-type="float" office:value="0.000443544" calcext:value-type="float">
            <text:p>0.000443544</text:p>
          </table:table-cell>
          <table:table-cell office:value-type="float" office:value="0.000735131" calcext:value-type="float">
            <text:p>0.000735131</text:p>
          </table:table-cell>
          <table:table-cell office:value-type="float" office:value="0.000780154" calcext:value-type="float">
            <text:p>0.000780154</text:p>
          </table:table-cell>
          <table:table-cell office:value-type="float" office:value="0.00133638" calcext:value-type="float">
            <text:p>0.00133638</text:p>
          </table:table-cell>
          <table:table-cell office:value-type="float" office:value="0.0019667" calcext:value-type="float">
            <text:p>0.0019667</text:p>
          </table:table-cell>
          <table:table-cell office:value-type="float" office:value="0.0034702" calcext:value-type="float">
            <text:p>0.0034702</text:p>
          </table:table-cell>
          <table:table-cell office:value-type="float" office:value="0.00568822" calcext:value-type="float">
            <text:p>0.00568822</text:p>
          </table:table-cell>
          <table:table-cell office:value-type="float" office:value="0.00924645" calcext:value-type="float">
            <text:p>0.00924645</text:p>
          </table:table-cell>
          <table:table-cell office:value-type="float" office:value="0.0143451" calcext:value-type="float">
            <text:p>0.0143451</text:p>
          </table:table-cell>
          <table:table-cell office:value-type="float" office:value="0.0230681" calcext:value-type="float">
            <text:p>0.0230681</text:p>
          </table:table-cell>
          <table:table-cell office:value-type="float" office:value="0.0362134" calcext:value-type="float">
            <text:p>0.0362134</text:p>
          </table:table-cell>
          <table:table-cell office:value-type="float" office:value="0.0577796" calcext:value-type="float">
            <text:p>0.0577796</text:p>
          </table:table-cell>
          <table:table-cell office:value-type="float" office:value="0.0909077" calcext:value-type="float">
            <text:p>0.0909077</text:p>
          </table:table-cell>
          <table:table-cell office:value-type="float" office:value="0.141884" calcext:value-type="float">
            <text:p>0.141884</text:p>
          </table:table-cell>
          <table:table-cell office:value-type="float" office:value="0.217031" calcext:value-type="float">
            <text:p>0.217031</text:p>
          </table:table-cell>
          <table:table-cell office:value-type="float" office:value="0.324435" calcext:value-type="float">
            <text:p>0.324435</text:p>
          </table:table-cell>
          <table:table-cell office:value-type="float" office:value="0.467396" calcext:value-type="float">
            <text:p>0.467396</text:p>
          </table:table-cell>
          <table:table-cell office:value-type="float" office:value="0.640275" calcext:value-type="float">
            <text:p>0.640275</text:p>
          </table:table-cell>
          <table:table-cell office:value-type="float" office:value="0.817712" calcext:value-type="float">
            <text:p>0.817712</text:p>
          </table:table-cell>
          <table:table-cell office:value-type="float" office:value="0.954489" calcext:value-type="float">
            <text:p>0.954489</text:p>
          </table:table-cell>
          <table:table-cell office:value-type="float" office:value="1.00183" calcext:value-type="float">
            <text:p>1.00183</text:p>
          </table:table-cell>
          <table:table-cell office:value-type="float" office:value="0.939865" calcext:value-type="float">
            <text:p>0.939865</text:p>
          </table:table-cell>
          <table:table-cell office:value-type="float" office:value="0.794487" calcext:value-type="float">
            <text:p>0.794487</text:p>
          </table:table-cell>
          <table:table-cell office:value-type="float" office:value="0.615445" calcext:value-type="float">
            <text:p>0.615445</text:p>
          </table:table-cell>
          <table:table-cell office:value-type="float" office:value="0.445996" calcext:value-type="float">
            <text:p>0.445996</text:p>
          </table:table-cell>
          <table:table-cell office:value-type="float" office:value="0.30757" calcext:value-type="float">
            <text:p>0.30757</text:p>
          </table:table-cell>
          <table:table-cell office:value-type="float" office:value="0.205028" calcext:value-type="float">
            <text:p>0.205028</text:p>
          </table:table-cell>
          <table:table-cell office:value-type="float" office:value="0.13342" calcext:value-type="float">
            <text:p>0.13342</text:p>
          </table:table-cell>
          <table:table-cell office:value-type="float" office:value="0.0852929" calcext:value-type="float">
            <text:p>0.0852929</text:p>
          </table:table-cell>
          <table:table-cell office:value-type="float" office:value="0.0541945" calcext:value-type="float">
            <text:p>0.0541945</text:p>
          </table:table-cell>
          <table:table-cell office:value-type="float" office:value="0.0342229" calcext:value-type="float">
            <text:p>0.0342229</text:p>
          </table:table-cell>
          <table:table-cell office:value-type="float" office:value="0.0216037" calcext:value-type="float">
            <text:p>0.0216037</text:p>
          </table:table-cell>
          <table:table-cell office:value-type="float" office:value="0.0136943" calcext:value-type="float">
            <text:p>0.0136943</text:p>
          </table:table-cell>
          <table:table-cell office:value-type="float" office:value="0.008575" calcext:value-type="float">
            <text:p>0.008575</text:p>
          </table:table-cell>
          <table:table-cell office:value-type="float" office:value="0.00516463" calcext:value-type="float">
            <text:p>0.00516463</text:p>
          </table:table-cell>
          <table:table-cell office:value-type="float" office:value="0.00324055" calcext:value-type="float">
            <text:p>0.00324055</text:p>
          </table:table-cell>
          <table:table-cell office:value-type="float" office:value="0.00180169" calcext:value-type="float">
            <text:p>0.00180169</text:p>
          </table:table-cell>
          <table:table-cell office:value-type="float" office:value="0.00136549" calcext:value-type="float">
            <text:p>0.00136549</text:p>
          </table:table-cell>
          <table:table-cell office:value-type="float" office:value="0.000879155" calcext:value-type="float">
            <text:p>0.000879155</text:p>
          </table:table-cell>
          <table:table-cell office:value-type="float" office:value="0.000771337" calcext:value-type="float">
            <text:p>0.000771337</text:p>
          </table:table-cell>
          <table:table-cell office:value-type="float" office:value="0.000327684" calcext:value-type="float">
            <text:p>0.000327684</text:p>
          </table:table-cell>
          <table:table-cell office:value-type="float" office:value="0.000366906" calcext:value-type="float">
            <text:p>0.000366906</text:p>
          </table:table-cell>
          <table:table-cell office:value-type="float" office:value="-0.000223069" calcext:value-type="float">
            <text:p>-0.000223069</text:p>
          </table:table-cell>
          <table:table-cell office:value-type="float" office:value="0.000064649" calcext:value-type="float">
            <text:p>6.4649E-05</text:p>
          </table:table-cell>
          <table:table-cell office:value-type="float" office:value="0.0000356485" calcext:value-type="float">
            <text:p>3.56485E-05</text:p>
          </table:table-cell>
          <table:table-cell office:value-type="float" office:value="0.00016441" calcext:value-type="float">
            <text:p>0.00016441</text:p>
          </table:table-cell>
          <table:table-cell office:value-type="float" office:value="0.000303221" calcext:value-type="float">
            <text:p>0.000303221</text:p>
          </table:table-cell>
          <table:table-cell office:value-type="float" office:value="0.000305758" calcext:value-type="float">
            <text:p>0.000305758</text:p>
          </table:table-cell>
          <table:table-cell office:value-type="float" office:value="0.0000865744" calcext:value-type="float">
            <text:p>8.65744E-05</text:p>
          </table:table-cell>
          <table:table-cell office:value-type="float" office:value="0.0000403176" calcext:value-type="float">
            <text:p>4.03176E-05</text:p>
          </table:table-cell>
          <table:table-cell office:value-type="float" office:value="0.0000786886" calcext:value-type="float">
            <text:p>7.86886E-05</text:p>
          </table:table-cell>
          <table:table-cell office:value-type="float" office:value="0.000177838" calcext:value-type="float">
            <text:p>0.000177838</text:p>
          </table:table-cell>
          <table:table-cell office:value-type="float" office:value="0.000532495" calcext:value-type="float">
            <text:p>0.000532495</text:p>
          </table:table-cell>
          <table:table-cell office:value-type="float" office:value="0.00058185" calcext:value-type="float">
            <text:p>0.00058185</text:p>
          </table:table-cell>
          <table:table-cell office:value-type="float" office:value="0.000944594" calcext:value-type="float">
            <text:p>0.000944594</text:p>
          </table:table-cell>
          <table:table-cell office:value-type="float" office:value="0.000750291" calcext:value-type="float">
            <text:p>0.000750291</text:p>
          </table:table-cell>
          <table:table-cell office:value-type="float" office:value="0.000899975" calcext:value-type="float">
            <text:p>0.000899975</text:p>
          </table:table-cell>
          <table:table-cell office:value-type="float" office:value="0.00115081" calcext:value-type="float">
            <text:p>0.00115081</text:p>
          </table:table-cell>
          <table:table-cell office:value-type="float" office:value="0.00141145" calcext:value-type="float">
            <text:p>0.00141145</text:p>
          </table:table-cell>
          <table:table-cell office:value-type="float" office:value="0.00213668" calcext:value-type="float">
            <text:p>0.00213668</text:p>
          </table:table-cell>
          <table:table-cell office:value-type="float" office:value="0.00267004" calcext:value-type="float">
            <text:p>0.00267004</text:p>
          </table:table-cell>
          <table:table-cell office:value-type="float" office:value="0.00364227" calcext:value-type="float">
            <text:p>0.00364227</text:p>
          </table:table-cell>
          <table:table-cell office:value-type="float" office:value="0.00409454" calcext:value-type="float">
            <text:p>0.00409454</text:p>
          </table:table-cell>
          <table:table-cell office:value-type="float" office:value="0.005313" calcext:value-type="float">
            <text:p>0.005313</text:p>
          </table:table-cell>
          <table:table-cell office:value-type="float" office:value="0.00634851" calcext:value-type="float">
            <text:p>0.00634851</text:p>
          </table:table-cell>
          <table:table-cell office:value-type="float" office:value="0.00822609" calcext:value-type="float">
            <text:p>0.00822609</text:p>
          </table:table-cell>
          <table:table-cell office:value-type="float" office:value="0.0102966" calcext:value-type="float">
            <text:p>0.0102966</text:p>
          </table:table-cell>
          <table:table-cell office:value-type="float" office:value="0.013463" calcext:value-type="float">
            <text:p>0.013463</text:p>
          </table:table-cell>
          <table:table-cell office:value-type="float" office:value="0.0167438" calcext:value-type="float">
            <text:p>0.0167438</text:p>
          </table:table-cell>
          <table:table-cell office:value-type="float" office:value="0.0209993" calcext:value-type="float">
            <text:p>0.0209993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0323862" calcext:value-type="float">
            <text:p>0.0323862</text:p>
          </table:table-cell>
          <table:table-cell office:value-type="float" office:value="0.0402048" calcext:value-type="float">
            <text:p>0.0402048</text:p>
          </table:table-cell>
          <table:table-cell office:value-type="float" office:value="0.0500197" calcext:value-type="float">
            <text:p>0.0500197</text:p>
          </table:table-cell>
          <table:table-cell office:value-type="float" office:value="0.0615857" calcext:value-type="float">
            <text:p>0.0615857</text:p>
          </table:table-cell>
          <table:table-cell office:value-type="float" office:value="0.075543" calcext:value-type="float">
            <text:p>0.075543</text:p>
          </table:table-cell>
          <table:table-cell office:value-type="float" office:value="0.0916468" calcext:value-type="float">
            <text:p>0.0916468</text:p>
          </table:table-cell>
          <table:table-cell office:value-type="float" office:value="0.109715" calcext:value-type="float">
            <text:p>0.109715</text:p>
          </table:table-cell>
          <table:table-cell office:value-type="float" office:value="0.129991" calcext:value-type="float">
            <text:p>0.129991</text:p>
          </table:table-cell>
          <table:table-cell office:value-type="float" office:value="0.151675" calcext:value-type="float">
            <text:p>0.151675</text:p>
          </table:table-cell>
          <table:table-cell office:value-type="float" office:value="0.174219" calcext:value-type="float">
            <text:p>0.174219</text:p>
          </table:table-cell>
          <table:table-cell office:value-type="float" office:value="0.196636" calcext:value-type="float">
            <text:p>0.196636</text:p>
          </table:table-cell>
          <table:table-cell office:value-type="float" office:value="0.216792" calcext:value-type="float">
            <text:p>0.216792</text:p>
          </table:table-cell>
          <table:table-cell office:value-type="float" office:value="0.233662" calcext:value-type="float">
            <text:p>0.233662</text:p>
          </table:table-cell>
          <table:table-cell office:value-type="float" office:value="0.244905" calcext:value-type="float">
            <text:p>0.244905</text:p>
          </table:table-cell>
          <table:table-cell office:value-type="float" office:value="0.249887" calcext:value-type="float">
            <text:p>0.249887</text:p>
          </table:table-cell>
          <table:table-cell office:value-type="float" office:value="0.247832" calcext:value-type="float">
            <text:p>0.247832</text:p>
          </table:table-cell>
          <table:table-cell office:value-type="float" office:value="0.23943" calcext:value-type="float">
            <text:p>0.23943</text:p>
          </table:table-cell>
          <table:table-cell office:value-type="float" office:value="0.225074" calcext:value-type="float">
            <text:p>0.225074</text:p>
          </table:table-cell>
          <table:table-cell office:value-type="float" office:value="0.206814" calcext:value-type="float">
            <text:p>0.206814</text:p>
          </table:table-cell>
          <table:table-cell office:value-type="float" office:value="0.185493" calcext:value-type="float">
            <text:p>0.185493</text:p>
          </table:table-cell>
          <table:table-cell office:value-type="float" office:value="0.162947" calcext:value-type="float">
            <text:p>0.162947</text:p>
          </table:table-cell>
          <table:table-cell office:value-type="float" office:value="0.140524" calcext:value-type="float">
            <text:p>0.140524</text:p>
          </table:table-cell>
          <table:table-cell office:value-type="float" office:value="0.119155" calcext:value-type="float">
            <text:p>0.119155</text:p>
          </table:table-cell>
          <table:table-cell office:value-type="float" office:value="0.0996251" calcext:value-type="float">
            <text:p>0.0996251</text:p>
          </table:table-cell>
          <table:table-cell office:value-type="float" office:value="0.0826513" calcext:value-type="float">
            <text:p>0.0826513</text:p>
          </table:table-cell>
          <table:table-cell office:value-type="float" office:value="0.0678367" calcext:value-type="float">
            <text:p>0.0678367</text:p>
          </table:table-cell>
          <table:table-cell office:value-type="float" office:value="0.0555208" calcext:value-type="float">
            <text:p>0.0555208</text:p>
          </table:table-cell>
          <table:table-cell office:value-type="float" office:value="0.0450696" calcext:value-type="float">
            <text:p>0.0450696</text:p>
          </table:table-cell>
          <table:table-cell office:value-type="float" office:value="0.0364138" calcext:value-type="float">
            <text:p>0.0364138</text:p>
          </table:table-cell>
          <table:table-cell office:value-type="float" office:value="0.0291303" calcext:value-type="float">
            <text:p>0.0291303</text:p>
          </table:table-cell>
          <table:table-cell office:value-type="float" office:value="0.0231567" calcext:value-type="float">
            <text:p>0.0231567</text:p>
          </table:table-cell>
          <table:table-cell office:value-type="float" office:value="0.0183284" calcext:value-type="float">
            <text:p>0.0183284</text:p>
          </table:table-cell>
          <table:table-cell office:value-type="float" office:value="0.0145709" calcext:value-type="float">
            <text:p>0.0145709</text:p>
          </table:table-cell>
          <table:table-cell office:value-type="float" office:value="0.0115185" calcext:value-type="float">
            <text:p>0.0115185</text:p>
          </table:table-cell>
          <table:table-cell office:value-type="float" office:value="0.00943085" calcext:value-type="float">
            <text:p>0.00943085</text:p>
          </table:table-cell>
          <table:table-cell office:value-type="float" office:value="0.00752658" calcext:value-type="float">
            <text:p>0.00752658</text:p>
          </table:table-cell>
          <table:table-cell office:value-type="float" office:value="0.00609565" calcext:value-type="float">
            <text:p>0.00609565</text:p>
          </table:table-cell>
          <table:table-cell office:value-type="float" office:value="0.0048082" calcext:value-type="float">
            <text:p>0.0048082</text:p>
          </table:table-cell>
          <table:table-cell office:value-type="float" office:value="0.00371123" calcext:value-type="float">
            <text:p>0.00371123</text:p>
          </table:table-cell>
          <table:table-cell office:value-type="float" office:value="0.00269959" calcext:value-type="float">
            <text:p>0.00269959</text:p>
          </table:table-cell>
          <table:table-cell office:value-type="float" office:value="0.00211868" calcext:value-type="float">
            <text:p>0.00211868</text:p>
          </table:table-cell>
          <table:table-cell office:value-type="float" office:value="0.00156865" calcext:value-type="float">
            <text:p>0.00156865</text:p>
          </table:table-cell>
          <table:table-cell office:value-type="float" office:value="0.00140339" calcext:value-type="float">
            <text:p>0.00140339</text:p>
          </table:table-cell>
          <table:table-cell office:value-type="float" office:value="0.00119271" calcext:value-type="float">
            <text:p>0.00119271</text:p>
          </table:table-cell>
          <table:table-cell office:value-type="float" office:value="0.00117432" calcext:value-type="float">
            <text:p>0.00117432</text:p>
          </table:table-cell>
          <table:table-cell office:value-type="float" office:value="0.000912367" calcext:value-type="float">
            <text:p>0.000912367</text:p>
          </table:table-cell>
          <table:table-cell office:value-type="float" office:value="0.00069425" calcext:value-type="float">
            <text:p>0.00069425</text:p>
          </table:table-cell>
          <table:table-cell office:value-type="float" office:value="0.000402618" calcext:value-type="float">
            <text:p>0.000402618</text:p>
          </table:table-cell>
          <table:table-cell office:value-type="float" office:value="0.000183896" calcext:value-type="float">
            <text:p>0.000183896</text:p>
          </table:table-cell>
          <table:table-cell office:value-type="float" office:value="-0.0000510307" calcext:value-type="float">
            <text:p>-5.10307E-05</text:p>
          </table:table-cell>
          <table:table-cell office:value-type="float" office:value="0.000111898" calcext:value-type="float">
            <text:p>0.000111898</text:p>
          </table:table-cell>
          <table:table-cell office:value-type="float" office:value="0.0000965275" calcext:value-type="float">
            <text:p>9.65275E-05</text:p>
          </table:table-cell>
          <table:table-cell office:value-type="float" office:value="0.000281404" calcext:value-type="float">
            <text:p>0.000281404</text:p>
          </table:table-cell>
          <table:table-cell office:value-type="float" office:value="0.000362838" calcext:value-type="float">
            <text:p>0.000362838</text:p>
          </table:table-cell>
          <table:table-cell office:value-type="float" office:value="0.000344498" calcext:value-type="float">
            <text:p>0.000344498</text:p>
          </table:table-cell>
          <table:table-cell office:value-type="float" office:value="0.000124023" calcext:value-type="float">
            <text:p>0.000124023</text:p>
          </table:table-cell>
          <table:table-cell office:value-type="float" office:value="0.0000376602" calcext:value-type="float">
            <text:p>3.76602E-05</text:p>
          </table:table-cell>
          <table:table-cell office:value-type="float" office:value="-0.000206349" calcext:value-type="float">
            <text:p>-0.000206349</text:p>
          </table:table-cell>
          <table:table-cell office:value-type="float" office:value="-0.000180525" calcext:value-type="float">
            <text:p>-0.000180525</text:p>
          </table:table-cell>
          <table:table-cell office:value-type="float" office:value="-0.000232193" calcext:value-type="float">
            <text:p>-0.000232193</text:p>
          </table:table-cell>
          <table:table-cell office:value-type="float" office:value="0.0000777531" calcext:value-type="float">
            <text:p>7.77531E-05</text:p>
          </table:table-cell>
          <table:table-cell office:value-type="float" office:value="0.000105127" calcext:value-type="float">
            <text:p>0.000105127</text:p>
          </table:table-cell>
          <table:table-cell office:value-type="float" office:value="0.00024513" calcext:value-type="float">
            <text:p>0.00024513</text:p>
          </table:table-cell>
          <table:table-cell office:value-type="float" office:value="0.000280561" calcext:value-type="float">
            <text:p>0.000280561</text:p>
          </table:table-cell>
          <table:table-cell office:value-type="float" office:value="0.00014536" calcext:value-type="float">
            <text:p>0.00014536</text:p>
          </table:table-cell>
          <table:table-cell office:value-type="float" office:value="-0.000088932" calcext:value-type="float">
            <text:p>-8.8932E-05</text:p>
          </table:table-cell>
          <table:table-cell office:value-type="float" office:value="-0.000093886" calcext:value-type="float">
            <text:p>-9.3886E-05</text:p>
          </table:table-cell>
          <table:table-cell office:value-type="float" office:value="-0.00029885" calcext:value-type="float">
            <text:p>-0.00029885</text:p>
          </table:table-cell>
          <table:table-cell office:value-type="float" office:value="-0.000194931" calcext:value-type="float">
            <text:p>-0.000194931</text:p>
          </table:table-cell>
          <table:table-cell office:value-type="float" office:value="-0.000115284" calcext:value-type="float">
            <text:p>-0.000115284</text:p>
          </table:table-cell>
          <table:table-cell office:value-type="float" office:value="0.000128746" calcext:value-type="float">
            <text:p>0.000128746</text:p>
          </table:table-cell>
          <table:table-cell office:value-type="float" office:value="0.000147958" calcext:value-type="float">
            <text:p>0.000147958</text:p>
          </table:table-cell>
          <table:table-cell office:value-type="float" office:value="0.000297597" calcext:value-type="float">
            <text:p>0.000297597</text:p>
          </table:table-cell>
          <table:table-cell office:value-type="float" office:value="0.000192728" calcext:value-type="float">
            <text:p>0.000192728</text:p>
          </table:table-cell>
          <table:table-cell office:value-type="float" office:value="0.0000948948" calcext:value-type="float">
            <text:p>9.48948E-05</text:p>
          </table:table-cell>
          <table:table-cell office:value-type="float" office:value="-0.000175265" calcext:value-type="float">
            <text:p>-0.000175265</text:p>
          </table:table-cell>
          <table:table-cell office:value-type="float" office:value="-0.000146574" calcext:value-type="float">
            <text:p>-0.000146574</text:p>
          </table:table-cell>
          <table:table-cell office:value-type="float" office:value="-0.000317528" calcext:value-type="float">
            <text:p>-0.000317528</text:p>
          </table:table-cell>
          <table:table-cell office:value-type="float" office:value="-0.000202175" calcext:value-type="float">
            <text:p>-0.000202175</text:p>
          </table:table-cell>
          <table:table-cell office:value-type="float" office:value="-0.0000116469" calcext:value-type="float">
            <text:p>-1.16469E-05</text:p>
          </table:table-cell>
          <table:table-cell office:value-type="float" office:value="0.000131325" calcext:value-type="float">
            <text:p>0.000131325</text:p>
          </table:table-cell>
          <table:table-cell office:value-type="float" office:value="0.000197649" calcext:value-type="float">
            <text:p>0.000197649</text:p>
          </table:table-cell>
          <table:table-cell office:value-type="float" office:value="0.000338232" calcext:value-type="float">
            <text:p>0.000338232</text:p>
          </table:table-cell>
          <table:table-cell office:value-type="float" office:value="0.000131162" calcext:value-type="float">
            <text:p>0.000131162</text:p>
          </table:table-cell>
          <table:table-cell office:value-type="float" office:value="0.0000673169" calcext:value-type="float">
            <text:p>6.73169E-05</text:p>
          </table:table-cell>
          <table:table-cell office:value-type="float" office:value="-0.000175681" calcext:value-type="float">
            <text:p>-0.000175681</text:p>
          </table:table-cell>
          <table:table-cell office:value-type="float" office:value="-0.000180213" calcext:value-type="float">
            <text:p>-0.000180213</text:p>
          </table:table-cell>
          <table:table-cell office:value-type="float" office:value="-0.000324449" calcext:value-type="float">
            <text:p>-0.000324449</text:p>
          </table:table-cell>
          <table:table-cell office:value-type="float" office:value="-0.000160505" calcext:value-type="float">
            <text:p>-0.000160505</text:p>
          </table:table-cell>
          <table:table-cell office:value-type="float" office:value="-0.0000393783" calcext:value-type="float">
            <text:p>-3.93783E-05</text:p>
          </table:table-cell>
          <table:table-cell office:value-type="float" office:value="0.000100832" calcext:value-type="float">
            <text:p>0.000100832</text:p>
          </table:table-cell>
          <table:table-cell office:value-type="float" office:value="0.00019729" calcext:value-type="float">
            <text:p>0.00019729</text:p>
          </table:table-cell>
          <table:table-cell office:value-type="float" office:value="0.000328719" calcext:value-type="float">
            <text:p>0.000328719</text:p>
          </table:table-cell>
          <table:table-cell office:value-type="float" office:value="0.000150749" calcext:value-type="float">
            <text:p>0.000150749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-0.0000666095" calcext:value-type="float">
            <text:p>-6.66095E-05</text:p>
          </table:table-cell>
          <table:table-cell office:value-type="float" office:value="-0.000199757" calcext:value-type="float">
            <text:p>-0.000199757</text:p>
          </table:table-cell>
          <table:table-cell office:value-type="float" office:value="-0.000307553" calcext:value-type="float">
            <text:p>-0.000307553</text:p>
          </table:table-cell>
          <table:table-cell office:value-type="float" office:value="-0.000195715" calcext:value-type="float">
            <text:p>-0.000195715</text:p>
          </table:table-cell>
          <table:table-cell office:value-type="float" office:value="-0.000172583" calcext:value-type="float">
            <text:p>-0.000172583</text:p>
          </table:table-cell>
          <table:table-cell office:value-type="float" office:value="0.0000325786" calcext:value-type="float">
            <text:p>3.25786E-05</text:p>
          </table:table-cell>
          <table:table-cell office:value-type="float" office:value="0.000154246" calcext:value-type="float">
            <text:p>0.000154246</text:p>
          </table:table-cell>
          <table:table-cell office:value-type="float" office:value="0.000316525" calcext:value-type="float">
            <text:p>0.000316525</text:p>
          </table:table-cell>
          <table:table-cell office:value-type="float" office:value="0.000193881" calcext:value-type="float">
            <text:p>0.000193881</text:p>
          </table:table-cell>
          <table:table-cell office:value-type="float" office:value="0.00024208" calcext:value-type="float">
            <text:p>0.00024208</text:p>
          </table:table-cell>
          <table:table-cell office:value-type="float" office:value="0.0000382891" calcext:value-type="float">
            <text:p>3.82891E-05</text:p>
          </table:table-cell>
          <table:table-cell office:value-type="float" office:value="-0.00013305" calcext:value-type="float">
            <text:p>-0.00013305</text:p>
          </table:table-cell>
          <table:table-cell office:value-type="float" office:value="-0.000220303" calcext:value-type="float">
            <text:p>-0.000220303</text:p>
          </table:table-cell>
          <table:table-cell office:value-type="float" office:value="-0.00022533" calcext:value-type="float">
            <text:p>-0.00022533</text:p>
          </table:table-cell>
          <table:table-cell office:value-type="float" office:value="-0.000302462" calcext:value-type="float">
            <text:p>-0.000302462</text:p>
          </table:table-cell>
          <table:table-cell office:value-type="float" office:value="-0.0000798989" calcext:value-type="float">
            <text:p>-7.98989E-05</text:p>
          </table:table-cell>
          <table:table-cell office:value-type="float" office:value="-0.0000129197" calcext:value-type="float">
            <text:p>-1.29197E-05</text:p>
          </table:table-cell>
          <table:table-cell office:value-type="float" office:value="0.000164324" calcext:value-type="float">
            <text:p>0.000164324</text:p>
          </table:table-cell>
          <table:table-cell office:value-type="float" office:value="0.000204089" calcext:value-type="float">
            <text:p>0.000204089</text:p>
          </table:table-cell>
          <table:table-cell office:value-type="float" office:value="0.000318314" calcext:value-type="float">
            <text:p>0.000318314</text:p>
          </table:table-cell>
          <table:table-cell office:value-type="float" office:value="0.000195669" calcext:value-type="float">
            <text:p>0.000195669</text:p>
          </table:table-cell>
          <table:table-cell office:value-type="float" office:value="0.000099736" calcext:value-type="float">
            <text:p>9.9736E-05</text:p>
          </table:table-cell>
          <table:table-cell office:value-type="float" office:value="-0.0000307989" calcext:value-type="float">
            <text:p>-3.07989E-05</text:p>
          </table:table-cell>
          <table:table-cell office:value-type="float" office:value="-0.000140153" calcext:value-type="float">
            <text:p>-0.000140153</text:p>
          </table:table-cell>
          <table:table-cell office:value-type="float" office:value="-0.00033921" calcext:value-type="float">
            <text:p>-0.00033921</text:p>
          </table:table-cell>
          <table:table-cell office:value-type="float" office:value="-0.000193281" calcext:value-type="float">
            <text:p>-0.000193281</text:p>
          </table:table-cell>
          <table:table-cell office:value-type="float" office:value="-0.000246339" calcext:value-type="float">
            <text:p>-0.000246339</text:p>
          </table:table-cell>
          <table:table-cell office:value-type="float" office:value="-0.0000965257" calcext:value-type="float">
            <text:p>-9.65257E-05</text:p>
          </table:table-cell>
          <table:table-cell office:value-type="float" office:value="0.0000585383" calcext:value-type="float">
            <text:p>5.85383E-05</text:p>
          </table:table-cell>
          <table:table-cell office:value-type="float" office:value="0.000189643" calcext:value-type="float">
            <text:p>0.000189643</text:p>
          </table:table-cell>
          <table:table-cell office:value-type="float" office:value="0.000202655" calcext:value-type="float">
            <text:p>0.000202655</text:p>
          </table:table-cell>
          <table:table-cell office:value-type="float" office:value="0.000312734" calcext:value-type="float">
            <text:p>0.000312734</text:p>
          </table:table-cell>
          <table:table-cell office:value-type="float" office:value="0.000180459" calcext:value-type="float">
            <text:p>0.000180459</text:p>
          </table:table-cell>
          <table:table-cell office:value-type="float" office:value="0.00014601" calcext:value-type="float">
            <text:p>0.00014601</text:p>
          </table:table-cell>
          <table:table-cell office:value-type="float" office:value="-0.0000458267" calcext:value-type="float">
            <text:p>-4.58267E-05</text:p>
          </table:table-cell>
          <table:table-cell office:value-type="float" office:value="-0.000088513" calcext:value-type="float">
            <text:p>-8.8513E-05</text:p>
          </table:table-cell>
          <table:table-cell office:value-type="float" office:value="-0.000269103" calcext:value-type="float">
            <text:p>-0.000269103</text:p>
          </table:table-cell>
          <table:table-cell office:value-type="float" office:value="-0.000258174" calcext:value-type="float">
            <text:p>-0.000258174</text:p>
          </table:table-cell>
          <table:table-cell office:value-type="float" office:value="-0.000254997" calcext:value-type="float">
            <text:p>-0.000254997</text:p>
          </table:table-cell>
          <table:table-cell office:value-type="float" office:value="-0.00014774" calcext:value-type="float">
            <text:p>-0.00014774</text:p>
          </table:table-cell>
          <table:table-cell office:value-type="float" office:value="-0.0000917656" calcext:value-type="float">
            <text:p>-9.17656E-05</text:p>
          </table:table-cell>
          <table:table-cell office:value-type="float" office:value="0.000157974" calcext:value-type="float">
            <text:p>0.000157974</text:p>
          </table:table-cell>
          <table:table-cell office:value-type="float" office:value="0.000134169" calcext:value-type="float">
            <text:p>0.000134169</text:p>
          </table:table-cell>
          <table:table-cell office:value-type="float" office:value="0.000290042" calcext:value-type="float">
            <text:p>0.000290042</text:p>
          </table:table-cell>
          <table:table-cell office:value-type="float" office:value="0.000253007" calcext:value-type="float">
            <text:p>0.000253007</text:p>
          </table:table-cell>
          <table:table-cell office:value-type="float" office:value="0.000211953" calcext:value-type="float">
            <text:p>0.000211953</text:p>
          </table:table-cell>
          <table:table-cell office:value-type="float" office:value="0.0000948412" calcext:value-type="float">
            <text:p>9.48412E-05</text:p>
          </table:table-cell>
          <table:table-cell office:value-type="float" office:value="0.0000536481" calcext:value-type="float">
            <text:p>5.36481E-05</text:p>
          </table:table-cell>
          <table:table-cell office:value-type="float" office:value="-0.000146253" calcext:value-type="float">
            <text:p>-0.000146253</text:p>
          </table:table-cell>
          <table:table-cell office:value-type="float" office:value="-0.000166399" calcext:value-type="float">
            <text:p>-0.000166399</text:p>
          </table:table-cell>
          <table:table-cell office:value-type="float" office:value="-0.000255786" calcext:value-type="float">
            <text:p>-0.000255786</text:p>
          </table:table-cell>
          <table:table-cell office:value-type="float" office:value="-0.000238377" calcext:value-type="float">
            <text:p>-0.000238377</text:p>
          </table:table-cell>
          <table:table-cell office:value-type="float" office:value="-0.000253949" calcext:value-type="float">
            <text:p>-0.000253949</text:p>
          </table:table-cell>
          <table:table-cell office:value-type="float" office:value="-0.0000791586" calcext:value-type="float">
            <text:p>-7.91586E-05</text:p>
          </table:table-cell>
          <table:table-cell office:value-type="float" office:value="-0.000059889" calcext:value-type="float">
            <text:p>-5.9889E-05</text:p>
          </table:table-cell>
          <table:table-cell office:value-type="float" office:value="0.000116096" calcext:value-type="float">
            <text:p>0.000116096</text:p>
          </table:table-cell>
          <table:table-cell office:value-type="float" office:value="0.000163601" calcext:value-type="float">
            <text:p>0.000163601</text:p>
          </table:table-cell>
          <table:table-cell office:value-type="float" office:value="0.000265376" calcext:value-type="float">
            <text:p>0.000265376</text:p>
          </table:table-cell>
          <table:table-cell office:value-type="float" office:value="0.000200288" calcext:value-type="float">
            <text:p>0.000200288</text:p>
          </table:table-cell>
          <table:table-cell office:value-type="float" office:value="0.000269673" calcext:value-type="float">
            <text:p>0.000269673</text:p>
          </table:table-cell>
          <table:table-cell office:value-type="float" office:value="0.00014826" calcext:value-type="float">
            <text:p>0.00014826</text:p>
          </table:table-cell>
          <table:table-cell office:value-type="float" office:value="0.0000769385" calcext:value-type="float">
            <text:p>7.69385E-05</text:p>
          </table:table-cell>
          <table:table-cell office:value-type="float" office:value="-0.0000338008" calcext:value-type="float">
            <text:p>-3.38008E-05</text:p>
          </table:table-cell>
          <table:table-cell office:value-type="float" office:value="-0.0000601137" calcext:value-type="float">
            <text:p>-6.01137E-05</text:p>
          </table:table-cell>
          <table:table-cell office:value-type="float" office:value="-0.000243166" calcext:value-type="float">
            <text:p>-0.000243166</text:p>
          </table:table-cell>
          <table:table-cell office:value-type="float" office:value="-0.000201119" calcext:value-type="float">
            <text:p>-0.000201119</text:p>
          </table:table-cell>
          <table:table-cell office:value-type="float" office:value="-0.000247764" calcext:value-type="float">
            <text:p>-0.000247764</text:p>
          </table:table-cell>
          <table:table-cell office:value-type="float" office:value="-0.000249759" calcext:value-type="float">
            <text:p>-0.000249759</text:p>
          </table:table-cell>
          <table:table-cell office:value-type="float" office:value="-0.000168431" calcext:value-type="float">
            <text:p>-0.000168431</text:p>
          </table:table-cell>
          <table:table-cell office:value-type="float" office:value="-0.0000526525" calcext:value-type="float">
            <text:p>-5.26525E-05</text:p>
          </table:table-cell>
          <table:table-cell office:value-type="float" office:value="-0.0000861442" calcext:value-type="float">
            <text:p>-8.61442E-05</text:p>
          </table:table-cell>
          <table:table-cell office:value-type="float" office:value="0.00006489" calcext:value-type="float">
            <text:p>6.489E-05</text:p>
          </table:table-cell>
          <table:table-cell office:value-type="float" office:value="0.0000267734" calcext:value-type="float">
            <text:p>2.67734E-05</text:p>
          </table:table-cell>
          <table:table-cell office:value-type="float" office:value="0.0000657181" calcext:value-type="float">
            <text:p>6.57181E-05</text:p>
          </table:table-cell>
          <table:table-cell office:value-type="float" office:value="2.06046E-017" calcext:value-type="float">
            <text:p>2.06046E-17</text:p>
          </table:table-cell>
          <table:table-cell office:value-type="float" office:value="1.63213E-017" calcext:value-type="float">
            <text:p>1.63213E-17</text:p>
          </table:table-cell>
          <table:table-cell table:number-columns-repeated="2" office:value-type="float" office:value="1.28426E-017" calcext:value-type="float">
            <text:p>1.28426E-17</text:p>
          </table:table-cell>
        </table:table-row>
        <table:table-row table:style-name="ro1">
          <table:table-cell office:value-type="float" office:value="6.60046" calcext:value-type="float">
            <text:p>6.60046</text:p>
          </table:table-cell>
          <table:table-cell office:value-type="float" office:value="0.00000000244305" calcext:value-type="float">
            <text:p>2.44305E-09</text:p>
          </table:table-cell>
          <table:table-cell office:value-type="float" office:value="0.00000000393128" calcext:value-type="float">
            <text:p>3.93128E-09</text:p>
          </table:table-cell>
          <table:table-cell office:value-type="float" office:value="0.00000000628078" calcext:value-type="float">
            <text:p>6.28078E-09</text:p>
          </table:table-cell>
          <table:table-cell office:value-type="float" office:value="-0.000196774" calcext:value-type="float">
            <text:p>-0.000196774</text:p>
          </table:table-cell>
          <table:table-cell office:value-type="float" office:value="0.0000562662" calcext:value-type="float">
            <text:p>5.62662E-05</text:p>
          </table:table-cell>
          <table:table-cell office:value-type="float" office:value="0.00000680344" calcext:value-type="float">
            <text:p>6.80344E-06</text:p>
          </table:table-cell>
          <table:table-cell office:value-type="float" office:value="0.000211887" calcext:value-type="float">
            <text:p>0.000211887</text:p>
          </table:table-cell>
          <table:table-cell office:value-type="float" office:value="0.000128956" calcext:value-type="float">
            <text:p>0.000128956</text:p>
          </table:table-cell>
          <table:table-cell office:value-type="float" office:value="-0.0000502662" calcext:value-type="float">
            <text:p>-5.02662E-05</text:p>
          </table:table-cell>
          <table:table-cell office:value-type="float" office:value="-0.000187224" calcext:value-type="float">
            <text:p>-0.000187224</text:p>
          </table:table-cell>
          <table:table-cell office:value-type="float" office:value="-0.000141162" calcext:value-type="float">
            <text:p>-0.000141162</text:p>
          </table:table-cell>
          <table:table-cell office:value-type="float" office:value="-0.000270797" calcext:value-type="float">
            <text:p>-0.000270797</text:p>
          </table:table-cell>
          <table:table-cell office:value-type="float" office:value="0.0000870535" calcext:value-type="float">
            <text:p>8.70535E-05</text:p>
          </table:table-cell>
          <table:table-cell office:value-type="float" office:value="0.0000293968" calcext:value-type="float">
            <text:p>2.93968E-05</text:p>
          </table:table-cell>
          <table:table-cell office:value-type="float" office:value="-0.000128183" calcext:value-type="float">
            <text:p>-0.000128183</text:p>
          </table:table-cell>
          <table:table-cell office:value-type="float" office:value="0.0000059409" calcext:value-type="float">
            <text:p>5.9409E-06</text:p>
          </table:table-cell>
          <table:table-cell office:value-type="float" office:value="-0.000304357" calcext:value-type="float">
            <text:p>-0.000304357</text:p>
          </table:table-cell>
          <table:table-cell office:value-type="float" office:value="-0.000322769" calcext:value-type="float">
            <text:p>-0.000322769</text:p>
          </table:table-cell>
          <table:table-cell office:value-type="float" office:value="0.0000281674" calcext:value-type="float">
            <text:p>2.81674E-05</text:p>
          </table:table-cell>
          <table:table-cell office:value-type="float" office:value="0.00000207433" calcext:value-type="float">
            <text:p>2.07433E-06</text:p>
          </table:table-cell>
          <table:table-cell office:value-type="float" office:value="-0.000031536" calcext:value-type="float">
            <text:p>-3.1536E-05</text:p>
          </table:table-cell>
          <table:table-cell office:value-type="float" office:value="0.000301114" calcext:value-type="float">
            <text:p>0.000301114</text:p>
          </table:table-cell>
          <table:table-cell office:value-type="float" office:value="-0.000217128" calcext:value-type="float">
            <text:p>-0.000217128</text:p>
          </table:table-cell>
          <table:table-cell office:value-type="float" office:value="-0.000124309" calcext:value-type="float">
            <text:p>-0.000124309</text:p>
          </table:table-cell>
          <table:table-cell office:value-type="float" office:value="-0.0000297126" calcext:value-type="float">
            <text:p>-2.97126E-05</text:p>
          </table:table-cell>
          <table:table-cell office:value-type="float" office:value="-0.0000194666" calcext:value-type="float">
            <text:p>-1.94666E-05</text:p>
          </table:table-cell>
          <table:table-cell office:value-type="float" office:value="0.0000763777" calcext:value-type="float">
            <text:p>7.63777E-05</text:p>
          </table:table-cell>
          <table:table-cell office:value-type="float" office:value="0.000450019" calcext:value-type="float">
            <text:p>0.000450019</text:p>
          </table:table-cell>
          <table:table-cell office:value-type="float" office:value="-0.0000483691" calcext:value-type="float">
            <text:p>-4.83691E-05</text:p>
          </table:table-cell>
          <table:table-cell office:value-type="float" office:value="0.000198287" calcext:value-type="float">
            <text:p>0.000198287</text:p>
          </table:table-cell>
          <table:table-cell office:value-type="float" office:value="-0.00008342" calcext:value-type="float">
            <text:p>-8.342E-05</text:p>
          </table:table-cell>
          <table:table-cell office:value-type="float" office:value="-0.0000895251" calcext:value-type="float">
            <text:p>-8.95251E-05</text:p>
          </table:table-cell>
          <table:table-cell office:value-type="float" office:value="0.0000408068" calcext:value-type="float">
            <text:p>4.08068E-05</text:p>
          </table:table-cell>
          <table:table-cell office:value-type="float" office:value="0.000319472" calcext:value-type="float">
            <text:p>0.000319472</text:p>
          </table:table-cell>
          <table:table-cell office:value-type="float" office:value="0.0000108004" calcext:value-type="float">
            <text:p>1.08004E-05</text:p>
          </table:table-cell>
          <table:table-cell office:value-type="float" office:value="0.0003867" calcext:value-type="float">
            <text:p>0.0003867</text:p>
          </table:table-cell>
          <table:table-cell office:value-type="float" office:value="-0.0000584414" calcext:value-type="float">
            <text:p>-5.84414E-05</text:p>
          </table:table-cell>
          <table:table-cell office:value-type="float" office:value="-0.000125378" calcext:value-type="float">
            <text:p>-0.000125378</text:p>
          </table:table-cell>
          <table:table-cell office:value-type="float" office:value="-0.0000841875" calcext:value-type="float">
            <text:p>-8.41875E-05</text:p>
          </table:table-cell>
          <table:table-cell office:value-type="float" office:value="0.0000277175" calcext:value-type="float">
            <text:p>2.77175E-05</text:p>
          </table:table-cell>
          <table:table-cell office:value-type="float" office:value="-0.0000365179" calcext:value-type="float">
            <text:p>-3.65179E-05</text:p>
          </table:table-cell>
          <table:table-cell office:value-type="float" office:value="0.000357593" calcext:value-type="float">
            <text:p>0.000357593</text:p>
          </table:table-cell>
          <table:table-cell office:value-type="float" office:value="0.0000728291" calcext:value-type="float">
            <text:p>7.28291E-05</text:p>
          </table:table-cell>
          <table:table-cell office:value-type="float" office:value="0.0000399776" calcext:value-type="float">
            <text:p>3.99776E-05</text:p>
          </table:table-cell>
          <table:table-cell office:value-type="float" office:value="-0.0000874363" calcext:value-type="float">
            <text:p>-8.74363E-05</text:p>
          </table:table-cell>
          <table:table-cell office:value-type="float" office:value="-0.000150396" calcext:value-type="float">
            <text:p>-0.000150396</text:p>
          </table:table-cell>
          <table:table-cell office:value-type="float" office:value="-0.000117189" calcext:value-type="float">
            <text:p>-0.000117189</text:p>
          </table:table-cell>
          <table:table-cell office:value-type="float" office:value="0.0000929162" calcext:value-type="float">
            <text:p>9.29162E-05</text:p>
          </table:table-cell>
          <table:table-cell office:value-type="float" office:value="0.000154732" calcext:value-type="float">
            <text:p>0.000154732</text:p>
          </table:table-cell>
          <table:table-cell office:value-type="float" office:value="0.000152626" calcext:value-type="float">
            <text:p>0.000152626</text:p>
          </table:table-cell>
          <table:table-cell office:value-type="float" office:value="0.0000874888" calcext:value-type="float">
            <text:p>8.74888E-05</text:p>
          </table:table-cell>
          <table:table-cell office:value-type="float" office:value="-0.000131907" calcext:value-type="float">
            <text:p>-0.000131907</text:p>
          </table:table-cell>
          <table:table-cell office:value-type="float" office:value="-0.000152709" calcext:value-type="float">
            <text:p>-0.000152709</text:p>
          </table:table-cell>
          <table:table-cell office:value-type="float" office:value="-0.000179254" calcext:value-type="float">
            <text:p>-0.000179254</text:p>
          </table:table-cell>
          <table:table-cell office:value-type="float" office:value="-0.000000255124" calcext:value-type="float">
            <text:p>-2.55124E-07</text:p>
          </table:table-cell>
          <table:table-cell office:value-type="float" office:value="0.0000917241" calcext:value-type="float">
            <text:p>9.17241E-05</text:p>
          </table:table-cell>
          <table:table-cell office:value-type="float" office:value="0.000229622" calcext:value-type="float">
            <text:p>0.000229622</text:p>
          </table:table-cell>
          <table:table-cell office:value-type="float" office:value="0.0000514958" calcext:value-type="float">
            <text:p>5.14958E-05</text:p>
          </table:table-cell>
          <table:table-cell office:value-type="float" office:value="0.0000729412" calcext:value-type="float">
            <text:p>7.29412E-05</text:p>
          </table:table-cell>
          <table:table-cell office:value-type="float" office:value="-0.000222193" calcext:value-type="float">
            <text:p>-0.000222193</text:p>
          </table:table-cell>
          <table:table-cell office:value-type="float" office:value="-0.0000557647" calcext:value-type="float">
            <text:p>-5.57647E-05</text:p>
          </table:table-cell>
          <table:table-cell office:value-type="float" office:value="-0.0000890986" calcext:value-type="float">
            <text:p>-8.90986E-05</text:p>
          </table:table-cell>
          <table:table-cell office:value-type="float" office:value="0.000221623" calcext:value-type="float">
            <text:p>0.000221623</text:p>
          </table:table-cell>
          <table:table-cell office:value-type="float" office:value="0.000296121" calcext:value-type="float">
            <text:p>0.000296121</text:p>
          </table:table-cell>
          <table:table-cell office:value-type="float" office:value="0.000469197" calcext:value-type="float">
            <text:p>0.000469197</text:p>
          </table:table-cell>
          <table:table-cell office:value-type="float" office:value="0.000410357" calcext:value-type="float">
            <text:p>0.000410357</text:p>
          </table:table-cell>
          <table:table-cell office:value-type="float" office:value="0.000592597" calcext:value-type="float">
            <text:p>0.000592597</text:p>
          </table:table-cell>
          <table:table-cell office:value-type="float" office:value="0.00077252" calcext:value-type="float">
            <text:p>0.00077252</text:p>
          </table:table-cell>
          <table:table-cell office:value-type="float" office:value="0.00151107" calcext:value-type="float">
            <text:p>0.00151107</text:p>
          </table:table-cell>
          <table:table-cell office:value-type="float" office:value="0.00253352" calcext:value-type="float">
            <text:p>0.00253352</text:p>
          </table:table-cell>
          <table:table-cell office:value-type="float" office:value="0.00432778" calcext:value-type="float">
            <text:p>0.00432778</text:p>
          </table:table-cell>
          <table:table-cell office:value-type="float" office:value="0.00684547" calcext:value-type="float">
            <text:p>0.00684547</text:p>
          </table:table-cell>
          <table:table-cell office:value-type="float" office:value="0.010857" calcext:value-type="float">
            <text:p>0.010857</text:p>
          </table:table-cell>
          <table:table-cell office:value-type="float" office:value="0.0170733" calcext:value-type="float">
            <text:p>0.0170733</text:p>
          </table:table-cell>
          <table:table-cell office:value-type="float" office:value="0.0270752" calcext:value-type="float">
            <text:p>0.0270752</text:p>
          </table:table-cell>
          <table:table-cell office:value-type="float" office:value="0.0431315" calcext:value-type="float">
            <text:p>0.0431315</text:p>
          </table:table-cell>
          <table:table-cell office:value-type="float" office:value="0.0682488" calcext:value-type="float">
            <text:p>0.0682488</text:p>
          </table:table-cell>
          <table:table-cell office:value-type="float" office:value="0.107425" calcext:value-type="float">
            <text:p>0.107425</text:p>
          </table:table-cell>
          <table:table-cell office:value-type="float" office:value="0.166351" calcext:value-type="float">
            <text:p>0.166351</text:p>
          </table:table-cell>
          <table:table-cell office:value-type="float" office:value="0.252845" calcext:value-type="float">
            <text:p>0.252845</text:p>
          </table:table-cell>
          <table:table-cell office:value-type="float" office:value="0.373194" calcext:value-type="float">
            <text:p>0.373194</text:p>
          </table:table-cell>
          <table:table-cell office:value-type="float" office:value="0.528863" calcext:value-type="float">
            <text:p>0.528863</text:p>
          </table:table-cell>
          <table:table-cell office:value-type="float" office:value="0.707211" calcext:value-type="float">
            <text:p>0.707211</text:p>
          </table:table-cell>
          <table:table-cell office:value-type="float" office:value="0.875771" calcext:value-type="float">
            <text:p>0.875771</text:p>
          </table:table-cell>
          <table:table-cell office:value-type="float" office:value="0.984211" calcext:value-type="float">
            <text:p>0.984211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893466" calcext:value-type="float">
            <text:p>0.893466</text:p>
          </table:table-cell>
          <table:table-cell office:value-type="float" office:value="0.72971" calcext:value-type="float">
            <text:p>0.72971</text:p>
          </table:table-cell>
          <table:table-cell office:value-type="float" office:value="0.549828" calcext:value-type="float">
            <text:p>0.549828</text:p>
          </table:table-cell>
          <table:table-cell office:value-type="float" office:value="0.390463" calcext:value-type="float">
            <text:p>0.390463</text:p>
          </table:table-cell>
          <table:table-cell office:value-type="float" office:value="0.265424" calcext:value-type="float">
            <text:p>0.265424</text:p>
          </table:table-cell>
          <table:table-cell office:value-type="float" office:value="0.175482" calcext:value-type="float">
            <text:p>0.175482</text:p>
          </table:table-cell>
          <table:table-cell office:value-type="float" office:value="0.113482" calcext:value-type="float">
            <text:p>0.113482</text:p>
          </table:table-cell>
          <table:table-cell office:value-type="float" office:value="0.0726066" calcext:value-type="float">
            <text:p>0.0726066</text:p>
          </table:table-cell>
          <table:table-cell office:value-type="float" office:value="0.0457265" calcext:value-type="float">
            <text:p>0.0457265</text:p>
          </table:table-cell>
          <table:table-cell office:value-type="float" office:value="0.0287667" calcext:value-type="float">
            <text:p>0.0287667</text:p>
          </table:table-cell>
          <table:table-cell office:value-type="float" office:value="0.0178438" calcext:value-type="float">
            <text:p>0.0178438</text:p>
          </table:table-cell>
          <table:table-cell office:value-type="float" office:value="0.0113116" calcext:value-type="float">
            <text:p>0.0113116</text:p>
          </table:table-cell>
          <table:table-cell office:value-type="float" office:value="0.00700052" calcext:value-type="float">
            <text:p>0.00700052</text:p>
          </table:table-cell>
          <table:table-cell office:value-type="float" office:value="0.00470582" calcext:value-type="float">
            <text:p>0.00470582</text:p>
          </table:table-cell>
          <table:table-cell office:value-type="float" office:value="0.00294764" calcext:value-type="float">
            <text:p>0.00294764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0.00121351" calcext:value-type="float">
            <text:p>0.00121351</text:p>
          </table:table-cell>
          <table:table-cell office:value-type="float" office:value="0.000500664" calcext:value-type="float">
            <text:p>0.000500664</text:p>
          </table:table-cell>
          <table:table-cell office:value-type="float" office:value="0.000234109" calcext:value-type="float">
            <text:p>0.000234109</text:p>
          </table:table-cell>
          <table:table-cell office:value-type="float" office:value="0.000286415" calcext:value-type="float">
            <text:p>0.000286415</text:p>
          </table:table-cell>
          <table:table-cell office:value-type="float" office:value="0.000190717" calcext:value-type="float">
            <text:p>0.000190717</text:p>
          </table:table-cell>
          <table:table-cell office:value-type="float" office:value="0.000307579" calcext:value-type="float">
            <text:p>0.000307579</text:p>
          </table:table-cell>
          <table:table-cell office:value-type="float" office:value="0.00054779" calcext:value-type="float">
            <text:p>0.00054779</text:p>
          </table:table-cell>
          <table:table-cell office:value-type="float" office:value="0.00033076" calcext:value-type="float">
            <text:p>0.00033076</text:p>
          </table:table-cell>
          <table:table-cell office:value-type="float" office:value="0.000350281" calcext:value-type="float">
            <text:p>0.000350281</text:p>
          </table:table-cell>
          <table:table-cell office:value-type="float" office:value="0.000250829" calcext:value-type="float">
            <text:p>0.000250829</text:p>
          </table:table-cell>
          <table:table-cell office:value-type="float" office:value="0.000307304" calcext:value-type="float">
            <text:p>0.000307304</text:p>
          </table:table-cell>
          <table:table-cell office:value-type="float" office:value="0.000216328" calcext:value-type="float">
            <text:p>0.000216328</text:p>
          </table:table-cell>
          <table:table-cell office:value-type="float" office:value="0.000772482" calcext:value-type="float">
            <text:p>0.000772482</text:p>
          </table:table-cell>
          <table:table-cell office:value-type="float" office:value="0.00087772" calcext:value-type="float">
            <text:p>0.00087772</text:p>
          </table:table-cell>
          <table:table-cell office:value-type="float" office:value="0.00129999" calcext:value-type="float">
            <text:p>0.00129999</text:p>
          </table:table-cell>
          <table:table-cell office:value-type="float" office:value="0.00161999" calcext:value-type="float">
            <text:p>0.00161999</text:p>
          </table:table-cell>
          <table:table-cell office:value-type="float" office:value="0.00190876" calcext:value-type="float">
            <text:p>0.00190876</text:p>
          </table:table-cell>
          <table:table-cell office:value-type="float" office:value="0.00212692" calcext:value-type="float">
            <text:p>0.00212692</text:p>
          </table:table-cell>
          <table:table-cell office:value-type="float" office:value="0.00269367" calcext:value-type="float">
            <text:p>0.00269367</text:p>
          </table:table-cell>
          <table:table-cell office:value-type="float" office:value="0.00329692" calcext:value-type="float">
            <text:p>0.00329692</text:p>
          </table:table-cell>
          <table:table-cell office:value-type="float" office:value="0.00440261" calcext:value-type="float">
            <text:p>0.00440261</text:p>
          </table:table-cell>
          <table:table-cell office:value-type="float" office:value="0.00557151" calcext:value-type="float">
            <text:p>0.00557151</text:p>
          </table:table-cell>
          <table:table-cell office:value-type="float" office:value="0.00739123" calcext:value-type="float">
            <text:p>0.00739123</text:p>
          </table:table-cell>
          <table:table-cell office:value-type="float" office:value="0.0092497" calcext:value-type="float">
            <text:p>0.0092497</text:p>
          </table:table-cell>
          <table:table-cell office:value-type="float" office:value="0.0114335" calcext:value-type="float">
            <text:p>0.0114335</text:p>
          </table:table-cell>
          <table:table-cell office:value-type="float" office:value="0.0144985" calcext:value-type="float">
            <text:p>0.0144985</text:p>
          </table:table-cell>
          <table:table-cell office:value-type="float" office:value="0.0177485" calcext:value-type="float">
            <text:p>0.0177485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0280028" calcext:value-type="float">
            <text:p>0.0280028</text:p>
          </table:table-cell>
          <table:table-cell office:value-type="float" office:value="0.0349272" calcext:value-type="float">
            <text:p>0.0349272</text:p>
          </table:table-cell>
          <table:table-cell office:value-type="float" office:value="0.0435663" calcext:value-type="float">
            <text:p>0.0435663</text:p>
          </table:table-cell>
          <table:table-cell office:value-type="float" office:value="0.0541132" calcext:value-type="float">
            <text:p>0.0541132</text:p>
          </table:table-cell>
          <table:table-cell office:value-type="float" office:value="0.0661474" calcext:value-type="float">
            <text:p>0.0661474</text:p>
          </table:table-cell>
          <table:table-cell office:value-type="float" office:value="0.0808707" calcext:value-type="float">
            <text:p>0.0808707</text:p>
          </table:table-cell>
          <table:table-cell office:value-type="float" office:value="0.0971918" calcext:value-type="float">
            <text:p>0.0971918</text:p>
          </table:table-cell>
          <table:table-cell office:value-type="float" office:value="0.116335" calcext:value-type="float">
            <text:p>0.116335</text:p>
          </table:table-cell>
          <table:table-cell office:value-type="float" office:value="0.136987" calcext:value-type="float">
            <text:p>0.136987</text:p>
          </table:table-cell>
          <table:table-cell office:value-type="float" office:value="0.159443" calcext:value-type="float">
            <text:p>0.159443</text:p>
          </table:table-cell>
          <table:table-cell office:value-type="float" office:value="0.182088" calcext:value-type="float">
            <text:p>0.182088</text:p>
          </table:table-cell>
          <table:table-cell office:value-type="float" office:value="0.203994" calcext:value-type="float">
            <text:p>0.203994</text:p>
          </table:table-cell>
          <table:table-cell office:value-type="float" office:value="0.223053" calcext:value-type="float">
            <text:p>0.223053</text:p>
          </table:table-cell>
          <table:table-cell office:value-type="float" office:value="0.238201" calcext:value-type="float">
            <text:p>0.238201</text:p>
          </table:table-cell>
          <table:table-cell office:value-type="float" office:value="0.247167" calcext:value-type="float">
            <text:p>0.247167</text:p>
          </table:table-cell>
          <table:table-cell office:value-type="float" office:value="0.249997" calcext:value-type="float">
            <text:p>0.249997</text:p>
          </table:table-cell>
          <table:table-cell office:value-type="float" office:value="0.245568" calcext:value-type="float">
            <text:p>0.245568</text:p>
          </table:table-cell>
          <table:table-cell office:value-type="float" office:value="0.235203" calcext:value-type="float">
            <text:p>0.235203</text:p>
          </table:table-cell>
          <table:table-cell office:value-type="float" office:value="0.21921" calcext:value-type="float">
            <text:p>0.21921</text:p>
          </table:table-cell>
          <table:table-cell office:value-type="float" office:value="0.199806" calcext:value-type="float">
            <text:p>0.199806</text:p>
          </table:table-cell>
          <table:table-cell office:value-type="float" office:value="0.177867" calcext:value-type="float">
            <text:p>0.177867</text:p>
          </table:table-cell>
          <table:table-cell office:value-type="float" office:value="0.155215" calcext:value-type="float">
            <text:p>0.155215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12311" calcext:value-type="float">
            <text:p>0.112311</text:p>
          </table:table-cell>
          <table:table-cell office:value-type="float" office:value="0.093608" calcext:value-type="float">
            <text:p>0.093608</text:p>
          </table:table-cell>
          <table:table-cell office:value-type="float" office:value="0.0773346" calcext:value-type="float">
            <text:p>0.0773346</text:p>
          </table:table-cell>
          <table:table-cell office:value-type="float" office:value="0.0632189" calcext:value-type="float">
            <text:p>0.0632189</text:p>
          </table:table-cell>
          <table:table-cell office:value-type="float" office:value="0.0515641" calcext:value-type="float">
            <text:p>0.0515641</text:p>
          </table:table-cell>
          <table:table-cell office:value-type="float" office:value="0.0418924" calcext:value-type="float">
            <text:p>0.0418924</text:p>
          </table:table-cell>
          <table:table-cell office:value-type="float" office:value="0.0337291" calcext:value-type="float">
            <text:p>0.0337291</text:p>
          </table:table-cell>
          <table:table-cell office:value-type="float" office:value="0.0271942" calcext:value-type="float">
            <text:p>0.0271942</text:p>
          </table:table-cell>
          <table:table-cell office:value-type="float" office:value="0.0215726" calcext:value-type="float">
            <text:p>0.0215726</text:p>
          </table:table-cell>
          <table:table-cell office:value-type="float" office:value="0.0172356" calcext:value-type="float">
            <text:p>0.0172356</text:p>
          </table:table-cell>
          <table:table-cell office:value-type="float" office:value="0.0133812" calcext:value-type="float">
            <text:p>0.0133812</text:p>
          </table:table-cell>
          <table:table-cell office:value-type="float" office:value="0.0106918" calcext:value-type="float">
            <text:p>0.0106918</text:p>
          </table:table-cell>
          <table:table-cell office:value-type="float" office:value="0.00838561" calcext:value-type="float">
            <text:p>0.00838561</text:p>
          </table:table-cell>
          <table:table-cell office:value-type="float" office:value="0.00673095" calcext:value-type="float">
            <text:p>0.00673095</text:p>
          </table:table-cell>
          <table:table-cell office:value-type="float" office:value="0.00543978" calcext:value-type="float">
            <text:p>0.00543978</text:p>
          </table:table-cell>
          <table:table-cell office:value-type="float" office:value="0.00450998" calcext:value-type="float">
            <text:p>0.00450998</text:p>
          </table:table-cell>
          <table:table-cell office:value-type="float" office:value="0.00356097" calcext:value-type="float">
            <text:p>0.00356097</text:p>
          </table:table-cell>
          <table:table-cell office:value-type="float" office:value="0.00288702" calcext:value-type="float">
            <text:p>0.00288702</text:p>
          </table:table-cell>
          <table:table-cell office:value-type="float" office:value="0.00222819" calcext:value-type="float">
            <text:p>0.00222819</text:p>
          </table:table-cell>
          <table:table-cell office:value-type="float" office:value="0.00160613" calcext:value-type="float">
            <text:p>0.00160613</text:p>
          </table:table-cell>
          <table:table-cell office:value-type="float" office:value="0.00111866" calcext:value-type="float">
            <text:p>0.00111866</text:p>
          </table:table-cell>
          <table:table-cell office:value-type="float" office:value="0.000845674" calcext:value-type="float">
            <text:p>0.000845674</text:p>
          </table:table-cell>
          <table:table-cell office:value-type="float" office:value="0.000637101" calcext:value-type="float">
            <text:p>0.000637101</text:p>
          </table:table-cell>
          <table:table-cell office:value-type="float" office:value="0.000512016" calcext:value-type="float">
            <text:p>0.000512016</text:p>
          </table:table-cell>
          <table:table-cell office:value-type="float" office:value="0.000682866" calcext:value-type="float">
            <text:p>0.000682866</text:p>
          </table:table-cell>
          <table:table-cell office:value-type="float" office:value="0.000507441" calcext:value-type="float">
            <text:p>0.000507441</text:p>
          </table:table-cell>
          <table:table-cell office:value-type="float" office:value="0.000626444" calcext:value-type="float">
            <text:p>0.000626444</text:p>
          </table:table-cell>
          <table:table-cell office:value-type="float" office:value="0.000398043" calcext:value-type="float">
            <text:p>0.000398043</text:p>
          </table:table-cell>
          <table:table-cell office:value-type="float" office:value="0.000368992" calcext:value-type="float">
            <text:p>0.000368992</text:p>
          </table:table-cell>
          <table:table-cell office:value-type="float" office:value="0.00000130407" calcext:value-type="float">
            <text:p>1.30407E-06</text:p>
          </table:table-cell>
          <table:table-cell office:value-type="float" office:value="0.00000962657" calcext:value-type="float">
            <text:p>9.62657E-06</text:p>
          </table:table-cell>
          <table:table-cell office:value-type="float" office:value="-0.000220691" calcext:value-type="float">
            <text:p>-0.000220691</text:p>
          </table:table-cell>
          <table:table-cell office:value-type="float" office:value="-0.0000253441" calcext:value-type="float">
            <text:p>-2.53441E-05</text:p>
          </table:table-cell>
          <table:table-cell office:value-type="float" office:value="-0.000165085" calcext:value-type="float">
            <text:p>-0.000165085</text:p>
          </table:table-cell>
          <table:table-cell office:value-type="float" office:value="0.000268455" calcext:value-type="float">
            <text:p>0.000268455</text:p>
          </table:table-cell>
          <table:table-cell office:value-type="float" office:value="0.0000461397" calcext:value-type="float">
            <text:p>4.61397E-05</text:p>
          </table:table-cell>
          <table:table-cell office:value-type="float" office:value="0.000373701" calcext:value-type="float">
            <text:p>0.000373701</text:p>
          </table:table-cell>
          <table:table-cell office:value-type="float" office:value="0.000201493" calcext:value-type="float">
            <text:p>0.000201493</text:p>
          </table:table-cell>
          <table:table-cell office:value-type="float" office:value="0.000146311" calcext:value-type="float">
            <text:p>0.000146311</text:p>
          </table:table-cell>
          <table:table-cell office:value-type="float" office:value="-0.0000246665" calcext:value-type="float">
            <text:p>-2.46665E-05</text:p>
          </table:table-cell>
          <table:table-cell office:value-type="float" office:value="-0.0000721146" calcext:value-type="float">
            <text:p>-7.21146E-05</text:p>
          </table:table-cell>
          <table:table-cell office:value-type="float" office:value="-0.000284035" calcext:value-type="float">
            <text:p>-0.000284035</text:p>
          </table:table-cell>
          <table:table-cell office:value-type="float" office:value="-0.00016276" calcext:value-type="float">
            <text:p>-0.00016276</text:p>
          </table:table-cell>
          <table:table-cell office:value-type="float" office:value="-0.000214795" calcext:value-type="float">
            <text:p>-0.000214795</text:p>
          </table:table-cell>
          <table:table-cell office:value-type="float" office:value="0.0000162689" calcext:value-type="float">
            <text:p>1.62689E-05</text:p>
          </table:table-cell>
          <table:table-cell office:value-type="float" office:value="0.0000799215" calcext:value-type="float">
            <text:p>7.99215E-05</text:p>
          </table:table-cell>
          <table:table-cell office:value-type="float" office:value="0.00022638" calcext:value-type="float">
            <text:p>0.00022638</text:p>
          </table:table-cell>
          <table:table-cell office:value-type="float" office:value="0.000265121" calcext:value-type="float">
            <text:p>0.000265121</text:p>
          </table:table-cell>
          <table:table-cell office:value-type="float" office:value="0.000152147" calcext:value-type="float">
            <text:p>0.000152147</text:p>
          </table:table-cell>
          <table:table-cell office:value-type="float" office:value="0.000154121" calcext:value-type="float">
            <text:p>0.000154121</text:p>
          </table:table-cell>
          <table:table-cell office:value-type="float" office:value="-0.000103098" calcext:value-type="float">
            <text:p>-0.000103098</text:p>
          </table:table-cell>
          <table:table-cell office:value-type="float" office:value="-0.000150489" calcext:value-type="float">
            <text:p>-0.000150489</text:p>
          </table:table-cell>
          <table:table-cell office:value-type="float" office:value="-0.000278348" calcext:value-type="float">
            <text:p>-0.000278348</text:p>
          </table:table-cell>
          <table:table-cell office:value-type="float" office:value="-0.000152722" calcext:value-type="float">
            <text:p>-0.000152722</text:p>
          </table:table-cell>
          <table:table-cell office:value-type="float" office:value="-0.000236548" calcext:value-type="float">
            <text:p>-0.000236548</text:p>
          </table:table-cell>
          <table:table-cell office:value-type="float" office:value="0.0000739968" calcext:value-type="float">
            <text:p>7.39968E-05</text:p>
          </table:table-cell>
          <table:table-cell office:value-type="float" office:value="0.0000670525" calcext:value-type="float">
            <text:p>6.70525E-05</text:p>
          </table:table-cell>
          <table:table-cell office:value-type="float" office:value="0.000203172" calcext:value-type="float">
            <text:p>0.000203172</text:p>
          </table:table-cell>
          <table:table-cell office:value-type="float" office:value="0.000246216" calcext:value-type="float">
            <text:p>0.000246216</text:p>
          </table:table-cell>
          <table:table-cell office:value-type="float" office:value="0.000207585" calcext:value-type="float">
            <text:p>0.000207585</text:p>
          </table:table-cell>
          <table:table-cell office:value-type="float" office:value="0.0000712475" calcext:value-type="float">
            <text:p>7.12475E-05</text:p>
          </table:table-cell>
          <table:table-cell office:value-type="float" office:value="0.0000213361" calcext:value-type="float">
            <text:p>2.13361E-05</text:p>
          </table:table-cell>
          <table:table-cell office:value-type="float" office:value="-0.000160624" calcext:value-type="float">
            <text:p>-0.000160624</text:p>
          </table:table-cell>
          <table:table-cell office:value-type="float" office:value="-0.000227469" calcext:value-type="float">
            <text:p>-0.000227469</text:p>
          </table:table-cell>
          <table:table-cell office:value-type="float" office:value="-0.00023251" calcext:value-type="float">
            <text:p>-0.00023251</text:p>
          </table:table-cell>
          <table:table-cell office:value-type="float" office:value="-0.000201531" calcext:value-type="float">
            <text:p>-0.000201531</text:p>
          </table:table-cell>
          <table:table-cell office:value-type="float" office:value="-0.0000392762" calcext:value-type="float">
            <text:p>-3.92762E-05</text:p>
          </table:table-cell>
          <table:table-cell office:value-type="float" office:value="-0.0000341487" calcext:value-type="float">
            <text:p>-3.41487E-05</text:p>
          </table:table-cell>
          <table:table-cell office:value-type="float" office:value="0.000288658" calcext:value-type="float">
            <text:p>0.000288658</text:p>
          </table:table-cell>
          <table:table-cell office:value-type="float" office:value="0.000135438" calcext:value-type="float">
            <text:p>0.000135438</text:p>
          </table:table-cell>
          <table:table-cell office:value-type="float" office:value="0.000293382" calcext:value-type="float">
            <text:p>0.000293382</text:p>
          </table:table-cell>
          <table:table-cell office:value-type="float" office:value="0.000136065" calcext:value-type="float">
            <text:p>0.000136065</text:p>
          </table:table-cell>
          <table:table-cell office:value-type="float" office:value="0.00011135" calcext:value-type="float">
            <text:p>0.00011135</text:p>
          </table:table-cell>
          <table:table-cell office:value-type="float" office:value="-0.000178912" calcext:value-type="float">
            <text:p>-0.000178912</text:p>
          </table:table-cell>
          <table:table-cell office:value-type="float" office:value="0.0000150759" calcext:value-type="float">
            <text:p>1.50759E-05</text:p>
          </table:table-cell>
          <table:table-cell office:value-type="float" office:value="-0.000405544" calcext:value-type="float">
            <text:p>-0.000405544</text:p>
          </table:table-cell>
          <table:table-cell office:value-type="float" office:value="-0.0000941778" calcext:value-type="float">
            <text:p>-9.41778E-05</text:p>
          </table:table-cell>
          <table:table-cell office:value-type="float" office:value="-0.000295156" calcext:value-type="float">
            <text:p>-0.000295156</text:p>
          </table:table-cell>
          <table:table-cell office:value-type="float" office:value="0.0000336523" calcext:value-type="float">
            <text:p>3.36523E-05</text:p>
          </table:table-cell>
          <table:table-cell office:value-type="float" office:value="-0.0000471153" calcext:value-type="float">
            <text:p>-4.71153E-05</text:p>
          </table:table-cell>
          <table:table-cell office:value-type="float" office:value="0.000197288" calcext:value-type="float">
            <text:p>0.000197288</text:p>
          </table:table-cell>
          <table:table-cell office:value-type="float" office:value="0.000222715" calcext:value-type="float">
            <text:p>0.000222715</text:p>
          </table:table-cell>
          <table:table-cell office:value-type="float" office:value="0.000253134" calcext:value-type="float">
            <text:p>0.000253134</text:p>
          </table:table-cell>
          <table:table-cell office:value-type="float" office:value="0.000163013" calcext:value-type="float">
            <text:p>0.000163013</text:p>
          </table:table-cell>
          <table:table-cell office:value-type="float" office:value="0.000163966" calcext:value-type="float">
            <text:p>0.000163966</text:p>
          </table:table-cell>
          <table:table-cell office:value-type="float" office:value="-0.000102412" calcext:value-type="float">
            <text:p>-0.000102412</text:p>
          </table:table-cell>
          <table:table-cell office:value-type="float" office:value="-0.0000653412" calcext:value-type="float">
            <text:p>-6.53412E-05</text:p>
          </table:table-cell>
          <table:table-cell office:value-type="float" office:value="-0.00021903" calcext:value-type="float">
            <text:p>-0.00021903</text:p>
          </table:table-cell>
          <table:table-cell office:value-type="float" office:value="-0.000269394" calcext:value-type="float">
            <text:p>-0.000269394</text:p>
          </table:table-cell>
          <table:table-cell office:value-type="float" office:value="-0.000177423" calcext:value-type="float">
            <text:p>-0.000177423</text:p>
          </table:table-cell>
          <table:table-cell office:value-type="float" office:value="-0.000142406" calcext:value-type="float">
            <text:p>-0.000142406</text:p>
          </table:table-cell>
          <table:table-cell office:value-type="float" office:value="-0.0000317063" calcext:value-type="float">
            <text:p>-3.17063E-05</text:p>
          </table:table-cell>
          <table:table-cell office:value-type="float" office:value="0.00000852467" calcext:value-type="float">
            <text:p>8.52467E-06</text:p>
          </table:table-cell>
          <table:table-cell office:value-type="float" office:value="0.000238534" calcext:value-type="float">
            <text:p>0.000238534</text:p>
          </table:table-cell>
          <table:table-cell office:value-type="float" office:value="0.000146652" calcext:value-type="float">
            <text:p>0.000146652</text:p>
          </table:table-cell>
          <table:table-cell office:value-type="float" office:value="0.000308885" calcext:value-type="float">
            <text:p>0.000308885</text:p>
          </table:table-cell>
          <table:table-cell office:value-type="float" office:value="0.000107752" calcext:value-type="float">
            <text:p>0.000107752</text:p>
          </table:table-cell>
          <table:table-cell office:value-type="float" office:value="0.000204128" calcext:value-type="float">
            <text:p>0.000204128</text:p>
          </table:table-cell>
          <table:table-cell office:value-type="float" office:value="-0.0000323278" calcext:value-type="float">
            <text:p>-3.23278E-05</text:p>
          </table:table-cell>
          <table:table-cell office:value-type="float" office:value="-0.0000999795" calcext:value-type="float">
            <text:p>-9.99795E-05</text:p>
          </table:table-cell>
          <table:table-cell office:value-type="float" office:value="-0.000161903" calcext:value-type="float">
            <text:p>-0.000161903</text:p>
          </table:table-cell>
          <table:table-cell office:value-type="float" office:value="-0.000249914" calcext:value-type="float">
            <text:p>-0.000249914</text:p>
          </table:table-cell>
          <table:table-cell office:value-type="float" office:value="-0.000170704" calcext:value-type="float">
            <text:p>-0.000170704</text:p>
          </table:table-cell>
          <table:table-cell office:value-type="float" office:value="-0.000231645" calcext:value-type="float">
            <text:p>-0.000231645</text:p>
          </table:table-cell>
          <table:table-cell office:value-type="float" office:value="-0.000101252" calcext:value-type="float">
            <text:p>-0.000101252</text:p>
          </table:table-cell>
          <table:table-cell office:value-type="float" office:value="-0.00000496316" calcext:value-type="float">
            <text:p>-4.96316E-06</text:p>
          </table:table-cell>
          <table:table-cell office:value-type="float" office:value="0.000112352" calcext:value-type="float">
            <text:p>0.000112352</text:p>
          </table:table-cell>
          <table:table-cell office:value-type="float" office:value="0.0000979895" calcext:value-type="float">
            <text:p>9.79895E-05</text:p>
          </table:table-cell>
          <table:table-cell office:value-type="float" office:value="0.000307447" calcext:value-type="float">
            <text:p>0.000307447</text:p>
          </table:table-cell>
          <table:table-cell office:value-type="float" office:value="0.000099857" calcext:value-type="float">
            <text:p>9.9857E-05</text:p>
          </table:table-cell>
          <table:table-cell office:value-type="float" office:value="0.000340902" calcext:value-type="float">
            <text:p>0.000340902</text:p>
          </table:table-cell>
          <table:table-cell office:value-type="float" office:value="0.000034025" calcext:value-type="float">
            <text:p>3.4025E-05</text:p>
          </table:table-cell>
          <table:table-cell office:value-type="float" office:value="0.000115906" calcext:value-type="float">
            <text:p>0.000115906</text:p>
          </table:table-cell>
          <table:table-cell office:value-type="float" office:value="-0.000163175" calcext:value-type="float">
            <text:p>-0.000163175</text:p>
          </table:table-cell>
          <table:table-cell office:value-type="float" office:value="-0.0000669477" calcext:value-type="float">
            <text:p>-6.69477E-05</text:p>
          </table:table-cell>
          <table:table-cell office:value-type="float" office:value="-0.000263946" calcext:value-type="float">
            <text:p>-0.000263946</text:p>
          </table:table-cell>
          <table:table-cell office:value-type="float" office:value="-0.0000959893" calcext:value-type="float">
            <text:p>-9.59893E-05</text:p>
          </table:table-cell>
          <table:table-cell office:value-type="float" office:value="-0.000306864" calcext:value-type="float">
            <text:p>-0.000306864</text:p>
          </table:table-cell>
          <table:table-cell office:value-type="float" office:value="-0.000127944" calcext:value-type="float">
            <text:p>-0.000127944</text:p>
          </table:table-cell>
          <table:table-cell office:value-type="float" office:value="-0.000182043" calcext:value-type="float">
            <text:p>-0.000182043</text:p>
          </table:table-cell>
          <table:table-cell office:value-type="float" office:value="0.000161538" calcext:value-type="float">
            <text:p>0.000161538</text:p>
          </table:table-cell>
          <table:table-cell office:value-type="float" office:value="0.0000130947" calcext:value-type="float">
            <text:p>1.30947E-05</text:p>
          </table:table-cell>
          <table:table-cell office:value-type="float" office:value="0.0000929743" calcext:value-type="float">
            <text:p>9.29743E-05</text:p>
          </table:table-cell>
          <table:table-cell office:value-type="float" office:value="0.000154426" calcext:value-type="float">
            <text:p>0.000154426</text:p>
          </table:table-cell>
          <table:table-cell office:value-type="float" office:value="0.000256647" calcext:value-type="float">
            <text:p>0.000256647</text:p>
          </table:table-cell>
          <table:table-cell office:value-type="float" office:value="0.000299135" calcext:value-type="float">
            <text:p>0.000299135</text:p>
          </table:table-cell>
          <table:table-cell office:value-type="float" office:value="0.000121758" calcext:value-type="float">
            <text:p>0.000121758</text:p>
          </table:table-cell>
          <table:table-cell office:value-type="float" office:value="0.0000312395" calcext:value-type="float">
            <text:p>3.12395E-05</text:p>
          </table:table-cell>
          <table:table-cell office:value-type="float" office:value="-0.000124764" calcext:value-type="float">
            <text:p>-0.000124764</text:p>
          </table:table-cell>
          <table:table-cell office:value-type="float" office:value="0.000179614" calcext:value-type="float">
            <text:p>0.000179614</text:p>
          </table:table-cell>
          <table:table-cell office:value-type="float" office:value="-0.0000713169" calcext:value-type="float">
            <text:p>-7.13169E-05</text:p>
          </table:table-cell>
          <table:table-cell office:value-type="float" office:value="-0.000200082" calcext:value-type="float">
            <text:p>-0.000200082</text:p>
          </table:table-cell>
          <table:table-cell office:value-type="float" office:value="-0.000358401" calcext:value-type="float">
            <text:p>-0.000358401</text:p>
          </table:table-cell>
          <table:table-cell office:value-type="float" office:value="-0.000168517" calcext:value-type="float">
            <text:p>-0.000168517</text:p>
          </table:table-cell>
          <table:table-cell office:value-type="float" office:value="-0.0000257854" calcext:value-type="float">
            <text:p>-2.57854E-05</text:p>
          </table:table-cell>
          <table:table-cell office:value-type="float" office:value="-0.0000927659" calcext:value-type="float">
            <text:p>-9.27659E-05</text:p>
          </table:table-cell>
          <table:table-cell office:value-type="float" office:value="-0.000106516" calcext:value-type="float">
            <text:p>-0.000106516</text:p>
          </table:table-cell>
          <table:table-cell office:value-type="float" office:value="-0.000206461" calcext:value-type="float">
            <text:p>-0.000206461</text:p>
          </table:table-cell>
          <table:table-cell office:value-type="float" office:value="0.000155976" calcext:value-type="float">
            <text:p>0.000155976</text:p>
          </table:table-cell>
          <table:table-cell office:value-type="float" office:value="0.000277013" calcext:value-type="float">
            <text:p>0.000277013</text:p>
          </table:table-cell>
          <table:table-cell office:value-type="float" office:value="0.000219266" calcext:value-type="float">
            <text:p>0.000219266</text:p>
          </table:table-cell>
          <table:table-cell office:value-type="float" office:value="0.0000478011" calcext:value-type="float">
            <text:p>4.78011E-05</text:p>
          </table:table-cell>
          <table:table-cell office:value-type="float" office:value="0.000153781" calcext:value-type="float">
            <text:p>0.000153781</text:p>
          </table:table-cell>
          <table:table-cell office:value-type="float" office:value="0.0000967844" calcext:value-type="float">
            <text:p>9.67844E-05</text:p>
          </table:table-cell>
          <table:table-cell office:value-type="float" office:value="0.000343143" calcext:value-type="float">
            <text:p>0.000343143</text:p>
          </table:table-cell>
          <table:table-cell office:value-type="float" office:value="2.06375E-017" calcext:value-type="float">
            <text:p>2.06375E-17</text:p>
          </table:table-cell>
          <table:table-cell office:value-type="float" office:value="1.63024E-017" calcext:value-type="float">
            <text:p>1.63024E-17</text:p>
          </table:table-cell>
          <table:table-cell table:number-columns-repeated="2" office:value-type="float" office:value="1.28817E-017" calcext:value-type="float">
            <text:p>1.28817E-17</text:p>
          </table:table-cell>
        </table:table-row>
        <table:table-row table:style-name="ro1">
          <table:table-cell office:value-type="float" office:value="7.70667" calcext:value-type="float">
            <text:p>7.70667</text:p>
          </table:table-cell>
          <table:table-cell office:value-type="float" office:value="0.00000000244275" calcext:value-type="float">
            <text:p>2.44275E-09</text:p>
          </table:table-cell>
          <table:table-cell office:value-type="float" office:value="0.00000000393146" calcext:value-type="float">
            <text:p>3.93146E-09</text:p>
          </table:table-cell>
          <table:table-cell office:value-type="float" office:value="0.00000000628037" calcext:value-type="float">
            <text:p>6.28037E-09</text:p>
          </table:table-cell>
          <table:table-cell office:value-type="float" office:value="-0.000120736" calcext:value-type="float">
            <text:p>-0.000120736</text:p>
          </table:table-cell>
          <table:table-cell office:value-type="float" office:value="0.000123596" calcext:value-type="float">
            <text:p>0.000123596</text:p>
          </table:table-cell>
          <table:table-cell office:value-type="float" office:value="0.0000905208" calcext:value-type="float">
            <text:p>9.05208E-05</text:p>
          </table:table-cell>
          <table:table-cell office:value-type="float" office:value="0.00013285" calcext:value-type="float">
            <text:p>0.00013285</text:p>
          </table:table-cell>
          <table:table-cell office:value-type="float" office:value="-0.0000231945" calcext:value-type="float">
            <text:p>-2.31945E-05</text:p>
          </table:table-cell>
          <table:table-cell office:value-type="float" office:value="-0.0000654537" calcext:value-type="float">
            <text:p>-6.54537E-05</text:p>
          </table:table-cell>
          <table:table-cell office:value-type="float" office:value="-0.000419011" calcext:value-type="float">
            <text:p>-0.000419011</text:p>
          </table:table-cell>
          <table:table-cell office:value-type="float" office:value="-0.0000692057" calcext:value-type="float">
            <text:p>-6.92057E-05</text:p>
          </table:table-cell>
          <table:table-cell office:value-type="float" office:value="-0.000258078" calcext:value-type="float">
            <text:p>-0.000258078</text:p>
          </table:table-cell>
          <table:table-cell office:value-type="float" office:value="0.00000362173" calcext:value-type="float">
            <text:p>3.62173E-06</text:p>
          </table:table-cell>
          <table:table-cell office:value-type="float" office:value="0.000123304" calcext:value-type="float">
            <text:p>0.000123304</text:p>
          </table:table-cell>
          <table:table-cell office:value-type="float" office:value="0.0000165966" calcext:value-type="float">
            <text:p>1.65966E-05</text:p>
          </table:table-cell>
          <table:table-cell office:value-type="float" office:value="-0.000214636" calcext:value-type="float">
            <text:p>-0.000214636</text:p>
          </table:table-cell>
          <table:table-cell office:value-type="float" office:value="0.0000183196" calcext:value-type="float">
            <text:p>1.83196E-05</text:p>
          </table:table-cell>
          <table:table-cell office:value-type="float" office:value="-0.000503457" calcext:value-type="float">
            <text:p>-0.000503457</text:p>
          </table:table-cell>
          <table:table-cell office:value-type="float" office:value="-0.0000732563" calcext:value-type="float">
            <text:p>-7.32563E-05</text:p>
          </table:table-cell>
          <table:table-cell office:value-type="float" office:value="0.0000152019" calcext:value-type="float">
            <text:p>1.52019E-05</text:p>
          </table:table-cell>
          <table:table-cell office:value-type="float" office:value="0.0000162992" calcext:value-type="float">
            <text:p>1.62992E-05</text:p>
          </table:table-cell>
          <table:table-cell office:value-type="float" office:value="0.000193875" calcext:value-type="float">
            <text:p>0.000193875</text:p>
          </table:table-cell>
          <table:table-cell office:value-type="float" office:value="0.000279069" calcext:value-type="float">
            <text:p>0.000279069</text:p>
          </table:table-cell>
          <table:table-cell office:value-type="float" office:value="-0.000242893" calcext:value-type="float">
            <text:p>-0.000242893</text:p>
          </table:table-cell>
          <table:table-cell office:value-type="float" office:value="0.000100745" calcext:value-type="float">
            <text:p>0.000100745</text:p>
          </table:table-cell>
          <table:table-cell office:value-type="float" office:value="-0.000168835" calcext:value-type="float">
            <text:p>-0.000168835</text:p>
          </table:table-cell>
          <table:table-cell office:value-type="float" office:value="-0.000106109" calcext:value-type="float">
            <text:p>-0.000106109</text:p>
          </table:table-cell>
          <table:table-cell office:value-type="float" office:value="0.000221335" calcext:value-type="float">
            <text:p>0.000221335</text:p>
          </table:table-cell>
          <table:table-cell office:value-type="float" office:value="0.000236396" calcext:value-type="float">
            <text:p>0.000236396</text:p>
          </table:table-cell>
          <table:table-cell office:value-type="float" office:value="0.000125345" calcext:value-type="float">
            <text:p>0.000125345</text:p>
          </table:table-cell>
          <table:table-cell office:value-type="float" office:value="0.000348391" calcext:value-type="float">
            <text:p>0.000348391</text:p>
          </table:table-cell>
          <table:table-cell office:value-type="float" office:value="-0.000112425" calcext:value-type="float">
            <text:p>-0.000112425</text:p>
          </table:table-cell>
          <table:table-cell office:value-type="float" office:value="-0.0000867538" calcext:value-type="float">
            <text:p>-8.67538E-05</text:p>
          </table:table-cell>
          <table:table-cell office:value-type="float" office:value="-0.0000172385" calcext:value-type="float">
            <text:p>-1.72385E-05</text:p>
          </table:table-cell>
          <table:table-cell office:value-type="float" office:value="-0.000131056" calcext:value-type="float">
            <text:p>-0.000131056</text:p>
          </table:table-cell>
          <table:table-cell office:value-type="float" office:value="0.00014748" calcext:value-type="float">
            <text:p>0.00014748</text:p>
          </table:table-cell>
          <table:table-cell office:value-type="float" office:value="0.00028155" calcext:value-type="float">
            <text:p>0.00028155</text:p>
          </table:table-cell>
          <table:table-cell office:value-type="float" office:value="0.0000992892" calcext:value-type="float">
            <text:p>9.92892E-05</text:p>
          </table:table-cell>
          <table:table-cell office:value-type="float" office:value="0.000213109" calcext:value-type="float">
            <text:p>0.000213109</text:p>
          </table:table-cell>
          <table:table-cell office:value-type="float" office:value="0.0000166671" calcext:value-type="float">
            <text:p>1.66671E-05</text:p>
          </table:table-cell>
          <table:table-cell office:value-type="float" office:value="-0.000246049" calcext:value-type="float">
            <text:p>-0.000246049</text:p>
          </table:table-cell>
          <table:table-cell office:value-type="float" office:value="0.00000954837" calcext:value-type="float">
            <text:p>9.54837E-06</text:p>
          </table:table-cell>
          <table:table-cell office:value-type="float" office:value="-0.000134446" calcext:value-type="float">
            <text:p>-0.000134446</text:p>
          </table:table-cell>
          <table:table-cell office:value-type="float" office:value="0.0000517264" calcext:value-type="float">
            <text:p>5.17264E-05</text:p>
          </table:table-cell>
          <table:table-cell office:value-type="float" office:value="0.000244227" calcext:value-type="float">
            <text:p>0.000244227</text:p>
          </table:table-cell>
          <table:table-cell office:value-type="float" office:value="0.000154251" calcext:value-type="float">
            <text:p>0.000154251</text:p>
          </table:table-cell>
          <table:table-cell office:value-type="float" office:value="0.0000402069" calcext:value-type="float">
            <text:p>4.02069E-05</text:p>
          </table:table-cell>
          <table:table-cell office:value-type="float" office:value="0.000113206" calcext:value-type="float">
            <text:p>0.000113206</text:p>
          </table:table-cell>
          <table:table-cell office:value-type="float" office:value="-0.00030909" calcext:value-type="float">
            <text:p>-0.00030909</text:p>
          </table:table-cell>
          <table:table-cell office:value-type="float" office:value="-0.0000814605" calcext:value-type="float">
            <text:p>-8.14605E-05</text:p>
          </table:table-cell>
          <table:table-cell office:value-type="float" office:value="-0.000160335" calcext:value-type="float">
            <text:p>-0.000160335</text:p>
          </table:table-cell>
          <table:table-cell office:value-type="float" office:value="0.0000172775" calcext:value-type="float">
            <text:p>1.72775E-05</text:p>
          </table:table-cell>
          <table:table-cell office:value-type="float" office:value="0.000120113" calcext:value-type="float">
            <text:p>0.000120113</text:p>
          </table:table-cell>
          <table:table-cell office:value-type="float" office:value="0.000248123" calcext:value-type="float">
            <text:p>0.000248123</text:p>
          </table:table-cell>
          <table:table-cell office:value-type="float" office:value="0.0000101867" calcext:value-type="float">
            <text:p>1.01867E-05</text:p>
          </table:table-cell>
          <table:table-cell office:value-type="float" office:value="0.000140035" calcext:value-type="float">
            <text:p>0.000140035</text:p>
          </table:table-cell>
          <table:table-cell office:value-type="float" office:value="-0.000248304" calcext:value-type="float">
            <text:p>-0.000248304</text:p>
          </table:table-cell>
          <table:table-cell office:value-type="float" office:value="-0.000100457" calcext:value-type="float">
            <text:p>-0.000100457</text:p>
          </table:table-cell>
          <table:table-cell office:value-type="float" office:value="-0.000189667" calcext:value-type="float">
            <text:p>-0.000189667</text:p>
          </table:table-cell>
          <table:table-cell office:value-type="float" office:value="0.0000261389" calcext:value-type="float">
            <text:p>2.61389E-05</text:p>
          </table:table-cell>
          <table:table-cell office:value-type="float" office:value="0.0000495013" calcext:value-type="float">
            <text:p>4.95013E-05</text:p>
          </table:table-cell>
          <table:table-cell office:value-type="float" office:value="0.000315318" calcext:value-type="float">
            <text:p>0.000315318</text:p>
          </table:table-cell>
          <table:table-cell office:value-type="float" office:value="0.0000643918" calcext:value-type="float">
            <text:p>6.43918E-05</text:p>
          </table:table-cell>
          <table:table-cell office:value-type="float" office:value="0.000145438" calcext:value-type="float">
            <text:p>0.000145438</text:p>
          </table:table-cell>
          <table:table-cell office:value-type="float" office:value="-0.000146021" calcext:value-type="float">
            <text:p>-0.000146021</text:p>
          </table:table-cell>
          <table:table-cell office:value-type="float" office:value="-0.000139461" calcext:value-type="float">
            <text:p>-0.000139461</text:p>
          </table:table-cell>
          <table:table-cell office:value-type="float" office:value="-0.00020288" calcext:value-type="float">
            <text:p>-0.00020288</text:p>
          </table:table-cell>
          <table:table-cell office:value-type="float" office:value="0.0000266749" calcext:value-type="float">
            <text:p>2.66749E-05</text:p>
          </table:table-cell>
          <table:table-cell office:value-type="float" office:value="0.0000272137" calcext:value-type="float">
            <text:p>2.72137E-05</text:p>
          </table:table-cell>
          <table:table-cell office:value-type="float" office:value="0.000373272" calcext:value-type="float">
            <text:p>0.000373272</text:p>
          </table:table-cell>
          <table:table-cell office:value-type="float" office:value="0.000313552" calcext:value-type="float">
            <text:p>0.000313552</text:p>
          </table:table-cell>
          <table:table-cell office:value-type="float" office:value="0.000429354" calcext:value-type="float">
            <text:p>0.000429354</text:p>
          </table:table-cell>
          <table:table-cell office:value-type="float" office:value="0.000426134" calcext:value-type="float">
            <text:p>0.000426134</text:p>
          </table:table-cell>
          <table:table-cell office:value-type="float" office:value="0.00059099" calcext:value-type="float">
            <text:p>0.00059099</text:p>
          </table:table-cell>
          <table:table-cell office:value-type="float" office:value="0.000994945" calcext:value-type="float">
            <text:p>0.000994945</text:p>
          </table:table-cell>
          <table:table-cell office:value-type="float" office:value="0.0018393" calcext:value-type="float">
            <text:p>0.0018393</text:p>
          </table:table-cell>
          <table:table-cell office:value-type="float" office:value="0.00305338" calcext:value-type="float">
            <text:p>0.00305338</text:p>
          </table:table-cell>
          <table:table-cell office:value-type="float" office:value="0.00512355" calcext:value-type="float">
            <text:p>0.00512355</text:p>
          </table:table-cell>
          <table:table-cell office:value-type="float" office:value="0.00815964" calcext:value-type="float">
            <text:p>0.00815964</text:p>
          </table:table-cell>
          <table:table-cell office:value-type="float" office:value="0.0129008" calcext:value-type="float">
            <text:p>0.0129008</text:p>
          </table:table-cell>
          <table:table-cell office:value-type="float" office:value="0.0203956" calcext:value-type="float">
            <text:p>0.0203956</text:p>
          </table:table-cell>
          <table:table-cell office:value-type="float" office:value="0.032255" calcext:value-type="float">
            <text:p>0.032255</text:p>
          </table:table-cell>
          <table:table-cell office:value-type="float" office:value="0.0511906" calcext:value-type="float">
            <text:p>0.0511906</text:p>
          </table:table-cell>
          <table:table-cell office:value-type="float" office:value="0.0806937" calcext:value-type="float">
            <text:p>0.0806937</text:p>
          </table:table-cell>
          <table:table-cell office:value-type="float" office:value="0.126329" calcext:value-type="float">
            <text:p>0.126329</text:p>
          </table:table-cell>
          <table:table-cell office:value-type="float" office:value="0.194557" calcext:value-type="float">
            <text:p>0.194557</text:p>
          </table:table-cell>
          <table:table-cell office:value-type="float" office:value="0.293142" calcext:value-type="float">
            <text:p>0.293142</text:p>
          </table:table-cell>
          <table:table-cell office:value-type="float" office:value="0.427054" calcext:value-type="float">
            <text:p>0.427054</text:p>
          </table:table-cell>
          <table:table-cell office:value-type="float" office:value="0.593685" calcext:value-type="float">
            <text:p>0.593685</text:p>
          </table:table-cell>
          <table:table-cell office:value-type="float" office:value="0.773201" calcext:value-type="float">
            <text:p>0.773201</text:p>
          </table:table-cell>
          <table:table-cell office:value-type="float" office:value="0.925476" calcext:value-type="float">
            <text:p>0.925476</text:p>
          </table:table-cell>
          <table:table-cell office:value-type="float" office:value="0.999595" calcext:value-type="float">
            <text:p>0.999595</text:p>
          </table:table-cell>
          <table:table-cell office:value-type="float" office:value="0.965907" calcext:value-type="float">
            <text:p>0.965907</text:p>
          </table:table-cell>
          <table:table-cell office:value-type="float" office:value="0.837945" calcext:value-type="float">
            <text:p>0.837945</text:p>
          </table:table-cell>
          <table:table-cell office:value-type="float" office:value="0.66305" calcext:value-type="float">
            <text:p>0.66305</text:p>
          </table:table-cell>
          <table:table-cell office:value-type="float" office:value="0.487589" calcext:value-type="float">
            <text:p>0.487589</text:p>
          </table:table-cell>
          <table:table-cell office:value-type="float" office:value="0.339976" calcext:value-type="float">
            <text:p>0.339976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0.149334" calcext:value-type="float">
            <text:p>0.149334</text:p>
          </table:table-cell>
          <table:table-cell office:value-type="float" office:value="0.0959905" calcext:value-type="float">
            <text:p>0.0959905</text:p>
          </table:table-cell>
          <table:table-cell office:value-type="float" office:value="0.0613818" calcext:value-type="float">
            <text:p>0.0613818</text:p>
          </table:table-cell>
          <table:table-cell office:value-type="float" office:value="0.0387514" calcext:value-type="float">
            <text:p>0.0387514</text:p>
          </table:table-cell>
          <table:table-cell office:value-type="float" office:value="0.0245864" calcext:value-type="float">
            <text:p>0.0245864</text:p>
          </table:table-cell>
          <table:table-cell office:value-type="float" office:value="0.0153137" calcext:value-type="float">
            <text:p>0.0153137</text:p>
          </table:table-cell>
          <table:table-cell office:value-type="float" office:value="0.00961536" calcext:value-type="float">
            <text:p>0.00961536</text:p>
          </table:table-cell>
          <table:table-cell office:value-type="float" office:value="0.00578043" calcext:value-type="float">
            <text:p>0.00578043</text:p>
          </table:table-cell>
          <table:table-cell office:value-type="float" office:value="0.00361784" calcext:value-type="float">
            <text:p>0.00361784</text:p>
          </table:table-cell>
          <table:table-cell office:value-type="float" office:value="0.00225251" calcext:value-type="float">
            <text:p>0.00225251</text:p>
          </table:table-cell>
          <table:table-cell office:value-type="float" office:value="0.00147392" calcext:value-type="float">
            <text:p>0.00147392</text:p>
          </table:table-cell>
          <table:table-cell office:value-type="float" office:value="0.00110179" calcext:value-type="float">
            <text:p>0.00110179</text:p>
          </table:table-cell>
          <table:table-cell office:value-type="float" office:value="0.00102816" calcext:value-type="float">
            <text:p>0.00102816</text:p>
          </table:table-cell>
          <table:table-cell office:value-type="float" office:value="0.000677077" calcext:value-type="float">
            <text:p>0.000677077</text:p>
          </table:table-cell>
          <table:table-cell office:value-type="float" office:value="0.000715548" calcext:value-type="float">
            <text:p>0.000715548</text:p>
          </table:table-cell>
          <table:table-cell office:value-type="float" office:value="0.000509843" calcext:value-type="float">
            <text:p>0.000509843</text:p>
          </table:table-cell>
          <table:table-cell office:value-type="float" office:value="0.000403928" calcext:value-type="float">
            <text:p>0.000403928</text:p>
          </table:table-cell>
          <table:table-cell office:value-type="float" office:value="0.000510896" calcext:value-type="float">
            <text:p>0.000510896</text:p>
          </table:table-cell>
          <table:table-cell office:value-type="float" office:value="0.000528754" calcext:value-type="float">
            <text:p>0.000528754</text:p>
          </table:table-cell>
          <table:table-cell office:value-type="float" office:value="0.000922476" calcext:value-type="float">
            <text:p>0.000922476</text:p>
          </table:table-cell>
          <table:table-cell office:value-type="float" office:value="0.00118815" calcext:value-type="float">
            <text:p>0.00118815</text:p>
          </table:table-cell>
          <table:table-cell office:value-type="float" office:value="0.00167301" calcext:value-type="float">
            <text:p>0.00167301</text:p>
          </table:table-cell>
          <table:table-cell office:value-type="float" office:value="0.00218366" calcext:value-type="float">
            <text:p>0.00218366</text:p>
          </table:table-cell>
          <table:table-cell office:value-type="float" office:value="0.00249709" calcext:value-type="float">
            <text:p>0.00249709</text:p>
          </table:table-cell>
          <table:table-cell office:value-type="float" office:value="0.0031544" calcext:value-type="float">
            <text:p>0.0031544</text:p>
          </table:table-cell>
          <table:table-cell office:value-type="float" office:value="0.00393281" calcext:value-type="float">
            <text:p>0.00393281</text:p>
          </table:table-cell>
          <table:table-cell office:value-type="float" office:value="0.00443293" calcext:value-type="float">
            <text:p>0.00443293</text:p>
          </table:table-cell>
          <table:table-cell office:value-type="float" office:value="0.00614901" calcext:value-type="float">
            <text:p>0.00614901</text:p>
          </table:table-cell>
          <table:table-cell office:value-type="float" office:value="0.00749828" calcext:value-type="float">
            <text:p>0.00749828</text:p>
          </table:table-cell>
          <table:table-cell office:value-type="float" office:value="0.00965219" calcext:value-type="float">
            <text:p>0.00965219</text:p>
          </table:table-cell>
          <table:table-cell office:value-type="float" office:value="0.0124693" calcext:value-type="float">
            <text:p>0.0124693</text:p>
          </table:table-cell>
          <table:table-cell office:value-type="float" office:value="0.0156151" calcext:value-type="float">
            <text:p>0.0156151</text:p>
          </table:table-cell>
          <table:table-cell office:value-type="float" office:value="0.0195201" calcext:value-type="float">
            <text:p>0.0195201</text:p>
          </table:table-cell>
          <table:table-cell office:value-type="float" office:value="0.024635" calcext:value-type="float">
            <text:p>0.024635</text:p>
          </table:table-cell>
          <table:table-cell office:value-type="float" office:value="0.0301358" calcext:value-type="float">
            <text:p>0.0301358</text:p>
          </table:table-cell>
          <table:table-cell office:value-type="float" office:value="0.0378075" calcext:value-type="float">
            <text:p>0.0378075</text:p>
          </table:table-cell>
          <table:table-cell office:value-type="float" office:value="0.0465583" calcext:value-type="float">
            <text:p>0.0465583</text:p>
          </table:table-cell>
          <table:table-cell office:value-type="float" office:value="0.0575889" calcext:value-type="float">
            <text:p>0.0575889</text:p>
          </table:table-cell>
          <table:table-cell office:value-type="float" office:value="0.070606" calcext:value-type="float">
            <text:p>0.070606</text:p>
          </table:table-cell>
          <table:table-cell office:value-type="float" office:value="0.0860706" calcext:value-type="float">
            <text:p>0.0860706</text:p>
          </table:table-cell>
          <table:table-cell office:value-type="float" office:value="0.103706" calcext:value-type="float">
            <text:p>0.103706</text:p>
          </table:table-cell>
          <table:table-cell office:value-type="float" office:value="0.123581" calcext:value-type="float">
            <text:p>0.123581</text:p>
          </table:table-cell>
          <table:table-cell office:value-type="float" office:value="0.144835" calcext:value-type="float">
            <text:p>0.144835</text:p>
          </table:table-cell>
          <table:table-cell office:value-type="float" office:value="0.167517" calcext:value-type="float">
            <text:p>0.167517</text:p>
          </table:table-cell>
          <table:table-cell office:value-type="float" office:value="0.189528" calcext:value-type="float">
            <text:p>0.189528</text:p>
          </table:table-cell>
          <table:table-cell office:value-type="float" office:value="0.210612" calcext:value-type="float">
            <text:p>0.210612</text:p>
          </table:table-cell>
          <table:table-cell office:value-type="float" office:value="0.228344" calcext:value-type="float">
            <text:p>0.228344</text:p>
          </table:table-cell>
          <table:table-cell office:value-type="float" office:value="0.241571" calcext:value-type="float">
            <text:p>0.241571</text:p>
          </table:table-cell>
          <table:table-cell office:value-type="float" office:value="0.248953" calcext:value-type="float">
            <text:p>0.248953</text:p>
          </table:table-cell>
          <table:table-cell office:value-type="float" office:value="0.249515" calcext:value-type="float">
            <text:p>0.249515</text:p>
          </table:table-cell>
          <table:table-cell office:value-type="float" office:value="0.243107" calcext:value-type="float">
            <text:p>0.243107</text:p>
          </table:table-cell>
          <table:table-cell office:value-type="float" office:value="0.230716" calcext:value-type="float">
            <text:p>0.230716</text:p>
          </table:table-cell>
          <table:table-cell office:value-type="float" office:value="0.213004" calcext:value-type="float">
            <text:p>0.213004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169862" calcext:value-type="float">
            <text:p>0.169862</text:p>
          </table:table-cell>
          <table:table-cell office:value-type="float" office:value="0.147175" calcext:value-type="float">
            <text:p>0.147175</text:p>
          </table:table-cell>
          <table:table-cell office:value-type="float" office:value="0.125554" calcext:value-type="float">
            <text:p>0.125554</text:p>
          </table:table-cell>
          <table:table-cell office:value-type="float" office:value="0.105752" calcext:value-type="float">
            <text:p>0.105752</text:p>
          </table:table-cell>
          <table:table-cell office:value-type="float" office:value="0.088179" calcext:value-type="float">
            <text:p>0.088179</text:p>
          </table:table-cell>
          <table:table-cell office:value-type="float" office:value="0.0726288" calcext:value-type="float">
            <text:p>0.0726288</text:p>
          </table:table-cell>
          <table:table-cell office:value-type="float" office:value="0.0594288" calcext:value-type="float">
            <text:p>0.0594288</text:p>
          </table:table-cell>
          <table:table-cell office:value-type="float" office:value="0.0480886" calcext:value-type="float">
            <text:p>0.0480886</text:p>
          </table:table-cell>
          <table:table-cell office:value-type="float" office:value="0.038805" calcext:value-type="float">
            <text:p>0.038805</text:p>
          </table:table-cell>
          <table:table-cell office:value-type="float" office:value="0.0311475" calcext:value-type="float">
            <text:p>0.0311475</text:p>
          </table:table-cell>
          <table:table-cell office:value-type="float" office:value="0.0248367" calcext:value-type="float">
            <text:p>0.0248367</text:p>
          </table:table-cell>
          <table:table-cell office:value-type="float" office:value="0.0195316" calcext:value-type="float">
            <text:p>0.0195316</text:p>
          </table:table-cell>
          <table:table-cell office:value-type="float" office:value="0.0157203" calcext:value-type="float">
            <text:p>0.0157203</text:p>
          </table:table-cell>
          <table:table-cell office:value-type="float" office:value="0.0125431" calcext:value-type="float">
            <text:p>0.0125431</text:p>
          </table:table-cell>
          <table:table-cell office:value-type="float" office:value="0.0102478" calcext:value-type="float">
            <text:p>0.0102478</text:p>
          </table:table-cell>
          <table:table-cell office:value-type="float" office:value="0.00798879" calcext:value-type="float">
            <text:p>0.00798879</text:p>
          </table:table-cell>
          <table:table-cell office:value-type="float" office:value="0.0065107" calcext:value-type="float">
            <text:p>0.0065107</text:p>
          </table:table-cell>
          <table:table-cell office:value-type="float" office:value="0.00508743" calcext:value-type="float">
            <text:p>0.00508743</text:p>
          </table:table-cell>
          <table:table-cell office:value-type="float" office:value="0.00423748" calcext:value-type="float">
            <text:p>0.00423748</text:p>
          </table:table-cell>
          <table:table-cell office:value-type="float" office:value="0.00320178" calcext:value-type="float">
            <text:p>0.00320178</text:p>
          </table:table-cell>
          <table:table-cell office:value-type="float" office:value="0.0022722" calcext:value-type="float">
            <text:p>0.0022722</text:p>
          </table:table-cell>
          <table:table-cell office:value-type="float" office:value="0.00157034" calcext:value-type="float">
            <text:p>0.00157034</text:p>
          </table:table-cell>
          <table:table-cell office:value-type="float" office:value="0.00146784" calcext:value-type="float">
            <text:p>0.00146784</text:p>
          </table:table-cell>
          <table:table-cell office:value-type="float" office:value="0.00107752" calcext:value-type="float">
            <text:p>0.00107752</text:p>
          </table:table-cell>
          <table:table-cell office:value-type="float" office:value="0.00104368" calcext:value-type="float">
            <text:p>0.00104368</text:p>
          </table:table-cell>
          <table:table-cell office:value-type="float" office:value="0.000667776" calcext:value-type="float">
            <text:p>0.000667776</text:p>
          </table:table-cell>
          <table:table-cell office:value-type="float" office:value="0.000737462" calcext:value-type="float">
            <text:p>0.000737462</text:p>
          </table:table-cell>
          <table:table-cell office:value-type="float" office:value="0.000709221" calcext:value-type="float">
            <text:p>0.000709221</text:p>
          </table:table-cell>
          <table:table-cell office:value-type="float" office:value="0.000690482" calcext:value-type="float">
            <text:p>0.000690482</text:p>
          </table:table-cell>
          <table:table-cell office:value-type="float" office:value="0.000440518" calcext:value-type="float">
            <text:p>0.000440518</text:p>
          </table:table-cell>
          <table:table-cell office:value-type="float" office:value="0.000122512" calcext:value-type="float">
            <text:p>0.000122512</text:p>
          </table:table-cell>
          <table:table-cell office:value-type="float" office:value="0.00000593987" calcext:value-type="float">
            <text:p>5.93987E-06</text:p>
          </table:table-cell>
          <table:table-cell office:value-type="float" office:value="0.0000526625" calcext:value-type="float">
            <text:p>5.26625E-05</text:p>
          </table:table-cell>
          <table:table-cell office:value-type="float" office:value="-0.0000941114" calcext:value-type="float">
            <text:p>-9.41114E-05</text:p>
          </table:table-cell>
          <table:table-cell office:value-type="float" office:value="-0.0000328537" calcext:value-type="float">
            <text:p>-3.28537E-05</text:p>
          </table:table-cell>
          <table:table-cell office:value-type="float" office:value="-0.0000389029" calcext:value-type="float">
            <text:p>-3.89029E-05</text:p>
          </table:table-cell>
          <table:table-cell office:value-type="float" office:value="-0.0000305075" calcext:value-type="float">
            <text:p>-3.05075E-05</text:p>
          </table:table-cell>
          <table:table-cell office:value-type="float" office:value="0.000240799" calcext:value-type="float">
            <text:p>0.000240799</text:p>
          </table:table-cell>
          <table:table-cell office:value-type="float" office:value="0.0002432" calcext:value-type="float">
            <text:p>0.0002432</text:p>
          </table:table-cell>
          <table:table-cell office:value-type="float" office:value="0.000390901" calcext:value-type="float">
            <text:p>0.000390901</text:p>
          </table:table-cell>
          <table:table-cell office:value-type="float" office:value="0.00013931" calcext:value-type="float">
            <text:p>0.00013931</text:p>
          </table:table-cell>
          <table:table-cell office:value-type="float" office:value="-0.00005083" calcext:value-type="float">
            <text:p>-5.083E-05</text:p>
          </table:table-cell>
          <table:table-cell office:value-type="float" office:value="-0.000128922" calcext:value-type="float">
            <text:p>-0.000128922</text:p>
          </table:table-cell>
          <table:table-cell office:value-type="float" office:value="0.0000246133" calcext:value-type="float">
            <text:p>2.46133E-05</text:p>
          </table:table-cell>
          <table:table-cell office:value-type="float" office:value="-0.000195288" calcext:value-type="float">
            <text:p>-0.000195288</text:p>
          </table:table-cell>
          <table:table-cell office:value-type="float" office:value="-0.000137093" calcext:value-type="float">
            <text:p>-0.000137093</text:p>
          </table:table-cell>
          <table:table-cell office:value-type="float" office:value="-0.000377274" calcext:value-type="float">
            <text:p>-0.000377274</text:p>
          </table:table-cell>
          <table:table-cell office:value-type="float" office:value="0.0000562825" calcext:value-type="float">
            <text:p>5.62825E-05</text:p>
          </table:table-cell>
          <table:table-cell office:value-type="float" office:value="0.0000569092" calcext:value-type="float">
            <text:p>5.69092E-05</text:p>
          </table:table-cell>
          <table:table-cell office:value-type="float" office:value="0.000295076" calcext:value-type="float">
            <text:p>0.000295076</text:p>
          </table:table-cell>
          <table:table-cell office:value-type="float" office:value="0.000185481" calcext:value-type="float">
            <text:p>0.000185481</text:p>
          </table:table-cell>
          <table:table-cell office:value-type="float" office:value="0.000178477" calcext:value-type="float">
            <text:p>0.000178477</text:p>
          </table:table-cell>
          <table:table-cell office:value-type="float" office:value="0.00000364749" calcext:value-type="float">
            <text:p>3.64749E-06</text:p>
          </table:table-cell>
          <table:table-cell office:value-type="float" office:value="0.00018116" calcext:value-type="float">
            <text:p>0.00018116</text:p>
          </table:table-cell>
          <table:table-cell office:value-type="float" office:value="-0.000125137" calcext:value-type="float">
            <text:p>-0.000125137</text:p>
          </table:table-cell>
          <table:table-cell office:value-type="float" office:value="0.0000651684" calcext:value-type="float">
            <text:p>6.51684E-05</text:p>
          </table:table-cell>
          <table:table-cell office:value-type="float" office:value="-0.000404537" calcext:value-type="float">
            <text:p>-0.000404537</text:p>
          </table:table-cell>
          <table:table-cell office:value-type="float" office:value="-0.000259261" calcext:value-type="float">
            <text:p>-0.000259261</text:p>
          </table:table-cell>
          <table:table-cell office:value-type="float" office:value="-0.000196428" calcext:value-type="float">
            <text:p>-0.000196428</text:p>
          </table:table-cell>
          <table:table-cell office:value-type="float" office:value="0.0000608845" calcext:value-type="float">
            <text:p>6.08845E-05</text:p>
          </table:table-cell>
          <table:table-cell office:value-type="float" office:value="0.0000992808" calcext:value-type="float">
            <text:p>9.92808E-05</text:p>
          </table:table-cell>
          <table:table-cell office:value-type="float" office:value="0.000192129" calcext:value-type="float">
            <text:p>0.000192129</text:p>
          </table:table-cell>
          <table:table-cell office:value-type="float" office:value="0.000042948" calcext:value-type="float">
            <text:p>4.2948E-05</text:p>
          </table:table-cell>
          <table:table-cell office:value-type="float" office:value="0.000163514" calcext:value-type="float">
            <text:p>0.000163514</text:p>
          </table:table-cell>
          <table:table-cell office:value-type="float" office:value="0.000161187" calcext:value-type="float">
            <text:p>0.000161187</text:p>
          </table:table-cell>
          <table:table-cell office:value-type="float" office:value="0.000319725" calcext:value-type="float">
            <text:p>0.000319725</text:p>
          </table:table-cell>
          <table:table-cell office:value-type="float" office:value="-0.0000670585" calcext:value-type="float">
            <text:p>-6.70585E-05</text:p>
          </table:table-cell>
          <table:table-cell office:value-type="float" office:value="-0.00015993" calcext:value-type="float">
            <text:p>-0.00015993</text:p>
          </table:table-cell>
          <table:table-cell office:value-type="float" office:value="-0.000229198" calcext:value-type="float">
            <text:p>-0.000229198</text:p>
          </table:table-cell>
          <table:table-cell office:value-type="float" office:value="-0.000272496" calcext:value-type="float">
            <text:p>-0.000272496</text:p>
          </table:table-cell>
          <table:table-cell office:value-type="float" office:value="-0.000127543" calcext:value-type="float">
            <text:p>-0.000127543</text:p>
          </table:table-cell>
          <table:table-cell office:value-type="float" office:value="-0.0000466803" calcext:value-type="float">
            <text:p>-4.66803E-05</text:p>
          </table:table-cell>
          <table:table-cell office:value-type="float" office:value="0.0000246747" calcext:value-type="float">
            <text:p>2.46747E-05</text:p>
          </table:table-cell>
          <table:table-cell office:value-type="float" office:value="-0.000123193" calcext:value-type="float">
            <text:p>-0.000123193</text:p>
          </table:table-cell>
          <table:table-cell office:value-type="float" office:value="0.0000847728" calcext:value-type="float">
            <text:p>8.47728E-05</text:p>
          </table:table-cell>
          <table:table-cell office:value-type="float" office:value="0.0002453" calcext:value-type="float">
            <text:p>0.0002453</text:p>
          </table:table-cell>
          <table:table-cell office:value-type="float" office:value="0.000319994" calcext:value-type="float">
            <text:p>0.000319994</text:p>
          </table:table-cell>
          <table:table-cell office:value-type="float" office:value="0.000239949" calcext:value-type="float">
            <text:p>0.000239949</text:p>
          </table:table-cell>
          <table:table-cell office:value-type="float" office:value="0.0000591526" calcext:value-type="float">
            <text:p>5.91526E-05</text:p>
          </table:table-cell>
          <table:table-cell office:value-type="float" office:value="-0.000169893" calcext:value-type="float">
            <text:p>-0.000169893</text:p>
          </table:table-cell>
          <table:table-cell office:value-type="float" office:value="0.0000280879" calcext:value-type="float">
            <text:p>2.80879E-05</text:p>
          </table:table-cell>
          <table:table-cell office:value-type="float" office:value="-0.000238736" calcext:value-type="float">
            <text:p>-0.000238736</text:p>
          </table:table-cell>
          <table:table-cell office:value-type="float" office:value="-0.00000888602" calcext:value-type="float">
            <text:p>-8.88602E-06</text:p>
          </table:table-cell>
          <table:table-cell office:value-type="float" office:value="-0.000216106" calcext:value-type="float">
            <text:p>-0.000216106</text:p>
          </table:table-cell>
          <table:table-cell office:value-type="float" office:value="-0.000204724" calcext:value-type="float">
            <text:p>-0.000204724</text:p>
          </table:table-cell>
          <table:table-cell office:value-type="float" office:value="-0.000289778" calcext:value-type="float">
            <text:p>-0.000289778</text:p>
          </table:table-cell>
          <table:table-cell office:value-type="float" office:value="0.00000690485" calcext:value-type="float">
            <text:p>6.90485E-06</text:p>
          </table:table-cell>
          <table:table-cell office:value-type="float" office:value="0.000214925" calcext:value-type="float">
            <text:p>0.000214925</text:p>
          </table:table-cell>
          <table:table-cell office:value-type="float" office:value="0.000289246" calcext:value-type="float">
            <text:p>0.000289246</text:p>
          </table:table-cell>
          <table:table-cell office:value-type="float" office:value="0.0000957597" calcext:value-type="float">
            <text:p>9.57597E-05</text:p>
          </table:table-cell>
          <table:table-cell office:value-type="float" office:value="0.000241933" calcext:value-type="float">
            <text:p>0.000241933</text:p>
          </table:table-cell>
          <table:table-cell office:value-type="float" office:value="-0.0000440226" calcext:value-type="float">
            <text:p>-4.40226E-05</text:p>
          </table:table-cell>
          <table:table-cell office:value-type="float" office:value="0.000155762" calcext:value-type="float">
            <text:p>0.000155762</text:p>
          </table:table-cell>
          <table:table-cell office:value-type="float" office:value="0.000136695" calcext:value-type="float">
            <text:p>0.000136695</text:p>
          </table:table-cell>
          <table:table-cell office:value-type="float" office:value="0.0000227338" calcext:value-type="float">
            <text:p>2.27338E-05</text:p>
          </table:table-cell>
          <table:table-cell office:value-type="float" office:value="-0.000164764" calcext:value-type="float">
            <text:p>-0.000164764</text:p>
          </table:table-cell>
          <table:table-cell office:value-type="float" office:value="-0.000301607" calcext:value-type="float">
            <text:p>-0.000301607</text:p>
          </table:table-cell>
          <table:table-cell office:value-type="float" office:value="-0.000295679" calcext:value-type="float">
            <text:p>-0.000295679</text:p>
          </table:table-cell>
          <table:table-cell office:value-type="float" office:value="-0.000165037" calcext:value-type="float">
            <text:p>-0.000165037</text:p>
          </table:table-cell>
          <table:table-cell office:value-type="float" office:value="0.00000183566" calcext:value-type="float">
            <text:p>1.83566E-06</text:p>
          </table:table-cell>
          <table:table-cell office:value-type="float" office:value="0.0000466577" calcext:value-type="float">
            <text:p>4.66577E-05</text:p>
          </table:table-cell>
          <table:table-cell office:value-type="float" office:value="-0.0000152386" calcext:value-type="float">
            <text:p>-1.52386E-05</text:p>
          </table:table-cell>
          <table:table-cell office:value-type="float" office:value="-0.0000566772" calcext:value-type="float">
            <text:p>-5.66772E-05</text:p>
          </table:table-cell>
          <table:table-cell office:value-type="float" office:value="0.000149336" calcext:value-type="float">
            <text:p>0.000149336</text:p>
          </table:table-cell>
          <table:table-cell office:value-type="float" office:value="0.000159436" calcext:value-type="float">
            <text:p>0.000159436</text:p>
          </table:table-cell>
          <table:table-cell office:value-type="float" office:value="0.000369878" calcext:value-type="float">
            <text:p>0.000369878</text:p>
          </table:table-cell>
          <table:table-cell office:value-type="float" office:value="0.000167231" calcext:value-type="float">
            <text:p>0.000167231</text:p>
          </table:table-cell>
          <table:table-cell office:value-type="float" office:value="0.000167535" calcext:value-type="float">
            <text:p>0.000167535</text:p>
          </table:table-cell>
          <table:table-cell office:value-type="float" office:value="-0.000186108" calcext:value-type="float">
            <text:p>-0.000186108</text:p>
          </table:table-cell>
          <table:table-cell office:value-type="float" office:value="-0.0000303145" calcext:value-type="float">
            <text:p>-3.03145E-05</text:p>
          </table:table-cell>
          <table:table-cell office:value-type="float" office:value="-0.000134181" calcext:value-type="float">
            <text:p>-0.000134181</text:p>
          </table:table-cell>
          <table:table-cell office:value-type="float" office:value="0.0000567912" calcext:value-type="float">
            <text:p>5.67912E-05</text:p>
          </table:table-cell>
          <table:table-cell office:value-type="float" office:value="-0.000181002" calcext:value-type="float">
            <text:p>-0.000181002</text:p>
          </table:table-cell>
          <table:table-cell office:value-type="float" office:value="-0.000184409" calcext:value-type="float">
            <text:p>-0.000184409</text:p>
          </table:table-cell>
          <table:table-cell office:value-type="float" office:value="-0.000372317" calcext:value-type="float">
            <text:p>-0.000372317</text:p>
          </table:table-cell>
          <table:table-cell office:value-type="float" office:value="-0.0000602331" calcext:value-type="float">
            <text:p>-6.02331E-05</text:p>
          </table:table-cell>
          <table:table-cell office:value-type="float" office:value="-0.000179091" calcext:value-type="float">
            <text:p>-0.000179091</text:p>
          </table:table-cell>
          <table:table-cell office:value-type="float" office:value="0.000289042" calcext:value-type="float">
            <text:p>0.000289042</text:p>
          </table:table-cell>
          <table:table-cell office:value-type="float" office:value="0.0000680842" calcext:value-type="float">
            <text:p>6.80842E-05</text:p>
          </table:table-cell>
          <table:table-cell office:value-type="float" office:value="0.000210688" calcext:value-type="float">
            <text:p>0.000210688</text:p>
          </table:table-cell>
          <table:table-cell office:value-type="float" office:value="-0.0000677723" calcext:value-type="float">
            <text:p>-6.77723E-05</text:p>
          </table:table-cell>
          <table:table-cell office:value-type="float" office:value="0.000132673" calcext:value-type="float">
            <text:p>0.000132673</text:p>
          </table:table-cell>
          <table:table-cell office:value-type="float" office:value="0.000236152" calcext:value-type="float">
            <text:p>0.000236152</text:p>
          </table:table-cell>
          <table:table-cell office:value-type="float" office:value="0.000249943" calcext:value-type="float">
            <text:p>0.000249943</text:p>
          </table:table-cell>
          <table:table-cell office:value-type="float" office:value="0.000137217" calcext:value-type="float">
            <text:p>0.000137217</text:p>
          </table:table-cell>
          <table:table-cell office:value-type="float" office:value="0.000152496" calcext:value-type="float">
            <text:p>0.000152496</text:p>
          </table:table-cell>
          <table:table-cell office:value-type="float" office:value="-0.000312298" calcext:value-type="float">
            <text:p>-0.000312298</text:p>
          </table:table-cell>
          <table:table-cell office:value-type="float" office:value="-0.000129972" calcext:value-type="float">
            <text:p>-0.000129972</text:p>
          </table:table-cell>
          <table:table-cell office:value-type="float" office:value="-0.000182995" calcext:value-type="float">
            <text:p>-0.000182995</text:p>
          </table:table-cell>
          <table:table-cell office:value-type="float" office:value="-0.0000100745" calcext:value-type="float">
            <text:p>-1.00745E-05</text:p>
          </table:table-cell>
          <table:table-cell office:value-type="float" office:value="-0.0000431109" calcext:value-type="float">
            <text:p>-4.31109E-05</text:p>
          </table:table-cell>
          <table:table-cell office:value-type="float" office:value="-0.000172581" calcext:value-type="float">
            <text:p>-0.000172581</text:p>
          </table:table-cell>
          <table:table-cell office:value-type="float" office:value="-0.000159394" calcext:value-type="float">
            <text:p>-0.000159394</text:p>
          </table:table-cell>
          <table:table-cell office:value-type="float" office:value="-0.000336103" calcext:value-type="float">
            <text:p>-0.000336103</text:p>
          </table:table-cell>
          <table:table-cell office:value-type="float" office:value="-0.0000314617" calcext:value-type="float">
            <text:p>-3.14617E-05</text:p>
          </table:table-cell>
          <table:table-cell office:value-type="float" office:value="0.000138288" calcext:value-type="float">
            <text:p>0.000138288</text:p>
          </table:table-cell>
          <table:table-cell office:value-type="float" office:value="0.00016028" calcext:value-type="float">
            <text:p>0.00016028</text:p>
          </table:table-cell>
          <table:table-cell office:value-type="float" office:value="0.000203158" calcext:value-type="float">
            <text:p>0.000203158</text:p>
          </table:table-cell>
          <table:table-cell office:value-type="float" office:value="0.000145786" calcext:value-type="float">
            <text:p>0.000145786</text:p>
          </table:table-cell>
          <table:table-cell office:value-type="float" office:value="-0.0000836737" calcext:value-type="float">
            <text:p>-8.36737E-05</text:p>
          </table:table-cell>
          <table:table-cell office:value-type="float" office:value="0.000156859" calcext:value-type="float">
            <text:p>0.000156859</text:p>
          </table:table-cell>
          <table:table-cell office:value-type="float" office:value="0.000192273" calcext:value-type="float">
            <text:p>0.000192273</text:p>
          </table:table-cell>
          <table:table-cell office:value-type="float" office:value="0.000380157" calcext:value-type="float">
            <text:p>0.000380157</text:p>
          </table:table-cell>
          <table:table-cell office:value-type="float" office:value="0.000155046" calcext:value-type="float">
            <text:p>0.000155046</text:p>
          </table:table-cell>
          <table:table-cell office:value-type="float" office:value="0.000195594" calcext:value-type="float">
            <text:p>0.000195594</text:p>
          </table:table-cell>
          <table:table-cell office:value-type="float" office:value="-0.000128431" calcext:value-type="float">
            <text:p>-0.000128431</text:p>
          </table:table-cell>
          <table:table-cell office:value-type="float" office:value="2.06654E-017" calcext:value-type="float">
            <text:p>2.06654E-17</text:p>
          </table:table-cell>
          <table:table-cell office:value-type="float" office:value="1.62867E-017" calcext:value-type="float">
            <text:p>1.62867E-17</text:p>
          </table:table-cell>
          <table:table-cell table:number-columns-repeated="2" office:value-type="float" office:value="1.29139E-017" calcext:value-type="float">
            <text:p>1.29139E-17</text:p>
          </table:table-cell>
        </table:table-row>
        <table:table-row table:style-name="ro1">
          <table:table-cell office:value-type="float" office:value="8.81287" calcext:value-type="float">
            <text:p>8.81287</text:p>
          </table:table-cell>
          <table:table-cell office:value-type="float" office:value="0.00000000244238" calcext:value-type="float">
            <text:p>2.44238E-09</text:p>
          </table:table-cell>
          <table:table-cell office:value-type="float" office:value="0.00000000393168" calcext:value-type="float">
            <text:p>3.93168E-09</text:p>
          </table:table-cell>
          <table:table-cell office:value-type="float" office:value="0.0000000062799" calcext:value-type="float">
            <text:p>6.2799E-09</text:p>
          </table:table-cell>
          <table:table-cell office:value-type="float" office:value="0.000234314" calcext:value-type="float">
            <text:p>0.000234314</text:p>
          </table:table-cell>
          <table:table-cell office:value-type="float" office:value="0.000000444791" calcext:value-type="float">
            <text:p>4.44791E-07</text:p>
          </table:table-cell>
          <table:table-cell office:value-type="float" office:value="0.0000380554" calcext:value-type="float">
            <text:p>3.80554E-05</text:p>
          </table:table-cell>
          <table:table-cell office:value-type="float" office:value="-0.000266096" calcext:value-type="float">
            <text:p>-0.000266096</text:p>
          </table:table-cell>
          <table:table-cell office:value-type="float" office:value="-0.000192491" calcext:value-type="float">
            <text:p>-0.000192491</text:p>
          </table:table-cell>
          <table:table-cell office:value-type="float" office:value="-0.000280048" calcext:value-type="float">
            <text:p>-0.000280048</text:p>
          </table:table-cell>
          <table:table-cell office:value-type="float" office:value="-0.00010105" calcext:value-type="float">
            <text:p>-0.00010105</text:p>
          </table:table-cell>
          <table:table-cell office:value-type="float" office:value="-0.0000401677" calcext:value-type="float">
            <text:p>-4.01677E-05</text:p>
          </table:table-cell>
          <table:table-cell office:value-type="float" office:value="0.000173933" calcext:value-type="float">
            <text:p>0.000173933</text:p>
          </table:table-cell>
          <table:table-cell office:value-type="float" office:value="-0.000119163" calcext:value-type="float">
            <text:p>-0.000119163</text:p>
          </table:table-cell>
          <table:table-cell office:value-type="float" office:value="0.0000320347" calcext:value-type="float">
            <text:p>3.20347E-05</text:p>
          </table:table-cell>
          <table:table-cell office:value-type="float" office:value="-0.000219884" calcext:value-type="float">
            <text:p>-0.000219884</text:p>
          </table:table-cell>
          <table:table-cell office:value-type="float" office:value="-0.000283159" calcext:value-type="float">
            <text:p>-0.000283159</text:p>
          </table:table-cell>
          <table:table-cell office:value-type="float" office:value="-0.000221246" calcext:value-type="float">
            <text:p>-0.000221246</text:p>
          </table:table-cell>
          <table:table-cell office:value-type="float" office:value="-0.0000542164" calcext:value-type="float">
            <text:p>-5.42164E-05</text:p>
          </table:table-cell>
          <table:table-cell office:value-type="float" office:value="-0.0000950922" calcext:value-type="float">
            <text:p>-9.50922E-05</text:p>
          </table:table-cell>
          <table:table-cell office:value-type="float" office:value="0.00032472" calcext:value-type="float">
            <text:p>0.00032472</text:p>
          </table:table-cell>
          <table:table-cell office:value-type="float" office:value="0.0000800165" calcext:value-type="float">
            <text:p>8.00165E-05</text:p>
          </table:table-cell>
          <table:table-cell office:value-type="float" office:value="0.0000672228" calcext:value-type="float">
            <text:p>6.72228E-05</text:p>
          </table:table-cell>
          <table:table-cell office:value-type="float" office:value="0.0000948775" calcext:value-type="float">
            <text:p>9.48775E-05</text:p>
          </table:table-cell>
          <table:table-cell office:value-type="float" office:value="-0.000151651" calcext:value-type="float">
            <text:p>-0.000151651</text:p>
          </table:table-cell>
          <table:table-cell office:value-type="float" office:value="-0.000185745" calcext:value-type="float">
            <text:p>-0.000185745</text:p>
          </table:table-cell>
          <table:table-cell office:value-type="float" office:value="0.0000783866" calcext:value-type="float">
            <text:p>7.83866E-05</text:p>
          </table:table-cell>
          <table:table-cell office:value-type="float" office:value="-0.0000799804" calcext:value-type="float">
            <text:p>-7.99804E-05</text:p>
          </table:table-cell>
          <table:table-cell office:value-type="float" office:value="0.000213679" calcext:value-type="float">
            <text:p>0.000213679</text:p>
          </table:table-cell>
          <table:table-cell office:value-type="float" office:value="0.000320988" calcext:value-type="float">
            <text:p>0.000320988</text:p>
          </table:table-cell>
          <table:table-cell office:value-type="float" office:value="0.0000854166" calcext:value-type="float">
            <text:p>8.54166E-05</text:p>
          </table:table-cell>
          <table:table-cell office:value-type="float" office:value="0.00020205" calcext:value-type="float">
            <text:p>0.00020205</text:p>
          </table:table-cell>
          <table:table-cell office:value-type="float" office:value="-0.0000181457" calcext:value-type="float">
            <text:p>-1.81457E-05</text:p>
          </table:table-cell>
          <table:table-cell office:value-type="float" office:value="-0.000223042" calcext:value-type="float">
            <text:p>-0.000223042</text:p>
          </table:table-cell>
          <table:table-cell office:value-type="float" office:value="0.0000745811" calcext:value-type="float">
            <text:p>7.45811E-05</text:p>
          </table:table-cell>
          <table:table-cell office:value-type="float" office:value="-0.0000771077" calcext:value-type="float">
            <text:p>-7.71077E-05</text:p>
          </table:table-cell>
          <table:table-cell office:value-type="float" office:value="-0.0000552355" calcext:value-type="float">
            <text:p>-5.52355E-05</text:p>
          </table:table-cell>
          <table:table-cell office:value-type="float" office:value="0.000400692" calcext:value-type="float">
            <text:p>0.000400692</text:p>
          </table:table-cell>
          <table:table-cell office:value-type="float" office:value="0.000130782" calcext:value-type="float">
            <text:p>0.000130782</text:p>
          </table:table-cell>
          <table:table-cell office:value-type="float" office:value="0.000216581" calcext:value-type="float">
            <text:p>0.000216581</text:p>
          </table:table-cell>
          <table:table-cell office:value-type="float" office:value="0.000122313" calcext:value-type="float">
            <text:p>0.000122313</text:p>
          </table:table-cell>
          <table:table-cell office:value-type="float" office:value="-0.000251906" calcext:value-type="float">
            <text:p>-0.000251906</text:p>
          </table:table-cell>
          <table:table-cell office:value-type="float" office:value="-0.0000995499" calcext:value-type="float">
            <text:p>-9.95499E-05</text:p>
          </table:table-cell>
          <table:table-cell office:value-type="float" office:value="0.000045891" calcext:value-type="float">
            <text:p>4.5891E-05</text:p>
          </table:table-cell>
          <table:table-cell office:value-type="float" office:value="-0.000286498" calcext:value-type="float">
            <text:p>-0.000286498</text:p>
          </table:table-cell>
          <table:table-cell office:value-type="float" office:value="0.000176915" calcext:value-type="float">
            <text:p>0.000176915</text:p>
          </table:table-cell>
          <table:table-cell office:value-type="float" office:value="0.000108435" calcext:value-type="float">
            <text:p>0.000108435</text:p>
          </table:table-cell>
          <table:table-cell office:value-type="float" office:value="0.000218201" calcext:value-type="float">
            <text:p>0.000218201</text:p>
          </table:table-cell>
          <table:table-cell office:value-type="float" office:value="0.000240198" calcext:value-type="float">
            <text:p>0.000240198</text:p>
          </table:table-cell>
          <table:table-cell office:value-type="float" office:value="-0.0000863706" calcext:value-type="float">
            <text:p>-8.63706E-05</text:p>
          </table:table-cell>
          <table:table-cell office:value-type="float" office:value="-0.000331671" calcext:value-type="float">
            <text:p>-0.000331671</text:p>
          </table:table-cell>
          <table:table-cell office:value-type="float" office:value="0.0000431517" calcext:value-type="float">
            <text:p>4.31517E-05</text:p>
          </table:table-cell>
          <table:table-cell office:value-type="float" office:value="-0.000237849" calcext:value-type="float">
            <text:p>-0.000237849</text:p>
          </table:table-cell>
          <table:table-cell office:value-type="float" office:value="0.0000520123" calcext:value-type="float">
            <text:p>5.20123E-05</text:p>
          </table:table-cell>
          <table:table-cell office:value-type="float" office:value="-0.00000869108" calcext:value-type="float">
            <text:p>-8.69108E-06</text:p>
          </table:table-cell>
          <table:table-cell office:value-type="float" office:value="0.0000709326" calcext:value-type="float">
            <text:p>7.09326E-05</text:p>
          </table:table-cell>
          <table:table-cell office:value-type="float" office:value="0.000287308" calcext:value-type="float">
            <text:p>0.000287308</text:p>
          </table:table-cell>
          <table:table-cell office:value-type="float" office:value="0.000326819" calcext:value-type="float">
            <text:p>0.000326819</text:p>
          </table:table-cell>
          <table:table-cell office:value-type="float" office:value="-0.000277238" calcext:value-type="float">
            <text:p>-0.000277238</text:p>
          </table:table-cell>
          <table:table-cell office:value-type="float" office:value="-0.0000285769" calcext:value-type="float">
            <text:p>-2.85769E-05</text:p>
          </table:table-cell>
          <table:table-cell office:value-type="float" office:value="-0.000274101" calcext:value-type="float">
            <text:p>-0.000274101</text:p>
          </table:table-cell>
          <table:table-cell office:value-type="float" office:value="-0.0000524577" calcext:value-type="float">
            <text:p>-5.24577E-05</text:p>
          </table:table-cell>
          <table:table-cell office:value-type="float" office:value="0.0000191544" calcext:value-type="float">
            <text:p>1.91544E-05</text:p>
          </table:table-cell>
          <table:table-cell office:value-type="float" office:value="-0.0000164368" calcext:value-type="float">
            <text:p>-1.64368E-05</text:p>
          </table:table-cell>
          <table:table-cell office:value-type="float" office:value="-0.000037394" calcext:value-type="float">
            <text:p>-3.7394E-05</text:p>
          </table:table-cell>
          <table:table-cell office:value-type="float" office:value="0.000399339" calcext:value-type="float">
            <text:p>0.000399339</text:p>
          </table:table-cell>
          <table:table-cell office:value-type="float" office:value="0.0000409324" calcext:value-type="float">
            <text:p>4.09324E-05</text:p>
          </table:table-cell>
          <table:table-cell office:value-type="float" office:value="0.00012443" calcext:value-type="float">
            <text:p>0.00012443</text:p>
          </table:table-cell>
          <table:table-cell office:value-type="float" office:value="-0.000198884" calcext:value-type="float">
            <text:p>-0.000198884</text:p>
          </table:table-cell>
          <table:table-cell office:value-type="float" office:value="-0.000261494" calcext:value-type="float">
            <text:p>-0.000261494</text:p>
          </table:table-cell>
          <table:table-cell office:value-type="float" office:value="-0.000160178" calcext:value-type="float">
            <text:p>-0.000160178</text:p>
          </table:table-cell>
          <table:table-cell office:value-type="float" office:value="0.0000267873" calcext:value-type="float">
            <text:p>2.67873E-05</text:p>
          </table:table-cell>
          <table:table-cell office:value-type="float" office:value="-0.0000684513" calcext:value-type="float">
            <text:p>-6.84513E-05</text:p>
          </table:table-cell>
          <table:table-cell office:value-type="float" office:value="0.000283079" calcext:value-type="float">
            <text:p>0.000283079</text:p>
          </table:table-cell>
          <table:table-cell office:value-type="float" office:value="0.0000714933" calcext:value-type="float">
            <text:p>7.14933E-05</text:p>
          </table:table-cell>
          <table:table-cell office:value-type="float" office:value="0.000243239" calcext:value-type="float">
            <text:p>0.000243239</text:p>
          </table:table-cell>
          <table:table-cell office:value-type="float" office:value="0.000217791" calcext:value-type="float">
            <text:p>0.000217791</text:p>
          </table:table-cell>
          <table:table-cell office:value-type="float" office:value="0.000138404" calcext:value-type="float">
            <text:p>0.000138404</text:p>
          </table:table-cell>
          <table:table-cell office:value-type="float" office:value="-0.0000111528" calcext:value-type="float">
            <text:p>-1.11528E-05</text:p>
          </table:table-cell>
          <table:table-cell office:value-type="float" office:value="0.000125939" calcext:value-type="float">
            <text:p>0.000125939</text:p>
          </table:table-cell>
          <table:table-cell office:value-type="float" office:value="0.00032599" calcext:value-type="float">
            <text:p>0.00032599</text:p>
          </table:table-cell>
          <table:table-cell office:value-type="float" office:value="0.00107422" calcext:value-type="float">
            <text:p>0.00107422</text:p>
          </table:table-cell>
          <table:table-cell office:value-type="float" office:value="0.00160436" calcext:value-type="float">
            <text:p>0.00160436</text:p>
          </table:table-cell>
          <table:table-cell office:value-type="float" office:value="0.00239293" calcext:value-type="float">
            <text:p>0.00239293</text:p>
          </table:table-cell>
          <table:table-cell office:value-type="float" office:value="0.00380956" calcext:value-type="float">
            <text:p>0.00380956</text:p>
          </table:table-cell>
          <table:table-cell office:value-type="float" office:value="0.00605323" calcext:value-type="float">
            <text:p>0.00605323</text:p>
          </table:table-cell>
          <table:table-cell office:value-type="float" office:value="0.00950727" calcext:value-type="float">
            <text:p>0.00950727</text:p>
          </table:table-cell>
          <table:table-cell office:value-type="float" office:value="0.0150877" calcext:value-type="float">
            <text:p>0.0150877</text:p>
          </table:table-cell>
          <table:table-cell office:value-type="float" office:value="0.0239062" calcext:value-type="float">
            <text:p>0.0239062</text:p>
          </table:table-cell>
          <table:table-cell office:value-type="float" office:value="0.0381298" calcext:value-type="float">
            <text:p>0.0381298</text:p>
          </table:table-cell>
          <table:table-cell office:value-type="float" office:value="0.0606784" calcext:value-type="float">
            <text:p>0.0606784</text:p>
          </table:table-cell>
          <table:table-cell office:value-type="float" office:value="0.0956087" calcext:value-type="float">
            <text:p>0.0956087</text:p>
          </table:table-cell>
          <table:table-cell office:value-type="float" office:value="0.148774" calcext:value-type="float">
            <text:p>0.148774</text:p>
          </table:table-cell>
          <table:table-cell office:value-type="float" office:value="0.227233" calcext:value-type="float">
            <text:p>0.227233</text:p>
          </table:table-cell>
          <table:table-cell office:value-type="float" office:value="0.338289" calcext:value-type="float">
            <text:p>0.338289</text:p>
          </table:table-cell>
          <table:table-cell office:value-type="float" office:value="0.485236" calcext:value-type="float">
            <text:p>0.485236</text:p>
          </table:table-cell>
          <table:table-cell office:value-type="float" office:value="0.660207" calcext:value-type="float">
            <text:p>0.660207</text:p>
          </table:table-cell>
          <table:table-cell office:value-type="float" office:value="0.835413" calcext:value-type="float">
            <text:p>0.835413</text:p>
          </table:table-cell>
          <table:table-cell office:value-type="float" office:value="0.964417" calcext:value-type="float">
            <text:p>0.964417</text:p>
          </table:table-cell>
          <table:table-cell office:value-type="float" office:value="1.00004" calcext:value-type="float">
            <text:p>1.00004</text:p>
          </table:table-cell>
          <table:table-cell office:value-type="float" office:value="0.927541" calcext:value-type="float">
            <text:p>0.927541</text:p>
          </table:table-cell>
          <table:table-cell office:value-type="float" office:value="0.776004" calcext:value-type="float">
            <text:p>0.776004</text:p>
          </table:table-cell>
          <table:table-cell office:value-type="float" office:value="0.596225" calcext:value-type="float">
            <text:p>0.596225</text:p>
          </table:table-cell>
          <table:table-cell office:value-type="float" office:value="0.428718" calcext:value-type="float">
            <text:p>0.428718</text:p>
          </table:table-cell>
          <table:table-cell office:value-type="float" office:value="0.294384" calcext:value-type="float">
            <text:p>0.294384</text:p>
          </table:table-cell>
          <table:table-cell office:value-type="float" office:value="0.195574" calcext:value-type="float">
            <text:p>0.195574</text:p>
          </table:table-cell>
          <table:table-cell office:value-type="float" office:value="0.127219" calcext:value-type="float">
            <text:p>0.127219</text:p>
          </table:table-cell>
          <table:table-cell office:value-type="float" office:value="0.0815509" calcext:value-type="float">
            <text:p>0.0815509</text:p>
          </table:table-cell>
          <table:table-cell office:value-type="float" office:value="0.0518918" calcext:value-type="float">
            <text:p>0.0518918</text:p>
          </table:table-cell>
          <table:table-cell office:value-type="float" office:value="0.0326556" calcext:value-type="float">
            <text:p>0.0326556</text:p>
          </table:table-cell>
          <table:table-cell office:value-type="float" office:value="0.0208145" calcext:value-type="float">
            <text:p>0.0208145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0829745" calcext:value-type="float">
            <text:p>0.00829745</text:p>
          </table:table-cell>
          <table:table-cell office:value-type="float" office:value="0.00502225" calcext:value-type="float">
            <text:p>0.00502225</text:p>
          </table:table-cell>
          <table:table-cell office:value-type="float" office:value="0.00304725" calcext:value-type="float">
            <text:p>0.00304725</text:p>
          </table:table-cell>
          <table:table-cell office:value-type="float" office:value="0.00203138" calcext:value-type="float">
            <text:p>0.00203138</text:p>
          </table:table-cell>
          <table:table-cell office:value-type="float" office:value="0.00171523" calcext:value-type="float">
            <text:p>0.00171523</text:p>
          </table:table-cell>
          <table:table-cell office:value-type="float" office:value="0.00126499" calcext:value-type="float">
            <text:p>0.00126499</text:p>
          </table:table-cell>
          <table:table-cell office:value-type="float" office:value="0.00143654" calcext:value-type="float">
            <text:p>0.00143654</text:p>
          </table:table-cell>
          <table:table-cell office:value-type="float" office:value="0.00111326" calcext:value-type="float">
            <text:p>0.00111326</text:p>
          </table:table-cell>
          <table:table-cell office:value-type="float" office:value="0.00137529" calcext:value-type="float">
            <text:p>0.00137529</text:p>
          </table:table-cell>
          <table:table-cell office:value-type="float" office:value="0.0015207" calcext:value-type="float">
            <text:p>0.0015207</text:p>
          </table:table-cell>
          <table:table-cell office:value-type="float" office:value="0.00169342" calcext:value-type="float">
            <text:p>0.00169342</text:p>
          </table:table-cell>
          <table:table-cell office:value-type="float" office:value="0.00202826" calcext:value-type="float">
            <text:p>0.00202826</text:p>
          </table:table-cell>
          <table:table-cell office:value-type="float" office:value="0.00254909" calcext:value-type="float">
            <text:p>0.00254909</text:p>
          </table:table-cell>
          <table:table-cell office:value-type="float" office:value="0.00286881" calcext:value-type="float">
            <text:p>0.00286881</text:p>
          </table:table-cell>
          <table:table-cell office:value-type="float" office:value="0.0040831" calcext:value-type="float">
            <text:p>0.0040831</text:p>
          </table:table-cell>
          <table:table-cell office:value-type="float" office:value="0.00533991" calcext:value-type="float">
            <text:p>0.00533991</text:p>
          </table:table-cell>
          <table:table-cell office:value-type="float" office:value="0.0069072" calcext:value-type="float">
            <text:p>0.0069072</text:p>
          </table:table-cell>
          <table:table-cell office:value-type="float" office:value="0.00851754" calcext:value-type="float">
            <text:p>0.00851754</text:p>
          </table:table-cell>
          <table:table-cell office:value-type="float" office:value="0.0107619" calcext:value-type="float">
            <text:p>0.0107619</text:p>
          </table:table-cell>
          <table:table-cell office:value-type="float" office:value="0.013305" calcext:value-type="float">
            <text:p>0.013305</text:p>
          </table:table-cell>
          <table:table-cell office:value-type="float" office:value="0.016658" calcext:value-type="float">
            <text:p>0.016658</text:p>
          </table:table-cell>
          <table:table-cell office:value-type="float" office:value="0.0209644" calcext:value-type="float">
            <text:p>0.0209644</text:p>
          </table:table-cell>
          <table:table-cell office:value-type="float" office:value="0.0261599" calcext:value-type="float">
            <text:p>0.0261599</text:p>
          </table:table-cell>
          <table:table-cell office:value-type="float" office:value="0.0324146" calcext:value-type="float">
            <text:p>0.0324146</text:p>
          </table:table-cell>
          <table:table-cell office:value-type="float" office:value="0.0405077" calcext:value-type="float">
            <text:p>0.0405077</text:p>
          </table:table-cell>
          <table:table-cell office:value-type="float" office:value="0.0501729" calcext:value-type="float">
            <text:p>0.0501729</text:p>
          </table:table-cell>
          <table:table-cell office:value-type="float" office:value="0.0619695" calcext:value-type="float">
            <text:p>0.0619695</text:p>
          </table:table-cell>
          <table:table-cell office:value-type="float" office:value="0.0760948" calcext:value-type="float">
            <text:p>0.0760948</text:p>
          </table:table-cell>
          <table:table-cell office:value-type="float" office:value="0.0919433" calcext:value-type="float">
            <text:p>0.0919433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13048" calcext:value-type="float">
            <text:p>0.13048</text:p>
          </table:table-cell>
          <table:table-cell office:value-type="float" office:value="0.152225" calcext:value-type="float">
            <text:p>0.152225</text:p>
          </table:table-cell>
          <table:table-cell office:value-type="float" office:value="0.17492" calcext:value-type="float">
            <text:p>0.17492</text:p>
          </table:table-cell>
          <table:table-cell office:value-type="float" office:value="0.197067" calcext:value-type="float">
            <text:p>0.19706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233644" calcext:value-type="float">
            <text:p>0.233644</text:p>
          </table:table-cell>
          <table:table-cell office:value-type="float" office:value="0.24487" calcext:value-type="float">
            <text:p>0.24487</text:p>
          </table:table-cell>
          <table:table-cell office:value-type="float" office:value="0.250084" calcext:value-type="float">
            <text:p>0.250084</text:p>
          </table:table-cell>
          <table:table-cell office:value-type="float" office:value="0.248222" calcext:value-type="float">
            <text:p>0.248222</text:p>
          </table:table-cell>
          <table:table-cell office:value-type="float" office:value="0.23956" calcext:value-type="float">
            <text:p>0.23956</text:p>
          </table:table-cell>
          <table:table-cell office:value-type="float" office:value="0.224856" calcext:value-type="float">
            <text:p>0.224856</text:p>
          </table:table-cell>
          <table:table-cell office:value-type="float" office:value="0.206121" calcext:value-type="float">
            <text:p>0.206121</text:p>
          </table:table-cell>
          <table:table-cell office:value-type="float" office:value="0.184489" calcext:value-type="float">
            <text:p>0.184489</text:p>
          </table:table-cell>
          <table:table-cell office:value-type="float" office:value="0.162243" calcext:value-type="float">
            <text:p>0.162243</text:p>
          </table:table-cell>
          <table:table-cell office:value-type="float" office:value="0.139762" calcext:value-type="float">
            <text:p>0.139762</text:p>
          </table:table-cell>
          <table:table-cell office:value-type="float" office:value="0.118778" calcext:value-type="float">
            <text:p>0.118778</text:p>
          </table:table-cell>
          <table:table-cell office:value-type="float" office:value="0.0994452" calcext:value-type="float">
            <text:p>0.0994452</text:p>
          </table:table-cell>
          <table:table-cell office:value-type="float" office:value="0.0826247" calcext:value-type="float">
            <text:p>0.0826247</text:p>
          </table:table-cell>
          <table:table-cell office:value-type="float" office:value="0.0677197" calcext:value-type="float">
            <text:p>0.0677197</text:p>
          </table:table-cell>
          <table:table-cell office:value-type="float" office:value="0.0555558" calcext:value-type="float">
            <text:p>0.0555558</text:p>
          </table:table-cell>
          <table:table-cell office:value-type="float" office:value="0.0448134" calcext:value-type="float">
            <text:p>0.0448134</text:p>
          </table:table-cell>
          <table:table-cell office:value-type="float" office:value="0.0359352" calcext:value-type="float">
            <text:p>0.0359352</text:p>
          </table:table-cell>
          <table:table-cell office:value-type="float" office:value="0.0285835" calcext:value-type="float">
            <text:p>0.0285835</text:p>
          </table:table-cell>
          <table:table-cell office:value-type="float" office:value="0.0229625" calcext:value-type="float">
            <text:p>0.0229625</text:p>
          </table:table-cell>
          <table:table-cell office:value-type="float" office:value="0.0181007" calcext:value-type="float">
            <text:p>0.0181007</text:p>
          </table:table-cell>
          <table:table-cell office:value-type="float" office:value="0.0147673" calcext:value-type="float">
            <text:p>0.0147673</text:p>
          </table:table-cell>
          <table:table-cell office:value-type="float" office:value="0.0116533" calcext:value-type="float">
            <text:p>0.0116533</text:p>
          </table:table-cell>
          <table:table-cell office:value-type="float" office:value="0.00938115" calcext:value-type="float">
            <text:p>0.00938115</text:p>
          </table:table-cell>
          <table:table-cell office:value-type="float" office:value="0.00733998" calcext:value-type="float">
            <text:p>0.00733998</text:p>
          </table:table-cell>
          <table:table-cell office:value-type="float" office:value="0.00597415" calcext:value-type="float">
            <text:p>0.00597415</text:p>
          </table:table-cell>
          <table:table-cell office:value-type="float" office:value="0.00479691" calcext:value-type="float">
            <text:p>0.00479691</text:p>
          </table:table-cell>
          <table:table-cell office:value-type="float" office:value="0.00392644" calcext:value-type="float">
            <text:p>0.00392644</text:p>
          </table:table-cell>
          <table:table-cell office:value-type="float" office:value="0.00292386" calcext:value-type="float">
            <text:p>0.00292386</text:p>
          </table:table-cell>
          <table:table-cell office:value-type="float" office:value="0.00230333" calcext:value-type="float">
            <text:p>0.00230333</text:p>
          </table:table-cell>
          <table:table-cell office:value-type="float" office:value="0.00138762" calcext:value-type="float">
            <text:p>0.00138762</text:p>
          </table:table-cell>
          <table:table-cell office:value-type="float" office:value="0.00125795" calcext:value-type="float">
            <text:p>0.00125795</text:p>
          </table:table-cell>
          <table:table-cell office:value-type="float" office:value="0.000938163" calcext:value-type="float">
            <text:p>0.000938163</text:p>
          </table:table-cell>
          <table:table-cell office:value-type="float" office:value="0.000819769" calcext:value-type="float">
            <text:p>0.000819769</text:p>
          </table:table-cell>
          <table:table-cell office:value-type="float" office:value="0.000858563" calcext:value-type="float">
            <text:p>0.000858563</text:p>
          </table:table-cell>
          <table:table-cell office:value-type="float" office:value="0.000586582" calcext:value-type="float">
            <text:p>0.000586582</text:p>
          </table:table-cell>
          <table:table-cell office:value-type="float" office:value="0.000438243" calcext:value-type="float">
            <text:p>0.000438243</text:p>
          </table:table-cell>
          <table:table-cell office:value-type="float" office:value="0.000568663" calcext:value-type="float">
            <text:p>0.000568663</text:p>
          </table:table-cell>
          <table:table-cell office:value-type="float" office:value="0.000366843" calcext:value-type="float">
            <text:p>0.000366843</text:p>
          </table:table-cell>
          <table:table-cell office:value-type="float" office:value="0.00052414" calcext:value-type="float">
            <text:p>0.00052414</text:p>
          </table:table-cell>
          <table:table-cell office:value-type="float" office:value="0.000285723" calcext:value-type="float">
            <text:p>0.000285723</text:p>
          </table:table-cell>
          <table:table-cell office:value-type="float" office:value="-0.00000620853" calcext:value-type="float">
            <text:p>-6.20853E-06</text:p>
          </table:table-cell>
          <table:table-cell office:value-type="float" office:value="-0.0000587948" calcext:value-type="float">
            <text:p>-5.87948E-05</text:p>
          </table:table-cell>
          <table:table-cell office:value-type="float" office:value="-0.000299715" calcext:value-type="float">
            <text:p>-0.000299715</text:p>
          </table:table-cell>
          <table:table-cell office:value-type="float" office:value="-0.0000284093" calcext:value-type="float">
            <text:p>-2.84093E-05</text:p>
          </table:table-cell>
          <table:table-cell office:value-type="float" office:value="-0.0000348051" calcext:value-type="float">
            <text:p>-3.48051E-05</text:p>
          </table:table-cell>
          <table:table-cell office:value-type="float" office:value="0.0000804797" calcext:value-type="float">
            <text:p>8.04797E-05</text:p>
          </table:table-cell>
          <table:table-cell office:value-type="float" office:value="0.000154488" calcext:value-type="float">
            <text:p>0.000154488</text:p>
          </table:table-cell>
          <table:table-cell office:value-type="float" office:value="-0.0000346357" calcext:value-type="float">
            <text:p>-3.46357E-05</text:p>
          </table:table-cell>
          <table:table-cell office:value-type="float" office:value="0.000063495" calcext:value-type="float">
            <text:p>6.3495E-05</text:p>
          </table:table-cell>
          <table:table-cell office:value-type="float" office:value="0.00037891" calcext:value-type="float">
            <text:p>0.00037891</text:p>
          </table:table-cell>
          <table:table-cell office:value-type="float" office:value="0.0000696439" calcext:value-type="float">
            <text:p>6.96439E-05</text:p>
          </table:table-cell>
          <table:table-cell office:value-type="float" office:value="0.000341933" calcext:value-type="float">
            <text:p>0.000341933</text:p>
          </table:table-cell>
          <table:table-cell office:value-type="float" office:value="-0.0000197633" calcext:value-type="float">
            <text:p>-1.97633E-05</text:p>
          </table:table-cell>
          <table:table-cell office:value-type="float" office:value="-0.000140721" calcext:value-type="float">
            <text:p>-0.000140721</text:p>
          </table:table-cell>
          <table:table-cell office:value-type="float" office:value="-0.000346938" calcext:value-type="float">
            <text:p>-0.000346938</text:p>
          </table:table-cell>
          <table:table-cell office:value-type="float" office:value="-0.000213471" calcext:value-type="float">
            <text:p>-0.000213471</text:p>
          </table:table-cell>
          <table:table-cell office:value-type="float" office:value="-0.0000623042" calcext:value-type="float">
            <text:p>-6.23042E-05</text:p>
          </table:table-cell>
          <table:table-cell office:value-type="float" office:value="0.0000202299" calcext:value-type="float">
            <text:p>2.02299E-05</text:p>
          </table:table-cell>
          <table:table-cell office:value-type="float" office:value="-0.000137584" calcext:value-type="float">
            <text:p>-0.000137584</text:p>
          </table:table-cell>
          <table:table-cell office:value-type="float" office:value="0.000210869" calcext:value-type="float">
            <text:p>0.000210869</text:p>
          </table:table-cell>
          <table:table-cell office:value-type="float" office:value="-0.000191038" calcext:value-type="float">
            <text:p>-0.000191038</text:p>
          </table:table-cell>
          <table:table-cell office:value-type="float" office:value="0.000192262" calcext:value-type="float">
            <text:p>0.000192262</text:p>
          </table:table-cell>
          <table:table-cell office:value-type="float" office:value="0.000208875" calcext:value-type="float">
            <text:p>0.000208875</text:p>
          </table:table-cell>
          <table:table-cell office:value-type="float" office:value="0.000363089" calcext:value-type="float">
            <text:p>0.000363089</text:p>
          </table:table-cell>
          <table:table-cell office:value-type="float" office:value="0.00015239" calcext:value-type="float">
            <text:p>0.00015239</text:p>
          </table:table-cell>
          <table:table-cell office:value-type="float" office:value="0.00000495682" calcext:value-type="float">
            <text:p>4.95682E-06</text:p>
          </table:table-cell>
          <table:table-cell office:value-type="float" office:value="-0.000230824" calcext:value-type="float">
            <text:p>-0.000230824</text:p>
          </table:table-cell>
          <table:table-cell office:value-type="float" office:value="-0.000162444" calcext:value-type="float">
            <text:p>-0.000162444</text:p>
          </table:table-cell>
          <table:table-cell office:value-type="float" office:value="-0.00036131" calcext:value-type="float">
            <text:p>-0.00036131</text:p>
          </table:table-cell>
          <table:table-cell office:value-type="float" office:value="0.0000812113" calcext:value-type="float">
            <text:p>8.12113E-05</text:p>
          </table:table-cell>
          <table:table-cell office:value-type="float" office:value="-0.000115352" calcext:value-type="float">
            <text:p>-0.000115352</text:p>
          </table:table-cell>
          <table:table-cell office:value-type="float" office:value="-0.0000184245" calcext:value-type="float">
            <text:p>-1.84245E-05</text:p>
          </table:table-cell>
          <table:table-cell office:value-type="float" office:value="-0.000131605" calcext:value-type="float">
            <text:p>-0.000131605</text:p>
          </table:table-cell>
          <table:table-cell office:value-type="float" office:value="-0.000038284" calcext:value-type="float">
            <text:p>-3.8284E-05</text:p>
          </table:table-cell>
          <table:table-cell office:value-type="float" office:value="0.0000916369" calcext:value-type="float">
            <text:p>9.16369E-05</text:p>
          </table:table-cell>
          <table:table-cell office:value-type="float" office:value="0.000280153" calcext:value-type="float">
            <text:p>0.000280153</text:p>
          </table:table-cell>
          <table:table-cell office:value-type="float" office:value="0.000258739" calcext:value-type="float">
            <text:p>0.000258739</text:p>
          </table:table-cell>
          <table:table-cell office:value-type="float" office:value="0.000356285" calcext:value-type="float">
            <text:p>0.000356285</text:p>
          </table:table-cell>
          <table:table-cell office:value-type="float" office:value="-0.0000433967" calcext:value-type="float">
            <text:p>-4.33967E-05</text:p>
          </table:table-cell>
          <table:table-cell office:value-type="float" office:value="-0.000108246" calcext:value-type="float">
            <text:p>-0.000108246</text:p>
          </table:table-cell>
          <table:table-cell office:value-type="float" office:value="-0.000172634" calcext:value-type="float">
            <text:p>-0.000172634</text:p>
          </table:table-cell>
          <table:table-cell office:value-type="float" office:value="-0.000129999" calcext:value-type="float">
            <text:p>-0.000129999</text:p>
          </table:table-cell>
          <table:table-cell office:value-type="float" office:value="-0.0000660466" calcext:value-type="float">
            <text:p>-6.60466E-05</text:p>
          </table:table-cell>
          <table:table-cell office:value-type="float" office:value="-0.00008087" calcext:value-type="float">
            <text:p>-8.087E-05</text:p>
          </table:table-cell>
          <table:table-cell office:value-type="float" office:value="-0.0000655933" calcext:value-type="float">
            <text:p>-6.55933E-05</text:p>
          </table:table-cell>
          <table:table-cell office:value-type="float" office:value="-0.000243484" calcext:value-type="float">
            <text:p>-0.000243484</text:p>
          </table:table-cell>
          <table:table-cell office:value-type="float" office:value="-0.000210901" calcext:value-type="float">
            <text:p>-0.000210901</text:p>
          </table:table-cell>
          <table:table-cell office:value-type="float" office:value="0.0000484635" calcext:value-type="float">
            <text:p>4.84635E-05</text:p>
          </table:table-cell>
          <table:table-cell office:value-type="float" office:value="0.000168804" calcext:value-type="float">
            <text:p>0.000168804</text:p>
          </table:table-cell>
          <table:table-cell office:value-type="float" office:value="0.000207153" calcext:value-type="float">
            <text:p>0.000207153</text:p>
          </table:table-cell>
          <table:table-cell office:value-type="float" office:value="0.000406687" calcext:value-type="float">
            <text:p>0.000406687</text:p>
          </table:table-cell>
          <table:table-cell office:value-type="float" office:value="0.0000852622" calcext:value-type="float">
            <text:p>8.52622E-05</text:p>
          </table:table-cell>
          <table:table-cell office:value-type="float" office:value="-0.00000354737" calcext:value-type="float">
            <text:p>-3.54737E-06</text:p>
          </table:table-cell>
          <table:table-cell office:value-type="float" office:value="-0.0000617199" calcext:value-type="float">
            <text:p>-6.17199E-05</text:p>
          </table:table-cell>
          <table:table-cell office:value-type="float" office:value="0.0000907911" calcext:value-type="float">
            <text:p>9.07911E-05</text:p>
          </table:table-cell>
          <table:table-cell office:value-type="float" office:value="-0.0000998467" calcext:value-type="float">
            <text:p>-9.98467E-05</text:p>
          </table:table-cell>
          <table:table-cell office:value-type="float" office:value="0.0000833893" calcext:value-type="float">
            <text:p>8.33893E-05</text:p>
          </table:table-cell>
          <table:table-cell office:value-type="float" office:value="-0.000105396" calcext:value-type="float">
            <text:p>-0.000105396</text:p>
          </table:table-cell>
          <table:table-cell office:value-type="float" office:value="-0.000232643" calcext:value-type="float">
            <text:p>-0.000232643</text:p>
          </table:table-cell>
          <table:table-cell office:value-type="float" office:value="-0.00042144" calcext:value-type="float">
            <text:p>-0.00042144</text:p>
          </table:table-cell>
          <table:table-cell office:value-type="float" office:value="-0.0000596003" calcext:value-type="float">
            <text:p>-5.96003E-05</text:p>
          </table:table-cell>
          <table:table-cell office:value-type="float" office:value="-0.000144501" calcext:value-type="float">
            <text:p>-0.000144501</text:p>
          </table:table-cell>
          <table:table-cell office:value-type="float" office:value="0.000161806" calcext:value-type="float">
            <text:p>0.000161806</text:p>
          </table:table-cell>
          <table:table-cell office:value-type="float" office:value="0.000150521" calcext:value-type="float">
            <text:p>0.000150521</text:p>
          </table:table-cell>
          <table:table-cell office:value-type="float" office:value="0.000279636" calcext:value-type="float">
            <text:p>0.000279636</text:p>
          </table:table-cell>
          <table:table-cell office:value-type="float" office:value="-0.0000935505" calcext:value-type="float">
            <text:p>-9.35505E-05</text:p>
          </table:table-cell>
          <table:table-cell office:value-type="float" office:value="0.000143888" calcext:value-type="float">
            <text:p>0.000143888</text:p>
          </table:table-cell>
          <table:table-cell office:value-type="float" office:value="0.0000632317" calcext:value-type="float">
            <text:p>6.32317E-05</text:p>
          </table:table-cell>
          <table:table-cell office:value-type="float" office:value="0.000215251" calcext:value-type="float">
            <text:p>0.000215251</text:p>
          </table:table-cell>
          <table:table-cell office:value-type="float" office:value="0.000144358" calcext:value-type="float">
            <text:p>0.000144358</text:p>
          </table:table-cell>
          <table:table-cell office:value-type="float" office:value="0.00020149" calcext:value-type="float">
            <text:p>0.00020149</text:p>
          </table:table-cell>
          <table:table-cell office:value-type="float" office:value="-0.000143103" calcext:value-type="float">
            <text:p>-0.000143103</text:p>
          </table:table-cell>
          <table:table-cell office:value-type="float" office:value="-0.000127013" calcext:value-type="float">
            <text:p>-0.000127013</text:p>
          </table:table-cell>
          <table:table-cell office:value-type="float" office:value="-0.000433936" calcext:value-type="float">
            <text:p>-0.000433936</text:p>
          </table:table-cell>
          <table:table-cell office:value-type="float" office:value="-0.0000821474" calcext:value-type="float">
            <text:p>-8.21474E-05</text:p>
          </table:table-cell>
          <table:table-cell office:value-type="float" office:value="-0.000147415" calcext:value-type="float">
            <text:p>-0.000147415</text:p>
          </table:table-cell>
          <table:table-cell office:value-type="float" office:value="-0.0000145902" calcext:value-type="float">
            <text:p>-1.45902E-05</text:p>
          </table:table-cell>
          <table:table-cell office:value-type="float" office:value="0.0000116163" calcext:value-type="float">
            <text:p>1.16163E-05</text:p>
          </table:table-cell>
          <table:table-cell office:value-type="float" office:value="-0.0000331063" calcext:value-type="float">
            <text:p>-3.31063E-05</text:p>
          </table:table-cell>
          <table:table-cell office:value-type="float" office:value="-0.000161885" calcext:value-type="float">
            <text:p>-0.000161885</text:p>
          </table:table-cell>
          <table:table-cell office:value-type="float" office:value="-0.0000404824" calcext:value-type="float">
            <text:p>-4.04824E-05</text:p>
          </table:table-cell>
          <table:table-cell office:value-type="float" office:value="0.000044562" calcext:value-type="float">
            <text:p>4.4562E-05</text:p>
          </table:table-cell>
          <table:table-cell office:value-type="float" office:value="0.000340669" calcext:value-type="float">
            <text:p>0.000340669</text:p>
          </table:table-cell>
          <table:table-cell office:value-type="float" office:value="0.000158656" calcext:value-type="float">
            <text:p>0.000158656</text:p>
          </table:table-cell>
          <table:table-cell office:value-type="float" office:value="0.000312924" calcext:value-type="float">
            <text:p>0.000312924</text:p>
          </table:table-cell>
          <table:table-cell office:value-type="float" office:value="0.000175667" calcext:value-type="float">
            <text:p>0.000175667</text:p>
          </table:table-cell>
          <table:table-cell office:value-type="float" office:value="-0.000178395" calcext:value-type="float">
            <text:p>-0.000178395</text:p>
          </table:table-cell>
          <table:table-cell office:value-type="float" office:value="-0.000000344171" calcext:value-type="float">
            <text:p>-3.44171E-07</text:p>
          </table:table-cell>
          <table:table-cell office:value-type="float" office:value="-0.0000108621" calcext:value-type="float">
            <text:p>-1.08621E-05</text:p>
          </table:table-cell>
          <table:table-cell office:value-type="float" office:value="0.0000035154" calcext:value-type="float">
            <text:p>3.5154E-06</text:p>
          </table:table-cell>
          <table:table-cell office:value-type="float" office:value="0.0000634275" calcext:value-type="float">
            <text:p>6.34275E-05</text:p>
          </table:table-cell>
          <table:table-cell office:value-type="float" office:value="-0.00000350072" calcext:value-type="float">
            <text:p>-3.50072E-06</text:p>
          </table:table-cell>
          <table:table-cell office:value-type="float" office:value="-0.00017125" calcext:value-type="float">
            <text:p>-0.00017125</text:p>
          </table:table-cell>
          <table:table-cell office:value-type="float" office:value="-0.000303198" calcext:value-type="float">
            <text:p>-0.000303198</text:p>
          </table:table-cell>
          <table:table-cell office:value-type="float" office:value="-0.000323596" calcext:value-type="float">
            <text:p>-0.000323596</text:p>
          </table:table-cell>
          <table:table-cell office:value-type="float" office:value="-0.0000468384" calcext:value-type="float">
            <text:p>-4.68384E-05</text:p>
          </table:table-cell>
          <table:table-cell office:value-type="float" office:value="-0.000158348" calcext:value-type="float">
            <text:p>-0.000158348</text:p>
          </table:table-cell>
          <table:table-cell office:value-type="float" office:value="0.000208256" calcext:value-type="float">
            <text:p>0.000208256</text:p>
          </table:table-cell>
          <table:table-cell office:value-type="float" office:value="0.0000678381" calcext:value-type="float">
            <text:p>6.78381E-05</text:p>
          </table:table-cell>
          <table:table-cell office:value-type="float" office:value="0.000037221" calcext:value-type="float">
            <text:p>3.7221E-05</text:p>
          </table:table-cell>
          <table:table-cell office:value-type="float" office:value="-0.0000823545" calcext:value-type="float">
            <text:p>-8.23545E-05</text:p>
          </table:table-cell>
          <table:table-cell office:value-type="float" office:value="0.0000462218" calcext:value-type="float">
            <text:p>4.62218E-05</text:p>
          </table:table-cell>
          <table:table-cell office:value-type="float" office:value="-0.00000857634" calcext:value-type="float">
            <text:p>-8.57634E-06</text:p>
          </table:table-cell>
          <table:table-cell office:value-type="float" office:value="0.000311342" calcext:value-type="float">
            <text:p>0.000311342</text:p>
          </table:table-cell>
          <table:table-cell office:value-type="float" office:value="0.000245447" calcext:value-type="float">
            <text:p>0.000245447</text:p>
          </table:table-cell>
          <table:table-cell office:value-type="float" office:value="0.000377746" calcext:value-type="float">
            <text:p>0.000377746</text:p>
          </table:table-cell>
          <table:table-cell office:value-type="float" office:value="0.0000409043" calcext:value-type="float">
            <text:p>4.09043E-05</text:p>
          </table:table-cell>
          <table:table-cell office:value-type="float" office:value="0.000119105" calcext:value-type="float">
            <text:p>0.000119105</text:p>
          </table:table-cell>
          <table:table-cell office:value-type="float" office:value="-0.000169908" calcext:value-type="float">
            <text:p>-0.000169908</text:p>
          </table:table-cell>
          <table:table-cell office:value-type="float" office:value="0.0000355674" calcext:value-type="float">
            <text:p>3.55674E-05</text:p>
          </table:table-cell>
          <table:table-cell office:value-type="float" office:value="0.00000469753" calcext:value-type="float">
            <text:p>4.69753E-06</text:p>
          </table:table-cell>
          <table:table-cell office:value-type="float" office:value="0.00021342" calcext:value-type="float">
            <text:p>0.00021342</text:p>
          </table:table-cell>
          <table:table-cell office:value-type="float" office:value="2.06735E-017" calcext:value-type="float">
            <text:p>2.06735E-17</text:p>
          </table:table-cell>
          <table:table-cell office:value-type="float" office:value="1.62822E-017" calcext:value-type="float">
            <text:p>1.62822E-17</text:p>
          </table:table-cell>
          <table:table-cell table:number-columns-repeated="2" office:value-type="float" office:value="1.29232E-017" calcext:value-type="float">
            <text:p>1.29232E-17</text:p>
          </table:table-cell>
        </table:table-row>
        <table:table-row table:style-name="ro1">
          <table:table-cell office:value-type="float" office:value="9.91908" calcext:value-type="float">
            <text:p>9.91908</text:p>
          </table:table-cell>
          <table:table-cell office:value-type="float" office:value="0.00000000244549" calcext:value-type="float">
            <text:p>2.44549E-09</text:p>
          </table:table-cell>
          <table:table-cell office:value-type="float" office:value="0.00000000392976" calcext:value-type="float">
            <text:p>3.92976E-09</text:p>
          </table:table-cell>
          <table:table-cell office:value-type="float" office:value="0.00000000628417" calcext:value-type="float">
            <text:p>6.28417E-09</text:p>
          </table:table-cell>
          <table:table-cell office:value-type="float" office:value="0.0000975761" calcext:value-type="float">
            <text:p>9.75761E-05</text:p>
          </table:table-cell>
          <table:table-cell office:value-type="float" office:value="0.000236921" calcext:value-type="float">
            <text:p>0.000236921</text:p>
          </table:table-cell>
          <table:table-cell office:value-type="float" office:value="0.000105477" calcext:value-type="float">
            <text:p>0.000105477</text:p>
          </table:table-cell>
          <table:table-cell office:value-type="float" office:value="0.000038335" calcext:value-type="float">
            <text:p>3.8335E-05</text:p>
          </table:table-cell>
          <table:table-cell office:value-type="float" office:value="-0.000253199" calcext:value-type="float">
            <text:p>-0.000253199</text:p>
          </table:table-cell>
          <table:table-cell office:value-type="float" office:value="-0.000273192" calcext:value-type="float">
            <text:p>-0.000273192</text:p>
          </table:table-cell>
          <table:table-cell office:value-type="float" office:value="-0.000320654" calcext:value-type="float">
            <text:p>-0.000320654</text:p>
          </table:table-cell>
          <table:table-cell office:value-type="float" office:value="-0.000161244" calcext:value-type="float">
            <text:p>-0.000161244</text:p>
          </table:table-cell>
          <table:table-cell office:value-type="float" office:value="0.0000283576" calcext:value-type="float">
            <text:p>2.83576E-05</text:p>
          </table:table-cell>
          <table:table-cell office:value-type="float" office:value="-0.000131363" calcext:value-type="float">
            <text:p>-0.000131363</text:p>
          </table:table-cell>
          <table:table-cell office:value-type="float" office:value="0.00000171737" calcext:value-type="float">
            <text:p>1.71737E-06</text:p>
          </table:table-cell>
          <table:table-cell office:value-type="float" office:value="0.000127134" calcext:value-type="float">
            <text:p>0.000127134</text:p>
          </table:table-cell>
          <table:table-cell office:value-type="float" office:value="0.0000681868" calcext:value-type="float">
            <text:p>6.81868E-05</text:p>
          </table:table-cell>
          <table:table-cell office:value-type="float" office:value="-0.0000580034" calcext:value-type="float">
            <text:p>-5.80034E-05</text:p>
          </table:table-cell>
          <table:table-cell office:value-type="float" office:value="-0.000121969" calcext:value-type="float">
            <text:p>-0.000121969</text:p>
          </table:table-cell>
          <table:table-cell office:value-type="float" office:value="-0.000349262" calcext:value-type="float">
            <text:p>-0.000349262</text:p>
          </table:table-cell>
          <table:table-cell office:value-type="float" office:value="-0.00012539" calcext:value-type="float">
            <text:p>-0.00012539</text:p>
          </table:table-cell>
          <table:table-cell office:value-type="float" office:value="-0.0000218308" calcext:value-type="float">
            <text:p>-2.18308E-05</text:p>
          </table:table-cell>
          <table:table-cell office:value-type="float" office:value="0.000200977" calcext:value-type="float">
            <text:p>0.000200977</text:p>
          </table:table-cell>
          <table:table-cell office:value-type="float" office:value="0.000286449" calcext:value-type="float">
            <text:p>0.000286449</text:p>
          </table:table-cell>
          <table:table-cell office:value-type="float" office:value="0.000153687" calcext:value-type="float">
            <text:p>0.000153687</text:p>
          </table:table-cell>
          <table:table-cell office:value-type="float" office:value="-0.0000493717" calcext:value-type="float">
            <text:p>-4.93717E-05</text:p>
          </table:table-cell>
          <table:table-cell office:value-type="float" office:value="0.000105239" calcext:value-type="float">
            <text:p>0.000105239</text:p>
          </table:table-cell>
          <table:table-cell office:value-type="float" office:value="-0.0000641588" calcext:value-type="float">
            <text:p>-6.41588E-05</text:p>
          </table:table-cell>
          <table:table-cell office:value-type="float" office:value="-0.0000884315" calcext:value-type="float">
            <text:p>-8.84315E-05</text:p>
          </table:table-cell>
          <table:table-cell office:value-type="float" office:value="0.0000365024" calcext:value-type="float">
            <text:p>3.65024E-05</text:p>
          </table:table-cell>
          <table:table-cell office:value-type="float" office:value="-0.000174607" calcext:value-type="float">
            <text:p>-0.000174607</text:p>
          </table:table-cell>
          <table:table-cell office:value-type="float" office:value="0.000136372" calcext:value-type="float">
            <text:p>0.000136372</text:p>
          </table:table-cell>
          <table:table-cell office:value-type="float" office:value="0.000273055" calcext:value-type="float">
            <text:p>0.000273055</text:p>
          </table:table-cell>
          <table:table-cell office:value-type="float" office:value="0.000295766" calcext:value-type="float">
            <text:p>0.000295766</text:p>
          </table:table-cell>
          <table:table-cell office:value-type="float" office:value="0.000190055" calcext:value-type="float">
            <text:p>0.000190055</text:p>
          </table:table-cell>
          <table:table-cell office:value-type="float" office:value="0.000179476" calcext:value-type="float">
            <text:p>0.000179476</text:p>
          </table:table-cell>
          <table:table-cell office:value-type="float" office:value="-0.000378345" calcext:value-type="float">
            <text:p>-0.000378345</text:p>
          </table:table-cell>
          <table:table-cell office:value-type="float" office:value="0.0000755593" calcext:value-type="float">
            <text:p>7.55593E-05</text:p>
          </table:table-cell>
          <table:table-cell office:value-type="float" office:value="-0.000180912" calcext:value-type="float">
            <text:p>-0.000180912</text:p>
          </table:table-cell>
          <table:table-cell office:value-type="float" office:value="0.0000524266" calcext:value-type="float">
            <text:p>5.24266E-05</text:p>
          </table:table-cell>
          <table:table-cell office:value-type="float" office:value="0.0000861762" calcext:value-type="float">
            <text:p>8.61762E-05</text:p>
          </table:table-cell>
          <table:table-cell office:value-type="float" office:value="0.000138872" calcext:value-type="float">
            <text:p>0.000138872</text:p>
          </table:table-cell>
          <table:table-cell office:value-type="float" office:value="-0.000088271" calcext:value-type="float">
            <text:p>-8.8271E-05</text:p>
          </table:table-cell>
          <table:table-cell office:value-type="float" office:value="0.000446498" calcext:value-type="float">
            <text:p>0.000446498</text:p>
          </table:table-cell>
          <table:table-cell office:value-type="float" office:value="-0.0000276234" calcext:value-type="float">
            <text:p>-2.76234E-05</text:p>
          </table:table-cell>
          <table:table-cell office:value-type="float" office:value="0.0000587728" calcext:value-type="float">
            <text:p>5.87728E-05</text:p>
          </table:table-cell>
          <table:table-cell office:value-type="float" office:value="-0.0000931467" calcext:value-type="float">
            <text:p>-9.31467E-05</text:p>
          </table:table-cell>
          <table:table-cell office:value-type="float" office:value="-0.000353977" calcext:value-type="float">
            <text:p>-0.000353977</text:p>
          </table:table-cell>
          <table:table-cell office:value-type="float" office:value="-0.000193332" calcext:value-type="float">
            <text:p>-0.000193332</text:p>
          </table:table-cell>
          <table:table-cell office:value-type="float" office:value="0.000100953" calcext:value-type="float">
            <text:p>0.000100953</text:p>
          </table:table-cell>
          <table:table-cell office:value-type="float" office:value="0.0000162081" calcext:value-type="float">
            <text:p>1.62081E-05</text:p>
          </table:table-cell>
          <table:table-cell office:value-type="float" office:value="0.000414706" calcext:value-type="float">
            <text:p>0.000414706</text:p>
          </table:table-cell>
          <table:table-cell office:value-type="float" office:value="0.0000449037" calcext:value-type="float">
            <text:p>4.49037E-05</text:p>
          </table:table-cell>
          <table:table-cell office:value-type="float" office:value="-0.0000222203" calcext:value-type="float">
            <text:p>-2.22203E-05</text:p>
          </table:table-cell>
          <table:table-cell office:value-type="float" office:value="0.000107779" calcext:value-type="float">
            <text:p>0.000107779</text:p>
          </table:table-cell>
          <table:table-cell office:value-type="float" office:value="-0.0000622956" calcext:value-type="float">
            <text:p>-6.22956E-05</text:p>
          </table:table-cell>
          <table:table-cell office:value-type="float" office:value="-0.000192757" calcext:value-type="float">
            <text:p>-0.000192757</text:p>
          </table:table-cell>
          <table:table-cell office:value-type="float" office:value="0.0000642682" calcext:value-type="float">
            <text:p>6.42682E-05</text:p>
          </table:table-cell>
          <table:table-cell office:value-type="float" office:value="-0.000329538" calcext:value-type="float">
            <text:p>-0.000329538</text:p>
          </table:table-cell>
          <table:table-cell office:value-type="float" office:value="-0.0000625402" calcext:value-type="float">
            <text:p>-6.25402E-05</text:p>
          </table:table-cell>
          <table:table-cell office:value-type="float" office:value="0.000139281" calcext:value-type="float">
            <text:p>0.000139281</text:p>
          </table:table-cell>
          <table:table-cell office:value-type="float" office:value="0.000182664" calcext:value-type="float">
            <text:p>0.000182664</text:p>
          </table:table-cell>
          <table:table-cell office:value-type="float" office:value="0.000248156" calcext:value-type="float">
            <text:p>0.000248156</text:p>
          </table:table-cell>
          <table:table-cell office:value-type="float" office:value="0.000248469" calcext:value-type="float">
            <text:p>0.000248469</text:p>
          </table:table-cell>
          <table:table-cell office:value-type="float" office:value="-0.000369363" calcext:value-type="float">
            <text:p>-0.000369363</text:p>
          </table:table-cell>
          <table:table-cell office:value-type="float" office:value="0.0000828973" calcext:value-type="float">
            <text:p>8.28973E-05</text:p>
          </table:table-cell>
          <table:table-cell office:value-type="float" office:value="-0.000348731" calcext:value-type="float">
            <text:p>-0.000348731</text:p>
          </table:table-cell>
          <table:table-cell office:value-type="float" office:value="-0.0000724486" calcext:value-type="float">
            <text:p>-7.24486E-05</text:p>
          </table:table-cell>
          <table:table-cell office:value-type="float" office:value="-0.0000131162" calcext:value-type="float">
            <text:p>-1.31162E-05</text:p>
          </table:table-cell>
          <table:table-cell office:value-type="float" office:value="0.0000466344" calcext:value-type="float">
            <text:p>4.66344E-05</text:p>
          </table:table-cell>
          <table:table-cell office:value-type="float" office:value="-0.000164551" calcext:value-type="float">
            <text:p>-0.000164551</text:p>
          </table:table-cell>
          <table:table-cell office:value-type="float" office:value="0.000367379" calcext:value-type="float">
            <text:p>0.000367379</text:p>
          </table:table-cell>
          <table:table-cell office:value-type="float" office:value="-0.0000262301" calcext:value-type="float">
            <text:p>-2.62301E-05</text:p>
          </table:table-cell>
          <table:table-cell office:value-type="float" office:value="0.000330184" calcext:value-type="float">
            <text:p>0.000330184</text:p>
          </table:table-cell>
          <table:table-cell office:value-type="float" office:value="0.000105123" calcext:value-type="float">
            <text:p>0.000105123</text:p>
          </table:table-cell>
          <table:table-cell office:value-type="float" office:value="-0.000278551" calcext:value-type="float">
            <text:p>-0.000278551</text:p>
          </table:table-cell>
          <table:table-cell office:value-type="float" office:value="-0.000155924" calcext:value-type="float">
            <text:p>-0.000155924</text:p>
          </table:table-cell>
          <table:table-cell office:value-type="float" office:value="-0.000214567" calcext:value-type="float">
            <text:p>-0.000214567</text:p>
          </table:table-cell>
          <table:table-cell office:value-type="float" office:value="-0.000201305" calcext:value-type="float">
            <text:p>-0.000201305</text:p>
          </table:table-cell>
          <table:table-cell office:value-type="float" office:value="0.000290096" calcext:value-type="float">
            <text:p>0.000290096</text:p>
          </table:table-cell>
          <table:table-cell office:value-type="float" office:value="0.000152362" calcext:value-type="float">
            <text:p>0.000152362</text:p>
          </table:table-cell>
          <table:table-cell office:value-type="float" office:value="0.0000899861" calcext:value-type="float">
            <text:p>8.99861E-05</text:p>
          </table:table-cell>
          <table:table-cell office:value-type="float" office:value="0.000305447" calcext:value-type="float">
            <text:p>0.000305447</text:p>
          </table:table-cell>
          <table:table-cell office:value-type="float" office:value="0.0000302685" calcext:value-type="float">
            <text:p>3.02685E-05</text:p>
          </table:table-cell>
          <table:table-cell office:value-type="float" office:value="0.000225073" calcext:value-type="float">
            <text:p>0.000225073</text:p>
          </table:table-cell>
          <table:table-cell office:value-type="float" office:value="0.000389615" calcext:value-type="float">
            <text:p>0.000389615</text:p>
          </table:table-cell>
          <table:table-cell office:value-type="float" office:value="0.000188205" calcext:value-type="float">
            <text:p>0.000188205</text:p>
          </table:table-cell>
          <table:table-cell office:value-type="float" office:value="0.000468806" calcext:value-type="float">
            <text:p>0.000468806</text:p>
          </table:table-cell>
          <table:table-cell office:value-type="float" office:value="0.000893409" calcext:value-type="float">
            <text:p>0.000893409</text:p>
          </table:table-cell>
          <table:table-cell office:value-type="float" office:value="0.00149437" calcext:value-type="float">
            <text:p>0.00149437</text:p>
          </table:table-cell>
          <table:table-cell office:value-type="float" office:value="0.00291289" calcext:value-type="float">
            <text:p>0.00291289</text:p>
          </table:table-cell>
          <table:table-cell office:value-type="float" office:value="0.00467686" calcext:value-type="float">
            <text:p>0.00467686</text:p>
          </table:table-cell>
          <table:table-cell office:value-type="float" office:value="0.00725483" calcext:value-type="float">
            <text:p>0.00725483</text:p>
          </table:table-cell>
          <table:table-cell office:value-type="float" office:value="0.0114469" calcext:value-type="float">
            <text:p>0.0114469</text:p>
          </table:table-cell>
          <table:table-cell office:value-type="float" office:value="0.017885" calcext:value-type="float">
            <text:p>0.017885</text:p>
          </table:table-cell>
          <table:table-cell office:value-type="float" office:value="0.0285741" calcext:value-type="float">
            <text:p>0.0285741</text:p>
          </table:table-cell>
          <table:table-cell office:value-type="float" office:value="0.0454564" calcext:value-type="float">
            <text:p>0.0454564</text:p>
          </table:table-cell>
          <table:table-cell office:value-type="float" office:value="0.0718312" calcext:value-type="float">
            <text:p>0.0718312</text:p>
          </table:table-cell>
          <table:table-cell office:value-type="float" office:value="0.112557" calcext:value-type="float">
            <text:p>0.112557</text:p>
          </table:table-cell>
          <table:table-cell office:value-type="float" office:value="0.174192" calcext:value-type="float">
            <text:p>0.174192</text:p>
          </table:table-cell>
          <table:table-cell office:value-type="float" office:value="0.26392" calcext:value-type="float">
            <text:p>0.26392</text:p>
          </table:table-cell>
          <table:table-cell office:value-type="float" office:value="0.388628" calcext:value-type="float">
            <text:p>0.388628</text:p>
          </table:table-cell>
          <table:table-cell office:value-type="float" office:value="0.548023" calcext:value-type="float">
            <text:p>0.548023</text:p>
          </table:table-cell>
          <table:table-cell office:value-type="float" office:value="0.72734" calcext:value-type="float">
            <text:p>0.72734</text:p>
          </table:table-cell>
          <table:table-cell office:value-type="float" office:value="0.89147" calcext:value-type="float">
            <text:p>0.89147</text:p>
          </table:table-cell>
          <table:table-cell office:value-type="float" office:value="0.990001" calcext:value-type="float">
            <text:p>0.990001</text:p>
          </table:table-cell>
          <table:table-cell office:value-type="float" office:value="0.984898" calcext:value-type="float">
            <text:p>0.984898</text:p>
          </table:table-cell>
          <table:table-cell office:value-type="float" office:value="0.877597" calcext:value-type="float">
            <text:p>0.877597</text:p>
          </table:table-cell>
          <table:table-cell office:value-type="float" office:value="0.710433" calcext:value-type="float">
            <text:p>0.710433</text:p>
          </table:table-cell>
          <table:table-cell office:value-type="float" office:value="0.531462" calcext:value-type="float">
            <text:p>0.531462</text:p>
          </table:table-cell>
          <table:table-cell office:value-type="float" office:value="0.375283" calcext:value-type="float">
            <text:p>0.375283</text:p>
          </table:table-cell>
          <table:table-cell office:value-type="float" office:value="0.254104" calcext:value-type="float">
            <text:p>0.254104</text:p>
          </table:table-cell>
          <table:table-cell office:value-type="float" office:value="0.167351" calcext:value-type="float">
            <text:p>0.167351</text:p>
          </table:table-cell>
          <table:table-cell office:value-type="float" office:value="0.107982" calcext:value-type="float">
            <text:p>0.107982</text:p>
          </table:table-cell>
          <table:table-cell office:value-type="float" office:value="0.0690799" calcext:value-type="float">
            <text:p>0.0690799</text:p>
          </table:table-cell>
          <table:table-cell office:value-type="float" office:value="0.0436053" calcext:value-type="float">
            <text:p>0.0436053</text:p>
          </table:table-cell>
          <table:table-cell office:value-type="float" office:value="0.0275879" calcext:value-type="float">
            <text:p>0.0275879</text:p>
          </table:table-cell>
          <table:table-cell office:value-type="float" office:value="0.0174526" calcext:value-type="float">
            <text:p>0.0174526</text:p>
          </table:table-cell>
          <table:table-cell office:value-type="float" office:value="0.0112408" calcext:value-type="float">
            <text:p>0.0112408</text:p>
          </table:table-cell>
          <table:table-cell office:value-type="float" office:value="0.00761971" calcext:value-type="float">
            <text:p>0.00761971</text:p>
          </table:table-cell>
          <table:table-cell office:value-type="float" office:value="0.00518824" calcext:value-type="float">
            <text:p>0.00518824</text:p>
          </table:table-cell>
          <table:table-cell office:value-type="float" office:value="0.00360862" calcext:value-type="float">
            <text:p>0.00360862</text:p>
          </table:table-cell>
          <table:table-cell office:value-type="float" office:value="0.0028559" calcext:value-type="float">
            <text:p>0.0028559</text:p>
          </table:table-cell>
          <table:table-cell office:value-type="float" office:value="0.00220104" calcext:value-type="float">
            <text:p>0.00220104</text:p>
          </table:table-cell>
          <table:table-cell office:value-type="float" office:value="0.00212278" calcext:value-type="float">
            <text:p>0.00212278</text:p>
          </table:table-cell>
          <table:table-cell office:value-type="float" office:value="0.00256435" calcext:value-type="float">
            <text:p>0.00256435</text:p>
          </table:table-cell>
          <table:table-cell office:value-type="float" office:value="0.00307241" calcext:value-type="float">
            <text:p>0.00307241</text:p>
          </table:table-cell>
          <table:table-cell office:value-type="float" office:value="0.00352752" calcext:value-type="float">
            <text:p>0.00352752</text:p>
          </table:table-cell>
          <table:table-cell office:value-type="float" office:value="0.0048231" calcext:value-type="float">
            <text:p>0.0048231</text:p>
          </table:table-cell>
          <table:table-cell office:value-type="float" office:value="0.00553082" calcext:value-type="float">
            <text:p>0.00553082</text:p>
          </table:table-cell>
          <table:table-cell office:value-type="float" office:value="0.00746817" calcext:value-type="float">
            <text:p>0.00746817</text:p>
          </table:table-cell>
          <table:table-cell office:value-type="float" office:value="0.00916231" calcext:value-type="float">
            <text:p>0.00916231</text:p>
          </table:table-cell>
          <table:table-cell office:value-type="float" office:value="0.0117618" calcext:value-type="float">
            <text:p>0.0117618</text:p>
          </table:table-cell>
          <table:table-cell office:value-type="float" office:value="0.0145688" calcext:value-type="float">
            <text:p>0.0145688</text:p>
          </table:table-cell>
          <table:table-cell office:value-type="float" office:value="0.0179612" calcext:value-type="float">
            <text:p>0.0179612</text:p>
          </table:table-cell>
          <table:table-cell office:value-type="float" office:value="0.0224059" calcext:value-type="float">
            <text:p>0.0224059</text:p>
          </table:table-cell>
          <table:table-cell office:value-type="float" office:value="0.0280579" calcext:value-type="float">
            <text:p>0.0280579</text:p>
          </table:table-cell>
          <table:table-cell office:value-type="float" office:value="0.0348754" calcext:value-type="float">
            <text:p>0.0348754</text:p>
          </table:table-cell>
          <table:table-cell office:value-type="float" office:value="0.0438153" calcext:value-type="float">
            <text:p>0.0438153</text:p>
          </table:table-cell>
          <table:table-cell office:value-type="float" office:value="0.0541748" calcext:value-type="float">
            <text:p>0.0541748</text:p>
          </table:table-cell>
          <table:table-cell office:value-type="float" office:value="0.0664296" calcext:value-type="float">
            <text:p>0.0664296</text:p>
          </table:table-cell>
          <table:table-cell office:value-type="float" office:value="0.0810866" calcext:value-type="float">
            <text:p>0.0810866</text:p>
          </table:table-cell>
          <table:table-cell office:value-type="float" office:value="0.0977957" calcext:value-type="float">
            <text:p>0.0977957</text:p>
          </table:table-cell>
          <table:table-cell office:value-type="float" office:value="0.116883" calcext:value-type="float">
            <text:p>0.116883</text:p>
          </table:table-cell>
          <table:table-cell office:value-type="float" office:value="0.137938" calcext:value-type="float">
            <text:p>0.137938</text:p>
          </table:table-cell>
          <table:table-cell office:value-type="float" office:value="0.160135" calcext:value-type="float">
            <text:p>0.160135</text:p>
          </table:table-cell>
          <table:table-cell office:value-type="float" office:value="0.182665" calcext:value-type="float">
            <text:p>0.18266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0.223021" calcext:value-type="float">
            <text:p>0.223021</text:p>
          </table:table-cell>
          <table:table-cell office:value-type="float" office:value="0.237972" calcext:value-type="float">
            <text:p>0.237972</text:p>
          </table:table-cell>
          <table:table-cell office:value-type="float" office:value="0.24745" calcext:value-type="float">
            <text:p>0.24745</text:p>
          </table:table-cell>
          <table:table-cell office:value-type="float" office:value="0.250167" calcext:value-type="float">
            <text:p>0.250167</text:p>
          </table:table-cell>
          <table:table-cell office:value-type="float" office:value="0.246022" calcext:value-type="float">
            <text:p>0.246022</text:p>
          </table:table-cell>
          <table:table-cell office:value-type="float" office:value="0.235228" calcext:value-type="float">
            <text:p>0.235228</text:p>
          </table:table-cell>
          <table:table-cell office:value-type="float" office:value="0.218865" calcext:value-type="float">
            <text:p>0.218865</text:p>
          </table:table-cell>
          <table:table-cell office:value-type="float" office:value="0.199067" calcext:value-type="float">
            <text:p>0.199067</text:p>
          </table:table-cell>
          <table:table-cell office:value-type="float" office:value="0.177159" calcext:value-type="float">
            <text:p>0.177159</text:p>
          </table:table-cell>
          <table:table-cell office:value-type="float" office:value="0.154377" calcext:value-type="float">
            <text:p>0.154377</text:p>
          </table:table-cell>
          <table:table-cell office:value-type="float" office:value="0.132429" calcext:value-type="float">
            <text:p>0.132429</text:p>
          </table:table-cell>
          <table:table-cell office:value-type="float" office:value="0.111997" calcext:value-type="float">
            <text:p>0.111997</text:p>
          </table:table-cell>
          <table:table-cell office:value-type="float" office:value="0.093138" calcext:value-type="float">
            <text:p>0.093138</text:p>
          </table:table-cell>
          <table:table-cell office:value-type="float" office:value="0.077123" calcext:value-type="float">
            <text:p>0.077123</text:p>
          </table:table-cell>
          <table:table-cell office:value-type="float" office:value="0.0632826" calcext:value-type="float">
            <text:p>0.0632826</text:p>
          </table:table-cell>
          <table:table-cell office:value-type="float" office:value="0.0516277" calcext:value-type="float">
            <text:p>0.0516277</text:p>
          </table:table-cell>
          <table:table-cell office:value-type="float" office:value="0.0417637" calcext:value-type="float">
            <text:p>0.0417637</text:p>
          </table:table-cell>
          <table:table-cell office:value-type="float" office:value="0.0336445" calcext:value-type="float">
            <text:p>0.0336445</text:p>
          </table:table-cell>
          <table:table-cell office:value-type="float" office:value="0.0267844" calcext:value-type="float">
            <text:p>0.0267844</text:p>
          </table:table-cell>
          <table:table-cell office:value-type="float" office:value="0.0212588" calcext:value-type="float">
            <text:p>0.0212588</text:p>
          </table:table-cell>
          <table:table-cell office:value-type="float" office:value="0.0166648" calcext:value-type="float">
            <text:p>0.0166648</text:p>
          </table:table-cell>
          <table:table-cell office:value-type="float" office:value="0.0136326" calcext:value-type="float">
            <text:p>0.0136326</text:p>
          </table:table-cell>
          <table:table-cell office:value-type="float" office:value="0.0105761" calcext:value-type="float">
            <text:p>0.0105761</text:p>
          </table:table-cell>
          <table:table-cell office:value-type="float" office:value="0.0085475" calcext:value-type="float">
            <text:p>0.0085475</text:p>
          </table:table-cell>
          <table:table-cell office:value-type="float" office:value="0.00686379" calcext:value-type="float">
            <text:p>0.00686379</text:p>
          </table:table-cell>
          <table:table-cell office:value-type="float" office:value="0.00527654" calcext:value-type="float">
            <text:p>0.00527654</text:p>
          </table:table-cell>
          <table:table-cell office:value-type="float" office:value="0.00422767" calcext:value-type="float">
            <text:p>0.00422767</text:p>
          </table:table-cell>
          <table:table-cell office:value-type="float" office:value="0.00354359" calcext:value-type="float">
            <text:p>0.00354359</text:p>
          </table:table-cell>
          <table:table-cell office:value-type="float" office:value="0.00278265" calcext:value-type="float">
            <text:p>0.00278265</text:p>
          </table:table-cell>
          <table:table-cell office:value-type="float" office:value="0.00254535" calcext:value-type="float">
            <text:p>0.00254535</text:p>
          </table:table-cell>
          <table:table-cell office:value-type="float" office:value="0.00167205" calcext:value-type="float">
            <text:p>0.00167205</text:p>
          </table:table-cell>
          <table:table-cell office:value-type="float" office:value="0.00148715" calcext:value-type="float">
            <text:p>0.00148715</text:p>
          </table:table-cell>
          <table:table-cell office:value-type="float" office:value="0.000766641" calcext:value-type="float">
            <text:p>0.000766641</text:p>
          </table:table-cell>
          <table:table-cell office:value-type="float" office:value="0.000558166" calcext:value-type="float">
            <text:p>0.000558166</text:p>
          </table:table-cell>
          <table:table-cell office:value-type="float" office:value="0.000424817" calcext:value-type="float">
            <text:p>0.000424817</text:p>
          </table:table-cell>
          <table:table-cell office:value-type="float" office:value="0.000432579" calcext:value-type="float">
            <text:p>0.000432579</text:p>
          </table:table-cell>
          <table:table-cell office:value-type="float" office:value="0.000339906" calcext:value-type="float">
            <text:p>0.000339906</text:p>
          </table:table-cell>
          <table:table-cell office:value-type="float" office:value="0.000482478" calcext:value-type="float">
            <text:p>0.000482478</text:p>
          </table:table-cell>
          <table:table-cell office:value-type="float" office:value="0.000104142" calcext:value-type="float">
            <text:p>0.000104142</text:p>
          </table:table-cell>
          <table:table-cell office:value-type="float" office:value="0.00036985" calcext:value-type="float">
            <text:p>0.00036985</text:p>
          </table:table-cell>
          <table:table-cell office:value-type="float" office:value="0.000112018" calcext:value-type="float">
            <text:p>0.000112018</text:p>
          </table:table-cell>
          <table:table-cell office:value-type="float" office:value="0.000301663" calcext:value-type="float">
            <text:p>0.000301663</text:p>
          </table:table-cell>
          <table:table-cell office:value-type="float" office:value="0.000370501" calcext:value-type="float">
            <text:p>0.000370501</text:p>
          </table:table-cell>
          <table:table-cell office:value-type="float" office:value="0.000333715" calcext:value-type="float">
            <text:p>0.000333715</text:p>
          </table:table-cell>
          <table:table-cell office:value-type="float" office:value="0.0000355178" calcext:value-type="float">
            <text:p>3.55178E-05</text:p>
          </table:table-cell>
          <table:table-cell office:value-type="float" office:value="0.0000927329" calcext:value-type="float">
            <text:p>9.27329E-05</text:p>
          </table:table-cell>
          <table:table-cell office:value-type="float" office:value="-0.000359471" calcext:value-type="float">
            <text:p>-0.000359471</text:p>
          </table:table-cell>
          <table:table-cell office:value-type="float" office:value="-0.000168729" calcext:value-type="float">
            <text:p>-0.000168729</text:p>
          </table:table-cell>
          <table:table-cell office:value-type="float" office:value="-0.000226338" calcext:value-type="float">
            <text:p>-0.000226338</text:p>
          </table:table-cell>
          <table:table-cell office:value-type="float" office:value="0.0000319724" calcext:value-type="float">
            <text:p>3.19724E-05</text:p>
          </table:table-cell>
          <table:table-cell office:value-type="float" office:value="0.0000188325" calcext:value-type="float">
            <text:p>1.88325E-05</text:p>
          </table:table-cell>
          <table:table-cell office:value-type="float" office:value="0.0000783028" calcext:value-type="float">
            <text:p>7.83028E-05</text:p>
          </table:table-cell>
          <table:table-cell office:value-type="float" office:value="0.0000400652" calcext:value-type="float">
            <text:p>4.00652E-05</text:p>
          </table:table-cell>
          <table:table-cell office:value-type="float" office:value="0.0000527966" calcext:value-type="float">
            <text:p>5.27966E-05</text:p>
          </table:table-cell>
          <table:table-cell office:value-type="float" office:value="-0.0000387851" calcext:value-type="float">
            <text:p>-3.87851E-05</text:p>
          </table:table-cell>
          <table:table-cell office:value-type="float" office:value="0.000349604" calcext:value-type="float">
            <text:p>0.000349604</text:p>
          </table:table-cell>
          <table:table-cell office:value-type="float" office:value="0.00012295" calcext:value-type="float">
            <text:p>0.00012295</text:p>
          </table:table-cell>
          <table:table-cell office:value-type="float" office:value="0.000228379" calcext:value-type="float">
            <text:p>0.000228379</text:p>
          </table:table-cell>
          <table:table-cell office:value-type="float" office:value="0.000134384" calcext:value-type="float">
            <text:p>0.000134384</text:p>
          </table:table-cell>
          <table:table-cell office:value-type="float" office:value="-0.00019638" calcext:value-type="float">
            <text:p>-0.00019638</text:p>
          </table:table-cell>
          <table:table-cell office:value-type="float" office:value="-0.000284188" calcext:value-type="float">
            <text:p>-0.000284188</text:p>
          </table:table-cell>
          <table:table-cell office:value-type="float" office:value="-0.000190402" calcext:value-type="float">
            <text:p>-0.000190402</text:p>
          </table:table-cell>
          <table:table-cell office:value-type="float" office:value="-0.0002341" calcext:value-type="float">
            <text:p>-0.0002341</text:p>
          </table:table-cell>
          <table:table-cell office:value-type="float" office:value="-0.0000340735" calcext:value-type="float">
            <text:p>-3.40735E-05</text:p>
          </table:table-cell>
          <table:table-cell office:value-type="float" office:value="0.0000573834" calcext:value-type="float">
            <text:p>5.73834E-05</text:p>
          </table:table-cell>
          <table:table-cell office:value-type="float" office:value="0.0000652319" calcext:value-type="float">
            <text:p>6.52319E-05</text:p>
          </table:table-cell>
          <table:table-cell office:value-type="float" office:value="-0.0000533784" calcext:value-type="float">
            <text:p>-5.33784E-05</text:p>
          </table:table-cell>
          <table:table-cell office:value-type="float" office:value="-0.0000114924" calcext:value-type="float">
            <text:p>-1.14924E-05</text:p>
          </table:table-cell>
          <table:table-cell office:value-type="float" office:value="0.000102285" calcext:value-type="float">
            <text:p>0.000102285</text:p>
          </table:table-cell>
          <table:table-cell office:value-type="float" office:value="0.000104589" calcext:value-type="float">
            <text:p>0.000104589</text:p>
          </table:table-cell>
          <table:table-cell office:value-type="float" office:value="0.000253029" calcext:value-type="float">
            <text:p>0.000253029</text:p>
          </table:table-cell>
          <table:table-cell office:value-type="float" office:value="0.000310277" calcext:value-type="float">
            <text:p>0.000310277</text:p>
          </table:table-cell>
          <table:table-cell office:value-type="float" office:value="0.00011599" calcext:value-type="float">
            <text:p>0.00011599</text:p>
          </table:table-cell>
          <table:table-cell office:value-type="float" office:value="-0.000153879" calcext:value-type="float">
            <text:p>-0.000153879</text:p>
          </table:table-cell>
          <table:table-cell office:value-type="float" office:value="-0.0000760643" calcext:value-type="float">
            <text:p>-7.60643E-05</text:p>
          </table:table-cell>
          <table:table-cell office:value-type="float" office:value="-0.000357866" calcext:value-type="float">
            <text:p>-0.000357866</text:p>
          </table:table-cell>
          <table:table-cell office:value-type="float" office:value="-0.000173811" calcext:value-type="float">
            <text:p>-0.000173811</text:p>
          </table:table-cell>
          <table:table-cell office:value-type="float" office:value="-0.0000817553" calcext:value-type="float">
            <text:p>-8.17553E-05</text:p>
          </table:table-cell>
          <table:table-cell office:value-type="float" office:value="0.0000349046" calcext:value-type="float">
            <text:p>3.49046E-05</text:p>
          </table:table-cell>
          <table:table-cell office:value-type="float" office:value="-0.0000366213" calcext:value-type="float">
            <text:p>-3.66213E-05</text:p>
          </table:table-cell>
          <table:table-cell office:value-type="float" office:value="-0.000035614" calcext:value-type="float">
            <text:p>-3.5614E-05</text:p>
          </table:table-cell>
          <table:table-cell office:value-type="float" office:value="-0.00010642" calcext:value-type="float">
            <text:p>-0.00010642</text:p>
          </table:table-cell>
          <table:table-cell office:value-type="float" office:value="0.0000340908" calcext:value-type="float">
            <text:p>3.40908E-05</text:p>
          </table:table-cell>
          <table:table-cell office:value-type="float" office:value="-0.0000282297" calcext:value-type="float">
            <text:p>-2.82297E-05</text:p>
          </table:table-cell>
          <table:table-cell office:value-type="float" office:value="0.000344201" calcext:value-type="float">
            <text:p>0.000344201</text:p>
          </table:table-cell>
          <table:table-cell office:value-type="float" office:value="0.000260045" calcext:value-type="float">
            <text:p>0.000260045</text:p>
          </table:table-cell>
          <table:table-cell office:value-type="float" office:value="0.000291564" calcext:value-type="float">
            <text:p>0.000291564</text:p>
          </table:table-cell>
          <table:table-cell office:value-type="float" office:value="0.0000184007" calcext:value-type="float">
            <text:p>1.84007E-05</text:p>
          </table:table-cell>
          <table:table-cell office:value-type="float" office:value="0.0000393989" calcext:value-type="float">
            <text:p>3.93989E-05</text:p>
          </table:table-cell>
          <table:table-cell office:value-type="float" office:value="-0.000321058" calcext:value-type="float">
            <text:p>-0.000321058</text:p>
          </table:table-cell>
          <table:table-cell office:value-type="float" office:value="-0.000119598" calcext:value-type="float">
            <text:p>-0.000119598</text:p>
          </table:table-cell>
          <table:table-cell office:value-type="float" office:value="-0.000165392" calcext:value-type="float">
            <text:p>-0.000165392</text:p>
          </table:table-cell>
          <table:table-cell office:value-type="float" office:value="0.0000386565" calcext:value-type="float">
            <text:p>3.86565E-05</text:p>
          </table:table-cell>
          <table:table-cell office:value-type="float" office:value="-0.0000928779" calcext:value-type="float">
            <text:p>-9.28779E-05</text:p>
          </table:table-cell>
          <table:table-cell office:value-type="float" office:value="-0.0000270722" calcext:value-type="float">
            <text:p>-2.70722E-05</text:p>
          </table:table-cell>
          <table:table-cell office:value-type="float" office:value="-0.000171454" calcext:value-type="float">
            <text:p>-0.000171454</text:p>
          </table:table-cell>
          <table:table-cell office:value-type="float" office:value="-0.000162378" calcext:value-type="float">
            <text:p>-0.000162378</text:p>
          </table:table-cell>
          <table:table-cell office:value-type="float" office:value="-0.000225653" calcext:value-type="float">
            <text:p>-0.000225653</text:p>
          </table:table-cell>
          <table:table-cell office:value-type="float" office:value="0.00027524" calcext:value-type="float">
            <text:p>0.00027524</text:p>
          </table:table-cell>
          <table:table-cell office:value-type="float" office:value="0.0000722505" calcext:value-type="float">
            <text:p>7.22505E-05</text:p>
          </table:table-cell>
          <table:table-cell office:value-type="float" office:value="0.000367618" calcext:value-type="float">
            <text:p>0.000367618</text:p>
          </table:table-cell>
          <table:table-cell office:value-type="float" office:value="0.00028089" calcext:value-type="float">
            <text:p>0.00028089</text:p>
          </table:table-cell>
          <table:table-cell office:value-type="float" office:value="0.000128116" calcext:value-type="float">
            <text:p>0.000128116</text:p>
          </table:table-cell>
          <table:table-cell office:value-type="float" office:value="-0.0000947268" calcext:value-type="float">
            <text:p>-9.47268E-05</text:p>
          </table:table-cell>
          <table:table-cell office:value-type="float" office:value="-0.0000227722" calcext:value-type="float">
            <text:p>-2.27722E-05</text:p>
          </table:table-cell>
          <table:table-cell office:value-type="float" office:value="-0.000129569" calcext:value-type="float">
            <text:p>-0.000129569</text:p>
          </table:table-cell>
          <table:table-cell office:value-type="float" office:value="0.0000692134" calcext:value-type="float">
            <text:p>6.92134E-05</text:p>
          </table:table-cell>
          <table:table-cell office:value-type="float" office:value="-0.0000201164" calcext:value-type="float">
            <text:p>-2.01164E-05</text:p>
          </table:table-cell>
          <table:table-cell office:value-type="float" office:value="0.000156424" calcext:value-type="float">
            <text:p>0.000156424</text:p>
          </table:table-cell>
          <table:table-cell office:value-type="float" office:value="-0.000194785" calcext:value-type="float">
            <text:p>-0.000194785</text:p>
          </table:table-cell>
          <table:table-cell office:value-type="float" office:value="-0.000260323" calcext:value-type="float">
            <text:p>-0.000260323</text:p>
          </table:table-cell>
          <table:table-cell office:value-type="float" office:value="-0.000205605" calcext:value-type="float">
            <text:p>-0.000205605</text:p>
          </table:table-cell>
          <table:table-cell office:value-type="float" office:value="-0.000307931" calcext:value-type="float">
            <text:p>-0.000307931</text:p>
          </table:table-cell>
          <table:table-cell office:value-type="float" office:value="-0.000116296" calcext:value-type="float">
            <text:p>-0.000116296</text:p>
          </table:table-cell>
          <table:table-cell office:value-type="float" office:value="0.000236905" calcext:value-type="float">
            <text:p>0.000236905</text:p>
          </table:table-cell>
          <table:table-cell office:value-type="float" office:value="0.0000719979" calcext:value-type="float">
            <text:p>7.19979E-05</text:p>
          </table:table-cell>
          <table:table-cell office:value-type="float" office:value="0.000241401" calcext:value-type="float">
            <text:p>0.000241401</text:p>
          </table:table-cell>
          <table:table-cell office:value-type="float" office:value="0.000100701" calcext:value-type="float">
            <text:p>0.000100701</text:p>
          </table:table-cell>
          <table:table-cell office:value-type="float" office:value="-0.0000268692" calcext:value-type="float">
            <text:p>-2.68692E-05</text:p>
          </table:table-cell>
          <table:table-cell office:value-type="float" office:value="-0.00000339634" calcext:value-type="float">
            <text:p>-3.39634E-06</text:p>
          </table:table-cell>
          <table:table-cell office:value-type="float" office:value="-0.00000889729" calcext:value-type="float">
            <text:p>-8.89729E-06</text:p>
          </table:table-cell>
          <table:table-cell office:value-type="float" office:value="0.000261273" calcext:value-type="float">
            <text:p>0.000261273</text:p>
          </table:table-cell>
          <table:table-cell office:value-type="float" office:value="0.000188909" calcext:value-type="float">
            <text:p>0.000188909</text:p>
          </table:table-cell>
          <table:table-cell office:value-type="float" office:value="0.000178202" calcext:value-type="float">
            <text:p>0.000178202</text:p>
          </table:table-cell>
          <table:table-cell office:value-type="float" office:value="0.000175638" calcext:value-type="float">
            <text:p>0.000175638</text:p>
          </table:table-cell>
          <table:table-cell office:value-type="float" office:value="-0.000203517" calcext:value-type="float">
            <text:p>-0.000203517</text:p>
          </table:table-cell>
          <table:table-cell office:value-type="float" office:value="-0.000230404" calcext:value-type="float">
            <text:p>-0.000230404</text:p>
          </table:table-cell>
          <table:table-cell office:value-type="float" office:value="-0.000195084" calcext:value-type="float">
            <text:p>-0.000195084</text:p>
          </table:table-cell>
          <table:table-cell office:value-type="float" office:value="-0.000317937" calcext:value-type="float">
            <text:p>-0.000317937</text:p>
          </table:table-cell>
          <table:table-cell office:value-type="float" office:value="0.0000838738" calcext:value-type="float">
            <text:p>8.38738E-05</text:p>
          </table:table-cell>
          <table:table-cell office:value-type="float" office:value="-0.0000847184" calcext:value-type="float">
            <text:p>-8.47184E-05</text:p>
          </table:table-cell>
          <table:table-cell office:value-type="float" office:value="0.0000846457" calcext:value-type="float">
            <text:p>8.46457E-05</text:p>
          </table:table-cell>
          <table:table-cell office:value-type="float" office:value="-0.0000685897" calcext:value-type="float">
            <text:p>-6.85897E-05</text:p>
          </table:table-cell>
          <table:table-cell office:value-type="float" office:value="-0.000197637" calcext:value-type="float">
            <text:p>-0.000197637</text:p>
          </table:table-cell>
          <table:table-cell office:value-type="float" office:value="-0.000144667" calcext:value-type="float">
            <text:p>-0.000144667</text:p>
          </table:table-cell>
          <table:table-cell office:value-type="float" office:value="-0.0000756197" calcext:value-type="float">
            <text:p>-7.56197E-05</text:p>
          </table:table-cell>
          <table:table-cell office:value-type="float" office:value="-0.0000610535" calcext:value-type="float">
            <text:p>-6.10535E-05</text:p>
          </table:table-cell>
          <table:table-cell office:value-type="float" office:value="0.000313644" calcext:value-type="float">
            <text:p>0.000313644</text:p>
          </table:table-cell>
          <table:table-cell office:value-type="float" office:value="0.000161406" calcext:value-type="float">
            <text:p>0.000161406</text:p>
          </table:table-cell>
          <table:table-cell office:value-type="float" office:value="0.000372252" calcext:value-type="float">
            <text:p>0.000372252</text:p>
          </table:table-cell>
          <table:table-cell office:value-type="float" office:value="0.000036155" calcext:value-type="float">
            <text:p>3.6155E-05</text:p>
          </table:table-cell>
          <table:table-cell office:value-type="float" office:value="0.0000965844" calcext:value-type="float">
            <text:p>9.65844E-05</text:p>
          </table:table-cell>
          <table:table-cell office:value-type="float" office:value="-0.000042211" calcext:value-type="float">
            <text:p>-4.2211E-05</text:p>
          </table:table-cell>
          <table:table-cell office:value-type="float" office:value="-0.0000871484" calcext:value-type="float">
            <text:p>-8.71484E-05</text:p>
          </table:table-cell>
          <table:table-cell office:value-type="float" office:value="0.0000701707" calcext:value-type="float">
            <text:p>7.01707E-05</text:p>
          </table:table-cell>
          <table:table-cell office:value-type="float" office:value="0.000284905" calcext:value-type="float">
            <text:p>0.000284905</text:p>
          </table:table-cell>
          <table:table-cell office:value-type="float" office:value="-0.000056022" calcext:value-type="float">
            <text:p>-5.6022E-05</text:p>
          </table:table-cell>
          <table:table-cell office:value-type="float" office:value="0.000355158" calcext:value-type="float">
            <text:p>0.000355158</text:p>
          </table:table-cell>
          <table:table-cell office:value-type="float" office:value="-0.0000796539" calcext:value-type="float">
            <text:p>-7.96539E-05</text:p>
          </table:table-cell>
          <table:table-cell office:value-type="float" office:value="-0.000108686" calcext:value-type="float">
            <text:p>-0.000108686</text:p>
          </table:table-cell>
          <table:table-cell office:value-type="float" office:value="-0.000178069" calcext:value-type="float">
            <text:p>-0.000178069</text:p>
          </table:table-cell>
          <table:table-cell office:value-type="float" office:value="2.06758E-017" calcext:value-type="float">
            <text:p>2.06758E-17</text:p>
          </table:table-cell>
          <table:table-cell office:value-type="float" office:value="1.62811E-017" calcext:value-type="float">
            <text:p>1.62811E-17</text:p>
          </table:table-cell>
          <table:table-cell table:number-columns-repeated="2" office:value-type="float" office:value="1.29253E-017" calcext:value-type="float">
            <text:p>1.29253E-17</text:p>
          </table:table-cell>
        </table:table-row>
        <table:table-row table:style-name="ro1">
          <table:table-cell office:value-type="float" office:value="11.0163" calcext:value-type="float">
            <text:p>11.0163</text:p>
          </table:table-cell>
          <table:table-cell office:value-type="float" office:value="0.0000000024461" calcext:value-type="float">
            <text:p>2.4461E-09</text:p>
          </table:table-cell>
          <table:table-cell office:value-type="float" office:value="0.00000000392935" calcext:value-type="float">
            <text:p>3.92935E-09</text:p>
          </table:table-cell>
          <table:table-cell office:value-type="float" office:value="0.00000000628525" calcext:value-type="float">
            <text:p>6.28525E-09</text:p>
          </table:table-cell>
          <table:table-cell office:value-type="float" office:value="-0.000358302" calcext:value-type="float">
            <text:p>-0.000358302</text:p>
          </table:table-cell>
          <table:table-cell office:value-type="float" office:value="-0.000120626" calcext:value-type="float">
            <text:p>-0.000120626</text:p>
          </table:table-cell>
          <table:table-cell office:value-type="float" office:value="-0.00036225" calcext:value-type="float">
            <text:p>-0.00036225</text:p>
          </table:table-cell>
          <table:table-cell office:value-type="float" office:value="0.0000473986" calcext:value-type="float">
            <text:p>4.73986E-05</text:p>
          </table:table-cell>
          <table:table-cell office:value-type="float" office:value="-0.000181761" calcext:value-type="float">
            <text:p>-0.000181761</text:p>
          </table:table-cell>
          <table:table-cell office:value-type="float" office:value="-0.0000416858" calcext:value-type="float">
            <text:p>-4.16858E-05</text:p>
          </table:table-cell>
          <table:table-cell office:value-type="float" office:value="-0.000077098" calcext:value-type="float">
            <text:p>-7.7098E-05</text:p>
          </table:table-cell>
          <table:table-cell office:value-type="float" office:value="0.000120364" calcext:value-type="float">
            <text:p>0.000120364</text:p>
          </table:table-cell>
          <table:table-cell office:value-type="float" office:value="0.0000415603" calcext:value-type="float">
            <text:p>4.15603E-05</text:p>
          </table:table-cell>
          <table:table-cell office:value-type="float" office:value="0.000026325" calcext:value-type="float">
            <text:p>2.6325E-05</text:p>
          </table:table-cell>
          <table:table-cell office:value-type="float" office:value="-0.000245788" calcext:value-type="float">
            <text:p>-0.000245788</text:p>
          </table:table-cell>
          <table:table-cell office:value-type="float" office:value="-0.000215646" calcext:value-type="float">
            <text:p>-0.000215646</text:p>
          </table:table-cell>
          <table:table-cell office:value-type="float" office:value="-0.000355051" calcext:value-type="float">
            <text:p>-0.000355051</text:p>
          </table:table-cell>
          <table:table-cell office:value-type="float" office:value="-0.000140653" calcext:value-type="float">
            <text:p>-0.000140653</text:p>
          </table:table-cell>
          <table:table-cell office:value-type="float" office:value="0.000163139" calcext:value-type="float">
            <text:p>0.000163139</text:p>
          </table:table-cell>
          <table:table-cell office:value-type="float" office:value="0.000205147" calcext:value-type="float">
            <text:p>0.000205147</text:p>
          </table:table-cell>
          <table:table-cell office:value-type="float" office:value="0.000147831" calcext:value-type="float">
            <text:p>0.000147831</text:p>
          </table:table-cell>
          <table:table-cell office:value-type="float" office:value="0.000117204" calcext:value-type="float">
            <text:p>0.000117204</text:p>
          </table:table-cell>
          <table:table-cell office:value-type="float" office:value="-0.000000958807" calcext:value-type="float">
            <text:p>-9.58807E-07</text:p>
          </table:table-cell>
          <table:table-cell office:value-type="float" office:value="-0.00016187" calcext:value-type="float">
            <text:p>-0.00016187</text:p>
          </table:table-cell>
          <table:table-cell office:value-type="float" office:value="0.0000790634" calcext:value-type="float">
            <text:p>7.90634E-05</text:p>
          </table:table-cell>
          <table:table-cell office:value-type="float" office:value="-0.000117085" calcext:value-type="float">
            <text:p>-0.000117085</text:p>
          </table:table-cell>
          <table:table-cell office:value-type="float" office:value="0.00000376407" calcext:value-type="float">
            <text:p>3.76407E-06</text:p>
          </table:table-cell>
          <table:table-cell office:value-type="float" office:value="-0.0000568414" calcext:value-type="float">
            <text:p>-5.68414E-05</text:p>
          </table:table-cell>
          <table:table-cell office:value-type="float" office:value="0.0000288266" calcext:value-type="float">
            <text:p>2.88266E-05</text:p>
          </table:table-cell>
          <table:table-cell office:value-type="float" office:value="0.000155721" calcext:value-type="float">
            <text:p>0.000155721</text:p>
          </table:table-cell>
          <table:table-cell office:value-type="float" office:value="0.000381747" calcext:value-type="float">
            <text:p>0.000381747</text:p>
          </table:table-cell>
          <table:table-cell office:value-type="float" office:value="0.000166845" calcext:value-type="float">
            <text:p>0.000166845</text:p>
          </table:table-cell>
          <table:table-cell office:value-type="float" office:value="0.000273365" calcext:value-type="float">
            <text:p>0.000273365</text:p>
          </table:table-cell>
          <table:table-cell office:value-type="float" office:value="-0.0000920847" calcext:value-type="float">
            <text:p>-9.20847E-05</text:p>
          </table:table-cell>
          <table:table-cell office:value-type="float" office:value="-0.000242082" calcext:value-type="float">
            <text:p>-0.000242082</text:p>
          </table:table-cell>
          <table:table-cell office:value-type="float" office:value="-0.000137454" calcext:value-type="float">
            <text:p>-0.000137454</text:p>
          </table:table-cell>
          <table:table-cell office:value-type="float" office:value="0.00000504498" calcext:value-type="float">
            <text:p>5.04498E-06</text:p>
          </table:table-cell>
          <table:table-cell office:value-type="float" office:value="-0.0000288405" calcext:value-type="float">
            <text:p>-2.88405E-05</text:p>
          </table:table-cell>
          <table:table-cell office:value-type="float" office:value="0.000302543" calcext:value-type="float">
            <text:p>0.000302543</text:p>
          </table:table-cell>
          <table:table-cell office:value-type="float" office:value="0.000114738" calcext:value-type="float">
            <text:p>0.000114738</text:p>
          </table:table-cell>
          <table:table-cell office:value-type="float" office:value="0.0000301152" calcext:value-type="float">
            <text:p>3.01152E-05</text:p>
          </table:table-cell>
          <table:table-cell office:value-type="float" office:value="0.0001747" calcext:value-type="float">
            <text:p>0.0001747</text:p>
          </table:table-cell>
          <table:table-cell office:value-type="float" office:value="0.000027306" calcext:value-type="float">
            <text:p>2.7306E-05</text:p>
          </table:table-cell>
          <table:table-cell office:value-type="float" office:value="0.0000279624" calcext:value-type="float">
            <text:p>2.79624E-05</text:p>
          </table:table-cell>
          <table:table-cell office:value-type="float" office:value="0.0000190137" calcext:value-type="float">
            <text:p>1.90137E-05</text:p>
          </table:table-cell>
          <table:table-cell office:value-type="float" office:value="-0.000246171" calcext:value-type="float">
            <text:p>-0.000246171</text:p>
          </table:table-cell>
          <table:table-cell office:value-type="float" office:value="-0.00018789" calcext:value-type="float">
            <text:p>-0.00018789</text:p>
          </table:table-cell>
          <table:table-cell office:value-type="float" office:value="-0.0000836533" calcext:value-type="float">
            <text:p>-8.36533E-05</text:p>
          </table:table-cell>
          <table:table-cell office:value-type="float" office:value="-0.0000740888" calcext:value-type="float">
            <text:p>-7.40888E-05</text:p>
          </table:table-cell>
          <table:table-cell office:value-type="float" office:value="0.000376129" calcext:value-type="float">
            <text:p>0.000376129</text:p>
          </table:table-cell>
          <table:table-cell office:value-type="float" office:value="0.000282632" calcext:value-type="float">
            <text:p>0.000282632</text:p>
          </table:table-cell>
          <table:table-cell office:value-type="float" office:value="0.0000573404" calcext:value-type="float">
            <text:p>5.73404E-05</text:p>
          </table:table-cell>
          <table:table-cell office:value-type="float" office:value="0.000171133" calcext:value-type="float">
            <text:p>0.000171133</text:p>
          </table:table-cell>
          <table:table-cell office:value-type="float" office:value="-0.000215616" calcext:value-type="float">
            <text:p>-0.000215616</text:p>
          </table:table-cell>
          <table:table-cell office:value-type="float" office:value="-0.000250234" calcext:value-type="float">
            <text:p>-0.000250234</text:p>
          </table:table-cell>
          <table:table-cell office:value-type="float" office:value="0.0000193703" calcext:value-type="float">
            <text:p>1.93703E-05</text:p>
          </table:table-cell>
          <table:table-cell office:value-type="float" office:value="-0.0000987832" calcext:value-type="float">
            <text:p>-9.87832E-05</text:p>
          </table:table-cell>
          <table:table-cell office:value-type="float" office:value="-0.0000537774" calcext:value-type="float">
            <text:p>-5.37774E-05</text:p>
          </table:table-cell>
          <table:table-cell office:value-type="float" office:value="0.0000881183" calcext:value-type="float">
            <text:p>8.81183E-05</text:p>
          </table:table-cell>
          <table:table-cell office:value-type="float" office:value="-0.000150571" calcext:value-type="float">
            <text:p>-0.000150571</text:p>
          </table:table-cell>
          <table:table-cell office:value-type="float" office:value="0.000215841" calcext:value-type="float">
            <text:p>0.000215841</text:p>
          </table:table-cell>
          <table:table-cell office:value-type="float" office:value="0.000103601" calcext:value-type="float">
            <text:p>0.000103601</text:p>
          </table:table-cell>
          <table:table-cell office:value-type="float" office:value="0.000182847" calcext:value-type="float">
            <text:p>0.000182847</text:p>
          </table:table-cell>
          <table:table-cell office:value-type="float" office:value="0.000152882" calcext:value-type="float">
            <text:p>0.000152882</text:p>
          </table:table-cell>
          <table:table-cell office:value-type="float" office:value="-0.000032674" calcext:value-type="float">
            <text:p>-3.2674E-05</text:p>
          </table:table-cell>
          <table:table-cell office:value-type="float" office:value="-0.000507267" calcext:value-type="float">
            <text:p>-0.000507267</text:p>
          </table:table-cell>
          <table:table-cell office:value-type="float" office:value="0.0000138781" calcext:value-type="float">
            <text:p>1.38781E-05</text:p>
          </table:table-cell>
          <table:table-cell office:value-type="float" office:value="-0.000360707" calcext:value-type="float">
            <text:p>-0.000360707</text:p>
          </table:table-cell>
          <table:table-cell office:value-type="float" office:value="0.0000351305" calcext:value-type="float">
            <text:p>3.51305E-05</text:p>
          </table:table-cell>
          <table:table-cell office:value-type="float" office:value="0.000283775" calcext:value-type="float">
            <text:p>0.000283775</text:p>
          </table:table-cell>
          <table:table-cell office:value-type="float" office:value="0.000188557" calcext:value-type="float">
            <text:p>0.000188557</text:p>
          </table:table-cell>
          <table:table-cell office:value-type="float" office:value="0.00000262654" calcext:value-type="float">
            <text:p>2.62654E-06</text:p>
          </table:table-cell>
          <table:table-cell office:value-type="float" office:value="0.000267901" calcext:value-type="float">
            <text:p>0.000267901</text:p>
          </table:table-cell>
          <table:table-cell office:value-type="float" office:value="-0.000264533" calcext:value-type="float">
            <text:p>-0.000264533</text:p>
          </table:table-cell>
          <table:table-cell office:value-type="float" office:value="0.00020719" calcext:value-type="float">
            <text:p>0.00020719</text:p>
          </table:table-cell>
          <table:table-cell office:value-type="float" office:value="-0.0000822368" calcext:value-type="float">
            <text:p>-8.22368E-05</text:p>
          </table:table-cell>
          <table:table-cell office:value-type="float" office:value="-0.000114613" calcext:value-type="float">
            <text:p>-0.000114613</text:p>
          </table:table-cell>
          <table:table-cell office:value-type="float" office:value="-0.0000507902" calcext:value-type="float">
            <text:p>-5.07902E-05</text:p>
          </table:table-cell>
          <table:table-cell office:value-type="float" office:value="-0.00018353" calcext:value-type="float">
            <text:p>-0.00018353</text:p>
          </table:table-cell>
          <table:table-cell office:value-type="float" office:value="-0.000344404" calcext:value-type="float">
            <text:p>-0.000344404</text:p>
          </table:table-cell>
          <table:table-cell office:value-type="float" office:value="0.000335166" calcext:value-type="float">
            <text:p>0.000335166</text:p>
          </table:table-cell>
          <table:table-cell office:value-type="float" office:value="0.000108008" calcext:value-type="float">
            <text:p>0.000108008</text:p>
          </table:table-cell>
          <table:table-cell office:value-type="float" office:value="0.000178558" calcext:value-type="float">
            <text:p>0.000178558</text:p>
          </table:table-cell>
          <table:table-cell office:value-type="float" office:value="0.000470249" calcext:value-type="float">
            <text:p>0.000470249</text:p>
          </table:table-cell>
          <table:table-cell office:value-type="float" office:value="-0.000117985" calcext:value-type="float">
            <text:p>-0.000117985</text:p>
          </table:table-cell>
          <table:table-cell office:value-type="float" office:value="-0.000222794" calcext:value-type="float">
            <text:p>-0.000222794</text:p>
          </table:table-cell>
          <table:table-cell office:value-type="float" office:value="-0.00000648256" calcext:value-type="float">
            <text:p>-6.48256E-06</text:p>
          </table:table-cell>
          <table:table-cell office:value-type="float" office:value="-0.000316202" calcext:value-type="float">
            <text:p>-0.000316202</text:p>
          </table:table-cell>
          <table:table-cell office:value-type="float" office:value="0.00000834638" calcext:value-type="float">
            <text:p>8.34638E-06</text:p>
          </table:table-cell>
          <table:table-cell office:value-type="float" office:value="0.000198204" calcext:value-type="float">
            <text:p>0.000198204</text:p>
          </table:table-cell>
          <table:table-cell office:value-type="float" office:value="-0.0000704317" calcext:value-type="float">
            <text:p>-7.04317E-05</text:p>
          </table:table-cell>
          <table:table-cell office:value-type="float" office:value="0.000374862" calcext:value-type="float">
            <text:p>0.000374862</text:p>
          </table:table-cell>
          <table:table-cell office:value-type="float" office:value="0.000300875" calcext:value-type="float">
            <text:p>0.000300875</text:p>
          </table:table-cell>
          <table:table-cell office:value-type="float" office:value="0.000536472" calcext:value-type="float">
            <text:p>0.000536472</text:p>
          </table:table-cell>
          <table:table-cell office:value-type="float" office:value="0.00114298" calcext:value-type="float">
            <text:p>0.00114298</text:p>
          </table:table-cell>
          <table:table-cell office:value-type="float" office:value="0.00149031" calcext:value-type="float">
            <text:p>0.00149031</text:p>
          </table:table-cell>
          <table:table-cell office:value-type="float" office:value="0.00204352" calcext:value-type="float">
            <text:p>0.00204352</text:p>
          </table:table-cell>
          <table:table-cell office:value-type="float" office:value="0.00341511" calcext:value-type="float">
            <text:p>0.00341511</text:p>
          </table:table-cell>
          <table:table-cell office:value-type="float" office:value="0.00502904" calcext:value-type="float">
            <text:p>0.00502904</text:p>
          </table:table-cell>
          <table:table-cell office:value-type="float" office:value="0.00828542" calcext:value-type="float">
            <text:p>0.00828542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219348" calcext:value-type="float">
            <text:p>0.0219348</text:p>
          </table:table-cell>
          <table:table-cell office:value-type="float" office:value="0.0351298" calcext:value-type="float">
            <text:p>0.0351298</text:p>
          </table:table-cell>
          <table:table-cell office:value-type="float" office:value="0.0556144" calcext:value-type="float">
            <text:p>0.0556144</text:p>
          </table:table-cell>
          <table:table-cell office:value-type="float" office:value="0.0872647" calcext:value-type="float">
            <text:p>0.0872647</text:p>
          </table:table-cell>
          <table:table-cell office:value-type="float" office:value="0.135874" calcext:value-type="float">
            <text:p>0.135874</text:p>
          </table:table-cell>
          <table:table-cell office:value-type="float" office:value="0.208444" calcext:value-type="float">
            <text:p>0.208444</text:p>
          </table:table-cell>
          <table:table-cell office:value-type="float" office:value="0.312294" calcext:value-type="float">
            <text:p>0.312294</text:p>
          </table:table-cell>
          <table:table-cell office:value-type="float" office:value="0.452168" calcext:value-type="float">
            <text:p>0.452168</text:p>
          </table:table-cell>
          <table:table-cell office:value-type="float" office:value="0.622605" calcext:value-type="float">
            <text:p>0.622605</text:p>
          </table:table-cell>
          <table:table-cell office:value-type="float" office:value="0.801132" calcext:value-type="float">
            <text:p>0.801132</text:p>
          </table:table-cell>
          <table:table-cell office:value-type="float" office:value="0.943932" calcext:value-type="float">
            <text:p>0.943932</text:p>
          </table:table-cell>
          <table:table-cell office:value-type="float" office:value="1.00173" calcext:value-type="float">
            <text:p>1.00173</text:p>
          </table:table-cell>
          <table:table-cell office:value-type="float" office:value="0.950416" calcext:value-type="float">
            <text:p>0.950416</text:p>
          </table:table-cell>
          <table:table-cell office:value-type="float" office:value="0.811315" calcext:value-type="float">
            <text:p>0.811315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461217" calcext:value-type="float">
            <text:p>0.46121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213645" calcext:value-type="float">
            <text:p>0.213645</text:p>
          </table:table-cell>
          <table:table-cell office:value-type="float" office:value="0.139651" calcext:value-type="float">
            <text:p>0.139651</text:p>
          </table:table-cell>
          <table:table-cell office:value-type="float" office:value="0.0900945" calcext:value-type="float">
            <text:p>0.0900945</text:p>
          </table:table-cell>
          <table:table-cell office:value-type="float" office:value="0.0577492" calcext:value-type="float">
            <text:p>0.0577492</text:p>
          </table:table-cell>
          <table:table-cell office:value-type="float" office:value="0.0366111" calcext:value-type="float">
            <text:p>0.0366111</text:p>
          </table:table-cell>
          <table:table-cell office:value-type="float" office:value="0.0238048" calcext:value-type="float">
            <text:p>0.0238048</text:p>
          </table:table-cell>
          <table:table-cell office:value-type="float" office:value="0.0151325" calcext:value-type="float">
            <text:p>0.0151325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0.00752317" calcext:value-type="float">
            <text:p>0.00752317</text:p>
          </table:table-cell>
          <table:table-cell office:value-type="float" office:value="0.00578667" calcext:value-type="float">
            <text:p>0.00578667</text:p>
          </table:table-cell>
          <table:table-cell office:value-type="float" office:value="0.00510579" calcext:value-type="float">
            <text:p>0.00510579</text:p>
          </table:table-cell>
          <table:table-cell office:value-type="float" office:value="0.00520682" calcext:value-type="float">
            <text:p>0.00520682</text:p>
          </table:table-cell>
          <table:table-cell office:value-type="float" office:value="0.0052962" calcext:value-type="float">
            <text:p>0.0052962</text:p>
          </table:table-cell>
          <table:table-cell office:value-type="float" office:value="0.00678621" calcext:value-type="float">
            <text:p>0.00678621</text:p>
          </table:table-cell>
          <table:table-cell office:value-type="float" office:value="0.00804775" calcext:value-type="float">
            <text:p>0.0080477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126037" calcext:value-type="float">
            <text:p>0.0126037</text:p>
          </table:table-cell>
          <table:table-cell office:value-type="float" office:value="0.0160921" calcext:value-type="float">
            <text:p>0.0160921</text:p>
          </table:table-cell>
          <table:table-cell office:value-type="float" office:value="0.0195818" calcext:value-type="float">
            <text:p>0.0195818</text:p>
          </table:table-cell>
          <table:table-cell office:value-type="float" office:value="0.0243538" calcext:value-type="float">
            <text:p>0.0243538</text:p>
          </table:table-cell>
          <table:table-cell office:value-type="float" office:value="0.0305388" calcext:value-type="float">
            <text:p>0.0305388</text:p>
          </table:table-cell>
          <table:table-cell office:value-type="float" office:value="0.0379543" calcext:value-type="float">
            <text:p>0.0379543</text:p>
          </table:table-cell>
          <table:table-cell office:value-type="float" office:value="0.046967" calcext:value-type="float">
            <text:p>0.046967</text:p>
          </table:table-cell>
          <table:table-cell office:value-type="float" office:value="0.0583419" calcext:value-type="float">
            <text:p>0.0583419</text:p>
          </table:table-cell>
          <table:table-cell office:value-type="float" office:value="0.0710701" calcext:value-type="float">
            <text:p>0.0710701</text:p>
          </table:table-cell>
          <table:table-cell office:value-type="float" office:value="0.0866373" calcext:value-type="float">
            <text:p>0.0866373</text:p>
          </table:table-cell>
          <table:table-cell office:value-type="float" office:value="0.104153" calcext:value-type="float">
            <text:p>0.104153</text:p>
          </table:table-cell>
          <table:table-cell office:value-type="float" office:value="0.124121" calcext:value-type="float">
            <text:p>0.12412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68272" calcext:value-type="float">
            <text:p>0.168272</text:p>
          </table:table-cell>
          <table:table-cell office:value-type="float" office:value="0.190746" calcext:value-type="float">
            <text:p>0.190746</text:p>
          </table:table-cell>
          <table:table-cell office:value-type="float" office:value="0.211498" calcext:value-type="float">
            <text:p>0.211498</text:p>
          </table:table-cell>
          <table:table-cell office:value-type="float" office:value="0.228804" calcext:value-type="float">
            <text:p>0.228804</text:p>
          </table:table-cell>
          <table:table-cell office:value-type="float" office:value="0.241932" calcext:value-type="float">
            <text:p>0.241932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249134" calcext:value-type="float">
            <text:p>0.249134</text:p>
          </table:table-cell>
          <table:table-cell office:value-type="float" office:value="0.242714" calcext:value-type="float">
            <text:p>0.242714</text:p>
          </table:table-cell>
          <table:table-cell office:value-type="float" office:value="0.230161" calcext:value-type="float">
            <text:p>0.230161</text:p>
          </table:table-cell>
          <table:table-cell office:value-type="float" office:value="0.212294" calcext:value-type="float">
            <text:p>0.212294</text:p>
          </table:table-cell>
          <table:table-cell office:value-type="float" office:value="0.191725" calcext:value-type="float">
            <text:p>0.191725</text:p>
          </table:table-cell>
          <table:table-cell office:value-type="float" office:value="0.169164" calcext:value-type="float">
            <text:p>0.169164</text:p>
          </table:table-cell>
          <table:table-cell office:value-type="float" office:value="0.146592" calcext:value-type="float">
            <text:p>0.146592</text:p>
          </table:table-cell>
          <table:table-cell office:value-type="float" office:value="0.125079" calcext:value-type="float">
            <text:p>0.125079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0.0871418" calcext:value-type="float">
            <text:p>0.0871418</text:p>
          </table:table-cell>
          <table:table-cell office:value-type="float" office:value="0.0719706" calcext:value-type="float">
            <text:p>0.0719706</text:p>
          </table:table-cell>
          <table:table-cell office:value-type="float" office:value="0.0582653" calcext:value-type="float">
            <text:p>0.0582653</text:p>
          </table:table-cell>
          <table:table-cell office:value-type="float" office:value="0.0476598" calcext:value-type="float">
            <text:p>0.0476598</text:p>
          </table:table-cell>
          <table:table-cell office:value-type="float" office:value="0.0383126" calcext:value-type="float">
            <text:p>0.0383126</text:p>
          </table:table-cell>
          <table:table-cell office:value-type="float" office:value="0.0310999" calcext:value-type="float">
            <text:p>0.0310999</text:p>
          </table:table-cell>
          <table:table-cell office:value-type="float" office:value="0.0250653" calcext:value-type="float">
            <text:p>0.0250653</text:p>
          </table:table-cell>
          <table:table-cell office:value-type="float" office:value="0.0200284" calcext:value-type="float">
            <text:p>0.0200284</text:p>
          </table:table-cell>
          <table:table-cell office:value-type="float" office:value="0.0158328" calcext:value-type="float">
            <text:p>0.0158328</text:p>
          </table:table-cell>
          <table:table-cell office:value-type="float" office:value="0.0126531" calcext:value-type="float">
            <text:p>0.0126531</text:p>
          </table:table-cell>
          <table:table-cell office:value-type="float" office:value="0.00969312" calcext:value-type="float">
            <text:p>0.00969312</text:p>
          </table:table-cell>
          <table:table-cell office:value-type="float" office:value="0.00785187" calcext:value-type="float">
            <text:p>0.00785187</text:p>
          </table:table-cell>
          <table:table-cell office:value-type="float" office:value="0.00610194" calcext:value-type="float">
            <text:p>0.00610194</text:p>
          </table:table-cell>
          <table:table-cell office:value-type="float" office:value="0.00502337" calcext:value-type="float">
            <text:p>0.00502337</text:p>
          </table:table-cell>
          <table:table-cell office:value-type="float" office:value="0.00378276" calcext:value-type="float">
            <text:p>0.00378276</text:p>
          </table:table-cell>
          <table:table-cell office:value-type="float" office:value="0.00302866" calcext:value-type="float">
            <text:p>0.00302866</text:p>
          </table:table-cell>
          <table:table-cell office:value-type="float" office:value="0.00234118" calcext:value-type="float">
            <text:p>0.00234118</text:p>
          </table:table-cell>
          <table:table-cell office:value-type="float" office:value="0.00169461" calcext:value-type="float">
            <text:p>0.00169461</text:p>
          </table:table-cell>
          <table:table-cell office:value-type="float" office:value="0.00155771" calcext:value-type="float">
            <text:p>0.00155771</text:p>
          </table:table-cell>
          <table:table-cell office:value-type="float" office:value="0.00132512" calcext:value-type="float">
            <text:p>0.00132512</text:p>
          </table:table-cell>
          <table:table-cell office:value-type="float" office:value="0.00129881" calcext:value-type="float">
            <text:p>0.00129881</text:p>
          </table:table-cell>
          <table:table-cell office:value-type="float" office:value="0.000953507" calcext:value-type="float">
            <text:p>0.000953507</text:p>
          </table:table-cell>
          <table:table-cell office:value-type="float" office:value="0.000926125" calcext:value-type="float">
            <text:p>0.000926125</text:p>
          </table:table-cell>
          <table:table-cell office:value-type="float" office:value="0.000466424" calcext:value-type="float">
            <text:p>0.000466424</text:p>
          </table:table-cell>
          <table:table-cell office:value-type="float" office:value="0.000184532" calcext:value-type="float">
            <text:p>0.000184532</text:p>
          </table:table-cell>
          <table:table-cell office:value-type="float" office:value="0.000157712" calcext:value-type="float">
            <text:p>0.000157712</text:p>
          </table:table-cell>
          <table:table-cell office:value-type="float" office:value="0.0000801075" calcext:value-type="float">
            <text:p>8.01075E-05</text:p>
          </table:table-cell>
          <table:table-cell office:value-type="float" office:value="-0.0000172848" calcext:value-type="float">
            <text:p>-1.72848E-05</text:p>
          </table:table-cell>
          <table:table-cell office:value-type="float" office:value="0.000293607" calcext:value-type="float">
            <text:p>0.000293607</text:p>
          </table:table-cell>
          <table:table-cell office:value-type="float" office:value="0.00000917372" calcext:value-type="float">
            <text:p>9.17372E-06</text:p>
          </table:table-cell>
          <table:table-cell office:value-type="float" office:value="0.000048074" calcext:value-type="float">
            <text:p>4.8074E-05</text:p>
          </table:table-cell>
          <table:table-cell office:value-type="float" office:value="-0.000116557" calcext:value-type="float">
            <text:p>-0.000116557</text:p>
          </table:table-cell>
          <table:table-cell office:value-type="float" office:value="0.0000345049" calcext:value-type="float">
            <text:p>3.45049E-05</text:p>
          </table:table-cell>
          <table:table-cell office:value-type="float" office:value="0.0000404362" calcext:value-type="float">
            <text:p>4.04362E-05</text:p>
          </table:table-cell>
          <table:table-cell office:value-type="float" office:value="0.0001391" calcext:value-type="float">
            <text:p>0.0001391</text:p>
          </table:table-cell>
          <table:table-cell office:value-type="float" office:value="0.000433444" calcext:value-type="float">
            <text:p>0.000433444</text:p>
          </table:table-cell>
          <table:table-cell office:value-type="float" office:value="0.000289442" calcext:value-type="float">
            <text:p>0.000289442</text:p>
          </table:table-cell>
          <table:table-cell office:value-type="float" office:value="0.000136268" calcext:value-type="float">
            <text:p>0.000136268</text:p>
          </table:table-cell>
          <table:table-cell office:value-type="float" office:value="0.0000582143" calcext:value-type="float">
            <text:p>5.82143E-05</text:p>
          </table:table-cell>
          <table:table-cell office:value-type="float" office:value="-0.00020412" calcext:value-type="float">
            <text:p>-0.00020412</text:p>
          </table:table-cell>
          <table:table-cell office:value-type="float" office:value="-0.000224149" calcext:value-type="float">
            <text:p>-0.000224149</text:p>
          </table:table-cell>
          <table:table-cell office:value-type="float" office:value="-0.000178035" calcext:value-type="float">
            <text:p>-0.000178035</text:p>
          </table:table-cell>
          <table:table-cell office:value-type="float" office:value="-0.0000406903" calcext:value-type="float">
            <text:p>-4.06903E-05</text:p>
          </table:table-cell>
          <table:table-cell office:value-type="float" office:value="0.000000133488" calcext:value-type="float">
            <text:p>1.33488E-07</text:p>
          </table:table-cell>
          <table:table-cell office:value-type="float" office:value="-0.0000328376" calcext:value-type="float">
            <text:p>-3.28376E-05</text:p>
          </table:table-cell>
          <table:table-cell office:value-type="float" office:value="-0.00000114214" calcext:value-type="float">
            <text:p>-1.14214E-06</text:p>
          </table:table-cell>
          <table:table-cell office:value-type="float" office:value="-0.000153933" calcext:value-type="float">
            <text:p>-0.000153933</text:p>
          </table:table-cell>
          <table:table-cell office:value-type="float" office:value="-0.000114517" calcext:value-type="float">
            <text:p>-0.000114517</text:p>
          </table:table-cell>
          <table:table-cell office:value-type="float" office:value="0.0000641283" calcext:value-type="float">
            <text:p>6.41283E-05</text:p>
          </table:table-cell>
          <table:table-cell office:value-type="float" office:value="0.0000902359" calcext:value-type="float">
            <text:p>9.02359E-05</text:p>
          </table:table-cell>
          <table:table-cell office:value-type="float" office:value="0.000419376" calcext:value-type="float">
            <text:p>0.000419376</text:p>
          </table:table-cell>
          <table:table-cell office:value-type="float" office:value="0.000142508" calcext:value-type="float">
            <text:p>0.000142508</text:p>
          </table:table-cell>
          <table:table-cell office:value-type="float" office:value="0.000353269" calcext:value-type="float">
            <text:p>0.000353269</text:p>
          </table:table-cell>
          <table:table-cell office:value-type="float" office:value="-0.000108467" calcext:value-type="float">
            <text:p>-0.000108467</text:p>
          </table:table-cell>
          <table:table-cell office:value-type="float" office:value="-0.0000780401" calcext:value-type="float">
            <text:p>-7.80401E-05</text:p>
          </table:table-cell>
          <table:table-cell office:value-type="float" office:value="-0.000274016" calcext:value-type="float">
            <text:p>-0.000274016</text:p>
          </table:table-cell>
          <table:table-cell office:value-type="float" office:value="-0.000122095" calcext:value-type="float">
            <text:p>-0.000122095</text:p>
          </table:table-cell>
          <table:table-cell office:value-type="float" office:value="-0.000207461" calcext:value-type="float">
            <text:p>-0.000207461</text:p>
          </table:table-cell>
          <table:table-cell office:value-type="float" office:value="0.0000870034" calcext:value-type="float">
            <text:p>8.70034E-05</text:p>
          </table:table-cell>
          <table:table-cell office:value-type="float" office:value="-0.0000715989" calcext:value-type="float">
            <text:p>-7.15989E-05</text:p>
          </table:table-cell>
          <table:table-cell office:value-type="float" office:value="0.0000280873" calcext:value-type="float">
            <text:p>2.80873E-05</text:p>
          </table:table-cell>
          <table:table-cell office:value-type="float" office:value="-0.000244817" calcext:value-type="float">
            <text:p>-0.000244817</text:p>
          </table:table-cell>
          <table:table-cell office:value-type="float" office:value="0.0000495342" calcext:value-type="float">
            <text:p>4.95342E-05</text:p>
          </table:table-cell>
          <table:table-cell office:value-type="float" office:value="-0.000178699" calcext:value-type="float">
            <text:p>-0.000178699</text:p>
          </table:table-cell>
          <table:table-cell office:value-type="float" office:value="0.0000921537" calcext:value-type="float">
            <text:p>9.21537E-05</text:p>
          </table:table-cell>
          <table:table-cell office:value-type="float" office:value="0.000225242" calcext:value-type="float">
            <text:p>0.000225242</text:p>
          </table:table-cell>
          <table:table-cell office:value-type="float" office:value="0.000419506" calcext:value-type="float">
            <text:p>0.000419506</text:p>
          </table:table-cell>
          <table:table-cell office:value-type="float" office:value="0.0000630275" calcext:value-type="float">
            <text:p>6.30275E-05</text:p>
          </table:table-cell>
          <table:table-cell office:value-type="float" office:value="0.000236262" calcext:value-type="float">
            <text:p>0.000236262</text:p>
          </table:table-cell>
          <table:table-cell office:value-type="float" office:value="0.0000657966" calcext:value-type="float">
            <text:p>6.57966E-05</text:p>
          </table:table-cell>
          <table:table-cell office:value-type="float" office:value="-0.000314184" calcext:value-type="float">
            <text:p>-0.000314184</text:p>
          </table:table-cell>
          <table:table-cell office:value-type="float" office:value="-0.0000948853" calcext:value-type="float">
            <text:p>-9.48853E-05</text:p>
          </table:table-cell>
          <table:table-cell office:value-type="float" office:value="-0.000121758" calcext:value-type="float">
            <text:p>-0.000121758</text:p>
          </table:table-cell>
          <table:table-cell office:value-type="float" office:value="-0.0000864887" calcext:value-type="float">
            <text:p>-8.64887E-05</text:p>
          </table:table-cell>
          <table:table-cell office:value-type="float" office:value="-0.00000289756" calcext:value-type="float">
            <text:p>-2.89756E-06</text:p>
          </table:table-cell>
          <table:table-cell office:value-type="float" office:value="-0.00000196659" calcext:value-type="float">
            <text:p>-1.96659E-06</text:p>
          </table:table-cell>
          <table:table-cell office:value-type="float" office:value="-0.0000439361" calcext:value-type="float">
            <text:p>-4.39361E-05</text:p>
          </table:table-cell>
          <table:table-cell office:value-type="float" office:value="-0.000264134" calcext:value-type="float">
            <text:p>-0.000264134</text:p>
          </table:table-cell>
          <table:table-cell office:value-type="float" office:value="-0.0000949293" calcext:value-type="float">
            <text:p>-9.49293E-05</text:p>
          </table:table-cell>
          <table:table-cell office:value-type="float" office:value="-0.0000488981" calcext:value-type="float">
            <text:p>-4.88981E-05</text:p>
          </table:table-cell>
          <table:table-cell office:value-type="float" office:value="-0.000186994" calcext:value-type="float">
            <text:p>-0.000186994</text:p>
          </table:table-cell>
          <table:table-cell office:value-type="float" office:value="0.000392326" calcext:value-type="float">
            <text:p>0.000392326</text:p>
          </table:table-cell>
          <table:table-cell office:value-type="float" office:value="0.000293179" calcext:value-type="float">
            <text:p>0.000293179</text:p>
          </table:table-cell>
          <table:table-cell office:value-type="float" office:value="0.0000425731" calcext:value-type="float">
            <text:p>4.25731E-05</text:p>
          </table:table-cell>
          <table:table-cell office:value-type="float" office:value="0.00043454" calcext:value-type="float">
            <text:p>0.00043454</text:p>
          </table:table-cell>
          <table:table-cell office:value-type="float" office:value="-0.0000874092" calcext:value-type="float">
            <text:p>-8.74092E-05</text:p>
          </table:table-cell>
          <table:table-cell office:value-type="float" office:value="-0.0000724284" calcext:value-type="float">
            <text:p>-7.24284E-05</text:p>
          </table:table-cell>
          <table:table-cell office:value-type="float" office:value="-0.000141692" calcext:value-type="float">
            <text:p>-0.000141692</text:p>
          </table:table-cell>
          <table:table-cell office:value-type="float" office:value="0.0000199967" calcext:value-type="float">
            <text:p>1.99967E-05</text:p>
          </table:table-cell>
          <table:table-cell office:value-type="float" office:value="0.0000159489" calcext:value-type="float">
            <text:p>1.59489E-05</text:p>
          </table:table-cell>
          <table:table-cell office:value-type="float" office:value="-0.0000434941" calcext:value-type="float">
            <text:p>-4.34941E-05</text:p>
          </table:table-cell>
          <table:table-cell office:value-type="float" office:value="0.000123149" calcext:value-type="float">
            <text:p>0.000123149</text:p>
          </table:table-cell>
          <table:table-cell office:value-type="float" office:value="-0.0000360306" calcext:value-type="float">
            <text:p>-3.60306E-05</text:p>
          </table:table-cell>
          <table:table-cell office:value-type="float" office:value="-0.00041998" calcext:value-type="float">
            <text:p>-0.00041998</text:p>
          </table:table-cell>
          <table:table-cell office:value-type="float" office:value="-0.0000791273" calcext:value-type="float">
            <text:p>-7.91273E-05</text:p>
          </table:table-cell>
          <table:table-cell office:value-type="float" office:value="-0.000309183" calcext:value-type="float">
            <text:p>-0.000309183</text:p>
          </table:table-cell>
          <table:table-cell office:value-type="float" office:value="-0.000212468" calcext:value-type="float">
            <text:p>-0.000212468</text:p>
          </table:table-cell>
          <table:table-cell office:value-type="float" office:value="0.00019311" calcext:value-type="float">
            <text:p>0.00019311</text:p>
          </table:table-cell>
          <table:table-cell office:value-type="float" office:value="0.000177859" calcext:value-type="float">
            <text:p>0.000177859</text:p>
          </table:table-cell>
          <table:table-cell office:value-type="float" office:value="0.000197552" calcext:value-type="float">
            <text:p>0.000197552</text:p>
          </table:table-cell>
          <table:table-cell office:value-type="float" office:value="0.000167745" calcext:value-type="float">
            <text:p>0.000167745</text:p>
          </table:table-cell>
          <table:table-cell office:value-type="float" office:value="0.000105873" calcext:value-type="float">
            <text:p>0.000105873</text:p>
          </table:table-cell>
          <table:table-cell office:value-type="float" office:value="-0.0000532471" calcext:value-type="float">
            <text:p>-5.32471E-05</text:p>
          </table:table-cell>
          <table:table-cell office:value-type="float" office:value="0.0000392356" calcext:value-type="float">
            <text:p>3.92356E-05</text:p>
          </table:table-cell>
          <table:table-cell office:value-type="float" office:value="-0.000106376" calcext:value-type="float">
            <text:p>-0.000106376</text:p>
          </table:table-cell>
          <table:table-cell office:value-type="float" office:value="0.000311736" calcext:value-type="float">
            <text:p>0.000311736</text:p>
          </table:table-cell>
          <table:table-cell office:value-type="float" office:value="0.00000481365" calcext:value-type="float">
            <text:p>4.81365E-06</text:p>
          </table:table-cell>
          <table:table-cell office:value-type="float" office:value="0.000410544" calcext:value-type="float">
            <text:p>0.000410544</text:p>
          </table:table-cell>
          <table:table-cell office:value-type="float" office:value="-0.000107847" calcext:value-type="float">
            <text:p>-0.000107847</text:p>
          </table:table-cell>
          <table:table-cell office:value-type="float" office:value="-0.000150296" calcext:value-type="float">
            <text:p>-0.000150296</text:p>
          </table:table-cell>
          <table:table-cell office:value-type="float" office:value="-0.000145852" calcext:value-type="float">
            <text:p>-0.000145852</text:p>
          </table:table-cell>
          <table:table-cell office:value-type="float" office:value="-0.000245806" calcext:value-type="float">
            <text:p>-0.000245806</text:p>
          </table:table-cell>
          <table:table-cell office:value-type="float" office:value="-0.000330232" calcext:value-type="float">
            <text:p>-0.000330232</text:p>
          </table:table-cell>
          <table:table-cell office:value-type="float" office:value="-0.000019991" calcext:value-type="float">
            <text:p>-1.9991E-05</text:p>
          </table:table-cell>
          <table:table-cell office:value-type="float" office:value="-0.000118452" calcext:value-type="float">
            <text:p>-0.000118452</text:p>
          </table:table-cell>
          <table:table-cell office:value-type="float" office:value="0.000138539" calcext:value-type="float">
            <text:p>0.000138539</text:p>
          </table:table-cell>
          <table:table-cell office:value-type="float" office:value="0.0000809083" calcext:value-type="float">
            <text:p>8.09083E-05</text:p>
          </table:table-cell>
          <table:table-cell office:value-type="float" office:value="0.0000382076" calcext:value-type="float">
            <text:p>3.82076E-05</text:p>
          </table:table-cell>
          <table:table-cell office:value-type="float" office:value="-0.000212942" calcext:value-type="float">
            <text:p>-0.000212942</text:p>
          </table:table-cell>
          <table:table-cell office:value-type="float" office:value="-0.000177829" calcext:value-type="float">
            <text:p>-0.000177829</text:p>
          </table:table-cell>
          <table:table-cell office:value-type="float" office:value="0.00003995" calcext:value-type="float">
            <text:p>3.995E-05</text:p>
          </table:table-cell>
          <table:table-cell office:value-type="float" office:value="0.000115692" calcext:value-type="float">
            <text:p>0.000115692</text:p>
          </table:table-cell>
          <table:table-cell office:value-type="float" office:value="-0.00000693847" calcext:value-type="float">
            <text:p>-6.93847E-06</text:p>
          </table:table-cell>
          <table:table-cell office:value-type="float" office:value="0.000255886" calcext:value-type="float">
            <text:p>0.000255886</text:p>
          </table:table-cell>
          <table:table-cell office:value-type="float" office:value="0.000223033" calcext:value-type="float">
            <text:p>0.000223033</text:p>
          </table:table-cell>
          <table:table-cell office:value-type="float" office:value="0.000374352" calcext:value-type="float">
            <text:p>0.000374352</text:p>
          </table:table-cell>
          <table:table-cell office:value-type="float" office:value="0.0000406229" calcext:value-type="float">
            <text:p>4.06229E-05</text:p>
          </table:table-cell>
          <table:table-cell office:value-type="float" office:value="-0.000127244" calcext:value-type="float">
            <text:p>-0.000127244</text:p>
          </table:table-cell>
          <table:table-cell office:value-type="float" office:value="-0.000266308" calcext:value-type="float">
            <text:p>-0.000266308</text:p>
          </table:table-cell>
          <table:table-cell office:value-type="float" office:value="0.000160318" calcext:value-type="float">
            <text:p>0.000160318</text:p>
          </table:table-cell>
          <table:table-cell office:value-type="float" office:value="-0.0000291208" calcext:value-type="float">
            <text:p>-2.91208E-05</text:p>
          </table:table-cell>
          <table:table-cell office:value-type="float" office:value="0.000164141" calcext:value-type="float">
            <text:p>0.000164141</text:p>
          </table:table-cell>
          <table:table-cell office:value-type="float" office:value="-0.0000093752" calcext:value-type="float">
            <text:p>-9.3752E-06</text:p>
          </table:table-cell>
          <table:table-cell office:value-type="float" office:value="0.000187853" calcext:value-type="float">
            <text:p>0.000187853</text:p>
          </table:table-cell>
          <table:table-cell office:value-type="float" office:value="-0.0000401626" calcext:value-type="float">
            <text:p>-4.01626E-05</text:p>
          </table:table-cell>
          <table:table-cell office:value-type="float" office:value="0.000130215" calcext:value-type="float">
            <text:p>0.000130215</text:p>
          </table:table-cell>
          <table:table-cell office:value-type="float" office:value="-0.000374122" calcext:value-type="float">
            <text:p>-0.000374122</text:p>
          </table:table-cell>
          <table:table-cell office:value-type="float" office:value="2.06728E-017" calcext:value-type="float">
            <text:p>2.06728E-17</text:p>
          </table:table-cell>
          <table:table-cell office:value-type="float" office:value="1.62828E-017" calcext:value-type="float">
            <text:p>1.62828E-17</text:p>
          </table:table-cell>
          <table:table-cell table:number-columns-repeated="2" office:value-type="float" office:value="1.29217E-017" calcext:value-type="float">
            <text:p>1.29217E-17</text:p>
          </table:table-cell>
        </table:table-row>
        <table:table-row table:style-name="ro1">
          <table:table-cell office:value-type="float" office:value="12.0106" calcext:value-type="float">
            <text:p>12.0106</text:p>
          </table:table-cell>
          <table:table-cell office:value-type="float" office:value="0.00000000244992" calcext:value-type="float">
            <text:p>2.44992E-09</text:p>
          </table:table-cell>
          <table:table-cell office:value-type="float" office:value="0.000000003927" calcext:value-type="float">
            <text:p>3.927E-09</text:p>
          </table:table-cell>
          <table:table-cell office:value-type="float" office:value="0.00000000629045" calcext:value-type="float">
            <text:p>6.29045E-09</text:p>
          </table:table-cell>
          <table:table-cell office:value-type="float" office:value="-0.000321934" calcext:value-type="float">
            <text:p>-0.000321934</text:p>
          </table:table-cell>
          <table:table-cell office:value-type="float" office:value="0.0000507649" calcext:value-type="float">
            <text:p>5.07649E-05</text:p>
          </table:table-cell>
          <table:table-cell office:value-type="float" office:value="-0.000196237" calcext:value-type="float">
            <text:p>-0.000196237</text:p>
          </table:table-cell>
          <table:table-cell office:value-type="float" office:value="0.000080923" calcext:value-type="float">
            <text:p>8.0923E-05</text:p>
          </table:table-cell>
          <table:table-cell office:value-type="float" office:value="-0.0000764297" calcext:value-type="float">
            <text:p>-7.64297E-05</text:p>
          </table:table-cell>
          <table:table-cell office:value-type="float" office:value="0.0000418705" calcext:value-type="float">
            <text:p>4.18705E-05</text:p>
          </table:table-cell>
          <table:table-cell office:value-type="float" office:value="-0.000155236" calcext:value-type="float">
            <text:p>-0.000155236</text:p>
          </table:table-cell>
          <table:table-cell office:value-type="float" office:value="0.000199562" calcext:value-type="float">
            <text:p>0.000199562</text:p>
          </table:table-cell>
          <table:table-cell office:value-type="float" office:value="-0.000151164" calcext:value-type="float">
            <text:p>-0.000151164</text:p>
          </table:table-cell>
          <table:table-cell office:value-type="float" office:value="0.0000913258" calcext:value-type="float">
            <text:p>9.13258E-05</text:p>
          </table:table-cell>
          <table:table-cell office:value-type="float" office:value="-0.000378019" calcext:value-type="float">
            <text:p>-0.000378019</text:p>
          </table:table-cell>
          <table:table-cell office:value-type="float" office:value="-0.000154805" calcext:value-type="float">
            <text:p>-0.000154805</text:p>
          </table:table-cell>
          <table:table-cell office:value-type="float" office:value="-0.00035906" calcext:value-type="float">
            <text:p>-0.00035906</text:p>
          </table:table-cell>
          <table:table-cell office:value-type="float" office:value="0.000025884" calcext:value-type="float">
            <text:p>2.5884E-05</text:p>
          </table:table-cell>
          <table:table-cell office:value-type="float" office:value="0.0000268706" calcext:value-type="float">
            <text:p>2.68706E-05</text:p>
          </table:table-cell>
          <table:table-cell office:value-type="float" office:value="0.000398378" calcext:value-type="float">
            <text:p>0.000398378</text:p>
          </table:table-cell>
          <table:table-cell office:value-type="float" office:value="0.000134177" calcext:value-type="float">
            <text:p>0.000134177</text:p>
          </table:table-cell>
          <table:table-cell office:value-type="float" office:value="0.000142461" calcext:value-type="float">
            <text:p>0.000142461</text:p>
          </table:table-cell>
          <table:table-cell office:value-type="float" office:value="-0.000122206" calcext:value-type="float">
            <text:p>-0.000122206</text:p>
          </table:table-cell>
          <table:table-cell office:value-type="float" office:value="-0.0000728139" calcext:value-type="float">
            <text:p>-7.28139E-05</text:p>
          </table:table-cell>
          <table:table-cell office:value-type="float" office:value="-0.000239291" calcext:value-type="float">
            <text:p>-0.000239291</text:p>
          </table:table-cell>
          <table:table-cell office:value-type="float" office:value="0.000154192" calcext:value-type="float">
            <text:p>0.000154192</text:p>
          </table:table-cell>
          <table:table-cell office:value-type="float" office:value="-0.0000957514" calcext:value-type="float">
            <text:p>-9.57514E-05</text:p>
          </table:table-cell>
          <table:table-cell office:value-type="float" office:value="0.000130558" calcext:value-type="float">
            <text:p>0.000130558</text:p>
          </table:table-cell>
          <table:table-cell office:value-type="float" office:value="0.000101868" calcext:value-type="float">
            <text:p>0.000101868</text:p>
          </table:table-cell>
          <table:table-cell office:value-type="float" office:value="0.0000245877" calcext:value-type="float">
            <text:p>2.45877E-05</text:p>
          </table:table-cell>
          <table:table-cell office:value-type="float" office:value="0.000201359" calcext:value-type="float">
            <text:p>0.000201359</text:p>
          </table:table-cell>
          <table:table-cell office:value-type="float" office:value="0.000259418" calcext:value-type="float">
            <text:p>0.000259418</text:p>
          </table:table-cell>
          <table:table-cell office:value-type="float" office:value="0.000144093" calcext:value-type="float">
            <text:p>0.000144093</text:p>
          </table:table-cell>
          <table:table-cell office:value-type="float" office:value="0.000170405" calcext:value-type="float">
            <text:p>0.000170405</text:p>
          </table:table-cell>
          <table:table-cell office:value-type="float" office:value="-0.0000970861" calcext:value-type="float">
            <text:p>-9.70861E-05</text:p>
          </table:table-cell>
          <table:table-cell office:value-type="float" office:value="-0.000251121" calcext:value-type="float">
            <text:p>-0.000251121</text:p>
          </table:table-cell>
          <table:table-cell office:value-type="float" office:value="-0.000181593" calcext:value-type="float">
            <text:p>-0.000181593</text:p>
          </table:table-cell>
          <table:table-cell office:value-type="float" office:value="-0.0000953221" calcext:value-type="float">
            <text:p>-9.53221E-05</text:p>
          </table:table-cell>
          <table:table-cell office:value-type="float" office:value="0.00010947" calcext:value-type="float">
            <text:p>0.00010947</text:p>
          </table:table-cell>
          <table:table-cell office:value-type="float" office:value="0.000260331" calcext:value-type="float">
            <text:p>0.000260331</text:p>
          </table:table-cell>
          <table:table-cell office:value-type="float" office:value="0.000285901" calcext:value-type="float">
            <text:p>0.000285901</text:p>
          </table:table-cell>
          <table:table-cell office:value-type="float" office:value="0.000071705" calcext:value-type="float">
            <text:p>7.1705E-05</text:p>
          </table:table-cell>
          <table:table-cell office:value-type="float" office:value="0.000123682" calcext:value-type="float">
            <text:p>0.000123682</text:p>
          </table:table-cell>
          <table:table-cell office:value-type="float" office:value="-0.000155999" calcext:value-type="float">
            <text:p>-0.000155999</text:p>
          </table:table-cell>
          <table:table-cell office:value-type="float" office:value="-0.0000432075" calcext:value-type="float">
            <text:p>-4.32075E-05</text:p>
          </table:table-cell>
          <table:table-cell office:value-type="float" office:value="-0.00000440667" calcext:value-type="float">
            <text:p>-4.40667E-06</text:p>
          </table:table-cell>
          <table:table-cell office:value-type="float" office:value="-0.000129074" calcext:value-type="float">
            <text:p>-0.000129074</text:p>
          </table:table-cell>
          <table:table-cell office:value-type="float" office:value="-0.0000105982" calcext:value-type="float">
            <text:p>-1.05982E-05</text:p>
          </table:table-cell>
          <table:table-cell office:value-type="float" office:value="-0.00003889" calcext:value-type="float">
            <text:p>-3.889E-05</text:p>
          </table:table-cell>
          <table:table-cell office:value-type="float" office:value="-0.000165345" calcext:value-type="float">
            <text:p>-0.000165345</text:p>
          </table:table-cell>
          <table:table-cell office:value-type="float" office:value="0.000166689" calcext:value-type="float">
            <text:p>0.000166689</text:p>
          </table:table-cell>
          <table:table-cell office:value-type="float" office:value="0.000145712" calcext:value-type="float">
            <text:p>0.000145712</text:p>
          </table:table-cell>
          <table:table-cell office:value-type="float" office:value="0.000253206" calcext:value-type="float">
            <text:p>0.000253206</text:p>
          </table:table-cell>
          <table:table-cell office:value-type="float" office:value="0.000257102" calcext:value-type="float">
            <text:p>0.000257102</text:p>
          </table:table-cell>
          <table:table-cell office:value-type="float" office:value="-0.000051337" calcext:value-type="float">
            <text:p>-5.1337E-05</text:p>
          </table:table-cell>
          <table:table-cell office:value-type="float" office:value="-0.000122036" calcext:value-type="float">
            <text:p>-0.000122036</text:p>
          </table:table-cell>
          <table:table-cell office:value-type="float" office:value="-0.000258854" calcext:value-type="float">
            <text:p>-0.000258854</text:p>
          </table:table-cell>
          <table:table-cell office:value-type="float" office:value="-0.000303305" calcext:value-type="float">
            <text:p>-0.000303305</text:p>
          </table:table-cell>
          <table:table-cell office:value-type="float" office:value="-0.0000635015" calcext:value-type="float">
            <text:p>-6.35015E-05</text:p>
          </table:table-cell>
          <table:table-cell office:value-type="float" office:value="0.000124343" calcext:value-type="float">
            <text:p>0.000124343</text:p>
          </table:table-cell>
          <table:table-cell office:value-type="float" office:value="-0.00000422646" calcext:value-type="float">
            <text:p>-4.22646E-06</text:p>
          </table:table-cell>
          <table:table-cell office:value-type="float" office:value="0.000277925" calcext:value-type="float">
            <text:p>0.000277925</text:p>
          </table:table-cell>
          <table:table-cell office:value-type="float" office:value="0.0000688423" calcext:value-type="float">
            <text:p>6.88423E-05</text:p>
          </table:table-cell>
          <table:table-cell office:value-type="float" office:value="-0.0000753049" calcext:value-type="float">
            <text:p>-7.53049E-05</text:p>
          </table:table-cell>
          <table:table-cell office:value-type="float" office:value="0.000131169" calcext:value-type="float">
            <text:p>0.000131169</text:p>
          </table:table-cell>
          <table:table-cell office:value-type="float" office:value="0.000054069" calcext:value-type="float">
            <text:p>5.4069E-05</text:p>
          </table:table-cell>
          <table:table-cell office:value-type="float" office:value="-0.000150117" calcext:value-type="float">
            <text:p>-0.000150117</text:p>
          </table:table-cell>
          <table:table-cell office:value-type="float" office:value="0.000148711" calcext:value-type="float">
            <text:p>0.000148711</text:p>
          </table:table-cell>
          <table:table-cell office:value-type="float" office:value="-0.000320965" calcext:value-type="float">
            <text:p>-0.000320965</text:p>
          </table:table-cell>
          <table:table-cell office:value-type="float" office:value="-0.000194957" calcext:value-type="float">
            <text:p>-0.000194957</text:p>
          </table:table-cell>
          <table:table-cell office:value-type="float" office:value="-0.0000564276" calcext:value-type="float">
            <text:p>-5.64276E-05</text:p>
          </table:table-cell>
          <table:table-cell office:value-type="float" office:value="-0.000140944" calcext:value-type="float">
            <text:p>-0.000140944</text:p>
          </table:table-cell>
          <table:table-cell office:value-type="float" office:value="0.000233737" calcext:value-type="float">
            <text:p>0.000233737</text:p>
          </table:table-cell>
          <table:table-cell office:value-type="float" office:value="0.00039749" calcext:value-type="float">
            <text:p>0.00039749</text:p>
          </table:table-cell>
          <table:table-cell office:value-type="float" office:value="0.0000505665" calcext:value-type="float">
            <text:p>5.05665E-05</text:p>
          </table:table-cell>
          <table:table-cell office:value-type="float" office:value="0.00026861" calcext:value-type="float">
            <text:p>0.00026861</text:p>
          </table:table-cell>
          <table:table-cell office:value-type="float" office:value="-0.0000331093" calcext:value-type="float">
            <text:p>-3.31093E-05</text:p>
          </table:table-cell>
          <table:table-cell office:value-type="float" office:value="-0.000388207" calcext:value-type="float">
            <text:p>-0.000388207</text:p>
          </table:table-cell>
          <table:table-cell office:value-type="float" office:value="0.0000110221" calcext:value-type="float">
            <text:p>1.10221E-05</text:p>
          </table:table-cell>
          <table:table-cell office:value-type="float" office:value="-0.000144877" calcext:value-type="float">
            <text:p>-0.000144877</text:p>
          </table:table-cell>
          <table:table-cell office:value-type="float" office:value="-0.000192873" calcext:value-type="float">
            <text:p>-0.000192873</text:p>
          </table:table-cell>
          <table:table-cell office:value-type="float" office:value="0.00020438" calcext:value-type="float">
            <text:p>0.00020438</text:p>
          </table:table-cell>
          <table:table-cell office:value-type="float" office:value="-0.0000161244" calcext:value-type="float">
            <text:p>-1.61244E-05</text:p>
          </table:table-cell>
          <table:table-cell office:value-type="float" office:value="-0.00022368" calcext:value-type="float">
            <text:p>-0.00022368</text:p>
          </table:table-cell>
          <table:table-cell office:value-type="float" office:value="0.000360724" calcext:value-type="float">
            <text:p>0.000360724</text:p>
          </table:table-cell>
          <table:table-cell office:value-type="float" office:value="-0.0000916328" calcext:value-type="float">
            <text:p>-9.16328E-05</text:p>
          </table:table-cell>
          <table:table-cell office:value-type="float" office:value="0.00018106" calcext:value-type="float">
            <text:p>0.00018106</text:p>
          </table:table-cell>
          <table:table-cell office:value-type="float" office:value="0.00030567" calcext:value-type="float">
            <text:p>0.00030567</text:p>
          </table:table-cell>
          <table:table-cell office:value-type="float" office:value="-0.0000457058" calcext:value-type="float">
            <text:p>-4.57058E-05</text:p>
          </table:table-cell>
          <table:table-cell office:value-type="float" office:value="-0.000137549" calcext:value-type="float">
            <text:p>-0.000137549</text:p>
          </table:table-cell>
          <table:table-cell office:value-type="float" office:value="-0.00001226" calcext:value-type="float">
            <text:p>-1.226E-05</text:p>
          </table:table-cell>
          <table:table-cell office:value-type="float" office:value="-0.000623935" calcext:value-type="float">
            <text:p>-0.000623935</text:p>
          </table:table-cell>
          <table:table-cell office:value-type="float" office:value="0.000103433" calcext:value-type="float">
            <text:p>0.000103433</text:p>
          </table:table-cell>
          <table:table-cell office:value-type="float" office:value="-0.0000638173" calcext:value-type="float">
            <text:p>-6.38173E-05</text:p>
          </table:table-cell>
          <table:table-cell office:value-type="float" office:value="0.000131808" calcext:value-type="float">
            <text:p>0.000131808</text:p>
          </table:table-cell>
          <table:table-cell office:value-type="float" office:value="0.000379497" calcext:value-type="float">
            <text:p>0.000379497</text:p>
          </table:table-cell>
          <table:table-cell office:value-type="float" office:value="0.000384215" calcext:value-type="float">
            <text:p>0.000384215</text:p>
          </table:table-cell>
          <table:table-cell office:value-type="float" office:value="0.0000720787" calcext:value-type="float">
            <text:p>7.20787E-05</text:p>
          </table:table-cell>
          <table:table-cell office:value-type="float" office:value="0.000606192" calcext:value-type="float">
            <text:p>0.000606192</text:p>
          </table:table-cell>
          <table:table-cell office:value-type="float" office:value="0.000337535" calcext:value-type="float">
            <text:p>0.000337535</text:p>
          </table:table-cell>
          <table:table-cell office:value-type="float" office:value="0.000864261" calcext:value-type="float">
            <text:p>0.000864261</text:p>
          </table:table-cell>
          <table:table-cell office:value-type="float" office:value="0.00140705" calcext:value-type="float">
            <text:p>0.00140705</text:p>
          </table:table-cell>
          <table:table-cell office:value-type="float" office:value="0.0021629" calcext:value-type="float">
            <text:p>0.0021629</text:p>
          </table:table-cell>
          <table:table-cell office:value-type="float" office:value="0.00320442" calcext:value-type="float">
            <text:p>0.00320442</text:p>
          </table:table-cell>
          <table:table-cell office:value-type="float" office:value="0.00555383" calcext:value-type="float">
            <text:p>0.00555383</text:p>
          </table:table-cell>
          <table:table-cell office:value-type="float" office:value="0.00852431" calcext:value-type="float">
            <text:p>0.00852431</text:p>
          </table:table-cell>
          <table:table-cell office:value-type="float" office:value="0.0140922" calcext:value-type="float">
            <text:p>0.0140922</text:p>
          </table:table-cell>
          <table:table-cell office:value-type="float" office:value="0.0226103" calcext:value-type="float">
            <text:p>0.0226103</text:p>
          </table:table-cell>
          <table:table-cell office:value-type="float" office:value="0.0359558" calcext:value-type="float">
            <text:p>0.0359558</text:p>
          </table:table-cell>
          <table:table-cell office:value-type="float" office:value="0.0568089" calcext:value-type="float">
            <text:p>0.0568089</text:p>
          </table:table-cell>
          <table:table-cell office:value-type="float" office:value="0.0891176" calcext:value-type="float">
            <text:p>0.0891176</text:p>
          </table:table-cell>
          <table:table-cell office:value-type="float" office:value="0.138375" calcext:value-type="float">
            <text:p>0.138375</text:p>
          </table:table-cell>
          <table:table-cell office:value-type="float" office:value="0.211997" calcext:value-type="float">
            <text:p>0.211997</text:p>
          </table:table-cell>
          <table:table-cell office:value-type="float" office:value="0.317133" calcext:value-type="float">
            <text:p>0.317133</text:p>
          </table:table-cell>
          <table:table-cell office:value-type="float" office:value="0.458489" calcext:value-type="float">
            <text:p>0.458489</text:p>
          </table:table-cell>
          <table:table-cell office:value-type="float" office:value="0.629993" calcext:value-type="float">
            <text:p>0.629993</text:p>
          </table:table-cell>
          <table:table-cell office:value-type="float" office:value="0.807893" calcext:value-type="float">
            <text:p>0.807893</text:p>
          </table:table-cell>
          <table:table-cell office:value-type="float" office:value="0.948155" calcext:value-type="float">
            <text:p>0.948155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945635" calcext:value-type="float">
            <text:p>0.945635</text:p>
          </table:table-cell>
          <table:table-cell office:value-type="float" office:value="0.804307" calcext:value-type="float">
            <text:p>0.804307</text:p>
          </table:table-cell>
          <table:table-cell office:value-type="float" office:value="0.626204" calcext:value-type="float">
            <text:p>0.626204</text:p>
          </table:table-cell>
          <table:table-cell office:value-type="float" office:value="0.455302" calcext:value-type="float">
            <text:p>0.455302</text:p>
          </table:table-cell>
          <table:table-cell office:value-type="float" office:value="0.315233" calcext:value-type="float">
            <text:p>0.315233</text:p>
          </table:table-cell>
          <table:table-cell office:value-type="float" office:value="0.210657" calcext:value-type="float">
            <text:p>0.210657</text:p>
          </table:table-cell>
          <table:table-cell office:value-type="float" office:value="0.137995" calcext:value-type="float">
            <text:p>0.137995</text:p>
          </table:table-cell>
          <table:table-cell office:value-type="float" office:value="0.0894649" calcext:value-type="float">
            <text:p>0.0894649</text:p>
          </table:table-cell>
          <table:table-cell office:value-type="float" office:value="0.0577116" calcext:value-type="float">
            <text:p>0.0577116</text:p>
          </table:table-cell>
          <table:table-cell office:value-type="float" office:value="0.0378815" calcext:value-type="float">
            <text:p>0.0378815</text:p>
          </table:table-cell>
          <table:table-cell office:value-type="float" office:value="0.0251899" calcext:value-type="float">
            <text:p>0.0251899</text:p>
          </table:table-cell>
          <table:table-cell office:value-type="float" office:value="0.017443" calcext:value-type="float">
            <text:p>0.017443</text:p>
          </table:table-cell>
          <table:table-cell office:value-type="float" office:value="0.0130014" calcext:value-type="float">
            <text:p>0.0130014</text:p>
          </table:table-cell>
          <table:table-cell office:value-type="float" office:value="0.0106949" calcext:value-type="float">
            <text:p>0.0106949</text:p>
          </table:table-cell>
          <table:table-cell office:value-type="float" office:value="0.0102153" calcext:value-type="float">
            <text:p>0.0102153</text:p>
          </table:table-cell>
          <table:table-cell office:value-type="float" office:value="0.0107747" calcext:value-type="float">
            <text:p>0.0107747</text:p>
          </table:table-cell>
          <table:table-cell office:value-type="float" office:value="0.0122543" calcext:value-type="float">
            <text:p>0.0122543</text:p>
          </table:table-cell>
          <table:table-cell office:value-type="float" office:value="0.015061" calcext:value-type="float">
            <text:p>0.015061</text:p>
          </table:table-cell>
          <table:table-cell office:value-type="float" office:value="0.0179192" calcext:value-type="float">
            <text:p>0.0179192</text:p>
          </table:table-cell>
          <table:table-cell office:value-type="float" office:value="0.0222783" calcext:value-type="float">
            <text:p>0.0222783</text:p>
          </table:table-cell>
          <table:table-cell office:value-type="float" office:value="0.0276977" calcext:value-type="float">
            <text:p>0.0276977</text:p>
          </table:table-cell>
          <table:table-cell office:value-type="float" office:value="0.0343885" calcext:value-type="float">
            <text:p>0.0343885</text:p>
          </table:table-cell>
          <table:table-cell office:value-type="float" office:value="0.042605" calcext:value-type="float">
            <text:p>0.042605</text:p>
          </table:table-cell>
          <table:table-cell office:value-type="float" office:value="0.0528884" calcext:value-type="float">
            <text:p>0.0528884</text:p>
          </table:table-cell>
          <table:table-cell office:value-type="float" office:value="0.0647401" calcext:value-type="float">
            <text:p>0.0647401</text:p>
          </table:table-cell>
          <table:table-cell office:value-type="float" office:value="0.0788519" calcext:value-type="float">
            <text:p>0.0788519</text:p>
          </table:table-cell>
          <table:table-cell office:value-type="float" office:value="0.0951803" calcext:value-type="float">
            <text:p>0.0951803</text:p>
          </table:table-cell>
          <table:table-cell office:value-type="float" office:value="0.113841" calcext:value-type="float">
            <text:p>0.113841</text:p>
          </table:table-cell>
          <table:table-cell office:value-type="float" office:value="0.134405" calcext:value-type="float">
            <text:p>0.134405</text:p>
          </table:table-cell>
          <table:table-cell office:value-type="float" office:value="0.156939" calcext:value-type="float">
            <text:p>0.156939</text:p>
          </table:table-cell>
          <table:table-cell office:value-type="float" office:value="0.179546" calcext:value-type="float">
            <text:p>0.179546</text:p>
          </table:table-cell>
          <table:table-cell office:value-type="float" office:value="0.201665" calcext:value-type="float">
            <text:p>0.201665</text:p>
          </table:table-cell>
          <table:table-cell office:value-type="float" office:value="0.221209" calcext:value-type="float">
            <text:p>0.221209</text:p>
          </table:table-cell>
          <table:table-cell office:value-type="float" office:value="0.23651" calcext:value-type="float">
            <text:p>0.23651</text:p>
          </table:table-cell>
          <table:table-cell office:value-type="float" office:value="0.246647" calcext:value-type="float">
            <text:p>0.246647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0.221347" calcext:value-type="float">
            <text:p>0.221347</text:p>
          </table:table-cell>
          <table:table-cell office:value-type="float" office:value="0.202048" calcext:value-type="float">
            <text:p>0.202048</text:p>
          </table:table-cell>
          <table:table-cell office:value-type="float" office:value="0.180212" calcext:value-type="float">
            <text:p>0.180212</text:p>
          </table:table-cell>
          <table:table-cell office:value-type="float" office:value="0.157282" calcext:value-type="float">
            <text:p>0.157282</text:p>
          </table:table-cell>
          <table:table-cell office:value-type="float" office:value="0.135592" calcext:value-type="float">
            <text:p>0.135592</text:p>
          </table:table-cell>
          <table:table-cell office:value-type="float" office:value="0.114559" calcext:value-type="float">
            <text:p>0.114559</text:p>
          </table:table-cell>
          <table:table-cell office:value-type="float" office:value="0.0961113" calcext:value-type="float">
            <text:p>0.0961113</text:p>
          </table:table-cell>
          <table:table-cell office:value-type="float" office:value="0.0793762" calcext:value-type="float">
            <text:p>0.0793762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0529841" calcext:value-type="float">
            <text:p>0.0529841</text:p>
          </table:table-cell>
          <table:table-cell office:value-type="float" office:value="0.0426189" calcext:value-type="float">
            <text:p>0.0426189</text:p>
          </table:table-cell>
          <table:table-cell office:value-type="float" office:value="0.0341822" calcext:value-type="float">
            <text:p>0.0341822</text:p>
          </table:table-cell>
          <table:table-cell office:value-type="float" office:value="0.0275317" calcext:value-type="float">
            <text:p>0.0275317</text:p>
          </table:table-cell>
          <table:table-cell office:value-type="float" office:value="0.0215724" calcext:value-type="float">
            <text:p>0.0215724</text:p>
          </table:table-cell>
          <table:table-cell office:value-type="float" office:value="0.0178608" calcext:value-type="float">
            <text:p>0.0178608</text:p>
          </table:table-cell>
          <table:table-cell office:value-type="float" office:value="0.0139017" calcext:value-type="float">
            <text:p>0.0139017</text:p>
          </table:table-cell>
          <table:table-cell office:value-type="float" office:value="0.0111394" calcext:value-type="float">
            <text:p>0.0111394</text:p>
          </table:table-cell>
          <table:table-cell office:value-type="float" office:value="0.00885047" calcext:value-type="float">
            <text:p>0.00885047</text:p>
          </table:table-cell>
          <table:table-cell office:value-type="float" office:value="0.00719554" calcext:value-type="float">
            <text:p>0.00719554</text:p>
          </table:table-cell>
          <table:table-cell office:value-type="float" office:value="0.00549537" calcext:value-type="float">
            <text:p>0.00549537</text:p>
          </table:table-cell>
          <table:table-cell office:value-type="float" office:value="0.00436496" calcext:value-type="float">
            <text:p>0.00436496</text:p>
          </table:table-cell>
          <table:table-cell office:value-type="float" office:value="0.00353402" calcext:value-type="float">
            <text:p>0.00353402</text:p>
          </table:table-cell>
          <table:table-cell office:value-type="float" office:value="0.00316651" calcext:value-type="float">
            <text:p>0.00316651</text:p>
          </table:table-cell>
          <table:table-cell office:value-type="float" office:value="0.00223981" calcext:value-type="float">
            <text:p>0.00223981</text:p>
          </table:table-cell>
          <table:table-cell office:value-type="float" office:value="0.00199504" calcext:value-type="float">
            <text:p>0.00199504</text:p>
          </table:table-cell>
          <table:table-cell office:value-type="float" office:value="0.00113956" calcext:value-type="float">
            <text:p>0.00113956</text:p>
          </table:table-cell>
          <table:table-cell office:value-type="float" office:value="0.000768782" calcext:value-type="float">
            <text:p>0.000768782</text:p>
          </table:table-cell>
          <table:table-cell office:value-type="float" office:value="0.000802163" calcext:value-type="float">
            <text:p>0.000802163</text:p>
          </table:table-cell>
          <table:table-cell office:value-type="float" office:value="0.000450532" calcext:value-type="float">
            <text:p>0.000450532</text:p>
          </table:table-cell>
          <table:table-cell office:value-type="float" office:value="0.000158543" calcext:value-type="float">
            <text:p>0.000158543</text:p>
          </table:table-cell>
          <table:table-cell office:value-type="float" office:value="0.000478836" calcext:value-type="float">
            <text:p>0.000478836</text:p>
          </table:table-cell>
          <table:table-cell office:value-type="float" office:value="0.000494131" calcext:value-type="float">
            <text:p>0.000494131</text:p>
          </table:table-cell>
          <table:table-cell office:value-type="float" office:value="0.000439999" calcext:value-type="float">
            <text:p>0.000439999</text:p>
          </table:table-cell>
          <table:table-cell office:value-type="float" office:value="0.000337525" calcext:value-type="float">
            <text:p>0.000337525</text:p>
          </table:table-cell>
          <table:table-cell office:value-type="float" office:value="0.00018583" calcext:value-type="float">
            <text:p>0.00018583</text:p>
          </table:table-cell>
          <table:table-cell office:value-type="float" office:value="0.0000230664" calcext:value-type="float">
            <text:p>2.30664E-05</text:p>
          </table:table-cell>
          <table:table-cell office:value-type="float" office:value="0.000184414" calcext:value-type="float">
            <text:p>0.000184414</text:p>
          </table:table-cell>
          <table:table-cell office:value-type="float" office:value="0.000309846" calcext:value-type="float">
            <text:p>0.000309846</text:p>
          </table:table-cell>
          <table:table-cell office:value-type="float" office:value="0.00023261" calcext:value-type="float">
            <text:p>0.00023261</text:p>
          </table:table-cell>
          <table:table-cell office:value-type="float" office:value="-0.0000267608" calcext:value-type="float">
            <text:p>-2.67608E-05</text:p>
          </table:table-cell>
          <table:table-cell office:value-type="float" office:value="0.000205345" calcext:value-type="float">
            <text:p>0.000205345</text:p>
          </table:table-cell>
          <table:table-cell office:value-type="float" office:value="-0.0000126783" calcext:value-type="float">
            <text:p>-1.26783E-05</text:p>
          </table:table-cell>
          <table:table-cell office:value-type="float" office:value="-0.000328073" calcext:value-type="float">
            <text:p>-0.000328073</text:p>
          </table:table-cell>
          <table:table-cell office:value-type="float" office:value="-0.000180931" calcext:value-type="float">
            <text:p>-0.000180931</text:p>
          </table:table-cell>
          <table:table-cell office:value-type="float" office:value="-0.000271594" calcext:value-type="float">
            <text:p>-0.000271594</text:p>
          </table:table-cell>
          <table:table-cell office:value-type="float" office:value="-0.000299403" calcext:value-type="float">
            <text:p>-0.000299403</text:p>
          </table:table-cell>
          <table:table-cell office:value-type="float" office:value="0.000346364" calcext:value-type="float">
            <text:p>0.000346364</text:p>
          </table:table-cell>
          <table:table-cell office:value-type="float" office:value="0.0000579015" calcext:value-type="float">
            <text:p>5.79015E-05</text:p>
          </table:table-cell>
          <table:table-cell office:value-type="float" office:value="0.000345759" calcext:value-type="float">
            <text:p>0.000345759</text:p>
          </table:table-cell>
          <table:table-cell office:value-type="float" office:value="0.00000800651" calcext:value-type="float">
            <text:p>8.00651E-06</text:p>
          </table:table-cell>
          <table:table-cell office:value-type="float" office:value="0.0000324111" calcext:value-type="float">
            <text:p>3.24111E-05</text:p>
          </table:table-cell>
          <table:table-cell office:value-type="float" office:value="0.0000114864" calcext:value-type="float">
            <text:p>1.14864E-05</text:p>
          </table:table-cell>
          <table:table-cell office:value-type="float" office:value="0.0000620178" calcext:value-type="float">
            <text:p>6.20178E-05</text:p>
          </table:table-cell>
          <table:table-cell office:value-type="float" office:value="0.0000911643" calcext:value-type="float">
            <text:p>9.11643E-05</text:p>
          </table:table-cell>
          <table:table-cell office:value-type="float" office:value="0.000181031" calcext:value-type="float">
            <text:p>0.000181031</text:p>
          </table:table-cell>
          <table:table-cell office:value-type="float" office:value="-0.00017599" calcext:value-type="float">
            <text:p>-0.00017599</text:p>
          </table:table-cell>
          <table:table-cell office:value-type="float" office:value="0.000377922" calcext:value-type="float">
            <text:p>0.000377922</text:p>
          </table:table-cell>
          <table:table-cell office:value-type="float" office:value="-0.000239916" calcext:value-type="float">
            <text:p>-0.000239916</text:p>
          </table:table-cell>
          <table:table-cell office:value-type="float" office:value="-0.000101648" calcext:value-type="float">
            <text:p>-0.000101648</text:p>
          </table:table-cell>
          <table:table-cell office:value-type="float" office:value="-0.000407742" calcext:value-type="float">
            <text:p>-0.000407742</text:p>
          </table:table-cell>
          <table:table-cell office:value-type="float" office:value="-0.000329787" calcext:value-type="float">
            <text:p>-0.000329787</text:p>
          </table:table-cell>
          <table:table-cell office:value-type="float" office:value="-0.000110533" calcext:value-type="float">
            <text:p>-0.000110533</text:p>
          </table:table-cell>
          <table:table-cell office:value-type="float" office:value="0.000231271" calcext:value-type="float">
            <text:p>0.000231271</text:p>
          </table:table-cell>
          <table:table-cell office:value-type="float" office:value="0.0000410483" calcext:value-type="float">
            <text:p>4.10483E-05</text:p>
          </table:table-cell>
          <table:table-cell office:value-type="float" office:value="0.000226843" calcext:value-type="float">
            <text:p>0.000226843</text:p>
          </table:table-cell>
          <table:table-cell office:value-type="float" office:value="0.0000106631" calcext:value-type="float">
            <text:p>1.06631E-05</text:p>
          </table:table-cell>
          <table:table-cell office:value-type="float" office:value="0.000204475" calcext:value-type="float">
            <text:p>0.000204475</text:p>
          </table:table-cell>
          <table:table-cell office:value-type="float" office:value="-0.0000746996" calcext:value-type="float">
            <text:p>-7.46996E-05</text:p>
          </table:table-cell>
          <table:table-cell office:value-type="float" office:value="0.0000744544" calcext:value-type="float">
            <text:p>7.44544E-05</text:p>
          </table:table-cell>
          <table:table-cell office:value-type="float" office:value="0.0000729085" calcext:value-type="float">
            <text:p>7.29085E-05</text:p>
          </table:table-cell>
          <table:table-cell office:value-type="float" office:value="-0.00000760845" calcext:value-type="float">
            <text:p>-7.60845E-06</text:p>
          </table:table-cell>
          <table:table-cell office:value-type="float" office:value="0.0000764351" calcext:value-type="float">
            <text:p>7.64351E-05</text:p>
          </table:table-cell>
          <table:table-cell office:value-type="float" office:value="0.000248448" calcext:value-type="float">
            <text:p>0.000248448</text:p>
          </table:table-cell>
          <table:table-cell office:value-type="float" office:value="0.000105239" calcext:value-type="float">
            <text:p>0.000105239</text:p>
          </table:table-cell>
          <table:table-cell office:value-type="float" office:value="-0.000221415" calcext:value-type="float">
            <text:p>-0.000221415</text:p>
          </table:table-cell>
          <table:table-cell office:value-type="float" office:value="-0.000293059" calcext:value-type="float">
            <text:p>-0.000293059</text:p>
          </table:table-cell>
          <table:table-cell office:value-type="float" office:value="-0.000312721" calcext:value-type="float">
            <text:p>-0.000312721</text:p>
          </table:table-cell>
          <table:table-cell office:value-type="float" office:value="-0.000186199" calcext:value-type="float">
            <text:p>-0.000186199</text:p>
          </table:table-cell>
          <table:table-cell office:value-type="float" office:value="-0.0000471653" calcext:value-type="float">
            <text:p>-4.71653E-05</text:p>
          </table:table-cell>
          <table:table-cell office:value-type="float" office:value="0.0000664779" calcext:value-type="float">
            <text:p>6.64779E-05</text:p>
          </table:table-cell>
          <table:table-cell office:value-type="float" office:value="0.0000105065" calcext:value-type="float">
            <text:p>1.05065E-05</text:p>
          </table:table-cell>
          <table:table-cell office:value-type="float" office:value="0.000183784" calcext:value-type="float">
            <text:p>0.000183784</text:p>
          </table:table-cell>
          <table:table-cell office:value-type="float" office:value="0.0000352533" calcext:value-type="float">
            <text:p>3.52533E-05</text:p>
          </table:table-cell>
          <table:table-cell office:value-type="float" office:value="0.000213241" calcext:value-type="float">
            <text:p>0.000213241</text:p>
          </table:table-cell>
          <table:table-cell office:value-type="float" office:value="-0.0000770464" calcext:value-type="float">
            <text:p>-7.70464E-05</text:p>
          </table:table-cell>
          <table:table-cell office:value-type="float" office:value="-0.0000388509" calcext:value-type="float">
            <text:p>-3.88509E-05</text:p>
          </table:table-cell>
          <table:table-cell office:value-type="float" office:value="-0.0000183519" calcext:value-type="float">
            <text:p>-1.83519E-05</text:p>
          </table:table-cell>
          <table:table-cell office:value-type="float" office:value="0.000155906" calcext:value-type="float">
            <text:p>0.000155906</text:p>
          </table:table-cell>
          <table:table-cell office:value-type="float" office:value="0.000314446" calcext:value-type="float">
            <text:p>0.000314446</text:p>
          </table:table-cell>
          <table:table-cell office:value-type="float" office:value="0.00022932" calcext:value-type="float">
            <text:p>0.00022932</text:p>
          </table:table-cell>
          <table:table-cell office:value-type="float" office:value="0.0000645024" calcext:value-type="float">
            <text:p>6.45024E-05</text:p>
          </table:table-cell>
          <table:table-cell office:value-type="float" office:value="-0.000101984" calcext:value-type="float">
            <text:p>-0.000101984</text:p>
          </table:table-cell>
          <table:table-cell office:value-type="float" office:value="-0.000398722" calcext:value-type="float">
            <text:p>-0.000398722</text:p>
          </table:table-cell>
          <table:table-cell office:value-type="float" office:value="-0.000144904" calcext:value-type="float">
            <text:p>-0.000144904</text:p>
          </table:table-cell>
          <table:table-cell office:value-type="float" office:value="-0.00017211" calcext:value-type="float">
            <text:p>-0.00017211</text:p>
          </table:table-cell>
          <table:table-cell office:value-type="float" office:value="-0.000156829" calcext:value-type="float">
            <text:p>-0.000156829</text:p>
          </table:table-cell>
          <table:table-cell office:value-type="float" office:value="-0.0000734291" calcext:value-type="float">
            <text:p>-7.34291E-05</text:p>
          </table:table-cell>
          <table:table-cell office:value-type="float" office:value="-0.0000180036" calcext:value-type="float">
            <text:p>-1.80036E-05</text:p>
          </table:table-cell>
          <table:table-cell office:value-type="float" office:value="0.00018372" calcext:value-type="float">
            <text:p>0.00018372</text:p>
          </table:table-cell>
          <table:table-cell office:value-type="float" office:value="0.0000200331" calcext:value-type="float">
            <text:p>2.00331E-05</text:p>
          </table:table-cell>
          <table:table-cell office:value-type="float" office:value="0.0000238283" calcext:value-type="float">
            <text:p>2.38283E-05</text:p>
          </table:table-cell>
          <table:table-cell office:value-type="float" office:value="-0.000134428" calcext:value-type="float">
            <text:p>-0.000134428</text:p>
          </table:table-cell>
          <table:table-cell office:value-type="float" office:value="-0.000100139" calcext:value-type="float">
            <text:p>-0.000100139</text:p>
          </table:table-cell>
          <table:table-cell office:value-type="float" office:value="-0.00000608259" calcext:value-type="float">
            <text:p>-6.08259E-06</text:p>
          </table:table-cell>
          <table:table-cell office:value-type="float" office:value="0.000122407" calcext:value-type="float">
            <text:p>0.000122407</text:p>
          </table:table-cell>
          <table:table-cell office:value-type="float" office:value="0.000479569" calcext:value-type="float">
            <text:p>0.000479569</text:p>
          </table:table-cell>
          <table:table-cell office:value-type="float" office:value="0.000232341" calcext:value-type="float">
            <text:p>0.000232341</text:p>
          </table:table-cell>
          <table:table-cell office:value-type="float" office:value="0.000018146" calcext:value-type="float">
            <text:p>1.8146E-05</text:p>
          </table:table-cell>
          <table:table-cell office:value-type="float" office:value="0.0000990167" calcext:value-type="float">
            <text:p>9.90167E-05</text:p>
          </table:table-cell>
          <table:table-cell office:value-type="float" office:value="0.0000143293" calcext:value-type="float">
            <text:p>1.43293E-05</text:p>
          </table:table-cell>
          <table:table-cell office:value-type="float" office:value="-0.00017373" calcext:value-type="float">
            <text:p>-0.00017373</text:p>
          </table:table-cell>
          <table:table-cell office:value-type="float" office:value="-0.000151639" calcext:value-type="float">
            <text:p>-0.000151639</text:p>
          </table:table-cell>
          <table:table-cell office:value-type="float" office:value="-0.0000910458" calcext:value-type="float">
            <text:p>-9.10458E-05</text:p>
          </table:table-cell>
          <table:table-cell office:value-type="float" office:value="-0.000135635" calcext:value-type="float">
            <text:p>-0.000135635</text:p>
          </table:table-cell>
          <table:table-cell office:value-type="float" office:value="-0.000214189" calcext:value-type="float">
            <text:p>-0.000214189</text:p>
          </table:table-cell>
          <table:table-cell office:value-type="float" office:value="0.000410856" calcext:value-type="float">
            <text:p>0.000410856</text:p>
          </table:table-cell>
          <table:table-cell office:value-type="float" office:value="-0.000065993" calcext:value-type="float">
            <text:p>-6.5993E-05</text:p>
          </table:table-cell>
          <table:table-cell office:value-type="float" office:value="-0.0000939286" calcext:value-type="float">
            <text:p>-9.39286E-05</text:p>
          </table:table-cell>
          <table:table-cell office:value-type="float" office:value="-0.00022256" calcext:value-type="float">
            <text:p>-0.00022256</text:p>
          </table:table-cell>
          <table:table-cell office:value-type="float" office:value="-0.000209661" calcext:value-type="float">
            <text:p>-0.000209661</text:p>
          </table:table-cell>
          <table:table-cell office:value-type="float" office:value="-0.000391605" calcext:value-type="float">
            <text:p>-0.000391605</text:p>
          </table:table-cell>
          <table:table-cell office:value-type="float" office:value="0.000170584" calcext:value-type="float">
            <text:p>0.000170584</text:p>
          </table:table-cell>
          <table:table-cell office:value-type="float" office:value="0.000104768" calcext:value-type="float">
            <text:p>0.000104768</text:p>
          </table:table-cell>
          <table:table-cell office:value-type="float" office:value="0.000185889" calcext:value-type="float">
            <text:p>0.000185889</text:p>
          </table:table-cell>
          <table:table-cell office:value-type="float" office:value="0.0000253163" calcext:value-type="float">
            <text:p>2.53163E-05</text:p>
          </table:table-cell>
          <table:table-cell office:value-type="float" office:value="0.000368166" calcext:value-type="float">
            <text:p>0.000368166</text:p>
          </table:table-cell>
          <table:table-cell office:value-type="float" office:value="-0.0000607079" calcext:value-type="float">
            <text:p>-6.07079E-05</text:p>
          </table:table-cell>
          <table:table-cell office:value-type="float" office:value="0.000188732" calcext:value-type="float">
            <text:p>0.000188732</text:p>
          </table:table-cell>
          <table:table-cell office:value-type="float" office:value="-0.000104266" calcext:value-type="float">
            <text:p>-0.000104266</text:p>
          </table:table-cell>
          <table:table-cell office:value-type="float" office:value="-0.0000597164" calcext:value-type="float">
            <text:p>-5.97164E-05</text:p>
          </table:table-cell>
          <table:table-cell office:value-type="float" office:value="-0.000132515" calcext:value-type="float">
            <text:p>-0.000132515</text:p>
          </table:table-cell>
          <table:table-cell office:value-type="float" office:value="0.000200849" calcext:value-type="float">
            <text:p>0.000200849</text:p>
          </table:table-cell>
          <table:table-cell office:value-type="float" office:value="0.000183295" calcext:value-type="float">
            <text:p>0.000183295</text:p>
          </table:table-cell>
          <table:table-cell office:value-type="float" office:value="0.000276101" calcext:value-type="float">
            <text:p>0.000276101</text:p>
          </table:table-cell>
          <table:table-cell office:value-type="float" office:value="0.000207348" calcext:value-type="float">
            <text:p>0.000207348</text:p>
          </table:table-cell>
          <table:table-cell office:value-type="float" office:value="-0.000168284" calcext:value-type="float">
            <text:p>-0.000168284</text:p>
          </table:table-cell>
          <table:table-cell office:value-type="float" office:value="-0.000332267" calcext:value-type="float">
            <text:p>-0.000332267</text:p>
          </table:table-cell>
          <table:table-cell office:value-type="float" office:value="0.0000835386" calcext:value-type="float">
            <text:p>8.35386E-05</text:p>
          </table:table-cell>
          <table:table-cell office:value-type="float" office:value="-0.000308094" calcext:value-type="float">
            <text:p>-0.000308094</text:p>
          </table:table-cell>
          <table:table-cell office:value-type="float" office:value="-0.000154279" calcext:value-type="float">
            <text:p>-0.000154279</text:p>
          </table:table-cell>
          <table:table-cell office:value-type="float" office:value="0.00011319" calcext:value-type="float">
            <text:p>0.00011319</text:p>
          </table:table-cell>
          <table:table-cell office:value-type="float" office:value="-0.000195491" calcext:value-type="float">
            <text:p>-0.000195491</text:p>
          </table:table-cell>
          <table:table-cell office:value-type="float" office:value="2.06541E-017" calcext:value-type="float">
            <text:p>2.06541E-17</text:p>
          </table:table-cell>
          <table:table-cell office:value-type="float" office:value="1.62935E-017" calcext:value-type="float">
            <text:p>1.62935E-17</text:p>
          </table:table-cell>
          <table:table-cell table:number-columns-repeated="2" office:value-type="float" office:value="1.28996E-017" calcext:value-type="float">
            <text:p>1.28996E-17</text:p>
          </table:table-cell>
        </table:table-row>
        <table:table-row table:style-name="ro1">
          <table:table-cell office:value-type="float" office:value="13.0049" calcext:value-type="float">
            <text:p>13.0049</text:p>
          </table:table-cell>
          <table:table-cell office:value-type="float" office:value="0.00000000245076" calcext:value-type="float">
            <text:p>2.45076E-09</text:p>
          </table:table-cell>
          <table:table-cell office:value-type="float" office:value="0.00000000392648" calcext:value-type="float">
            <text:p>3.92648E-09</text:p>
          </table:table-cell>
          <table:table-cell office:value-type="float" office:value="0.00000000629164" calcext:value-type="float">
            <text:p>6.29164E-09</text:p>
          </table:table-cell>
          <table:table-cell office:value-type="float" office:value="-0.0000941222" calcext:value-type="float">
            <text:p>-9.41222E-05</text:p>
          </table:table-cell>
          <table:table-cell office:value-type="float" office:value="-0.000226196" calcext:value-type="float">
            <text:p>-0.000226196</text:p>
          </table:table-cell>
          <table:table-cell office:value-type="float" office:value="-0.000217797" calcext:value-type="float">
            <text:p>-0.000217797</text:p>
          </table:table-cell>
          <table:table-cell office:value-type="float" office:value="-0.000196019" calcext:value-type="float">
            <text:p>-0.000196019</text:p>
          </table:table-cell>
          <table:table-cell office:value-type="float" office:value="-0.000110555" calcext:value-type="float">
            <text:p>-0.000110555</text:p>
          </table:table-cell>
          <table:table-cell office:value-type="float" office:value="0.000160389" calcext:value-type="float">
            <text:p>0.000160389</text:p>
          </table:table-cell>
          <table:table-cell office:value-type="float" office:value="0.000149032" calcext:value-type="float">
            <text:p>0.000149032</text:p>
          </table:table-cell>
          <table:table-cell office:value-type="float" office:value="0.000147303" calcext:value-type="float">
            <text:p>0.000147303</text:p>
          </table:table-cell>
          <table:table-cell office:value-type="float" office:value="0.0000180947" calcext:value-type="float">
            <text:p>1.80947E-05</text:p>
          </table:table-cell>
          <table:table-cell office:value-type="float" office:value="-0.000229472" calcext:value-type="float">
            <text:p>-0.000229472</text:p>
          </table:table-cell>
          <table:table-cell office:value-type="float" office:value="-0.000275368" calcext:value-type="float">
            <text:p>-0.000275368</text:p>
          </table:table-cell>
          <table:table-cell office:value-type="float" office:value="-0.000228777" calcext:value-type="float">
            <text:p>-0.000228777</text:p>
          </table:table-cell>
          <table:table-cell office:value-type="float" office:value="-0.000190973" calcext:value-type="float">
            <text:p>-0.000190973</text:p>
          </table:table-cell>
          <table:table-cell office:value-type="float" office:value="0.0000504181" calcext:value-type="float">
            <text:p>5.04181E-05</text:p>
          </table:table-cell>
          <table:table-cell office:value-type="float" office:value="0.0000442667" calcext:value-type="float">
            <text:p>4.42667E-05</text:p>
          </table:table-cell>
          <table:table-cell office:value-type="float" office:value="0.000156969" calcext:value-type="float">
            <text:p>0.000156969</text:p>
          </table:table-cell>
          <table:table-cell office:value-type="float" office:value="0.0000606236" calcext:value-type="float">
            <text:p>6.06236E-05</text:p>
          </table:table-cell>
          <table:table-cell office:value-type="float" office:value="0.0000701195" calcext:value-type="float">
            <text:p>7.01195E-05</text:p>
          </table:table-cell>
          <table:table-cell office:value-type="float" office:value="0.0000503518" calcext:value-type="float">
            <text:p>5.03518E-05</text:p>
          </table:table-cell>
          <table:table-cell office:value-type="float" office:value="0.000219657" calcext:value-type="float">
            <text:p>0.000219657</text:p>
          </table:table-cell>
          <table:table-cell office:value-type="float" office:value="-0.0000148013" calcext:value-type="float">
            <text:p>-1.48013E-05</text:p>
          </table:table-cell>
          <table:table-cell office:value-type="float" office:value="0.0000249825" calcext:value-type="float">
            <text:p>2.49825E-05</text:p>
          </table:table-cell>
          <table:table-cell office:value-type="float" office:value="-0.0000586278" calcext:value-type="float">
            <text:p>-5.86278E-05</text:p>
          </table:table-cell>
          <table:table-cell office:value-type="float" office:value="-0.000126812" calcext:value-type="float">
            <text:p>-0.000126812</text:p>
          </table:table-cell>
          <table:table-cell office:value-type="float" office:value="-0.000244376" calcext:value-type="float">
            <text:p>-0.000244376</text:p>
          </table:table-cell>
          <table:table-cell office:value-type="float" office:value="0.000181213" calcext:value-type="float">
            <text:p>0.000181213</text:p>
          </table:table-cell>
          <table:table-cell office:value-type="float" office:value="0.0000834536" calcext:value-type="float">
            <text:p>8.34536E-05</text:p>
          </table:table-cell>
          <table:table-cell office:value-type="float" office:value="0.000400327" calcext:value-type="float">
            <text:p>0.000400327</text:p>
          </table:table-cell>
          <table:table-cell office:value-type="float" office:value="0.000240431" calcext:value-type="float">
            <text:p>0.000240431</text:p>
          </table:table-cell>
          <table:table-cell office:value-type="float" office:value="0.000233447" calcext:value-type="float">
            <text:p>0.000233447</text:p>
          </table:table-cell>
          <table:table-cell office:value-type="float" office:value="-0.0000749828" calcext:value-type="float">
            <text:p>-7.49828E-05</text:p>
          </table:table-cell>
          <table:table-cell office:value-type="float" office:value="-0.00006845" calcext:value-type="float">
            <text:p>-6.845E-05</text:p>
          </table:table-cell>
          <table:table-cell office:value-type="float" office:value="-0.00029991" calcext:value-type="float">
            <text:p>-0.00029991</text:p>
          </table:table-cell>
          <table:table-cell office:value-type="float" office:value="0.0000206006" calcext:value-type="float">
            <text:p>2.06006E-05</text:p>
          </table:table-cell>
          <table:table-cell office:value-type="float" office:value="-0.000121454" calcext:value-type="float">
            <text:p>-0.000121454</text:p>
          </table:table-cell>
          <table:table-cell office:value-type="float" office:value="0.000179575" calcext:value-type="float">
            <text:p>0.000179575</text:p>
          </table:table-cell>
          <table:table-cell office:value-type="float" office:value="0.000000612528" calcext:value-type="float">
            <text:p>6.12528E-07</text:p>
          </table:table-cell>
          <table:table-cell office:value-type="float" office:value="0.000106254" calcext:value-type="float">
            <text:p>0.000106254</text:p>
          </table:table-cell>
          <table:table-cell office:value-type="float" office:value="0.0000258594" calcext:value-type="float">
            <text:p>2.58594E-05</text:p>
          </table:table-cell>
          <table:table-cell office:value-type="float" office:value="0.000194598" calcext:value-type="float">
            <text:p>0.000194598</text:p>
          </table:table-cell>
          <table:table-cell office:value-type="float" office:value="0.00000664424" calcext:value-type="float">
            <text:p>6.64424E-06</text:p>
          </table:table-cell>
          <table:table-cell office:value-type="float" office:value="0.000251285" calcext:value-type="float">
            <text:p>0.000251285</text:p>
          </table:table-cell>
          <table:table-cell office:value-type="float" office:value="0.0000246029" calcext:value-type="float">
            <text:p>2.46029E-05</text:p>
          </table:table-cell>
          <table:table-cell office:value-type="float" office:value="-0.0000257111" calcext:value-type="float">
            <text:p>-2.57111E-05</text:p>
          </table:table-cell>
          <table:table-cell office:value-type="float" office:value="-0.000235165" calcext:value-type="float">
            <text:p>-0.000235165</text:p>
          </table:table-cell>
          <table:table-cell office:value-type="float" office:value="-0.000185943" calcext:value-type="float">
            <text:p>-0.000185943</text:p>
          </table:table-cell>
          <table:table-cell office:value-type="float" office:value="-0.000283889" calcext:value-type="float">
            <text:p>-0.000283889</text:p>
          </table:table-cell>
          <table:table-cell office:value-type="float" office:value="0.000106362" calcext:value-type="float">
            <text:p>0.000106362</text:p>
          </table:table-cell>
          <table:table-cell office:value-type="float" office:value="0.000107259" calcext:value-type="float">
            <text:p>0.000107259</text:p>
          </table:table-cell>
          <table:table-cell office:value-type="float" office:value="0.000321015" calcext:value-type="float">
            <text:p>0.000321015</text:p>
          </table:table-cell>
          <table:table-cell office:value-type="float" office:value="0.000229076" calcext:value-type="float">
            <text:p>0.000229076</text:p>
          </table:table-cell>
          <table:table-cell office:value-type="float" office:value="0.0000337048" calcext:value-type="float">
            <text:p>3.37048E-05</text:p>
          </table:table-cell>
          <table:table-cell office:value-type="float" office:value="0.0000570767" calcext:value-type="float">
            <text:p>5.70767E-05</text:p>
          </table:table-cell>
          <table:table-cell office:value-type="float" office:value="-0.000139408" calcext:value-type="float">
            <text:p>-0.000139408</text:p>
          </table:table-cell>
          <table:table-cell office:value-type="float" office:value="-0.00032672" calcext:value-type="float">
            <text:p>-0.00032672</text:p>
          </table:table-cell>
          <table:table-cell office:value-type="float" office:value="0.0000289159" calcext:value-type="float">
            <text:p>2.89159E-05</text:p>
          </table:table-cell>
          <table:table-cell office:value-type="float" office:value="-0.0000140649" calcext:value-type="float">
            <text:p>-1.40649E-05</text:p>
          </table:table-cell>
          <table:table-cell office:value-type="float" office:value="-0.000142168" calcext:value-type="float">
            <text:p>-0.000142168</text:p>
          </table:table-cell>
          <table:table-cell office:value-type="float" office:value="0.00012712" calcext:value-type="float">
            <text:p>0.00012712</text:p>
          </table:table-cell>
          <table:table-cell office:value-type="float" office:value="-0.000177682" calcext:value-type="float">
            <text:p>-0.000177682</text:p>
          </table:table-cell>
          <table:table-cell office:value-type="float" office:value="-0.0000599867" calcext:value-type="float">
            <text:p>-5.99867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68436" calcext:value-type="float">
            <text:p>0.000168436</text:p>
          </table:table-cell>
          <table:table-cell office:value-type="float" office:value="0.000091964" calcext:value-type="float">
            <text:p>9.1964E-05</text:p>
          </table:table-cell>
          <table:table-cell office:value-type="float" office:value="0.000317536" calcext:value-type="float">
            <text:p>0.000317536</text:p>
          </table:table-cell>
          <table:table-cell office:value-type="float" office:value="-0.000192982" calcext:value-type="float">
            <text:p>-0.000192982</text:p>
          </table:table-cell>
          <table:table-cell office:value-type="float" office:value="-0.0000196893" calcext:value-type="float">
            <text:p>-1.96893E-05</text:p>
          </table:table-cell>
          <table:table-cell office:value-type="float" office:value="-0.000238144" calcext:value-type="float">
            <text:p>-0.000238144</text:p>
          </table:table-cell>
          <table:table-cell office:value-type="float" office:value="-0.000460191" calcext:value-type="float">
            <text:p>-0.000460191</text:p>
          </table:table-cell>
          <table:table-cell office:value-type="float" office:value="-0.000116931" calcext:value-type="float">
            <text:p>-0.000116931</text:p>
          </table:table-cell>
          <table:table-cell office:value-type="float" office:value="0.000375908" calcext:value-type="float">
            <text:p>0.000375908</text:p>
          </table:table-cell>
          <table:table-cell office:value-type="float" office:value="-0.0000266663" calcext:value-type="float">
            <text:p>-2.66663E-05</text:p>
          </table:table-cell>
          <table:table-cell office:value-type="float" office:value="0.000347857" calcext:value-type="float">
            <text:p>0.000347857</text:p>
          </table:table-cell>
          <table:table-cell office:value-type="float" office:value="0.000015161" calcext:value-type="float">
            <text:p>1.5161E-05</text:p>
          </table:table-cell>
          <table:table-cell office:value-type="float" office:value="-0.0000274675" calcext:value-type="float">
            <text:p>-2.74675E-05</text:p>
          </table:table-cell>
          <table:table-cell office:value-type="float" office:value="0.00019021" calcext:value-type="float">
            <text:p>0.00019021</text:p>
          </table:table-cell>
          <table:table-cell office:value-type="float" office:value="-0.0000287512" calcext:value-type="float">
            <text:p>-2.87512E-05</text:p>
          </table:table-cell>
          <table:table-cell office:value-type="float" office:value="-0.00035858" calcext:value-type="float">
            <text:p>-0.00035858</text:p>
          </table:table-cell>
          <table:table-cell office:value-type="float" office:value="0.000318948" calcext:value-type="float">
            <text:p>0.000318948</text:p>
          </table:table-cell>
          <table:table-cell office:value-type="float" office:value="-0.000133628" calcext:value-type="float">
            <text:p>-0.000133628</text:p>
          </table:table-cell>
          <table:table-cell office:value-type="float" office:value="-0.000142098" calcext:value-type="float">
            <text:p>-0.000142098</text:p>
          </table:table-cell>
          <table:table-cell office:value-type="float" office:value="-0.0000537052" calcext:value-type="float">
            <text:p>-5.37052E-05</text:p>
          </table:table-cell>
          <table:table-cell office:value-type="float" office:value="-0.000362273" calcext:value-type="float">
            <text:p>-0.000362273</text:p>
          </table:table-cell>
          <table:table-cell office:value-type="float" office:value="-0.000130704" calcext:value-type="float">
            <text:p>-0.000130704</text:p>
          </table:table-cell>
          <table:table-cell office:value-type="float" office:value="0.000443071" calcext:value-type="float">
            <text:p>0.000443071</text:p>
          </table:table-cell>
          <table:table-cell office:value-type="float" office:value="0.0000719926" calcext:value-type="float">
            <text:p>7.19926E-05</text:p>
          </table:table-cell>
          <table:table-cell office:value-type="float" office:value="0.000328122" calcext:value-type="float">
            <text:p>0.000328122</text:p>
          </table:table-cell>
          <table:table-cell office:value-type="float" office:value="0.000182354" calcext:value-type="float">
            <text:p>0.000182354</text:p>
          </table:table-cell>
          <table:table-cell office:value-type="float" office:value="-0.000132494" calcext:value-type="float">
            <text:p>-0.000132494</text:p>
          </table:table-cell>
          <table:table-cell office:value-type="float" office:value="0.00000665231" calcext:value-type="float">
            <text:p>6.65231E-06</text:p>
          </table:table-cell>
          <table:table-cell office:value-type="float" office:value="-0.000187874" calcext:value-type="float">
            <text:p>-0.000187874</text:p>
          </table:table-cell>
          <table:table-cell office:value-type="float" office:value="-0.000440904" calcext:value-type="float">
            <text:p>-0.000440904</text:p>
          </table:table-cell>
          <table:table-cell office:value-type="float" office:value="0.0000615698" calcext:value-type="float">
            <text:p>6.15698E-05</text:p>
          </table:table-cell>
          <table:table-cell office:value-type="float" office:value="0.0000486571" calcext:value-type="float">
            <text:p>4.86571E-05</text:p>
          </table:table-cell>
          <table:table-cell office:value-type="float" office:value="-0.0000271521" calcext:value-type="float">
            <text:p>-2.71521E-05</text:p>
          </table:table-cell>
          <table:table-cell office:value-type="float" office:value="0.000331264" calcext:value-type="float">
            <text:p>0.000331264</text:p>
          </table:table-cell>
          <table:table-cell office:value-type="float" office:value="-0.00000886758" calcext:value-type="float">
            <text:p>-8.86758E-06</text:p>
          </table:table-cell>
          <table:table-cell office:value-type="float" office:value="-0.0000442544" calcext:value-type="float">
            <text:p>-4.42544E-05</text:p>
          </table:table-cell>
          <table:table-cell office:value-type="float" office:value="0.000399711" calcext:value-type="float">
            <text:p>0.000399711</text:p>
          </table:table-cell>
          <table:table-cell office:value-type="float" office:value="0.00032208" calcext:value-type="float">
            <text:p>0.00032208</text:p>
          </table:table-cell>
          <table:table-cell office:value-type="float" office:value="0.000558671" calcext:value-type="float">
            <text:p>0.000558671</text:p>
          </table:table-cell>
          <table:table-cell office:value-type="float" office:value="0.000846743" calcext:value-type="float">
            <text:p>0.000846743</text:p>
          </table:table-cell>
          <table:table-cell office:value-type="float" office:value="0.000698534" calcext:value-type="float">
            <text:p>0.000698534</text:p>
          </table:table-cell>
          <table:table-cell office:value-type="float" office:value="0.00135878" calcext:value-type="float">
            <text:p>0.0013587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329823" calcext:value-type="float">
            <text:p>0.00329823</text:p>
          </table:table-cell>
          <table:table-cell office:value-type="float" office:value="0.00560773" calcext:value-type="float">
            <text:p>0.00560773</text:p>
          </table:table-cell>
          <table:table-cell office:value-type="float" office:value="0.0091027" calcext:value-type="float">
            <text:p>0.0091027</text:p>
          </table:table-cell>
          <table:table-cell office:value-type="float" office:value="0.0147307" calcext:value-type="float">
            <text:p>0.0147307</text:p>
          </table:table-cell>
          <table:table-cell office:value-type="float" office:value="0.0235125" calcext:value-type="float">
            <text:p>0.0235125</text:p>
          </table:table-cell>
          <table:table-cell office:value-type="float" office:value="0.0369326" calcext:value-type="float">
            <text:p>0.0369326</text:p>
          </table:table-cell>
          <table:table-cell office:value-type="float" office:value="0.0579602" calcext:value-type="float">
            <text:p>0.0579602</text:p>
          </table:table-cell>
          <table:table-cell office:value-type="float" office:value="0.0909296" calcext:value-type="float">
            <text:p>0.090929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621" calcext:value-type="float">
            <text:p>0.21621</text:p>
          </table:table-cell>
          <table:table-cell office:value-type="float" office:value="0.322806" calcext:value-type="float">
            <text:p>0.322806</text:p>
          </table:table-cell>
          <table:table-cell office:value-type="float" office:value="0.465213" calcext:value-type="float">
            <text:p>0.465213</text:p>
          </table:table-cell>
          <table:table-cell office:value-type="float" office:value="0.636996" calcext:value-type="float">
            <text:p>0.636996</text:p>
          </table:table-cell>
          <table:table-cell office:value-type="float" office:value="0.813992" calcext:value-type="float">
            <text:p>0.813992</text:p>
          </table:table-cell>
          <table:table-cell office:value-type="float" office:value="0.950957" calcext:value-type="float">
            <text:p>0.95095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40554" calcext:value-type="float">
            <text:p>0.940554</text:p>
          </table:table-cell>
          <table:table-cell office:value-type="float" office:value="0.797253" calcext:value-type="float">
            <text:p>0.797253</text:p>
          </table:table-cell>
          <table:table-cell office:value-type="float" office:value="0.619624" calcext:value-type="float">
            <text:p>0.619624</text:p>
          </table:table-cell>
          <table:table-cell office:value-type="float" office:value="0.45011" calcext:value-type="float">
            <text:p>0.45011</text:p>
          </table:table-cell>
          <table:table-cell office:value-type="float" office:value="0.31137" calcext:value-type="float">
            <text:p>0.31137</text:p>
          </table:table-cell>
          <table:table-cell office:value-type="float" office:value="0.209503" calcext:value-type="float">
            <text:p>0.209503</text:p>
          </table:table-cell>
          <table:table-cell office:value-type="float" office:value="0.137685" calcext:value-type="float">
            <text:p>0.137685</text:p>
          </table:table-cell>
          <table:table-cell office:value-type="float" office:value="0.0909676" calcext:value-type="float">
            <text:p>0.0909676</text:p>
          </table:table-cell>
          <table:table-cell office:value-type="float" office:value="0.0605192" calcext:value-type="float">
            <text:p>0.0605192</text:p>
          </table:table-cell>
          <table:table-cell office:value-type="float" office:value="0.0412037" calcext:value-type="float">
            <text:p>0.0412037</text:p>
          </table:table-cell>
          <table:table-cell office:value-type="float" office:value="0.0300629" calcext:value-type="float">
            <text:p>0.0300629</text:p>
          </table:table-cell>
          <table:table-cell office:value-type="float" office:value="0.0238807" calcext:value-type="float">
            <text:p>0.0238807</text:p>
          </table:table-cell>
          <table:table-cell office:value-type="float" office:value="0.0208692" calcext:value-type="float">
            <text:p>0.0208692</text:p>
          </table:table-cell>
          <table:table-cell office:value-type="float" office:value="0.0212847" calcext:value-type="float">
            <text:p>0.0212847</text:p>
          </table:table-cell>
          <table:table-cell office:value-type="float" office:value="0.0227524" calcext:value-type="float">
            <text:p>0.0227524</text:p>
          </table:table-cell>
          <table:table-cell office:value-type="float" office:value="0.0267218" calcext:value-type="float">
            <text:p>0.0267218</text:p>
          </table:table-cell>
          <table:table-cell office:value-type="float" office:value="0.0319403" calcext:value-type="float">
            <text:p>0.0319403</text:p>
          </table:table-cell>
          <table:table-cell office:value-type="float" office:value="0.0391979" calcext:value-type="float">
            <text:p>0.0391979</text:p>
          </table:table-cell>
          <table:table-cell office:value-type="float" office:value="0.047898" calcext:value-type="float">
            <text:p>0.047898</text:p>
          </table:table-cell>
          <table:table-cell office:value-type="float" office:value="0.0586149" calcext:value-type="float">
            <text:p>0.0586149</text:p>
          </table:table-cell>
          <table:table-cell office:value-type="float" office:value="0.0716467" calcext:value-type="float">
            <text:p>0.0716467</text:p>
          </table:table-cell>
          <table:table-cell office:value-type="float" office:value="0.0869915" calcext:value-type="float">
            <text:p>0.0869915</text:p>
          </table:table-cell>
          <table:table-cell office:value-type="float" office:value="0.104707" calcext:value-type="float">
            <text:p>0.104707</text:p>
          </table:table-cell>
          <table:table-cell office:value-type="float" office:value="0.124964" calcext:value-type="float">
            <text:p>0.124964</text:p>
          </table:table-cell>
          <table:table-cell office:value-type="float" office:value="0.146231" calcext:value-type="float">
            <text:p>0.146231</text:p>
          </table:table-cell>
          <table:table-cell office:value-type="float" office:value="0.168574" calcext:value-type="float">
            <text:p>0.168574</text:p>
          </table:table-cell>
          <table:table-cell office:value-type="float" office:value="0.190785" calcext:value-type="float">
            <text:p>0.190785</text:p>
          </table:table-cell>
          <table:table-cell office:value-type="float" office:value="0.211641" calcext:value-type="float">
            <text:p>0.211641</text:p>
          </table:table-cell>
          <table:table-cell office:value-type="float" office:value="0.229114" calcext:value-type="float">
            <text:p>0.229114</text:p>
          </table:table-cell>
          <table:table-cell office:value-type="float" office:value="0.242036" calcext:value-type="float">
            <text:p>0.242036</text:p>
          </table:table-cell>
          <table:table-cell office:value-type="float" office:value="0.249268" calcext:value-type="float">
            <text:p>0.249268</text:p>
          </table:table-cell>
          <table:table-cell office:value-type="float" office:value="0.249069" calcext:value-type="float">
            <text:p>0.249069</text:p>
          </table:table-cell>
          <table:table-cell office:value-type="float" office:value="0.242635" calcext:value-type="float">
            <text:p>0.242635</text:p>
          </table:table-cell>
          <table:table-cell office:value-type="float" office:value="0.229937" calcext:value-type="float">
            <text:p>0.229937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191163" calcext:value-type="float">
            <text:p>0.191163</text:p>
          </table:table-cell>
          <table:table-cell office:value-type="float" office:value="0.168704" calcext:value-type="float">
            <text:p>0.168704</text:p>
          </table:table-cell>
          <table:table-cell office:value-type="float" office:value="0.146051" calcext:value-type="float">
            <text:p>0.146051</text:p>
          </table:table-cell>
          <table:table-cell office:value-type="float" office:value="0.125037" calcext:value-type="float">
            <text:p>0.125037</text:p>
          </table:table-cell>
          <table:table-cell office:value-type="float" office:value="0.104712" calcext:value-type="float">
            <text:p>0.104712</text:p>
          </table:table-cell>
          <table:table-cell office:value-type="float" office:value="0.0871309" calcext:value-type="float">
            <text:p>0.0871309</text:p>
          </table:table-cell>
          <table:table-cell office:value-type="float" office:value="0.0714854" calcext:value-type="float">
            <text:p>0.0714854</text:p>
          </table:table-cell>
          <table:table-cell office:value-type="float" office:value="0.0582792" calcext:value-type="float">
            <text:p>0.0582792</text:p>
          </table:table-cell>
          <table:table-cell office:value-type="float" office:value="0.0472603" calcext:value-type="float">
            <text:p>0.0472603</text:p>
          </table:table-cell>
          <table:table-cell office:value-type="float" office:value="0.0383459" calcext:value-type="float">
            <text:p>0.0383459</text:p>
          </table:table-cell>
          <table:table-cell office:value-type="float" office:value="0.0308675" calcext:value-type="float">
            <text:p>0.0308675</text:p>
          </table:table-cell>
          <table:table-cell office:value-type="float" office:value="0.0248349" calcext:value-type="float">
            <text:p>0.0248349</text:p>
          </table:table-cell>
          <table:table-cell office:value-type="float" office:value="0.0197748" calcext:value-type="float">
            <text:p>0.0197748</text:p>
          </table:table-cell>
          <table:table-cell office:value-type="float" office:value="0.0161223" calcext:value-type="float">
            <text:p>0.0161223</text:p>
          </table:table-cell>
          <table:table-cell office:value-type="float" office:value="0.0125358" calcext:value-type="float">
            <text:p>0.0125358</text:p>
          </table:table-cell>
          <table:table-cell office:value-type="float" office:value="0.010023" calcext:value-type="float">
            <text:p>0.010023</text:p>
          </table:table-cell>
          <table:table-cell office:value-type="float" office:value="0.00767539" calcext:value-type="float">
            <text:p>0.00767539</text:p>
          </table:table-cell>
          <table:table-cell office:value-type="float" office:value="0.00604832" calcext:value-type="float">
            <text:p>0.00604832</text:p>
          </table:table-cell>
          <table:table-cell office:value-type="float" office:value="0.00467176" calcext:value-type="float">
            <text:p>0.00467176</text:p>
          </table:table-cell>
          <table:table-cell office:value-type="float" office:value="0.00388268" calcext:value-type="float">
            <text:p>0.00388268</text:p>
          </table:table-cell>
          <table:table-cell office:value-type="float" office:value="0.00323208" calcext:value-type="float">
            <text:p>0.00323208</text:p>
          </table:table-cell>
          <table:table-cell office:value-type="float" office:value="0.0024061" calcext:value-type="float">
            <text:p>0.0024061</text:p>
          </table:table-cell>
          <table:table-cell office:value-type="float" office:value="0.00176894" calcext:value-type="float">
            <text:p>0.00176894</text:p>
          </table:table-cell>
          <table:table-cell office:value-type="float" office:value="0.00148098" calcext:value-type="float">
            <text:p>0.00148098</text:p>
          </table:table-cell>
          <table:table-cell office:value-type="float" office:value="0.00103017" calcext:value-type="float">
            <text:p>0.00103017</text:p>
          </table:table-cell>
          <table:table-cell office:value-type="float" office:value="0.000973221" calcext:value-type="float">
            <text:p>0.000973221</text:p>
          </table:table-cell>
          <table:table-cell office:value-type="float" office:value="0.000810189" calcext:value-type="float">
            <text:p>0.000810189</text:p>
          </table:table-cell>
          <table:table-cell office:value-type="float" office:value="0.000851037" calcext:value-type="float">
            <text:p>0.000851037</text:p>
          </table:table-cell>
          <table:table-cell office:value-type="float" office:value="0.000652483" calcext:value-type="float">
            <text:p>0.000652483</text:p>
          </table:table-cell>
          <table:table-cell office:value-type="float" office:value="0.000460325" calcext:value-type="float">
            <text:p>0.000460325</text:p>
          </table:table-cell>
          <table:table-cell office:value-type="float" office:value="0.00067008" calcext:value-type="float">
            <text:p>0.00067008</text:p>
          </table:table-cell>
          <table:table-cell office:value-type="float" office:value="0.000315836" calcext:value-type="float">
            <text:p>0.000315836</text:p>
          </table:table-cell>
          <table:table-cell office:value-type="float" office:value="-0.0000278614" calcext:value-type="float">
            <text:p>-2.78614E-05</text:p>
          </table:table-cell>
          <table:table-cell office:value-type="float" office:value="-0.000104158" calcext:value-type="float">
            <text:p>-0.000104158</text:p>
          </table:table-cell>
          <table:table-cell office:value-type="float" office:value="-0.000188108" calcext:value-type="float">
            <text:p>-0.000188108</text:p>
          </table:table-cell>
          <table:table-cell office:value-type="float" office:value="-0.0000571413" calcext:value-type="float">
            <text:p>-5.71413E-05</text:p>
          </table:table-cell>
          <table:table-cell office:value-type="float" office:value="0.00000745924" calcext:value-type="float">
            <text:p>7.45924E-06</text:p>
          </table:table-cell>
          <table:table-cell office:value-type="float" office:value="0.000222938" calcext:value-type="float">
            <text:p>0.000222938</text:p>
          </table:table-cell>
          <table:table-cell office:value-type="float" office:value="0.000213231" calcext:value-type="float">
            <text:p>0.000213231</text:p>
          </table:table-cell>
          <table:table-cell office:value-type="float" office:value="-0.000222561" calcext:value-type="float">
            <text:p>-0.000222561</text:p>
          </table:table-cell>
          <table:table-cell office:value-type="float" office:value="0.000000716578" calcext:value-type="float">
            <text:p>7.16578E-07</text:p>
          </table:table-cell>
          <table:table-cell office:value-type="float" office:value="0.0000168083" calcext:value-type="float">
            <text:p>1.68083E-05</text:p>
          </table:table-cell>
          <table:table-cell office:value-type="float" office:value="-0.0000300627" calcext:value-type="float">
            <text:p>-3.00627E-05</text:p>
          </table:table-cell>
          <table:table-cell office:value-type="float" office:value="0.000242114" calcext:value-type="float">
            <text:p>0.000242114</text:p>
          </table:table-cell>
          <table:table-cell office:value-type="float" office:value="0.0000863072" calcext:value-type="float">
            <text:p>8.63072E-05</text:p>
          </table:table-cell>
          <table:table-cell office:value-type="float" office:value="0.000279322" calcext:value-type="float">
            <text:p>0.000279322</text:p>
          </table:table-cell>
          <table:table-cell office:value-type="float" office:value="0.0000954358" calcext:value-type="float">
            <text:p>9.54358E-05</text:p>
          </table:table-cell>
          <table:table-cell office:value-type="float" office:value="0.000216405" calcext:value-type="float">
            <text:p>0.000216405</text:p>
          </table:table-cell>
          <table:table-cell office:value-type="float" office:value="0.0000470563" calcext:value-type="float">
            <text:p>4.70563E-05</text:p>
          </table:table-cell>
          <table:table-cell office:value-type="float" office:value="-0.000166296" calcext:value-type="float">
            <text:p>-0.000166296</text:p>
          </table:table-cell>
          <table:table-cell office:value-type="float" office:value="-0.000273836" calcext:value-type="float">
            <text:p>-0.000273836</text:p>
          </table:table-cell>
          <table:table-cell office:value-type="float" office:value="-0.000314149" calcext:value-type="float">
            <text:p>-0.000314149</text:p>
          </table:table-cell>
          <table:table-cell office:value-type="float" office:value="-0.000270967" calcext:value-type="float">
            <text:p>-0.000270967</text:p>
          </table:table-cell>
          <table:table-cell office:value-type="float" office:value="0.000250119" calcext:value-type="float">
            <text:p>0.000250119</text:p>
          </table:table-cell>
          <table:table-cell office:value-type="float" office:value="-0.000114553" calcext:value-type="float">
            <text:p>-0.000114553</text:p>
          </table:table-cell>
          <table:table-cell office:value-type="float" office:value="0.00023006" calcext:value-type="float">
            <text:p>0.00023006</text:p>
          </table:table-cell>
          <table:table-cell office:value-type="float" office:value="-0.0000742327" calcext:value-type="float">
            <text:p>-7.42327E-05</text:p>
          </table:table-cell>
          <table:table-cell office:value-type="float" office:value="-0.0000280813" calcext:value-type="float">
            <text:p>-2.80813E-05</text:p>
          </table:table-cell>
          <table:table-cell office:value-type="float" office:value="-0.000215094" calcext:value-type="float">
            <text:p>-0.000215094</text:p>
          </table:table-cell>
          <table:table-cell office:value-type="float" office:value="0.000254051" calcext:value-type="float">
            <text:p>0.000254051</text:p>
          </table:table-cell>
          <table:table-cell office:value-type="float" office:value="0.00000339357" calcext:value-type="float">
            <text:p>3.39357E-06</text:p>
          </table:table-cell>
          <table:table-cell office:value-type="float" office:value="0.0000684243" calcext:value-type="float">
            <text:p>6.84243E-05</text:p>
          </table:table-cell>
          <table:table-cell office:value-type="float" office:value="0.000148237" calcext:value-type="float">
            <text:p>0.000148237</text:p>
          </table:table-cell>
          <table:table-cell office:value-type="float" office:value="0.000389215" calcext:value-type="float">
            <text:p>0.000389215</text:p>
          </table:table-cell>
          <table:table-cell office:value-type="float" office:value="-0.000142752" calcext:value-type="float">
            <text:p>-0.000142752</text:p>
          </table:table-cell>
          <table:table-cell office:value-type="float" office:value="0.000387537" calcext:value-type="float">
            <text:p>0.000387537</text:p>
          </table:table-cell>
          <table:table-cell office:value-type="float" office:value="-0.000102117" calcext:value-type="float">
            <text:p>-0.000102117</text:p>
          </table:table-cell>
          <table:table-cell office:value-type="float" office:value="-0.000255848" calcext:value-type="float">
            <text:p>-0.000255848</text:p>
          </table:table-cell>
          <table:table-cell office:value-type="float" office:value="-0.000540762" calcext:value-type="float">
            <text:p>-0.000540762</text:p>
          </table:table-cell>
          <table:table-cell office:value-type="float" office:value="0.0000163226" calcext:value-type="float">
            <text:p>1.63226E-05</text:p>
          </table:table-cell>
          <table:table-cell office:value-type="float" office:value="-0.000179773" calcext:value-type="float">
            <text:p>-0.000179773</text:p>
          </table:table-cell>
          <table:table-cell office:value-type="float" office:value="0.0000234729" calcext:value-type="float">
            <text:p>2.34729E-05</text:p>
          </table:table-cell>
          <table:table-cell office:value-type="float" office:value="0.00021297" calcext:value-type="float">
            <text:p>0.00021297</text:p>
          </table:table-cell>
          <table:table-cell office:value-type="float" office:value="0.000135517" calcext:value-type="float">
            <text:p>0.000135517</text:p>
          </table:table-cell>
          <table:table-cell office:value-type="float" office:value="-0.000396601" calcext:value-type="float">
            <text:p>-0.000396601</text:p>
          </table:table-cell>
          <table:table-cell office:value-type="float" office:value="0.000155777" calcext:value-type="float">
            <text:p>0.000155777</text:p>
          </table:table-cell>
          <table:table-cell office:value-type="float" office:value="-0.000155572" calcext:value-type="float">
            <text:p>-0.000155572</text:p>
          </table:table-cell>
          <table:table-cell office:value-type="float" office:value="0.0000747944" calcext:value-type="float">
            <text:p>7.47944E-05</text:p>
          </table:table-cell>
          <table:table-cell office:value-type="float" office:value="0.000110574" calcext:value-type="float">
            <text:p>0.000110574</text:p>
          </table:table-cell>
          <table:table-cell office:value-type="float" office:value="0.0000897521" calcext:value-type="float">
            <text:p>8.97521E-05</text:p>
          </table:table-cell>
          <table:table-cell office:value-type="float" office:value="0.000234886" calcext:value-type="float">
            <text:p>0.000234886</text:p>
          </table:table-cell>
          <table:table-cell office:value-type="float" office:value="0.000188962" calcext:value-type="float">
            <text:p>0.000188962</text:p>
          </table:table-cell>
          <table:table-cell office:value-type="float" office:value="0.000192888" calcext:value-type="float">
            <text:p>0.000192888</text:p>
          </table:table-cell>
          <table:table-cell office:value-type="float" office:value="0.000239734" calcext:value-type="float">
            <text:p>0.000239734</text:p>
          </table:table-cell>
          <table:table-cell office:value-type="float" office:value="-0.000218885" calcext:value-type="float">
            <text:p>-0.000218885</text:p>
          </table:table-cell>
          <table:table-cell office:value-type="float" office:value="-0.000122149" calcext:value-type="float">
            <text:p>-0.000122149</text:p>
          </table:table-cell>
          <table:table-cell office:value-type="float" office:value="-0.000424262" calcext:value-type="float">
            <text:p>-0.000424262</text:p>
          </table:table-cell>
          <table:table-cell office:value-type="float" office:value="-0.000209659" calcext:value-type="float">
            <text:p>-0.000209659</text:p>
          </table:table-cell>
          <table:table-cell office:value-type="float" office:value="0.000188732" calcext:value-type="float">
            <text:p>0.000188732</text:p>
          </table:table-cell>
          <table:table-cell office:value-type="float" office:value="-0.000205877" calcext:value-type="float">
            <text:p>-0.000205877</text:p>
          </table:table-cell>
          <table:table-cell office:value-type="float" office:value="0.000244182" calcext:value-type="float">
            <text:p>0.000244182</text:p>
          </table:table-cell>
          <table:table-cell office:value-type="float" office:value="0.0000073075" calcext:value-type="float">
            <text:p>7.3075E-06</text:p>
          </table:table-cell>
          <table:table-cell office:value-type="float" office:value="-0.000320281" calcext:value-type="float">
            <text:p>-0.000320281</text:p>
          </table:table-cell>
          <table:table-cell office:value-type="float" office:value="0.0000235767" calcext:value-type="float">
            <text:p>2.35767E-05</text:p>
          </table:table-cell>
          <table:table-cell office:value-type="float" office:value="-0.0000967442" calcext:value-type="float">
            <text:p>-9.67442E-05</text:p>
          </table:table-cell>
          <table:table-cell office:value-type="float" office:value="-0.0000683162" calcext:value-type="float">
            <text:p>-6.83162E-05</text:p>
          </table:table-cell>
          <table:table-cell office:value-type="float" office:value="0.0000472101" calcext:value-type="float">
            <text:p>4.72101E-05</text:p>
          </table:table-cell>
          <table:table-cell office:value-type="float" office:value="-0.0000172075" calcext:value-type="float">
            <text:p>-1.72075E-05</text:p>
          </table:table-cell>
          <table:table-cell office:value-type="float" office:value="0.000274675" calcext:value-type="float">
            <text:p>0.000274675</text:p>
          </table:table-cell>
          <table:table-cell office:value-type="float" office:value="0.000100479" calcext:value-type="float">
            <text:p>0.000100479</text:p>
          </table:table-cell>
          <table:table-cell office:value-type="float" office:value="0.000400229" calcext:value-type="float">
            <text:p>0.000400229</text:p>
          </table:table-cell>
          <table:table-cell office:value-type="float" office:value="0.000303116" calcext:value-type="float">
            <text:p>0.000303116</text:p>
          </table:table-cell>
          <table:table-cell office:value-type="float" office:value="-0.000152581" calcext:value-type="float">
            <text:p>-0.000152581</text:p>
          </table:table-cell>
          <table:table-cell office:value-type="float" office:value="-0.0000746833" calcext:value-type="float">
            <text:p>-7.46833E-05</text:p>
          </table:table-cell>
          <table:table-cell office:value-type="float" office:value="-0.00021448" calcext:value-type="float">
            <text:p>-0.00021448</text:p>
          </table:table-cell>
          <table:table-cell office:value-type="float" office:value="-0.000221226" calcext:value-type="float">
            <text:p>-0.000221226</text:p>
          </table:table-cell>
          <table:table-cell office:value-type="float" office:value="0.0000942139" calcext:value-type="float">
            <text:p>9.42139E-05</text:p>
          </table:table-cell>
          <table:table-cell office:value-type="float" office:value="0.00015828" calcext:value-type="float">
            <text:p>0.00015828</text:p>
          </table:table-cell>
          <table:table-cell office:value-type="float" office:value="0.0000779166" calcext:value-type="float">
            <text:p>7.79166E-05</text:p>
          </table:table-cell>
          <table:table-cell office:value-type="float" office:value="-0.00000590081" calcext:value-type="float">
            <text:p>-5.90081E-06</text:p>
          </table:table-cell>
          <table:table-cell office:value-type="float" office:value="-0.000184348" calcext:value-type="float">
            <text:p>-0.000184348</text:p>
          </table:table-cell>
          <table:table-cell office:value-type="float" office:value="-0.000106449" calcext:value-type="float">
            <text:p>-0.000106449</text:p>
          </table:table-cell>
          <table:table-cell office:value-type="float" office:value="-0.000191667" calcext:value-type="float">
            <text:p>-0.000191667</text:p>
          </table:table-cell>
          <table:table-cell office:value-type="float" office:value="-0.000159124" calcext:value-type="float">
            <text:p>-0.000159124</text:p>
          </table:table-cell>
          <table:table-cell office:value-type="float" office:value="-0.000135356" calcext:value-type="float">
            <text:p>-0.000135356</text:p>
          </table:table-cell>
          <table:table-cell office:value-type="float" office:value="-0.0000633904" calcext:value-type="float">
            <text:p>-6.33904E-05</text:p>
          </table:table-cell>
          <table:table-cell office:value-type="float" office:value="-0.000203783" calcext:value-type="float">
            <text:p>-0.000203783</text:p>
          </table:table-cell>
          <table:table-cell office:value-type="float" office:value="0.000206464" calcext:value-type="float">
            <text:p>0.000206464</text:p>
          </table:table-cell>
          <table:table-cell office:value-type="float" office:value="0.000233084" calcext:value-type="float">
            <text:p>0.000233084</text:p>
          </table:table-cell>
          <table:table-cell office:value-type="float" office:value="0.000281807" calcext:value-type="float">
            <text:p>0.000281807</text:p>
          </table:table-cell>
          <table:table-cell office:value-type="float" office:value="0.0000962758" calcext:value-type="float">
            <text:p>9.62758E-05</text:p>
          </table:table-cell>
          <table:table-cell office:value-type="float" office:value="-0.000011619" calcext:value-type="float">
            <text:p>-1.1619E-05</text:p>
          </table:table-cell>
          <table:table-cell office:value-type="float" office:value="-0.0000987218" calcext:value-type="float">
            <text:p>-9.87218E-05</text:p>
          </table:table-cell>
          <table:table-cell office:value-type="float" office:value="-0.000222132" calcext:value-type="float">
            <text:p>-0.000222132</text:p>
          </table:table-cell>
          <table:table-cell office:value-type="float" office:value="0.0000180833" calcext:value-type="float">
            <text:p>1.80833E-05</text:p>
          </table:table-cell>
          <table:table-cell office:value-type="float" office:value="0.000360427" calcext:value-type="float">
            <text:p>0.000360427</text:p>
          </table:table-cell>
          <table:table-cell office:value-type="float" office:value="0.0000779967" calcext:value-type="float">
            <text:p>7.79967E-05</text:p>
          </table:table-cell>
          <table:table-cell office:value-type="float" office:value="0.000228162" calcext:value-type="float">
            <text:p>0.000228162</text:p>
          </table:table-cell>
          <table:table-cell office:value-type="float" office:value="0.000138871" calcext:value-type="float">
            <text:p>0.000138871</text:p>
          </table:table-cell>
          <table:table-cell office:value-type="float" office:value="-0.0000703909" calcext:value-type="float">
            <text:p>-7.03909E-05</text:p>
          </table:table-cell>
          <table:table-cell office:value-type="float" office:value="-0.00000717576" calcext:value-type="float">
            <text:p>-7.17576E-06</text:p>
          </table:table-cell>
          <table:table-cell office:value-type="float" office:value="-0.000153048" calcext:value-type="float">
            <text:p>-0.000153048</text:p>
          </table:table-cell>
          <table:table-cell office:value-type="float" office:value="-0.0000188632" calcext:value-type="float">
            <text:p>-1.88632E-05</text:p>
          </table:table-cell>
          <table:table-cell office:value-type="float" office:value="-0.000303972" calcext:value-type="float">
            <text:p>-0.000303972</text:p>
          </table:table-cell>
          <table:table-cell office:value-type="float" office:value="-0.000214926" calcext:value-type="float">
            <text:p>-0.000214926</text:p>
          </table:table-cell>
          <table:table-cell office:value-type="float" office:value="-0.0000261062" calcext:value-type="float">
            <text:p>-2.61062E-05</text:p>
          </table:table-cell>
          <table:table-cell office:value-type="float" office:value="0.0000886867" calcext:value-type="float">
            <text:p>8.86867E-05</text:p>
          </table:table-cell>
          <table:table-cell office:value-type="float" office:value="0.000137499" calcext:value-type="float">
            <text:p>0.000137499</text:p>
          </table:table-cell>
          <table:table-cell office:value-type="float" office:value="0.000373431" calcext:value-type="float">
            <text:p>0.000373431</text:p>
          </table:table-cell>
          <table:table-cell office:value-type="float" office:value="2.06525E-017" calcext:value-type="float">
            <text:p>2.06525E-17</text:p>
          </table:table-cell>
          <table:table-cell office:value-type="float" office:value="1.62942E-017" calcext:value-type="float">
            <text:p>1.62942E-17</text:p>
          </table:table-cell>
          <table:table-cell table:number-columns-repeated="2" office:value-type="float" office:value="1.28984E-017" calcext:value-type="float">
            <text:p>1.28984E-17</text:p>
          </table:table-cell>
        </table:table-row>
        <table:table-row table:style-name="ro1">
          <table:table-cell office:value-type="float" office:value="13.9992" calcext:value-type="float">
            <text:p>13.9992</text:p>
          </table:table-cell>
          <table:table-cell office:value-type="float" office:value="0.00000000245131" calcext:value-type="float">
            <text:p>2.45131E-09</text:p>
          </table:table-cell>
          <table:table-cell office:value-type="float" office:value="0.00000000392615" calcext:value-type="float">
            <text:p>3.92615E-09</text:p>
          </table:table-cell>
          <table:table-cell office:value-type="float" office:value="0.00000000629238" calcext:value-type="float">
            <text:p>6.29238E-09</text:p>
          </table:table-cell>
          <table:table-cell office:value-type="float" office:value="-0.0000115454" calcext:value-type="float">
            <text:p>-1.15454E-05</text:p>
          </table:table-cell>
          <table:table-cell office:value-type="float" office:value="0.0000410077" calcext:value-type="float">
            <text:p>4.10077E-05</text:p>
          </table:table-cell>
          <table:table-cell office:value-type="float" office:value="-0.000232532" calcext:value-type="float">
            <text:p>-0.000232532</text:p>
          </table:table-cell>
          <table:table-cell office:value-type="float" office:value="-0.000259315" calcext:value-type="float">
            <text:p>-0.000259315</text:p>
          </table:table-cell>
          <table:table-cell office:value-type="float" office:value="-0.000417248" calcext:value-type="float">
            <text:p>-0.000417248</text:p>
          </table:table-cell>
          <table:table-cell office:value-type="float" office:value="-0.000156442" calcext:value-type="float">
            <text:p>-0.000156442</text:p>
          </table:table-cell>
          <table:table-cell office:value-type="float" office:value="0.000144892" calcext:value-type="float">
            <text:p>0.000144892</text:p>
          </table:table-cell>
          <table:table-cell office:value-type="float" office:value="0.000176373" calcext:value-type="float">
            <text:p>0.000176373</text:p>
          </table:table-cell>
          <table:table-cell office:value-type="float" office:value="0.000177456" calcext:value-type="float">
            <text:p>0.000177456</text:p>
          </table:table-cell>
          <table:table-cell office:value-type="float" office:value="0.0000912163" calcext:value-type="float">
            <text:p>9.12163E-05</text:p>
          </table:table-cell>
          <table:table-cell office:value-type="float" office:value="-0.0000408116" calcext:value-type="float">
            <text:p>-4.08116E-05</text:p>
          </table:table-cell>
          <table:table-cell office:value-type="float" office:value="-0.000172617" calcext:value-type="float">
            <text:p>-0.000172617</text:p>
          </table:table-cell>
          <table:table-cell office:value-type="float" office:value="-0.000218084" calcext:value-type="float">
            <text:p>-0.000218084</text:p>
          </table:table-cell>
          <table:table-cell office:value-type="float" office:value="-0.000204559" calcext:value-type="float">
            <text:p>-0.000204559</text:p>
          </table:table-cell>
          <table:table-cell office:value-type="float" office:value="-0.000117432" calcext:value-type="float">
            <text:p>-0.000117432</text:p>
          </table:table-cell>
          <table:table-cell office:value-type="float" office:value="0.0000386095" calcext:value-type="float">
            <text:p>3.86095E-05</text:p>
          </table:table-cell>
          <table:table-cell office:value-type="float" office:value="0.00011137" calcext:value-type="float">
            <text:p>0.00011137</text:p>
          </table:table-cell>
          <table:table-cell office:value-type="float" office:value="0.000196174" calcext:value-type="float">
            <text:p>0.000196174</text:p>
          </table:table-cell>
          <table:table-cell office:value-type="float" office:value="0.0000742303" calcext:value-type="float">
            <text:p>7.42303E-05</text:p>
          </table:table-cell>
          <table:table-cell office:value-type="float" office:value="-0.0000702235" calcext:value-type="float">
            <text:p>-7.02235E-05</text:p>
          </table:table-cell>
          <table:table-cell office:value-type="float" office:value="0.000115096" calcext:value-type="float">
            <text:p>0.000115096</text:p>
          </table:table-cell>
          <table:table-cell office:value-type="float" office:value="0.000270614" calcext:value-type="float">
            <text:p>0.000270614</text:p>
          </table:table-cell>
          <table:table-cell office:value-type="float" office:value="0.000136958" calcext:value-type="float">
            <text:p>0.000136958</text:p>
          </table:table-cell>
          <table:table-cell office:value-type="float" office:value="0.000136132" calcext:value-type="float">
            <text:p>0.000136132</text:p>
          </table:table-cell>
          <table:table-cell office:value-type="float" office:value="-0.000193135" calcext:value-type="float">
            <text:p>-0.000193135</text:p>
          </table:table-cell>
          <table:table-cell office:value-type="float" office:value="-0.000150073" calcext:value-type="float">
            <text:p>-0.000150073</text:p>
          </table:table-cell>
          <table:table-cell office:value-type="float" office:value="-0.000196382" calcext:value-type="float">
            <text:p>-0.000196382</text:p>
          </table:table-cell>
          <table:table-cell office:value-type="float" office:value="0.0000229106" calcext:value-type="float">
            <text:p>2.29106E-05</text:p>
          </table:table-cell>
          <table:table-cell office:value-type="float" office:value="-0.0000331527" calcext:value-type="float">
            <text:p>-3.31527E-05</text:p>
          </table:table-cell>
          <table:table-cell office:value-type="float" office:value="0.000353953" calcext:value-type="float">
            <text:p>0.000353953</text:p>
          </table:table-cell>
          <table:table-cell office:value-type="float" office:value="0.000137849" calcext:value-type="float">
            <text:p>0.000137849</text:p>
          </table:table-cell>
          <table:table-cell office:value-type="float" office:value="0.000404799" calcext:value-type="float">
            <text:p>0.000404799</text:p>
          </table:table-cell>
          <table:table-cell office:value-type="float" office:value="0.0000874727" calcext:value-type="float">
            <text:p>8.74727E-05</text:p>
          </table:table-cell>
          <table:table-cell office:value-type="float" office:value="0.0000424989" calcext:value-type="float">
            <text:p>4.24989E-05</text:p>
          </table:table-cell>
          <table:table-cell office:value-type="float" office:value="-0.000303789" calcext:value-type="float">
            <text:p>-0.000303789</text:p>
          </table:table-cell>
          <table:table-cell office:value-type="float" office:value="-0.000170293" calcext:value-type="float">
            <text:p>-0.000170293</text:p>
          </table:table-cell>
          <table:table-cell office:value-type="float" office:value="-0.0000559011" calcext:value-type="float">
            <text:p>-5.59011E-05</text:p>
          </table:table-cell>
          <table:table-cell office:value-type="float" office:value="0.0000734294" calcext:value-type="float">
            <text:p>7.34294E-05</text:p>
          </table:table-cell>
          <table:table-cell office:value-type="float" office:value="0.0000615585" calcext:value-type="float">
            <text:p>6.15585E-05</text:p>
          </table:table-cell>
          <table:table-cell office:value-type="float" office:value="0.000107423" calcext:value-type="float">
            <text:p>0.000107423</text:p>
          </table:table-cell>
          <table:table-cell office:value-type="float" office:value="-0.00011293" calcext:value-type="float">
            <text:p>-0.00011293</text:p>
          </table:table-cell>
          <table:table-cell office:value-type="float" office:value="-0.0000183813" calcext:value-type="float">
            <text:p>-1.83813E-05</text:p>
          </table:table-cell>
          <table:table-cell office:value-type="float" office:value="0.000260286" calcext:value-type="float">
            <text:p>0.000260286</text:p>
          </table:table-cell>
          <table:table-cell office:value-type="float" office:value="0.0000873368" calcext:value-type="float">
            <text:p>8.73368E-05</text:p>
          </table:table-cell>
          <table:table-cell office:value-type="float" office:value="0.000176981" calcext:value-type="float">
            <text:p>0.000176981</text:p>
          </table:table-cell>
          <table:table-cell office:value-type="float" office:value="0.0000662313" calcext:value-type="float">
            <text:p>6.62313E-05</text:p>
          </table:table-cell>
          <table:table-cell office:value-type="float" office:value="0.0000120684" calcext:value-type="float">
            <text:p>1.20684E-05</text:p>
          </table:table-cell>
          <table:table-cell office:value-type="float" office:value="-0.000113485" calcext:value-type="float">
            <text:p>-0.000113485</text:p>
          </table:table-cell>
          <table:table-cell office:value-type="float" office:value="-0.000173205" calcext:value-type="float">
            <text:p>-0.000173205</text:p>
          </table:table-cell>
          <table:table-cell office:value-type="float" office:value="-0.000284448" calcext:value-type="float">
            <text:p>-0.000284448</text:p>
          </table:table-cell>
          <table:table-cell office:value-type="float" office:value="-0.00019893" calcext:value-type="float">
            <text:p>-0.00019893</text:p>
          </table:table-cell>
          <table:table-cell office:value-type="float" office:value="0.0000710963" calcext:value-type="float">
            <text:p>7.10963E-05</text:p>
          </table:table-cell>
          <table:table-cell office:value-type="float" office:value="0.0000102445" calcext:value-type="float">
            <text:p>1.02445E-05</text:p>
          </table:table-cell>
          <table:table-cell office:value-type="float" office:value="0.00051039" calcext:value-type="float">
            <text:p>0.00051039</text:p>
          </table:table-cell>
          <table:table-cell office:value-type="float" office:value="0.000225182" calcext:value-type="float">
            <text:p>0.000225182</text:p>
          </table:table-cell>
          <table:table-cell office:value-type="float" office:value="-0.000128325" calcext:value-type="float">
            <text:p>-0.000128325</text:p>
          </table:table-cell>
          <table:table-cell office:value-type="float" office:value="0.0000579106" calcext:value-type="float">
            <text:p>5.79106E-05</text:p>
          </table:table-cell>
          <table:table-cell office:value-type="float" office:value="-0.000197316" calcext:value-type="float">
            <text:p>-0.000197316</text:p>
          </table:table-cell>
          <table:table-cell office:value-type="float" office:value="-0.0000707186" calcext:value-type="float">
            <text:p>-7.07186E-05</text:p>
          </table:table-cell>
          <table:table-cell office:value-type="float" office:value="-0.0000132911" calcext:value-type="float">
            <text:p>-1.32911E-05</text:p>
          </table:table-cell>
          <table:table-cell office:value-type="float" office:value="-0.0000636857" calcext:value-type="float">
            <text:p>-6.36857E-05</text:p>
          </table:table-cell>
          <table:table-cell office:value-type="float" office:value="-0.000211316" calcext:value-type="float">
            <text:p>-0.000211316</text:p>
          </table:table-cell>
          <table:table-cell office:value-type="float" office:value="0.000215795" calcext:value-type="float">
            <text:p>0.000215795</text:p>
          </table:table-cell>
          <table:table-cell office:value-type="float" office:value="-0.000335489" calcext:value-type="float">
            <text:p>-0.000335489</text:p>
          </table:table-cell>
          <table:table-cell office:value-type="float" office:value="0.00023035" calcext:value-type="float">
            <text:p>0.00023035</text:p>
          </table:table-cell>
          <table:table-cell office:value-type="float" office:value="0.000052097" calcext:value-type="float">
            <text:p>5.2097E-05</text:p>
          </table:table-cell>
          <table:table-cell office:value-type="float" office:value="-0.0000401278" calcext:value-type="float">
            <text:p>-4.01278E-05</text:p>
          </table:table-cell>
          <table:table-cell office:value-type="float" office:value="0.000108387" calcext:value-type="float">
            <text:p>0.000108387</text:p>
          </table:table-cell>
          <table:table-cell office:value-type="float" office:value="0.0004939" calcext:value-type="float">
            <text:p>0.0004939</text:p>
          </table:table-cell>
          <table:table-cell office:value-type="float" office:value="-0.000105687" calcext:value-type="float">
            <text:p>-0.000105687</text:p>
          </table:table-cell>
          <table:table-cell office:value-type="float" office:value="0.000162742" calcext:value-type="float">
            <text:p>0.000162742</text:p>
          </table:table-cell>
          <table:table-cell office:value-type="float" office:value="-0.000200995" calcext:value-type="float">
            <text:p>-0.000200995</text:p>
          </table:table-cell>
          <table:table-cell office:value-type="float" office:value="-0.000471483" calcext:value-type="float">
            <text:p>-0.000471483</text:p>
          </table:table-cell>
          <table:table-cell office:value-type="float" office:value="-0.000217946" calcext:value-type="float">
            <text:p>-0.000217946</text:p>
          </table:table-cell>
          <table:table-cell office:value-type="float" office:value="0.0000513906" calcext:value-type="float">
            <text:p>5.13906E-05</text:p>
          </table:table-cell>
          <table:table-cell office:value-type="float" office:value="-0.000114679" calcext:value-type="float">
            <text:p>-0.000114679</text:p>
          </table:table-cell>
          <table:table-cell office:value-type="float" office:value="0.000409179" calcext:value-type="float">
            <text:p>0.000409179</text:p>
          </table:table-cell>
          <table:table-cell office:value-type="float" office:value="-0.00000337328" calcext:value-type="float">
            <text:p>-3.37328E-06</text:p>
          </table:table-cell>
          <table:table-cell office:value-type="float" office:value="0.000101217" calcext:value-type="float">
            <text:p>0.000101217</text:p>
          </table:table-cell>
          <table:table-cell office:value-type="float" office:value="0.000233493" calcext:value-type="float">
            <text:p>0.000233493</text:p>
          </table:table-cell>
          <table:table-cell office:value-type="float" office:value="-0.0000488333" calcext:value-type="float">
            <text:p>-4.88333E-05</text:p>
          </table:table-cell>
          <table:table-cell office:value-type="float" office:value="-0.000160666" calcext:value-type="float">
            <text:p>-0.000160666</text:p>
          </table:table-cell>
          <table:table-cell office:value-type="float" office:value="0.000266127" calcext:value-type="float">
            <text:p>0.000266127</text:p>
          </table:table-cell>
          <table:table-cell office:value-type="float" office:value="-0.00044527" calcext:value-type="float">
            <text:p>-0.00044527</text:p>
          </table:table-cell>
          <table:table-cell office:value-type="float" office:value="0.000128897" calcext:value-type="float">
            <text:p>0.000128897</text:p>
          </table:table-cell>
          <table:table-cell office:value-type="float" office:value="0.000102669" calcext:value-type="float">
            <text:p>0.000102669</text:p>
          </table:table-cell>
          <table:table-cell office:value-type="float" office:value="-0.000198034" calcext:value-type="float">
            <text:p>-0.000198034</text:p>
          </table:table-cell>
          <table:table-cell office:value-type="float" office:value="-0.000213298" calcext:value-type="float">
            <text:p>-0.000213298</text:p>
          </table:table-cell>
          <table:table-cell office:value-type="float" office:value="-0.0000649244" calcext:value-type="float">
            <text:p>-6.49244E-05</text:p>
          </table:table-cell>
          <table:table-cell office:value-type="float" office:value="-0.00029559" calcext:value-type="float">
            <text:p>-0.00029559</text:p>
          </table:table-cell>
          <table:table-cell office:value-type="float" office:value="0.000342124" calcext:value-type="float">
            <text:p>0.000342124</text:p>
          </table:table-cell>
          <table:table-cell office:value-type="float" office:value="0.000297085" calcext:value-type="float">
            <text:p>0.000297085</text:p>
          </table:table-cell>
          <table:table-cell office:value-type="float" office:value="0.000213744" calcext:value-type="float">
            <text:p>0.000213744</text:p>
          </table:table-cell>
          <table:table-cell office:value-type="float" office:value="0.000340786" calcext:value-type="float">
            <text:p>0.000340786</text:p>
          </table:table-cell>
          <table:table-cell office:value-type="float" office:value="-0.0000759969" calcext:value-type="float">
            <text:p>-7.59969E-05</text:p>
          </table:table-cell>
          <table:table-cell office:value-type="float" office:value="-0.000346495" calcext:value-type="float">
            <text:p>-0.000346495</text:p>
          </table:table-cell>
          <table:table-cell office:value-type="float" office:value="0.000105419" calcext:value-type="float">
            <text:p>0.000105419</text:p>
          </table:table-cell>
          <table:table-cell office:value-type="float" office:value="-0.000224417" calcext:value-type="float">
            <text:p>-0.000224417</text:p>
          </table:table-cell>
          <table:table-cell office:value-type="float" office:value="-0.000280812" calcext:value-type="float">
            <text:p>-0.000280812</text:p>
          </table:table-cell>
          <table:table-cell office:value-type="float" office:value="0.000164592" calcext:value-type="float">
            <text:p>0.000164592</text:p>
          </table:table-cell>
          <table:table-cell office:value-type="float" office:value="-0.00000177085" calcext:value-type="float">
            <text:p>-1.77085E-06</text:p>
          </table:table-cell>
          <table:table-cell office:value-type="float" office:value="0.000129526" calcext:value-type="float">
            <text:p>0.000129526</text:p>
          </table:table-cell>
          <table:table-cell office:value-type="float" office:value="0.000328001" calcext:value-type="float">
            <text:p>0.000328001</text:p>
          </table:table-cell>
          <table:table-cell office:value-type="float" office:value="0.000135966" calcext:value-type="float">
            <text:p>0.000135966</text:p>
          </table:table-cell>
          <table:table-cell office:value-type="float" office:value="0.000252871" calcext:value-type="float">
            <text:p>0.000252871</text:p>
          </table:table-cell>
          <table:table-cell office:value-type="float" office:value="0.000297591" calcext:value-type="float">
            <text:p>0.000297591</text:p>
          </table:table-cell>
          <table:table-cell office:value-type="float" office:value="0.000463761" calcext:value-type="float">
            <text:p>0.000463761</text:p>
          </table:table-cell>
          <table:table-cell office:value-type="float" office:value="0.00107099" calcext:value-type="float">
            <text:p>0.00107099</text:p>
          </table:table-cell>
          <table:table-cell office:value-type="float" office:value="0.00125115" calcext:value-type="float">
            <text:p>0.00125115</text:p>
          </table:table-cell>
          <table:table-cell office:value-type="float" office:value="0.00156931" calcext:value-type="float">
            <text:p>0.00156931</text:p>
          </table:table-cell>
          <table:table-cell office:value-type="float" office:value="0.0025239" calcext:value-type="float">
            <text:p>0.0025239</text:p>
          </table:table-cell>
          <table:table-cell office:value-type="float" office:value="0.00367891" calcext:value-type="float">
            <text:p>0.00367891</text:p>
          </table:table-cell>
          <table:table-cell office:value-type="float" office:value="0.00585101" calcext:value-type="float">
            <text:p>0.00585101</text:p>
          </table:table-cell>
          <table:table-cell office:value-type="float" office:value="0.00982282" calcext:value-type="float">
            <text:p>0.00982282</text:p>
          </table:table-cell>
          <table:table-cell office:value-type="float" office:value="0.0154058" calcext:value-type="float">
            <text:p>0.0154058</text:p>
          </table:table-cell>
          <table:table-cell office:value-type="float" office:value="0.0243528" calcext:value-type="float">
            <text:p>0.0243528</text:p>
          </table:table-cell>
          <table:table-cell office:value-type="float" office:value="0.0384128" calcext:value-type="float">
            <text:p>0.0384128</text:p>
          </table:table-cell>
          <table:table-cell office:value-type="float" office:value="0.0603211" calcext:value-type="float">
            <text:p>0.0603211</text:p>
          </table:table-cell>
          <table:table-cell office:value-type="float" office:value="0.0940174" calcext:value-type="float">
            <text:p>0.0940174</text:p>
          </table:table-cell>
          <table:table-cell office:value-type="float" office:value="0.145381" calcext:value-type="float">
            <text:p>0.145381</text:p>
          </table:table-cell>
          <table:table-cell office:value-type="float" office:value="0.22126" calcext:value-type="float">
            <text:p>0.22126</text:p>
          </table:table-cell>
          <table:table-cell office:value-type="float" office:value="0.328935" calcext:value-type="float">
            <text:p>0.328935</text:p>
          </table:table-cell>
          <table:table-cell office:value-type="float" office:value="0.472119" calcext:value-type="float">
            <text:p>0.472119</text:p>
          </table:table-cell>
          <table:table-cell office:value-type="float" office:value="0.643883" calcext:value-type="float">
            <text:p>0.643883</text:p>
          </table:table-cell>
          <table:table-cell office:value-type="float" office:value="0.818942" calcext:value-type="float">
            <text:p>0.818942</text:p>
          </table:table-cell>
          <table:table-cell office:value-type="float" office:value="0.952008" calcext:value-type="float">
            <text:p>0.952008</text:p>
          </table:table-cell>
          <table:table-cell office:value-type="float" office:value="0.99628" calcext:value-type="float">
            <text:p>0.99628</text:p>
          </table:table-cell>
          <table:table-cell office:value-type="float" office:value="0.933771" calcext:value-type="float">
            <text:p>0.933771</text:p>
          </table:table-cell>
          <table:table-cell office:value-type="float" office:value="0.789965" calcext:value-type="float">
            <text:p>0.789965</text:p>
          </table:table-cell>
          <table:table-cell office:value-type="float" office:value="0.613833" calcext:value-type="float">
            <text:p>0.613833</text:p>
          </table:table-cell>
          <table:table-cell office:value-type="float" office:value="0.447373" calcext:value-type="float">
            <text:p>0.447373</text:p>
          </table:table-cell>
          <table:table-cell office:value-type="float" office:value="0.311546" calcext:value-type="float">
            <text:p>0.311546</text:p>
          </table:table-cell>
          <table:table-cell office:value-type="float" office:value="0.211416" calcext:value-type="float">
            <text:p>0.211416</text:p>
          </table:table-cell>
          <table:table-cell office:value-type="float" office:value="0.142351" calcext:value-type="float">
            <text:p>0.142351</text:p>
          </table:table-cell>
          <table:table-cell office:value-type="float" office:value="0.0973723" calcext:value-type="float">
            <text:p>0.0973723</text:p>
          </table:table-cell>
          <table:table-cell office:value-type="float" office:value="0.0688296" calcext:value-type="float">
            <text:p>0.0688296</text:p>
          </table:table-cell>
          <table:table-cell office:value-type="float" office:value="0.0527008" calcext:value-type="float">
            <text:p>0.0527008</text:p>
          </table:table-cell>
          <table:table-cell office:value-type="float" office:value="0.0444658" calcext:value-type="float">
            <text:p>0.0444658</text:p>
          </table:table-cell>
          <table:table-cell office:value-type="float" office:value="0.0417421" calcext:value-type="float">
            <text:p>0.0417421</text:p>
          </table:table-cell>
          <table:table-cell office:value-type="float" office:value="0.0435531" calcext:value-type="float">
            <text:p>0.0435531</text:p>
          </table:table-cell>
          <table:table-cell office:value-type="float" office:value="0.0485953" calcext:value-type="float">
            <text:p>0.0485953</text:p>
          </table:table-cell>
          <table:table-cell office:value-type="float" office:value="0.0563383" calcext:value-type="float">
            <text:p>0.0563383</text:p>
          </table:table-cell>
          <table:table-cell office:value-type="float" office:value="0.0671008" calcext:value-type="float">
            <text:p>0.0671008</text:p>
          </table:table-cell>
          <table:table-cell office:value-type="float" office:value="0.0800712" calcext:value-type="float">
            <text:p>0.0800712</text:p>
          </table:table-cell>
          <table:table-cell office:value-type="float" office:value="0.0966601" calcext:value-type="float">
            <text:p>0.0966601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35617" calcext:value-type="float">
            <text:p>0.135617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80093" calcext:value-type="float">
            <text:p>0.180093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0.221246" calcext:value-type="float">
            <text:p>0.221246</text:p>
          </table:table-cell>
          <table:table-cell office:value-type="float" office:value="0.236894" calcext:value-type="float">
            <text:p>0.236894</text:p>
          </table:table-cell>
          <table:table-cell office:value-type="float" office:value="0.246888" calcext:value-type="float">
            <text:p>0.246888</text:p>
          </table:table-cell>
          <table:table-cell office:value-type="float" office:value="0.250084" calcext:value-type="float">
            <text:p>0.250084</text:p>
          </table:table-cell>
          <table:table-cell office:value-type="float" office:value="0.247022" calcext:value-type="float">
            <text:p>0.247022</text:p>
          </table:table-cell>
          <table:table-cell office:value-type="float" office:value="0.236375" calcext:value-type="float">
            <text:p>0.236375</text:p>
          </table:table-cell>
          <table:table-cell office:value-type="float" office:value="0.220977" calcext:value-type="float">
            <text:p>0.220977</text:p>
          </table:table-cell>
          <table:table-cell office:value-type="float" office:value="0.201823" calcext:value-type="float">
            <text:p>0.201823</text:p>
          </table:table-cell>
          <table:table-cell office:value-type="float" office:value="0.179367" calcext:value-type="float">
            <text:p>0.179367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35064" calcext:value-type="float">
            <text:p>0.135064</text:p>
          </table:table-cell>
          <table:table-cell office:value-type="float" office:value="0.114225" calcext:value-type="float">
            <text:p>0.114225</text:p>
          </table:table-cell>
          <table:table-cell office:value-type="float" office:value="0.0958875" calcext:value-type="float">
            <text:p>0.0958875</text:p>
          </table:table-cell>
          <table:table-cell office:value-type="float" office:value="0.0793224" calcext:value-type="float">
            <text:p>0.0793224</text:p>
          </table:table-cell>
          <table:table-cell office:value-type="float" office:value="0.0648706" calcext:value-type="float">
            <text:p>0.0648706</text:p>
          </table:table-cell>
          <table:table-cell office:value-type="float" office:value="0.0527597" calcext:value-type="float">
            <text:p>0.0527597</text:p>
          </table:table-cell>
          <table:table-cell office:value-type="float" office:value="0.0423607" calcext:value-type="float">
            <text:p>0.0423607</text:p>
          </table:table-cell>
          <table:table-cell office:value-type="float" office:value="0.0342889" calcext:value-type="float">
            <text:p>0.0342889</text:p>
          </table:table-cell>
          <table:table-cell office:value-type="float" office:value="0.0273711" calcext:value-type="float">
            <text:p>0.0273711</text:p>
          </table:table-cell>
          <table:table-cell office:value-type="float" office:value="0.0221387" calcext:value-type="float">
            <text:p>0.0221387</text:p>
          </table:table-cell>
          <table:table-cell office:value-type="float" office:value="0.0175992" calcext:value-type="float">
            <text:p>0.0175992</text:p>
          </table:table-cell>
          <table:table-cell office:value-type="float" office:value="0.0138759" calcext:value-type="float">
            <text:p>0.0138759</text:p>
          </table:table-cell>
          <table:table-cell office:value-type="float" office:value="0.0109613" calcext:value-type="float">
            <text:p>0.0109613</text:p>
          </table:table-cell>
          <table:table-cell office:value-type="float" office:value="0.0087182" calcext:value-type="float">
            <text:p>0.0087182</text:p>
          </table:table-cell>
          <table:table-cell office:value-type="float" office:value="0.00655044" calcext:value-type="float">
            <text:p>0.00655044</text:p>
          </table:table-cell>
          <table:table-cell office:value-type="float" office:value="0.00581588" calcext:value-type="float">
            <text:p>0.00581588</text:p>
          </table:table-cell>
          <table:table-cell office:value-type="float" office:value="0.00411345" calcext:value-type="float">
            <text:p>0.00411345</text:p>
          </table:table-cell>
          <table:table-cell office:value-type="float" office:value="0.00348953" calcext:value-type="float">
            <text:p>0.00348953</text:p>
          </table:table-cell>
          <table:table-cell office:value-type="float" office:value="0.00304387" calcext:value-type="float">
            <text:p>0.00304387</text:p>
          </table:table-cell>
          <table:table-cell office:value-type="float" office:value="0.00235471" calcext:value-type="float">
            <text:p>0.00235471</text:p>
          </table:table-cell>
          <table:table-cell office:value-type="float" office:value="0.00191603" calcext:value-type="float">
            <text:p>0.00191603</text:p>
          </table:table-cell>
          <table:table-cell office:value-type="float" office:value="0.00176189" calcext:value-type="float">
            <text:p>0.00176189</text:p>
          </table:table-cell>
          <table:table-cell office:value-type="float" office:value="0.000988903" calcext:value-type="float">
            <text:p>0.000988903</text:p>
          </table:table-cell>
          <table:table-cell office:value-type="float" office:value="0.000786975" calcext:value-type="float">
            <text:p>0.000786975</text:p>
          </table:table-cell>
          <table:table-cell office:value-type="float" office:value="0.000142523" calcext:value-type="float">
            <text:p>0.000142523</text:p>
          </table:table-cell>
          <table:table-cell office:value-type="float" office:value="0.00067338" calcext:value-type="float">
            <text:p>0.00067338</text:p>
          </table:table-cell>
          <table:table-cell office:value-type="float" office:value="0.000166975" calcext:value-type="float">
            <text:p>0.000166975</text:p>
          </table:table-cell>
          <table:table-cell office:value-type="float" office:value="0.000371548" calcext:value-type="float">
            <text:p>0.000371548</text:p>
          </table:table-cell>
          <table:table-cell office:value-type="float" office:value="0.000503194" calcext:value-type="float">
            <text:p>0.000503194</text:p>
          </table:table-cell>
          <table:table-cell office:value-type="float" office:value="0.0000828931" calcext:value-type="float">
            <text:p>8.28931E-05</text:p>
          </table:table-cell>
          <table:table-cell office:value-type="float" office:value="-0.0000971862" calcext:value-type="float">
            <text:p>-9.71862E-05</text:p>
          </table:table-cell>
          <table:table-cell office:value-type="float" office:value="0.000177449" calcext:value-type="float">
            <text:p>0.000177449</text:p>
          </table:table-cell>
          <table:table-cell office:value-type="float" office:value="-0.000151937" calcext:value-type="float">
            <text:p>-0.000151937</text:p>
          </table:table-cell>
          <table:table-cell office:value-type="float" office:value="0.00024533" calcext:value-type="float">
            <text:p>0.00024533</text:p>
          </table:table-cell>
          <table:table-cell office:value-type="float" office:value="0.0000236248" calcext:value-type="float">
            <text:p>2.36248E-05</text:p>
          </table:table-cell>
          <table:table-cell office:value-type="float" office:value="0.000282566" calcext:value-type="float">
            <text:p>0.000282566</text:p>
          </table:table-cell>
          <table:table-cell office:value-type="float" office:value="0.000119169" calcext:value-type="float">
            <text:p>0.000119169</text:p>
          </table:table-cell>
          <table:table-cell office:value-type="float" office:value="0.000238727" calcext:value-type="float">
            <text:p>0.000238727</text:p>
          </table:table-cell>
          <table:table-cell office:value-type="float" office:value="0.000274082" calcext:value-type="float">
            <text:p>0.000274082</text:p>
          </table:table-cell>
          <table:table-cell office:value-type="float" office:value="0.000190659" calcext:value-type="float">
            <text:p>0.000190659</text:p>
          </table:table-cell>
          <table:table-cell office:value-type="float" office:value="-0.0000148544" calcext:value-type="float">
            <text:p>-1.48544E-05</text:p>
          </table:table-cell>
          <table:table-cell office:value-type="float" office:value="-0.000161561" calcext:value-type="float">
            <text:p>-0.000161561</text:p>
          </table:table-cell>
          <table:table-cell office:value-type="float" office:value="-0.000379571" calcext:value-type="float">
            <text:p>-0.000379571</text:p>
          </table:table-cell>
          <table:table-cell office:value-type="float" office:value="-0.000147894" calcext:value-type="float">
            <text:p>-0.000147894</text:p>
          </table:table-cell>
          <table:table-cell office:value-type="float" office:value="-0.000177347" calcext:value-type="float">
            <text:p>-0.000177347</text:p>
          </table:table-cell>
          <table:table-cell office:value-type="float" office:value="0.000129569" calcext:value-type="float">
            <text:p>0.000129569</text:p>
          </table:table-cell>
          <table:table-cell office:value-type="float" office:value="0.000199002" calcext:value-type="float">
            <text:p>0.000199002</text:p>
          </table:table-cell>
          <table:table-cell office:value-type="float" office:value="-0.0000310405" calcext:value-type="float">
            <text:p>-3.10405E-05</text:p>
          </table:table-cell>
          <table:table-cell office:value-type="float" office:value="-0.000112122" calcext:value-type="float">
            <text:p>-0.000112122</text:p>
          </table:table-cell>
          <table:table-cell office:value-type="float" office:value="-0.0000940569" calcext:value-type="float">
            <text:p>-9.40569E-05</text:p>
          </table:table-cell>
          <table:table-cell office:value-type="float" office:value="-0.000140145" calcext:value-type="float">
            <text:p>-0.000140145</text:p>
          </table:table-cell>
          <table:table-cell office:value-type="float" office:value="-0.0000179956" calcext:value-type="float">
            <text:p>-1.79956E-05</text:p>
          </table:table-cell>
          <table:table-cell office:value-type="float" office:value="0.000133015" calcext:value-type="float">
            <text:p>0.000133015</text:p>
          </table:table-cell>
          <table:table-cell office:value-type="float" office:value="0.000293707" calcext:value-type="float">
            <text:p>0.000293707</text:p>
          </table:table-cell>
          <table:table-cell office:value-type="float" office:value="0.000014484" calcext:value-type="float">
            <text:p>1.4484E-05</text:p>
          </table:table-cell>
          <table:table-cell office:value-type="float" office:value="0.000190404" calcext:value-type="float">
            <text:p>0.000190404</text:p>
          </table:table-cell>
          <table:table-cell office:value-type="float" office:value="0.000334613" calcext:value-type="float">
            <text:p>0.000334613</text:p>
          </table:table-cell>
          <table:table-cell office:value-type="float" office:value="-0.0000704085" calcext:value-type="float">
            <text:p>-7.04085E-05</text:p>
          </table:table-cell>
          <table:table-cell office:value-type="float" office:value="0.000117372" calcext:value-type="float">
            <text:p>0.000117372</text:p>
          </table:table-cell>
          <table:table-cell office:value-type="float" office:value="-0.000107641" calcext:value-type="float">
            <text:p>-0.000107641</text:p>
          </table:table-cell>
          <table:table-cell office:value-type="float" office:value="-0.000357161" calcext:value-type="float">
            <text:p>-0.000357161</text:p>
          </table:table-cell>
          <table:table-cell office:value-type="float" office:value="-0.000238246" calcext:value-type="float">
            <text:p>-0.000238246</text:p>
          </table:table-cell>
          <table:table-cell office:value-type="float" office:value="-0.000276595" calcext:value-type="float">
            <text:p>-0.000276595</text:p>
          </table:table-cell>
          <table:table-cell office:value-type="float" office:value="0.000197523" calcext:value-type="float">
            <text:p>0.000197523</text:p>
          </table:table-cell>
          <table:table-cell office:value-type="float" office:value="-0.0000389583" calcext:value-type="float">
            <text:p>-3.89583E-05</text:p>
          </table:table-cell>
          <table:table-cell office:value-type="float" office:value="0.000131815" calcext:value-type="float">
            <text:p>0.000131815</text:p>
          </table:table-cell>
          <table:table-cell office:value-type="float" office:value="0.000128253" calcext:value-type="float">
            <text:p>0.000128253</text:p>
          </table:table-cell>
          <table:table-cell office:value-type="float" office:value="-0.000320425" calcext:value-type="float">
            <text:p>-0.000320425</text:p>
          </table:table-cell>
          <table:table-cell office:value-type="float" office:value="-0.0000773658" calcext:value-type="float">
            <text:p>-7.73658E-05</text:p>
          </table:table-cell>
          <table:table-cell office:value-type="float" office:value="-0.0000452858" calcext:value-type="float">
            <text:p>-4.52858E-05</text:p>
          </table:table-cell>
          <table:table-cell office:value-type="float" office:value="-0.00000790887" calcext:value-type="float">
            <text:p>-7.90887E-06</text:p>
          </table:table-cell>
          <table:table-cell office:value-type="float" office:value="0.000282424" calcext:value-type="float">
            <text:p>0.000282424</text:p>
          </table:table-cell>
          <table:table-cell office:value-type="float" office:value="-0.0000230573" calcext:value-type="float">
            <text:p>-2.30573E-05</text:p>
          </table:table-cell>
          <table:table-cell office:value-type="float" office:value="0.000438073" calcext:value-type="float">
            <text:p>0.000438073</text:p>
          </table:table-cell>
          <table:table-cell office:value-type="float" office:value="-0.0000133235" calcext:value-type="float">
            <text:p>-1.33235E-05</text:p>
          </table:table-cell>
          <table:table-cell office:value-type="float" office:value="0.00016975" calcext:value-type="float">
            <text:p>0.00016975</text:p>
          </table:table-cell>
          <table:table-cell office:value-type="float" office:value="0.00019554" calcext:value-type="float">
            <text:p>0.00019554</text:p>
          </table:table-cell>
          <table:table-cell office:value-type="float" office:value="-0.000039735" calcext:value-type="float">
            <text:p>-3.9735E-05</text:p>
          </table:table-cell>
          <table:table-cell office:value-type="float" office:value="-0.000201637" calcext:value-type="float">
            <text:p>-0.000201637</text:p>
          </table:table-cell>
          <table:table-cell office:value-type="float" office:value="-0.000239167" calcext:value-type="float">
            <text:p>-0.000239167</text:p>
          </table:table-cell>
          <table:table-cell office:value-type="float" office:value="-0.000307056" calcext:value-type="float">
            <text:p>-0.000307056</text:p>
          </table:table-cell>
          <table:table-cell office:value-type="float" office:value="0.000000275342" calcext:value-type="float">
            <text:p>2.75342E-07</text:p>
          </table:table-cell>
          <table:table-cell office:value-type="float" office:value="-0.000165452" calcext:value-type="float">
            <text:p>-0.000165452</text:p>
          </table:table-cell>
          <table:table-cell office:value-type="float" office:value="0.000401263" calcext:value-type="float">
            <text:p>0.000401263</text:p>
          </table:table-cell>
          <table:table-cell office:value-type="float" office:value="-0.0000629167" calcext:value-type="float">
            <text:p>-6.29167E-05</text:p>
          </table:table-cell>
          <table:table-cell office:value-type="float" office:value="-0.000000244599" calcext:value-type="float">
            <text:p>-2.44599E-07</text:p>
          </table:table-cell>
          <table:table-cell office:value-type="float" office:value="-0.000224563" calcext:value-type="float">
            <text:p>-0.000224563</text:p>
          </table:table-cell>
          <table:table-cell office:value-type="float" office:value="-0.000181254" calcext:value-type="float">
            <text:p>-0.000181254</text:p>
          </table:table-cell>
          <table:table-cell office:value-type="float" office:value="-0.00016683" calcext:value-type="float">
            <text:p>-0.00016683</text:p>
          </table:table-cell>
          <table:table-cell office:value-type="float" office:value="0.0000546395" calcext:value-type="float">
            <text:p>5.46395E-05</text:p>
          </table:table-cell>
          <table:table-cell office:value-type="float" office:value="0.0000681904" calcext:value-type="float">
            <text:p>6.81904E-05</text:p>
          </table:table-cell>
          <table:table-cell office:value-type="float" office:value="0.00031122" calcext:value-type="float">
            <text:p>0.00031122</text:p>
          </table:table-cell>
          <table:table-cell office:value-type="float" office:value="-0.0000100156" calcext:value-type="float">
            <text:p>-1.00156E-05</text:p>
          </table:table-cell>
          <table:table-cell office:value-type="float" office:value="0.000272991" calcext:value-type="float">
            <text:p>0.000272991</text:p>
          </table:table-cell>
          <table:table-cell office:value-type="float" office:value="0.0000778223" calcext:value-type="float">
            <text:p>7.78223E-05</text:p>
          </table:table-cell>
          <table:table-cell office:value-type="float" office:value="0.000272849" calcext:value-type="float">
            <text:p>0.000272849</text:p>
          </table:table-cell>
          <table:table-cell office:value-type="float" office:value="-0.0000128948" calcext:value-type="float">
            <text:p>-1.28948E-05</text:p>
          </table:table-cell>
          <table:table-cell office:value-type="float" office:value="0.0000162948" calcext:value-type="float">
            <text:p>1.62948E-05</text:p>
          </table:table-cell>
          <table:table-cell office:value-type="float" office:value="-0.000156661" calcext:value-type="float">
            <text:p>-0.000156661</text:p>
          </table:table-cell>
          <table:table-cell office:value-type="float" office:value="-0.000286478" calcext:value-type="float">
            <text:p>-0.000286478</text:p>
          </table:table-cell>
          <table:table-cell office:value-type="float" office:value="-0.0000887664" calcext:value-type="float">
            <text:p>-8.87664E-05</text:p>
          </table:table-cell>
          <table:table-cell office:value-type="float" office:value="0.000157048" calcext:value-type="float">
            <text:p>0.000157048</text:p>
          </table:table-cell>
          <table:table-cell office:value-type="float" office:value="0.0000174503" calcext:value-type="float">
            <text:p>1.74503E-05</text:p>
          </table:table-cell>
          <table:table-cell office:value-type="float" office:value="0.000263638" calcext:value-type="float">
            <text:p>0.000263638</text:p>
          </table:table-cell>
          <table:table-cell office:value-type="float" office:value="0.0000214964" calcext:value-type="float">
            <text:p>2.14964E-05</text:p>
          </table:table-cell>
          <table:table-cell office:value-type="float" office:value="-0.000253833" calcext:value-type="float">
            <text:p>-0.000253833</text:p>
          </table:table-cell>
          <table:table-cell office:value-type="float" office:value="-0.000370147" calcext:value-type="float">
            <text:p>-0.000370147</text:p>
          </table:table-cell>
          <table:table-cell office:value-type="float" office:value="-0.000203794" calcext:value-type="float">
            <text:p>-0.000203794</text:p>
          </table:table-cell>
          <table:table-cell office:value-type="float" office:value="-0.0000689518" calcext:value-type="float">
            <text:p>-6.89518E-05</text:p>
          </table:table-cell>
          <table:table-cell office:value-type="float" office:value="-0.000281308" calcext:value-type="float">
            <text:p>-0.000281308</text:p>
          </table:table-cell>
          <table:table-cell office:value-type="float" office:value="0.000317609" calcext:value-type="float">
            <text:p>0.000317609</text:p>
          </table:table-cell>
          <table:table-cell office:value-type="float" office:value="0.0001308" calcext:value-type="float">
            <text:p>0.0001308</text:p>
          </table:table-cell>
          <table:table-cell office:value-type="float" office:value="-0.000189636" calcext:value-type="float">
            <text:p>-0.000189636</text:p>
          </table:table-cell>
          <table:table-cell office:value-type="float" office:value="0.00027601" calcext:value-type="float">
            <text:p>0.00027601</text:p>
          </table:table-cell>
          <table:table-cell office:value-type="float" office:value="0.00024427" calcext:value-type="float">
            <text:p>0.00024427</text:p>
          </table:table-cell>
          <table:table-cell office:value-type="float" office:value="-0.0000619828" calcext:value-type="float">
            <text:p>-6.19828E-05</text:p>
          </table:table-cell>
          <table:table-cell office:value-type="float" office:value="0.000184877" calcext:value-type="float">
            <text:p>0.000184877</text:p>
          </table:table-cell>
          <table:table-cell office:value-type="float" office:value="-0.0000160423" calcext:value-type="float">
            <text:p>-1.60423E-05</text:p>
          </table:table-cell>
          <table:table-cell office:value-type="float" office:value="-0.0000347936" calcext:value-type="float">
            <text:p>-3.47936E-05</text:p>
          </table:table-cell>
          <table:table-cell office:value-type="float" office:value="-0.000383964" calcext:value-type="float">
            <text:p>-0.000383964</text:p>
          </table:table-cell>
          <table:table-cell office:value-type="float" office:value="0.000295135" calcext:value-type="float">
            <text:p>0.000295135</text:p>
          </table:table-cell>
          <table:table-cell office:value-type="float" office:value="0.00014737" calcext:value-type="float">
            <text:p>0.00014737</text:p>
          </table:table-cell>
          <table:table-cell office:value-type="float" office:value="0.000133167" calcext:value-type="float">
            <text:p>0.000133167</text:p>
          </table:table-cell>
          <table:table-cell office:value-type="float" office:value="0.000398236" calcext:value-type="float">
            <text:p>0.000398236</text:p>
          </table:table-cell>
          <table:table-cell office:value-type="float" office:value="0.000138639" calcext:value-type="float">
            <text:p>0.000138639</text:p>
          </table:table-cell>
          <table:table-cell office:value-type="float" office:value="-0.000422322" calcext:value-type="float">
            <text:p>-0.000422322</text:p>
          </table:table-cell>
          <table:table-cell office:value-type="float" office:value="-0.0000688763" calcext:value-type="float">
            <text:p>-6.88763E-05</text:p>
          </table:table-cell>
          <table:table-cell office:value-type="float" office:value="-0.000303464" calcext:value-type="float">
            <text:p>-0.000303464</text:p>
          </table:table-cell>
          <table:table-cell office:value-type="float" office:value="-0.000160326" calcext:value-type="float">
            <text:p>-0.000160326</text:p>
          </table:table-cell>
          <table:table-cell office:value-type="float" office:value="-0.00011706" calcext:value-type="float">
            <text:p>-0.00011706</text:p>
          </table:table-cell>
          <table:table-cell office:value-type="float" office:value="0.000187093" calcext:value-type="float">
            <text:p>0.000187093</text:p>
          </table:table-cell>
          <table:table-cell office:value-type="float" office:value="-0.000100106" calcext:value-type="float">
            <text:p>-0.000100106</text:p>
          </table:table-cell>
          <table:table-cell office:value-type="float" office:value="0.0000218237" calcext:value-type="float">
            <text:p>2.18237E-05</text:p>
          </table:table-cell>
          <table:table-cell office:value-type="float" office:value="0.0000471153" calcext:value-type="float">
            <text:p>4.71153E-05</text:p>
          </table:table-cell>
          <table:table-cell office:value-type="float" office:value="0.0000947634" calcext:value-type="float">
            <text:p>9.47634E-05</text:p>
          </table:table-cell>
          <table:table-cell office:value-type="float" office:value="2.06428E-017" calcext:value-type="float">
            <text:p>2.06428E-17</text:p>
          </table:table-cell>
          <table:table-cell office:value-type="float" office:value="1.62997E-017" calcext:value-type="float">
            <text:p>1.62997E-17</text:p>
          </table:table-cell>
          <table:table-cell table:number-columns-repeated="2" office:value-type="float" office:value="1.28869E-017" calcext:value-type="float">
            <text:p>1.28869E-17</text:p>
          </table:table-cell>
        </table:table-row>
        <table:table-row table:style-name="ro1">
          <table:table-cell office:value-type="float" office:value="14.9935" calcext:value-type="float">
            <text:p>14.9935</text:p>
          </table:table-cell>
          <table:table-cell office:value-type="float" office:value="0.00000000245222" calcext:value-type="float">
            <text:p>2.45222E-09</text:p>
          </table:table-cell>
          <table:table-cell office:value-type="float" office:value="0.00000000392558" calcext:value-type="float">
            <text:p>3.92558E-09</text:p>
          </table:table-cell>
          <table:table-cell office:value-type="float" office:value="0.00000000629366" calcext:value-type="float">
            <text:p>6.29366E-09</text:p>
          </table:table-cell>
          <table:table-cell office:value-type="float" office:value="-0.0000903768" calcext:value-type="float">
            <text:p>-9.03768E-05</text:p>
          </table:table-cell>
          <table:table-cell office:value-type="float" office:value="-0.000152411" calcext:value-type="float">
            <text:p>-0.000152411</text:p>
          </table:table-cell>
          <table:table-cell office:value-type="float" office:value="-0.000200876" calcext:value-type="float">
            <text:p>-0.000200876</text:p>
          </table:table-cell>
          <table:table-cell office:value-type="float" office:value="0.0000110391" calcext:value-type="float">
            <text:p>1.10391E-05</text:p>
          </table:table-cell>
          <table:table-cell office:value-type="float" office:value="0.0000286553" calcext:value-type="float">
            <text:p>2.86553E-05</text:p>
          </table:table-cell>
          <table:table-cell office:value-type="float" office:value="-0.000156136" calcext:value-type="float">
            <text:p>-0.000156136</text:p>
          </table:table-cell>
          <table:table-cell office:value-type="float" office:value="-0.00018221" calcext:value-type="float">
            <text:p>-0.00018221</text:p>
          </table:table-cell>
          <table:table-cell office:value-type="float" office:value="-0.00030882" calcext:value-type="float">
            <text:p>-0.00030882</text:p>
          </table:table-cell>
          <table:table-cell office:value-type="float" office:value="0.00000367394" calcext:value-type="float">
            <text:p>3.67394E-06</text:p>
          </table:table-cell>
          <table:table-cell office:value-type="float" office:value="-0.000186543" calcext:value-type="float">
            <text:p>-0.000186543</text:p>
          </table:table-cell>
          <table:table-cell office:value-type="float" office:value="0.000242835" calcext:value-type="float">
            <text:p>0.000242835</text:p>
          </table:table-cell>
          <table:table-cell office:value-type="float" office:value="0.000146552" calcext:value-type="float">
            <text:p>0.000146552</text:p>
          </table:table-cell>
          <table:table-cell office:value-type="float" office:value="0.000115226" calcext:value-type="float">
            <text:p>0.000115226</text:p>
          </table:table-cell>
          <table:table-cell office:value-type="float" office:value="0.00014584" calcext:value-type="float">
            <text:p>0.00014584</text:p>
          </table:table-cell>
          <table:table-cell office:value-type="float" office:value="0.0000828656" calcext:value-type="float">
            <text:p>8.28656E-05</text:p>
          </table:table-cell>
          <table:table-cell office:value-type="float" office:value="-0.000107787" calcext:value-type="float">
            <text:p>-0.000107787</text:p>
          </table:table-cell>
          <table:table-cell office:value-type="float" office:value="-0.000143425" calcext:value-type="float">
            <text:p>-0.000143425</text:p>
          </table:table-cell>
          <table:table-cell office:value-type="float" office:value="-0.000386553" calcext:value-type="float">
            <text:p>-0.000386553</text:p>
          </table:table-cell>
          <table:table-cell office:value-type="float" office:value="-0.0000340819" calcext:value-type="float">
            <text:p>-3.40819E-05</text:p>
          </table:table-cell>
          <table:table-cell office:value-type="float" office:value="0.0000188543" calcext:value-type="float">
            <text:p>1.88543E-05</text:p>
          </table:table-cell>
          <table:table-cell office:value-type="float" office:value="0.000242641" calcext:value-type="float">
            <text:p>0.000242641</text:p>
          </table:table-cell>
          <table:table-cell office:value-type="float" office:value="0.000310434" calcext:value-type="float">
            <text:p>0.000310434</text:p>
          </table:table-cell>
          <table:table-cell office:value-type="float" office:value="0.000267678" calcext:value-type="float">
            <text:p>0.000267678</text:p>
          </table:table-cell>
          <table:table-cell office:value-type="float" office:value="-0.000100524" calcext:value-type="float">
            <text:p>-0.000100524</text:p>
          </table:table-cell>
          <table:table-cell office:value-type="float" office:value="0.0000202836" calcext:value-type="float">
            <text:p>2.02836E-05</text:p>
          </table:table-cell>
          <table:table-cell office:value-type="float" office:value="0.00010543" calcext:value-type="float">
            <text:p>0.00010543</text:p>
          </table:table-cell>
          <table:table-cell office:value-type="float" office:value="0.0000219764" calcext:value-type="float">
            <text:p>2.19764E-05</text:p>
          </table:table-cell>
          <table:table-cell office:value-type="float" office:value="0.0000189171" calcext:value-type="float">
            <text:p>1.89171E-05</text:p>
          </table:table-cell>
          <table:table-cell office:value-type="float" office:value="0.000138696" calcext:value-type="float">
            <text:p>0.000138696</text:p>
          </table:table-cell>
          <table:table-cell office:value-type="float" office:value="-0.000192271" calcext:value-type="float">
            <text:p>-0.000192271</text:p>
          </table:table-cell>
          <table:table-cell office:value-type="float" office:value="-0.0000939392" calcext:value-type="float">
            <text:p>-9.39392E-05</text:p>
          </table:table-cell>
          <table:table-cell office:value-type="float" office:value="-0.0000867422" calcext:value-type="float">
            <text:p>-8.67422E-05</text:p>
          </table:table-cell>
          <table:table-cell office:value-type="float" office:value="0.00012607" calcext:value-type="float">
            <text:p>0.00012607</text:p>
          </table:table-cell>
          <table:table-cell office:value-type="float" office:value="-0.000100302" calcext:value-type="float">
            <text:p>-0.000100302</text:p>
          </table:table-cell>
          <table:table-cell office:value-type="float" office:value="0.00023956" calcext:value-type="float">
            <text:p>0.00023956</text:p>
          </table:table-cell>
          <table:table-cell office:value-type="float" office:value="0.000166663" calcext:value-type="float">
            <text:p>0.000166663</text:p>
          </table:table-cell>
          <table:table-cell office:value-type="float" office:value="0.000373889" calcext:value-type="float">
            <text:p>0.000373889</text:p>
          </table:table-cell>
          <table:table-cell office:value-type="float" office:value="0.0000949218" calcext:value-type="float">
            <text:p>9.49218E-05</text:p>
          </table:table-cell>
          <table:table-cell office:value-type="float" office:value="0.000144013" calcext:value-type="float">
            <text:p>0.000144013</text:p>
          </table:table-cell>
          <table:table-cell office:value-type="float" office:value="-0.000305856" calcext:value-type="float">
            <text:p>-0.000305856</text:p>
          </table:table-cell>
          <table:table-cell office:value-type="float" office:value="-0.000168061" calcext:value-type="float">
            <text:p>-0.000168061</text:p>
          </table:table-cell>
          <table:table-cell office:value-type="float" office:value="-0.000498694" calcext:value-type="float">
            <text:p>-0.000498694</text:p>
          </table:table-cell>
          <table:table-cell office:value-type="float" office:value="0.000196532" calcext:value-type="float">
            <text:p>0.000196532</text:p>
          </table:table-cell>
          <table:table-cell office:value-type="float" office:value="0.0000518981" calcext:value-type="float">
            <text:p>5.18981E-05</text:p>
          </table:table-cell>
          <table:table-cell office:value-type="float" office:value="0.000252266" calcext:value-type="float">
            <text:p>0.000252266</text:p>
          </table:table-cell>
          <table:table-cell office:value-type="float" office:value="0.0000308249" calcext:value-type="float">
            <text:p>3.08249E-05</text:p>
          </table:table-cell>
          <table:table-cell office:value-type="float" office:value="0.000212493" calcext:value-type="float">
            <text:p>0.000212493</text:p>
          </table:table-cell>
          <table:table-cell office:value-type="float" office:value="-0.000196121" calcext:value-type="float">
            <text:p>-0.000196121</text:p>
          </table:table-cell>
          <table:table-cell office:value-type="float" office:value="0.00015122" calcext:value-type="float">
            <text:p>0.00015122</text:p>
          </table:table-cell>
          <table:table-cell office:value-type="float" office:value="0.0000400159" calcext:value-type="float">
            <text:p>4.00159E-05</text:p>
          </table:table-cell>
          <table:table-cell office:value-type="float" office:value="0.000081049" calcext:value-type="float">
            <text:p>8.1049E-05</text:p>
          </table:table-cell>
          <table:table-cell office:value-type="float" office:value="-0.0000613515" calcext:value-type="float">
            <text:p>-6.13515E-05</text:p>
          </table:table-cell>
          <table:table-cell office:value-type="float" office:value="-0.0000102294" calcext:value-type="float">
            <text:p>-1.02294E-05</text:p>
          </table:table-cell>
          <table:table-cell office:value-type="float" office:value="-0.000273155" calcext:value-type="float">
            <text:p>-0.000273155</text:p>
          </table:table-cell>
          <table:table-cell office:value-type="float" office:value="0.000110507" calcext:value-type="float">
            <text:p>0.000110507</text:p>
          </table:table-cell>
          <table:table-cell office:value-type="float" office:value="-0.000260534" calcext:value-type="float">
            <text:p>-0.000260534</text:p>
          </table:table-cell>
          <table:table-cell office:value-type="float" office:value="-0.000199279" calcext:value-type="float">
            <text:p>-0.000199279</text:p>
          </table:table-cell>
          <table:table-cell office:value-type="float" office:value="0.000160406" calcext:value-type="float">
            <text:p>0.000160406</text:p>
          </table:table-cell>
          <table:table-cell office:value-type="float" office:value="-0.0000896185" calcext:value-type="float">
            <text:p>-8.96185E-05</text:p>
          </table:table-cell>
          <table:table-cell office:value-type="float" office:value="0.000204567" calcext:value-type="float">
            <text:p>0.000204567</text:p>
          </table:table-cell>
          <table:table-cell office:value-type="float" office:value="0.000521665" calcext:value-type="float">
            <text:p>0.000521665</text:p>
          </table:table-cell>
          <table:table-cell office:value-type="float" office:value="0.000139109" calcext:value-type="float">
            <text:p>0.000139109</text:p>
          </table:table-cell>
          <table:table-cell office:value-type="float" office:value="-0.000073385" calcext:value-type="float">
            <text:p>-7.3385E-05</text:p>
          </table:table-cell>
          <table:table-cell office:value-type="float" office:value="-0.000032507" calcext:value-type="float">
            <text:p>-3.2507E-05</text:p>
          </table:table-cell>
          <table:table-cell office:value-type="float" office:value="-0.0004089" calcext:value-type="float">
            <text:p>-0.0004089</text:p>
          </table:table-cell>
          <table:table-cell office:value-type="float" office:value="-0.000219927" calcext:value-type="float">
            <text:p>-0.000219927</text:p>
          </table:table-cell>
          <table:table-cell office:value-type="float" office:value="0.0000628244" calcext:value-type="float">
            <text:p>6.28244E-05</text:p>
          </table:table-cell>
          <table:table-cell office:value-type="float" office:value="-0.000100372" calcext:value-type="float">
            <text:p>-0.000100372</text:p>
          </table:table-cell>
          <table:table-cell office:value-type="float" office:value="0.000128981" calcext:value-type="float">
            <text:p>0.000128981</text:p>
          </table:table-cell>
          <table:table-cell office:value-type="float" office:value="0.0000904286" calcext:value-type="float">
            <text:p>9.04286E-05</text:p>
          </table:table-cell>
          <table:table-cell office:value-type="float" office:value="-0.000146246" calcext:value-type="float">
            <text:p>-0.000146246</text:p>
          </table:table-cell>
          <table:table-cell office:value-type="float" office:value="0.000282285" calcext:value-type="float">
            <text:p>0.000282285</text:p>
          </table:table-cell>
          <table:table-cell office:value-type="float" office:value="0.0000403562" calcext:value-type="float">
            <text:p>4.03562E-05</text:p>
          </table:table-cell>
          <table:table-cell office:value-type="float" office:value="-0.0000782609" calcext:value-type="float">
            <text:p>-7.82609E-05</text:p>
          </table:table-cell>
          <table:table-cell office:value-type="float" office:value="0.000287775" calcext:value-type="float">
            <text:p>0.000287775</text:p>
          </table:table-cell>
          <table:table-cell office:value-type="float" office:value="-0.00010277" calcext:value-type="float">
            <text:p>-0.00010277</text:p>
          </table:table-cell>
          <table:table-cell office:value-type="float" office:value="-0.000109917" calcext:value-type="float">
            <text:p>-0.000109917</text:p>
          </table:table-cell>
          <table:table-cell office:value-type="float" office:value="0.000302989" calcext:value-type="float">
            <text:p>0.000302989</text:p>
          </table:table-cell>
          <table:table-cell office:value-type="float" office:value="-0.000148446" calcext:value-type="float">
            <text:p>-0.000148446</text:p>
          </table:table-cell>
          <table:table-cell office:value-type="float" office:value="-0.00032681" calcext:value-type="float">
            <text:p>-0.00032681</text:p>
          </table:table-cell>
          <table:table-cell office:value-type="float" office:value="-0.0000390004" calcext:value-type="float">
            <text:p>-3.90004E-05</text:p>
          </table:table-cell>
          <table:table-cell office:value-type="float" office:value="-0.000404271" calcext:value-type="float">
            <text:p>-0.000404271</text:p>
          </table:table-cell>
          <table:table-cell office:value-type="float" office:value="-0.000168318" calcext:value-type="float">
            <text:p>-0.000168318</text:p>
          </table:table-cell>
          <table:table-cell office:value-type="float" office:value="0.000409517" calcext:value-type="float">
            <text:p>0.000409517</text:p>
          </table:table-cell>
          <table:table-cell office:value-type="float" office:value="0.000131502" calcext:value-type="float">
            <text:p>0.000131502</text:p>
          </table:table-cell>
          <table:table-cell office:value-type="float" office:value="0.000438659" calcext:value-type="float">
            <text:p>0.000438659</text:p>
          </table:table-cell>
          <table:table-cell office:value-type="float" office:value="0.000130413" calcext:value-type="float">
            <text:p>0.000130413</text:p>
          </table:table-cell>
          <table:table-cell office:value-type="float" office:value="-0.000145808" calcext:value-type="float">
            <text:p>-0.000145808</text:p>
          </table:table-cell>
          <table:table-cell office:value-type="float" office:value="-0.0000563338" calcext:value-type="float">
            <text:p>-5.63338E-05</text:p>
          </table:table-cell>
          <table:table-cell office:value-type="float" office:value="-0.0000512192" calcext:value-type="float">
            <text:p>-5.12192E-05</text:p>
          </table:table-cell>
          <table:table-cell office:value-type="float" office:value="-0.000341451" calcext:value-type="float">
            <text:p>-0.000341451</text:p>
          </table:table-cell>
          <table:table-cell office:value-type="float" office:value="0.000245571" calcext:value-type="float">
            <text:p>0.000245571</text:p>
          </table:table-cell>
          <table:table-cell office:value-type="float" office:value="-0.000173906" calcext:value-type="float">
            <text:p>-0.000173906</text:p>
          </table:table-cell>
          <table:table-cell office:value-type="float" office:value="-0.000177277" calcext:value-type="float">
            <text:p>-0.000177277</text:p>
          </table:table-cell>
          <table:table-cell office:value-type="float" office:value="0.0000988363" calcext:value-type="float">
            <text:p>9.88363E-05</text:p>
          </table:table-cell>
          <table:table-cell office:value-type="float" office:value="0.000075314" calcext:value-type="float">
            <text:p>7.5314E-05</text:p>
          </table:table-cell>
          <table:table-cell office:value-type="float" office:value="-0.000198907" calcext:value-type="float">
            <text:p>-0.000198907</text:p>
          </table:table-cell>
          <table:table-cell office:value-type="float" office:value="0.000285798" calcext:value-type="float">
            <text:p>0.000285798</text:p>
          </table:table-cell>
          <table:table-cell office:value-type="float" office:value="-0.000124064" calcext:value-type="float">
            <text:p>-0.000124064</text:p>
          </table:table-cell>
          <table:table-cell office:value-type="float" office:value="0.0000454102" calcext:value-type="float">
            <text:p>4.54102E-05</text:p>
          </table:table-cell>
          <table:table-cell office:value-type="float" office:value="0.000339684" calcext:value-type="float">
            <text:p>0.000339684</text:p>
          </table:table-cell>
          <table:table-cell office:value-type="float" office:value="0.000139516" calcext:value-type="float">
            <text:p>0.000139516</text:p>
          </table:table-cell>
          <table:table-cell office:value-type="float" office:value="0.000281292" calcext:value-type="float">
            <text:p>0.000281292</text:p>
          </table:table-cell>
          <table:table-cell office:value-type="float" office:value="0.000186985" calcext:value-type="float">
            <text:p>0.000186985</text:p>
          </table:table-cell>
          <table:table-cell office:value-type="float" office:value="-0.000331781" calcext:value-type="float">
            <text:p>-0.000331781</text:p>
          </table:table-cell>
          <table:table-cell office:value-type="float" office:value="-0.000160495" calcext:value-type="float">
            <text:p>-0.000160495</text:p>
          </table:table-cell>
          <table:table-cell office:value-type="float" office:value="-0.0000914956" calcext:value-type="float">
            <text:p>-9.14956E-05</text:p>
          </table:table-cell>
          <table:table-cell office:value-type="float" office:value="-0.000165759" calcext:value-type="float">
            <text:p>-0.000165759</text:p>
          </table:table-cell>
          <table:table-cell office:value-type="float" office:value="0.00043319" calcext:value-type="float">
            <text:p>0.00043319</text:p>
          </table:table-cell>
          <table:table-cell office:value-type="float" office:value="0.000394202" calcext:value-type="float">
            <text:p>0.000394202</text:p>
          </table:table-cell>
          <table:table-cell office:value-type="float" office:value="0.000499143" calcext:value-type="float">
            <text:p>0.000499143</text:p>
          </table:table-cell>
          <table:table-cell office:value-type="float" office:value="0.000620959" calcext:value-type="float">
            <text:p>0.000620959</text:p>
          </table:table-cell>
          <table:table-cell office:value-type="float" office:value="0.000929499" calcext:value-type="float">
            <text:p>0.000929499</text:p>
          </table:table-cell>
          <table:table-cell office:value-type="float" office:value="0.00102136" calcext:value-type="float">
            <text:p>0.00102136</text:p>
          </table:table-cell>
          <table:table-cell office:value-type="float" office:value="0.00167035" calcext:value-type="float">
            <text:p>0.00167035</text:p>
          </table:table-cell>
          <table:table-cell office:value-type="float" office:value="0.0021902" calcext:value-type="float">
            <text:p>0.0021902</text:p>
          </table:table-cell>
          <table:table-cell office:value-type="float" office:value="0.00327204" calcext:value-type="float">
            <text:p>0.00327204</text:p>
          </table:table-cell>
          <table:table-cell office:value-type="float" office:value="0.00486083" calcext:value-type="float">
            <text:p>0.00486083</text:p>
          </table:table-cell>
          <table:table-cell office:value-type="float" office:value="0.00735643" calcext:value-type="float">
            <text:p>0.00735643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73934" calcext:value-type="float">
            <text:p>0.0173934</text:p>
          </table:table-cell>
          <table:table-cell office:value-type="float" office:value="0.0265715" calcext:value-type="float">
            <text:p>0.0265715</text:p>
          </table:table-cell>
          <table:table-cell office:value-type="float" office:value="0.041329" calcext:value-type="float">
            <text:p>0.041329</text:p>
          </table:table-cell>
          <table:table-cell office:value-type="float" office:value="0.0640042" calcext:value-type="float">
            <text:p>0.0640042</text:p>
          </table:table-cell>
          <table:table-cell office:value-type="float" office:value="0.0988995" calcext:value-type="float">
            <text:p>0.0988995</text:p>
          </table:table-cell>
          <table:table-cell office:value-type="float" office:value="0.151956" calcext:value-type="float">
            <text:p>0.151956</text:p>
          </table:table-cell>
          <table:table-cell office:value-type="float" office:value="0.229318" calcext:value-type="float">
            <text:p>0.229318</text:p>
          </table:table-cell>
          <table:table-cell office:value-type="float" office:value="0.337734" calcext:value-type="float">
            <text:p>0.337734</text:p>
          </table:table-cell>
          <table:table-cell office:value-type="float" office:value="0.480425" calcext:value-type="float">
            <text:p>0.480425</text:p>
          </table:table-cell>
          <table:table-cell office:value-type="float" office:value="0.649531" calcext:value-type="float">
            <text:p>0.649531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.946982" calcext:value-type="float">
            <text:p>0.946982</text:p>
          </table:table-cell>
          <table:table-cell office:value-type="float" office:value="0.986854" calcext:value-type="float">
            <text:p>0.986854</text:p>
          </table:table-cell>
          <table:table-cell office:value-type="float" office:value="0.923021" calcext:value-type="float">
            <text:p>0.923021</text:p>
          </table:table-cell>
          <table:table-cell office:value-type="float" office:value="0.782193" calcext:value-type="float">
            <text:p>0.782193</text:p>
          </table:table-cell>
          <table:table-cell office:value-type="float" office:value="0.611181" calcext:value-type="float">
            <text:p>0.611181</text:p>
          </table:table-cell>
          <table:table-cell office:value-type="float" office:value="0.449999" calcext:value-type="float">
            <text:p>0.449999</text:p>
          </table:table-cell>
          <table:table-cell office:value-type="float" office:value="0.319887" calcext:value-type="float">
            <text:p>0.319887</text:p>
          </table:table-cell>
          <table:table-cell office:value-type="float" office:value="0.224263" calcext:value-type="float">
            <text:p>0.224263</text:p>
          </table:table-cell>
          <table:table-cell office:value-type="float" office:value="0.15927" calcext:value-type="float">
            <text:p>0.15927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0947667" calcext:value-type="float">
            <text:p>0.0947667</text:p>
          </table:table-cell>
          <table:table-cell office:value-type="float" office:value="0.0843023" calcext:value-type="float">
            <text:p>0.0843023</text:p>
          </table:table-cell>
          <table:table-cell office:value-type="float" office:value="0.0821271" calcext:value-type="float">
            <text:p>0.0821271</text:p>
          </table:table-cell>
          <table:table-cell office:value-type="float" office:value="0.086725" calcext:value-type="float">
            <text:p>0.086725</text:p>
          </table:table-cell>
          <table:table-cell office:value-type="float" office:value="0.0973595" calcext:value-type="float">
            <text:p>0.0973595</text:p>
          </table:table-cell>
          <table:table-cell office:value-type="float" office:value="0.110914" calcext:value-type="float">
            <text:p>0.110914</text:p>
          </table:table-cell>
          <table:table-cell office:value-type="float" office:value="0.12916" calcext:value-type="float">
            <text:p>0.12916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0.171086" calcext:value-type="float">
            <text:p>0.171086</text:p>
          </table:table-cell>
          <table:table-cell office:value-type="float" office:value="0.192798" calcext:value-type="float">
            <text:p>0.192798</text:p>
          </table:table-cell>
          <table:table-cell office:value-type="float" office:value="0.213182" calcext:value-type="float">
            <text:p>0.213182</text:p>
          </table:table-cell>
          <table:table-cell office:value-type="float" office:value="0.230006" calcext:value-type="float">
            <text:p>0.230006</text:p>
          </table:table-cell>
          <table:table-cell office:value-type="float" office:value="0.242749" calcext:value-type="float">
            <text:p>0.242749</text:p>
          </table:table-cell>
          <table:table-cell office:value-type="float" office:value="0.249116" calcext:value-type="float">
            <text:p>0.249116</text:p>
          </table:table-cell>
          <table:table-cell office:value-type="float" office:value="0.249517" calcext:value-type="float">
            <text:p>0.249517</text:p>
          </table:table-cell>
          <table:table-cell office:value-type="float" office:value="0.242206" calcext:value-type="float">
            <text:p>0.242206</text:p>
          </table:table-cell>
          <table:table-cell office:value-type="float" office:value="0.229665" calcext:value-type="float">
            <text:p>0.229665</text:p>
          </table:table-cell>
          <table:table-cell office:value-type="float" office:value="0.211815" calcext:value-type="float">
            <text:p>0.211815</text:p>
          </table:table-cell>
          <table:table-cell office:value-type="float" office:value="0.190971" calcext:value-type="float">
            <text:p>0.190971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146178" calcext:value-type="float">
            <text:p>0.146178</text:p>
          </table:table-cell>
          <table:table-cell office:value-type="float" office:value="0.124059" calcext:value-type="float">
            <text:p>0.124059</text:p>
          </table:table-cell>
          <table:table-cell office:value-type="float" office:value="0.104631" calcext:value-type="float">
            <text:p>0.104631</text:p>
          </table:table-cell>
          <table:table-cell office:value-type="float" office:value="0.0866473" calcext:value-type="float">
            <text:p>0.0866473</text:p>
          </table:table-cell>
          <table:table-cell office:value-type="float" office:value="0.0714184" calcext:value-type="float">
            <text:p>0.0714184</text:p>
          </table:table-cell>
          <table:table-cell office:value-type="float" office:value="0.0584386" calcext:value-type="float">
            <text:p>0.0584386</text:p>
          </table:table-cell>
          <table:table-cell office:value-type="float" office:value="0.047397" calcext:value-type="float">
            <text:p>0.047397</text:p>
          </table:table-cell>
          <table:table-cell office:value-type="float" office:value="0.0380735" calcext:value-type="float">
            <text:p>0.0380735</text:p>
          </table:table-cell>
          <table:table-cell office:value-type="float" office:value="0.0306426" calcext:value-type="float">
            <text:p>0.0306426</text:p>
          </table:table-cell>
          <table:table-cell office:value-type="float" office:value="0.0240367" calcext:value-type="float">
            <text:p>0.0240367</text:p>
          </table:table-cell>
          <table:table-cell office:value-type="float" office:value="0.019584" calcext:value-type="float">
            <text:p>0.019584</text:p>
          </table:table-cell>
          <table:table-cell office:value-type="float" office:value="0.0154997" calcext:value-type="float">
            <text:p>0.0154997</text:p>
          </table:table-cell>
          <table:table-cell office:value-type="float" office:value="0.0125578" calcext:value-type="float">
            <text:p>0.0125578</text:p>
          </table:table-cell>
          <table:table-cell office:value-type="float" office:value="0.0102092" calcext:value-type="float">
            <text:p>0.0102092</text:p>
          </table:table-cell>
          <table:table-cell office:value-type="float" office:value="0.00816854" calcext:value-type="float">
            <text:p>0.00816854</text:p>
          </table:table-cell>
          <table:table-cell office:value-type="float" office:value="0.00626632" calcext:value-type="float">
            <text:p>0.00626632</text:p>
          </table:table-cell>
          <table:table-cell office:value-type="float" office:value="0.0050756" calcext:value-type="float">
            <text:p>0.0050756</text:p>
          </table:table-cell>
          <table:table-cell office:value-type="float" office:value="0.00368215" calcext:value-type="float">
            <text:p>0.00368215</text:p>
          </table:table-cell>
          <table:table-cell office:value-type="float" office:value="0.00332099" calcext:value-type="float">
            <text:p>0.00332099</text:p>
          </table:table-cell>
          <table:table-cell office:value-type="float" office:value="0.00203353" calcext:value-type="float">
            <text:p>0.00203353</text:p>
          </table:table-cell>
          <table:table-cell office:value-type="float" office:value="0.00203401" calcext:value-type="float">
            <text:p>0.00203401</text:p>
          </table:table-cell>
          <table:table-cell office:value-type="float" office:value="0.00134922" calcext:value-type="float">
            <text:p>0.00134922</text:p>
          </table:table-cell>
          <table:table-cell office:value-type="float" office:value="0.00100587" calcext:value-type="float">
            <text:p>0.00100587</text:p>
          </table:table-cell>
          <table:table-cell office:value-type="float" office:value="0.000918446" calcext:value-type="float">
            <text:p>0.000918446</text:p>
          </table:table-cell>
          <table:table-cell office:value-type="float" office:value="0.000879536" calcext:value-type="float">
            <text:p>0.000879536</text:p>
          </table:table-cell>
          <table:table-cell office:value-type="float" office:value="0.000587659" calcext:value-type="float">
            <text:p>0.000587659</text:p>
          </table:table-cell>
          <table:table-cell office:value-type="float" office:value="0.000505643" calcext:value-type="float">
            <text:p>0.000505643</text:p>
          </table:table-cell>
          <table:table-cell office:value-type="float" office:value="0.000223048" calcext:value-type="float">
            <text:p>0.000223048</text:p>
          </table:table-cell>
          <table:table-cell office:value-type="float" office:value="0.000218582" calcext:value-type="float">
            <text:p>0.000218582</text:p>
          </table:table-cell>
          <table:table-cell office:value-type="float" office:value="-0.0000450378" calcext:value-type="float">
            <text:p>-4.50378E-05</text:p>
          </table:table-cell>
          <table:table-cell office:value-type="float" office:value="0.000284719" calcext:value-type="float">
            <text:p>0.000284719</text:p>
          </table:table-cell>
          <table:table-cell office:value-type="float" office:value="0.000494242" calcext:value-type="float">
            <text:p>0.000494242</text:p>
          </table:table-cell>
          <table:table-cell office:value-type="float" office:value="0.000373142" calcext:value-type="float">
            <text:p>0.000373142</text:p>
          </table:table-cell>
          <table:table-cell office:value-type="float" office:value="0.000404909" calcext:value-type="float">
            <text:p>0.000404909</text:p>
          </table:table-cell>
          <table:table-cell office:value-type="float" office:value="0.000215868" calcext:value-type="float">
            <text:p>0.000215868</text:p>
          </table:table-cell>
          <table:table-cell office:value-type="float" office:value="0.0000403895" calcext:value-type="float">
            <text:p>4.03895E-05</text:p>
          </table:table-cell>
          <table:table-cell office:value-type="float" office:value="-0.000346064" calcext:value-type="float">
            <text:p>-0.000346064</text:p>
          </table:table-cell>
          <table:table-cell office:value-type="float" office:value="-0.00000516013" calcext:value-type="float">
            <text:p>-5.16013E-06</text:p>
          </table:table-cell>
          <table:table-cell office:value-type="float" office:value="-0.0000595687" calcext:value-type="float">
            <text:p>-5.95687E-05</text:p>
          </table:table-cell>
          <table:table-cell office:value-type="float" office:value="-0.000199555" calcext:value-type="float">
            <text:p>-0.000199555</text:p>
          </table:table-cell>
          <table:table-cell office:value-type="float" office:value="0.0000143834" calcext:value-type="float">
            <text:p>1.43834E-05</text:p>
          </table:table-cell>
          <table:table-cell office:value-type="float" office:value="-0.00000200916" calcext:value-type="float">
            <text:p>-2.00916E-06</text:p>
          </table:table-cell>
          <table:table-cell office:value-type="float" office:value="-0.000112255" calcext:value-type="float">
            <text:p>-0.000112255</text:p>
          </table:table-cell>
          <table:table-cell office:value-type="float" office:value="-0.0000583107" calcext:value-type="float">
            <text:p>-5.83107E-05</text:p>
          </table:table-cell>
          <table:table-cell office:value-type="float" office:value="0.000211319" calcext:value-type="float">
            <text:p>0.000211319</text:p>
          </table:table-cell>
          <table:table-cell office:value-type="float" office:value="0.0000955941" calcext:value-type="float">
            <text:p>9.55941E-05</text:p>
          </table:table-cell>
          <table:table-cell office:value-type="float" office:value="-0.000258259" calcext:value-type="float">
            <text:p>-0.000258259</text:p>
          </table:table-cell>
          <table:table-cell office:value-type="float" office:value="0.000202035" calcext:value-type="float">
            <text:p>0.000202035</text:p>
          </table:table-cell>
          <table:table-cell office:value-type="float" office:value="-0.000109126" calcext:value-type="float">
            <text:p>-0.000109126</text:p>
          </table:table-cell>
          <table:table-cell office:value-type="float" office:value="-0.000221283" calcext:value-type="float">
            <text:p>-0.000221283</text:p>
          </table:table-cell>
          <table:table-cell office:value-type="float" office:value="0.000409931" calcext:value-type="float">
            <text:p>0.000409931</text:p>
          </table:table-cell>
          <table:table-cell office:value-type="float" office:value="0.000306564" calcext:value-type="float">
            <text:p>0.000306564</text:p>
          </table:table-cell>
          <table:table-cell office:value-type="float" office:value="0.000315141" calcext:value-type="float">
            <text:p>0.000315141</text:p>
          </table:table-cell>
          <table:table-cell office:value-type="float" office:value="0.0000175671" calcext:value-type="float">
            <text:p>1.75671E-05</text:p>
          </table:table-cell>
          <table:table-cell office:value-type="float" office:value="0.000141029" calcext:value-type="float">
            <text:p>0.000141029</text:p>
          </table:table-cell>
          <table:table-cell office:value-type="float" office:value="-0.000292579" calcext:value-type="float">
            <text:p>-0.000292579</text:p>
          </table:table-cell>
          <table:table-cell office:value-type="float" office:value="-0.000573258" calcext:value-type="float">
            <text:p>-0.000573258</text:p>
          </table:table-cell>
          <table:table-cell office:value-type="float" office:value="0.000151635" calcext:value-type="float">
            <text:p>0.000151635</text:p>
          </table:table-cell>
          <table:table-cell office:value-type="float" office:value="-0.000269535" calcext:value-type="float">
            <text:p>-0.000269535</text:p>
          </table:table-cell>
          <table:table-cell office:value-type="float" office:value="-0.0000391354" calcext:value-type="float">
            <text:p>-3.91354E-05</text:p>
          </table:table-cell>
          <table:table-cell office:value-type="float" office:value="0.00014306" calcext:value-type="float">
            <text:p>0.00014306</text:p>
          </table:table-cell>
          <table:table-cell office:value-type="float" office:value="-0.0000702382" calcext:value-type="float">
            <text:p>-7.02382E-05</text:p>
          </table:table-cell>
          <table:table-cell office:value-type="float" office:value="-0.0000404948" calcext:value-type="float">
            <text:p>-4.04948E-05</text:p>
          </table:table-cell>
          <table:table-cell office:value-type="float" office:value="-0.00000758181" calcext:value-type="float">
            <text:p>-7.58181E-06</text:p>
          </table:table-cell>
          <table:table-cell office:value-type="float" office:value="0.0000401364" calcext:value-type="float">
            <text:p>4.01364E-05</text:p>
          </table:table-cell>
          <table:table-cell office:value-type="float" office:value="0.000112192" calcext:value-type="float">
            <text:p>0.000112192</text:p>
          </table:table-cell>
          <table:table-cell office:value-type="float" office:value="-0.000118778" calcext:value-type="float">
            <text:p>-0.000118778</text:p>
          </table:table-cell>
          <table:table-cell office:value-type="float" office:value="0.000060371" calcext:value-type="float">
            <text:p>6.0371E-05</text:p>
          </table:table-cell>
          <table:table-cell office:value-type="float" office:value="-0.0000219841" calcext:value-type="float">
            <text:p>-2.19841E-05</text:p>
          </table:table-cell>
          <table:table-cell office:value-type="float" office:value="-0.0000863315" calcext:value-type="float">
            <text:p>-8.63315E-05</text:p>
          </table:table-cell>
          <table:table-cell office:value-type="float" office:value="0.000446419" calcext:value-type="float">
            <text:p>0.000446419</text:p>
          </table:table-cell>
          <table:table-cell office:value-type="float" office:value="0.0000730286" calcext:value-type="float">
            <text:p>7.30286E-05</text:p>
          </table:table-cell>
          <table:table-cell office:value-type="float" office:value="0.000452521" calcext:value-type="float">
            <text:p>0.000452521</text:p>
          </table:table-cell>
          <table:table-cell office:value-type="float" office:value="0.0000202823" calcext:value-type="float">
            <text:p>2.02823E-05</text:p>
          </table:table-cell>
          <table:table-cell office:value-type="float" office:value="-0.000156929" calcext:value-type="float">
            <text:p>-0.000156929</text:p>
          </table:table-cell>
          <table:table-cell office:value-type="float" office:value="-0.000231836" calcext:value-type="float">
            <text:p>-0.000231836</text:p>
          </table:table-cell>
          <table:table-cell office:value-type="float" office:value="-0.000268919" calcext:value-type="float">
            <text:p>-0.000268919</text:p>
          </table:table-cell>
          <table:table-cell office:value-type="float" office:value="-0.000404458" calcext:value-type="float">
            <text:p>-0.000404458</text:p>
          </table:table-cell>
          <table:table-cell office:value-type="float" office:value="0.000265874" calcext:value-type="float">
            <text:p>0.000265874</text:p>
          </table:table-cell>
          <table:table-cell office:value-type="float" office:value="-0.000125375" calcext:value-type="float">
            <text:p>-0.000125375</text:p>
          </table:table-cell>
          <table:table-cell office:value-type="float" office:value="0.000072351" calcext:value-type="float">
            <text:p>7.2351E-05</text:p>
          </table:table-cell>
          <table:table-cell office:value-type="float" office:value="0.000144432" calcext:value-type="float">
            <text:p>0.000144432</text:p>
          </table:table-cell>
          <table:table-cell office:value-type="float" office:value="-0.000183566" calcext:value-type="float">
            <text:p>-0.000183566</text:p>
          </table:table-cell>
          <table:table-cell office:value-type="float" office:value="-0.0000216891" calcext:value-type="float">
            <text:p>-2.16891E-05</text:p>
          </table:table-cell>
          <table:table-cell office:value-type="float" office:value="-0.000172273" calcext:value-type="float">
            <text:p>-0.000172273</text:p>
          </table:table-cell>
          <table:table-cell office:value-type="float" office:value="0.000170767" calcext:value-type="float">
            <text:p>0.000170767</text:p>
          </table:table-cell>
          <table:table-cell office:value-type="float" office:value="-0.0000577481" calcext:value-type="float">
            <text:p>-5.77481E-05</text:p>
          </table:table-cell>
          <table:table-cell office:value-type="float" office:value="-0.000330114" calcext:value-type="float">
            <text:p>-0.000330114</text:p>
          </table:table-cell>
          <table:table-cell office:value-type="float" office:value="0.000483494" calcext:value-type="float">
            <text:p>0.000483494</text:p>
          </table:table-cell>
          <table:table-cell office:value-type="float" office:value="-0.00023966" calcext:value-type="float">
            <text:p>-0.00023966</text:p>
          </table:table-cell>
          <table:table-cell office:value-type="float" office:value="0.000101449" calcext:value-type="float">
            <text:p>0.000101449</text:p>
          </table:table-cell>
          <table:table-cell office:value-type="float" office:value="0.000510625" calcext:value-type="float">
            <text:p>0.000510625</text:p>
          </table:table-cell>
          <table:table-cell office:value-type="float" office:value="0.000242165" calcext:value-type="float">
            <text:p>0.000242165</text:p>
          </table:table-cell>
          <table:table-cell office:value-type="float" office:value="0.000123183" calcext:value-type="float">
            <text:p>0.000123183</text:p>
          </table:table-cell>
          <table:table-cell office:value-type="float" office:value="-0.0000511124" calcext:value-type="float">
            <text:p>-5.11124E-05</text:p>
          </table:table-cell>
          <table:table-cell office:value-type="float" office:value="-0.0000868606" calcext:value-type="float">
            <text:p>-8.68606E-05</text:p>
          </table:table-cell>
          <table:table-cell office:value-type="float" office:value="-0.000247244" calcext:value-type="float">
            <text:p>-0.000247244</text:p>
          </table:table-cell>
          <table:table-cell office:value-type="float" office:value="-0.000437366" calcext:value-type="float">
            <text:p>-0.000437366</text:p>
          </table:table-cell>
          <table:table-cell office:value-type="float" office:value="0.000264108" calcext:value-type="float">
            <text:p>0.000264108</text:p>
          </table:table-cell>
          <table:table-cell office:value-type="float" office:value="-0.000017781" calcext:value-type="float">
            <text:p>-1.7781E-05</text:p>
          </table:table-cell>
          <table:table-cell office:value-type="float" office:value="0.0000567831" calcext:value-type="float">
            <text:p>5.67831E-05</text:p>
          </table:table-cell>
          <table:table-cell office:value-type="float" office:value="0.000138015" calcext:value-type="float">
            <text:p>0.000138015</text:p>
          </table:table-cell>
          <table:table-cell office:value-type="float" office:value="-0.000122639" calcext:value-type="float">
            <text:p>-0.000122639</text:p>
          </table:table-cell>
          <table:table-cell office:value-type="float" office:value="-0.0000589777" calcext:value-type="float">
            <text:p>-5.89777E-05</text:p>
          </table:table-cell>
          <table:table-cell office:value-type="float" office:value="-0.000353222" calcext:value-type="float">
            <text:p>-0.000353222</text:p>
          </table:table-cell>
          <table:table-cell office:value-type="float" office:value="0.0000240639" calcext:value-type="float">
            <text:p>2.40639E-05</text:p>
          </table:table-cell>
          <table:table-cell office:value-type="float" office:value="-0.000114345" calcext:value-type="float">
            <text:p>-0.000114345</text:p>
          </table:table-cell>
          <table:table-cell office:value-type="float" office:value="-0.00011121" calcext:value-type="float">
            <text:p>-0.00011121</text:p>
          </table:table-cell>
          <table:table-cell office:value-type="float" office:value="-0.00012318" calcext:value-type="float">
            <text:p>-0.00012318</text:p>
          </table:table-cell>
          <table:table-cell office:value-type="float" office:value="0.000114028" calcext:value-type="float">
            <text:p>0.000114028</text:p>
          </table:table-cell>
          <table:table-cell office:value-type="float" office:value="-0.0000572275" calcext:value-type="float">
            <text:p>-5.72275E-05</text:p>
          </table:table-cell>
          <table:table-cell office:value-type="float" office:value="0.000192952" calcext:value-type="float">
            <text:p>0.000192952</text:p>
          </table:table-cell>
          <table:table-cell office:value-type="float" office:value="0.000298206" calcext:value-type="float">
            <text:p>0.000298206</text:p>
          </table:table-cell>
          <table:table-cell office:value-type="float" office:value="0.000359684" calcext:value-type="float">
            <text:p>0.000359684</text:p>
          </table:table-cell>
          <table:table-cell office:value-type="float" office:value="-0.0000190578" calcext:value-type="float">
            <text:p>-1.90578E-05</text:p>
          </table:table-cell>
          <table:table-cell office:value-type="float" office:value="0.00006914" calcext:value-type="float">
            <text:p>6.914E-05</text:p>
          </table:table-cell>
          <table:table-cell office:value-type="float" office:value="-0.000157476" calcext:value-type="float">
            <text:p>-0.000157476</text:p>
          </table:table-cell>
          <table:table-cell office:value-type="float" office:value="-0.000225018" calcext:value-type="float">
            <text:p>-0.000225018</text:p>
          </table:table-cell>
          <table:table-cell office:value-type="float" office:value="-0.000148785" calcext:value-type="float">
            <text:p>-0.000148785</text:p>
          </table:table-cell>
          <table:table-cell office:value-type="float" office:value="0.000300953" calcext:value-type="float">
            <text:p>0.000300953</text:p>
          </table:table-cell>
          <table:table-cell office:value-type="float" office:value="-0.0000484175" calcext:value-type="float">
            <text:p>-4.84175E-05</text:p>
          </table:table-cell>
          <table:table-cell office:value-type="float" office:value="0.000384923" calcext:value-type="float">
            <text:p>0.000384923</text:p>
          </table:table-cell>
          <table:table-cell office:value-type="float" office:value="0.0000958966" calcext:value-type="float">
            <text:p>9.58966E-05</text:p>
          </table:table-cell>
          <table:table-cell office:value-type="float" office:value="-0.0000376877" calcext:value-type="float">
            <text:p>-3.76877E-05</text:p>
          </table:table-cell>
          <table:table-cell office:value-type="float" office:value="-0.000240607" calcext:value-type="float">
            <text:p>-0.000240607</text:p>
          </table:table-cell>
          <table:table-cell office:value-type="float" office:value="0.0000146034" calcext:value-type="float">
            <text:p>1.46034E-05</text:p>
          </table:table-cell>
          <table:table-cell office:value-type="float" office:value="-0.000209695" calcext:value-type="float">
            <text:p>-0.000209695</text:p>
          </table:table-cell>
          <table:table-cell office:value-type="float" office:value="-0.000170557" calcext:value-type="float">
            <text:p>-0.000170557</text:p>
          </table:table-cell>
          <table:table-cell office:value-type="float" office:value="-0.000134557" calcext:value-type="float">
            <text:p>-0.000134557</text:p>
          </table:table-cell>
          <table:table-cell office:value-type="float" office:value="0.000147941" calcext:value-type="float">
            <text:p>0.000147941</text:p>
          </table:table-cell>
          <table:table-cell office:value-type="float" office:value="-0.000501015" calcext:value-type="float">
            <text:p>-0.000501015</text:p>
          </table:table-cell>
          <table:table-cell office:value-type="float" office:value="0.000176787" calcext:value-type="float">
            <text:p>0.000176787</text:p>
          </table:table-cell>
          <table:table-cell office:value-type="float" office:value="0.0000833733" calcext:value-type="float">
            <text:p>8.33733E-05</text:p>
          </table:table-cell>
          <table:table-cell office:value-type="float" office:value="0.0000827232" calcext:value-type="float">
            <text:p>8.27232E-05</text:p>
          </table:table-cell>
          <table:table-cell office:value-type="float" office:value="2.06306E-017" calcext:value-type="float">
            <text:p>2.06306E-17</text:p>
          </table:table-cell>
          <table:table-cell office:value-type="float" office:value="1.63066E-017" calcext:value-type="float">
            <text:p>1.63066E-17</text:p>
          </table:table-cell>
          <table:table-cell table:number-columns-repeated="2" office:value-type="float" office:value="1.28726E-017" calcext:value-type="float">
            <text:p>1.28726E-17</text:p>
          </table:table-cell>
        </table:table-row>
        <table:table-row table:style-name="ro1">
          <table:table-cell office:value-type="float" office:value="15.9878" calcext:value-type="float">
            <text:p>15.9878</text:p>
          </table:table-cell>
          <table:table-cell office:value-type="float" office:value="0.00000000245827" calcext:value-type="float">
            <text:p>2.45827E-09</text:p>
          </table:table-cell>
          <table:table-cell office:value-type="float" office:value="0.00000000392189" calcext:value-type="float">
            <text:p>3.92189E-09</text:p>
          </table:table-cell>
          <table:table-cell office:value-type="float" office:value="0.00000000630183" calcext:value-type="float">
            <text:p>6.30183E-09</text:p>
          </table:table-cell>
          <table:table-cell office:value-type="float" office:value="-0.000204709" calcext:value-type="float">
            <text:p>-0.000204709</text:p>
          </table:table-cell>
          <table:table-cell office:value-type="float" office:value="0.0000656263" calcext:value-type="float">
            <text:p>6.56263E-05</text:p>
          </table:table-cell>
          <table:table-cell office:value-type="float" office:value="0.000215642" calcext:value-type="float">
            <text:p>0.000215642</text:p>
          </table:table-cell>
          <table:table-cell office:value-type="float" office:value="0.000380316" calcext:value-type="float">
            <text:p>0.000380316</text:p>
          </table:table-cell>
          <table:table-cell office:value-type="float" office:value="-0.0000361579" calcext:value-type="float">
            <text:p>-3.61579E-05</text:p>
          </table:table-cell>
          <table:table-cell office:value-type="float" office:value="0.000202399" calcext:value-type="float">
            <text:p>0.000202399</text:p>
          </table:table-cell>
          <table:table-cell office:value-type="float" office:value="-0.000257237" calcext:value-type="float">
            <text:p>-0.000257237</text:p>
          </table:table-cell>
          <table:table-cell office:value-type="float" office:value="-0.000116517" calcext:value-type="float">
            <text:p>-0.000116517</text:p>
          </table:table-cell>
          <table:table-cell office:value-type="float" office:value="-0.000278378" calcext:value-type="float">
            <text:p>-0.000278378</text:p>
          </table:table-cell>
          <table:table-cell office:value-type="float" office:value="-0.0000276947" calcext:value-type="float">
            <text:p>-2.76947E-05</text:p>
          </table:table-cell>
          <table:table-cell office:value-type="float" office:value="-0.00023662" calcext:value-type="float">
            <text:p>-0.00023662</text:p>
          </table:table-cell>
          <table:table-cell office:value-type="float" office:value="-0.000065327" calcext:value-type="float">
            <text:p>-6.5327E-05</text:p>
          </table:table-cell>
          <table:table-cell office:value-type="float" office:value="0.0000835052" calcext:value-type="float">
            <text:p>8.35052E-05</text:p>
          </table:table-cell>
          <table:table-cell office:value-type="float" office:value="0.000136592" calcext:value-type="float">
            <text:p>0.000136592</text:p>
          </table:table-cell>
          <table:table-cell office:value-type="float" office:value="0.000119907" calcext:value-type="float">
            <text:p>0.000119907</text:p>
          </table:table-cell>
          <table:table-cell office:value-type="float" office:value="0.000220345" calcext:value-type="float">
            <text:p>0.000220345</text:p>
          </table:table-cell>
          <table:table-cell office:value-type="float" office:value="-0.00011637" calcext:value-type="float">
            <text:p>-0.00011637</text:p>
          </table:table-cell>
          <table:table-cell office:value-type="float" office:value="0.000111173" calcext:value-type="float">
            <text:p>0.000111173</text:p>
          </table:table-cell>
          <table:table-cell office:value-type="float" office:value="-0.0000501986" calcext:value-type="float">
            <text:p>-5.01986E-05</text:p>
          </table:table-cell>
          <table:table-cell office:value-type="float" office:value="0.000103035" calcext:value-type="float">
            <text:p>0.000103035</text:p>
          </table:table-cell>
          <table:table-cell office:value-type="float" office:value="0.00025901" calcext:value-type="float">
            <text:p>0.00025901</text:p>
          </table:table-cell>
          <table:table-cell office:value-type="float" office:value="-0.0000687225" calcext:value-type="float">
            <text:p>-6.87225E-05</text:p>
          </table:table-cell>
          <table:table-cell office:value-type="float" office:value="-0.000157329" calcext:value-type="float">
            <text:p>-0.000157329</text:p>
          </table:table-cell>
          <table:table-cell office:value-type="float" office:value="-0.000140135" calcext:value-type="float">
            <text:p>-0.000140135</text:p>
          </table:table-cell>
          <table:table-cell office:value-type="float" office:value="-0.000256245" calcext:value-type="float">
            <text:p>-0.000256245</text:p>
          </table:table-cell>
          <table:table-cell office:value-type="float" office:value="0.0000221099" calcext:value-type="float">
            <text:p>2.21099E-05</text:p>
          </table:table-cell>
          <table:table-cell office:value-type="float" office:value="0.000293961" calcext:value-type="float">
            <text:p>0.000293961</text:p>
          </table:table-cell>
          <table:table-cell office:value-type="float" office:value="0.000311959" calcext:value-type="float">
            <text:p>0.000311959</text:p>
          </table:table-cell>
          <table:table-cell office:value-type="float" office:value="0.000271486" calcext:value-type="float">
            <text:p>0.000271486</text:p>
          </table:table-cell>
          <table:table-cell office:value-type="float" office:value="0.000209595" calcext:value-type="float">
            <text:p>0.000209595</text:p>
          </table:table-cell>
          <table:table-cell office:value-type="float" office:value="-0.0000258478" calcext:value-type="float">
            <text:p>-2.58478E-05</text:p>
          </table:table-cell>
          <table:table-cell office:value-type="float" office:value="-0.0000521141" calcext:value-type="float">
            <text:p>-5.21141E-05</text:p>
          </table:table-cell>
          <table:table-cell office:value-type="float" office:value="-0.00010047" calcext:value-type="float">
            <text:p>-0.00010047</text:p>
          </table:table-cell>
          <table:table-cell office:value-type="float" office:value="-0.000170983" calcext:value-type="float">
            <text:p>-0.000170983</text:p>
          </table:table-cell>
          <table:table-cell office:value-type="float" office:value="-0.000110883" calcext:value-type="float">
            <text:p>-0.000110883</text:p>
          </table:table-cell>
          <table:table-cell office:value-type="float" office:value="-0.0000257281" calcext:value-type="float">
            <text:p>-2.57281E-05</text:p>
          </table:table-cell>
          <table:table-cell office:value-type="float" office:value="-0.0000687808" calcext:value-type="float">
            <text:p>-6.87808E-05</text:p>
          </table:table-cell>
          <table:table-cell office:value-type="float" office:value="0.000283315" calcext:value-type="float">
            <text:p>0.000283315</text:p>
          </table:table-cell>
          <table:table-cell office:value-type="float" office:value="0.000166204" calcext:value-type="float">
            <text:p>0.000166204</text:p>
          </table:table-cell>
          <table:table-cell office:value-type="float" office:value="0.0000864899" calcext:value-type="float">
            <text:p>8.64899E-05</text:p>
          </table:table-cell>
          <table:table-cell office:value-type="float" office:value="0.0000435628" calcext:value-type="float">
            <text:p>4.35628E-05</text:p>
          </table:table-cell>
          <table:table-cell office:value-type="float" office:value="0.0000387387" calcext:value-type="float">
            <text:p>3.87387E-05</text:p>
          </table:table-cell>
          <table:table-cell office:value-type="float" office:value="-0.000153905" calcext:value-type="float">
            <text:p>-0.000153905</text:p>
          </table:table-cell>
          <table:table-cell office:value-type="float" office:value="0.000211666" calcext:value-type="float">
            <text:p>0.000211666</text:p>
          </table:table-cell>
          <table:table-cell office:value-type="float" office:value="0.000198961" calcext:value-type="float">
            <text:p>0.000198961</text:p>
          </table:table-cell>
          <table:table-cell office:value-type="float" office:value="-0.0000462449" calcext:value-type="float">
            <text:p>-4.62449E-05</text:p>
          </table:table-cell>
          <table:table-cell office:value-type="float" office:value="-0.000084561" calcext:value-type="float">
            <text:p>-8.4561E-05</text:p>
          </table:table-cell>
          <table:table-cell office:value-type="float" office:value="-0.000125814" calcext:value-type="float">
            <text:p>-0.000125814</text:p>
          </table:table-cell>
          <table:table-cell office:value-type="float" office:value="-0.00045849" calcext:value-type="float">
            <text:p>-0.00045849</text:p>
          </table:table-cell>
          <table:table-cell office:value-type="float" office:value="-0.0000911962" calcext:value-type="float">
            <text:p>-9.11962E-05</text:p>
          </table:table-cell>
          <table:table-cell office:value-type="float" office:value="0.0000609908" calcext:value-type="float">
            <text:p>6.09908E-05</text:p>
          </table:table-cell>
          <table:table-cell office:value-type="float" office:value="0.000180024" calcext:value-type="float">
            <text:p>0.000180024</text:p>
          </table:table-cell>
          <table:table-cell office:value-type="float" office:value="0.000262316" calcext:value-type="float">
            <text:p>0.000262316</text:p>
          </table:table-cell>
          <table:table-cell office:value-type="float" office:value="0.000128323" calcext:value-type="float">
            <text:p>0.000128323</text:p>
          </table:table-cell>
          <table:table-cell office:value-type="float" office:value="0.000182008" calcext:value-type="float">
            <text:p>0.000182008</text:p>
          </table:table-cell>
          <table:table-cell office:value-type="float" office:value="0.0000487442" calcext:value-type="float">
            <text:p>4.87442E-05</text:p>
          </table:table-cell>
          <table:table-cell office:value-type="float" office:value="-0.0000811043" calcext:value-type="float">
            <text:p>-8.11043E-05</text:p>
          </table:table-cell>
          <table:table-cell office:value-type="float" office:value="-0.000134069" calcext:value-type="float">
            <text:p>-0.000134069</text:p>
          </table:table-cell>
          <table:table-cell office:value-type="float" office:value="-0.0000109535" calcext:value-type="float">
            <text:p>-1.09535E-05</text:p>
          </table:table-cell>
          <table:table-cell office:value-type="float" office:value="-0.000409906" calcext:value-type="float">
            <text:p>-0.000409906</text:p>
          </table:table-cell>
          <table:table-cell office:value-type="float" office:value="-0.000162865" calcext:value-type="float">
            <text:p>-0.000162865</text:p>
          </table:table-cell>
          <table:table-cell office:value-type="float" office:value="0.000215277" calcext:value-type="float">
            <text:p>0.000215277</text:p>
          </table:table-cell>
          <table:table-cell office:value-type="float" office:value="-0.0000244104" calcext:value-type="float">
            <text:p>-2.44104E-05</text:p>
          </table:table-cell>
          <table:table-cell office:value-type="float" office:value="0.0000968982" calcext:value-type="float">
            <text:p>9.68982E-05</text:p>
          </table:table-cell>
          <table:table-cell office:value-type="float" office:value="0.000382692" calcext:value-type="float">
            <text:p>0.000382692</text:p>
          </table:table-cell>
          <table:table-cell office:value-type="float" office:value="-0.000370406" calcext:value-type="float">
            <text:p>-0.000370406</text:p>
          </table:table-cell>
          <table:table-cell office:value-type="float" office:value="0.000108195" calcext:value-type="float">
            <text:p>0.000108195</text:p>
          </table:table-cell>
          <table:table-cell office:value-type="float" office:value="0.0000319328" calcext:value-type="float">
            <text:p>3.19328E-05</text:p>
          </table:table-cell>
          <table:table-cell office:value-type="float" office:value="-0.0000167533" calcext:value-type="float">
            <text:p>-1.67533E-05</text:p>
          </table:table-cell>
          <table:table-cell office:value-type="float" office:value="0.000366931" calcext:value-type="float">
            <text:p>0.000366931</text:p>
          </table:table-cell>
          <table:table-cell office:value-type="float" office:value="0.000163931" calcext:value-type="float">
            <text:p>0.000163931</text:p>
          </table:table-cell>
          <table:table-cell office:value-type="float" office:value="-0.00019025" calcext:value-type="float">
            <text:p>-0.00019025</text:p>
          </table:table-cell>
          <table:table-cell office:value-type="float" office:value="-0.0000741321" calcext:value-type="float">
            <text:p>-7.41321E-05</text:p>
          </table:table-cell>
          <table:table-cell office:value-type="float" office:value="-0.000344919" calcext:value-type="float">
            <text:p>-0.000344919</text:p>
          </table:table-cell>
          <table:table-cell office:value-type="float" office:value="-0.000365194" calcext:value-type="float">
            <text:p>-0.000365194</text:p>
          </table:table-cell>
          <table:table-cell office:value-type="float" office:value="0.000115762" calcext:value-type="float">
            <text:p>0.000115762</text:p>
          </table:table-cell>
          <table:table-cell office:value-type="float" office:value="-0.0000446076" calcext:value-type="float">
            <text:p>-4.46076E-05</text:p>
          </table:table-cell>
          <table:table-cell office:value-type="float" office:value="0.0000515583" calcext:value-type="float">
            <text:p>5.15583E-05</text:p>
          </table:table-cell>
          <table:table-cell office:value-type="float" office:value="0.00037418" calcext:value-type="float">
            <text:p>0.00037418</text:p>
          </table:table-cell>
          <table:table-cell office:value-type="float" office:value="0.0000599921" calcext:value-type="float">
            <text:p>5.99921E-05</text:p>
          </table:table-cell>
          <table:table-cell office:value-type="float" office:value="0.000021551" calcext:value-type="float">
            <text:p>2.1551E-05</text:p>
          </table:table-cell>
          <table:table-cell office:value-type="float" office:value="0.000443243" calcext:value-type="float">
            <text:p>0.000443243</text:p>
          </table:table-cell>
          <table:table-cell office:value-type="float" office:value="-0.000325777" calcext:value-type="float">
            <text:p>-0.000325777</text:p>
          </table:table-cell>
          <table:table-cell office:value-type="float" office:value="0.0000336089" calcext:value-type="float">
            <text:p>3.36089E-05</text:p>
          </table:table-cell>
          <table:table-cell office:value-type="float" office:value="-0.000183654" calcext:value-type="float">
            <text:p>-0.000183654</text:p>
          </table:table-cell>
          <table:table-cell office:value-type="float" office:value="-0.000264782" calcext:value-type="float">
            <text:p>-0.000264782</text:p>
          </table:table-cell>
          <table:table-cell office:value-type="float" office:value="-0.0000999939" calcext:value-type="float">
            <text:p>-9.99939E-05</text:p>
          </table:table-cell>
          <table:table-cell office:value-type="float" office:value="0.000214832" calcext:value-type="float">
            <text:p>0.000214832</text:p>
          </table:table-cell>
          <table:table-cell office:value-type="float" office:value="-0.000168585" calcext:value-type="float">
            <text:p>-0.000168585</text:p>
          </table:table-cell>
          <table:table-cell office:value-type="float" office:value="0.00027388" calcext:value-type="float">
            <text:p>0.00027388</text:p>
          </table:table-cell>
          <table:table-cell office:value-type="float" office:value="-0.000202941" calcext:value-type="float">
            <text:p>-0.000202941</text:p>
          </table:table-cell>
          <table:table-cell office:value-type="float" office:value="-0.000176718" calcext:value-type="float">
            <text:p>-0.000176718</text:p>
          </table:table-cell>
          <table:table-cell office:value-type="float" office:value="0.00000278974" calcext:value-type="float">
            <text:p>2.78974E-06</text:p>
          </table:table-cell>
          <table:table-cell office:value-type="float" office:value="0.000168794" calcext:value-type="float">
            <text:p>0.000168794</text:p>
          </table:table-cell>
          <table:table-cell office:value-type="float" office:value="-0.0000201453" calcext:value-type="float">
            <text:p>-2.01453E-05</text:p>
          </table:table-cell>
          <table:table-cell office:value-type="float" office:value="0.000683809" calcext:value-type="float">
            <text:p>0.000683809</text:p>
          </table:table-cell>
          <table:table-cell office:value-type="float" office:value="-0.0000846403" calcext:value-type="float">
            <text:p>-8.46403E-05</text:p>
          </table:table-cell>
          <table:table-cell office:value-type="float" office:value="0.0000118746" calcext:value-type="float">
            <text:p>1.18746E-05</text:p>
          </table:table-cell>
          <table:table-cell office:value-type="float" office:value="0.0000347578" calcext:value-type="float">
            <text:p>3.47578E-05</text:p>
          </table:table-cell>
          <table:table-cell office:value-type="float" office:value="-0.00031209" calcext:value-type="float">
            <text:p>-0.00031209</text:p>
          </table:table-cell>
          <table:table-cell office:value-type="float" office:value="-0.000263572" calcext:value-type="float">
            <text:p>-0.000263572</text:p>
          </table:table-cell>
          <table:table-cell office:value-type="float" office:value="0.0000696177" calcext:value-type="float">
            <text:p>6.96177E-05</text:p>
          </table:table-cell>
          <table:table-cell office:value-type="float" office:value="-0.000303205" calcext:value-type="float">
            <text:p>-0.000303205</text:p>
          </table:table-cell>
          <table:table-cell office:value-type="float" office:value="0.000130725" calcext:value-type="float">
            <text:p>0.000130725</text:p>
          </table:table-cell>
          <table:table-cell office:value-type="float" office:value="0.0000421075" calcext:value-type="float">
            <text:p>4.21075E-05</text:p>
          </table:table-cell>
          <table:table-cell office:value-type="float" office:value="0.000201002" calcext:value-type="float">
            <text:p>0.000201002</text:p>
          </table:table-cell>
          <table:table-cell office:value-type="float" office:value="0.000317616" calcext:value-type="float">
            <text:p>0.000317616</text:p>
          </table:table-cell>
          <table:table-cell office:value-type="float" office:value="0.000370634" calcext:value-type="float">
            <text:p>0.000370634</text:p>
          </table:table-cell>
          <table:table-cell office:value-type="float" office:value="0.0000443637" calcext:value-type="float">
            <text:p>4.43637E-05</text:p>
          </table:table-cell>
          <table:table-cell office:value-type="float" office:value="0.000254895" calcext:value-type="float">
            <text:p>0.000254895</text:p>
          </table:table-cell>
          <table:table-cell office:value-type="float" office:value="-0.0000283314" calcext:value-type="float">
            <text:p>-2.83314E-05</text:p>
          </table:table-cell>
          <table:table-cell office:value-type="float" office:value="0.000113527" calcext:value-type="float">
            <text:p>0.000113527</text:p>
          </table:table-cell>
          <table:table-cell office:value-type="float" office:value="0.000422352" calcext:value-type="float">
            <text:p>0.000422352</text:p>
          </table:table-cell>
          <table:table-cell office:value-type="float" office:value="0.000531443" calcext:value-type="float">
            <text:p>0.000531443</text:p>
          </table:table-cell>
          <table:table-cell office:value-type="float" office:value="0.0004008" calcext:value-type="float">
            <text:p>0.0004008</text:p>
          </table:table-cell>
          <table:table-cell office:value-type="float" office:value="0.000897134" calcext:value-type="float">
            <text:p>0.000897134</text:p>
          </table:table-cell>
          <table:table-cell office:value-type="float" office:value="0.00041293" calcext:value-type="float">
            <text:p>0.00041293</text:p>
          </table:table-cell>
          <table:table-cell office:value-type="float" office:value="0.000916258" calcext:value-type="float">
            <text:p>0.000916258</text:p>
          </table:table-cell>
          <table:table-cell office:value-type="float" office:value="0.00131913" calcext:value-type="float">
            <text:p>0.00131913</text:p>
          </table:table-cell>
          <table:table-cell office:value-type="float" office:value="0.00204341" calcext:value-type="float">
            <text:p>0.00204341</text:p>
          </table:table-cell>
          <table:table-cell office:value-type="float" office:value="0.00280097" calcext:value-type="float">
            <text:p>0.00280097</text:p>
          </table:table-cell>
          <table:table-cell office:value-type="float" office:value="0.00416848" calcext:value-type="float">
            <text:p>0.00416848</text:p>
          </table:table-cell>
          <table:table-cell office:value-type="float" office:value="0.0054058" calcext:value-type="float">
            <text:p>0.0054058</text:p>
          </table:table-cell>
          <table:table-cell office:value-type="float" office:value="0.00768346" calcext:value-type="float">
            <text:p>0.00768346</text:p>
          </table:table-cell>
          <table:table-cell office:value-type="float" office:value="0.0105204" calcext:value-type="float">
            <text:p>0.0105204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222985" calcext:value-type="float">
            <text:p>0.0222985</text:p>
          </table:table-cell>
          <table:table-cell office:value-type="float" office:value="0.0330921" calcext:value-type="float">
            <text:p>0.0330921</text:p>
          </table:table-cell>
          <table:table-cell office:value-type="float" office:value="0.0490701" calcext:value-type="float">
            <text:p>0.0490701</text:p>
          </table:table-cell>
          <table:table-cell office:value-type="float" office:value="0.073861" calcext:value-type="float">
            <text:p>0.073861</text:p>
          </table:table-cell>
          <table:table-cell office:value-type="float" office:value="0.110363" calcext:value-type="float">
            <text:p>0.110363</text:p>
          </table:table-cell>
          <table:table-cell office:value-type="float" office:value="0.16505" calcext:value-type="float">
            <text:p>0.16505</text:p>
          </table:table-cell>
          <table:table-cell office:value-type="float" office:value="0.243465" calcext:value-type="float">
            <text:p>0.243465</text:p>
          </table:table-cell>
          <table:table-cell office:value-type="float" office:value="0.351156" calcext:value-type="float">
            <text:p>0.351156</text:p>
          </table:table-cell>
          <table:table-cell office:value-type="float" office:value="0.489992" calcext:value-type="float">
            <text:p>0.489992</text:p>
          </table:table-cell>
          <table:table-cell office:value-type="float" office:value="0.65159" calcext:value-type="float">
            <text:p>0.65159</text:p>
          </table:table-cell>
          <table:table-cell office:value-type="float" office:value="0.810371" calcext:value-type="float">
            <text:p>0.810371</text:p>
          </table:table-cell>
          <table:table-cell office:value-type="float" office:value="0.926787" calcext:value-type="float">
            <text:p>0.926787</text:p>
          </table:table-cell>
          <table:table-cell office:value-type="float" office:value="0.961813" calcext:value-type="float">
            <text:p>0.961813</text:p>
          </table:table-cell>
          <table:table-cell office:value-type="float" office:value="0.90233" calcext:value-type="float">
            <text:p>0.90233</text:p>
          </table:table-cell>
          <table:table-cell office:value-type="float" office:value="0.772902" calcext:value-type="float">
            <text:p>0.772902</text:p>
          </table:table-cell>
          <table:table-cell office:value-type="float" office:value="0.616567" calcext:value-type="float">
            <text:p>0.616567</text:p>
          </table:table-cell>
          <table:table-cell office:value-type="float" office:value="0.46878" calcext:value-type="float">
            <text:p>0.46878</text:p>
          </table:table-cell>
          <table:table-cell office:value-type="float" office:value="0.349628" calcext:value-type="float">
            <text:p>0.349628</text:p>
          </table:table-cell>
          <table:table-cell office:value-type="float" office:value="0.264094" calcext:value-type="float">
            <text:p>0.264094</text:p>
          </table:table-cell>
          <table:table-cell office:value-type="float" office:value="0.206779" calcext:value-type="float">
            <text:p>0.206779</text:p>
          </table:table-cell>
          <table:table-cell office:value-type="float" office:value="0.174426" calcext:value-type="float">
            <text:p>0.174426</text:p>
          </table:table-cell>
          <table:table-cell office:value-type="float" office:value="0.159081" calcext:value-type="float">
            <text:p>0.159081</text:p>
          </table:table-cell>
          <table:table-cell office:value-type="float" office:value="0.156519" calcext:value-type="float">
            <text:p>0.156519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10973" calcext:value-type="float">
            <text:p>0.210973</text:p>
          </table:table-cell>
          <table:table-cell office:value-type="float" office:value="0.227583" calcext:value-type="float">
            <text:p>0.227583</text:p>
          </table:table-cell>
          <table:table-cell office:value-type="float" office:value="0.241752" calcext:value-type="float">
            <text:p>0.241752</text:p>
          </table:table-cell>
          <table:table-cell office:value-type="float" office:value="0.249684" calcext:value-type="float">
            <text:p>0.249684</text:p>
          </table:table-cell>
          <table:table-cell office:value-type="float" office:value="0.252619" calcext:value-type="float">
            <text:p>0.252619</text:p>
          </table:table-cell>
          <table:table-cell office:value-type="float" office:value="0.248584" calcext:value-type="float">
            <text:p>0.248584</text:p>
          </table:table-cell>
          <table:table-cell office:value-type="float" office:value="0.237268" calcext:value-type="float">
            <text:p>0.237268</text:p>
          </table:table-cell>
          <table:table-cell office:value-type="float" office:value="0.221675" calcext:value-type="float">
            <text:p>0.221675</text:p>
          </table:table-cell>
          <table:table-cell office:value-type="float" office:value="0.201797" calcext:value-type="float">
            <text:p>0.201797</text:p>
          </table:table-cell>
          <table:table-cell office:value-type="float" office:value="0.179662" calcext:value-type="float">
            <text:p>0.179662</text:p>
          </table:table-cell>
          <table:table-cell office:value-type="float" office:value="0.157212" calcext:value-type="float">
            <text:p>0.157212</text:p>
          </table:table-cell>
          <table:table-cell office:value-type="float" office:value="0.134999" calcext:value-type="float">
            <text:p>0.134999</text:p>
          </table:table-cell>
          <table:table-cell office:value-type="float" office:value="0.114238" calcext:value-type="float">
            <text:p>0.114238</text:p>
          </table:table-cell>
          <table:table-cell office:value-type="float" office:value="0.0952634" calcext:value-type="float">
            <text:p>0.0952634</text:p>
          </table:table-cell>
          <table:table-cell office:value-type="float" office:value="0.0784438" calcext:value-type="float">
            <text:p>0.0784438</text:p>
          </table:table-cell>
          <table:table-cell office:value-type="float" office:value="0.0643397" calcext:value-type="float">
            <text:p>0.0643397</text:p>
          </table:table-cell>
          <table:table-cell office:value-type="float" office:value="0.0524307" calcext:value-type="float">
            <text:p>0.0524307</text:p>
          </table:table-cell>
          <table:table-cell office:value-type="float" office:value="0.0423255" calcext:value-type="float">
            <text:p>0.0423255</text:p>
          </table:table-cell>
          <table:table-cell office:value-type="float" office:value="0.0343817" calcext:value-type="float">
            <text:p>0.0343817</text:p>
          </table:table-cell>
          <table:table-cell office:value-type="float" office:value="0.0278559" calcext:value-type="float">
            <text:p>0.0278559</text:p>
          </table:table-cell>
          <table:table-cell office:value-type="float" office:value="0.0219928" calcext:value-type="float">
            <text:p>0.0219928</text:p>
          </table:table-cell>
          <table:table-cell office:value-type="float" office:value="0.0175118" calcext:value-type="float">
            <text:p>0.0175118</text:p>
          </table:table-cell>
          <table:table-cell office:value-type="float" office:value="0.0141654" calcext:value-type="float">
            <text:p>0.0141654</text:p>
          </table:table-cell>
          <table:table-cell office:value-type="float" office:value="0.0110015" calcext:value-type="float">
            <text:p>0.0110015</text:p>
          </table:table-cell>
          <table:table-cell office:value-type="float" office:value="0.00867162" calcext:value-type="float">
            <text:p>0.00867162</text:p>
          </table:table-cell>
          <table:table-cell office:value-type="float" office:value="0.00682195" calcext:value-type="float">
            <text:p>0.00682195</text:p>
          </table:table-cell>
          <table:table-cell office:value-type="float" office:value="0.00559084" calcext:value-type="float">
            <text:p>0.00559084</text:p>
          </table:table-cell>
          <table:table-cell office:value-type="float" office:value="0.00390858" calcext:value-type="float">
            <text:p>0.00390858</text:p>
          </table:table-cell>
          <table:table-cell office:value-type="float" office:value="0.00327287" calcext:value-type="float">
            <text:p>0.00327287</text:p>
          </table:table-cell>
          <table:table-cell office:value-type="float" office:value="0.00289429" calcext:value-type="float">
            <text:p>0.00289429</text:p>
          </table:table-cell>
          <table:table-cell office:value-type="float" office:value="0.00200527" calcext:value-type="float">
            <text:p>0.00200527</text:p>
          </table:table-cell>
          <table:table-cell office:value-type="float" office:value="0.00188291" calcext:value-type="float">
            <text:p>0.00188291</text:p>
          </table:table-cell>
          <table:table-cell office:value-type="float" office:value="0.00161089" calcext:value-type="float">
            <text:p>0.00161089</text:p>
          </table:table-cell>
          <table:table-cell office:value-type="float" office:value="0.000882293" calcext:value-type="float">
            <text:p>0.000882293</text:p>
          </table:table-cell>
          <table:table-cell office:value-type="float" office:value="0.000798536" calcext:value-type="float">
            <text:p>0.000798536</text:p>
          </table:table-cell>
          <table:table-cell office:value-type="float" office:value="0.000464118" calcext:value-type="float">
            <text:p>0.000464118</text:p>
          </table:table-cell>
          <table:table-cell office:value-type="float" office:value="0.000565119" calcext:value-type="float">
            <text:p>0.000565119</text:p>
          </table:table-cell>
          <table:table-cell office:value-type="float" office:value="0.000427891" calcext:value-type="float">
            <text:p>0.000427891</text:p>
          </table:table-cell>
          <table:table-cell office:value-type="float" office:value="0.000654296" calcext:value-type="float">
            <text:p>0.000654296</text:p>
          </table:table-cell>
          <table:table-cell office:value-type="float" office:value="0.000772309" calcext:value-type="float">
            <text:p>0.000772309</text:p>
          </table:table-cell>
          <table:table-cell office:value-type="float" office:value="0.000048558" calcext:value-type="float">
            <text:p>4.8558E-05</text:p>
          </table:table-cell>
          <table:table-cell office:value-type="float" office:value="0.000455043" calcext:value-type="float">
            <text:p>0.000455043</text:p>
          </table:table-cell>
          <table:table-cell office:value-type="float" office:value="-0.000030931" calcext:value-type="float">
            <text:p>-3.0931E-05</text:p>
          </table:table-cell>
          <table:table-cell office:value-type="float" office:value="-0.000191215" calcext:value-type="float">
            <text:p>-0.000191215</text:p>
          </table:table-cell>
          <table:table-cell office:value-type="float" office:value="-0.0000910632" calcext:value-type="float">
            <text:p>-9.10632E-05</text:p>
          </table:table-cell>
          <table:table-cell office:value-type="float" office:value="-0.000090384" calcext:value-type="float">
            <text:p>-9.0384E-05</text:p>
          </table:table-cell>
          <table:table-cell office:value-type="float" office:value="-0.00000998594" calcext:value-type="float">
            <text:p>-9.98594E-06</text:p>
          </table:table-cell>
          <table:table-cell office:value-type="float" office:value="-0.0000993206" calcext:value-type="float">
            <text:p>-9.93206E-05</text:p>
          </table:table-cell>
          <table:table-cell office:value-type="float" office:value="-0.000132005" calcext:value-type="float">
            <text:p>-0.000132005</text:p>
          </table:table-cell>
          <table:table-cell office:value-type="float" office:value="0.000224959" calcext:value-type="float">
            <text:p>0.000224959</text:p>
          </table:table-cell>
          <table:table-cell office:value-type="float" office:value="-0.00014353" calcext:value-type="float">
            <text:p>-0.00014353</text:p>
          </table:table-cell>
          <table:table-cell office:value-type="float" office:value="0.000320382" calcext:value-type="float">
            <text:p>0.000320382</text:p>
          </table:table-cell>
          <table:table-cell office:value-type="float" office:value="0.000117159" calcext:value-type="float">
            <text:p>0.000117159</text:p>
          </table:table-cell>
          <table:table-cell office:value-type="float" office:value="0.0000903066" calcext:value-type="float">
            <text:p>9.03066E-05</text:p>
          </table:table-cell>
          <table:table-cell office:value-type="float" office:value="-0.000109973" calcext:value-type="float">
            <text:p>-0.000109973</text:p>
          </table:table-cell>
          <table:table-cell office:value-type="float" office:value="-0.0000771522" calcext:value-type="float">
            <text:p>-7.71522E-05</text:p>
          </table:table-cell>
          <table:table-cell office:value-type="float" office:value="0.0000988742" calcext:value-type="float">
            <text:p>9.88742E-05</text:p>
          </table:table-cell>
          <table:table-cell office:value-type="float" office:value="-0.0000274157" calcext:value-type="float">
            <text:p>-2.74157E-05</text:p>
          </table:table-cell>
          <table:table-cell office:value-type="float" office:value="0.0000659347" calcext:value-type="float">
            <text:p>6.59347E-05</text:p>
          </table:table-cell>
          <table:table-cell office:value-type="float" office:value="0.000491868" calcext:value-type="float">
            <text:p>0.000491868</text:p>
          </table:table-cell>
          <table:table-cell office:value-type="float" office:value="0.00029563" calcext:value-type="float">
            <text:p>0.00029563</text:p>
          </table:table-cell>
          <table:table-cell office:value-type="float" office:value="-0.000245694" calcext:value-type="float">
            <text:p>-0.000245694</text:p>
          </table:table-cell>
          <table:table-cell office:value-type="float" office:value="-0.0000789711" calcext:value-type="float">
            <text:p>-7.89711E-05</text:p>
          </table:table-cell>
          <table:table-cell office:value-type="float" office:value="-0.000237579" calcext:value-type="float">
            <text:p>-0.000237579</text:p>
          </table:table-cell>
          <table:table-cell office:value-type="float" office:value="-0.00041038" calcext:value-type="float">
            <text:p>-0.00041038</text:p>
          </table:table-cell>
          <table:table-cell office:value-type="float" office:value="-0.000128977" calcext:value-type="float">
            <text:p>-0.000128977</text:p>
          </table:table-cell>
          <table:table-cell office:value-type="float" office:value="0.000037574" calcext:value-type="float">
            <text:p>3.7574E-05</text:p>
          </table:table-cell>
          <table:table-cell office:value-type="float" office:value="-0.000132363" calcext:value-type="float">
            <text:p>-0.000132363</text:p>
          </table:table-cell>
          <table:table-cell office:value-type="float" office:value="0.0000609386" calcext:value-type="float">
            <text:p>6.09386E-05</text:p>
          </table:table-cell>
          <table:table-cell office:value-type="float" office:value="0.0000547031" calcext:value-type="float">
            <text:p>5.47031E-05</text:p>
          </table:table-cell>
          <table:table-cell office:value-type="float" office:value="0.000266491" calcext:value-type="float">
            <text:p>0.000266491</text:p>
          </table:table-cell>
          <table:table-cell office:value-type="float" office:value="-0.000252179" calcext:value-type="float">
            <text:p>-0.000252179</text:p>
          </table:table-cell>
          <table:table-cell office:value-type="float" office:value="0.000138585" calcext:value-type="float">
            <text:p>0.000138585</text:p>
          </table:table-cell>
          <table:table-cell office:value-type="float" office:value="0.000245052" calcext:value-type="float">
            <text:p>0.000245052</text:p>
          </table:table-cell>
          <table:table-cell office:value-type="float" office:value="-0.000074973" calcext:value-type="float">
            <text:p>-7.4973E-05</text:p>
          </table:table-cell>
          <table:table-cell office:value-type="float" office:value="0.00013543" calcext:value-type="float">
            <text:p>0.00013543</text:p>
          </table:table-cell>
          <table:table-cell office:value-type="float" office:value="-0.000255231" calcext:value-type="float">
            <text:p>-0.000255231</text:p>
          </table:table-cell>
          <table:table-cell office:value-type="float" office:value="-0.000170365" calcext:value-type="float">
            <text:p>-0.000170365</text:p>
          </table:table-cell>
          <table:table-cell office:value-type="float" office:value="0.00053465" calcext:value-type="float">
            <text:p>0.00053465</text:p>
          </table:table-cell>
          <table:table-cell office:value-type="float" office:value="0.00000684429" calcext:value-type="float">
            <text:p>6.84429E-06</text:p>
          </table:table-cell>
          <table:table-cell office:value-type="float" office:value="0.000244201" calcext:value-type="float">
            <text:p>0.000244201</text:p>
          </table:table-cell>
          <table:table-cell office:value-type="float" office:value="0.0000976526" calcext:value-type="float">
            <text:p>9.76526E-05</text:p>
          </table:table-cell>
          <table:table-cell office:value-type="float" office:value="0.00000725488" calcext:value-type="float">
            <text:p>7.25488E-06</text:p>
          </table:table-cell>
          <table:table-cell office:value-type="float" office:value="-0.000120213" calcext:value-type="float">
            <text:p>-0.000120213</text:p>
          </table:table-cell>
          <table:table-cell office:value-type="float" office:value="-0.000561306" calcext:value-type="float">
            <text:p>-0.000561306</text:p>
          </table:table-cell>
          <table:table-cell office:value-type="float" office:value="-0.0000832567" calcext:value-type="float">
            <text:p>-8.32567E-05</text:p>
          </table:table-cell>
          <table:table-cell office:value-type="float" office:value="-0.00024892" calcext:value-type="float">
            <text:p>-0.00024892</text:p>
          </table:table-cell>
          <table:table-cell office:value-type="float" office:value="-0.00023553" calcext:value-type="float">
            <text:p>-0.00023553</text:p>
          </table:table-cell>
          <table:table-cell office:value-type="float" office:value="0.000563614" calcext:value-type="float">
            <text:p>0.000563614</text:p>
          </table:table-cell>
          <table:table-cell office:value-type="float" office:value="-0.000134062" calcext:value-type="float">
            <text:p>-0.000134062</text:p>
          </table:table-cell>
          <table:table-cell office:value-type="float" office:value="0.0000331665" calcext:value-type="float">
            <text:p>3.31665E-05</text:p>
          </table:table-cell>
          <table:table-cell office:value-type="float" office:value="-0.000135649" calcext:value-type="float">
            <text:p>-0.000135649</text:p>
          </table:table-cell>
          <table:table-cell office:value-type="float" office:value="0.000174476" calcext:value-type="float">
            <text:p>0.000174476</text:p>
          </table:table-cell>
          <table:table-cell office:value-type="float" office:value="-0.0000284822" calcext:value-type="float">
            <text:p>-2.84822E-05</text:p>
          </table:table-cell>
          <table:table-cell office:value-type="float" office:value="-0.0000672459" calcext:value-type="float">
            <text:p>-6.72459E-05</text:p>
          </table:table-cell>
          <table:table-cell office:value-type="float" office:value="0.0000981583" calcext:value-type="float">
            <text:p>9.81583E-05</text:p>
          </table:table-cell>
          <table:table-cell office:value-type="float" office:value="0.000133046" calcext:value-type="float">
            <text:p>0.000133046</text:p>
          </table:table-cell>
          <table:table-cell office:value-type="float" office:value="-0.00033277" calcext:value-type="float">
            <text:p>-0.00033277</text:p>
          </table:table-cell>
          <table:table-cell office:value-type="float" office:value="0.000329495" calcext:value-type="float">
            <text:p>0.000329495</text:p>
          </table:table-cell>
          <table:table-cell office:value-type="float" office:value="0.0000430616" calcext:value-type="float">
            <text:p>4.30616E-05</text:p>
          </table:table-cell>
          <table:table-cell office:value-type="float" office:value="0.000270109" calcext:value-type="float">
            <text:p>0.000270109</text:p>
          </table:table-cell>
          <table:table-cell office:value-type="float" office:value="-0.000013755" calcext:value-type="float">
            <text:p>-1.3755E-05</text:p>
          </table:table-cell>
          <table:table-cell office:value-type="float" office:value="0.000487967" calcext:value-type="float">
            <text:p>0.000487967</text:p>
          </table:table-cell>
          <table:table-cell office:value-type="float" office:value="-0.0000108174" calcext:value-type="float">
            <text:p>-1.08174E-05</text:p>
          </table:table-cell>
          <table:table-cell office:value-type="float" office:value="-0.000138014" calcext:value-type="float">
            <text:p>-0.000138014</text:p>
          </table:table-cell>
          <table:table-cell office:value-type="float" office:value="-0.000433477" calcext:value-type="float">
            <text:p>-0.000433477</text:p>
          </table:table-cell>
          <table:table-cell office:value-type="float" office:value="-0.00022845" calcext:value-type="float">
            <text:p>-0.00022845</text:p>
          </table:table-cell>
          <table:table-cell office:value-type="float" office:value="-0.000345432" calcext:value-type="float">
            <text:p>-0.000345432</text:p>
          </table:table-cell>
          <table:table-cell office:value-type="float" office:value="0.000178107" calcext:value-type="float">
            <text:p>0.000178107</text:p>
          </table:table-cell>
          <table:table-cell office:value-type="float" office:value="0.0000942438" calcext:value-type="float">
            <text:p>9.42438E-05</text:p>
          </table:table-cell>
          <table:table-cell office:value-type="float" office:value="0.0000380489" calcext:value-type="float">
            <text:p>3.80489E-05</text:p>
          </table:table-cell>
          <table:table-cell office:value-type="float" office:value="-0.0000051835" calcext:value-type="float">
            <text:p>-5.1835E-06</text:p>
          </table:table-cell>
          <table:table-cell office:value-type="float" office:value="0.0000713643" calcext:value-type="float">
            <text:p>7.13643E-05</text:p>
          </table:table-cell>
          <table:table-cell office:value-type="float" office:value="-0.000214906" calcext:value-type="float">
            <text:p>-0.000214906</text:p>
          </table:table-cell>
          <table:table-cell office:value-type="float" office:value="-0.0000364625" calcext:value-type="float">
            <text:p>-3.64625E-05</text:p>
          </table:table-cell>
          <table:table-cell office:value-type="float" office:value="-0.0000959446" calcext:value-type="float">
            <text:p>-9.59446E-05</text:p>
          </table:table-cell>
          <table:table-cell office:value-type="float" office:value="-0.000123091" calcext:value-type="float">
            <text:p>-0.000123091</text:p>
          </table:table-cell>
          <table:table-cell office:value-type="float" office:value="0.0000231245" calcext:value-type="float">
            <text:p>2.31245E-05</text:p>
          </table:table-cell>
          <table:table-cell office:value-type="float" office:value="0.000138108" calcext:value-type="float">
            <text:p>0.000138108</text:p>
          </table:table-cell>
          <table:table-cell office:value-type="float" office:value="0.0000492478" calcext:value-type="float">
            <text:p>4.92478E-05</text:p>
          </table:table-cell>
          <table:table-cell office:value-type="float" office:value="-0.000191902" calcext:value-type="float">
            <text:p>-0.000191902</text:p>
          </table:table-cell>
          <table:table-cell office:value-type="float" office:value="0.000262965" calcext:value-type="float">
            <text:p>0.000262965</text:p>
          </table:table-cell>
          <table:table-cell office:value-type="float" office:value="0.000354887" calcext:value-type="float">
            <text:p>0.000354887</text:p>
          </table:table-cell>
          <table:table-cell office:value-type="float" office:value="0.0000177041" calcext:value-type="float">
            <text:p>1.77041E-05</text:p>
          </table:table-cell>
          <table:table-cell office:value-type="float" office:value="0.000453845" calcext:value-type="float">
            <text:p>0.000453845</text:p>
          </table:table-cell>
          <table:table-cell office:value-type="float" office:value="0.000116682" calcext:value-type="float">
            <text:p>0.000116682</text:p>
          </table:table-cell>
          <table:table-cell office:value-type="float" office:value="-0.000421839" calcext:value-type="float">
            <text:p>-0.000421839</text:p>
          </table:table-cell>
          <table:table-cell office:value-type="float" office:value="-0.0002955" calcext:value-type="float">
            <text:p>-0.0002955</text:p>
          </table:table-cell>
          <table:table-cell office:value-type="float" office:value="0.00000913563" calcext:value-type="float">
            <text:p>9.13563E-06</text:p>
          </table:table-cell>
          <table:table-cell office:value-type="float" office:value="-0.0000345984" calcext:value-type="float">
            <text:p>-3.45984E-05</text:p>
          </table:table-cell>
          <table:table-cell office:value-type="float" office:value="-0.000168938" calcext:value-type="float">
            <text:p>-0.000168938</text:p>
          </table:table-cell>
          <table:table-cell office:value-type="float" office:value="0.000293112" calcext:value-type="float">
            <text:p>0.000293112</text:p>
          </table:table-cell>
          <table:table-cell office:value-type="float" office:value="0.000317027" calcext:value-type="float">
            <text:p>0.000317027</text:p>
          </table:table-cell>
          <table:table-cell office:value-type="float" office:value="-0.000186716" calcext:value-type="float">
            <text:p>-0.000186716</text:p>
          </table:table-cell>
          <table:table-cell office:value-type="float" office:value="0.000116825" calcext:value-type="float">
            <text:p>0.000116825</text:p>
          </table:table-cell>
          <table:table-cell office:value-type="float" office:value="-0.0000457205" calcext:value-type="float">
            <text:p>-4.57205E-05</text:p>
          </table:table-cell>
          <table:table-cell office:value-type="float" office:value="-0.000474163" calcext:value-type="float">
            <text:p>-0.000474163</text:p>
          </table:table-cell>
          <table:table-cell office:value-type="float" office:value="-0.000217232" calcext:value-type="float">
            <text:p>-0.000217232</text:p>
          </table:table-cell>
          <table:table-cell office:value-type="float" office:value="0.000141189" calcext:value-type="float">
            <text:p>0.000141189</text:p>
          </table:table-cell>
          <table:table-cell office:value-type="float" office:value="-0.000170817" calcext:value-type="float">
            <text:p>-0.000170817</text:p>
          </table:table-cell>
          <table:table-cell office:value-type="float" office:value="-0.000178896" calcext:value-type="float">
            <text:p>-0.000178896</text:p>
          </table:table-cell>
          <table:table-cell office:value-type="float" office:value="0.00000853702" calcext:value-type="float">
            <text:p>8.53702E-06</text:p>
          </table:table-cell>
          <table:table-cell office:value-type="float" office:value="-0.000336744" calcext:value-type="float">
            <text:p>-0.000336744</text:p>
          </table:table-cell>
          <table:table-cell office:value-type="float" office:value="2.06176E-017" calcext:value-type="float">
            <text:p>2.06176E-17</text:p>
          </table:table-cell>
          <table:table-cell office:value-type="float" office:value="1.63141E-017" calcext:value-type="float">
            <text:p>1.63141E-17</text:p>
          </table:table-cell>
          <table:table-cell table:number-columns-repeated="2" office:value-type="float" office:value="1.28571E-017" calcext:value-type="float">
            <text:p>1.28571E-17</text:p>
          </table:table-cell>
        </table:table-row>
        <table:table-row table:style-name="ro1">
          <table:table-cell office:value-type="float" office:value="16.9822" calcext:value-type="float">
            <text:p>16.9822</text:p>
          </table:table-cell>
          <table:table-cell office:value-type="float" office:value="0.0000000024556" calcext:value-type="float">
            <text:p>2.4556E-09</text:p>
          </table:table-cell>
          <table:table-cell office:value-type="float" office:value="0.00000000392349" calcext:value-type="float">
            <text:p>3.92349E-09</text:p>
          </table:table-cell>
          <table:table-cell office:value-type="float" office:value="0.00000000629839" calcext:value-type="float">
            <text:p>6.29839E-09</text:p>
          </table:table-cell>
          <table:table-cell office:value-type="float" office:value="-0.000192613" calcext:value-type="float">
            <text:p>-0.000192613</text:p>
          </table:table-cell>
          <table:table-cell office:value-type="float" office:value="-0.000275834" calcext:value-type="float">
            <text:p>-0.000275834</text:p>
          </table:table-cell>
          <table:table-cell office:value-type="float" office:value="-0.00031708" calcext:value-type="float">
            <text:p>-0.00031708</text:p>
          </table:table-cell>
          <table:table-cell office:value-type="float" office:value="-0.000186716" calcext:value-type="float">
            <text:p>-0.000186716</text:p>
          </table:table-cell>
          <table:table-cell office:value-type="float" office:value="-0.000106039" calcext:value-type="float">
            <text:p>-0.000106039</text:p>
          </table:table-cell>
          <table:table-cell office:value-type="float" office:value="0.000167165" calcext:value-type="float">
            <text:p>0.000167165</text:p>
          </table:table-cell>
          <table:table-cell office:value-type="float" office:value="0.0000694713" calcext:value-type="float">
            <text:p>6.94713E-05</text:p>
          </table:table-cell>
          <table:table-cell office:value-type="float" office:value="0.000210644" calcext:value-type="float">
            <text:p>0.000210644</text:p>
          </table:table-cell>
          <table:table-cell office:value-type="float" office:value="-0.000157097" calcext:value-type="float">
            <text:p>-0.000157097</text:p>
          </table:table-cell>
          <table:table-cell office:value-type="float" office:value="-0.0000596366" calcext:value-type="float">
            <text:p>-5.96366E-05</text:p>
          </table:table-cell>
          <table:table-cell office:value-type="float" office:value="0.00000154221" calcext:value-type="float">
            <text:p>1.54221E-06</text:p>
          </table:table-cell>
          <table:table-cell office:value-type="float" office:value="0.000019766" calcext:value-type="float">
            <text:p>1.9766E-05</text:p>
          </table:table-cell>
          <table:table-cell office:value-type="float" office:value="0.000117009" calcext:value-type="float">
            <text:p>0.000117009</text:p>
          </table:table-cell>
          <table:table-cell office:value-type="float" office:value="0.000246373" calcext:value-type="float">
            <text:p>0.000246373</text:p>
          </table:table-cell>
          <table:table-cell office:value-type="float" office:value="-0.00023958" calcext:value-type="float">
            <text:p>-0.00023958</text:p>
          </table:table-cell>
          <table:table-cell office:value-type="float" office:value="-0.0000353027" calcext:value-type="float">
            <text:p>-3.53027E-05</text:p>
          </table:table-cell>
          <table:table-cell office:value-type="float" office:value="-0.00031779" calcext:value-type="float">
            <text:p>-0.00031779</text:p>
          </table:table-cell>
          <table:table-cell office:value-type="float" office:value="-0.000117881" calcext:value-type="float">
            <text:p>-0.000117881</text:p>
          </table:table-cell>
          <table:table-cell office:value-type="float" office:value="0.0000296059" calcext:value-type="float">
            <text:p>2.96059E-05</text:p>
          </table:table-cell>
          <table:table-cell office:value-type="float" office:value="0.00022652" calcext:value-type="float">
            <text:p>0.00022652</text:p>
          </table:table-cell>
          <table:table-cell office:value-type="float" office:value="0.000168124" calcext:value-type="float">
            <text:p>0.000168124</text:p>
          </table:table-cell>
          <table:table-cell office:value-type="float" office:value="0.00036377" calcext:value-type="float">
            <text:p>0.00036377</text:p>
          </table:table-cell>
          <table:table-cell office:value-type="float" office:value="0.0000591545" calcext:value-type="float">
            <text:p>5.91545E-05</text:p>
          </table:table-cell>
          <table:table-cell office:value-type="float" office:value="0.000223758" calcext:value-type="float">
            <text:p>0.000223758</text:p>
          </table:table-cell>
          <table:table-cell office:value-type="float" office:value="-0.0000190067" calcext:value-type="float">
            <text:p>-1.90067E-05</text:p>
          </table:table-cell>
          <table:table-cell office:value-type="float" office:value="-0.0000337207" calcext:value-type="float">
            <text:p>-3.37207E-05</text:p>
          </table:table-cell>
          <table:table-cell office:value-type="float" office:value="-0.00026001" calcext:value-type="float">
            <text:p>-0.00026001</text:p>
          </table:table-cell>
          <table:table-cell office:value-type="float" office:value="-0.0000308589" calcext:value-type="float">
            <text:p>-3.08589E-05</text:p>
          </table:table-cell>
          <table:table-cell office:value-type="float" office:value="-0.00031855" calcext:value-type="float">
            <text:p>-0.00031855</text:p>
          </table:table-cell>
          <table:table-cell office:value-type="float" office:value="0.000073035" calcext:value-type="float">
            <text:p>7.3035E-05</text:p>
          </table:table-cell>
          <table:table-cell office:value-type="float" office:value="0.000295533" calcext:value-type="float">
            <text:p>0.000295533</text:p>
          </table:table-cell>
          <table:table-cell office:value-type="float" office:value="0.0000997629" calcext:value-type="float">
            <text:p>9.97629E-05</text:p>
          </table:table-cell>
          <table:table-cell office:value-type="float" office:value="0.000201256" calcext:value-type="float">
            <text:p>0.000201256</text:p>
          </table:table-cell>
          <table:table-cell office:value-type="float" office:value="0.000273384" calcext:value-type="float">
            <text:p>0.000273384</text:p>
          </table:table-cell>
          <table:table-cell office:value-type="float" office:value="-0.000269361" calcext:value-type="float">
            <text:p>-0.000269361</text:p>
          </table:table-cell>
          <table:table-cell office:value-type="float" office:value="0.0000284023" calcext:value-type="float">
            <text:p>2.84023E-05</text:p>
          </table:table-cell>
          <table:table-cell office:value-type="float" office:value="0.000136964" calcext:value-type="float">
            <text:p>0.000136964</text:p>
          </table:table-cell>
          <table:table-cell office:value-type="float" office:value="0.0000565125" calcext:value-type="float">
            <text:p>5.65125E-05</text:p>
          </table:table-cell>
          <table:table-cell office:value-type="float" office:value="0.000204377" calcext:value-type="float">
            <text:p>0.000204377</text:p>
          </table:table-cell>
          <table:table-cell office:value-type="float" office:value="-0.0000229241" calcext:value-type="float">
            <text:p>-2.29241E-05</text:p>
          </table:table-cell>
          <table:table-cell office:value-type="float" office:value="-0.0000556787" calcext:value-type="float">
            <text:p>-5.56787E-05</text:p>
          </table:table-cell>
          <table:table-cell office:value-type="float" office:value="-0.000253279" calcext:value-type="float">
            <text:p>-0.000253279</text:p>
          </table:table-cell>
          <table:table-cell office:value-type="float" office:value="-0.000209054" calcext:value-type="float">
            <text:p>-0.000209054</text:p>
          </table:table-cell>
          <table:table-cell office:value-type="float" office:value="-0.000154935" calcext:value-type="float">
            <text:p>-0.000154935</text:p>
          </table:table-cell>
          <table:table-cell office:value-type="float" office:value="0.000206872" calcext:value-type="float">
            <text:p>0.000206872</text:p>
          </table:table-cell>
          <table:table-cell office:value-type="float" office:value="0.000049855" calcext:value-type="float">
            <text:p>4.9855E-05</text:p>
          </table:table-cell>
          <table:table-cell office:value-type="float" office:value="0.000164499" calcext:value-type="float">
            <text:p>0.000164499</text:p>
          </table:table-cell>
          <table:table-cell office:value-type="float" office:value="0.0002571" calcext:value-type="float">
            <text:p>0.0002571</text:p>
          </table:table-cell>
          <table:table-cell office:value-type="float" office:value="0.000194846" calcext:value-type="float">
            <text:p>0.000194846</text:p>
          </table:table-cell>
          <table:table-cell office:value-type="float" office:value="-0.000149353" calcext:value-type="float">
            <text:p>-0.000149353</text:p>
          </table:table-cell>
          <table:table-cell office:value-type="float" office:value="0.000334175" calcext:value-type="float">
            <text:p>0.000334175</text:p>
          </table:table-cell>
          <table:table-cell office:value-type="float" office:value="-0.000326225" calcext:value-type="float">
            <text:p>-0.000326225</text:p>
          </table:table-cell>
          <table:table-cell office:value-type="float" office:value="-0.000202063" calcext:value-type="float">
            <text:p>-0.000202063</text:p>
          </table:table-cell>
          <table:table-cell office:value-type="float" office:value="-0.000211425" calcext:value-type="float">
            <text:p>-0.000211425</text:p>
          </table:table-cell>
          <table:table-cell office:value-type="float" office:value="-0.000175704" calcext:value-type="float">
            <text:p>-0.000175704</text:p>
          </table:table-cell>
          <table:table-cell office:value-type="float" office:value="-0.000168024" calcext:value-type="float">
            <text:p>-0.000168024</text:p>
          </table:table-cell>
          <table:table-cell office:value-type="float" office:value="0.00035343" calcext:value-type="float">
            <text:p>0.00035343</text:p>
          </table:table-cell>
          <table:table-cell office:value-type="float" office:value="0.000104903" calcext:value-type="float">
            <text:p>0.000104903</text:p>
          </table:table-cell>
          <table:table-cell office:value-type="float" office:value="0.000141891" calcext:value-type="float">
            <text:p>0.000141891</text:p>
          </table:table-cell>
          <table:table-cell office:value-type="float" office:value="0.0000350162" calcext:value-type="float">
            <text:p>3.50162E-05</text:p>
          </table:table-cell>
          <table:table-cell office:value-type="float" office:value="-0.0000479786" calcext:value-type="float">
            <text:p>-4.79786E-05</text:p>
          </table:table-cell>
          <table:table-cell office:value-type="float" office:value="-0.000201081" calcext:value-type="float">
            <text:p>-0.000201081</text:p>
          </table:table-cell>
          <table:table-cell office:value-type="float" office:value="0.000213719" calcext:value-type="float">
            <text:p>0.000213719</text:p>
          </table:table-cell>
          <table:table-cell office:value-type="float" office:value="0.00000783491" calcext:value-type="float">
            <text:p>7.83491E-06</text:p>
          </table:table-cell>
          <table:table-cell office:value-type="float" office:value="0.000324564" calcext:value-type="float">
            <text:p>0.000324564</text:p>
          </table:table-cell>
          <table:table-cell office:value-type="float" office:value="0.0000298089" calcext:value-type="float">
            <text:p>2.98089E-05</text:p>
          </table:table-cell>
          <table:table-cell office:value-type="float" office:value="-0.000213252" calcext:value-type="float">
            <text:p>-0.000213252</text:p>
          </table:table-cell>
          <table:table-cell office:value-type="float" office:value="-0.0000680238" calcext:value-type="float">
            <text:p>-6.80238E-05</text:p>
          </table:table-cell>
          <table:table-cell office:value-type="float" office:value="-0.00030484" calcext:value-type="float">
            <text:p>-0.00030484</text:p>
          </table:table-cell>
          <table:table-cell office:value-type="float" office:value="-0.00035737" calcext:value-type="float">
            <text:p>-0.00035737</text:p>
          </table:table-cell>
          <table:table-cell office:value-type="float" office:value="0.000258945" calcext:value-type="float">
            <text:p>0.000258945</text:p>
          </table:table-cell>
          <table:table-cell office:value-type="float" office:value="0.0000260251" calcext:value-type="float">
            <text:p>2.60251E-05</text:p>
          </table:table-cell>
          <table:table-cell office:value-type="float" office:value="-0.000131451" calcext:value-type="float">
            <text:p>-0.000131451</text:p>
          </table:table-cell>
          <table:table-cell office:value-type="float" office:value="0.000439049" calcext:value-type="float">
            <text:p>0.000439049</text:p>
          </table:table-cell>
          <table:table-cell office:value-type="float" office:value="0.00017731" calcext:value-type="float">
            <text:p>0.00017731</text:p>
          </table:table-cell>
          <table:table-cell office:value-type="float" office:value="-0.0000910329" calcext:value-type="float">
            <text:p>-9.10329E-05</text:p>
          </table:table-cell>
          <table:table-cell office:value-type="float" office:value="0.000336237" calcext:value-type="float">
            <text:p>0.000336237</text:p>
          </table:table-cell>
          <table:table-cell office:value-type="float" office:value="0.0000445806" calcext:value-type="float">
            <text:p>4.45806E-05</text:p>
          </table:table-cell>
          <table:table-cell office:value-type="float" office:value="-0.000286329" calcext:value-type="float">
            <text:p>-0.000286329</text:p>
          </table:table-cell>
          <table:table-cell office:value-type="float" office:value="-0.000121398" calcext:value-type="float">
            <text:p>-0.000121398</text:p>
          </table:table-cell>
          <table:table-cell office:value-type="float" office:value="-0.000379909" calcext:value-type="float">
            <text:p>-0.000379909</text:p>
          </table:table-cell>
          <table:table-cell office:value-type="float" office:value="-0.0000480356" calcext:value-type="float">
            <text:p>-4.80356E-05</text:p>
          </table:table-cell>
          <table:table-cell office:value-type="float" office:value="0.0000716694" calcext:value-type="float">
            <text:p>7.16694E-05</text:p>
          </table:table-cell>
          <table:table-cell office:value-type="float" office:value="-0.000117337" calcext:value-type="float">
            <text:p>-0.000117337</text:p>
          </table:table-cell>
          <table:table-cell office:value-type="float" office:value="0.000401553" calcext:value-type="float">
            <text:p>0.000401553</text:p>
          </table:table-cell>
          <table:table-cell office:value-type="float" office:value="0.000072391" calcext:value-type="float">
            <text:p>7.2391E-05</text:p>
          </table:table-cell>
          <table:table-cell office:value-type="float" office:value="-0.000440092" calcext:value-type="float">
            <text:p>-0.000440092</text:p>
          </table:table-cell>
          <table:table-cell office:value-type="float" office:value="0.0001416" calcext:value-type="float">
            <text:p>0.0001416</text:p>
          </table:table-cell>
          <table:table-cell office:value-type="float" office:value="0.0000411528" calcext:value-type="float">
            <text:p>4.11528E-05</text:p>
          </table:table-cell>
          <table:table-cell office:value-type="float" office:value="-0.000118433" calcext:value-type="float">
            <text:p>-0.000118433</text:p>
          </table:table-cell>
          <table:table-cell office:value-type="float" office:value="0.000448049" calcext:value-type="float">
            <text:p>0.000448049</text:p>
          </table:table-cell>
          <table:table-cell office:value-type="float" office:value="0.000226647" calcext:value-type="float">
            <text:p>0.000226647</text:p>
          </table:table-cell>
          <table:table-cell office:value-type="float" office:value="-0.0000196076" calcext:value-type="float">
            <text:p>-1.96076E-05</text:p>
          </table:table-cell>
          <table:table-cell office:value-type="float" office:value="0.00000843833" calcext:value-type="float">
            <text:p>8.43833E-06</text:p>
          </table:table-cell>
          <table:table-cell office:value-type="float" office:value="-0.000185025" calcext:value-type="float">
            <text:p>-0.000185025</text:p>
          </table:table-cell>
          <table:table-cell office:value-type="float" office:value="-0.000379369" calcext:value-type="float">
            <text:p>-0.000379369</text:p>
          </table:table-cell>
          <table:table-cell office:value-type="float" office:value="-0.0000481737" calcext:value-type="float">
            <text:p>-4.81737E-05</text:p>
          </table:table-cell>
          <table:table-cell office:value-type="float" office:value="-0.000192725" calcext:value-type="float">
            <text:p>-0.000192725</text:p>
          </table:table-cell>
          <table:table-cell office:value-type="float" office:value="-0.00000589949" calcext:value-type="float">
            <text:p>-5.89949E-06</text:p>
          </table:table-cell>
          <table:table-cell office:value-type="float" office:value="0.000158885" calcext:value-type="float">
            <text:p>0.000158885</text:p>
          </table:table-cell>
          <table:table-cell office:value-type="float" office:value="-0.000152382" calcext:value-type="float">
            <text:p>-0.000152382</text:p>
          </table:table-cell>
          <table:table-cell office:value-type="float" office:value="0.00027549" calcext:value-type="float">
            <text:p>0.00027549</text:p>
          </table:table-cell>
          <table:table-cell office:value-type="float" office:value="0.000456682" calcext:value-type="float">
            <text:p>0.000456682</text:p>
          </table:table-cell>
          <table:table-cell office:value-type="float" office:value="-0.000058133" calcext:value-type="float">
            <text:p>-5.8133E-05</text:p>
          </table:table-cell>
          <table:table-cell office:value-type="float" office:value="0.000338467" calcext:value-type="float">
            <text:p>0.000338467</text:p>
          </table:table-cell>
          <table:table-cell office:value-type="float" office:value="0.00000836461" calcext:value-type="float">
            <text:p>8.36461E-06</text:p>
          </table:table-cell>
          <table:table-cell office:value-type="float" office:value="-0.000289202" calcext:value-type="float">
            <text:p>-0.000289202</text:p>
          </table:table-cell>
          <table:table-cell office:value-type="float" office:value="0.000104368" calcext:value-type="float">
            <text:p>0.000104368</text:p>
          </table:table-cell>
          <table:table-cell office:value-type="float" office:value="-0.000124162" calcext:value-type="float">
            <text:p>-0.000124162</text:p>
          </table:table-cell>
          <table:table-cell office:value-type="float" office:value="-0.0000185728" calcext:value-type="float">
            <text:p>-1.85728E-05</text:p>
          </table:table-cell>
          <table:table-cell office:value-type="float" office:value="0.000341248" calcext:value-type="float">
            <text:p>0.000341248</text:p>
          </table:table-cell>
          <table:table-cell office:value-type="float" office:value="0.000300917" calcext:value-type="float">
            <text:p>0.000300917</text:p>
          </table:table-cell>
          <table:table-cell office:value-type="float" office:value="0.0000634259" calcext:value-type="float">
            <text:p>6.34259E-05</text:p>
          </table:table-cell>
          <table:table-cell office:value-type="float" office:value="0.000089978" calcext:value-type="float">
            <text:p>8.9978E-05</text:p>
          </table:table-cell>
          <table:table-cell office:value-type="float" office:value="0.000048105" calcext:value-type="float">
            <text:p>4.8105E-05</text:p>
          </table:table-cell>
          <table:table-cell office:value-type="float" office:value="0.000342734" calcext:value-type="float">
            <text:p>0.000342734</text:p>
          </table:table-cell>
          <table:table-cell office:value-type="float" office:value="0.00061736" calcext:value-type="float">
            <text:p>0.00061736</text:p>
          </table:table-cell>
          <table:table-cell office:value-type="float" office:value="0.00091487" calcext:value-type="float">
            <text:p>0.00091487</text:p>
          </table:table-cell>
          <table:table-cell office:value-type="float" office:value="0.00103975" calcext:value-type="float">
            <text:p>0.00103975</text:p>
          </table:table-cell>
          <table:table-cell office:value-type="float" office:value="0.00136797" calcext:value-type="float">
            <text:p>0.00136797</text:p>
          </table:table-cell>
          <table:table-cell office:value-type="float" office:value="0.00134782" calcext:value-type="float">
            <text:p>0.00134782</text:p>
          </table:table-cell>
          <table:table-cell office:value-type="float" office:value="0.00202215" calcext:value-type="float">
            <text:p>0.00202215</text:p>
          </table:table-cell>
          <table:table-cell office:value-type="float" office:value="0.00202942" calcext:value-type="float">
            <text:p>0.00202942</text:p>
          </table:table-cell>
          <table:table-cell office:value-type="float" office:value="0.00249406" calcext:value-type="float">
            <text:p>0.00249406</text:p>
          </table:table-cell>
          <table:table-cell office:value-type="float" office:value="0.00372924" calcext:value-type="float">
            <text:p>0.00372924</text:p>
          </table:table-cell>
          <table:table-cell office:value-type="float" office:value="0.00485316" calcext:value-type="float">
            <text:p>0.00485316</text:p>
          </table:table-cell>
          <table:table-cell office:value-type="float" office:value="0.0058476" calcext:value-type="float">
            <text:p>0.0058476</text:p>
          </table:table-cell>
          <table:table-cell office:value-type="float" office:value="0.00802685" calcext:value-type="float">
            <text:p>0.00802685</text:p>
          </table:table-cell>
          <table:table-cell office:value-type="float" office:value="0.0108498" calcext:value-type="float">
            <text:p>0.0108498</text:p>
          </table:table-cell>
          <table:table-cell office:value-type="float" office:value="0.0145859" calcext:value-type="float">
            <text:p>0.0145859</text:p>
          </table:table-cell>
          <table:table-cell office:value-type="float" office:value="0.0194782" calcext:value-type="float">
            <text:p>0.0194782</text:p>
          </table:table-cell>
          <table:table-cell office:value-type="float" office:value="0.0264462" calcext:value-type="float">
            <text:p>0.0264462</text:p>
          </table:table-cell>
          <table:table-cell office:value-type="float" office:value="0.0360852" calcext:value-type="float">
            <text:p>0.0360852</text:p>
          </table:table-cell>
          <table:table-cell office:value-type="float" office:value="0.0496784" calcext:value-type="float">
            <text:p>0.0496784</text:p>
          </table:table-cell>
          <table:table-cell office:value-type="float" office:value="0.0694924" calcext:value-type="float">
            <text:p>0.0694924</text:p>
          </table:table-cell>
          <table:table-cell office:value-type="float" office:value="0.0979187" calcext:value-type="float">
            <text:p>0.0979187</text:p>
          </table:table-cell>
          <table:table-cell office:value-type="float" office:value="0.138236" calcext:value-type="float">
            <text:p>0.138236</text:p>
          </table:table-cell>
          <table:table-cell office:value-type="float" office:value="0.194682" calcext:value-type="float">
            <text:p>0.194682</text:p>
          </table:table-cell>
          <table:table-cell office:value-type="float" office:value="0.272703" calcext:value-type="float">
            <text:p>0.272703</text:p>
          </table:table-cell>
          <table:table-cell office:value-type="float" office:value="0.374441" calcext:value-type="float">
            <text:p>0.374441</text:p>
          </table:table-cell>
          <table:table-cell office:value-type="float" office:value="0.499844" calcext:value-type="float">
            <text:p>0.499844</text:p>
          </table:table-cell>
          <table:table-cell office:value-type="float" office:value="0.639813" calcext:value-type="float">
            <text:p>0.639813</text:p>
          </table:table-cell>
          <table:table-cell office:value-type="float" office:value="0.773352" calcext:value-type="float">
            <text:p>0.773352</text:p>
          </table:table-cell>
          <table:table-cell office:value-type="float" office:value="0.869337" calcext:value-type="float">
            <text:p>0.869337</text:p>
          </table:table-cell>
          <table:table-cell office:value-type="float" office:value="0.901169" calcext:value-type="float">
            <text:p>0.901169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763116" calcext:value-type="float">
            <text:p>0.763116</text:p>
          </table:table-cell>
          <table:table-cell office:value-type="float" office:value="0.641861" calcext:value-type="float">
            <text:p>0.641861</text:p>
          </table:table-cell>
          <table:table-cell office:value-type="float" office:value="0.524824" calcext:value-type="float">
            <text:p>0.524824</text:p>
          </table:table-cell>
          <table:table-cell office:value-type="float" office:value="0.428241" calcext:value-type="float">
            <text:p>0.428241</text:p>
          </table:table-cell>
          <table:table-cell office:value-type="float" office:value="0.358022" calcext:value-type="float">
            <text:p>0.358022</text:p>
          </table:table-cell>
          <table:table-cell office:value-type="float" office:value="0.311911" calcext:value-type="float">
            <text:p>0.311911</text:p>
          </table:table-cell>
          <table:table-cell office:value-type="float" office:value="0.286804" calcext:value-type="float">
            <text:p>0.286804</text:p>
          </table:table-cell>
          <table:table-cell office:value-type="float" office:value="0.274571" calcext:value-type="float">
            <text:p>0.274571</text:p>
          </table:table-cell>
          <table:table-cell office:value-type="float" office:value="0.271436" calcext:value-type="float">
            <text:p>0.271436</text:p>
          </table:table-cell>
          <table:table-cell office:value-type="float" office:value="0.272297" calcext:value-type="float">
            <text:p>0.272297</text:p>
          </table:table-cell>
          <table:table-cell office:value-type="float" office:value="0.273018" calcext:value-type="float">
            <text:p>0.273018</text:p>
          </table:table-cell>
          <table:table-cell office:value-type="float" office:value="0.27115" calcext:value-type="float">
            <text:p>0.27115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53095" calcext:value-type="float">
            <text:p>0.253095</text:p>
          </table:table-cell>
          <table:table-cell office:value-type="float" office:value="0.237197" calcext:value-type="float">
            <text:p>0.237197</text:p>
          </table:table-cell>
          <table:table-cell office:value-type="float" office:value="0.216452" calcext:value-type="float">
            <text:p>0.216452</text:p>
          </table:table-cell>
          <table:table-cell office:value-type="float" office:value="0.194893" calcext:value-type="float">
            <text:p>0.194893</text:p>
          </table:table-cell>
          <table:table-cell office:value-type="float" office:value="0.170851" calcext:value-type="float">
            <text:p>0.170851</text:p>
          </table:table-cell>
          <table:table-cell office:value-type="float" office:value="0.146812" calcext:value-type="float">
            <text:p>0.146812</text:p>
          </table:table-cell>
          <table:table-cell office:value-type="float" office:value="0.125323" calcext:value-type="float">
            <text:p>0.125323</text:p>
          </table:table-cell>
          <table:table-cell office:value-type="float" office:value="0.104754" calcext:value-type="float">
            <text:p>0.104754</text:p>
          </table:table-cell>
          <table:table-cell office:value-type="float" office:value="0.0868483" calcext:value-type="float">
            <text:p>0.0868483</text:p>
          </table:table-cell>
          <table:table-cell office:value-type="float" office:value="0.0718277" calcext:value-type="float">
            <text:p>0.0718277</text:p>
          </table:table-cell>
          <table:table-cell office:value-type="float" office:value="0.0585417" calcext:value-type="float">
            <text:p>0.0585417</text:p>
          </table:table-cell>
          <table:table-cell office:value-type="float" office:value="0.0475691" calcext:value-type="float">
            <text:p>0.0475691</text:p>
          </table:table-cell>
          <table:table-cell office:value-type="float" office:value="0.0381933" calcext:value-type="float">
            <text:p>0.0381933</text:p>
          </table:table-cell>
          <table:table-cell office:value-type="float" office:value="0.0308907" calcext:value-type="float">
            <text:p>0.0308907</text:p>
          </table:table-cell>
          <table:table-cell office:value-type="float" office:value="0.0243168" calcext:value-type="float">
            <text:p>0.0243168</text:p>
          </table:table-cell>
          <table:table-cell office:value-type="float" office:value="0.0193737" calcext:value-type="float">
            <text:p>0.0193737</text:p>
          </table:table-cell>
          <table:table-cell office:value-type="float" office:value="0.0153423" calcext:value-type="float">
            <text:p>0.0153423</text:p>
          </table:table-cell>
          <table:table-cell office:value-type="float" office:value="0.0121695" calcext:value-type="float">
            <text:p>0.0121695</text:p>
          </table:table-cell>
          <table:table-cell office:value-type="float" office:value="0.00977294" calcext:value-type="float">
            <text:p>0.00977294</text:p>
          </table:table-cell>
          <table:table-cell office:value-type="float" office:value="0.00780641" calcext:value-type="float">
            <text:p>0.00780641</text:p>
          </table:table-cell>
          <table:table-cell office:value-type="float" office:value="0.00602322" calcext:value-type="float">
            <text:p>0.00602322</text:p>
          </table:table-cell>
          <table:table-cell office:value-type="float" office:value="0.00477572" calcext:value-type="float">
            <text:p>0.00477572</text:p>
          </table:table-cell>
          <table:table-cell office:value-type="float" office:value="0.00392865" calcext:value-type="float">
            <text:p>0.00392865</text:p>
          </table:table-cell>
          <table:table-cell office:value-type="float" office:value="0.00345772" calcext:value-type="float">
            <text:p>0.00345772</text:p>
          </table:table-cell>
          <table:table-cell office:value-type="float" office:value="0.00234449" calcext:value-type="float">
            <text:p>0.00234449</text:p>
          </table:table-cell>
          <table:table-cell office:value-type="float" office:value="0.0022906" calcext:value-type="float">
            <text:p>0.0022906</text:p>
          </table:table-cell>
          <table:table-cell office:value-type="float" office:value="0.00143198" calcext:value-type="float">
            <text:p>0.00143198</text:p>
          </table:table-cell>
          <table:table-cell office:value-type="float" office:value="0.00101592" calcext:value-type="float">
            <text:p>0.00101592</text:p>
          </table:table-cell>
          <table:table-cell office:value-type="float" office:value="0.000893126" calcext:value-type="float">
            <text:p>0.000893126</text:p>
          </table:table-cell>
          <table:table-cell office:value-type="float" office:value="0.000834312" calcext:value-type="float">
            <text:p>0.000834312</text:p>
          </table:table-cell>
          <table:table-cell office:value-type="float" office:value="0.000680659" calcext:value-type="float">
            <text:p>0.000680659</text:p>
          </table:table-cell>
          <table:table-cell office:value-type="float" office:value="0.000622558" calcext:value-type="float">
            <text:p>0.000622558</text:p>
          </table:table-cell>
          <table:table-cell office:value-type="float" office:value="0.000476881" calcext:value-type="float">
            <text:p>0.000476881</text:p>
          </table:table-cell>
          <table:table-cell office:value-type="float" office:value="0.000629247" calcext:value-type="float">
            <text:p>0.000629247</text:p>
          </table:table-cell>
          <table:table-cell office:value-type="float" office:value="-0.000113939" calcext:value-type="float">
            <text:p>-0.000113939</text:p>
          </table:table-cell>
          <table:table-cell office:value-type="float" office:value="0.0000333832" calcext:value-type="float">
            <text:p>3.33832E-05</text:p>
          </table:table-cell>
          <table:table-cell office:value-type="float" office:value="-0.000115822" calcext:value-type="float">
            <text:p>-0.000115822</text:p>
          </table:table-cell>
          <table:table-cell office:value-type="float" office:value="-0.000385757" calcext:value-type="float">
            <text:p>-0.000385757</text:p>
          </table:table-cell>
          <table:table-cell office:value-type="float" office:value="-0.0000191125" calcext:value-type="float">
            <text:p>-1.91125E-05</text:p>
          </table:table-cell>
          <table:table-cell office:value-type="float" office:value="0.000339146" calcext:value-type="float">
            <text:p>0.000339146</text:p>
          </table:table-cell>
          <table:table-cell office:value-type="float" office:value="0.000180499" calcext:value-type="float">
            <text:p>0.000180499</text:p>
          </table:table-cell>
          <table:table-cell office:value-type="float" office:value="-0.0000435594" calcext:value-type="float">
            <text:p>-4.35594E-05</text:p>
          </table:table-cell>
          <table:table-cell office:value-type="float" office:value="0.000169225" calcext:value-type="float">
            <text:p>0.000169225</text:p>
          </table:table-cell>
          <table:table-cell office:value-type="float" office:value="0.000254203" calcext:value-type="float">
            <text:p>0.000254203</text:p>
          </table:table-cell>
          <table:table-cell office:value-type="float" office:value="-0.0000155158" calcext:value-type="float">
            <text:p>-1.55158E-05</text:p>
          </table:table-cell>
          <table:table-cell office:value-type="float" office:value="0.000110009" calcext:value-type="float">
            <text:p>0.000110009</text:p>
          </table:table-cell>
          <table:table-cell office:value-type="float" office:value="0.000422422" calcext:value-type="float">
            <text:p>0.000422422</text:p>
          </table:table-cell>
          <table:table-cell office:value-type="float" office:value="-0.000204231" calcext:value-type="float">
            <text:p>-0.000204231</text:p>
          </table:table-cell>
          <table:table-cell office:value-type="float" office:value="-0.000192468" calcext:value-type="float">
            <text:p>-0.000192468</text:p>
          </table:table-cell>
          <table:table-cell office:value-type="float" office:value="0.0000964838" calcext:value-type="float">
            <text:p>9.64838E-05</text:p>
          </table:table-cell>
          <table:table-cell office:value-type="float" office:value="0.000101434" calcext:value-type="float">
            <text:p>0.000101434</text:p>
          </table:table-cell>
          <table:table-cell office:value-type="float" office:value="-0.000342559" calcext:value-type="float">
            <text:p>-0.000342559</text:p>
          </table:table-cell>
          <table:table-cell office:value-type="float" office:value="0.00038847" calcext:value-type="float">
            <text:p>0.00038847</text:p>
          </table:table-cell>
          <table:table-cell office:value-type="float" office:value="0.00000930669" calcext:value-type="float">
            <text:p>9.30669E-06</text:p>
          </table:table-cell>
          <table:table-cell office:value-type="float" office:value="0.000075092" calcext:value-type="float">
            <text:p>7.5092E-05</text:p>
          </table:table-cell>
          <table:table-cell office:value-type="float" office:value="-0.0000412594" calcext:value-type="float">
            <text:p>-4.12594E-05</text:p>
          </table:table-cell>
          <table:table-cell office:value-type="float" office:value="-0.000162242" calcext:value-type="float">
            <text:p>-0.000162242</text:p>
          </table:table-cell>
          <table:table-cell office:value-type="float" office:value="-0.000383123" calcext:value-type="float">
            <text:p>-0.000383123</text:p>
          </table:table-cell>
          <table:table-cell office:value-type="float" office:value="-0.000472058" calcext:value-type="float">
            <text:p>-0.000472058</text:p>
          </table:table-cell>
          <table:table-cell office:value-type="float" office:value="-0.0000568541" calcext:value-type="float">
            <text:p>-5.68541E-05</text:p>
          </table:table-cell>
          <table:table-cell office:value-type="float" office:value="0.000342362" calcext:value-type="float">
            <text:p>0.000342362</text:p>
          </table:table-cell>
          <table:table-cell office:value-type="float" office:value="-0.000136834" calcext:value-type="float">
            <text:p>-0.000136834</text:p>
          </table:table-cell>
          <table:table-cell office:value-type="float" office:value="0.000673137" calcext:value-type="float">
            <text:p>0.000673137</text:p>
          </table:table-cell>
          <table:table-cell office:value-type="float" office:value="-0.000156916" calcext:value-type="float">
            <text:p>-0.000156916</text:p>
          </table:table-cell>
          <table:table-cell office:value-type="float" office:value="0.0000526986" calcext:value-type="float">
            <text:p>5.26986E-05</text:p>
          </table:table-cell>
          <table:table-cell office:value-type="float" office:value="0.000211189" calcext:value-type="float">
            <text:p>0.000211189</text:p>
          </table:table-cell>
          <table:table-cell office:value-type="float" office:value="-0.000208677" calcext:value-type="float">
            <text:p>-0.000208677</text:p>
          </table:table-cell>
          <table:table-cell office:value-type="float" office:value="0.000278874" calcext:value-type="float">
            <text:p>0.000278874</text:p>
          </table:table-cell>
          <table:table-cell office:value-type="float" office:value="-0.0000999579" calcext:value-type="float">
            <text:p>-9.99579E-05</text:p>
          </table:table-cell>
          <table:table-cell office:value-type="float" office:value="-0.0000688109" calcext:value-type="float">
            <text:p>-6.88109E-05</text:p>
          </table:table-cell>
          <table:table-cell office:value-type="float" office:value="0.000130963" calcext:value-type="float">
            <text:p>0.000130963</text:p>
          </table:table-cell>
          <table:table-cell office:value-type="float" office:value="-0.000213554" calcext:value-type="float">
            <text:p>-0.000213554</text:p>
          </table:table-cell>
          <table:table-cell office:value-type="float" office:value="0.000361728" calcext:value-type="float">
            <text:p>0.000361728</text:p>
          </table:table-cell>
          <table:table-cell office:value-type="float" office:value="-0.000349882" calcext:value-type="float">
            <text:p>-0.000349882</text:p>
          </table:table-cell>
          <table:table-cell office:value-type="float" office:value="0.0000757095" calcext:value-type="float">
            <text:p>7.57095E-05</text:p>
          </table:table-cell>
          <table:table-cell office:value-type="float" office:value="0.000371786" calcext:value-type="float">
            <text:p>0.000371786</text:p>
          </table:table-cell>
          <table:table-cell office:value-type="float" office:value="-0.000338917" calcext:value-type="float">
            <text:p>-0.000338917</text:p>
          </table:table-cell>
          <table:table-cell office:value-type="float" office:value="0.000104276" calcext:value-type="float">
            <text:p>0.000104276</text:p>
          </table:table-cell>
          <table:table-cell office:value-type="float" office:value="-0.000245108" calcext:value-type="float">
            <text:p>-0.000245108</text:p>
          </table:table-cell>
          <table:table-cell office:value-type="float" office:value="-0.000458757" calcext:value-type="float">
            <text:p>-0.000458757</text:p>
          </table:table-cell>
          <table:table-cell office:value-type="float" office:value="-0.000294491" calcext:value-type="float">
            <text:p>-0.000294491</text:p>
          </table:table-cell>
          <table:table-cell office:value-type="float" office:value="-0.000156343" calcext:value-type="float">
            <text:p>-0.000156343</text:p>
          </table:table-cell>
          <table:table-cell office:value-type="float" office:value="0.000489695" calcext:value-type="float">
            <text:p>0.000489695</text:p>
          </table:table-cell>
          <table:table-cell office:value-type="float" office:value="0.0000426072" calcext:value-type="float">
            <text:p>4.26072E-05</text:p>
          </table:table-cell>
          <table:table-cell office:value-type="float" office:value="0.000281208" calcext:value-type="float">
            <text:p>0.000281208</text:p>
          </table:table-cell>
          <table:table-cell office:value-type="float" office:value="0.000267791" calcext:value-type="float">
            <text:p>0.000267791</text:p>
          </table:table-cell>
          <table:table-cell office:value-type="float" office:value="-0.000175979" calcext:value-type="float">
            <text:p>-0.000175979</text:p>
          </table:table-cell>
          <table:table-cell office:value-type="float" office:value="0.0000833028" calcext:value-type="float">
            <text:p>8.33028E-05</text:p>
          </table:table-cell>
          <table:table-cell office:value-type="float" office:value="-0.0000175043" calcext:value-type="float">
            <text:p>-1.75043E-05</text:p>
          </table:table-cell>
          <table:table-cell office:value-type="float" office:value="-0.000097762" calcext:value-type="float">
            <text:p>-9.7762E-05</text:p>
          </table:table-cell>
          <table:table-cell office:value-type="float" office:value="0.000141553" calcext:value-type="float">
            <text:p>0.000141553</text:p>
          </table:table-cell>
          <table:table-cell office:value-type="float" office:value="-0.000164299" calcext:value-type="float">
            <text:p>-0.000164299</text:p>
          </table:table-cell>
          <table:table-cell office:value-type="float" office:value="0.000286498" calcext:value-type="float">
            <text:p>0.000286498</text:p>
          </table:table-cell>
          <table:table-cell office:value-type="float" office:value="0.000076482" calcext:value-type="float">
            <text:p>7.6482E-05</text:p>
          </table:table-cell>
          <table:table-cell office:value-type="float" office:value="0.0000537209" calcext:value-type="float">
            <text:p>5.37209E-05</text:p>
          </table:table-cell>
          <table:table-cell office:value-type="float" office:value="-0.0000321819" calcext:value-type="float">
            <text:p>-3.21819E-05</text:p>
          </table:table-cell>
          <table:table-cell office:value-type="float" office:value="-0.00000704339" calcext:value-type="float">
            <text:p>-7.04339E-06</text:p>
          </table:table-cell>
          <table:table-cell office:value-type="float" office:value="0.0000588338" calcext:value-type="float">
            <text:p>5.88338E-05</text:p>
          </table:table-cell>
          <table:table-cell office:value-type="float" office:value="-0.0000824428" calcext:value-type="float">
            <text:p>-8.24428E-05</text:p>
          </table:table-cell>
          <table:table-cell office:value-type="float" office:value="-0.00000709049" calcext:value-type="float">
            <text:p>-7.09049E-06</text:p>
          </table:table-cell>
          <table:table-cell office:value-type="float" office:value="-0.0000383287" calcext:value-type="float">
            <text:p>-3.83287E-05</text:p>
          </table:table-cell>
          <table:table-cell office:value-type="float" office:value="-0.000642753" calcext:value-type="float">
            <text:p>-0.000642753</text:p>
          </table:table-cell>
          <table:table-cell office:value-type="float" office:value="-0.000237194" calcext:value-type="float">
            <text:p>-0.000237194</text:p>
          </table:table-cell>
          <table:table-cell office:value-type="float" office:value="0.0000497609" calcext:value-type="float">
            <text:p>4.97609E-05</text:p>
          </table:table-cell>
          <table:table-cell office:value-type="float" office:value="-0.000068742" calcext:value-type="float">
            <text:p>-6.8742E-05</text:p>
          </table:table-cell>
          <table:table-cell office:value-type="float" office:value="0.000151979" calcext:value-type="float">
            <text:p>0.000151979</text:p>
          </table:table-cell>
          <table:table-cell office:value-type="float" office:value="0.000446757" calcext:value-type="float">
            <text:p>0.000446757</text:p>
          </table:table-cell>
          <table:table-cell office:value-type="float" office:value="0.000112148" calcext:value-type="float">
            <text:p>0.000112148</text:p>
          </table:table-cell>
          <table:table-cell office:value-type="float" office:value="-0.000260732" calcext:value-type="float">
            <text:p>-0.000260732</text:p>
          </table:table-cell>
          <table:table-cell office:value-type="float" office:value="0.000216668" calcext:value-type="float">
            <text:p>0.000216668</text:p>
          </table:table-cell>
          <table:table-cell office:value-type="float" office:value="-0.0000918932" calcext:value-type="float">
            <text:p>-9.18932E-05</text:p>
          </table:table-cell>
          <table:table-cell office:value-type="float" office:value="-0.000219457" calcext:value-type="float">
            <text:p>-0.000219457</text:p>
          </table:table-cell>
          <table:table-cell office:value-type="float" office:value="-0.000205855" calcext:value-type="float">
            <text:p>-0.000205855</text:p>
          </table:table-cell>
          <table:table-cell office:value-type="float" office:value="0.000268683" calcext:value-type="float">
            <text:p>0.000268683</text:p>
          </table:table-cell>
          <table:table-cell office:value-type="float" office:value="0.000118231" calcext:value-type="float">
            <text:p>0.000118231</text:p>
          </table:table-cell>
          <table:table-cell office:value-type="float" office:value="0.00000919225" calcext:value-type="float">
            <text:p>9.19225E-06</text:p>
          </table:table-cell>
          <table:table-cell office:value-type="float" office:value="0.000475686" calcext:value-type="float">
            <text:p>0.000475686</text:p>
          </table:table-cell>
          <table:table-cell office:value-type="float" office:value="0.000103266" calcext:value-type="float">
            <text:p>0.000103266</text:p>
          </table:table-cell>
          <table:table-cell office:value-type="float" office:value="-0.000313647" calcext:value-type="float">
            <text:p>-0.000313647</text:p>
          </table:table-cell>
          <table:table-cell office:value-type="float" office:value="0.000272514" calcext:value-type="float">
            <text:p>0.000272514</text:p>
          </table:table-cell>
          <table:table-cell office:value-type="float" office:value="-0.000124871" calcext:value-type="float">
            <text:p>-0.000124871</text:p>
          </table:table-cell>
          <table:table-cell office:value-type="float" office:value="0.000226855" calcext:value-type="float">
            <text:p>0.000226855</text:p>
          </table:table-cell>
          <table:table-cell office:value-type="float" office:value="-0.000139603" calcext:value-type="float">
            <text:p>-0.000139603</text:p>
          </table:table-cell>
          <table:table-cell office:value-type="float" office:value="-0.000171531" calcext:value-type="float">
            <text:p>-0.000171531</text:p>
          </table:table-cell>
          <table:table-cell office:value-type="float" office:value="-0.000104222" calcext:value-type="float">
            <text:p>-0.000104222</text:p>
          </table:table-cell>
          <table:table-cell office:value-type="float" office:value="-0.000529797" calcext:value-type="float">
            <text:p>-0.000529797</text:p>
          </table:table-cell>
          <table:table-cell office:value-type="float" office:value="0.000135693" calcext:value-type="float">
            <text:p>0.000135693</text:p>
          </table:table-cell>
          <table:table-cell office:value-type="float" office:value="0.0000352537" calcext:value-type="float">
            <text:p>3.52537E-05</text:p>
          </table:table-cell>
          <table:table-cell office:value-type="float" office:value="0.0000547573" calcext:value-type="float">
            <text:p>5.47573E-05</text:p>
          </table:table-cell>
          <table:table-cell office:value-type="float" office:value="0.000289962" calcext:value-type="float">
            <text:p>0.000289962</text:p>
          </table:table-cell>
          <table:table-cell office:value-type="float" office:value="-0.000110975" calcext:value-type="float">
            <text:p>-0.000110975</text:p>
          </table:table-cell>
          <table:table-cell office:value-type="float" office:value="-0.00000232424" calcext:value-type="float">
            <text:p>-2.32424E-06</text:p>
          </table:table-cell>
          <table:table-cell office:value-type="float" office:value="-0.0000453496" calcext:value-type="float">
            <text:p>-4.53496E-05</text:p>
          </table:table-cell>
          <table:table-cell office:value-type="float" office:value="-0.000509234" calcext:value-type="float">
            <text:p>-0.000509234</text:p>
          </table:table-cell>
          <table:table-cell office:value-type="float" office:value="-0.000116648" calcext:value-type="float">
            <text:p>-0.000116648</text:p>
          </table:table-cell>
          <table:table-cell office:value-type="float" office:value="-0.000411776" calcext:value-type="float">
            <text:p>-0.000411776</text:p>
          </table:table-cell>
          <table:table-cell office:value-type="float" office:value="2.06152E-017" calcext:value-type="float">
            <text:p>2.06152E-17</text:p>
          </table:table-cell>
          <table:table-cell office:value-type="float" office:value="1.63155E-017" calcext:value-type="float">
            <text:p>1.63155E-17</text:p>
          </table:table-cell>
          <table:table-cell table:number-columns-repeated="2" office:value-type="float" office:value="1.28541E-017" calcext:value-type="float">
            <text:p>1.28541E-17</text:p>
          </table:table-cell>
        </table:table-row>
        <table:table-row table:style-name="ro1">
          <table:table-cell office:value-type="float" office:value="17.9765" calcext:value-type="float">
            <text:p>17.9765</text:p>
          </table:table-cell>
          <table:table-cell office:value-type="float" office:value="0.00000000245798" calcext:value-type="float">
            <text:p>2.45798E-09</text:p>
          </table:table-cell>
          <table:table-cell office:value-type="float" office:value="0.00000000392207" calcext:value-type="float">
            <text:p>3.92207E-09</text:p>
          </table:table-cell>
          <table:table-cell office:value-type="float" office:value="0.00000000630143" calcext:value-type="float">
            <text:p>6.30143E-09</text:p>
          </table:table-cell>
          <table:table-cell office:value-type="float" office:value="0.000334376" calcext:value-type="float">
            <text:p>0.000334376</text:p>
          </table:table-cell>
          <table:table-cell office:value-type="float" office:value="-0.000096546" calcext:value-type="float">
            <text:p>-9.6546E-05</text:p>
          </table:table-cell>
          <table:table-cell office:value-type="float" office:value="0.000333918" calcext:value-type="float">
            <text:p>0.000333918</text:p>
          </table:table-cell>
          <table:table-cell office:value-type="float" office:value="-0.0002879" calcext:value-type="float">
            <text:p>-0.0002879</text:p>
          </table:table-cell>
          <table:table-cell office:value-type="float" office:value="-0.000137554" calcext:value-type="float">
            <text:p>-0.000137554</text:p>
          </table:table-cell>
          <table:table-cell office:value-type="float" office:value="0.000030882" calcext:value-type="float">
            <text:p>3.0882E-05</text:p>
          </table:table-cell>
          <table:table-cell office:value-type="float" office:value="-0.000114419" calcext:value-type="float">
            <text:p>-0.000114419</text:p>
          </table:table-cell>
          <table:table-cell office:value-type="float" office:value="0.0000543122" calcext:value-type="float">
            <text:p>5.43122E-05</text:p>
          </table:table-cell>
          <table:table-cell office:value-type="float" office:value="0.000150001" calcext:value-type="float">
            <text:p>0.000150001</text:p>
          </table:table-cell>
          <table:table-cell office:value-type="float" office:value="-0.00012249" calcext:value-type="float">
            <text:p>-0.00012249</text:p>
          </table:table-cell>
          <table:table-cell office:value-type="float" office:value="-0.000151243" calcext:value-type="float">
            <text:p>-0.000151243</text:p>
          </table:table-cell>
          <table:table-cell office:value-type="float" office:value="-0.000397005" calcext:value-type="float">
            <text:p>-0.000397005</text:p>
          </table:table-cell>
          <table:table-cell office:value-type="float" office:value="0.0000443848" calcext:value-type="float">
            <text:p>4.43848E-05</text:p>
          </table:table-cell>
          <table:table-cell office:value-type="float" office:value="0.000150638" calcext:value-type="float">
            <text:p>0.000150638</text:p>
          </table:table-cell>
          <table:table-cell office:value-type="float" office:value="0.000339517" calcext:value-type="float">
            <text:p>0.000339517</text:p>
          </table:table-cell>
          <table:table-cell office:value-type="float" office:value="0.00017258" calcext:value-type="float">
            <text:p>0.00017258</text:p>
          </table:table-cell>
          <table:table-cell office:value-type="float" office:value="0.000152219" calcext:value-type="float">
            <text:p>0.000152219</text:p>
          </table:table-cell>
          <table:table-cell office:value-type="float" office:value="0.000195819" calcext:value-type="float">
            <text:p>0.000195819</text:p>
          </table:table-cell>
          <table:table-cell office:value-type="float" office:value="-0.0000903467" calcext:value-type="float">
            <text:p>-9.03467E-05</text:p>
          </table:table-cell>
          <table:table-cell office:value-type="float" office:value="-0.0000742782" calcext:value-type="float">
            <text:p>-7.42782E-05</text:p>
          </table:table-cell>
          <table:table-cell office:value-type="float" office:value="-0.000205505" calcext:value-type="float">
            <text:p>-0.000205505</text:p>
          </table:table-cell>
          <table:table-cell office:value-type="float" office:value="-0.000303095" calcext:value-type="float">
            <text:p>-0.000303095</text:p>
          </table:table-cell>
          <table:table-cell office:value-type="float" office:value="0.000335803" calcext:value-type="float">
            <text:p>0.000335803</text:p>
          </table:table-cell>
          <table:table-cell office:value-type="float" office:value="-0.000283117" calcext:value-type="float">
            <text:p>-0.000283117</text:p>
          </table:table-cell>
          <table:table-cell office:value-type="float" office:value="-0.0000652794" calcext:value-type="float">
            <text:p>-6.52794E-05</text:p>
          </table:table-cell>
          <table:table-cell office:value-type="float" office:value="0.000337627" calcext:value-type="float">
            <text:p>0.000337627</text:p>
          </table:table-cell>
          <table:table-cell office:value-type="float" office:value="0.00022591" calcext:value-type="float">
            <text:p>0.00022591</text:p>
          </table:table-cell>
          <table:table-cell office:value-type="float" office:value="0.000250671" calcext:value-type="float">
            <text:p>0.000250671</text:p>
          </table:table-cell>
          <table:table-cell office:value-type="float" office:value="0.000241891" calcext:value-type="float">
            <text:p>0.000241891</text:p>
          </table:table-cell>
          <table:table-cell office:value-type="float" office:value="-0.000048268" calcext:value-type="float">
            <text:p>-4.8268E-05</text:p>
          </table:table-cell>
          <table:table-cell office:value-type="float" office:value="-0.000178188" calcext:value-type="float">
            <text:p>-0.000178188</text:p>
          </table:table-cell>
          <table:table-cell office:value-type="float" office:value="-0.000124015" calcext:value-type="float">
            <text:p>-0.000124015</text:p>
          </table:table-cell>
          <table:table-cell office:value-type="float" office:value="0.000112037" calcext:value-type="float">
            <text:p>0.000112037</text:p>
          </table:table-cell>
          <table:table-cell office:value-type="float" office:value="0.0000567361" calcext:value-type="float">
            <text:p>5.67361E-05</text:p>
          </table:table-cell>
          <table:table-cell office:value-type="float" office:value="0.000135137" calcext:value-type="float">
            <text:p>0.000135137</text:p>
          </table:table-cell>
          <table:table-cell office:value-type="float" office:value="-0.000152042" calcext:value-type="float">
            <text:p>-0.000152042</text:p>
          </table:table-cell>
          <table:table-cell office:value-type="float" office:value="0.000215354" calcext:value-type="float">
            <text:p>0.000215354</text:p>
          </table:table-cell>
          <table:table-cell office:value-type="float" office:value="-0.000229175" calcext:value-type="float">
            <text:p>-0.000229175</text:p>
          </table:table-cell>
          <table:table-cell office:value-type="float" office:value="-0.000351772" calcext:value-type="float">
            <text:p>-0.000351772</text:p>
          </table:table-cell>
          <table:table-cell office:value-type="float" office:value="0.000151102" calcext:value-type="float">
            <text:p>0.000151102</text:p>
          </table:table-cell>
          <table:table-cell office:value-type="float" office:value="0.000289455" calcext:value-type="float">
            <text:p>0.000289455</text:p>
          </table:table-cell>
          <table:table-cell office:value-type="float" office:value="-0.0000575936" calcext:value-type="float">
            <text:p>-5.75936E-05</text:p>
          </table:table-cell>
          <table:table-cell office:value-type="float" office:value="0.00060843" calcext:value-type="float">
            <text:p>0.00060843</text:p>
          </table:table-cell>
          <table:table-cell office:value-type="float" office:value="0.000133666" calcext:value-type="float">
            <text:p>0.000133666</text:p>
          </table:table-cell>
          <table:table-cell office:value-type="float" office:value="-0.000164943" calcext:value-type="float">
            <text:p>-0.000164943</text:p>
          </table:table-cell>
          <table:table-cell office:value-type="float" office:value="-0.000165231" calcext:value-type="float">
            <text:p>-0.000165231</text:p>
          </table:table-cell>
          <table:table-cell office:value-type="float" office:value="-0.0000294764" calcext:value-type="float">
            <text:p>-2.94764E-05</text:p>
          </table:table-cell>
          <table:table-cell office:value-type="float" office:value="-0.000179133" calcext:value-type="float">
            <text:p>-0.000179133</text:p>
          </table:table-cell>
          <table:table-cell office:value-type="float" office:value="-0.0000847825" calcext:value-type="float">
            <text:p>-8.47825E-05</text:p>
          </table:table-cell>
          <table:table-cell office:value-type="float" office:value="-0.000367984" calcext:value-type="float">
            <text:p>-0.000367984</text:p>
          </table:table-cell>
          <table:table-cell office:value-type="float" office:value="0.000107311" calcext:value-type="float">
            <text:p>0.000107311</text:p>
          </table:table-cell>
          <table:table-cell office:value-type="float" office:value="0.000024362" calcext:value-type="float">
            <text:p>2.4362E-05</text:p>
          </table:table-cell>
          <table:table-cell office:value-type="float" office:value="0.000123777" calcext:value-type="float">
            <text:p>0.000123777</text:p>
          </table:table-cell>
          <table:table-cell office:value-type="float" office:value="0.000167306" calcext:value-type="float">
            <text:p>0.000167306</text:p>
          </table:table-cell>
          <table:table-cell office:value-type="float" office:value="0.000324007" calcext:value-type="float">
            <text:p>0.000324007</text:p>
          </table:table-cell>
          <table:table-cell office:value-type="float" office:value="-0.0000631131" calcext:value-type="float">
            <text:p>-6.31131E-05</text:p>
          </table:table-cell>
          <table:table-cell office:value-type="float" office:value="0.0000319923" calcext:value-type="float">
            <text:p>3.19923E-05</text:p>
          </table:table-cell>
          <table:table-cell office:value-type="float" office:value="0.0000570268" calcext:value-type="float">
            <text:p>5.70268E-05</text:p>
          </table:table-cell>
          <table:table-cell office:value-type="float" office:value="-0.000299589" calcext:value-type="float">
            <text:p>-0.000299589</text:p>
          </table:table-cell>
          <table:table-cell office:value-type="float" office:value="-0.000135686" calcext:value-type="float">
            <text:p>-0.000135686</text:p>
          </table:table-cell>
          <table:table-cell office:value-type="float" office:value="0.000224946" calcext:value-type="float">
            <text:p>0.000224946</text:p>
          </table:table-cell>
          <table:table-cell office:value-type="float" office:value="-0.000016487" calcext:value-type="float">
            <text:p>-1.6487E-05</text:p>
          </table:table-cell>
          <table:table-cell office:value-type="float" office:value="0.00016848" calcext:value-type="float">
            <text:p>0.00016848</text:p>
          </table:table-cell>
          <table:table-cell office:value-type="float" office:value="-0.0000823396" calcext:value-type="float">
            <text:p>-8.23396E-05</text:p>
          </table:table-cell>
          <table:table-cell office:value-type="float" office:value="-0.000432622" calcext:value-type="float">
            <text:p>-0.000432622</text:p>
          </table:table-cell>
          <table:table-cell office:value-type="float" office:value="-0.0000340377" calcext:value-type="float">
            <text:p>-3.40377E-05</text:p>
          </table:table-cell>
          <table:table-cell office:value-type="float" office:value="-0.000115696" calcext:value-type="float">
            <text:p>-0.000115696</text:p>
          </table:table-cell>
          <table:table-cell office:value-type="float" office:value="0.0000511277" calcext:value-type="float">
            <text:p>5.11277E-05</text:p>
          </table:table-cell>
          <table:table-cell office:value-type="float" office:value="0.000351311" calcext:value-type="float">
            <text:p>0.000351311</text:p>
          </table:table-cell>
          <table:table-cell office:value-type="float" office:value="0.0003261" calcext:value-type="float">
            <text:p>0.0003261</text:p>
          </table:table-cell>
          <table:table-cell office:value-type="float" office:value="-0.0000540011" calcext:value-type="float">
            <text:p>-5.40011E-05</text:p>
          </table:table-cell>
          <table:table-cell office:value-type="float" office:value="0.000305255" calcext:value-type="float">
            <text:p>0.000305255</text:p>
          </table:table-cell>
          <table:table-cell office:value-type="float" office:value="-0.0000237046" calcext:value-type="float">
            <text:p>-2.37046E-05</text:p>
          </table:table-cell>
          <table:table-cell office:value-type="float" office:value="-0.000196406" calcext:value-type="float">
            <text:p>-0.000196406</text:p>
          </table:table-cell>
          <table:table-cell office:value-type="float" office:value="-0.000201371" calcext:value-type="float">
            <text:p>-0.000201371</text:p>
          </table:table-cell>
          <table:table-cell office:value-type="float" office:value="-0.000166442" calcext:value-type="float">
            <text:p>-0.000166442</text:p>
          </table:table-cell>
          <table:table-cell office:value-type="float" office:value="-0.000198509" calcext:value-type="float">
            <text:p>-0.000198509</text:p>
          </table:table-cell>
          <table:table-cell office:value-type="float" office:value="0.000163646" calcext:value-type="float">
            <text:p>0.000163646</text:p>
          </table:table-cell>
          <table:table-cell office:value-type="float" office:value="-0.000455929" calcext:value-type="float">
            <text:p>-0.000455929</text:p>
          </table:table-cell>
          <table:table-cell office:value-type="float" office:value="0.000203554" calcext:value-type="float">
            <text:p>0.000203554</text:p>
          </table:table-cell>
          <table:table-cell office:value-type="float" office:value="0.000165167" calcext:value-type="float">
            <text:p>0.000165167</text:p>
          </table:table-cell>
          <table:table-cell office:value-type="float" office:value="0.0000599244" calcext:value-type="float">
            <text:p>5.99244E-05</text:p>
          </table:table-cell>
          <table:table-cell office:value-type="float" office:value="0.000226826" calcext:value-type="float">
            <text:p>0.000226826</text:p>
          </table:table-cell>
          <table:table-cell office:value-type="float" office:value="0.000344004" calcext:value-type="float">
            <text:p>0.000344004</text:p>
          </table:table-cell>
          <table:table-cell office:value-type="float" office:value="-0.00044336" calcext:value-type="float">
            <text:p>-0.00044336</text:p>
          </table:table-cell>
          <table:table-cell office:value-type="float" office:value="0.00000187673" calcext:value-type="float">
            <text:p>1.87673E-06</text:p>
          </table:table-cell>
          <table:table-cell office:value-type="float" office:value="0.00000633632" calcext:value-type="float">
            <text:p>6.33632E-06</text:p>
          </table:table-cell>
          <table:table-cell office:value-type="float" office:value="-0.0000175609" calcext:value-type="float">
            <text:p>-1.75609E-05</text:p>
          </table:table-cell>
          <table:table-cell office:value-type="float" office:value="0.00014499" calcext:value-type="float">
            <text:p>0.00014499</text:p>
          </table:table-cell>
          <table:table-cell office:value-type="float" office:value="0.000233324" calcext:value-type="float">
            <text:p>0.000233324</text:p>
          </table:table-cell>
          <table:table-cell office:value-type="float" office:value="-0.000314025" calcext:value-type="float">
            <text:p>-0.000314025</text:p>
          </table:table-cell>
          <table:table-cell office:value-type="float" office:value="0.0000991466" calcext:value-type="float">
            <text:p>9.91466E-05</text:p>
          </table:table-cell>
          <table:table-cell office:value-type="float" office:value="-0.000356661" calcext:value-type="float">
            <text:p>-0.000356661</text:p>
          </table:table-cell>
          <table:table-cell office:value-type="float" office:value="-0.000255531" calcext:value-type="float">
            <text:p>-0.000255531</text:p>
          </table:table-cell>
          <table:table-cell office:value-type="float" office:value="-0.0000277157" calcext:value-type="float">
            <text:p>-2.77157E-05</text:p>
          </table:table-cell>
          <table:table-cell office:value-type="float" office:value="-0.000130227" calcext:value-type="float">
            <text:p>-0.000130227</text:p>
          </table:table-cell>
          <table:table-cell office:value-type="float" office:value="0.000187763" calcext:value-type="float">
            <text:p>0.000187763</text:p>
          </table:table-cell>
          <table:table-cell office:value-type="float" office:value="0.000609402" calcext:value-type="float">
            <text:p>0.000609402</text:p>
          </table:table-cell>
          <table:table-cell office:value-type="float" office:value="-0.0000253502" calcext:value-type="float">
            <text:p>-2.53502E-05</text:p>
          </table:table-cell>
          <table:table-cell office:value-type="float" office:value="0.000202426" calcext:value-type="float">
            <text:p>0.000202426</text:p>
          </table:table-cell>
          <table:table-cell office:value-type="float" office:value="0.000125239" calcext:value-type="float">
            <text:p>0.000125239</text:p>
          </table:table-cell>
          <table:table-cell office:value-type="float" office:value="-0.000230121" calcext:value-type="float">
            <text:p>-0.000230121</text:p>
          </table:table-cell>
          <table:table-cell office:value-type="float" office:value="0.000101716" calcext:value-type="float">
            <text:p>0.000101716</text:p>
          </table:table-cell>
          <table:table-cell office:value-type="float" office:value="0.0000146783" calcext:value-type="float">
            <text:p>1.46783E-05</text:p>
          </table:table-cell>
          <table:table-cell office:value-type="float" office:value="-0.000289867" calcext:value-type="float">
            <text:p>-0.000289867</text:p>
          </table:table-cell>
          <table:table-cell office:value-type="float" office:value="-0.0000118535" calcext:value-type="float">
            <text:p>-1.18535E-05</text:p>
          </table:table-cell>
          <table:table-cell office:value-type="float" office:value="-0.000243177" calcext:value-type="float">
            <text:p>-0.000243177</text:p>
          </table:table-cell>
          <table:table-cell office:value-type="float" office:value="-0.0000737071" calcext:value-type="float">
            <text:p>-7.37071E-05</text:p>
          </table:table-cell>
          <table:table-cell office:value-type="float" office:value="0.000362833" calcext:value-type="float">
            <text:p>0.000362833</text:p>
          </table:table-cell>
          <table:table-cell office:value-type="float" office:value="0.000163123" calcext:value-type="float">
            <text:p>0.000163123</text:p>
          </table:table-cell>
          <table:table-cell office:value-type="float" office:value="-0.00000268425" calcext:value-type="float">
            <text:p>-2.68425E-06</text:p>
          </table:table-cell>
          <table:table-cell office:value-type="float" office:value="0.000327375" calcext:value-type="float">
            <text:p>0.000327375</text:p>
          </table:table-cell>
          <table:table-cell office:value-type="float" office:value="0.0000814438" calcext:value-type="float">
            <text:p>8.14438E-05</text:p>
          </table:table-cell>
          <table:table-cell office:value-type="float" office:value="-0.0000107099" calcext:value-type="float">
            <text:p>-1.07099E-05</text:p>
          </table:table-cell>
          <table:table-cell office:value-type="float" office:value="0.000362628" calcext:value-type="float">
            <text:p>0.000362628</text:p>
          </table:table-cell>
          <table:table-cell office:value-type="float" office:value="0.000293784" calcext:value-type="float">
            <text:p>0.000293784</text:p>
          </table:table-cell>
          <table:table-cell office:value-type="float" office:value="0.000460605" calcext:value-type="float">
            <text:p>0.000460605</text:p>
          </table:table-cell>
          <table:table-cell office:value-type="float" office:value="0.00080518" calcext:value-type="float">
            <text:p>0.00080518</text:p>
          </table:table-cell>
          <table:table-cell office:value-type="float" office:value="0.000658158" calcext:value-type="float">
            <text:p>0.000658158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0575274" calcext:value-type="float">
            <text:p>0.000575274</text:p>
          </table:table-cell>
          <table:table-cell office:value-type="float" office:value="0.000709631" calcext:value-type="float">
            <text:p>0.000709631</text:p>
          </table:table-cell>
          <table:table-cell office:value-type="float" office:value="0.00136008" calcext:value-type="float">
            <text:p>0.00136008</text:p>
          </table:table-cell>
          <table:table-cell office:value-type="float" office:value="0.00169024" calcext:value-type="float">
            <text:p>0.00169024</text:p>
          </table:table-cell>
          <table:table-cell office:value-type="float" office:value="0.00231549" calcext:value-type="float">
            <text:p>0.00231549</text:p>
          </table:table-cell>
          <table:table-cell office:value-type="float" office:value="0.0033926" calcext:value-type="float">
            <text:p>0.0033926</text:p>
          </table:table-cell>
          <table:table-cell office:value-type="float" office:value="0.0038111" calcext:value-type="float">
            <text:p>0.0038111</text:p>
          </table:table-cell>
          <table:table-cell office:value-type="float" office:value="0.00487205" calcext:value-type="float">
            <text:p>0.00487205</text:p>
          </table:table-cell>
          <table:table-cell office:value-type="float" office:value="0.006308" calcext:value-type="float">
            <text:p>0.006308</text:p>
          </table:table-cell>
          <table:table-cell office:value-type="float" office:value="0.00812917" calcext:value-type="float">
            <text:p>0.00812917</text:p>
          </table:table-cell>
          <table:table-cell office:value-type="float" office:value="0.00988234" calcext:value-type="float">
            <text:p>0.00988234</text:p>
          </table:table-cell>
          <table:table-cell office:value-type="float" office:value="0.012681" calcext:value-type="float">
            <text:p>0.012681</text:p>
          </table:table-cell>
          <table:table-cell office:value-type="float" office:value="0.0161105" calcext:value-type="float">
            <text:p>0.0161105</text:p>
          </table:table-cell>
          <table:table-cell office:value-type="float" office:value="0.0204067" calcext:value-type="float">
            <text:p>0.0204067</text:p>
          </table:table-cell>
          <table:table-cell office:value-type="float" office:value="0.0259256" calcext:value-type="float">
            <text:p>0.0259256</text:p>
          </table:table-cell>
          <table:table-cell office:value-type="float" office:value="0.0333933" calcext:value-type="float">
            <text:p>0.0333933</text:p>
          </table:table-cell>
          <table:table-cell office:value-type="float" office:value="0.0427731" calcext:value-type="float">
            <text:p>0.0427731</text:p>
          </table:table-cell>
          <table:table-cell office:value-type="float" office:value="0.0548475" calcext:value-type="float">
            <text:p>0.0548475</text:p>
          </table:table-cell>
          <table:table-cell office:value-type="float" office:value="0.0705083" calcext:value-type="float">
            <text:p>0.0705083</text:p>
          </table:table-cell>
          <table:table-cell office:value-type="float" office:value="0.0912599" calcext:value-type="float">
            <text:p>0.0912599</text:p>
          </table:table-cell>
          <table:table-cell office:value-type="float" office:value="0.117388" calcext:value-type="float">
            <text:p>0.117388</text:p>
          </table:table-cell>
          <table:table-cell office:value-type="float" office:value="0.151352" calcext:value-type="float">
            <text:p>0.151352</text:p>
          </table:table-cell>
          <table:table-cell office:value-type="float" office:value="0.195439" calcext:value-type="float">
            <text:p>0.195439</text:p>
          </table:table-cell>
          <table:table-cell office:value-type="float" office:value="0.251039" calcext:value-type="float">
            <text:p>0.251039</text:p>
          </table:table-cell>
          <table:table-cell office:value-type="float" office:value="0.319727" calcext:value-type="float">
            <text:p>0.319727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493308" calcext:value-type="float">
            <text:p>0.493308</text:p>
          </table:table-cell>
          <table:table-cell office:value-type="float" office:value="0.588485" calcext:value-type="float">
            <text:p>0.588485</text:p>
          </table:table-cell>
          <table:table-cell office:value-type="float" office:value="0.676871" calcext:value-type="float">
            <text:p>0.676871</text:p>
          </table:table-cell>
          <table:table-cell office:value-type="float" office:value="0.745367" calcext:value-type="float">
            <text:p>0.745367</text:p>
          </table:table-cell>
          <table:table-cell office:value-type="float" office:value="0.782699" calcext:value-type="float">
            <text:p>0.782699</text:p>
          </table:table-cell>
          <table:table-cell office:value-type="float" office:value="0.783984" calcext:value-type="float">
            <text:p>0.783984</text:p>
          </table:table-cell>
          <table:table-cell office:value-type="float" office:value="0.753273" calcext:value-type="float">
            <text:p>0.753273</text:p>
          </table:table-cell>
          <table:table-cell office:value-type="float" office:value="0.700702" calcext:value-type="float">
            <text:p>0.700702</text:p>
          </table:table-cell>
          <table:table-cell office:value-type="float" office:value="0.639059" calcext:value-type="float">
            <text:p>0.639059</text:p>
          </table:table-cell>
          <table:table-cell office:value-type="float" office:value="0.576773" calcext:value-type="float">
            <text:p>0.576773</text:p>
          </table:table-cell>
          <table:table-cell office:value-type="float" office:value="0.520302" calcext:value-type="float">
            <text:p>0.520302</text:p>
          </table:table-cell>
          <table:table-cell office:value-type="float" office:value="0.47047" calcext:value-type="float">
            <text:p>0.47047</text:p>
          </table:table-cell>
          <table:table-cell office:value-type="float" office:value="0.42575" calcext:value-type="float">
            <text:p>0.42575</text:p>
          </table:table-cell>
          <table:table-cell office:value-type="float" office:value="0.385862" calcext:value-type="float">
            <text:p>0.385862</text:p>
          </table:table-cell>
          <table:table-cell office:value-type="float" office:value="0.347573" calcext:value-type="float">
            <text:p>0.347573</text:p>
          </table:table-cell>
          <table:table-cell office:value-type="float" office:value="0.309606" calcext:value-type="float">
            <text:p>0.309606</text:p>
          </table:table-cell>
          <table:table-cell office:value-type="float" office:value="0.274315" calcext:value-type="float">
            <text:p>0.274315</text:p>
          </table:table-cell>
          <table:table-cell office:value-type="float" office:value="0.238663" calcext:value-type="float">
            <text:p>0.238663</text:p>
          </table:table-cell>
          <table:table-cell office:value-type="float" office:value="0.205264" calcext:value-type="float">
            <text:p>0.205264</text:p>
          </table:table-cell>
          <table:table-cell office:value-type="float" office:value="0.174904" calcext:value-type="float">
            <text:p>0.174904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121609" calcext:value-type="float">
            <text:p>0.121609</text:p>
          </table:table-cell>
          <table:table-cell office:value-type="float" office:value="0.0999892" calcext:value-type="float">
            <text:p>0.0999892</text:p>
          </table:table-cell>
          <table:table-cell office:value-type="float" office:value="0.0820971" calcext:value-type="float">
            <text:p>0.0820971</text:p>
          </table:table-cell>
          <table:table-cell office:value-type="float" office:value="0.0667776" calcext:value-type="float">
            <text:p>0.0667776</text:p>
          </table:table-cell>
          <table:table-cell office:value-type="float" office:value="0.0536854" calcext:value-type="float">
            <text:p>0.0536854</text:p>
          </table:table-cell>
          <table:table-cell office:value-type="float" office:value="0.0435583" calcext:value-type="float">
            <text:p>0.0435583</text:p>
          </table:table-cell>
          <table:table-cell office:value-type="float" office:value="0.0343748" calcext:value-type="float">
            <text:p>0.0343748</text:p>
          </table:table-cell>
          <table:table-cell office:value-type="float" office:value="0.0272839" calcext:value-type="float">
            <text:p>0.0272839</text:p>
          </table:table-cell>
          <table:table-cell office:value-type="float" office:value="0.0218795" calcext:value-type="float">
            <text:p>0.0218795</text:p>
          </table:table-cell>
          <table:table-cell office:value-type="float" office:value="0.0170781" calcext:value-type="float">
            <text:p>0.0170781</text:p>
          </table:table-cell>
          <table:table-cell office:value-type="float" office:value="0.0142713" calcext:value-type="float">
            <text:p>0.0142713</text:p>
          </table:table-cell>
          <table:table-cell office:value-type="float" office:value="0.0107082" calcext:value-type="float">
            <text:p>0.0107082</text:p>
          </table:table-cell>
          <table:table-cell office:value-type="float" office:value="0.00909456" calcext:value-type="float">
            <text:p>0.00909456</text:p>
          </table:table-cell>
          <table:table-cell office:value-type="float" office:value="0.00732708" calcext:value-type="float">
            <text:p>0.00732708</text:p>
          </table:table-cell>
          <table:table-cell office:value-type="float" office:value="0.00558374" calcext:value-type="float">
            <text:p>0.00558374</text:p>
          </table:table-cell>
          <table:table-cell office:value-type="float" office:value="0.00458369" calcext:value-type="float">
            <text:p>0.00458369</text:p>
          </table:table-cell>
          <table:table-cell office:value-type="float" office:value="0.00343297" calcext:value-type="float">
            <text:p>0.00343297</text:p>
          </table:table-cell>
          <table:table-cell office:value-type="float" office:value="0.00270846" calcext:value-type="float">
            <text:p>0.00270846</text:p>
          </table:table-cell>
          <table:table-cell office:value-type="float" office:value="0.00219157" calcext:value-type="float">
            <text:p>0.00219157</text:p>
          </table:table-cell>
          <table:table-cell office:value-type="float" office:value="0.00134632" calcext:value-type="float">
            <text:p>0.00134632</text:p>
          </table:table-cell>
          <table:table-cell office:value-type="float" office:value="0.00200331" calcext:value-type="float">
            <text:p>0.00200331</text:p>
          </table:table-cell>
          <table:table-cell office:value-type="float" office:value="0.00058833" calcext:value-type="float">
            <text:p>0.00058833</text:p>
          </table:table-cell>
          <table:table-cell office:value-type="float" office:value="0.00073313" calcext:value-type="float">
            <text:p>0.00073313</text:p>
          </table:table-cell>
          <table:table-cell office:value-type="float" office:value="0.000718362" calcext:value-type="float">
            <text:p>0.000718362</text:p>
          </table:table-cell>
          <table:table-cell office:value-type="float" office:value="0.000334367" calcext:value-type="float">
            <text:p>0.000334367</text:p>
          </table:table-cell>
          <table:table-cell office:value-type="float" office:value="0.000406616" calcext:value-type="float">
            <text:p>0.000406616</text:p>
          </table:table-cell>
          <table:table-cell office:value-type="float" office:value="0.000571548" calcext:value-type="float">
            <text:p>0.000571548</text:p>
          </table:table-cell>
          <table:table-cell office:value-type="float" office:value="0.000263621" calcext:value-type="float">
            <text:p>0.000263621</text:p>
          </table:table-cell>
          <table:table-cell office:value-type="float" office:value="0.000101149" calcext:value-type="float">
            <text:p>0.000101149</text:p>
          </table:table-cell>
          <table:table-cell office:value-type="float" office:value="-0.000388808" calcext:value-type="float">
            <text:p>-0.000388808</text:p>
          </table:table-cell>
          <table:table-cell office:value-type="float" office:value="0.000367232" calcext:value-type="float">
            <text:p>0.000367232</text:p>
          </table:table-cell>
          <table:table-cell office:value-type="float" office:value="-0.000212443" calcext:value-type="float">
            <text:p>-0.000212443</text:p>
          </table:table-cell>
          <table:table-cell office:value-type="float" office:value="0.0000482744" calcext:value-type="float">
            <text:p>4.82744E-05</text:p>
          </table:table-cell>
          <table:table-cell office:value-type="float" office:value="0.000563171" calcext:value-type="float">
            <text:p>0.000563171</text:p>
          </table:table-cell>
          <table:table-cell office:value-type="float" office:value="0.000232009" calcext:value-type="float">
            <text:p>0.000232009</text:p>
          </table:table-cell>
          <table:table-cell office:value-type="float" office:value="0.000152991" calcext:value-type="float">
            <text:p>0.000152991</text:p>
          </table:table-cell>
          <table:table-cell office:value-type="float" office:value="0.000457317" calcext:value-type="float">
            <text:p>0.000457317</text:p>
          </table:table-cell>
          <table:table-cell office:value-type="float" office:value="0.0000204791" calcext:value-type="float">
            <text:p>2.04791E-05</text:p>
          </table:table-cell>
          <table:table-cell office:value-type="float" office:value="0.000000822016" calcext:value-type="float">
            <text:p>8.22016E-07</text:p>
          </table:table-cell>
          <table:table-cell office:value-type="float" office:value="-0.000337384" calcext:value-type="float">
            <text:p>-0.000337384</text:p>
          </table:table-cell>
          <table:table-cell office:value-type="float" office:value="-0.000112925" calcext:value-type="float">
            <text:p>-0.000112925</text:p>
          </table:table-cell>
          <table:table-cell office:value-type="float" office:value="-0.000126543" calcext:value-type="float">
            <text:p>-0.000126543</text:p>
          </table:table-cell>
          <table:table-cell office:value-type="float" office:value="0.0000394423" calcext:value-type="float">
            <text:p>3.94423E-05</text:p>
          </table:table-cell>
          <table:table-cell office:value-type="float" office:value="0.0000908147" calcext:value-type="float">
            <text:p>9.08147E-05</text:p>
          </table:table-cell>
          <table:table-cell office:value-type="float" office:value="0.000029044" calcext:value-type="float">
            <text:p>2.9044E-05</text:p>
          </table:table-cell>
          <table:table-cell office:value-type="float" office:value="-0.000042126" calcext:value-type="float">
            <text:p>-4.2126E-05</text:p>
          </table:table-cell>
          <table:table-cell office:value-type="float" office:value="-0.000135636" calcext:value-type="float">
            <text:p>-0.000135636</text:p>
          </table:table-cell>
          <table:table-cell office:value-type="float" office:value="-0.000192492" calcext:value-type="float">
            <text:p>-0.000192492</text:p>
          </table:table-cell>
          <table:table-cell office:value-type="float" office:value="0.000166821" calcext:value-type="float">
            <text:p>0.000166821</text:p>
          </table:table-cell>
          <table:table-cell office:value-type="float" office:value="0.0000656167" calcext:value-type="float">
            <text:p>6.56167E-05</text:p>
          </table:table-cell>
          <table:table-cell office:value-type="float" office:value="-0.000120868" calcext:value-type="float">
            <text:p>-0.000120868</text:p>
          </table:table-cell>
          <table:table-cell office:value-type="float" office:value="-0.000221447" calcext:value-type="float">
            <text:p>-0.000221447</text:p>
          </table:table-cell>
          <table:table-cell office:value-type="float" office:value="0.000221513" calcext:value-type="float">
            <text:p>0.000221513</text:p>
          </table:table-cell>
          <table:table-cell office:value-type="float" office:value="-0.000376886" calcext:value-type="float">
            <text:p>-0.000376886</text:p>
          </table:table-cell>
          <table:table-cell office:value-type="float" office:value="0.000104018" calcext:value-type="float">
            <text:p>0.000104018</text:p>
          </table:table-cell>
          <table:table-cell office:value-type="float" office:value="0.000480074" calcext:value-type="float">
            <text:p>0.000480074</text:p>
          </table:table-cell>
          <table:table-cell office:value-type="float" office:value="0.0000790914" calcext:value-type="float">
            <text:p>7.90914E-05</text:p>
          </table:table-cell>
          <table:table-cell office:value-type="float" office:value="0.00019658" calcext:value-type="float">
            <text:p>0.00019658</text:p>
          </table:table-cell>
          <table:table-cell office:value-type="float" office:value="0.000285699" calcext:value-type="float">
            <text:p>0.000285699</text:p>
          </table:table-cell>
          <table:table-cell office:value-type="float" office:value="0.0000776047" calcext:value-type="float">
            <text:p>7.76047E-05</text:p>
          </table:table-cell>
          <table:table-cell office:value-type="float" office:value="0.0000149896" calcext:value-type="float">
            <text:p>1.49896E-05</text:p>
          </table:table-cell>
          <table:table-cell office:value-type="float" office:value="-0.000538416" calcext:value-type="float">
            <text:p>-0.000538416</text:p>
          </table:table-cell>
          <table:table-cell office:value-type="float" office:value="0.00019597" calcext:value-type="float">
            <text:p>0.00019597</text:p>
          </table:table-cell>
          <table:table-cell office:value-type="float" office:value="-0.000585439" calcext:value-type="float">
            <text:p>-0.000585439</text:p>
          </table:table-cell>
          <table:table-cell office:value-type="float" office:value="-0.000111317" calcext:value-type="float">
            <text:p>-0.000111317</text:p>
          </table:table-cell>
          <table:table-cell office:value-type="float" office:value="0.00044848" calcext:value-type="float">
            <text:p>0.00044848</text:p>
          </table:table-cell>
          <table:table-cell office:value-type="float" office:value="-0.0000178534" calcext:value-type="float">
            <text:p>-1.78534E-05</text:p>
          </table:table-cell>
          <table:table-cell office:value-type="float" office:value="0.0000726619" calcext:value-type="float">
            <text:p>7.26619E-05</text:p>
          </table:table-cell>
          <table:table-cell office:value-type="float" office:value="0.0000603345" calcext:value-type="float">
            <text:p>6.03345E-05</text:p>
          </table:table-cell>
          <table:table-cell office:value-type="float" office:value="-0.000348445" calcext:value-type="float">
            <text:p>-0.000348445</text:p>
          </table:table-cell>
          <table:table-cell office:value-type="float" office:value="-0.0000482087" calcext:value-type="float">
            <text:p>-4.82087E-05</text:p>
          </table:table-cell>
          <table:table-cell office:value-type="float" office:value="-0.000378508" calcext:value-type="float">
            <text:p>-0.000378508</text:p>
          </table:table-cell>
          <table:table-cell office:value-type="float" office:value="0.00042624" calcext:value-type="float">
            <text:p>0.00042624</text:p>
          </table:table-cell>
          <table:table-cell office:value-type="float" office:value="-0.000188005" calcext:value-type="float">
            <text:p>-0.000188005</text:p>
          </table:table-cell>
          <table:table-cell office:value-type="float" office:value="-0.000164845" calcext:value-type="float">
            <text:p>-0.000164845</text:p>
          </table:table-cell>
          <table:table-cell office:value-type="float" office:value="0.000264765" calcext:value-type="float">
            <text:p>0.000264765</text:p>
          </table:table-cell>
          <table:table-cell office:value-type="float" office:value="-0.00013968" calcext:value-type="float">
            <text:p>-0.00013968</text:p>
          </table:table-cell>
          <table:table-cell office:value-type="float" office:value="0.0000768926" calcext:value-type="float">
            <text:p>7.68926E-05</text:p>
          </table:table-cell>
          <table:table-cell office:value-type="float" office:value="0.000329815" calcext:value-type="float">
            <text:p>0.000329815</text:p>
          </table:table-cell>
          <table:table-cell office:value-type="float" office:value="0.000221878" calcext:value-type="float">
            <text:p>0.000221878</text:p>
          </table:table-cell>
          <table:table-cell office:value-type="float" office:value="0.000241973" calcext:value-type="float">
            <text:p>0.000241973</text:p>
          </table:table-cell>
          <table:table-cell office:value-type="float" office:value="-0.0000299638" calcext:value-type="float">
            <text:p>-2.99638E-05</text:p>
          </table:table-cell>
          <table:table-cell office:value-type="float" office:value="0.000139978" calcext:value-type="float">
            <text:p>0.000139978</text:p>
          </table:table-cell>
          <table:table-cell office:value-type="float" office:value="-0.000013807" calcext:value-type="float">
            <text:p>-1.3807E-05</text:p>
          </table:table-cell>
          <table:table-cell office:value-type="float" office:value="-0.000311808" calcext:value-type="float">
            <text:p>-0.000311808</text:p>
          </table:table-cell>
          <table:table-cell office:value-type="float" office:value="-0.000215202" calcext:value-type="float">
            <text:p>-0.000215202</text:p>
          </table:table-cell>
          <table:table-cell office:value-type="float" office:value="-0.000227322" calcext:value-type="float">
            <text:p>-0.000227322</text:p>
          </table:table-cell>
          <table:table-cell office:value-type="float" office:value="0.000117327" calcext:value-type="float">
            <text:p>0.000117327</text:p>
          </table:table-cell>
          <table:table-cell office:value-type="float" office:value="-0.000106143" calcext:value-type="float">
            <text:p>-0.000106143</text:p>
          </table:table-cell>
          <table:table-cell office:value-type="float" office:value="0.000339414" calcext:value-type="float">
            <text:p>0.000339414</text:p>
          </table:table-cell>
          <table:table-cell office:value-type="float" office:value="0.000310239" calcext:value-type="float">
            <text:p>0.000310239</text:p>
          </table:table-cell>
          <table:table-cell office:value-type="float" office:value="-0.000119005" calcext:value-type="float">
            <text:p>-0.000119005</text:p>
          </table:table-cell>
          <table:table-cell office:value-type="float" office:value="-0.000458442" calcext:value-type="float">
            <text:p>-0.000458442</text:p>
          </table:table-cell>
          <table:table-cell office:value-type="float" office:value="-0.0000155664" calcext:value-type="float">
            <text:p>-1.55664E-05</text:p>
          </table:table-cell>
          <table:table-cell office:value-type="float" office:value="-0.00021515" calcext:value-type="float">
            <text:p>-0.00021515</text:p>
          </table:table-cell>
          <table:table-cell office:value-type="float" office:value="-0.000265707" calcext:value-type="float">
            <text:p>-0.000265707</text:p>
          </table:table-cell>
          <table:table-cell office:value-type="float" office:value="-0.000000399149" calcext:value-type="float">
            <text:p>-3.99149E-07</text:p>
          </table:table-cell>
          <table:table-cell office:value-type="float" office:value="0.000494709" calcext:value-type="float">
            <text:p>0.000494709</text:p>
          </table:table-cell>
          <table:table-cell office:value-type="float" office:value="-0.000510773" calcext:value-type="float">
            <text:p>-0.000510773</text:p>
          </table:table-cell>
          <table:table-cell office:value-type="float" office:value="0.0000752671" calcext:value-type="float">
            <text:p>7.52671E-05</text:p>
          </table:table-cell>
          <table:table-cell office:value-type="float" office:value="0.000370102" calcext:value-type="float">
            <text:p>0.000370102</text:p>
          </table:table-cell>
          <table:table-cell office:value-type="float" office:value="-0.0000205265" calcext:value-type="float">
            <text:p>-2.05265E-05</text:p>
          </table:table-cell>
          <table:table-cell office:value-type="float" office:value="0.0000332828" calcext:value-type="float">
            <text:p>3.32828E-05</text:p>
          </table:table-cell>
          <table:table-cell office:value-type="float" office:value="0.000385041" calcext:value-type="float">
            <text:p>0.000385041</text:p>
          </table:table-cell>
          <table:table-cell office:value-type="float" office:value="0.0000534713" calcext:value-type="float">
            <text:p>5.34713E-05</text:p>
          </table:table-cell>
          <table:table-cell office:value-type="float" office:value="-0.0000820865" calcext:value-type="float">
            <text:p>-8.20865E-05</text:p>
          </table:table-cell>
          <table:table-cell office:value-type="float" office:value="-0.000117212" calcext:value-type="float">
            <text:p>-0.000117212</text:p>
          </table:table-cell>
          <table:table-cell office:value-type="float" office:value="0.000402309" calcext:value-type="float">
            <text:p>0.000402309</text:p>
          </table:table-cell>
          <table:table-cell office:value-type="float" office:value="-0.000529844" calcext:value-type="float">
            <text:p>-0.000529844</text:p>
          </table:table-cell>
          <table:table-cell office:value-type="float" office:value="-0.000114443" calcext:value-type="float">
            <text:p>-0.000114443</text:p>
          </table:table-cell>
          <table:table-cell office:value-type="float" office:value="0.000274498" calcext:value-type="float">
            <text:p>0.000274498</text:p>
          </table:table-cell>
          <table:table-cell office:value-type="float" office:value="-0.00028291" calcext:value-type="float">
            <text:p>-0.00028291</text:p>
          </table:table-cell>
          <table:table-cell office:value-type="float" office:value="0.000270805" calcext:value-type="float">
            <text:p>0.000270805</text:p>
          </table:table-cell>
          <table:table-cell office:value-type="float" office:value="0.000452075" calcext:value-type="float">
            <text:p>0.000452075</text:p>
          </table:table-cell>
          <table:table-cell office:value-type="float" office:value="0.000173063" calcext:value-type="float">
            <text:p>0.000173063</text:p>
          </table:table-cell>
          <table:table-cell office:value-type="float" office:value="-0.00011301" calcext:value-type="float">
            <text:p>-0.00011301</text:p>
          </table:table-cell>
          <table:table-cell office:value-type="float" office:value="-0.000353463" calcext:value-type="float">
            <text:p>-0.000353463</text:p>
          </table:table-cell>
          <table:table-cell office:value-type="float" office:value="-0.000045098" calcext:value-type="float">
            <text:p>-4.5098E-05</text:p>
          </table:table-cell>
          <table:table-cell office:value-type="float" office:value="-0.000530873" calcext:value-type="float">
            <text:p>-0.000530873</text:p>
          </table:table-cell>
          <table:table-cell office:value-type="float" office:value="-0.000208496" calcext:value-type="float">
            <text:p>-0.000208496</text:p>
          </table:table-cell>
          <table:table-cell office:value-type="float" office:value="0.00028233" calcext:value-type="float">
            <text:p>0.00028233</text:p>
          </table:table-cell>
          <table:table-cell office:value-type="float" office:value="-0.00012876" calcext:value-type="float">
            <text:p>-0.00012876</text:p>
          </table:table-cell>
          <table:table-cell office:value-type="float" office:value="-0.0000803016" calcext:value-type="float">
            <text:p>-8.03016E-05</text:p>
          </table:table-cell>
          <table:table-cell office:value-type="float" office:value="0.00000370113" calcext:value-type="float">
            <text:p>3.70113E-06</text:p>
          </table:table-cell>
          <table:table-cell office:value-type="float" office:value="0.000104823" calcext:value-type="float">
            <text:p>0.000104823</text:p>
          </table:table-cell>
          <table:table-cell office:value-type="float" office:value="-0.0000570122" calcext:value-type="float">
            <text:p>-5.70122E-05</text:p>
          </table:table-cell>
          <table:table-cell office:value-type="float" office:value="0.0000189798" calcext:value-type="float">
            <text:p>1.89798E-05</text:p>
          </table:table-cell>
          <table:table-cell office:value-type="float" office:value="0.000122231" calcext:value-type="float">
            <text:p>0.000122231</text:p>
          </table:table-cell>
          <table:table-cell office:value-type="float" office:value="2.06172E-017" calcext:value-type="float">
            <text:p>2.06172E-17</text:p>
          </table:table-cell>
          <table:table-cell office:value-type="float" office:value="1.63141E-017" calcext:value-type="float">
            <text:p>1.63141E-17</text:p>
          </table:table-cell>
          <table:table-cell table:number-columns-repeated="2" office:value-type="float" office:value="1.28573E-017" calcext:value-type="float">
            <text:p>1.28573E-17</text:p>
          </table:table-cell>
        </table:table-row>
        <table:table-row table:style-name="ro1">
          <table:table-cell office:value-type="float" office:value="18.9708" calcext:value-type="float">
            <text:p>18.9708</text:p>
          </table:table-cell>
          <table:table-cell office:value-type="float" office:value="0.00000000245913" calcext:value-type="float">
            <text:p>2.45913E-09</text:p>
          </table:table-cell>
          <table:table-cell office:value-type="float" office:value="0.00000000392134" calcext:value-type="float">
            <text:p>3.92134E-09</text:p>
          </table:table-cell>
          <table:table-cell office:value-type="float" office:value="0.00000000630316" calcext:value-type="float">
            <text:p>6.30316E-09</text:p>
          </table:table-cell>
          <table:table-cell office:value-type="float" office:value="-0.000131093" calcext:value-type="float">
            <text:p>-0.000131093</text:p>
          </table:table-cell>
          <table:table-cell office:value-type="float" office:value="-0.0000557079" calcext:value-type="float">
            <text:p>-5.57079E-05</text:p>
          </table:table-cell>
          <table:table-cell office:value-type="float" office:value="-0.00028454" calcext:value-type="float">
            <text:p>-0.00028454</text:p>
          </table:table-cell>
          <table:table-cell office:value-type="float" office:value="-0.000110678" calcext:value-type="float">
            <text:p>-0.000110678</text:p>
          </table:table-cell>
          <table:table-cell office:value-type="float" office:value="0.000213523" calcext:value-type="float">
            <text:p>0.000213523</text:p>
          </table:table-cell>
          <table:table-cell office:value-type="float" office:value="0.0000718516" calcext:value-type="float">
            <text:p>7.18516E-05</text:p>
          </table:table-cell>
          <table:table-cell office:value-type="float" office:value="0.0000360784" calcext:value-type="float">
            <text:p>3.60784E-05</text:p>
          </table:table-cell>
          <table:table-cell office:value-type="float" office:value="-0.000122016" calcext:value-type="float">
            <text:p>-0.000122016</text:p>
          </table:table-cell>
          <table:table-cell office:value-type="float" office:value="-0.000108405" calcext:value-type="float">
            <text:p>-0.000108405</text:p>
          </table:table-cell>
          <table:table-cell office:value-type="float" office:value="0.000126395" calcext:value-type="float">
            <text:p>0.000126395</text:p>
          </table:table-cell>
          <table:table-cell office:value-type="float" office:value="-0.0000532746" calcext:value-type="float">
            <text:p>-5.32746E-05</text:p>
          </table:table-cell>
          <table:table-cell office:value-type="float" office:value="0.000371231" calcext:value-type="float">
            <text:p>0.000371231</text:p>
          </table:table-cell>
          <table:table-cell office:value-type="float" office:value="0.000140611" calcext:value-type="float">
            <text:p>0.000140611</text:p>
          </table:table-cell>
          <table:table-cell office:value-type="float" office:value="-0.0000704028" calcext:value-type="float">
            <text:p>-7.04028E-05</text:p>
          </table:table-cell>
          <table:table-cell office:value-type="float" office:value="-0.0000639324" calcext:value-type="float">
            <text:p>-6.39324E-05</text:p>
          </table:table-cell>
          <table:table-cell office:value-type="float" office:value="-0.000124146" calcext:value-type="float">
            <text:p>-0.000124146</text:p>
          </table:table-cell>
          <table:table-cell office:value-type="float" office:value="-0.000426451" calcext:value-type="float">
            <text:p>-0.000426451</text:p>
          </table:table-cell>
          <table:table-cell office:value-type="float" office:value="-0.0000609161" calcext:value-type="float">
            <text:p>-6.09161E-05</text:p>
          </table:table-cell>
          <table:table-cell office:value-type="float" office:value="-0.0000686878" calcext:value-type="float">
            <text:p>-6.86878E-05</text:p>
          </table:table-cell>
          <table:table-cell office:value-type="float" office:value="0.000209968" calcext:value-type="float">
            <text:p>0.000209968</text:p>
          </table:table-cell>
          <table:table-cell office:value-type="float" office:value="0.000365744" calcext:value-type="float">
            <text:p>0.000365744</text:p>
          </table:table-cell>
          <table:table-cell office:value-type="float" office:value="0.000352757" calcext:value-type="float">
            <text:p>0.000352757</text:p>
          </table:table-cell>
          <table:table-cell office:value-type="float" office:value="0.0000060176" calcext:value-type="float">
            <text:p>6.0176E-06</text:p>
          </table:table-cell>
          <table:table-cell office:value-type="float" office:value="0.000189311" calcext:value-type="float">
            <text:p>0.000189311</text:p>
          </table:table-cell>
          <table:table-cell office:value-type="float" office:value="-0.000159481" calcext:value-type="float">
            <text:p>-0.000159481</text:p>
          </table:table-cell>
          <table:table-cell office:value-type="float" office:value="-0.0000361839" calcext:value-type="float">
            <text:p>-3.61839E-05</text:p>
          </table:table-cell>
          <table:table-cell office:value-type="float" office:value="0.0002119" calcext:value-type="float">
            <text:p>0.0002119</text:p>
          </table:table-cell>
          <table:table-cell office:value-type="float" office:value="-0.000201618" calcext:value-type="float">
            <text:p>-0.000201618</text:p>
          </table:table-cell>
          <table:table-cell office:value-type="float" office:value="-0.000236185" calcext:value-type="float">
            <text:p>-0.000236185</text:p>
          </table:table-cell>
          <table:table-cell office:value-type="float" office:value="0.000135178" calcext:value-type="float">
            <text:p>0.000135178</text:p>
          </table:table-cell>
          <table:table-cell office:value-type="float" office:value="-0.000135747" calcext:value-type="float">
            <text:p>-0.000135747</text:p>
          </table:table-cell>
          <table:table-cell office:value-type="float" office:value="0.000157287" calcext:value-type="float">
            <text:p>0.000157287</text:p>
          </table:table-cell>
          <table:table-cell office:value-type="float" office:value="0.000207157" calcext:value-type="float">
            <text:p>0.000207157</text:p>
          </table:table-cell>
          <table:table-cell office:value-type="float" office:value="0.000135916" calcext:value-type="float">
            <text:p>0.000135916</text:p>
          </table:table-cell>
          <table:table-cell office:value-type="float" office:value="-0.0000388122" calcext:value-type="float">
            <text:p>-3.88122E-05</text:p>
          </table:table-cell>
          <table:table-cell office:value-type="float" office:value="0.000079113" calcext:value-type="float">
            <text:p>7.9113E-05</text:p>
          </table:table-cell>
          <table:table-cell office:value-type="float" office:value="-0.000172294" calcext:value-type="float">
            <text:p>-0.000172294</text:p>
          </table:table-cell>
          <table:table-cell office:value-type="float" office:value="0.000428183" calcext:value-type="float">
            <text:p>0.000428183</text:p>
          </table:table-cell>
          <table:table-cell office:value-type="float" office:value="-0.000164664" calcext:value-type="float">
            <text:p>-0.000164664</text:p>
          </table:table-cell>
          <table:table-cell office:value-type="float" office:value="0.0000873706" calcext:value-type="float">
            <text:p>8.73706E-05</text:p>
          </table:table-cell>
          <table:table-cell office:value-type="float" office:value="0.000342156" calcext:value-type="float">
            <text:p>0.000342156</text:p>
          </table:table-cell>
          <table:table-cell office:value-type="float" office:value="0.0000163456" calcext:value-type="float">
            <text:p>1.63456E-05</text:p>
          </table:table-cell>
          <table:table-cell office:value-type="float" office:value="-0.000431367" calcext:value-type="float">
            <text:p>-0.000431367</text:p>
          </table:table-cell>
          <table:table-cell office:value-type="float" office:value="0.0000917953" calcext:value-type="float">
            <text:p>9.17953E-05</text:p>
          </table:table-cell>
          <table:table-cell office:value-type="float" office:value="-0.000526927" calcext:value-type="float">
            <text:p>-0.000526927</text:p>
          </table:table-cell>
          <table:table-cell office:value-type="float" office:value="-0.000193061" calcext:value-type="float">
            <text:p>-0.000193061</text:p>
          </table:table-cell>
          <table:table-cell office:value-type="float" office:value="0.0000085037" calcext:value-type="float">
            <text:p>8.5037E-06</text:p>
          </table:table-cell>
          <table:table-cell office:value-type="float" office:value="0.000580183" calcext:value-type="float">
            <text:p>0.000580183</text:p>
          </table:table-cell>
          <table:table-cell office:value-type="float" office:value="-0.0000138216" calcext:value-type="float">
            <text:p>-1.38216E-05</text:p>
          </table:table-cell>
          <table:table-cell office:value-type="float" office:value="0.0004486" calcext:value-type="float">
            <text:p>0.0004486</text:p>
          </table:table-cell>
          <table:table-cell office:value-type="float" office:value="-0.000101895" calcext:value-type="float">
            <text:p>-0.000101895</text:p>
          </table:table-cell>
          <table:table-cell office:value-type="float" office:value="0.0000244495" calcext:value-type="float">
            <text:p>2.44495E-05</text:p>
          </table:table-cell>
          <table:table-cell office:value-type="float" office:value="0.0000216064" calcext:value-type="float">
            <text:p>2.16064E-05</text:p>
          </table:table-cell>
          <table:table-cell office:value-type="float" office:value="-0.000182446" calcext:value-type="float">
            <text:p>-0.000182446</text:p>
          </table:table-cell>
          <table:table-cell office:value-type="float" office:value="0.0000344083" calcext:value-type="float">
            <text:p>3.44083E-05</text:p>
          </table:table-cell>
          <table:table-cell office:value-type="float" office:value="-0.0000866243" calcext:value-type="float">
            <text:p>-8.66243E-05</text:p>
          </table:table-cell>
          <table:table-cell office:value-type="float" office:value="-0.000405761" calcext:value-type="float">
            <text:p>-0.000405761</text:p>
          </table:table-cell>
          <table:table-cell office:value-type="float" office:value="0.000204978" calcext:value-type="float">
            <text:p>0.000204978</text:p>
          </table:table-cell>
          <table:table-cell office:value-type="float" office:value="-0.0000699425" calcext:value-type="float">
            <text:p>-6.99425E-05</text:p>
          </table:table-cell>
          <table:table-cell office:value-type="float" office:value="-0.0000441751" calcext:value-type="float">
            <text:p>-4.41751E-05</text:p>
          </table:table-cell>
          <table:table-cell office:value-type="float" office:value="0.000124895" calcext:value-type="float">
            <text:p>0.000124895</text:p>
          </table:table-cell>
          <table:table-cell office:value-type="float" office:value="0.000137351" calcext:value-type="float">
            <text:p>0.000137351</text:p>
          </table:table-cell>
          <table:table-cell office:value-type="float" office:value="-0.0000744745" calcext:value-type="float">
            <text:p>-7.44745E-05</text:p>
          </table:table-cell>
          <table:table-cell office:value-type="float" office:value="0.0000634834" calcext:value-type="float">
            <text:p>6.34834E-05</text:p>
          </table:table-cell>
          <table:table-cell office:value-type="float" office:value="0.000179756" calcext:value-type="float">
            <text:p>0.000179756</text:p>
          </table:table-cell>
          <table:table-cell office:value-type="float" office:value="-0.000228261" calcext:value-type="float">
            <text:p>-0.000228261</text:p>
          </table:table-cell>
          <table:table-cell office:value-type="float" office:value="0.000126468" calcext:value-type="float">
            <text:p>0.000126468</text:p>
          </table:table-cell>
          <table:table-cell office:value-type="float" office:value="0.000177069" calcext:value-type="float">
            <text:p>0.000177069</text:p>
          </table:table-cell>
          <table:table-cell office:value-type="float" office:value="0.000046057" calcext:value-type="float">
            <text:p>4.6057E-05</text:p>
          </table:table-cell>
          <table:table-cell office:value-type="float" office:value="0.00037635" calcext:value-type="float">
            <text:p>0.00037635</text:p>
          </table:table-cell>
          <table:table-cell office:value-type="float" office:value="-0.000321827" calcext:value-type="float">
            <text:p>-0.000321827</text:p>
          </table:table-cell>
          <table:table-cell office:value-type="float" office:value="-0.000320165" calcext:value-type="float">
            <text:p>-0.000320165</text:p>
          </table:table-cell>
          <table:table-cell office:value-type="float" office:value="-0.000216872" calcext:value-type="float">
            <text:p>-0.000216872</text:p>
          </table:table-cell>
          <table:table-cell office:value-type="float" office:value="-0.00049156" calcext:value-type="float">
            <text:p>-0.00049156</text:p>
          </table:table-cell>
          <table:table-cell office:value-type="float" office:value="0.000102855" calcext:value-type="float">
            <text:p>0.000102855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280847" calcext:value-type="float">
            <text:p>0.000280847</text:p>
          </table:table-cell>
          <table:table-cell office:value-type="float" office:value="0.0000982104" calcext:value-type="float">
            <text:p>9.82104E-05</text:p>
          </table:table-cell>
          <table:table-cell office:value-type="float" office:value="0.000234069" calcext:value-type="float">
            <text:p>0.000234069</text:p>
          </table:table-cell>
          <table:table-cell office:value-type="float" office:value="0.0000262732" calcext:value-type="float">
            <text:p>2.62732E-05</text:p>
          </table:table-cell>
          <table:table-cell office:value-type="float" office:value="0.0000199409" calcext:value-type="float">
            <text:p>1.99409E-05</text:p>
          </table:table-cell>
          <table:table-cell office:value-type="float" office:value="-0.0000192223" calcext:value-type="float">
            <text:p>-1.92223E-05</text:p>
          </table:table-cell>
          <table:table-cell office:value-type="float" office:value="-0.000179742" calcext:value-type="float">
            <text:p>-0.000179742</text:p>
          </table:table-cell>
          <table:table-cell office:value-type="float" office:value="-0.0000580406" calcext:value-type="float">
            <text:p>-5.80406E-05</text:p>
          </table:table-cell>
          <table:table-cell office:value-type="float" office:value="0.000098843" calcext:value-type="float">
            <text:p>9.8843E-05</text:p>
          </table:table-cell>
          <table:table-cell office:value-type="float" office:value="-0.000504133" calcext:value-type="float">
            <text:p>-0.000504133</text:p>
          </table:table-cell>
          <table:table-cell office:value-type="float" office:value="0.000425604" calcext:value-type="float">
            <text:p>0.000425604</text:p>
          </table:table-cell>
          <table:table-cell office:value-type="float" office:value="-0.00023621" calcext:value-type="float">
            <text:p>-0.00023621</text:p>
          </table:table-cell>
          <table:table-cell office:value-type="float" office:value="-0.000245337" calcext:value-type="float">
            <text:p>-0.000245337</text:p>
          </table:table-cell>
          <table:table-cell office:value-type="float" office:value="0.000197512" calcext:value-type="float">
            <text:p>0.000197512</text:p>
          </table:table-cell>
          <table:table-cell office:value-type="float" office:value="0.000186752" calcext:value-type="float">
            <text:p>0.000186752</text:p>
          </table:table-cell>
          <table:table-cell office:value-type="float" office:value="-0.000210636" calcext:value-type="float">
            <text:p>-0.000210636</text:p>
          </table:table-cell>
          <table:table-cell office:value-type="float" office:value="0.000223245" calcext:value-type="float">
            <text:p>0.000223245</text:p>
          </table:table-cell>
          <table:table-cell office:value-type="float" office:value="-0.000145458" calcext:value-type="float">
            <text:p>-0.000145458</text:p>
          </table:table-cell>
          <table:table-cell office:value-type="float" office:value="-0.0000782884" calcext:value-type="float">
            <text:p>-7.82884E-05</text:p>
          </table:table-cell>
          <table:table-cell office:value-type="float" office:value="0.000127902" calcext:value-type="float">
            <text:p>0.000127902</text:p>
          </table:table-cell>
          <table:table-cell office:value-type="float" office:value="0.000278763" calcext:value-type="float">
            <text:p>0.000278763</text:p>
          </table:table-cell>
          <table:table-cell office:value-type="float" office:value="0.000379262" calcext:value-type="float">
            <text:p>0.000379262</text:p>
          </table:table-cell>
          <table:table-cell office:value-type="float" office:value="0.000118277" calcext:value-type="float">
            <text:p>0.000118277</text:p>
          </table:table-cell>
          <table:table-cell office:value-type="float" office:value="-0.000271405" calcext:value-type="float">
            <text:p>-0.000271405</text:p>
          </table:table-cell>
          <table:table-cell office:value-type="float" office:value="-0.000146083" calcext:value-type="float">
            <text:p>-0.000146083</text:p>
          </table:table-cell>
          <table:table-cell office:value-type="float" office:value="-0.000322579" calcext:value-type="float">
            <text:p>-0.000322579</text:p>
          </table:table-cell>
          <table:table-cell office:value-type="float" office:value="-0.000505818" calcext:value-type="float">
            <text:p>-0.000505818</text:p>
          </table:table-cell>
          <table:table-cell office:value-type="float" office:value="0.00019687" calcext:value-type="float">
            <text:p>0.00019687</text:p>
          </table:table-cell>
          <table:table-cell office:value-type="float" office:value="0.00017326" calcext:value-type="float">
            <text:p>0.00017326</text:p>
          </table:table-cell>
          <table:table-cell office:value-type="float" office:value="-0.000242587" calcext:value-type="float">
            <text:p>-0.000242587</text:p>
          </table:table-cell>
          <table:table-cell office:value-type="float" office:value="0.000487379" calcext:value-type="float">
            <text:p>0.000487379</text:p>
          </table:table-cell>
          <table:table-cell office:value-type="float" office:value="0.000302761" calcext:value-type="float">
            <text:p>0.000302761</text:p>
          </table:table-cell>
          <table:table-cell office:value-type="float" office:value="-0.000143335" calcext:value-type="float">
            <text:p>-0.000143335</text:p>
          </table:table-cell>
          <table:table-cell office:value-type="float" office:value="0.000247725" calcext:value-type="float">
            <text:p>0.000247725</text:p>
          </table:table-cell>
          <table:table-cell office:value-type="float" office:value="0.0000416697" calcext:value-type="float">
            <text:p>4.16697E-05</text:p>
          </table:table-cell>
          <table:table-cell office:value-type="float" office:value="-0.0000348205" calcext:value-type="float">
            <text:p>-3.48205E-05</text:p>
          </table:table-cell>
          <table:table-cell office:value-type="float" office:value="0.000236709" calcext:value-type="float">
            <text:p>0.000236709</text:p>
          </table:table-cell>
          <table:table-cell office:value-type="float" office:value="0.000000344078" calcext:value-type="float">
            <text:p>3.44078E-07</text:p>
          </table:table-cell>
          <table:table-cell office:value-type="float" office:value="0.000449998" calcext:value-type="float">
            <text:p>0.000449998</text:p>
          </table:table-cell>
          <table:table-cell office:value-type="float" office:value="0.0000349232" calcext:value-type="float">
            <text:p>3.49232E-05</text:p>
          </table:table-cell>
          <table:table-cell office:value-type="float" office:value="-0.0000585342" calcext:value-type="float">
            <text:p>-5.85342E-05</text:p>
          </table:table-cell>
          <table:table-cell office:value-type="float" office:value="0.000427907" calcext:value-type="float">
            <text:p>0.000427907</text:p>
          </table:table-cell>
          <table:table-cell office:value-type="float" office:value="0.000455727" calcext:value-type="float">
            <text:p>0.000455727</text:p>
          </table:table-cell>
          <table:table-cell office:value-type="float" office:value="0.000399933" calcext:value-type="float">
            <text:p>0.000399933</text:p>
          </table:table-cell>
          <table:table-cell office:value-type="float" office:value="0.00066414" calcext:value-type="float">
            <text:p>0.00066414</text:p>
          </table:table-cell>
          <table:table-cell office:value-type="float" office:value="0.000865194" calcext:value-type="float">
            <text:p>0.000865194</text:p>
          </table:table-cell>
          <table:table-cell office:value-type="float" office:value="0.000633497" calcext:value-type="float">
            <text:p>0.000633497</text:p>
          </table:table-cell>
          <table:table-cell office:value-type="float" office:value="0.00111204" calcext:value-type="float">
            <text:p>0.00111204</text:p>
          </table:table-cell>
          <table:table-cell office:value-type="float" office:value="0.00195348" calcext:value-type="float">
            <text:p>0.00195348</text:p>
          </table:table-cell>
          <table:table-cell office:value-type="float" office:value="0.00223013" calcext:value-type="float">
            <text:p>0.00223013</text:p>
          </table:table-cell>
          <table:table-cell office:value-type="float" office:value="0.00314896" calcext:value-type="float">
            <text:p>0.00314896</text:p>
          </table:table-cell>
          <table:table-cell office:value-type="float" office:value="0.00354985" calcext:value-type="float">
            <text:p>0.00354985</text:p>
          </table:table-cell>
          <table:table-cell office:value-type="float" office:value="0.00440098" calcext:value-type="float">
            <text:p>0.00440098</text:p>
          </table:table-cell>
          <table:table-cell office:value-type="float" office:value="0.00552227" calcext:value-type="float">
            <text:p>0.00552227</text:p>
          </table:table-cell>
          <table:table-cell office:value-type="float" office:value="0.00635422" calcext:value-type="float">
            <text:p>0.00635422</text:p>
          </table:table-cell>
          <table:table-cell office:value-type="float" office:value="0.00853054" calcext:value-type="float">
            <text:p>0.00853054</text:p>
          </table:table-cell>
          <table:table-cell office:value-type="float" office:value="0.0107069" calcext:value-type="float">
            <text:p>0.0107069</text:p>
          </table:table-cell>
          <table:table-cell office:value-type="float" office:value="0.0132303" calcext:value-type="float">
            <text:p>0.0132303</text:p>
          </table:table-cell>
          <table:table-cell office:value-type="float" office:value="0.017294" calcext:value-type="float">
            <text:p>0.017294</text:p>
          </table:table-cell>
          <table:table-cell office:value-type="float" office:value="0.021579" calcext:value-type="float">
            <text:p>0.021579</text:p>
          </table:table-cell>
          <table:table-cell office:value-type="float" office:value="0.0272811" calcext:value-type="float">
            <text:p>0.0272811</text:p>
          </table:table-cell>
          <table:table-cell office:value-type="float" office:value="0.0337779" calcext:value-type="float">
            <text:p>0.0337779</text:p>
          </table:table-cell>
          <table:table-cell office:value-type="float" office:value="0.0423956" calcext:value-type="float">
            <text:p>0.0423956</text:p>
          </table:table-cell>
          <table:table-cell office:value-type="float" office:value="0.052381" calcext:value-type="float">
            <text:p>0.052381</text:p>
          </table:table-cell>
          <table:table-cell office:value-type="float" office:value="0.0651173" calcext:value-type="float">
            <text:p>0.0651173</text:p>
          </table:table-cell>
          <table:table-cell office:value-type="float" office:value="0.0802533" calcext:value-type="float">
            <text:p>0.0802533</text:p>
          </table:table-cell>
          <table:table-cell office:value-type="float" office:value="0.0985371" calcext:value-type="float">
            <text:p>0.0985371</text:p>
          </table:table-cell>
          <table:table-cell office:value-type="float" office:value="0.11935" calcext:value-type="float">
            <text:p>0.11935</text:p>
          </table:table-cell>
          <table:table-cell office:value-type="float" office:value="0.143818" calcext:value-type="float">
            <text:p>0.143818</text:p>
          </table:table-cell>
          <table:table-cell office:value-type="float" office:value="0.171264" calcext:value-type="float">
            <text:p>0.171264</text:p>
          </table:table-cell>
          <table:table-cell office:value-type="float" office:value="0.201911" calcext:value-type="float">
            <text:p>0.201911</text:p>
          </table:table-cell>
          <table:table-cell office:value-type="float" office:value="0.234801" calcext:value-type="float">
            <text:p>0.234801</text:p>
          </table:table-cell>
          <table:table-cell office:value-type="float" office:value="0.269812" calcext:value-type="float">
            <text:p>0.269812</text:p>
          </table:table-cell>
          <table:table-cell office:value-type="float" office:value="0.305716" calcext:value-type="float">
            <text:p>0.305716</text:p>
          </table:table-cell>
          <table:table-cell office:value-type="float" office:value="0.342135" calcext:value-type="float">
            <text:p>0.342135</text:p>
          </table:table-cell>
          <table:table-cell office:value-type="float" office:value="0.380188" calcext:value-type="float">
            <text:p>0.380188</text:p>
          </table:table-cell>
          <table:table-cell office:value-type="float" office:value="0.420136" calcext:value-type="float">
            <text:p>0.420136</text:p>
          </table:table-cell>
          <table:table-cell office:value-type="float" office:value="0.463629" calcext:value-type="float">
            <text:p>0.463629</text:p>
          </table:table-cell>
          <table:table-cell office:value-type="float" office:value="0.51274" calcext:value-type="float">
            <text:p>0.51274</text:p>
          </table:table-cell>
          <table:table-cell office:value-type="float" office:value="0.568749" calcext:value-type="float">
            <text:p>0.568749</text:p>
          </table:table-cell>
          <table:table-cell office:value-type="float" office:value="0.629998" calcext:value-type="float">
            <text:p>0.629998</text:p>
          </table:table-cell>
          <table:table-cell office:value-type="float" office:value="0.692323" calcext:value-type="float">
            <text:p>0.692323</text:p>
          </table:table-cell>
          <table:table-cell office:value-type="float" office:value="0.74742" calcext:value-type="float">
            <text:p>0.74742</text:p>
          </table:table-cell>
          <table:table-cell office:value-type="float" office:value="0.78185" calcext:value-type="float">
            <text:p>0.78185</text:p>
          </table:table-cell>
          <table:table-cell office:value-type="float" office:value="0.785323" calcext:value-type="float">
            <text:p>0.785323</text:p>
          </table:table-cell>
          <table:table-cell office:value-type="float" office:value="0.753564" calcext:value-type="float">
            <text:p>0.753564</text:p>
          </table:table-cell>
          <table:table-cell office:value-type="float" office:value="0.688384" calcext:value-type="float">
            <text:p>0.688384</text:p>
          </table:table-cell>
          <table:table-cell office:value-type="float" office:value="0.600887" calcext:value-type="float">
            <text:p>0.600887</text:p>
          </table:table-cell>
          <table:table-cell office:value-type="float" office:value="0.505733" calcext:value-type="float">
            <text:p>0.505733</text:p>
          </table:table-cell>
          <table:table-cell office:value-type="float" office:value="0.412173" calcext:value-type="float">
            <text:p>0.412173</text:p>
          </table:table-cell>
          <table:table-cell office:value-type="float" office:value="0.328223" calcext:value-type="float">
            <text:p>0.328223</text:p>
          </table:table-cell>
          <table:table-cell office:value-type="float" office:value="0.258938" calcext:value-type="float">
            <text:p>0.258938</text:p>
          </table:table-cell>
          <table:table-cell office:value-type="float" office:value="0.201242" calcext:value-type="float">
            <text:p>0.201242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0.121039" calcext:value-type="float">
            <text:p>0.121039</text:p>
          </table:table-cell>
          <table:table-cell office:value-type="float" office:value="0.0934217" calcext:value-type="float">
            <text:p>0.0934217</text:p>
          </table:table-cell>
          <table:table-cell office:value-type="float" office:value="0.072534" calcext:value-type="float">
            <text:p>0.072534</text:p>
          </table:table-cell>
          <table:table-cell office:value-type="float" office:value="0.0562056" calcext:value-type="float">
            <text:p>0.0562056</text:p>
          </table:table-cell>
          <table:table-cell office:value-type="float" office:value="0.0436473" calcext:value-type="float">
            <text:p>0.0436473</text:p>
          </table:table-cell>
          <table:table-cell office:value-type="float" office:value="0.0346958" calcext:value-type="float">
            <text:p>0.0346958</text:p>
          </table:table-cell>
          <table:table-cell office:value-type="float" office:value="0.0264688" calcext:value-type="float">
            <text:p>0.0264688</text:p>
          </table:table-cell>
          <table:table-cell office:value-type="float" office:value="0.0210817" calcext:value-type="float">
            <text:p>0.0210817</text:p>
          </table:table-cell>
          <table:table-cell office:value-type="float" office:value="0.0164782" calcext:value-type="float">
            <text:p>0.0164782</text:p>
          </table:table-cell>
          <table:table-cell office:value-type="float" office:value="0.0128443" calcext:value-type="float">
            <text:p>0.0128443</text:p>
          </table:table-cell>
          <table:table-cell office:value-type="float" office:value="0.0103511" calcext:value-type="float">
            <text:p>0.0103511</text:p>
          </table:table-cell>
          <table:table-cell office:value-type="float" office:value="0.00807852" calcext:value-type="float">
            <text:p>0.00807852</text:p>
          </table:table-cell>
          <table:table-cell office:value-type="float" office:value="0.00669546" calcext:value-type="float">
            <text:p>0.00669546</text:p>
          </table:table-cell>
          <table:table-cell office:value-type="float" office:value="0.00504555" calcext:value-type="float">
            <text:p>0.00504555</text:p>
          </table:table-cell>
          <table:table-cell office:value-type="float" office:value="0.00379858" calcext:value-type="float">
            <text:p>0.00379858</text:p>
          </table:table-cell>
          <table:table-cell office:value-type="float" office:value="0.00346273" calcext:value-type="float">
            <text:p>0.00346273</text:p>
          </table:table-cell>
          <table:table-cell office:value-type="float" office:value="0.00208233" calcext:value-type="float">
            <text:p>0.00208233</text:p>
          </table:table-cell>
          <table:table-cell office:value-type="float" office:value="0.00151432" calcext:value-type="float">
            <text:p>0.00151432</text:p>
          </table:table-cell>
          <table:table-cell office:value-type="float" office:value="0.00149713" calcext:value-type="float">
            <text:p>0.00149713</text:p>
          </table:table-cell>
          <table:table-cell office:value-type="float" office:value="0.000831474" calcext:value-type="float">
            <text:p>0.000831474</text:p>
          </table:table-cell>
          <table:table-cell office:value-type="float" office:value="0.000704271" calcext:value-type="float">
            <text:p>0.000704271</text:p>
          </table:table-cell>
          <table:table-cell office:value-type="float" office:value="0.00087149" calcext:value-type="float">
            <text:p>0.00087149</text:p>
          </table:table-cell>
          <table:table-cell office:value-type="float" office:value="0.00109418" calcext:value-type="float">
            <text:p>0.00109418</text:p>
          </table:table-cell>
          <table:table-cell office:value-type="float" office:value="0.000598603" calcext:value-type="float">
            <text:p>0.000598603</text:p>
          </table:table-cell>
          <table:table-cell office:value-type="float" office:value="0.000129105" calcext:value-type="float">
            <text:p>0.000129105</text:p>
          </table:table-cell>
          <table:table-cell office:value-type="float" office:value="0.000558086" calcext:value-type="float">
            <text:p>0.000558086</text:p>
          </table:table-cell>
          <table:table-cell office:value-type="float" office:value="0.0000637388" calcext:value-type="float">
            <text:p>6.37388E-05</text:p>
          </table:table-cell>
          <table:table-cell office:value-type="float" office:value="-0.000436882" calcext:value-type="float">
            <text:p>-0.000436882</text:p>
          </table:table-cell>
          <table:table-cell office:value-type="float" office:value="0.000678721" calcext:value-type="float">
            <text:p>0.000678721</text:p>
          </table:table-cell>
          <table:table-cell office:value-type="float" office:value="0.000262744" calcext:value-type="float">
            <text:p>0.000262744</text:p>
          </table:table-cell>
          <table:table-cell office:value-type="float" office:value="0.0000768738" calcext:value-type="float">
            <text:p>7.68738E-05</text:p>
          </table:table-cell>
          <table:table-cell office:value-type="float" office:value="0.0000831602" calcext:value-type="float">
            <text:p>8.31602E-05</text:p>
          </table:table-cell>
          <table:table-cell office:value-type="float" office:value="0.000389549" calcext:value-type="float">
            <text:p>0.000389549</text:p>
          </table:table-cell>
          <table:table-cell office:value-type="float" office:value="-0.0000487366" calcext:value-type="float">
            <text:p>-4.87366E-05</text:p>
          </table:table-cell>
          <table:table-cell office:value-type="float" office:value="-0.0000449796" calcext:value-type="float">
            <text:p>-4.49796E-05</text:p>
          </table:table-cell>
          <table:table-cell office:value-type="float" office:value="0.000253127" calcext:value-type="float">
            <text:p>0.000253127</text:p>
          </table:table-cell>
          <table:table-cell office:value-type="float" office:value="0.000242362" calcext:value-type="float">
            <text:p>0.000242362</text:p>
          </table:table-cell>
          <table:table-cell office:value-type="float" office:value="-0.000492298" calcext:value-type="float">
            <text:p>-0.000492298</text:p>
          </table:table-cell>
          <table:table-cell office:value-type="float" office:value="0.000114545" calcext:value-type="float">
            <text:p>0.000114545</text:p>
          </table:table-cell>
          <table:table-cell office:value-type="float" office:value="-0.000219277" calcext:value-type="float">
            <text:p>-0.000219277</text:p>
          </table:table-cell>
          <table:table-cell office:value-type="float" office:value="-0.000299548" calcext:value-type="float">
            <text:p>-0.000299548</text:p>
          </table:table-cell>
          <table:table-cell office:value-type="float" office:value="-0.0000799774" calcext:value-type="float">
            <text:p>-7.99774E-05</text:p>
          </table:table-cell>
          <table:table-cell office:value-type="float" office:value="-0.0000590783" calcext:value-type="float">
            <text:p>-5.90783E-05</text:p>
          </table:table-cell>
          <table:table-cell office:value-type="float" office:value="-0.000176276" calcext:value-type="float">
            <text:p>-0.000176276</text:p>
          </table:table-cell>
          <table:table-cell office:value-type="float" office:value="0.000323267" calcext:value-type="float">
            <text:p>0.000323267</text:p>
          </table:table-cell>
          <table:table-cell office:value-type="float" office:value="0.0000220531" calcext:value-type="float">
            <text:p>2.20531E-05</text:p>
          </table:table-cell>
          <table:table-cell office:value-type="float" office:value="0.000368466" calcext:value-type="float">
            <text:p>0.000368466</text:p>
          </table:table-cell>
          <table:table-cell office:value-type="float" office:value="0.000159454" calcext:value-type="float">
            <text:p>0.000159454</text:p>
          </table:table-cell>
          <table:table-cell office:value-type="float" office:value="-0.00000529226" calcext:value-type="float">
            <text:p>-5.29226E-06</text:p>
          </table:table-cell>
          <table:table-cell office:value-type="float" office:value="-0.000221529" calcext:value-type="float">
            <text:p>-0.000221529</text:p>
          </table:table-cell>
          <table:table-cell office:value-type="float" office:value="-0.000284426" calcext:value-type="float">
            <text:p>-0.000284426</text:p>
          </table:table-cell>
          <table:table-cell office:value-type="float" office:value="0.0000520507" calcext:value-type="float">
            <text:p>5.20507E-05</text:p>
          </table:table-cell>
          <table:table-cell office:value-type="float" office:value="0.0000978684" calcext:value-type="float">
            <text:p>9.78684E-05</text:p>
          </table:table-cell>
          <table:table-cell office:value-type="float" office:value="0.0000369807" calcext:value-type="float">
            <text:p>3.69807E-05</text:p>
          </table:table-cell>
          <table:table-cell office:value-type="float" office:value="0.000687545" calcext:value-type="float">
            <text:p>0.000687545</text:p>
          </table:table-cell>
          <table:table-cell office:value-type="float" office:value="-0.000156374" calcext:value-type="float">
            <text:p>-0.000156374</text:p>
          </table:table-cell>
          <table:table-cell office:value-type="float" office:value="0.0000134645" calcext:value-type="float">
            <text:p>1.34645E-05</text:p>
          </table:table-cell>
          <table:table-cell office:value-type="float" office:value="0.000120786" calcext:value-type="float">
            <text:p>0.000120786</text:p>
          </table:table-cell>
          <table:table-cell office:value-type="float" office:value="-0.000296252" calcext:value-type="float">
            <text:p>-0.000296252</text:p>
          </table:table-cell>
          <table:table-cell office:value-type="float" office:value="-0.00000482946" calcext:value-type="float">
            <text:p>-4.82946E-06</text:p>
          </table:table-cell>
          <table:table-cell office:value-type="float" office:value="-0.00013557" calcext:value-type="float">
            <text:p>-0.00013557</text:p>
          </table:table-cell>
          <table:table-cell office:value-type="float" office:value="-0.000108547" calcext:value-type="float">
            <text:p>-0.000108547</text:p>
          </table:table-cell>
          <table:table-cell office:value-type="float" office:value="-0.000178758" calcext:value-type="float">
            <text:p>-0.000178758</text:p>
          </table:table-cell>
          <table:table-cell office:value-type="float" office:value="-0.000360722" calcext:value-type="float">
            <text:p>-0.000360722</text:p>
          </table:table-cell>
          <table:table-cell office:value-type="float" office:value="0.000303089" calcext:value-type="float">
            <text:p>0.000303089</text:p>
          </table:table-cell>
          <table:table-cell office:value-type="float" office:value="-0.000305147" calcext:value-type="float">
            <text:p>-0.000305147</text:p>
          </table:table-cell>
          <table:table-cell office:value-type="float" office:value="0.000018485" calcext:value-type="float">
            <text:p>1.8485E-05</text:p>
          </table:table-cell>
          <table:table-cell office:value-type="float" office:value="0.000273791" calcext:value-type="float">
            <text:p>0.000273791</text:p>
          </table:table-cell>
          <table:table-cell office:value-type="float" office:value="-0.0000939434" calcext:value-type="float">
            <text:p>-9.39434E-05</text:p>
          </table:table-cell>
          <table:table-cell office:value-type="float" office:value="0.000154527" calcext:value-type="float">
            <text:p>0.000154527</text:p>
          </table:table-cell>
          <table:table-cell office:value-type="float" office:value="0.00022692" calcext:value-type="float">
            <text:p>0.00022692</text:p>
          </table:table-cell>
          <table:table-cell office:value-type="float" office:value="0.000208473" calcext:value-type="float">
            <text:p>0.000208473</text:p>
          </table:table-cell>
          <table:table-cell office:value-type="float" office:value="-0.000132911" calcext:value-type="float">
            <text:p>-0.000132911</text:p>
          </table:table-cell>
          <table:table-cell office:value-type="float" office:value="-0.000287342" calcext:value-type="float">
            <text:p>-0.000287342</text:p>
          </table:table-cell>
          <table:table-cell office:value-type="float" office:value="0.000176527" calcext:value-type="float">
            <text:p>0.000176527</text:p>
          </table:table-cell>
          <table:table-cell office:value-type="float" office:value="-0.000469922" calcext:value-type="float">
            <text:p>-0.000469922</text:p>
          </table:table-cell>
          <table:table-cell office:value-type="float" office:value="0.000215123" calcext:value-type="float">
            <text:p>0.000215123</text:p>
          </table:table-cell>
          <table:table-cell office:value-type="float" office:value="0.000465484" calcext:value-type="float">
            <text:p>0.000465484</text:p>
          </table:table-cell>
          <table:table-cell office:value-type="float" office:value="0.000331266" calcext:value-type="float">
            <text:p>0.000331266</text:p>
          </table:table-cell>
          <table:table-cell office:value-type="float" office:value="0.0000569591" calcext:value-type="float">
            <text:p>5.69591E-05</text:p>
          </table:table-cell>
          <table:table-cell office:value-type="float" office:value="0.0000564262" calcext:value-type="float">
            <text:p>5.64262E-05</text:p>
          </table:table-cell>
          <table:table-cell office:value-type="float" office:value="-0.0000050474" calcext:value-type="float">
            <text:p>-5.0474E-06</text:p>
          </table:table-cell>
          <table:table-cell office:value-type="float" office:value="-0.000465413" calcext:value-type="float">
            <text:p>-0.000465413</text:p>
          </table:table-cell>
          <table:table-cell office:value-type="float" office:value="-0.000311427" calcext:value-type="float">
            <text:p>-0.000311427</text:p>
          </table:table-cell>
          <table:table-cell office:value-type="float" office:value="0.000394621" calcext:value-type="float">
            <text:p>0.000394621</text:p>
          </table:table-cell>
          <table:table-cell office:value-type="float" office:value="-0.000520523" calcext:value-type="float">
            <text:p>-0.000520523</text:p>
          </table:table-cell>
          <table:table-cell office:value-type="float" office:value="0.0000419315" calcext:value-type="float">
            <text:p>4.19315E-05</text:p>
          </table:table-cell>
          <table:table-cell office:value-type="float" office:value="-0.0000600671" calcext:value-type="float">
            <text:p>-6.00671E-05</text:p>
          </table:table-cell>
          <table:table-cell office:value-type="float" office:value="-0.0000425785" calcext:value-type="float">
            <text:p>-4.25785E-05</text:p>
          </table:table-cell>
          <table:table-cell office:value-type="float" office:value="0.00000932743" calcext:value-type="float">
            <text:p>9.32743E-06</text:p>
          </table:table-cell>
          <table:table-cell office:value-type="float" office:value="-0.000107231" calcext:value-type="float">
            <text:p>-0.000107231</text:p>
          </table:table-cell>
          <table:table-cell office:value-type="float" office:value="0.000296866" calcext:value-type="float">
            <text:p>0.000296866</text:p>
          </table:table-cell>
          <table:table-cell office:value-type="float" office:value="0.0000504572" calcext:value-type="float">
            <text:p>5.04572E-05</text:p>
          </table:table-cell>
          <table:table-cell office:value-type="float" office:value="-0.000374286" calcext:value-type="float">
            <text:p>-0.000374286</text:p>
          </table:table-cell>
          <table:table-cell office:value-type="float" office:value="0.000489913" calcext:value-type="float">
            <text:p>0.000489913</text:p>
          </table:table-cell>
          <table:table-cell office:value-type="float" office:value="-0.000273539" calcext:value-type="float">
            <text:p>-0.000273539</text:p>
          </table:table-cell>
          <table:table-cell office:value-type="float" office:value="0.000112752" calcext:value-type="float">
            <text:p>0.000112752</text:p>
          </table:table-cell>
          <table:table-cell office:value-type="float" office:value="-0.0000488908" calcext:value-type="float">
            <text:p>-4.88908E-05</text:p>
          </table:table-cell>
          <table:table-cell office:value-type="float" office:value="-0.000239999" calcext:value-type="float">
            <text:p>-0.000239999</text:p>
          </table:table-cell>
          <table:table-cell office:value-type="float" office:value="0.000161275" calcext:value-type="float">
            <text:p>0.000161275</text:p>
          </table:table-cell>
          <table:table-cell office:value-type="float" office:value="-0.00038718" calcext:value-type="float">
            <text:p>-0.00038718</text:p>
          </table:table-cell>
          <table:table-cell office:value-type="float" office:value="0.000416676" calcext:value-type="float">
            <text:p>0.000416676</text:p>
          </table:table-cell>
          <table:table-cell office:value-type="float" office:value="0.000584496" calcext:value-type="float">
            <text:p>0.000584496</text:p>
          </table:table-cell>
          <table:table-cell office:value-type="float" office:value="-0.00013389" calcext:value-type="float">
            <text:p>-0.00013389</text:p>
          </table:table-cell>
          <table:table-cell office:value-type="float" office:value="0.000631033" calcext:value-type="float">
            <text:p>0.000631033</text:p>
          </table:table-cell>
          <table:table-cell office:value-type="float" office:value="-0.0001438" calcext:value-type="float">
            <text:p>-0.0001438</text:p>
          </table:table-cell>
          <table:table-cell office:value-type="float" office:value="-0.000393306" calcext:value-type="float">
            <text:p>-0.000393306</text:p>
          </table:table-cell>
          <table:table-cell office:value-type="float" office:value="-0.0000706504" calcext:value-type="float">
            <text:p>-7.06504E-05</text:p>
          </table:table-cell>
          <table:table-cell office:value-type="float" office:value="-0.000321038" calcext:value-type="float">
            <text:p>-0.000321038</text:p>
          </table:table-cell>
          <table:table-cell office:value-type="float" office:value="0.000166269" calcext:value-type="float">
            <text:p>0.000166269</text:p>
          </table:table-cell>
          <table:table-cell office:value-type="float" office:value="-0.000316396" calcext:value-type="float">
            <text:p>-0.000316396</text:p>
          </table:table-cell>
          <table:table-cell office:value-type="float" office:value="0.000341874" calcext:value-type="float">
            <text:p>0.000341874</text:p>
          </table:table-cell>
          <table:table-cell office:value-type="float" office:value="0.0000543291" calcext:value-type="float">
            <text:p>5.43291E-05</text:p>
          </table:table-cell>
          <table:table-cell office:value-type="float" office:value="-0.000388063" calcext:value-type="float">
            <text:p>-0.000388063</text:p>
          </table:table-cell>
          <table:table-cell office:value-type="float" office:value="0.000331596" calcext:value-type="float">
            <text:p>0.000331596</text:p>
          </table:table-cell>
          <table:table-cell office:value-type="float" office:value="0.0000470845" calcext:value-type="float">
            <text:p>4.70845E-05</text:p>
          </table:table-cell>
          <table:table-cell office:value-type="float" office:value="-0.000369819" calcext:value-type="float">
            <text:p>-0.000369819</text:p>
          </table:table-cell>
          <table:table-cell office:value-type="float" office:value="0.000171849" calcext:value-type="float">
            <text:p>0.000171849</text:p>
          </table:table-cell>
          <table:table-cell office:value-type="float" office:value="-0.000161099" calcext:value-type="float">
            <text:p>-0.000161099</text:p>
          </table:table-cell>
          <table:table-cell office:value-type="float" office:value="-0.00010948" calcext:value-type="float">
            <text:p>-0.00010948</text:p>
          </table:table-cell>
          <table:table-cell office:value-type="float" office:value="-0.000395445" calcext:value-type="float">
            <text:p>-0.000395445</text:p>
          </table:table-cell>
          <table:table-cell office:value-type="float" office:value="0.000283992" calcext:value-type="float">
            <text:p>0.000283992</text:p>
          </table:table-cell>
          <table:table-cell office:value-type="float" office:value="-0.000334019" calcext:value-type="float">
            <text:p>-0.000334019</text:p>
          </table:table-cell>
          <table:table-cell office:value-type="float" office:value="-0.000284134" calcext:value-type="float">
            <text:p>-0.000284134</text:p>
          </table:table-cell>
          <table:table-cell office:value-type="float" office:value="-0.000165385" calcext:value-type="float">
            <text:p>-0.000165385</text:p>
          </table:table-cell>
          <table:table-cell office:value-type="float" office:value="2.05967E-017" calcext:value-type="float">
            <text:p>2.05967E-17</text:p>
          </table:table-cell>
          <table:table-cell office:value-type="float" office:value="1.6326E-017" calcext:value-type="float">
            <text:p>1.6326E-17</text:p>
          </table:table-cell>
          <table:table-cell table:number-columns-repeated="2" office:value-type="float" office:value="1.28328E-017" calcext:value-type="float">
            <text:p>1.28328E-17</text:p>
          </table:table-cell>
        </table:table-row>
        <table:table-row table:style-name="ro1">
          <table:table-cell office:value-type="float" office:value="19.9296" calcext:value-type="float">
            <text:p>19.9296</text:p>
          </table:table-cell>
          <table:table-cell office:value-type="float" office:value="0.00000000245993" calcext:value-type="float">
            <text:p>2.45993E-09</text:p>
          </table:table-cell>
          <table:table-cell office:value-type="float" office:value="0.00000000392088" calcext:value-type="float">
            <text:p>3.92088E-09</text:p>
          </table:table-cell>
          <table:table-cell office:value-type="float" office:value="0.00000000630407" calcext:value-type="float">
            <text:p>6.30407E-09</text:p>
          </table:table-cell>
          <table:table-cell office:value-type="float" office:value="0.000472714" calcext:value-type="float">
            <text:p>0.000472714</text:p>
          </table:table-cell>
          <table:table-cell office:value-type="float" office:value="-0.0000981345" calcext:value-type="float">
            <text:p>-9.81345E-05</text:p>
          </table:table-cell>
          <table:table-cell office:value-type="float" office:value="0.000121854" calcext:value-type="float">
            <text:p>0.000121854</text:p>
          </table:table-cell>
          <table:table-cell office:value-type="float" office:value="-0.0000920326" calcext:value-type="float">
            <text:p>-9.20326E-05</text:p>
          </table:table-cell>
          <table:table-cell office:value-type="float" office:value="0.0000160005" calcext:value-type="float">
            <text:p>1.60005E-05</text:p>
          </table:table-cell>
          <table:table-cell office:value-type="float" office:value="-0.000130495" calcext:value-type="float">
            <text:p>-0.000130495</text:p>
          </table:table-cell>
          <table:table-cell office:value-type="float" office:value="0.000337074" calcext:value-type="float">
            <text:p>0.000337074</text:p>
          </table:table-cell>
          <table:table-cell office:value-type="float" office:value="-0.000211983" calcext:value-type="float">
            <text:p>-0.000211983</text:p>
          </table:table-cell>
          <table:table-cell office:value-type="float" office:value="-0.0000435181" calcext:value-type="float">
            <text:p>-4.35181E-05</text:p>
          </table:table-cell>
          <table:table-cell office:value-type="float" office:value="-0.000106743" calcext:value-type="float">
            <text:p>-0.000106743</text:p>
          </table:table-cell>
          <table:table-cell office:value-type="float" office:value="0.000118143" calcext:value-type="float">
            <text:p>0.000118143</text:p>
          </table:table-cell>
          <table:table-cell office:value-type="float" office:value="-0.000281752" calcext:value-type="float">
            <text:p>-0.000281752</text:p>
          </table:table-cell>
          <table:table-cell office:value-type="float" office:value="0.000129519" calcext:value-type="float">
            <text:p>0.000129519</text:p>
          </table:table-cell>
          <table:table-cell office:value-type="float" office:value="-0.000086122" calcext:value-type="float">
            <text:p>-8.6122E-05</text:p>
          </table:table-cell>
          <table:table-cell office:value-type="float" office:value="0.0000971305" calcext:value-type="float">
            <text:p>9.71305E-05</text:p>
          </table:table-cell>
          <table:table-cell office:value-type="float" office:value="-0.0000737926" calcext:value-type="float">
            <text:p>-7.37926E-05</text:p>
          </table:table-cell>
          <table:table-cell office:value-type="float" office:value="0.000181519" calcext:value-type="float">
            <text:p>0.000181519</text:p>
          </table:table-cell>
          <table:table-cell office:value-type="float" office:value="0.000299372" calcext:value-type="float">
            <text:p>0.000299372</text:p>
          </table:table-cell>
          <table:table-cell office:value-type="float" office:value="0.0000109003" calcext:value-type="float">
            <text:p>1.09003E-05</text:p>
          </table:table-cell>
          <table:table-cell office:value-type="float" office:value="-0.000023071" calcext:value-type="float">
            <text:p>-2.3071E-05</text:p>
          </table:table-cell>
          <table:table-cell office:value-type="float" office:value="0.000489222" calcext:value-type="float">
            <text:p>0.000489222</text:p>
          </table:table-cell>
          <table:table-cell office:value-type="float" office:value="-0.0000750927" calcext:value-type="float">
            <text:p>-7.50927E-05</text:p>
          </table:table-cell>
          <table:table-cell office:value-type="float" office:value="-0.000292" calcext:value-type="float">
            <text:p>-0.000292</text:p>
          </table:table-cell>
          <table:table-cell office:value-type="float" office:value="-0.0000851259" calcext:value-type="float">
            <text:p>-8.51259E-05</text:p>
          </table:table-cell>
          <table:table-cell office:value-type="float" office:value="-0.000162464" calcext:value-type="float">
            <text:p>-0.000162464</text:p>
          </table:table-cell>
          <table:table-cell office:value-type="float" office:value="-0.000581255" calcext:value-type="float">
            <text:p>-0.000581255</text:p>
          </table:table-cell>
          <table:table-cell office:value-type="float" office:value="0.00033958" calcext:value-type="float">
            <text:p>0.00033958</text:p>
          </table:table-cell>
          <table:table-cell office:value-type="float" office:value="0.000422373" calcext:value-type="float">
            <text:p>0.000422373</text:p>
          </table:table-cell>
          <table:table-cell office:value-type="float" office:value="0.000234966" calcext:value-type="float">
            <text:p>0.000234966</text:p>
          </table:table-cell>
          <table:table-cell office:value-type="float" office:value="0.000351933" calcext:value-type="float">
            <text:p>0.000351933</text:p>
          </table:table-cell>
          <table:table-cell office:value-type="float" office:value="-0.00000905861" calcext:value-type="float">
            <text:p>-9.05861E-06</text:p>
          </table:table-cell>
          <table:table-cell office:value-type="float" office:value="-0.00000435789" calcext:value-type="float">
            <text:p>-4.35789E-06</text:p>
          </table:table-cell>
          <table:table-cell office:value-type="float" office:value="0.00000252328" calcext:value-type="float">
            <text:p>2.52328E-06</text:p>
          </table:table-cell>
          <table:table-cell office:value-type="float" office:value="-0.00031048" calcext:value-type="float">
            <text:p>-0.00031048</text:p>
          </table:table-cell>
          <table:table-cell office:value-type="float" office:value="0.000407458" calcext:value-type="float">
            <text:p>0.000407458</text:p>
          </table:table-cell>
          <table:table-cell office:value-type="float" office:value="-0.0000882581" calcext:value-type="float">
            <text:p>-8.82581E-05</text:p>
          </table:table-cell>
          <table:table-cell office:value-type="float" office:value="-0.00017148" calcext:value-type="float">
            <text:p>-0.00017148</text:p>
          </table:table-cell>
          <table:table-cell office:value-type="float" office:value="0.000154449" calcext:value-type="float">
            <text:p>0.000154449</text:p>
          </table:table-cell>
          <table:table-cell office:value-type="float" office:value="0.00000234343" calcext:value-type="float">
            <text:p>2.34343E-06</text:p>
          </table:table-cell>
          <table:table-cell office:value-type="float" office:value="-0.000214326" calcext:value-type="float">
            <text:p>-0.000214326</text:p>
          </table:table-cell>
          <table:table-cell office:value-type="float" office:value="0.00000856928" calcext:value-type="float">
            <text:p>8.56928E-06</text:p>
          </table:table-cell>
          <table:table-cell office:value-type="float" office:value="0.0000605893" calcext:value-type="float">
            <text:p>6.05893E-05</text:p>
          </table:table-cell>
          <table:table-cell office:value-type="float" office:value="-0.000182291" calcext:value-type="float">
            <text:p>-0.000182291</text:p>
          </table:table-cell>
          <table:table-cell office:value-type="float" office:value="0.000202479" calcext:value-type="float">
            <text:p>0.000202479</text:p>
          </table:table-cell>
          <table:table-cell office:value-type="float" office:value="0.000201388" calcext:value-type="float">
            <text:p>0.000201388</text:p>
          </table:table-cell>
          <table:table-cell office:value-type="float" office:value="-0.0000309982" calcext:value-type="float">
            <text:p>-3.09982E-05</text:p>
          </table:table-cell>
          <table:table-cell office:value-type="float" office:value="0.000236639" calcext:value-type="float">
            <text:p>0.000236639</text:p>
          </table:table-cell>
          <table:table-cell office:value-type="float" office:value="-0.0000239601" calcext:value-type="float">
            <text:p>-2.39601E-05</text:p>
          </table:table-cell>
          <table:table-cell office:value-type="float" office:value="-0.0000342397" calcext:value-type="float">
            <text:p>-3.42397E-05</text:p>
          </table:table-cell>
          <table:table-cell office:value-type="float" office:value="0.000380032" calcext:value-type="float">
            <text:p>0.000380032</text:p>
          </table:table-cell>
          <table:table-cell office:value-type="float" office:value="-0.000355926" calcext:value-type="float">
            <text:p>-0.000355926</text:p>
          </table:table-cell>
          <table:table-cell office:value-type="float" office:value="0.0000225663" calcext:value-type="float">
            <text:p>2.25663E-05</text:p>
          </table:table-cell>
          <table:table-cell office:value-type="float" office:value="-0.000288113" calcext:value-type="float">
            <text:p>-0.000288113</text:p>
          </table:table-cell>
          <table:table-cell office:value-type="float" office:value="-0.000540853" calcext:value-type="float">
            <text:p>-0.000540853</text:p>
          </table:table-cell>
          <table:table-cell office:value-type="float" office:value="-0.000100529" calcext:value-type="float">
            <text:p>-0.000100529</text:p>
          </table:table-cell>
          <table:table-cell office:value-type="float" office:value="0.000304401" calcext:value-type="float">
            <text:p>0.000304401</text:p>
          </table:table-cell>
          <table:table-cell office:value-type="float" office:value="0.000103196" calcext:value-type="float">
            <text:p>0.000103196</text:p>
          </table:table-cell>
          <table:table-cell office:value-type="float" office:value="0.000449167" calcext:value-type="float">
            <text:p>0.000449167</text:p>
          </table:table-cell>
          <table:table-cell office:value-type="float" office:value="0.000257734" calcext:value-type="float">
            <text:p>0.000257734</text:p>
          </table:table-cell>
          <table:table-cell office:value-type="float" office:value="-0.00000126877" calcext:value-type="float">
            <text:p>-1.26877E-06</text:p>
          </table:table-cell>
          <table:table-cell office:value-type="float" office:value="-0.00022442" calcext:value-type="float">
            <text:p>-0.00022442</text:p>
          </table:table-cell>
          <table:table-cell office:value-type="float" office:value="0.0000722782" calcext:value-type="float">
            <text:p>7.22782E-05</text:p>
          </table:table-cell>
          <table:table-cell office:value-type="float" office:value="-0.000159591" calcext:value-type="float">
            <text:p>-0.000159591</text:p>
          </table:table-cell>
          <table:table-cell office:value-type="float" office:value="0.000053994" calcext:value-type="float">
            <text:p>5.3994E-05</text:p>
          </table:table-cell>
          <table:table-cell office:value-type="float" office:value="-0.0000951338" calcext:value-type="float">
            <text:p>-9.51338E-05</text:p>
          </table:table-cell>
          <table:table-cell office:value-type="float" office:value="-0.0000228926" calcext:value-type="float">
            <text:p>-2.28926E-05</text:p>
          </table:table-cell>
          <table:table-cell office:value-type="float" office:value="0.000249744" calcext:value-type="float">
            <text:p>0.000249744</text:p>
          </table:table-cell>
          <table:table-cell office:value-type="float" office:value="-0.000273509" calcext:value-type="float">
            <text:p>-0.000273509</text:p>
          </table:table-cell>
          <table:table-cell office:value-type="float" office:value="-0.000101775" calcext:value-type="float">
            <text:p>-0.000101775</text:p>
          </table:table-cell>
          <table:table-cell office:value-type="float" office:value="0.000138492" calcext:value-type="float">
            <text:p>0.000138492</text:p>
          </table:table-cell>
          <table:table-cell office:value-type="float" office:value="-0.000294599" calcext:value-type="float">
            <text:p>-0.000294599</text:p>
          </table:table-cell>
          <table:table-cell office:value-type="float" office:value="-0.000180646" calcext:value-type="float">
            <text:p>-0.000180646</text:p>
          </table:table-cell>
          <table:table-cell office:value-type="float" office:value="0.000346274" calcext:value-type="float">
            <text:p>0.000346274</text:p>
          </table:table-cell>
          <table:table-cell office:value-type="float" office:value="0.0001459" calcext:value-type="float">
            <text:p>0.0001459</text:p>
          </table:table-cell>
          <table:table-cell office:value-type="float" office:value="-0.000040145" calcext:value-type="float">
            <text:p>-4.0145E-05</text:p>
          </table:table-cell>
          <table:table-cell office:value-type="float" office:value="0.000184394" calcext:value-type="float">
            <text:p>0.000184394</text:p>
          </table:table-cell>
          <table:table-cell office:value-type="float" office:value="0.0000858287" calcext:value-type="float">
            <text:p>8.58287E-05</text:p>
          </table:table-cell>
          <table:table-cell office:value-type="float" office:value="-0.0000184008" calcext:value-type="float">
            <text:p>-1.84008E-05</text:p>
          </table:table-cell>
          <table:table-cell office:value-type="float" office:value="0.000161653" calcext:value-type="float">
            <text:p>0.000161653</text:p>
          </table:table-cell>
          <table:table-cell office:value-type="float" office:value="-0.0000442995" calcext:value-type="float">
            <text:p>-4.42995E-05</text:p>
          </table:table-cell>
          <table:table-cell office:value-type="float" office:value="0.0000913427" calcext:value-type="float">
            <text:p>9.13427E-05</text:p>
          </table:table-cell>
          <table:table-cell office:value-type="float" office:value="-0.000349108" calcext:value-type="float">
            <text:p>-0.000349108</text:p>
          </table:table-cell>
          <table:table-cell office:value-type="float" office:value="-0.000593881" calcext:value-type="float">
            <text:p>-0.000593881</text:p>
          </table:table-cell>
          <table:table-cell office:value-type="float" office:value="0.0000288033" calcext:value-type="float">
            <text:p>2.88033E-05</text:p>
          </table:table-cell>
          <table:table-cell office:value-type="float" office:value="-0.000127203" calcext:value-type="float">
            <text:p>-0.000127203</text:p>
          </table:table-cell>
          <table:table-cell office:value-type="float" office:value="0.0000481972" calcext:value-type="float">
            <text:p>4.81972E-05</text:p>
          </table:table-cell>
          <table:table-cell office:value-type="float" office:value="0.000396468" calcext:value-type="float">
            <text:p>0.000396468</text:p>
          </table:table-cell>
          <table:table-cell office:value-type="float" office:value="0.000378001" calcext:value-type="float">
            <text:p>0.000378001</text:p>
          </table:table-cell>
          <table:table-cell office:value-type="float" office:value="-0.000198371" calcext:value-type="float">
            <text:p>-0.000198371</text:p>
          </table:table-cell>
          <table:table-cell office:value-type="float" office:value="0.000202827" calcext:value-type="float">
            <text:p>0.000202827</text:p>
          </table:table-cell>
          <table:table-cell office:value-type="float" office:value="0.0000279575" calcext:value-type="float">
            <text:p>2.79575E-05</text:p>
          </table:table-cell>
          <table:table-cell office:value-type="float" office:value="-0.000265527" calcext:value-type="float">
            <text:p>-0.000265527</text:p>
          </table:table-cell>
          <table:table-cell office:value-type="float" office:value="0.0000372589" calcext:value-type="float">
            <text:p>3.72589E-05</text:p>
          </table:table-cell>
          <table:table-cell office:value-type="float" office:value="0.0000484607" calcext:value-type="float">
            <text:p>4.84607E-05</text:p>
          </table:table-cell>
          <table:table-cell office:value-type="float" office:value="-0.000139427" calcext:value-type="float">
            <text:p>-0.000139427</text:p>
          </table:table-cell>
          <table:table-cell office:value-type="float" office:value="0.000275312" calcext:value-type="float">
            <text:p>0.000275312</text:p>
          </table:table-cell>
          <table:table-cell office:value-type="float" office:value="-0.000116879" calcext:value-type="float">
            <text:p>-0.000116879</text:p>
          </table:table-cell>
          <table:table-cell office:value-type="float" office:value="0.000216714" calcext:value-type="float">
            <text:p>0.000216714</text:p>
          </table:table-cell>
          <table:table-cell office:value-type="float" office:value="-0.000197" calcext:value-type="float">
            <text:p>-0.000197</text:p>
          </table:table-cell>
          <table:table-cell office:value-type="float" office:value="-0.000400679" calcext:value-type="float">
            <text:p>-0.000400679</text:p>
          </table:table-cell>
          <table:table-cell office:value-type="float" office:value="0.0000240868" calcext:value-type="float">
            <text:p>2.40868E-05</text:p>
          </table:table-cell>
          <table:table-cell office:value-type="float" office:value="-0.0000476046" calcext:value-type="float">
            <text:p>-4.76046E-05</text:p>
          </table:table-cell>
          <table:table-cell office:value-type="float" office:value="-0.000219205" calcext:value-type="float">
            <text:p>-0.000219205</text:p>
          </table:table-cell>
          <table:table-cell office:value-type="float" office:value="0.000418567" calcext:value-type="float">
            <text:p>0.000418567</text:p>
          </table:table-cell>
          <table:table-cell office:value-type="float" office:value="0.000214857" calcext:value-type="float">
            <text:p>0.000214857</text:p>
          </table:table-cell>
          <table:table-cell office:value-type="float" office:value="-0.0001906" calcext:value-type="float">
            <text:p>-0.0001906</text:p>
          </table:table-cell>
          <table:table-cell office:value-type="float" office:value="0.000112165" calcext:value-type="float">
            <text:p>0.000112165</text:p>
          </table:table-cell>
          <table:table-cell office:value-type="float" office:value="0.000467134" calcext:value-type="float">
            <text:p>0.000467134</text:p>
          </table:table-cell>
          <table:table-cell office:value-type="float" office:value="-0.0000640291" calcext:value-type="float">
            <text:p>-6.40291E-05</text:p>
          </table:table-cell>
          <table:table-cell office:value-type="float" office:value="0.000261171" calcext:value-type="float">
            <text:p>0.000261171</text:p>
          </table:table-cell>
          <table:table-cell office:value-type="float" office:value="0.000100449" calcext:value-type="float">
            <text:p>0.000100449</text:p>
          </table:table-cell>
          <table:table-cell office:value-type="float" office:value="-0.000142737" calcext:value-type="float">
            <text:p>-0.000142737</text:p>
          </table:table-cell>
          <table:table-cell office:value-type="float" office:value="-0.000275374" calcext:value-type="float">
            <text:p>-0.000275374</text:p>
          </table:table-cell>
          <table:table-cell office:value-type="float" office:value="-0.000287814" calcext:value-type="float">
            <text:p>-0.000287814</text:p>
          </table:table-cell>
          <table:table-cell office:value-type="float" office:value="0.0000334023" calcext:value-type="float">
            <text:p>3.34023E-05</text:p>
          </table:table-cell>
          <table:table-cell office:value-type="float" office:value="0.000434464" calcext:value-type="float">
            <text:p>0.000434464</text:p>
          </table:table-cell>
          <table:table-cell office:value-type="float" office:value="-0.000220864" calcext:value-type="float">
            <text:p>-0.000220864</text:p>
          </table:table-cell>
          <table:table-cell office:value-type="float" office:value="0.000701549" calcext:value-type="float">
            <text:p>0.000701549</text:p>
          </table:table-cell>
          <table:table-cell office:value-type="float" office:value="0.000514079" calcext:value-type="float">
            <text:p>0.000514079</text:p>
          </table:table-cell>
          <table:table-cell office:value-type="float" office:value="0.000193311" calcext:value-type="float">
            <text:p>0.000193311</text:p>
          </table:table-cell>
          <table:table-cell office:value-type="float" office:value="0.000413358" calcext:value-type="float">
            <text:p>0.000413358</text:p>
          </table:table-cell>
          <table:table-cell office:value-type="float" office:value="0.000860897" calcext:value-type="float">
            <text:p>0.000860897</text:p>
          </table:table-cell>
          <table:table-cell office:value-type="float" office:value="0.000369554" calcext:value-type="float">
            <text:p>0.000369554</text:p>
          </table:table-cell>
          <table:table-cell office:value-type="float" office:value="0.000932773" calcext:value-type="float">
            <text:p>0.000932773</text:p>
          </table:table-cell>
          <table:table-cell office:value-type="float" office:value="0.00126796" calcext:value-type="float">
            <text:p>0.00126796</text:p>
          </table:table-cell>
          <table:table-cell office:value-type="float" office:value="0.0018357" calcext:value-type="float">
            <text:p>0.0018357</text:p>
          </table:table-cell>
          <table:table-cell office:value-type="float" office:value="0.00206006" calcext:value-type="float">
            <text:p>0.00206006</text:p>
          </table:table-cell>
          <table:table-cell office:value-type="float" office:value="0.00257289" calcext:value-type="float">
            <text:p>0.00257289</text:p>
          </table:table-cell>
          <table:table-cell office:value-type="float" office:value="0.00299346" calcext:value-type="float">
            <text:p>0.00299346</text:p>
          </table:table-cell>
          <table:table-cell office:value-type="float" office:value="0.00378885" calcext:value-type="float">
            <text:p>0.00378885</text:p>
          </table:table-cell>
          <table:table-cell office:value-type="float" office:value="0.00427444" calcext:value-type="float">
            <text:p>0.00427444</text:p>
          </table:table-cell>
          <table:table-cell office:value-type="float" office:value="0.00607021" calcext:value-type="float">
            <text:p>0.00607021</text:p>
          </table:table-cell>
          <table:table-cell office:value-type="float" office:value="0.00784434" calcext:value-type="float">
            <text:p>0.00784434</text:p>
          </table:table-cell>
          <table:table-cell office:value-type="float" office:value="0.00949112" calcext:value-type="float">
            <text:p>0.00949112</text:p>
          </table:table-cell>
          <table:table-cell office:value-type="float" office:value="0.0122919" calcext:value-type="float">
            <text:p>0.0122919</text:p>
          </table:table-cell>
          <table:table-cell office:value-type="float" office:value="0.0155328" calcext:value-type="float">
            <text:p>0.0155328</text:p>
          </table:table-cell>
          <table:table-cell office:value-type="float" office:value="0.0191952" calcext:value-type="float">
            <text:p>0.0191952</text:p>
          </table:table-cell>
          <table:table-cell office:value-type="float" office:value="0.024239" calcext:value-type="float">
            <text:p>0.024239</text:p>
          </table:table-cell>
          <table:table-cell office:value-type="float" office:value="0.0307896" calcext:value-type="float">
            <text:p>0.0307896</text:p>
          </table:table-cell>
          <table:table-cell office:value-type="float" office:value="0.0379455" calcext:value-type="float">
            <text:p>0.0379455</text:p>
          </table:table-cell>
          <table:table-cell office:value-type="float" office:value="0.0470461" calcext:value-type="float">
            <text:p>0.0470461</text:p>
          </table:table-cell>
          <table:table-cell office:value-type="float" office:value="0.0578827" calcext:value-type="float">
            <text:p>0.0578827</text:p>
          </table:table-cell>
          <table:table-cell office:value-type="float" office:value="0.0708613" calcext:value-type="float">
            <text:p>0.0708613</text:p>
          </table:table-cell>
          <table:table-cell office:value-type="float" office:value="0.0860131" calcext:value-type="float">
            <text:p>0.0860131</text:p>
          </table:table-cell>
          <table:table-cell office:value-type="float" office:value="0.10402" calcext:value-type="float">
            <text:p>0.10402</text:p>
          </table:table-cell>
          <table:table-cell office:value-type="float" office:value="0.124245" calcext:value-type="float">
            <text:p>0.124245</text:p>
          </table:table-cell>
          <table:table-cell office:value-type="float" office:value="0.146326" calcext:value-type="float">
            <text:p>0.146326</text:p>
          </table:table-cell>
          <table:table-cell office:value-type="float" office:value="0.169696" calcext:value-type="float">
            <text:p>0.169696</text:p>
          </table:table-cell>
          <table:table-cell office:value-type="float" office:value="0.193767" calcext:value-type="float">
            <text:p>0.193767</text:p>
          </table:table-cell>
          <table:table-cell office:value-type="float" office:value="0.216224" calcext:value-type="float">
            <text:p>0.216224</text:p>
          </table:table-cell>
          <table:table-cell office:value-type="float" office:value="0.236762" calcext:value-type="float">
            <text:p>0.236762</text:p>
          </table:table-cell>
          <table:table-cell office:value-type="float" office:value="0.253391" calcext:value-type="float">
            <text:p>0.253391</text:p>
          </table:table-cell>
          <table:table-cell office:value-type="float" office:value="0.265176" calcext:value-type="float">
            <text:p>0.265176</text:p>
          </table:table-cell>
          <table:table-cell office:value-type="float" office:value="0.272116" calcext:value-type="float">
            <text:p>0.272116</text:p>
          </table:table-cell>
          <table:table-cell office:value-type="float" office:value="0.274915" calcext:value-type="float">
            <text:p>0.274915</text:p>
          </table:table-cell>
          <table:table-cell office:value-type="float" office:value="0.275007" calcext:value-type="float">
            <text:p>0.275007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27919" calcext:value-type="float">
            <text:p>0.27919</text:p>
          </table:table-cell>
          <table:table-cell office:value-type="float" office:value="0.292202" calcext:value-type="float">
            <text:p>0.292202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366803" calcext:value-type="float">
            <text:p>0.366803</text:p>
          </table:table-cell>
          <table:table-cell office:value-type="float" office:value="0.438962" calcext:value-type="float">
            <text:p>0.438962</text:p>
          </table:table-cell>
          <table:table-cell office:value-type="float" office:value="0.536978" calcext:value-type="float">
            <text:p>0.536978</text:p>
          </table:table-cell>
          <table:table-cell office:value-type="float" office:value="0.654106" calcext:value-type="float">
            <text:p>0.654106</text:p>
          </table:table-cell>
          <table:table-cell office:value-type="float" office:value="0.772444" calcext:value-type="float">
            <text:p>0.772444</text:p>
          </table:table-cell>
          <table:table-cell office:value-type="float" office:value="0.864124" calcext:value-type="float">
            <text:p>0.864124</text:p>
          </table:table-cell>
          <table:table-cell office:value-type="float" office:value="0.89847" calcext:value-type="float">
            <text:p>0.89847</text:p>
          </table:table-cell>
          <table:table-cell office:value-type="float" office:value="0.860403" calcext:value-type="float">
            <text:p>0.860403</text:p>
          </table:table-cell>
          <table:table-cell office:value-type="float" office:value="0.761539" calcext:value-type="float">
            <text:p>0.761539</text:p>
          </table:table-cell>
          <table:table-cell office:value-type="float" office:value="0.626715" calcext:value-type="float">
            <text:p>0.626715</text:p>
          </table:table-cell>
          <table:table-cell office:value-type="float" office:value="0.488026" calcext:value-type="float">
            <text:p>0.488026</text:p>
          </table:table-cell>
          <table:table-cell office:value-type="float" office:value="0.365817" calcext:value-type="float">
            <text:p>0.365817</text:p>
          </table:table-cell>
          <table:table-cell office:value-type="float" office:value="0.265336" calcext:value-type="float">
            <text:p>0.265336</text:p>
          </table:table-cell>
          <table:table-cell office:value-type="float" office:value="0.190294" calcext:value-type="float">
            <text:p>0.190294</text:p>
          </table:table-cell>
          <table:table-cell office:value-type="float" office:value="0.135871" calcext:value-type="float">
            <text:p>0.135871</text:p>
          </table:table-cell>
          <table:table-cell office:value-type="float" office:value="0.0958341" calcext:value-type="float">
            <text:p>0.0958341</text:p>
          </table:table-cell>
          <table:table-cell office:value-type="float" office:value="0.0685932" calcext:value-type="float">
            <text:p>0.0685932</text:p>
          </table:table-cell>
          <table:table-cell office:value-type="float" office:value="0.0493038" calcext:value-type="float">
            <text:p>0.0493038</text:p>
          </table:table-cell>
          <table:table-cell office:value-type="float" office:value="0.0355068" calcext:value-type="float">
            <text:p>0.0355068</text:p>
          </table:table-cell>
          <table:table-cell office:value-type="float" office:value="0.0260737" calcext:value-type="float">
            <text:p>0.0260737</text:p>
          </table:table-cell>
          <table:table-cell office:value-type="float" office:value="0.0188957" calcext:value-type="float">
            <text:p>0.0188957</text:p>
          </table:table-cell>
          <table:table-cell office:value-type="float" office:value="0.0145214" calcext:value-type="float">
            <text:p>0.0145214</text:p>
          </table:table-cell>
          <table:table-cell office:value-type="float" office:value="0.0106661" calcext:value-type="float">
            <text:p>0.0106661</text:p>
          </table:table-cell>
          <table:table-cell office:value-type="float" office:value="0.00818449" calcext:value-type="float">
            <text:p>0.00818449</text:p>
          </table:table-cell>
          <table:table-cell office:value-type="float" office:value="0.00666763" calcext:value-type="float">
            <text:p>0.00666763</text:p>
          </table:table-cell>
          <table:table-cell office:value-type="float" office:value="0.00502991" calcext:value-type="float">
            <text:p>0.00502991</text:p>
          </table:table-cell>
          <table:table-cell office:value-type="float" office:value="0.00344531" calcext:value-type="float">
            <text:p>0.00344531</text:p>
          </table:table-cell>
          <table:table-cell office:value-type="float" office:value="0.00299097" calcext:value-type="float">
            <text:p>0.00299097</text:p>
          </table:table-cell>
          <table:table-cell office:value-type="float" office:value="0.00163378" calcext:value-type="float">
            <text:p>0.00163378</text:p>
          </table:table-cell>
          <table:table-cell office:value-type="float" office:value="0.00154445" calcext:value-type="float">
            <text:p>0.00154445</text:p>
          </table:table-cell>
          <table:table-cell office:value-type="float" office:value="0.00114055" calcext:value-type="float">
            <text:p>0.00114055</text:p>
          </table:table-cell>
          <table:table-cell office:value-type="float" office:value="0.0012334" calcext:value-type="float">
            <text:p>0.0012334</text:p>
          </table:table-cell>
          <table:table-cell office:value-type="float" office:value="0.0011176" calcext:value-type="float">
            <text:p>0.0011176</text:p>
          </table:table-cell>
          <table:table-cell office:value-type="float" office:value="0.000590841" calcext:value-type="float">
            <text:p>0.000590841</text:p>
          </table:table-cell>
          <table:table-cell office:value-type="float" office:value="0.000883656" calcext:value-type="float">
            <text:p>0.000883656</text:p>
          </table:table-cell>
          <table:table-cell office:value-type="float" office:value="0.000477703" calcext:value-type="float">
            <text:p>0.000477703</text:p>
          </table:table-cell>
          <table:table-cell office:value-type="float" office:value="0.0000463371" calcext:value-type="float">
            <text:p>4.63371E-05</text:p>
          </table:table-cell>
          <table:table-cell office:value-type="float" office:value="0.000760394" calcext:value-type="float">
            <text:p>0.000760394</text:p>
          </table:table-cell>
          <table:table-cell office:value-type="float" office:value="0.000186598" calcext:value-type="float">
            <text:p>0.000186598</text:p>
          </table:table-cell>
          <table:table-cell office:value-type="float" office:value="0.000293921" calcext:value-type="float">
            <text:p>0.000293921</text:p>
          </table:table-cell>
          <table:table-cell office:value-type="float" office:value="0.0000561366" calcext:value-type="float">
            <text:p>5.61366E-05</text:p>
          </table:table-cell>
          <table:table-cell office:value-type="float" office:value="-0.0000189426" calcext:value-type="float">
            <text:p>-1.89426E-05</text:p>
          </table:table-cell>
          <table:table-cell office:value-type="float" office:value="0.000206556" calcext:value-type="float">
            <text:p>0.000206556</text:p>
          </table:table-cell>
          <table:table-cell office:value-type="float" office:value="-0.000508142" calcext:value-type="float">
            <text:p>-0.000508142</text:p>
          </table:table-cell>
          <table:table-cell office:value-type="float" office:value="0.000272663" calcext:value-type="float">
            <text:p>0.000272663</text:p>
          </table:table-cell>
          <table:table-cell office:value-type="float" office:value="0.000208938" calcext:value-type="float">
            <text:p>0.000208938</text:p>
          </table:table-cell>
          <table:table-cell office:value-type="float" office:value="-0.000351827" calcext:value-type="float">
            <text:p>-0.000351827</text:p>
          </table:table-cell>
          <table:table-cell office:value-type="float" office:value="0.000327725" calcext:value-type="float">
            <text:p>0.000327725</text:p>
          </table:table-cell>
          <table:table-cell office:value-type="float" office:value="-0.0000812691" calcext:value-type="float">
            <text:p>-8.12691E-05</text:p>
          </table:table-cell>
          <table:table-cell office:value-type="float" office:value="0.000272131" calcext:value-type="float">
            <text:p>0.000272131</text:p>
          </table:table-cell>
          <table:table-cell office:value-type="float" office:value="-0.000307788" calcext:value-type="float">
            <text:p>-0.000307788</text:p>
          </table:table-cell>
          <table:table-cell office:value-type="float" office:value="-0.00013127" calcext:value-type="float">
            <text:p>-0.00013127</text:p>
          </table:table-cell>
          <table:table-cell office:value-type="float" office:value="0.000192812" calcext:value-type="float">
            <text:p>0.000192812</text:p>
          </table:table-cell>
          <table:table-cell office:value-type="float" office:value="-0.000795415" calcext:value-type="float">
            <text:p>-0.000795415</text:p>
          </table:table-cell>
          <table:table-cell office:value-type="float" office:value="-0.0000170865" calcext:value-type="float">
            <text:p>-1.70865E-05</text:p>
          </table:table-cell>
          <table:table-cell office:value-type="float" office:value="0.000459173" calcext:value-type="float">
            <text:p>0.000459173</text:p>
          </table:table-cell>
          <table:table-cell office:value-type="float" office:value="-0.0000368034" calcext:value-type="float">
            <text:p>-3.68034E-05</text:p>
          </table:table-cell>
          <table:table-cell office:value-type="float" office:value="0.000502957" calcext:value-type="float">
            <text:p>0.000502957</text:p>
          </table:table-cell>
          <table:table-cell office:value-type="float" office:value="0.000234484" calcext:value-type="float">
            <text:p>0.000234484</text:p>
          </table:table-cell>
          <table:table-cell office:value-type="float" office:value="0.00038641" calcext:value-type="float">
            <text:p>0.00038641</text:p>
          </table:table-cell>
          <table:table-cell office:value-type="float" office:value="-0.000410444" calcext:value-type="float">
            <text:p>-0.000410444</text:p>
          </table:table-cell>
          <table:table-cell office:value-type="float" office:value="-0.00010492" calcext:value-type="float">
            <text:p>-0.00010492</text:p>
          </table:table-cell>
          <table:table-cell office:value-type="float" office:value="0.000268247" calcext:value-type="float">
            <text:p>0.000268247</text:p>
          </table:table-cell>
          <table:table-cell office:value-type="float" office:value="-0.000307826" calcext:value-type="float">
            <text:p>-0.000307826</text:p>
          </table:table-cell>
          <table:table-cell office:value-type="float" office:value="-0.00000428937" calcext:value-type="float">
            <text:p>-4.28937E-06</text:p>
          </table:table-cell>
          <table:table-cell office:value-type="float" office:value="0.000187322" calcext:value-type="float">
            <text:p>0.000187322</text:p>
          </table:table-cell>
          <table:table-cell office:value-type="float" office:value="-0.000168203" calcext:value-type="float">
            <text:p>-0.000168203</text:p>
          </table:table-cell>
          <table:table-cell office:value-type="float" office:value="-0.000168877" calcext:value-type="float">
            <text:p>-0.000168877</text:p>
          </table:table-cell>
          <table:table-cell office:value-type="float" office:value="-0.0000360886" calcext:value-type="float">
            <text:p>-3.60886E-05</text:p>
          </table:table-cell>
          <table:table-cell office:value-type="float" office:value="0.0000576222" calcext:value-type="float">
            <text:p>5.76222E-05</text:p>
          </table:table-cell>
          <table:table-cell office:value-type="float" office:value="-0.0000449077" calcext:value-type="float">
            <text:p>-4.49077E-05</text:p>
          </table:table-cell>
          <table:table-cell office:value-type="float" office:value="0.0000033577" calcext:value-type="float">
            <text:p>3.3577E-06</text:p>
          </table:table-cell>
          <table:table-cell office:value-type="float" office:value="-0.0000443096" calcext:value-type="float">
            <text:p>-4.43096E-05</text:p>
          </table:table-cell>
          <table:table-cell office:value-type="float" office:value="0.000111709" calcext:value-type="float">
            <text:p>0.000111709</text:p>
          </table:table-cell>
          <table:table-cell office:value-type="float" office:value="-0.000357144" calcext:value-type="float">
            <text:p>-0.000357144</text:p>
          </table:table-cell>
          <table:table-cell office:value-type="float" office:value="0.0000851872" calcext:value-type="float">
            <text:p>8.51872E-05</text:p>
          </table:table-cell>
          <table:table-cell office:value-type="float" office:value="-0.0000196695" calcext:value-type="float">
            <text:p>-1.96695E-05</text:p>
          </table:table-cell>
          <table:table-cell office:value-type="float" office:value="-0.000243914" calcext:value-type="float">
            <text:p>-0.000243914</text:p>
          </table:table-cell>
          <table:table-cell office:value-type="float" office:value="-0.000114534" calcext:value-type="float">
            <text:p>-0.000114534</text:p>
          </table:table-cell>
          <table:table-cell office:value-type="float" office:value="0.000148078" calcext:value-type="float">
            <text:p>0.000148078</text:p>
          </table:table-cell>
          <table:table-cell office:value-type="float" office:value="0.000125115" calcext:value-type="float">
            <text:p>0.000125115</text:p>
          </table:table-cell>
          <table:table-cell office:value-type="float" office:value="0.000330395" calcext:value-type="float">
            <text:p>0.000330395</text:p>
          </table:table-cell>
          <table:table-cell office:value-type="float" office:value="0.000207759" calcext:value-type="float">
            <text:p>0.000207759</text:p>
          </table:table-cell>
          <table:table-cell office:value-type="float" office:value="0.000851161" calcext:value-type="float">
            <text:p>0.000851161</text:p>
          </table:table-cell>
          <table:table-cell office:value-type="float" office:value="-0.000686995" calcext:value-type="float">
            <text:p>-0.000686995</text:p>
          </table:table-cell>
          <table:table-cell office:value-type="float" office:value="0.000127192" calcext:value-type="float">
            <text:p>0.000127192</text:p>
          </table:table-cell>
          <table:table-cell office:value-type="float" office:value="-0.0000139703" calcext:value-type="float">
            <text:p>-1.39703E-05</text:p>
          </table:table-cell>
          <table:table-cell office:value-type="float" office:value="-0.000611169" calcext:value-type="float">
            <text:p>-0.000611169</text:p>
          </table:table-cell>
          <table:table-cell office:value-type="float" office:value="-0.0000511849" calcext:value-type="float">
            <text:p>-5.11849E-05</text:p>
          </table:table-cell>
          <table:table-cell office:value-type="float" office:value="0.000380541" calcext:value-type="float">
            <text:p>0.000380541</text:p>
          </table:table-cell>
          <table:table-cell office:value-type="float" office:value="0.0000391279" calcext:value-type="float">
            <text:p>3.91279E-05</text:p>
          </table:table-cell>
          <table:table-cell office:value-type="float" office:value="-0.000069857" calcext:value-type="float">
            <text:p>-6.9857E-05</text:p>
          </table:table-cell>
          <table:table-cell office:value-type="float" office:value="-0.000136225" calcext:value-type="float">
            <text:p>-0.000136225</text:p>
          </table:table-cell>
          <table:table-cell office:value-type="float" office:value="0.000523689" calcext:value-type="float">
            <text:p>0.000523689</text:p>
          </table:table-cell>
          <table:table-cell office:value-type="float" office:value="-0.000820169" calcext:value-type="float">
            <text:p>-0.000820169</text:p>
          </table:table-cell>
          <table:table-cell office:value-type="float" office:value="0.000285314" calcext:value-type="float">
            <text:p>0.000285314</text:p>
          </table:table-cell>
          <table:table-cell office:value-type="float" office:value="0.000370793" calcext:value-type="float">
            <text:p>0.000370793</text:p>
          </table:table-cell>
          <table:table-cell office:value-type="float" office:value="-0.000647994" calcext:value-type="float">
            <text:p>-0.000647994</text:p>
          </table:table-cell>
          <table:table-cell office:value-type="float" office:value="0.0000635989" calcext:value-type="float">
            <text:p>6.35989E-05</text:p>
          </table:table-cell>
          <table:table-cell office:value-type="float" office:value="0.0000989419" calcext:value-type="float">
            <text:p>9.89419E-05</text:p>
          </table:table-cell>
          <table:table-cell office:value-type="float" office:value="-0.000268661" calcext:value-type="float">
            <text:p>-0.000268661</text:p>
          </table:table-cell>
          <table:table-cell office:value-type="float" office:value="-0.000177001" calcext:value-type="float">
            <text:p>-0.000177001</text:p>
          </table:table-cell>
          <table:table-cell office:value-type="float" office:value="-0.0000841615" calcext:value-type="float">
            <text:p>-8.41615E-05</text:p>
          </table:table-cell>
          <table:table-cell office:value-type="float" office:value="0.000465343" calcext:value-type="float">
            <text:p>0.000465343</text:p>
          </table:table-cell>
          <table:table-cell office:value-type="float" office:value="-0.00037048" calcext:value-type="float">
            <text:p>-0.00037048</text:p>
          </table:table-cell>
          <table:table-cell office:value-type="float" office:value="0.000120175" calcext:value-type="float">
            <text:p>0.000120175</text:p>
          </table:table-cell>
          <table:table-cell office:value-type="float" office:value="0.000450075" calcext:value-type="float">
            <text:p>0.000450075</text:p>
          </table:table-cell>
          <table:table-cell office:value-type="float" office:value="-0.0000807831" calcext:value-type="float">
            <text:p>-8.07831E-05</text:p>
          </table:table-cell>
          <table:table-cell office:value-type="float" office:value="0.000436441" calcext:value-type="float">
            <text:p>0.000436441</text:p>
          </table:table-cell>
          <table:table-cell office:value-type="float" office:value="0.00025913" calcext:value-type="float">
            <text:p>0.00025913</text:p>
          </table:table-cell>
          <table:table-cell office:value-type="float" office:value="-0.000357733" calcext:value-type="float">
            <text:p>-0.000357733</text:p>
          </table:table-cell>
          <table:table-cell office:value-type="float" office:value="-0.000086761" calcext:value-type="float">
            <text:p>-8.6761E-05</text:p>
          </table:table-cell>
          <table:table-cell office:value-type="float" office:value="-0.000423316" calcext:value-type="float">
            <text:p>-0.000423316</text:p>
          </table:table-cell>
          <table:table-cell office:value-type="float" office:value="0.0000657053" calcext:value-type="float">
            <text:p>6.57053E-05</text:p>
          </table:table-cell>
          <table:table-cell office:value-type="float" office:value="0.0000138267" calcext:value-type="float">
            <text:p>1.38267E-05</text:p>
          </table:table-cell>
          <table:table-cell office:value-type="float" office:value="0.0000430636" calcext:value-type="float">
            <text:p>4.30636E-05</text:p>
          </table:table-cell>
          <table:table-cell office:value-type="float" office:value="0.000532066" calcext:value-type="float">
            <text:p>0.000532066</text:p>
          </table:table-cell>
          <table:table-cell office:value-type="float" office:value="0.000140547" calcext:value-type="float">
            <text:p>0.000140547</text:p>
          </table:table-cell>
          <table:table-cell office:value-type="float" office:value="0.0000855615" calcext:value-type="float">
            <text:p>8.55615E-05</text:p>
          </table:table-cell>
          <table:table-cell office:value-type="float" office:value="-0.000181748" calcext:value-type="float">
            <text:p>-0.000181748</text:p>
          </table:table-cell>
          <table:table-cell office:value-type="float" office:value="-0.000221046" calcext:value-type="float">
            <text:p>-0.000221046</text:p>
          </table:table-cell>
          <table:table-cell office:value-type="float" office:value="-0.000111654" calcext:value-type="float">
            <text:p>-0.000111654</text:p>
          </table:table-cell>
          <table:table-cell office:value-type="float" office:value="0.000081052" calcext:value-type="float">
            <text:p>8.1052E-05</text:p>
          </table:table-cell>
          <table:table-cell office:value-type="float" office:value="-0.000191563" calcext:value-type="float">
            <text:p>-0.000191563</text:p>
          </table:table-cell>
          <table:table-cell office:value-type="float" office:value="0.0000183314" calcext:value-type="float">
            <text:p>1.83314E-05</text:p>
          </table:table-cell>
          <table:table-cell office:value-type="float" office:value="-0.000491718" calcext:value-type="float">
            <text:p>-0.000491718</text:p>
          </table:table-cell>
          <table:table-cell office:value-type="float" office:value="0.0000972911" calcext:value-type="float">
            <text:p>9.72911E-05</text:p>
          </table:table-cell>
          <table:table-cell office:value-type="float" office:value="-0.0000455597" calcext:value-type="float">
            <text:p>-4.55597E-05</text:p>
          </table:table-cell>
          <table:table-cell office:value-type="float" office:value="-0.000221373" calcext:value-type="float">
            <text:p>-0.000221373</text:p>
          </table:table-cell>
          <table:table-cell office:value-type="float" office:value="0.0000249257" calcext:value-type="float">
            <text:p>2.49257E-05</text:p>
          </table:table-cell>
          <table:table-cell office:value-type="float" office:value="0.000185133" calcext:value-type="float">
            <text:p>0.000185133</text:p>
          </table:table-cell>
          <table:table-cell office:value-type="float" office:value="-0.000131735" calcext:value-type="float">
            <text:p>-0.000131735</text:p>
          </table:table-cell>
          <table:table-cell office:value-type="float" office:value="0.000299019" calcext:value-type="float">
            <text:p>0.000299019</text:p>
          </table:table-cell>
          <table:table-cell office:value-type="float" office:value="-0.0000278752" calcext:value-type="float">
            <text:p>-2.78752E-05</text:p>
          </table:table-cell>
          <table:table-cell office:value-type="float" office:value="0.000112464" calcext:value-type="float">
            <text:p>0.000112464</text:p>
          </table:table-cell>
          <table:table-cell office:value-type="float" office:value="2.06113E-017" calcext:value-type="float">
            <text:p>2.06113E-17</text:p>
          </table:table-cell>
          <table:table-cell office:value-type="float" office:value="1.63174E-017" calcext:value-type="float">
            <text:p>1.63174E-17</text:p>
          </table:table-cell>
          <table:table-cell table:number-columns-repeated="2" office:value-type="float" office:value="1.28508E-017" calcext:value-type="float">
            <text:p>1.28508E-17</text:p>
          </table:table-cell>
        </table:table-row>
        <table:table-row table:style-name="ro1">
          <table:table-cell office:value-type="float" office:value="20.8884" calcext:value-type="float">
            <text:p>20.8884</text:p>
          </table:table-cell>
          <table:table-cell office:value-type="float" office:value="0.00000000245695" calcext:value-type="float">
            <text:p>2.45695E-09</text:p>
          </table:table-cell>
          <table:table-cell office:value-type="float" office:value="0.00000000392267" calcext:value-type="float">
            <text:p>3.92267E-09</text:p>
          </table:table-cell>
          <table:table-cell office:value-type="float" office:value="0.00000000630022" calcext:value-type="float">
            <text:p>6.30022E-09</text:p>
          </table:table-cell>
          <table:table-cell office:value-type="float" office:value="0.0000049708" calcext:value-type="float">
            <text:p>4.9708E-06</text:p>
          </table:table-cell>
          <table:table-cell office:value-type="float" office:value="-0.000256102" calcext:value-type="float">
            <text:p>-0.000256102</text:p>
          </table:table-cell>
          <table:table-cell office:value-type="float" office:value="-0.000254389" calcext:value-type="float">
            <text:p>-0.000254389</text:p>
          </table:table-cell>
          <table:table-cell office:value-type="float" office:value="-0.00000287299" calcext:value-type="float">
            <text:p>-2.87299E-06</text:p>
          </table:table-cell>
          <table:table-cell office:value-type="float" office:value="-0.000355857" calcext:value-type="float">
            <text:p>-0.000355857</text:p>
          </table:table-cell>
          <table:table-cell office:value-type="float" office:value="-0.000189358" calcext:value-type="float">
            <text:p>-0.000189358</text:p>
          </table:table-cell>
          <table:table-cell office:value-type="float" office:value="0.000115987" calcext:value-type="float">
            <text:p>0.000115987</text:p>
          </table:table-cell>
          <table:table-cell office:value-type="float" office:value="-0.0000604285" calcext:value-type="float">
            <text:p>-6.04285E-05</text:p>
          </table:table-cell>
          <table:table-cell office:value-type="float" office:value="0.000114833" calcext:value-type="float">
            <text:p>0.000114833</text:p>
          </table:table-cell>
          <table:table-cell office:value-type="float" office:value="0.000287711" calcext:value-type="float">
            <text:p>0.000287711</text:p>
          </table:table-cell>
          <table:table-cell office:value-type="float" office:value="0.000351278" calcext:value-type="float">
            <text:p>0.000351278</text:p>
          </table:table-cell>
          <table:table-cell office:value-type="float" office:value="-0.000111595" calcext:value-type="float">
            <text:p>-0.000111595</text:p>
          </table:table-cell>
          <table:table-cell office:value-type="float" office:value="-0.00017334" calcext:value-type="float">
            <text:p>-0.00017334</text:p>
          </table:table-cell>
          <table:table-cell office:value-type="float" office:value="0.00000939415" calcext:value-type="float">
            <text:p>9.39415E-06</text:p>
          </table:table-cell>
          <table:table-cell office:value-type="float" office:value="-0.000200105" calcext:value-type="float">
            <text:p>-0.000200105</text:p>
          </table:table-cell>
          <table:table-cell office:value-type="float" office:value="0.000130543" calcext:value-type="float">
            <text:p>0.000130543</text:p>
          </table:table-cell>
          <table:table-cell office:value-type="float" office:value="0.000121976" calcext:value-type="float">
            <text:p>0.000121976</text:p>
          </table:table-cell>
          <table:table-cell office:value-type="float" office:value="0.000386887" calcext:value-type="float">
            <text:p>0.000386887</text:p>
          </table:table-cell>
          <table:table-cell office:value-type="float" office:value="-0.0000699429" calcext:value-type="float">
            <text:p>-6.99429E-05</text:p>
          </table:table-cell>
          <table:table-cell office:value-type="float" office:value="-0.000517934" calcext:value-type="float">
            <text:p>-0.000517934</text:p>
          </table:table-cell>
          <table:table-cell office:value-type="float" office:value="0.000144214" calcext:value-type="float">
            <text:p>0.000144214</text:p>
          </table:table-cell>
          <table:table-cell office:value-type="float" office:value="-0.000106537" calcext:value-type="float">
            <text:p>-0.000106537</text:p>
          </table:table-cell>
          <table:table-cell office:value-type="float" office:value="-0.000377057" calcext:value-type="float">
            <text:p>-0.000377057</text:p>
          </table:table-cell>
          <table:table-cell office:value-type="float" office:value="0.000524225" calcext:value-type="float">
            <text:p>0.000524225</text:p>
          </table:table-cell>
          <table:table-cell office:value-type="float" office:value="0.000210848" calcext:value-type="float">
            <text:p>0.000210848</text:p>
          </table:table-cell>
          <table:table-cell office:value-type="float" office:value="0.000125377" calcext:value-type="float">
            <text:p>0.000125377</text:p>
          </table:table-cell>
          <table:table-cell office:value-type="float" office:value="0.00014416" calcext:value-type="float">
            <text:p>0.00014416</text:p>
          </table:table-cell>
          <table:table-cell office:value-type="float" office:value="0.000396392" calcext:value-type="float">
            <text:p>0.000396392</text:p>
          </table:table-cell>
          <table:table-cell office:value-type="float" office:value="-0.0000206012" calcext:value-type="float">
            <text:p>-2.06012E-05</text:p>
          </table:table-cell>
          <table:table-cell office:value-type="float" office:value="-0.0000341402" calcext:value-type="float">
            <text:p>-3.41402E-05</text:p>
          </table:table-cell>
          <table:table-cell office:value-type="float" office:value="-0.000150286" calcext:value-type="float">
            <text:p>-0.000150286</text:p>
          </table:table-cell>
          <table:table-cell office:value-type="float" office:value="-0.000102215" calcext:value-type="float">
            <text:p>-0.000102215</text:p>
          </table:table-cell>
          <table:table-cell office:value-type="float" office:value="-0.0000623198" calcext:value-type="float">
            <text:p>-6.23198E-05</text:p>
          </table:table-cell>
          <table:table-cell office:value-type="float" office:value="-0.000352573" calcext:value-type="float">
            <text:p>-0.000352573</text:p>
          </table:table-cell>
          <table:table-cell office:value-type="float" office:value="0.000218808" calcext:value-type="float">
            <text:p>0.000218808</text:p>
          </table:table-cell>
          <table:table-cell office:value-type="float" office:value="0.000182239" calcext:value-type="float">
            <text:p>0.000182239</text:p>
          </table:table-cell>
          <table:table-cell office:value-type="float" office:value="-0.000381056" calcext:value-type="float">
            <text:p>-0.000381056</text:p>
          </table:table-cell>
          <table:table-cell office:value-type="float" office:value="0.000389099" calcext:value-type="float">
            <text:p>0.000389099</text:p>
          </table:table-cell>
          <table:table-cell office:value-type="float" office:value="0.00034409" calcext:value-type="float">
            <text:p>0.00034409</text:p>
          </table:table-cell>
          <table:table-cell office:value-type="float" office:value="-0.000058009" calcext:value-type="float">
            <text:p>-5.8009E-05</text:p>
          </table:table-cell>
          <table:table-cell office:value-type="float" office:value="0.000305456" calcext:value-type="float">
            <text:p>0.000305456</text:p>
          </table:table-cell>
          <table:table-cell office:value-type="float" office:value="0.0000195622" calcext:value-type="float">
            <text:p>1.95622E-05</text:p>
          </table:table-cell>
          <table:table-cell office:value-type="float" office:value="-0.000192657" calcext:value-type="float">
            <text:p>-0.000192657</text:p>
          </table:table-cell>
          <table:table-cell office:value-type="float" office:value="-0.000344419" calcext:value-type="float">
            <text:p>-0.000344419</text:p>
          </table:table-cell>
          <table:table-cell office:value-type="float" office:value="0.000131126" calcext:value-type="float">
            <text:p>0.000131126</text:p>
          </table:table-cell>
          <table:table-cell office:value-type="float" office:value="-0.000104636" calcext:value-type="float">
            <text:p>-0.000104636</text:p>
          </table:table-cell>
          <table:table-cell office:value-type="float" office:value="0.000364944" calcext:value-type="float">
            <text:p>0.000364944</text:p>
          </table:table-cell>
          <table:table-cell office:value-type="float" office:value="-0.0000961916" calcext:value-type="float">
            <text:p>-9.61916E-05</text:p>
          </table:table-cell>
          <table:table-cell office:value-type="float" office:value="-0.0000092518" calcext:value-type="float">
            <text:p>-9.2518E-06</text:p>
          </table:table-cell>
          <table:table-cell office:value-type="float" office:value="-0.0000627051" calcext:value-type="float">
            <text:p>-6.27051E-05</text:p>
          </table:table-cell>
          <table:table-cell office:value-type="float" office:value="-0.000410394" calcext:value-type="float">
            <text:p>-0.000410394</text:p>
          </table:table-cell>
          <table:table-cell office:value-type="float" office:value="-0.000225246" calcext:value-type="float">
            <text:p>-0.000225246</text:p>
          </table:table-cell>
          <table:table-cell office:value-type="float" office:value="0.000466414" calcext:value-type="float">
            <text:p>0.000466414</text:p>
          </table:table-cell>
          <table:table-cell office:value-type="float" office:value="-0.000367239" calcext:value-type="float">
            <text:p>-0.000367239</text:p>
          </table:table-cell>
          <table:table-cell office:value-type="float" office:value="0.000517689" calcext:value-type="float">
            <text:p>0.000517689</text:p>
          </table:table-cell>
          <table:table-cell office:value-type="float" office:value="0.000245654" calcext:value-type="float">
            <text:p>0.000245654</text:p>
          </table:table-cell>
          <table:table-cell office:value-type="float" office:value="0.0000662991" calcext:value-type="float">
            <text:p>6.62991E-05</text:p>
          </table:table-cell>
          <table:table-cell office:value-type="float" office:value="0.000122448" calcext:value-type="float">
            <text:p>0.000122448</text:p>
          </table:table-cell>
          <table:table-cell office:value-type="float" office:value="0.000189145" calcext:value-type="float">
            <text:p>0.000189145</text:p>
          </table:table-cell>
          <table:table-cell office:value-type="float" office:value="-0.000357494" calcext:value-type="float">
            <text:p>-0.000357494</text:p>
          </table:table-cell>
          <table:table-cell office:value-type="float" office:value="-0.000150629" calcext:value-type="float">
            <text:p>-0.000150629</text:p>
          </table:table-cell>
          <table:table-cell office:value-type="float" office:value="-0.00025158" calcext:value-type="float">
            <text:p>-0.00025158</text:p>
          </table:table-cell>
          <table:table-cell office:value-type="float" office:value="-0.0000410796" calcext:value-type="float">
            <text:p>-4.10796E-05</text:p>
          </table:table-cell>
          <table:table-cell office:value-type="float" office:value="-0.000181979" calcext:value-type="float">
            <text:p>-0.000181979</text:p>
          </table:table-cell>
          <table:table-cell office:value-type="float" office:value="0.00020101" calcext:value-type="float">
            <text:p>0.00020101</text:p>
          </table:table-cell>
          <table:table-cell office:value-type="float" office:value="-0.0000868794" calcext:value-type="float">
            <text:p>-8.68794E-05</text:p>
          </table:table-cell>
          <table:table-cell office:value-type="float" office:value="0.000153698" calcext:value-type="float">
            <text:p>0.000153698</text:p>
          </table:table-cell>
          <table:table-cell office:value-type="float" office:value="-0.000121624" calcext:value-type="float">
            <text:p>-0.000121624</text:p>
          </table:table-cell>
          <table:table-cell office:value-type="float" office:value="0.000110197" calcext:value-type="float">
            <text:p>0.000110197</text:p>
          </table:table-cell>
          <table:table-cell office:value-type="float" office:value="0.000483189" calcext:value-type="float">
            <text:p>0.000483189</text:p>
          </table:table-cell>
          <table:table-cell office:value-type="float" office:value="-0.000097994" calcext:value-type="float">
            <text:p>-9.7994E-05</text:p>
          </table:table-cell>
          <table:table-cell office:value-type="float" office:value="0.00000327168" calcext:value-type="float">
            <text:p>3.27168E-06</text:p>
          </table:table-cell>
          <table:table-cell office:value-type="float" office:value="0.00025555" calcext:value-type="float">
            <text:p>0.00025555</text:p>
          </table:table-cell>
          <table:table-cell office:value-type="float" office:value="-0.000625095" calcext:value-type="float">
            <text:p>-0.000625095</text:p>
          </table:table-cell>
          <table:table-cell office:value-type="float" office:value="-0.0000341028" calcext:value-type="float">
            <text:p>-3.41028E-05</text:p>
          </table:table-cell>
          <table:table-cell office:value-type="float" office:value="0.000114574" calcext:value-type="float">
            <text:p>0.000114574</text:p>
          </table:table-cell>
          <table:table-cell office:value-type="float" office:value="0.000116912" calcext:value-type="float">
            <text:p>0.000116912</text:p>
          </table:table-cell>
          <table:table-cell office:value-type="float" office:value="0.0000766976" calcext:value-type="float">
            <text:p>7.66976E-05</text:p>
          </table:table-cell>
          <table:table-cell office:value-type="float" office:value="0.0000667129" calcext:value-type="float">
            <text:p>6.67129E-05</text:p>
          </table:table-cell>
          <table:table-cell office:value-type="float" office:value="-0.000108951" calcext:value-type="float">
            <text:p>-0.000108951</text:p>
          </table:table-cell>
          <table:table-cell office:value-type="float" office:value="-0.000370812" calcext:value-type="float">
            <text:p>-0.000370812</text:p>
          </table:table-cell>
          <table:table-cell office:value-type="float" office:value="-0.000179064" calcext:value-type="float">
            <text:p>-0.000179064</text:p>
          </table:table-cell>
          <table:table-cell office:value-type="float" office:value="-0.0000935265" calcext:value-type="float">
            <text:p>-9.35265E-05</text:p>
          </table:table-cell>
          <table:table-cell office:value-type="float" office:value="0.00000605723" calcext:value-type="float">
            <text:p>6.05723E-06</text:p>
          </table:table-cell>
          <table:table-cell office:value-type="float" office:value="0.000351937" calcext:value-type="float">
            <text:p>0.000351937</text:p>
          </table:table-cell>
          <table:table-cell office:value-type="float" office:value="-0.0000790849" calcext:value-type="float">
            <text:p>-7.90849E-05</text:p>
          </table:table-cell>
          <table:table-cell office:value-type="float" office:value="0.00055368" calcext:value-type="float">
            <text:p>0.00055368</text:p>
          </table:table-cell>
          <table:table-cell office:value-type="float" office:value="0.000136012" calcext:value-type="float">
            <text:p>0.000136012</text:p>
          </table:table-cell>
          <table:table-cell office:value-type="float" office:value="-0.000103786" calcext:value-type="float">
            <text:p>-0.000103786</text:p>
          </table:table-cell>
          <table:table-cell office:value-type="float" office:value="0.00019285" calcext:value-type="float">
            <text:p>0.00019285</text:p>
          </table:table-cell>
          <table:table-cell office:value-type="float" office:value="-0.000289555" calcext:value-type="float">
            <text:p>-0.000289555</text:p>
          </table:table-cell>
          <table:table-cell office:value-type="float" office:value="-0.000256604" calcext:value-type="float">
            <text:p>-0.000256604</text:p>
          </table:table-cell>
          <table:table-cell office:value-type="float" office:value="-0.000123818" calcext:value-type="float">
            <text:p>-0.000123818</text:p>
          </table:table-cell>
          <table:table-cell office:value-type="float" office:value="-0.000157419" calcext:value-type="float">
            <text:p>-0.000157419</text:p>
          </table:table-cell>
          <table:table-cell office:value-type="float" office:value="0.000110546" calcext:value-type="float">
            <text:p>0.000110546</text:p>
          </table:table-cell>
          <table:table-cell office:value-type="float" office:value="0.00000577974" calcext:value-type="float">
            <text:p>5.77974E-06</text:p>
          </table:table-cell>
          <table:table-cell office:value-type="float" office:value="-0.000100646" calcext:value-type="float">
            <text:p>-0.000100646</text:p>
          </table:table-cell>
          <table:table-cell office:value-type="float" office:value="-0.00000103735" calcext:value-type="float">
            <text:p>-1.03735E-06</text:p>
          </table:table-cell>
          <table:table-cell office:value-type="float" office:value="0.0000896347" calcext:value-type="float">
            <text:p>8.96347E-05</text:p>
          </table:table-cell>
          <table:table-cell office:value-type="float" office:value="-0.0000540386" calcext:value-type="float">
            <text:p>-5.40386E-05</text:p>
          </table:table-cell>
          <table:table-cell office:value-type="float" office:value="0.000200816" calcext:value-type="float">
            <text:p>0.000200816</text:p>
          </table:table-cell>
          <table:table-cell office:value-type="float" office:value="0.00044527" calcext:value-type="float">
            <text:p>0.00044527</text:p>
          </table:table-cell>
          <table:table-cell office:value-type="float" office:value="-0.00032808" calcext:value-type="float">
            <text:p>-0.00032808</text:p>
          </table:table-cell>
          <table:table-cell office:value-type="float" office:value="0.000135511" calcext:value-type="float">
            <text:p>0.000135511</text:p>
          </table:table-cell>
          <table:table-cell office:value-type="float" office:value="-0.000095436" calcext:value-type="float">
            <text:p>-9.5436E-05</text:p>
          </table:table-cell>
          <table:table-cell office:value-type="float" office:value="-0.000232409" calcext:value-type="float">
            <text:p>-0.000232409</text:p>
          </table:table-cell>
          <table:table-cell office:value-type="float" office:value="0.00018973" calcext:value-type="float">
            <text:p>0.00018973</text:p>
          </table:table-cell>
          <table:table-cell office:value-type="float" office:value="0.000361377" calcext:value-type="float">
            <text:p>0.000361377</text:p>
          </table:table-cell>
          <table:table-cell office:value-type="float" office:value="-0.0000901596" calcext:value-type="float">
            <text:p>-9.01596E-05</text:p>
          </table:table-cell>
          <table:table-cell office:value-type="float" office:value="0.00025393" calcext:value-type="float">
            <text:p>0.00025393</text:p>
          </table:table-cell>
          <table:table-cell office:value-type="float" office:value="-0.000151334" calcext:value-type="float">
            <text:p>-0.000151334</text:p>
          </table:table-cell>
          <table:table-cell office:value-type="float" office:value="-0.000317245" calcext:value-type="float">
            <text:p>-0.000317245</text:p>
          </table:table-cell>
          <table:table-cell office:value-type="float" office:value="-0.000178602" calcext:value-type="float">
            <text:p>-0.000178602</text:p>
          </table:table-cell>
          <table:table-cell office:value-type="float" office:value="-0.0000464621" calcext:value-type="float">
            <text:p>-4.64621E-05</text:p>
          </table:table-cell>
          <table:table-cell office:value-type="float" office:value="-0.000145957" calcext:value-type="float">
            <text:p>-0.000145957</text:p>
          </table:table-cell>
          <table:table-cell office:value-type="float" office:value="0.00031242" calcext:value-type="float">
            <text:p>0.00031242</text:p>
          </table:table-cell>
          <table:table-cell office:value-type="float" office:value="0.000096239" calcext:value-type="float">
            <text:p>9.6239E-05</text:p>
          </table:table-cell>
          <table:table-cell office:value-type="float" office:value="0.000563888" calcext:value-type="float">
            <text:p>0.000563888</text:p>
          </table:table-cell>
          <table:table-cell office:value-type="float" office:value="0.000501753" calcext:value-type="float">
            <text:p>0.000501753</text:p>
          </table:table-cell>
          <table:table-cell office:value-type="float" office:value="0.000271833" calcext:value-type="float">
            <text:p>0.000271833</text:p>
          </table:table-cell>
          <table:table-cell office:value-type="float" office:value="0.00069934" calcext:value-type="float">
            <text:p>0.00069934</text:p>
          </table:table-cell>
          <table:table-cell office:value-type="float" office:value="0.000327572" calcext:value-type="float">
            <text:p>0.000327572</text:p>
          </table:table-cell>
          <table:table-cell office:value-type="float" office:value="0.0000660545" calcext:value-type="float">
            <text:p>6.60545E-05</text:p>
          </table:table-cell>
          <table:table-cell office:value-type="float" office:value="0.000728991" calcext:value-type="float">
            <text:p>0.000728991</text:p>
          </table:table-cell>
          <table:table-cell office:value-type="float" office:value="0.0009007" calcext:value-type="float">
            <text:p>0.0009007</text:p>
          </table:table-cell>
          <table:table-cell office:value-type="float" office:value="0.000795947" calcext:value-type="float">
            <text:p>0.000795947</text:p>
          </table:table-cell>
          <table:table-cell office:value-type="float" office:value="0.0015353" calcext:value-type="float">
            <text:p>0.0015353</text:p>
          </table:table-cell>
          <table:table-cell office:value-type="float" office:value="0.00188433" calcext:value-type="float">
            <text:p>0.00188433</text:p>
          </table:table-cell>
          <table:table-cell office:value-type="float" office:value="0.00188601" calcext:value-type="float">
            <text:p>0.00188601</text:p>
          </table:table-cell>
          <table:table-cell office:value-type="float" office:value="0.00245631" calcext:value-type="float">
            <text:p>0.00245631</text:p>
          </table:table-cell>
          <table:table-cell office:value-type="float" office:value="0.00368409" calcext:value-type="float">
            <text:p>0.00368409</text:p>
          </table:table-cell>
          <table:table-cell office:value-type="float" office:value="0.00430447" calcext:value-type="float">
            <text:p>0.00430447</text:p>
          </table:table-cell>
          <table:table-cell office:value-type="float" office:value="0.00570526" calcext:value-type="float">
            <text:p>0.00570526</text:p>
          </table:table-cell>
          <table:table-cell office:value-type="float" office:value="0.00698344" calcext:value-type="float">
            <text:p>0.00698344</text:p>
          </table:table-cell>
          <table:table-cell office:value-type="float" office:value="0.0089302" calcext:value-type="float">
            <text:p>0.0089302</text:p>
          </table:table-cell>
          <table:table-cell office:value-type="float" office:value="0.0109813" calcext:value-type="float">
            <text:p>0.0109813</text:p>
          </table:table-cell>
          <table:table-cell office:value-type="float" office:value="0.013584" calcext:value-type="float">
            <text:p>0.013584</text:p>
          </table:table-cell>
          <table:table-cell office:value-type="float" office:value="0.017772" calcext:value-type="float">
            <text:p>0.017772</text:p>
          </table:table-cell>
          <table:table-cell office:value-type="float" office:value="0.0223126" calcext:value-type="float">
            <text:p>0.0223126</text:p>
          </table:table-cell>
          <table:table-cell office:value-type="float" office:value="0.0273859" calcext:value-type="float">
            <text:p>0.0273859</text:p>
          </table:table-cell>
          <table:table-cell office:value-type="float" office:value="0.0347036" calcext:value-type="float">
            <text:p>0.0347036</text:p>
          </table:table-cell>
          <table:table-cell office:value-type="float" office:value="0.0426705" calcext:value-type="float">
            <text:p>0.0426705</text:p>
          </table:table-cell>
          <table:table-cell office:value-type="float" office:value="0.0523754" calcext:value-type="float">
            <text:p>0.0523754</text:p>
          </table:table-cell>
          <table:table-cell office:value-type="float" office:value="0.0643469" calcext:value-type="float">
            <text:p>0.0643469</text:p>
          </table:table-cell>
          <table:table-cell office:value-type="float" office:value="0.0787283" calcext:value-type="float">
            <text:p>0.0787283</text:p>
          </table:table-cell>
          <table:table-cell office:value-type="float" office:value="0.0952228" calcext:value-type="float">
            <text:p>0.0952228</text:p>
          </table:table-cell>
          <table:table-cell office:value-type="float" office:value="0.113886" calcext:value-type="float">
            <text:p>0.113886</text:p>
          </table:table-cell>
          <table:table-cell office:value-type="float" office:value="0.135273" calcext:value-type="float">
            <text:p>0.135273</text:p>
          </table:table-cell>
          <table:table-cell office:value-type="float" office:value="0.157411" calcext:value-type="float">
            <text:p>0.157411</text:p>
          </table:table-cell>
          <table:table-cell office:value-type="float" office:value="0.180165" calcext:value-type="float">
            <text:p>0.180165</text:p>
          </table:table-cell>
          <table:table-cell office:value-type="float" office:value="0.202556" calcext:value-type="float">
            <text:p>0.202556</text:p>
          </table:table-cell>
          <table:table-cell office:value-type="float" office:value="0.222157" calcext:value-type="float">
            <text:p>0.222157</text:p>
          </table:table-cell>
          <table:table-cell office:value-type="float" office:value="0.23774" calcext:value-type="float">
            <text:p>0.23774</text:p>
          </table:table-cell>
          <table:table-cell office:value-type="float" office:value="0.248157" calcext:value-type="float">
            <text:p>0.248157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50323" calcext:value-type="float">
            <text:p>0.250323</text:p>
          </table:table-cell>
          <table:table-cell office:value-type="float" office:value="0.241773" calcext:value-type="float">
            <text:p>0.241773</text:p>
          </table:table-cell>
          <table:table-cell office:value-type="float" office:value="0.228998" calcext:value-type="float">
            <text:p>0.228998</text:p>
          </table:table-cell>
          <table:table-cell office:value-type="float" office:value="0.212335" calcext:value-type="float">
            <text:p>0.212335</text:p>
          </table:table-cell>
          <table:table-cell office:value-type="float" office:value="0.194909" calcext:value-type="float">
            <text:p>0.194909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0.167561" calcext:value-type="float">
            <text:p>0.167561</text:p>
          </table:table-cell>
          <table:table-cell office:value-type="float" office:value="0.162571" calcext:value-type="float">
            <text:p>0.162571</text:p>
          </table:table-cell>
          <table:table-cell office:value-type="float" office:value="0.167935" calcext:value-type="float">
            <text:p>0.167935</text:p>
          </table:table-cell>
          <table:table-cell office:value-type="float" office:value="0.187408" calcext:value-type="float">
            <text:p>0.187408</text:p>
          </table:table-cell>
          <table:table-cell office:value-type="float" office:value="0.225573" calcext:value-type="float">
            <text:p>0.225573</text:p>
          </table:table-cell>
          <table:table-cell office:value-type="float" office:value="0.289869" calcext:value-type="float">
            <text:p>0.289869</text:p>
          </table:table-cell>
          <table:table-cell office:value-type="float" office:value="0.385586" calcext:value-type="float">
            <text:p>0.385586</text:p>
          </table:table-cell>
          <table:table-cell office:value-type="float" office:value="0.51318" calcext:value-type="float">
            <text:p>0.51318</text:p>
          </table:table-cell>
          <table:table-cell office:value-type="float" office:value="0.664789" calcext:value-type="float">
            <text:p>0.664789</text:p>
          </table:table-cell>
          <table:table-cell office:value-type="float" office:value="0.816271" calcext:value-type="float">
            <text:p>0.816271</text:p>
          </table:table-cell>
          <table:table-cell office:value-type="float" office:value="0.926927" calcext:value-type="float">
            <text:p>0.926927</text:p>
          </table:table-cell>
          <table:table-cell office:value-type="float" office:value="0.958052" calcext:value-type="float">
            <text:p>0.958052</text:p>
          </table:table-cell>
          <table:table-cell office:value-type="float" office:value="0.896864" calcext:value-type="float">
            <text:p>0.896864</text:p>
          </table:table-cell>
          <table:table-cell office:value-type="float" office:value="0.763937" calcext:value-type="float">
            <text:p>0.763937</text:p>
          </table:table-cell>
          <table:table-cell office:value-type="float" office:value="0.601333" calcext:value-type="float">
            <text:p>0.601333</text:p>
          </table:table-cell>
          <table:table-cell office:value-type="float" office:value="0.446634" calcext:value-type="float">
            <text:p>0.446634</text:p>
          </table:table-cell>
          <table:table-cell office:value-type="float" office:value="0.316563" calcext:value-type="float">
            <text:p>0.316563</text:p>
          </table:table-cell>
          <table:table-cell office:value-type="float" office:value="0.217715" calcext:value-type="float">
            <text:p>0.217715</text:p>
          </table:table-cell>
          <table:table-cell office:value-type="float" office:value="0.148009" calcext:value-type="float">
            <text:p>0.148009</text:p>
          </table:table-cell>
          <table:table-cell office:value-type="float" office:value="0.098969" calcext:value-type="float">
            <text:p>0.098969</text:p>
          </table:table-cell>
          <table:table-cell office:value-type="float" office:value="0.0661182" calcext:value-type="float">
            <text:p>0.0661182</text:p>
          </table:table-cell>
          <table:table-cell office:value-type="float" office:value="0.0440208" calcext:value-type="float">
            <text:p>0.0440208</text:p>
          </table:table-cell>
          <table:table-cell office:value-type="float" office:value="0.0300677" calcext:value-type="float">
            <text:p>0.0300677</text:p>
          </table:table-cell>
          <table:table-cell office:value-type="float" office:value="0.0201817" calcext:value-type="float">
            <text:p>0.0201817</text:p>
          </table:table-cell>
          <table:table-cell office:value-type="float" office:value="0.0138925" calcext:value-type="float">
            <text:p>0.0138925</text:p>
          </table:table-cell>
          <table:table-cell office:value-type="float" office:value="0.0106531" calcext:value-type="float">
            <text:p>0.0106531</text:p>
          </table:table-cell>
          <table:table-cell office:value-type="float" office:value="0.00675313" calcext:value-type="float">
            <text:p>0.00675313</text:p>
          </table:table-cell>
          <table:table-cell office:value-type="float" office:value="0.00476429" calcext:value-type="float">
            <text:p>0.00476429</text:p>
          </table:table-cell>
          <table:table-cell office:value-type="float" office:value="0.00389995" calcext:value-type="float">
            <text:p>0.00389995</text:p>
          </table:table-cell>
          <table:table-cell office:value-type="float" office:value="0.00237088" calcext:value-type="float">
            <text:p>0.00237088</text:p>
          </table:table-cell>
          <table:table-cell office:value-type="float" office:value="0.00172719" calcext:value-type="float">
            <text:p>0.00172719</text:p>
          </table:table-cell>
          <table:table-cell office:value-type="float" office:value="0.00143007" calcext:value-type="float">
            <text:p>0.00143007</text:p>
          </table:table-cell>
          <table:table-cell office:value-type="float" office:value="0.00144465" calcext:value-type="float">
            <text:p>0.00144465</text:p>
          </table:table-cell>
          <table:table-cell office:value-type="float" office:value="0.000895218" calcext:value-type="float">
            <text:p>0.000895218</text:p>
          </table:table-cell>
          <table:table-cell office:value-type="float" office:value="0.000534881" calcext:value-type="float">
            <text:p>0.000534881</text:p>
          </table:table-cell>
          <table:table-cell office:value-type="float" office:value="0.00108374" calcext:value-type="float">
            <text:p>0.00108374</text:p>
          </table:table-cell>
          <table:table-cell office:value-type="float" office:value="-0.000199761" calcext:value-type="float">
            <text:p>-0.000199761</text:p>
          </table:table-cell>
          <table:table-cell office:value-type="float" office:value="0.000475647" calcext:value-type="float">
            <text:p>0.000475647</text:p>
          </table:table-cell>
          <table:table-cell office:value-type="float" office:value="0.000445105" calcext:value-type="float">
            <text:p>0.000445105</text:p>
          </table:table-cell>
          <table:table-cell office:value-type="float" office:value="0.000300057" calcext:value-type="float">
            <text:p>0.000300057</text:p>
          </table:table-cell>
          <table:table-cell office:value-type="float" office:value="0.000264287" calcext:value-type="float">
            <text:p>0.000264287</text:p>
          </table:table-cell>
          <table:table-cell office:value-type="float" office:value="0.000158355" calcext:value-type="float">
            <text:p>0.000158355</text:p>
          </table:table-cell>
          <table:table-cell office:value-type="float" office:value="-0.00013483" calcext:value-type="float">
            <text:p>-0.00013483</text:p>
          </table:table-cell>
          <table:table-cell office:value-type="float" office:value="-0.000263196" calcext:value-type="float">
            <text:p>-0.000263196</text:p>
          </table:table-cell>
          <table:table-cell office:value-type="float" office:value="-0.000231517" calcext:value-type="float">
            <text:p>-0.000231517</text:p>
          </table:table-cell>
          <table:table-cell office:value-type="float" office:value="0.00023794" calcext:value-type="float">
            <text:p>0.00023794</text:p>
          </table:table-cell>
          <table:table-cell office:value-type="float" office:value="-0.000659241" calcext:value-type="float">
            <text:p>-0.000659241</text:p>
          </table:table-cell>
          <table:table-cell office:value-type="float" office:value="0.000412529" calcext:value-type="float">
            <text:p>0.000412529</text:p>
          </table:table-cell>
          <table:table-cell office:value-type="float" office:value="-0.000147598" calcext:value-type="float">
            <text:p>-0.000147598</text:p>
          </table:table-cell>
          <table:table-cell office:value-type="float" office:value="0.000292126" calcext:value-type="float">
            <text:p>0.000292126</text:p>
          </table:table-cell>
          <table:table-cell office:value-type="float" office:value="0.000241428" calcext:value-type="float">
            <text:p>0.000241428</text:p>
          </table:table-cell>
          <table:table-cell office:value-type="float" office:value="0.0000409263" calcext:value-type="float">
            <text:p>4.09263E-05</text:p>
          </table:table-cell>
          <table:table-cell office:value-type="float" office:value="0.000233691" calcext:value-type="float">
            <text:p>0.000233691</text:p>
          </table:table-cell>
          <table:table-cell office:value-type="float" office:value="-0.0000504825" calcext:value-type="float">
            <text:p>-5.04825E-05</text:p>
          </table:table-cell>
          <table:table-cell office:value-type="float" office:value="-0.0000964451" calcext:value-type="float">
            <text:p>-9.64451E-05</text:p>
          </table:table-cell>
          <table:table-cell office:value-type="float" office:value="-0.0000799002" calcext:value-type="float">
            <text:p>-7.99002E-05</text:p>
          </table:table-cell>
          <table:table-cell office:value-type="float" office:value="-0.000402906" calcext:value-type="float">
            <text:p>-0.000402906</text:p>
          </table:table-cell>
          <table:table-cell office:value-type="float" office:value="0.000384065" calcext:value-type="float">
            <text:p>0.000384065</text:p>
          </table:table-cell>
          <table:table-cell office:value-type="float" office:value="-0.0000849835" calcext:value-type="float">
            <text:p>-8.49835E-05</text:p>
          </table:table-cell>
          <table:table-cell office:value-type="float" office:value="0.000620603" calcext:value-type="float">
            <text:p>0.000620603</text:p>
          </table:table-cell>
          <table:table-cell office:value-type="float" office:value="0.000121213" calcext:value-type="float">
            <text:p>0.000121213</text:p>
          </table:table-cell>
          <table:table-cell office:value-type="float" office:value="-0.000118992" calcext:value-type="float">
            <text:p>-0.000118992</text:p>
          </table:table-cell>
          <table:table-cell office:value-type="float" office:value="-0.00000489005" calcext:value-type="float">
            <text:p>-4.89005E-06</text:p>
          </table:table-cell>
          <table:table-cell office:value-type="float" office:value="-0.000256668" calcext:value-type="float">
            <text:p>-0.000256668</text:p>
          </table:table-cell>
          <table:table-cell office:value-type="float" office:value="-0.0000173296" calcext:value-type="float">
            <text:p>-1.73296E-05</text:p>
          </table:table-cell>
          <table:table-cell office:value-type="float" office:value="-0.0000576683" calcext:value-type="float">
            <text:p>-5.76683E-05</text:p>
          </table:table-cell>
          <table:table-cell office:value-type="float" office:value="0.0000414298" calcext:value-type="float">
            <text:p>4.14298E-05</text:p>
          </table:table-cell>
          <table:table-cell office:value-type="float" office:value="-0.0000979544" calcext:value-type="float">
            <text:p>-9.79544E-05</text:p>
          </table:table-cell>
          <table:table-cell office:value-type="float" office:value="-0.000398773" calcext:value-type="float">
            <text:p>-0.000398773</text:p>
          </table:table-cell>
          <table:table-cell office:value-type="float" office:value="0.000197566" calcext:value-type="float">
            <text:p>0.000197566</text:p>
          </table:table-cell>
          <table:table-cell office:value-type="float" office:value="-0.000544613" calcext:value-type="float">
            <text:p>-0.000544613</text:p>
          </table:table-cell>
          <table:table-cell office:value-type="float" office:value="0.000134669" calcext:value-type="float">
            <text:p>0.000134669</text:p>
          </table:table-cell>
          <table:table-cell office:value-type="float" office:value="-0.0000626731" calcext:value-type="float">
            <text:p>-6.26731E-05</text:p>
          </table:table-cell>
          <table:table-cell office:value-type="float" office:value="0.000210525" calcext:value-type="float">
            <text:p>0.000210525</text:p>
          </table:table-cell>
          <table:table-cell office:value-type="float" office:value="0.000466523" calcext:value-type="float">
            <text:p>0.000466523</text:p>
          </table:table-cell>
          <table:table-cell office:value-type="float" office:value="-0.000129858" calcext:value-type="float">
            <text:p>-0.000129858</text:p>
          </table:table-cell>
          <table:table-cell office:value-type="float" office:value="0.000284352" calcext:value-type="float">
            <text:p>0.000284352</text:p>
          </table:table-cell>
          <table:table-cell office:value-type="float" office:value="-0.000101065" calcext:value-type="float">
            <text:p>-0.000101065</text:p>
          </table:table-cell>
          <table:table-cell office:value-type="float" office:value="-0.000148631" calcext:value-type="float">
            <text:p>-0.000148631</text:p>
          </table:table-cell>
          <table:table-cell office:value-type="float" office:value="0.000217165" calcext:value-type="float">
            <text:p>0.000217165</text:p>
          </table:table-cell>
          <table:table-cell office:value-type="float" office:value="-0.000420483" calcext:value-type="float">
            <text:p>-0.000420483</text:p>
          </table:table-cell>
          <table:table-cell office:value-type="float" office:value="0.000380602" calcext:value-type="float">
            <text:p>0.000380602</text:p>
          </table:table-cell>
          <table:table-cell office:value-type="float" office:value="-0.000519253" calcext:value-type="float">
            <text:p>-0.000519253</text:p>
          </table:table-cell>
          <table:table-cell office:value-type="float" office:value="0.0000926574" calcext:value-type="float">
            <text:p>9.26574E-05</text:p>
          </table:table-cell>
          <table:table-cell office:value-type="float" office:value="0.000864055" calcext:value-type="float">
            <text:p>0.000864055</text:p>
          </table:table-cell>
          <table:table-cell office:value-type="float" office:value="-0.000369155" calcext:value-type="float">
            <text:p>-0.000369155</text:p>
          </table:table-cell>
          <table:table-cell office:value-type="float" office:value="0.000476207" calcext:value-type="float">
            <text:p>0.000476207</text:p>
          </table:table-cell>
          <table:table-cell office:value-type="float" office:value="0.0000867694" calcext:value-type="float">
            <text:p>8.67694E-05</text:p>
          </table:table-cell>
          <table:table-cell office:value-type="float" office:value="-0.00024137" calcext:value-type="float">
            <text:p>-0.00024137</text:p>
          </table:table-cell>
          <table:table-cell office:value-type="float" office:value="-0.000398783" calcext:value-type="float">
            <text:p>-0.000398783</text:p>
          </table:table-cell>
          <table:table-cell office:value-type="float" office:value="-0.000352187" calcext:value-type="float">
            <text:p>-0.000352187</text:p>
          </table:table-cell>
          <table:table-cell office:value-type="float" office:value="0.000458992" calcext:value-type="float">
            <text:p>0.000458992</text:p>
          </table:table-cell>
          <table:table-cell office:value-type="float" office:value="-0.000694865" calcext:value-type="float">
            <text:p>-0.000694865</text:p>
          </table:table-cell>
          <table:table-cell office:value-type="float" office:value="-0.000079712" calcext:value-type="float">
            <text:p>-7.9712E-05</text:p>
          </table:table-cell>
          <table:table-cell office:value-type="float" office:value="0.000924711" calcext:value-type="float">
            <text:p>0.000924711</text:p>
          </table:table-cell>
          <table:table-cell office:value-type="float" office:value="-0.000836122" calcext:value-type="float">
            <text:p>-0.000836122</text:p>
          </table:table-cell>
          <table:table-cell office:value-type="float" office:value="0.000128622" calcext:value-type="float">
            <text:p>0.000128622</text:p>
          </table:table-cell>
          <table:table-cell office:value-type="float" office:value="-0.0000898246" calcext:value-type="float">
            <text:p>-8.98246E-05</text:p>
          </table:table-cell>
          <table:table-cell office:value-type="float" office:value="0.0000458022" calcext:value-type="float">
            <text:p>4.58022E-05</text:p>
          </table:table-cell>
          <table:table-cell office:value-type="float" office:value="0.0000389729" calcext:value-type="float">
            <text:p>3.89729E-05</text:p>
          </table:table-cell>
          <table:table-cell office:value-type="float" office:value="0.0000593577" calcext:value-type="float">
            <text:p>5.93577E-05</text:p>
          </table:table-cell>
          <table:table-cell office:value-type="float" office:value="0.000708624" calcext:value-type="float">
            <text:p>0.000708624</text:p>
          </table:table-cell>
          <table:table-cell office:value-type="float" office:value="-0.000540657" calcext:value-type="float">
            <text:p>-0.000540657</text:p>
          </table:table-cell>
          <table:table-cell office:value-type="float" office:value="-0.000164477" calcext:value-type="float">
            <text:p>-0.000164477</text:p>
          </table:table-cell>
          <table:table-cell office:value-type="float" office:value="0.000351471" calcext:value-type="float">
            <text:p>0.000351471</text:p>
          </table:table-cell>
          <table:table-cell office:value-type="float" office:value="-0.000644334" calcext:value-type="float">
            <text:p>-0.000644334</text:p>
          </table:table-cell>
          <table:table-cell office:value-type="float" office:value="0.000375064" calcext:value-type="float">
            <text:p>0.000375064</text:p>
          </table:table-cell>
          <table:table-cell office:value-type="float" office:value="-0.00011644" calcext:value-type="float">
            <text:p>-0.00011644</text:p>
          </table:table-cell>
          <table:table-cell office:value-type="float" office:value="0.0000038119" calcext:value-type="float">
            <text:p>3.8119E-06</text:p>
          </table:table-cell>
          <table:table-cell office:value-type="float" office:value="0.00037307" calcext:value-type="float">
            <text:p>0.00037307</text:p>
          </table:table-cell>
          <table:table-cell office:value-type="float" office:value="-0.0000464131" calcext:value-type="float">
            <text:p>-4.64131E-05</text:p>
          </table:table-cell>
          <table:table-cell office:value-type="float" office:value="0.000576729" calcext:value-type="float">
            <text:p>0.000576729</text:p>
          </table:table-cell>
          <table:table-cell office:value-type="float" office:value="-0.0000334574" calcext:value-type="float">
            <text:p>-3.34574E-05</text:p>
          </table:table-cell>
          <table:table-cell office:value-type="float" office:value="0.000171162" calcext:value-type="float">
            <text:p>0.000171162</text:p>
          </table:table-cell>
          <table:table-cell office:value-type="float" office:value="-0.0000685412" calcext:value-type="float">
            <text:p>-6.85412E-05</text:p>
          </table:table-cell>
          <table:table-cell office:value-type="float" office:value="-0.000457209" calcext:value-type="float">
            <text:p>-0.000457209</text:p>
          </table:table-cell>
          <table:table-cell office:value-type="float" office:value="0.000211061" calcext:value-type="float">
            <text:p>0.000211061</text:p>
          </table:table-cell>
          <table:table-cell office:value-type="float" office:value="-0.000537386" calcext:value-type="float">
            <text:p>-0.000537386</text:p>
          </table:table-cell>
          <table:table-cell office:value-type="float" office:value="-0.000384045" calcext:value-type="float">
            <text:p>-0.000384045</text:p>
          </table:table-cell>
          <table:table-cell office:value-type="float" office:value="0.000482822" calcext:value-type="float">
            <text:p>0.000482822</text:p>
          </table:table-cell>
          <table:table-cell office:value-type="float" office:value="0.000031015" calcext:value-type="float">
            <text:p>3.1015E-05</text:p>
          </table:table-cell>
          <table:table-cell office:value-type="float" office:value="-0.0000194964" calcext:value-type="float">
            <text:p>-1.94964E-05</text:p>
          </table:table-cell>
          <table:table-cell office:value-type="float" office:value="0.000165776" calcext:value-type="float">
            <text:p>0.000165776</text:p>
          </table:table-cell>
          <table:table-cell office:value-type="float" office:value="0.0000198507" calcext:value-type="float">
            <text:p>1.98507E-05</text:p>
          </table:table-cell>
          <table:table-cell office:value-type="float" office:value="-0.000399888" calcext:value-type="float">
            <text:p>-0.000399888</text:p>
          </table:table-cell>
          <table:table-cell office:value-type="float" office:value="-0.000406207" calcext:value-type="float">
            <text:p>-0.000406207</text:p>
          </table:table-cell>
          <table:table-cell office:value-type="float" office:value="0.00049117" calcext:value-type="float">
            <text:p>0.00049117</text:p>
          </table:table-cell>
          <table:table-cell office:value-type="float" office:value="0.0000134607" calcext:value-type="float">
            <text:p>1.34607E-05</text:p>
          </table:table-cell>
          <table:table-cell office:value-type="float" office:value="-0.000406759" calcext:value-type="float">
            <text:p>-0.000406759</text:p>
          </table:table-cell>
          <table:table-cell office:value-type="float" office:value="0.000158573" calcext:value-type="float">
            <text:p>0.000158573</text:p>
          </table:table-cell>
          <table:table-cell office:value-type="float" office:value="-0.0000212358" calcext:value-type="float">
            <text:p>-2.12358E-05</text:p>
          </table:table-cell>
          <table:table-cell office:value-type="float" office:value="-0.000687073" calcext:value-type="float">
            <text:p>-0.000687073</text:p>
          </table:table-cell>
          <table:table-cell office:value-type="float" office:value="0.0000629557" calcext:value-type="float">
            <text:p>6.29557E-05</text:p>
          </table:table-cell>
          <table:table-cell office:value-type="float" office:value="-0.000112816" calcext:value-type="float">
            <text:p>-0.000112816</text:p>
          </table:table-cell>
          <table:table-cell office:value-type="float" office:value="2.05889E-017" calcext:value-type="float">
            <text:p>2.05889E-17</text:p>
          </table:table-cell>
          <table:table-cell office:value-type="float" office:value="1.63303E-017" calcext:value-type="float">
            <text:p>1.63303E-17</text:p>
          </table:table-cell>
          <table:table-cell table:number-columns-repeated="2" office:value-type="float" office:value="1.2824E-017" calcext:value-type="float">
            <text:p>1.2824E-17</text:p>
          </table:table-cell>
        </table:table-row>
        <table:table-row table:style-name="ro1">
          <table:table-cell office:value-type="float" office:value="21.8073" calcext:value-type="float">
            <text:p>21.8073</text:p>
          </table:table-cell>
          <table:table-cell office:value-type="float" office:value="0.00000000246171" calcext:value-type="float">
            <text:p>2.46171E-09</text:p>
          </table:table-cell>
          <table:table-cell office:value-type="float" office:value="0.00000000391977" calcext:value-type="float">
            <text:p>3.91977E-09</text:p>
          </table:table-cell>
          <table:table-cell office:value-type="float" office:value="0.00000000630667" calcext:value-type="float">
            <text:p>6.30667E-09</text:p>
          </table:table-cell>
          <table:table-cell office:value-type="float" office:value="-0.000254406" calcext:value-type="float">
            <text:p>-0.000254406</text:p>
          </table:table-cell>
          <table:table-cell office:value-type="float" office:value="-0.0000299427" calcext:value-type="float">
            <text:p>-2.99427E-05</text:p>
          </table:table-cell>
          <table:table-cell office:value-type="float" office:value="-0.0000119341" calcext:value-type="float">
            <text:p>-1.19341E-05</text:p>
          </table:table-cell>
          <table:table-cell office:value-type="float" office:value="-0.000203677" calcext:value-type="float">
            <text:p>-0.000203677</text:p>
          </table:table-cell>
          <table:table-cell office:value-type="float" office:value="0.0000480696" calcext:value-type="float">
            <text:p>4.80696E-05</text:p>
          </table:table-cell>
          <table:table-cell office:value-type="float" office:value="0.000132976" calcext:value-type="float">
            <text:p>0.000132976</text:p>
          </table:table-cell>
          <table:table-cell office:value-type="float" office:value="0.000161815" calcext:value-type="float">
            <text:p>0.000161815</text:p>
          </table:table-cell>
          <table:table-cell office:value-type="float" office:value="0.000355018" calcext:value-type="float">
            <text:p>0.000355018</text:p>
          </table:table-cell>
          <table:table-cell office:value-type="float" office:value="0.000190784" calcext:value-type="float">
            <text:p>0.000190784</text:p>
          </table:table-cell>
          <table:table-cell office:value-type="float" office:value="0.000268215" calcext:value-type="float">
            <text:p>0.000268215</text:p>
          </table:table-cell>
          <table:table-cell office:value-type="float" office:value="-0.000374488" calcext:value-type="float">
            <text:p>-0.000374488</text:p>
          </table:table-cell>
          <table:table-cell office:value-type="float" office:value="-0.000244665" calcext:value-type="float">
            <text:p>-0.000244665</text:p>
          </table:table-cell>
          <table:table-cell office:value-type="float" office:value="-0.000312946" calcext:value-type="float">
            <text:p>-0.000312946</text:p>
          </table:table-cell>
          <table:table-cell office:value-type="float" office:value="-0.000365144" calcext:value-type="float">
            <text:p>-0.000365144</text:p>
          </table:table-cell>
          <table:table-cell office:value-type="float" office:value="0.000311498" calcext:value-type="float">
            <text:p>0.000311498</text:p>
          </table:table-cell>
          <table:table-cell office:value-type="float" office:value="0.0000547323" calcext:value-type="float">
            <text:p>5.47323E-05</text:p>
          </table:table-cell>
          <table:table-cell office:value-type="float" office:value="0.000202028" calcext:value-type="float">
            <text:p>0.000202028</text:p>
          </table:table-cell>
          <table:table-cell office:value-type="float" office:value="0.000271573" calcext:value-type="float">
            <text:p>0.000271573</text:p>
          </table:table-cell>
          <table:table-cell office:value-type="float" office:value="-0.000174757" calcext:value-type="float">
            <text:p>-0.000174757</text:p>
          </table:table-cell>
          <table:table-cell office:value-type="float" office:value="0.0000373116" calcext:value-type="float">
            <text:p>3.73116E-05</text:p>
          </table:table-cell>
          <table:table-cell office:value-type="float" office:value="0.000148098" calcext:value-type="float">
            <text:p>0.000148098</text:p>
          </table:table-cell>
          <table:table-cell office:value-type="float" office:value="0.0000251344" calcext:value-type="float">
            <text:p>2.51344E-05</text:p>
          </table:table-cell>
          <table:table-cell office:value-type="float" office:value="0.000147756" calcext:value-type="float">
            <text:p>0.000147756</text:p>
          </table:table-cell>
          <table:table-cell office:value-type="float" office:value="0.000139898" calcext:value-type="float">
            <text:p>0.000139898</text:p>
          </table:table-cell>
          <table:table-cell office:value-type="float" office:value="0.000002553" calcext:value-type="float">
            <text:p>2.553E-06</text:p>
          </table:table-cell>
          <table:table-cell office:value-type="float" office:value="-0.0000802956" calcext:value-type="float">
            <text:p>-8.02956E-05</text:p>
          </table:table-cell>
          <table:table-cell office:value-type="float" office:value="0.000183259" calcext:value-type="float">
            <text:p>0.000183259</text:p>
          </table:table-cell>
          <table:table-cell office:value-type="float" office:value="-0.000206733" calcext:value-type="float">
            <text:p>-0.000206733</text:p>
          </table:table-cell>
          <table:table-cell office:value-type="float" office:value="0.000085379" calcext:value-type="float">
            <text:p>8.5379E-05</text:p>
          </table:table-cell>
          <table:table-cell office:value-type="float" office:value="0.0000785948" calcext:value-type="float">
            <text:p>7.85948E-05</text:p>
          </table:table-cell>
          <table:table-cell office:value-type="float" office:value="-0.000349618" calcext:value-type="float">
            <text:p>-0.000349618</text:p>
          </table:table-cell>
          <table:table-cell office:value-type="float" office:value="0.00019094" calcext:value-type="float">
            <text:p>0.00019094</text:p>
          </table:table-cell>
          <table:table-cell office:value-type="float" office:value="0.0000151289" calcext:value-type="float">
            <text:p>1.51289E-05</text:p>
          </table:table-cell>
          <table:table-cell office:value-type="float" office:value="-0.0000725127" calcext:value-type="float">
            <text:p>-7.25127E-05</text:p>
          </table:table-cell>
          <table:table-cell office:value-type="float" office:value="0.000258496" calcext:value-type="float">
            <text:p>0.000258496</text:p>
          </table:table-cell>
          <table:table-cell office:value-type="float" office:value="-0.00000439023" calcext:value-type="float">
            <text:p>-4.39023E-06</text:p>
          </table:table-cell>
          <table:table-cell office:value-type="float" office:value="0.000215502" calcext:value-type="float">
            <text:p>0.000215502</text:p>
          </table:table-cell>
          <table:table-cell office:value-type="float" office:value="0.000332596" calcext:value-type="float">
            <text:p>0.000332596</text:p>
          </table:table-cell>
          <table:table-cell office:value-type="float" office:value="-0.0000699985" calcext:value-type="float">
            <text:p>-6.99985E-05</text:p>
          </table:table-cell>
          <table:table-cell office:value-type="float" office:value="0.000374193" calcext:value-type="float">
            <text:p>0.000374193</text:p>
          </table:table-cell>
          <table:table-cell office:value-type="float" office:value="-0.0000688264" calcext:value-type="float">
            <text:p>-6.88264E-05</text:p>
          </table:table-cell>
          <table:table-cell office:value-type="float" office:value="-0.000543952" calcext:value-type="float">
            <text:p>-0.000543952</text:p>
          </table:table-cell>
          <table:table-cell office:value-type="float" office:value="-0.000336998" calcext:value-type="float">
            <text:p>-0.000336998</text:p>
          </table:table-cell>
          <table:table-cell office:value-type="float" office:value="0.0000430954" calcext:value-type="float">
            <text:p>4.30954E-05</text:p>
          </table:table-cell>
          <table:table-cell office:value-type="float" office:value="-0.000472949" calcext:value-type="float">
            <text:p>-0.000472949</text:p>
          </table:table-cell>
          <table:table-cell office:value-type="float" office:value="0.000229915" calcext:value-type="float">
            <text:p>0.000229915</text:p>
          </table:table-cell>
          <table:table-cell office:value-type="float" office:value="0.000632361" calcext:value-type="float">
            <text:p>0.000632361</text:p>
          </table:table-cell>
          <table:table-cell office:value-type="float" office:value="0.0000100886" calcext:value-type="float">
            <text:p>1.00886E-05</text:p>
          </table:table-cell>
          <table:table-cell office:value-type="float" office:value="-0.0000665482" calcext:value-type="float">
            <text:p>-6.65482E-05</text:p>
          </table:table-cell>
          <table:table-cell office:value-type="float" office:value="0.000288814" calcext:value-type="float">
            <text:p>0.000288814</text:p>
          </table:table-cell>
          <table:table-cell office:value-type="float" office:value="-0.000400188" calcext:value-type="float">
            <text:p>-0.000400188</text:p>
          </table:table-cell>
          <table:table-cell office:value-type="float" office:value="0.00017524" calcext:value-type="float">
            <text:p>0.00017524</text:p>
          </table:table-cell>
          <table:table-cell office:value-type="float" office:value="-0.0000555604" calcext:value-type="float">
            <text:p>-5.55604E-05</text:p>
          </table:table-cell>
          <table:table-cell office:value-type="float" office:value="0.000146221" calcext:value-type="float">
            <text:p>0.000146221</text:p>
          </table:table-cell>
          <table:table-cell office:value-type="float" office:value="0.000124804" calcext:value-type="float">
            <text:p>0.000124804</text:p>
          </table:table-cell>
          <table:table-cell office:value-type="float" office:value="-0.0002919" calcext:value-type="float">
            <text:p>-0.0002919</text:p>
          </table:table-cell>
          <table:table-cell office:value-type="float" office:value="0.000189203" calcext:value-type="float">
            <text:p>0.000189203</text:p>
          </table:table-cell>
          <table:table-cell office:value-type="float" office:value="0.000108686" calcext:value-type="float">
            <text:p>0.000108686</text:p>
          </table:table-cell>
          <table:table-cell office:value-type="float" office:value="-0.000451465" calcext:value-type="float">
            <text:p>-0.000451465</text:p>
          </table:table-cell>
          <table:table-cell office:value-type="float" office:value="0.000138503" calcext:value-type="float">
            <text:p>0.000138503</text:p>
          </table:table-cell>
          <table:table-cell office:value-type="float" office:value="0.0000542328" calcext:value-type="float">
            <text:p>5.42328E-05</text:p>
          </table:table-cell>
          <table:table-cell office:value-type="float" office:value="-0.000259968" calcext:value-type="float">
            <text:p>-0.000259968</text:p>
          </table:table-cell>
          <table:table-cell office:value-type="float" office:value="-0.000194252" calcext:value-type="float">
            <text:p>-0.000194252</text:p>
          </table:table-cell>
          <table:table-cell office:value-type="float" office:value="0.000296137" calcext:value-type="float">
            <text:p>0.000296137</text:p>
          </table:table-cell>
          <table:table-cell office:value-type="float" office:value="-0.0000168699" calcext:value-type="float">
            <text:p>-1.68699E-05</text:p>
          </table:table-cell>
          <table:table-cell office:value-type="float" office:value="0.00000285947" calcext:value-type="float">
            <text:p>2.85947E-06</text:p>
          </table:table-cell>
          <table:table-cell office:value-type="float" office:value="0.000494324" calcext:value-type="float">
            <text:p>0.000494324</text:p>
          </table:table-cell>
          <table:table-cell office:value-type="float" office:value="-0.000274864" calcext:value-type="float">
            <text:p>-0.000274864</text:p>
          </table:table-cell>
          <table:table-cell office:value-type="float" office:value="0.000214185" calcext:value-type="float">
            <text:p>0.000214185</text:p>
          </table:table-cell>
          <table:table-cell office:value-type="float" office:value="0.000197673" calcext:value-type="float">
            <text:p>0.000197673</text:p>
          </table:table-cell>
          <table:table-cell office:value-type="float" office:value="0.0000575355" calcext:value-type="float">
            <text:p>5.75355E-05</text:p>
          </table:table-cell>
          <table:table-cell office:value-type="float" office:value="0.0000488607" calcext:value-type="float">
            <text:p>4.88607E-05</text:p>
          </table:table-cell>
          <table:table-cell office:value-type="float" office:value="-0.000477823" calcext:value-type="float">
            <text:p>-0.000477823</text:p>
          </table:table-cell>
          <table:table-cell office:value-type="float" office:value="-0.000225091" calcext:value-type="float">
            <text:p>-0.000225091</text:p>
          </table:table-cell>
          <table:table-cell office:value-type="float" office:value="-0.000108292" calcext:value-type="float">
            <text:p>-0.000108292</text:p>
          </table:table-cell>
          <table:table-cell office:value-type="float" office:value="-0.000513004" calcext:value-type="float">
            <text:p>-0.000513004</text:p>
          </table:table-cell>
          <table:table-cell office:value-type="float" office:value="0.000254408" calcext:value-type="float">
            <text:p>0.000254408</text:p>
          </table:table-cell>
          <table:table-cell office:value-type="float" office:value="0.000286912" calcext:value-type="float">
            <text:p>0.000286912</text:p>
          </table:table-cell>
          <table:table-cell office:value-type="float" office:value="0.000303936" calcext:value-type="float">
            <text:p>0.000303936</text:p>
          </table:table-cell>
          <table:table-cell office:value-type="float" office:value="0.0000134663" calcext:value-type="float">
            <text:p>1.34663E-05</text:p>
          </table:table-cell>
          <table:table-cell office:value-type="float" office:value="0.000302696" calcext:value-type="float">
            <text:p>0.000302696</text:p>
          </table:table-cell>
          <table:table-cell office:value-type="float" office:value="-0.000384218" calcext:value-type="float">
            <text:p>-0.000384218</text:p>
          </table:table-cell>
          <table:table-cell office:value-type="float" office:value="-0.00037199" calcext:value-type="float">
            <text:p>-0.00037199</text:p>
          </table:table-cell>
          <table:table-cell office:value-type="float" office:value="0.000470935" calcext:value-type="float">
            <text:p>0.000470935</text:p>
          </table:table-cell>
          <table:table-cell office:value-type="float" office:value="-0.0000328806" calcext:value-type="float">
            <text:p>-3.28806E-05</text:p>
          </table:table-cell>
          <table:table-cell office:value-type="float" office:value="-0.000121906" calcext:value-type="float">
            <text:p>-0.000121906</text:p>
          </table:table-cell>
          <table:table-cell office:value-type="float" office:value="0.000253678" calcext:value-type="float">
            <text:p>0.000253678</text:p>
          </table:table-cell>
          <table:table-cell office:value-type="float" office:value="-0.0000439779" calcext:value-type="float">
            <text:p>-4.39779E-05</text:p>
          </table:table-cell>
          <table:table-cell office:value-type="float" office:value="0.000203446" calcext:value-type="float">
            <text:p>0.000203446</text:p>
          </table:table-cell>
          <table:table-cell office:value-type="float" office:value="-0.00034329" calcext:value-type="float">
            <text:p>-0.00034329</text:p>
          </table:table-cell>
          <table:table-cell office:value-type="float" office:value="-0.0000402417" calcext:value-type="float">
            <text:p>-4.02417E-05</text:p>
          </table:table-cell>
          <table:table-cell office:value-type="float" office:value="0.0000372427" calcext:value-type="float">
            <text:p>3.72427E-05</text:p>
          </table:table-cell>
          <table:table-cell office:value-type="float" office:value="-0.000376763" calcext:value-type="float">
            <text:p>-0.000376763</text:p>
          </table:table-cell>
          <table:table-cell office:value-type="float" office:value="-0.0000166443" calcext:value-type="float">
            <text:p>-1.66443E-05</text:p>
          </table:table-cell>
          <table:table-cell office:value-type="float" office:value="0.0000527252" calcext:value-type="float">
            <text:p>5.27252E-05</text:p>
          </table:table-cell>
          <table:table-cell office:value-type="float" office:value="-0.000064658" calcext:value-type="float">
            <text:p>-6.4658E-05</text:p>
          </table:table-cell>
          <table:table-cell office:value-type="float" office:value="-0.0000762257" calcext:value-type="float">
            <text:p>-7.62257E-05</text:p>
          </table:table-cell>
          <table:table-cell office:value-type="float" office:value="0.000437903" calcext:value-type="float">
            <text:p>0.000437903</text:p>
          </table:table-cell>
          <table:table-cell office:value-type="float" office:value="0.000206651" calcext:value-type="float">
            <text:p>0.000206651</text:p>
          </table:table-cell>
          <table:table-cell office:value-type="float" office:value="-0.000318493" calcext:value-type="float">
            <text:p>-0.000318493</text:p>
          </table:table-cell>
          <table:table-cell office:value-type="float" office:value="0.000484186" calcext:value-type="float">
            <text:p>0.000484186</text:p>
          </table:table-cell>
          <table:table-cell office:value-type="float" office:value="0.000145814" calcext:value-type="float">
            <text:p>0.000145814</text:p>
          </table:table-cell>
          <table:table-cell office:value-type="float" office:value="-0.000134201" calcext:value-type="float">
            <text:p>-0.000134201</text:p>
          </table:table-cell>
          <table:table-cell office:value-type="float" office:value="0.000255076" calcext:value-type="float">
            <text:p>0.000255076</text:p>
          </table:table-cell>
          <table:table-cell office:value-type="float" office:value="-0.000221029" calcext:value-type="float">
            <text:p>-0.000221029</text:p>
          </table:table-cell>
          <table:table-cell office:value-type="float" office:value="-0.000390174" calcext:value-type="float">
            <text:p>-0.000390174</text:p>
          </table:table-cell>
          <table:table-cell office:value-type="float" office:value="-0.000349726" calcext:value-type="float">
            <text:p>-0.000349726</text:p>
          </table:table-cell>
          <table:table-cell office:value-type="float" office:value="-0.000161451" calcext:value-type="float">
            <text:p>-0.000161451</text:p>
          </table:table-cell>
          <table:table-cell office:value-type="float" office:value="0.000291965" calcext:value-type="float">
            <text:p>0.000291965</text:p>
          </table:table-cell>
          <table:table-cell office:value-type="float" office:value="0.0000938197" calcext:value-type="float">
            <text:p>9.38197E-05</text:p>
          </table:table-cell>
          <table:table-cell office:value-type="float" office:value="0.000109664" calcext:value-type="float">
            <text:p>0.000109664</text:p>
          </table:table-cell>
          <table:table-cell office:value-type="float" office:value="0.00033732" calcext:value-type="float">
            <text:p>0.00033732</text:p>
          </table:table-cell>
          <table:table-cell office:value-type="float" office:value="0.0000666155" calcext:value-type="float">
            <text:p>6.66155E-05</text:p>
          </table:table-cell>
          <table:table-cell office:value-type="float" office:value="-0.000352967" calcext:value-type="float">
            <text:p>-0.000352967</text:p>
          </table:table-cell>
          <table:table-cell office:value-type="float" office:value="0.000105002" calcext:value-type="float">
            <text:p>0.000105002</text:p>
          </table:table-cell>
          <table:table-cell office:value-type="float" office:value="0.0000650382" calcext:value-type="float">
            <text:p>6.50382E-05</text:p>
          </table:table-cell>
          <table:table-cell office:value-type="float" office:value="-0.000112907" calcext:value-type="float">
            <text:p>-0.000112907</text:p>
          </table:table-cell>
          <table:table-cell office:value-type="float" office:value="0.000578831" calcext:value-type="float">
            <text:p>0.000578831</text:p>
          </table:table-cell>
          <table:table-cell office:value-type="float" office:value="0.000405207" calcext:value-type="float">
            <text:p>0.000405207</text:p>
          </table:table-cell>
          <table:table-cell office:value-type="float" office:value="0.00000343481" calcext:value-type="float">
            <text:p>3.43481E-06</text:p>
          </table:table-cell>
          <table:table-cell office:value-type="float" office:value="0.000435458" calcext:value-type="float">
            <text:p>0.000435458</text:p>
          </table:table-cell>
          <table:table-cell office:value-type="float" office:value="0.000409925" calcext:value-type="float">
            <text:p>0.000409925</text:p>
          </table:table-cell>
          <table:table-cell office:value-type="float" office:value="0.000229754" calcext:value-type="float">
            <text:p>0.000229754</text:p>
          </table:table-cell>
          <table:table-cell office:value-type="float" office:value="0.000490657" calcext:value-type="float">
            <text:p>0.000490657</text:p>
          </table:table-cell>
          <table:table-cell office:value-type="float" office:value="0.000270006" calcext:value-type="float">
            <text:p>0.000270006</text:p>
          </table:table-cell>
          <table:table-cell office:value-type="float" office:value="0.000643767" calcext:value-type="float">
            <text:p>0.000643767</text:p>
          </table:table-cell>
          <table:table-cell office:value-type="float" office:value="0.000723301" calcext:value-type="float">
            <text:p>0.000723301</text:p>
          </table:table-cell>
          <table:table-cell office:value-type="float" office:value="0.00125358" calcext:value-type="float">
            <text:p>0.00125358</text:p>
          </table:table-cell>
          <table:table-cell office:value-type="float" office:value="0.00165989" calcext:value-type="float">
            <text:p>0.00165989</text:p>
          </table:table-cell>
          <table:table-cell office:value-type="float" office:value="0.00215423" calcext:value-type="float">
            <text:p>0.00215423</text:p>
          </table:table-cell>
          <table:table-cell office:value-type="float" office:value="0.00231004" calcext:value-type="float">
            <text:p>0.00231004</text:p>
          </table:table-cell>
          <table:table-cell office:value-type="float" office:value="0.0034631" calcext:value-type="float">
            <text:p>0.0034631</text:p>
          </table:table-cell>
          <table:table-cell office:value-type="float" office:value="0.00413914" calcext:value-type="float">
            <text:p>0.00413914</text:p>
          </table:table-cell>
          <table:table-cell office:value-type="float" office:value="0.00513782" calcext:value-type="float">
            <text:p>0.00513782</text:p>
          </table:table-cell>
          <table:table-cell office:value-type="float" office:value="0.0065776" calcext:value-type="float">
            <text:p>0.0065776</text:p>
          </table:table-cell>
          <table:table-cell office:value-type="float" office:value="0.00848489" calcext:value-type="float">
            <text:p>0.00848489</text:p>
          </table:table-cell>
          <table:table-cell office:value-type="float" office:value="0.00976059" calcext:value-type="float">
            <text:p>0.00976059</text:p>
          </table:table-cell>
          <table:table-cell office:value-type="float" office:value="0.0130633" calcext:value-type="float">
            <text:p>0.0130633</text:p>
          </table:table-cell>
          <table:table-cell office:value-type="float" office:value="0.0156584" calcext:value-type="float">
            <text:p>0.0156584</text:p>
          </table:table-cell>
          <table:table-cell office:value-type="float" office:value="0.0198931" calcext:value-type="float">
            <text:p>0.0198931</text:p>
          </table:table-cell>
          <table:table-cell office:value-type="float" office:value="0.0249695" calcext:value-type="float">
            <text:p>0.0249695</text:p>
          </table:table-cell>
          <table:table-cell office:value-type="float" office:value="0.0317644" calcext:value-type="float">
            <text:p>0.0317644</text:p>
          </table:table-cell>
          <table:table-cell office:value-type="float" office:value="0.0393846" calcext:value-type="float">
            <text:p>0.0393846</text:p>
          </table:table-cell>
          <table:table-cell office:value-type="float" office:value="0.0487191" calcext:value-type="float">
            <text:p>0.0487191</text:p>
          </table:table-cell>
          <table:table-cell office:value-type="float" office:value="0.0597633" calcext:value-type="float">
            <text:p>0.0597633</text:p>
          </table:table-cell>
          <table:table-cell office:value-type="float" office:value="0.0731333" calcext:value-type="float">
            <text:p>0.0731333</text:p>
          </table:table-cell>
          <table:table-cell office:value-type="float" office:value="0.0882741" calcext:value-type="float">
            <text:p>0.0882741</text:p>
          </table:table-cell>
          <table:table-cell office:value-type="float" office:value="0.106947" calcext:value-type="float">
            <text:p>0.106947</text:p>
          </table:table-cell>
          <table:table-cell office:value-type="float" office:value="0.126673" calcext:value-type="float">
            <text:p>0.126673</text:p>
          </table:table-cell>
          <table:table-cell office:value-type="float" office:value="0.148766" calcext:value-type="float">
            <text:p>0.148766</text:p>
          </table:table-cell>
          <table:table-cell office:value-type="float" office:value="0.17116" calcext:value-type="float">
            <text:p>0.17116</text:p>
          </table:table-cell>
          <table:table-cell office:value-type="float" office:value="0.193872" calcext:value-type="float">
            <text:p>0.193872</text:p>
          </table:table-cell>
          <table:table-cell office:value-type="float" office:value="0.21431" calcext:value-type="float">
            <text:p>0.21431</text:p>
          </table:table-cell>
          <table:table-cell office:value-type="float" office:value="0.231277" calcext:value-type="float">
            <text:p>0.231277</text:p>
          </table:table-cell>
          <table:table-cell office:value-type="float" office:value="0.243899" calcext:value-type="float">
            <text:p>0.243899</text:p>
          </table:table-cell>
          <table:table-cell office:value-type="float" office:value="0.24974" calcext:value-type="float">
            <text:p>0.24974</text:p>
          </table:table-cell>
          <table:table-cell office:value-type="float" office:value="0.248806" calcext:value-type="float">
            <text:p>0.248806</text:p>
          </table:table-cell>
          <table:table-cell office:value-type="float" office:value="0.241944" calcext:value-type="float">
            <text:p>0.241944</text:p>
          </table:table-cell>
          <table:table-cell office:value-type="float" office:value="0.228429" calcext:value-type="float">
            <text:p>0.228429</text:p>
          </table:table-cell>
          <table:table-cell office:value-type="float" office:value="0.210966" calcext:value-type="float">
            <text:p>0.210966</text:p>
          </table:table-cell>
          <table:table-cell office:value-type="float" office:value="0.190351" calcext:value-type="float">
            <text:p>0.190351</text:p>
          </table:table-cell>
          <table:table-cell office:value-type="float" office:value="0.169061" calcext:value-type="float">
            <text:p>0.169061</text:p>
          </table:table-cell>
          <table:table-cell office:value-type="float" office:value="0.148096" calcext:value-type="float">
            <text:p>0.148096</text:p>
          </table:table-cell>
          <table:table-cell office:value-type="float" office:value="0.128093" calcext:value-type="float">
            <text:p>0.128093</text:p>
          </table:table-cell>
          <table:table-cell office:value-type="float" office:value="0.111875" calcext:value-type="float">
            <text:p>0.111875</text:p>
          </table:table-cell>
          <table:table-cell office:value-type="float" office:value="0.0994077" calcext:value-type="float">
            <text:p>0.0994077</text:p>
          </table:table-cell>
          <table:table-cell office:value-type="float" office:value="0.0915591" calcext:value-type="float">
            <text:p>0.0915591</text:p>
          </table:table-cell>
          <table:table-cell office:value-type="float" office:value="0.0905387" calcext:value-type="float">
            <text:p>0.0905387</text:p>
          </table:table-cell>
          <table:table-cell office:value-type="float" office:value="0.0978268" calcext:value-type="float">
            <text:p>0.0978268</text:p>
          </table:table-cell>
          <table:table-cell office:value-type="float" office:value="0.116812" calcext:value-type="float">
            <text:p>0.116812</text:p>
          </table:table-cell>
          <table:table-cell office:value-type="float" office:value="0.151573" calcext:value-type="float">
            <text:p>0.151573</text:p>
          </table:table-cell>
          <table:table-cell office:value-type="float" office:value="0.209262" calcext:value-type="float">
            <text:p>0.209262</text:p>
          </table:table-cell>
          <table:table-cell office:value-type="float" office:value="0.296361" calcext:value-type="float">
            <text:p>0.296361</text:p>
          </table:table-cell>
          <table:table-cell office:value-type="float" office:value="0.416841" calcext:value-type="float">
            <text:p>0.416841</text:p>
          </table:table-cell>
          <table:table-cell office:value-type="float" office:value="0.570283" calcext:value-type="float">
            <text:p>0.570283</text:p>
          </table:table-cell>
          <table:table-cell office:value-type="float" office:value="0.740917" calcext:value-type="float">
            <text:p>0.740917</text:p>
          </table:table-cell>
          <table:table-cell office:value-type="float" office:value="0.891988" calcext:value-type="float">
            <text:p>0.891988</text:p>
          </table:table-cell>
          <table:table-cell office:value-type="float" office:value="0.977702" calcext:value-type="float">
            <text:p>0.977702</text:p>
          </table:table-cell>
          <table:table-cell office:value-type="float" office:value="0.964539" calcext:value-type="float">
            <text:p>0.964539</text:p>
          </table:table-cell>
          <table:table-cell office:value-type="float" office:value="0.856021" calcext:value-type="float">
            <text:p>0.856021</text:p>
          </table:table-cell>
          <table:table-cell office:value-type="float" office:value="0.692581" calcext:value-type="float">
            <text:p>0.692581</text:p>
          </table:table-cell>
          <table:table-cell office:value-type="float" office:value="0.521542" calcext:value-type="float">
            <text:p>0.521542</text:p>
          </table:table-cell>
          <table:table-cell office:value-type="float" office:value="0.370445" calcext:value-type="float">
            <text:p>0.370445</text:p>
          </table:table-cell>
          <table:table-cell office:value-type="float" office:value="0.253098" calcext:value-type="float">
            <text:p>0.253098</text:p>
          </table:table-cell>
          <table:table-cell office:value-type="float" office:value="0.169297" calcext:value-type="float">
            <text:p>0.169297</text:p>
          </table:table-cell>
          <table:table-cell office:value-type="float" office:value="0.111021" calcext:value-type="float">
            <text:p>0.111021</text:p>
          </table:table-cell>
          <table:table-cell office:value-type="float" office:value="0.071943" calcext:value-type="float">
            <text:p>0.071943</text:p>
          </table:table-cell>
          <table:table-cell office:value-type="float" office:value="0.0469297" calcext:value-type="float">
            <text:p>0.0469297</text:p>
          </table:table-cell>
          <table:table-cell office:value-type="float" office:value="0.0307902" calcext:value-type="float">
            <text:p>0.0307902</text:p>
          </table:table-cell>
          <table:table-cell office:value-type="float" office:value="0.0196051" calcext:value-type="float">
            <text:p>0.0196051</text:p>
          </table:table-cell>
          <table:table-cell office:value-type="float" office:value="0.0128495" calcext:value-type="float">
            <text:p>0.0128495</text:p>
          </table:table-cell>
          <table:table-cell office:value-type="float" office:value="0.00917574" calcext:value-type="float">
            <text:p>0.00917574</text:p>
          </table:table-cell>
          <table:table-cell office:value-type="float" office:value="0.00568711" calcext:value-type="float">
            <text:p>0.00568711</text:p>
          </table:table-cell>
          <table:table-cell office:value-type="float" office:value="0.00392985" calcext:value-type="float">
            <text:p>0.00392985</text:p>
          </table:table-cell>
          <table:table-cell office:value-type="float" office:value="0.0026594" calcext:value-type="float">
            <text:p>0.0026594</text:p>
          </table:table-cell>
          <table:table-cell office:value-type="float" office:value="0.00152213" calcext:value-type="float">
            <text:p>0.00152213</text:p>
          </table:table-cell>
          <table:table-cell office:value-type="float" office:value="0.00131044" calcext:value-type="float">
            <text:p>0.00131044</text:p>
          </table:table-cell>
          <table:table-cell office:value-type="float" office:value="0.000791984" calcext:value-type="float">
            <text:p>0.000791984</text:p>
          </table:table-cell>
          <table:table-cell office:value-type="float" office:value="0.000674165" calcext:value-type="float">
            <text:p>0.000674165</text:p>
          </table:table-cell>
          <table:table-cell office:value-type="float" office:value="0.000454772" calcext:value-type="float">
            <text:p>0.000454772</text:p>
          </table:table-cell>
          <table:table-cell office:value-type="float" office:value="0.000307166" calcext:value-type="float">
            <text:p>0.000307166</text:p>
          </table:table-cell>
          <table:table-cell office:value-type="float" office:value="0.000152278" calcext:value-type="float">
            <text:p>0.000152278</text:p>
          </table:table-cell>
          <table:table-cell office:value-type="float" office:value="-0.000208138" calcext:value-type="float">
            <text:p>-0.000208138</text:p>
          </table:table-cell>
          <table:table-cell office:value-type="float" office:value="0.0003505" calcext:value-type="float">
            <text:p>0.0003505</text:p>
          </table:table-cell>
          <table:table-cell office:value-type="float" office:value="0.000216866" calcext:value-type="float">
            <text:p>0.000216866</text:p>
          </table:table-cell>
          <table:table-cell office:value-type="float" office:value="-0.000372245" calcext:value-type="float">
            <text:p>-0.000372245</text:p>
          </table:table-cell>
          <table:table-cell office:value-type="float" office:value="0.000579756" calcext:value-type="float">
            <text:p>0.000579756</text:p>
          </table:table-cell>
          <table:table-cell office:value-type="float" office:value="0.000363055" calcext:value-type="float">
            <text:p>0.000363055</text:p>
          </table:table-cell>
          <table:table-cell office:value-type="float" office:value="-0.000547125" calcext:value-type="float">
            <text:p>-0.000547125</text:p>
          </table:table-cell>
          <table:table-cell office:value-type="float" office:value="0.0000799575" calcext:value-type="float">
            <text:p>7.99575E-05</text:p>
          </table:table-cell>
          <table:table-cell office:value-type="float" office:value="-0.000180937" calcext:value-type="float">
            <text:p>-0.000180937</text:p>
          </table:table-cell>
          <table:table-cell office:value-type="float" office:value="-0.000310268" calcext:value-type="float">
            <text:p>-0.000310268</text:p>
          </table:table-cell>
          <table:table-cell office:value-type="float" office:value="-0.0000831727" calcext:value-type="float">
            <text:p>-8.31727E-05</text:p>
          </table:table-cell>
          <table:table-cell office:value-type="float" office:value="0.000496069" calcext:value-type="float">
            <text:p>0.000496069</text:p>
          </table:table-cell>
          <table:table-cell office:value-type="float" office:value="0.000613237" calcext:value-type="float">
            <text:p>0.000613237</text:p>
          </table:table-cell>
          <table:table-cell office:value-type="float" office:value="-0.000195854" calcext:value-type="float">
            <text:p>-0.000195854</text:p>
          </table:table-cell>
          <table:table-cell office:value-type="float" office:value="0.000317019" calcext:value-type="float">
            <text:p>0.000317019</text:p>
          </table:table-cell>
          <table:table-cell office:value-type="float" office:value="0.000459463" calcext:value-type="float">
            <text:p>0.000459463</text:p>
          </table:table-cell>
          <table:table-cell office:value-type="float" office:value="-0.000659621" calcext:value-type="float">
            <text:p>-0.000659621</text:p>
          </table:table-cell>
          <table:table-cell office:value-type="float" office:value="0.00042281" calcext:value-type="float">
            <text:p>0.00042281</text:p>
          </table:table-cell>
          <table:table-cell office:value-type="float" office:value="-0.000185693" calcext:value-type="float">
            <text:p>-0.000185693</text:p>
          </table:table-cell>
          <table:table-cell office:value-type="float" office:value="-0.000360662" calcext:value-type="float">
            <text:p>-0.000360662</text:p>
          </table:table-cell>
          <table:table-cell office:value-type="float" office:value="0.0000328215" calcext:value-type="float">
            <text:p>3.28215E-05</text:p>
          </table:table-cell>
          <table:table-cell office:value-type="float" office:value="-0.000301154" calcext:value-type="float">
            <text:p>-0.000301154</text:p>
          </table:table-cell>
          <table:table-cell office:value-type="float" office:value="0.000153657" calcext:value-type="float">
            <text:p>0.000153657</text:p>
          </table:table-cell>
          <table:table-cell office:value-type="float" office:value="0.0000136206" calcext:value-type="float">
            <text:p>1.36206E-05</text:p>
          </table:table-cell>
          <table:table-cell office:value-type="float" office:value="-0.0000579649" calcext:value-type="float">
            <text:p>-5.79649E-05</text:p>
          </table:table-cell>
          <table:table-cell office:value-type="float" office:value="0.000236935" calcext:value-type="float">
            <text:p>0.000236935</text:p>
          </table:table-cell>
          <table:table-cell office:value-type="float" office:value="-0.000450004" calcext:value-type="float">
            <text:p>-0.000450004</text:p>
          </table:table-cell>
          <table:table-cell office:value-type="float" office:value="0.000429962" calcext:value-type="float">
            <text:p>0.000429962</text:p>
          </table:table-cell>
          <table:table-cell office:value-type="float" office:value="-0.000241032" calcext:value-type="float">
            <text:p>-0.000241032</text:p>
          </table:table-cell>
          <table:table-cell office:value-type="float" office:value="-0.000469074" calcext:value-type="float">
            <text:p>-0.000469074</text:p>
          </table:table-cell>
          <table:table-cell office:value-type="float" office:value="0.000632461" calcext:value-type="float">
            <text:p>0.000632461</text:p>
          </table:table-cell>
          <table:table-cell office:value-type="float" office:value="-0.000370603" calcext:value-type="float">
            <text:p>-0.000370603</text:p>
          </table:table-cell>
          <table:table-cell office:value-type="float" office:value="0.0000467742" calcext:value-type="float">
            <text:p>4.67742E-05</text:p>
          </table:table-cell>
          <table:table-cell office:value-type="float" office:value="0.000232735" calcext:value-type="float">
            <text:p>0.000232735</text:p>
          </table:table-cell>
          <table:table-cell office:value-type="float" office:value="-0.0000648984" calcext:value-type="float">
            <text:p>-6.48984E-05</text:p>
          </table:table-cell>
          <table:table-cell office:value-type="float" office:value="-0.000258535" calcext:value-type="float">
            <text:p>-0.000258535</text:p>
          </table:table-cell>
          <table:table-cell office:value-type="float" office:value="-0.000288376" calcext:value-type="float">
            <text:p>-0.000288376</text:p>
          </table:table-cell>
          <table:table-cell office:value-type="float" office:value="0.000621702" calcext:value-type="float">
            <text:p>0.000621702</text:p>
          </table:table-cell>
          <table:table-cell office:value-type="float" office:value="0.000271736" calcext:value-type="float">
            <text:p>0.000271736</text:p>
          </table:table-cell>
          <table:table-cell office:value-type="float" office:value="-0.00017874" calcext:value-type="float">
            <text:p>-0.00017874</text:p>
          </table:table-cell>
          <table:table-cell office:value-type="float" office:value="0.0010893" calcext:value-type="float">
            <text:p>0.0010893</text:p>
          </table:table-cell>
          <table:table-cell office:value-type="float" office:value="-0.000416392" calcext:value-type="float">
            <text:p>-0.000416392</text:p>
          </table:table-cell>
          <table:table-cell office:value-type="float" office:value="-0.000350512" calcext:value-type="float">
            <text:p>-0.000350512</text:p>
          </table:table-cell>
          <table:table-cell office:value-type="float" office:value="-0.000118942" calcext:value-type="float">
            <text:p>-0.000118942</text:p>
          </table:table-cell>
          <table:table-cell office:value-type="float" office:value="0.00011977" calcext:value-type="float">
            <text:p>0.00011977</text:p>
          </table:table-cell>
          <table:table-cell office:value-type="float" office:value="-0.000532107" calcext:value-type="float">
            <text:p>-0.000532107</text:p>
          </table:table-cell>
          <table:table-cell office:value-type="float" office:value="-0.000293432" calcext:value-type="float">
            <text:p>-0.000293432</text:p>
          </table:table-cell>
          <table:table-cell office:value-type="float" office:value="0.000623942" calcext:value-type="float">
            <text:p>0.000623942</text:p>
          </table:table-cell>
          <table:table-cell office:value-type="float" office:value="-0.00011033" calcext:value-type="float">
            <text:p>-0.00011033</text:p>
          </table:table-cell>
          <table:table-cell office:value-type="float" office:value="-0.000541052" calcext:value-type="float">
            <text:p>-0.000541052</text:p>
          </table:table-cell>
          <table:table-cell office:value-type="float" office:value="0.000947255" calcext:value-type="float">
            <text:p>0.000947255</text:p>
          </table:table-cell>
          <table:table-cell office:value-type="float" office:value="-0.000193941" calcext:value-type="float">
            <text:p>-0.000193941</text:p>
          </table:table-cell>
          <table:table-cell office:value-type="float" office:value="-0.000359252" calcext:value-type="float">
            <text:p>-0.000359252</text:p>
          </table:table-cell>
          <table:table-cell office:value-type="float" office:value="-0.000125808" calcext:value-type="float">
            <text:p>-0.000125808</text:p>
          </table:table-cell>
          <table:table-cell office:value-type="float" office:value="0.000511547" calcext:value-type="float">
            <text:p>0.000511547</text:p>
          </table:table-cell>
          <table:table-cell office:value-type="float" office:value="-0.000461323" calcext:value-type="float">
            <text:p>-0.000461323</text:p>
          </table:table-cell>
          <table:table-cell office:value-type="float" office:value="-0.000635689" calcext:value-type="float">
            <text:p>-0.000635689</text:p>
          </table:table-cell>
          <table:table-cell office:value-type="float" office:value="0.000614722" calcext:value-type="float">
            <text:p>0.000614722</text:p>
          </table:table-cell>
          <table:table-cell office:value-type="float" office:value="-0.000110407" calcext:value-type="float">
            <text:p>-0.000110407</text:p>
          </table:table-cell>
          <table:table-cell office:value-type="float" office:value="-0.000567678" calcext:value-type="float">
            <text:p>-0.000567678</text:p>
          </table:table-cell>
          <table:table-cell office:value-type="float" office:value="0.000697059" calcext:value-type="float">
            <text:p>0.000697059</text:p>
          </table:table-cell>
          <table:table-cell office:value-type="float" office:value="0.000204073" calcext:value-type="float">
            <text:p>0.000204073</text:p>
          </table:table-cell>
          <table:table-cell office:value-type="float" office:value="-0.000160277" calcext:value-type="float">
            <text:p>-0.000160277</text:p>
          </table:table-cell>
          <table:table-cell office:value-type="float" office:value="-0.000419169" calcext:value-type="float">
            <text:p>-0.000419169</text:p>
          </table:table-cell>
          <table:table-cell office:value-type="float" office:value="0.000556889" calcext:value-type="float">
            <text:p>0.000556889</text:p>
          </table:table-cell>
          <table:table-cell office:value-type="float" office:value="0.000169974" calcext:value-type="float">
            <text:p>0.000169974</text:p>
          </table:table-cell>
          <table:table-cell office:value-type="float" office:value="-0.000210958" calcext:value-type="float">
            <text:p>-0.000210958</text:p>
          </table:table-cell>
          <table:table-cell office:value-type="float" office:value="0.00069917" calcext:value-type="float">
            <text:p>0.00069917</text:p>
          </table:table-cell>
          <table:table-cell office:value-type="float" office:value="0.000142044" calcext:value-type="float">
            <text:p>0.000142044</text:p>
          </table:table-cell>
          <table:table-cell office:value-type="float" office:value="-0.000429885" calcext:value-type="float">
            <text:p>-0.000429885</text:p>
          </table:table-cell>
          <table:table-cell office:value-type="float" office:value="-0.000216359" calcext:value-type="float">
            <text:p>-0.000216359</text:p>
          </table:table-cell>
          <table:table-cell office:value-type="float" office:value="-0.00015251" calcext:value-type="float">
            <text:p>-0.00015251</text:p>
          </table:table-cell>
          <table:table-cell office:value-type="float" office:value="0.0000611129" calcext:value-type="float">
            <text:p>6.11129E-05</text:p>
          </table:table-cell>
          <table:table-cell office:value-type="float" office:value="-0.000486043" calcext:value-type="float">
            <text:p>-0.000486043</text:p>
          </table:table-cell>
          <table:table-cell office:value-type="float" office:value="0.000500086" calcext:value-type="float">
            <text:p>0.000500086</text:p>
          </table:table-cell>
          <table:table-cell office:value-type="float" office:value="0.000169912" calcext:value-type="float">
            <text:p>0.000169912</text:p>
          </table:table-cell>
          <table:table-cell office:value-type="float" office:value="0.0000541349" calcext:value-type="float">
            <text:p>5.41349E-05</text:p>
          </table:table-cell>
          <table:table-cell office:value-type="float" office:value="0.000244869" calcext:value-type="float">
            <text:p>0.000244869</text:p>
          </table:table-cell>
          <table:table-cell office:value-type="float" office:value="-0.000112839" calcext:value-type="float">
            <text:p>-0.000112839</text:p>
          </table:table-cell>
          <table:table-cell office:value-type="float" office:value="0.0000485663" calcext:value-type="float">
            <text:p>4.85663E-05</text:p>
          </table:table-cell>
          <table:table-cell office:value-type="float" office:value="-0.000505443" calcext:value-type="float">
            <text:p>-0.000505443</text:p>
          </table:table-cell>
          <table:table-cell office:value-type="float" office:value="-0.000193717" calcext:value-type="float">
            <text:p>-0.000193717</text:p>
          </table:table-cell>
          <table:table-cell office:value-type="float" office:value="0.000206449" calcext:value-type="float">
            <text:p>0.000206449</text:p>
          </table:table-cell>
          <table:table-cell office:value-type="float" office:value="-0.000510046" calcext:value-type="float">
            <text:p>-0.000510046</text:p>
          </table:table-cell>
          <table:table-cell office:value-type="float" office:value="0.0000927401" calcext:value-type="float">
            <text:p>9.27401E-05</text:p>
          </table:table-cell>
          <table:table-cell office:value-type="float" office:value="-0.000299686" calcext:value-type="float">
            <text:p>-0.000299686</text:p>
          </table:table-cell>
          <table:table-cell office:value-type="float" office:value="0.000127838" calcext:value-type="float">
            <text:p>0.000127838</text:p>
          </table:table-cell>
          <table:table-cell office:value-type="float" office:value="0.000000590783" calcext:value-type="float">
            <text:p>5.90783E-07</text:p>
          </table:table-cell>
          <table:table-cell office:value-type="float" office:value="-0.000191992" calcext:value-type="float">
            <text:p>-0.000191992</text:p>
          </table:table-cell>
          <table:table-cell office:value-type="float" office:value="0.000781824" calcext:value-type="float">
            <text:p>0.000781824</text:p>
          </table:table-cell>
          <table:table-cell office:value-type="float" office:value="-0.000386686" calcext:value-type="float">
            <text:p>-0.000386686</text:p>
          </table:table-cell>
          <table:table-cell office:value-type="float" office:value="-0.000274042" calcext:value-type="float">
            <text:p>-0.000274042</text:p>
          </table:table-cell>
          <table:table-cell office:value-type="float" office:value="0.000110332" calcext:value-type="float">
            <text:p>0.000110332</text:p>
          </table:table-cell>
          <table:table-cell office:value-type="float" office:value="2.05974E-017" calcext:value-type="float">
            <text:p>2.05974E-17</text:p>
          </table:table-cell>
          <table:table-cell office:value-type="float" office:value="1.63253E-017" calcext:value-type="float">
            <text:p>1.63253E-17</text:p>
          </table:table-cell>
          <table:table-cell table:number-columns-repeated="2" office:value-type="float" office:value="1.28344E-017" calcext:value-type="float">
            <text:p>1.28344E-17</text:p>
          </table:table-cell>
        </table:table-row>
        <table:table-row table:style-name="ro1">
          <table:table-cell office:value-type="float" office:value="22.7287" calcext:value-type="float">
            <text:p>22.7287</text:p>
          </table:table-cell>
          <table:table-cell office:value-type="float" office:value="0.00000000245853" calcext:value-type="float">
            <text:p>2.45853E-09</text:p>
          </table:table-cell>
          <table:table-cell office:value-type="float" office:value="0.00000000392171" calcext:value-type="float">
            <text:p>3.92171E-09</text:p>
          </table:table-cell>
          <table:table-cell office:value-type="float" office:value="0.00000000630232" calcext:value-type="float">
            <text:p>6.30232E-09</text:p>
          </table:table-cell>
          <table:table-cell office:value-type="float" office:value="-0.000134719" calcext:value-type="float">
            <text:p>-0.000134719</text:p>
          </table:table-cell>
          <table:table-cell office:value-type="float" office:value="-0.000352611" calcext:value-type="float">
            <text:p>-0.000352611</text:p>
          </table:table-cell>
          <table:table-cell office:value-type="float" office:value="0.000215293" calcext:value-type="float">
            <text:p>0.000215293</text:p>
          </table:table-cell>
          <table:table-cell office:value-type="float" office:value="-0.00000812014" calcext:value-type="float">
            <text:p>-8.12014E-06</text:p>
          </table:table-cell>
          <table:table-cell office:value-type="float" office:value="-0.000266401" calcext:value-type="float">
            <text:p>-0.000266401</text:p>
          </table:table-cell>
          <table:table-cell office:value-type="float" office:value="0.000307137" calcext:value-type="float">
            <text:p>0.000307137</text:p>
          </table:table-cell>
          <table:table-cell office:value-type="float" office:value="-0.0000112377" calcext:value-type="float">
            <text:p>-1.12377E-05</text:p>
          </table:table-cell>
          <table:table-cell office:value-type="float" office:value="-0.0000331392" calcext:value-type="float">
            <text:p>-3.31392E-05</text:p>
          </table:table-cell>
          <table:table-cell office:value-type="float" office:value="0.000147504" calcext:value-type="float">
            <text:p>0.000147504</text:p>
          </table:table-cell>
          <table:table-cell office:value-type="float" office:value="-0.000152679" calcext:value-type="float">
            <text:p>-0.000152679</text:p>
          </table:table-cell>
          <table:table-cell office:value-type="float" office:value="0.0000640217" calcext:value-type="float">
            <text:p>6.40217E-05</text:p>
          </table:table-cell>
          <table:table-cell office:value-type="float" office:value="-0.000668916" calcext:value-type="float">
            <text:p>-0.000668916</text:p>
          </table:table-cell>
          <table:table-cell office:value-type="float" office:value="0.000124639" calcext:value-type="float">
            <text:p>0.000124639</text:p>
          </table:table-cell>
          <table:table-cell office:value-type="float" office:value="0.0000597081" calcext:value-type="float">
            <text:p>5.97081E-05</text:p>
          </table:table-cell>
          <table:table-cell office:value-type="float" office:value="-0.0000112968" calcext:value-type="float">
            <text:p>-1.12968E-05</text:p>
          </table:table-cell>
          <table:table-cell office:value-type="float" office:value="0.000231163" calcext:value-type="float">
            <text:p>0.000231163</text:p>
          </table:table-cell>
          <table:table-cell office:value-type="float" office:value="0.000586184" calcext:value-type="float">
            <text:p>0.000586184</text:p>
          </table:table-cell>
          <table:table-cell office:value-type="float" office:value="0.000280978" calcext:value-type="float">
            <text:p>0.000280978</text:p>
          </table:table-cell>
          <table:table-cell office:value-type="float" office:value="-0.00015147" calcext:value-type="float">
            <text:p>-0.00015147</text:p>
          </table:table-cell>
          <table:table-cell office:value-type="float" office:value="-0.0000396954" calcext:value-type="float">
            <text:p>-3.96954E-05</text:p>
          </table:table-cell>
          <table:table-cell office:value-type="float" office:value="0.0000410024" calcext:value-type="float">
            <text:p>4.10024E-05</text:p>
          </table:table-cell>
          <table:table-cell office:value-type="float" office:value="-0.000565346" calcext:value-type="float">
            <text:p>-0.000565346</text:p>
          </table:table-cell>
          <table:table-cell office:value-type="float" office:value="0.000369373" calcext:value-type="float">
            <text:p>0.000369373</text:p>
          </table:table-cell>
          <table:table-cell office:value-type="float" office:value="0.000047224" calcext:value-type="float">
            <text:p>4.7224E-05</text:p>
          </table:table-cell>
          <table:table-cell office:value-type="float" office:value="-0.000286312" calcext:value-type="float">
            <text:p>-0.000286312</text:p>
          </table:table-cell>
          <table:table-cell office:value-type="float" office:value="0.0000215244" calcext:value-type="float">
            <text:p>2.15244E-05</text:p>
          </table:table-cell>
          <table:table-cell office:value-type="float" office:value="-0.0000260057" calcext:value-type="float">
            <text:p>-2.60057E-05</text:p>
          </table:table-cell>
          <table:table-cell office:value-type="float" office:value="0.0000531591" calcext:value-type="float">
            <text:p>5.31591E-05</text:p>
          </table:table-cell>
          <table:table-cell office:value-type="float" office:value="0.000395172" calcext:value-type="float">
            <text:p>0.000395172</text:p>
          </table:table-cell>
          <table:table-cell office:value-type="float" office:value="-0.000127498" calcext:value-type="float">
            <text:p>-0.000127498</text:p>
          </table:table-cell>
          <table:table-cell office:value-type="float" office:value="0.000680558" calcext:value-type="float">
            <text:p>0.000680558</text:p>
          </table:table-cell>
          <table:table-cell office:value-type="float" office:value="-0.000206443" calcext:value-type="float">
            <text:p>-0.000206443</text:p>
          </table:table-cell>
          <table:table-cell office:value-type="float" office:value="-0.0000416663" calcext:value-type="float">
            <text:p>-4.16663E-05</text:p>
          </table:table-cell>
          <table:table-cell office:value-type="float" office:value="0.000130468" calcext:value-type="float">
            <text:p>0.000130468</text:p>
          </table:table-cell>
          <table:table-cell office:value-type="float" office:value="-0.000134361" calcext:value-type="float">
            <text:p>-0.000134361</text:p>
          </table:table-cell>
          <table:table-cell office:value-type="float" office:value="-0.000290618" calcext:value-type="float">
            <text:p>-0.000290618</text:p>
          </table:table-cell>
          <table:table-cell office:value-type="float" office:value="0.000274363" calcext:value-type="float">
            <text:p>0.000274363</text:p>
          </table:table-cell>
          <table:table-cell office:value-type="float" office:value="0.000180399" calcext:value-type="float">
            <text:p>0.000180399</text:p>
          </table:table-cell>
          <table:table-cell office:value-type="float" office:value="-0.000182677" calcext:value-type="float">
            <text:p>-0.000182677</text:p>
          </table:table-cell>
          <table:table-cell office:value-type="float" office:value="0.0000936833" calcext:value-type="float">
            <text:p>9.36833E-05</text:p>
          </table:table-cell>
          <table:table-cell office:value-type="float" office:value="0.0000596881" calcext:value-type="float">
            <text:p>5.96881E-05</text:p>
          </table:table-cell>
          <table:table-cell office:value-type="float" office:value="-0.000362774" calcext:value-type="float">
            <text:p>-0.000362774</text:p>
          </table:table-cell>
          <table:table-cell office:value-type="float" office:value="0.0000835103" calcext:value-type="float">
            <text:p>8.35103E-05</text:p>
          </table:table-cell>
          <table:table-cell office:value-type="float" office:value="-0.0000891866" calcext:value-type="float">
            <text:p>-8.91866E-05</text:p>
          </table:table-cell>
          <table:table-cell office:value-type="float" office:value="-0.000273649" calcext:value-type="float">
            <text:p>-0.000273649</text:p>
          </table:table-cell>
          <table:table-cell office:value-type="float" office:value="0.00027456" calcext:value-type="float">
            <text:p>0.00027456</text:p>
          </table:table-cell>
          <table:table-cell office:value-type="float" office:value="0.00000836511" calcext:value-type="float">
            <text:p>8.36511E-06</text:p>
          </table:table-cell>
          <table:table-cell office:value-type="float" office:value="0.000611794" calcext:value-type="float">
            <text:p>0.000611794</text:p>
          </table:table-cell>
          <table:table-cell office:value-type="float" office:value="0.000344982" calcext:value-type="float">
            <text:p>0.000344982</text:p>
          </table:table-cell>
          <table:table-cell office:value-type="float" office:value="-0.000207871" calcext:value-type="float">
            <text:p>-0.000207871</text:p>
          </table:table-cell>
          <table:table-cell office:value-type="float" office:value="0.000108258" calcext:value-type="float">
            <text:p>0.000108258</text:p>
          </table:table-cell>
          <table:table-cell office:value-type="float" office:value="-0.000317055" calcext:value-type="float">
            <text:p>-0.000317055</text:p>
          </table:table-cell>
          <table:table-cell office:value-type="float" office:value="-0.000450213" calcext:value-type="float">
            <text:p>-0.000450213</text:p>
          </table:table-cell>
          <table:table-cell office:value-type="float" office:value="0.0000542313" calcext:value-type="float">
            <text:p>5.42313E-05</text:p>
          </table:table-cell>
          <table:table-cell office:value-type="float" office:value="0.00000630444" calcext:value-type="float">
            <text:p>6.30444E-06</text:p>
          </table:table-cell>
          <table:table-cell office:value-type="float" office:value="-0.0002436" calcext:value-type="float">
            <text:p>-0.0002436</text:p>
          </table:table-cell>
          <table:table-cell office:value-type="float" office:value="0.000248989" calcext:value-type="float">
            <text:p>0.000248989</text:p>
          </table:table-cell>
          <table:table-cell office:value-type="float" office:value="0.0000931167" calcext:value-type="float">
            <text:p>9.31167E-05</text:p>
          </table:table-cell>
          <table:table-cell office:value-type="float" office:value="-0.000279756" calcext:value-type="float">
            <text:p>-0.000279756</text:p>
          </table:table-cell>
          <table:table-cell office:value-type="float" office:value="0.000301285" calcext:value-type="float">
            <text:p>0.000301285</text:p>
          </table:table-cell>
          <table:table-cell office:value-type="float" office:value="0.0000232953" calcext:value-type="float">
            <text:p>2.32953E-05</text:p>
          </table:table-cell>
          <table:table-cell office:value-type="float" office:value="0.0000333213" calcext:value-type="float">
            <text:p>3.33213E-05</text:p>
          </table:table-cell>
          <table:table-cell office:value-type="float" office:value="0.000364931" calcext:value-type="float">
            <text:p>0.000364931</text:p>
          </table:table-cell>
          <table:table-cell office:value-type="float" office:value="0.00000582013" calcext:value-type="float">
            <text:p>5.82013E-06</text:p>
          </table:table-cell>
          <table:table-cell office:value-type="float" office:value="-0.0000501877" calcext:value-type="float">
            <text:p>-5.01877E-05</text:p>
          </table:table-cell>
          <table:table-cell office:value-type="float" office:value="-0.000226448" calcext:value-type="float">
            <text:p>-0.000226448</text:p>
          </table:table-cell>
          <table:table-cell office:value-type="float" office:value="-0.00019179" calcext:value-type="float">
            <text:p>-0.00019179</text:p>
          </table:table-cell>
          <table:table-cell office:value-type="float" office:value="0.000229479" calcext:value-type="float">
            <text:p>0.000229479</text:p>
          </table:table-cell>
          <table:table-cell office:value-type="float" office:value="0.0000425329" calcext:value-type="float">
            <text:p>4.25329E-05</text:p>
          </table:table-cell>
          <table:table-cell office:value-type="float" office:value="-0.000221431" calcext:value-type="float">
            <text:p>-0.000221431</text:p>
          </table:table-cell>
          <table:table-cell office:value-type="float" office:value="0.000272274" calcext:value-type="float">
            <text:p>0.000272274</text:p>
          </table:table-cell>
          <table:table-cell office:value-type="float" office:value="-0.0000706693" calcext:value-type="float">
            <text:p>-7.06693E-05</text:p>
          </table:table-cell>
          <table:table-cell office:value-type="float" office:value="-0.000327829" calcext:value-type="float">
            <text:p>-0.000327829</text:p>
          </table:table-cell>
          <table:table-cell office:value-type="float" office:value="0.0000365097" calcext:value-type="float">
            <text:p>3.65097E-05</text:p>
          </table:table-cell>
          <table:table-cell office:value-type="float" office:value="0.00021388" calcext:value-type="float">
            <text:p>0.00021388</text:p>
          </table:table-cell>
          <table:table-cell office:value-type="float" office:value="-0.000641477" calcext:value-type="float">
            <text:p>-0.000641477</text:p>
          </table:table-cell>
          <table:table-cell office:value-type="float" office:value="0.00014229" calcext:value-type="float">
            <text:p>0.00014229</text:p>
          </table:table-cell>
          <table:table-cell office:value-type="float" office:value="0.000110567" calcext:value-type="float">
            <text:p>0.000110567</text:p>
          </table:table-cell>
          <table:table-cell office:value-type="float" office:value="0.00016375" calcext:value-type="float">
            <text:p>0.00016375</text:p>
          </table:table-cell>
          <table:table-cell office:value-type="float" office:value="0.000311254" calcext:value-type="float">
            <text:p>0.000311254</text:p>
          </table:table-cell>
          <table:table-cell office:value-type="float" office:value="0.000318792" calcext:value-type="float">
            <text:p>0.000318792</text:p>
          </table:table-cell>
          <table:table-cell office:value-type="float" office:value="0.000151969" calcext:value-type="float">
            <text:p>0.000151969</text:p>
          </table:table-cell>
          <table:table-cell office:value-type="float" office:value="0.0000746014" calcext:value-type="float">
            <text:p>7.46014E-05</text:p>
          </table:table-cell>
          <table:table-cell office:value-type="float" office:value="-0.000470305" calcext:value-type="float">
            <text:p>-0.000470305</text:p>
          </table:table-cell>
          <table:table-cell office:value-type="float" office:value="-0.000125999" calcext:value-type="float">
            <text:p>-0.000125999</text:p>
          </table:table-cell>
          <table:table-cell office:value-type="float" office:value="-0.000292889" calcext:value-type="float">
            <text:p>-0.000292889</text:p>
          </table:table-cell>
          <table:table-cell office:value-type="float" office:value="-0.000363551" calcext:value-type="float">
            <text:p>-0.000363551</text:p>
          </table:table-cell>
          <table:table-cell office:value-type="float" office:value="0.000106546" calcext:value-type="float">
            <text:p>0.000106546</text:p>
          </table:table-cell>
          <table:table-cell office:value-type="float" office:value="0.000472446" calcext:value-type="float">
            <text:p>0.000472446</text:p>
          </table:table-cell>
          <table:table-cell office:value-type="float" office:value="-0.000205121" calcext:value-type="float">
            <text:p>-0.000205121</text:p>
          </table:table-cell>
          <table:table-cell office:value-type="float" office:value="-0.0000173286" calcext:value-type="float">
            <text:p>-1.73286E-05</text:p>
          </table:table-cell>
          <table:table-cell office:value-type="float" office:value="0.0000439808" calcext:value-type="float">
            <text:p>4.39808E-05</text:p>
          </table:table-cell>
          <table:table-cell office:value-type="float" office:value="-0.0000351734" calcext:value-type="float">
            <text:p>-3.51734E-05</text:p>
          </table:table-cell>
          <table:table-cell office:value-type="float" office:value="-0.0000872171" calcext:value-type="float">
            <text:p>-8.72171E-05</text:p>
          </table:table-cell>
          <table:table-cell office:value-type="float" office:value="0.000391808" calcext:value-type="float">
            <text:p>0.000391808</text:p>
          </table:table-cell>
          <table:table-cell office:value-type="float" office:value="0.000101228" calcext:value-type="float">
            <text:p>0.000101228</text:p>
          </table:table-cell>
          <table:table-cell office:value-type="float" office:value="0.0000456276" calcext:value-type="float">
            <text:p>4.56276E-05</text:p>
          </table:table-cell>
          <table:table-cell office:value-type="float" office:value="-0.000217454" calcext:value-type="float">
            <text:p>-0.000217454</text:p>
          </table:table-cell>
          <table:table-cell office:value-type="float" office:value="-0.0000423008" calcext:value-type="float">
            <text:p>-4.23008E-05</text:p>
          </table:table-cell>
          <table:table-cell office:value-type="float" office:value="0.000272992" calcext:value-type="float">
            <text:p>0.000272992</text:p>
          </table:table-cell>
          <table:table-cell office:value-type="float" office:value="-0.000163076" calcext:value-type="float">
            <text:p>-0.000163076</text:p>
          </table:table-cell>
          <table:table-cell office:value-type="float" office:value="-0.000218331" calcext:value-type="float">
            <text:p>-0.000218331</text:p>
          </table:table-cell>
          <table:table-cell office:value-type="float" office:value="0.000580858" calcext:value-type="float">
            <text:p>0.000580858</text:p>
          </table:table-cell>
          <table:table-cell office:value-type="float" office:value="-0.000238559" calcext:value-type="float">
            <text:p>-0.000238559</text:p>
          </table:table-cell>
          <table:table-cell office:value-type="float" office:value="-0.000263837" calcext:value-type="float">
            <text:p>-0.000263837</text:p>
          </table:table-cell>
          <table:table-cell office:value-type="float" office:value="0.000114598" calcext:value-type="float">
            <text:p>0.000114598</text:p>
          </table:table-cell>
          <table:table-cell office:value-type="float" office:value="-0.0000338549" calcext:value-type="float">
            <text:p>-3.38549E-05</text:p>
          </table:table-cell>
          <table:table-cell office:value-type="float" office:value="-0.000542097" calcext:value-type="float">
            <text:p>-0.000542097</text:p>
          </table:table-cell>
          <table:table-cell office:value-type="float" office:value="0.00000910366" calcext:value-type="float">
            <text:p>9.10366E-06</text:p>
          </table:table-cell>
          <table:table-cell office:value-type="float" office:value="0.000231692" calcext:value-type="float">
            <text:p>0.000231692</text:p>
          </table:table-cell>
          <table:table-cell office:value-type="float" office:value="-0.0000431447" calcext:value-type="float">
            <text:p>-4.31447E-05</text:p>
          </table:table-cell>
          <table:table-cell office:value-type="float" office:value="0.0000572864" calcext:value-type="float">
            <text:p>5.72864E-05</text:p>
          </table:table-cell>
          <table:table-cell office:value-type="float" office:value="0.000421155" calcext:value-type="float">
            <text:p>0.000421155</text:p>
          </table:table-cell>
          <table:table-cell office:value-type="float" office:value="0.000303399" calcext:value-type="float">
            <text:p>0.000303399</text:p>
          </table:table-cell>
          <table:table-cell office:value-type="float" office:value="0.00047138" calcext:value-type="float">
            <text:p>0.00047138</text:p>
          </table:table-cell>
          <table:table-cell office:value-type="float" office:value="-0.000208319" calcext:value-type="float">
            <text:p>-0.000208319</text:p>
          </table:table-cell>
          <table:table-cell office:value-type="float" office:value="0.000286594" calcext:value-type="float">
            <text:p>0.000286594</text:p>
          </table:table-cell>
          <table:table-cell office:value-type="float" office:value="-0.000338364" calcext:value-type="float">
            <text:p>-0.000338364</text:p>
          </table:table-cell>
          <table:table-cell office:value-type="float" office:value="-0.000516585" calcext:value-type="float">
            <text:p>-0.000516585</text:p>
          </table:table-cell>
          <table:table-cell office:value-type="float" office:value="0.000225164" calcext:value-type="float">
            <text:p>0.000225164</text:p>
          </table:table-cell>
          <table:table-cell office:value-type="float" office:value="0.000362412" calcext:value-type="float">
            <text:p>0.000362412</text:p>
          </table:table-cell>
          <table:table-cell office:value-type="float" office:value="0.000130159" calcext:value-type="float">
            <text:p>0.000130159</text:p>
          </table:table-cell>
          <table:table-cell office:value-type="float" office:value="0.000502398" calcext:value-type="float">
            <text:p>0.000502398</text:p>
          </table:table-cell>
          <table:table-cell office:value-type="float" office:value="0.000283364" calcext:value-type="float">
            <text:p>0.000283364</text:p>
          </table:table-cell>
          <table:table-cell office:value-type="float" office:value="0.00040881" calcext:value-type="float">
            <text:p>0.00040881</text:p>
          </table:table-cell>
          <table:table-cell office:value-type="float" office:value="0.000325146" calcext:value-type="float">
            <text:p>0.000325146</text:p>
          </table:table-cell>
          <table:table-cell office:value-type="float" office:value="0.000866049" calcext:value-type="float">
            <text:p>0.000866049</text:p>
          </table:table-cell>
          <table:table-cell office:value-type="float" office:value="0.000758777" calcext:value-type="float">
            <text:p>0.000758777</text:p>
          </table:table-cell>
          <table:table-cell office:value-type="float" office:value="0.00138258" calcext:value-type="float">
            <text:p>0.00138258</text:p>
          </table:table-cell>
          <table:table-cell office:value-type="float" office:value="0.00149086" calcext:value-type="float">
            <text:p>0.00149086</text:p>
          </table:table-cell>
          <table:table-cell office:value-type="float" office:value="0.00173343" calcext:value-type="float">
            <text:p>0.00173343</text:p>
          </table:table-cell>
          <table:table-cell office:value-type="float" office:value="0.00264868" calcext:value-type="float">
            <text:p>0.00264868</text:p>
          </table:table-cell>
          <table:table-cell office:value-type="float" office:value="0.00276057" calcext:value-type="float">
            <text:p>0.00276057</text:p>
          </table:table-cell>
          <table:table-cell office:value-type="float" office:value="0.00352511" calcext:value-type="float">
            <text:p>0.00352511</text:p>
          </table:table-cell>
          <table:table-cell office:value-type="float" office:value="0.00491701" calcext:value-type="float">
            <text:p>0.00491701</text:p>
          </table:table-cell>
          <table:table-cell office:value-type="float" office:value="0.00594768" calcext:value-type="float">
            <text:p>0.00594768</text:p>
          </table:table-cell>
          <table:table-cell office:value-type="float" office:value="0.0075788" calcext:value-type="float">
            <text:p>0.0075788</text:p>
          </table:table-cell>
          <table:table-cell office:value-type="float" office:value="0.00921956" calcext:value-type="float">
            <text:p>0.00921956</text:p>
          </table:table-cell>
          <table:table-cell office:value-type="float" office:value="0.0116257" calcext:value-type="float">
            <text:p>0.0116257</text:p>
          </table:table-cell>
          <table:table-cell office:value-type="float" office:value="0.0146724" calcext:value-type="float">
            <text:p>0.0146724</text:p>
          </table:table-cell>
          <table:table-cell office:value-type="float" office:value="0.0179401" calcext:value-type="float">
            <text:p>0.0179401</text:p>
          </table:table-cell>
          <table:table-cell office:value-type="float" office:value="0.0231867" calcext:value-type="float">
            <text:p>0.0231867</text:p>
          </table:table-cell>
          <table:table-cell office:value-type="float" office:value="0.0288835" calcext:value-type="float">
            <text:p>0.0288835</text:p>
          </table:table-cell>
          <table:table-cell office:value-type="float" office:value="0.0358995" calcext:value-type="float">
            <text:p>0.0358995</text:p>
          </table:table-cell>
          <table:table-cell office:value-type="float" office:value="0.0444735" calcext:value-type="float">
            <text:p>0.0444735</text:p>
          </table:table-cell>
          <table:table-cell office:value-type="float" office:value="0.0556206" calcext:value-type="float">
            <text:p>0.0556206</text:p>
          </table:table-cell>
          <table:table-cell office:value-type="float" office:value="0.0680374" calcext:value-type="float">
            <text:p>0.0680374</text:p>
          </table:table-cell>
          <table:table-cell office:value-type="float" office:value="0.0828058" calcext:value-type="float">
            <text:p>0.0828058</text:p>
          </table:table-cell>
          <table:table-cell office:value-type="float" office:value="0.0999718" calcext:value-type="float">
            <text:p>0.0999718</text:p>
          </table:table-cell>
          <table:table-cell office:value-type="float" office:value="0.119169" calcext:value-type="float">
            <text:p>0.119169</text:p>
          </table:table-cell>
          <table:table-cell office:value-type="float" office:value="0.139529" calcext:value-type="float">
            <text:p>0.139529</text:p>
          </table:table-cell>
          <table:table-cell office:value-type="float" office:value="0.162472" calcext:value-type="float">
            <text:p>0.162472</text:p>
          </table:table-cell>
          <table:table-cell office:value-type="float" office:value="0.184834" calcext:value-type="float">
            <text:p>0.184834</text:p>
          </table:table-cell>
          <table:table-cell office:value-type="float" office:value="0.206506" calcext:value-type="float">
            <text:p>0.206506</text:p>
          </table:table-cell>
          <table:table-cell office:value-type="float" office:value="0.225117" calcext:value-type="float">
            <text:p>0.225117</text:p>
          </table:table-cell>
          <table:table-cell office:value-type="float" office:value="0.239783" calcext:value-type="float">
            <text:p>0.239783</text:p>
          </table:table-cell>
          <table:table-cell office:value-type="float" office:value="0.248048" calcext:value-type="float">
            <text:p>0.248048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244769" calcext:value-type="float">
            <text:p>0.244769</text:p>
          </table:table-cell>
          <table:table-cell office:value-type="float" office:value="0.233643" calcext:value-type="float">
            <text:p>0.233643</text:p>
          </table:table-cell>
          <table:table-cell office:value-type="float" office:value="0.216844" calcext:value-type="float">
            <text:p>0.216844</text:p>
          </table:table-cell>
          <table:table-cell office:value-type="float" office:value="0.19737" calcext:value-type="float">
            <text:p>0.19737</text:p>
          </table:table-cell>
          <table:table-cell office:value-type="float" office:value="0.175183" calcext:value-type="float">
            <text:p>0.175183</text:p>
          </table:table-cell>
          <table:table-cell office:value-type="float" office:value="0.153011" calcext:value-type="float">
            <text:p>0.153011</text:p>
          </table:table-cell>
          <table:table-cell office:value-type="float" office:value="0.130826" calcext:value-type="float">
            <text:p>0.130826</text:p>
          </table:table-cell>
          <table:table-cell office:value-type="float" office:value="0.110862" calcext:value-type="float">
            <text:p>0.110862</text:p>
          </table:table-cell>
          <table:table-cell office:value-type="float" office:value="0.0936368" calcext:value-type="float">
            <text:p>0.0936368</text:p>
          </table:table-cell>
          <table:table-cell office:value-type="float" office:value="0.0780368" calcext:value-type="float">
            <text:p>0.0780368</text:p>
          </table:table-cell>
          <table:table-cell office:value-type="float" office:value="0.0658257" calcext:value-type="float">
            <text:p>0.0658257</text:p>
          </table:table-cell>
          <table:table-cell office:value-type="float" office:value="0.0570618" calcext:value-type="float">
            <text:p>0.0570618</text:p>
          </table:table-cell>
          <table:table-cell office:value-type="float" office:value="0.050233" calcext:value-type="float">
            <text:p>0.050233</text:p>
          </table:table-cell>
          <table:table-cell office:value-type="float" office:value="0.0478438" calcext:value-type="float">
            <text:p>0.0478438</text:p>
          </table:table-cell>
          <table:table-cell office:value-type="float" office:value="0.0503375" calcext:value-type="float">
            <text:p>0.0503375</text:p>
          </table:table-cell>
          <table:table-cell office:value-type="float" office:value="0.0595866" calcext:value-type="float">
            <text:p>0.0595866</text:p>
          </table:table-cell>
          <table:table-cell office:value-type="float" office:value="0.0766736" calcext:value-type="float">
            <text:p>0.0766736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229957" calcext:value-type="float">
            <text:p>0.229957</text:p>
          </table:table-cell>
          <table:table-cell office:value-type="float" office:value="0.335861" calcext:value-type="float">
            <text:p>0.335861</text:p>
          </table:table-cell>
          <table:table-cell office:value-type="float" office:value="0.47835" calcext:value-type="float">
            <text:p>0.47835</text:p>
          </table:table-cell>
          <table:table-cell office:value-type="float" office:value="0.647947" calcext:value-type="float">
            <text:p>0.647947</text:p>
          </table:table-cell>
          <table:table-cell office:value-type="float" office:value="0.820231" calcext:value-type="float">
            <text:p>0.820231</text:p>
          </table:table-cell>
          <table:table-cell office:value-type="float" office:value="0.952007" calcext:value-type="float">
            <text:p>0.952007</text:p>
          </table:table-cell>
          <table:table-cell office:value-type="float" office:value="0.99533" calcext:value-type="float">
            <text:p>0.99533</text:p>
          </table:table-cell>
          <table:table-cell office:value-type="float" office:value="0.930386" calcext:value-type="float">
            <text:p>0.930386</text:p>
          </table:table-cell>
          <table:table-cell office:value-type="float" office:value="0.787304" calcext:value-type="float">
            <text:p>0.787304</text:p>
          </table:table-cell>
          <table:table-cell office:value-type="float" office:value="0.611082" calcext:value-type="float">
            <text:p>0.611082</text:p>
          </table:table-cell>
          <table:table-cell office:value-type="float" office:value="0.441777" calcext:value-type="float">
            <text:p>0.441777</text:p>
          </table:table-cell>
          <table:table-cell office:value-type="float" office:value="0.307669" calcext:value-type="float">
            <text:p>0.307669</text:p>
          </table:table-cell>
          <table:table-cell office:value-type="float" office:value="0.205245" calcext:value-type="float">
            <text:p>0.205245</text:p>
          </table:table-cell>
          <table:table-cell office:value-type="float" office:value="0.133203" calcext:value-type="float">
            <text:p>0.133203</text:p>
          </table:table-cell>
          <table:table-cell office:value-type="float" office:value="0.0876268" calcext:value-type="float">
            <text:p>0.0876268</text:p>
          </table:table-cell>
          <table:table-cell office:value-type="float" office:value="0.0550171" calcext:value-type="float">
            <text:p>0.0550171</text:p>
          </table:table-cell>
          <table:table-cell office:value-type="float" office:value="0.0360963" calcext:value-type="float">
            <text:p>0.0360963</text:p>
          </table:table-cell>
          <table:table-cell office:value-type="float" office:value="0.0224475" calcext:value-type="float">
            <text:p>0.0224475</text:p>
          </table:table-cell>
          <table:table-cell office:value-type="float" office:value="0.0146994" calcext:value-type="float">
            <text:p>0.0146994</text:p>
          </table:table-cell>
          <table:table-cell office:value-type="float" office:value="0.00983944" calcext:value-type="float">
            <text:p>0.00983944</text:p>
          </table:table-cell>
          <table:table-cell office:value-type="float" office:value="0.00459866" calcext:value-type="float">
            <text:p>0.00459866</text:p>
          </table:table-cell>
          <table:table-cell office:value-type="float" office:value="0.00439799" calcext:value-type="float">
            <text:p>0.00439799</text:p>
          </table:table-cell>
          <table:table-cell office:value-type="float" office:value="0.00236735" calcext:value-type="float">
            <text:p>0.00236735</text:p>
          </table:table-cell>
          <table:table-cell office:value-type="float" office:value="0.0011252" calcext:value-type="float">
            <text:p>0.0011252</text:p>
          </table:table-cell>
          <table:table-cell office:value-type="float" office:value="0.00157691" calcext:value-type="float">
            <text:p>0.00157691</text:p>
          </table:table-cell>
          <table:table-cell office:value-type="float" office:value="0.0000183025" calcext:value-type="float">
            <text:p>1.83025E-05</text:p>
          </table:table-cell>
          <table:table-cell office:value-type="float" office:value="0.000894525" calcext:value-type="float">
            <text:p>0.000894525</text:p>
          </table:table-cell>
          <table:table-cell office:value-type="float" office:value="-0.000255051" calcext:value-type="float">
            <text:p>-0.000255051</text:p>
          </table:table-cell>
          <table:table-cell office:value-type="float" office:value="-0.00000422071" calcext:value-type="float">
            <text:p>-4.22071E-06</text:p>
          </table:table-cell>
          <table:table-cell office:value-type="float" office:value="0.000737753" calcext:value-type="float">
            <text:p>0.000737753</text:p>
          </table:table-cell>
          <table:table-cell office:value-type="float" office:value="-0.000414833" calcext:value-type="float">
            <text:p>-0.000414833</text:p>
          </table:table-cell>
          <table:table-cell office:value-type="float" office:value="0.000431767" calcext:value-type="float">
            <text:p>0.000431767</text:p>
          </table:table-cell>
          <table:table-cell office:value-type="float" office:value="0.000123812" calcext:value-type="float">
            <text:p>0.000123812</text:p>
          </table:table-cell>
          <table:table-cell office:value-type="float" office:value="0.00020743" calcext:value-type="float">
            <text:p>0.00020743</text:p>
          </table:table-cell>
          <table:table-cell office:value-type="float" office:value="0.000540494" calcext:value-type="float">
            <text:p>0.000540494</text:p>
          </table:table-cell>
          <table:table-cell office:value-type="float" office:value="-0.000403579" calcext:value-type="float">
            <text:p>-0.000403579</text:p>
          </table:table-cell>
          <table:table-cell office:value-type="float" office:value="0.000445806" calcext:value-type="float">
            <text:p>0.000445806</text:p>
          </table:table-cell>
          <table:table-cell office:value-type="float" office:value="0.000172894" calcext:value-type="float">
            <text:p>0.000172894</text:p>
          </table:table-cell>
          <table:table-cell office:value-type="float" office:value="-0.000655666" calcext:value-type="float">
            <text:p>-0.000655666</text:p>
          </table:table-cell>
          <table:table-cell office:value-type="float" office:value="0.000293536" calcext:value-type="float">
            <text:p>0.000293536</text:p>
          </table:table-cell>
          <table:table-cell office:value-type="float" office:value="-0.0000906606" calcext:value-type="float">
            <text:p>-9.06606E-05</text:p>
          </table:table-cell>
          <table:table-cell office:value-type="float" office:value="-0.000164281" calcext:value-type="float">
            <text:p>-0.000164281</text:p>
          </table:table-cell>
          <table:table-cell office:value-type="float" office:value="-0.0000994131" calcext:value-type="float">
            <text:p>-9.94131E-05</text:p>
          </table:table-cell>
          <table:table-cell office:value-type="float" office:value="0.0000659493" calcext:value-type="float">
            <text:p>6.59493E-05</text:p>
          </table:table-cell>
          <table:table-cell office:value-type="float" office:value="0.000726793" calcext:value-type="float">
            <text:p>0.000726793</text:p>
          </table:table-cell>
          <table:table-cell office:value-type="float" office:value="-0.000223587" calcext:value-type="float">
            <text:p>-0.000223587</text:p>
          </table:table-cell>
          <table:table-cell office:value-type="float" office:value="-0.0000267239" calcext:value-type="float">
            <text:p>-2.67239E-05</text:p>
          </table:table-cell>
          <table:table-cell office:value-type="float" office:value="0.000491011" calcext:value-type="float">
            <text:p>0.000491011</text:p>
          </table:table-cell>
          <table:table-cell office:value-type="float" office:value="-0.00104082" calcext:value-type="float">
            <text:p>-0.00104082</text:p>
          </table:table-cell>
          <table:table-cell office:value-type="float" office:value="-0.000301477" calcext:value-type="float">
            <text:p>-0.000301477</text:p>
          </table:table-cell>
          <table:table-cell office:value-type="float" office:value="0.0000585343" calcext:value-type="float">
            <text:p>5.85343E-05</text:p>
          </table:table-cell>
          <table:table-cell office:value-type="float" office:value="-0.000145223" calcext:value-type="float">
            <text:p>-0.000145223</text:p>
          </table:table-cell>
          <table:table-cell office:value-type="float" office:value="0.000228504" calcext:value-type="float">
            <text:p>0.000228504</text:p>
          </table:table-cell>
          <table:table-cell office:value-type="float" office:value="-0.000233782" calcext:value-type="float">
            <text:p>-0.000233782</text:p>
          </table:table-cell>
          <table:table-cell office:value-type="float" office:value="0.000623435" calcext:value-type="float">
            <text:p>0.000623435</text:p>
          </table:table-cell>
          <table:table-cell office:value-type="float" office:value="-0.000308564" calcext:value-type="float">
            <text:p>-0.000308564</text:p>
          </table:table-cell>
          <table:table-cell office:value-type="float" office:value="-0.000338283" calcext:value-type="float">
            <text:p>-0.000338283</text:p>
          </table:table-cell>
          <table:table-cell office:value-type="float" office:value="0.000805188" calcext:value-type="float">
            <text:p>0.000805188</text:p>
          </table:table-cell>
          <table:table-cell office:value-type="float" office:value="-0.00027157" calcext:value-type="float">
            <text:p>-0.00027157</text:p>
          </table:table-cell>
          <table:table-cell office:value-type="float" office:value="-0.00000890577" calcext:value-type="float">
            <text:p>-8.90577E-06</text:p>
          </table:table-cell>
          <table:table-cell office:value-type="float" office:value="0.000383009" calcext:value-type="float">
            <text:p>0.000383009</text:p>
          </table:table-cell>
          <table:table-cell office:value-type="float" office:value="-0.0000566725" calcext:value-type="float">
            <text:p>-5.66725E-05</text:p>
          </table:table-cell>
          <table:table-cell office:value-type="float" office:value="0.000207562" calcext:value-type="float">
            <text:p>0.000207562</text:p>
          </table:table-cell>
          <table:table-cell office:value-type="float" office:value="-0.000470233" calcext:value-type="float">
            <text:p>-0.000470233</text:p>
          </table:table-cell>
          <table:table-cell office:value-type="float" office:value="0.000397302" calcext:value-type="float">
            <text:p>0.000397302</text:p>
          </table:table-cell>
          <table:table-cell office:value-type="float" office:value="-0.00024328" calcext:value-type="float">
            <text:p>-0.00024328</text:p>
          </table:table-cell>
          <table:table-cell office:value-type="float" office:value="-0.000369564" calcext:value-type="float">
            <text:p>-0.000369564</text:p>
          </table:table-cell>
          <table:table-cell office:value-type="float" office:value="0.000315316" calcext:value-type="float">
            <text:p>0.000315316</text:p>
          </table:table-cell>
          <table:table-cell office:value-type="float" office:value="0.000168275" calcext:value-type="float">
            <text:p>0.000168275</text:p>
          </table:table-cell>
          <table:table-cell office:value-type="float" office:value="-0.000159758" calcext:value-type="float">
            <text:p>-0.000159758</text:p>
          </table:table-cell>
          <table:table-cell office:value-type="float" office:value="0.000130918" calcext:value-type="float">
            <text:p>0.000130918</text:p>
          </table:table-cell>
          <table:table-cell office:value-type="float" office:value="0.0000767792" calcext:value-type="float">
            <text:p>7.67792E-05</text:p>
          </table:table-cell>
          <table:table-cell office:value-type="float" office:value="0.000132332" calcext:value-type="float">
            <text:p>0.000132332</text:p>
          </table:table-cell>
          <table:table-cell office:value-type="float" office:value="-0.000148088" calcext:value-type="float">
            <text:p>-0.000148088</text:p>
          </table:table-cell>
          <table:table-cell office:value-type="float" office:value="0.000035833" calcext:value-type="float">
            <text:p>3.5833E-05</text:p>
          </table:table-cell>
          <table:table-cell office:value-type="float" office:value="0.0000068921" calcext:value-type="float">
            <text:p>6.8921E-06</text:p>
          </table:table-cell>
          <table:table-cell office:value-type="float" office:value="-0.000550244" calcext:value-type="float">
            <text:p>-0.000550244</text:p>
          </table:table-cell>
          <table:table-cell office:value-type="float" office:value="-0.000594853" calcext:value-type="float">
            <text:p>-0.000594853</text:p>
          </table:table-cell>
          <table:table-cell office:value-type="float" office:value="0.00019779" calcext:value-type="float">
            <text:p>0.00019779</text:p>
          </table:table-cell>
          <table:table-cell office:value-type="float" office:value="-0.000168539" calcext:value-type="float">
            <text:p>-0.000168539</text:p>
          </table:table-cell>
          <table:table-cell office:value-type="float" office:value="0.000220258" calcext:value-type="float">
            <text:p>0.000220258</text:p>
          </table:table-cell>
          <table:table-cell office:value-type="float" office:value="0.000483055" calcext:value-type="float">
            <text:p>0.000483055</text:p>
          </table:table-cell>
          <table:table-cell office:value-type="float" office:value="0.000228548" calcext:value-type="float">
            <text:p>0.000228548</text:p>
          </table:table-cell>
          <table:table-cell office:value-type="float" office:value="-0.0000528982" calcext:value-type="float">
            <text:p>-5.28982E-05</text:p>
          </table:table-cell>
          <table:table-cell office:value-type="float" office:value="-0.000340968" calcext:value-type="float">
            <text:p>-0.000340968</text:p>
          </table:table-cell>
          <table:table-cell office:value-type="float" office:value="0.000395656" calcext:value-type="float">
            <text:p>0.000395656</text:p>
          </table:table-cell>
          <table:table-cell office:value-type="float" office:value="-0.000292947" calcext:value-type="float">
            <text:p>-0.000292947</text:p>
          </table:table-cell>
          <table:table-cell office:value-type="float" office:value="-0.000177302" calcext:value-type="float">
            <text:p>-0.000177302</text:p>
          </table:table-cell>
          <table:table-cell office:value-type="float" office:value="0.000431617" calcext:value-type="float">
            <text:p>0.000431617</text:p>
          </table:table-cell>
          <table:table-cell office:value-type="float" office:value="0.0000438746" calcext:value-type="float">
            <text:p>4.38746E-05</text:p>
          </table:table-cell>
          <table:table-cell office:value-type="float" office:value="-0.000212599" calcext:value-type="float">
            <text:p>-0.000212599</text:p>
          </table:table-cell>
          <table:table-cell office:value-type="float" office:value="0.000126362" calcext:value-type="float">
            <text:p>0.000126362</text:p>
          </table:table-cell>
          <table:table-cell office:value-type="float" office:value="0.000299324" calcext:value-type="float">
            <text:p>0.000299324</text:p>
          </table:table-cell>
          <table:table-cell office:value-type="float" office:value="-0.000366914" calcext:value-type="float">
            <text:p>-0.000366914</text:p>
          </table:table-cell>
          <table:table-cell office:value-type="float" office:value="-0.000131296" calcext:value-type="float">
            <text:p>-0.000131296</text:p>
          </table:table-cell>
          <table:table-cell office:value-type="float" office:value="0.000522185" calcext:value-type="float">
            <text:p>0.000522185</text:p>
          </table:table-cell>
          <table:table-cell office:value-type="float" office:value="-0.00016519" calcext:value-type="float">
            <text:p>-0.00016519</text:p>
          </table:table-cell>
          <table:table-cell office:value-type="float" office:value="0.0002333" calcext:value-type="float">
            <text:p>0.0002333</text:p>
          </table:table-cell>
          <table:table-cell office:value-type="float" office:value="0.0000131423" calcext:value-type="float">
            <text:p>1.31423E-05</text:p>
          </table:table-cell>
          <table:table-cell office:value-type="float" office:value="0.000405581" calcext:value-type="float">
            <text:p>0.000405581</text:p>
          </table:table-cell>
          <table:table-cell office:value-type="float" office:value="-0.000532568" calcext:value-type="float">
            <text:p>-0.000532568</text:p>
          </table:table-cell>
          <table:table-cell office:value-type="float" office:value="-0.00026798" calcext:value-type="float">
            <text:p>-0.00026798</text:p>
          </table:table-cell>
          <table:table-cell office:value-type="float" office:value="0.000507311" calcext:value-type="float">
            <text:p>0.000507311</text:p>
          </table:table-cell>
          <table:table-cell office:value-type="float" office:value="-0.000697894" calcext:value-type="float">
            <text:p>-0.000697894</text:p>
          </table:table-cell>
          <table:table-cell office:value-type="float" office:value="0.000000298212" calcext:value-type="float">
            <text:p>2.98212E-07</text:p>
          </table:table-cell>
          <table:table-cell office:value-type="float" office:value="-0.000127691" calcext:value-type="float">
            <text:p>-0.000127691</text:p>
          </table:table-cell>
          <table:table-cell office:value-type="float" office:value="-0.000443084" calcext:value-type="float">
            <text:p>-0.000443084</text:p>
          </table:table-cell>
          <table:table-cell office:value-type="float" office:value="0.000142825" calcext:value-type="float">
            <text:p>0.000142825</text:p>
          </table:table-cell>
          <table:table-cell office:value-type="float" office:value="-0.000309643" calcext:value-type="float">
            <text:p>-0.000309643</text:p>
          </table:table-cell>
          <table:table-cell office:value-type="float" office:value="0.000839917" calcext:value-type="float">
            <text:p>0.000839917</text:p>
          </table:table-cell>
          <table:table-cell office:value-type="float" office:value="-0.0000144045" calcext:value-type="float">
            <text:p>-1.44045E-05</text:p>
          </table:table-cell>
          <table:table-cell office:value-type="float" office:value="-0.0000255563" calcext:value-type="float">
            <text:p>-2.55563E-05</text:p>
          </table:table-cell>
          <table:table-cell office:value-type="float" office:value="0.00033495" calcext:value-type="float">
            <text:p>0.00033495</text:p>
          </table:table-cell>
          <table:table-cell office:value-type="float" office:value="-0.000887852" calcext:value-type="float">
            <text:p>-0.000887852</text:p>
          </table:table-cell>
          <table:table-cell office:value-type="float" office:value="0.0000813521" calcext:value-type="float">
            <text:p>8.13521E-05</text:p>
          </table:table-cell>
          <table:table-cell office:value-type="float" office:value="-0.000153464" calcext:value-type="float">
            <text:p>-0.000153464</text:p>
          </table:table-cell>
          <table:table-cell office:value-type="float" office:value="-0.000387296" calcext:value-type="float">
            <text:p>-0.000387296</text:p>
          </table:table-cell>
          <table:table-cell office:value-type="float" office:value="0.000278479" calcext:value-type="float">
            <text:p>0.000278479</text:p>
          </table:table-cell>
          <table:table-cell office:value-type="float" office:value="2.05906E-017" calcext:value-type="float">
            <text:p>2.05906E-17</text:p>
          </table:table-cell>
          <table:table-cell office:value-type="float" office:value="1.63292E-017" calcext:value-type="float">
            <text:p>1.63292E-17</text:p>
          </table:table-cell>
          <table:table-cell table:number-columns-repeated="2" office:value-type="float" office:value="1.28263E-017" calcext:value-type="float">
            <text:p>1.28263E-17</text:p>
          </table:table-cell>
        </table:table-row>
        <table:table-row table:style-name="ro1">
          <table:table-cell office:value-type="float" office:value="23.5963" calcext:value-type="float">
            <text:p>23.5963</text:p>
          </table:table-cell>
          <table:table-cell office:value-type="float" office:value="0.00000000245712" calcext:value-type="float">
            <text:p>2.45712E-09</text:p>
          </table:table-cell>
          <table:table-cell office:value-type="float" office:value="0.00000000392257" calcext:value-type="float">
            <text:p>3.92257E-09</text:p>
          </table:table-cell>
          <table:table-cell office:value-type="float" office:value="0.0000000063004" calcext:value-type="float">
            <text:p>6.3004E-09</text:p>
          </table:table-cell>
          <table:table-cell office:value-type="float" office:value="0.00029257" calcext:value-type="float">
            <text:p>0.00029257</text:p>
          </table:table-cell>
          <table:table-cell office:value-type="float" office:value="-0.000300586" calcext:value-type="float">
            <text:p>-0.000300586</text:p>
          </table:table-cell>
          <table:table-cell office:value-type="float" office:value="0.0000212016" calcext:value-type="float">
            <text:p>2.12016E-05</text:p>
          </table:table-cell>
          <table:table-cell office:value-type="float" office:value="-0.000231285" calcext:value-type="float">
            <text:p>-0.000231285</text:p>
          </table:table-cell>
          <table:table-cell office:value-type="float" office:value="-0.00072194" calcext:value-type="float">
            <text:p>-0.00072194</text:p>
          </table:table-cell>
          <table:table-cell office:value-type="float" office:value="-0.0000868822" calcext:value-type="float">
            <text:p>-8.68822E-05</text:p>
          </table:table-cell>
          <table:table-cell office:value-type="float" office:value="0.0000485944" calcext:value-type="float">
            <text:p>4.85944E-05</text:p>
          </table:table-cell>
          <table:table-cell office:value-type="float" office:value="0.000213757" calcext:value-type="float">
            <text:p>0.000213757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023652" calcext:value-type="float">
            <text:p>0.00023652</text:p>
          </table:table-cell>
          <table:table-cell office:value-type="float" office:value="0.000492431" calcext:value-type="float">
            <text:p>0.000492431</text:p>
          </table:table-cell>
          <table:table-cell office:value-type="float" office:value="-0.000307521" calcext:value-type="float">
            <text:p>-0.000307521</text:p>
          </table:table-cell>
          <table:table-cell office:value-type="float" office:value="-0.000251755" calcext:value-type="float">
            <text:p>-0.000251755</text:p>
          </table:table-cell>
          <table:table-cell office:value-type="float" office:value="0.00028172" calcext:value-type="float">
            <text:p>0.00028172</text:p>
          </table:table-cell>
          <table:table-cell office:value-type="float" office:value="-0.000236076" calcext:value-type="float">
            <text:p>-0.000236076</text:p>
          </table:table-cell>
          <table:table-cell office:value-type="float" office:value="0.0000682275" calcext:value-type="float">
            <text:p>6.82275E-05</text:p>
          </table:table-cell>
          <table:table-cell office:value-type="float" office:value="0.000173687" calcext:value-type="float">
            <text:p>0.000173687</text:p>
          </table:table-cell>
          <table:table-cell office:value-type="float" office:value="0.000221011" calcext:value-type="float">
            <text:p>0.000221011</text:p>
          </table:table-cell>
          <table:table-cell office:value-type="float" office:value="-0.000167547" calcext:value-type="float">
            <text:p>-0.000167547</text:p>
          </table:table-cell>
          <table:table-cell office:value-type="float" office:value="-0.000147341" calcext:value-type="float">
            <text:p>-0.000147341</text:p>
          </table:table-cell>
          <table:table-cell office:value-type="float" office:value="0.000148957" calcext:value-type="float">
            <text:p>0.000148957</text:p>
          </table:table-cell>
          <table:table-cell office:value-type="float" office:value="0.0000109645" calcext:value-type="float">
            <text:p>1.09645E-05</text:p>
          </table:table-cell>
          <table:table-cell office:value-type="float" office:value="-0.0000822631" calcext:value-type="float">
            <text:p>-8.22631E-05</text:p>
          </table:table-cell>
          <table:table-cell office:value-type="float" office:value="-0.000276543" calcext:value-type="float">
            <text:p>-0.000276543</text:p>
          </table:table-cell>
          <table:table-cell office:value-type="float" office:value="0.000222635" calcext:value-type="float">
            <text:p>0.000222635</text:p>
          </table:table-cell>
          <table:table-cell office:value-type="float" office:value="0.000148741" calcext:value-type="float">
            <text:p>0.000148741</text:p>
          </table:table-cell>
          <table:table-cell office:value-type="float" office:value="-0.000146161" calcext:value-type="float">
            <text:p>-0.000146161</text:p>
          </table:table-cell>
          <table:table-cell office:value-type="float" office:value="0.000635517" calcext:value-type="float">
            <text:p>0.000635517</text:p>
          </table:table-cell>
          <table:table-cell office:value-type="float" office:value="0.000318602" calcext:value-type="float">
            <text:p>0.000318602</text:p>
          </table:table-cell>
          <table:table-cell office:value-type="float" office:value="-0.000353195" calcext:value-type="float">
            <text:p>-0.000353195</text:p>
          </table:table-cell>
          <table:table-cell office:value-type="float" office:value="0.000212778" calcext:value-type="float">
            <text:p>0.000212778</text:p>
          </table:table-cell>
          <table:table-cell office:value-type="float" office:value="0.0000629317" calcext:value-type="float">
            <text:p>6.29317E-05</text:p>
          </table:table-cell>
          <table:table-cell office:value-type="float" office:value="-0.0000634541" calcext:value-type="float">
            <text:p>-6.34541E-05</text:p>
          </table:table-cell>
          <table:table-cell office:value-type="float" office:value="-0.0000344687" calcext:value-type="float">
            <text:p>-3.44687E-05</text:p>
          </table:table-cell>
          <table:table-cell office:value-type="float" office:value="-0.000173876" calcext:value-type="float">
            <text:p>-0.000173876</text:p>
          </table:table-cell>
          <table:table-cell office:value-type="float" office:value="0.0000473928" calcext:value-type="float">
            <text:p>4.73928E-05</text:p>
          </table:table-cell>
          <table:table-cell office:value-type="float" office:value="-0.000269192" calcext:value-type="float">
            <text:p>-0.000269192</text:p>
          </table:table-cell>
          <table:table-cell office:value-type="float" office:value="-0.000384029" calcext:value-type="float">
            <text:p>-0.000384029</text:p>
          </table:table-cell>
          <table:table-cell office:value-type="float" office:value="0.000321414" calcext:value-type="float">
            <text:p>0.000321414</text:p>
          </table:table-cell>
          <table:table-cell office:value-type="float" office:value="0.000131126" calcext:value-type="float">
            <text:p>0.000131126</text:p>
          </table:table-cell>
          <table:table-cell office:value-type="float" office:value="-0.00000705102" calcext:value-type="float">
            <text:p>-7.05102E-06</text:p>
          </table:table-cell>
          <table:table-cell office:value-type="float" office:value="0.00054859" calcext:value-type="float">
            <text:p>0.00054859</text:p>
          </table:table-cell>
          <table:table-cell office:value-type="float" office:value="0.000431658" calcext:value-type="float">
            <text:p>0.000431658</text:p>
          </table:table-cell>
          <table:table-cell office:value-type="float" office:value="-0.000253618" calcext:value-type="float">
            <text:p>-0.000253618</text:p>
          </table:table-cell>
          <table:table-cell office:value-type="float" office:value="-0.00023572" calcext:value-type="float">
            <text:p>-0.00023572</text:p>
          </table:table-cell>
          <table:table-cell office:value-type="float" office:value="-0.0000376742" calcext:value-type="float">
            <text:p>-3.76742E-05</text:p>
          </table:table-cell>
          <table:table-cell office:value-type="float" office:value="-0.000419443" calcext:value-type="float">
            <text:p>-0.000419443</text:p>
          </table:table-cell>
          <table:table-cell office:value-type="float" office:value="0.000164779" calcext:value-type="float">
            <text:p>0.000164779</text:p>
          </table:table-cell>
          <table:table-cell office:value-type="float" office:value="0.000281509" calcext:value-type="float">
            <text:p>0.000281509</text:p>
          </table:table-cell>
          <table:table-cell office:value-type="float" office:value="-0.000144029" calcext:value-type="float">
            <text:p>-0.000144029</text:p>
          </table:table-cell>
          <table:table-cell office:value-type="float" office:value="0.000392256" calcext:value-type="float">
            <text:p>0.000392256</text:p>
          </table:table-cell>
          <table:table-cell office:value-type="float" office:value="-0.000410156" calcext:value-type="float">
            <text:p>-0.000410156</text:p>
          </table:table-cell>
          <table:table-cell office:value-type="float" office:value="-0.0000867644" calcext:value-type="float">
            <text:p>-8.67644E-05</text:p>
          </table:table-cell>
          <table:table-cell office:value-type="float" office:value="0.000173022" calcext:value-type="float">
            <text:p>0.000173022</text:p>
          </table:table-cell>
          <table:table-cell office:value-type="float" office:value="-0.000309871" calcext:value-type="float">
            <text:p>-0.000309871</text:p>
          </table:table-cell>
          <table:table-cell office:value-type="float" office:value="-0.0000170081" calcext:value-type="float">
            <text:p>-1.70081E-05</text:p>
          </table:table-cell>
          <table:table-cell office:value-type="float" office:value="0.0000434419" calcext:value-type="float">
            <text:p>4.34419E-05</text:p>
          </table:table-cell>
          <table:table-cell office:value-type="float" office:value="-0.0000925665" calcext:value-type="float">
            <text:p>-9.25665E-05</text:p>
          </table:table-cell>
          <table:table-cell office:value-type="float" office:value="0.000342053" calcext:value-type="float">
            <text:p>0.000342053</text:p>
          </table:table-cell>
          <table:table-cell office:value-type="float" office:value="0.000117038" calcext:value-type="float">
            <text:p>0.000117038</text:p>
          </table:table-cell>
          <table:table-cell office:value-type="float" office:value="0.000201085" calcext:value-type="float">
            <text:p>0.000201085</text:p>
          </table:table-cell>
          <table:table-cell office:value-type="float" office:value="0.000206643" calcext:value-type="float">
            <text:p>0.000206643</text:p>
          </table:table-cell>
          <table:table-cell office:value-type="float" office:value="-0.0000247356" calcext:value-type="float">
            <text:p>-2.47356E-05</text:p>
          </table:table-cell>
          <table:table-cell office:value-type="float" office:value="-0.000233642" calcext:value-type="float">
            <text:p>-0.000233642</text:p>
          </table:table-cell>
          <table:table-cell office:value-type="float" office:value="0.000110692" calcext:value-type="float">
            <text:p>0.000110692</text:p>
          </table:table-cell>
          <table:table-cell office:value-type="float" office:value="-0.000140835" calcext:value-type="float">
            <text:p>-0.000140835</text:p>
          </table:table-cell>
          <table:table-cell office:value-type="float" office:value="-0.000561997" calcext:value-type="float">
            <text:p>-0.000561997</text:p>
          </table:table-cell>
          <table:table-cell office:value-type="float" office:value="0.000368142" calcext:value-type="float">
            <text:p>0.000368142</text:p>
          </table:table-cell>
          <table:table-cell office:value-type="float" office:value="-0.000177018" calcext:value-type="float">
            <text:p>-0.000177018</text:p>
          </table:table-cell>
          <table:table-cell office:value-type="float" office:value="-0.00032606" calcext:value-type="float">
            <text:p>-0.00032606</text:p>
          </table:table-cell>
          <table:table-cell office:value-type="float" office:value="0.000363825" calcext:value-type="float">
            <text:p>0.000363825</text:p>
          </table:table-cell>
          <table:table-cell office:value-type="float" office:value="-0.00022656" calcext:value-type="float">
            <text:p>-0.00022656</text:p>
          </table:table-cell>
          <table:table-cell office:value-type="float" office:value="-0.0000665081" calcext:value-type="float">
            <text:p>-6.65081E-05</text:p>
          </table:table-cell>
          <table:table-cell office:value-type="float" office:value="0.000391256" calcext:value-type="float">
            <text:p>0.000391256</text:p>
          </table:table-cell>
          <table:table-cell office:value-type="float" office:value="0.000245991" calcext:value-type="float">
            <text:p>0.000245991</text:p>
          </table:table-cell>
          <table:table-cell office:value-type="float" office:value="0.000377207" calcext:value-type="float">
            <text:p>0.000377207</text:p>
          </table:table-cell>
          <table:table-cell office:value-type="float" office:value="-0.000170747" calcext:value-type="float">
            <text:p>-0.000170747</text:p>
          </table:table-cell>
          <table:table-cell office:value-type="float" office:value="-0.000156204" calcext:value-type="float">
            <text:p>-0.000156204</text:p>
          </table:table-cell>
          <table:table-cell office:value-type="float" office:value="-0.000136904" calcext:value-type="float">
            <text:p>-0.000136904</text:p>
          </table:table-cell>
          <table:table-cell office:value-type="float" office:value="-0.000426344" calcext:value-type="float">
            <text:p>-0.000426344</text:p>
          </table:table-cell>
          <table:table-cell office:value-type="float" office:value="0.0000498772" calcext:value-type="float">
            <text:p>4.98772E-05</text:p>
          </table:table-cell>
          <table:table-cell office:value-type="float" office:value="0.00024647" calcext:value-type="float">
            <text:p>0.00024647</text:p>
          </table:table-cell>
          <table:table-cell office:value-type="float" office:value="0.000363828" calcext:value-type="float">
            <text:p>0.000363828</text:p>
          </table:table-cell>
          <table:table-cell office:value-type="float" office:value="-0.000479944" calcext:value-type="float">
            <text:p>-0.000479944</text:p>
          </table:table-cell>
          <table:table-cell office:value-type="float" office:value="0.000341599" calcext:value-type="float">
            <text:p>0.000341599</text:p>
          </table:table-cell>
          <table:table-cell office:value-type="float" office:value="0.0000402398" calcext:value-type="float">
            <text:p>4.02398E-05</text:p>
          </table:table-cell>
          <table:table-cell office:value-type="float" office:value="-0.000659256" calcext:value-type="float">
            <text:p>-0.000659256</text:p>
          </table:table-cell>
          <table:table-cell office:value-type="float" office:value="0.0000390402" calcext:value-type="float">
            <text:p>3.90402E-05</text:p>
          </table:table-cell>
          <table:table-cell office:value-type="float" office:value="0.0000762822" calcext:value-type="float">
            <text:p>7.62822E-05</text:p>
          </table:table-cell>
          <table:table-cell office:value-type="float" office:value="-0.000351503" calcext:value-type="float">
            <text:p>-0.000351503</text:p>
          </table:table-cell>
          <table:table-cell office:value-type="float" office:value="0.000362865" calcext:value-type="float">
            <text:p>0.000362865</text:p>
          </table:table-cell>
          <table:table-cell office:value-type="float" office:value="-0.000066192" calcext:value-type="float">
            <text:p>-6.6192E-05</text:p>
          </table:table-cell>
          <table:table-cell office:value-type="float" office:value="0.000591615" calcext:value-type="float">
            <text:p>0.000591615</text:p>
          </table:table-cell>
          <table:table-cell office:value-type="float" office:value="-0.000014199" calcext:value-type="float">
            <text:p>-1.4199E-05</text:p>
          </table:table-cell>
          <table:table-cell office:value-type="float" office:value="-0.0000416438" calcext:value-type="float">
            <text:p>-4.16438E-05</text:p>
          </table:table-cell>
          <table:table-cell office:value-type="float" office:value="0.000306067" calcext:value-type="float">
            <text:p>0.000306067</text:p>
          </table:table-cell>
          <table:table-cell office:value-type="float" office:value="0.0000790828" calcext:value-type="float">
            <text:p>7.90828E-05</text:p>
          </table:table-cell>
          <table:table-cell office:value-type="float" office:value="-0.000318772" calcext:value-type="float">
            <text:p>-0.000318772</text:p>
          </table:table-cell>
          <table:table-cell office:value-type="float" office:value="-0.000196496" calcext:value-type="float">
            <text:p>-0.000196496</text:p>
          </table:table-cell>
          <table:table-cell office:value-type="float" office:value="-0.000010433" calcext:value-type="float">
            <text:p>-1.0433E-05</text:p>
          </table:table-cell>
          <table:table-cell office:value-type="float" office:value="-0.000154484" calcext:value-type="float">
            <text:p>-0.000154484</text:p>
          </table:table-cell>
          <table:table-cell office:value-type="float" office:value="-0.000510297" calcext:value-type="float">
            <text:p>-0.000510297</text:p>
          </table:table-cell>
          <table:table-cell office:value-type="float" office:value="0.000689243" calcext:value-type="float">
            <text:p>0.000689243</text:p>
          </table:table-cell>
          <table:table-cell office:value-type="float" office:value="-0.00022518" calcext:value-type="float">
            <text:p>-0.00022518</text:p>
          </table:table-cell>
          <table:table-cell office:value-type="float" office:value="-0.000271335" calcext:value-type="float">
            <text:p>-0.000271335</text:p>
          </table:table-cell>
          <table:table-cell office:value-type="float" office:value="0.0000725258" calcext:value-type="float">
            <text:p>7.25258E-05</text:p>
          </table:table-cell>
          <table:table-cell office:value-type="float" office:value="0.000159578" calcext:value-type="float">
            <text:p>0.000159578</text:p>
          </table:table-cell>
          <table:table-cell office:value-type="float" office:value="0.00011848" calcext:value-type="float">
            <text:p>0.00011848</text:p>
          </table:table-cell>
          <table:table-cell office:value-type="float" office:value="0.000170951" calcext:value-type="float">
            <text:p>0.000170951</text:p>
          </table:table-cell>
          <table:table-cell office:value-type="float" office:value="0.000299601" calcext:value-type="float">
            <text:p>0.000299601</text:p>
          </table:table-cell>
          <table:table-cell office:value-type="float" office:value="0.000354813" calcext:value-type="float">
            <text:p>0.000354813</text:p>
          </table:table-cell>
          <table:table-cell office:value-type="float" office:value="-0.000795324" calcext:value-type="float">
            <text:p>-0.000795324</text:p>
          </table:table-cell>
          <table:table-cell office:value-type="float" office:value="0.000100777" calcext:value-type="float">
            <text:p>0.000100777</text:p>
          </table:table-cell>
          <table:table-cell office:value-type="float" office:value="0.000212713" calcext:value-type="float">
            <text:p>0.000212713</text:p>
          </table:table-cell>
          <table:table-cell office:value-type="float" office:value="-0.000277439" calcext:value-type="float">
            <text:p>-0.000277439</text:p>
          </table:table-cell>
          <table:table-cell office:value-type="float" office:value="-0.000020398" calcext:value-type="float">
            <text:p>-2.0398E-05</text:p>
          </table:table-cell>
          <table:table-cell office:value-type="float" office:value="0.0007195" calcext:value-type="float">
            <text:p>0.0007195</text:p>
          </table:table-cell>
          <table:table-cell office:value-type="float" office:value="0.000106913" calcext:value-type="float">
            <text:p>0.000106913</text:p>
          </table:table-cell>
          <table:table-cell office:value-type="float" office:value="-0.000390301" calcext:value-type="float">
            <text:p>-0.000390301</text:p>
          </table:table-cell>
          <table:table-cell office:value-type="float" office:value="0.000407818" calcext:value-type="float">
            <text:p>0.000407818</text:p>
          </table:table-cell>
          <table:table-cell office:value-type="float" office:value="0.0000905768" calcext:value-type="float">
            <text:p>9.05768E-05</text:p>
          </table:table-cell>
          <table:table-cell office:value-type="float" office:value="-0.000726934" calcext:value-type="float">
            <text:p>-0.000726934</text:p>
          </table:table-cell>
          <table:table-cell office:value-type="float" office:value="0.000154014" calcext:value-type="float">
            <text:p>0.000154014</text:p>
          </table:table-cell>
          <table:table-cell office:value-type="float" office:value="0.000589551" calcext:value-type="float">
            <text:p>0.000589551</text:p>
          </table:table-cell>
          <table:table-cell office:value-type="float" office:value="0.000133566" calcext:value-type="float">
            <text:p>0.000133566</text:p>
          </table:table-cell>
          <table:table-cell office:value-type="float" office:value="0.000580438" calcext:value-type="float">
            <text:p>0.000580438</text:p>
          </table:table-cell>
          <table:table-cell office:value-type="float" office:value="0.000770361" calcext:value-type="float">
            <text:p>0.000770361</text:p>
          </table:table-cell>
          <table:table-cell office:value-type="float" office:value="0.0011213" calcext:value-type="float">
            <text:p>0.0011213</text:p>
          </table:table-cell>
          <table:table-cell office:value-type="float" office:value="0.000560707" calcext:value-type="float">
            <text:p>0.000560707</text:p>
          </table:table-cell>
          <table:table-cell office:value-type="float" office:value="0.0012744" calcext:value-type="float">
            <text:p>0.0012744</text:p>
          </table:table-cell>
          <table:table-cell office:value-type="float" office:value="0.00180602" calcext:value-type="float">
            <text:p>0.00180602</text:p>
          </table:table-cell>
          <table:table-cell office:value-type="float" office:value="0.00155587" calcext:value-type="float">
            <text:p>0.00155587</text:p>
          </table:table-cell>
          <table:table-cell office:value-type="float" office:value="0.00170805" calcext:value-type="float">
            <text:p>0.00170805</text:p>
          </table:table-cell>
          <table:table-cell office:value-type="float" office:value="0.00282068" calcext:value-type="float">
            <text:p>0.00282068</text:p>
          </table:table-cell>
          <table:table-cell office:value-type="float" office:value="0.00335361" calcext:value-type="float">
            <text:p>0.00335361</text:p>
          </table:table-cell>
          <table:table-cell office:value-type="float" office:value="0.0040596" calcext:value-type="float">
            <text:p>0.0040596</text:p>
          </table:table-cell>
          <table:table-cell office:value-type="float" office:value="0.00555355" calcext:value-type="float">
            <text:p>0.00555355</text:p>
          </table:table-cell>
          <table:table-cell office:value-type="float" office:value="0.00710849" calcext:value-type="float">
            <text:p>0.00710849</text:p>
          </table:table-cell>
          <table:table-cell office:value-type="float" office:value="0.00836864" calcext:value-type="float">
            <text:p>0.00836864</text:p>
          </table:table-cell>
          <table:table-cell office:value-type="float" office:value="0.0107441" calcext:value-type="float">
            <text:p>0.0107441</text:p>
          </table:table-cell>
          <table:table-cell office:value-type="float" office:value="0.0136863" calcext:value-type="float">
            <text:p>0.0136863</text:p>
          </table:table-cell>
          <table:table-cell office:value-type="float" office:value="0.0173571" calcext:value-type="float">
            <text:p>0.0173571</text:p>
          </table:table-cell>
          <table:table-cell office:value-type="float" office:value="0.0217501" calcext:value-type="float">
            <text:p>0.0217501</text:p>
          </table:table-cell>
          <table:table-cell office:value-type="float" office:value="0.027113" calcext:value-type="float">
            <text:p>0.027113</text:p>
          </table:table-cell>
          <table:table-cell office:value-type="float" office:value="0.033897" calcext:value-type="float">
            <text:p>0.033897</text:p>
          </table:table-cell>
          <table:table-cell office:value-type="float" office:value="0.0420298" calcext:value-type="float">
            <text:p>0.0420298</text:p>
          </table:table-cell>
          <table:table-cell office:value-type="float" office:value="0.051514" calcext:value-type="float">
            <text:p>0.051514</text:p>
          </table:table-cell>
          <table:table-cell office:value-type="float" office:value="0.0638141" calcext:value-type="float">
            <text:p>0.0638141</text:p>
          </table:table-cell>
          <table:table-cell office:value-type="float" office:value="0.0779078" calcext:value-type="float">
            <text:p>0.0779078</text:p>
          </table:table-cell>
          <table:table-cell office:value-type="float" office:value="0.0943657" calcext:value-type="float">
            <text:p>0.0943657</text:p>
          </table:table-cell>
          <table:table-cell office:value-type="float" office:value="0.112919" calcext:value-type="float">
            <text:p>0.112919</text:p>
          </table:table-cell>
          <table:table-cell office:value-type="float" office:value="0.134049" calcext:value-type="float">
            <text:p>0.134049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177987" calcext:value-type="float">
            <text:p>0.177987</text:p>
          </table:table-cell>
          <table:table-cell office:value-type="float" office:value="0.200053" calcext:value-type="float">
            <text:p>0.200053</text:p>
          </table:table-cell>
          <table:table-cell office:value-type="float" office:value="0.219698" calcext:value-type="float">
            <text:p>0.219698</text:p>
          </table:table-cell>
          <table:table-cell office:value-type="float" office:value="0.235094" calcext:value-type="float">
            <text:p>0.235094</text:p>
          </table:table-cell>
          <table:table-cell office:value-type="float" office:value="0.245995" calcext:value-type="float">
            <text:p>0.245995</text:p>
          </table:table-cell>
          <table:table-cell office:value-type="float" office:value="0.250381" calcext:value-type="float">
            <text:p>0.250381</text:p>
          </table:table-cell>
          <table:table-cell office:value-type="float" office:value="0.247315" calcext:value-type="float">
            <text:p>0.247315</text:p>
          </table:table-cell>
          <table:table-cell office:value-type="float" office:value="0.23739" calcext:value-type="float">
            <text:p>0.23739</text:p>
          </table:table-cell>
          <table:table-cell office:value-type="float" office:value="0.222899" calcext:value-type="float">
            <text:p>0.222899</text:p>
          </table:table-cell>
          <table:table-cell office:value-type="float" office:value="0.203522" calcext:value-type="float">
            <text:p>0.203522</text:p>
          </table:table-cell>
          <table:table-cell office:value-type="float" office:value="0.181285" calcext:value-type="float">
            <text:p>0.181285</text:p>
          </table:table-cell>
          <table:table-cell office:value-type="float" office:value="0.159297" calcext:value-type="float">
            <text:p>0.159297</text:p>
          </table:table-cell>
          <table:table-cell office:value-type="float" office:value="0.136859" calcext:value-type="float">
            <text:p>0.136859</text:p>
          </table:table-cell>
          <table:table-cell office:value-type="float" office:value="0.115592" calcext:value-type="float">
            <text:p>0.115592</text:p>
          </table:table-cell>
          <table:table-cell office:value-type="float" office:value="0.0968516" calcext:value-type="float">
            <text:p>0.0968516</text:p>
          </table:table-cell>
          <table:table-cell office:value-type="float" office:value="0.0805962" calcext:value-type="float">
            <text:p>0.0805962</text:p>
          </table:table-cell>
          <table:table-cell office:value-type="float" office:value="0.0664168" calcext:value-type="float">
            <text:p>0.0664168</text:p>
          </table:table-cell>
          <table:table-cell office:value-type="float" office:value="0.0541655" calcext:value-type="float">
            <text:p>0.0541655</text:p>
          </table:table-cell>
          <table:table-cell office:value-type="float" office:value="0.0448949" calcext:value-type="float">
            <text:p>0.0448949</text:p>
          </table:table-cell>
          <table:table-cell office:value-type="float" office:value="0.0370752" calcext:value-type="float">
            <text:p>0.0370752</text:p>
          </table:table-cell>
          <table:table-cell office:value-type="float" office:value="0.0310719" calcext:value-type="float">
            <text:p>0.0310719</text:p>
          </table:table-cell>
          <table:table-cell office:value-type="float" office:value="0.0276309" calcext:value-type="float">
            <text:p>0.0276309</text:p>
          </table:table-cell>
          <table:table-cell office:value-type="float" office:value="0.0267274" calcext:value-type="float">
            <text:p>0.0267274</text:p>
          </table:table-cell>
          <table:table-cell office:value-type="float" office:value="0.0277213" calcext:value-type="float">
            <text:p>0.0277213</text:p>
          </table:table-cell>
          <table:table-cell office:value-type="float" office:value="0.0328756" calcext:value-type="float">
            <text:p>0.0328756</text:p>
          </table:table-cell>
          <table:table-cell office:value-type="float" office:value="0.0433667" calcext:value-type="float">
            <text:p>0.0433667</text:p>
          </table:table-cell>
          <table:table-cell office:value-type="float" office:value="0.061481" calcext:value-type="float">
            <text:p>0.061481</text:p>
          </table:table-cell>
          <table:table-cell office:value-type="float" office:value="0.0902365" calcext:value-type="float">
            <text:p>0.0902365</text:p>
          </table:table-cell>
          <table:table-cell office:value-type="float" office:value="0.136849" calcext:value-type="float">
            <text:p>0.136849</text:p>
          </table:table-cell>
          <table:table-cell office:value-type="float" office:value="0.206479" calcext:value-type="float">
            <text:p>0.206479</text:p>
          </table:table-cell>
          <table:table-cell office:value-type="float" office:value="0.306592" calcext:value-type="float">
            <text:p>0.306592</text:p>
          </table:table-cell>
          <table:table-cell office:value-type="float" office:value="0.443067" calcext:value-type="float">
            <text:p>0.443067</text:p>
          </table:table-cell>
          <table:table-cell office:value-type="float" office:value="0.610933" calcext:value-type="float">
            <text:p>0.610933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933738" calcext:value-type="float">
            <text:p>0.933738</text:p>
          </table:table-cell>
          <table:table-cell office:value-type="float" office:value="0.998765" calcext:value-type="float">
            <text:p>0.998765</text:p>
          </table:table-cell>
          <table:table-cell office:value-type="float" office:value="0.954995" calcext:value-type="float">
            <text:p>0.954995</text:p>
          </table:table-cell>
          <table:table-cell office:value-type="float" office:value="0.822142" calcext:value-type="float">
            <text:p>0.822142</text:p>
          </table:table-cell>
          <table:table-cell office:value-type="float" office:value="0.647413" calcext:value-type="float">
            <text:p>0.647413</text:p>
          </table:table-cell>
          <table:table-cell office:value-type="float" office:value="0.473748" calcext:value-type="float">
            <text:p>0.473748</text:p>
          </table:table-cell>
          <table:table-cell office:value-type="float" office:value="0.329548" calcext:value-type="float">
            <text:p>0.329548</text:p>
          </table:table-cell>
          <table:table-cell office:value-type="float" office:value="0.221526" calcext:value-type="float">
            <text:p>0.221526</text:p>
          </table:table-cell>
          <table:table-cell office:value-type="float" office:value="0.14444" calcext:value-type="float">
            <text:p>0.14444</text:p>
          </table:table-cell>
          <table:table-cell office:value-type="float" office:value="0.0931837" calcext:value-type="float">
            <text:p>0.0931837</text:p>
          </table:table-cell>
          <table:table-cell office:value-type="float" office:value="0.0593394" calcext:value-type="float">
            <text:p>0.059339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0.0234612" calcext:value-type="float">
            <text:p>0.0234612</text:p>
          </table:table-cell>
          <table:table-cell office:value-type="float" office:value="0.0147331" calcext:value-type="float">
            <text:p>0.0147331</text:p>
          </table:table-cell>
          <table:table-cell office:value-type="float" office:value="0.0100686" calcext:value-type="float">
            <text:p>0.0100686</text:p>
          </table:table-cell>
          <table:table-cell office:value-type="float" office:value="0.00586888" calcext:value-type="float">
            <text:p>0.00586888</text:p>
          </table:table-cell>
          <table:table-cell office:value-type="float" office:value="0.0037813" calcext:value-type="float">
            <text:p>0.0037813</text:p>
          </table:table-cell>
          <table:table-cell office:value-type="float" office:value="0.0026812" calcext:value-type="float">
            <text:p>0.0026812</text:p>
          </table:table-cell>
          <table:table-cell office:value-type="float" office:value="0.00140473" calcext:value-type="float">
            <text:p>0.00140473</text:p>
          </table:table-cell>
          <table:table-cell office:value-type="float" office:value="0.00110355" calcext:value-type="float">
            <text:p>0.00110355</text:p>
          </table:table-cell>
          <table:table-cell office:value-type="float" office:value="-0.000022338" calcext:value-type="float">
            <text:p>-2.2338E-05</text:p>
          </table:table-cell>
          <table:table-cell office:value-type="float" office:value="0.00103227" calcext:value-type="float">
            <text:p>0.00103227</text:p>
          </table:table-cell>
          <table:table-cell office:value-type="float" office:value="-0.000139572" calcext:value-type="float">
            <text:p>-0.000139572</text:p>
          </table:table-cell>
          <table:table-cell office:value-type="float" office:value="0.000351318" calcext:value-type="float">
            <text:p>0.000351318</text:p>
          </table:table-cell>
          <table:table-cell office:value-type="float" office:value="0.00040565" calcext:value-type="float">
            <text:p>0.00040565</text:p>
          </table:table-cell>
          <table:table-cell office:value-type="float" office:value="-0.000135844" calcext:value-type="float">
            <text:p>-0.000135844</text:p>
          </table:table-cell>
          <table:table-cell office:value-type="float" office:value="0.000503467" calcext:value-type="float">
            <text:p>0.000503467</text:p>
          </table:table-cell>
          <table:table-cell office:value-type="float" office:value="0.0000130348" calcext:value-type="float">
            <text:p>1.30348E-05</text:p>
          </table:table-cell>
          <table:table-cell office:value-type="float" office:value="-0.000169849" calcext:value-type="float">
            <text:p>-0.000169849</text:p>
          </table:table-cell>
          <table:table-cell office:value-type="float" office:value="0.000165032" calcext:value-type="float">
            <text:p>0.000165032</text:p>
          </table:table-cell>
          <table:table-cell office:value-type="float" office:value="-0.000102363" calcext:value-type="float">
            <text:p>-0.000102363</text:p>
          </table:table-cell>
          <table:table-cell office:value-type="float" office:value="0.000457298" calcext:value-type="float">
            <text:p>0.000457298</text:p>
          </table:table-cell>
          <table:table-cell office:value-type="float" office:value="-0.000465788" calcext:value-type="float">
            <text:p>-0.000465788</text:p>
          </table:table-cell>
          <table:table-cell office:value-type="float" office:value="0.000556444" calcext:value-type="float">
            <text:p>0.000556444</text:p>
          </table:table-cell>
          <table:table-cell office:value-type="float" office:value="0.000129521" calcext:value-type="float">
            <text:p>0.000129521</text:p>
          </table:table-cell>
          <table:table-cell office:value-type="float" office:value="-0.0011304" calcext:value-type="float">
            <text:p>-0.0011304</text:p>
          </table:table-cell>
          <table:table-cell office:value-type="float" office:value="-0.0000296466" calcext:value-type="float">
            <text:p>-2.96466E-05</text:p>
          </table:table-cell>
          <table:table-cell office:value-type="float" office:value="-0.000129251" calcext:value-type="float">
            <text:p>-0.000129251</text:p>
          </table:table-cell>
          <table:table-cell office:value-type="float" office:value="-0.000160313" calcext:value-type="float">
            <text:p>-0.000160313</text:p>
          </table:table-cell>
          <table:table-cell office:value-type="float" office:value="-0.0000860535" calcext:value-type="float">
            <text:p>-8.60535E-05</text:p>
          </table:table-cell>
          <table:table-cell office:value-type="float" office:value="0.000481805" calcext:value-type="float">
            <text:p>0.000481805</text:p>
          </table:table-cell>
          <table:table-cell office:value-type="float" office:value="0.000708164" calcext:value-type="float">
            <text:p>0.000708164</text:p>
          </table:table-cell>
          <table:table-cell office:value-type="float" office:value="-0.000778071" calcext:value-type="float">
            <text:p>-0.000778071</text:p>
          </table:table-cell>
          <table:table-cell office:value-type="float" office:value="0.000245952" calcext:value-type="float">
            <text:p>0.000245952</text:p>
          </table:table-cell>
          <table:table-cell office:value-type="float" office:value="0.000435498" calcext:value-type="float">
            <text:p>0.000435498</text:p>
          </table:table-cell>
          <table:table-cell office:value-type="float" office:value="-0.000454241" calcext:value-type="float">
            <text:p>-0.000454241</text:p>
          </table:table-cell>
          <table:table-cell office:value-type="float" office:value="-0.000136242" calcext:value-type="float">
            <text:p>-0.000136242</text:p>
          </table:table-cell>
          <table:table-cell office:value-type="float" office:value="0.000107076" calcext:value-type="float">
            <text:p>0.000107076</text:p>
          </table:table-cell>
          <table:table-cell office:value-type="float" office:value="0.000183809" calcext:value-type="float">
            <text:p>0.000183809</text:p>
          </table:table-cell>
          <table:table-cell office:value-type="float" office:value="-0.000525983" calcext:value-type="float">
            <text:p>-0.000525983</text:p>
          </table:table-cell>
          <table:table-cell office:value-type="float" office:value="0.000189373" calcext:value-type="float">
            <text:p>0.000189373</text:p>
          </table:table-cell>
          <table:table-cell office:value-type="float" office:value="0.000487375" calcext:value-type="float">
            <text:p>0.000487375</text:p>
          </table:table-cell>
          <table:table-cell office:value-type="float" office:value="-0.0000595216" calcext:value-type="float">
            <text:p>-5.95216E-05</text:p>
          </table:table-cell>
          <table:table-cell office:value-type="float" office:value="0.0000648417" calcext:value-type="float">
            <text:p>6.48417E-05</text:p>
          </table:table-cell>
          <table:table-cell office:value-type="float" office:value="0.000316689" calcext:value-type="float">
            <text:p>0.000316689</text:p>
          </table:table-cell>
          <table:table-cell office:value-type="float" office:value="-0.0000177454" calcext:value-type="float">
            <text:p>-1.77454E-05</text:p>
          </table:table-cell>
          <table:table-cell office:value-type="float" office:value="-0.000146853" calcext:value-type="float">
            <text:p>-0.000146853</text:p>
          </table:table-cell>
          <table:table-cell office:value-type="float" office:value="0.000113919" calcext:value-type="float">
            <text:p>0.000113919</text:p>
          </table:table-cell>
          <table:table-cell office:value-type="float" office:value="-0.000218581" calcext:value-type="float">
            <text:p>-0.000218581</text:p>
          </table:table-cell>
          <table:table-cell office:value-type="float" office:value="-0.000150862" calcext:value-type="float">
            <text:p>-0.000150862</text:p>
          </table:table-cell>
          <table:table-cell office:value-type="float" office:value="0.0000435415" calcext:value-type="float">
            <text:p>4.35415E-05</text:p>
          </table:table-cell>
          <table:table-cell office:value-type="float" office:value="-0.000108272" calcext:value-type="float">
            <text:p>-0.000108272</text:p>
          </table:table-cell>
          <table:table-cell office:value-type="float" office:value="-0.00000763687" calcext:value-type="float">
            <text:p>-7.63687E-06</text:p>
          </table:table-cell>
          <table:table-cell office:value-type="float" office:value="-0.0000364896" calcext:value-type="float">
            <text:p>-3.64896E-05</text:p>
          </table:table-cell>
          <table:table-cell office:value-type="float" office:value="0.00000711559" calcext:value-type="float">
            <text:p>7.11559E-06</text:p>
          </table:table-cell>
          <table:table-cell office:value-type="float" office:value="-0.000520105" calcext:value-type="float">
            <text:p>-0.000520105</text:p>
          </table:table-cell>
          <table:table-cell office:value-type="float" office:value="-0.00018613" calcext:value-type="float">
            <text:p>-0.00018613</text:p>
          </table:table-cell>
          <table:table-cell office:value-type="float" office:value="0.000474385" calcext:value-type="float">
            <text:p>0.000474385</text:p>
          </table:table-cell>
          <table:table-cell office:value-type="float" office:value="-0.000381559" calcext:value-type="float">
            <text:p>-0.000381559</text:p>
          </table:table-cell>
          <table:table-cell office:value-type="float" office:value="0.000714696" calcext:value-type="float">
            <text:p>0.000714696</text:p>
          </table:table-cell>
          <table:table-cell office:value-type="float" office:value="0.000148151" calcext:value-type="float">
            <text:p>0.000148151</text:p>
          </table:table-cell>
          <table:table-cell office:value-type="float" office:value="0.0000548241" calcext:value-type="float">
            <text:p>5.48241E-05</text:p>
          </table:table-cell>
          <table:table-cell office:value-type="float" office:value="-0.000251092" calcext:value-type="float">
            <text:p>-0.000251092</text:p>
          </table:table-cell>
          <table:table-cell office:value-type="float" office:value="-0.000482763" calcext:value-type="float">
            <text:p>-0.000482763</text:p>
          </table:table-cell>
          <table:table-cell office:value-type="float" office:value="0.000343357" calcext:value-type="float">
            <text:p>0.000343357</text:p>
          </table:table-cell>
          <table:table-cell office:value-type="float" office:value="-0.000619811" calcext:value-type="float">
            <text:p>-0.000619811</text:p>
          </table:table-cell>
          <table:table-cell office:value-type="float" office:value="0.000200254" calcext:value-type="float">
            <text:p>0.000200254</text:p>
          </table:table-cell>
          <table:table-cell office:value-type="float" office:value="0.000412354" calcext:value-type="float">
            <text:p>0.000412354</text:p>
          </table:table-cell>
          <table:table-cell office:value-type="float" office:value="-0.000368563" calcext:value-type="float">
            <text:p>-0.000368563</text:p>
          </table:table-cell>
          <table:table-cell office:value-type="float" office:value="0.000893859" calcext:value-type="float">
            <text:p>0.000893859</text:p>
          </table:table-cell>
          <table:table-cell office:value-type="float" office:value="-0.00063669" calcext:value-type="float">
            <text:p>-0.00063669</text:p>
          </table:table-cell>
          <table:table-cell office:value-type="float" office:value="0.000919656" calcext:value-type="float">
            <text:p>0.000919656</text:p>
          </table:table-cell>
          <table:table-cell office:value-type="float" office:value="0.0000181125" calcext:value-type="float">
            <text:p>1.81125E-05</text:p>
          </table:table-cell>
          <table:table-cell office:value-type="float" office:value="-0.000609224" calcext:value-type="float">
            <text:p>-0.000609224</text:p>
          </table:table-cell>
          <table:table-cell office:value-type="float" office:value="0.00075544" calcext:value-type="float">
            <text:p>0.00075544</text:p>
          </table:table-cell>
          <table:table-cell office:value-type="float" office:value="-0.000713566" calcext:value-type="float">
            <text:p>-0.000713566</text:p>
          </table:table-cell>
          <table:table-cell office:value-type="float" office:value="0.000347113" calcext:value-type="float">
            <text:p>0.000347113</text:p>
          </table:table-cell>
          <table:table-cell office:value-type="float" office:value="-0.000385527" calcext:value-type="float">
            <text:p>-0.000385527</text:p>
          </table:table-cell>
          <table:table-cell office:value-type="float" office:value="-0.000189742" calcext:value-type="float">
            <text:p>-0.000189742</text:p>
          </table:table-cell>
          <table:table-cell office:value-type="float" office:value="0.000851796" calcext:value-type="float">
            <text:p>0.000851796</text:p>
          </table:table-cell>
          <table:table-cell office:value-type="float" office:value="-0.0015663" calcext:value-type="float">
            <text:p>-0.0015663</text:p>
          </table:table-cell>
          <table:table-cell office:value-type="float" office:value="0.00110954" calcext:value-type="float">
            <text:p>0.00110954</text:p>
          </table:table-cell>
          <table:table-cell office:value-type="float" office:value="-0.00022761" calcext:value-type="float">
            <text:p>-0.00022761</text:p>
          </table:table-cell>
          <table:table-cell office:value-type="float" office:value="-0.000388796" calcext:value-type="float">
            <text:p>-0.000388796</text:p>
          </table:table-cell>
          <table:table-cell office:value-type="float" office:value="0.000756321" calcext:value-type="float">
            <text:p>0.000756321</text:p>
          </table:table-cell>
          <table:table-cell office:value-type="float" office:value="-0.00104731" calcext:value-type="float">
            <text:p>-0.00104731</text:p>
          </table:table-cell>
          <table:table-cell office:value-type="float" office:value="0.000728255" calcext:value-type="float">
            <text:p>0.000728255</text:p>
          </table:table-cell>
          <table:table-cell office:value-type="float" office:value="-0.000508478" calcext:value-type="float">
            <text:p>-0.000508478</text:p>
          </table:table-cell>
          <table:table-cell office:value-type="float" office:value="-0.000122153" calcext:value-type="float">
            <text:p>-0.000122153</text:p>
          </table:table-cell>
          <table:table-cell office:value-type="float" office:value="0.000842824" calcext:value-type="float">
            <text:p>0.000842824</text:p>
          </table:table-cell>
          <table:table-cell office:value-type="float" office:value="-0.00084406" calcext:value-type="float">
            <text:p>-0.00084406</text:p>
          </table:table-cell>
          <table:table-cell office:value-type="float" office:value="0.00102108" calcext:value-type="float">
            <text:p>0.00102108</text:p>
          </table:table-cell>
          <table:table-cell office:value-type="float" office:value="-0.00131936" calcext:value-type="float">
            <text:p>-0.00131936</text:p>
          </table:table-cell>
          <table:table-cell office:value-type="float" office:value="-0.000230665" calcext:value-type="float">
            <text:p>-0.000230665</text:p>
          </table:table-cell>
          <table:table-cell office:value-type="float" office:value="0.000678943" calcext:value-type="float">
            <text:p>0.000678943</text:p>
          </table:table-cell>
          <table:table-cell office:value-type="float" office:value="-0.00141794" calcext:value-type="float">
            <text:p>-0.00141794</text:p>
          </table:table-cell>
          <table:table-cell office:value-type="float" office:value="0.000650492" calcext:value-type="float">
            <text:p>0.000650492</text:p>
          </table:table-cell>
          <table:table-cell office:value-type="float" office:value="0.000607285" calcext:value-type="float">
            <text:p>0.000607285</text:p>
          </table:table-cell>
          <table:table-cell office:value-type="float" office:value="2.05794E-017" calcext:value-type="float">
            <text:p>2.05794E-17</text:p>
          </table:table-cell>
          <table:table-cell office:value-type="float" office:value="1.63354E-017" calcext:value-type="float">
            <text:p>1.63354E-17</text:p>
          </table:table-cell>
          <table:table-cell table:number-columns-repeated="2" office:value-type="float" office:value="1.28139E-017" calcext:value-type="float">
            <text:p>1.28139E-17</text:p>
          </table:table-cell>
        </table:table-row>
        <table:table-row table:style-name="ro1">
          <table:table-cell office:value-type="float" office:value="24.3981" calcext:value-type="float">
            <text:p>24.3981</text:p>
          </table:table-cell>
          <table:table-cell office:value-type="float" office:value="0.00000000246215" calcext:value-type="float">
            <text:p>2.46215E-09</text:p>
          </table:table-cell>
          <table:table-cell office:value-type="float" office:value="0.0000000039195" calcext:value-type="float">
            <text:p>3.9195E-09</text:p>
          </table:table-cell>
          <table:table-cell office:value-type="float" office:value="0.00000000630722" calcext:value-type="float">
            <text:p>6.30722E-09</text:p>
          </table:table-cell>
          <table:table-cell office:value-type="float" office:value="0.0000376028" calcext:value-type="float">
            <text:p>3.76028E-05</text:p>
          </table:table-cell>
          <table:table-cell office:value-type="float" office:value="-0.0000248656" calcext:value-type="float">
            <text:p>-2.48656E-05</text:p>
          </table:table-cell>
          <table:table-cell office:value-type="float" office:value="-0.000245396" calcext:value-type="float">
            <text:p>-0.000245396</text:p>
          </table:table-cell>
          <table:table-cell office:value-type="float" office:value="0.000403728" calcext:value-type="float">
            <text:p>0.000403728</text:p>
          </table:table-cell>
          <table:table-cell office:value-type="float" office:value="0.0000562202" calcext:value-type="float">
            <text:p>5.62202E-05</text:p>
          </table:table-cell>
          <table:table-cell office:value-type="float" office:value="-0.000222427" calcext:value-type="float">
            <text:p>-0.000222427</text:p>
          </table:table-cell>
          <table:table-cell office:value-type="float" office:value="-0.0000891229" calcext:value-type="float">
            <text:p>-8.91229E-05</text:p>
          </table:table-cell>
          <table:table-cell office:value-type="float" office:value="0.000152649" calcext:value-type="float">
            <text:p>0.000152649</text:p>
          </table:table-cell>
          <table:table-cell office:value-type="float" office:value="-0.000168545" calcext:value-type="float">
            <text:p>-0.000168545</text:p>
          </table:table-cell>
          <table:table-cell office:value-type="float" office:value="0.0000396215" calcext:value-type="float">
            <text:p>3.96215E-05</text:p>
          </table:table-cell>
          <table:table-cell office:value-type="float" office:value="0.000493116" calcext:value-type="float">
            <text:p>0.000493116</text:p>
          </table:table-cell>
          <table:table-cell office:value-type="float" office:value="0.000409971" calcext:value-type="float">
            <text:p>0.000409971</text:p>
          </table:table-cell>
          <table:table-cell office:value-type="float" office:value="-0.000409029" calcext:value-type="float">
            <text:p>-0.000409029</text:p>
          </table:table-cell>
          <table:table-cell office:value-type="float" office:value="0.000117072" calcext:value-type="float">
            <text:p>0.000117072</text:p>
          </table:table-cell>
          <table:table-cell office:value-type="float" office:value="0.0000507671" calcext:value-type="float">
            <text:p>5.07671E-05</text:p>
          </table:table-cell>
          <table:table-cell office:value-type="float" office:value="-0.000356149" calcext:value-type="float">
            <text:p>-0.000356149</text:p>
          </table:table-cell>
          <table:table-cell office:value-type="float" office:value="-0.000279711" calcext:value-type="float">
            <text:p>-0.000279711</text:p>
          </table:table-cell>
          <table:table-cell office:value-type="float" office:value="0.000155633" calcext:value-type="float">
            <text:p>0.000155633</text:p>
          </table:table-cell>
          <table:table-cell office:value-type="float" office:value="-0.000302952" calcext:value-type="float">
            <text:p>-0.000302952</text:p>
          </table:table-cell>
          <table:table-cell office:value-type="float" office:value="-0.00000538176" calcext:value-type="float">
            <text:p>-5.38176E-06</text:p>
          </table:table-cell>
          <table:table-cell office:value-type="float" office:value="0.000182536" calcext:value-type="float">
            <text:p>0.000182536</text:p>
          </table:table-cell>
          <table:table-cell office:value-type="float" office:value="0.000557687" calcext:value-type="float">
            <text:p>0.000557687</text:p>
          </table:table-cell>
          <table:table-cell office:value-type="float" office:value="0.000378426" calcext:value-type="float">
            <text:p>0.000378426</text:p>
          </table:table-cell>
          <table:table-cell office:value-type="float" office:value="-0.0000557469" calcext:value-type="float">
            <text:p>-5.57469E-05</text:p>
          </table:table-cell>
          <table:table-cell office:value-type="float" office:value="0.000178491" calcext:value-type="float">
            <text:p>0.000178491</text:p>
          </table:table-cell>
          <table:table-cell office:value-type="float" office:value="0.0000627804" calcext:value-type="float">
            <text:p>6.27804E-05</text:p>
          </table:table-cell>
          <table:table-cell office:value-type="float" office:value="-0.000533293" calcext:value-type="float">
            <text:p>-0.000533293</text:p>
          </table:table-cell>
          <table:table-cell office:value-type="float" office:value="0.0000653737" calcext:value-type="float">
            <text:p>6.53737E-05</text:p>
          </table:table-cell>
          <table:table-cell office:value-type="float" office:value="0.000283908" calcext:value-type="float">
            <text:p>0.000283908</text:p>
          </table:table-cell>
          <table:table-cell office:value-type="float" office:value="-0.000207233" calcext:value-type="float">
            <text:p>-0.000207233</text:p>
          </table:table-cell>
          <table:table-cell office:value-type="float" office:value="0.000114358" calcext:value-type="float">
            <text:p>0.000114358</text:p>
          </table:table-cell>
          <table:table-cell office:value-type="float" office:value="0.000154786" calcext:value-type="float">
            <text:p>0.000154786</text:p>
          </table:table-cell>
          <table:table-cell office:value-type="float" office:value="0.0000785998" calcext:value-type="float">
            <text:p>7.85998E-05</text:p>
          </table:table-cell>
          <table:table-cell office:value-type="float" office:value="-0.000382636" calcext:value-type="float">
            <text:p>-0.000382636</text:p>
          </table:table-cell>
          <table:table-cell office:value-type="float" office:value="0.0000544145" calcext:value-type="float">
            <text:p>5.44145E-05</text:p>
          </table:table-cell>
          <table:table-cell office:value-type="float" office:value="-0.0000378922" calcext:value-type="float">
            <text:p>-3.78922E-05</text:p>
          </table:table-cell>
          <table:table-cell office:value-type="float" office:value="0.000207932" calcext:value-type="float">
            <text:p>0.000207932</text:p>
          </table:table-cell>
          <table:table-cell office:value-type="float" office:value="-0.0000654126" calcext:value-type="float">
            <text:p>-6.54126E-05</text:p>
          </table:table-cell>
          <table:table-cell office:value-type="float" office:value="0.000237901" calcext:value-type="float">
            <text:p>0.000237901</text:p>
          </table:table-cell>
          <table:table-cell office:value-type="float" office:value="0.000341706" calcext:value-type="float">
            <text:p>0.000341706</text:p>
          </table:table-cell>
          <table:table-cell office:value-type="float" office:value="-0.000497033" calcext:value-type="float">
            <text:p>-0.000497033</text:p>
          </table:table-cell>
          <table:table-cell office:value-type="float" office:value="-0.000193706" calcext:value-type="float">
            <text:p>-0.000193706</text:p>
          </table:table-cell>
          <table:table-cell office:value-type="float" office:value="0.00084152" calcext:value-type="float">
            <text:p>0.00084152</text:p>
          </table:table-cell>
          <table:table-cell office:value-type="float" office:value="-0.000394821" calcext:value-type="float">
            <text:p>-0.000394821</text:p>
          </table:table-cell>
          <table:table-cell office:value-type="float" office:value="0.000155662" calcext:value-type="float">
            <text:p>0.000155662</text:p>
          </table:table-cell>
          <table:table-cell office:value-type="float" office:value="0.000349546" calcext:value-type="float">
            <text:p>0.000349546</text:p>
          </table:table-cell>
          <table:table-cell office:value-type="float" office:value="-0.00019618" calcext:value-type="float">
            <text:p>-0.00019618</text:p>
          </table:table-cell>
          <table:table-cell office:value-type="float" office:value="-0.000548025" calcext:value-type="float">
            <text:p>-0.000548025</text:p>
          </table:table-cell>
          <table:table-cell office:value-type="float" office:value="-0.000156497" calcext:value-type="float">
            <text:p>-0.000156497</text:p>
          </table:table-cell>
          <table:table-cell office:value-type="float" office:value="0.000191434" calcext:value-type="float">
            <text:p>0.000191434</text:p>
          </table:table-cell>
          <table:table-cell office:value-type="float" office:value="-0.00030638" calcext:value-type="float">
            <text:p>-0.00030638</text:p>
          </table:table-cell>
          <table:table-cell office:value-type="float" office:value="-0.000207067" calcext:value-type="float">
            <text:p>-0.000207067</text:p>
          </table:table-cell>
          <table:table-cell office:value-type="float" office:value="0.000300737" calcext:value-type="float">
            <text:p>0.000300737</text:p>
          </table:table-cell>
          <table:table-cell office:value-type="float" office:value="0.000437603" calcext:value-type="float">
            <text:p>0.000437603</text:p>
          </table:table-cell>
          <table:table-cell office:value-type="float" office:value="-0.0000999188" calcext:value-type="float">
            <text:p>-9.99188E-05</text:p>
          </table:table-cell>
          <table:table-cell office:value-type="float" office:value="0.000144158" calcext:value-type="float">
            <text:p>0.000144158</text:p>
          </table:table-cell>
          <table:table-cell office:value-type="float" office:value="0.000910256" calcext:value-type="float">
            <text:p>0.000910256</text:p>
          </table:table-cell>
          <table:table-cell office:value-type="float" office:value="-0.00059948" calcext:value-type="float">
            <text:p>-0.00059948</text:p>
          </table:table-cell>
          <table:table-cell office:value-type="float" office:value="-0.000417875" calcext:value-type="float">
            <text:p>-0.000417875</text:p>
          </table:table-cell>
          <table:table-cell office:value-type="float" office:value="0.000540086" calcext:value-type="float">
            <text:p>0.000540086</text:p>
          </table:table-cell>
          <table:table-cell office:value-type="float" office:value="-0.000589265" calcext:value-type="float">
            <text:p>-0.000589265</text:p>
          </table:table-cell>
          <table:table-cell office:value-type="float" office:value="-0.000269148" calcext:value-type="float">
            <text:p>-0.000269148</text:p>
          </table:table-cell>
          <table:table-cell office:value-type="float" office:value="0.000261201" calcext:value-type="float">
            <text:p>0.000261201</text:p>
          </table:table-cell>
          <table:table-cell office:value-type="float" office:value="0.000158215" calcext:value-type="float">
            <text:p>0.000158215</text:p>
          </table:table-cell>
          <table:table-cell office:value-type="float" office:value="-0.0000979753" calcext:value-type="float">
            <text:p>-9.79753E-05</text:p>
          </table:table-cell>
          <table:table-cell office:value-type="float" office:value="0.000116782" calcext:value-type="float">
            <text:p>0.000116782</text:p>
          </table:table-cell>
          <table:table-cell office:value-type="float" office:value="0.000156345" calcext:value-type="float">
            <text:p>0.000156345</text:p>
          </table:table-cell>
          <table:table-cell office:value-type="float" office:value="-0.000351583" calcext:value-type="float">
            <text:p>-0.000351583</text:p>
          </table:table-cell>
          <table:table-cell office:value-type="float" office:value="-0.000143931" calcext:value-type="float">
            <text:p>-0.000143931</text:p>
          </table:table-cell>
          <table:table-cell office:value-type="float" office:value="-0.000242168" calcext:value-type="float">
            <text:p>-0.000242168</text:p>
          </table:table-cell>
          <table:table-cell office:value-type="float" office:value="0.000329213" calcext:value-type="float">
            <text:p>0.000329213</text:p>
          </table:table-cell>
          <table:table-cell office:value-type="float" office:value="0.000254678" calcext:value-type="float">
            <text:p>0.000254678</text:p>
          </table:table-cell>
          <table:table-cell office:value-type="float" office:value="-0.000212524" calcext:value-type="float">
            <text:p>-0.000212524</text:p>
          </table:table-cell>
          <table:table-cell office:value-type="float" office:value="0.00064393" calcext:value-type="float">
            <text:p>0.00064393</text:p>
          </table:table-cell>
          <table:table-cell office:value-type="float" office:value="-0.000326848" calcext:value-type="float">
            <text:p>-0.000326848</text:p>
          </table:table-cell>
          <table:table-cell office:value-type="float" office:value="-0.000246927" calcext:value-type="float">
            <text:p>-0.000246927</text:p>
          </table:table-cell>
          <table:table-cell office:value-type="float" office:value="0.000333157" calcext:value-type="float">
            <text:p>0.000333157</text:p>
          </table:table-cell>
          <table:table-cell office:value-type="float" office:value="-0.0000441789" calcext:value-type="float">
            <text:p>-4.41789E-05</text:p>
          </table:table-cell>
          <table:table-cell office:value-type="float" office:value="0.000149383" calcext:value-type="float">
            <text:p>0.000149383</text:p>
          </table:table-cell>
          <table:table-cell office:value-type="float" office:value="-0.0000559962" calcext:value-type="float">
            <text:p>-5.59962E-05</text:p>
          </table:table-cell>
          <table:table-cell office:value-type="float" office:value="-0.00025764" calcext:value-type="float">
            <text:p>-0.00025764</text:p>
          </table:table-cell>
          <table:table-cell office:value-type="float" office:value="-0.0000821142" calcext:value-type="float">
            <text:p>-8.21142E-05</text:p>
          </table:table-cell>
          <table:table-cell office:value-type="float" office:value="-0.00035673" calcext:value-type="float">
            <text:p>-0.00035673</text:p>
          </table:table-cell>
          <table:table-cell office:value-type="float" office:value="-0.000133983" calcext:value-type="float">
            <text:p>-0.000133983</text:p>
          </table:table-cell>
          <table:table-cell office:value-type="float" office:value="-0.000158098" calcext:value-type="float">
            <text:p>-0.000158098</text:p>
          </table:table-cell>
          <table:table-cell office:value-type="float" office:value="0.000462901" calcext:value-type="float">
            <text:p>0.000462901</text:p>
          </table:table-cell>
          <table:table-cell office:value-type="float" office:value="-0.000382732" calcext:value-type="float">
            <text:p>-0.000382732</text:p>
          </table:table-cell>
          <table:table-cell office:value-type="float" office:value="0.000381485" calcext:value-type="float">
            <text:p>0.000381485</text:p>
          </table:table-cell>
          <table:table-cell office:value-type="float" office:value="0.000656142" calcext:value-type="float">
            <text:p>0.000656142</text:p>
          </table:table-cell>
          <table:table-cell office:value-type="float" office:value="-0.000293205" calcext:value-type="float">
            <text:p>-0.000293205</text:p>
          </table:table-cell>
          <table:table-cell office:value-type="float" office:value="0.000223732" calcext:value-type="float">
            <text:p>0.000223732</text:p>
          </table:table-cell>
          <table:table-cell office:value-type="float" office:value="0.000175935" calcext:value-type="float">
            <text:p>0.000175935</text:p>
          </table:table-cell>
          <table:table-cell office:value-type="float" office:value="-0.000357417" calcext:value-type="float">
            <text:p>-0.000357417</text:p>
          </table:table-cell>
          <table:table-cell office:value-type="float" office:value="-0.000100579" calcext:value-type="float">
            <text:p>-0.000100579</text:p>
          </table:table-cell>
          <table:table-cell office:value-type="float" office:value="-0.000234048" calcext:value-type="float">
            <text:p>-0.000234048</text:p>
          </table:table-cell>
          <table:table-cell office:value-type="float" office:value="0.000201916" calcext:value-type="float">
            <text:p>0.000201916</text:p>
          </table:table-cell>
          <table:table-cell office:value-type="float" office:value="-0.00032801" calcext:value-type="float">
            <text:p>-0.00032801</text:p>
          </table:table-cell>
          <table:table-cell office:value-type="float" office:value="0.0000131771" calcext:value-type="float">
            <text:p>1.31771E-05</text:p>
          </table:table-cell>
          <table:table-cell office:value-type="float" office:value="0.00038581" calcext:value-type="float">
            <text:p>0.00038581</text:p>
          </table:table-cell>
          <table:table-cell office:value-type="float" office:value="0.000037495" calcext:value-type="float">
            <text:p>3.7495E-05</text:p>
          </table:table-cell>
          <table:table-cell office:value-type="float" office:value="-0.0000362277" calcext:value-type="float">
            <text:p>-3.62277E-05</text:p>
          </table:table-cell>
          <table:table-cell office:value-type="float" office:value="-0.000141901" calcext:value-type="float">
            <text:p>-0.000141901</text:p>
          </table:table-cell>
          <table:table-cell office:value-type="float" office:value="-0.0000279005" calcext:value-type="float">
            <text:p>-2.79005E-05</text:p>
          </table:table-cell>
          <table:table-cell office:value-type="float" office:value="-0.000489818" calcext:value-type="float">
            <text:p>-0.000489818</text:p>
          </table:table-cell>
          <table:table-cell office:value-type="float" office:value="-0.00020609" calcext:value-type="float">
            <text:p>-0.00020609</text:p>
          </table:table-cell>
          <table:table-cell office:value-type="float" office:value="0.000736391" calcext:value-type="float">
            <text:p>0.000736391</text:p>
          </table:table-cell>
          <table:table-cell office:value-type="float" office:value="-0.00011536" calcext:value-type="float">
            <text:p>-0.00011536</text:p>
          </table:table-cell>
          <table:table-cell office:value-type="float" office:value="0.000189054" calcext:value-type="float">
            <text:p>0.000189054</text:p>
          </table:table-cell>
          <table:table-cell office:value-type="float" office:value="0.000409897" calcext:value-type="float">
            <text:p>0.000409897</text:p>
          </table:table-cell>
          <table:table-cell office:value-type="float" office:value="-0.000172479" calcext:value-type="float">
            <text:p>-0.000172479</text:p>
          </table:table-cell>
          <table:table-cell office:value-type="float" office:value="-0.000243254" calcext:value-type="float">
            <text:p>-0.000243254</text:p>
          </table:table-cell>
          <table:table-cell office:value-type="float" office:value="0.000317052" calcext:value-type="float">
            <text:p>0.000317052</text:p>
          </table:table-cell>
          <table:table-cell office:value-type="float" office:value="0.0000563354" calcext:value-type="float">
            <text:p>5.63354E-05</text:p>
          </table:table-cell>
          <table:table-cell office:value-type="float" office:value="0.0000155717" calcext:value-type="float">
            <text:p>1.55717E-05</text:p>
          </table:table-cell>
          <table:table-cell office:value-type="float" office:value="-0.000203763" calcext:value-type="float">
            <text:p>-0.000203763</text:p>
          </table:table-cell>
          <table:table-cell office:value-type="float" office:value="0.000270247" calcext:value-type="float">
            <text:p>0.000270247</text:p>
          </table:table-cell>
          <table:table-cell office:value-type="float" office:value="-0.000459909" calcext:value-type="float">
            <text:p>-0.000459909</text:p>
          </table:table-cell>
          <table:table-cell office:value-type="float" office:value="-0.000167193" calcext:value-type="float">
            <text:p>-0.000167193</text:p>
          </table:table-cell>
          <table:table-cell office:value-type="float" office:value="-0.000112536" calcext:value-type="float">
            <text:p>-0.000112536</text:p>
          </table:table-cell>
          <table:table-cell office:value-type="float" office:value="0.000283674" calcext:value-type="float">
            <text:p>0.000283674</text:p>
          </table:table-cell>
          <table:table-cell office:value-type="float" office:value="-0.000224998" calcext:value-type="float">
            <text:p>-0.000224998</text:p>
          </table:table-cell>
          <table:table-cell office:value-type="float" office:value="0.000278677" calcext:value-type="float">
            <text:p>0.000278677</text:p>
          </table:table-cell>
          <table:table-cell office:value-type="float" office:value="0.000617074" calcext:value-type="float">
            <text:p>0.000617074</text:p>
          </table:table-cell>
          <table:table-cell office:value-type="float" office:value="0.000567607" calcext:value-type="float">
            <text:p>0.000567607</text:p>
          </table:table-cell>
          <table:table-cell office:value-type="float" office:value="-0.000193293" calcext:value-type="float">
            <text:p>-0.000193293</text:p>
          </table:table-cell>
          <table:table-cell office:value-type="float" office:value="0.000853109" calcext:value-type="float">
            <text:p>0.000853109</text:p>
          </table:table-cell>
          <table:table-cell office:value-type="float" office:value="0.000328128" calcext:value-type="float">
            <text:p>0.000328128</text:p>
          </table:table-cell>
          <table:table-cell office:value-type="float" office:value="0.000221042" calcext:value-type="float">
            <text:p>0.000221042</text:p>
          </table:table-cell>
          <table:table-cell office:value-type="float" office:value="0.000519855" calcext:value-type="float">
            <text:p>0.000519855</text:p>
          </table:table-cell>
          <table:table-cell office:value-type="float" office:value="0.00110662" calcext:value-type="float">
            <text:p>0.00110662</text:p>
          </table:table-cell>
          <table:table-cell office:value-type="float" office:value="0.000832832" calcext:value-type="float">
            <text:p>0.000832832</text:p>
          </table:table-cell>
          <table:table-cell office:value-type="float" office:value="0.00113182" calcext:value-type="float">
            <text:p>0.00113182</text:p>
          </table:table-cell>
          <table:table-cell office:value-type="float" office:value="0.00166242" calcext:value-type="float">
            <text:p>0.00166242</text:p>
          </table:table-cell>
          <table:table-cell office:value-type="float" office:value="0.00252618" calcext:value-type="float">
            <text:p>0.00252618</text:p>
          </table:table-cell>
          <table:table-cell office:value-type="float" office:value="0.00249239" calcext:value-type="float">
            <text:p>0.00249239</text:p>
          </table:table-cell>
          <table:table-cell office:value-type="float" office:value="0.00332757" calcext:value-type="float">
            <text:p>0.00332757</text:p>
          </table:table-cell>
          <table:table-cell office:value-type="float" office:value="0.00407069" calcext:value-type="float">
            <text:p>0.00407069</text:p>
          </table:table-cell>
          <table:table-cell office:value-type="float" office:value="0.00500423" calcext:value-type="float">
            <text:p>0.00500423</text:p>
          </table:table-cell>
          <table:table-cell office:value-type="float" office:value="0.00590174" calcext:value-type="float">
            <text:p>0.00590174</text:p>
          </table:table-cell>
          <table:table-cell office:value-type="float" office:value="0.00806814" calcext:value-type="float">
            <text:p>0.00806814</text:p>
          </table:table-cell>
          <table:table-cell office:value-type="float" office:value="0.0106259" calcext:value-type="float">
            <text:p>0.0106259</text:p>
          </table:table-cell>
          <table:table-cell office:value-type="float" office:value="0.0132726" calcext:value-type="float">
            <text:p>0.0132726</text:p>
          </table:table-cell>
          <table:table-cell office:value-type="float" office:value="0.016591" calcext:value-type="float">
            <text:p>0.016591</text:p>
          </table:table-cell>
          <table:table-cell office:value-type="float" office:value="0.0209639" calcext:value-type="float">
            <text:p>0.0209639</text:p>
          </table:table-cell>
          <table:table-cell office:value-type="float" office:value="0.025781" calcext:value-type="float">
            <text:p>0.025781</text:p>
          </table:table-cell>
          <table:table-cell office:value-type="float" office:value="0.0325411" calcext:value-type="float">
            <text:p>0.0325411</text:p>
          </table:table-cell>
          <table:table-cell office:value-type="float" office:value="0.0398922" calcext:value-type="float">
            <text:p>0.0398922</text:p>
          </table:table-cell>
          <table:table-cell office:value-type="float" office:value="0.0498817" calcext:value-type="float">
            <text:p>0.0498817</text:p>
          </table:table-cell>
          <table:table-cell office:value-type="float" office:value="0.0615603" calcext:value-type="float">
            <text:p>0.0615603</text:p>
          </table:table-cell>
          <table:table-cell office:value-type="float" office:value="0.0747331" calcext:value-type="float">
            <text:p>0.0747331</text:p>
          </table:table-cell>
          <table:table-cell office:value-type="float" office:value="0.0906955" calcext:value-type="float">
            <text:p>0.0906955</text:p>
          </table:table-cell>
          <table:table-cell office:value-type="float" office:value="0.108911" calcext:value-type="float">
            <text:p>0.108911</text:p>
          </table:table-cell>
          <table:table-cell office:value-type="float" office:value="0.129298" calcext:value-type="float">
            <text:p>0.129298</text:p>
          </table:table-cell>
          <table:table-cell office:value-type="float" office:value="0.150711" calcext:value-type="float">
            <text:p>0.150711</text:p>
          </table:table-cell>
          <table:table-cell office:value-type="float" office:value="0.173258" calcext:value-type="float">
            <text:p>0.173258</text:p>
          </table:table-cell>
          <table:table-cell office:value-type="float" office:value="0.196382" calcext:value-type="float">
            <text:p>0.196382</text:p>
          </table:table-cell>
          <table:table-cell office:value-type="float" office:value="0.216071" calcext:value-type="float">
            <text:p>0.216071</text:p>
          </table:table-cell>
          <table:table-cell office:value-type="float" office:value="0.232763" calcext:value-type="float">
            <text:p>0.232763</text:p>
          </table:table-cell>
          <table:table-cell office:value-type="float" office:value="0.245013" calcext:value-type="float">
            <text:p>0.245013</text:p>
          </table:table-cell>
          <table:table-cell office:value-type="float" office:value="0.249802" calcext:value-type="float">
            <text:p>0.249802</text:p>
          </table:table-cell>
          <table:table-cell office:value-type="float" office:value="0.24811" calcext:value-type="float">
            <text:p>0.2481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26345" calcext:value-type="float">
            <text:p>0.226345</text:p>
          </table:table-cell>
          <table:table-cell office:value-type="float" office:value="0.207347" calcext:value-type="float">
            <text:p>0.207347</text:p>
          </table:table-cell>
          <table:table-cell office:value-type="float" office:value="0.18573" calcext:value-type="float">
            <text:p>0.18573</text:p>
          </table:table-cell>
          <table:table-cell office:value-type="float" office:value="0.163991" calcext:value-type="float">
            <text:p>0.163991</text:p>
          </table:table-cell>
          <table:table-cell office:value-type="float" office:value="0.141239" calcext:value-type="float">
            <text:p>0.141239</text:p>
          </table:table-cell>
          <table:table-cell office:value-type="float" office:value="0.119537" calcext:value-type="float">
            <text:p>0.119537</text:p>
          </table:table-cell>
          <table:table-cell office:value-type="float" office:value="0.100977" calcext:value-type="float">
            <text:p>0.100977</text:p>
          </table:table-cell>
          <table:table-cell office:value-type="float" office:value="0.0834566" calcext:value-type="float">
            <text:p>0.0834566</text:p>
          </table:table-cell>
          <table:table-cell office:value-type="float" office:value="0.0685362" calcext:value-type="float">
            <text:p>0.0685362</text:p>
          </table:table-cell>
          <table:table-cell office:value-type="float" office:value="0.0554954" calcext:value-type="float">
            <text:p>0.0554954</text:p>
          </table:table-cell>
          <table:table-cell office:value-type="float" office:value="0.0452013" calcext:value-type="float">
            <text:p>0.0452013</text:p>
          </table:table-cell>
          <table:table-cell office:value-type="float" office:value="0.0365987" calcext:value-type="float">
            <text:p>0.0365987</text:p>
          </table:table-cell>
          <table:table-cell office:value-type="float" office:value="0.0294399" calcext:value-type="float">
            <text:p>0.0294399</text:p>
          </table:table-cell>
          <table:table-cell office:value-type="float" office:value="0.024705" calcext:value-type="float">
            <text:p>0.024705</text:p>
          </table:table-cell>
          <table:table-cell office:value-type="float" office:value="0.0204698" calcext:value-type="float">
            <text:p>0.0204698</text:p>
          </table:table-cell>
          <table:table-cell office:value-type="float" office:value="0.0174044" calcext:value-type="float">
            <text:p>0.0174044</text:p>
          </table:table-cell>
          <table:table-cell office:value-type="float" office:value="0.0157262" calcext:value-type="float">
            <text:p>0.0157262</text:p>
          </table:table-cell>
          <table:table-cell office:value-type="float" office:value="0.0150999" calcext:value-type="float">
            <text:p>0.0150999</text:p>
          </table:table-cell>
          <table:table-cell office:value-type="float" office:value="0.0167204" calcext:value-type="float">
            <text:p>0.0167204</text:p>
          </table:table-cell>
          <table:table-cell office:value-type="float" office:value="0.0204839" calcext:value-type="float">
            <text:p>0.0204839</text:p>
          </table:table-cell>
          <table:table-cell office:value-type="float" office:value="0.0280403" calcext:value-type="float">
            <text:p>0.0280403</text:p>
          </table:table-cell>
          <table:table-cell office:value-type="float" office:value="0.0409207" calcext:value-type="float">
            <text:p>0.0409207</text:p>
          </table:table-cell>
          <table:table-cell office:value-type="float" office:value="0.0614567" calcext:value-type="float">
            <text:p>0.0614567</text:p>
          </table:table-cell>
          <table:table-cell office:value-type="float" office:value="0.0948367" calcext:value-type="float">
            <text:p>0.0948367</text:p>
          </table:table-cell>
          <table:table-cell office:value-type="float" office:value="0.144913" calcext:value-type="float">
            <text:p>0.144913</text:p>
          </table:table-cell>
          <table:table-cell office:value-type="float" office:value="0.22061" calcext:value-type="float">
            <text:p>0.22061</text:p>
          </table:table-cell>
          <table:table-cell office:value-type="float" office:value="0.328647" calcext:value-type="float">
            <text:p>0.328647</text:p>
          </table:table-cell>
          <table:table-cell office:value-type="float" office:value="0.471687" calcext:value-type="float">
            <text:p>0.471687</text:p>
          </table:table-cell>
          <table:table-cell office:value-type="float" office:value="0.644623" calcext:value-type="float">
            <text:p>0.644623</text:p>
          </table:table-cell>
          <table:table-cell office:value-type="float" office:value="0.821461" calcext:value-type="float">
            <text:p>0.821461</text:p>
          </table:table-cell>
          <table:table-cell office:value-type="float" office:value="0.955842" calcext:value-type="float">
            <text:p>0.955842</text:p>
          </table:table-cell>
          <table:table-cell office:value-type="float" office:value="1.00004" calcext:value-type="float">
            <text:p>1.00004</text:p>
          </table:table-cell>
          <table:table-cell office:value-type="float" office:value="0.936764" calcext:value-type="float">
            <text:p>0.936764</text:p>
          </table:table-cell>
          <table:table-cell office:value-type="float" office:value="0.790327" calcext:value-type="float">
            <text:p>0.790327</text:p>
          </table:table-cell>
          <table:table-cell office:value-type="float" office:value="0.610988" calcext:value-type="float">
            <text:p>0.610988</text:p>
          </table:table-cell>
          <table:table-cell office:value-type="float" office:value="0.443387" calcext:value-type="float">
            <text:p>0.443387</text:p>
          </table:table-cell>
          <table:table-cell office:value-type="float" office:value="0.305438" calcext:value-type="float">
            <text:p>0.305438</text:p>
          </table:table-cell>
          <table:table-cell office:value-type="float" office:value="0.203128" calcext:value-type="float">
            <text:p>0.203128</text:p>
          </table:table-cell>
          <table:table-cell office:value-type="float" office:value="0.132938" calcext:value-type="float">
            <text:p>0.132938</text:p>
          </table:table-cell>
          <table:table-cell office:value-type="float" office:value="0.0847426" calcext:value-type="float">
            <text:p>0.0847426</text:p>
          </table:table-cell>
          <table:table-cell office:value-type="float" office:value="0.0541993" calcext:value-type="float">
            <text:p>0.0541993</text:p>
          </table:table-cell>
          <table:table-cell office:value-type="float" office:value="0.0340149" calcext:value-type="float">
            <text:p>0.0340149</text:p>
          </table:table-cell>
          <table:table-cell office:value-type="float" office:value="0.0212539" calcext:value-type="float">
            <text:p>0.0212539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00791747" calcext:value-type="float">
            <text:p>0.00791747</text:p>
          </table:table-cell>
          <table:table-cell office:value-type="float" office:value="0.00534646" calcext:value-type="float">
            <text:p>0.00534646</text:p>
          </table:table-cell>
          <table:table-cell office:value-type="float" office:value="0.00355801" calcext:value-type="float">
            <text:p>0.00355801</text:p>
          </table:table-cell>
          <table:table-cell office:value-type="float" office:value="0.0024093" calcext:value-type="float">
            <text:p>0.0024093</text:p>
          </table:table-cell>
          <table:table-cell office:value-type="float" office:value="0.0019092" calcext:value-type="float">
            <text:p>0.0019092</text:p>
          </table:table-cell>
          <table:table-cell office:value-type="float" office:value="0.000588454" calcext:value-type="float">
            <text:p>0.000588454</text:p>
          </table:table-cell>
          <table:table-cell office:value-type="float" office:value="0.0012327" calcext:value-type="float">
            <text:p>0.0012327</text:p>
          </table:table-cell>
          <table:table-cell office:value-type="float" office:value="0.000203099" calcext:value-type="float">
            <text:p>0.000203099</text:p>
          </table:table-cell>
          <table:table-cell office:value-type="float" office:value="-0.000577854" calcext:value-type="float">
            <text:p>-0.000577854</text:p>
          </table:table-cell>
          <table:table-cell office:value-type="float" office:value="0.000441854" calcext:value-type="float">
            <text:p>0.000441854</text:p>
          </table:table-cell>
          <table:table-cell office:value-type="float" office:value="-0.000207267" calcext:value-type="float">
            <text:p>-0.000207267</text:p>
          </table:table-cell>
          <table:table-cell office:value-type="float" office:value="0.0000926939" calcext:value-type="float">
            <text:p>9.26939E-05</text:p>
          </table:table-cell>
          <table:table-cell office:value-type="float" office:value="-0.000200809" calcext:value-type="float">
            <text:p>-0.000200809</text:p>
          </table:table-cell>
          <table:table-cell office:value-type="float" office:value="0.000013634" calcext:value-type="float">
            <text:p>1.3634E-05</text:p>
          </table:table-cell>
          <table:table-cell office:value-type="float" office:value="0.000804898" calcext:value-type="float">
            <text:p>0.000804898</text:p>
          </table:table-cell>
          <table:table-cell office:value-type="float" office:value="-0.000923452" calcext:value-type="float">
            <text:p>-0.000923452</text:p>
          </table:table-cell>
          <table:table-cell office:value-type="float" office:value="0.000323856" calcext:value-type="float">
            <text:p>0.000323856</text:p>
          </table:table-cell>
          <table:table-cell office:value-type="float" office:value="0.000150574" calcext:value-type="float">
            <text:p>0.000150574</text:p>
          </table:table-cell>
          <table:table-cell office:value-type="float" office:value="-0.00027856" calcext:value-type="float">
            <text:p>-0.00027856</text:p>
          </table:table-cell>
          <table:table-cell office:value-type="float" office:value="-0.000162554" calcext:value-type="float">
            <text:p>-0.000162554</text:p>
          </table:table-cell>
          <table:table-cell office:value-type="float" office:value="-0.00037347" calcext:value-type="float">
            <text:p>-0.00037347</text:p>
          </table:table-cell>
          <table:table-cell office:value-type="float" office:value="0.00120995" calcext:value-type="float">
            <text:p>0.00120995</text:p>
          </table:table-cell>
          <table:table-cell office:value-type="float" office:value="-0.000519122" calcext:value-type="float">
            <text:p>-0.000519122</text:p>
          </table:table-cell>
          <table:table-cell office:value-type="float" office:value="-0.000666983" calcext:value-type="float">
            <text:p>-0.000666983</text:p>
          </table:table-cell>
          <table:table-cell office:value-type="float" office:value="0.00113965" calcext:value-type="float">
            <text:p>0.00113965</text:p>
          </table:table-cell>
          <table:table-cell office:value-type="float" office:value="-0.00064231" calcext:value-type="float">
            <text:p>-0.00064231</text:p>
          </table:table-cell>
          <table:table-cell office:value-type="float" office:value="-0.000690606" calcext:value-type="float">
            <text:p>-0.000690606</text:p>
          </table:table-cell>
          <table:table-cell office:value-type="float" office:value="0.000151452" calcext:value-type="float">
            <text:p>0.000151452</text:p>
          </table:table-cell>
          <table:table-cell office:value-type="float" office:value="0.00105398" calcext:value-type="float">
            <text:p>0.00105398</text:p>
          </table:table-cell>
          <table:table-cell office:value-type="float" office:value="-0.000263056" calcext:value-type="float">
            <text:p>-0.000263056</text:p>
          </table:table-cell>
          <table:table-cell office:value-type="float" office:value="-0.000879316" calcext:value-type="float">
            <text:p>-0.000879316</text:p>
          </table:table-cell>
          <table:table-cell office:value-type="float" office:value="0.00193746" calcext:value-type="float">
            <text:p>0.00193746</text:p>
          </table:table-cell>
          <table:table-cell office:value-type="float" office:value="-0.000375009" calcext:value-type="float">
            <text:p>-0.000375009</text:p>
          </table:table-cell>
          <table:table-cell office:value-type="float" office:value="-0.00111474" calcext:value-type="float">
            <text:p>-0.00111474</text:p>
          </table:table-cell>
          <table:table-cell office:value-type="float" office:value="0.0010408" calcext:value-type="float">
            <text:p>0.0010408</text:p>
          </table:table-cell>
          <table:table-cell office:value-type="float" office:value="0.000462709" calcext:value-type="float">
            <text:p>0.000462709</text:p>
          </table:table-cell>
          <table:table-cell office:value-type="float" office:value="-0.000910833" calcext:value-type="float">
            <text:p>-0.000910833</text:p>
          </table:table-cell>
          <table:table-cell office:value-type="float" office:value="-0.000676934" calcext:value-type="float">
            <text:p>-0.000676934</text:p>
          </table:table-cell>
          <table:table-cell office:value-type="float" office:value="0.00102407" calcext:value-type="float">
            <text:p>0.00102407</text:p>
          </table:table-cell>
          <table:table-cell office:value-type="float" office:value="-0.000622622" calcext:value-type="float">
            <text:p>-0.000622622</text:p>
          </table:table-cell>
          <table:table-cell office:value-type="float" office:value="-0.0010824" calcext:value-type="float">
            <text:p>-0.0010824</text:p>
          </table:table-cell>
          <table:table-cell office:value-type="float" office:value="0.00129506" calcext:value-type="float">
            <text:p>0.00129506</text:p>
          </table:table-cell>
          <table:table-cell office:value-type="float" office:value="0.000364231" calcext:value-type="float">
            <text:p>0.000364231</text:p>
          </table:table-cell>
          <table:table-cell office:value-type="float" office:value="-0.000879014" calcext:value-type="float">
            <text:p>-0.000879014</text:p>
          </table:table-cell>
          <table:table-cell office:value-type="float" office:value="0.00046441" calcext:value-type="float">
            <text:p>0.00046441</text:p>
          </table:table-cell>
          <table:table-cell office:value-type="float" office:value="0.000473895" calcext:value-type="float">
            <text:p>0.000473895</text:p>
          </table:table-cell>
          <table:table-cell office:value-type="float" office:value="-0.000431081" calcext:value-type="float">
            <text:p>-0.000431081</text:p>
          </table:table-cell>
          <table:table-cell office:value-type="float" office:value="-0.000759246" calcext:value-type="float">
            <text:p>-0.000759246</text:p>
          </table:table-cell>
          <table:table-cell office:value-type="float" office:value="0.000479102" calcext:value-type="float">
            <text:p>0.000479102</text:p>
          </table:table-cell>
          <table:table-cell office:value-type="float" office:value="-0.0000879804" calcext:value-type="float">
            <text:p>-8.79804E-05</text:p>
          </table:table-cell>
          <table:table-cell office:value-type="float" office:value="-0.000569197" calcext:value-type="float">
            <text:p>-0.000569197</text:p>
          </table:table-cell>
          <table:table-cell office:value-type="float" office:value="0.000411391" calcext:value-type="float">
            <text:p>0.000411391</text:p>
          </table:table-cell>
          <table:table-cell office:value-type="float" office:value="0.000304083" calcext:value-type="float">
            <text:p>0.000304083</text:p>
          </table:table-cell>
          <table:table-cell office:value-type="float" office:value="-0.00029743" calcext:value-type="float">
            <text:p>-0.00029743</text:p>
          </table:table-cell>
          <table:table-cell office:value-type="float" office:value="0.000326496" calcext:value-type="float">
            <text:p>0.000326496</text:p>
          </table:table-cell>
          <table:table-cell office:value-type="float" office:value="-0.000253641" calcext:value-type="float">
            <text:p>-0.000253641</text:p>
          </table:table-cell>
          <table:table-cell office:value-type="float" office:value="-0.00000267374" calcext:value-type="float">
            <text:p>-2.67374E-06</text:p>
          </table:table-cell>
          <table:table-cell office:value-type="float" office:value="-0.00022041" calcext:value-type="float">
            <text:p>-0.00022041</text:p>
          </table:table-cell>
          <table:table-cell office:value-type="float" office:value="0.000503348" calcext:value-type="float">
            <text:p>0.000503348</text:p>
          </table:table-cell>
          <table:table-cell office:value-type="float" office:value="0.000347194" calcext:value-type="float">
            <text:p>0.000347194</text:p>
          </table:table-cell>
          <table:table-cell office:value-type="float" office:value="0.000136835" calcext:value-type="float">
            <text:p>0.000136835</text:p>
          </table:table-cell>
          <table:table-cell office:value-type="float" office:value="0.00034527" calcext:value-type="float">
            <text:p>0.00034527</text:p>
          </table:table-cell>
          <table:table-cell office:value-type="float" office:value="-0.000333756" calcext:value-type="float">
            <text:p>-0.000333756</text:p>
          </table:table-cell>
          <table:table-cell office:value-type="float" office:value="-0.000198346" calcext:value-type="float">
            <text:p>-0.000198346</text:p>
          </table:table-cell>
          <table:table-cell office:value-type="float" office:value="0.000144778" calcext:value-type="float">
            <text:p>0.000144778</text:p>
          </table:table-cell>
          <table:table-cell office:value-type="float" office:value="-0.000410913" calcext:value-type="float">
            <text:p>-0.000410913</text:p>
          </table:table-cell>
          <table:table-cell office:value-type="float" office:value="0.0000147388" calcext:value-type="float">
            <text:p>1.47388E-05</text:p>
          </table:table-cell>
          <table:table-cell office:value-type="float" office:value="-0.000141632" calcext:value-type="float">
            <text:p>-0.000141632</text:p>
          </table:table-cell>
          <table:table-cell office:value-type="float" office:value="0.000551016" calcext:value-type="float">
            <text:p>0.000551016</text:p>
          </table:table-cell>
          <table:table-cell office:value-type="float" office:value="-0.000677458" calcext:value-type="float">
            <text:p>-0.000677458</text:p>
          </table:table-cell>
          <table:table-cell office:value-type="float" office:value="0.000153616" calcext:value-type="float">
            <text:p>0.000153616</text:p>
          </table:table-cell>
          <table:table-cell office:value-type="float" office:value="0.00030673" calcext:value-type="float">
            <text:p>0.00030673</text:p>
          </table:table-cell>
          <table:table-cell office:value-type="float" office:value="0.000139087" calcext:value-type="float">
            <text:p>0.000139087</text:p>
          </table:table-cell>
          <table:table-cell office:value-type="float" office:value="0.0000465964" calcext:value-type="float">
            <text:p>4.65964E-05</text:p>
          </table:table-cell>
          <table:table-cell office:value-type="float" office:value="-0.00000774405" calcext:value-type="float">
            <text:p>-7.74405E-06</text:p>
          </table:table-cell>
          <table:table-cell office:value-type="float" office:value="0.000111156" calcext:value-type="float">
            <text:p>0.000111156</text:p>
          </table:table-cell>
          <table:table-cell office:value-type="float" office:value="-0.000732368" calcext:value-type="float">
            <text:p>-0.000732368</text:p>
          </table:table-cell>
          <table:table-cell office:value-type="float" office:value="-0.000326569" calcext:value-type="float">
            <text:p>-0.000326569</text:p>
          </table:table-cell>
          <table:table-cell office:value-type="float" office:value="0.000449443" calcext:value-type="float">
            <text:p>0.000449443</text:p>
          </table:table-cell>
          <table:table-cell office:value-type="float" office:value="-0.00071179" calcext:value-type="float">
            <text:p>-0.00071179</text:p>
          </table:table-cell>
          <table:table-cell office:value-type="float" office:value="0.00000460567" calcext:value-type="float">
            <text:p>4.60567E-06</text:p>
          </table:table-cell>
          <table:table-cell office:value-type="float" office:value="0.00011731" calcext:value-type="float">
            <text:p>0.00011731</text:p>
          </table:table-cell>
          <table:table-cell office:value-type="float" office:value="0.000457271" calcext:value-type="float">
            <text:p>0.000457271</text:p>
          </table:table-cell>
          <table:table-cell office:value-type="float" office:value="-0.000192482" calcext:value-type="float">
            <text:p>-0.000192482</text:p>
          </table:table-cell>
          <table:table-cell office:value-type="float" office:value="-0.00034704" calcext:value-type="float">
            <text:p>-0.00034704</text:p>
          </table:table-cell>
          <table:table-cell office:value-type="float" office:value="0.000991522" calcext:value-type="float">
            <text:p>0.000991522</text:p>
          </table:table-cell>
          <table:table-cell office:value-type="float" office:value="-0.000765317" calcext:value-type="float">
            <text:p>-0.000765317</text:p>
          </table:table-cell>
          <table:table-cell office:value-type="float" office:value="-0.00022687" calcext:value-type="float">
            <text:p>-0.00022687</text:p>
          </table:table-cell>
          <table:table-cell office:value-type="float" office:value="0.00033688" calcext:value-type="float">
            <text:p>0.00033688</text:p>
          </table:table-cell>
          <table:table-cell office:value-type="float" office:value="2.05932E-017" calcext:value-type="float">
            <text:p>2.05932E-17</text:p>
          </table:table-cell>
          <table:table-cell office:value-type="float" office:value="1.63277E-017" calcext:value-type="float">
            <text:p>1.63277E-17</text:p>
          </table:table-cell>
          <table:table-cell table:number-columns-repeated="2" office:value-type="float" office:value="1.28297E-017" calcext:value-type="float">
            <text:p>1.28297E-17</text:p>
          </table:table-cell>
        </table:table-row>
        <table:table-row table:style-name="ro1">
          <table:table-cell office:value-type="float" office:value="25.2186" calcext:value-type="float">
            <text:p>25.2186</text:p>
          </table:table-cell>
          <table:table-cell office:value-type="float" office:value="0.00000000246371" calcext:value-type="float">
            <text:p>2.46371E-09</text:p>
          </table:table-cell>
          <table:table-cell office:value-type="float" office:value="0.00000000391858" calcext:value-type="float">
            <text:p>3.91858E-09</text:p>
          </table:table-cell>
          <table:table-cell office:value-type="float" office:value="0.0000000063092" calcext:value-type="float">
            <text:p>6.3092E-09</text:p>
          </table:table-cell>
          <table:table-cell office:value-type="float" office:value="-0.00000146781" calcext:value-type="float">
            <text:p>-1.46781E-06</text:p>
          </table:table-cell>
          <table:table-cell office:value-type="float" office:value="0.000387591" calcext:value-type="float">
            <text:p>0.000387591</text:p>
          </table:table-cell>
          <table:table-cell office:value-type="float" office:value="0.000335461" calcext:value-type="float">
            <text:p>0.000335461</text:p>
          </table:table-cell>
          <table:table-cell office:value-type="float" office:value="-0.000415316" calcext:value-type="float">
            <text:p>-0.000415316</text:p>
          </table:table-cell>
          <table:table-cell office:value-type="float" office:value="0.000631973" calcext:value-type="float">
            <text:p>0.000631973</text:p>
          </table:table-cell>
          <table:table-cell office:value-type="float" office:value="-0.0000568709" calcext:value-type="float">
            <text:p>-5.68709E-05</text:p>
          </table:table-cell>
          <table:table-cell office:value-type="float" office:value="0.0000697351" calcext:value-type="float">
            <text:p>6.97351E-05</text:p>
          </table:table-cell>
          <table:table-cell office:value-type="float" office:value="0.000146537" calcext:value-type="float">
            <text:p>0.000146537</text:p>
          </table:table-cell>
          <table:table-cell office:value-type="float" office:value="-0.00033051" calcext:value-type="float">
            <text:p>-0.00033051</text:p>
          </table:table-cell>
          <table:table-cell office:value-type="float" office:value="0.0000996739" calcext:value-type="float">
            <text:p>9.96739E-05</text:p>
          </table:table-cell>
          <table:table-cell office:value-type="float" office:value="-0.000337696" calcext:value-type="float">
            <text:p>-0.000337696</text:p>
          </table:table-cell>
          <table:table-cell office:value-type="float" office:value="-0.0000662205" calcext:value-type="float">
            <text:p>-6.62205E-05</text:p>
          </table:table-cell>
          <table:table-cell office:value-type="float" office:value="0.000240034" calcext:value-type="float">
            <text:p>0.000240034</text:p>
          </table:table-cell>
          <table:table-cell office:value-type="float" office:value="-0.000209301" calcext:value-type="float">
            <text:p>-0.000209301</text:p>
          </table:table-cell>
          <table:table-cell office:value-type="float" office:value="0.000239272" calcext:value-type="float">
            <text:p>0.000239272</text:p>
          </table:table-cell>
          <table:table-cell office:value-type="float" office:value="-0.000375304" calcext:value-type="float">
            <text:p>-0.000375304</text:p>
          </table:table-cell>
          <table:table-cell office:value-type="float" office:value="0.000471926" calcext:value-type="float">
            <text:p>0.000471926</text:p>
          </table:table-cell>
          <table:table-cell office:value-type="float" office:value="0.0000897101" calcext:value-type="float">
            <text:p>8.97101E-05</text:p>
          </table:table-cell>
          <table:table-cell office:value-type="float" office:value="-0.0000769864" calcext:value-type="float">
            <text:p>-7.69864E-05</text:p>
          </table:table-cell>
          <table:table-cell office:value-type="float" office:value="0.000501185" calcext:value-type="float">
            <text:p>0.000501185</text:p>
          </table:table-cell>
          <table:table-cell office:value-type="float" office:value="-0.000308033" calcext:value-type="float">
            <text:p>-0.000308033</text:p>
          </table:table-cell>
          <table:table-cell office:value-type="float" office:value="-0.000116717" calcext:value-type="float">
            <text:p>-0.000116717</text:p>
          </table:table-cell>
          <table:table-cell office:value-type="float" office:value="0.0000431031" calcext:value-type="float">
            <text:p>4.31031E-05</text:p>
          </table:table-cell>
          <table:table-cell office:value-type="float" office:value="-0.0000245579" calcext:value-type="float">
            <text:p>-2.45579E-05</text:p>
          </table:table-cell>
          <table:table-cell office:value-type="float" office:value="0.000685848" calcext:value-type="float">
            <text:p>0.000685848</text:p>
          </table:table-cell>
          <table:table-cell office:value-type="float" office:value="-0.000343338" calcext:value-type="float">
            <text:p>-0.000343338</text:p>
          </table:table-cell>
          <table:table-cell office:value-type="float" office:value="0.000553707" calcext:value-type="float">
            <text:p>0.000553707</text:p>
          </table:table-cell>
          <table:table-cell office:value-type="float" office:value="-0.0000264564" calcext:value-type="float">
            <text:p>-2.64564E-05</text:p>
          </table:table-cell>
          <table:table-cell office:value-type="float" office:value="-0.000629611" calcext:value-type="float">
            <text:p>-0.000629611</text:p>
          </table:table-cell>
          <table:table-cell office:value-type="float" office:value="0.0000749577" calcext:value-type="float">
            <text:p>7.49577E-05</text:p>
          </table:table-cell>
          <table:table-cell office:value-type="float" office:value="-0.00022886" calcext:value-type="float">
            <text:p>-0.00022886</text:p>
          </table:table-cell>
          <table:table-cell office:value-type="float" office:value="-0.000305414" calcext:value-type="float">
            <text:p>-0.000305414</text:p>
          </table:table-cell>
          <table:table-cell office:value-type="float" office:value="0.0000821647" calcext:value-type="float">
            <text:p>8.21647E-05</text:p>
          </table:table-cell>
          <table:table-cell office:value-type="float" office:value="0.000542482" calcext:value-type="float">
            <text:p>0.000542482</text:p>
          </table:table-cell>
          <table:table-cell office:value-type="float" office:value="0.00020809" calcext:value-type="float">
            <text:p>0.00020809</text:p>
          </table:table-cell>
          <table:table-cell office:value-type="float" office:value="-0.0000343127" calcext:value-type="float">
            <text:p>-3.43127E-05</text:p>
          </table:table-cell>
          <table:table-cell office:value-type="float" office:value="0.000726143" calcext:value-type="float">
            <text:p>0.000726143</text:p>
          </table:table-cell>
          <table:table-cell office:value-type="float" office:value="-0.000324991" calcext:value-type="float">
            <text:p>-0.000324991</text:p>
          </table:table-cell>
          <table:table-cell office:value-type="float" office:value="-0.000259065" calcext:value-type="float">
            <text:p>-0.000259065</text:p>
          </table:table-cell>
          <table:table-cell office:value-type="float" office:value="0.000210097" calcext:value-type="float">
            <text:p>0.000210097</text:p>
          </table:table-cell>
          <table:table-cell office:value-type="float" office:value="-0.000142776" calcext:value-type="float">
            <text:p>-0.000142776</text:p>
          </table:table-cell>
          <table:table-cell office:value-type="float" office:value="0.000229736" calcext:value-type="float">
            <text:p>0.000229736</text:p>
          </table:table-cell>
          <table:table-cell office:value-type="float" office:value="-0.000649346" calcext:value-type="float">
            <text:p>-0.000649346</text:p>
          </table:table-cell>
          <table:table-cell office:value-type="float" office:value="0.000336772" calcext:value-type="float">
            <text:p>0.000336772</text:p>
          </table:table-cell>
          <table:table-cell office:value-type="float" office:value="-0.000042314" calcext:value-type="float">
            <text:p>-4.2314E-05</text:p>
          </table:table-cell>
          <table:table-cell office:value-type="float" office:value="-0.000560485" calcext:value-type="float">
            <text:p>-0.000560485</text:p>
          </table:table-cell>
          <table:table-cell office:value-type="float" office:value="0.000305136" calcext:value-type="float">
            <text:p>0.000305136</text:p>
          </table:table-cell>
          <table:table-cell office:value-type="float" office:value="0.000552982" calcext:value-type="float">
            <text:p>0.000552982</text:p>
          </table:table-cell>
          <table:table-cell office:value-type="float" office:value="-0.000407604" calcext:value-type="float">
            <text:p>-0.000407604</text:p>
          </table:table-cell>
          <table:table-cell office:value-type="float" office:value="-0.0000976846" calcext:value-type="float">
            <text:p>-9.76846E-05</text:p>
          </table:table-cell>
          <table:table-cell office:value-type="float" office:value="0.000337177" calcext:value-type="float">
            <text:p>0.000337177</text:p>
          </table:table-cell>
          <table:table-cell office:value-type="float" office:value="0.000134408" calcext:value-type="float">
            <text:p>0.000134408</text:p>
          </table:table-cell>
          <table:table-cell office:value-type="float" office:value="-0.000487869" calcext:value-type="float">
            <text:p>-0.000487869</text:p>
          </table:table-cell>
          <table:table-cell office:value-type="float" office:value="0.000722593" calcext:value-type="float">
            <text:p>0.000722593</text:p>
          </table:table-cell>
          <table:table-cell office:value-type="float" office:value="-0.000273149" calcext:value-type="float">
            <text:p>-0.000273149</text:p>
          </table:table-cell>
          <table:table-cell office:value-type="float" office:value="0.000126684" calcext:value-type="float">
            <text:p>0.000126684</text:p>
          </table:table-cell>
          <table:table-cell office:value-type="float" office:value="-0.000291765" calcext:value-type="float">
            <text:p>-0.000291765</text:p>
          </table:table-cell>
          <table:table-cell office:value-type="float" office:value="-0.0000994222" calcext:value-type="float">
            <text:p>-9.94222E-05</text:p>
          </table:table-cell>
          <table:table-cell office:value-type="float" office:value="0.000577441" calcext:value-type="float">
            <text:p>0.000577441</text:p>
          </table:table-cell>
          <table:table-cell office:value-type="float" office:value="-0.00024204" calcext:value-type="float">
            <text:p>-0.00024204</text:p>
          </table:table-cell>
          <table:table-cell office:value-type="float" office:value="-0.000171973" calcext:value-type="float">
            <text:p>-0.000171973</text:p>
          </table:table-cell>
          <table:table-cell office:value-type="float" office:value="0.000565492" calcext:value-type="float">
            <text:p>0.000565492</text:p>
          </table:table-cell>
          <table:table-cell office:value-type="float" office:value="-0.000631226" calcext:value-type="float">
            <text:p>-0.000631226</text:p>
          </table:table-cell>
          <table:table-cell office:value-type="float" office:value="-0.000193996" calcext:value-type="float">
            <text:p>-0.000193996</text:p>
          </table:table-cell>
          <table:table-cell office:value-type="float" office:value="-0.000250309" calcext:value-type="float">
            <text:p>-0.000250309</text:p>
          </table:table-cell>
          <table:table-cell office:value-type="float" office:value="-0.00000308206" calcext:value-type="float">
            <text:p>-3.08206E-06</text:p>
          </table:table-cell>
          <table:table-cell office:value-type="float" office:value="-0.0000666655" calcext:value-type="float">
            <text:p>-6.66655E-05</text:p>
          </table:table-cell>
          <table:table-cell office:value-type="float" office:value="0.000212973" calcext:value-type="float">
            <text:p>0.000212973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380547" calcext:value-type="float">
            <text:p>0.000380547</text:p>
          </table:table-cell>
          <table:table-cell office:value-type="float" office:value="0.000450224" calcext:value-type="float">
            <text:p>0.000450224</text:p>
          </table:table-cell>
          <table:table-cell office:value-type="float" office:value="-0.00034486" calcext:value-type="float">
            <text:p>-0.00034486</text:p>
          </table:table-cell>
          <table:table-cell office:value-type="float" office:value="-0.000252949" calcext:value-type="float">
            <text:p>-0.000252949</text:p>
          </table:table-cell>
          <table:table-cell office:value-type="float" office:value="0.000249454" calcext:value-type="float">
            <text:p>0.000249454</text:p>
          </table:table-cell>
          <table:table-cell office:value-type="float" office:value="-0.000780876" calcext:value-type="float">
            <text:p>-0.000780876</text:p>
          </table:table-cell>
          <table:table-cell office:value-type="float" office:value="0.0001958" calcext:value-type="float">
            <text:p>0.0001958</text:p>
          </table:table-cell>
          <table:table-cell office:value-type="float" office:value="0.000148616" calcext:value-type="float">
            <text:p>0.000148616</text:p>
          </table:table-cell>
          <table:table-cell office:value-type="float" office:value="-0.000151879" calcext:value-type="float">
            <text:p>-0.000151879</text:p>
          </table:table-cell>
          <table:table-cell office:value-type="float" office:value="0.0000526157" calcext:value-type="float">
            <text:p>5.26157E-05</text:p>
          </table:table-cell>
          <table:table-cell office:value-type="float" office:value="-0.00038884" calcext:value-type="float">
            <text:p>-0.00038884</text:p>
          </table:table-cell>
          <table:table-cell office:value-type="float" office:value="0.000166814" calcext:value-type="float">
            <text:p>0.000166814</text:p>
          </table:table-cell>
          <table:table-cell office:value-type="float" office:value="0.000273816" calcext:value-type="float">
            <text:p>0.000273816</text:p>
          </table:table-cell>
          <table:table-cell office:value-type="float" office:value="-0.000362498" calcext:value-type="float">
            <text:p>-0.000362498</text:p>
          </table:table-cell>
          <table:table-cell office:value-type="float" office:value="0.000317789" calcext:value-type="float">
            <text:p>0.000317789</text:p>
          </table:table-cell>
          <table:table-cell office:value-type="float" office:value="0.000180445" calcext:value-type="float">
            <text:p>0.000180445</text:p>
          </table:table-cell>
          <table:table-cell office:value-type="float" office:value="-0.000227042" calcext:value-type="float">
            <text:p>-0.000227042</text:p>
          </table:table-cell>
          <table:table-cell office:value-type="float" office:value="-0.000306693" calcext:value-type="float">
            <text:p>-0.000306693</text:p>
          </table:table-cell>
          <table:table-cell office:value-type="float" office:value="0.000603433" calcext:value-type="float">
            <text:p>0.000603433</text:p>
          </table:table-cell>
          <table:table-cell office:value-type="float" office:value="-0.000000875011" calcext:value-type="float">
            <text:p>-8.75011E-07</text:p>
          </table:table-cell>
          <table:table-cell office:value-type="float" office:value="-0.000286052" calcext:value-type="float">
            <text:p>-0.000286052</text:p>
          </table:table-cell>
          <table:table-cell office:value-type="float" office:value="0.000369374" calcext:value-type="float">
            <text:p>0.000369374</text:p>
          </table:table-cell>
          <table:table-cell office:value-type="float" office:value="-0.0000455483" calcext:value-type="float">
            <text:p>-4.55483E-05</text:p>
          </table:table-cell>
          <table:table-cell office:value-type="float" office:value="-0.000216942" calcext:value-type="float">
            <text:p>-0.000216942</text:p>
          </table:table-cell>
          <table:table-cell office:value-type="float" office:value="0.0000448461" calcext:value-type="float">
            <text:p>4.48461E-05</text:p>
          </table:table-cell>
          <table:table-cell office:value-type="float" office:value="0.0000819173" calcext:value-type="float">
            <text:p>8.19173E-05</text:p>
          </table:table-cell>
          <table:table-cell office:value-type="float" office:value="0.000145192" calcext:value-type="float">
            <text:p>0.000145192</text:p>
          </table:table-cell>
          <table:table-cell office:value-type="float" office:value="-0.000319412" calcext:value-type="float">
            <text:p>-0.000319412</text:p>
          </table:table-cell>
          <table:table-cell office:value-type="float" office:value="-0.000116694" calcext:value-type="float">
            <text:p>-0.000116694</text:p>
          </table:table-cell>
          <table:table-cell office:value-type="float" office:value="0.0000250724" calcext:value-type="float">
            <text:p>2.50724E-05</text:p>
          </table:table-cell>
          <table:table-cell office:value-type="float" office:value="-0.000323128" calcext:value-type="float">
            <text:p>-0.000323128</text:p>
          </table:table-cell>
          <table:table-cell office:value-type="float" office:value="-0.000296657" calcext:value-type="float">
            <text:p>-0.000296657</text:p>
          </table:table-cell>
          <table:table-cell office:value-type="float" office:value="0.000196312" calcext:value-type="float">
            <text:p>0.000196312</text:p>
          </table:table-cell>
          <table:table-cell office:value-type="float" office:value="0.000240161" calcext:value-type="float">
            <text:p>0.000240161</text:p>
          </table:table-cell>
          <table:table-cell office:value-type="float" office:value="0.0000477088" calcext:value-type="float">
            <text:p>4.77088E-05</text:p>
          </table:table-cell>
          <table:table-cell office:value-type="float" office:value="0.000634057" calcext:value-type="float">
            <text:p>0.000634057</text:p>
          </table:table-cell>
          <table:table-cell office:value-type="float" office:value="0.00029111" calcext:value-type="float">
            <text:p>0.00029111</text:p>
          </table:table-cell>
          <table:table-cell office:value-type="float" office:value="0.0000129548" calcext:value-type="float">
            <text:p>1.29548E-05</text:p>
          </table:table-cell>
          <table:table-cell office:value-type="float" office:value="-0.0000773693" calcext:value-type="float">
            <text:p>-7.73693E-05</text:p>
          </table:table-cell>
          <table:table-cell office:value-type="float" office:value="-0.000456768" calcext:value-type="float">
            <text:p>-0.000456768</text:p>
          </table:table-cell>
          <table:table-cell office:value-type="float" office:value="-0.000241248" calcext:value-type="float">
            <text:p>-0.000241248</text:p>
          </table:table-cell>
          <table:table-cell office:value-type="float" office:value="-0.000033808" calcext:value-type="float">
            <text:p>-3.3808E-05</text:p>
          </table:table-cell>
          <table:table-cell office:value-type="float" office:value="0.000112945" calcext:value-type="float">
            <text:p>0.000112945</text:p>
          </table:table-cell>
          <table:table-cell office:value-type="float" office:value="-0.0000221363" calcext:value-type="float">
            <text:p>-2.21363E-05</text:p>
          </table:table-cell>
          <table:table-cell office:value-type="float" office:value="0.000180914" calcext:value-type="float">
            <text:p>0.000180914</text:p>
          </table:table-cell>
          <table:table-cell office:value-type="float" office:value="0.000072631" calcext:value-type="float">
            <text:p>7.2631E-05</text:p>
          </table:table-cell>
          <table:table-cell office:value-type="float" office:value="-0.000350064" calcext:value-type="float">
            <text:p>-0.000350064</text:p>
          </table:table-cell>
          <table:table-cell office:value-type="float" office:value="-0.00000921063" calcext:value-type="float">
            <text:p>-9.21063E-06</text:p>
          </table:table-cell>
          <table:table-cell office:value-type="float" office:value="0.000263811" calcext:value-type="float">
            <text:p>0.000263811</text:p>
          </table:table-cell>
          <table:table-cell office:value-type="float" office:value="0.0000128406" calcext:value-type="float">
            <text:p>1.28406E-05</text:p>
          </table:table-cell>
          <table:table-cell office:value-type="float" office:value="-0.0000109768" calcext:value-type="float">
            <text:p>-1.09768E-05</text:p>
          </table:table-cell>
          <table:table-cell office:value-type="float" office:value="-0.0000565568" calcext:value-type="float">
            <text:p>-5.65568E-05</text:p>
          </table:table-cell>
          <table:table-cell office:value-type="float" office:value="0.000404494" calcext:value-type="float">
            <text:p>0.000404494</text:p>
          </table:table-cell>
          <table:table-cell office:value-type="float" office:value="-0.000185879" calcext:value-type="float">
            <text:p>-0.000185879</text:p>
          </table:table-cell>
          <table:table-cell office:value-type="float" office:value="0.00010952" calcext:value-type="float">
            <text:p>0.00010952</text:p>
          </table:table-cell>
          <table:table-cell office:value-type="float" office:value="0.000689721" calcext:value-type="float">
            <text:p>0.000689721</text:p>
          </table:table-cell>
          <table:table-cell office:value-type="float" office:value="0.000406652" calcext:value-type="float">
            <text:p>0.000406652</text:p>
          </table:table-cell>
          <table:table-cell office:value-type="float" office:value="0.0000144616" calcext:value-type="float">
            <text:p>1.44616E-05</text:p>
          </table:table-cell>
          <table:table-cell office:value-type="float" office:value="0.000567944" calcext:value-type="float">
            <text:p>0.000567944</text:p>
          </table:table-cell>
          <table:table-cell office:value-type="float" office:value="0.000815033" calcext:value-type="float">
            <text:p>0.000815033</text:p>
          </table:table-cell>
          <table:table-cell office:value-type="float" office:value="0.000332632" calcext:value-type="float">
            <text:p>0.000332632</text:p>
          </table:table-cell>
          <table:table-cell office:value-type="float" office:value="0.000641974" calcext:value-type="float">
            <text:p>0.000641974</text:p>
          </table:table-cell>
          <table:table-cell office:value-type="float" office:value="0.00131682" calcext:value-type="float">
            <text:p>0.00131682</text:p>
          </table:table-cell>
          <table:table-cell office:value-type="float" office:value="0.00105481" calcext:value-type="float">
            <text:p>0.00105481</text:p>
          </table:table-cell>
          <table:table-cell office:value-type="float" office:value="0.00114141" calcext:value-type="float">
            <text:p>0.00114141</text:p>
          </table:table-cell>
          <table:table-cell office:value-type="float" office:value="0.00185656" calcext:value-type="float">
            <text:p>0.00185656</text:p>
          </table:table-cell>
          <table:table-cell office:value-type="float" office:value="0.00235437" calcext:value-type="float">
            <text:p>0.00235437</text:p>
          </table:table-cell>
          <table:table-cell office:value-type="float" office:value="0.00295382" calcext:value-type="float">
            <text:p>0.00295382</text:p>
          </table:table-cell>
          <table:table-cell office:value-type="float" office:value="0.00341825" calcext:value-type="float">
            <text:p>0.00341825</text:p>
          </table:table-cell>
          <table:table-cell office:value-type="float" office:value="0.00527529" calcext:value-type="float">
            <text:p>0.00527529</text:p>
          </table:table-cell>
          <table:table-cell office:value-type="float" office:value="0.00652013" calcext:value-type="float">
            <text:p>0.00652013</text:p>
          </table:table-cell>
          <table:table-cell office:value-type="float" office:value="0.008024" calcext:value-type="float">
            <text:p>0.008024</text:p>
          </table:table-cell>
          <table:table-cell office:value-type="float" office:value="0.0100962" calcext:value-type="float">
            <text:p>0.0100962</text:p>
          </table:table-cell>
          <table:table-cell office:value-type="float" office:value="0.0128058" calcext:value-type="float">
            <text:p>0.0128058</text:p>
          </table:table-cell>
          <table:table-cell office:value-type="float" office:value="0.0155537" calcext:value-type="float">
            <text:p>0.0155537</text:p>
          </table:table-cell>
          <table:table-cell office:value-type="float" office:value="0.0191186" calcext:value-type="float">
            <text:p>0.0191186</text:p>
          </table:table-cell>
          <table:table-cell office:value-type="float" office:value="0.0242248" calcext:value-type="float">
            <text:p>0.0242248</text:p>
          </table:table-cell>
          <table:table-cell office:value-type="float" office:value="0.0309861" calcext:value-type="float">
            <text:p>0.0309861</text:p>
          </table:table-cell>
          <table:table-cell office:value-type="float" office:value="0.0381164" calcext:value-type="float">
            <text:p>0.0381164</text:p>
          </table:table-cell>
          <table:table-cell office:value-type="float" office:value="0.0474805" calcext:value-type="float">
            <text:p>0.0474805</text:p>
          </table:table-cell>
          <table:table-cell office:value-type="float" office:value="0.0585531" calcext:value-type="float">
            <text:p>0.0585531</text:p>
          </table:table-cell>
          <table:table-cell office:value-type="float" office:value="0.0719784" calcext:value-type="float">
            <text:p>0.0719784</text:p>
          </table:table-cell>
          <table:table-cell office:value-type="float" office:value="0.0864123" calcext:value-type="float">
            <text:p>0.0864123</text:p>
          </table:table-cell>
          <table:table-cell office:value-type="float" office:value="0.104171" calcext:value-type="float">
            <text:p>0.104171</text:p>
          </table:table-cell>
          <table:table-cell office:value-type="float" office:value="0.124961" calcext:value-type="float">
            <text:p>0.124961</text:p>
          </table:table-cell>
          <table:table-cell office:value-type="float" office:value="0.145795" calcext:value-type="float">
            <text:p>0.145795</text:p>
          </table:table-cell>
          <table:table-cell office:value-type="float" office:value="0.167912" calcext:value-type="float">
            <text:p>0.167912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12167" calcext:value-type="float">
            <text:p>0.212167</text:p>
          </table:table-cell>
          <table:table-cell office:value-type="float" office:value="0.228935" calcext:value-type="float">
            <text:p>0.228935</text:p>
          </table:table-cell>
          <table:table-cell office:value-type="float" office:value="0.24203" calcext:value-type="float">
            <text:p>0.24203</text:p>
          </table:table-cell>
          <table:table-cell office:value-type="float" office:value="0.250314" calcext:value-type="float">
            <text:p>0.250314</text:p>
          </table:table-cell>
          <table:table-cell office:value-type="float" office:value="0.248959" calcext:value-type="float">
            <text:p>0.248959</text:p>
          </table:table-cell>
          <table:table-cell office:value-type="float" office:value="0.241859" calcext:value-type="float">
            <text:p>0.241859</text:p>
          </table:table-cell>
          <table:table-cell office:value-type="float" office:value="0.23046" calcext:value-type="float">
            <text:p>0.23046</text:p>
          </table:table-cell>
          <table:table-cell office:value-type="float" office:value="0.211959" calcext:value-type="float">
            <text:p>0.211959</text:p>
          </table:table-cell>
          <table:table-cell office:value-type="float" office:value="0.190548" calcext:value-type="float">
            <text:p>0.190548</text:p>
          </table:table-cell>
          <table:table-cell office:value-type="float" office:value="0.168692" calcext:value-type="float">
            <text:p>0.168692</text:p>
          </table:table-cell>
          <table:table-cell office:value-type="float" office:value="0.146954" calcext:value-type="float">
            <text:p>0.146954</text:p>
          </table:table-cell>
          <table:table-cell office:value-type="float" office:value="0.123991" calcext:value-type="float">
            <text:p>0.123991</text:p>
          </table:table-cell>
          <table:table-cell office:value-type="float" office:value="0.10394" calcext:value-type="float">
            <text:p>0.10394</text:p>
          </table:table-cell>
          <table:table-cell office:value-type="float" office:value="0.0880791" calcext:value-type="float">
            <text:p>0.0880791</text:p>
          </table:table-cell>
          <table:table-cell office:value-type="float" office:value="0.0716421" calcext:value-type="float">
            <text:p>0.0716421</text:p>
          </table:table-cell>
          <table:table-cell office:value-type="float" office:value="0.0578452" calcext:value-type="float">
            <text:p>0.0578452</text:p>
          </table:table-cell>
          <table:table-cell office:value-type="float" office:value="0.0478669" calcext:value-type="float">
            <text:p>0.0478669</text:p>
          </table:table-cell>
          <table:table-cell office:value-type="float" office:value="0.0389563" calcext:value-type="float">
            <text:p>0.0389563</text:p>
          </table:table-cell>
          <table:table-cell office:value-type="float" office:value="0.0308439" calcext:value-type="float">
            <text:p>0.0308439</text:p>
          </table:table-cell>
          <table:table-cell office:value-type="float" office:value="0.0244133" calcext:value-type="float">
            <text:p>0.0244133</text:p>
          </table:table-cell>
          <table:table-cell office:value-type="float" office:value="0.0209708" calcext:value-type="float">
            <text:p>0.0209708</text:p>
          </table:table-cell>
          <table:table-cell office:value-type="float" office:value="0.0159124" calcext:value-type="float">
            <text:p>0.0159124</text:p>
          </table:table-cell>
          <table:table-cell office:value-type="float" office:value="0.0121448" calcext:value-type="float">
            <text:p>0.0121448</text:p>
          </table:table-cell>
          <table:table-cell office:value-type="float" office:value="0.011041" calcext:value-type="float">
            <text:p>0.011041</text:p>
          </table:table-cell>
          <table:table-cell office:value-type="float" office:value="0.0093589" calcext:value-type="float">
            <text:p>0.0093589</text:p>
          </table:table-cell>
          <table:table-cell office:value-type="float" office:value="0.00811128" calcext:value-type="float">
            <text:p>0.00811128</text:p>
          </table:table-cell>
          <table:table-cell office:value-type="float" office:value="0.00863723" calcext:value-type="float">
            <text:p>0.00863723</text:p>
          </table:table-cell>
          <table:table-cell office:value-type="float" office:value="0.0106348" calcext:value-type="float">
            <text:p>0.0106348</text:p>
          </table:table-cell>
          <table:table-cell office:value-type="float" office:value="0.0130982" calcext:value-type="float">
            <text:p>0.0130982</text:p>
          </table:table-cell>
          <table:table-cell office:value-type="float" office:value="0.0168194" calcext:value-type="float">
            <text:p>0.0168194</text:p>
          </table:table-cell>
          <table:table-cell office:value-type="float" office:value="0.0263671" calcext:value-type="float">
            <text:p>0.0263671</text:p>
          </table:table-cell>
          <table:table-cell office:value-type="float" office:value="0.0398188" calcext:value-type="float">
            <text:p>0.0398188</text:p>
          </table:table-cell>
          <table:table-cell office:value-type="float" office:value="0.0615374" calcext:value-type="float">
            <text:p>0.0615374</text:p>
          </table:table-cell>
          <table:table-cell office:value-type="float" office:value="0.0961814" calcext:value-type="float">
            <text:p>0.0961814</text:p>
          </table:table-cell>
          <table:table-cell office:value-type="float" office:value="0.149273" calcext:value-type="float">
            <text:p>0.149273</text:p>
          </table:table-cell>
          <table:table-cell office:value-type="float" office:value="0.22714" calcext:value-type="float">
            <text:p>0.22714</text:p>
          </table:table-cell>
          <table:table-cell office:value-type="float" office:value="0.337903" calcext:value-type="float">
            <text:p>0.337903</text:p>
          </table:table-cell>
          <table:table-cell office:value-type="float" office:value="0.485156" calcext:value-type="float">
            <text:p>0.485156</text:p>
          </table:table-cell>
          <table:table-cell office:value-type="float" office:value="0.659574" calcext:value-type="float">
            <text:p>0.659574</text:p>
          </table:table-cell>
          <table:table-cell office:value-type="float" office:value="0.834231" calcext:value-type="float">
            <text:p>0.834231</text:p>
          </table:table-cell>
          <table:table-cell office:value-type="float" office:value="0.964222" calcext:value-type="float">
            <text:p>0.964222</text:p>
          </table:table-cell>
          <table:table-cell office:value-type="float" office:value="0.999593" calcext:value-type="float">
            <text:p>0.999593</text:p>
          </table:table-cell>
          <table:table-cell office:value-type="float" office:value="0.927243" calcext:value-type="float">
            <text:p>0.927243</text:p>
          </table:table-cell>
          <table:table-cell office:value-type="float" office:value="0.777016" calcext:value-type="float">
            <text:p>0.777016</text:p>
          </table:table-cell>
          <table:table-cell office:value-type="float" office:value="0.596126" calcext:value-type="float">
            <text:p>0.596126</text:p>
          </table:table-cell>
          <table:table-cell office:value-type="float" office:value="0.430515" calcext:value-type="float">
            <text:p>0.430515</text:p>
          </table:table-cell>
          <table:table-cell office:value-type="float" office:value="0.295743" calcext:value-type="float">
            <text:p>0.295743</text:p>
          </table:table-cell>
          <table:table-cell office:value-type="float" office:value="0.194986" calcext:value-type="float">
            <text:p>0.194986</text:p>
          </table:table-cell>
          <table:table-cell office:value-type="float" office:value="0.129296" calcext:value-type="float">
            <text:p>0.129296</text:p>
          </table:table-cell>
          <table:table-cell office:value-type="float" office:value="0.0815232" calcext:value-type="float">
            <text:p>0.0815232</text:p>
          </table:table-cell>
          <table:table-cell office:value-type="float" office:value="0.0512079" calcext:value-type="float">
            <text:p>0.0512079</text:p>
          </table:table-cell>
          <table:table-cell office:value-type="float" office:value="0.0342956" calcext:value-type="float">
            <text:p>0.0342956</text:p>
          </table:table-cell>
          <table:table-cell office:value-type="float" office:value="0.0193945" calcext:value-type="float">
            <text:p>0.0193945</text:p>
          </table:table-cell>
          <table:table-cell office:value-type="float" office:value="0.0136803" calcext:value-type="float">
            <text:p>0.0136803</text:p>
          </table:table-cell>
          <table:table-cell office:value-type="float" office:value="0.00744266" calcext:value-type="float">
            <text:p>0.00744266</text:p>
          </table:table-cell>
          <table:table-cell office:value-type="float" office:value="0.00541715" calcext:value-type="float">
            <text:p>0.00541715</text:p>
          </table:table-cell>
          <table:table-cell office:value-type="float" office:value="0.00401593" calcext:value-type="float">
            <text:p>0.00401593</text:p>
          </table:table-cell>
          <table:table-cell office:value-type="float" office:value="-0.0000164029" calcext:value-type="float">
            <text:p>-1.64029E-05</text:p>
          </table:table-cell>
          <table:table-cell office:value-type="float" office:value="0.00256888" calcext:value-type="float">
            <text:p>0.00256888</text:p>
          </table:table-cell>
          <table:table-cell office:value-type="float" office:value="0.000309772" calcext:value-type="float">
            <text:p>0.000309772</text:p>
          </table:table-cell>
          <table:table-cell office:value-type="float" office:value="-0.000187047" calcext:value-type="float">
            <text:p>-0.000187047</text:p>
          </table:table-cell>
          <table:table-cell office:value-type="float" office:value="0.00149543" calcext:value-type="float">
            <text:p>0.00149543</text:p>
          </table:table-cell>
          <table:table-cell office:value-type="float" office:value="-0.00052999" calcext:value-type="float">
            <text:p>-0.00052999</text:p>
          </table:table-cell>
          <table:table-cell office:value-type="float" office:value="0.00166469" calcext:value-type="float">
            <text:p>0.00166469</text:p>
          </table:table-cell>
          <table:table-cell office:value-type="float" office:value="-0.00127714" calcext:value-type="float">
            <text:p>-0.00127714</text:p>
          </table:table-cell>
          <table:table-cell office:value-type="float" office:value="0.000172441" calcext:value-type="float">
            <text:p>0.000172441</text:p>
          </table:table-cell>
          <table:table-cell office:value-type="float" office:value="0.000720337" calcext:value-type="float">
            <text:p>0.000720337</text:p>
          </table:table-cell>
          <table:table-cell office:value-type="float" office:value="-0.00206938" calcext:value-type="float">
            <text:p>-0.00206938</text:p>
          </table:table-cell>
          <table:table-cell office:value-type="float" office:value="0.000923627" calcext:value-type="float">
            <text:p>0.000923627</text:p>
          </table:table-cell>
          <table:table-cell office:value-type="float" office:value="-0.000352527" calcext:value-type="float">
            <text:p>-0.000352527</text:p>
          </table:table-cell>
          <table:table-cell office:value-type="float" office:value="0.000576768" calcext:value-type="float">
            <text:p>0.000576768</text:p>
          </table:table-cell>
          <table:table-cell office:value-type="float" office:value="-0.0000171524" calcext:value-type="float">
            <text:p>-1.71524E-05</text:p>
          </table:table-cell>
          <table:table-cell office:value-type="float" office:value="-0.000636932" calcext:value-type="float">
            <text:p>-0.000636932</text:p>
          </table:table-cell>
          <table:table-cell office:value-type="float" office:value="0.00160808" calcext:value-type="float">
            <text:p>0.00160808</text:p>
          </table:table-cell>
          <table:table-cell office:value-type="float" office:value="-0.00115059" calcext:value-type="float">
            <text:p>-0.00115059</text:p>
          </table:table-cell>
          <table:table-cell office:value-type="float" office:value="0.000468439" calcext:value-type="float">
            <text:p>0.000468439</text:p>
          </table:table-cell>
          <table:table-cell office:value-type="float" office:value="0.000326084" calcext:value-type="float">
            <text:p>0.000326084</text:p>
          </table:table-cell>
          <table:table-cell office:value-type="float" office:value="-0.000329994" calcext:value-type="float">
            <text:p>-0.000329994</text:p>
          </table:table-cell>
          <table:table-cell office:value-type="float" office:value="0.000390756" calcext:value-type="float">
            <text:p>0.000390756</text:p>
          </table:table-cell>
          <table:table-cell office:value-type="float" office:value="-0.000740047" calcext:value-type="float">
            <text:p>-0.000740047</text:p>
          </table:table-cell>
          <table:table-cell office:value-type="float" office:value="0.00099493" calcext:value-type="float">
            <text:p>0.00099493</text:p>
          </table:table-cell>
          <table:table-cell office:value-type="float" office:value="-0.00052223" calcext:value-type="float">
            <text:p>-0.00052223</text:p>
          </table:table-cell>
          <table:table-cell office:value-type="float" office:value="-0.000109316" calcext:value-type="float">
            <text:p>-0.000109316</text:p>
          </table:table-cell>
          <table:table-cell office:value-type="float" office:value="0.000366912" calcext:value-type="float">
            <text:p>0.000366912</text:p>
          </table:table-cell>
          <table:table-cell office:value-type="float" office:value="-0.000618632" calcext:value-type="float">
            <text:p>-0.000618632</text:p>
          </table:table-cell>
          <table:table-cell office:value-type="float" office:value="0.000559083" calcext:value-type="float">
            <text:p>0.000559083</text:p>
          </table:table-cell>
          <table:table-cell office:value-type="float" office:value="-0.00050973" calcext:value-type="float">
            <text:p>-0.00050973</text:p>
          </table:table-cell>
          <table:table-cell office:value-type="float" office:value="0.000370346" calcext:value-type="float">
            <text:p>0.000370346</text:p>
          </table:table-cell>
          <table:table-cell office:value-type="float" office:value="-0.0000720528" calcext:value-type="float">
            <text:p>-7.20528E-05</text:p>
          </table:table-cell>
          <table:table-cell office:value-type="float" office:value="-0.00014726" calcext:value-type="float">
            <text:p>-0.00014726</text:p>
          </table:table-cell>
          <table:table-cell office:value-type="float" office:value="0.0005372" calcext:value-type="float">
            <text:p>0.0005372</text:p>
          </table:table-cell>
          <table:table-cell office:value-type="float" office:value="-0.000737081" calcext:value-type="float">
            <text:p>-0.000737081</text:p>
          </table:table-cell>
          <table:table-cell office:value-type="float" office:value="0.000450739" calcext:value-type="float">
            <text:p>0.000450739</text:p>
          </table:table-cell>
          <table:table-cell office:value-type="float" office:value="-0.000286518" calcext:value-type="float">
            <text:p>-0.000286518</text:p>
          </table:table-cell>
          <table:table-cell office:value-type="float" office:value="0.000137505" calcext:value-type="float">
            <text:p>0.000137505</text:p>
          </table:table-cell>
          <table:table-cell office:value-type="float" office:value="-0.0000574269" calcext:value-type="float">
            <text:p>-5.74269E-05</text:p>
          </table:table-cell>
          <table:table-cell office:value-type="float" office:value="-0.000590889" calcext:value-type="float">
            <text:p>-0.000590889</text:p>
          </table:table-cell>
          <table:table-cell office:value-type="float" office:value="0.000116368" calcext:value-type="float">
            <text:p>0.000116368</text:p>
          </table:table-cell>
          <table:table-cell office:value-type="float" office:value="-0.000548099" calcext:value-type="float">
            <text:p>-0.000548099</text:p>
          </table:table-cell>
          <table:table-cell office:value-type="float" office:value="0.0000136428" calcext:value-type="float">
            <text:p>1.36428E-05</text:p>
          </table:table-cell>
          <table:table-cell office:value-type="float" office:value="0.000494288" calcext:value-type="float">
            <text:p>0.000494288</text:p>
          </table:table-cell>
          <table:table-cell office:value-type="float" office:value="0.000351864" calcext:value-type="float">
            <text:p>0.000351864</text:p>
          </table:table-cell>
          <table:table-cell office:value-type="float" office:value="0.000472494" calcext:value-type="float">
            <text:p>0.000472494</text:p>
          </table:table-cell>
          <table:table-cell office:value-type="float" office:value="-0.000377635" calcext:value-type="float">
            <text:p>-0.000377635</text:p>
          </table:table-cell>
          <table:table-cell office:value-type="float" office:value="0.000620645" calcext:value-type="float">
            <text:p>0.000620645</text:p>
          </table:table-cell>
          <table:table-cell office:value-type="float" office:value="-0.000223491" calcext:value-type="float">
            <text:p>-0.000223491</text:p>
          </table:table-cell>
          <table:table-cell office:value-type="float" office:value="-0.000519865" calcext:value-type="float">
            <text:p>-0.000519865</text:p>
          </table:table-cell>
          <table:table-cell office:value-type="float" office:value="0.0000789939" calcext:value-type="float">
            <text:p>7.89939E-05</text:p>
          </table:table-cell>
          <table:table-cell office:value-type="float" office:value="0.000211606" calcext:value-type="float">
            <text:p>0.000211606</text:p>
          </table:table-cell>
          <table:table-cell office:value-type="float" office:value="-0.000188198" calcext:value-type="float">
            <text:p>-0.000188198</text:p>
          </table:table-cell>
          <table:table-cell office:value-type="float" office:value="-0.000179875" calcext:value-type="float">
            <text:p>-0.000179875</text:p>
          </table:table-cell>
          <table:table-cell office:value-type="float" office:value="0.000614758" calcext:value-type="float">
            <text:p>0.000614758</text:p>
          </table:table-cell>
          <table:table-cell office:value-type="float" office:value="0.000086543" calcext:value-type="float">
            <text:p>8.6543E-05</text:p>
          </table:table-cell>
          <table:table-cell office:value-type="float" office:value="-0.000533664" calcext:value-type="float">
            <text:p>-0.000533664</text:p>
          </table:table-cell>
          <table:table-cell office:value-type="float" office:value="0.000253759" calcext:value-type="float">
            <text:p>0.000253759</text:p>
          </table:table-cell>
          <table:table-cell office:value-type="float" office:value="0.000504344" calcext:value-type="float">
            <text:p>0.000504344</text:p>
          </table:table-cell>
          <table:table-cell office:value-type="float" office:value="-0.000509496" calcext:value-type="float">
            <text:p>-0.000509496</text:p>
          </table:table-cell>
          <table:table-cell office:value-type="float" office:value="-0.000235083" calcext:value-type="float">
            <text:p>-0.000235083</text:p>
          </table:table-cell>
          <table:table-cell office:value-type="float" office:value="0.000612104" calcext:value-type="float">
            <text:p>0.000612104</text:p>
          </table:table-cell>
          <table:table-cell office:value-type="float" office:value="-0.00018204" calcext:value-type="float">
            <text:p>-0.00018204</text:p>
          </table:table-cell>
          <table:table-cell office:value-type="float" office:value="-0.000157211" calcext:value-type="float">
            <text:p>-0.000157211</text:p>
          </table:table-cell>
          <table:table-cell office:value-type="float" office:value="0.0000254631" calcext:value-type="float">
            <text:p>2.54631E-05</text:p>
          </table:table-cell>
          <table:table-cell office:value-type="float" office:value="0.000215866" calcext:value-type="float">
            <text:p>0.000215866</text:p>
          </table:table-cell>
          <table:table-cell office:value-type="float" office:value="-0.000754882" calcext:value-type="float">
            <text:p>-0.000754882</text:p>
          </table:table-cell>
          <table:table-cell office:value-type="float" office:value="-0.000356392" calcext:value-type="float">
            <text:p>-0.000356392</text:p>
          </table:table-cell>
          <table:table-cell office:value-type="float" office:value="0.000715994" calcext:value-type="float">
            <text:p>0.000715994</text:p>
          </table:table-cell>
          <table:table-cell office:value-type="float" office:value="-0.000590864" calcext:value-type="float">
            <text:p>-0.000590864</text:p>
          </table:table-cell>
          <table:table-cell office:value-type="float" office:value="-0.000160535" calcext:value-type="float">
            <text:p>-0.000160535</text:p>
          </table:table-cell>
          <table:table-cell office:value-type="float" office:value="0.000431567" calcext:value-type="float">
            <text:p>0.000431567</text:p>
          </table:table-cell>
          <table:table-cell office:value-type="float" office:value="-0.000480671" calcext:value-type="float">
            <text:p>-0.000480671</text:p>
          </table:table-cell>
          <table:table-cell office:value-type="float" office:value="0.0000945106" calcext:value-type="float">
            <text:p>9.45106E-05</text:p>
          </table:table-cell>
          <table:table-cell office:value-type="float" office:value="-0.000225953" calcext:value-type="float">
            <text:p>-0.000225953</text:p>
          </table:table-cell>
          <table:table-cell office:value-type="float" office:value="0.00125538" calcext:value-type="float">
            <text:p>0.00125538</text:p>
          </table:table-cell>
          <table:table-cell office:value-type="float" office:value="-0.000675165" calcext:value-type="float">
            <text:p>-0.000675165</text:p>
          </table:table-cell>
          <table:table-cell office:value-type="float" office:value="-0.0000930752" calcext:value-type="float">
            <text:p>-9.30752E-05</text:p>
          </table:table-cell>
          <table:table-cell office:value-type="float" office:value="0.000852697" calcext:value-type="float">
            <text:p>0.000852697</text:p>
          </table:table-cell>
          <table:table-cell office:value-type="float" office:value="-0.000905922" calcext:value-type="float">
            <text:p>-0.000905922</text:p>
          </table:table-cell>
          <table:table-cell office:value-type="float" office:value="-0.000571774" calcext:value-type="float">
            <text:p>-0.000571774</text:p>
          </table:table-cell>
          <table:table-cell office:value-type="float" office:value="2.05994E-017" calcext:value-type="float">
            <text:p>2.05994E-17</text:p>
          </table:table-cell>
          <table:table-cell office:value-type="float" office:value="1.63244E-017" calcext:value-type="float">
            <text:p>1.63244E-17</text:p>
          </table:table-cell>
          <table:table-cell table:number-columns-repeated="2" office:value-type="float" office:value="1.28362E-017" calcext:value-type="float">
            <text:p>1.28362E-17</text:p>
          </table:table-cell>
        </table:table-row>
        <table:table-row table:style-name="ro1">
          <table:table-cell office:value-type="float" office:value="26.0392" calcext:value-type="float">
            <text:p>26.0392</text:p>
          </table:table-cell>
          <table:table-cell office:value-type="float" office:value="0.00000000245952" calcext:value-type="float">
            <text:p>2.45952E-09</text:p>
          </table:table-cell>
          <table:table-cell office:value-type="float" office:value="0.00000000392111" calcext:value-type="float">
            <text:p>3.92111E-09</text:p>
          </table:table-cell>
          <table:table-cell office:value-type="float" office:value="0.00000000630364" calcext:value-type="float">
            <text:p>6.30364E-09</text:p>
          </table:table-cell>
          <table:table-cell office:value-type="float" office:value="-0.000260177" calcext:value-type="float">
            <text:p>-0.000260177</text:p>
          </table:table-cell>
          <table:table-cell office:value-type="float" office:value="0.000119821" calcext:value-type="float">
            <text:p>0.000119821</text:p>
          </table:table-cell>
          <table:table-cell office:value-type="float" office:value="-0.0000526414" calcext:value-type="float">
            <text:p>-5.26414E-05</text:p>
          </table:table-cell>
          <table:table-cell office:value-type="float" office:value="-0.00024035" calcext:value-type="float">
            <text:p>-0.00024035</text:p>
          </table:table-cell>
          <table:table-cell office:value-type="float" office:value="0.000217079" calcext:value-type="float">
            <text:p>0.000217079</text:p>
          </table:table-cell>
          <table:table-cell office:value-type="float" office:value="0.000270092" calcext:value-type="float">
            <text:p>0.000270092</text:p>
          </table:table-cell>
          <table:table-cell office:value-type="float" office:value="-0.0000172215" calcext:value-type="float">
            <text:p>-1.72215E-05</text:p>
          </table:table-cell>
          <table:table-cell office:value-type="float" office:value="-0.000151104" calcext:value-type="float">
            <text:p>-0.000151104</text:p>
          </table:table-cell>
          <table:table-cell office:value-type="float" office:value="0.0000535715" calcext:value-type="float">
            <text:p>5.35715E-05</text:p>
          </table:table-cell>
          <table:table-cell office:value-type="float" office:value="0.000028036" calcext:value-type="float">
            <text:p>2.8036E-05</text:p>
          </table:table-cell>
          <table:table-cell office:value-type="float" office:value="-0.000508449" calcext:value-type="float">
            <text:p>-0.000508449</text:p>
          </table:table-cell>
          <table:table-cell office:value-type="float" office:value="-0.0000103518" calcext:value-type="float">
            <text:p>-1.03518E-05</text:p>
          </table:table-cell>
          <table:table-cell office:value-type="float" office:value="0.000088848" calcext:value-type="float">
            <text:p>8.8848E-05</text:p>
          </table:table-cell>
          <table:table-cell office:value-type="float" office:value="-0.00000963281" calcext:value-type="float">
            <text:p>-9.63281E-06</text:p>
          </table:table-cell>
          <table:table-cell office:value-type="float" office:value="-0.000267283" calcext:value-type="float">
            <text:p>-0.000267283</text:p>
          </table:table-cell>
          <table:table-cell office:value-type="float" office:value="0.000731975" calcext:value-type="float">
            <text:p>0.000731975</text:p>
          </table:table-cell>
          <table:table-cell office:value-type="float" office:value="0.000231931" calcext:value-type="float">
            <text:p>0.000231931</text:p>
          </table:table-cell>
          <table:table-cell office:value-type="float" office:value="0.0000481836" calcext:value-type="float">
            <text:p>4.81836E-05</text:p>
          </table:table-cell>
          <table:table-cell office:value-type="float" office:value="0.00010695" calcext:value-type="float">
            <text:p>0.00010695</text:p>
          </table:table-cell>
          <table:table-cell office:value-type="float" office:value="0.00000347687" calcext:value-type="float">
            <text:p>3.47687E-06</text:p>
          </table:table-cell>
          <table:table-cell office:value-type="float" office:value="0.0000195277" calcext:value-type="float">
            <text:p>1.95277E-05</text:p>
          </table:table-cell>
          <table:table-cell office:value-type="float" office:value="-0.000268462" calcext:value-type="float">
            <text:p>-0.000268462</text:p>
          </table:table-cell>
          <table:table-cell office:value-type="float" office:value="0.000123801" calcext:value-type="float">
            <text:p>0.000123801</text:p>
          </table:table-cell>
          <table:table-cell office:value-type="float" office:value="0.00046266" calcext:value-type="float">
            <text:p>0.00046266</text:p>
          </table:table-cell>
          <table:table-cell office:value-type="float" office:value="-0.000596693" calcext:value-type="float">
            <text:p>-0.000596693</text:p>
          </table:table-cell>
          <table:table-cell office:value-type="float" office:value="0.0000769659" calcext:value-type="float">
            <text:p>7.69659E-05</text:p>
          </table:table-cell>
          <table:table-cell office:value-type="float" office:value="-0.000367651" calcext:value-type="float">
            <text:p>-0.000367651</text:p>
          </table:table-cell>
          <table:table-cell office:value-type="float" office:value="0.000155974" calcext:value-type="float">
            <text:p>0.000155974</text:p>
          </table:table-cell>
          <table:table-cell office:value-type="float" office:value="-0.000102189" calcext:value-type="float">
            <text:p>-0.000102189</text:p>
          </table:table-cell>
          <table:table-cell office:value-type="float" office:value="0.000393369" calcext:value-type="float">
            <text:p>0.000393369</text:p>
          </table:table-cell>
          <table:table-cell office:value-type="float" office:value="0.000631644" calcext:value-type="float">
            <text:p>0.000631644</text:p>
          </table:table-cell>
          <table:table-cell office:value-type="float" office:value="-0.000296093" calcext:value-type="float">
            <text:p>-0.000296093</text:p>
          </table:table-cell>
          <table:table-cell office:value-type="float" office:value="0.000528746" calcext:value-type="float">
            <text:p>0.000528746</text:p>
          </table:table-cell>
          <table:table-cell office:value-type="float" office:value="-0.000387278" calcext:value-type="float">
            <text:p>-0.000387278</text:p>
          </table:table-cell>
          <table:table-cell office:value-type="float" office:value="-0.00026074" calcext:value-type="float">
            <text:p>-0.00026074</text:p>
          </table:table-cell>
          <table:table-cell office:value-type="float" office:value="0.000474826" calcext:value-type="float">
            <text:p>0.000474826</text:p>
          </table:table-cell>
          <table:table-cell office:value-type="float" office:value="-0.000677617" calcext:value-type="float">
            <text:p>-0.000677617</text:p>
          </table:table-cell>
          <table:table-cell office:value-type="float" office:value="0.00034768" calcext:value-type="float">
            <text:p>0.00034768</text:p>
          </table:table-cell>
          <table:table-cell office:value-type="float" office:value="0.000182245" calcext:value-type="float">
            <text:p>0.000182245</text:p>
          </table:table-cell>
          <table:table-cell office:value-type="float" office:value="-0.000118763" calcext:value-type="float">
            <text:p>-0.000118763</text:p>
          </table:table-cell>
          <table:table-cell office:value-type="float" office:value="0.000347052" calcext:value-type="float">
            <text:p>0.000347052</text:p>
          </table:table-cell>
          <table:table-cell office:value-type="float" office:value="-0.000369691" calcext:value-type="float">
            <text:p>-0.000369691</text:p>
          </table:table-cell>
          <table:table-cell office:value-type="float" office:value="0.000333738" calcext:value-type="float">
            <text:p>0.000333738</text:p>
          </table:table-cell>
          <table:table-cell office:value-type="float" office:value="-0.000439857" calcext:value-type="float">
            <text:p>-0.000439857</text:p>
          </table:table-cell>
          <table:table-cell office:value-type="float" office:value="-0.000260934" calcext:value-type="float">
            <text:p>-0.000260934</text:p>
          </table:table-cell>
          <table:table-cell office:value-type="float" office:value="0.0000117563" calcext:value-type="float">
            <text:p>1.17563E-05</text:p>
          </table:table-cell>
          <table:table-cell office:value-type="float" office:value="0.000252418" calcext:value-type="float">
            <text:p>0.000252418</text:p>
          </table:table-cell>
          <table:table-cell office:value-type="float" office:value="-0.000207369" calcext:value-type="float">
            <text:p>-0.000207369</text:p>
          </table:table-cell>
          <table:table-cell office:value-type="float" office:value="-0.0000216712" calcext:value-type="float">
            <text:p>-2.16712E-05</text:p>
          </table:table-cell>
          <table:table-cell office:value-type="float" office:value="0.000690557" calcext:value-type="float">
            <text:p>0.000690557</text:p>
          </table:table-cell>
          <table:table-cell office:value-type="float" office:value="0.000058102" calcext:value-type="float">
            <text:p>5.8102E-05</text:p>
          </table:table-cell>
          <table:table-cell office:value-type="float" office:value="-0.000346708" calcext:value-type="float">
            <text:p>-0.000346708</text:p>
          </table:table-cell>
          <table:table-cell office:value-type="float" office:value="0.000933519" calcext:value-type="float">
            <text:p>0.000933519</text:p>
          </table:table-cell>
          <table:table-cell office:value-type="float" office:value="-0.000283497" calcext:value-type="float">
            <text:p>-0.000283497</text:p>
          </table:table-cell>
          <table:table-cell office:value-type="float" office:value="-0.000384249" calcext:value-type="float">
            <text:p>-0.000384249</text:p>
          </table:table-cell>
          <table:table-cell office:value-type="float" office:value="-0.00023808" calcext:value-type="float">
            <text:p>-0.00023808</text:p>
          </table:table-cell>
          <table:table-cell office:value-type="float" office:value="-0.0000502787" calcext:value-type="float">
            <text:p>-5.02787E-05</text:p>
          </table:table-cell>
          <table:table-cell office:value-type="float" office:value="-0.000137727" calcext:value-type="float">
            <text:p>-0.000137727</text:p>
          </table:table-cell>
          <table:table-cell office:value-type="float" office:value="-0.0000239748" calcext:value-type="float">
            <text:p>-2.39748E-05</text:p>
          </table:table-cell>
          <table:table-cell office:value-type="float" office:value="-0.0000232335" calcext:value-type="float">
            <text:p>-2.32335E-05</text:p>
          </table:table-cell>
          <table:table-cell office:value-type="float" office:value="0.00048891" calcext:value-type="float">
            <text:p>0.00048891</text:p>
          </table:table-cell>
          <table:table-cell office:value-type="float" office:value="-0.000455655" calcext:value-type="float">
            <text:p>-0.000455655</text:p>
          </table:table-cell>
          <table:table-cell office:value-type="float" office:value="-0.000438386" calcext:value-type="float">
            <text:p>-0.000438386</text:p>
          </table:table-cell>
          <table:table-cell office:value-type="float" office:value="0.000593827" calcext:value-type="float">
            <text:p>0.000593827</text:p>
          </table:table-cell>
          <table:table-cell office:value-type="float" office:value="0.000221876" calcext:value-type="float">
            <text:p>0.000221876</text:p>
          </table:table-cell>
          <table:table-cell office:value-type="float" office:value="-0.000323977" calcext:value-type="float">
            <text:p>-0.000323977</text:p>
          </table:table-cell>
          <table:table-cell office:value-type="float" office:value="0.000728296" calcext:value-type="float">
            <text:p>0.000728296</text:p>
          </table:table-cell>
          <table:table-cell office:value-type="float" office:value="0.000109769" calcext:value-type="float">
            <text:p>0.000109769</text:p>
          </table:table-cell>
          <table:table-cell office:value-type="float" office:value="-0.000323229" calcext:value-type="float">
            <text:p>-0.000323229</text:p>
          </table:table-cell>
          <table:table-cell office:value-type="float" office:value="-0.000247369" calcext:value-type="float">
            <text:p>-0.000247369</text:p>
          </table:table-cell>
          <table:table-cell office:value-type="float" office:value="-0.000150934" calcext:value-type="float">
            <text:p>-0.000150934</text:p>
          </table:table-cell>
          <table:table-cell office:value-type="float" office:value="0.0000699172" calcext:value-type="float">
            <text:p>6.99172E-05</text:p>
          </table:table-cell>
          <table:table-cell office:value-type="float" office:value="0.00000658482" calcext:value-type="float">
            <text:p>6.58482E-06</text:p>
          </table:table-cell>
          <table:table-cell office:value-type="float" office:value="-0.000266044" calcext:value-type="float">
            <text:p>-0.000266044</text:p>
          </table:table-cell>
          <table:table-cell office:value-type="float" office:value="0.000494376" calcext:value-type="float">
            <text:p>0.000494376</text:p>
          </table:table-cell>
          <table:table-cell office:value-type="float" office:value="0.000153105" calcext:value-type="float">
            <text:p>0.000153105</text:p>
          </table:table-cell>
          <table:table-cell office:value-type="float" office:value="-0.000396085" calcext:value-type="float">
            <text:p>-0.000396085</text:p>
          </table:table-cell>
          <table:table-cell office:value-type="float" office:value="-0.000101876" calcext:value-type="float">
            <text:p>-0.000101876</text:p>
          </table:table-cell>
          <table:table-cell office:value-type="float" office:value="0.000368736" calcext:value-type="float">
            <text:p>0.000368736</text:p>
          </table:table-cell>
          <table:table-cell office:value-type="float" office:value="-0.00069993" calcext:value-type="float">
            <text:p>-0.00069993</text:p>
          </table:table-cell>
          <table:table-cell office:value-type="float" office:value="-0.000416675" calcext:value-type="float">
            <text:p>-0.000416675</text:p>
          </table:table-cell>
          <table:table-cell office:value-type="float" office:value="0.000619376" calcext:value-type="float">
            <text:p>0.000619376</text:p>
          </table:table-cell>
          <table:table-cell office:value-type="float" office:value="0.000145132" calcext:value-type="float">
            <text:p>0.000145132</text:p>
          </table:table-cell>
          <table:table-cell office:value-type="float" office:value="-0.000209445" calcext:value-type="float">
            <text:p>-0.000209445</text:p>
          </table:table-cell>
          <table:table-cell office:value-type="float" office:value="0.000250994" calcext:value-type="float">
            <text:p>0.000250994</text:p>
          </table:table-cell>
          <table:table-cell office:value-type="float" office:value="0.000410137" calcext:value-type="float">
            <text:p>0.000410137</text:p>
          </table:table-cell>
          <table:table-cell office:value-type="float" office:value="0.000458605" calcext:value-type="float">
            <text:p>0.000458605</text:p>
          </table:table-cell>
          <table:table-cell office:value-type="float" office:value="-0.000859701" calcext:value-type="float">
            <text:p>-0.000859701</text:p>
          </table:table-cell>
          <table:table-cell office:value-type="float" office:value="0.000451144" calcext:value-type="float">
            <text:p>0.000451144</text:p>
          </table:table-cell>
          <table:table-cell office:value-type="float" office:value="0.0005909" calcext:value-type="float">
            <text:p>0.0005909</text:p>
          </table:table-cell>
          <table:table-cell office:value-type="float" office:value="-0.00113345" calcext:value-type="float">
            <text:p>-0.00113345</text:p>
          </table:table-cell>
          <table:table-cell office:value-type="float" office:value="-0.000248737" calcext:value-type="float">
            <text:p>-0.000248737</text:p>
          </table:table-cell>
          <table:table-cell office:value-type="float" office:value="0.000343944" calcext:value-type="float">
            <text:p>0.000343944</text:p>
          </table:table-cell>
          <table:table-cell office:value-type="float" office:value="-0.000285088" calcext:value-type="float">
            <text:p>-0.000285088</text:p>
          </table:table-cell>
          <table:table-cell office:value-type="float" office:value="-0.000440948" calcext:value-type="float">
            <text:p>-0.000440948</text:p>
          </table:table-cell>
          <table:table-cell office:value-type="float" office:value="0.000604149" calcext:value-type="float">
            <text:p>0.000604149</text:p>
          </table:table-cell>
          <table:table-cell office:value-type="float" office:value="0.000762765" calcext:value-type="float">
            <text:p>0.000762765</text:p>
          </table:table-cell>
          <table:table-cell office:value-type="float" office:value="-0.00107084" calcext:value-type="float">
            <text:p>-0.00107084</text:p>
          </table:table-cell>
          <table:table-cell office:value-type="float" office:value="-0.000006075" calcext:value-type="float">
            <text:p>-6.075E-06</text:p>
          </table:table-cell>
          <table:table-cell office:value-type="float" office:value="0.000687148" calcext:value-type="float">
            <text:p>0.000687148</text:p>
          </table:table-cell>
          <table:table-cell office:value-type="float" office:value="-0.000252917" calcext:value-type="float">
            <text:p>-0.000252917</text:p>
          </table:table-cell>
          <table:table-cell office:value-type="float" office:value="-0.000145961" calcext:value-type="float">
            <text:p>-0.000145961</text:p>
          </table:table-cell>
          <table:table-cell office:value-type="float" office:value="0.000235586" calcext:value-type="float">
            <text:p>0.000235586</text:p>
          </table:table-cell>
          <table:table-cell office:value-type="float" office:value="0.000887204" calcext:value-type="float">
            <text:p>0.000887204</text:p>
          </table:table-cell>
          <table:table-cell office:value-type="float" office:value="-0.000704531" calcext:value-type="float">
            <text:p>-0.000704531</text:p>
          </table:table-cell>
          <table:table-cell office:value-type="float" office:value="-0.000489691" calcext:value-type="float">
            <text:p>-0.000489691</text:p>
          </table:table-cell>
          <table:table-cell office:value-type="float" office:value="0.000759568" calcext:value-type="float">
            <text:p>0.000759568</text:p>
          </table:table-cell>
          <table:table-cell office:value-type="float" office:value="-0.000558436" calcext:value-type="float">
            <text:p>-0.000558436</text:p>
          </table:table-cell>
          <table:table-cell office:value-type="float" office:value="-0.000282858" calcext:value-type="float">
            <text:p>-0.000282858</text:p>
          </table:table-cell>
          <table:table-cell office:value-type="float" office:value="0.000563284" calcext:value-type="float">
            <text:p>0.000563284</text:p>
          </table:table-cell>
          <table:table-cell office:value-type="float" office:value="0.000281488" calcext:value-type="float">
            <text:p>0.000281488</text:p>
          </table:table-cell>
          <table:table-cell office:value-type="float" office:value="-0.000379215" calcext:value-type="float">
            <text:p>-0.000379215</text:p>
          </table:table-cell>
          <table:table-cell office:value-type="float" office:value="-0.00018771" calcext:value-type="float">
            <text:p>-0.00018771</text:p>
          </table:table-cell>
          <table:table-cell office:value-type="float" office:value="0.00069932" calcext:value-type="float">
            <text:p>0.00069932</text:p>
          </table:table-cell>
          <table:table-cell office:value-type="float" office:value="-0.000585697" calcext:value-type="float">
            <text:p>-0.000585697</text:p>
          </table:table-cell>
          <table:table-cell office:value-type="float" office:value="-0.000631091" calcext:value-type="float">
            <text:p>-0.000631091</text:p>
          </table:table-cell>
          <table:table-cell office:value-type="float" office:value="0.000278117" calcext:value-type="float">
            <text:p>0.000278117</text:p>
          </table:table-cell>
          <table:table-cell office:value-type="float" office:value="-0.00016479" calcext:value-type="float">
            <text:p>-0.00016479</text:p>
          </table:table-cell>
          <table:table-cell office:value-type="float" office:value="0.000134912" calcext:value-type="float">
            <text:p>0.000134912</text:p>
          </table:table-cell>
          <table:table-cell office:value-type="float" office:value="0.000065536" calcext:value-type="float">
            <text:p>6.5536E-05</text:p>
          </table:table-cell>
          <table:table-cell office:value-type="float" office:value="0.000838778" calcext:value-type="float">
            <text:p>0.000838778</text:p>
          </table:table-cell>
          <table:table-cell office:value-type="float" office:value="0.000094434" calcext:value-type="float">
            <text:p>9.4434E-05</text:p>
          </table:table-cell>
          <table:table-cell office:value-type="float" office:value="-0.0000728326" calcext:value-type="float">
            <text:p>-7.28326E-05</text:p>
          </table:table-cell>
          <table:table-cell office:value-type="float" office:value="0.000551968" calcext:value-type="float">
            <text:p>0.000551968</text:p>
          </table:table-cell>
          <table:table-cell office:value-type="float" office:value="0.00013247" calcext:value-type="float">
            <text:p>0.00013247</text:p>
          </table:table-cell>
          <table:table-cell office:value-type="float" office:value="-0.0000385711" calcext:value-type="float">
            <text:p>-3.85711E-05</text:p>
          </table:table-cell>
          <table:table-cell office:value-type="float" office:value="0.000192179" calcext:value-type="float">
            <text:p>0.000192179</text:p>
          </table:table-cell>
          <table:table-cell office:value-type="float" office:value="0.000180741" calcext:value-type="float">
            <text:p>0.000180741</text:p>
          </table:table-cell>
          <table:table-cell office:value-type="float" office:value="0.000367606" calcext:value-type="float">
            <text:p>0.000367606</text:p>
          </table:table-cell>
          <table:table-cell office:value-type="float" office:value="-0.000147411" calcext:value-type="float">
            <text:p>-0.000147411</text:p>
          </table:table-cell>
          <table:table-cell office:value-type="float" office:value="0.00094683" calcext:value-type="float">
            <text:p>0.00094683</text:p>
          </table:table-cell>
          <table:table-cell office:value-type="float" office:value="0.000522489" calcext:value-type="float">
            <text:p>0.000522489</text:p>
          </table:table-cell>
          <table:table-cell office:value-type="float" office:value="0.00117482" calcext:value-type="float">
            <text:p>0.00117482</text:p>
          </table:table-cell>
          <table:table-cell office:value-type="float" office:value="0.00141024" calcext:value-type="float">
            <text:p>0.00141024</text:p>
          </table:table-cell>
          <table:table-cell office:value-type="float" office:value="0.00114145" calcext:value-type="float">
            <text:p>0.00114145</text:p>
          </table:table-cell>
          <table:table-cell office:value-type="float" office:value="0.00192039" calcext:value-type="float">
            <text:p>0.00192039</text:p>
          </table:table-cell>
          <table:table-cell office:value-type="float" office:value="0.0020259" calcext:value-type="float">
            <text:p>0.0020259</text:p>
          </table:table-cell>
          <table:table-cell office:value-type="float" office:value="0.00273633" calcext:value-type="float">
            <text:p>0.00273633</text:p>
          </table:table-cell>
          <table:table-cell office:value-type="float" office:value="0.00399725" calcext:value-type="float">
            <text:p>0.00399725</text:p>
          </table:table-cell>
          <table:table-cell office:value-type="float" office:value="0.00477524" calcext:value-type="float">
            <text:p>0.00477524</text:p>
          </table:table-cell>
          <table:table-cell office:value-type="float" office:value="0.00611821" calcext:value-type="float">
            <text:p>0.00611821</text:p>
          </table:table-cell>
          <table:table-cell office:value-type="float" office:value="0.00693491" calcext:value-type="float">
            <text:p>0.00693491</text:p>
          </table:table-cell>
          <table:table-cell office:value-type="float" office:value="0.00981832" calcext:value-type="float">
            <text:p>0.00981832</text:p>
          </table:table-cell>
          <table:table-cell office:value-type="float" office:value="0.0119495" calcext:value-type="float">
            <text:p>0.0119495</text:p>
          </table:table-cell>
          <table:table-cell office:value-type="float" office:value="0.0141864" calcext:value-type="float">
            <text:p>0.0141864</text:p>
          </table:table-cell>
          <table:table-cell office:value-type="float" office:value="0.0189292" calcext:value-type="float">
            <text:p>0.0189292</text:p>
          </table:table-cell>
          <table:table-cell office:value-type="float" office:value="0.0236201" calcext:value-type="float">
            <text:p>0.0236201</text:p>
          </table:table-cell>
          <table:table-cell office:value-type="float" office:value="0.0293628" calcext:value-type="float">
            <text:p>0.0293628</text:p>
          </table:table-cell>
          <table:table-cell office:value-type="float" office:value="0.0360184" calcext:value-type="float">
            <text:p>0.0360184</text:p>
          </table:table-cell>
          <table:table-cell office:value-type="float" office:value="0.0453535" calcext:value-type="float">
            <text:p>0.0453535</text:p>
          </table:table-cell>
          <table:table-cell office:value-type="float" office:value="0.0561065" calcext:value-type="float">
            <text:p>0.0561065</text:p>
          </table:table-cell>
          <table:table-cell office:value-type="float" office:value="0.0671966" calcext:value-type="float">
            <text:p>0.0671966</text:p>
          </table:table-cell>
          <table:table-cell office:value-type="float" office:value="0.0830031" calcext:value-type="float">
            <text:p>0.0830031</text:p>
          </table:table-cell>
          <table:table-cell office:value-type="float" office:value="0.100468" calcext:value-type="float">
            <text:p>0.100468</text:p>
          </table:table-cell>
          <table:table-cell office:value-type="float" office:value="0.119147" calcext:value-type="float">
            <text:p>0.119147</text:p>
          </table:table-cell>
          <table:table-cell office:value-type="float" office:value="0.140772" calcext:value-type="float">
            <text:p>0.140772</text:p>
          </table:table-cell>
          <table:table-cell office:value-type="float" office:value="0.16364" calcext:value-type="float">
            <text:p>0.16364</text:p>
          </table:table-cell>
          <table:table-cell office:value-type="float" office:value="0.186543" calcext:value-type="float">
            <text:p>0.186543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225627" calcext:value-type="float">
            <text:p>0.225627</text:p>
          </table:table-cell>
          <table:table-cell office:value-type="float" office:value="0.240189" calcext:value-type="float">
            <text:p>0.240189</text:p>
          </table:table-cell>
          <table:table-cell office:value-type="float" office:value="0.247614" calcext:value-type="float">
            <text:p>0.247614</text:p>
          </table:table-cell>
          <table:table-cell office:value-type="float" office:value="0.249922" calcext:value-type="float">
            <text:p>0.249922</text:p>
          </table:table-cell>
          <table:table-cell office:value-type="float" office:value="0.244663" calcext:value-type="float">
            <text:p>0.2446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216215" calcext:value-type="float">
            <text:p>0.216215</text:p>
          </table:table-cell>
          <table:table-cell office:value-type="float" office:value="0.196057" calcext:value-type="float">
            <text:p>0.196057</text:p>
          </table:table-cell>
          <table:table-cell office:value-type="float" office:value="0.174118" calcext:value-type="float">
            <text:p>0.174118</text:p>
          </table:table-cell>
          <table:table-cell office:value-type="float" office:value="0.151485" calcext:value-type="float">
            <text:p>0.151485</text:p>
          </table:table-cell>
          <table:table-cell office:value-type="float" office:value="0.12951" calcext:value-type="float">
            <text:p>0.12951</text:p>
          </table:table-cell>
          <table:table-cell office:value-type="float" office:value="0.109458" calcext:value-type="float">
            <text:p>0.109458</text:p>
          </table:table-cell>
          <table:table-cell office:value-type="float" office:value="0.0906634" calcext:value-type="float">
            <text:p>0.0906634</text:p>
          </table:table-cell>
          <table:table-cell office:value-type="float" office:value="0.0749746" calcext:value-type="float">
            <text:p>0.0749746</text:p>
          </table:table-cell>
          <table:table-cell office:value-type="float" office:value="0.0612274" calcext:value-type="float">
            <text:p>0.0612274</text:p>
          </table:table-cell>
          <table:table-cell office:value-type="float" office:value="0.0498541" calcext:value-type="float">
            <text:p>0.0498541</text:p>
          </table:table-cell>
          <table:table-cell office:value-type="float" office:value="0.0402658" calcext:value-type="float">
            <text:p>0.0402658</text:p>
          </table:table-cell>
          <table:table-cell office:value-type="float" office:value="0.0327626" calcext:value-type="float">
            <text:p>0.0327626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0.0206255" calcext:value-type="float">
            <text:p>0.0206255</text:p>
          </table:table-cell>
          <table:table-cell office:value-type="float" office:value="0.0164596" calcext:value-type="float">
            <text:p>0.0164596</text:p>
          </table:table-cell>
          <table:table-cell office:value-type="float" office:value="0.0134281" calcext:value-type="float">
            <text:p>0.0134281</text:p>
          </table:table-cell>
          <table:table-cell office:value-type="float" office:value="0.0103629" calcext:value-type="float">
            <text:p>0.0103629</text:p>
          </table:table-cell>
          <table:table-cell office:value-type="float" office:value="0.00854503" calcext:value-type="float">
            <text:p>0.00854503</text:p>
          </table:table-cell>
          <table:table-cell office:value-type="float" office:value="0.00711712" calcext:value-type="float">
            <text:p>0.00711712</text:p>
          </table:table-cell>
          <table:table-cell office:value-type="float" office:value="0.0060136" calcext:value-type="float">
            <text:p>0.0060136</text:p>
          </table:table-cell>
          <table:table-cell office:value-type="float" office:value="0.00469251" calcext:value-type="float">
            <text:p>0.00469251</text:p>
          </table:table-cell>
          <table:table-cell office:value-type="float" office:value="0.00462869" calcext:value-type="float">
            <text:p>0.00462869</text:p>
          </table:table-cell>
          <table:table-cell office:value-type="float" office:value="0.00509743" calcext:value-type="float">
            <text:p>0.00509743</text:p>
          </table:table-cell>
          <table:table-cell office:value-type="float" office:value="0.00565381" calcext:value-type="float">
            <text:p>0.00565381</text:p>
          </table:table-cell>
          <table:table-cell office:value-type="float" office:value="0.00719954" calcext:value-type="float">
            <text:p>0.00719954</text:p>
          </table:table-cell>
          <table:table-cell office:value-type="float" office:value="0.0110006" calcext:value-type="float">
            <text:p>0.0110006</text:p>
          </table:table-cell>
          <table:table-cell office:value-type="float" office:value="0.0168974" calcext:value-type="float">
            <text:p>0.0168974</text:p>
          </table:table-cell>
          <table:table-cell office:value-type="float" office:value="0.0259048" calcext:value-type="float">
            <text:p>0.0259048</text:p>
          </table:table-cell>
          <table:table-cell office:value-type="float" office:value="0.0405071" calcext:value-type="float">
            <text:p>0.0405071</text:p>
          </table:table-cell>
          <table:table-cell office:value-type="float" office:value="0.064232" calcext:value-type="float">
            <text:p>0.064232</text:p>
          </table:table-cell>
          <table:table-cell office:value-type="float" office:value="0.099362" calcext:value-type="float">
            <text:p>0.099362</text:p>
          </table:table-cell>
          <table:table-cell office:value-type="float" office:value="0.153808" calcext:value-type="float">
            <text:p>0.153808</text:p>
          </table:table-cell>
          <table:table-cell office:value-type="float" office:value="0.234399" calcext:value-type="float">
            <text:p>0.234399</text:p>
          </table:table-cell>
          <table:table-cell office:value-type="float" office:value="0.348564" calcext:value-type="float">
            <text:p>0.348564</text:p>
          </table:table-cell>
          <table:table-cell office:value-type="float" office:value="0.497743" calcext:value-type="float">
            <text:p>0.497743</text:p>
          </table:table-cell>
          <table:table-cell office:value-type="float" office:value="0.673948" calcext:value-type="float">
            <text:p>0.673948</text:p>
          </table:table-cell>
          <table:table-cell office:value-type="float" office:value="0.848141" calcext:value-type="float">
            <text:p>0.848141</text:p>
          </table:table-cell>
          <table:table-cell office:value-type="float" office:value="0.970883" calcext:value-type="float">
            <text:p>0.970883</text:p>
          </table:table-cell>
          <table:table-cell office:value-type="float" office:value="0.997657" calcext:value-type="float">
            <text:p>0.997657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0.761793" calcext:value-type="float">
            <text:p>0.761793</text:p>
          </table:table-cell>
          <table:table-cell office:value-type="float" office:value="0.582434" calcext:value-type="float">
            <text:p>0.582434</text:p>
          </table:table-cell>
          <table:table-cell office:value-type="float" office:value="0.41833" calcext:value-type="float">
            <text:p>0.41833</text:p>
          </table:table-cell>
          <table:table-cell office:value-type="float" office:value="0.284964" calcext:value-type="float">
            <text:p>0.284964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123628" calcext:value-type="float">
            <text:p>0.123628</text:p>
          </table:table-cell>
          <table:table-cell office:value-type="float" office:value="0.078603" calcext:value-type="float">
            <text:p>0.078603</text:p>
          </table:table-cell>
          <table:table-cell office:value-type="float" office:value="0.0499023" calcext:value-type="float">
            <text:p>0.0499023</text:p>
          </table:table-cell>
          <table:table-cell office:value-type="float" office:value="0.0320003" calcext:value-type="float">
            <text:p>0.0320003</text:p>
          </table:table-cell>
          <table:table-cell office:value-type="float" office:value="0.0200991" calcext:value-type="float">
            <text:p>0.0200991</text:p>
          </table:table-cell>
          <table:table-cell office:value-type="float" office:value="0.0114066" calcext:value-type="float">
            <text:p>0.0114066</text:p>
          </table:table-cell>
          <table:table-cell office:value-type="float" office:value="0.00773845" calcext:value-type="float">
            <text:p>0.00773845</text:p>
          </table:table-cell>
          <table:table-cell office:value-type="float" office:value="0.00552059" calcext:value-type="float">
            <text:p>0.00552059</text:p>
          </table:table-cell>
          <table:table-cell office:value-type="float" office:value="0.0022414" calcext:value-type="float">
            <text:p>0.0022414</text:p>
          </table:table-cell>
          <table:table-cell office:value-type="float" office:value="0.00169696" calcext:value-type="float">
            <text:p>0.00169696</text:p>
          </table:table-cell>
          <table:table-cell office:value-type="float" office:value="0.00142817" calcext:value-type="float">
            <text:p>0.00142817</text:p>
          </table:table-cell>
          <table:table-cell office:value-type="float" office:value="0.00125603" calcext:value-type="float">
            <text:p>0.00125603</text:p>
          </table:table-cell>
          <table:table-cell office:value-type="float" office:value="-0.000647657" calcext:value-type="float">
            <text:p>-0.000647657</text:p>
          </table:table-cell>
          <table:table-cell office:value-type="float" office:value="0.00064534" calcext:value-type="float">
            <text:p>0.00064534</text:p>
          </table:table-cell>
          <table:table-cell office:value-type="float" office:value="0.000613596" calcext:value-type="float">
            <text:p>0.000613596</text:p>
          </table:table-cell>
          <table:table-cell office:value-type="float" office:value="-0.000548445" calcext:value-type="float">
            <text:p>-0.000548445</text:p>
          </table:table-cell>
          <table:table-cell office:value-type="float" office:value="-0.000133856" calcext:value-type="float">
            <text:p>-0.000133856</text:p>
          </table:table-cell>
          <table:table-cell office:value-type="float" office:value="0.000539981" calcext:value-type="float">
            <text:p>0.000539981</text:p>
          </table:table-cell>
          <table:table-cell office:value-type="float" office:value="0.000479949" calcext:value-type="float">
            <text:p>0.000479949</text:p>
          </table:table-cell>
          <table:table-cell office:value-type="float" office:value="-0.000259159" calcext:value-type="float">
            <text:p>-0.000259159</text:p>
          </table:table-cell>
          <table:table-cell office:value-type="float" office:value="0.0000863574" calcext:value-type="float">
            <text:p>8.63574E-05</text:p>
          </table:table-cell>
          <table:table-cell office:value-type="float" office:value="0.00103507" calcext:value-type="float">
            <text:p>0.00103507</text:p>
          </table:table-cell>
          <table:table-cell office:value-type="float" office:value="-0.000853842" calcext:value-type="float">
            <text:p>-0.000853842</text:p>
          </table:table-cell>
          <table:table-cell office:value-type="float" office:value="0.0000700408" calcext:value-type="float">
            <text:p>7.00408E-05</text:p>
          </table:table-cell>
          <table:table-cell office:value-type="float" office:value="-0.000326019" calcext:value-type="float">
            <text:p>-0.000326019</text:p>
          </table:table-cell>
          <table:table-cell office:value-type="float" office:value="-0.000131759" calcext:value-type="float">
            <text:p>-0.000131759</text:p>
          </table:table-cell>
          <table:table-cell office:value-type="float" office:value="-0.000057972" calcext:value-type="float">
            <text:p>-5.7972E-05</text:p>
          </table:table-cell>
          <table:table-cell office:value-type="float" office:value="-0.0000609669" calcext:value-type="float">
            <text:p>-6.09669E-05</text:p>
          </table:table-cell>
          <table:table-cell office:value-type="float" office:value="0.000835802" calcext:value-type="float">
            <text:p>0.000835802</text:p>
          </table:table-cell>
          <table:table-cell office:value-type="float" office:value="-0.0000391503" calcext:value-type="float">
            <text:p>-3.91503E-05</text:p>
          </table:table-cell>
          <table:table-cell office:value-type="float" office:value="0.000100542" calcext:value-type="float">
            <text:p>0.000100542</text:p>
          </table:table-cell>
          <table:table-cell office:value-type="float" office:value="0.0000737173" calcext:value-type="float">
            <text:p>7.37173E-05</text:p>
          </table:table-cell>
          <table:table-cell office:value-type="float" office:value="-0.000562376" calcext:value-type="float">
            <text:p>-0.000562376</text:p>
          </table:table-cell>
          <table:table-cell office:value-type="float" office:value="0.000731532" calcext:value-type="float">
            <text:p>0.000731532</text:p>
          </table:table-cell>
          <table:table-cell office:value-type="float" office:value="-0.000423236" calcext:value-type="float">
            <text:p>-0.000423236</text:p>
          </table:table-cell>
          <table:table-cell office:value-type="float" office:value="-0.000180486" calcext:value-type="float">
            <text:p>-0.000180486</text:p>
          </table:table-cell>
          <table:table-cell office:value-type="float" office:value="-0.0000696631" calcext:value-type="float">
            <text:p>-6.96631E-05</text:p>
          </table:table-cell>
          <table:table-cell office:value-type="float" office:value="-0.0000288773" calcext:value-type="float">
            <text:p>-2.88773E-05</text:p>
          </table:table-cell>
          <table:table-cell office:value-type="float" office:value="-0.000300416" calcext:value-type="float">
            <text:p>-0.000300416</text:p>
          </table:table-cell>
          <table:table-cell office:value-type="float" office:value="-0.000750922" calcext:value-type="float">
            <text:p>-0.000750922</text:p>
          </table:table-cell>
          <table:table-cell office:value-type="float" office:value="0.000910202" calcext:value-type="float">
            <text:p>0.000910202</text:p>
          </table:table-cell>
          <table:table-cell office:value-type="float" office:value="0.0000202875" calcext:value-type="float">
            <text:p>2.02875E-05</text:p>
          </table:table-cell>
          <table:table-cell office:value-type="float" office:value="-0.000661685" calcext:value-type="float">
            <text:p>-0.000661685</text:p>
          </table:table-cell>
          <table:table-cell office:value-type="float" office:value="0.00057364" calcext:value-type="float">
            <text:p>0.00057364</text:p>
          </table:table-cell>
          <table:table-cell office:value-type="float" office:value="0.000291438" calcext:value-type="float">
            <text:p>0.000291438</text:p>
          </table:table-cell>
          <table:table-cell office:value-type="float" office:value="0.0000292689" calcext:value-type="float">
            <text:p>2.92689E-05</text:p>
          </table:table-cell>
          <table:table-cell office:value-type="float" office:value="-0.00122225" calcext:value-type="float">
            <text:p>-0.00122225</text:p>
          </table:table-cell>
          <table:table-cell office:value-type="float" office:value="0.00113527" calcext:value-type="float">
            <text:p>0.00113527</text:p>
          </table:table-cell>
          <table:table-cell office:value-type="float" office:value="0.000319521" calcext:value-type="float">
            <text:p>0.000319521</text:p>
          </table:table-cell>
          <table:table-cell office:value-type="float" office:value="-0.000993515" calcext:value-type="float">
            <text:p>-0.000993515</text:p>
          </table:table-cell>
          <table:table-cell office:value-type="float" office:value="0.000703829" calcext:value-type="float">
            <text:p>0.000703829</text:p>
          </table:table-cell>
          <table:table-cell office:value-type="float" office:value="0.000130732" calcext:value-type="float">
            <text:p>0.000130732</text:p>
          </table:table-cell>
          <table:table-cell office:value-type="float" office:value="0.000356645" calcext:value-type="float">
            <text:p>0.000356645</text:p>
          </table:table-cell>
          <table:table-cell office:value-type="float" office:value="-0.00120873" calcext:value-type="float">
            <text:p>-0.00120873</text:p>
          </table:table-cell>
          <table:table-cell office:value-type="float" office:value="0.000369271" calcext:value-type="float">
            <text:p>0.000369271</text:p>
          </table:table-cell>
          <table:table-cell office:value-type="float" office:value="0.00134771" calcext:value-type="float">
            <text:p>0.00134771</text:p>
          </table:table-cell>
          <table:table-cell office:value-type="float" office:value="-0.00199472" calcext:value-type="float">
            <text:p>-0.00199472</text:p>
          </table:table-cell>
          <table:table-cell office:value-type="float" office:value="0.000718997" calcext:value-type="float">
            <text:p>0.000718997</text:p>
          </table:table-cell>
          <table:table-cell office:value-type="float" office:value="0.0003101" calcext:value-type="float">
            <text:p>0.0003101</text:p>
          </table:table-cell>
          <table:table-cell office:value-type="float" office:value="0.000437338" calcext:value-type="float">
            <text:p>0.000437338</text:p>
          </table:table-cell>
          <table:table-cell office:value-type="float" office:value="0.0000855294" calcext:value-type="float">
            <text:p>8.55294E-05</text:p>
          </table:table-cell>
          <table:table-cell office:value-type="float" office:value="-0.000622931" calcext:value-type="float">
            <text:p>-0.000622931</text:p>
          </table:table-cell>
          <table:table-cell office:value-type="float" office:value="0.00224024" calcext:value-type="float">
            <text:p>0.00224024</text:p>
          </table:table-cell>
          <table:table-cell office:value-type="float" office:value="-0.00201215" calcext:value-type="float">
            <text:p>-0.00201215</text:p>
          </table:table-cell>
          <table:table-cell office:value-type="float" office:value="-0.000727534" calcext:value-type="float">
            <text:p>-0.000727534</text:p>
          </table:table-cell>
          <table:table-cell office:value-type="float" office:value="0.00113768" calcext:value-type="float">
            <text:p>0.00113768</text:p>
          </table:table-cell>
          <table:table-cell office:value-type="float" office:value="-0.00104508" calcext:value-type="float">
            <text:p>-0.00104508</text:p>
          </table:table-cell>
          <table:table-cell office:value-type="float" office:value="0.00028213" calcext:value-type="float">
            <text:p>0.00028213</text:p>
          </table:table-cell>
          <table:table-cell office:value-type="float" office:value="-0.000910795" calcext:value-type="float">
            <text:p>-0.000910795</text:p>
          </table:table-cell>
          <table:table-cell office:value-type="float" office:value="0.00152095" calcext:value-type="float">
            <text:p>0.00152095</text:p>
          </table:table-cell>
          <table:table-cell office:value-type="float" office:value="-0.000202824" calcext:value-type="float">
            <text:p>-0.000202824</text:p>
          </table:table-cell>
          <table:table-cell office:value-type="float" office:value="-0.00182508" calcext:value-type="float">
            <text:p>-0.00182508</text:p>
          </table:table-cell>
          <table:table-cell office:value-type="float" office:value="0.00220358" calcext:value-type="float">
            <text:p>0.00220358</text:p>
          </table:table-cell>
          <table:table-cell office:value-type="float" office:value="-0.000730559" calcext:value-type="float">
            <text:p>-0.000730559</text:p>
          </table:table-cell>
          <table:table-cell office:value-type="float" office:value="-0.000620071" calcext:value-type="float">
            <text:p>-0.000620071</text:p>
          </table:table-cell>
          <table:table-cell office:value-type="float" office:value="0.000604006" calcext:value-type="float">
            <text:p>0.000604006</text:p>
          </table:table-cell>
          <table:table-cell office:value-type="float" office:value="0.0000984857" calcext:value-type="float">
            <text:p>9.84857E-05</text:p>
          </table:table-cell>
          <table:table-cell office:value-type="float" office:value="0.000409378" calcext:value-type="float">
            <text:p>0.000409378</text:p>
          </table:table-cell>
          <table:table-cell office:value-type="float" office:value="-0.00184642" calcext:value-type="float">
            <text:p>-0.00184642</text:p>
          </table:table-cell>
          <table:table-cell office:value-type="float" office:value="0.00113626" calcext:value-type="float">
            <text:p>0.00113626</text:p>
          </table:table-cell>
          <table:table-cell office:value-type="float" office:value="0.000281755" calcext:value-type="float">
            <text:p>0.000281755</text:p>
          </table:table-cell>
          <table:table-cell office:value-type="float" office:value="-0.00174977" calcext:value-type="float">
            <text:p>-0.00174977</text:p>
          </table:table-cell>
          <table:table-cell office:value-type="float" office:value="0.00148497" calcext:value-type="float">
            <text:p>0.00148497</text:p>
          </table:table-cell>
          <table:table-cell office:value-type="float" office:value="0.000132324" calcext:value-type="float">
            <text:p>0.000132324</text:p>
          </table:table-cell>
          <table:table-cell office:value-type="float" office:value="-0.000838304" calcext:value-type="float">
            <text:p>-0.000838304</text:p>
          </table:table-cell>
          <table:table-cell office:value-type="float" office:value="2.05875E-017" calcext:value-type="float">
            <text:p>2.05875E-17</text:p>
          </table:table-cell>
          <table:table-cell office:value-type="float" office:value="1.6331E-017" calcext:value-type="float">
            <text:p>1.6331E-17</text:p>
          </table:table-cell>
          <table:table-cell table:number-columns-repeated="2" office:value-type="float" office:value="1.28228E-017" calcext:value-type="float">
            <text:p>1.28228E-17</text:p>
          </table:table-cell>
        </table:table-row>
        <table:table-row table:style-name="ro1">
          <table:table-cell office:value-type="float" office:value="26.8028" calcext:value-type="float">
            <text:p>26.8028</text:p>
          </table:table-cell>
          <table:table-cell office:value-type="float" office:value="0.00000000245811" calcext:value-type="float">
            <text:p>2.45811E-09</text:p>
          </table:table-cell>
          <table:table-cell office:value-type="float" office:value="0.00000000392198" calcext:value-type="float">
            <text:p>3.92198E-09</text:p>
          </table:table-cell>
          <table:table-cell office:value-type="float" office:value="0.00000000630169" calcext:value-type="float">
            <text:p>6.30169E-09</text:p>
          </table:table-cell>
          <table:table-cell office:value-type="float" office:value="-0.0000946851" calcext:value-type="float">
            <text:p>-9.46851E-05</text:p>
          </table:table-cell>
          <table:table-cell office:value-type="float" office:value="-0.0000496474" calcext:value-type="float">
            <text:p>-4.96474E-05</text:p>
          </table:table-cell>
          <table:table-cell office:value-type="float" office:value="0.000804848" calcext:value-type="float">
            <text:p>0.000804848</text:p>
          </table:table-cell>
          <table:table-cell office:value-type="float" office:value="-0.000598932" calcext:value-type="float">
            <text:p>-0.000598932</text:p>
          </table:table-cell>
          <table:table-cell office:value-type="float" office:value="-0.000465785" calcext:value-type="float">
            <text:p>-0.000465785</text:p>
          </table:table-cell>
          <table:table-cell office:value-type="float" office:value="-0.000146034" calcext:value-type="float">
            <text:p>-0.000146034</text:p>
          </table:table-cell>
          <table:table-cell office:value-type="float" office:value="0.000020781" calcext:value-type="float">
            <text:p>2.0781E-05</text:p>
          </table:table-cell>
          <table:table-cell office:value-type="float" office:value="-0.0000608364" calcext:value-type="float">
            <text:p>-6.08364E-05</text:p>
          </table:table-cell>
          <table:table-cell office:value-type="float" office:value="-0.00051777" calcext:value-type="float">
            <text:p>-0.00051777</text:p>
          </table:table-cell>
          <table:table-cell office:value-type="float" office:value="0.000749556" calcext:value-type="float">
            <text:p>0.000749556</text:p>
          </table:table-cell>
          <table:table-cell office:value-type="float" office:value="-0.0000291233" calcext:value-type="float">
            <text:p>-2.91233E-05</text:p>
          </table:table-cell>
          <table:table-cell office:value-type="float" office:value="-0.000211992" calcext:value-type="float">
            <text:p>-0.000211992</text:p>
          </table:table-cell>
          <table:table-cell office:value-type="float" office:value="0.000562827" calcext:value-type="float">
            <text:p>0.000562827</text:p>
          </table:table-cell>
          <table:table-cell office:value-type="float" office:value="0.000250252" calcext:value-type="float">
            <text:p>0.000250252</text:p>
          </table:table-cell>
          <table:table-cell office:value-type="float" office:value="0.000307491" calcext:value-type="float">
            <text:p>0.000307491</text:p>
          </table:table-cell>
          <table:table-cell office:value-type="float" office:value="-0.000590507" calcext:value-type="float">
            <text:p>-0.000590507</text:p>
          </table:table-cell>
          <table:table-cell office:value-type="float" office:value="0.000232173" calcext:value-type="float">
            <text:p>0.000232173</text:p>
          </table:table-cell>
          <table:table-cell office:value-type="float" office:value="0.000256409" calcext:value-type="float">
            <text:p>0.000256409</text:p>
          </table:table-cell>
          <table:table-cell office:value-type="float" office:value="-0.00114235" calcext:value-type="float">
            <text:p>-0.00114235</text:p>
          </table:table-cell>
          <table:table-cell office:value-type="float" office:value="0.000344113" calcext:value-type="float">
            <text:p>0.000344113</text:p>
          </table:table-cell>
          <table:table-cell office:value-type="float" office:value="0.000597738" calcext:value-type="float">
            <text:p>0.000597738</text:p>
          </table:table-cell>
          <table:table-cell office:value-type="float" office:value="0.000220262" calcext:value-type="float">
            <text:p>0.000220262</text:p>
          </table:table-cell>
          <table:table-cell office:value-type="float" office:value="-0.000564583" calcext:value-type="float">
            <text:p>-0.000564583</text:p>
          </table:table-cell>
          <table:table-cell office:value-type="float" office:value="0.000368588" calcext:value-type="float">
            <text:p>0.000368588</text:p>
          </table:table-cell>
          <table:table-cell office:value-type="float" office:value="0.000557947" calcext:value-type="float">
            <text:p>0.000557947</text:p>
          </table:table-cell>
          <table:table-cell office:value-type="float" office:value="-0.00101418" calcext:value-type="float">
            <text:p>-0.00101418</text:p>
          </table:table-cell>
          <table:table-cell office:value-type="float" office:value="0.0000599505" calcext:value-type="float">
            <text:p>5.99505E-05</text:p>
          </table:table-cell>
          <table:table-cell office:value-type="float" office:value="0.000449604" calcext:value-type="float">
            <text:p>0.000449604</text:p>
          </table:table-cell>
          <table:table-cell office:value-type="float" office:value="-0.000168687" calcext:value-type="float">
            <text:p>-0.000168687</text:p>
          </table:table-cell>
          <table:table-cell office:value-type="float" office:value="-0.0000454029" calcext:value-type="float">
            <text:p>-4.54029E-05</text:p>
          </table:table-cell>
          <table:table-cell office:value-type="float" office:value="0.000390688" calcext:value-type="float">
            <text:p>0.000390688</text:p>
          </table:table-cell>
          <table:table-cell office:value-type="float" office:value="0.000863187" calcext:value-type="float">
            <text:p>0.000863187</text:p>
          </table:table-cell>
          <table:table-cell office:value-type="float" office:value="-0.000682318" calcext:value-type="float">
            <text:p>-0.000682318</text:p>
          </table:table-cell>
          <table:table-cell office:value-type="float" office:value="-0.000278152" calcext:value-type="float">
            <text:p>-0.000278152</text:p>
          </table:table-cell>
          <table:table-cell office:value-type="float" office:value="0.000843076" calcext:value-type="float">
            <text:p>0.000843076</text:p>
          </table:table-cell>
          <table:table-cell office:value-type="float" office:value="-0.000419377" calcext:value-type="float">
            <text:p>-0.000419377</text:p>
          </table:table-cell>
          <table:table-cell office:value-type="float" office:value="-0.000624093" calcext:value-type="float">
            <text:p>-0.000624093</text:p>
          </table:table-cell>
          <table:table-cell office:value-type="float" office:value="0.000656463" calcext:value-type="float">
            <text:p>0.000656463</text:p>
          </table:table-cell>
          <table:table-cell office:value-type="float" office:value="0.00029292" calcext:value-type="float">
            <text:p>0.00029292</text:p>
          </table:table-cell>
          <table:table-cell office:value-type="float" office:value="-0.000870745" calcext:value-type="float">
            <text:p>-0.000870745</text:p>
          </table:table-cell>
          <table:table-cell office:value-type="float" office:value="-0.0000787246" calcext:value-type="float">
            <text:p>-7.87246E-05</text:p>
          </table:table-cell>
          <table:table-cell office:value-type="float" office:value="0.000339989" calcext:value-type="float">
            <text:p>0.000339989</text:p>
          </table:table-cell>
          <table:table-cell office:value-type="float" office:value="-0.000533319" calcext:value-type="float">
            <text:p>-0.000533319</text:p>
          </table:table-cell>
          <table:table-cell office:value-type="float" office:value="0.0000353117" calcext:value-type="float">
            <text:p>3.53117E-05</text:p>
          </table:table-cell>
          <table:table-cell office:value-type="float" office:value="0.000615362" calcext:value-type="float">
            <text:p>0.000615362</text:p>
          </table:table-cell>
          <table:table-cell office:value-type="float" office:value="0.000478641" calcext:value-type="float">
            <text:p>0.000478641</text:p>
          </table:table-cell>
          <table:table-cell office:value-type="float" office:value="-0.000227762" calcext:value-type="float">
            <text:p>-0.000227762</text:p>
          </table:table-cell>
          <table:table-cell office:value-type="float" office:value="-0.0000634987" calcext:value-type="float">
            <text:p>-6.34987E-05</text:p>
          </table:table-cell>
          <table:table-cell office:value-type="float" office:value="0.000448875" calcext:value-type="float">
            <text:p>0.000448875</text:p>
          </table:table-cell>
          <table:table-cell office:value-type="float" office:value="-0.0000255446" calcext:value-type="float">
            <text:p>-2.55446E-05</text:p>
          </table:table-cell>
          <table:table-cell office:value-type="float" office:value="-0.000540589" calcext:value-type="float">
            <text:p>-0.000540589</text:p>
          </table:table-cell>
          <table:table-cell office:value-type="float" office:value="0.000299759" calcext:value-type="float">
            <text:p>0.000299759</text:p>
          </table:table-cell>
          <table:table-cell office:value-type="float" office:value="0.0000658854" calcext:value-type="float">
            <text:p>6.58854E-05</text:p>
          </table:table-cell>
          <table:table-cell office:value-type="float" office:value="-0.00093613" calcext:value-type="float">
            <text:p>-0.00093613</text:p>
          </table:table-cell>
          <table:table-cell office:value-type="float" office:value="0.000254122" calcext:value-type="float">
            <text:p>0.000254122</text:p>
          </table:table-cell>
          <table:table-cell office:value-type="float" office:value="0.000409862" calcext:value-type="float">
            <text:p>0.000409862</text:p>
          </table:table-cell>
          <table:table-cell office:value-type="float" office:value="-0.000415645" calcext:value-type="float">
            <text:p>-0.000415645</text:p>
          </table:table-cell>
          <table:table-cell office:value-type="float" office:value="0.000406415" calcext:value-type="float">
            <text:p>0.000406415</text:p>
          </table:table-cell>
          <table:table-cell office:value-type="float" office:value="0.000180101" calcext:value-type="float">
            <text:p>0.000180101</text:p>
          </table:table-cell>
          <table:table-cell office:value-type="float" office:value="-0.0000138575" calcext:value-type="float">
            <text:p>-1.38575E-05</text:p>
          </table:table-cell>
          <table:table-cell office:value-type="float" office:value="-0.0000753065" calcext:value-type="float">
            <text:p>-7.53065E-05</text:p>
          </table:table-cell>
          <table:table-cell office:value-type="float" office:value="-0.000453193" calcext:value-type="float">
            <text:p>-0.000453193</text:p>
          </table:table-cell>
          <table:table-cell office:value-type="float" office:value="0.0000347594" calcext:value-type="float">
            <text:p>3.47594E-05</text:p>
          </table:table-cell>
          <table:table-cell office:value-type="float" office:value="0.000135838" calcext:value-type="float">
            <text:p>0.000135838</text:p>
          </table:table-cell>
          <table:table-cell office:value-type="float" office:value="0.000161349" calcext:value-type="float">
            <text:p>0.000161349</text:p>
          </table:table-cell>
          <table:table-cell office:value-type="float" office:value="-0.000148177" calcext:value-type="float">
            <text:p>-0.000148177</text:p>
          </table:table-cell>
          <table:table-cell office:value-type="float" office:value="0.000590905" calcext:value-type="float">
            <text:p>0.000590905</text:p>
          </table:table-cell>
          <table:table-cell office:value-type="float" office:value="0.0000856607" calcext:value-type="float">
            <text:p>8.56607E-05</text:p>
          </table:table-cell>
          <table:table-cell office:value-type="float" office:value="-0.0000396043" calcext:value-type="float">
            <text:p>-3.96043E-05</text:p>
          </table:table-cell>
          <table:table-cell office:value-type="float" office:value="0.0000471182" calcext:value-type="float">
            <text:p>4.71182E-05</text:p>
          </table:table-cell>
          <table:table-cell office:value-type="float" office:value="-0.000390546" calcext:value-type="float">
            <text:p>-0.000390546</text:p>
          </table:table-cell>
          <table:table-cell office:value-type="float" office:value="0.0000117422" calcext:value-type="float">
            <text:p>1.17422E-05</text:p>
          </table:table-cell>
          <table:table-cell office:value-type="float" office:value="-0.000320809" calcext:value-type="float">
            <text:p>-0.000320809</text:p>
          </table:table-cell>
          <table:table-cell office:value-type="float" office:value="-0.000612917" calcext:value-type="float">
            <text:p>-0.000612917</text:p>
          </table:table-cell>
          <table:table-cell office:value-type="float" office:value="0.00105615" calcext:value-type="float">
            <text:p>0.00105615</text:p>
          </table:table-cell>
          <table:table-cell office:value-type="float" office:value="-0.000392574" calcext:value-type="float">
            <text:p>-0.000392574</text:p>
          </table:table-cell>
          <table:table-cell office:value-type="float" office:value="-0.000360818" calcext:value-type="float">
            <text:p>-0.000360818</text:p>
          </table:table-cell>
          <table:table-cell office:value-type="float" office:value="0.000101062" calcext:value-type="float">
            <text:p>0.000101062</text:p>
          </table:table-cell>
          <table:table-cell office:value-type="float" office:value="0.000338408" calcext:value-type="float">
            <text:p>0.000338408</text:p>
          </table:table-cell>
          <table:table-cell office:value-type="float" office:value="-0.000399101" calcext:value-type="float">
            <text:p>-0.000399101</text:p>
          </table:table-cell>
          <table:table-cell office:value-type="float" office:value="0.000123269" calcext:value-type="float">
            <text:p>0.000123269</text:p>
          </table:table-cell>
          <table:table-cell office:value-type="float" office:value="0.000715871" calcext:value-type="float">
            <text:p>0.000715871</text:p>
          </table:table-cell>
          <table:table-cell office:value-type="float" office:value="0.0000991047" calcext:value-type="float">
            <text:p>9.91047E-05</text:p>
          </table:table-cell>
          <table:table-cell office:value-type="float" office:value="-0.000211514" calcext:value-type="float">
            <text:p>-0.000211514</text:p>
          </table:table-cell>
          <table:table-cell office:value-type="float" office:value="0.000249532" calcext:value-type="float">
            <text:p>0.000249532</text:p>
          </table:table-cell>
          <table:table-cell office:value-type="float" office:value="-0.000241153" calcext:value-type="float">
            <text:p>-0.000241153</text:p>
          </table:table-cell>
          <table:table-cell office:value-type="float" office:value="-0.0000814462" calcext:value-type="float">
            <text:p>-8.14462E-05</text:p>
          </table:table-cell>
          <table:table-cell office:value-type="float" office:value="-0.000623606" calcext:value-type="float">
            <text:p>-0.000623606</text:p>
          </table:table-cell>
          <table:table-cell office:value-type="float" office:value="0.000444359" calcext:value-type="float">
            <text:p>0.000444359</text:p>
          </table:table-cell>
          <table:table-cell office:value-type="float" office:value="0.0000264557" calcext:value-type="float">
            <text:p>2.64557E-05</text:p>
          </table:table-cell>
          <table:table-cell office:value-type="float" office:value="-0.00056598" calcext:value-type="float">
            <text:p>-0.00056598</text:p>
          </table:table-cell>
          <table:table-cell office:value-type="float" office:value="0.000285166" calcext:value-type="float">
            <text:p>0.000285166</text:p>
          </table:table-cell>
          <table:table-cell office:value-type="float" office:value="0.000248719" calcext:value-type="float">
            <text:p>0.000248719</text:p>
          </table:table-cell>
          <table:table-cell office:value-type="float" office:value="-0.000292357" calcext:value-type="float">
            <text:p>-0.000292357</text:p>
          </table:table-cell>
          <table:table-cell office:value-type="float" office:value="0.000384851" calcext:value-type="float">
            <text:p>0.000384851</text:p>
          </table:table-cell>
          <table:table-cell office:value-type="float" office:value="0.00017403" calcext:value-type="float">
            <text:p>0.00017403</text:p>
          </table:table-cell>
          <table:table-cell office:value-type="float" office:value="-0.000430448" calcext:value-type="float">
            <text:p>-0.000430448</text:p>
          </table:table-cell>
          <table:table-cell office:value-type="float" office:value="-0.0000678674" calcext:value-type="float">
            <text:p>-6.78674E-05</text:p>
          </table:table-cell>
          <table:table-cell office:value-type="float" office:value="0.000000344487" calcext:value-type="float">
            <text:p>3.44487E-07</text:p>
          </table:table-cell>
          <table:table-cell office:value-type="float" office:value="-0.0000567473" calcext:value-type="float">
            <text:p>-5.67473E-05</text:p>
          </table:table-cell>
          <table:table-cell office:value-type="float" office:value="-0.0000144974" calcext:value-type="float">
            <text:p>-1.44974E-05</text:p>
          </table:table-cell>
          <table:table-cell office:value-type="float" office:value="0.000200291" calcext:value-type="float">
            <text:p>0.000200291</text:p>
          </table:table-cell>
          <table:table-cell office:value-type="float" office:value="0.000384326" calcext:value-type="float">
            <text:p>0.000384326</text:p>
          </table:table-cell>
          <table:table-cell office:value-type="float" office:value="-0.0000765833" calcext:value-type="float">
            <text:p>-7.65833E-05</text:p>
          </table:table-cell>
          <table:table-cell office:value-type="float" office:value="0.000322512" calcext:value-type="float">
            <text:p>0.000322512</text:p>
          </table:table-cell>
          <table:table-cell office:value-type="float" office:value="0.000300346" calcext:value-type="float">
            <text:p>0.000300346</text:p>
          </table:table-cell>
          <table:table-cell office:value-type="float" office:value="-0.000406362" calcext:value-type="float">
            <text:p>-0.000406362</text:p>
          </table:table-cell>
          <table:table-cell office:value-type="float" office:value="-0.000208588" calcext:value-type="float">
            <text:p>-0.000208588</text:p>
          </table:table-cell>
          <table:table-cell office:value-type="float" office:value="-0.000424959" calcext:value-type="float">
            <text:p>-0.000424959</text:p>
          </table:table-cell>
          <table:table-cell office:value-type="float" office:value="0.000145979" calcext:value-type="float">
            <text:p>0.000145979</text:p>
          </table:table-cell>
          <table:table-cell office:value-type="float" office:value="-0.000452014" calcext:value-type="float">
            <text:p>-0.000452014</text:p>
          </table:table-cell>
          <table:table-cell office:value-type="float" office:value="-0.000144942" calcext:value-type="float">
            <text:p>-0.000144942</text:p>
          </table:table-cell>
          <table:table-cell office:value-type="float" office:value="0.000732391" calcext:value-type="float">
            <text:p>0.000732391</text:p>
          </table:table-cell>
          <table:table-cell office:value-type="float" office:value="-0.000262491" calcext:value-type="float">
            <text:p>-0.000262491</text:p>
          </table:table-cell>
          <table:table-cell office:value-type="float" office:value="0.0000874918" calcext:value-type="float">
            <text:p>8.74918E-05</text:p>
          </table:table-cell>
          <table:table-cell office:value-type="float" office:value="-0.0000616875" calcext:value-type="float">
            <text:p>-6.16875E-05</text:p>
          </table:table-cell>
          <table:table-cell office:value-type="float" office:value="-0.0000603866" calcext:value-type="float">
            <text:p>-6.03866E-05</text:p>
          </table:table-cell>
          <table:table-cell office:value-type="float" office:value="0.0001958" calcext:value-type="float">
            <text:p>0.0001958</text:p>
          </table:table-cell>
          <table:table-cell office:value-type="float" office:value="-0.000263604" calcext:value-type="float">
            <text:p>-0.000263604</text:p>
          </table:table-cell>
          <table:table-cell office:value-type="float" office:value="0.000902652" calcext:value-type="float">
            <text:p>0.000902652</text:p>
          </table:table-cell>
          <table:table-cell office:value-type="float" office:value="0.000216962" calcext:value-type="float">
            <text:p>0.000216962</text:p>
          </table:table-cell>
          <table:table-cell office:value-type="float" office:value="-0.00024446" calcext:value-type="float">
            <text:p>-0.00024446</text:p>
          </table:table-cell>
          <table:table-cell office:value-type="float" office:value="0.0000710781" calcext:value-type="float">
            <text:p>7.10781E-05</text:p>
          </table:table-cell>
          <table:table-cell office:value-type="float" office:value="-0.000253492" calcext:value-type="float">
            <text:p>-0.000253492</text:p>
          </table:table-cell>
          <table:table-cell office:value-type="float" office:value="0.000337538" calcext:value-type="float">
            <text:p>0.000337538</text:p>
          </table:table-cell>
          <table:table-cell office:value-type="float" office:value="-0.000301413" calcext:value-type="float">
            <text:p>-0.000301413</text:p>
          </table:table-cell>
          <table:table-cell office:value-type="float" office:value="0.000470366" calcext:value-type="float">
            <text:p>0.000470366</text:p>
          </table:table-cell>
          <table:table-cell office:value-type="float" office:value="0.000473557" calcext:value-type="float">
            <text:p>0.000473557</text:p>
          </table:table-cell>
          <table:table-cell office:value-type="float" office:value="-0.00011915" calcext:value-type="float">
            <text:p>-0.00011915</text:p>
          </table:table-cell>
          <table:table-cell office:value-type="float" office:value="0.000691586" calcext:value-type="float">
            <text:p>0.000691586</text:p>
          </table:table-cell>
          <table:table-cell office:value-type="float" office:value="0.000367066" calcext:value-type="float">
            <text:p>0.000367066</text:p>
          </table:table-cell>
          <table:table-cell office:value-type="float" office:value="0.000561248" calcext:value-type="float">
            <text:p>0.000561248</text:p>
          </table:table-cell>
          <table:table-cell office:value-type="float" office:value="0.00053502" calcext:value-type="float">
            <text:p>0.00053502</text:p>
          </table:table-cell>
          <table:table-cell office:value-type="float" office:value="0.000874217" calcext:value-type="float">
            <text:p>0.000874217</text:p>
          </table:table-cell>
          <table:table-cell office:value-type="float" office:value="0.00104569" calcext:value-type="float">
            <text:p>0.00104569</text:p>
          </table:table-cell>
          <table:table-cell office:value-type="float" office:value="0.00097652" calcext:value-type="float">
            <text:p>0.00097652</text:p>
          </table:table-cell>
          <table:table-cell office:value-type="float" office:value="0.00194038" calcext:value-type="float">
            <text:p>0.00194038</text:p>
          </table:table-cell>
          <table:table-cell office:value-type="float" office:value="0.00210783" calcext:value-type="float">
            <text:p>0.00210783</text:p>
          </table:table-cell>
          <table:table-cell office:value-type="float" office:value="0.00280296" calcext:value-type="float">
            <text:p>0.00280296</text:p>
          </table:table-cell>
          <table:table-cell office:value-type="float" office:value="0.00393288" calcext:value-type="float">
            <text:p>0.00393288</text:p>
          </table:table-cell>
          <table:table-cell office:value-type="float" office:value="0.00492731" calcext:value-type="float">
            <text:p>0.00492731</text:p>
          </table:table-cell>
          <table:table-cell office:value-type="float" office:value="0.00597164" calcext:value-type="float">
            <text:p>0.00597164</text:p>
          </table:table-cell>
          <table:table-cell office:value-type="float" office:value="0.00687706" calcext:value-type="float">
            <text:p>0.00687706</text:p>
          </table:table-cell>
          <table:table-cell office:value-type="float" office:value="0.0095496" calcext:value-type="float">
            <text:p>0.0095496</text:p>
          </table:table-cell>
          <table:table-cell office:value-type="float" office:value="0.0112369" calcext:value-type="float">
            <text:p>0.0112369</text:p>
          </table:table-cell>
          <table:table-cell office:value-type="float" office:value="0.0139436" calcext:value-type="float">
            <text:p>0.0139436</text:p>
          </table:table-cell>
          <table:table-cell office:value-type="float" office:value="0.0177871" calcext:value-type="float">
            <text:p>0.0177871</text:p>
          </table:table-cell>
          <table:table-cell office:value-type="float" office:value="0.022613" calcext:value-type="float">
            <text:p>0.022613</text:p>
          </table:table-cell>
          <table:table-cell office:value-type="float" office:value="0.0280424" calcext:value-type="float">
            <text:p>0.0280424</text:p>
          </table:table-cell>
          <table:table-cell office:value-type="float" office:value="0.0347323" calcext:value-type="float">
            <text:p>0.0347323</text:p>
          </table:table-cell>
          <table:table-cell office:value-type="float" office:value="0.0444253" calcext:value-type="float">
            <text:p>0.0444253</text:p>
          </table:table-cell>
          <table:table-cell office:value-type="float" office:value="0.0543538" calcext:value-type="float">
            <text:p>0.0543538</text:p>
          </table:table-cell>
          <table:table-cell office:value-type="float" office:value="0.0656082" calcext:value-type="float">
            <text:p>0.0656082</text:p>
          </table:table-cell>
          <table:table-cell office:value-type="float" office:value="0.0809009" calcext:value-type="float">
            <text:p>0.0809009</text:p>
          </table:table-cell>
          <table:table-cell office:value-type="float" office:value="0.0977671" calcext:value-type="float">
            <text:p>0.0977671</text:p>
          </table:table-cell>
          <table:table-cell office:value-type="float" office:value="0.116666" calcext:value-type="float">
            <text:p>0.116666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0.160638" calcext:value-type="float">
            <text:p>0.160638</text:p>
          </table:table-cell>
          <table:table-cell office:value-type="float" office:value="0.183157" calcext:value-type="float">
            <text:p>0.183157</text:p>
          </table:table-cell>
          <table:table-cell office:value-type="float" office:value="0.203327" calcext:value-type="float">
            <text:p>0.203327</text:p>
          </table:table-cell>
          <table:table-cell office:value-type="float" office:value="0.223387" calcext:value-type="float">
            <text:p>0.223387</text:p>
          </table:table-cell>
          <table:table-cell office:value-type="float" office:value="0.238653" calcext:value-type="float">
            <text:p>0.238653</text:p>
          </table:table-cell>
          <table:table-cell office:value-type="float" office:value="0.246659" calcext:value-type="float">
            <text:p>0.246659</text:p>
          </table:table-cell>
          <table:table-cell office:value-type="float" office:value="0.249817" calcext:value-type="float">
            <text:p>0.249817</text:p>
          </table:table-cell>
          <table:table-cell office:value-type="float" office:value="0.246289" calcext:value-type="float">
            <text:p>0.246289</text:p>
          </table:table-cell>
          <table:table-cell office:value-type="float" office:value="0.235339" calcext:value-type="float">
            <text:p>0.235339</text:p>
          </table:table-cell>
          <table:table-cell office:value-type="float" office:value="0.218635" calcext:value-type="float">
            <text:p>0.218635</text:p>
          </table:table-cell>
          <table:table-cell office:value-type="float" office:value="0.199214" calcext:value-type="float">
            <text:p>0.199214</text:p>
          </table:table-cell>
          <table:table-cell office:value-type="float" office:value="0.177567" calcext:value-type="float">
            <text:p>0.177567</text:p>
          </table:table-cell>
          <table:table-cell office:value-type="float" office:value="0.154148" calcext:value-type="float">
            <text:p>0.154148</text:p>
          </table:table-cell>
          <table:table-cell office:value-type="float" office:value="0.132302" calcext:value-type="float">
            <text:p>0.132302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0.093358" calcext:value-type="float">
            <text:p>0.093358</text:p>
          </table:table-cell>
          <table:table-cell office:value-type="float" office:value="0.0773029" calcext:value-type="float">
            <text:p>0.0773029</text:p>
          </table:table-cell>
          <table:table-cell office:value-type="float" office:value="0.0630388" calcext:value-type="float">
            <text:p>0.0630388</text:p>
          </table:table-cell>
          <table:table-cell office:value-type="float" office:value="0.0519078" calcext:value-type="float">
            <text:p>0.0519078</text:p>
          </table:table-cell>
          <table:table-cell office:value-type="float" office:value="0.0420448" calcext:value-type="float">
            <text:p>0.0420448</text:p>
          </table:table-cell>
          <table:table-cell office:value-type="float" office:value="0.0333712" calcext:value-type="float">
            <text:p>0.0333712</text:p>
          </table:table-cell>
          <table:table-cell office:value-type="float" office:value="0.0267227" calcext:value-type="float">
            <text:p>0.0267227</text:p>
          </table:table-cell>
          <table:table-cell office:value-type="float" office:value="0.021563" calcext:value-type="float">
            <text:p>0.021563</text:p>
          </table:table-cell>
          <table:table-cell office:value-type="float" office:value="0.0171556" calcext:value-type="float">
            <text:p>0.0171556</text:p>
          </table:table-cell>
          <table:table-cell office:value-type="float" office:value="0.0131827" calcext:value-type="float">
            <text:p>0.0131827</text:p>
          </table:table-cell>
          <table:table-cell office:value-type="float" office:value="0.010281" calcext:value-type="float">
            <text:p>0.010281</text:p>
          </table:table-cell>
          <table:table-cell office:value-type="float" office:value="0.0093135" calcext:value-type="float">
            <text:p>0.0093135</text:p>
          </table:table-cell>
          <table:table-cell office:value-type="float" office:value="0.0061817" calcext:value-type="float">
            <text:p>0.0061817</text:p>
          </table:table-cell>
          <table:table-cell office:value-type="float" office:value="0.0050362" calcext:value-type="float">
            <text:p>0.0050362</text:p>
          </table:table-cell>
          <table:table-cell office:value-type="float" office:value="0.00476772" calcext:value-type="float">
            <text:p>0.00476772</text:p>
          </table:table-cell>
          <table:table-cell office:value-type="float" office:value="0.00435016" calcext:value-type="float">
            <text:p>0.00435016</text:p>
          </table:table-cell>
          <table:table-cell office:value-type="float" office:value="0.00294077" calcext:value-type="float">
            <text:p>0.00294077</text:p>
          </table:table-cell>
          <table:table-cell office:value-type="float" office:value="0.00236618" calcext:value-type="float">
            <text:p>0.00236618</text:p>
          </table:table-cell>
          <table:table-cell office:value-type="float" office:value="0.00355675" calcext:value-type="float">
            <text:p>0.00355675</text:p>
          </table:table-cell>
          <table:table-cell office:value-type="float" office:value="0.00307209" calcext:value-type="float">
            <text:p>0.00307209</text:p>
          </table:table-cell>
          <table:table-cell office:value-type="float" office:value="0.00286646" calcext:value-type="float">
            <text:p>0.00286646</text:p>
          </table:table-cell>
          <table:table-cell office:value-type="float" office:value="0.00581684" calcext:value-type="float">
            <text:p>0.00581684</text:p>
          </table:table-cell>
          <table:table-cell office:value-type="float" office:value="0.00866737" calcext:value-type="float">
            <text:p>0.00866737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.0190278" calcext:value-type="float">
            <text:p>0.0190278</text:p>
          </table:table-cell>
          <table:table-cell office:value-type="float" office:value="0.031685" calcext:value-type="float">
            <text:p>0.031685</text:p>
          </table:table-cell>
          <table:table-cell office:value-type="float" office:value="0.0489585" calcext:value-type="float">
            <text:p>0.0489585</text:p>
          </table:table-cell>
          <table:table-cell office:value-type="float" office:value="0.0752997" calcext:value-type="float">
            <text:p>0.0752997</text:p>
          </table:table-cell>
          <table:table-cell office:value-type="float" office:value="0.119632" calcext:value-type="float">
            <text:p>0.119632</text:p>
          </table:table-cell>
          <table:table-cell office:value-type="float" office:value="0.184758" calcext:value-type="float">
            <text:p>0.184758</text:p>
          </table:table-cell>
          <table:table-cell office:value-type="float" office:value="0.278343" calcext:value-type="float">
            <text:p>0.278343</text:p>
          </table:table-cell>
          <table:table-cell office:value-type="float" office:value="0.406918" calcext:value-type="float">
            <text:p>0.406918</text:p>
          </table:table-cell>
          <table:table-cell office:value-type="float" office:value="0.571055" calcext:value-type="float">
            <text:p>0.571055</text:p>
          </table:table-cell>
          <table:table-cell office:value-type="float" office:value="0.750686" calcext:value-type="float">
            <text:p>0.750686</text:p>
          </table:table-cell>
          <table:table-cell office:value-type="float" office:value="0.907463" calcext:value-type="float">
            <text:p>0.907463</text:p>
          </table:table-cell>
          <table:table-cell office:value-type="float" office:value="0.996378" calcext:value-type="float">
            <text:p>0.996378</text:p>
          </table:table-cell>
          <table:table-cell office:value-type="float" office:value="0.977501" calcext:value-type="float">
            <text:p>0.977501</text:p>
          </table:table-cell>
          <table:table-cell office:value-type="float" office:value="0.856338" calcext:value-type="float">
            <text:p>0.856338</text:p>
          </table:table-cell>
          <table:table-cell office:value-type="float" office:value="0.687972" calcext:value-type="float">
            <text:p>0.687972</text:p>
          </table:table-cell>
          <table:table-cell office:value-type="float" office:value="0.510046" calcext:value-type="float">
            <text:p>0.510046</text:p>
          </table:table-cell>
          <table:table-cell office:value-type="float" office:value="0.355875" calcext:value-type="float">
            <text:p>0.355875</text:p>
          </table:table-cell>
          <table:table-cell office:value-type="float" office:value="0.242182" calcext:value-type="float">
            <text:p>0.242182</text:p>
          </table:table-cell>
          <table:table-cell office:value-type="float" office:value="0.157939" calcext:value-type="float">
            <text:p>0.157939</text:p>
          </table:table-cell>
          <table:table-cell office:value-type="float" office:value="0.101803" calcext:value-type="float">
            <text:p>0.101803</text:p>
          </table:table-cell>
          <table:table-cell office:value-type="float" office:value="0.0641625" calcext:value-type="float">
            <text:p>0.0641625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0.0269229" calcext:value-type="float">
            <text:p>0.0269229</text:p>
          </table:table-cell>
          <table:table-cell office:value-type="float" office:value="0.0141633" calcext:value-type="float">
            <text:p>0.0141633</text:p>
          </table:table-cell>
          <table:table-cell office:value-type="float" office:value="0.0116202" calcext:value-type="float">
            <text:p>0.0116202</text:p>
          </table:table-cell>
          <table:table-cell office:value-type="float" office:value="0.00629108" calcext:value-type="float">
            <text:p>0.00629108</text:p>
          </table:table-cell>
          <table:table-cell office:value-type="float" office:value="0.00354153" calcext:value-type="float">
            <text:p>0.00354153</text:p>
          </table:table-cell>
          <table:table-cell office:value-type="float" office:value="0.00297754" calcext:value-type="float">
            <text:p>0.00297754</text:p>
          </table:table-cell>
          <table:table-cell office:value-type="float" office:value="0.00142325" calcext:value-type="float">
            <text:p>0.00142325</text:p>
          </table:table-cell>
          <table:table-cell office:value-type="float" office:value="0.00175714" calcext:value-type="float">
            <text:p>0.00175714</text:p>
          </table:table-cell>
          <table:table-cell office:value-type="float" office:value="-0.000891001" calcext:value-type="float">
            <text:p>-0.000891001</text:p>
          </table:table-cell>
          <table:table-cell office:value-type="float" office:value="0.00138766" calcext:value-type="float">
            <text:p>0.00138766</text:p>
          </table:table-cell>
          <table:table-cell office:value-type="float" office:value="0.000536933" calcext:value-type="float">
            <text:p>0.000536933</text:p>
          </table:table-cell>
          <table:table-cell office:value-type="float" office:value="-0.0016979" calcext:value-type="float">
            <text:p>-0.0016979</text:p>
          </table:table-cell>
          <table:table-cell office:value-type="float" office:value="0.00135238" calcext:value-type="float">
            <text:p>0.00135238</text:p>
          </table:table-cell>
          <table:table-cell office:value-type="float" office:value="-0.000126614" calcext:value-type="float">
            <text:p>-0.000126614</text:p>
          </table:table-cell>
          <table:table-cell office:value-type="float" office:value="0.000119668" calcext:value-type="float">
            <text:p>0.000119668</text:p>
          </table:table-cell>
          <table:table-cell office:value-type="float" office:value="-0.000378349" calcext:value-type="float">
            <text:p>-0.000378349</text:p>
          </table:table-cell>
          <table:table-cell office:value-type="float" office:value="0.00133336" calcext:value-type="float">
            <text:p>0.00133336</text:p>
          </table:table-cell>
          <table:table-cell office:value-type="float" office:value="0.000629635" calcext:value-type="float">
            <text:p>0.000629635</text:p>
          </table:table-cell>
          <table:table-cell office:value-type="float" office:value="-0.00224866" calcext:value-type="float">
            <text:p>-0.00224866</text:p>
          </table:table-cell>
          <table:table-cell office:value-type="float" office:value="0.0012579" calcext:value-type="float">
            <text:p>0.0012579</text:p>
          </table:table-cell>
          <table:table-cell office:value-type="float" office:value="0.000532523" calcext:value-type="float">
            <text:p>0.000532523</text:p>
          </table:table-cell>
          <table:table-cell office:value-type="float" office:value="-0.00134121" calcext:value-type="float">
            <text:p>-0.00134121</text:p>
          </table:table-cell>
          <table:table-cell office:value-type="float" office:value="0.00037825" calcext:value-type="float">
            <text:p>0.00037825</text:p>
          </table:table-cell>
          <table:table-cell office:value-type="float" office:value="0.00100152" calcext:value-type="float">
            <text:p>0.00100152</text:p>
          </table:table-cell>
          <table:table-cell office:value-type="float" office:value="0.000336393" calcext:value-type="float">
            <text:p>0.000336393</text:p>
          </table:table-cell>
          <table:table-cell office:value-type="float" office:value="-0.00210979" calcext:value-type="float">
            <text:p>-0.00210979</text:p>
          </table:table-cell>
          <table:table-cell office:value-type="float" office:value="0.00094292" calcext:value-type="float">
            <text:p>0.00094292</text:p>
          </table:table-cell>
          <table:table-cell office:value-type="float" office:value="0.000870908" calcext:value-type="float">
            <text:p>0.000870908</text:p>
          </table:table-cell>
          <table:table-cell office:value-type="float" office:value="-0.00220416" calcext:value-type="float">
            <text:p>-0.00220416</text:p>
          </table:table-cell>
          <table:table-cell office:value-type="float" office:value="0.000354031" calcext:value-type="float">
            <text:p>0.000354031</text:p>
          </table:table-cell>
          <table:table-cell office:value-type="float" office:value="0.00114986" calcext:value-type="float">
            <text:p>0.00114986</text:p>
          </table:table-cell>
          <table:table-cell office:value-type="float" office:value="-0.000576204" calcext:value-type="float">
            <text:p>-0.000576204</text:p>
          </table:table-cell>
          <table:table-cell office:value-type="float" office:value="-0.000592182" calcext:value-type="float">
            <text:p>-0.000592182</text:p>
          </table:table-cell>
          <table:table-cell office:value-type="float" office:value="0.000723764" calcext:value-type="float">
            <text:p>0.000723764</text:p>
          </table:table-cell>
          <table:table-cell office:value-type="float" office:value="0.00119673" calcext:value-type="float">
            <text:p>0.00119673</text:p>
          </table:table-cell>
          <table:table-cell office:value-type="float" office:value="-0.0017807" calcext:value-type="float">
            <text:p>-0.0017807</text:p>
          </table:table-cell>
          <table:table-cell office:value-type="float" office:value="0.000360899" calcext:value-type="float">
            <text:p>0.000360899</text:p>
          </table:table-cell>
          <table:table-cell office:value-type="float" office:value="0.00139395" calcext:value-type="float">
            <text:p>0.00139395</text:p>
          </table:table-cell>
          <table:table-cell office:value-type="float" office:value="-0.0015432" calcext:value-type="float">
            <text:p>-0.0015432</text:p>
          </table:table-cell>
          <table:table-cell office:value-type="float" office:value="0.0000227627" calcext:value-type="float">
            <text:p>2.27627E-05</text:p>
          </table:table-cell>
          <table:table-cell office:value-type="float" office:value="0.000289427" calcext:value-type="float">
            <text:p>0.000289427</text:p>
          </table:table-cell>
          <table:table-cell office:value-type="float" office:value="0.0000926561" calcext:value-type="float">
            <text:p>9.26561E-05</text:p>
          </table:table-cell>
          <table:table-cell office:value-type="float" office:value="-0.000563092" calcext:value-type="float">
            <text:p>-0.000563092</text:p>
          </table:table-cell>
          <table:table-cell office:value-type="float" office:value="-0.000101857" calcext:value-type="float">
            <text:p>-0.000101857</text:p>
          </table:table-cell>
          <table:table-cell office:value-type="float" office:value="0.00162339" calcext:value-type="float">
            <text:p>0.00162339</text:p>
          </table:table-cell>
          <table:table-cell office:value-type="float" office:value="-0.00113821" calcext:value-type="float">
            <text:p>-0.00113821</text:p>
          </table:table-cell>
          <table:table-cell office:value-type="float" office:value="0.000268929" calcext:value-type="float">
            <text:p>0.000268929</text:p>
          </table:table-cell>
          <table:table-cell office:value-type="float" office:value="0.000807708" calcext:value-type="float">
            <text:p>0.000807708</text:p>
          </table:table-cell>
          <table:table-cell office:value-type="float" office:value="-0.000459336" calcext:value-type="float">
            <text:p>-0.000459336</text:p>
          </table:table-cell>
          <table:table-cell office:value-type="float" office:value="0.000695559" calcext:value-type="float">
            <text:p>0.000695559</text:p>
          </table:table-cell>
          <table:table-cell office:value-type="float" office:value="-0.000830495" calcext:value-type="float">
            <text:p>-0.000830495</text:p>
          </table:table-cell>
          <table:table-cell office:value-type="float" office:value="0.00067785" calcext:value-type="float">
            <text:p>0.00067785</text:p>
          </table:table-cell>
          <table:table-cell office:value-type="float" office:value="-0.000537651" calcext:value-type="float">
            <text:p>-0.000537651</text:p>
          </table:table-cell>
          <table:table-cell office:value-type="float" office:value="-0.000788813" calcext:value-type="float">
            <text:p>-0.000788813</text:p>
          </table:table-cell>
          <table:table-cell office:value-type="float" office:value="0.000751637" calcext:value-type="float">
            <text:p>0.000751637</text:p>
          </table:table-cell>
          <table:table-cell office:value-type="float" office:value="-0.000512217" calcext:value-type="float">
            <text:p>-0.000512217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-0.000724775" calcext:value-type="float">
            <text:p>-0.000724775</text:p>
          </table:table-cell>
          <table:table-cell office:value-type="float" office:value="0.0000425813" calcext:value-type="float">
            <text:p>4.25813E-05</text:p>
          </table:table-cell>
          <table:table-cell office:value-type="float" office:value="0.000551116" calcext:value-type="float">
            <text:p>0.000551116</text:p>
          </table:table-cell>
          <table:table-cell office:value-type="float" office:value="-0.00132483" calcext:value-type="float">
            <text:p>-0.00132483</text:p>
          </table:table-cell>
          <table:table-cell office:value-type="float" office:value="0.000451211" calcext:value-type="float">
            <text:p>0.000451211</text:p>
          </table:table-cell>
          <table:table-cell office:value-type="float" office:value="0.0000194807" calcext:value-type="float">
            <text:p>1.94807E-05</text:p>
          </table:table-cell>
          <table:table-cell office:value-type="float" office:value="0.000218373" calcext:value-type="float">
            <text:p>0.000218373</text:p>
          </table:table-cell>
          <table:table-cell office:value-type="float" office:value="-0.000012364" calcext:value-type="float">
            <text:p>-1.2364E-05</text:p>
          </table:table-cell>
          <table:table-cell office:value-type="float" office:value="-0.000171108" calcext:value-type="float">
            <text:p>-0.000171108</text:p>
          </table:table-cell>
          <table:table-cell office:value-type="float" office:value="0.00114207" calcext:value-type="float">
            <text:p>0.00114207</text:p>
          </table:table-cell>
          <table:table-cell office:value-type="float" office:value="-0.00126544" calcext:value-type="float">
            <text:p>-0.00126544</text:p>
          </table:table-cell>
          <table:table-cell office:value-type="float" office:value="0.0000215616" calcext:value-type="float">
            <text:p>2.15616E-05</text:p>
          </table:table-cell>
          <table:table-cell office:value-type="float" office:value="0.0000435528" calcext:value-type="float">
            <text:p>4.35528E-05</text:p>
          </table:table-cell>
          <table:table-cell office:value-type="float" office:value="-0.000399248" calcext:value-type="float">
            <text:p>-0.000399248</text:p>
          </table:table-cell>
          <table:table-cell office:value-type="float" office:value="-0.000193022" calcext:value-type="float">
            <text:p>-0.000193022</text:p>
          </table:table-cell>
          <table:table-cell office:value-type="float" office:value="-0.0000850124" calcext:value-type="float">
            <text:p>-8.50124E-05</text:p>
          </table:table-cell>
          <table:table-cell office:value-type="float" office:value="0.000617342" calcext:value-type="float">
            <text:p>0.000617342</text:p>
          </table:table-cell>
          <table:table-cell office:value-type="float" office:value="-0.000417321" calcext:value-type="float">
            <text:p>-0.000417321</text:p>
          </table:table-cell>
          <table:table-cell office:value-type="float" office:value="-0.000148652" calcext:value-type="float">
            <text:p>-0.000148652</text:p>
          </table:table-cell>
          <table:table-cell office:value-type="float" office:value="0.000623761" calcext:value-type="float">
            <text:p>0.000623761</text:p>
          </table:table-cell>
          <table:table-cell office:value-type="float" office:value="2.05821E-017" calcext:value-type="float">
            <text:p>2.05821E-17</text:p>
          </table:table-cell>
          <table:table-cell office:value-type="float" office:value="1.63339E-017" calcext:value-type="float">
            <text:p>1.63339E-17</text:p>
          </table:table-cell>
          <table:table-cell table:number-columns-repeated="2" office:value-type="float" office:value="1.28171E-017" calcext:value-type="float">
            <text:p>1.28171E-17</text:p>
          </table:table-cell>
        </table:table-row>
        <table:table-row table:style-name="ro1">
          <table:table-cell office:value-type="float" office:value="27.5947" calcext:value-type="float">
            <text:p>27.5947</text:p>
          </table:table-cell>
          <table:table-cell office:value-type="float" office:value="0.00000000246245" calcext:value-type="float">
            <text:p>2.46245E-09</text:p>
          </table:table-cell>
          <table:table-cell office:value-type="float" office:value="0.00000000391933" calcext:value-type="float">
            <text:p>3.91933E-09</text:p>
          </table:table-cell>
          <table:table-cell office:value-type="float" office:value="0.0000000063076" calcext:value-type="float">
            <text:p>6.3076E-09</text:p>
          </table:table-cell>
          <table:table-cell office:value-type="float" office:value="0.0000372674" calcext:value-type="float">
            <text:p>3.72674E-05</text:p>
          </table:table-cell>
          <table:table-cell office:value-type="float" office:value="0.000296756" calcext:value-type="float">
            <text:p>0.000296756</text:p>
          </table:table-cell>
          <table:table-cell office:value-type="float" office:value="-0.000416454" calcext:value-type="float">
            <text:p>-0.000416454</text:p>
          </table:table-cell>
          <table:table-cell office:value-type="float" office:value="-0.000196425" calcext:value-type="float">
            <text:p>-0.000196425</text:p>
          </table:table-cell>
          <table:table-cell office:value-type="float" office:value="0.000657848" calcext:value-type="float">
            <text:p>0.000657848</text:p>
          </table:table-cell>
          <table:table-cell office:value-type="float" office:value="-0.000281695" calcext:value-type="float">
            <text:p>-0.000281695</text:p>
          </table:table-cell>
          <table:table-cell office:value-type="float" office:value="-0.000147491" calcext:value-type="float">
            <text:p>-0.000147491</text:p>
          </table:table-cell>
          <table:table-cell office:value-type="float" office:value="0.0000878009" calcext:value-type="float">
            <text:p>8.78009E-05</text:p>
          </table:table-cell>
          <table:table-cell office:value-type="float" office:value="0.000375135" calcext:value-type="float">
            <text:p>0.000375135</text:p>
          </table:table-cell>
          <table:table-cell office:value-type="float" office:value="-0.000344588" calcext:value-type="float">
            <text:p>-0.000344588</text:p>
          </table:table-cell>
          <table:table-cell office:value-type="float" office:value="0.000099677" calcext:value-type="float">
            <text:p>9.9677E-05</text:p>
          </table:table-cell>
          <table:table-cell office:value-type="float" office:value="0.000212459" calcext:value-type="float">
            <text:p>0.000212459</text:p>
          </table:table-cell>
          <table:table-cell office:value-type="float" office:value="0.00017808" calcext:value-type="float">
            <text:p>0.00017808</text:p>
          </table:table-cell>
          <table:table-cell office:value-type="float" office:value="-0.000330189" calcext:value-type="float">
            <text:p>-0.000330189</text:p>
          </table:table-cell>
          <table:table-cell office:value-type="float" office:value="0.000253126" calcext:value-type="float">
            <text:p>0.000253126</text:p>
          </table:table-cell>
          <table:table-cell office:value-type="float" office:value="0.000333665" calcext:value-type="float">
            <text:p>0.000333665</text:p>
          </table:table-cell>
          <table:table-cell office:value-type="float" office:value="-0.000509308" calcext:value-type="float">
            <text:p>-0.000509308</text:p>
          </table:table-cell>
          <table:table-cell office:value-type="float" office:value="0.000243475" calcext:value-type="float">
            <text:p>0.000243475</text:p>
          </table:table-cell>
          <table:table-cell office:value-type="float" office:value="0.0001174" calcext:value-type="float">
            <text:p>0.0001174</text:p>
          </table:table-cell>
          <table:table-cell office:value-type="float" office:value="-0.000143889" calcext:value-type="float">
            <text:p>-0.000143889</text:p>
          </table:table-cell>
          <table:table-cell office:value-type="float" office:value="-0.000158084" calcext:value-type="float">
            <text:p>-0.000158084</text:p>
          </table:table-cell>
          <table:table-cell office:value-type="float" office:value="-0.00000607152" calcext:value-type="float">
            <text:p>-6.07152E-06</text:p>
          </table:table-cell>
          <table:table-cell office:value-type="float" office:value="0.000251886" calcext:value-type="float">
            <text:p>0.000251886</text:p>
          </table:table-cell>
          <table:table-cell office:value-type="float" office:value="-0.000608897" calcext:value-type="float">
            <text:p>-0.000608897</text:p>
          </table:table-cell>
          <table:table-cell office:value-type="float" office:value="0.000648152" calcext:value-type="float">
            <text:p>0.000648152</text:p>
          </table:table-cell>
          <table:table-cell office:value-type="float" office:value="0.0000601326" calcext:value-type="float">
            <text:p>6.01326E-05</text:p>
          </table:table-cell>
          <table:table-cell office:value-type="float" office:value="-0.000506335" calcext:value-type="float">
            <text:p>-0.000506335</text:p>
          </table:table-cell>
          <table:table-cell office:value-type="float" office:value="0.00098597" calcext:value-type="float">
            <text:p>0.00098597</text:p>
          </table:table-cell>
          <table:table-cell office:value-type="float" office:value="-0.0000504305" calcext:value-type="float">
            <text:p>-5.04305E-05</text:p>
          </table:table-cell>
          <table:table-cell office:value-type="float" office:value="0.000711611" calcext:value-type="float">
            <text:p>0.000711611</text:p>
          </table:table-cell>
          <table:table-cell office:value-type="float" office:value="-0.000340026" calcext:value-type="float">
            <text:p>-0.000340026</text:p>
          </table:table-cell>
          <table:table-cell office:value-type="float" office:value="-0.000173972" calcext:value-type="float">
            <text:p>-0.000173972</text:p>
          </table:table-cell>
          <table:table-cell office:value-type="float" office:value="0.000176878" calcext:value-type="float">
            <text:p>0.000176878</text:p>
          </table:table-cell>
          <table:table-cell office:value-type="float" office:value="-0.00120671" calcext:value-type="float">
            <text:p>-0.00120671</text:p>
          </table:table-cell>
          <table:table-cell office:value-type="float" office:value="0.00018313" calcext:value-type="float">
            <text:p>0.00018313</text:p>
          </table:table-cell>
          <table:table-cell office:value-type="float" office:value="0.000381484" calcext:value-type="float">
            <text:p>0.000381484</text:p>
          </table:table-cell>
          <table:table-cell office:value-type="float" office:value="-0.000197036" calcext:value-type="float">
            <text:p>-0.000197036</text:p>
          </table:table-cell>
          <table:table-cell office:value-type="float" office:value="0.000270951" calcext:value-type="float">
            <text:p>0.000270951</text:p>
          </table:table-cell>
          <table:table-cell office:value-type="float" office:value="-0.0000548017" calcext:value-type="float">
            <text:p>-5.48017E-05</text:p>
          </table:table-cell>
          <table:table-cell office:value-type="float" office:value="0.000834495" calcext:value-type="float">
            <text:p>0.000834495</text:p>
          </table:table-cell>
          <table:table-cell office:value-type="float" office:value="-0.00100918" calcext:value-type="float">
            <text:p>-0.00100918</text:p>
          </table:table-cell>
          <table:table-cell office:value-type="float" office:value="0.000428456" calcext:value-type="float">
            <text:p>0.000428456</text:p>
          </table:table-cell>
          <table:table-cell office:value-type="float" office:value="0.00014196" calcext:value-type="float">
            <text:p>0.00014196</text:p>
          </table:table-cell>
          <table:table-cell office:value-type="float" office:value="-0.000391356" calcext:value-type="float">
            <text:p>-0.000391356</text:p>
          </table:table-cell>
          <table:table-cell office:value-type="float" office:value="0.000516256" calcext:value-type="float">
            <text:p>0.000516256</text:p>
          </table:table-cell>
          <table:table-cell office:value-type="float" office:value="-0.000243934" calcext:value-type="float">
            <text:p>-0.000243934</text:p>
          </table:table-cell>
          <table:table-cell office:value-type="float" office:value="0.0000795314" calcext:value-type="float">
            <text:p>7.95314E-05</text:p>
          </table:table-cell>
          <table:table-cell office:value-type="float" office:value="0.000444291" calcext:value-type="float">
            <text:p>0.000444291</text:p>
          </table:table-cell>
          <table:table-cell office:value-type="float" office:value="-0.000795299" calcext:value-type="float">
            <text:p>-0.000795299</text:p>
          </table:table-cell>
          <table:table-cell office:value-type="float" office:value="0.000917811" calcext:value-type="float">
            <text:p>0.000917811</text:p>
          </table:table-cell>
          <table:table-cell office:value-type="float" office:value="-0.000538202" calcext:value-type="float">
            <text:p>-0.000538202</text:p>
          </table:table-cell>
          <table:table-cell office:value-type="float" office:value="-0.0000139067" calcext:value-type="float">
            <text:p>-1.39067E-05</text:p>
          </table:table-cell>
          <table:table-cell office:value-type="float" office:value="-0.000058387" calcext:value-type="float">
            <text:p>-5.8387E-05</text:p>
          </table:table-cell>
          <table:table-cell office:value-type="float" office:value="-0.000110526" calcext:value-type="float">
            <text:p>-0.000110526</text:p>
          </table:table-cell>
          <table:table-cell office:value-type="float" office:value="0.000126104" calcext:value-type="float">
            <text:p>0.000126104</text:p>
          </table:table-cell>
          <table:table-cell office:value-type="float" office:value="-0.000224307" calcext:value-type="float">
            <text:p>-0.000224307</text:p>
          </table:table-cell>
          <table:table-cell office:value-type="float" office:value="0.000251633" calcext:value-type="float">
            <text:p>0.000251633</text:p>
          </table:table-cell>
          <table:table-cell office:value-type="float" office:value="-0.000444249" calcext:value-type="float">
            <text:p>-0.000444249</text:p>
          </table:table-cell>
          <table:table-cell office:value-type="float" office:value="-0.0000400738" calcext:value-type="float">
            <text:p>-4.00738E-05</text:p>
          </table:table-cell>
          <table:table-cell office:value-type="float" office:value="0.000615657" calcext:value-type="float">
            <text:p>0.000615657</text:p>
          </table:table-cell>
          <table:table-cell office:value-type="float" office:value="-0.000513855" calcext:value-type="float">
            <text:p>-0.000513855</text:p>
          </table:table-cell>
          <table:table-cell office:value-type="float" office:value="0.000847088" calcext:value-type="float">
            <text:p>0.000847088</text:p>
          </table:table-cell>
          <table:table-cell office:value-type="float" office:value="-0.00030577" calcext:value-type="float">
            <text:p>-0.00030577</text:p>
          </table:table-cell>
          <table:table-cell office:value-type="float" office:value="0.000148349" calcext:value-type="float">
            <text:p>0.000148349</text:p>
          </table:table-cell>
          <table:table-cell office:value-type="float" office:value="0.000283207" calcext:value-type="float">
            <text:p>0.000283207</text:p>
          </table:table-cell>
          <table:table-cell office:value-type="float" office:value="-0.000510566" calcext:value-type="float">
            <text:p>-0.000510566</text:p>
          </table:table-cell>
          <table:table-cell office:value-type="float" office:value="0.000615132" calcext:value-type="float">
            <text:p>0.000615132</text:p>
          </table:table-cell>
          <table:table-cell office:value-type="float" office:value="-0.000112599" calcext:value-type="float">
            <text:p>-0.000112599</text:p>
          </table:table-cell>
          <table:table-cell office:value-type="float" office:value="-0.000755755" calcext:value-type="float">
            <text:p>-0.000755755</text:p>
          </table:table-cell>
          <table:table-cell office:value-type="float" office:value="0.0001184" calcext:value-type="float">
            <text:p>0.0001184</text:p>
          </table:table-cell>
          <table:table-cell office:value-type="float" office:value="-0.0002042" calcext:value-type="float">
            <text:p>-0.0002042</text:p>
          </table:table-cell>
          <table:table-cell office:value-type="float" office:value="-0.000377605" calcext:value-type="float">
            <text:p>-0.000377605</text:p>
          </table:table-cell>
          <table:table-cell office:value-type="float" office:value="-0.00042345" calcext:value-type="float">
            <text:p>-0.00042345</text:p>
          </table:table-cell>
          <table:table-cell office:value-type="float" office:value="0.00117211" calcext:value-type="float">
            <text:p>0.00117211</text:p>
          </table:table-cell>
          <table:table-cell office:value-type="float" office:value="-0.0000732967" calcext:value-type="float">
            <text:p>-7.32967E-05</text:p>
          </table:table-cell>
          <table:table-cell office:value-type="float" office:value="0.0000679897" calcext:value-type="float">
            <text:p>6.79897E-05</text:p>
          </table:table-cell>
          <table:table-cell office:value-type="float" office:value="0.000401675" calcext:value-type="float">
            <text:p>0.000401675</text:p>
          </table:table-cell>
          <table:table-cell office:value-type="float" office:value="-0.000175908" calcext:value-type="float">
            <text:p>-0.000175908</text:p>
          </table:table-cell>
          <table:table-cell office:value-type="float" office:value="-0.000221098" calcext:value-type="float">
            <text:p>-0.000221098</text:p>
          </table:table-cell>
          <table:table-cell office:value-type="float" office:value="-0.000745163" calcext:value-type="float">
            <text:p>-0.000745163</text:p>
          </table:table-cell>
          <table:table-cell office:value-type="float" office:value="0.0005355" calcext:value-type="float">
            <text:p>0.0005355</text:p>
          </table:table-cell>
          <table:table-cell office:value-type="float" office:value="0.00059766" calcext:value-type="float">
            <text:p>0.00059766</text:p>
          </table:table-cell>
          <table:table-cell office:value-type="float" office:value="-0.000835076" calcext:value-type="float">
            <text:p>-0.000835076</text:p>
          </table:table-cell>
          <table:table-cell office:value-type="float" office:value="0.000443733" calcext:value-type="float">
            <text:p>0.000443733</text:p>
          </table:table-cell>
          <table:table-cell office:value-type="float" office:value="0.000410906" calcext:value-type="float">
            <text:p>0.000410906</text:p>
          </table:table-cell>
          <table:table-cell office:value-type="float" office:value="-0.000106184" calcext:value-type="float">
            <text:p>-0.000106184</text:p>
          </table:table-cell>
          <table:table-cell office:value-type="float" office:value="-0.000666587" calcext:value-type="float">
            <text:p>-0.000666587</text:p>
          </table:table-cell>
          <table:table-cell office:value-type="float" office:value="0.000496435" calcext:value-type="float">
            <text:p>0.000496435</text:p>
          </table:table-cell>
          <table:table-cell office:value-type="float" office:value="0.000207024" calcext:value-type="float">
            <text:p>0.000207024</text:p>
          </table:table-cell>
          <table:table-cell office:value-type="float" office:value="-0.000988772" calcext:value-type="float">
            <text:p>-0.000988772</text:p>
          </table:table-cell>
          <table:table-cell office:value-type="float" office:value="0.000237843" calcext:value-type="float">
            <text:p>0.000237843</text:p>
          </table:table-cell>
          <table:table-cell office:value-type="float" office:value="0.000130167" calcext:value-type="float">
            <text:p>0.000130167</text:p>
          </table:table-cell>
          <table:table-cell office:value-type="float" office:value="0.000163142" calcext:value-type="float">
            <text:p>0.000163142</text:p>
          </table:table-cell>
          <table:table-cell office:value-type="float" office:value="-0.000401997" calcext:value-type="float">
            <text:p>-0.000401997</text:p>
          </table:table-cell>
          <table:table-cell office:value-type="float" office:value="-0.000285743" calcext:value-type="float">
            <text:p>-0.000285743</text:p>
          </table:table-cell>
          <table:table-cell office:value-type="float" office:value="0.00105384" calcext:value-type="float">
            <text:p>0.00105384</text:p>
          </table:table-cell>
          <table:table-cell office:value-type="float" office:value="-0.000704742" calcext:value-type="float">
            <text:p>-0.000704742</text:p>
          </table:table-cell>
          <table:table-cell office:value-type="float" office:value="0.000138583" calcext:value-type="float">
            <text:p>0.000138583</text:p>
          </table:table-cell>
          <table:table-cell office:value-type="float" office:value="0.000516563" calcext:value-type="float">
            <text:p>0.000516563</text:p>
          </table:table-cell>
          <table:table-cell office:value-type="float" office:value="0.000126644" calcext:value-type="float">
            <text:p>0.000126644</text:p>
          </table:table-cell>
          <table:table-cell office:value-type="float" office:value="0.0000620093" calcext:value-type="float">
            <text:p>6.20093E-05</text:p>
          </table:table-cell>
          <table:table-cell office:value-type="float" office:value="-0.000377544" calcext:value-type="float">
            <text:p>-0.000377544</text:p>
          </table:table-cell>
          <table:table-cell office:value-type="float" office:value="0.000596134" calcext:value-type="float">
            <text:p>0.000596134</text:p>
          </table:table-cell>
          <table:table-cell office:value-type="float" office:value="-0.000368041" calcext:value-type="float">
            <text:p>-0.000368041</text:p>
          </table:table-cell>
          <table:table-cell office:value-type="float" office:value="-0.000267604" calcext:value-type="float">
            <text:p>-0.000267604</text:p>
          </table:table-cell>
          <table:table-cell office:value-type="float" office:value="-0.0000493199" calcext:value-type="float">
            <text:p>-4.93199E-05</text:p>
          </table:table-cell>
          <table:table-cell office:value-type="float" office:value="-0.000175286" calcext:value-type="float">
            <text:p>-0.000175286</text:p>
          </table:table-cell>
          <table:table-cell office:value-type="float" office:value="0.000338871" calcext:value-type="float">
            <text:p>0.000338871</text:p>
          </table:table-cell>
          <table:table-cell office:value-type="float" office:value="-0.000745217" calcext:value-type="float">
            <text:p>-0.000745217</text:p>
          </table:table-cell>
          <table:table-cell office:value-type="float" office:value="-0.00015298" calcext:value-type="float">
            <text:p>-0.00015298</text:p>
          </table:table-cell>
          <table:table-cell office:value-type="float" office:value="0.000624458" calcext:value-type="float">
            <text:p>0.000624458</text:p>
          </table:table-cell>
          <table:table-cell office:value-type="float" office:value="-0.00018377" calcext:value-type="float">
            <text:p>-0.00018377</text:p>
          </table:table-cell>
          <table:table-cell office:value-type="float" office:value="0.000285939" calcext:value-type="float">
            <text:p>0.000285939</text:p>
          </table:table-cell>
          <table:table-cell office:value-type="float" office:value="0.000149322" calcext:value-type="float">
            <text:p>0.000149322</text:p>
          </table:table-cell>
          <table:table-cell office:value-type="float" office:value="0.00066023" calcext:value-type="float">
            <text:p>0.00066023</text:p>
          </table:table-cell>
          <table:table-cell office:value-type="float" office:value="-0.000688565" calcext:value-type="float">
            <text:p>-0.000688565</text:p>
          </table:table-cell>
          <table:table-cell office:value-type="float" office:value="-0.000846419" calcext:value-type="float">
            <text:p>-0.000846419</text:p>
          </table:table-cell>
          <table:table-cell office:value-type="float" office:value="0.000820806" calcext:value-type="float">
            <text:p>0.000820806</text:p>
          </table:table-cell>
          <table:table-cell office:value-type="float" office:value="-0.000118329" calcext:value-type="float">
            <text:p>-0.000118329</text:p>
          </table:table-cell>
          <table:table-cell office:value-type="float" office:value="-0.000282392" calcext:value-type="float">
            <text:p>-0.000282392</text:p>
          </table:table-cell>
          <table:table-cell office:value-type="float" office:value="0.000266801" calcext:value-type="float">
            <text:p>0.000266801</text:p>
          </table:table-cell>
          <table:table-cell office:value-type="float" office:value="0.00108155" calcext:value-type="float">
            <text:p>0.00108155</text:p>
          </table:table-cell>
          <table:table-cell office:value-type="float" office:value="-0.000197382" calcext:value-type="float">
            <text:p>-0.000197382</text:p>
          </table:table-cell>
          <table:table-cell office:value-type="float" office:value="-0.000572644" calcext:value-type="float">
            <text:p>-0.000572644</text:p>
          </table:table-cell>
          <table:table-cell office:value-type="float" office:value="0.000941253" calcext:value-type="float">
            <text:p>0.000941253</text:p>
          </table:table-cell>
          <table:table-cell office:value-type="float" office:value="0.0000941206" calcext:value-type="float">
            <text:p>9.41206E-05</text:p>
          </table:table-cell>
          <table:table-cell office:value-type="float" office:value="-0.000893567" calcext:value-type="float">
            <text:p>-0.000893567</text:p>
          </table:table-cell>
          <table:table-cell office:value-type="float" office:value="0.0000511764" calcext:value-type="float">
            <text:p>5.11764E-05</text:p>
          </table:table-cell>
          <table:table-cell office:value-type="float" office:value="0.000873749" calcext:value-type="float">
            <text:p>0.000873749</text:p>
          </table:table-cell>
          <table:table-cell office:value-type="float" office:value="-0.000014914" calcext:value-type="float">
            <text:p>-1.4914E-05</text:p>
          </table:table-cell>
          <table:table-cell office:value-type="float" office:value="-0.000537646" calcext:value-type="float">
            <text:p>-0.000537646</text:p>
          </table:table-cell>
          <table:table-cell office:value-type="float" office:value="0.00119476" calcext:value-type="float">
            <text:p>0.00119476</text:p>
          </table:table-cell>
          <table:table-cell office:value-type="float" office:value="0.000867998" calcext:value-type="float">
            <text:p>0.000867998</text:p>
          </table:table-cell>
          <table:table-cell office:value-type="float" office:value="-0.0000630289" calcext:value-type="float">
            <text:p>-6.30289E-05</text:p>
          </table:table-cell>
          <table:table-cell office:value-type="float" office:value="0.000807766" calcext:value-type="float">
            <text:p>0.000807766</text:p>
          </table:table-cell>
          <table:table-cell office:value-type="float" office:value="0.00180306" calcext:value-type="float">
            <text:p>0.00180306</text:p>
          </table:table-cell>
          <table:table-cell office:value-type="float" office:value="0.00130541" calcext:value-type="float">
            <text:p>0.00130541</text:p>
          </table:table-cell>
          <table:table-cell office:value-type="float" office:value="0.0012145" calcext:value-type="float">
            <text:p>0.0012145</text:p>
          </table:table-cell>
          <table:table-cell office:value-type="float" office:value="0.00264123" calcext:value-type="float">
            <text:p>0.00264123</text:p>
          </table:table-cell>
          <table:table-cell office:value-type="float" office:value="0.00344865" calcext:value-type="float">
            <text:p>0.00344865</text:p>
          </table:table-cell>
          <table:table-cell office:value-type="float" office:value="0.00287283" calcext:value-type="float">
            <text:p>0.00287283</text:p>
          </table:table-cell>
          <table:table-cell office:value-type="float" office:value="0.00391518" calcext:value-type="float">
            <text:p>0.00391518</text:p>
          </table:table-cell>
          <table:table-cell office:value-type="float" office:value="0.00577999" calcext:value-type="float">
            <text:p>0.00577999</text:p>
          </table:table-cell>
          <table:table-cell office:value-type="float" office:value="0.00684011" calcext:value-type="float">
            <text:p>0.00684011</text:p>
          </table:table-cell>
          <table:table-cell office:value-type="float" office:value="0.00813396" calcext:value-type="float">
            <text:p>0.00813396</text:p>
          </table:table-cell>
          <table:table-cell office:value-type="float" office:value="0.011176" calcext:value-type="float">
            <text:p>0.011176</text:p>
          </table:table-cell>
          <table:table-cell office:value-type="float" office:value="0.0140539" calcext:value-type="float">
            <text:p>0.0140539</text:p>
          </table:table-cell>
          <table:table-cell office:value-type="float" office:value="0.0168424" calcext:value-type="float">
            <text:p>0.0168424</text:p>
          </table:table-cell>
          <table:table-cell office:value-type="float" office:value="0.0213177" calcext:value-type="float">
            <text:p>0.0213177</text:p>
          </table:table-cell>
          <table:table-cell office:value-type="float" office:value="0.0272915" calcext:value-type="float">
            <text:p>0.0272915</text:p>
          </table:table-cell>
          <table:table-cell office:value-type="float" office:value="0.0341825" calcext:value-type="float">
            <text:p>0.0341825</text:p>
          </table:table-cell>
          <table:table-cell office:value-type="float" office:value="0.0415721" calcext:value-type="float">
            <text:p>0.0415721</text:p>
          </table:table-cell>
          <table:table-cell office:value-type="float" office:value="0.0525069" calcext:value-type="float">
            <text:p>0.0525069</text:p>
          </table:table-cell>
          <table:table-cell office:value-type="float" office:value="0.0636517" calcext:value-type="float">
            <text:p>0.0636517</text:p>
          </table:table-cell>
          <table:table-cell office:value-type="float" office:value="0.0774314" calcext:value-type="float">
            <text:p>0.0774314</text:p>
          </table:table-cell>
          <table:table-cell office:value-type="float" office:value="0.0942008" calcext:value-type="float">
            <text:p>0.0942008</text:p>
          </table:table-cell>
          <table:table-cell office:value-type="float" office:value="0.113003" calcext:value-type="float">
            <text:p>0.113003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155718" calcext:value-type="float">
            <text:p>0.155718</text:p>
          </table:table-cell>
          <table:table-cell office:value-type="float" office:value="0.179214" calcext:value-type="float">
            <text:p>0.179214</text:p>
          </table:table-cell>
          <table:table-cell office:value-type="float" office:value="0.200681" calcext:value-type="float">
            <text:p>0.200681</text:p>
          </table:table-cell>
          <table:table-cell office:value-type="float" office:value="0.219101" calcext:value-type="float">
            <text:p>0.219101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245805" calcext:value-type="float">
            <text:p>0.245805</text:p>
          </table:table-cell>
          <table:table-cell office:value-type="float" office:value="0.248894" calcext:value-type="float">
            <text:p>0.248894</text:p>
          </table:table-cell>
          <table:table-cell office:value-type="float" office:value="0.247315" calcext:value-type="float">
            <text:p>0.247315</text:p>
          </table:table-cell>
          <table:table-cell office:value-type="float" office:value="0.238063" calcext:value-type="float">
            <text:p>0.238063</text:p>
          </table:table-cell>
          <table:table-cell office:value-type="float" office:value="0.221818" calcext:value-type="float">
            <text:p>0.221818</text:p>
          </table:table-cell>
          <table:table-cell office:value-type="float" office:value="0.20281" calcext:value-type="float">
            <text:p>0.20281</text:p>
          </table:table-cell>
          <table:table-cell office:value-type="float" office:value="0.182518" calcext:value-type="float">
            <text:p>0.182518</text:p>
          </table:table-cell>
          <table:table-cell office:value-type="float" office:value="0.158963" calcext:value-type="float">
            <text:p>0.158963</text:p>
          </table:table-cell>
          <table:table-cell office:value-type="float" office:value="0.135583" calcext:value-type="float">
            <text:p>0.135583</text:p>
          </table:table-cell>
          <table:table-cell office:value-type="float" office:value="0.116856" calcext:value-type="float">
            <text:p>0.116856</text:p>
          </table:table-cell>
          <table:table-cell office:value-type="float" office:value="0.0972138" calcext:value-type="float">
            <text:p>0.0972138</text:p>
          </table:table-cell>
          <table:table-cell office:value-type="float" office:value="0.0789797" calcext:value-type="float">
            <text:p>0.0789797</text:p>
          </table:table-cell>
          <table:table-cell office:value-type="float" office:value="0.0658264" calcext:value-type="float">
            <text:p>0.0658264</text:p>
          </table:table-cell>
          <table:table-cell office:value-type="float" office:value="0.0545189" calcext:value-type="float">
            <text:p>0.0545189</text:p>
          </table:table-cell>
          <table:table-cell office:value-type="float" office:value="0.0429402" calcext:value-type="float">
            <text:p>0.0429402</text:p>
          </table:table-cell>
          <table:table-cell office:value-type="float" office:value="0.0340331" calcext:value-type="float">
            <text:p>0.0340331</text:p>
          </table:table-cell>
          <table:table-cell office:value-type="float" office:value="0.0286999" calcext:value-type="float">
            <text:p>0.0286999</text:p>
          </table:table-cell>
          <table:table-cell office:value-type="float" office:value="0.0224514" calcext:value-type="float">
            <text:p>0.0224514</text:p>
          </table:table-cell>
          <table:table-cell office:value-type="float" office:value="0.0165431" calcext:value-type="float">
            <text:p>0.0165431</text:p>
          </table:table-cell>
          <table:table-cell office:value-type="float" office:value="0.0143431" calcext:value-type="float">
            <text:p>0.0143431</text:p>
          </table:table-cell>
          <table:table-cell office:value-type="float" office:value="0.0125455" calcext:value-type="float">
            <text:p>0.0125455</text:p>
          </table:table-cell>
          <table:table-cell office:value-type="float" office:value="0.00824992" calcext:value-type="float">
            <text:p>0.00824992</text:p>
          </table:table-cell>
          <table:table-cell office:value-type="float" office:value="0.00649792" calcext:value-type="float">
            <text:p>0.00649792</text:p>
          </table:table-cell>
          <table:table-cell office:value-type="float" office:value="0.00664084" calcext:value-type="float">
            <text:p>0.00664084</text:p>
          </table:table-cell>
          <table:table-cell office:value-type="float" office:value="0.00452479" calcext:value-type="float">
            <text:p>0.00452479</text:p>
          </table:table-cell>
          <table:table-cell office:value-type="float" office:value="0.00250079" calcext:value-type="float">
            <text:p>0.00250079</text:p>
          </table:table-cell>
          <table:table-cell office:value-type="float" office:value="0.00309989" calcext:value-type="float">
            <text:p>0.00309989</text:p>
          </table:table-cell>
          <table:table-cell office:value-type="float" office:value="0.00334705" calcext:value-type="float">
            <text:p>0.00334705</text:p>
          </table:table-cell>
          <table:table-cell office:value-type="float" office:value="0.0011602" calcext:value-type="float">
            <text:p>0.0011602</text:p>
          </table:table-cell>
          <table:table-cell office:value-type="float" office:value="0.000909121" calcext:value-type="float">
            <text:p>0.000909121</text:p>
          </table:table-cell>
          <table:table-cell office:value-type="float" office:value="0.00276747" calcext:value-type="float">
            <text:p>0.00276747</text:p>
          </table:table-cell>
          <table:table-cell office:value-type="float" office:value="0.00132173" calcext:value-type="float">
            <text:p>0.00132173</text:p>
          </table:table-cell>
          <table:table-cell office:value-type="float" office:value="0.00116662" calcext:value-type="float">
            <text:p>0.00116662</text:p>
          </table:table-cell>
          <table:table-cell office:value-type="float" office:value="0.00310576" calcext:value-type="float">
            <text:p>0.00310576</text:p>
          </table:table-cell>
          <table:table-cell office:value-type="float" office:value="0.00458726" calcext:value-type="float">
            <text:p>0.00458726</text:p>
          </table:table-cell>
          <table:table-cell office:value-type="float" office:value="0.00564851" calcext:value-type="float">
            <text:p>0.00564851</text:p>
          </table:table-cell>
          <table:table-cell office:value-type="float" office:value="0.008406" calcext:value-type="float">
            <text:p>0.008406</text:p>
          </table:table-cell>
          <table:table-cell office:value-type="float" office:value="0.0147108" calcext:value-type="float">
            <text:p>0.0147108</text:p>
          </table:table-cell>
          <table:table-cell office:value-type="float" office:value="0.0214106" calcext:value-type="float">
            <text:p>0.0214106</text:p>
          </table:table-cell>
          <table:table-cell office:value-type="float" office:value="0.0332222" calcext:value-type="float">
            <text:p>0.0332222</text:p>
          </table:table-cell>
          <table:table-cell office:value-type="float" office:value="0.0546215" calcext:value-type="float">
            <text:p>0.0546215</text:p>
          </table:table-cell>
          <table:table-cell office:value-type="float" office:value="0.0856157" calcext:value-type="float">
            <text:p>0.0856157</text:p>
          </table:table-cell>
          <table:table-cell office:value-type="float" office:value="0.133245" calcext:value-type="float">
            <text:p>0.133245</text:p>
          </table:table-cell>
          <table:table-cell office:value-type="float" office:value="0.204621" calcext:value-type="float">
            <text:p>0.204621</text:p>
          </table:table-cell>
          <table:table-cell office:value-type="float" office:value="0.307935" calcext:value-type="float">
            <text:p>0.307935</text:p>
          </table:table-cell>
          <table:table-cell office:value-type="float" office:value="0.44583" calcext:value-type="float">
            <text:p>0.44583</text:p>
          </table:table-cell>
          <table:table-cell office:value-type="float" office:value="0.614914" calcext:value-type="float">
            <text:p>0.614914</text:p>
          </table:table-cell>
          <table:table-cell office:value-type="float" office:value="0.794998" calcext:value-type="float">
            <text:p>0.794998</text:p>
          </table:table-cell>
          <table:table-cell office:value-type="float" office:value="0.939897" calcext:value-type="float">
            <text:p>0.939897</text:p>
          </table:table-cell>
          <table:table-cell office:value-type="float" office:value="1.00107" calcext:value-type="float">
            <text:p>1.00107</text:p>
          </table:table-cell>
          <table:table-cell office:value-type="float" office:value="0.954618" calcext:value-type="float">
            <text:p>0.954618</text:p>
          </table:table-cell>
          <table:table-cell office:value-type="float" office:value="0.818006" calcext:value-type="float">
            <text:p>0.818006</text:p>
          </table:table-cell>
          <table:table-cell office:value-type="float" office:value="0.640778" calcext:value-type="float">
            <text:p>0.640778</text:p>
          </table:table-cell>
          <table:table-cell office:value-type="float" office:value="0.467345" calcext:value-type="float">
            <text:p>0.467345</text:p>
          </table:table-cell>
          <table:table-cell office:value-type="float" office:value="0.324523" calcext:value-type="float">
            <text:p>0.324523</text:p>
          </table:table-cell>
          <table:table-cell office:value-type="float" office:value="0.217727" calcext:value-type="float">
            <text:p>0.217727</text:p>
          </table:table-cell>
          <table:table-cell office:value-type="float" office:value="0.14024" calcext:value-type="float">
            <text:p>0.14024</text:p>
          </table:table-cell>
          <table:table-cell office:value-type="float" office:value="0.0916032" calcext:value-type="float">
            <text:p>0.0916032</text:p>
          </table:table-cell>
          <table:table-cell office:value-type="float" office:value="0.0589581" calcext:value-type="float">
            <text:p>0.0589581</text:p>
          </table:table-cell>
          <table:table-cell office:value-type="float" office:value="0.0350927" calcext:value-type="float">
            <text:p>0.0350927</text:p>
          </table:table-cell>
          <table:table-cell office:value-type="float" office:value="0.0237099" calcext:value-type="float">
            <text:p>0.0237099</text:p>
          </table:table-cell>
          <table:table-cell office:value-type="float" office:value="0.0142192" calcext:value-type="float">
            <text:p>0.0142192</text:p>
          </table:table-cell>
          <table:table-cell office:value-type="float" office:value="0.00914458" calcext:value-type="float">
            <text:p>0.00914458</text:p>
          </table:table-cell>
          <table:table-cell office:value-type="float" office:value="0.00528117" calcext:value-type="float">
            <text:p>0.00528117</text:p>
          </table:table-cell>
          <table:table-cell office:value-type="float" office:value="0.00257251" calcext:value-type="float">
            <text:p>0.00257251</text:p>
          </table:table-cell>
          <table:table-cell office:value-type="float" office:value="0.00408308" calcext:value-type="float">
            <text:p>0.00408308</text:p>
          </table:table-cell>
          <table:table-cell office:value-type="float" office:value="-0.00000876733" calcext:value-type="float">
            <text:p>-8.76733E-06</text:p>
          </table:table-cell>
          <table:table-cell office:value-type="float" office:value="0.0011158" calcext:value-type="float">
            <text:p>0.0011158</text:p>
          </table:table-cell>
          <table:table-cell office:value-type="float" office:value="0.00141608" calcext:value-type="float">
            <text:p>0.00141608</text:p>
          </table:table-cell>
          <table:table-cell office:value-type="float" office:value="-0.000182142" calcext:value-type="float">
            <text:p>-0.000182142</text:p>
          </table:table-cell>
          <table:table-cell office:value-type="float" office:value="0.00120558" calcext:value-type="float">
            <text:p>0.00120558</text:p>
          </table:table-cell>
          <table:table-cell office:value-type="float" office:value="-0.00147025" calcext:value-type="float">
            <text:p>-0.00147025</text:p>
          </table:table-cell>
          <table:table-cell office:value-type="float" office:value="0.00156667" calcext:value-type="float">
            <text:p>0.00156667</text:p>
          </table:table-cell>
          <table:table-cell office:value-type="float" office:value="0.000563459" calcext:value-type="float">
            <text:p>0.000563459</text:p>
          </table:table-cell>
          <table:table-cell office:value-type="float" office:value="-0.00165605" calcext:value-type="float">
            <text:p>-0.00165605</text:p>
          </table:table-cell>
          <table:table-cell office:value-type="float" office:value="0.00169663" calcext:value-type="float">
            <text:p>0.00169663</text:p>
          </table:table-cell>
          <table:table-cell office:value-type="float" office:value="-0.00133049" calcext:value-type="float">
            <text:p>-0.00133049</text:p>
          </table:table-cell>
          <table:table-cell office:value-type="float" office:value="0.000579409" calcext:value-type="float">
            <text:p>0.000579409</text:p>
          </table:table-cell>
          <table:table-cell office:value-type="float" office:value="-0.00147972" calcext:value-type="float">
            <text:p>-0.00147972</text:p>
          </table:table-cell>
          <table:table-cell office:value-type="float" office:value="0.0000876909" calcext:value-type="float">
            <text:p>8.76909E-05</text:p>
          </table:table-cell>
          <table:table-cell office:value-type="float" office:value="0.00192681" calcext:value-type="float">
            <text:p>0.00192681</text:p>
          </table:table-cell>
          <table:table-cell office:value-type="float" office:value="-0.00226073" calcext:value-type="float">
            <text:p>-0.00226073</text:p>
          </table:table-cell>
          <table:table-cell office:value-type="float" office:value="0.00164306" calcext:value-type="float">
            <text:p>0.00164306</text:p>
          </table:table-cell>
          <table:table-cell office:value-type="float" office:value="0.000198513" calcext:value-type="float">
            <text:p>0.000198513</text:p>
          </table:table-cell>
          <table:table-cell office:value-type="float" office:value="-0.000772032" calcext:value-type="float">
            <text:p>-0.000772032</text:p>
          </table:table-cell>
          <table:table-cell office:value-type="float" office:value="0.000671705" calcext:value-type="float">
            <text:p>0.000671705</text:p>
          </table:table-cell>
          <table:table-cell office:value-type="float" office:value="-0.00139744" calcext:value-type="float">
            <text:p>-0.00139744</text:p>
          </table:table-cell>
          <table:table-cell office:value-type="float" office:value="0.00192063" calcext:value-type="float">
            <text:p>0.00192063</text:p>
          </table:table-cell>
          <table:table-cell office:value-type="float" office:value="-0.00225116" calcext:value-type="float">
            <text:p>-0.00225116</text:p>
          </table:table-cell>
          <table:table-cell office:value-type="float" office:value="0.000596618" calcext:value-type="float">
            <text:p>0.000596618</text:p>
          </table:table-cell>
          <table:table-cell office:value-type="float" office:value="0.00109588" calcext:value-type="float">
            <text:p>0.00109588</text:p>
          </table:table-cell>
          <table:table-cell office:value-type="float" office:value="-0.00195995" calcext:value-type="float">
            <text:p>-0.00195995</text:p>
          </table:table-cell>
          <table:table-cell office:value-type="float" office:value="0.00181899" calcext:value-type="float">
            <text:p>0.00181899</text:p>
          </table:table-cell>
          <table:table-cell office:value-type="float" office:value="-0.000731424" calcext:value-type="float">
            <text:p>-0.000731424</text:p>
          </table:table-cell>
          <table:table-cell office:value-type="float" office:value="0.000425846" calcext:value-type="float">
            <text:p>0.000425846</text:p>
          </table:table-cell>
          <table:table-cell office:value-type="float" office:value="-0.000380119" calcext:value-type="float">
            <text:p>-0.000380119</text:p>
          </table:table-cell>
          <table:table-cell office:value-type="float" office:value="-0.000407731" calcext:value-type="float">
            <text:p>-0.000407731</text:p>
          </table:table-cell>
          <table:table-cell office:value-type="float" office:value="0.00199209" calcext:value-type="float">
            <text:p>0.00199209</text:p>
          </table:table-cell>
          <table:table-cell office:value-type="float" office:value="-0.00261997" calcext:value-type="float">
            <text:p>-0.00261997</text:p>
          </table:table-cell>
          <table:table-cell office:value-type="float" office:value="0.00165419" calcext:value-type="float">
            <text:p>0.00165419</text:p>
          </table:table-cell>
          <table:table-cell office:value-type="float" office:value="0.000711185" calcext:value-type="float">
            <text:p>0.000711185</text:p>
          </table:table-cell>
          <table:table-cell office:value-type="float" office:value="-0.00101279" calcext:value-type="float">
            <text:p>-0.00101279</text:p>
          </table:table-cell>
          <table:table-cell office:value-type="float" office:value="0.000688746" calcext:value-type="float">
            <text:p>0.000688746</text:p>
          </table:table-cell>
          <table:table-cell office:value-type="float" office:value="-0.000511724" calcext:value-type="float">
            <text:p>-0.000511724</text:p>
          </table:table-cell>
          <table:table-cell office:value-type="float" office:value="0.00163673" calcext:value-type="float">
            <text:p>0.00163673</text:p>
          </table:table-cell>
          <table:table-cell office:value-type="float" office:value="-0.00243335" calcext:value-type="float">
            <text:p>-0.00243335</text:p>
          </table:table-cell>
          <table:table-cell office:value-type="float" office:value="0.0000867611" calcext:value-type="float">
            <text:p>8.67611E-05</text:p>
          </table:table-cell>
          <table:table-cell office:value-type="float" office:value="0.00189092" calcext:value-type="float">
            <text:p>0.00189092</text:p>
          </table:table-cell>
          <table:table-cell office:value-type="float" office:value="-0.0018692" calcext:value-type="float">
            <text:p>-0.0018692</text:p>
          </table:table-cell>
          <table:table-cell office:value-type="float" office:value="0.000375523" calcext:value-type="float">
            <text:p>0.000375523</text:p>
          </table:table-cell>
          <table:table-cell office:value-type="float" office:value="0.0000178015" calcext:value-type="float">
            <text:p>1.78015E-05</text:p>
          </table:table-cell>
          <table:table-cell office:value-type="float" office:value="0.00108645" calcext:value-type="float">
            <text:p>0.00108645</text:p>
          </table:table-cell>
          <table:table-cell office:value-type="float" office:value="-0.001365" calcext:value-type="float">
            <text:p>-0.001365</text:p>
          </table:table-cell>
          <table:table-cell office:value-type="float" office:value="-0.00079926" calcext:value-type="float">
            <text:p>-0.00079926</text:p>
          </table:table-cell>
          <table:table-cell office:value-type="float" office:value="0.00280915" calcext:value-type="float">
            <text:p>0.00280915</text:p>
          </table:table-cell>
          <table:table-cell office:value-type="float" office:value="-0.00135354" calcext:value-type="float">
            <text:p>-0.00135354</text:p>
          </table:table-cell>
          <table:table-cell office:value-type="float" office:value="-0.000273974" calcext:value-type="float">
            <text:p>-0.000273974</text:p>
          </table:table-cell>
          <table:table-cell office:value-type="float" office:value="0.000341615" calcext:value-type="float">
            <text:p>0.000341615</text:p>
          </table:table-cell>
          <table:table-cell office:value-type="float" office:value="0.000392936" calcext:value-type="float">
            <text:p>0.000392936</text:p>
          </table:table-cell>
          <table:table-cell office:value-type="float" office:value="-0.000892638" calcext:value-type="float">
            <text:p>-0.000892638</text:p>
          </table:table-cell>
          <table:table-cell office:value-type="float" office:value="-0.0017482" calcext:value-type="float">
            <text:p>-0.0017482</text:p>
          </table:table-cell>
          <table:table-cell office:value-type="float" office:value="0.00220397" calcext:value-type="float">
            <text:p>0.00220397</text:p>
          </table:table-cell>
          <table:table-cell office:value-type="float" office:value="-0.000748934" calcext:value-type="float">
            <text:p>-0.000748934</text:p>
          </table:table-cell>
          <table:table-cell office:value-type="float" office:value="-0.000889923" calcext:value-type="float">
            <text:p>-0.000889923</text:p>
          </table:table-cell>
          <table:table-cell office:value-type="float" office:value="0.000871587" calcext:value-type="float">
            <text:p>0.000871587</text:p>
          </table:table-cell>
          <table:table-cell office:value-type="float" office:value="0.000506225" calcext:value-type="float">
            <text:p>0.000506225</text:p>
          </table:table-cell>
          <table:table-cell office:value-type="float" office:value="0.000234507" calcext:value-type="float">
            <text:p>0.000234507</text:p>
          </table:table-cell>
          <table:table-cell office:value-type="float" office:value="-0.00158068" calcext:value-type="float">
            <text:p>-0.00158068</text:p>
          </table:table-cell>
          <table:table-cell office:value-type="float" office:value="0.00155387" calcext:value-type="float">
            <text:p>0.00155387</text:p>
          </table:table-cell>
          <table:table-cell office:value-type="float" office:value="0.0000870845" calcext:value-type="float">
            <text:p>8.70845E-05</text:p>
          </table:table-cell>
          <table:table-cell office:value-type="float" office:value="-0.00161178" calcext:value-type="float">
            <text:p>-0.00161178</text:p>
          </table:table-cell>
          <table:table-cell office:value-type="float" office:value="0.000910715" calcext:value-type="float">
            <text:p>0.000910715</text:p>
          </table:table-cell>
          <table:table-cell office:value-type="float" office:value="2.05906E-017" calcext:value-type="float">
            <text:p>2.05906E-17</text:p>
          </table:table-cell>
          <table:table-cell office:value-type="float" office:value="1.63291E-017" calcext:value-type="float">
            <text:p>1.63291E-17</text:p>
          </table:table-cell>
          <table:table-cell table:number-columns-repeated="2" office:value-type="float" office:value="1.28267E-017" calcext:value-type="float">
            <text:p>1.28267E-17</text:p>
          </table:table-cell>
        </table:table-row>
        <table:table-row table:style-name="ro1">
          <table:table-cell office:value-type="float" office:value="28.3436" calcext:value-type="float">
            <text:p>28.3436</text:p>
          </table:table-cell>
          <table:table-cell office:value-type="float" office:value="0.00000000246158" calcext:value-type="float">
            <text:p>2.46158E-09</text:p>
          </table:table-cell>
          <table:table-cell office:value-type="float" office:value="0.00000000391985" calcext:value-type="float">
            <text:p>3.91985E-09</text:p>
          </table:table-cell>
          <table:table-cell office:value-type="float" office:value="0.00000000630648" calcext:value-type="float">
            <text:p>6.30648E-09</text:p>
          </table:table-cell>
          <table:table-cell office:value-type="float" office:value="-0.000230926" calcext:value-type="float">
            <text:p>-0.000230926</text:p>
          </table:table-cell>
          <table:table-cell office:value-type="float" office:value="-0.000166851" calcext:value-type="float">
            <text:p>-0.000166851</text:p>
          </table:table-cell>
          <table:table-cell office:value-type="float" office:value="0.000640841" calcext:value-type="float">
            <text:p>0.000640841</text:p>
          </table:table-cell>
          <table:table-cell office:value-type="float" office:value="-0.000590798" calcext:value-type="float">
            <text:p>-0.000590798</text:p>
          </table:table-cell>
          <table:table-cell office:value-type="float" office:value="-0.000390356" calcext:value-type="float">
            <text:p>-0.000390356</text:p>
          </table:table-cell>
          <table:table-cell office:value-type="float" office:value="0.000153909" calcext:value-type="float">
            <text:p>0.000153909</text:p>
          </table:table-cell>
          <table:table-cell office:value-type="float" office:value="0.000306417" calcext:value-type="float">
            <text:p>0.000306417</text:p>
          </table:table-cell>
          <table:table-cell office:value-type="float" office:value="-0.00014475" calcext:value-type="float">
            <text:p>-0.00014475</text:p>
          </table:table-cell>
          <table:table-cell office:value-type="float" office:value="-0.000000302411" calcext:value-type="float">
            <text:p>-3.02411E-07</text:p>
          </table:table-cell>
          <table:table-cell office:value-type="float" office:value="0.00097922" calcext:value-type="float">
            <text:p>0.00097922</text:p>
          </table:table-cell>
          <table:table-cell office:value-type="float" office:value="0.000231654" calcext:value-type="float">
            <text:p>0.000231654</text:p>
          </table:table-cell>
          <table:table-cell office:value-type="float" office:value="-0.000730601" calcext:value-type="float">
            <text:p>-0.000730601</text:p>
          </table:table-cell>
          <table:table-cell office:value-type="float" office:value="0.000349724" calcext:value-type="float">
            <text:p>0.000349724</text:p>
          </table:table-cell>
          <table:table-cell office:value-type="float" office:value="0.000109909" calcext:value-type="float">
            <text:p>0.000109909</text:p>
          </table:table-cell>
          <table:table-cell office:value-type="float" office:value="-0.000619903" calcext:value-type="float">
            <text:p>-0.000619903</text:p>
          </table:table-cell>
          <table:table-cell office:value-type="float" office:value="-0.000769592" calcext:value-type="float">
            <text:p>-0.000769592</text:p>
          </table:table-cell>
          <table:table-cell office:value-type="float" office:value="0.000868529" calcext:value-type="float">
            <text:p>0.000868529</text:p>
          </table:table-cell>
          <table:table-cell office:value-type="float" office:value="0.000103647" calcext:value-type="float">
            <text:p>0.000103647</text:p>
          </table:table-cell>
          <table:table-cell office:value-type="float" office:value="-0.000494049" calcext:value-type="float">
            <text:p>-0.000494049</text:p>
          </table:table-cell>
          <table:table-cell office:value-type="float" office:value="0.000219698" calcext:value-type="float">
            <text:p>0.000219698</text:p>
          </table:table-cell>
          <table:table-cell office:value-type="float" office:value="0.000508392" calcext:value-type="float">
            <text:p>0.000508392</text:p>
          </table:table-cell>
          <table:table-cell office:value-type="float" office:value="-0.000120339" calcext:value-type="float">
            <text:p>-0.000120339</text:p>
          </table:table-cell>
          <table:table-cell office:value-type="float" office:value="0.00000830713" calcext:value-type="float">
            <text:p>8.30713E-06</text:p>
          </table:table-cell>
          <table:table-cell office:value-type="float" office:value="0.000313948" calcext:value-type="float">
            <text:p>0.000313948</text:p>
          </table:table-cell>
          <table:table-cell office:value-type="float" office:value="0.000719597" calcext:value-type="float">
            <text:p>0.000719597</text:p>
          </table:table-cell>
          <table:table-cell office:value-type="float" office:value="-0.000608762" calcext:value-type="float">
            <text:p>-0.000608762</text:p>
          </table:table-cell>
          <table:table-cell office:value-type="float" office:value="-0.000459897" calcext:value-type="float">
            <text:p>-0.000459897</text:p>
          </table:table-cell>
          <table:table-cell office:value-type="float" office:value="0.000606727" calcext:value-type="float">
            <text:p>0.000606727</text:p>
          </table:table-cell>
          <table:table-cell office:value-type="float" office:value="-0.000117435" calcext:value-type="float">
            <text:p>-0.000117435</text:p>
          </table:table-cell>
          <table:table-cell office:value-type="float" office:value="-0.000183798" calcext:value-type="float">
            <text:p>-0.000183798</text:p>
          </table:table-cell>
          <table:table-cell office:value-type="float" office:value="0.000209292" calcext:value-type="float">
            <text:p>0.000209292</text:p>
          </table:table-cell>
          <table:table-cell office:value-type="float" office:value="0.000191066" calcext:value-type="float">
            <text:p>0.000191066</text:p>
          </table:table-cell>
          <table:table-cell office:value-type="float" office:value="-0.000132342" calcext:value-type="float">
            <text:p>-0.000132342</text:p>
          </table:table-cell>
          <table:table-cell office:value-type="float" office:value="-0.000436617" calcext:value-type="float">
            <text:p>-0.000436617</text:p>
          </table:table-cell>
          <table:table-cell office:value-type="float" office:value="0.0000826964" calcext:value-type="float">
            <text:p>8.26964E-05</text:p>
          </table:table-cell>
          <table:table-cell office:value-type="float" office:value="0.00018535" calcext:value-type="float">
            <text:p>0.00018535</text:p>
          </table:table-cell>
          <table:table-cell office:value-type="float" office:value="0.0000150806" calcext:value-type="float">
            <text:p>1.50806E-05</text:p>
          </table:table-cell>
          <table:table-cell office:value-type="float" office:value="-0.00000668313" calcext:value-type="float">
            <text:p>-6.68313E-06</text:p>
          </table:table-cell>
          <table:table-cell office:value-type="float" office:value="-0.0000108438" calcext:value-type="float">
            <text:p>-1.08438E-05</text:p>
          </table:table-cell>
          <table:table-cell office:value-type="float" office:value="0.000808775" calcext:value-type="float">
            <text:p>0.000808775</text:p>
          </table:table-cell>
          <table:table-cell office:value-type="float" office:value="-0.000840938" calcext:value-type="float">
            <text:p>-0.000840938</text:p>
          </table:table-cell>
          <table:table-cell office:value-type="float" office:value="-0.000161634" calcext:value-type="float">
            <text:p>-0.000161634</text:p>
          </table:table-cell>
          <table:table-cell office:value-type="float" office:value="0.000548146" calcext:value-type="float">
            <text:p>0.000548146</text:p>
          </table:table-cell>
          <table:table-cell office:value-type="float" office:value="-0.000198064" calcext:value-type="float">
            <text:p>-0.000198064</text:p>
          </table:table-cell>
          <table:table-cell office:value-type="float" office:value="0.0002979" calcext:value-type="float">
            <text:p>0.0002979</text:p>
          </table:table-cell>
          <table:table-cell office:value-type="float" office:value="-0.0000475367" calcext:value-type="float">
            <text:p>-4.75367E-05</text:p>
          </table:table-cell>
          <table:table-cell office:value-type="float" office:value="0.000508739" calcext:value-type="float">
            <text:p>0.000508739</text:p>
          </table:table-cell>
          <table:table-cell office:value-type="float" office:value="0.000233648" calcext:value-type="float">
            <text:p>0.000233648</text:p>
          </table:table-cell>
          <table:table-cell office:value-type="float" office:value="-0.00107171" calcext:value-type="float">
            <text:p>-0.00107171</text:p>
          </table:table-cell>
          <table:table-cell office:value-type="float" office:value="0.000358577" calcext:value-type="float">
            <text:p>0.000358577</text:p>
          </table:table-cell>
          <table:table-cell office:value-type="float" office:value="0.0000893875" calcext:value-type="float">
            <text:p>8.93875E-05</text:p>
          </table:table-cell>
          <table:table-cell office:value-type="float" office:value="-0.000786122" calcext:value-type="float">
            <text:p>-0.000786122</text:p>
          </table:table-cell>
          <table:table-cell office:value-type="float" office:value="-0.000704662" calcext:value-type="float">
            <text:p>-0.000704662</text:p>
          </table:table-cell>
          <table:table-cell office:value-type="float" office:value="0.000948427" calcext:value-type="float">
            <text:p>0.000948427</text:p>
          </table:table-cell>
          <table:table-cell office:value-type="float" office:value="0.000464138" calcext:value-type="float">
            <text:p>0.000464138</text:p>
          </table:table-cell>
          <table:table-cell office:value-type="float" office:value="-0.00082043" calcext:value-type="float">
            <text:p>-0.00082043</text:p>
          </table:table-cell>
          <table:table-cell office:value-type="float" office:value="0.000973932" calcext:value-type="float">
            <text:p>0.000973932</text:p>
          </table:table-cell>
          <table:table-cell office:value-type="float" office:value="0.000636454" calcext:value-type="float">
            <text:p>0.000636454</text:p>
          </table:table-cell>
          <table:table-cell office:value-type="float" office:value="-0.000826188" calcext:value-type="float">
            <text:p>-0.000826188</text:p>
          </table:table-cell>
          <table:table-cell office:value-type="float" office:value="-0.000105586" calcext:value-type="float">
            <text:p>-0.000105586</text:p>
          </table:table-cell>
          <table:table-cell office:value-type="float" office:value="0.000272712" calcext:value-type="float">
            <text:p>0.000272712</text:p>
          </table:table-cell>
          <table:table-cell office:value-type="float" office:value="0.000572081" calcext:value-type="float">
            <text:p>0.000572081</text:p>
          </table:table-cell>
          <table:table-cell office:value-type="float" office:value="-0.000869121" calcext:value-type="float">
            <text:p>-0.000869121</text:p>
          </table:table-cell>
          <table:table-cell office:value-type="float" office:value="-0.000297026" calcext:value-type="float">
            <text:p>-0.000297026</text:p>
          </table:table-cell>
          <table:table-cell office:value-type="float" office:value="0.000992541" calcext:value-type="float">
            <text:p>0.000992541</text:p>
          </table:table-cell>
          <table:table-cell office:value-type="float" office:value="-0.000662736" calcext:value-type="float">
            <text:p>-0.000662736</text:p>
          </table:table-cell>
          <table:table-cell office:value-type="float" office:value="-0.00066098" calcext:value-type="float">
            <text:p>-0.00066098</text:p>
          </table:table-cell>
          <table:table-cell office:value-type="float" office:value="0.000891357" calcext:value-type="float">
            <text:p>0.000891357</text:p>
          </table:table-cell>
          <table:table-cell office:value-type="float" office:value="0.000145435" calcext:value-type="float">
            <text:p>0.000145435</text:p>
          </table:table-cell>
          <table:table-cell office:value-type="float" office:value="-0.000603052" calcext:value-type="float">
            <text:p>-0.000603052</text:p>
          </table:table-cell>
          <table:table-cell office:value-type="float" office:value="0.0000798309" calcext:value-type="float">
            <text:p>7.98309E-05</text:p>
          </table:table-cell>
          <table:table-cell office:value-type="float" office:value="0.000387389" calcext:value-type="float">
            <text:p>0.000387389</text:p>
          </table:table-cell>
          <table:table-cell office:value-type="float" office:value="-0.000388742" calcext:value-type="float">
            <text:p>-0.000388742</text:p>
          </table:table-cell>
          <table:table-cell office:value-type="float" office:value="-0.000403974" calcext:value-type="float">
            <text:p>-0.000403974</text:p>
          </table:table-cell>
          <table:table-cell office:value-type="float" office:value="0.000535224" calcext:value-type="float">
            <text:p>0.000535224</text:p>
          </table:table-cell>
          <table:table-cell office:value-type="float" office:value="-0.0000966143" calcext:value-type="float">
            <text:p>-9.66143E-05</text:p>
          </table:table-cell>
          <table:table-cell office:value-type="float" office:value="0.000287468" calcext:value-type="float">
            <text:p>0.000287468</text:p>
          </table:table-cell>
          <table:table-cell office:value-type="float" office:value="-0.0000379304" calcext:value-type="float">
            <text:p>-3.79304E-05</text:p>
          </table:table-cell>
          <table:table-cell office:value-type="float" office:value="0.0000462278" calcext:value-type="float">
            <text:p>4.62278E-05</text:p>
          </table:table-cell>
          <table:table-cell office:value-type="float" office:value="0.000116755" calcext:value-type="float">
            <text:p>0.000116755</text:p>
          </table:table-cell>
          <table:table-cell office:value-type="float" office:value="-0.000560909" calcext:value-type="float">
            <text:p>-0.000560909</text:p>
          </table:table-cell>
          <table:table-cell office:value-type="float" office:value="0.000549877" calcext:value-type="float">
            <text:p>0.000549877</text:p>
          </table:table-cell>
          <table:table-cell office:value-type="float" office:value="0.000232388" calcext:value-type="float">
            <text:p>0.000232388</text:p>
          </table:table-cell>
          <table:table-cell office:value-type="float" office:value="-0.000560363" calcext:value-type="float">
            <text:p>-0.000560363</text:p>
          </table:table-cell>
          <table:table-cell office:value-type="float" office:value="0.00064441" calcext:value-type="float">
            <text:p>0.00064441</text:p>
          </table:table-cell>
          <table:table-cell office:value-type="float" office:value="-0.000260235" calcext:value-type="float">
            <text:p>-0.000260235</text:p>
          </table:table-cell>
          <table:table-cell office:value-type="float" office:value="-0.000556933" calcext:value-type="float">
            <text:p>-0.000556933</text:p>
          </table:table-cell>
          <table:table-cell office:value-type="float" office:value="0.00000747205" calcext:value-type="float">
            <text:p>7.47205E-06</text:p>
          </table:table-cell>
          <table:table-cell office:value-type="float" office:value="0.0000305334" calcext:value-type="float">
            <text:p>3.05334E-05</text:p>
          </table:table-cell>
          <table:table-cell office:value-type="float" office:value="-0.000318402" calcext:value-type="float">
            <text:p>-0.000318402</text:p>
          </table:table-cell>
          <table:table-cell office:value-type="float" office:value="-0.000533349" calcext:value-type="float">
            <text:p>-0.000533349</text:p>
          </table:table-cell>
          <table:table-cell office:value-type="float" office:value="0.000587612" calcext:value-type="float">
            <text:p>0.000587612</text:p>
          </table:table-cell>
          <table:table-cell office:value-type="float" office:value="0.00043694" calcext:value-type="float">
            <text:p>0.00043694</text:p>
          </table:table-cell>
          <table:table-cell office:value-type="float" office:value="-0.0000215521" calcext:value-type="float">
            <text:p>-2.15521E-05</text:p>
          </table:table-cell>
          <table:table-cell office:value-type="float" office:value="0.00030524" calcext:value-type="float">
            <text:p>0.00030524</text:p>
          </table:table-cell>
          <table:table-cell office:value-type="float" office:value="0.000696906" calcext:value-type="float">
            <text:p>0.000696906</text:p>
          </table:table-cell>
          <table:table-cell office:value-type="float" office:value="-0.000371307" calcext:value-type="float">
            <text:p>-0.000371307</text:p>
          </table:table-cell>
          <table:table-cell office:value-type="float" office:value="-0.000801663" calcext:value-type="float">
            <text:p>-0.000801663</text:p>
          </table:table-cell>
          <table:table-cell office:value-type="float" office:value="0.000286908" calcext:value-type="float">
            <text:p>0.000286908</text:p>
          </table:table-cell>
          <table:table-cell office:value-type="float" office:value="0.000386953" calcext:value-type="float">
            <text:p>0.000386953</text:p>
          </table:table-cell>
          <table:table-cell office:value-type="float" office:value="-0.000858992" calcext:value-type="float">
            <text:p>-0.000858992</text:p>
          </table:table-cell>
          <table:table-cell office:value-type="float" office:value="0.0000878987" calcext:value-type="float">
            <text:p>8.78987E-05</text:p>
          </table:table-cell>
          <table:table-cell office:value-type="float" office:value="0.00110672" calcext:value-type="float">
            <text:p>0.00110672</text:p>
          </table:table-cell>
          <table:table-cell office:value-type="float" office:value="-0.000707181" calcext:value-type="float">
            <text:p>-0.000707181</text:p>
          </table:table-cell>
          <table:table-cell office:value-type="float" office:value="-0.000468586" calcext:value-type="float">
            <text:p>-0.000468586</text:p>
          </table:table-cell>
          <table:table-cell office:value-type="float" office:value="0.000690737" calcext:value-type="float">
            <text:p>0.000690737</text:p>
          </table:table-cell>
          <table:table-cell office:value-type="float" office:value="-0.00000651879" calcext:value-type="float">
            <text:p>-6.51879E-06</text:p>
          </table:table-cell>
          <table:table-cell office:value-type="float" office:value="-0.000640646" calcext:value-type="float">
            <text:p>-0.000640646</text:p>
          </table:table-cell>
          <table:table-cell office:value-type="float" office:value="-0.000158343" calcext:value-type="float">
            <text:p>-0.000158343</text:p>
          </table:table-cell>
          <table:table-cell office:value-type="float" office:value="0.00118587" calcext:value-type="float">
            <text:p>0.00118587</text:p>
          </table:table-cell>
          <table:table-cell office:value-type="float" office:value="-0.000729194" calcext:value-type="float">
            <text:p>-0.000729194</text:p>
          </table:table-cell>
          <table:table-cell office:value-type="float" office:value="-0.00112376" calcext:value-type="float">
            <text:p>-0.00112376</text:p>
          </table:table-cell>
          <table:table-cell office:value-type="float" office:value="0.00129125" calcext:value-type="float">
            <text:p>0.00129125</text:p>
          </table:table-cell>
          <table:table-cell office:value-type="float" office:value="-0.000226836" calcext:value-type="float">
            <text:p>-0.000226836</text:p>
          </table:table-cell>
          <table:table-cell office:value-type="float" office:value="-0.000496516" calcext:value-type="float">
            <text:p>-0.000496516</text:p>
          </table:table-cell>
          <table:table-cell office:value-type="float" office:value="0.000435832" calcext:value-type="float">
            <text:p>0.000435832</text:p>
          </table:table-cell>
          <table:table-cell office:value-type="float" office:value="0.00109913" calcext:value-type="float">
            <text:p>0.00109913</text:p>
          </table:table-cell>
          <table:table-cell office:value-type="float" office:value="-0.000364746" calcext:value-type="float">
            <text:p>-0.000364746</text:p>
          </table:table-cell>
          <table:table-cell office:value-type="float" office:value="-0.00128759" calcext:value-type="float">
            <text:p>-0.00128759</text:p>
          </table:table-cell>
          <table:table-cell office:value-type="float" office:value="0.00163733" calcext:value-type="float">
            <text:p>0.00163733</text:p>
          </table:table-cell>
          <table:table-cell office:value-type="float" office:value="-0.000153573" calcext:value-type="float">
            <text:p>-0.000153573</text:p>
          </table:table-cell>
          <table:table-cell office:value-type="float" office:value="-0.000875843" calcext:value-type="float">
            <text:p>-0.000875843</text:p>
          </table:table-cell>
          <table:table-cell office:value-type="float" office:value="0.000762818" calcext:value-type="float">
            <text:p>0.000762818</text:p>
          </table:table-cell>
          <table:table-cell office:value-type="float" office:value="0.000402142" calcext:value-type="float">
            <text:p>0.000402142</text:p>
          </table:table-cell>
          <table:table-cell office:value-type="float" office:value="-0.000263322" calcext:value-type="float">
            <text:p>-0.000263322</text:p>
          </table:table-cell>
          <table:table-cell office:value-type="float" office:value="-0.00119964" calcext:value-type="float">
            <text:p>-0.00119964</text:p>
          </table:table-cell>
          <table:table-cell office:value-type="float" office:value="0.00122784" calcext:value-type="float">
            <text:p>0.00122784</text:p>
          </table:table-cell>
          <table:table-cell office:value-type="float" office:value="0.0000863498" calcext:value-type="float">
            <text:p>8.63498E-05</text:p>
          </table:table-cell>
          <table:table-cell office:value-type="float" office:value="-0.00138262" calcext:value-type="float">
            <text:p>-0.00138262</text:p>
          </table:table-cell>
          <table:table-cell office:value-type="float" office:value="0.00123785" calcext:value-type="float">
            <text:p>0.00123785</text:p>
          </table:table-cell>
          <table:table-cell office:value-type="float" office:value="0.000518159" calcext:value-type="float">
            <text:p>0.000518159</text:p>
          </table:table-cell>
          <table:table-cell office:value-type="float" office:value="0.000164146" calcext:value-type="float">
            <text:p>0.000164146</text:p>
          </table:table-cell>
          <table:table-cell office:value-type="float" office:value="0.000292754" calcext:value-type="float">
            <text:p>0.000292754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11189" calcext:value-type="float">
            <text:p>0.0011189</text:p>
          </table:table-cell>
          <table:table-cell office:value-type="float" office:value="-0.000642934" calcext:value-type="float">
            <text:p>-0.000642934</text:p>
          </table:table-cell>
          <table:table-cell office:value-type="float" office:value="0.00173647" calcext:value-type="float">
            <text:p>0.00173647</text:p>
          </table:table-cell>
          <table:table-cell office:value-type="float" office:value="0.00144737" calcext:value-type="float">
            <text:p>0.00144737</text:p>
          </table:table-cell>
          <table:table-cell office:value-type="float" office:value="0.000798389" calcext:value-type="float">
            <text:p>0.000798389</text:p>
          </table:table-cell>
          <table:table-cell office:value-type="float" office:value="0.00206861" calcext:value-type="float">
            <text:p>0.00206861</text:p>
          </table:table-cell>
          <table:table-cell office:value-type="float" office:value="0.0030786" calcext:value-type="float">
            <text:p>0.0030786</text:p>
          </table:table-cell>
          <table:table-cell office:value-type="float" office:value="0.00396826" calcext:value-type="float">
            <text:p>0.00396826</text:p>
          </table:table-cell>
          <table:table-cell office:value-type="float" office:value="0.00345326" calcext:value-type="float">
            <text:p>0.00345326</text:p>
          </table:table-cell>
          <table:table-cell office:value-type="float" office:value="0.00585479" calcext:value-type="float">
            <text:p>0.00585479</text:p>
          </table:table-cell>
          <table:table-cell office:value-type="float" office:value="0.00709582" calcext:value-type="float">
            <text:p>0.00709582</text:p>
          </table:table-cell>
          <table:table-cell office:value-type="float" office:value="0.00749794" calcext:value-type="float">
            <text:p>0.00749794</text:p>
          </table:table-cell>
          <table:table-cell office:value-type="float" office:value="0.0104185" calcext:value-type="float">
            <text:p>0.0104185</text:p>
          </table:table-cell>
          <table:table-cell office:value-type="float" office:value="0.0134579" calcext:value-type="float">
            <text:p>0.0134579</text:p>
          </table:table-cell>
          <table:table-cell office:value-type="float" office:value="0.0170234" calcext:value-type="float">
            <text:p>0.0170234</text:p>
          </table:table-cell>
          <table:table-cell office:value-type="float" office:value="0.0207406" calcext:value-type="float">
            <text:p>0.0207406</text:p>
          </table:table-cell>
          <table:table-cell office:value-type="float" office:value="0.0259791" calcext:value-type="float">
            <text:p>0.0259791</text:p>
          </table:table-cell>
          <table:table-cell office:value-type="float" office:value="0.0333546" calcext:value-type="float">
            <text:p>0.0333546</text:p>
          </table:table-cell>
          <table:table-cell office:value-type="float" office:value="0.0404418" calcext:value-type="float">
            <text:p>0.0404418</text:p>
          </table:table-cell>
          <table:table-cell office:value-type="float" office:value="0.0504633" calcext:value-type="float">
            <text:p>0.0504633</text:p>
          </table:table-cell>
          <table:table-cell office:value-type="float" office:value="0.0624359" calcext:value-type="float">
            <text:p>0.0624359</text:p>
          </table:table-cell>
          <table:table-cell office:value-type="float" office:value="0.0767227" calcext:value-type="float">
            <text:p>0.0767227</text:p>
          </table:table-cell>
          <table:table-cell office:value-type="float" office:value="0.0924691" calcext:value-type="float">
            <text:p>0.0924691</text:p>
          </table:table-cell>
          <table:table-cell office:value-type="float" office:value="0.109804" calcext:value-type="float">
            <text:p>0.109804</text:p>
          </table:table-cell>
          <table:table-cell office:value-type="float" office:value="0.131573" calcext:value-type="float">
            <text:p>0.131573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175207" calcext:value-type="float">
            <text:p>0.175207</text:p>
          </table:table-cell>
          <table:table-cell office:value-type="float" office:value="0.197375" calcext:value-type="float">
            <text:p>0.197375</text:p>
          </table:table-cell>
          <table:table-cell office:value-type="float" office:value="0.218312" calcext:value-type="float">
            <text:p>0.218312</text:p>
          </table:table-cell>
          <table:table-cell office:value-type="float" office:value="0.234159" calcext:value-type="float">
            <text:p>0.234159</text:p>
          </table:table-cell>
          <table:table-cell office:value-type="float" office:value="0.24393" calcext:value-type="float">
            <text:p>0.24393</text:p>
          </table:table-cell>
          <table:table-cell office:value-type="float" office:value="0.250386" calcext:value-type="float">
            <text:p>0.250386</text:p>
          </table:table-cell>
          <table:table-cell office:value-type="float" office:value="0.248317" calcext:value-type="float">
            <text:p>0.248317</text:p>
          </table:table-cell>
          <table:table-cell office:value-type="float" office:value="0.237879" calcext:value-type="float">
            <text:p>0.237879</text:p>
          </table:table-cell>
          <table:table-cell office:value-type="float" office:value="0.224969" calcext:value-type="float">
            <text:p>0.224969</text:p>
          </table:table-cell>
          <table:table-cell office:value-type="float" office:value="0.206139" calcext:value-type="float">
            <text:p>0.206139</text:p>
          </table:table-cell>
          <table:table-cell office:value-type="float" office:value="0.184664" calcext:value-type="float">
            <text:p>0.184664</text:p>
          </table:table-cell>
          <table:table-cell office:value-type="float" office:value="0.161174" calcext:value-type="float">
            <text:p>0.161174</text:p>
          </table:table-cell>
          <table:table-cell office:value-type="float" office:value="0.139572" calcext:value-type="float">
            <text:p>0.139572</text:p>
          </table:table-cell>
          <table:table-cell office:value-type="float" office:value="0.118749" calcext:value-type="float">
            <text:p>0.118749</text:p>
          </table:table-cell>
          <table:table-cell office:value-type="float" office:value="0.098073" calcext:value-type="float">
            <text:p>0.098073</text:p>
          </table:table-cell>
          <table:table-cell office:value-type="float" office:value="0.0820768" calcext:value-type="float">
            <text:p>0.0820768</text:p>
          </table:table-cell>
          <table:table-cell office:value-type="float" office:value="0.0674604" calcext:value-type="float">
            <text:p>0.0674604</text:p>
          </table:table-cell>
          <table:table-cell office:value-type="float" office:value="0.0548512" calcext:value-type="float">
            <text:p>0.0548512</text:p>
          </table:table-cell>
          <table:table-cell office:value-type="float" office:value="0.044408" calcext:value-type="float">
            <text:p>0.044408</text:p>
          </table:table-cell>
          <table:table-cell office:value-type="float" office:value="0.035726" calcext:value-type="float">
            <text:p>0.035726</text:p>
          </table:table-cell>
          <table:table-cell office:value-type="float" office:value="0.0295512" calcext:value-type="float">
            <text:p>0.0295512</text:p>
          </table:table-cell>
          <table:table-cell office:value-type="float" office:value="0.0226547" calcext:value-type="float">
            <text:p>0.0226547</text:p>
          </table:table-cell>
          <table:table-cell office:value-type="float" office:value="0.0184449" calcext:value-type="float">
            <text:p>0.0184449</text:p>
          </table:table-cell>
          <table:table-cell office:value-type="float" office:value="0.0145791" calcext:value-type="float">
            <text:p>0.0145791</text:p>
          </table:table-cell>
          <table:table-cell office:value-type="float" office:value="0.0109032" calcext:value-type="float">
            <text:p>0.0109032</text:p>
          </table:table-cell>
          <table:table-cell office:value-type="float" office:value="0.00907244" calcext:value-type="float">
            <text:p>0.00907244</text:p>
          </table:table-cell>
          <table:table-cell office:value-type="float" office:value="0.00690573" calcext:value-type="float">
            <text:p>0.00690573</text:p>
          </table:table-cell>
          <table:table-cell office:value-type="float" office:value="0.00626649" calcext:value-type="float">
            <text:p>0.00626649</text:p>
          </table:table-cell>
          <table:table-cell office:value-type="float" office:value="0.00431204" calcext:value-type="float">
            <text:p>0.00431204</text:p>
          </table:table-cell>
          <table:table-cell office:value-type="float" office:value="0.00387977" calcext:value-type="float">
            <text:p>0.00387977</text:p>
          </table:table-cell>
          <table:table-cell office:value-type="float" office:value="0.0035379" calcext:value-type="float">
            <text:p>0.0035379</text:p>
          </table:table-cell>
          <table:table-cell office:value-type="float" office:value="0.00143396" calcext:value-type="float">
            <text:p>0.00143396</text:p>
          </table:table-cell>
          <table:table-cell office:value-type="float" office:value="0.0019429" calcext:value-type="float">
            <text:p>0.0019429</text:p>
          </table:table-cell>
          <table:table-cell office:value-type="float" office:value="0.00220679" calcext:value-type="float">
            <text:p>0.00220679</text:p>
          </table:table-cell>
          <table:table-cell office:value-type="float" office:value="0.00118643" calcext:value-type="float">
            <text:p>0.00118643</text:p>
          </table:table-cell>
          <table:table-cell office:value-type="float" office:value="0.000710804" calcext:value-type="float">
            <text:p>0.000710804</text:p>
          </table:table-cell>
          <table:table-cell office:value-type="float" office:value="0.00110251" calcext:value-type="float">
            <text:p>0.00110251</text:p>
          </table:table-cell>
          <table:table-cell office:value-type="float" office:value="0.00221249" calcext:value-type="float">
            <text:p>0.00221249</text:p>
          </table:table-cell>
          <table:table-cell office:value-type="float" office:value="-0.000542028" calcext:value-type="float">
            <text:p>-0.000542028</text:p>
          </table:table-cell>
          <table:table-cell office:value-type="float" office:value="0.00135561" calcext:value-type="float">
            <text:p>0.00135561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25376" calcext:value-type="float">
            <text:p>0.0025376</text:p>
          </table:table-cell>
          <table:table-cell office:value-type="float" office:value="0.00329943" calcext:value-type="float">
            <text:p>0.00329943</text:p>
          </table:table-cell>
          <table:table-cell office:value-type="float" office:value="0.0073834" calcext:value-type="float">
            <text:p>0.0073834</text:p>
          </table:table-cell>
          <table:table-cell office:value-type="float" office:value="0.0119068" calcext:value-type="float">
            <text:p>0.0119068</text:p>
          </table:table-cell>
          <table:table-cell office:value-type="float" office:value="0.0160589" calcext:value-type="float">
            <text:p>0.0160589</text:p>
          </table:table-cell>
          <table:table-cell office:value-type="float" office:value="0.026429" calcext:value-type="float">
            <text:p>0.026429</text:p>
          </table:table-cell>
          <table:table-cell office:value-type="float" office:value="0.0451784" calcext:value-type="float">
            <text:p>0.0451784</text:p>
          </table:table-cell>
          <table:table-cell office:value-type="float" office:value="0.0680344" calcext:value-type="float">
            <text:p>0.0680344</text:p>
          </table:table-cell>
          <table:table-cell office:value-type="float" office:value="0.106604" calcext:value-type="float">
            <text:p>0.106604</text:p>
          </table:table-cell>
          <table:table-cell office:value-type="float" office:value="0.167125" calcext:value-type="float">
            <text:p>0.167125</text:p>
          </table:table-cell>
          <table:table-cell office:value-type="float" office:value="0.254252" calcext:value-type="float">
            <text:p>0.254252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28745" calcext:value-type="float">
            <text:p>0.528745</text:p>
          </table:table-cell>
          <table:table-cell office:value-type="float" office:value="0.709608" calcext:value-type="float">
            <text:p>0.709608</text:p>
          </table:table-cell>
          <table:table-cell office:value-type="float" office:value="0.875742" calcext:value-type="float">
            <text:p>0.875742</text:p>
          </table:table-cell>
          <table:table-cell office:value-type="float" office:value="0.983079" calcext:value-type="float">
            <text:p>0.983079</text:p>
          </table:table-cell>
          <table:table-cell office:value-type="float" office:value="0.993363" calcext:value-type="float">
            <text:p>0.993363</text:p>
          </table:table-cell>
          <table:table-cell office:value-type="float" office:value="0.892347" calcext:value-type="float">
            <text:p>0.892347</text:p>
          </table:table-cell>
          <table:table-cell office:value-type="float" office:value="0.727362" calcext:value-type="float">
            <text:p>0.727362</text:p>
          </table:table-cell>
          <table:table-cell office:value-type="float" office:value="0.552056" calcext:value-type="float">
            <text:p>0.552056</text:p>
          </table:table-cell>
          <table:table-cell office:value-type="float" office:value="0.388654" calcext:value-type="float">
            <text:p>0.388654</text:p>
          </table:table-cell>
          <table:table-cell office:value-type="float" office:value="0.263976" calcext:value-type="float">
            <text:p>0.263976</text:p>
          </table:table-cell>
          <table:table-cell office:value-type="float" office:value="0.175917" calcext:value-type="float">
            <text:p>0.175917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07283" calcext:value-type="float">
            <text:p>0.07283</text:p>
          </table:table-cell>
          <table:table-cell office:value-type="float" office:value="0.0444013" calcext:value-type="float">
            <text:p>0.0444013</text:p>
          </table:table-cell>
          <table:table-cell office:value-type="float" office:value="0.0314795" calcext:value-type="float">
            <text:p>0.0314795</text:p>
          </table:table-cell>
          <table:table-cell office:value-type="float" office:value="0.0178235" calcext:value-type="float">
            <text:p>0.0178235</text:p>
          </table:table-cell>
          <table:table-cell office:value-type="float" office:value="0.00980906" calcext:value-type="float">
            <text:p>0.00980906</text:p>
          </table:table-cell>
          <table:table-cell office:value-type="float" office:value="0.00858012" calcext:value-type="float">
            <text:p>0.00858012</text:p>
          </table:table-cell>
          <table:table-cell office:value-type="float" office:value="0.00383715" calcext:value-type="float">
            <text:p>0.00383715</text:p>
          </table:table-cell>
          <table:table-cell office:value-type="float" office:value="0.00295629" calcext:value-type="float">
            <text:p>0.00295629</text:p>
          </table:table-cell>
          <table:table-cell office:value-type="float" office:value="0.00043462" calcext:value-type="float">
            <text:p>0.00043462</text:p>
          </table:table-cell>
          <table:table-cell office:value-type="float" office:value="0.00229523" calcext:value-type="float">
            <text:p>0.00229523</text:p>
          </table:table-cell>
          <table:table-cell office:value-type="float" office:value="0.00172379" calcext:value-type="float">
            <text:p>0.00172379</text:p>
          </table:table-cell>
          <table:table-cell office:value-type="float" office:value="-0.00216594" calcext:value-type="float">
            <text:p>-0.00216594</text:p>
          </table:table-cell>
          <table:table-cell office:value-type="float" office:value="0.00182626" calcext:value-type="float">
            <text:p>0.00182626</text:p>
          </table:table-cell>
          <table:table-cell office:value-type="float" office:value="0.000281806" calcext:value-type="float">
            <text:p>0.000281806</text:p>
          </table:table-cell>
          <table:table-cell office:value-type="float" office:value="-0.000157424" calcext:value-type="float">
            <text:p>-0.000157424</text:p>
          </table:table-cell>
          <table:table-cell office:value-type="float" office:value="-0.00082856" calcext:value-type="float">
            <text:p>-0.00082856</text:p>
          </table:table-cell>
          <table:table-cell office:value-type="float" office:value="0.000312046" calcext:value-type="float">
            <text:p>0.000312046</text:p>
          </table:table-cell>
          <table:table-cell office:value-type="float" office:value="0.00197972" calcext:value-type="float">
            <text:p>0.00197972</text:p>
          </table:table-cell>
          <table:table-cell office:value-type="float" office:value="-0.00234741" calcext:value-type="float">
            <text:p>-0.00234741</text:p>
          </table:table-cell>
          <table:table-cell office:value-type="float" office:value="0.000346678" calcext:value-type="float">
            <text:p>0.000346678</text:p>
          </table:table-cell>
          <table:table-cell office:value-type="float" office:value="0.00150774" calcext:value-type="float">
            <text:p>0.00150774</text:p>
          </table:table-cell>
          <table:table-cell office:value-type="float" office:value="-0.00106326" calcext:value-type="float">
            <text:p>-0.00106326</text:p>
          </table:table-cell>
          <table:table-cell office:value-type="float" office:value="-0.000694524" calcext:value-type="float">
            <text:p>-0.000694524</text:p>
          </table:table-cell>
          <table:table-cell office:value-type="float" office:value="-0.000132785" calcext:value-type="float">
            <text:p>-0.000132785</text:p>
          </table:table-cell>
          <table:table-cell office:value-type="float" office:value="0.00199378" calcext:value-type="float">
            <text:p>0.00199378</text:p>
          </table:table-cell>
          <table:table-cell office:value-type="float" office:value="-0.00162478" calcext:value-type="float">
            <text:p>-0.00162478</text:p>
          </table:table-cell>
          <table:table-cell office:value-type="float" office:value="-0.000920696" calcext:value-type="float">
            <text:p>-0.000920696</text:p>
          </table:table-cell>
          <table:table-cell office:value-type="float" office:value="0.00200357" calcext:value-type="float">
            <text:p>0.00200357</text:p>
          </table:table-cell>
          <table:table-cell office:value-type="float" office:value="-0.000740025" calcext:value-type="float">
            <text:p>-0.000740025</text:p>
          </table:table-cell>
          <table:table-cell office:value-type="float" office:value="-0.00140036" calcext:value-type="float">
            <text:p>-0.00140036</text:p>
          </table:table-cell>
          <table:table-cell office:value-type="float" office:value="0.000463543" calcext:value-type="float">
            <text:p>0.000463543</text:p>
          </table:table-cell>
          <table:table-cell office:value-type="float" office:value="0.00176955" calcext:value-type="float">
            <text:p>0.00176955</text:p>
          </table:table-cell>
          <table:table-cell office:value-type="float" office:value="-0.000834188" calcext:value-type="float">
            <text:p>-0.000834188</text:p>
          </table:table-cell>
          <table:table-cell office:value-type="float" office:value="-0.00113719" calcext:value-type="float">
            <text:p>-0.00113719</text:p>
          </table:table-cell>
          <table:table-cell office:value-type="float" office:value="0.00219796" calcext:value-type="float">
            <text:p>0.00219796</text:p>
          </table:table-cell>
          <table:table-cell office:value-type="float" office:value="0.000341591" calcext:value-type="float">
            <text:p>0.000341591</text:p>
          </table:table-cell>
          <table:table-cell office:value-type="float" office:value="-0.0017529" calcext:value-type="float">
            <text:p>-0.0017529</text:p>
          </table:table-cell>
          <table:table-cell office:value-type="float" office:value="0.000570171" calcext:value-type="float">
            <text:p>0.000570171</text:p>
          </table:table-cell>
          <table:table-cell office:value-type="float" office:value="0.00150967" calcext:value-type="float">
            <text:p>0.00150967</text:p>
          </table:table-cell>
          <table:table-cell office:value-type="float" office:value="-0.00130495" calcext:value-type="float">
            <text:p>-0.00130495</text:p>
          </table:table-cell>
          <table:table-cell office:value-type="float" office:value="-0.00180997" calcext:value-type="float">
            <text:p>-0.00180997</text:p>
          </table:table-cell>
          <table:table-cell office:value-type="float" office:value="0.00185275" calcext:value-type="float">
            <text:p>0.00185275</text:p>
          </table:table-cell>
          <table:table-cell office:value-type="float" office:value="0.000177622" calcext:value-type="float">
            <text:p>0.000177622</text:p>
          </table:table-cell>
          <table:table-cell office:value-type="float" office:value="-0.00142513" calcext:value-type="float">
            <text:p>-0.00142513</text:p>
          </table:table-cell>
          <table:table-cell office:value-type="float" office:value="0.000639571" calcext:value-type="float">
            <text:p>0.000639571</text:p>
          </table:table-cell>
          <table:table-cell office:value-type="float" office:value="0.00175871" calcext:value-type="float">
            <text:p>0.00175871</text:p>
          </table:table-cell>
          <table:table-cell office:value-type="float" office:value="-0.000647104" calcext:value-type="float">
            <text:p>-0.000647104</text:p>
          </table:table-cell>
          <table:table-cell office:value-type="float" office:value="-0.00182279" calcext:value-type="float">
            <text:p>-0.00182279</text:p>
          </table:table-cell>
          <table:table-cell office:value-type="float" office:value="0.00203033" calcext:value-type="float">
            <text:p>0.00203033</text:p>
          </table:table-cell>
          <table:table-cell office:value-type="float" office:value="-0.000239141" calcext:value-type="float">
            <text:p>-0.000239141</text:p>
          </table:table-cell>
          <table:table-cell office:value-type="float" office:value="-0.00166344" calcext:value-type="float">
            <text:p>-0.00166344</text:p>
          </table:table-cell>
          <table:table-cell office:value-type="float" office:value="0.000756177" calcext:value-type="float">
            <text:p>0.000756177</text:p>
          </table:table-cell>
          <table:table-cell office:value-type="float" office:value="0.000601482" calcext:value-type="float">
            <text:p>0.000601482</text:p>
          </table:table-cell>
          <table:table-cell office:value-type="float" office:value="-0.0000435975" calcext:value-type="float">
            <text:p>-4.35975E-05</text:p>
          </table:table-cell>
          <table:table-cell office:value-type="float" office:value="-0.00153417" calcext:value-type="float">
            <text:p>-0.00153417</text:p>
          </table:table-cell>
          <table:table-cell office:value-type="float" office:value="0.00148013" calcext:value-type="float">
            <text:p>0.00148013</text:p>
          </table:table-cell>
          <table:table-cell office:value-type="float" office:value="0.0000759144" calcext:value-type="float">
            <text:p>7.59144E-05</text:p>
          </table:table-cell>
          <table:table-cell office:value-type="float" office:value="-0.00211277" calcext:value-type="float">
            <text:p>-0.00211277</text:p>
          </table:table-cell>
          <table:table-cell office:value-type="float" office:value="0.00142692" calcext:value-type="float">
            <text:p>0.00142692</text:p>
          </table:table-cell>
          <table:table-cell office:value-type="float" office:value="-0.000223052" calcext:value-type="float">
            <text:p>-0.000223052</text:p>
          </table:table-cell>
          <table:table-cell office:value-type="float" office:value="-0.000060331" calcext:value-type="float">
            <text:p>-6.0331E-05</text:p>
          </table:table-cell>
          <table:table-cell office:value-type="float" office:value="-0.000197852" calcext:value-type="float">
            <text:p>-0.000197852</text:p>
          </table:table-cell>
          <table:table-cell office:value-type="float" office:value="0.000363099" calcext:value-type="float">
            <text:p>0.000363099</text:p>
          </table:table-cell>
          <table:table-cell office:value-type="float" office:value="0.000459112" calcext:value-type="float">
            <text:p>0.000459112</text:p>
          </table:table-cell>
          <table:table-cell office:value-type="float" office:value="-0.00160924" calcext:value-type="float">
            <text:p>-0.00160924</text:p>
          </table:table-cell>
          <table:table-cell office:value-type="float" office:value="0.00145828" calcext:value-type="float">
            <text:p>0.00145828</text:p>
          </table:table-cell>
          <table:table-cell office:value-type="float" office:value="0.000143316" calcext:value-type="float">
            <text:p>0.000143316</text:p>
          </table:table-cell>
          <table:table-cell office:value-type="float" office:value="-0.0010457" calcext:value-type="float">
            <text:p>-0.0010457</text:p>
          </table:table-cell>
          <table:table-cell office:value-type="float" office:value="0.00151131" calcext:value-type="float">
            <text:p>0.00151131</text:p>
          </table:table-cell>
          <table:table-cell office:value-type="float" office:value="-0.000336328" calcext:value-type="float">
            <text:p>-0.000336328</text:p>
          </table:table-cell>
          <table:table-cell office:value-type="float" office:value="2.06097E-017" calcext:value-type="float">
            <text:p>2.06097E-17</text:p>
          </table:table-cell>
          <table:table-cell office:value-type="float" office:value="1.63181E-017" calcext:value-type="float">
            <text:p>1.63181E-17</text:p>
          </table:table-cell>
          <table:table-cell table:number-columns-repeated="2" office:value-type="float" office:value="1.28496E-017" calcext:value-type="float">
            <text:p>1.28496E-17</text:p>
          </table:table-cell>
        </table:table-row>
        <table:table-row table:style-name="ro1">
          <table:table-cell office:value-type="float" office:value="29.1026" calcext:value-type="float">
            <text:p>29.1026</text:p>
          </table:table-cell>
          <table:table-cell office:value-type="float" office:value="0.00000000246396" calcext:value-type="float">
            <text:p>2.46396E-09</text:p>
          </table:table-cell>
          <table:table-cell office:value-type="float" office:value="0.00000000391843" calcext:value-type="float">
            <text:p>3.91843E-09</text:p>
          </table:table-cell>
          <table:table-cell office:value-type="float" office:value="0.00000000630948" calcext:value-type="float">
            <text:p>6.30948E-09</text:p>
          </table:table-cell>
          <table:table-cell office:value-type="float" office:value="0.000598751" calcext:value-type="float">
            <text:p>0.000598751</text:p>
          </table:table-cell>
          <table:table-cell office:value-type="float" office:value="-0.000496892" calcext:value-type="float">
            <text:p>-0.000496892</text:p>
          </table:table-cell>
          <table:table-cell office:value-type="float" office:value="0.000618131" calcext:value-type="float">
            <text:p>0.000618131</text:p>
          </table:table-cell>
          <table:table-cell office:value-type="float" office:value="0.000750362" calcext:value-type="float">
            <text:p>0.000750362</text:p>
          </table:table-cell>
          <table:table-cell office:value-type="float" office:value="-0.000820316" calcext:value-type="float">
            <text:p>-0.000820316</text:p>
          </table:table-cell>
          <table:table-cell office:value-type="float" office:value="0.000574407" calcext:value-type="float">
            <text:p>0.000574407</text:p>
          </table:table-cell>
          <table:table-cell office:value-type="float" office:value="-0.000117535" calcext:value-type="float">
            <text:p>-0.000117535</text:p>
          </table:table-cell>
          <table:table-cell office:value-type="float" office:value="-0.000203124" calcext:value-type="float">
            <text:p>-0.000203124</text:p>
          </table:table-cell>
          <table:table-cell office:value-type="float" office:value="0.000193131" calcext:value-type="float">
            <text:p>0.000193131</text:p>
          </table:table-cell>
          <table:table-cell office:value-type="float" office:value="-0.000212079" calcext:value-type="float">
            <text:p>-0.000212079</text:p>
          </table:table-cell>
          <table:table-cell office:value-type="float" office:value="0.000804173" calcext:value-type="float">
            <text:p>0.000804173</text:p>
          </table:table-cell>
          <table:table-cell office:value-type="float" office:value="-0.00125662" calcext:value-type="float">
            <text:p>-0.00125662</text:p>
          </table:table-cell>
          <table:table-cell office:value-type="float" office:value="0.000579006" calcext:value-type="float">
            <text:p>0.000579006</text:p>
          </table:table-cell>
          <table:table-cell office:value-type="float" office:value="0.000104963" calcext:value-type="float">
            <text:p>0.000104963</text:p>
          </table:table-cell>
          <table:table-cell office:value-type="float" office:value="-0.000914912" calcext:value-type="float">
            <text:p>-0.000914912</text:p>
          </table:table-cell>
          <table:table-cell office:value-type="float" office:value="0.000503098" calcext:value-type="float">
            <text:p>0.000503098</text:p>
          </table:table-cell>
          <table:table-cell office:value-type="float" office:value="0.000165537" calcext:value-type="float">
            <text:p>0.000165537</text:p>
          </table:table-cell>
          <table:table-cell office:value-type="float" office:value="0.000491853" calcext:value-type="float">
            <text:p>0.000491853</text:p>
          </table:table-cell>
          <table:table-cell office:value-type="float" office:value="-0.00023263" calcext:value-type="float">
            <text:p>-0.00023263</text:p>
          </table:table-cell>
          <table:table-cell office:value-type="float" office:value="0.000441839" calcext:value-type="float">
            <text:p>0.000441839</text:p>
          </table:table-cell>
          <table:table-cell office:value-type="float" office:value="0.000474907" calcext:value-type="float">
            <text:p>0.000474907</text:p>
          </table:table-cell>
          <table:table-cell office:value-type="float" office:value="-0.00121788" calcext:value-type="float">
            <text:p>-0.00121788</text:p>
          </table:table-cell>
          <table:table-cell office:value-type="float" office:value="0.000474775" calcext:value-type="float">
            <text:p>0.000474775</text:p>
          </table:table-cell>
          <table:table-cell office:value-type="float" office:value="-0.0000695396" calcext:value-type="float">
            <text:p>-6.95396E-05</text:p>
          </table:table-cell>
          <table:table-cell office:value-type="float" office:value="0.000411905" calcext:value-type="float">
            <text:p>0.000411905</text:p>
          </table:table-cell>
          <table:table-cell office:value-type="float" office:value="-0.000164416" calcext:value-type="float">
            <text:p>-0.000164416</text:p>
          </table:table-cell>
          <table:table-cell office:value-type="float" office:value="0.0000287949" calcext:value-type="float">
            <text:p>2.87949E-05</text:p>
          </table:table-cell>
          <table:table-cell office:value-type="float" office:value="0.00104262" calcext:value-type="float">
            <text:p>0.00104262</text:p>
          </table:table-cell>
          <table:table-cell office:value-type="float" office:value="-0.00122911" calcext:value-type="float">
            <text:p>-0.00122911</text:p>
          </table:table-cell>
          <table:table-cell office:value-type="float" office:value="0.000199089" calcext:value-type="float">
            <text:p>0.000199089</text:p>
          </table:table-cell>
          <table:table-cell office:value-type="float" office:value="0.000638518" calcext:value-type="float">
            <text:p>0.000638518</text:p>
          </table:table-cell>
          <table:table-cell office:value-type="float" office:value="-0.000438916" calcext:value-type="float">
            <text:p>-0.000438916</text:p>
          </table:table-cell>
          <table:table-cell office:value-type="float" office:value="-0.000672599" calcext:value-type="float">
            <text:p>-0.000672599</text:p>
          </table:table-cell>
          <table:table-cell office:value-type="float" office:value="0.000199919" calcext:value-type="float">
            <text:p>0.000199919</text:p>
          </table:table-cell>
          <table:table-cell office:value-type="float" office:value="0.00049913" calcext:value-type="float">
            <text:p>0.00049913</text:p>
          </table:table-cell>
          <table:table-cell office:value-type="float" office:value="-0.000853631" calcext:value-type="float">
            <text:p>-0.000853631</text:p>
          </table:table-cell>
          <table:table-cell office:value-type="float" office:value="0.00028632" calcext:value-type="float">
            <text:p>0.00028632</text:p>
          </table:table-cell>
          <table:table-cell office:value-type="float" office:value="0.00104054" calcext:value-type="float">
            <text:p>0.00104054</text:p>
          </table:table-cell>
          <table:table-cell office:value-type="float" office:value="-0.000107671" calcext:value-type="float">
            <text:p>-0.000107671</text:p>
          </table:table-cell>
          <table:table-cell office:value-type="float" office:value="-0.000248558" calcext:value-type="float">
            <text:p>-0.000248558</text:p>
          </table:table-cell>
          <table:table-cell office:value-type="float" office:value="0.000235755" calcext:value-type="float">
            <text:p>0.000235755</text:p>
          </table:table-cell>
          <table:table-cell office:value-type="float" office:value="0.00103345" calcext:value-type="float">
            <text:p>0.00103345</text:p>
          </table:table-cell>
          <table:table-cell office:value-type="float" office:value="-0.00123642" calcext:value-type="float">
            <text:p>-0.00123642</text:p>
          </table:table-cell>
          <table:table-cell office:value-type="float" office:value="-0.000438464" calcext:value-type="float">
            <text:p>-0.000438464</text:p>
          </table:table-cell>
          <table:table-cell office:value-type="float" office:value="0.000973415" calcext:value-type="float">
            <text:p>0.000973415</text:p>
          </table:table-cell>
          <table:table-cell office:value-type="float" office:value="-0.000490551" calcext:value-type="float">
            <text:p>-0.000490551</text:p>
          </table:table-cell>
          <table:table-cell office:value-type="float" office:value="-0.00101722" calcext:value-type="float">
            <text:p>-0.00101722</text:p>
          </table:table-cell>
          <table:table-cell office:value-type="float" office:value="0.000744967" calcext:value-type="float">
            <text:p>0.000744967</text:p>
          </table:table-cell>
          <table:table-cell office:value-type="float" office:value="0.000869844" calcext:value-type="float">
            <text:p>0.000869844</text:p>
          </table:table-cell>
          <table:table-cell office:value-type="float" office:value="-0.00140201" calcext:value-type="float">
            <text:p>-0.00140201</text:p>
          </table:table-cell>
          <table:table-cell office:value-type="float" office:value="0.00034367" calcext:value-type="float">
            <text:p>0.00034367</text:p>
          </table:table-cell>
          <table:table-cell office:value-type="float" office:value="0.00104928" calcext:value-type="float">
            <text:p>0.00104928</text:p>
          </table:table-cell>
          <table:table-cell office:value-type="float" office:value="-0.000788669" calcext:value-type="float">
            <text:p>-0.000788669</text:p>
          </table:table-cell>
          <table:table-cell office:value-type="float" office:value="-0.000292066" calcext:value-type="float">
            <text:p>-0.000292066</text:p>
          </table:table-cell>
          <table:table-cell office:value-type="float" office:value="0.000252815" calcext:value-type="float">
            <text:p>0.000252815</text:p>
          </table:table-cell>
          <table:table-cell office:value-type="float" office:value="0.000927576" calcext:value-type="float">
            <text:p>0.000927576</text:p>
          </table:table-cell>
          <table:table-cell office:value-type="float" office:value="-0.000800474" calcext:value-type="float">
            <text:p>-0.000800474</text:p>
          </table:table-cell>
          <table:table-cell office:value-type="float" office:value="-0.0000445782" calcext:value-type="float">
            <text:p>-4.45782E-05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-0.00110211" calcext:value-type="float">
            <text:p>-0.00110211</text:p>
          </table:table-cell>
          <table:table-cell office:value-type="float" office:value="-0.000833588" calcext:value-type="float">
            <text:p>-0.000833588</text:p>
          </table:table-cell>
          <table:table-cell office:value-type="float" office:value="0.000493061" calcext:value-type="float">
            <text:p>0.000493061</text:p>
          </table:table-cell>
          <table:table-cell office:value-type="float" office:value="0.00060899" calcext:value-type="float">
            <text:p>0.00060899</text:p>
          </table:table-cell>
          <table:table-cell office:value-type="float" office:value="-0.000882173" calcext:value-type="float">
            <text:p>-0.000882173</text:p>
          </table:table-cell>
          <table:table-cell office:value-type="float" office:value="0.000211595" calcext:value-type="float">
            <text:p>0.000211595</text:p>
          </table:table-cell>
          <table:table-cell office:value-type="float" office:value="0.00161821" calcext:value-type="float">
            <text:p>0.00161821</text:p>
          </table:table-cell>
          <table:table-cell office:value-type="float" office:value="-0.00150381" calcext:value-type="float">
            <text:p>-0.00150381</text:p>
          </table:table-cell>
          <table:table-cell office:value-type="float" office:value="-0.000354402" calcext:value-type="float">
            <text:p>-0.000354402</text:p>
          </table:table-cell>
          <table:table-cell office:value-type="float" office:value="0.000487181" calcext:value-type="float">
            <text:p>0.000487181</text:p>
          </table:table-cell>
          <table:table-cell office:value-type="float" office:value="-0.000250648" calcext:value-type="float">
            <text:p>-0.000250648</text:p>
          </table:table-cell>
          <table:table-cell office:value-type="float" office:value="-0.000296709" calcext:value-type="float">
            <text:p>-0.000296709</text:p>
          </table:table-cell>
          <table:table-cell office:value-type="float" office:value="-0.00050748" calcext:value-type="float">
            <text:p>-0.00050748</text:p>
          </table:table-cell>
          <table:table-cell office:value-type="float" office:value="0.00134185" calcext:value-type="float">
            <text:p>0.00134185</text:p>
          </table:table-cell>
          <table:table-cell office:value-type="float" office:value="-0.000345148" calcext:value-type="float">
            <text:p>-0.000345148</text:p>
          </table:table-cell>
          <table:table-cell office:value-type="float" office:value="-0.000488783" calcext:value-type="float">
            <text:p>-0.000488783</text:p>
          </table:table-cell>
          <table:table-cell office:value-type="float" office:value="0.000921293" calcext:value-type="float">
            <text:p>0.000921293</text:p>
          </table:table-cell>
          <table:table-cell office:value-type="float" office:value="0.000330071" calcext:value-type="float">
            <text:p>0.000330071</text:p>
          </table:table-cell>
          <table:table-cell office:value-type="float" office:value="-0.000270697" calcext:value-type="float">
            <text:p>-0.000270697</text:p>
          </table:table-cell>
          <table:table-cell office:value-type="float" office:value="-0.000503943" calcext:value-type="float">
            <text:p>-0.000503943</text:p>
          </table:table-cell>
          <table:table-cell office:value-type="float" office:value="0.000878934" calcext:value-type="float">
            <text:p>0.000878934</text:p>
          </table:table-cell>
          <table:table-cell office:value-type="float" office:value="-0.000488938" calcext:value-type="float">
            <text:p>-0.000488938</text:p>
          </table:table-cell>
          <table:table-cell office:value-type="float" office:value="-0.000768271" calcext:value-type="float">
            <text:p>-0.000768271</text:p>
          </table:table-cell>
          <table:table-cell office:value-type="float" office:value="0.000239315" calcext:value-type="float">
            <text:p>0.000239315</text:p>
          </table:table-cell>
          <table:table-cell office:value-type="float" office:value="-0.000390815" calcext:value-type="float">
            <text:p>-0.000390815</text:p>
          </table:table-cell>
          <table:table-cell office:value-type="float" office:value="0.000524736" calcext:value-type="float">
            <text:p>0.000524736</text:p>
          </table:table-cell>
          <table:table-cell office:value-type="float" office:value="-0.000518909" calcext:value-type="float">
            <text:p>-0.000518909</text:p>
          </table:table-cell>
          <table:table-cell office:value-type="float" office:value="0.00016374" calcext:value-type="float">
            <text:p>0.00016374</text:p>
          </table:table-cell>
          <table:table-cell office:value-type="float" office:value="0.000776905" calcext:value-type="float">
            <text:p>0.000776905</text:p>
          </table:table-cell>
          <table:table-cell office:value-type="float" office:value="-0.000556989" calcext:value-type="float">
            <text:p>-0.000556989</text:p>
          </table:table-cell>
          <table:table-cell office:value-type="float" office:value="-0.0000155636" calcext:value-type="float">
            <text:p>-1.55636E-05</text:p>
          </table:table-cell>
          <table:table-cell office:value-type="float" office:value="-0.0000852575" calcext:value-type="float">
            <text:p>-8.52575E-05</text:p>
          </table:table-cell>
          <table:table-cell office:value-type="float" office:value="0.000791048" calcext:value-type="float">
            <text:p>0.000791048</text:p>
          </table:table-cell>
          <table:table-cell office:value-type="float" office:value="-0.000669317" calcext:value-type="float">
            <text:p>-0.000669317</text:p>
          </table:table-cell>
          <table:table-cell office:value-type="float" office:value="-0.000270457" calcext:value-type="float">
            <text:p>-0.000270457</text:p>
          </table:table-cell>
          <table:table-cell office:value-type="float" office:value="0.000568416" calcext:value-type="float">
            <text:p>0.000568416</text:p>
          </table:table-cell>
          <table:table-cell office:value-type="float" office:value="0.0000368966" calcext:value-type="float">
            <text:p>3.68966E-05</text:p>
          </table:table-cell>
          <table:table-cell office:value-type="float" office:value="-0.0000765038" calcext:value-type="float">
            <text:p>-7.65038E-05</text:p>
          </table:table-cell>
          <table:table-cell office:value-type="float" office:value="-0.000032235" calcext:value-type="float">
            <text:p>-3.2235E-05</text:p>
          </table:table-cell>
          <table:table-cell office:value-type="float" office:value="0.000573901" calcext:value-type="float">
            <text:p>0.000573901</text:p>
          </table:table-cell>
          <table:table-cell office:value-type="float" office:value="-0.0000709047" calcext:value-type="float">
            <text:p>-7.09047E-05</text:p>
          </table:table-cell>
          <table:table-cell office:value-type="float" office:value="-0.00129427" calcext:value-type="float">
            <text:p>-0.00129427</text:p>
          </table:table-cell>
          <table:table-cell office:value-type="float" office:value="0.000928995" calcext:value-type="float">
            <text:p>0.000928995</text:p>
          </table:table-cell>
          <table:table-cell office:value-type="float" office:value="-0.000145804" calcext:value-type="float">
            <text:p>-0.000145804</text:p>
          </table:table-cell>
          <table:table-cell office:value-type="float" office:value="-0.0000585258" calcext:value-type="float">
            <text:p>-5.85258E-05</text:p>
          </table:table-cell>
          <table:table-cell office:value-type="float" office:value="0.000124658" calcext:value-type="float">
            <text:p>0.000124658</text:p>
          </table:table-cell>
          <table:table-cell office:value-type="float" office:value="0.000276957" calcext:value-type="float">
            <text:p>0.000276957</text:p>
          </table:table-cell>
          <table:table-cell office:value-type="float" office:value="-0.000331835" calcext:value-type="float">
            <text:p>-0.000331835</text:p>
          </table:table-cell>
          <table:table-cell office:value-type="float" office:value="-0.000571081" calcext:value-type="float">
            <text:p>-0.000571081</text:p>
          </table:table-cell>
          <table:table-cell office:value-type="float" office:value="-0.0000285417" calcext:value-type="float">
            <text:p>-2.85417E-05</text:p>
          </table:table-cell>
          <table:table-cell office:value-type="float" office:value="-0.0000162618" calcext:value-type="float">
            <text:p>-1.62618E-05</text:p>
          </table:table-cell>
          <table:table-cell office:value-type="float" office:value="-0.000321075" calcext:value-type="float">
            <text:p>-0.000321075</text:p>
          </table:table-cell>
          <table:table-cell office:value-type="float" office:value="0.000655967" calcext:value-type="float">
            <text:p>0.000655967</text:p>
          </table:table-cell>
          <table:table-cell office:value-type="float" office:value="0.000191799" calcext:value-type="float">
            <text:p>0.000191799</text:p>
          </table:table-cell>
          <table:table-cell office:value-type="float" office:value="0.000181141" calcext:value-type="float">
            <text:p>0.000181141</text:p>
          </table:table-cell>
          <table:table-cell office:value-type="float" office:value="0.000283451" calcext:value-type="float">
            <text:p>0.000283451</text:p>
          </table:table-cell>
          <table:table-cell office:value-type="float" office:value="0.000319182" calcext:value-type="float">
            <text:p>0.000319182</text:p>
          </table:table-cell>
          <table:table-cell office:value-type="float" office:value="-0.000354346" calcext:value-type="float">
            <text:p>-0.000354346</text:p>
          </table:table-cell>
          <table:table-cell office:value-type="float" office:value="-0.000361744" calcext:value-type="float">
            <text:p>-0.000361744</text:p>
          </table:table-cell>
          <table:table-cell office:value-type="float" office:value="0.000509993" calcext:value-type="float">
            <text:p>0.000509993</text:p>
          </table:table-cell>
          <table:table-cell office:value-type="float" office:value="-0.0000258338" calcext:value-type="float">
            <text:p>-2.58338E-05</text:p>
          </table:table-cell>
          <table:table-cell office:value-type="float" office:value="-0.00086116" calcext:value-type="float">
            <text:p>-0.00086116</text:p>
          </table:table-cell>
          <table:table-cell office:value-type="float" office:value="0.00046327" calcext:value-type="float">
            <text:p>0.00046327</text:p>
          </table:table-cell>
          <table:table-cell office:value-type="float" office:value="0.000181602" calcext:value-type="float">
            <text:p>0.000181602</text:p>
          </table:table-cell>
          <table:table-cell office:value-type="float" office:value="-0.000446977" calcext:value-type="float">
            <text:p>-0.000446977</text:p>
          </table:table-cell>
          <table:table-cell office:value-type="float" office:value="-0.000139199" calcext:value-type="float">
            <text:p>-0.000139199</text:p>
          </table:table-cell>
          <table:table-cell office:value-type="float" office:value="0.000710029" calcext:value-type="float">
            <text:p>0.000710029</text:p>
          </table:table-cell>
          <table:table-cell office:value-type="float" office:value="0.000724499" calcext:value-type="float">
            <text:p>0.000724499</text:p>
          </table:table-cell>
          <table:table-cell office:value-type="float" office:value="-0.000939569" calcext:value-type="float">
            <text:p>-0.000939569</text:p>
          </table:table-cell>
          <table:table-cell office:value-type="float" office:value="0.0000446279" calcext:value-type="float">
            <text:p>4.46279E-05</text:p>
          </table:table-cell>
          <table:table-cell office:value-type="float" office:value="0.0011989" calcext:value-type="float">
            <text:p>0.0011989</text:p>
          </table:table-cell>
          <table:table-cell office:value-type="float" office:value="-0.000611975" calcext:value-type="float">
            <text:p>-0.000611975</text:p>
          </table:table-cell>
          <table:table-cell office:value-type="float" office:value="-0.000251905" calcext:value-type="float">
            <text:p>-0.000251905</text:p>
          </table:table-cell>
          <table:table-cell office:value-type="float" office:value="0.00077841" calcext:value-type="float">
            <text:p>0.00077841</text:p>
          </table:table-cell>
          <table:table-cell office:value-type="float" office:value="0.0012381" calcext:value-type="float">
            <text:p>0.0012381</text:p>
          </table:table-cell>
          <table:table-cell office:value-type="float" office:value="-0.000471124" calcext:value-type="float">
            <text:p>-0.000471124</text:p>
          </table:table-cell>
          <table:table-cell office:value-type="float" office:value="0.000106908" calcext:value-type="float">
            <text:p>0.000106908</text:p>
          </table:table-cell>
          <table:table-cell office:value-type="float" office:value="0.00260985" calcext:value-type="float">
            <text:p>0.00260985</text:p>
          </table:table-cell>
          <table:table-cell office:value-type="float" office:value="0.000709244" calcext:value-type="float">
            <text:p>0.000709244</text:p>
          </table:table-cell>
          <table:table-cell office:value-type="float" office:value="0.000310135" calcext:value-type="float">
            <text:p>0.000310135</text:p>
          </table:table-cell>
          <table:table-cell office:value-type="float" office:value="0.00224402" calcext:value-type="float">
            <text:p>0.00224402</text:p>
          </table:table-cell>
          <table:table-cell office:value-type="float" office:value="0.00262536" calcext:value-type="float">
            <text:p>0.00262536</text:p>
          </table:table-cell>
          <table:table-cell office:value-type="float" office:value="0.00160723" calcext:value-type="float">
            <text:p>0.00160723</text:p>
          </table:table-cell>
          <table:table-cell office:value-type="float" office:value="0.00229443" calcext:value-type="float">
            <text:p>0.00229443</text:p>
          </table:table-cell>
          <table:table-cell office:value-type="float" office:value="0.00576435" calcext:value-type="float">
            <text:p>0.00576435</text:p>
          </table:table-cell>
          <table:table-cell office:value-type="float" office:value="0.00505529" calcext:value-type="float">
            <text:p>0.00505529</text:p>
          </table:table-cell>
          <table:table-cell office:value-type="float" office:value="0.00487185" calcext:value-type="float">
            <text:p>0.00487185</text:p>
          </table:table-cell>
          <table:table-cell office:value-type="float" office:value="0.00914869" calcext:value-type="float">
            <text:p>0.00914869</text:p>
          </table:table-cell>
          <table:table-cell office:value-type="float" office:value="0.0105923" calcext:value-type="float">
            <text:p>0.0105923</text:p>
          </table:table-cell>
          <table:table-cell office:value-type="float" office:value="0.0117215" calcext:value-type="float">
            <text:p>0.0117215</text:p>
          </table:table-cell>
          <table:table-cell office:value-type="float" office:value="0.0155568" calcext:value-type="float">
            <text:p>0.0155568</text:p>
          </table:table-cell>
          <table:table-cell office:value-type="float" office:value="0.0216377" calcext:value-type="float">
            <text:p>0.0216377</text:p>
          </table:table-cell>
          <table:table-cell office:value-type="float" office:value="0.0257088" calcext:value-type="float">
            <text:p>0.0257088</text:p>
          </table:table-cell>
          <table:table-cell office:value-type="float" office:value="0.030719" calcext:value-type="float">
            <text:p>0.030719</text:p>
          </table:table-cell>
          <table:table-cell office:value-type="float" office:value="0.0410183" calcext:value-type="float">
            <text:p>0.0410183</text:p>
          </table:table-cell>
          <table:table-cell office:value-type="float" office:value="0.0502854" calcext:value-type="float">
            <text:p>0.0502854</text:p>
          </table:table-cell>
          <table:table-cell office:value-type="float" office:value="0.0593259" calcext:value-type="float">
            <text:p>0.0593259</text:p>
          </table:table-cell>
          <table:table-cell office:value-type="float" office:value="0.073675" calcext:value-type="float">
            <text:p>0.073675</text:p>
          </table:table-cell>
          <table:table-cell office:value-type="float" office:value="0.0906863" calcext:value-type="float">
            <text:p>0.0906863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126824" calcext:value-type="float">
            <text:p>0.126824</text:p>
          </table:table-cell>
          <table:table-cell office:value-type="float" office:value="0.150484" calcext:value-type="float">
            <text:p>0.150484</text:p>
          </table:table-cell>
          <table:table-cell office:value-type="float" office:value="0.173597" calcext:value-type="float">
            <text:p>0.173597</text:p>
          </table:table-cell>
          <table:table-cell office:value-type="float" office:value="0.193459" calcext:value-type="float">
            <text:p>0.193459</text:p>
          </table:table-cell>
          <table:table-cell office:value-type="float" office:value="0.214555" calcext:value-type="float">
            <text:p>0.214555</text:p>
          </table:table-cell>
          <table:table-cell office:value-type="float" office:value="0.233548" calcext:value-type="float">
            <text:p>0.233548</text:p>
          </table:table-cell>
          <table:table-cell office:value-type="float" office:value="0.243746" calcext:value-type="float">
            <text:p>0.243746</text:p>
          </table:table-cell>
          <table:table-cell office:value-type="float" office:value="0.248611" calcext:value-type="float">
            <text:p>0.248611</text:p>
          </table:table-cell>
          <table:table-cell office:value-type="float" office:value="0.249033" calcext:value-type="float">
            <text:p>0.249033</text:p>
          </table:table-cell>
          <table:table-cell office:value-type="float" office:value="0.241467" calcext:value-type="float">
            <text:p>0.241467</text:p>
          </table:table-cell>
          <table:table-cell office:value-type="float" office:value="0.225513" calcext:value-type="float">
            <text:p>0.225513</text:p>
          </table:table-cell>
          <table:table-cell office:value-type="float" office:value="0.207825" calcext:value-type="float">
            <text:p>0.207825</text:p>
          </table:table-cell>
          <table:table-cell office:value-type="float" office:value="0.189089" calcext:value-type="float">
            <text:p>0.189089</text:p>
          </table:table-cell>
          <table:table-cell office:value-type="float" office:value="0.164763" calcext:value-type="float">
            <text:p>0.164763</text:p>
          </table:table-cell>
          <table:table-cell office:value-type="float" office:value="0.140797" calcext:value-type="float">
            <text:p>0.140797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0.102235" calcext:value-type="float">
            <text:p>0.102235</text:p>
          </table:table-cell>
          <table:table-cell office:value-type="float" office:value="0.0832217" calcext:value-type="float">
            <text:p>0.0832217</text:p>
          </table:table-cell>
          <table:table-cell office:value-type="float" office:value="0.0687407" calcext:value-type="float">
            <text:p>0.0687407</text:p>
          </table:table-cell>
          <table:table-cell office:value-type="float" office:value="0.0579297" calcext:value-type="float">
            <text:p>0.0579297</text:p>
          </table:table-cell>
          <table:table-cell office:value-type="float" office:value="0.0455538" calcext:value-type="float">
            <text:p>0.0455538</text:p>
          </table:table-cell>
          <table:table-cell office:value-type="float" office:value="0.0350646" calcext:value-type="float">
            <text:p>0.0350646</text:p>
          </table:table-cell>
          <table:table-cell office:value-type="float" office:value="0.0302316" calcext:value-type="float">
            <text:p>0.0302316</text:p>
          </table:table-cell>
          <table:table-cell office:value-type="float" office:value="0.0249382" calcext:value-type="float">
            <text:p>0.0249382</text:p>
          </table:table-cell>
          <table:table-cell office:value-type="float" office:value="0.0174252" calcext:value-type="float">
            <text:p>0.0174252</text:p>
          </table:table-cell>
          <table:table-cell office:value-type="float" office:value="0.0146896" calcext:value-type="float">
            <text:p>0.0146896</text:p>
          </table:table-cell>
          <table:table-cell office:value-type="float" office:value="0.013305" calcext:value-type="float">
            <text:p>0.013305</text:p>
          </table:table-cell>
          <table:table-cell office:value-type="float" office:value="0.0096547" calcext:value-type="float">
            <text:p>0.0096547</text:p>
          </table:table-cell>
          <table:table-cell office:value-type="float" office:value="0.00595834" calcext:value-type="float">
            <text:p>0.00595834</text:p>
          </table:table-cell>
          <table:table-cell office:value-type="float" office:value="0.00624021" calcext:value-type="float">
            <text:p>0.00624021</text:p>
          </table:table-cell>
          <table:table-cell office:value-type="float" office:value="0.0063145" calcext:value-type="float">
            <text:p>0.0063145</text:p>
          </table:table-cell>
          <table:table-cell office:value-type="float" office:value="0.00265991" calcext:value-type="float">
            <text:p>0.00265991</text:p>
          </table:table-cell>
          <table:table-cell office:value-type="float" office:value="0.00218933" calcext:value-type="float">
            <text:p>0.00218933</text:p>
          </table:table-cell>
          <table:table-cell office:value-type="float" office:value="0.00416322" calcext:value-type="float">
            <text:p>0.00416322</text:p>
          </table:table-cell>
          <table:table-cell office:value-type="float" office:value="0.00237465" calcext:value-type="float">
            <text:p>0.00237465</text:p>
          </table:table-cell>
          <table:table-cell office:value-type="float" office:value="0.000330134" calcext:value-type="float">
            <text:p>0.000330134</text:p>
          </table:table-cell>
          <table:table-cell office:value-type="float" office:value="0.0010668" calcext:value-type="float">
            <text:p>0.0010668</text:p>
          </table:table-cell>
          <table:table-cell office:value-type="float" office:value="0.00217975" calcext:value-type="float">
            <text:p>0.00217975</text:p>
          </table:table-cell>
          <table:table-cell office:value-type="float" office:value="-0.000119297" calcext:value-type="float">
            <text:p>-0.000119297</text:p>
          </table:table-cell>
          <table:table-cell office:value-type="float" office:value="-0.00126473" calcext:value-type="float">
            <text:p>-0.00126473</text:p>
          </table:table-cell>
          <table:table-cell office:value-type="float" office:value="0.00233619" calcext:value-type="float">
            <text:p>0.00233619</text:p>
          </table:table-cell>
          <table:table-cell office:value-type="float" office:value="0.00108765" calcext:value-type="float">
            <text:p>0.00108765</text:p>
          </table:table-cell>
          <table:table-cell office:value-type="float" office:value="-0.000455326" calcext:value-type="float">
            <text:p>-0.000455326</text:p>
          </table:table-cell>
          <table:table-cell office:value-type="float" office:value="0.00099441" calcext:value-type="float">
            <text:p>0.00099441</text:p>
          </table:table-cell>
          <table:table-cell office:value-type="float" office:value="0.00211892" calcext:value-type="float">
            <text:p>0.00211892</text:p>
          </table:table-cell>
          <table:table-cell office:value-type="float" office:value="0.00124397" calcext:value-type="float">
            <text:p>0.00124397</text:p>
          </table:table-cell>
          <table:table-cell office:value-type="float" office:value="0.000409566" calcext:value-type="float">
            <text:p>0.000409566</text:p>
          </table:table-cell>
          <table:table-cell office:value-type="float" office:value="0.00450298" calcext:value-type="float">
            <text:p>0.00450298</text:p>
          </table:table-cell>
          <table:table-cell office:value-type="float" office:value="0.00600544" calcext:value-type="float">
            <text:p>0.00600544</text:p>
          </table:table-cell>
          <table:table-cell office:value-type="float" office:value="0.00661666" calcext:value-type="float">
            <text:p>0.00661666</text:p>
          </table:table-cell>
          <table:table-cell office:value-type="float" office:value="0.0134015" calcext:value-type="float">
            <text:p>0.0134015</text:p>
          </table:table-cell>
          <table:table-cell office:value-type="float" office:value="0.0216028" calcext:value-type="float">
            <text:p>0.0216028</text:p>
          </table:table-cell>
          <table:table-cell office:value-type="float" office:value="0.033615" calcext:value-type="float">
            <text:p>0.033615</text:p>
          </table:table-cell>
          <table:table-cell office:value-type="float" office:value="0.0522098" calcext:value-type="float">
            <text:p>0.0522098</text:p>
          </table:table-cell>
          <table:table-cell office:value-type="float" office:value="0.0849034" calcext:value-type="float">
            <text:p>0.0849034</text:p>
          </table:table-cell>
          <table:table-cell office:value-type="float" office:value="0.132018" calcext:value-type="float">
            <text:p>0.132018</text:p>
          </table:table-cell>
          <table:table-cell office:value-type="float" office:value="0.200371" calcext:value-type="float">
            <text:p>0.200371</text:p>
          </table:table-cell>
          <table:table-cell office:value-type="float" office:value="0.303538" calcext:value-type="float">
            <text:p>0.303538</text:p>
          </table:table-cell>
          <table:table-cell office:value-type="float" office:value="0.44045" calcext:value-type="float">
            <text:p>0.44045</text:p>
          </table:table-cell>
          <table:table-cell office:value-type="float" office:value="0.607923" calcext:value-type="float">
            <text:p>0.607923</text:p>
          </table:table-cell>
          <table:table-cell office:value-type="float" office:value="0.788178" calcext:value-type="float">
            <text:p>0.788178</text:p>
          </table:table-cell>
          <table:table-cell office:value-type="float" office:value="0.936027" calcext:value-type="float">
            <text:p>0.936027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957693" calcext:value-type="float">
            <text:p>0.957693</text:p>
          </table:table-cell>
          <table:table-cell office:value-type="float" office:value="0.825785" calcext:value-type="float">
            <text:p>0.825785</text:p>
          </table:table-cell>
          <table:table-cell office:value-type="float" office:value="0.645551" calcext:value-type="float">
            <text:p>0.645551</text:p>
          </table:table-cell>
          <table:table-cell office:value-type="float" office:value="0.474497" calcext:value-type="float">
            <text:p>0.474497</text:p>
          </table:table-cell>
          <table:table-cell office:value-type="float" office:value="0.331096" calcext:value-type="float">
            <text:p>0.331096</text:p>
          </table:table-cell>
          <table:table-cell office:value-type="float" office:value="0.217316" calcext:value-type="float">
            <text:p>0.217316</text:p>
          </table:table-cell>
          <table:table-cell office:value-type="float" office:value="0.146078" calcext:value-type="float">
            <text:p>0.146078</text:p>
          </table:table-cell>
          <table:table-cell office:value-type="float" office:value="0.0929193" calcext:value-type="float">
            <text:p>0.0929193</text:p>
          </table:table-cell>
          <table:table-cell office:value-type="float" office:value="0.0578422" calcext:value-type="float">
            <text:p>0.0578422</text:p>
          </table:table-cell>
          <table:table-cell office:value-type="float" office:value="0.0375306" calcext:value-type="float">
            <text:p>0.0375306</text:p>
          </table:table-cell>
          <table:table-cell office:value-type="float" office:value="0.0229658" calcext:value-type="float">
            <text:p>0.0229658</text:p>
          </table:table-cell>
          <table:table-cell office:value-type="float" office:value="0.0168026" calcext:value-type="float">
            <text:p>0.0168026</text:p>
          </table:table-cell>
          <table:table-cell office:value-type="float" office:value="0.00649789" calcext:value-type="float">
            <text:p>0.00649789</text:p>
          </table:table-cell>
          <table:table-cell office:value-type="float" office:value="0.00638425" calcext:value-type="float">
            <text:p>0.00638425</text:p>
          </table:table-cell>
          <table:table-cell office:value-type="float" office:value="0.00498784" calcext:value-type="float">
            <text:p>0.00498784</text:p>
          </table:table-cell>
          <table:table-cell office:value-type="float" office:value="-0.000238031" calcext:value-type="float">
            <text:p>-0.000238031</text:p>
          </table:table-cell>
          <table:table-cell office:value-type="float" office:value="0.00278701" calcext:value-type="float">
            <text:p>0.00278701</text:p>
          </table:table-cell>
          <table:table-cell office:value-type="float" office:value="0.000194937" calcext:value-type="float">
            <text:p>0.000194937</text:p>
          </table:table-cell>
          <table:table-cell office:value-type="float" office:value="0.00220433" calcext:value-type="float">
            <text:p>0.00220433</text:p>
          </table:table-cell>
          <table:table-cell office:value-type="float" office:value="-0.000591377" calcext:value-type="float">
            <text:p>-0.000591377</text:p>
          </table:table-cell>
          <table:table-cell office:value-type="float" office:value="0.0000639384" calcext:value-type="float">
            <text:p>6.39384E-05</text:p>
          </table:table-cell>
          <table:table-cell office:value-type="float" office:value="0.00211435" calcext:value-type="float">
            <text:p>0.00211435</text:p>
          </table:table-cell>
          <table:table-cell office:value-type="float" office:value="-0.0030812" calcext:value-type="float">
            <text:p>-0.0030812</text:p>
          </table:table-cell>
          <table:table-cell office:value-type="float" office:value="0.0010724" calcext:value-type="float">
            <text:p>0.0010724</text:p>
          </table:table-cell>
          <table:table-cell office:value-type="float" office:value="-0.00037833" calcext:value-type="float">
            <text:p>-0.00037833</text:p>
          </table:table-cell>
          <table:table-cell office:value-type="float" office:value="0.0000305217" calcext:value-type="float">
            <text:p>3.05217E-05</text:p>
          </table:table-cell>
          <table:table-cell office:value-type="float" office:value="0.0000908667" calcext:value-type="float">
            <text:p>9.08667E-05</text:p>
          </table:table-cell>
          <table:table-cell office:value-type="float" office:value="-0.00106808" calcext:value-type="float">
            <text:p>-0.00106808</text:p>
          </table:table-cell>
          <table:table-cell office:value-type="float" office:value="0.00230345" calcext:value-type="float">
            <text:p>0.00230345</text:p>
          </table:table-cell>
          <table:table-cell office:value-type="float" office:value="-0.00197272" calcext:value-type="float">
            <text:p>-0.00197272</text:p>
          </table:table-cell>
          <table:table-cell office:value-type="float" office:value="0.000722709" calcext:value-type="float">
            <text:p>0.000722709</text:p>
          </table:table-cell>
          <table:table-cell office:value-type="float" office:value="0.000771819" calcext:value-type="float">
            <text:p>0.000771819</text:p>
          </table:table-cell>
          <table:table-cell office:value-type="float" office:value="-0.000708203" calcext:value-type="float">
            <text:p>-0.000708203</text:p>
          </table:table-cell>
          <table:table-cell office:value-type="float" office:value="0.00101471" calcext:value-type="float">
            <text:p>0.00101471</text:p>
          </table:table-cell>
          <table:table-cell office:value-type="float" office:value="-0.00152136" calcext:value-type="float">
            <text:p>-0.00152136</text:p>
          </table:table-cell>
          <table:table-cell office:value-type="float" office:value="0.00182449" calcext:value-type="float">
            <text:p>0.00182449</text:p>
          </table:table-cell>
          <table:table-cell office:value-type="float" office:value="-0.000905864" calcext:value-type="float">
            <text:p>-0.000905864</text:p>
          </table:table-cell>
          <table:table-cell office:value-type="float" office:value="-0.000675147" calcext:value-type="float">
            <text:p>-0.000675147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-0.00050947" calcext:value-type="float">
            <text:p>-0.00050947</text:p>
          </table:table-cell>
          <table:table-cell office:value-type="float" office:value="0.000922636" calcext:value-type="float">
            <text:p>0.000922636</text:p>
          </table:table-cell>
          <table:table-cell office:value-type="float" office:value="-0.00184732" calcext:value-type="float">
            <text:p>-0.00184732</text:p>
          </table:table-cell>
          <table:table-cell office:value-type="float" office:value="0.00133908" calcext:value-type="float">
            <text:p>0.00133908</text:p>
          </table:table-cell>
          <table:table-cell office:value-type="float" office:value="0.000763146" calcext:value-type="float">
            <text:p>0.000763146</text:p>
          </table:table-cell>
          <table:table-cell office:value-type="float" office:value="-0.00158423" calcext:value-type="float">
            <text:p>-0.00158423</text:p>
          </table:table-cell>
          <table:table-cell office:value-type="float" office:value="0.000593556" calcext:value-type="float">
            <text:p>0.000593556</text:p>
          </table:table-cell>
          <table:table-cell office:value-type="float" office:value="0.000366841" calcext:value-type="float">
            <text:p>0.000366841</text:p>
          </table:table-cell>
          <table:table-cell office:value-type="float" office:value="0.000755817" calcext:value-type="float">
            <text:p>0.000755817</text:p>
          </table:table-cell>
          <table:table-cell office:value-type="float" office:value="-0.00200551" calcext:value-type="float">
            <text:p>-0.00200551</text:p>
          </table:table-cell>
          <table:table-cell office:value-type="float" office:value="0.000886748" calcext:value-type="float">
            <text:p>0.000886748</text:p>
          </table:table-cell>
          <table:table-cell office:value-type="float" office:value="0.00163924" calcext:value-type="float">
            <text:p>0.00163924</text:p>
          </table:table-cell>
          <table:table-cell office:value-type="float" office:value="-0.0021439" calcext:value-type="float">
            <text:p>-0.0021439</text:p>
          </table:table-cell>
          <table:table-cell office:value-type="float" office:value="-0.0000941408" calcext:value-type="float">
            <text:p>-9.41408E-05</text:p>
          </table:table-cell>
          <table:table-cell office:value-type="float" office:value="0.00106445" calcext:value-type="float">
            <text:p>0.00106445</text:p>
          </table:table-cell>
          <table:table-cell office:value-type="float" office:value="0.00087378" calcext:value-type="float">
            <text:p>0.00087378</text:p>
          </table:table-cell>
          <table:table-cell office:value-type="float" office:value="-0.00221098" calcext:value-type="float">
            <text:p>-0.00221098</text:p>
          </table:table-cell>
          <table:table-cell office:value-type="float" office:value="0.000228901" calcext:value-type="float">
            <text:p>0.000228901</text:p>
          </table:table-cell>
          <table:table-cell office:value-type="float" office:value="0.00169419" calcext:value-type="float">
            <text:p>0.00169419</text:p>
          </table:table-cell>
          <table:table-cell office:value-type="float" office:value="-0.00227493" calcext:value-type="float">
            <text:p>-0.00227493</text:p>
          </table:table-cell>
          <table:table-cell office:value-type="float" office:value="-0.000503485" calcext:value-type="float">
            <text:p>-0.000503485</text:p>
          </table:table-cell>
          <table:table-cell office:value-type="float" office:value="0.000966597" calcext:value-type="float">
            <text:p>0.000966597</text:p>
          </table:table-cell>
          <table:table-cell office:value-type="float" office:value="0.00124044" calcext:value-type="float">
            <text:p>0.00124044</text:p>
          </table:table-cell>
          <table:table-cell office:value-type="float" office:value="-0.00140955" calcext:value-type="float">
            <text:p>-0.00140955</text:p>
          </table:table-cell>
          <table:table-cell office:value-type="float" office:value="0.000253971" calcext:value-type="float">
            <text:p>0.000253971</text:p>
          </table:table-cell>
          <table:table-cell office:value-type="float" office:value="0.00214704" calcext:value-type="float">
            <text:p>0.00214704</text:p>
          </table:table-cell>
          <table:table-cell office:value-type="float" office:value="-0.0017118" calcext:value-type="float">
            <text:p>-0.0017118</text:p>
          </table:table-cell>
          <table:table-cell office:value-type="float" office:value="-0.000654545" calcext:value-type="float">
            <text:p>-0.000654545</text:p>
          </table:table-cell>
          <table:table-cell office:value-type="float" office:value="0.000121432" calcext:value-type="float">
            <text:p>0.000121432</text:p>
          </table:table-cell>
          <table:table-cell office:value-type="float" office:value="0.00111661" calcext:value-type="float">
            <text:p>0.00111661</text:p>
          </table:table-cell>
          <table:table-cell office:value-type="float" office:value="-0.00115931" calcext:value-type="float">
            <text:p>-0.00115931</text:p>
          </table:table-cell>
          <table:table-cell office:value-type="float" office:value="-0.000914015" calcext:value-type="float">
            <text:p>-0.000914015</text:p>
          </table:table-cell>
          <table:table-cell office:value-type="float" office:value="0.00162742" calcext:value-type="float">
            <text:p>0.00162742</text:p>
          </table:table-cell>
          <table:table-cell office:value-type="float" office:value="-0.000720671" calcext:value-type="float">
            <text:p>-0.000720671</text:p>
          </table:table-cell>
          <table:table-cell office:value-type="float" office:value="2.05858E-017" calcext:value-type="float">
            <text:p>2.05858E-17</text:p>
          </table:table-cell>
          <table:table-cell office:value-type="float" office:value="1.63319E-017" calcext:value-type="float">
            <text:p>1.63319E-17</text:p>
          </table:table-cell>
          <table:table-cell table:number-columns-repeated="2" office:value-type="float" office:value="1.2821E-017" calcext:value-type="float">
            <text:p>1.2821E-17</text:p>
          </table:table-cell>
        </table:table-row>
        <table:table-row table:style-name="ro1">
          <table:table-cell office:value-type="float" office:value="29.8622" calcext:value-type="float">
            <text:p>29.8622</text:p>
          </table:table-cell>
          <table:table-cell office:value-type="float" office:value="0.0000000024586" calcext:value-type="float">
            <text:p>2.4586E-09</text:p>
          </table:table-cell>
          <table:table-cell office:value-type="float" office:value="0.00000000392169" calcext:value-type="float">
            <text:p>3.92169E-09</text:p>
          </table:table-cell>
          <table:table-cell office:value-type="float" office:value="0.00000000630222" calcext:value-type="float">
            <text:p>6.30222E-09</text:p>
          </table:table-cell>
          <table:table-cell office:value-type="float" office:value="0.00081047" calcext:value-type="float">
            <text:p>0.00081047</text:p>
          </table:table-cell>
          <table:table-cell office:value-type="float" office:value="0.00074947" calcext:value-type="float">
            <text:p>0.00074947</text:p>
          </table:table-cell>
          <table:table-cell office:value-type="float" office:value="-0.00212196" calcext:value-type="float">
            <text:p>-0.00212196</text:p>
          </table:table-cell>
          <table:table-cell office:value-type="float" office:value="0.00104813" calcext:value-type="float">
            <text:p>0.00104813</text:p>
          </table:table-cell>
          <table:table-cell office:value-type="float" office:value="0.000383679" calcext:value-type="float">
            <text:p>0.000383679</text:p>
          </table:table-cell>
          <table:table-cell office:value-type="float" office:value="-0.00106838" calcext:value-type="float">
            <text:p>-0.00106838</text:p>
          </table:table-cell>
          <table:table-cell office:value-type="float" office:value="0.000522979" calcext:value-type="float">
            <text:p>0.000522979</text:p>
          </table:table-cell>
          <table:table-cell office:value-type="float" office:value="-0.00036954" calcext:value-type="float">
            <text:p>-0.00036954</text:p>
          </table:table-cell>
          <table:table-cell office:value-type="float" office:value="0.00104619" calcext:value-type="float">
            <text:p>0.00104619</text:p>
          </table:table-cell>
          <table:table-cell office:value-type="float" office:value="-0.00123155" calcext:value-type="float">
            <text:p>-0.00123155</text:p>
          </table:table-cell>
          <table:table-cell office:value-type="float" office:value="0.000241615" calcext:value-type="float">
            <text:p>0.000241615</text:p>
          </table:table-cell>
          <table:table-cell office:value-type="float" office:value="0.00110041" calcext:value-type="float">
            <text:p>0.00110041</text:p>
          </table:table-cell>
          <table:table-cell office:value-type="float" office:value="-0.000977543" calcext:value-type="float">
            <text:p>-0.000977543</text:p>
          </table:table-cell>
          <table:table-cell office:value-type="float" office:value="0.000740996" calcext:value-type="float">
            <text:p>0.000740996</text:p>
          </table:table-cell>
          <table:table-cell office:value-type="float" office:value="-0.000904353" calcext:value-type="float">
            <text:p>-0.000904353</text:p>
          </table:table-cell>
          <table:table-cell office:value-type="float" office:value="0.000197765" calcext:value-type="float">
            <text:p>0.000197765</text:p>
          </table:table-cell>
          <table:table-cell office:value-type="float" office:value="0.000368528" calcext:value-type="float">
            <text:p>0.000368528</text:p>
          </table:table-cell>
          <table:table-cell office:value-type="float" office:value="-0.00108034" calcext:value-type="float">
            <text:p>-0.00108034</text:p>
          </table:table-cell>
          <table:table-cell office:value-type="float" office:value="0.00139652" calcext:value-type="float">
            <text:p>0.00139652</text:p>
          </table:table-cell>
          <table:table-cell office:value-type="float" office:value="-0.0000331948" calcext:value-type="float">
            <text:p>-3.31948E-05</text:p>
          </table:table-cell>
          <table:table-cell office:value-type="float" office:value="0.000471829" calcext:value-type="float">
            <text:p>0.000471829</text:p>
          </table:table-cell>
          <table:table-cell office:value-type="float" office:value="0.000151596" calcext:value-type="float">
            <text:p>0.000151596</text:p>
          </table:table-cell>
          <table:table-cell office:value-type="float" office:value="-0.000512903" calcext:value-type="float">
            <text:p>-0.000512903</text:p>
          </table:table-cell>
          <table:table-cell office:value-type="float" office:value="0.000836975" calcext:value-type="float">
            <text:p>0.000836975</text:p>
          </table:table-cell>
          <table:table-cell office:value-type="float" office:value="-0.00112936" calcext:value-type="float">
            <text:p>-0.00112936</text:p>
          </table:table-cell>
          <table:table-cell office:value-type="float" office:value="-0.0000780487" calcext:value-type="float">
            <text:p>-7.80487E-05</text:p>
          </table:table-cell>
          <table:table-cell office:value-type="float" office:value="0.000349289" calcext:value-type="float">
            <text:p>0.000349289</text:p>
          </table:table-cell>
          <table:table-cell office:value-type="float" office:value="-0.0000815855" calcext:value-type="float">
            <text:p>-8.15855E-05</text:p>
          </table:table-cell>
          <table:table-cell office:value-type="float" office:value="0.000341685" calcext:value-type="float">
            <text:p>0.000341685</text:p>
          </table:table-cell>
          <table:table-cell office:value-type="float" office:value="-0.000876022" calcext:value-type="float">
            <text:p>-0.000876022</text:p>
          </table:table-cell>
          <table:table-cell office:value-type="float" office:value="0.00105842" calcext:value-type="float">
            <text:p>0.00105842</text:p>
          </table:table-cell>
          <table:table-cell office:value-type="float" office:value="-0.00070547" calcext:value-type="float">
            <text:p>-0.00070547</text:p>
          </table:table-cell>
          <table:table-cell office:value-type="float" office:value="-0.000382125" calcext:value-type="float">
            <text:p>-0.000382125</text:p>
          </table:table-cell>
          <table:table-cell office:value-type="float" office:value="0.00118306" calcext:value-type="float">
            <text:p>0.00118306</text:p>
          </table:table-cell>
          <table:table-cell office:value-type="float" office:value="-0.000515589" calcext:value-type="float">
            <text:p>-0.000515589</text:p>
          </table:table-cell>
          <table:table-cell office:value-type="float" office:value="0.000610904" calcext:value-type="float">
            <text:p>0.000610904</text:p>
          </table:table-cell>
          <table:table-cell office:value-type="float" office:value="0.0000759164" calcext:value-type="float">
            <text:p>7.59164E-05</text:p>
          </table:table-cell>
          <table:table-cell office:value-type="float" office:value="-0.000250211" calcext:value-type="float">
            <text:p>-0.000250211</text:p>
          </table:table-cell>
          <table:table-cell office:value-type="float" office:value="0.000386841" calcext:value-type="float">
            <text:p>0.000386841</text:p>
          </table:table-cell>
          <table:table-cell office:value-type="float" office:value="-0.000505267" calcext:value-type="float">
            <text:p>-0.000505267</text:p>
          </table:table-cell>
          <table:table-cell office:value-type="float" office:value="0.000588452" calcext:value-type="float">
            <text:p>0.000588452</text:p>
          </table:table-cell>
          <table:table-cell office:value-type="float" office:value="-0.000893207" calcext:value-type="float">
            <text:p>-0.000893207</text:p>
          </table:table-cell>
          <table:table-cell office:value-type="float" office:value="0.000128601" calcext:value-type="float">
            <text:p>0.000128601</text:p>
          </table:table-cell>
          <table:table-cell office:value-type="float" office:value="0.000188398" calcext:value-type="float">
            <text:p>0.000188398</text:p>
          </table:table-cell>
          <table:table-cell office:value-type="float" office:value="-0.000444089" calcext:value-type="float">
            <text:p>-0.000444089</text:p>
          </table:table-cell>
          <table:table-cell office:value-type="float" office:value="0.000296086" calcext:value-type="float">
            <text:p>0.000296086</text:p>
          </table:table-cell>
          <table:table-cell office:value-type="float" office:value="0.0000295603" calcext:value-type="float">
            <text:p>2.95603E-05</text:p>
          </table:table-cell>
          <table:table-cell office:value-type="float" office:value="0.000869691" calcext:value-type="float">
            <text:p>0.000869691</text:p>
          </table:table-cell>
          <table:table-cell office:value-type="float" office:value="-0.000899995" calcext:value-type="float">
            <text:p>-0.000899995</text:p>
          </table:table-cell>
          <table:table-cell office:value-type="float" office:value="-0.000493706" calcext:value-type="float">
            <text:p>-0.000493706</text:p>
          </table:table-cell>
          <table:table-cell office:value-type="float" office:value="0.00164614" calcext:value-type="float">
            <text:p>0.00164614</text:p>
          </table:table-cell>
          <table:table-cell office:value-type="float" office:value="-0.00134458" calcext:value-type="float">
            <text:p>-0.00134458</text:p>
          </table:table-cell>
          <table:table-cell office:value-type="float" office:value="-0.000161936" calcext:value-type="float">
            <text:p>-0.000161936</text:p>
          </table:table-cell>
          <table:table-cell office:value-type="float" office:value="0.000688609" calcext:value-type="float">
            <text:p>0.000688609</text:p>
          </table:table-cell>
          <table:table-cell office:value-type="float" office:value="0.000207228" calcext:value-type="float">
            <text:p>0.000207228</text:p>
          </table:table-cell>
          <table:table-cell office:value-type="float" office:value="-0.000470191" calcext:value-type="float">
            <text:p>-0.000470191</text:p>
          </table:table-cell>
          <table:table-cell office:value-type="float" office:value="-0.000336973" calcext:value-type="float">
            <text:p>-0.000336973</text:p>
          </table:table-cell>
          <table:table-cell office:value-type="float" office:value="0.0014305" calcext:value-type="float">
            <text:p>0.0014305</text:p>
          </table:table-cell>
          <table:table-cell office:value-type="float" office:value="-0.000210702" calcext:value-type="float">
            <text:p>-0.000210702</text:p>
          </table:table-cell>
          <table:table-cell office:value-type="float" office:value="-0.000823826" calcext:value-type="float">
            <text:p>-0.000823826</text:p>
          </table:table-cell>
          <table:table-cell office:value-type="float" office:value="0.000781257" calcext:value-type="float">
            <text:p>0.000781257</text:p>
          </table:table-cell>
          <table:table-cell office:value-type="float" office:value="0.0000758155" calcext:value-type="float">
            <text:p>7.58155E-05</text:p>
          </table:table-cell>
          <table:table-cell office:value-type="float" office:value="-0.000479702" calcext:value-type="float">
            <text:p>-0.000479702</text:p>
          </table:table-cell>
          <table:table-cell office:value-type="float" office:value="-0.00140335" calcext:value-type="float">
            <text:p>-0.00140335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0174751" calcext:value-type="float">
            <text:p>1.74751E-05</text:p>
          </table:table-cell>
          <table:table-cell office:value-type="float" office:value="-0.00136688" calcext:value-type="float">
            <text:p>-0.00136688</text:p>
          </table:table-cell>
          <table:table-cell office:value-type="float" office:value="0.00132631" calcext:value-type="float">
            <text:p>0.00132631</text:p>
          </table:table-cell>
          <table:table-cell office:value-type="float" office:value="0.000891882" calcext:value-type="float">
            <text:p>0.000891882</text:p>
          </table:table-cell>
          <table:table-cell office:value-type="float" office:value="-0.00079781" calcext:value-type="float">
            <text:p>-0.00079781</text:p>
          </table:table-cell>
          <table:table-cell office:value-type="float" office:value="-0.000172638" calcext:value-type="float">
            <text:p>-0.000172638</text:p>
          </table:table-cell>
          <table:table-cell office:value-type="float" office:value="0.000281696" calcext:value-type="float">
            <text:p>0.000281696</text:p>
          </table:table-cell>
          <table:table-cell office:value-type="float" office:value="0.000580257" calcext:value-type="float">
            <text:p>0.000580257</text:p>
          </table:table-cell>
          <table:table-cell office:value-type="float" office:value="-0.0012774" calcext:value-type="float">
            <text:p>-0.0012774</text:p>
          </table:table-cell>
          <table:table-cell office:value-type="float" office:value="0.000511227" calcext:value-type="float">
            <text:p>0.000511227</text:p>
          </table:table-cell>
          <table:table-cell office:value-type="float" office:value="0.0013845" calcext:value-type="float">
            <text:p>0.0013845</text:p>
          </table:table-cell>
          <table:table-cell office:value-type="float" office:value="-0.000991124" calcext:value-type="float">
            <text:p>-0.000991124</text:p>
          </table:table-cell>
          <table:table-cell office:value-type="float" office:value="-0.000833183" calcext:value-type="float">
            <text:p>-0.000833183</text:p>
          </table:table-cell>
          <table:table-cell office:value-type="float" office:value="0.000862826" calcext:value-type="float">
            <text:p>0.000862826</text:p>
          </table:table-cell>
          <table:table-cell office:value-type="float" office:value="0.000375144" calcext:value-type="float">
            <text:p>0.000375144</text:p>
          </table:table-cell>
          <table:table-cell office:value-type="float" office:value="-0.00162995" calcext:value-type="float">
            <text:p>-0.00162995</text:p>
          </table:table-cell>
          <table:table-cell office:value-type="float" office:value="0.000157659" calcext:value-type="float">
            <text:p>0.000157659</text:p>
          </table:table-cell>
          <table:table-cell office:value-type="float" office:value="0.00172288" calcext:value-type="float">
            <text:p>0.00172288</text:p>
          </table:table-cell>
          <table:table-cell office:value-type="float" office:value="-0.00136257" calcext:value-type="float">
            <text:p>-0.00136257</text:p>
          </table:table-cell>
          <table:table-cell office:value-type="float" office:value="-0.000680661" calcext:value-type="float">
            <text:p>-0.000680661</text:p>
          </table:table-cell>
          <table:table-cell office:value-type="float" office:value="0.00163077" calcext:value-type="float">
            <text:p>0.00163077</text:p>
          </table:table-cell>
          <table:table-cell office:value-type="float" office:value="0.0000395367" calcext:value-type="float">
            <text:p>3.95367E-05</text:p>
          </table:table-cell>
          <table:table-cell office:value-type="float" office:value="-0.000957224" calcext:value-type="float">
            <text:p>-0.000957224</text:p>
          </table:table-cell>
          <table:table-cell office:value-type="float" office:value="-0.000379428" calcext:value-type="float">
            <text:p>-0.000379428</text:p>
          </table:table-cell>
          <table:table-cell office:value-type="float" office:value="0.00153289" calcext:value-type="float">
            <text:p>0.00153289</text:p>
          </table:table-cell>
          <table:table-cell office:value-type="float" office:value="-0.000805684" calcext:value-type="float">
            <text:p>-0.000805684</text:p>
          </table:table-cell>
          <table:table-cell office:value-type="float" office:value="-0.00137371" calcext:value-type="float">
            <text:p>-0.00137371</text:p>
          </table:table-cell>
          <table:table-cell office:value-type="float" office:value="0.00166377" calcext:value-type="float">
            <text:p>0.00166377</text:p>
          </table:table-cell>
          <table:table-cell office:value-type="float" office:value="0.000536718" calcext:value-type="float">
            <text:p>0.000536718</text:p>
          </table:table-cell>
          <table:table-cell office:value-type="float" office:value="-0.00122335" calcext:value-type="float">
            <text:p>-0.00122335</text:p>
          </table:table-cell>
          <table:table-cell office:value-type="float" office:value="0.000269494" calcext:value-type="float">
            <text:p>0.000269494</text:p>
          </table:table-cell>
          <table:table-cell office:value-type="float" office:value="0.00120913" calcext:value-type="float">
            <text:p>0.00120913</text:p>
          </table:table-cell>
          <table:table-cell office:value-type="float" office:value="0.00000737996" calcext:value-type="float">
            <text:p>7.37996E-06</text:p>
          </table:table-cell>
          <table:table-cell office:value-type="float" office:value="-0.00165383" calcext:value-type="float">
            <text:p>-0.00165383</text:p>
          </table:table-cell>
          <table:table-cell office:value-type="float" office:value="0.00106082" calcext:value-type="float">
            <text:p>0.00106082</text:p>
          </table:table-cell>
          <table:table-cell office:value-type="float" office:value="0.000450615" calcext:value-type="float">
            <text:p>0.000450615</text:p>
          </table:table-cell>
          <table:table-cell office:value-type="float" office:value="-0.00133043" calcext:value-type="float">
            <text:p>-0.00133043</text:p>
          </table:table-cell>
          <table:table-cell office:value-type="float" office:value="-0.000322101" calcext:value-type="float">
            <text:p>-0.000322101</text:p>
          </table:table-cell>
          <table:table-cell office:value-type="float" office:value="0.000489276" calcext:value-type="float">
            <text:p>0.000489276</text:p>
          </table:table-cell>
          <table:table-cell office:value-type="float" office:value="0.000547857" calcext:value-type="float">
            <text:p>0.000547857</text:p>
          </table:table-cell>
          <table:table-cell office:value-type="float" office:value="-0.00167619" calcext:value-type="float">
            <text:p>-0.00167619</text:p>
          </table:table-cell>
          <table:table-cell office:value-type="float" office:value="0.000355083" calcext:value-type="float">
            <text:p>0.000355083</text:p>
          </table:table-cell>
          <table:table-cell office:value-type="float" office:value="0.00197283" calcext:value-type="float">
            <text:p>0.00197283</text:p>
          </table:table-cell>
          <table:table-cell office:value-type="float" office:value="-0.00101976" calcext:value-type="float">
            <text:p>-0.00101976</text:p>
          </table:table-cell>
          <table:table-cell office:value-type="float" office:value="-0.000240956" calcext:value-type="float">
            <text:p>-0.000240956</text:p>
          </table:table-cell>
          <table:table-cell office:value-type="float" office:value="0.000853543" calcext:value-type="float">
            <text:p>0.000853543</text:p>
          </table:table-cell>
          <table:table-cell office:value-type="float" office:value="0.000439473" calcext:value-type="float">
            <text:p>0.000439473</text:p>
          </table:table-cell>
          <table:table-cell office:value-type="float" office:value="-0.00148102" calcext:value-type="float">
            <text:p>-0.00148102</text:p>
          </table:table-cell>
          <table:table-cell office:value-type="float" office:value="-0.000610641" calcext:value-type="float">
            <text:p>-0.000610641</text:p>
          </table:table-cell>
          <table:table-cell office:value-type="float" office:value="0.00216706" calcext:value-type="float">
            <text:p>0.00216706</text:p>
          </table:table-cell>
          <table:table-cell office:value-type="float" office:value="-0.000721128" calcext:value-type="float">
            <text:p>-0.000721128</text:p>
          </table:table-cell>
          <table:table-cell office:value-type="float" office:value="-0.000852877" calcext:value-type="float">
            <text:p>-0.000852877</text:p>
          </table:table-cell>
          <table:table-cell office:value-type="float" office:value="0.000978073" calcext:value-type="float">
            <text:p>0.000978073</text:p>
          </table:table-cell>
          <table:table-cell office:value-type="float" office:value="0.000790749" calcext:value-type="float">
            <text:p>0.000790749</text:p>
          </table:table-cell>
          <table:table-cell office:value-type="float" office:value="-0.00141408" calcext:value-type="float">
            <text:p>-0.00141408</text:p>
          </table:table-cell>
          <table:table-cell office:value-type="float" office:value="-0.000840056" calcext:value-type="float">
            <text:p>-0.000840056</text:p>
          </table:table-cell>
          <table:table-cell office:value-type="float" office:value="0.00201439" calcext:value-type="float">
            <text:p>0.00201439</text:p>
          </table:table-cell>
          <table:table-cell office:value-type="float" office:value="-0.000548377" calcext:value-type="float">
            <text:p>-0.000548377</text:p>
          </table:table-cell>
          <table:table-cell office:value-type="float" office:value="-0.0013035" calcext:value-type="float">
            <text:p>-0.0013035</text:p>
          </table:table-cell>
          <table:table-cell office:value-type="float" office:value="0.00106705" calcext:value-type="float">
            <text:p>0.00106705</text:p>
          </table:table-cell>
          <table:table-cell office:value-type="float" office:value="0.000944239" calcext:value-type="float">
            <text:p>0.000944239</text:p>
          </table:table-cell>
          <table:table-cell office:value-type="float" office:value="-0.000838089" calcext:value-type="float">
            <text:p>-0.000838089</text:p>
          </table:table-cell>
          <table:table-cell office:value-type="float" office:value="-0.000961483" calcext:value-type="float">
            <text:p>-0.000961483</text:p>
          </table:table-cell>
          <table:table-cell office:value-type="float" office:value="0.00176532" calcext:value-type="float">
            <text:p>0.00176532</text:p>
          </table:table-cell>
          <table:table-cell office:value-type="float" office:value="-0.000153764" calcext:value-type="float">
            <text:p>-0.000153764</text:p>
          </table:table-cell>
          <table:table-cell office:value-type="float" office:value="-0.00124008" calcext:value-type="float">
            <text:p>-0.00124008</text:p>
          </table:table-cell>
          <table:table-cell office:value-type="float" office:value="0.000571543" calcext:value-type="float">
            <text:p>0.000571543</text:p>
          </table:table-cell>
          <table:table-cell office:value-type="float" office:value="0.00156498" calcext:value-type="float">
            <text:p>0.00156498</text:p>
          </table:table-cell>
          <table:table-cell office:value-type="float" office:value="-0.000167484" calcext:value-type="float">
            <text:p>-0.000167484</text:p>
          </table:table-cell>
          <table:table-cell office:value-type="float" office:value="-0.000487026" calcext:value-type="float">
            <text:p>-0.000487026</text:p>
          </table:table-cell>
          <table:table-cell office:value-type="float" office:value="0.00208736" calcext:value-type="float">
            <text:p>0.00208736</text:p>
          </table:table-cell>
          <table:table-cell office:value-type="float" office:value="0.000856808" calcext:value-type="float">
            <text:p>0.000856808</text:p>
          </table:table-cell>
          <table:table-cell office:value-type="float" office:value="-0.000315135" calcext:value-type="float">
            <text:p>-0.000315135</text:p>
          </table:table-cell>
          <table:table-cell office:value-type="float" office:value="0.00136088" calcext:value-type="float">
            <text:p>0.00136088</text:p>
          </table:table-cell>
          <table:table-cell office:value-type="float" office:value="0.00158537" calcext:value-type="float">
            <text:p>0.00158537</text:p>
          </table:table-cell>
          <table:table-cell office:value-type="float" office:value="0.00129127" calcext:value-type="float">
            <text:p>0.00129127</text:p>
          </table:table-cell>
          <table:table-cell office:value-type="float" office:value="0.000446705" calcext:value-type="float">
            <text:p>0.000446705</text:p>
          </table:table-cell>
          <table:table-cell office:value-type="float" office:value="0.00351544" calcext:value-type="float">
            <text:p>0.00351544</text:p>
          </table:table-cell>
          <table:table-cell office:value-type="float" office:value="0.00311879" calcext:value-type="float">
            <text:p>0.00311879</text:p>
          </table:table-cell>
          <table:table-cell office:value-type="float" office:value="0.0029966" calcext:value-type="float">
            <text:p>0.0029966</text:p>
          </table:table-cell>
          <table:table-cell office:value-type="float" office:value="0.00535668" calcext:value-type="float">
            <text:p>0.00535668</text:p>
          </table:table-cell>
          <table:table-cell office:value-type="float" office:value="0.00654359" calcext:value-type="float">
            <text:p>0.00654359</text:p>
          </table:table-cell>
          <table:table-cell office:value-type="float" office:value="0.00774945" calcext:value-type="float">
            <text:p>0.00774945</text:p>
          </table:table-cell>
          <table:table-cell office:value-type="float" office:value="0.00956594" calcext:value-type="float">
            <text:p>0.00956594</text:p>
          </table:table-cell>
          <table:table-cell office:value-type="float" office:value="0.0134307" calcext:value-type="float">
            <text:p>0.0134307</text:p>
          </table:table-cell>
          <table:table-cell office:value-type="float" office:value="0.0159138" calcext:value-type="float">
            <text:p>0.0159138</text:p>
          </table:table-cell>
          <table:table-cell office:value-type="float" office:value="0.0189015" calcext:value-type="float">
            <text:p>0.0189015</text:p>
          </table:table-cell>
          <table:table-cell office:value-type="float" office:value="0.0257604" calcext:value-type="float">
            <text:p>0.0257604</text:p>
          </table:table-cell>
          <table:table-cell office:value-type="float" office:value="0.0303151" calcext:value-type="float">
            <text:p>0.0303151</text:p>
          </table:table-cell>
          <table:table-cell office:value-type="float" office:value="0.0377951" calcext:value-type="float">
            <text:p>0.0377951</text:p>
          </table:table-cell>
          <table:table-cell office:value-type="float" office:value="0.047875" calcext:value-type="float">
            <text:p>0.047875</text:p>
          </table:table-cell>
          <table:table-cell office:value-type="float" office:value="0.059853" calcext:value-type="float">
            <text:p>0.059853</text:p>
          </table:table-cell>
          <table:table-cell office:value-type="float" office:value="0.0718888" calcext:value-type="float">
            <text:p>0.0718888</text:p>
          </table:table-cell>
          <table:table-cell office:value-type="float" office:value="0.0867394" calcext:value-type="float">
            <text:p>0.0867394</text:p>
          </table:table-cell>
          <table:table-cell office:value-type="float" office:value="0.106682" calcext:value-type="float">
            <text:p>0.106682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45574" calcext:value-type="float">
            <text:p>0.145574</text:p>
          </table:table-cell>
          <table:table-cell office:value-type="float" office:value="0.169963" calcext:value-type="float">
            <text:p>0.169963</text:p>
          </table:table-cell>
          <table:table-cell office:value-type="float" office:value="0.191916" calcext:value-type="float">
            <text:p>0.191916</text:p>
          </table:table-cell>
          <table:table-cell office:value-type="float" office:value="0.211941" calcext:value-type="float">
            <text:p>0.211941</text:p>
          </table:table-cell>
          <table:table-cell office:value-type="float" office:value="0.229501" calcext:value-type="float">
            <text:p>0.229501</text:p>
          </table:table-cell>
          <table:table-cell office:value-type="float" office:value="0.244153" calcext:value-type="float">
            <text:p>0.244153</text:p>
          </table:table-cell>
          <table:table-cell office:value-type="float" office:value="0.24832" calcext:value-type="float">
            <text:p>0.24832</text:p>
          </table:table-cell>
          <table:table-cell office:value-type="float" office:value="0.248174" calcext:value-type="float">
            <text:p>0.248174</text:p>
          </table:table-cell>
          <table:table-cell office:value-type="float" office:value="0.243493" calcext:value-type="float">
            <text:p>0.243493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210639" calcext:value-type="float">
            <text:p>0.210639</text:p>
          </table:table-cell>
          <table:table-cell office:value-type="float" office:value="0.191144" calcext:value-type="float">
            <text:p>0.191144</text:p>
          </table:table-cell>
          <table:table-cell office:value-type="float" office:value="0.168681" calcext:value-type="float">
            <text:p>0.168681</text:p>
          </table:table-cell>
          <table:table-cell office:value-type="float" office:value="0.145057" calcext:value-type="float">
            <text:p>0.145057</text:p>
          </table:table-cell>
          <table:table-cell office:value-type="float" office:value="0.123408" calcext:value-type="float">
            <text:p>0.123408</text:p>
          </table:table-cell>
          <table:table-cell office:value-type="float" office:value="0.105719" calcext:value-type="float">
            <text:p>0.105719</text:p>
          </table:table-cell>
          <table:table-cell office:value-type="float" office:value="0.0851676" calcext:value-type="float">
            <text:p>0.0851676</text:p>
          </table:table-cell>
          <table:table-cell office:value-type="float" office:value="0.0705649" calcext:value-type="float">
            <text:p>0.0705649</text:p>
          </table:table-cell>
          <table:table-cell office:value-type="float" office:value="0.0590349" calcext:value-type="float">
            <text:p>0.0590349</text:p>
          </table:table-cell>
          <table:table-cell office:value-type="float" office:value="0.0467943" calcext:value-type="float">
            <text:p>0.0467943</text:p>
          </table:table-cell>
          <table:table-cell office:value-type="float" office:value="0.0371593" calcext:value-type="float">
            <text:p>0.0371593</text:p>
          </table:table-cell>
          <table:table-cell office:value-type="float" office:value="0.0302959" calcext:value-type="float">
            <text:p>0.0302959</text:p>
          </table:table-cell>
          <table:table-cell office:value-type="float" office:value="0.0259323" calcext:value-type="float">
            <text:p>0.0259323</text:p>
          </table:table-cell>
          <table:table-cell office:value-type="float" office:value="0.0189784" calcext:value-type="float">
            <text:p>0.0189784</text:p>
          </table:table-cell>
          <table:table-cell office:value-type="float" office:value="0.0148019" calcext:value-type="float">
            <text:p>0.0148019</text:p>
          </table:table-cell>
          <table:table-cell office:value-type="float" office:value="0.0139264" calcext:value-type="float">
            <text:p>0.0139264</text:p>
          </table:table-cell>
          <table:table-cell office:value-type="float" office:value="0.00963066" calcext:value-type="float">
            <text:p>0.00963066</text:p>
          </table:table-cell>
          <table:table-cell office:value-type="float" office:value="0.00710623" calcext:value-type="float">
            <text:p>0.00710623</text:p>
          </table:table-cell>
          <table:table-cell office:value-type="float" office:value="0.00589507" calcext:value-type="float">
            <text:p>0.00589507</text:p>
          </table:table-cell>
          <table:table-cell office:value-type="float" office:value="0.00580946" calcext:value-type="float">
            <text:p>0.00580946</text:p>
          </table:table-cell>
          <table:table-cell office:value-type="float" office:value="0.00394091" calcext:value-type="float">
            <text:p>0.00394091</text:p>
          </table:table-cell>
          <table:table-cell office:value-type="float" office:value="0.00173127" calcext:value-type="float">
            <text:p>0.00173127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0.00217961" calcext:value-type="float">
            <text:p>0.00217961</text:p>
          </table:table-cell>
          <table:table-cell office:value-type="float" office:value="0.000880837" calcext:value-type="float">
            <text:p>0.000880837</text:p>
          </table:table-cell>
          <table:table-cell office:value-type="float" office:value="0.000727109" calcext:value-type="float">
            <text:p>0.000727109</text:p>
          </table:table-cell>
          <table:table-cell office:value-type="float" office:value="0.00185334" calcext:value-type="float">
            <text:p>0.00185334</text:p>
          </table:table-cell>
          <table:table-cell office:value-type="float" office:value="0.00182496" calcext:value-type="float">
            <text:p>0.00182496</text:p>
          </table:table-cell>
          <table:table-cell office:value-type="float" office:value="-0.000233571" calcext:value-type="float">
            <text:p>-0.000233571</text:p>
          </table:table-cell>
          <table:table-cell office:value-type="float" office:value="0.000208573" calcext:value-type="float">
            <text:p>0.000208573</text:p>
          </table:table-cell>
          <table:table-cell office:value-type="float" office:value="0.00134209" calcext:value-type="float">
            <text:p>0.00134209</text:p>
          </table:table-cell>
          <table:table-cell office:value-type="float" office:value="-0.000160164" calcext:value-type="float">
            <text:p>-0.000160164</text:p>
          </table:table-cell>
          <table:table-cell office:value-type="float" office:value="-0.000870382" calcext:value-type="float">
            <text:p>-0.000870382</text:p>
          </table:table-cell>
          <table:table-cell office:value-type="float" office:value="0.000548496" calcext:value-type="float">
            <text:p>0.000548496</text:p>
          </table:table-cell>
          <table:table-cell office:value-type="float" office:value="0.00164607" calcext:value-type="float">
            <text:p>0.00164607</text:p>
          </table:table-cell>
          <table:table-cell office:value-type="float" office:value="-0.000376412" calcext:value-type="float">
            <text:p>-0.000376412</text:p>
          </table:table-cell>
          <table:table-cell office:value-type="float" office:value="-0.000295942" calcext:value-type="float">
            <text:p>-0.000295942</text:p>
          </table:table-cell>
          <table:table-cell office:value-type="float" office:value="0.00256137" calcext:value-type="float">
            <text:p>0.00256137</text:p>
          </table:table-cell>
          <table:table-cell office:value-type="float" office:value="0.00192099" calcext:value-type="float">
            <text:p>0.00192099</text:p>
          </table:table-cell>
          <table:table-cell office:value-type="float" office:value="0.00057235" calcext:value-type="float">
            <text:p>0.00057235</text:p>
          </table:table-cell>
          <table:table-cell office:value-type="float" office:value="0.00417165" calcext:value-type="float">
            <text:p>0.00417165</text:p>
          </table:table-cell>
          <table:table-cell office:value-type="float" office:value="0.0077658" calcext:value-type="float">
            <text:p>0.0077658</text:p>
          </table:table-cell>
          <table:table-cell office:value-type="float" office:value="0.00977205" calcext:value-type="float">
            <text:p>0.00977205</text:p>
          </table:table-cell>
          <table:table-cell office:value-type="float" office:value="0.0150635" calcext:value-type="float">
            <text:p>0.0150635</text:p>
          </table:table-cell>
          <table:table-cell office:value-type="float" office:value="0.0273862" calcext:value-type="float">
            <text:p>0.0273862</text:p>
          </table:table-cell>
          <table:table-cell office:value-type="float" office:value="0.0428825" calcext:value-type="float">
            <text:p>0.0428825</text:p>
          </table:table-cell>
          <table:table-cell office:value-type="float" office:value="0.0635991" calcext:value-type="float">
            <text:p>0.0635991</text:p>
          </table:table-cell>
          <table:table-cell office:value-type="float" office:value="0.102668" calcext:value-type="float">
            <text:p>0.102668</text:p>
          </table:table-cell>
          <table:table-cell office:value-type="float" office:value="0.160939" calcext:value-type="float">
            <text:p>0.160939</text:p>
          </table:table-cell>
          <table:table-cell office:value-type="float" office:value="0.241867" calcext:value-type="float">
            <text:p>0.241867</text:p>
          </table:table-cell>
          <table:table-cell office:value-type="float" office:value="0.358397" calcext:value-type="float">
            <text:p>0.358397</text:p>
          </table:table-cell>
          <table:table-cell office:value-type="float" office:value="0.512825" calcext:value-type="float">
            <text:p>0.512825</text:p>
          </table:table-cell>
          <table:table-cell office:value-type="float" office:value="0.69089" calcext:value-type="float">
            <text:p>0.69089</text:p>
          </table:table-cell>
          <table:table-cell office:value-type="float" office:value="0.859302" calcext:value-type="float">
            <text:p>0.859302</text:p>
          </table:table-cell>
          <table:table-cell office:value-type="float" office:value="0.977594" calcext:value-type="float">
            <text:p>0.977594</text:p>
          </table:table-cell>
          <table:table-cell office:value-type="float" office:value="0.997774" calcext:value-type="float">
            <text:p>0.997774</text:p>
          </table:table-cell>
          <table:table-cell office:value-type="float" office:value="0.904707" calcext:value-type="float">
            <text:p>0.904707</text:p>
          </table:table-cell>
          <table:table-cell office:value-type="float" office:value="0.747324" calcext:value-type="float">
            <text:p>0.747324</text:p>
          </table:table-cell>
          <table:table-cell office:value-type="float" office:value="0.568662" calcext:value-type="float">
            <text:p>0.568662</text:p>
          </table:table-cell>
          <table:table-cell office:value-type="float" office:value="0.402948" calcext:value-type="float">
            <text:p>0.402948</text:p>
          </table:table-cell>
          <table:table-cell office:value-type="float" office:value="0.277448" calcext:value-type="float">
            <text:p>0.277448</text:p>
          </table:table-cell>
          <table:table-cell office:value-type="float" office:value="0.181929" calcext:value-type="float">
            <text:p>0.181929</text:p>
          </table:table-cell>
          <table:table-cell office:value-type="float" office:value="0.119885" calcext:value-type="float">
            <text:p>0.119885</text:p>
          </table:table-cell>
          <table:table-cell office:value-type="float" office:value="0.0759116" calcext:value-type="float">
            <text:p>0.0759116</text:p>
          </table:table-cell>
          <table:table-cell office:value-type="float" office:value="0.0457442" calcext:value-type="float">
            <text:p>0.0457442</text:p>
          </table:table-cell>
          <table:table-cell office:value-type="float" office:value="0.0327233" calcext:value-type="float">
            <text:p>0.0327233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0673664" calcext:value-type="float">
            <text:p>0.00673664</text:p>
          </table:table-cell>
          <table:table-cell office:value-type="float" office:value="0.00502604" calcext:value-type="float">
            <text:p>0.00502604</text:p>
          </table:table-cell>
          <table:table-cell office:value-type="float" office:value="0.00424429" calcext:value-type="float">
            <text:p>0.00424429</text:p>
          </table:table-cell>
          <table:table-cell office:value-type="float" office:value="-0.00145744" calcext:value-type="float">
            <text:p>-0.00145744</text:p>
          </table:table-cell>
          <table:table-cell office:value-type="float" office:value="0.00249329" calcext:value-type="float">
            <text:p>0.00249329</text:p>
          </table:table-cell>
          <table:table-cell office:value-type="float" office:value="0.000959893" calcext:value-type="float">
            <text:p>0.000959893</text:p>
          </table:table-cell>
          <table:table-cell office:value-type="float" office:value="-0.0000466205" calcext:value-type="float">
            <text:p>-4.66205E-05</text:p>
          </table:table-cell>
          <table:table-cell office:value-type="float" office:value="0.0000164996" calcext:value-type="float">
            <text:p>1.64996E-05</text:p>
          </table:table-cell>
          <table:table-cell office:value-type="float" office:value="0.000264829" calcext:value-type="float">
            <text:p>0.000264829</text:p>
          </table:table-cell>
          <table:table-cell office:value-type="float" office:value="0.00230824" calcext:value-type="float">
            <text:p>0.00230824</text:p>
          </table:table-cell>
          <table:table-cell office:value-type="float" office:value="-0.00225265" calcext:value-type="float">
            <text:p>-0.00225265</text:p>
          </table:table-cell>
          <table:table-cell office:value-type="float" office:value="-0.000242288" calcext:value-type="float">
            <text:p>-0.000242288</text:p>
          </table:table-cell>
          <table:table-cell office:value-type="float" office:value="0.0015466" calcext:value-type="float">
            <text:p>0.0015466</text:p>
          </table:table-cell>
          <table:table-cell office:value-type="float" office:value="-0.000292815" calcext:value-type="float">
            <text:p>-0.000292815</text:p>
          </table:table-cell>
          <table:table-cell office:value-type="float" office:value="-0.000857076" calcext:value-type="float">
            <text:p>-0.000857076</text:p>
          </table:table-cell>
          <table:table-cell office:value-type="float" office:value="-0.000487402" calcext:value-type="float">
            <text:p>-0.000487402</text:p>
          </table:table-cell>
          <table:table-cell office:value-type="float" office:value="0.00256425" calcext:value-type="float">
            <text:p>0.00256425</text:p>
          </table:table-cell>
          <table:table-cell office:value-type="float" office:value="-0.00110536" calcext:value-type="float">
            <text:p>-0.00110536</text:p>
          </table:table-cell>
          <table:table-cell office:value-type="float" office:value="-0.000992479" calcext:value-type="float">
            <text:p>-0.000992479</text:p>
          </table:table-cell>
          <table:table-cell office:value-type="float" office:value="0.00111842" calcext:value-type="float">
            <text:p>0.00111842</text:p>
          </table:table-cell>
          <table:table-cell office:value-type="float" office:value="0.000973539" calcext:value-type="float">
            <text:p>0.000973539</text:p>
          </table:table-cell>
          <table:table-cell office:value-type="float" office:value="-0.00198701" calcext:value-type="float">
            <text:p>-0.00198701</text:p>
          </table:table-cell>
          <table:table-cell office:value-type="float" office:value="-0.00074538" calcext:value-type="float">
            <text:p>-0.00074538</text:p>
          </table:table-cell>
          <table:table-cell office:value-type="float" office:value="0.0022074" calcext:value-type="float">
            <text:p>0.0022074</text:p>
          </table:table-cell>
          <table:table-cell office:value-type="float" office:value="-0.000341184" calcext:value-type="float">
            <text:p>-0.000341184</text:p>
          </table:table-cell>
          <table:table-cell office:value-type="float" office:value="-0.00140948" calcext:value-type="float">
            <text:p>-0.00140948</text:p>
          </table:table-cell>
          <table:table-cell office:value-type="float" office:value="0.000827985" calcext:value-type="float">
            <text:p>0.000827985</text:p>
          </table:table-cell>
          <table:table-cell office:value-type="float" office:value="0.00182371" calcext:value-type="float">
            <text:p>0.00182371</text:p>
          </table:table-cell>
          <table:table-cell office:value-type="float" office:value="-0.00114599" calcext:value-type="float">
            <text:p>-0.00114599</text:p>
          </table:table-cell>
          <table:table-cell office:value-type="float" office:value="-0.00140201" calcext:value-type="float">
            <text:p>-0.00140201</text:p>
          </table:table-cell>
          <table:table-cell office:value-type="float" office:value="0.00271668" calcext:value-type="float">
            <text:p>0.00271668</text:p>
          </table:table-cell>
          <table:table-cell office:value-type="float" office:value="-0.000910926" calcext:value-type="float">
            <text:p>-0.000910926</text:p>
          </table:table-cell>
          <table:table-cell office:value-type="float" office:value="-0.00120632" calcext:value-type="float">
            <text:p>-0.00120632</text:p>
          </table:table-cell>
          <table:table-cell office:value-type="float" office:value="-0.000194015" calcext:value-type="float">
            <text:p>-0.000194015</text:p>
          </table:table-cell>
          <table:table-cell office:value-type="float" office:value="0.00141924" calcext:value-type="float">
            <text:p>0.00141924</text:p>
          </table:table-cell>
          <table:table-cell office:value-type="float" office:value="-0.000954153" calcext:value-type="float">
            <text:p>-0.000954153</text:p>
          </table:table-cell>
          <table:table-cell office:value-type="float" office:value="-0.00211553" calcext:value-type="float">
            <text:p>-0.00211553</text:p>
          </table:table-cell>
          <table:table-cell office:value-type="float" office:value="0.00297944" calcext:value-type="float">
            <text:p>0.00297944</text:p>
          </table:table-cell>
          <table:table-cell office:value-type="float" office:value="-0.000464136" calcext:value-type="float">
            <text:p>-0.000464136</text:p>
          </table:table-cell>
          <table:table-cell office:value-type="float" office:value="-0.00129962" calcext:value-type="float">
            <text:p>-0.00129962</text:p>
          </table:table-cell>
          <table:table-cell office:value-type="float" office:value="0.000478932" calcext:value-type="float">
            <text:p>0.000478932</text:p>
          </table:table-cell>
          <table:table-cell office:value-type="float" office:value="0.000675855" calcext:value-type="float">
            <text:p>0.000675855</text:p>
          </table:table-cell>
          <table:table-cell office:value-type="float" office:value="0.000263897" calcext:value-type="float">
            <text:p>0.000263897</text:p>
          </table:table-cell>
          <table:table-cell office:value-type="float" office:value="-0.00252283" calcext:value-type="float">
            <text:p>-0.00252283</text:p>
          </table:table-cell>
          <table:table-cell office:value-type="float" office:value="0.00289266" calcext:value-type="float">
            <text:p>0.00289266</text:p>
          </table:table-cell>
          <table:table-cell office:value-type="float" office:value="0.0000605879" calcext:value-type="float">
            <text:p>6.05879E-05</text:p>
          </table:table-cell>
          <table:table-cell office:value-type="float" office:value="-0.00225135" calcext:value-type="float">
            <text:p>-0.00225135</text:p>
          </table:table-cell>
          <table:table-cell office:value-type="float" office:value="0.00106038" calcext:value-type="float">
            <text:p>0.00106038</text:p>
          </table:table-cell>
          <table:table-cell office:value-type="float" office:value="0.0000329958" calcext:value-type="float">
            <text:p>3.29958E-05</text:p>
          </table:table-cell>
          <table:table-cell office:value-type="float" office:value="0.000298847" calcext:value-type="float">
            <text:p>0.000298847</text:p>
          </table:table-cell>
          <table:table-cell office:value-type="float" office:value="-0.00211757" calcext:value-type="float">
            <text:p>-0.00211757</text:p>
          </table:table-cell>
          <table:table-cell office:value-type="float" office:value="0.00154908" calcext:value-type="float">
            <text:p>0.00154908</text:p>
          </table:table-cell>
          <table:table-cell office:value-type="float" office:value="0.00138283" calcext:value-type="float">
            <text:p>0.00138283</text:p>
          </table:table-cell>
          <table:table-cell office:value-type="float" office:value="-0.00302646" calcext:value-type="float">
            <text:p>-0.00302646</text:p>
          </table:table-cell>
          <table:table-cell office:value-type="float" office:value="0.00189833" calcext:value-type="float">
            <text:p>0.00189833</text:p>
          </table:table-cell>
          <table:table-cell office:value-type="float" office:value="0.000533061" calcext:value-type="float">
            <text:p>0.000533061</text:p>
          </table:table-cell>
          <table:table-cell office:value-type="float" office:value="2.05921E-017" calcext:value-type="float">
            <text:p>2.05921E-17</text:p>
          </table:table-cell>
          <table:table-cell office:value-type="float" office:value="1.6328E-017" calcext:value-type="float">
            <text:p>1.6328E-17</text:p>
          </table:table-cell>
          <table:table-cell table:number-columns-repeated="2" office:value-type="float" office:value="1.28294E-017" calcext:value-type="float">
            <text:p>1.28294E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17:14:03.571038281</dc:date>
    <meta:editing-duration>PT1M31S</meta:editing-duration>
    <meta:editing-cycles>1</meta:editing-cycles>
    <meta:document-statistic meta:table-count="1" meta:cell-count="939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korteweg2.B2:korteweg2.KQ31" svg:x="0.32cm" svg:y="0.18cm" svg:width="15.36cm" svg:height="8.64cm">
          <chartooo:coordinate-region svg:x="1.153cm" svg:y="0.38cm" svg:width="14.435cm" svg:height="8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korteweg2.B2:korteweg2.KQ2" chart:class="chart:line">
            <chart:data-point chart:repeated="302"/>
          </chart:series>
          <chart:series chart:style-name="ch6" chart:values-cell-range-address="korteweg2.B3:korteweg2.KQ3" chart:class="chart:line">
            <chart:data-point chart:repeated="302"/>
          </chart:series>
          <chart:series chart:style-name="ch7" chart:values-cell-range-address="korteweg2.B4:korteweg2.KQ4" chart:class="chart:line">
            <chart:data-point chart:repeated="302"/>
          </chart:series>
          <chart:series chart:style-name="ch8" chart:values-cell-range-address="korteweg2.B5:korteweg2.KQ5" chart:class="chart:line">
            <chart:data-point chart:repeated="302"/>
          </chart:series>
          <chart:series chart:style-name="ch9" chart:values-cell-range-address="korteweg2.B6:korteweg2.KQ6" chart:class="chart:line">
            <chart:data-point chart:repeated="302"/>
          </chart:series>
          <chart:series chart:style-name="ch10" chart:values-cell-range-address="korteweg2.B7:korteweg2.KQ7" chart:class="chart:line">
            <chart:data-point chart:repeated="302"/>
          </chart:series>
          <chart:series chart:style-name="ch11" chart:values-cell-range-address="korteweg2.B8:korteweg2.KQ8" chart:class="chart:line">
            <chart:data-point chart:repeated="302"/>
          </chart:series>
          <chart:series chart:style-name="ch12" chart:values-cell-range-address="korteweg2.B9:korteweg2.KQ9" chart:class="chart:line">
            <chart:data-point chart:repeated="302"/>
          </chart:series>
          <chart:series chart:style-name="ch13" chart:values-cell-range-address="korteweg2.B10:korteweg2.KQ10" chart:class="chart:line">
            <chart:data-point chart:repeated="302"/>
          </chart:series>
          <chart:series chart:style-name="ch14" chart:values-cell-range-address="korteweg2.B11:korteweg2.KQ11" chart:class="chart:line">
            <chart:data-point chart:repeated="302"/>
          </chart:series>
          <chart:series chart:style-name="ch15" chart:values-cell-range-address="korteweg2.B12:korteweg2.KQ12" chart:class="chart:line">
            <chart:data-point chart:repeated="302"/>
          </chart:series>
          <chart:series chart:style-name="ch16" chart:values-cell-range-address="korteweg2.B13:korteweg2.KQ13" chart:class="chart:line">
            <chart:data-point chart:repeated="302"/>
          </chart:series>
          <chart:series chart:style-name="ch17" chart:values-cell-range-address="korteweg2.B14:korteweg2.KQ14" chart:class="chart:line">
            <chart:data-point chart:repeated="302"/>
          </chart:series>
          <chart:series chart:style-name="ch18" chart:values-cell-range-address="korteweg2.B15:korteweg2.KQ15" chart:class="chart:line">
            <chart:data-point chart:repeated="302"/>
          </chart:series>
          <chart:series chart:style-name="ch19" chart:values-cell-range-address="korteweg2.B16:korteweg2.KQ16" chart:class="chart:line">
            <chart:data-point chart:repeated="302"/>
          </chart:series>
          <chart:series chart:style-name="ch8" chart:values-cell-range-address="korteweg2.B17:korteweg2.KQ17" chart:class="chart:line">
            <chart:data-point chart:repeated="302"/>
          </chart:series>
          <chart:series chart:style-name="ch9" chart:values-cell-range-address="korteweg2.B18:korteweg2.KQ18" chart:class="chart:line">
            <chart:data-point chart:repeated="302"/>
          </chart:series>
          <chart:series chart:style-name="ch10" chart:values-cell-range-address="korteweg2.B19:korteweg2.KQ19" chart:class="chart:line">
            <chart:data-point chart:repeated="302"/>
          </chart:series>
          <chart:series chart:style-name="ch11" chart:values-cell-range-address="korteweg2.B20:korteweg2.KQ20" chart:class="chart:line">
            <chart:data-point chart:repeated="302"/>
          </chart:series>
          <chart:series chart:style-name="ch12" chart:values-cell-range-address="korteweg2.B21:korteweg2.KQ21" chart:class="chart:line">
            <chart:data-point chart:repeated="302"/>
          </chart:series>
          <chart:series chart:style-name="ch13" chart:values-cell-range-address="korteweg2.B22:korteweg2.KQ22" chart:class="chart:line">
            <chart:data-point chart:repeated="302"/>
          </chart:series>
          <chart:series chart:style-name="ch14" chart:values-cell-range-address="korteweg2.B23:korteweg2.KQ23" chart:class="chart:line">
            <chart:data-point chart:repeated="302"/>
          </chart:series>
          <chart:series chart:style-name="ch15" chart:values-cell-range-address="korteweg2.B24:korteweg2.KQ24" chart:class="chart:line">
            <chart:data-point chart:repeated="302"/>
          </chart:series>
          <chart:series chart:style-name="ch16" chart:values-cell-range-address="korteweg2.B25:korteweg2.KQ25" chart:class="chart:line">
            <chart:data-point chart:repeated="302"/>
          </chart:series>
          <chart:series chart:style-name="ch17" chart:values-cell-range-address="korteweg2.B26:korteweg2.KQ26" chart:class="chart:line">
            <chart:data-point chart:repeated="302"/>
          </chart:series>
          <chart:series chart:style-name="ch18" chart:values-cell-range-address="korteweg2.B27:korteweg2.KQ27" chart:class="chart:line">
            <chart:data-point chart:repeated="302"/>
          </chart:series>
          <chart:series chart:style-name="ch19" chart:values-cell-range-address="korteweg2.B28:korteweg2.KQ28" chart:class="chart:line">
            <chart:data-point chart:repeated="302"/>
          </chart:series>
          <chart:series chart:style-name="ch8" chart:values-cell-range-address="korteweg2.B29:korteweg2.KQ29" chart:class="chart:line">
            <chart:data-point chart:repeated="302"/>
          </chart:series>
          <chart:series chart:style-name="ch9" chart:values-cell-range-address="korteweg2.B30:korteweg2.KQ30" chart:class="chart:line">
            <chart:data-point chart:repeated="302"/>
          </chart:series>
          <chart:series chart:style-name="ch10" chart:values-cell-range-address="korteweg2.B31:korteweg2.KQ31" chart:class="chart:line">
            <chart:data-point chart:repeated="30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000000245164">
                <text:p>0.00000000245164</text:p>
                <draw:g>
                  <svg:desc>korteweg2.B2:korteweg2.KQ2</svg:desc>
                </draw:g>
              </table:table-cell>
              <table:table-cell office:value-type="float" office:value="0.00000000392602">
                <text:p>0.00000000392602</text:p>
              </table:table-cell>
              <table:table-cell office:value-type="float" office:value="0.00000000629236">
                <text:p>0.00000000629236</text:p>
              </table:table-cell>
              <table:table-cell office:value-type="float" office:value="0.000520045">
                <text:p>0.000520045</text:p>
              </table:table-cell>
              <table:table-cell office:value-type="float" office:value="0.000367446">
                <text:p>0.000367446</text:p>
              </table:table-cell>
              <table:table-cell office:value-type="float" office:value="0.000564069">
                <text:p>0.000564069</text:p>
              </table:table-cell>
              <table:table-cell office:value-type="float" office:value="0.000147921">
                <text:p>0.000147921</text:p>
              </table:table-cell>
              <table:table-cell office:value-type="float" office:value="0.000221638">
                <text:p>0.000221638</text:p>
              </table:table-cell>
              <table:table-cell office:value-type="float" office:value="-0.000330401">
                <text:p>-0.000330401</text:p>
              </table:table-cell>
              <table:table-cell office:value-type="float" office:value="-0.000191303">
                <text:p>-0.000191303</text:p>
              </table:table-cell>
              <table:table-cell office:value-type="float" office:value="-0.000540483">
                <text:p>-0.000540483</text:p>
              </table:table-cell>
              <table:table-cell office:value-type="float" office:value="-0.000291855">
                <text:p>-0.000291855</text:p>
              </table:table-cell>
              <table:table-cell office:value-type="float" office:value="-0.000380116">
                <text:p>-0.000380116</text:p>
              </table:table-cell>
              <table:table-cell office:value-type="float" office:value="0.0000108457">
                <text:p>0.0000108457</text:p>
              </table:table-cell>
              <table:table-cell office:value-type="float" office:value="-0.000037178">
                <text:p>-0.000037178</text:p>
              </table:table-cell>
              <table:table-cell office:value-type="float" office:value="0.000415449">
                <text:p>0.000415449</text:p>
              </table:table-cell>
              <table:table-cell office:value-type="float" office:value="0.000219117">
                <text:p>0.000219117</text:p>
              </table:table-cell>
              <table:table-cell office:value-type="float" office:value="0.000546938">
                <text:p>0.000546938</text:p>
              </table:table-cell>
              <table:table-cell office:value-type="float" office:value="0.000268453">
                <text:p>0.000268453</text:p>
              </table:table-cell>
              <table:table-cell office:value-type="float" office:value="0.000335137">
                <text:p>0.000335137</text:p>
              </table:table-cell>
              <table:table-cell office:value-type="float" office:value="0.0000318467">
                <text:p>0.0000318467</text:p>
              </table:table-cell>
              <table:table-cell office:value-type="float" office:value="0.0000798275">
                <text:p>0.0000798275</text:p>
              </table:table-cell>
              <table:table-cell office:value-type="float" office:value="-0.000337489">
                <text:p>-0.000337489</text:p>
              </table:table-cell>
              <table:table-cell office:value-type="float" office:value="-0.000148339">
                <text:p>-0.000148339</text:p>
              </table:table-cell>
              <table:table-cell office:value-type="float" office:value="-0.0004558">
                <text:p>-0.0004558</text:p>
              </table:table-cell>
              <table:table-cell office:value-type="float" office:value="-0.000297605">
                <text:p>-0.000297605</text:p>
              </table:table-cell>
              <table:table-cell office:value-type="float" office:value="-0.000380991">
                <text:p>-0.000380991</text:p>
              </table:table-cell>
              <table:table-cell office:value-type="float" office:value="-0.000159819">
                <text:p>-0.000159819</text:p>
              </table:table-cell>
              <table:table-cell office:value-type="float" office:value="-0.000264054">
                <text:p>-0.000264054</text:p>
              </table:table-cell>
              <table:table-cell office:value-type="float" office:value="0.0000882304">
                <text:p>0.0000882304</text:p>
              </table:table-cell>
              <table:table-cell office:value-type="float" office:value="-0.0000345533">
                <text:p>-0.0000345533</text:p>
              </table:table-cell>
              <table:table-cell office:value-type="float" office:value="0.000255999">
                <text:p>0.000255999</text:p>
              </table:table-cell>
              <table:table-cell office:value-type="float" office:value="0.00019741">
                <text:p>0.00019741</text:p>
              </table:table-cell>
              <table:table-cell office:value-type="float" office:value="0.000417128">
                <text:p>0.000417128</text:p>
              </table:table-cell>
              <table:table-cell office:value-type="float" office:value="0.000384283">
                <text:p>0.000384283</text:p>
              </table:table-cell>
              <table:table-cell office:value-type="float" office:value="0.000626554">
                <text:p>0.000626554</text:p>
              </table:table-cell>
              <table:table-cell office:value-type="float" office:value="0.000683478">
                <text:p>0.000683478</text:p>
              </table:table-cell>
              <table:table-cell office:value-type="float" office:value="0.0011043">
                <text:p>0.0011043</text:p>
              </table:table-cell>
              <table:table-cell office:value-type="float" office:value="0.0014166">
                <text:p>0.0014166</text:p>
              </table:table-cell>
              <table:table-cell office:value-type="float" office:value="0.00235772">
                <text:p>0.00235772</text:p>
              </table:table-cell>
              <table:table-cell office:value-type="float" office:value="0.00347724">
                <text:p>0.00347724</text:p>
              </table:table-cell>
              <table:table-cell office:value-type="float" office:value="0.00561291">
                <text:p>0.00561291</text:p>
              </table:table-cell>
              <table:table-cell office:value-type="float" office:value="0.00886226">
                <text:p>0.00886226</text:p>
              </table:table-cell>
              <table:table-cell office:value-type="float" office:value="0.014168">
                <text:p>0.014168</text:p>
              </table:table-cell>
              <table:table-cell office:value-type="float" office:value="0.0225128">
                <text:p>0.0225128</text:p>
              </table:table-cell>
              <table:table-cell office:value-type="float" office:value="0.0359409">
                <text:p>0.0359409</text:p>
              </table:table-cell>
              <table:table-cell office:value-type="float" office:value="0.0568165">
                <text:p>0.0568165</text:p>
              </table:table-cell>
              <table:table-cell office:value-type="float" office:value="0.0895453">
                <text:p>0.0895453</text:p>
              </table:table-cell>
              <table:table-cell office:value-type="float" office:value="0.139444">
                <text:p>0.139444</text:p>
              </table:table-cell>
              <table:table-cell office:value-type="float" office:value="0.213777">
                <text:p>0.213777</text:p>
              </table:table-cell>
              <table:table-cell office:value-type="float" office:value="0.319883">
                <text:p>0.319883</text:p>
              </table:table-cell>
              <table:table-cell office:value-type="float" office:value="0.461924">
                <text:p>0.461924</text:p>
              </table:table-cell>
              <table:table-cell office:value-type="float" office:value="0.633982">
                <text:p>0.633982</text:p>
              </table:table-cell>
              <table:table-cell office:value-type="float" office:value="0.811837">
                <text:p>0.811837</text:p>
              </table:table-cell>
              <table:table-cell office:value-type="float" office:value="0.950802">
                <text:p>0.950802</text:p>
              </table:table-cell>
              <table:table-cell office:value-type="float" office:value="1.00184">
                <text:p>1.00184</text:p>
              </table:table-cell>
              <table:table-cell office:value-type="float" office:value="0.943848">
                <text:p>0.943848</text:p>
              </table:table-cell>
              <table:table-cell office:value-type="float" office:value="0.800637">
                <text:p>0.800637</text:p>
              </table:table-cell>
              <table:table-cell office:value-type="float" office:value="0.622032">
                <text:p>0.622032</text:p>
              </table:table-cell>
              <table:table-cell office:value-type="float" office:value="0.45138">
                <text:p>0.45138</text:p>
              </table:table-cell>
              <table:table-cell office:value-type="float" office:value="0.311787">
                <text:p>0.311787</text:p>
              </table:table-cell>
              <table:table-cell office:value-type="float" office:value="0.2079">
                <text:p>0.2079</text:p>
              </table:table-cell>
              <table:table-cell office:value-type="float" office:value="0.135537">
                <text:p>0.135537</text:p>
              </table:table-cell>
              <table:table-cell office:value-type="float" office:value="0.08685">
                <text:p>0.08685</text:p>
              </table:table-cell>
              <table:table-cell office:value-type="float" office:value="0.0552464">
                <text:p>0.0552464</text:p>
              </table:table-cell>
              <table:table-cell office:value-type="float" office:value="0.0347463">
                <text:p>0.0347463</text:p>
              </table:table-cell>
              <table:table-cell office:value-type="float" office:value="0.0219426">
                <text:p>0.0219426</text:p>
              </table:table-cell>
              <table:table-cell office:value-type="float" office:value="0.0136208">
                <text:p>0.0136208</text:p>
              </table:table-cell>
              <table:table-cell office:value-type="float" office:value="0.00865466">
                <text:p>0.00865466</text:p>
              </table:table-cell>
              <table:table-cell office:value-type="float" office:value="0.0052658">
                <text:p>0.0052658</text:p>
              </table:table-cell>
              <table:table-cell office:value-type="float" office:value="0.00343399">
                <text:p>0.00343399</text:p>
              </table:table-cell>
              <table:table-cell office:value-type="float" office:value="0.00199783">
                <text:p>0.00199783</text:p>
              </table:table-cell>
              <table:table-cell office:value-type="float" office:value="0.00140437">
                <text:p>0.00140437</text:p>
              </table:table-cell>
              <table:table-cell office:value-type="float" office:value="0.000709055">
                <text:p>0.000709055</text:p>
              </table:table-cell>
              <table:table-cell office:value-type="float" office:value="0.000627333">
                <text:p>0.000627333</text:p>
              </table:table-cell>
              <table:table-cell office:value-type="float" office:value="0.000192669">
                <text:p>0.000192669</text:p>
              </table:table-cell>
              <table:table-cell office:value-type="float" office:value="0.000319848">
                <text:p>0.000319848</text:p>
              </table:table-cell>
              <table:table-cell office:value-type="float" office:value="-0.0000024619">
                <text:p>-0.0000024619</text:p>
              </table:table-cell>
              <table:table-cell office:value-type="float" office:value="0.000195771">
                <text:p>0.000195771</text:p>
              </table:table-cell>
              <table:table-cell office:value-type="float" office:value="-0.0000811762">
                <text:p>-0.0000811762</text:p>
              </table:table-cell>
              <table:table-cell office:value-type="float" office:value="0.000172598">
                <text:p>0.000172598</text:p>
              </table:table-cell>
              <table:table-cell office:value-type="float" office:value="-0.000129388">
                <text:p>-0.000129388</text:p>
              </table:table-cell>
              <table:table-cell office:value-type="float" office:value="0.000179421">
                <text:p>0.000179421</text:p>
              </table:table-cell>
              <table:table-cell office:value-type="float" office:value="-0.000144789">
                <text:p>-0.000144789</text:p>
              </table:table-cell>
              <table:table-cell office:value-type="float" office:value="0.000163151">
                <text:p>0.000163151</text:p>
              </table:table-cell>
              <table:table-cell office:value-type="float" office:value="-0.000142268">
                <text:p>-0.000142268</text:p>
              </table:table-cell>
              <table:table-cell office:value-type="float" office:value="0.000154762">
                <text:p>0.000154762</text:p>
              </table:table-cell>
              <table:table-cell office:value-type="float" office:value="-0.000163079">
                <text:p>-0.000163079</text:p>
              </table:table-cell>
              <table:table-cell office:value-type="float" office:value="0.000184555">
                <text:p>0.000184555</text:p>
              </table:table-cell>
              <table:table-cell office:value-type="float" office:value="-0.000186217">
                <text:p>-0.000186217</text:p>
              </table:table-cell>
              <table:table-cell office:value-type="float" office:value="0.000208549">
                <text:p>0.000208549</text:p>
              </table:table-cell>
              <table:table-cell office:value-type="float" office:value="-0.000163967">
                <text:p>-0.000163967</text:p>
              </table:table-cell>
              <table:table-cell office:value-type="float" office:value="0.000202406">
                <text:p>0.000202406</text:p>
              </table:table-cell>
              <table:table-cell office:value-type="float" office:value="-0.000131949">
                <text:p>-0.000131949</text:p>
              </table:table-cell>
              <table:table-cell office:value-type="float" office:value="0.000217607">
                <text:p>0.000217607</text:p>
              </table:table-cell>
              <table:table-cell office:value-type="float" office:value="-0.000143474">
                <text:p>-0.000143474</text:p>
              </table:table-cell>
              <table:table-cell office:value-type="float" office:value="0.000263067">
                <text:p>0.000263067</text:p>
              </table:table-cell>
              <table:table-cell office:value-type="float" office:value="-0.000148633">
                <text:p>-0.000148633</text:p>
              </table:table-cell>
              <table:table-cell office:value-type="float" office:value="0.000290365">
                <text:p>0.000290365</text:p>
              </table:table-cell>
              <table:table-cell office:value-type="float" office:value="-0.0000930398">
                <text:p>-0.0000930398</text:p>
              </table:table-cell>
              <table:table-cell office:value-type="float" office:value="0.000323068">
                <text:p>0.000323068</text:p>
              </table:table-cell>
              <table:table-cell office:value-type="float" office:value="-0.00000649161">
                <text:p>-0.00000649161</text:p>
              </table:table-cell>
              <table:table-cell office:value-type="float" office:value="0.00042431">
                <text:p>0.00042431</text:p>
              </table:table-cell>
              <table:table-cell office:value-type="float" office:value="0.0000975135">
                <text:p>0.0000975135</text:p>
              </table:table-cell>
              <table:table-cell office:value-type="float" office:value="0.000593689">
                <text:p>0.000593689</text:p>
              </table:table-cell>
              <table:table-cell office:value-type="float" office:value="0.000274846">
                <text:p>0.000274846</text:p>
              </table:table-cell>
              <table:table-cell office:value-type="float" office:value="0.000810818">
                <text:p>0.000810818</text:p>
              </table:table-cell>
              <table:table-cell office:value-type="float" office:value="0.000577477">
                <text:p>0.000577477</text:p>
              </table:table-cell>
              <table:table-cell office:value-type="float" office:value="0.00114396">
                <text:p>0.00114396</text:p>
              </table:table-cell>
              <table:table-cell office:value-type="float" office:value="0.00102093">
                <text:p>0.00102093</text:p>
              </table:table-cell>
              <table:table-cell office:value-type="float" office:value="0.00172153">
                <text:p>0.00172153</text:p>
              </table:table-cell>
              <table:table-cell office:value-type="float" office:value="0.0017128">
                <text:p>0.0017128</text:p>
              </table:table-cell>
              <table:table-cell office:value-type="float" office:value="0.00263111">
                <text:p>0.00263111</text:p>
              </table:table-cell>
              <table:table-cell office:value-type="float" office:value="0.00288634">
                <text:p>0.00288634</text:p>
              </table:table-cell>
              <table:table-cell office:value-type="float" office:value="0.00405001">
                <text:p>0.00405001</text:p>
              </table:table-cell>
              <table:table-cell office:value-type="float" office:value="0.00476906">
                <text:p>0.00476906</text:p>
              </table:table-cell>
              <table:table-cell office:value-type="float" office:value="0.00636541">
                <text:p>0.00636541</text:p>
              </table:table-cell>
              <table:table-cell office:value-type="float" office:value="0.00769334">
                <text:p>0.00769334</text:p>
              </table:table-cell>
              <table:table-cell office:value-type="float" office:value="0.0100795">
                <text:p>0.0100795</text:p>
              </table:table-cell>
              <table:table-cell office:value-type="float" office:value="0.0122956">
                <text:p>0.0122956</text:p>
              </table:table-cell>
              <table:table-cell office:value-type="float" office:value="0.0158723">
                <text:p>0.0158723</text:p>
              </table:table-cell>
              <table:table-cell office:value-type="float" office:value="0.0195357">
                <text:p>0.0195357</text:p>
              </table:table-cell>
              <table:table-cell office:value-type="float" office:value="0.0247986">
                <text:p>0.0247986</text:p>
              </table:table-cell>
              <table:table-cell office:value-type="float" office:value="0.0307008">
                <text:p>0.0307008</text:p>
              </table:table-cell>
              <table:table-cell office:value-type="float" office:value="0.0384165">
                <text:p>0.0384165</text:p>
              </table:table-cell>
              <table:table-cell office:value-type="float" office:value="0.0474112">
                <text:p>0.0474112</text:p>
              </table:table-cell>
              <table:table-cell office:value-type="float" office:value="0.0586561">
                <text:p>0.0586561</text:p>
              </table:table-cell>
              <table:table-cell office:value-type="float" office:value="0.0715754">
                <text:p>0.0715754</text:p>
              </table:table-cell>
              <table:table-cell office:value-type="float" office:value="0.0872358">
                <text:p>0.0872358</text:p>
              </table:table-cell>
              <table:table-cell office:value-type="float" office:value="0.104713">
                <text:p>0.104713</text:p>
              </table:table-cell>
              <table:table-cell office:value-type="float" office:value="0.124727">
                <text:p>0.124727</text:p>
              </table:table-cell>
              <table:table-cell office:value-type="float" office:value="0.146174">
                <text:p>0.146174</text:p>
              </table:table-cell>
              <table:table-cell office:value-type="float" office:value="0.168789">
                <text:p>0.168789</text:p>
              </table:table-cell>
              <table:table-cell office:value-type="float" office:value="0.1911">
                <text:p>0.1911</text:p>
              </table:table-cell>
              <table:table-cell office:value-type="float" office:value="0.212006">
                <text:p>0.212006</text:p>
              </table:table-cell>
              <table:table-cell office:value-type="float" office:value="0.229554">
                <text:p>0.229554</text:p>
              </table:table-cell>
              <table:table-cell office:value-type="float" office:value="0.242435">
                <text:p>0.242435</text:p>
              </table:table-cell>
              <table:table-cell office:value-type="float" office:value="0.249195">
                <text:p>0.249195</text:p>
              </table:table-cell>
              <table:table-cell office:value-type="float" office:value="0.249121">
                <text:p>0.249121</text:p>
              </table:table-cell>
              <table:table-cell office:value-type="float" office:value="0.242339">
                <text:p>0.242339</text:p>
              </table:table-cell>
              <table:table-cell office:value-type="float" office:value="0.229399">
                <text:p>0.229399</text:p>
              </table:table-cell>
              <table:table-cell office:value-type="float" office:value="0.211759">
                <text:p>0.211759</text:p>
              </table:table-cell>
              <table:table-cell office:value-type="float" office:value="0.19088">
                <text:p>0.19088</text:p>
              </table:table-cell>
              <table:table-cell office:value-type="float" office:value="0.168539">
                <text:p>0.168539</text:p>
              </table:table-cell>
              <table:table-cell office:value-type="float" office:value="0.145895">
                <text:p>0.145895</text:p>
              </table:table-cell>
              <table:table-cell office:value-type="float" office:value="0.124525">
                <text:p>0.124525</text:p>
              </table:table-cell>
              <table:table-cell office:value-type="float" office:value="0.104467">
                <text:p>0.104467</text:p>
              </table:table-cell>
              <table:table-cell office:value-type="float" office:value="0.0870481">
                <text:p>0.0870481</text:p>
              </table:table-cell>
              <table:table-cell office:value-type="float" office:value="0.0713951">
                <text:p>0.0713951</text:p>
              </table:table-cell>
              <table:table-cell office:value-type="float" office:value="0.0585094">
                <text:p>0.0585094</text:p>
              </table:table-cell>
              <table:table-cell office:value-type="float" office:value="0.0472576">
                <text:p>0.0472576</text:p>
              </table:table-cell>
              <table:table-cell office:value-type="float" office:value="0.0383219">
                <text:p>0.0383219</text:p>
              </table:table-cell>
              <table:table-cell office:value-type="float" office:value="0.0305803">
                <text:p>0.0305803</text:p>
              </table:table-cell>
              <table:table-cell office:value-type="float" office:value="0.0247284">
                <text:p>0.0247284</text:p>
              </table:table-cell>
              <table:table-cell office:value-type="float" office:value="0.0194521">
                <text:p>0.0194521</text:p>
              </table:table-cell>
              <table:table-cell office:value-type="float" office:value="0.015836">
                <text:p>0.015836</text:p>
              </table:table-cell>
              <table:table-cell office:value-type="float" office:value="0.0122242">
                <text:p>0.0122242</text:p>
              </table:table-cell>
              <table:table-cell office:value-type="float" office:value="0.010092">
                <text:p>0.010092</text:p>
              </table:table-cell>
              <table:table-cell office:value-type="float" office:value="0.00762547">
                <text:p>0.00762547</text:p>
              </table:table-cell>
              <table:table-cell office:value-type="float" office:value="0.00641518">
                <text:p>0.00641518</text:p>
              </table:table-cell>
              <table:table-cell office:value-type="float" office:value="0.00471778">
                <text:p>0.00471778</text:p>
              </table:table-cell>
              <table:table-cell office:value-type="float" office:value="0.00409959">
                <text:p>0.00409959</text:p>
              </table:table-cell>
              <table:table-cell office:value-type="float" office:value="0.00286918">
                <text:p>0.00286918</text:p>
              </table:table-cell>
              <table:table-cell office:value-type="float" office:value="0.00265876">
                <text:p>0.00265876</text:p>
              </table:table-cell>
              <table:table-cell office:value-type="float" office:value="0.00170146">
                <text:p>0.00170146</text:p>
              </table:table-cell>
              <table:table-cell office:value-type="float" office:value="0.00175151">
                <text:p>0.00175151</text:p>
              </table:table-cell>
              <table:table-cell office:value-type="float" office:value="0.000980228">
                <text:p>0.000980228</text:p>
              </table:table-cell>
              <table:table-cell office:value-type="float" office:value="0.00117451">
                <text:p>0.00117451</text:p>
              </table:table-cell>
              <table:table-cell office:value-type="float" office:value="0.000529713">
                <text:p>0.000529713</text:p>
              </table:table-cell>
              <table:table-cell office:value-type="float" office:value="0.000823851">
                <text:p>0.000823851</text:p>
              </table:table-cell>
              <table:table-cell office:value-type="float" office:value="0.000231289">
                <text:p>0.000231289</text:p>
              </table:table-cell>
              <table:table-cell office:value-type="float" office:value="0.000619276">
                <text:p>0.000619276</text:p>
              </table:table-cell>
              <table:table-cell office:value-type="float" office:value="0.0000424987">
                <text:p>0.0000424987</text:p>
              </table:table-cell>
              <table:table-cell office:value-type="float" office:value="0.000475788">
                <text:p>0.000475788</text:p>
              </table:table-cell>
              <table:table-cell office:value-type="float" office:value="-0.0000427892">
                <text:p>-0.0000427892</text:p>
              </table:table-cell>
              <table:table-cell office:value-type="float" office:value="0.000345144">
                <text:p>0.000345144</text:p>
              </table:table-cell>
              <table:table-cell office:value-type="float" office:value="-0.0000591471">
                <text:p>-0.0000591471</text:p>
              </table:table-cell>
              <table:table-cell office:value-type="float" office:value="0.00024262">
                <text:p>0.00024262</text:p>
              </table:table-cell>
              <table:table-cell office:value-type="float" office:value="-0.0000704043">
                <text:p>-0.0000704043</text:p>
              </table:table-cell>
              <table:table-cell office:value-type="float" office:value="0.000199457">
                <text:p>0.000199457</text:p>
              </table:table-cell>
              <table:table-cell office:value-type="float" office:value="-0.0001082">
                <text:p>-0.0001082</text:p>
              </table:table-cell>
              <table:table-cell office:value-type="float" office:value="0.000199369">
                <text:p>0.000199369</text:p>
              </table:table-cell>
              <table:table-cell office:value-type="float" office:value="-0.000142063">
                <text:p>-0.000142063</text:p>
              </table:table-cell>
              <table:table-cell office:value-type="float" office:value="0.000186121">
                <text:p>0.000186121</text:p>
              </table:table-cell>
              <table:table-cell office:value-type="float" office:value="-0.000127735">
                <text:p>-0.000127735</text:p>
              </table:table-cell>
              <table:table-cell office:value-type="float" office:value="0.000128606">
                <text:p>0.000128606</text:p>
              </table:table-cell>
              <table:table-cell office:value-type="float" office:value="-0.0000681247">
                <text:p>-0.0000681247</text:p>
              </table:table-cell>
              <table:table-cell office:value-type="float" office:value="0.0000522697">
                <text:p>0.0000522697</text:p>
              </table:table-cell>
              <table:table-cell office:value-type="float" office:value="-0.00000767902">
                <text:p>-0.00000767902</text:p>
              </table:table-cell>
              <table:table-cell office:value-type="float" office:value="-0.00000102378">
                <text:p>-0.00000102378</text:p>
              </table:table-cell>
              <table:table-cell office:value-type="float" office:value="0.000023604">
                <text:p>0.000023604</text:p>
              </table:table-cell>
              <table:table-cell office:value-type="float" office:value="-0.0000243724">
                <text:p>-0.0000243724</text:p>
              </table:table-cell>
              <table:table-cell office:value-type="float" office:value="0.0000378875">
                <text:p>0.0000378875</text:p>
              </table:table-cell>
              <table:table-cell office:value-type="float" office:value="-0.0000430841">
                <text:p>-0.0000430841</text:p>
              </table:table-cell>
              <table:table-cell office:value-type="float" office:value="0.0000603546">
                <text:p>0.0000603546</text:p>
              </table:table-cell>
              <table:table-cell office:value-type="float" office:value="-0.0000738726">
                <text:p>-0.0000738726</text:p>
              </table:table-cell>
              <table:table-cell office:value-type="float" office:value="0.0000935823">
                <text:p>0.0000935823</text:p>
              </table:table-cell>
              <table:table-cell office:value-type="float" office:value="-0.000108029">
                <text:p>-0.000108029</text:p>
              </table:table-cell>
              <table:table-cell office:value-type="float" office:value="0.000123698">
                <text:p>0.000123698</text:p>
              </table:table-cell>
              <table:table-cell office:value-type="float" office:value="-0.000135371">
                <text:p>-0.000135371</text:p>
              </table:table-cell>
              <table:table-cell office:value-type="float" office:value="0.000149692">
                <text:p>0.000149692</text:p>
              </table:table-cell>
              <table:table-cell office:value-type="float" office:value="-0.000165401">
                <text:p>-0.000165401</text:p>
              </table:table-cell>
              <table:table-cell office:value-type="float" office:value="0.000186946">
                <text:p>0.000186946</text:p>
              </table:table-cell>
              <table:table-cell office:value-type="float" office:value="-0.00021178">
                <text:p>-0.00021178</text:p>
              </table:table-cell>
              <table:table-cell office:value-type="float" office:value="0.000239244">
                <text:p>0.000239244</text:p>
              </table:table-cell>
              <table:table-cell office:value-type="float" office:value="-0.0002638">
                <text:p>-0.0002638</text:p>
              </table:table-cell>
              <table:table-cell office:value-type="float" office:value="0.000281885">
                <text:p>0.000281885</text:p>
              </table:table-cell>
              <table:table-cell office:value-type="float" office:value="-0.000288909">
                <text:p>-0.000288909</text:p>
              </table:table-cell>
              <table:table-cell office:value-type="float" office:value="0.000283951">
                <text:p>0.000283951</text:p>
              </table:table-cell>
              <table:table-cell office:value-type="float" office:value="-0.000267656">
                <text:p>-0.000267656</text:p>
              </table:table-cell>
              <table:table-cell office:value-type="float" office:value="0.000244073">
                <text:p>0.000244073</text:p>
              </table:table-cell>
              <table:table-cell office:value-type="float" office:value="-0.000218033">
                <text:p>-0.000218033</text:p>
              </table:table-cell>
              <table:table-cell office:value-type="float" office:value="0.000194994">
                <text:p>0.000194994</text:p>
              </table:table-cell>
              <table:table-cell office:value-type="float" office:value="-0.000178651">
                <text:p>-0.000178651</text:p>
              </table:table-cell>
              <table:table-cell office:value-type="float" office:value="0.000170769">
                <text:p>0.000170769</text:p>
              </table:table-cell>
              <table:table-cell office:value-type="float" office:value="-0.000170316">
                <text:p>-0.000170316</text:p>
              </table:table-cell>
              <table:table-cell office:value-type="float" office:value="0.000174412">
                <text:p>0.000174412</text:p>
              </table:table-cell>
              <table:table-cell office:value-type="float" office:value="-0.000178933">
                <text:p>-0.000178933</text:p>
              </table:table-cell>
              <table:table-cell office:value-type="float" office:value="0.000179939">
                <text:p>0.000179939</text:p>
              </table:table-cell>
              <table:table-cell office:value-type="float" office:value="-0.000174431">
                <text:p>-0.000174431</text:p>
              </table:table-cell>
              <table:table-cell office:value-type="float" office:value="0.000161015">
                <text:p>0.000161015</text:p>
              </table:table-cell>
              <table:table-cell office:value-type="float" office:value="-0.00013978">
                <text:p>-0.00013978</text:p>
              </table:table-cell>
              <table:table-cell office:value-type="float" office:value="0.000111925">
                <text:p>0.000111925</text:p>
              </table:table-cell>
              <table:table-cell office:value-type="float" office:value="-0.0000790318">
                <text:p>-0.0000790318</text:p>
              </table:table-cell>
              <table:table-cell office:value-type="float" office:value="0.0000425031">
                <text:p>0.0000425031</text:p>
              </table:table-cell>
              <table:table-cell office:value-type="float" office:value="-0.00000317559">
                <text:p>-0.00000317559</text:p>
              </table:table-cell>
              <table:table-cell office:value-type="float" office:value="-0.0000386196">
                <text:p>-0.0000386196</text:p>
              </table:table-cell>
              <table:table-cell office:value-type="float" office:value="0.0000827479">
                <text:p>0.0000827479</text:p>
              </table:table-cell>
              <table:table-cell office:value-type="float" office:value="-0.000128743">
                <text:p>-0.000128743</text:p>
              </table:table-cell>
              <table:table-cell office:value-type="float" office:value="0.000175362">
                <text:p>0.000175362</text:p>
              </table:table-cell>
              <table:table-cell office:value-type="float" office:value="-0.000220381">
                <text:p>-0.000220381</text:p>
              </table:table-cell>
              <table:table-cell office:value-type="float" office:value="0.000260677">
                <text:p>0.000260677</text:p>
              </table:table-cell>
              <table:table-cell office:value-type="float" office:value="-0.000292765">
                <text:p>-0.000292765</text:p>
              </table:table-cell>
              <table:table-cell office:value-type="float" office:value="0.00031334">
                <text:p>0.00031334</text:p>
              </table:table-cell>
              <table:table-cell office:value-type="float" office:value="-0.000320128">
                <text:p>-0.000320128</text:p>
              </table:table-cell>
              <table:table-cell office:value-type="float" office:value="0.000312221">
                <text:p>0.000312221</text:p>
              </table:table-cell>
              <table:table-cell office:value-type="float" office:value="-0.000290488">
                <text:p>-0.000290488</text:p>
              </table:table-cell>
              <table:table-cell office:value-type="float" office:value="0.000257211">
                <text:p>0.000257211</text:p>
              </table:table-cell>
              <table:table-cell office:value-type="float" office:value="-0.000215837">
                <text:p>-0.000215837</text:p>
              </table:table-cell>
              <table:table-cell office:value-type="float" office:value="0.000170161">
                <text:p>0.000170161</text:p>
              </table:table-cell>
              <table:table-cell office:value-type="float" office:value="-0.000123757">
                <text:p>-0.000123757</text:p>
              </table:table-cell>
              <table:table-cell office:value-type="float" office:value="0.0000794212">
                <text:p>0.0000794212</text:p>
              </table:table-cell>
              <table:table-cell office:value-type="float" office:value="-0.0000390061">
                <text:p>-0.0000390061</text:p>
              </table:table-cell>
              <table:table-cell office:value-type="float" office:value="0.00000327529">
                <text:p>0.00000327529</text:p>
              </table:table-cell>
              <table:table-cell office:value-type="float" office:value="0.0000278077">
                <text:p>0.0000278077</text:p>
              </table:table-cell>
              <table:table-cell office:value-type="float" office:value="-0.0000544553">
                <text:p>-0.0000544553</text:p>
              </table:table-cell>
              <table:table-cell office:value-type="float" office:value="0.0000769608">
                <text:p>0.0000769608</text:p>
              </table:table-cell>
              <table:table-cell office:value-type="float" office:value="-0.00009569">
                <text:p>-0.00009569</text:p>
              </table:table-cell>
              <table:table-cell office:value-type="float" office:value="0.000110183">
                <text:p>0.000110183</text:p>
              </table:table-cell>
              <table:table-cell office:value-type="float" office:value="-0.000119488">
                <text:p>-0.000119488</text:p>
              </table:table-cell>
              <table:table-cell office:value-type="float" office:value="0.000123687">
                <text:p>0.000123687</text:p>
              </table:table-cell>
              <table:table-cell office:value-type="float" office:value="-0.000122574">
                <text:p>-0.000122574</text:p>
              </table:table-cell>
              <table:table-cell office:value-type="float" office:value="0.000114896">
                <text:p>0.000114896</text:p>
              </table:table-cell>
              <table:table-cell office:value-type="float" office:value="-0.000102356">
                <text:p>-0.000102356</text:p>
              </table:table-cell>
              <table:table-cell office:value-type="float" office:value="0.0000877835">
                <text:p>0.0000877835</text:p>
              </table:table-cell>
              <table:table-cell office:value-type="float" office:value="-0.000069827">
                <text:p>-0.000069827</text:p>
              </table:table-cell>
              <table:table-cell office:value-type="float" office:value="0.0000504335">
                <text:p>0.0000504335</text:p>
              </table:table-cell>
              <table:table-cell office:value-type="float" office:value="-0.0000361105">
                <text:p>-0.0000361105</text:p>
              </table:table-cell>
              <table:table-cell office:value-type="float" office:value="0.0000234171">
                <text:p>0.0000234171</text:p>
              </table:table-cell>
              <table:table-cell office:value-type="float" office:value="-0.00000935626">
                <text:p>-0.00000935626</text:p>
              </table:table-cell>
              <table:table-cell office:value-type="float" office:value="0.00000403754">
                <text:p>0.00000403754</text:p>
              </table:table-cell>
              <table:table-cell office:value-type="float" office:value="-0.00000308484">
                <text:p>-0.00000308484</text:p>
              </table:table-cell>
              <table:table-cell office:value-type="float" office:value="-0.00000561121">
                <text:p>-0.00000561121</text:p>
              </table:table-cell>
              <table:table-cell office:value-type="float" office:value="0.00000780847">
                <text:p>0.00000780847</text:p>
              </table:table-cell>
              <table:table-cell office:value-type="float" office:value="-0.00000262353">
                <text:p>-0.00000262353</text:p>
              </table:table-cell>
              <table:table-cell office:value-type="float" office:value="0.0000112338">
                <text:p>0.0000112338</text:p>
              </table:table-cell>
              <table:table-cell office:value-type="float" office:value="-0.0000176397">
                <text:p>-0.0000176397</text:p>
              </table:table-cell>
              <table:table-cell office:value-type="float" office:value="0.0000114899">
                <text:p>0.0000114899</text:p>
              </table:table-cell>
              <table:table-cell office:value-type="float" office:value="-0.0000179363">
                <text:p>-0.0000179363</text:p>
              </table:table-cell>
              <table:table-cell office:value-type="float" office:value="0.0000247112">
                <text:p>0.0000247112</text:p>
              </table:table-cell>
              <table:table-cell office:value-type="float" office:value="-0.0000185363">
                <text:p>-0.0000185363</text:p>
              </table:table-cell>
              <table:table-cell office:value-type="float" office:value="0.0000186037">
                <text:p>0.0000186037</text:p>
              </table:table-cell>
              <table:table-cell office:value-type="float" office:value="-0.0000165271">
                <text:p>-0.0000165271</text:p>
              </table:table-cell>
              <table:table-cell office:value-type="float" office:value="0.0000132647">
                <text:p>0.0000132647</text:p>
              </table:table-cell>
              <table:table-cell office:value-type="float" office:value="-0.0000121237">
                <text:p>-0.0000121237</text:p>
              </table:table-cell>
              <table:table-cell office:value-type="float" office:value="-0.00000136273">
                <text:p>-0.00000136273</text:p>
              </table:table-cell>
              <table:table-cell office:value-type="float" office:value="-0.00000252342">
                <text:p>-0.00000252342</text:p>
              </table:table-cell>
              <table:table-cell office:value-type="float" office:value="0.0000085703">
                <text:p>0.0000085703</text:p>
              </table:table-cell>
              <table:table-cell office:value-type="float" office:value="0.00000919499">
                <text:p>0.00000919499</text:p>
              </table:table-cell>
              <table:table-cell office:value-type="float" office:value="0.00000110127">
                <text:p>0.00000110127</text:p>
              </table:table-cell>
              <table:table-cell office:value-type="float" office:value="-0.00000896517">
                <text:p>-0.00000896517</text:p>
              </table:table-cell>
              <table:table-cell office:value-type="float" office:value="-0.00000197788">
                <text:p>-0.00000197788</text:p>
              </table:table-cell>
              <table:table-cell office:value-type="float" office:value="-0.0000105334">
                <text:p>-0.0000105334</text:p>
              </table:table-cell>
              <table:table-cell office:value-type="float" office:value="0.00000337232">
                <text:p>0.00000337232</text:p>
              </table:table-cell>
              <table:table-cell office:value-type="float" office:value="-0.00000546827">
                <text:p>-0.00000546827</text:p>
              </table:table-cell>
              <table:table-cell office:value-type="float" office:value="0.000016911">
                <text:p>0.000016911</text:p>
              </table:table-cell>
              <table:table-cell office:value-type="float" office:value="0.00000679737">
                <text:p>0.00000679737</text:p>
              </table:table-cell>
              <table:table-cell office:value-type="float" office:value="0.00000284433">
                <text:p>0.00000284433</text:p>
              </table:table-cell>
              <table:table-cell office:value-type="float" office:value="-0.00000894505">
                <text:p>-0.00000894505</text:p>
              </table:table-cell>
              <table:table-cell office:value-type="float" office:value="-0.00000767917">
                <text:p>-0.00000767917</text:p>
              </table:table-cell>
              <table:table-cell office:value-type="float" office:value="0.00000251014">
                <text:p>0.00000251014</text:p>
              </table:table-cell>
              <table:table-cell office:value-type="float" office:value="-0.00000319329">
                <text:p>-0.00000319329</text:p>
              </table:table-cell>
              <table:table-cell office:value-type="float" office:value="0.00000215883">
                <text:p>0.00000215883</text:p>
              </table:table-cell>
              <table:table-cell office:value-type="float" office:value="0.00000178793">
                <text:p>0.00000178793</text:p>
              </table:table-cell>
              <table:table-cell office:value-type="float" office:value="0.00000180448">
                <text:p>0.00000180448</text:p>
              </table:table-cell>
              <table:table-cell office:value-type="float" office:value="-0.00000605526">
                <text:p>-0.00000605526</text:p>
              </table:table-cell>
              <table:table-cell office:value-type="float" office:value="-0.0000145598">
                <text:p>-0.0000145598</text:p>
              </table:table-cell>
              <table:table-cell office:value-type="float" office:value="0.000000505838">
                <text:p>0.000000505838</text:p>
              </table:table-cell>
              <table:table-cell office:value-type="float" office:value="2.06361E-017">
                <text:p>2.06361E-017</text:p>
              </table:table-cell>
              <table:table-cell office:value-type="float" office:value="1.63034E-017">
                <text:p>1.63034E-017</text:p>
              </table:table-cell>
              <table:table-cell office:value-type="float" office:value="1.28793E-017">
                <text:p>1.28793E-017</text:p>
              </table:table-cell>
              <table:table-cell office:value-type="float" office:value="1.28793E-017">
                <text:p>1.28793E-01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000000245528">
                <text:p>0.00000000245528</text:p>
                <draw:g>
                  <svg:desc>korteweg2.B3:korteweg2.KQ3</svg:desc>
                </draw:g>
              </table:table-cell>
              <table:table-cell office:value-type="float" office:value="0.00000000392372">
                <text:p>0.00000000392372</text:p>
              </table:table-cell>
              <table:table-cell office:value-type="float" office:value="0.00000000629775">
                <text:p>0.00000000629775</text:p>
              </table:table-cell>
              <table:table-cell office:value-type="float" office:value="-0.00023039">
                <text:p>-0.00023039</text:p>
              </table:table-cell>
              <table:table-cell office:value-type="float" office:value="-0.000125567">
                <text:p>-0.000125567</text:p>
              </table:table-cell>
              <table:table-cell office:value-type="float" office:value="-0.00022084">
                <text:p>-0.00022084</text:p>
              </table:table-cell>
              <table:table-cell office:value-type="float" office:value="-0.0000494678">
                <text:p>-0.0000494678</text:p>
              </table:table-cell>
              <table:table-cell office:value-type="float" office:value="-0.0000521775">
                <text:p>-0.0000521775</text:p>
              </table:table-cell>
              <table:table-cell office:value-type="float" office:value="0.000162147">
                <text:p>0.000162147</text:p>
              </table:table-cell>
              <table:table-cell office:value-type="float" office:value="0.0000826726">
                <text:p>0.0000826726</text:p>
              </table:table-cell>
              <table:table-cell office:value-type="float" office:value="0.000331585">
                <text:p>0.000331585</text:p>
              </table:table-cell>
              <table:table-cell office:value-type="float" office:value="0.000178906">
                <text:p>0.000178906</text:p>
              </table:table-cell>
              <table:table-cell office:value-type="float" office:value="0.000298755">
                <text:p>0.000298755</text:p>
              </table:table-cell>
              <table:table-cell office:value-type="float" office:value="0.000186081">
                <text:p>0.000186081</text:p>
              </table:table-cell>
              <table:table-cell office:value-type="float" office:value="0.000184059">
                <text:p>0.000184059</text:p>
              </table:table-cell>
              <table:table-cell office:value-type="float" office:value="0.00000212272">
                <text:p>0.00000212272</text:p>
              </table:table-cell>
              <table:table-cell office:value-type="float" office:value="0.00009027">
                <text:p>0.00009027</text:p>
              </table:table-cell>
              <table:table-cell office:value-type="float" office:value="-0.000203845">
                <text:p>-0.000203845</text:p>
              </table:table-cell>
              <table:table-cell office:value-type="float" office:value="-0.0000627275">
                <text:p>-0.0000627275</text:p>
              </table:table-cell>
              <table:table-cell office:value-type="float" office:value="-0.000262159">
                <text:p>-0.000262159</text:p>
              </table:table-cell>
              <table:table-cell office:value-type="float" office:value="-0.000185005">
                <text:p>-0.000185005</text:p>
              </table:table-cell>
              <table:table-cell office:value-type="float" office:value="-0.000265805">
                <text:p>-0.000265805</text:p>
              </table:table-cell>
              <table:table-cell office:value-type="float" office:value="-0.000156708">
                <text:p>-0.000156708</text:p>
              </table:table-cell>
              <table:table-cell office:value-type="float" office:value="-0.000250028">
                <text:p>-0.000250028</text:p>
              </table:table-cell>
              <table:table-cell office:value-type="float" office:value="-0.000044309">
                <text:p>-0.000044309</text:p>
              </table:table-cell>
              <table:table-cell office:value-type="float" office:value="-0.000194693">
                <text:p>-0.000194693</text:p>
              </table:table-cell>
              <table:table-cell office:value-type="float" office:value="0.0000734744">
                <text:p>0.0000734744</text:p>
              </table:table-cell>
              <table:table-cell office:value-type="float" office:value="-0.0000762203">
                <text:p>-0.0000762203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0837073">
                <text:p>0.0000837073</text:p>
              </table:table-cell>
              <table:table-cell office:value-type="float" office:value="0.000146285">
                <text:p>0.000146285</text:p>
              </table:table-cell>
              <table:table-cell office:value-type="float" office:value="0.0000694814">
                <text:p>0.0000694814</text:p>
              </table:table-cell>
              <table:table-cell office:value-type="float" office:value="0.000299228">
                <text:p>0.000299228</text:p>
              </table:table-cell>
              <table:table-cell office:value-type="float" office:value="-0.0000023517">
                <text:p>-0.0000023517</text:p>
              </table:table-cell>
              <table:table-cell office:value-type="float" office:value="0.000262566">
                <text:p>0.000262566</text:p>
              </table:table-cell>
              <table:table-cell office:value-type="float" office:value="0.000115206">
                <text:p>0.000115206</text:p>
              </table:table-cell>
              <table:table-cell office:value-type="float" office:value="0.000110653">
                <text:p>0.000110653</text:p>
              </table:table-cell>
              <table:table-cell office:value-type="float" office:value="0.000105953">
                <text:p>0.000105953</text:p>
              </table:table-cell>
              <table:table-cell office:value-type="float" office:value="0.000210282">
                <text:p>0.000210282</text:p>
              </table:table-cell>
              <table:table-cell office:value-type="float" office:value="-0.0000494807">
                <text:p>-0.0000494807</text:p>
              </table:table-cell>
              <table:table-cell office:value-type="float" office:value="0.000287249">
                <text:p>0.000287249</text:p>
              </table:table-cell>
              <table:table-cell office:value-type="float" office:value="0.0000705377">
                <text:p>0.0000705377</text:p>
              </table:table-cell>
              <table:table-cell office:value-type="float" office:value="0.000237873">
                <text:p>0.000237873</text:p>
              </table:table-cell>
              <table:table-cell office:value-type="float" office:value="0.000321565">
                <text:p>0.000321565</text:p>
              </table:table-cell>
              <table:table-cell office:value-type="float" office:value="0.000540288">
                <text:p>0.000540288</text:p>
              </table:table-cell>
              <table:table-cell office:value-type="float" office:value="0.000667635">
                <text:p>0.000667635</text:p>
              </table:table-cell>
              <table:table-cell office:value-type="float" office:value="0.00137763">
                <text:p>0.00137763</text:p>
              </table:table-cell>
              <table:table-cell office:value-type="float" office:value="0.00186217">
                <text:p>0.00186217</text:p>
              </table:table-cell>
              <table:table-cell office:value-type="float" office:value="0.00325565">
                <text:p>0.00325565</text:p>
              </table:table-cell>
              <table:table-cell office:value-type="float" office:value="0.00505618">
                <text:p>0.00505618</text:p>
              </table:table-cell>
              <table:table-cell office:value-type="float" office:value="0.00822155">
                <text:p>0.00822155</text:p>
              </table:table-cell>
              <table:table-cell office:value-type="float" office:value="0.0130029">
                <text:p>0.0130029</text:p>
              </table:table-cell>
              <table:table-cell office:value-type="float" office:value="0.0209753">
                <text:p>0.0209753</text:p>
              </table:table-cell>
              <table:table-cell office:value-type="float" office:value="0.033149">
                <text:p>0.033149</text:p>
              </table:table-cell>
              <table:table-cell office:value-type="float" office:value="0.052821">
                <text:p>0.052821</text:p>
              </table:table-cell>
              <table:table-cell office:value-type="float" office:value="0.0830309">
                <text:p>0.0830309</text:p>
              </table:table-cell>
              <table:table-cell office:value-type="float" office:value="0.129793">
                <text:p>0.129793</text:p>
              </table:table-cell>
              <table:table-cell office:value-type="float" office:value="0.199392">
                <text:p>0.199392</text:p>
              </table:table-cell>
              <table:table-cell office:value-type="float" office:value="0.299949">
                <text:p>0.299949</text:p>
              </table:table-cell>
              <table:table-cell office:value-type="float" office:value="0.435895">
                <text:p>0.435895</text:p>
              </table:table-cell>
              <table:table-cell office:value-type="float" office:value="0.60424">
                <text:p>0.60424</text:p>
              </table:table-cell>
              <table:table-cell office:value-type="float" office:value="0.783593">
                <text:p>0.783593</text:p>
              </table:table-cell>
              <table:table-cell office:value-type="float" office:value="0.932763">
                <text:p>0.932763</text:p>
              </table:table-cell>
              <table:table-cell office:value-type="float" office:value="1.00084">
                <text:p>1.00084</text:p>
              </table:table-cell>
              <table:table-cell office:value-type="float" office:value="0.960536">
                <text:p>0.960536</text:p>
              </table:table-cell>
              <table:table-cell office:value-type="float" office:value="0.828143">
                <text:p>0.828143</text:p>
              </table:table-cell>
              <table:table-cell office:value-type="float" office:value="0.652051">
                <text:p>0.652051</text:p>
              </table:table-cell>
              <table:table-cell office:value-type="float" office:value="0.477823">
                <text:p>0.477823</text:p>
              </table:table-cell>
              <table:table-cell office:value-type="float" office:value="0.332455">
                <text:p>0.332455</text:p>
              </table:table-cell>
              <table:table-cell office:value-type="float" office:value="0.222732">
                <text:p>0.222732</text:p>
              </table:table-cell>
              <table:table-cell office:value-type="float" office:value="0.14574">
                <text:p>0.14574</text:p>
              </table:table-cell>
              <table:table-cell office:value-type="float" office:value="0.0935264">
                <text:p>0.0935264</text:p>
              </table:table-cell>
              <table:table-cell office:value-type="float" office:value="0.0596375">
                <text:p>0.0596375</text:p>
              </table:table-cell>
              <table:table-cell office:value-type="float" office:value="0.0375165">
                <text:p>0.0375165</text:p>
              </table:table-cell>
              <table:table-cell office:value-type="float" office:value="0.0236885">
                <text:p>0.0236885</text:p>
              </table:table-cell>
              <table:table-cell office:value-type="float" office:value="0.0147461">
                <text:p>0.0147461</text:p>
              </table:table-cell>
              <table:table-cell office:value-type="float" office:value="0.00933958">
                <text:p>0.00933958</text:p>
              </table:table-cell>
              <table:table-cell office:value-type="float" office:value="0.00568917">
                <text:p>0.00568917</text:p>
              </table:table-cell>
              <table:table-cell office:value-type="float" office:value="0.00370192">
                <text:p>0.00370192</text:p>
              </table:table-cell>
              <table:table-cell office:value-type="float" office:value="0.00217427">
                <text:p>0.00217427</text:p>
              </table:table-cell>
              <table:table-cell office:value-type="float" office:value="0.00147984">
                <text:p>0.00147984</text:p>
              </table:table-cell>
              <table:table-cell office:value-type="float" office:value="0.000800607">
                <text:p>0.000800607</text:p>
              </table:table-cell>
              <table:table-cell office:value-type="float" office:value="0.000652463">
                <text:p>0.000652463</text:p>
              </table:table-cell>
              <table:table-cell office:value-type="float" office:value="0.000258349">
                <text:p>0.000258349</text:p>
              </table:table-cell>
              <table:table-cell office:value-type="float" office:value="0.000298435">
                <text:p>0.000298435</text:p>
              </table:table-cell>
              <table:table-cell office:value-type="float" office:value="0.0000954758">
                <text:p>0.0000954758</text:p>
              </table:table-cell>
              <table:table-cell office:value-type="float" office:value="0.000144892">
                <text:p>0.000144892</text:p>
              </table:table-cell>
              <table:table-cell office:value-type="float" office:value="-0.0000222301">
                <text:p>-0.0000222301</text:p>
              </table:table-cell>
              <table:table-cell office:value-type="float" office:value="0.000148311">
                <text:p>0.000148311</text:p>
              </table:table-cell>
              <table:table-cell office:value-type="float" office:value="-0.0000966435">
                <text:p>-0.0000966435</text:p>
              </table:table-cell>
              <table:table-cell office:value-type="float" office:value="0.000101107">
                <text:p>0.000101107</text:p>
              </table:table-cell>
              <table:table-cell office:value-type="float" office:value="-0.0000492927">
                <text:p>-0.0000492927</text:p>
              </table:table-cell>
              <table:table-cell office:value-type="float" office:value="0.000052779">
                <text:p>0.000052779</text:p>
              </table:table-cell>
              <table:table-cell office:value-type="float" office:value="-0.0000540225">
                <text:p>-0.0000540225</text:p>
              </table:table-cell>
              <table:table-cell office:value-type="float" office:value="0.000108964">
                <text:p>0.000108964</text:p>
              </table:table-cell>
              <table:table-cell office:value-type="float" office:value="-0.0000728234">
                <text:p>-0.0000728234</text:p>
              </table:table-cell>
              <table:table-cell office:value-type="float" office:value="0.000127788">
                <text:p>0.000127788</text:p>
              </table:table-cell>
              <table:table-cell office:value-type="float" office:value="-0.000020942">
                <text:p>-0.000020942</text:p>
              </table:table-cell>
              <table:table-cell office:value-type="float" office:value="0.000141391">
                <text:p>0.000141391</text:p>
              </table:table-cell>
              <table:table-cell office:value-type="float" office:value="-0.000000503626">
                <text:p>-0.000000503626</text:p>
              </table:table-cell>
              <table:table-cell office:value-type="float" office:value="0.000194385">
                <text:p>0.000194385</text:p>
              </table:table-cell>
              <table:table-cell office:value-type="float" office:value="0.0000448647">
                <text:p>0.0000448647</text:p>
              </table:table-cell>
              <table:table-cell office:value-type="float" office:value="0.000217777">
                <text:p>0.000217777</text:p>
              </table:table-cell>
              <table:table-cell office:value-type="float" office:value="0.000122866">
                <text:p>0.000122866</text:p>
              </table:table-cell>
              <table:table-cell office:value-type="float" office:value="0.000311031">
                <text:p>0.000311031</text:p>
              </table:table-cell>
              <table:table-cell office:value-type="float" office:value="0.000185912">
                <text:p>0.000185912</text:p>
              </table:table-cell>
              <table:table-cell office:value-type="float" office:value="0.00045923">
                <text:p>0.00045923</text:p>
              </table:table-cell>
              <table:table-cell office:value-type="float" office:value="0.000375533">
                <text:p>0.000375533</text:p>
              </table:table-cell>
              <table:table-cell office:value-type="float" office:value="0.000632213">
                <text:p>0.000632213</text:p>
              </table:table-cell>
              <table:table-cell office:value-type="float" office:value="0.000670961">
                <text:p>0.000670961</text:p>
              </table:table-cell>
              <table:table-cell office:value-type="float" office:value="0.0010192">
                <text:p>0.0010192</text:p>
              </table:table-cell>
              <table:table-cell office:value-type="float" office:value="0.00107014">
                <text:p>0.00107014</text:p>
              </table:table-cell>
              <table:table-cell office:value-type="float" office:value="0.00160661">
                <text:p>0.00160661</text:p>
              </table:table-cell>
              <table:table-cell office:value-type="float" office:value="0.00183937">
                <text:p>0.00183937</text:p>
              </table:table-cell>
              <table:table-cell office:value-type="float" office:value="0.00245488">
                <text:p>0.00245488</text:p>
              </table:table-cell>
              <table:table-cell office:value-type="float" office:value="0.00301752">
                <text:p>0.00301752</text:p>
              </table:table-cell>
              <table:table-cell office:value-type="float" office:value="0.00395437">
                <text:p>0.00395437</text:p>
              </table:table-cell>
              <table:table-cell office:value-type="float" office:value="0.00476609">
                <text:p>0.00476609</text:p>
              </table:table-cell>
              <table:table-cell office:value-type="float" office:value="0.00630548">
                <text:p>0.00630548</text:p>
              </table:table-cell>
              <table:table-cell office:value-type="float" office:value="0.00770589">
                <text:p>0.00770589</text:p>
              </table:table-cell>
              <table:table-cell office:value-type="float" office:value="0.00985594">
                <text:p>0.00985594</text:p>
              </table:table-cell>
              <table:table-cell office:value-type="float" office:value="0.0123349">
                <text:p>0.0123349</text:p>
              </table:table-cell>
              <table:table-cell office:value-type="float" office:value="0.0155925">
                <text:p>0.0155925</text:p>
              </table:table-cell>
              <table:table-cell office:value-type="float" office:value="0.0194052">
                <text:p>0.0194052</text:p>
              </table:table-cell>
              <table:table-cell office:value-type="float" office:value="0.0245392">
                <text:p>0.0245392</text:p>
              </table:table-cell>
              <table:table-cell office:value-type="float" office:value="0.0303914">
                <text:p>0.0303914</text:p>
              </table:table-cell>
              <table:table-cell office:value-type="float" office:value="0.0380237">
                <text:p>0.0380237</text:p>
              </table:table-cell>
              <table:table-cell office:value-type="float" office:value="0.0470154">
                <text:p>0.0470154</text:p>
              </table:table-cell>
              <table:table-cell office:value-type="float" office:value="0.0580648">
                <text:p>0.0580648</text:p>
              </table:table-cell>
              <table:table-cell office:value-type="float" office:value="0.0709984">
                <text:p>0.0709984</text:p>
              </table:table-cell>
              <table:table-cell office:value-type="float" office:value="0.0864741">
                <text:p>0.0864741</text:p>
              </table:table-cell>
              <table:table-cell office:value-type="float" office:value="0.10391">
                <text:p>0.10391</text:p>
              </table:table-cell>
              <table:table-cell office:value-type="float" office:value="0.123828">
                <text:p>0.123828</text:p>
              </table:table-cell>
              <table:table-cell office:value-type="float" office:value="0.145207">
                <text:p>0.145207</text:p>
              </table:table-cell>
              <table:table-cell office:value-type="float" office:value="0.167811">
                <text:p>0.167811</text:p>
              </table:table-cell>
              <table:table-cell office:value-type="float" office:value="0.190135">
                <text:p>0.190135</text:p>
              </table:table-cell>
              <table:table-cell office:value-type="float" office:value="0.211195">
                <text:p>0.211195</text:p>
              </table:table-cell>
              <table:table-cell office:value-type="float" office:value="0.228838">
                <text:p>0.228838</text:p>
              </table:table-cell>
              <table:table-cell office:value-type="float" office:value="0.242054">
                <text:p>0.242054</text:p>
              </table:table-cell>
              <table:table-cell office:value-type="float" office:value="0.248976">
                <text:p>0.248976</text:p>
              </table:table-cell>
              <table:table-cell office:value-type="float" office:value="0.24934">
                <text:p>0.24934</text:p>
              </table:table-cell>
              <table:table-cell office:value-type="float" office:value="0.242698">
                <text:p>0.242698</text:p>
              </table:table-cell>
              <table:table-cell office:value-type="float" office:value="0.230135">
                <text:p>0.230135</text:p>
              </table:table-cell>
              <table:table-cell office:value-type="float" office:value="0.212532">
                <text:p>0.212532</text:p>
              </table:table-cell>
              <table:table-cell office:value-type="float" office:value="0.191913">
                <text:p>0.191913</text:p>
              </table:table-cell>
              <table:table-cell office:value-type="float" office:value="0.169416">
                <text:p>0.169416</text:p>
              </table:table-cell>
              <table:table-cell office:value-type="float" office:value="0.146981">
                <text:p>0.146981</text:p>
              </table:table-cell>
              <table:table-cell office:value-type="float" office:value="0.12528">
                <text:p>0.12528</text:p>
              </table:table-cell>
              <table:table-cell office:value-type="float" office:value="0.105458">
                <text:p>0.105458</text:p>
              </table:table-cell>
              <table:table-cell office:value-type="float" office:value="0.0875875">
                <text:p>0.0875875</text:p>
              </table:table-cell>
              <table:table-cell office:value-type="float" office:value="0.0721871">
                <text:p>0.0721871</text:p>
              </table:table-cell>
              <table:table-cell office:value-type="float" office:value="0.058871">
                <text:p>0.058871</text:p>
              </table:table-cell>
              <table:table-cell office:value-type="float" office:value="0.047855">
                <text:p>0.047855</text:p>
              </table:table-cell>
              <table:table-cell office:value-type="float" office:value="0.0385291">
                <text:p>0.0385291</text:p>
              </table:table-cell>
              <table:table-cell office:value-type="float" office:value="0.0310361">
                <text:p>0.0310361</text:p>
              </table:table-cell>
              <table:table-cell office:value-type="float" office:value="0.0247892">
                <text:p>0.0247892</text:p>
              </table:table-cell>
              <table:table-cell office:value-type="float" office:value="0.0198602">
                <text:p>0.0198602</text:p>
              </table:table-cell>
              <table:table-cell office:value-type="float" office:value="0.0157487">
                <text:p>0.0157487</text:p>
              </table:table-cell>
              <table:table-cell office:value-type="float" office:value="0.0126029">
                <text:p>0.0126029</text:p>
              </table:table-cell>
              <table:table-cell office:value-type="float" office:value="0.00993807">
                <text:p>0.00993807</text:p>
              </table:table-cell>
              <table:table-cell office:value-type="float" office:value="0.00795816">
                <text:p>0.00795816</text:p>
              </table:table-cell>
              <table:table-cell office:value-type="float" office:value="0.00623689">
                <text:p>0.00623689</text:p>
              </table:table-cell>
              <table:table-cell office:value-type="float" office:value="0.00499315">
                <text:p>0.00499315</text:p>
              </table:table-cell>
              <table:table-cell office:value-type="float" office:value="0.00391641">
                <text:p>0.00391641</text:p>
              </table:table-cell>
              <table:table-cell office:value-type="float" office:value="0.00314062">
                <text:p>0.00314062</text:p>
              </table:table-cell>
              <table:table-cell office:value-type="float" office:value="0.0024247">
                <text:p>0.0024247</text:p>
              </table:table-cell>
              <table:table-cell office:value-type="float" office:value="0.00198631">
                <text:p>0.00198631</text:p>
              </table:table-cell>
              <table:table-cell office:value-type="float" office:value="0.00150444">
                <text:p>0.00150444</text:p>
              </table:table-cell>
              <table:table-cell office:value-type="float" office:value="0.0012549">
                <text:p>0.0012549</text:p>
              </table:table-cell>
              <table:table-cell office:value-type="float" office:value="0.000932322">
                <text:p>0.000932322</text:p>
              </table:table-cell>
              <table:table-cell office:value-type="float" office:value="0.00077394">
                <text:p>0.00077394</text:p>
              </table:table-cell>
              <table:table-cell office:value-type="float" office:value="0.000589771">
                <text:p>0.000589771</text:p>
              </table:table-cell>
              <table:table-cell office:value-type="float" office:value="0.000488826">
                <text:p>0.000488826</text:p>
              </table:table-cell>
              <table:table-cell office:value-type="float" office:value="0.00035914">
                <text:p>0.00035914</text:p>
              </table:table-cell>
              <table:table-cell office:value-type="float" office:value="0.00033261">
                <text:p>0.00033261</text:p>
              </table:table-cell>
              <table:table-cell office:value-type="float" office:value="0.000192037">
                <text:p>0.000192037</text:p>
              </table:table-cell>
              <table:table-cell office:value-type="float" office:value="0.000197005">
                <text:p>0.000197005</text:p>
              </table:table-cell>
              <table:table-cell office:value-type="float" office:value="0.000136428">
                <text:p>0.000136428</text:p>
              </table:table-cell>
              <table:table-cell office:value-type="float" office:value="0.000152463">
                <text:p>0.000152463</text:p>
              </table:table-cell>
              <table:table-cell office:value-type="float" office:value="0.0000860098">
                <text:p>0.0000860098</text:p>
              </table:table-cell>
              <table:table-cell office:value-type="float" office:value="0.0000370901">
                <text:p>0.0000370901</text:p>
              </table:table-cell>
              <table:table-cell office:value-type="float" office:value="0.0000309398">
                <text:p>0.0000309398</text:p>
              </table:table-cell>
              <table:table-cell office:value-type="float" office:value="0.000113129">
                <text:p>0.000113129</text:p>
              </table:table-cell>
              <table:table-cell office:value-type="float" office:value="0.0000530139">
                <text:p>0.0000530139</text:p>
              </table:table-cell>
              <table:table-cell office:value-type="float" office:value="0.00000277713">
                <text:p>0.00000277713</text:p>
              </table:table-cell>
              <table:table-cell office:value-type="float" office:value="-0.0000563772">
                <text:p>-0.0000563772</text:p>
              </table:table-cell>
              <table:table-cell office:value-type="float" office:value="0.0000206261">
                <text:p>0.0000206261</text:p>
              </table:table-cell>
              <table:table-cell office:value-type="float" office:value="0.000123083">
                <text:p>0.000123083</text:p>
              </table:table-cell>
              <table:table-cell office:value-type="float" office:value="0.0000592044">
                <text:p>0.0000592044</text:p>
              </table:table-cell>
              <table:table-cell office:value-type="float" office:value="-0.0000867978">
                <text:p>-0.0000867978</text:p>
              </table:table-cell>
              <table:table-cell office:value-type="float" office:value="-0.000109728">
                <text:p>-0.000109728</text:p>
              </table:table-cell>
              <table:table-cell office:value-type="float" office:value="0.0000231786">
                <text:p>0.0000231786</text:p>
              </table:table-cell>
              <table:table-cell office:value-type="float" office:value="0.000192003">
                <text:p>0.000192003</text:p>
              </table:table-cell>
              <table:table-cell office:value-type="float" office:value="0.0000815206">
                <text:p>0.0000815206</text:p>
              </table:table-cell>
              <table:table-cell office:value-type="float" office:value="-0.000193155">
                <text:p>-0.000193155</text:p>
              </table:table-cell>
              <table:table-cell office:value-type="float" office:value="-0.000146516">
                <text:p>-0.000146516</text:p>
              </table:table-cell>
              <table:table-cell office:value-type="float" office:value="0.0000674148">
                <text:p>0.0000674148</text:p>
              </table:table-cell>
              <table:table-cell office:value-type="float" office:value="0.000257522">
                <text:p>0.000257522</text:p>
              </table:table-cell>
              <table:table-cell office:value-type="float" office:value="0.0000401425">
                <text:p>0.0000401425</text:p>
              </table:table-cell>
              <table:table-cell office:value-type="float" office:value="-0.000222501">
                <text:p>-0.000222501</text:p>
              </table:table-cell>
              <table:table-cell office:value-type="float" office:value="-0.000167579">
                <text:p>-0.000167579</text:p>
              </table:table-cell>
              <table:table-cell office:value-type="float" office:value="0.000116489">
                <text:p>0.000116489</text:p>
              </table:table-cell>
              <table:table-cell office:value-type="float" office:value="0.00018201">
                <text:p>0.00018201</text:p>
              </table:table-cell>
              <table:table-cell office:value-type="float" office:value="0.000114869">
                <text:p>0.000114869</text:p>
              </table:table-cell>
              <table:table-cell office:value-type="float" office:value="-0.000188858">
                <text:p>-0.000188858</text:p>
              </table:table-cell>
              <table:table-cell office:value-type="float" office:value="-0.000138943">
                <text:p>-0.000138943</text:p>
              </table:table-cell>
              <table:table-cell office:value-type="float" office:value="-0.0000552214">
                <text:p>-0.0000552214</text:p>
              </table:table-cell>
              <table:table-cell office:value-type="float" office:value="0.000153322">
                <text:p>0.000153322</text:p>
              </table:table-cell>
              <table:table-cell office:value-type="float" office:value="0.00016365">
                <text:p>0.00016365</text:p>
              </table:table-cell>
              <table:table-cell office:value-type="float" office:value="0.0000600824">
                <text:p>0.0000600824</text:p>
              </table:table-cell>
              <table:table-cell office:value-type="float" office:value="-0.000204978">
                <text:p>-0.000204978</text:p>
              </table:table-cell>
              <table:table-cell office:value-type="float" office:value="-0.00014295">
                <text:p>-0.00014295</text:p>
              </table:table-cell>
              <table:table-cell office:value-type="float" office:value="-0.0000971477">
                <text:p>-0.0000971477</text:p>
              </table:table-cell>
              <table:table-cell office:value-type="float" office:value="0.000272056">
                <text:p>0.000272056</text:p>
              </table:table-cell>
              <table:table-cell office:value-type="float" office:value="0.000179339">
                <text:p>0.000179339</text:p>
              </table:table-cell>
              <table:table-cell office:value-type="float" office:value="0.00000999763">
                <text:p>0.00000999763</text:p>
              </table:table-cell>
              <table:table-cell office:value-type="float" office:value="-0.000272547">
                <text:p>-0.000272547</text:p>
              </table:table-cell>
              <table:table-cell office:value-type="float" office:value="-0.000149161">
                <text:p>-0.000149161</text:p>
              </table:table-cell>
              <table:table-cell office:value-type="float" office:value="0.00000101101">
                <text:p>0.00000101101</text:p>
              </table:table-cell>
              <table:table-cell office:value-type="float" office:value="0.000274795">
                <text:p>0.000274795</text:p>
              </table:table-cell>
              <table:table-cell office:value-type="float" office:value="0.0000730173">
                <text:p>0.0000730173</text:p>
              </table:table-cell>
              <table:table-cell office:value-type="float" office:value="0.0000965561">
                <text:p>0.0000965561</text:p>
              </table:table-cell>
              <table:table-cell office:value-type="float" office:value="-0.000250598">
                <text:p>-0.000250598</text:p>
              </table:table-cell>
              <table:table-cell office:value-type="float" office:value="-0.000178074">
                <text:p>-0.000178074</text:p>
              </table:table-cell>
              <table:table-cell office:value-type="float" office:value="-0.000086351">
                <text:p>-0.000086351</text:p>
              </table:table-cell>
              <table:table-cell office:value-type="float" office:value="0.000273186">
                <text:p>0.000273186</text:p>
              </table:table-cell>
              <table:table-cell office:value-type="float" office:value="0.000201652">
                <text:p>0.000201652</text:p>
              </table:table-cell>
              <table:table-cell office:value-type="float" office:value="0.0000941752">
                <text:p>0.0000941752</text:p>
              </table:table-cell>
              <table:table-cell office:value-type="float" office:value="-0.000298393">
                <text:p>-0.000298393</text:p>
              </table:table-cell>
              <table:table-cell office:value-type="float" office:value="-0.000114991">
                <text:p>-0.000114991</text:p>
              </table:table-cell>
              <table:table-cell office:value-type="float" office:value="-0.000194112">
                <text:p>-0.000194112</text:p>
              </table:table-cell>
              <table:table-cell office:value-type="float" office:value="0.00020154">
                <text:p>0.00020154</text:p>
              </table:table-cell>
              <table:table-cell office:value-type="float" office:value="0.000196456">
                <text:p>0.000196456</text:p>
              </table:table-cell>
              <table:table-cell office:value-type="float" office:value="0.000251856">
                <text:p>0.000251856</text:p>
              </table:table-cell>
              <table:table-cell office:value-type="float" office:value="-0.000144373">
                <text:p>-0.000144373</text:p>
              </table:table-cell>
              <table:table-cell office:value-type="float" office:value="-0.000210084">
                <text:p>-0.000210084</text:p>
              </table:table-cell>
              <table:table-cell office:value-type="float" office:value="-0.000318215">
                <text:p>-0.000318215</text:p>
              </table:table-cell>
              <table:table-cell office:value-type="float" office:value="0.000117253">
                <text:p>0.000117253</text:p>
              </table:table-cell>
              <table:table-cell office:value-type="float" office:value="0.0000982904">
                <text:p>0.0000982904</text:p>
              </table:table-cell>
              <table:table-cell office:value-type="float" office:value="0.000379748">
                <text:p>0.000379748</text:p>
              </table:table-cell>
              <table:table-cell office:value-type="float" office:value="0.0000232468">
                <text:p>0.0000232468</text:p>
              </table:table-cell>
              <table:table-cell office:value-type="float" office:value="-0.0000477375">
                <text:p>-0.0000477375</text:p>
              </table:table-cell>
              <table:table-cell office:value-type="float" office:value="-0.000371049">
                <text:p>-0.000371049</text:p>
              </table:table-cell>
              <table:table-cell office:value-type="float" office:value="-0.00014675">
                <text:p>-0.00014675</text:p>
              </table:table-cell>
              <table:table-cell office:value-type="float" office:value="-0.0000788848">
                <text:p>-0.0000788848</text:p>
              </table:table-cell>
              <table:table-cell office:value-type="float" office:value="0.000365278">
                <text:p>0.000365278</text:p>
              </table:table-cell>
              <table:table-cell office:value-type="float" office:value="0.00017973">
                <text:p>0.00017973</text:p>
              </table:table-cell>
              <table:table-cell office:value-type="float" office:value="0.000238481">
                <text:p>0.000238481</text:p>
              </table:table-cell>
              <table:table-cell office:value-type="float" office:value="-0.000248639">
                <text:p>-0.000248639</text:p>
              </table:table-cell>
              <table:table-cell office:value-type="float" office:value="-0.000181943">
                <text:p>-0.000181943</text:p>
              </table:table-cell>
              <table:table-cell office:value-type="float" office:value="-0.000365208">
                <text:p>-0.000365208</text:p>
              </table:table-cell>
              <table:table-cell office:value-type="float" office:value="0.0000311476">
                <text:p>0.0000311476</text:p>
              </table:table-cell>
              <table:table-cell office:value-type="float" office:value="0.0001225">
                <text:p>0.0001225</text:p>
              </table:table-cell>
              <table:table-cell office:value-type="float" office:value="0.0004688">
                <text:p>0.0004688</text:p>
              </table:table-cell>
              <table:table-cell office:value-type="float" office:value="0.000080663">
                <text:p>0.000080663</text:p>
              </table:table-cell>
              <table:table-cell office:value-type="float" office:value="0.0000851574">
                <text:p>0.0000851574</text:p>
              </table:table-cell>
              <table:table-cell office:value-type="float" office:value="-0.000366006">
                <text:p>-0.000366006</text:p>
              </table:table-cell>
              <table:table-cell office:value-type="float" office:value="-0.00021321">
                <text:p>-0.00021321</text:p>
              </table:table-cell>
              <table:table-cell office:value-type="float" office:value="-0.000339987">
                <text:p>-0.000339987</text:p>
              </table:table-cell>
              <table:table-cell office:value-type="float" office:value="0.000177127">
                <text:p>0.000177127</text:p>
              </table:table-cell>
              <table:table-cell office:value-type="float" office:value="0.000223804">
                <text:p>0.000223804</text:p>
              </table:table-cell>
              <table:table-cell office:value-type="float" office:value="0.000450738">
                <text:p>0.000450738</text:p>
              </table:table-cell>
              <table:table-cell office:value-type="float" office:value="0.0000235445">
                <text:p>0.0000235445</text:p>
              </table:table-cell>
              <table:table-cell office:value-type="float" office:value="0.0000904894">
                <text:p>0.0000904894</text:p>
              </table:table-cell>
              <table:table-cell office:value-type="float" office:value="-0.000441308">
                <text:p>-0.000441308</text:p>
              </table:table-cell>
              <table:table-cell office:value-type="float" office:value="-0.000259034">
                <text:p>-0.000259034</text:p>
              </table:table-cell>
              <table:table-cell office:value-type="float" office:value="-0.00032886">
                <text:p>-0.00032886</text:p>
              </table:table-cell>
              <table:table-cell office:value-type="float" office:value="0.000218247">
                <text:p>0.000218247</text:p>
              </table:table-cell>
              <table:table-cell office:value-type="float" office:value="0.000188779">
                <text:p>0.000188779</text:p>
              </table:table-cell>
              <table:table-cell office:value-type="float" office:value="0.000465648">
                <text:p>0.000465648</text:p>
              </table:table-cell>
              <table:table-cell office:value-type="float" office:value="0.000141199">
                <text:p>0.000141199</text:p>
              </table:table-cell>
              <table:table-cell office:value-type="float" office:value="0.000146289">
                <text:p>0.000146289</text:p>
              </table:table-cell>
              <table:table-cell office:value-type="float" office:value="-0.00047453">
                <text:p>-0.00047453</text:p>
              </table:table-cell>
              <table:table-cell office:value-type="float" office:value="-0.000234379">
                <text:p>-0.000234379</text:p>
              </table:table-cell>
              <table:table-cell office:value-type="float" office:value="-0.000443135">
                <text:p>-0.000443135</text:p>
              </table:table-cell>
              <table:table-cell office:value-type="float" office:value="0.0000561043">
                <text:p>0.0000561043</text:p>
              </table:table-cell>
              <table:table-cell office:value-type="float" office:value="0.0000695078">
                <text:p>0.0000695078</text:p>
              </table:table-cell>
              <table:table-cell office:value-type="float" office:value="0.000515258">
                <text:p>0.000515258</text:p>
              </table:table-cell>
              <table:table-cell office:value-type="float" office:value="0.000278869">
                <text:p>0.000278869</text:p>
              </table:table-cell>
              <table:table-cell office:value-type="float" office:value="0.000308133">
                <text:p>0.000308133</text:p>
              </table:table-cell>
              <table:table-cell office:value-type="float" office:value="-0.000222966">
                <text:p>-0.000222966</text:p>
              </table:table-cell>
              <table:table-cell office:value-type="float" office:value="-0.000133762">
                <text:p>-0.000133762</text:p>
              </table:table-cell>
              <table:table-cell office:value-type="float" office:value="-0.000601015">
                <text:p>-0.000601015</text:p>
              </table:table-cell>
              <table:table-cell office:value-type="float" office:value="-0.000163344">
                <text:p>-0.000163344</text:p>
              </table:table-cell>
              <table:table-cell office:value-type="float" office:value="-0.000262973">
                <text:p>-0.000262973</text:p>
              </table:table-cell>
              <table:table-cell office:value-type="float" office:value="0.000289959">
                <text:p>0.000289959</text:p>
              </table:table-cell>
              <table:table-cell office:value-type="float" office:value="0.000236474">
                <text:p>0.000236474</text:p>
              </table:table-cell>
              <table:table-cell office:value-type="float" office:value="0.000533399">
                <text:p>0.000533399</text:p>
              </table:table-cell>
              <table:table-cell office:value-type="float" office:value="0.000192225">
                <text:p>0.000192225</text:p>
              </table:table-cell>
              <table:table-cell office:value-type="float" office:value="0.000228328">
                <text:p>0.000228328</text:p>
              </table:table-cell>
              <table:table-cell office:value-type="float" office:value="-0.000303416">
                <text:p>-0.000303416</text:p>
              </table:table-cell>
              <table:table-cell office:value-type="float" office:value="-0.0001879">
                <text:p>-0.0001879</text:p>
              </table:table-cell>
              <table:table-cell office:value-type="float" office:value="-0.000594578">
                <text:p>-0.000594578</text:p>
              </table:table-cell>
              <table:table-cell office:value-type="float" office:value="-0.000137121">
                <text:p>-0.000137121</text:p>
              </table:table-cell>
              <table:table-cell office:value-type="float" office:value="-0.000274195">
                <text:p>-0.000274195</text:p>
              </table:table-cell>
              <table:table-cell office:value-type="float" office:value="0.000230531">
                <text:p>0.000230531</text:p>
              </table:table-cell>
              <table:table-cell office:value-type="float" office:value="0.000182619">
                <text:p>0.000182619</text:p>
              </table:table-cell>
              <table:table-cell office:value-type="float" office:value="0.000441784">
                <text:p>0.000441784</text:p>
              </table:table-cell>
              <table:table-cell office:value-type="float" office:value="2.06248E-017">
                <text:p>2.06248E-017</text:p>
              </table:table-cell>
              <table:table-cell office:value-type="float" office:value="1.63097E-017">
                <text:p>1.63097E-017</text:p>
              </table:table-cell>
              <table:table-cell office:value-type="float" office:value="1.28665E-017">
                <text:p>1.28665E-017</text:p>
              </table:table-cell>
              <table:table-cell office:value-type="float" office:value="1.28665E-017">
                <text:p>1.28665E-01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00000245638">
                <text:p>0.00000000245638</text:p>
                <draw:g>
                  <svg:desc>korteweg2.B4:korteweg2.KQ4</svg:desc>
                </draw:g>
              </table:table-cell>
              <table:table-cell office:value-type="float" office:value="0.0000000039231">
                <text:p>0.0000000039231</text:p>
              </table:table-cell>
              <table:table-cell office:value-type="float" office:value="0.00000000629893">
                <text:p>0.00000000629893</text:p>
              </table:table-cell>
              <table:table-cell office:value-type="float" office:value="0.000116201">
                <text:p>0.000116201</text:p>
              </table:table-cell>
              <table:table-cell office:value-type="float" office:value="0.00013696">
                <text:p>0.00013696</text:p>
              </table:table-cell>
              <table:table-cell office:value-type="float" office:value="0.000243699">
                <text:p>0.000243699</text:p>
              </table:table-cell>
              <table:table-cell office:value-type="float" office:value="0.000183191">
                <text:p>0.000183191</text:p>
              </table:table-cell>
              <table:table-cell office:value-type="float" office:value="0.000307731">
                <text:p>0.000307731</text:p>
              </table:table-cell>
              <table:table-cell office:value-type="float" office:value="0.000188912">
                <text:p>0.000188912</text:p>
              </table:table-cell>
              <table:table-cell office:value-type="float" office:value="0.000210519">
                <text:p>0.000210519</text:p>
              </table:table-cell>
              <table:table-cell office:value-type="float" office:value="0.000183036">
                <text:p>0.000183036</text:p>
              </table:table-cell>
              <table:table-cell office:value-type="float" office:value="0.000101143">
                <text:p>0.000101143</text:p>
              </table:table-cell>
              <table:table-cell office:value-type="float" office:value="-0.00000256924">
                <text:p>-0.00000256924</text:p>
              </table:table-cell>
              <table:table-cell office:value-type="float" office:value="0.000068415">
                <text:p>0.000068415</text:p>
              </table:table-cell>
              <table:table-cell office:value-type="float" office:value="-0.000148142">
                <text:p>-0.000148142</text:p>
              </table:table-cell>
              <table:table-cell office:value-type="float" office:value="-0.0000909254">
                <text:p>-0.0000909254</text:p>
              </table:table-cell>
              <table:table-cell office:value-type="float" office:value="-0.000125835">
                <text:p>-0.000125835</text:p>
              </table:table-cell>
              <table:table-cell office:value-type="float" office:value="-0.000201567">
                <text:p>-0.000201567</text:p>
              </table:table-cell>
              <table:table-cell office:value-type="float" office:value="-0.000168764">
                <text:p>-0.000168764</text:p>
              </table:table-cell>
              <table:table-cell office:value-type="float" office:value="-0.000114265">
                <text:p>-0.000114265</text:p>
              </table:table-cell>
              <table:table-cell office:value-type="float" office:value="-0.000237037">
                <text:p>-0.000237037</text:p>
              </table:table-cell>
              <table:table-cell office:value-type="float" office:value="-0.0000509934">
                <text:p>-0.0000509934</text:p>
              </table:table-cell>
              <table:table-cell office:value-type="float" office:value="-0.00011355">
                <text:p>-0.00011355</text:p>
              </table:table-cell>
              <table:table-cell office:value-type="float" office:value="-0.0000844983">
                <text:p>-0.0000844983</text:p>
              </table:table-cell>
              <table:table-cell office:value-type="float" office:value="-0.0000175708">
                <text:p>-0.0000175708</text:p>
              </table:table-cell>
              <table:table-cell office:value-type="float" office:value="0.0000230347">
                <text:p>0.0000230347</text:p>
              </table:table-cell>
              <table:table-cell office:value-type="float" office:value="-0.0000206264">
                <text:p>-0.0000206264</text:p>
              </table:table-cell>
              <table:table-cell office:value-type="float" office:value="0.000122577">
                <text:p>0.000122577</text:p>
              </table:table-cell>
              <table:table-cell office:value-type="float" office:value="0.0000418992">
                <text:p>0.0000418992</text:p>
              </table:table-cell>
              <table:table-cell office:value-type="float" office:value="0.000116511">
                <text:p>0.000116511</text:p>
              </table:table-cell>
              <table:table-cell office:value-type="float" office:value="0.000120074">
                <text:p>0.000120074</text:p>
              </table:table-cell>
              <table:table-cell office:value-type="float" office:value="0.000135377">
                <text:p>0.000135377</text:p>
              </table:table-cell>
              <table:table-cell office:value-type="float" office:value="0.0000784749">
                <text:p>0.0000784749</text:p>
              </table:table-cell>
              <table:table-cell office:value-type="float" office:value="0.000178122">
                <text:p>0.000178122</text:p>
              </table:table-cell>
              <table:table-cell office:value-type="float" office:value="0.000076474">
                <text:p>0.000076474</text:p>
              </table:table-cell>
              <table:table-cell office:value-type="float" office:value="0.0000898358">
                <text:p>0.0000898358</text:p>
              </table:table-cell>
              <table:table-cell office:value-type="float" office:value="0.000106696">
                <text:p>0.000106696</text:p>
              </table:table-cell>
              <table:table-cell office:value-type="float" office:value="0.0000786204">
                <text:p>0.0000786204</text:p>
              </table:table-cell>
              <table:table-cell office:value-type="float" office:value="-0.00000190724">
                <text:p>-0.00000190724</text:p>
              </table:table-cell>
              <table:table-cell office:value-type="float" office:value="0.000145683">
                <text:p>0.000145683</text:p>
              </table:table-cell>
              <table:table-cell office:value-type="float" office:value="-0.0000164397">
                <text:p>-0.0000164397</text:p>
              </table:table-cell>
              <table:table-cell office:value-type="float" office:value="0.000035283">
                <text:p>0.000035283</text:p>
              </table:table-cell>
              <table:table-cell office:value-type="float" office:value="0.0000862125">
                <text:p>0.0000862125</text:p>
              </table:table-cell>
              <table:table-cell office:value-type="float" office:value="-0.0000201594">
                <text:p>-0.0000201594</text:p>
              </table:table-cell>
              <table:table-cell office:value-type="float" office:value="0.0000265828">
                <text:p>0.0000265828</text:p>
              </table:table-cell>
              <table:table-cell office:value-type="float" office:value="0.000151885">
                <text:p>0.000151885</text:p>
              </table:table-cell>
              <table:table-cell office:value-type="float" office:value="-0.000110576">
                <text:p>-0.000110576</text:p>
              </table:table-cell>
              <table:table-cell office:value-type="float" office:value="0.000106814">
                <text:p>0.000106814</text:p>
              </table:table-cell>
              <table:table-cell office:value-type="float" office:value="0.000154791">
                <text:p>0.000154791</text:p>
              </table:table-cell>
              <table:table-cell office:value-type="float" office:value="0.0000750439">
                <text:p>0.0000750439</text:p>
              </table:table-cell>
              <table:table-cell office:value-type="float" office:value="0.000267433">
                <text:p>0.000267433</text:p>
              </table:table-cell>
              <table:table-cell office:value-type="float" office:value="0.000395684">
                <text:p>0.000395684</text:p>
              </table:table-cell>
              <table:table-cell office:value-type="float" office:value="0.000507023">
                <text:p>0.000507023</text:p>
              </table:table-cell>
              <table:table-cell office:value-type="float" office:value="0.00117813">
                <text:p>0.00117813</text:p>
              </table:table-cell>
              <table:table-cell office:value-type="float" office:value="0.00160487">
                <text:p>0.00160487</text:p>
              </table:table-cell>
              <table:table-cell office:value-type="float" office:value="0.00251082">
                <text:p>0.00251082</text:p>
              </table:table-cell>
              <table:table-cell office:value-type="float" office:value="0.00421329">
                <text:p>0.00421329</text:p>
              </table:table-cell>
              <table:table-cell office:value-type="float" office:value="0.00672359">
                <text:p>0.00672359</text:p>
              </table:table-cell>
              <table:table-cell office:value-type="float" office:value="0.0107351">
                <text:p>0.0107351</text:p>
              </table:table-cell>
              <table:table-cell office:value-type="float" office:value="0.0171759">
                <text:p>0.0171759</text:p>
              </table:table-cell>
              <table:table-cell office:value-type="float" office:value="0.0270917">
                <text:p>0.0270917</text:p>
              </table:table-cell>
              <table:table-cell office:value-type="float" office:value="0.0433194">
                <text:p>0.0433194</text:p>
              </table:table-cell>
              <table:table-cell office:value-type="float" office:value="0.0686175">
                <text:p>0.0686175</text:p>
              </table:table-cell>
              <table:table-cell office:value-type="float" office:value="0.107461">
                <text:p>0.107461</text:p>
              </table:table-cell>
              <table:table-cell office:value-type="float" office:value="0.166228">
                <text:p>0.166228</text:p>
              </table:table-cell>
              <table:table-cell office:value-type="float" office:value="0.252682">
                <text:p>0.252682</text:p>
              </table:table-cell>
              <table:table-cell office:value-type="float" office:value="0.373428">
                <text:p>0.373428</text:p>
              </table:table-cell>
              <table:table-cell office:value-type="float" office:value="0.529417">
                <text:p>0.529417</text:p>
              </table:table-cell>
              <table:table-cell office:value-type="float" office:value="0.707759">
                <text:p>0.707759</text:p>
              </table:table-cell>
              <table:table-cell office:value-type="float" office:value="0.875906">
                <text:p>0.875906</text:p>
              </table:table-cell>
              <table:table-cell office:value-type="float" office:value="0.984378">
                <text:p>0.984378</text:p>
              </table:table-cell>
              <table:table-cell office:value-type="float" office:value="0.991203">
                <text:p>0.991203</text:p>
              </table:table-cell>
              <table:table-cell office:value-type="float" office:value="0.893139">
                <text:p>0.893139</text:p>
              </table:table-cell>
              <table:table-cell office:value-type="float" office:value="0.729229">
                <text:p>0.729229</text:p>
              </table:table-cell>
              <table:table-cell office:value-type="float" office:value="0.549772">
                <text:p>0.549772</text:p>
              </table:table-cell>
              <table:table-cell office:value-type="float" office:value="0.390371">
                <text:p>0.390371</text:p>
              </table:table-cell>
              <table:table-cell office:value-type="float" office:value="0.265409">
                <text:p>0.265409</text:p>
              </table:table-cell>
              <table:table-cell office:value-type="float" office:value="0.175041">
                <text:p>0.175041</text:p>
              </table:table-cell>
              <table:table-cell office:value-type="float" office:value="0.113135">
                <text:p>0.113135</text:p>
              </table:table-cell>
              <table:table-cell office:value-type="float" office:value="0.0723628">
                <text:p>0.0723628</text:p>
              </table:table-cell>
              <table:table-cell office:value-type="float" office:value="0.0458158">
                <text:p>0.0458158</text:p>
              </table:table-cell>
              <table:table-cell office:value-type="float" office:value="0.0289407">
                <text:p>0.0289407</text:p>
              </table:table-cell>
              <table:table-cell office:value-type="float" office:value="0.0181241">
                <text:p>0.0181241</text:p>
              </table:table-cell>
              <table:table-cell office:value-type="float" office:value="0.0111593">
                <text:p>0.0111593</text:p>
              </table:table-cell>
              <table:table-cell office:value-type="float" office:value="0.00699724">
                <text:p>0.00699724</text:p>
              </table:table-cell>
              <table:table-cell office:value-type="float" office:value="0.00452238">
                <text:p>0.00452238</text:p>
              </table:table-cell>
              <table:table-cell office:value-type="float" office:value="0.00281402">
                <text:p>0.00281402</text:p>
              </table:table-cell>
              <table:table-cell office:value-type="float" office:value="0.00183586">
                <text:p>0.00183586</text:p>
              </table:table-cell>
              <table:table-cell office:value-type="float" office:value="0.00091614">
                <text:p>0.00091614</text:p>
              </table:table-cell>
              <table:table-cell office:value-type="float" office:value="0.000502819">
                <text:p>0.000502819</text:p>
              </table:table-cell>
              <table:table-cell office:value-type="float" office:value="0.000505478">
                <text:p>0.000505478</text:p>
              </table:table-cell>
              <table:table-cell office:value-type="float" office:value="0.000413513">
                <text:p>0.000413513</text:p>
              </table:table-cell>
              <table:table-cell office:value-type="float" office:value="0.000214379">
                <text:p>0.000214379</text:p>
              </table:table-cell>
              <table:table-cell office:value-type="float" office:value="0.0000748038">
                <text:p>0.0000748038</text:p>
              </table:table-cell>
              <table:table-cell office:value-type="float" office:value="-0.0000533496">
                <text:p>-0.0000533496</text:p>
              </table:table-cell>
              <table:table-cell office:value-type="float" office:value="0.0000511133">
                <text:p>0.0000511133</text:p>
              </table:table-cell>
              <table:table-cell office:value-type="float" office:value="0.000107805">
                <text:p>0.000107805</text:p>
              </table:table-cell>
              <table:table-cell office:value-type="float" office:value="0.000206395">
                <text:p>0.000206395</text:p>
              </table:table-cell>
              <table:table-cell office:value-type="float" office:value="0.0000923625">
                <text:p>0.0000923625</text:p>
              </table:table-cell>
              <table:table-cell office:value-type="float" office:value="-0.0000812">
                <text:p>-0.0000812</text:p>
              </table:table-cell>
              <table:table-cell office:value-type="float" office:value="-0.0000549986">
                <text:p>-0.0000549986</text:p>
              </table:table-cell>
              <table:table-cell office:value-type="float" office:value="0.0000702935">
                <text:p>0.0000702935</text:p>
              </table:table-cell>
              <table:table-cell office:value-type="float" office:value="0.000242965">
                <text:p>0.000242965</text:p>
              </table:table-cell>
              <table:table-cell office:value-type="float" office:value="0.000268473">
                <text:p>0.000268473</text:p>
              </table:table-cell>
              <table:table-cell office:value-type="float" office:value="-0.00000842191">
                <text:p>-0.00000842191</text:p>
              </table:table-cell>
              <table:table-cell office:value-type="float" office:value="0.0000673877">
                <text:p>0.0000673877</text:p>
              </table:table-cell>
              <table:table-cell office:value-type="float" office:value="0.000199821">
                <text:p>0.000199821</text:p>
              </table:table-cell>
              <table:table-cell office:value-type="float" office:value="0.000266409">
                <text:p>0.000266409</text:p>
              </table:table-cell>
              <table:table-cell office:value-type="float" office:value="0.000560849">
                <text:p>0.000560849</text:p>
              </table:table-cell>
              <table:table-cell office:value-type="float" office:value="0.000573332">
                <text:p>0.000573332</text:p>
              </table:table-cell>
              <table:table-cell office:value-type="float" office:value="0.000457465">
                <text:p>0.000457465</text:p>
              </table:table-cell>
              <table:table-cell office:value-type="float" office:value="0.000659699">
                <text:p>0.000659699</text:p>
              </table:table-cell>
              <table:table-cell office:value-type="float" office:value="0.000882274">
                <text:p>0.000882274</text:p>
              </table:table-cell>
              <table:table-cell office:value-type="float" office:value="0.00134497">
                <text:p>0.00134497</text:p>
              </table:table-cell>
              <table:table-cell office:value-type="float" office:value="0.00177553">
                <text:p>0.00177553</text:p>
              </table:table-cell>
              <table:table-cell office:value-type="float" office:value="0.00197905">
                <text:p>0.00197905</text:p>
              </table:table-cell>
              <table:table-cell office:value-type="float" office:value="0.0023948">
                <text:p>0.0023948</text:p>
              </table:table-cell>
              <table:table-cell office:value-type="float" office:value="0.0030477">
                <text:p>0.0030477</text:p>
              </table:table-cell>
              <table:table-cell office:value-type="float" office:value="0.00393162">
                <text:p>0.00393162</text:p>
              </table:table-cell>
              <table:table-cell office:value-type="float" office:value="0.005187">
                <text:p>0.005187</text:p>
              </table:table-cell>
              <table:table-cell office:value-type="float" office:value="0.00655652">
                <text:p>0.00655652</text:p>
              </table:table-cell>
              <table:table-cell office:value-type="float" office:value="0.0080907">
                <text:p>0.0080907</text:p>
              </table:table-cell>
              <table:table-cell office:value-type="float" office:value="0.0100099">
                <text:p>0.0100099</text:p>
              </table:table-cell>
              <table:table-cell office:value-type="float" office:value="0.0125893">
                <text:p>0.0125893</text:p>
              </table:table-cell>
              <table:table-cell office:value-type="float" office:value="0.0159965">
                <text:p>0.0159965</text:p>
              </table:table-cell>
              <table:table-cell office:value-type="float" office:value="0.0202484">
                <text:p>0.0202484</text:p>
              </table:table-cell>
              <table:table-cell office:value-type="float" office:value="0.0253918">
                <text:p>0.0253918</text:p>
              </table:table-cell>
              <table:table-cell office:value-type="float" office:value="0.0315">
                <text:p>0.0315</text:p>
              </table:table-cell>
              <table:table-cell office:value-type="float" office:value="0.038997">
                <text:p>0.038997</text:p>
              </table:table-cell>
              <table:table-cell office:value-type="float" office:value="0.0483405">
                <text:p>0.0483405</text:p>
              </table:table-cell>
              <table:table-cell office:value-type="float" office:value="0.0596303">
                <text:p>0.0596303</text:p>
              </table:table-cell>
              <table:table-cell office:value-type="float" office:value="0.0731974">
                <text:p>0.0731974</text:p>
              </table:table-cell>
              <table:table-cell office:value-type="float" office:value="0.0889612">
                <text:p>0.0889612</text:p>
              </table:table-cell>
              <table:table-cell office:value-type="float" office:value="0.106723">
                <text:p>0.106723</text:p>
              </table:table-cell>
              <table:table-cell office:value-type="float" office:value="0.126595">
                <text:p>0.126595</text:p>
              </table:table-cell>
              <table:table-cell office:value-type="float" office:value="0.148212">
                <text:p>0.148212</text:p>
              </table:table-cell>
              <table:table-cell office:value-type="float" office:value="0.170882">
                <text:p>0.170882</text:p>
              </table:table-cell>
              <table:table-cell office:value-type="float" office:value="0.193412">
                <text:p>0.193412</text:p>
              </table:table-cell>
              <table:table-cell office:value-type="float" office:value="0.21402">
                <text:p>0.21402</text:p>
              </table:table-cell>
              <table:table-cell office:value-type="float" office:value="0.231175">
                <text:p>0.231175</text:p>
              </table:table-cell>
              <table:table-cell office:value-type="float" office:value="0.243328">
                <text:p>0.243328</text:p>
              </table:table-cell>
              <table:table-cell office:value-type="float" office:value="0.249246">
                <text:p>0.249246</text:p>
              </table:table-cell>
              <table:table-cell office:value-type="float" office:value="0.248668">
                <text:p>0.248668</text:p>
              </table:table-cell>
              <table:table-cell office:value-type="float" office:value="0.241444">
                <text:p>0.241444</text:p>
              </table:table-cell>
              <table:table-cell office:value-type="float" office:value="0.228042">
                <text:p>0.228042</text:p>
              </table:table-cell>
              <table:table-cell office:value-type="float" office:value="0.209902">
                <text:p>0.209902</text:p>
              </table:table-cell>
              <table:table-cell office:value-type="float" office:value="0.188683">
                <text:p>0.188683</text:p>
              </table:table-cell>
              <table:table-cell office:value-type="float" office:value="0.166083">
                <text:p>0.166083</text:p>
              </table:table-cell>
              <table:table-cell office:value-type="float" office:value="0.143666">
                <text:p>0.143666</text:p>
              </table:table-cell>
              <table:table-cell office:value-type="float" office:value="0.122426">
                <text:p>0.122426</text:p>
              </table:table-cell>
              <table:table-cell office:value-type="float" office:value="0.103002">
                <text:p>0.103002</text:p>
              </table:table-cell>
              <table:table-cell office:value-type="float" office:value="0.085442">
                <text:p>0.085442</text:p>
              </table:table-cell>
              <table:table-cell office:value-type="float" office:value="0.0700846">
                <text:p>0.0700846</text:p>
              </table:table-cell>
              <table:table-cell office:value-type="float" office:value="0.0570772">
                <text:p>0.0570772</text:p>
              </table:table-cell>
              <table:table-cell office:value-type="float" office:value="0.0462264">
                <text:p>0.0462264</text:p>
              </table:table-cell>
              <table:table-cell office:value-type="float" office:value="0.0373363">
                <text:p>0.0373363</text:p>
              </table:table-cell>
              <table:table-cell office:value-type="float" office:value="0.030209">
                <text:p>0.030209</text:p>
              </table:table-cell>
              <table:table-cell office:value-type="float" office:value="0.0242578">
                <text:p>0.0242578</text:p>
              </table:table-cell>
              <table:table-cell office:value-type="float" office:value="0.0193059">
                <text:p>0.0193059</text:p>
              </table:table-cell>
              <table:table-cell office:value-type="float" office:value="0.015161">
                <text:p>0.015161</text:p>
              </table:table-cell>
              <table:table-cell office:value-type="float" office:value="0.0119828">
                <text:p>0.0119828</text:p>
              </table:table-cell>
              <table:table-cell office:value-type="float" office:value="0.00950889">
                <text:p>0.00950889</text:p>
              </table:table-cell>
              <table:table-cell office:value-type="float" office:value="0.0076553">
                <text:p>0.0076553</text:p>
              </table:table-cell>
              <table:table-cell office:value-type="float" office:value="0.00624355">
                <text:p>0.00624355</text:p>
              </table:table-cell>
              <table:table-cell office:value-type="float" office:value="0.00505233">
                <text:p>0.00505233</text:p>
              </table:table-cell>
              <table:table-cell office:value-type="float" office:value="0.00384125">
                <text:p>0.00384125</text:p>
              </table:table-cell>
              <table:table-cell office:value-type="float" office:value="0.00290704">
                <text:p>0.00290704</text:p>
              </table:table-cell>
              <table:table-cell office:value-type="float" office:value="0.00214771">
                <text:p>0.00214771</text:p>
              </table:table-cell>
              <table:table-cell office:value-type="float" office:value="0.0017606">
                <text:p>0.0017606</text:p>
              </table:table-cell>
              <table:table-cell office:value-type="float" office:value="0.00148651">
                <text:p>0.00148651</text:p>
              </table:table-cell>
              <table:table-cell office:value-type="float" office:value="0.00138335">
                <text:p>0.00138335</text:p>
              </table:table-cell>
              <table:table-cell office:value-type="float" office:value="0.0011468">
                <text:p>0.0011468</text:p>
              </table:table-cell>
              <table:table-cell office:value-type="float" office:value="0.000818516">
                <text:p>0.000818516</text:p>
              </table:table-cell>
              <table:table-cell office:value-type="float" office:value="0.000438078">
                <text:p>0.000438078</text:p>
              </table:table-cell>
              <table:table-cell office:value-type="float" office:value="0.000270994">
                <text:p>0.000270994</text:p>
              </table:table-cell>
              <table:table-cell office:value-type="float" office:value="0.000150458">
                <text:p>0.000150458</text:p>
              </table:table-cell>
              <table:table-cell office:value-type="float" office:value="0.000321681">
                <text:p>0.000321681</text:p>
              </table:table-cell>
              <table:table-cell office:value-type="float" office:value="0.000384711">
                <text:p>0.000384711</text:p>
              </table:table-cell>
              <table:table-cell office:value-type="float" office:value="0.000427299">
                <text:p>0.000427299</text:p>
              </table:table-cell>
              <table:table-cell office:value-type="float" office:value="0.000243823">
                <text:p>0.000243823</text:p>
              </table:table-cell>
              <table:table-cell office:value-type="float" office:value="0.0000536133">
                <text:p>0.0000536133</text:p>
              </table:table-cell>
              <table:table-cell office:value-type="float" office:value="-0.000154887">
                <text:p>-0.000154887</text:p>
              </table:table-cell>
              <table:table-cell office:value-type="float" office:value="-0.000121468">
                <text:p>-0.000121468</text:p>
              </table:table-cell>
              <table:table-cell office:value-type="float" office:value="-0.000030374">
                <text:p>-0.000030374</text:p>
              </table:table-cell>
              <table:table-cell office:value-type="float" office:value="0.000219868">
                <text:p>0.000219868</text:p>
              </table:table-cell>
              <table:table-cell office:value-type="float" office:value="0.000228481">
                <text:p>0.000228481</text:p>
              </table:table-cell>
              <table:table-cell office:value-type="float" office:value="0.000244441">
                <text:p>0.000244441</text:p>
              </table:table-cell>
              <table:table-cell office:value-type="float" office:value="0.0000179298">
                <text:p>0.0000179298</text:p>
              </table:table-cell>
              <table:table-cell office:value-type="float" office:value="-0.000161777">
                <text:p>-0.000161777</text:p>
              </table:table-cell>
              <table:table-cell office:value-type="float" office:value="-0.00026088">
                <text:p>-0.00026088</text:p>
              </table:table-cell>
              <table:table-cell office:value-type="float" office:value="-0.0000944439">
                <text:p>-0.0000944439</text:p>
              </table:table-cell>
              <table:table-cell office:value-type="float" office:value="0.0000106728">
                <text:p>0.0000106728</text:p>
              </table:table-cell>
              <table:table-cell office:value-type="float" office:value="0.000234812">
                <text:p>0.000234812</text:p>
              </table:table-cell>
              <table:table-cell office:value-type="float" office:value="0.000239898">
                <text:p>0.000239898</text:p>
              </table:table-cell>
              <table:table-cell office:value-type="float" office:value="0.000169252">
                <text:p>0.000169252</text:p>
              </table:table-cell>
              <table:table-cell office:value-type="float" office:value="-0.000126413">
                <text:p>-0.000126413</text:p>
              </table:table-cell>
              <table:table-cell office:value-type="float" office:value="-0.000204028">
                <text:p>-0.000204028</text:p>
              </table:table-cell>
              <table:table-cell office:value-type="float" office:value="-0.000245111">
                <text:p>-0.000245111</text:p>
              </table:table-cell>
              <table:table-cell office:value-type="float" office:value="-0.0000957556">
                <text:p>-0.0000957556</text:p>
              </table:table-cell>
              <table:table-cell office:value-type="float" office:value="0.0000561592">
                <text:p>0.0000561592</text:p>
              </table:table-cell>
              <table:table-cell office:value-type="float" office:value="0.000312128">
                <text:p>0.000312128</text:p>
              </table:table-cell>
              <table:table-cell office:value-type="float" office:value="0.00022067">
                <text:p>0.00022067</text:p>
              </table:table-cell>
              <table:table-cell office:value-type="float" office:value="0.000093527">
                <text:p>0.000093527</text:p>
              </table:table-cell>
              <table:table-cell office:value-type="float" office:value="-0.000122483">
                <text:p>-0.000122483</text:p>
              </table:table-cell>
              <table:table-cell office:value-type="float" office:value="-0.000208628">
                <text:p>-0.000208628</text:p>
              </table:table-cell>
              <table:table-cell office:value-type="float" office:value="-0.000320886">
                <text:p>-0.000320886</text:p>
              </table:table-cell>
              <table:table-cell office:value-type="float" office:value="-0.0000656833">
                <text:p>-0.0000656833</text:p>
              </table:table-cell>
              <table:table-cell office:value-type="float" office:value="0.000114319">
                <text:p>0.000114319</text:p>
              </table:table-cell>
              <table:table-cell office:value-type="float" office:value="0.000275606">
                <text:p>0.000275606</text:p>
              </table:table-cell>
              <table:table-cell office:value-type="float" office:value="0.000218986">
                <text:p>0.000218986</text:p>
              </table:table-cell>
              <table:table-cell office:value-type="float" office:value="0.000169306">
                <text:p>0.000169306</text:p>
              </table:table-cell>
              <table:table-cell office:value-type="float" office:value="-0.000124201">
                <text:p>-0.000124201</text:p>
              </table:table-cell>
              <table:table-cell office:value-type="float" office:value="-0.000258646">
                <text:p>-0.000258646</text:p>
              </table:table-cell>
              <table:table-cell office:value-type="float" office:value="-0.000305049">
                <text:p>-0.000305049</text:p>
              </table:table-cell>
              <table:table-cell office:value-type="float" office:value="-0.0000723851">
                <text:p>-0.0000723851</text:p>
              </table:table-cell>
              <table:table-cell office:value-type="float" office:value="-0.00000246228">
                <text:p>-0.00000246228</text:p>
              </table:table-cell>
              <table:table-cell office:value-type="float" office:value="0.000273951">
                <text:p>0.000273951</text:p>
              </table:table-cell>
              <table:table-cell office:value-type="float" office:value="0.00029797">
                <text:p>0.00029797</text:p>
              </table:table-cell>
              <table:table-cell office:value-type="float" office:value="0.000183822">
                <text:p>0.000183822</text:p>
              </table:table-cell>
              <table:table-cell office:value-type="float" office:value="-0.0000696928">
                <text:p>-0.0000696928</text:p>
              </table:table-cell>
              <table:table-cell office:value-type="float" office:value="-0.00014485">
                <text:p>-0.00014485</text:p>
              </table:table-cell>
              <table:table-cell office:value-type="float" office:value="-0.000339982">
                <text:p>-0.000339982</text:p>
              </table:table-cell>
              <table:table-cell office:value-type="float" office:value="-0.000197316">
                <text:p>-0.000197316</text:p>
              </table:table-cell>
              <table:table-cell office:value-type="float" office:value="-0.0000808701">
                <text:p>-0.0000808701</text:p>
              </table:table-cell>
              <table:table-cell office:value-type="float" office:value="0.000217137">
                <text:p>0.000217137</text:p>
              </table:table-cell>
              <table:table-cell office:value-type="float" office:value="0.000222355">
                <text:p>0.000222355</text:p>
              </table:table-cell>
              <table:table-cell office:value-type="float" office:value="0.000290854">
                <text:p>0.000290854</text:p>
              </table:table-cell>
              <table:table-cell office:value-type="float" office:value="0.000123241">
                <text:p>0.000123241</text:p>
              </table:table-cell>
              <table:table-cell office:value-type="float" office:value="-0.0000534562">
                <text:p>-0.0000534562</text:p>
              </table:table-cell>
              <table:table-cell office:value-type="float" office:value="-0.000306799">
                <text:p>-0.000306799</text:p>
              </table:table-cell>
              <table:table-cell office:value-type="float" office:value="-0.000209347">
                <text:p>-0.000209347</text:p>
              </table:table-cell>
              <table:table-cell office:value-type="float" office:value="-0.000277065">
                <text:p>-0.000277065</text:p>
              </table:table-cell>
              <table:table-cell office:value-type="float" office:value="0.00000322356">
                <text:p>0.00000322356</text:p>
              </table:table-cell>
              <table:table-cell office:value-type="float" office:value="0.000143837">
                <text:p>0.000143837</text:p>
              </table:table-cell>
              <table:table-cell office:value-type="float" office:value="0.000329317">
                <text:p>0.000329317</text:p>
              </table:table-cell>
              <table:table-cell office:value-type="float" office:value="0.000230377">
                <text:p>0.000230377</text:p>
              </table:table-cell>
              <table:table-cell office:value-type="float" office:value="0.000203088">
                <text:p>0.000203088</text:p>
              </table:table-cell>
              <table:table-cell office:value-type="float" office:value="-0.0000977483">
                <text:p>-0.0000977483</text:p>
              </table:table-cell>
              <table:table-cell office:value-type="float" office:value="-0.000189189">
                <text:p>-0.000189189</text:p>
              </table:table-cell>
              <table:table-cell office:value-type="float" office:value="-0.000376866">
                <text:p>-0.000376866</text:p>
              </table:table-cell>
              <table:table-cell office:value-type="float" office:value="-0.000188937">
                <text:p>-0.000188937</text:p>
              </table:table-cell>
              <table:table-cell office:value-type="float" office:value="-0.000152459">
                <text:p>-0.000152459</text:p>
              </table:table-cell>
              <table:table-cell office:value-type="float" office:value="0.000157488">
                <text:p>0.000157488</text:p>
              </table:table-cell>
              <table:table-cell office:value-type="float" office:value="0.000250716">
                <text:p>0.000250716</text:p>
              </table:table-cell>
              <table:table-cell office:value-type="float" office:value="0.000360942">
                <text:p>0.000360942</text:p>
              </table:table-cell>
              <table:table-cell office:value-type="float" office:value="0.00016068">
                <text:p>0.00016068</text:p>
              </table:table-cell>
              <table:table-cell office:value-type="float" office:value="0.000135076">
                <text:p>0.000135076</text:p>
              </table:table-cell>
              <table:table-cell office:value-type="float" office:value="-0.000223485">
                <text:p>-0.000223485</text:p>
              </table:table-cell>
              <table:table-cell office:value-type="float" office:value="-0.000248549">
                <text:p>-0.000248549</text:p>
              </table:table-cell>
              <table:table-cell office:value-type="float" office:value="-0.000341972">
                <text:p>-0.000341972</text:p>
              </table:table-cell>
              <table:table-cell office:value-type="float" office:value="-0.000172874">
                <text:p>-0.000172874</text:p>
              </table:table-cell>
              <table:table-cell office:value-type="float" office:value="-0.000110744">
                <text:p>-0.000110744</text:p>
              </table:table-cell>
              <table:table-cell office:value-type="float" office:value="0.000222564">
                <text:p>0.000222564</text:p>
              </table:table-cell>
              <table:table-cell office:value-type="float" office:value="0.000223497">
                <text:p>0.000223497</text:p>
              </table:table-cell>
              <table:table-cell office:value-type="float" office:value="0.000365105">
                <text:p>0.000365105</text:p>
              </table:table-cell>
              <table:table-cell office:value-type="float" office:value="0.000169875">
                <text:p>0.000169875</text:p>
              </table:table-cell>
              <table:table-cell office:value-type="float" office:value="0.000148837">
                <text:p>0.000148837</text:p>
              </table:table-cell>
              <table:table-cell office:value-type="float" office:value="-0.000185415">
                <text:p>-0.000185415</text:p>
              </table:table-cell>
              <table:table-cell office:value-type="float" office:value="-0.000231975">
                <text:p>-0.000231975</text:p>
              </table:table-cell>
              <table:table-cell office:value-type="float" office:value="-0.000344914">
                <text:p>-0.000344914</text:p>
              </table:table-cell>
              <table:table-cell office:value-type="float" office:value="-0.000226721">
                <text:p>-0.000226721</text:p>
              </table:table-cell>
              <table:table-cell office:value-type="float" office:value="-0.000212671">
                <text:p>-0.000212671</text:p>
              </table:table-cell>
              <table:table-cell office:value-type="float" office:value="0.000175592">
                <text:p>0.000175592</text:p>
              </table:table-cell>
              <table:table-cell office:value-type="float" office:value="0.000153017">
                <text:p>0.000153017</text:p>
              </table:table-cell>
              <table:table-cell office:value-type="float" office:value="0.000368845">
                <text:p>0.000368845</text:p>
              </table:table-cell>
              <table:table-cell office:value-type="float" office:value="0.000281413">
                <text:p>0.000281413</text:p>
              </table:table-cell>
              <table:table-cell office:value-type="float" office:value="0.00023453">
                <text:p>0.00023453</text:p>
              </table:table-cell>
              <table:table-cell office:value-type="float" office:value="-0.0000523695">
                <text:p>-0.0000523695</text:p>
              </table:table-cell>
              <table:table-cell office:value-type="float" office:value="-0.0000958632">
                <text:p>-0.0000958632</text:p>
              </table:table-cell>
              <table:table-cell office:value-type="float" office:value="-0.000342865">
                <text:p>-0.000342865</text:p>
              </table:table-cell>
              <table:table-cell office:value-type="float" office:value="-0.000267053">
                <text:p>-0.000267053</text:p>
              </table:table-cell>
              <table:table-cell office:value-type="float" office:value="-0.000346756">
                <text:p>-0.000346756</text:p>
              </table:table-cell>
              <table:table-cell office:value-type="float" office:value="-0.0000362724">
                <text:p>-0.0000362724</text:p>
              </table:table-cell>
              <table:table-cell office:value-type="float" office:value="-0.0000494187">
                <text:p>-0.0000494187</text:p>
              </table:table-cell>
              <table:table-cell office:value-type="float" office:value="0.000227523">
                <text:p>0.000227523</text:p>
              </table:table-cell>
              <table:table-cell office:value-type="float" office:value="0.000286519">
                <text:p>0.000286519</text:p>
              </table:table-cell>
              <table:table-cell office:value-type="float" office:value="0.000354344">
                <text:p>0.000354344</text:p>
              </table:table-cell>
              <table:table-cell office:value-type="float" office:value="0.000184035">
                <text:p>0.000184035</text:p>
              </table:table-cell>
              <table:table-cell office:value-type="float" office:value="0.000248833">
                <text:p>0.000248833</text:p>
              </table:table-cell>
              <table:table-cell office:value-type="float" office:value="-0.00012729">
                <text:p>-0.00012729</text:p>
              </table:table-cell>
              <table:table-cell office:value-type="float" office:value="-0.000134376">
                <text:p>-0.000134376</text:p>
              </table:table-cell>
              <table:table-cell office:value-type="float" office:value="-0.000338411">
                <text:p>-0.000338411</text:p>
              </table:table-cell>
              <table:table-cell office:value-type="float" office:value="-0.000273853">
                <text:p>-0.000273853</text:p>
              </table:table-cell>
              <table:table-cell office:value-type="float" office:value="-0.000353652">
                <text:p>-0.000353652</text:p>
              </table:table-cell>
              <table:table-cell office:value-type="float" office:value="-0.0000899156">
                <text:p>-0.0000899156</text:p>
              </table:table-cell>
              <table:table-cell office:value-type="float" office:value="-0.0000524515">
                <text:p>-0.0000524515</text:p>
              </table:table-cell>
              <table:table-cell office:value-type="float" office:value="0.00018674">
                <text:p>0.00018674</text:p>
              </table:table-cell>
              <table:table-cell office:value-type="float" office:value="0.000164213">
                <text:p>0.000164213</text:p>
              </table:table-cell>
              <table:table-cell office:value-type="float" office:value="0.000415822">
                <text:p>0.000415822</text:p>
              </table:table-cell>
              <table:table-cell office:value-type="float" office:value="0.000179923">
                <text:p>0.000179923</text:p>
              </table:table-cell>
              <table:table-cell office:value-type="float" office:value="0.000262312">
                <text:p>0.000262312</text:p>
              </table:table-cell>
              <table:table-cell office:value-type="float" office:value="0.0000738944">
                <text:p>0.0000738944</text:p>
              </table:table-cell>
              <table:table-cell office:value-type="float" office:value="-0.0000234117">
                <text:p>-0.0000234117</text:p>
              </table:table-cell>
              <table:table-cell office:value-type="float" office:value="-0.000275195">
                <text:p>-0.000275195</text:p>
              </table:table-cell>
              <table:table-cell office:value-type="float" office:value="-0.000185618">
                <text:p>-0.000185618</text:p>
              </table:table-cell>
              <table:table-cell office:value-type="float" office:value="-0.000453237">
                <text:p>-0.000453237</text:p>
              </table:table-cell>
              <table:table-cell office:value-type="float" office:value="-0.000250861">
                <text:p>-0.000250861</text:p>
              </table:table-cell>
              <table:table-cell office:value-type="float" office:value="-0.00029047">
                <text:p>-0.00029047</text:p>
              </table:table-cell>
              <table:table-cell office:value-type="float" office:value="2.06288E-017">
                <text:p>2.06288E-017</text:p>
              </table:table-cell>
              <table:table-cell office:value-type="float" office:value="1.63078E-017">
                <text:p>1.63078E-017</text:p>
              </table:table-cell>
              <table:table-cell office:value-type="float" office:value="1.28699E-017">
                <text:p>1.28699E-017</text:p>
              </table:table-cell>
              <table:table-cell office:value-type="float" office:value="1.28699E-017">
                <text:p>1.28699E-01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000000244809">
                <text:p>0.00000000244809</text:p>
                <draw:g>
                  <svg:desc>korteweg2.B5:korteweg2.KQ5</svg:desc>
                </draw:g>
              </table:table-cell>
              <table:table-cell office:value-type="float" office:value="0.00000000392819">
                <text:p>0.00000000392819</text:p>
              </table:table-cell>
              <table:table-cell office:value-type="float" office:value="0.00000000628754">
                <text:p>0.00000000628754</text:p>
              </table:table-cell>
              <table:table-cell office:value-type="float" office:value="0.000268402">
                <text:p>0.000268402</text:p>
              </table:table-cell>
              <table:table-cell office:value-type="float" office:value="0.000207206">
                <text:p>0.000207206</text:p>
              </table:table-cell>
              <table:table-cell office:value-type="float" office:value="0.000171053">
                <text:p>0.000171053</text:p>
              </table:table-cell>
              <table:table-cell office:value-type="float" office:value="0.0000657055">
                <text:p>0.0000657055</text:p>
              </table:table-cell>
              <table:table-cell office:value-type="float" office:value="-0.0000227637">
                <text:p>-0.0000227637</text:p>
              </table:table-cell>
              <table:table-cell office:value-type="float" office:value="0.0000854415">
                <text:p>0.0000854415</text:p>
              </table:table-cell>
              <table:table-cell office:value-type="float" office:value="0.000190512">
                <text:p>0.000190512</text:p>
              </table:table-cell>
              <table:table-cell office:value-type="float" office:value="0.000140116">
                <text:p>0.000140116</text:p>
              </table:table-cell>
              <table:table-cell office:value-type="float" office:value="-0.000113017">
                <text:p>-0.000113017</text:p>
              </table:table-cell>
              <table:table-cell office:value-type="float" office:value="-0.0000710139">
                <text:p>-0.0000710139</text:p>
              </table:table-cell>
              <table:table-cell office:value-type="float" office:value="-0.000312935">
                <text:p>-0.000312935</text:p>
              </table:table-cell>
              <table:table-cell office:value-type="float" office:value="-0.0000418092">
                <text:p>-0.0000418092</text:p>
              </table:table-cell>
              <table:table-cell office:value-type="float" office:value="0.0000170812">
                <text:p>0.0000170812</text:p>
              </table:table-cell>
              <table:table-cell office:value-type="float" office:value="-0.000115928">
                <text:p>-0.000115928</text:p>
              </table:table-cell>
              <table:table-cell office:value-type="float" office:value="-0.000157383">
                <text:p>-0.000157383</text:p>
              </table:table-cell>
              <table:table-cell office:value-type="float" office:value="-0.000174668">
                <text:p>-0.000174668</text:p>
              </table:table-cell>
              <table:table-cell office:value-type="float" office:value="-0.000336584">
                <text:p>-0.000336584</text:p>
              </table:table-cell>
              <table:table-cell office:value-type="float" office:value="0.0000248087">
                <text:p>0.0000248087</text:p>
              </table:table-cell>
              <table:table-cell office:value-type="float" office:value="0.00012986">
                <text:p>0.00012986</text:p>
              </table:table-cell>
              <table:table-cell office:value-type="float" office:value="-0.000039583">
                <text:p>-0.000039583</text:p>
              </table:table-cell>
              <table:table-cell office:value-type="float" office:value="0.0000220292">
                <text:p>0.0000220292</text:p>
              </table:table-cell>
              <table:table-cell office:value-type="float" office:value="-0.000106883">
                <text:p>-0.000106883</text:p>
              </table:table-cell>
              <table:table-cell office:value-type="float" office:value="-0.000101695">
                <text:p>-0.000101695</text:p>
              </table:table-cell>
              <table:table-cell office:value-type="float" office:value="0.000121391">
                <text:p>0.000121391</text:p>
              </table:table-cell>
              <table:table-cell office:value-type="float" office:value="0.000286436">
                <text:p>0.000286436</text:p>
              </table:table-cell>
              <table:table-cell office:value-type="float" office:value="-0.00000775476">
                <text:p>-0.00000775476</text:p>
              </table:table-cell>
              <table:table-cell office:value-type="float" office:value="0.000290469">
                <text:p>0.000290469</text:p>
              </table:table-cell>
              <table:table-cell office:value-type="float" office:value="-0.000234162">
                <text:p>-0.000234162</text:p>
              </table:table-cell>
              <table:table-cell office:value-type="float" office:value="0.0000317007">
                <text:p>0.0000317007</text:p>
              </table:table-cell>
              <table:table-cell office:value-type="float" office:value="0.000171579">
                <text:p>0.000171579</text:p>
              </table:table-cell>
              <table:table-cell office:value-type="float" office:value="0.000261791">
                <text:p>0.000261791</text:p>
              </table:table-cell>
              <table:table-cell office:value-type="float" office:value="0.0000388623">
                <text:p>0.0000388623</text:p>
              </table:table-cell>
              <table:table-cell office:value-type="float" office:value="0.00029429">
                <text:p>0.00029429</text:p>
              </table:table-cell>
              <table:table-cell office:value-type="float" office:value="-0.000218837">
                <text:p>-0.000218837</text:p>
              </table:table-cell>
              <table:table-cell office:value-type="float" office:value="-0.0000328062">
                <text:p>-0.0000328062</text:p>
              </table:table-cell>
              <table:table-cell office:value-type="float" office:value="0.000114796">
                <text:p>0.000114796</text:p>
              </table:table-cell>
              <table:table-cell office:value-type="float" office:value="0.000174683">
                <text:p>0.000174683</text:p>
              </table:table-cell>
              <table:table-cell office:value-type="float" office:value="0.000102698">
                <text:p>0.000102698</text:p>
              </table:table-cell>
              <table:table-cell office:value-type="float" office:value="0.000161529">
                <text:p>0.000161529</text:p>
              </table:table-cell>
              <table:table-cell office:value-type="float" office:value="-0.000249251">
                <text:p>-0.000249251</text:p>
              </table:table-cell>
              <table:table-cell office:value-type="float" office:value="-0.0000565932">
                <text:p>-0.0000565932</text:p>
              </table:table-cell>
              <table:table-cell office:value-type="float" office:value="0.00000409861">
                <text:p>0.00000409861</text:p>
              </table:table-cell>
              <table:table-cell office:value-type="float" office:value="0.0000206517">
                <text:p>0.0000206517</text:p>
              </table:table-cell>
              <table:table-cell office:value-type="float" office:value="0.000249533">
                <text:p>0.000249533</text:p>
              </table:table-cell>
              <table:table-cell office:value-type="float" office:value="0.0000517446">
                <text:p>0.0000517446</text:p>
              </table:table-cell>
              <table:table-cell office:value-type="float" office:value="-0.000129278">
                <text:p>-0.000129278</text:p>
              </table:table-cell>
              <table:table-cell office:value-type="float" office:value="-0.000166584">
                <text:p>-0.000166584</text:p>
              </table:table-cell>
              <table:table-cell office:value-type="float" office:value="0.0000531985">
                <text:p>0.0000531985</text:p>
              </table:table-cell>
              <table:table-cell office:value-type="float" office:value="-0.0000465267">
                <text:p>-0.0000465267</text:p>
              </table:table-cell>
              <table:table-cell office:value-type="float" office:value="0.000247259">
                <text:p>0.000247259</text:p>
              </table:table-cell>
              <table:table-cell office:value-type="float" office:value="0.000165402">
                <text:p>0.000165402</text:p>
              </table:table-cell>
              <table:table-cell office:value-type="float" office:value="-0.000045744">
                <text:p>-0.000045744</text:p>
              </table:table-cell>
              <table:table-cell office:value-type="float" office:value="-0.0000811022">
                <text:p>-0.0000811022</text:p>
              </table:table-cell>
              <table:table-cell office:value-type="float" office:value="0.0000288894">
                <text:p>0.0000288894</text:p>
              </table:table-cell>
              <table:table-cell office:value-type="float" office:value="0.000180837">
                <text:p>0.000180837</text:p>
              </table:table-cell>
              <table:table-cell office:value-type="float" office:value="0.000443544">
                <text:p>0.000443544</text:p>
              </table:table-cell>
              <table:table-cell office:value-type="float" office:value="0.000735131">
                <text:p>0.000735131</text:p>
              </table:table-cell>
              <table:table-cell office:value-type="float" office:value="0.000780154">
                <text:p>0.000780154</text:p>
              </table:table-cell>
              <table:table-cell office:value-type="float" office:value="0.00133638">
                <text:p>0.00133638</text:p>
              </table:table-cell>
              <table:table-cell office:value-type="float" office:value="0.0019667">
                <text:p>0.0019667</text:p>
              </table:table-cell>
              <table:table-cell office:value-type="float" office:value="0.0034702">
                <text:p>0.0034702</text:p>
              </table:table-cell>
              <table:table-cell office:value-type="float" office:value="0.00568822">
                <text:p>0.00568822</text:p>
              </table:table-cell>
              <table:table-cell office:value-type="float" office:value="0.00924645">
                <text:p>0.00924645</text:p>
              </table:table-cell>
              <table:table-cell office:value-type="float" office:value="0.0143451">
                <text:p>0.0143451</text:p>
              </table:table-cell>
              <table:table-cell office:value-type="float" office:value="0.0230681">
                <text:p>0.0230681</text:p>
              </table:table-cell>
              <table:table-cell office:value-type="float" office:value="0.0362134">
                <text:p>0.0362134</text:p>
              </table:table-cell>
              <table:table-cell office:value-type="float" office:value="0.0577796">
                <text:p>0.0577796</text:p>
              </table:table-cell>
              <table:table-cell office:value-type="float" office:value="0.0909077">
                <text:p>0.0909077</text:p>
              </table:table-cell>
              <table:table-cell office:value-type="float" office:value="0.141884">
                <text:p>0.141884</text:p>
              </table:table-cell>
              <table:table-cell office:value-type="float" office:value="0.217031">
                <text:p>0.217031</text:p>
              </table:table-cell>
              <table:table-cell office:value-type="float" office:value="0.324435">
                <text:p>0.324435</text:p>
              </table:table-cell>
              <table:table-cell office:value-type="float" office:value="0.467396">
                <text:p>0.467396</text:p>
              </table:table-cell>
              <table:table-cell office:value-type="float" office:value="0.640275">
                <text:p>0.640275</text:p>
              </table:table-cell>
              <table:table-cell office:value-type="float" office:value="0.817712">
                <text:p>0.817712</text:p>
              </table:table-cell>
              <table:table-cell office:value-type="float" office:value="0.954489">
                <text:p>0.954489</text:p>
              </table:table-cell>
              <table:table-cell office:value-type="float" office:value="1.00183">
                <text:p>1.00183</text:p>
              </table:table-cell>
              <table:table-cell office:value-type="float" office:value="0.939865">
                <text:p>0.939865</text:p>
              </table:table-cell>
              <table:table-cell office:value-type="float" office:value="0.794487">
                <text:p>0.794487</text:p>
              </table:table-cell>
              <table:table-cell office:value-type="float" office:value="0.615445">
                <text:p>0.615445</text:p>
              </table:table-cell>
              <table:table-cell office:value-type="float" office:value="0.445996">
                <text:p>0.445996</text:p>
              </table:table-cell>
              <table:table-cell office:value-type="float" office:value="0.30757">
                <text:p>0.30757</text:p>
              </table:table-cell>
              <table:table-cell office:value-type="float" office:value="0.205028">
                <text:p>0.205028</text:p>
              </table:table-cell>
              <table:table-cell office:value-type="float" office:value="0.13342">
                <text:p>0.13342</text:p>
              </table:table-cell>
              <table:table-cell office:value-type="float" office:value="0.0852929">
                <text:p>0.0852929</text:p>
              </table:table-cell>
              <table:table-cell office:value-type="float" office:value="0.0541945">
                <text:p>0.0541945</text:p>
              </table:table-cell>
              <table:table-cell office:value-type="float" office:value="0.0342229">
                <text:p>0.0342229</text:p>
              </table:table-cell>
              <table:table-cell office:value-type="float" office:value="0.0216037">
                <text:p>0.0216037</text:p>
              </table:table-cell>
              <table:table-cell office:value-type="float" office:value="0.0136943">
                <text:p>0.0136943</text:p>
              </table:table-cell>
              <table:table-cell office:value-type="float" office:value="0.008575">
                <text:p>0.008575</text:p>
              </table:table-cell>
              <table:table-cell office:value-type="float" office:value="0.00516463">
                <text:p>0.00516463</text:p>
              </table:table-cell>
              <table:table-cell office:value-type="float" office:value="0.00324055">
                <text:p>0.00324055</text:p>
              </table:table-cell>
              <table:table-cell office:value-type="float" office:value="0.00180169">
                <text:p>0.00180169</text:p>
              </table:table-cell>
              <table:table-cell office:value-type="float" office:value="0.00136549">
                <text:p>0.00136549</text:p>
              </table:table-cell>
              <table:table-cell office:value-type="float" office:value="0.000879155">
                <text:p>0.000879155</text:p>
              </table:table-cell>
              <table:table-cell office:value-type="float" office:value="0.000771337">
                <text:p>0.000771337</text:p>
              </table:table-cell>
              <table:table-cell office:value-type="float" office:value="0.000327684">
                <text:p>0.000327684</text:p>
              </table:table-cell>
              <table:table-cell office:value-type="float" office:value="0.000366906">
                <text:p>0.000366906</text:p>
              </table:table-cell>
              <table:table-cell office:value-type="float" office:value="-0.000223069">
                <text:p>-0.000223069</text:p>
              </table:table-cell>
              <table:table-cell office:value-type="float" office:value="0.000064649">
                <text:p>0.000064649</text:p>
              </table:table-cell>
              <table:table-cell office:value-type="float" office:value="0.0000356485">
                <text:p>0.0000356485</text:p>
              </table:table-cell>
              <table:table-cell office:value-type="float" office:value="0.00016441">
                <text:p>0.00016441</text:p>
              </table:table-cell>
              <table:table-cell office:value-type="float" office:value="0.000303221">
                <text:p>0.000303221</text:p>
              </table:table-cell>
              <table:table-cell office:value-type="float" office:value="0.000305758">
                <text:p>0.000305758</text:p>
              </table:table-cell>
              <table:table-cell office:value-type="float" office:value="0.0000865744">
                <text:p>0.0000865744</text:p>
              </table:table-cell>
              <table:table-cell office:value-type="float" office:value="0.0000403176">
                <text:p>0.0000403176</text:p>
              </table:table-cell>
              <table:table-cell office:value-type="float" office:value="0.0000786886">
                <text:p>0.0000786886</text:p>
              </table:table-cell>
              <table:table-cell office:value-type="float" office:value="0.000177838">
                <text:p>0.000177838</text:p>
              </table:table-cell>
              <table:table-cell office:value-type="float" office:value="0.000532495">
                <text:p>0.000532495</text:p>
              </table:table-cell>
              <table:table-cell office:value-type="float" office:value="0.00058185">
                <text:p>0.00058185</text:p>
              </table:table-cell>
              <table:table-cell office:value-type="float" office:value="0.000944594">
                <text:p>0.000944594</text:p>
              </table:table-cell>
              <table:table-cell office:value-type="float" office:value="0.000750291">
                <text:p>0.000750291</text:p>
              </table:table-cell>
              <table:table-cell office:value-type="float" office:value="0.000899975">
                <text:p>0.000899975</text:p>
              </table:table-cell>
              <table:table-cell office:value-type="float" office:value="0.00115081">
                <text:p>0.00115081</text:p>
              </table:table-cell>
              <table:table-cell office:value-type="float" office:value="0.00141145">
                <text:p>0.00141145</text:p>
              </table:table-cell>
              <table:table-cell office:value-type="float" office:value="0.00213668">
                <text:p>0.00213668</text:p>
              </table:table-cell>
              <table:table-cell office:value-type="float" office:value="0.00267004">
                <text:p>0.00267004</text:p>
              </table:table-cell>
              <table:table-cell office:value-type="float" office:value="0.00364227">
                <text:p>0.00364227</text:p>
              </table:table-cell>
              <table:table-cell office:value-type="float" office:value="0.00409454">
                <text:p>0.00409454</text:p>
              </table:table-cell>
              <table:table-cell office:value-type="float" office:value="0.005313">
                <text:p>0.005313</text:p>
              </table:table-cell>
              <table:table-cell office:value-type="float" office:value="0.00634851">
                <text:p>0.00634851</text:p>
              </table:table-cell>
              <table:table-cell office:value-type="float" office:value="0.00822609">
                <text:p>0.00822609</text:p>
              </table:table-cell>
              <table:table-cell office:value-type="float" office:value="0.0102966">
                <text:p>0.0102966</text:p>
              </table:table-cell>
              <table:table-cell office:value-type="float" office:value="0.013463">
                <text:p>0.013463</text:p>
              </table:table-cell>
              <table:table-cell office:value-type="float" office:value="0.0167438">
                <text:p>0.0167438</text:p>
              </table:table-cell>
              <table:table-cell office:value-type="float" office:value="0.0209993">
                <text:p>0.0209993</text:p>
              </table:table-cell>
              <table:table-cell office:value-type="float" office:value="0.0262009">
                <text:p>0.0262009</text:p>
              </table:table-cell>
              <table:table-cell office:value-type="float" office:value="0.0323862">
                <text:p>0.0323862</text:p>
              </table:table-cell>
              <table:table-cell office:value-type="float" office:value="0.0402048">
                <text:p>0.0402048</text:p>
              </table:table-cell>
              <table:table-cell office:value-type="float" office:value="0.0500197">
                <text:p>0.0500197</text:p>
              </table:table-cell>
              <table:table-cell office:value-type="float" office:value="0.0615857">
                <text:p>0.0615857</text:p>
              </table:table-cell>
              <table:table-cell office:value-type="float" office:value="0.075543">
                <text:p>0.075543</text:p>
              </table:table-cell>
              <table:table-cell office:value-type="float" office:value="0.0916468">
                <text:p>0.0916468</text:p>
              </table:table-cell>
              <table:table-cell office:value-type="float" office:value="0.109715">
                <text:p>0.109715</text:p>
              </table:table-cell>
              <table:table-cell office:value-type="float" office:value="0.129991">
                <text:p>0.129991</text:p>
              </table:table-cell>
              <table:table-cell office:value-type="float" office:value="0.151675">
                <text:p>0.151675</text:p>
              </table:table-cell>
              <table:table-cell office:value-type="float" office:value="0.174219">
                <text:p>0.174219</text:p>
              </table:table-cell>
              <table:table-cell office:value-type="float" office:value="0.196636">
                <text:p>0.196636</text:p>
              </table:table-cell>
              <table:table-cell office:value-type="float" office:value="0.216792">
                <text:p>0.216792</text:p>
              </table:table-cell>
              <table:table-cell office:value-type="float" office:value="0.233662">
                <text:p>0.233662</text:p>
              </table:table-cell>
              <table:table-cell office:value-type="float" office:value="0.244905">
                <text:p>0.244905</text:p>
              </table:table-cell>
              <table:table-cell office:value-type="float" office:value="0.249887">
                <text:p>0.249887</text:p>
              </table:table-cell>
              <table:table-cell office:value-type="float" office:value="0.247832">
                <text:p>0.247832</text:p>
              </table:table-cell>
              <table:table-cell office:value-type="float" office:value="0.23943">
                <text:p>0.23943</text:p>
              </table:table-cell>
              <table:table-cell office:value-type="float" office:value="0.225074">
                <text:p>0.225074</text:p>
              </table:table-cell>
              <table:table-cell office:value-type="float" office:value="0.206814">
                <text:p>0.206814</text:p>
              </table:table-cell>
              <table:table-cell office:value-type="float" office:value="0.185493">
                <text:p>0.185493</text:p>
              </table:table-cell>
              <table:table-cell office:value-type="float" office:value="0.162947">
                <text:p>0.162947</text:p>
              </table:table-cell>
              <table:table-cell office:value-type="float" office:value="0.140524">
                <text:p>0.140524</text:p>
              </table:table-cell>
              <table:table-cell office:value-type="float" office:value="0.119155">
                <text:p>0.119155</text:p>
              </table:table-cell>
              <table:table-cell office:value-type="float" office:value="0.0996251">
                <text:p>0.0996251</text:p>
              </table:table-cell>
              <table:table-cell office:value-type="float" office:value="0.0826513">
                <text:p>0.0826513</text:p>
              </table:table-cell>
              <table:table-cell office:value-type="float" office:value="0.0678367">
                <text:p>0.0678367</text:p>
              </table:table-cell>
              <table:table-cell office:value-type="float" office:value="0.0555208">
                <text:p>0.0555208</text:p>
              </table:table-cell>
              <table:table-cell office:value-type="float" office:value="0.0450696">
                <text:p>0.0450696</text:p>
              </table:table-cell>
              <table:table-cell office:value-type="float" office:value="0.0364138">
                <text:p>0.0364138</text:p>
              </table:table-cell>
              <table:table-cell office:value-type="float" office:value="0.0291303">
                <text:p>0.0291303</text:p>
              </table:table-cell>
              <table:table-cell office:value-type="float" office:value="0.0231567">
                <text:p>0.0231567</text:p>
              </table:table-cell>
              <table:table-cell office:value-type="float" office:value="0.0183284">
                <text:p>0.0183284</text:p>
              </table:table-cell>
              <table:table-cell office:value-type="float" office:value="0.0145709">
                <text:p>0.0145709</text:p>
              </table:table-cell>
              <table:table-cell office:value-type="float" office:value="0.0115185">
                <text:p>0.0115185</text:p>
              </table:table-cell>
              <table:table-cell office:value-type="float" office:value="0.00943085">
                <text:p>0.00943085</text:p>
              </table:table-cell>
              <table:table-cell office:value-type="float" office:value="0.00752658">
                <text:p>0.00752658</text:p>
              </table:table-cell>
              <table:table-cell office:value-type="float" office:value="0.00609565">
                <text:p>0.00609565</text:p>
              </table:table-cell>
              <table:table-cell office:value-type="float" office:value="0.0048082">
                <text:p>0.0048082</text:p>
              </table:table-cell>
              <table:table-cell office:value-type="float" office:value="0.00371123">
                <text:p>0.00371123</text:p>
              </table:table-cell>
              <table:table-cell office:value-type="float" office:value="0.00269959">
                <text:p>0.00269959</text:p>
              </table:table-cell>
              <table:table-cell office:value-type="float" office:value="0.00211868">
                <text:p>0.00211868</text:p>
              </table:table-cell>
              <table:table-cell office:value-type="float" office:value="0.00156865">
                <text:p>0.00156865</text:p>
              </table:table-cell>
              <table:table-cell office:value-type="float" office:value="0.00140339">
                <text:p>0.00140339</text:p>
              </table:table-cell>
              <table:table-cell office:value-type="float" office:value="0.00119271">
                <text:p>0.00119271</text:p>
              </table:table-cell>
              <table:table-cell office:value-type="float" office:value="0.00117432">
                <text:p>0.00117432</text:p>
              </table:table-cell>
              <table:table-cell office:value-type="float" office:value="0.000912367">
                <text:p>0.000912367</text:p>
              </table:table-cell>
              <table:table-cell office:value-type="float" office:value="0.00069425">
                <text:p>0.00069425</text:p>
              </table:table-cell>
              <table:table-cell office:value-type="float" office:value="0.000402618">
                <text:p>0.000402618</text:p>
              </table:table-cell>
              <table:table-cell office:value-type="float" office:value="0.000183896">
                <text:p>0.000183896</text:p>
              </table:table-cell>
              <table:table-cell office:value-type="float" office:value="-0.0000510307">
                <text:p>-0.0000510307</text:p>
              </table:table-cell>
              <table:table-cell office:value-type="float" office:value="0.000111898">
                <text:p>0.000111898</text:p>
              </table:table-cell>
              <table:table-cell office:value-type="float" office:value="0.0000965275">
                <text:p>0.0000965275</text:p>
              </table:table-cell>
              <table:table-cell office:value-type="float" office:value="0.000281404">
                <text:p>0.000281404</text:p>
              </table:table-cell>
              <table:table-cell office:value-type="float" office:value="0.000362838">
                <text:p>0.000362838</text:p>
              </table:table-cell>
              <table:table-cell office:value-type="float" office:value="0.000344498">
                <text:p>0.000344498</text:p>
              </table:table-cell>
              <table:table-cell office:value-type="float" office:value="0.000124023">
                <text:p>0.000124023</text:p>
              </table:table-cell>
              <table:table-cell office:value-type="float" office:value="0.0000376602">
                <text:p>0.0000376602</text:p>
              </table:table-cell>
              <table:table-cell office:value-type="float" office:value="-0.000206349">
                <text:p>-0.000206349</text:p>
              </table:table-cell>
              <table:table-cell office:value-type="float" office:value="-0.000180525">
                <text:p>-0.000180525</text:p>
              </table:table-cell>
              <table:table-cell office:value-type="float" office:value="-0.000232193">
                <text:p>-0.000232193</text:p>
              </table:table-cell>
              <table:table-cell office:value-type="float" office:value="0.0000777531">
                <text:p>0.0000777531</text:p>
              </table:table-cell>
              <table:table-cell office:value-type="float" office:value="0.000105127">
                <text:p>0.000105127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280561">
                <text:p>0.000280561</text:p>
              </table:table-cell>
              <table:table-cell office:value-type="float" office:value="0.00014536">
                <text:p>0.00014536</text:p>
              </table:table-cell>
              <table:table-cell office:value-type="float" office:value="-0.000088932">
                <text:p>-0.000088932</text:p>
              </table:table-cell>
              <table:table-cell office:value-type="float" office:value="-0.000093886">
                <text:p>-0.000093886</text:p>
              </table:table-cell>
              <table:table-cell office:value-type="float" office:value="-0.00029885">
                <text:p>-0.00029885</text:p>
              </table:table-cell>
              <table:table-cell office:value-type="float" office:value="-0.000194931">
                <text:p>-0.000194931</text:p>
              </table:table-cell>
              <table:table-cell office:value-type="float" office:value="-0.000115284">
                <text:p>-0.000115284</text:p>
              </table:table-cell>
              <table:table-cell office:value-type="float" office:value="0.000128746">
                <text:p>0.000128746</text:p>
              </table:table-cell>
              <table:table-cell office:value-type="float" office:value="0.000147958">
                <text:p>0.000147958</text:p>
              </table:table-cell>
              <table:table-cell office:value-type="float" office:value="0.000297597">
                <text:p>0.000297597</text:p>
              </table:table-cell>
              <table:table-cell office:value-type="float" office:value="0.000192728">
                <text:p>0.000192728</text:p>
              </table:table-cell>
              <table:table-cell office:value-type="float" office:value="0.0000948948">
                <text:p>0.0000948948</text:p>
              </table:table-cell>
              <table:table-cell office:value-type="float" office:value="-0.000175265">
                <text:p>-0.000175265</text:p>
              </table:table-cell>
              <table:table-cell office:value-type="float" office:value="-0.000146574">
                <text:p>-0.000146574</text:p>
              </table:table-cell>
              <table:table-cell office:value-type="float" office:value="-0.000317528">
                <text:p>-0.000317528</text:p>
              </table:table-cell>
              <table:table-cell office:value-type="float" office:value="-0.000202175">
                <text:p>-0.000202175</text:p>
              </table:table-cell>
              <table:table-cell office:value-type="float" office:value="-0.0000116469">
                <text:p>-0.0000116469</text:p>
              </table:table-cell>
              <table:table-cell office:value-type="float" office:value="0.000131325">
                <text:p>0.000131325</text:p>
              </table:table-cell>
              <table:table-cell office:value-type="float" office:value="0.000197649">
                <text:p>0.000197649</text:p>
              </table:table-cell>
              <table:table-cell office:value-type="float" office:value="0.000338232">
                <text:p>0.000338232</text:p>
              </table:table-cell>
              <table:table-cell office:value-type="float" office:value="0.000131162">
                <text:p>0.000131162</text:p>
              </table:table-cell>
              <table:table-cell office:value-type="float" office:value="0.0000673169">
                <text:p>0.0000673169</text:p>
              </table:table-cell>
              <table:table-cell office:value-type="float" office:value="-0.000175681">
                <text:p>-0.000175681</text:p>
              </table:table-cell>
              <table:table-cell office:value-type="float" office:value="-0.000180213">
                <text:p>-0.000180213</text:p>
              </table:table-cell>
              <table:table-cell office:value-type="float" office:value="-0.000324449">
                <text:p>-0.000324449</text:p>
              </table:table-cell>
              <table:table-cell office:value-type="float" office:value="-0.000160505">
                <text:p>-0.000160505</text:p>
              </table:table-cell>
              <table:table-cell office:value-type="float" office:value="-0.0000393783">
                <text:p>-0.0000393783</text:p>
              </table:table-cell>
              <table:table-cell office:value-type="float" office:value="0.000100832">
                <text:p>0.000100832</text:p>
              </table:table-cell>
              <table:table-cell office:value-type="float" office:value="0.00019729">
                <text:p>0.00019729</text:p>
              </table:table-cell>
              <table:table-cell office:value-type="float" office:value="0.000328719">
                <text:p>0.000328719</text:p>
              </table:table-cell>
              <table:table-cell office:value-type="float" office:value="0.000150749">
                <text:p>0.000150749</text:p>
              </table:table-cell>
              <table:table-cell office:value-type="float" office:value="0.00011478">
                <text:p>0.00011478</text:p>
              </table:table-cell>
              <table:table-cell office:value-type="float" office:value="-0.0000666095">
                <text:p>-0.0000666095</text:p>
              </table:table-cell>
              <table:table-cell office:value-type="float" office:value="-0.000199757">
                <text:p>-0.000199757</text:p>
              </table:table-cell>
              <table:table-cell office:value-type="float" office:value="-0.000307553">
                <text:p>-0.000307553</text:p>
              </table:table-cell>
              <table:table-cell office:value-type="float" office:value="-0.000195715">
                <text:p>-0.000195715</text:p>
              </table:table-cell>
              <table:table-cell office:value-type="float" office:value="-0.000172583">
                <text:p>-0.000172583</text:p>
              </table:table-cell>
              <table:table-cell office:value-type="float" office:value="0.0000325786">
                <text:p>0.0000325786</text:p>
              </table:table-cell>
              <table:table-cell office:value-type="float" office:value="0.000154246">
                <text:p>0.000154246</text:p>
              </table:table-cell>
              <table:table-cell office:value-type="float" office:value="0.000316525">
                <text:p>0.000316525</text:p>
              </table:table-cell>
              <table:table-cell office:value-type="float" office:value="0.000193881">
                <text:p>0.000193881</text:p>
              </table:table-cell>
              <table:table-cell office:value-type="float" office:value="0.00024208">
                <text:p>0.00024208</text:p>
              </table:table-cell>
              <table:table-cell office:value-type="float" office:value="0.0000382891">
                <text:p>0.0000382891</text:p>
              </table:table-cell>
              <table:table-cell office:value-type="float" office:value="-0.00013305">
                <text:p>-0.00013305</text:p>
              </table:table-cell>
              <table:table-cell office:value-type="float" office:value="-0.000220303">
                <text:p>-0.000220303</text:p>
              </table:table-cell>
              <table:table-cell office:value-type="float" office:value="-0.00022533">
                <text:p>-0.00022533</text:p>
              </table:table-cell>
              <table:table-cell office:value-type="float" office:value="-0.000302462">
                <text:p>-0.000302462</text:p>
              </table:table-cell>
              <table:table-cell office:value-type="float" office:value="-0.0000798989">
                <text:p>-0.0000798989</text:p>
              </table:table-cell>
              <table:table-cell office:value-type="float" office:value="-0.0000129197">
                <text:p>-0.0000129197</text:p>
              </table:table-cell>
              <table:table-cell office:value-type="float" office:value="0.000164324">
                <text:p>0.000164324</text:p>
              </table:table-cell>
              <table:table-cell office:value-type="float" office:value="0.000204089">
                <text:p>0.000204089</text:p>
              </table:table-cell>
              <table:table-cell office:value-type="float" office:value="0.000318314">
                <text:p>0.000318314</text:p>
              </table:table-cell>
              <table:table-cell office:value-type="float" office:value="0.000195669">
                <text:p>0.000195669</text:p>
              </table:table-cell>
              <table:table-cell office:value-type="float" office:value="0.000099736">
                <text:p>0.000099736</text:p>
              </table:table-cell>
              <table:table-cell office:value-type="float" office:value="-0.0000307989">
                <text:p>-0.0000307989</text:p>
              </table:table-cell>
              <table:table-cell office:value-type="float" office:value="-0.000140153">
                <text:p>-0.000140153</text:p>
              </table:table-cell>
              <table:table-cell office:value-type="float" office:value="-0.00033921">
                <text:p>-0.00033921</text:p>
              </table:table-cell>
              <table:table-cell office:value-type="float" office:value="-0.000193281">
                <text:p>-0.000193281</text:p>
              </table:table-cell>
              <table:table-cell office:value-type="float" office:value="-0.000246339">
                <text:p>-0.000246339</text:p>
              </table:table-cell>
              <table:table-cell office:value-type="float" office:value="-0.0000965257">
                <text:p>-0.0000965257</text:p>
              </table:table-cell>
              <table:table-cell office:value-type="float" office:value="0.0000585383">
                <text:p>0.0000585383</text:p>
              </table:table-cell>
              <table:table-cell office:value-type="float" office:value="0.000189643">
                <text:p>0.000189643</text:p>
              </table:table-cell>
              <table:table-cell office:value-type="float" office:value="0.000202655">
                <text:p>0.000202655</text:p>
              </table:table-cell>
              <table:table-cell office:value-type="float" office:value="0.000312734">
                <text:p>0.000312734</text:p>
              </table:table-cell>
              <table:table-cell office:value-type="float" office:value="0.000180459">
                <text:p>0.000180459</text:p>
              </table:table-cell>
              <table:table-cell office:value-type="float" office:value="0.00014601">
                <text:p>0.00014601</text:p>
              </table:table-cell>
              <table:table-cell office:value-type="float" office:value="-0.0000458267">
                <text:p>-0.0000458267</text:p>
              </table:table-cell>
              <table:table-cell office:value-type="float" office:value="-0.000088513">
                <text:p>-0.000088513</text:p>
              </table:table-cell>
              <table:table-cell office:value-type="float" office:value="-0.000269103">
                <text:p>-0.000269103</text:p>
              </table:table-cell>
              <table:table-cell office:value-type="float" office:value="-0.000258174">
                <text:p>-0.000258174</text:p>
              </table:table-cell>
              <table:table-cell office:value-type="float" office:value="-0.000254997">
                <text:p>-0.000254997</text:p>
              </table:table-cell>
              <table:table-cell office:value-type="float" office:value="-0.00014774">
                <text:p>-0.00014774</text:p>
              </table:table-cell>
              <table:table-cell office:value-type="float" office:value="-0.0000917656">
                <text:p>-0.0000917656</text:p>
              </table:table-cell>
              <table:table-cell office:value-type="float" office:value="0.000157974">
                <text:p>0.000157974</text:p>
              </table:table-cell>
              <table:table-cell office:value-type="float" office:value="0.000134169">
                <text:p>0.000134169</text:p>
              </table:table-cell>
              <table:table-cell office:value-type="float" office:value="0.000290042">
                <text:p>0.000290042</text:p>
              </table:table-cell>
              <table:table-cell office:value-type="float" office:value="0.000253007">
                <text:p>0.000253007</text:p>
              </table:table-cell>
              <table:table-cell office:value-type="float" office:value="0.000211953">
                <text:p>0.000211953</text:p>
              </table:table-cell>
              <table:table-cell office:value-type="float" office:value="0.0000948412">
                <text:p>0.0000948412</text:p>
              </table:table-cell>
              <table:table-cell office:value-type="float" office:value="0.0000536481">
                <text:p>0.0000536481</text:p>
              </table:table-cell>
              <table:table-cell office:value-type="float" office:value="-0.000146253">
                <text:p>-0.000146253</text:p>
              </table:table-cell>
              <table:table-cell office:value-type="float" office:value="-0.000166399">
                <text:p>-0.000166399</text:p>
              </table:table-cell>
              <table:table-cell office:value-type="float" office:value="-0.000255786">
                <text:p>-0.000255786</text:p>
              </table:table-cell>
              <table:table-cell office:value-type="float" office:value="-0.000238377">
                <text:p>-0.000238377</text:p>
              </table:table-cell>
              <table:table-cell office:value-type="float" office:value="-0.000253949">
                <text:p>-0.000253949</text:p>
              </table:table-cell>
              <table:table-cell office:value-type="float" office:value="-0.0000791586">
                <text:p>-0.0000791586</text:p>
              </table:table-cell>
              <table:table-cell office:value-type="float" office:value="-0.000059889">
                <text:p>-0.000059889</text:p>
              </table:table-cell>
              <table:table-cell office:value-type="float" office:value="0.000116096">
                <text:p>0.000116096</text:p>
              </table:table-cell>
              <table:table-cell office:value-type="float" office:value="0.000163601">
                <text:p>0.000163601</text:p>
              </table:table-cell>
              <table:table-cell office:value-type="float" office:value="0.000265376">
                <text:p>0.000265376</text:p>
              </table:table-cell>
              <table:table-cell office:value-type="float" office:value="0.000200288">
                <text:p>0.000200288</text:p>
              </table:table-cell>
              <table:table-cell office:value-type="float" office:value="0.000269673">
                <text:p>0.000269673</text:p>
              </table:table-cell>
              <table:table-cell office:value-type="float" office:value="0.00014826">
                <text:p>0.00014826</text:p>
              </table:table-cell>
              <table:table-cell office:value-type="float" office:value="0.0000769385">
                <text:p>0.0000769385</text:p>
              </table:table-cell>
              <table:table-cell office:value-type="float" office:value="-0.0000338008">
                <text:p>-0.0000338008</text:p>
              </table:table-cell>
              <table:table-cell office:value-type="float" office:value="-0.0000601137">
                <text:p>-0.0000601137</text:p>
              </table:table-cell>
              <table:table-cell office:value-type="float" office:value="-0.000243166">
                <text:p>-0.000243166</text:p>
              </table:table-cell>
              <table:table-cell office:value-type="float" office:value="-0.000201119">
                <text:p>-0.000201119</text:p>
              </table:table-cell>
              <table:table-cell office:value-type="float" office:value="-0.000247764">
                <text:p>-0.000247764</text:p>
              </table:table-cell>
              <table:table-cell office:value-type="float" office:value="-0.000249759">
                <text:p>-0.000249759</text:p>
              </table:table-cell>
              <table:table-cell office:value-type="float" office:value="-0.000168431">
                <text:p>-0.000168431</text:p>
              </table:table-cell>
              <table:table-cell office:value-type="float" office:value="-0.0000526525">
                <text:p>-0.0000526525</text:p>
              </table:table-cell>
              <table:table-cell office:value-type="float" office:value="-0.0000861442">
                <text:p>-0.0000861442</text:p>
              </table:table-cell>
              <table:table-cell office:value-type="float" office:value="0.00006489">
                <text:p>0.00006489</text:p>
              </table:table-cell>
              <table:table-cell office:value-type="float" office:value="0.0000267734">
                <text:p>0.0000267734</text:p>
              </table:table-cell>
              <table:table-cell office:value-type="float" office:value="0.0000657181">
                <text:p>0.0000657181</text:p>
              </table:table-cell>
              <table:table-cell office:value-type="float" office:value="2.06046E-017">
                <text:p>2.06046E-017</text:p>
              </table:table-cell>
              <table:table-cell office:value-type="float" office:value="1.63213E-017">
                <text:p>1.63213E-017</text:p>
              </table:table-cell>
              <table:table-cell office:value-type="float" office:value="1.28426E-017">
                <text:p>1.28426E-017</text:p>
              </table:table-cell>
              <table:table-cell office:value-type="float" office:value="1.28426E-017">
                <text:p>1.28426E-01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00000244305">
                <text:p>0.00000000244305</text:p>
                <draw:g>
                  <svg:desc>korteweg2.B6:korteweg2.KQ6</svg:desc>
                </draw:g>
              </table:table-cell>
              <table:table-cell office:value-type="float" office:value="0.00000000393128">
                <text:p>0.00000000393128</text:p>
              </table:table-cell>
              <table:table-cell office:value-type="float" office:value="0.00000000628078">
                <text:p>0.00000000628078</text:p>
              </table:table-cell>
              <table:table-cell office:value-type="float" office:value="-0.000196774">
                <text:p>-0.000196774</text:p>
              </table:table-cell>
              <table:table-cell office:value-type="float" office:value="0.0000562662">
                <text:p>0.0000562662</text:p>
              </table:table-cell>
              <table:table-cell office:value-type="float" office:value="0.00000680344">
                <text:p>0.00000680344</text:p>
              </table:table-cell>
              <table:table-cell office:value-type="float" office:value="0.000211887">
                <text:p>0.000211887</text:p>
              </table:table-cell>
              <table:table-cell office:value-type="float" office:value="0.000128956">
                <text:p>0.000128956</text:p>
              </table:table-cell>
              <table:table-cell office:value-type="float" office:value="-0.0000502662">
                <text:p>-0.0000502662</text:p>
              </table:table-cell>
              <table:table-cell office:value-type="float" office:value="-0.000187224">
                <text:p>-0.000187224</text:p>
              </table:table-cell>
              <table:table-cell office:value-type="float" office:value="-0.000141162">
                <text:p>-0.000141162</text:p>
              </table:table-cell>
              <table:table-cell office:value-type="float" office:value="-0.000270797">
                <text:p>-0.000270797</text:p>
              </table:table-cell>
              <table:table-cell office:value-type="float" office:value="0.0000870535">
                <text:p>0.0000870535</text:p>
              </table:table-cell>
              <table:table-cell office:value-type="float" office:value="0.0000293968">
                <text:p>0.0000293968</text:p>
              </table:table-cell>
              <table:table-cell office:value-type="float" office:value="-0.000128183">
                <text:p>-0.000128183</text:p>
              </table:table-cell>
              <table:table-cell office:value-type="float" office:value="0.0000059409">
                <text:p>0.0000059409</text:p>
              </table:table-cell>
              <table:table-cell office:value-type="float" office:value="-0.000304357">
                <text:p>-0.000304357</text:p>
              </table:table-cell>
              <table:table-cell office:value-type="float" office:value="-0.000322769">
                <text:p>-0.000322769</text:p>
              </table:table-cell>
              <table:table-cell office:value-type="float" office:value="0.0000281674">
                <text:p>0.0000281674</text:p>
              </table:table-cell>
              <table:table-cell office:value-type="float" office:value="0.00000207433">
                <text:p>0.00000207433</text:p>
              </table:table-cell>
              <table:table-cell office:value-type="float" office:value="-0.000031536">
                <text:p>-0.000031536</text:p>
              </table:table-cell>
              <table:table-cell office:value-type="float" office:value="0.000301114">
                <text:p>0.000301114</text:p>
              </table:table-cell>
              <table:table-cell office:value-type="float" office:value="-0.000217128">
                <text:p>-0.000217128</text:p>
              </table:table-cell>
              <table:table-cell office:value-type="float" office:value="-0.000124309">
                <text:p>-0.000124309</text:p>
              </table:table-cell>
              <table:table-cell office:value-type="float" office:value="-0.0000297126">
                <text:p>-0.0000297126</text:p>
              </table:table-cell>
              <table:table-cell office:value-type="float" office:value="-0.0000194666">
                <text:p>-0.0000194666</text:p>
              </table:table-cell>
              <table:table-cell office:value-type="float" office:value="0.0000763777">
                <text:p>0.0000763777</text:p>
              </table:table-cell>
              <table:table-cell office:value-type="float" office:value="0.000450019">
                <text:p>0.000450019</text:p>
              </table:table-cell>
              <table:table-cell office:value-type="float" office:value="-0.0000483691">
                <text:p>-0.0000483691</text:p>
              </table:table-cell>
              <table:table-cell office:value-type="float" office:value="0.000198287">
                <text:p>0.000198287</text:p>
              </table:table-cell>
              <table:table-cell office:value-type="float" office:value="-0.00008342">
                <text:p>-0.00008342</text:p>
              </table:table-cell>
              <table:table-cell office:value-type="float" office:value="-0.0000895251">
                <text:p>-0.0000895251</text:p>
              </table:table-cell>
              <table:table-cell office:value-type="float" office:value="0.0000408068">
                <text:p>0.0000408068</text:p>
              </table:table-cell>
              <table:table-cell office:value-type="float" office:value="0.000319472">
                <text:p>0.000319472</text:p>
              </table:table-cell>
              <table:table-cell office:value-type="float" office:value="0.0000108004">
                <text:p>0.0000108004</text:p>
              </table:table-cell>
              <table:table-cell office:value-type="float" office:value="0.0003867">
                <text:p>0.0003867</text:p>
              </table:table-cell>
              <table:table-cell office:value-type="float" office:value="-0.0000584414">
                <text:p>-0.0000584414</text:p>
              </table:table-cell>
              <table:table-cell office:value-type="float" office:value="-0.000125378">
                <text:p>-0.000125378</text:p>
              </table:table-cell>
              <table:table-cell office:value-type="float" office:value="-0.0000841875">
                <text:p>-0.0000841875</text:p>
              </table:table-cell>
              <table:table-cell office:value-type="float" office:value="0.0000277175">
                <text:p>0.0000277175</text:p>
              </table:table-cell>
              <table:table-cell office:value-type="float" office:value="-0.0000365179">
                <text:p>-0.0000365179</text:p>
              </table:table-cell>
              <table:table-cell office:value-type="float" office:value="0.000357593">
                <text:p>0.000357593</text:p>
              </table:table-cell>
              <table:table-cell office:value-type="float" office:value="0.0000728291">
                <text:p>0.0000728291</text:p>
              </table:table-cell>
              <table:table-cell office:value-type="float" office:value="0.0000399776">
                <text:p>0.0000399776</text:p>
              </table:table-cell>
              <table:table-cell office:value-type="float" office:value="-0.0000874363">
                <text:p>-0.0000874363</text:p>
              </table:table-cell>
              <table:table-cell office:value-type="float" office:value="-0.000150396">
                <text:p>-0.000150396</text:p>
              </table:table-cell>
              <table:table-cell office:value-type="float" office:value="-0.000117189">
                <text:p>-0.000117189</text:p>
              </table:table-cell>
              <table:table-cell office:value-type="float" office:value="0.0000929162">
                <text:p>0.0000929162</text:p>
              </table:table-cell>
              <table:table-cell office:value-type="float" office:value="0.000154732">
                <text:p>0.000154732</text:p>
              </table:table-cell>
              <table:table-cell office:value-type="float" office:value="0.000152626">
                <text:p>0.000152626</text:p>
              </table:table-cell>
              <table:table-cell office:value-type="float" office:value="0.0000874888">
                <text:p>0.0000874888</text:p>
              </table:table-cell>
              <table:table-cell office:value-type="float" office:value="-0.000131907">
                <text:p>-0.000131907</text:p>
              </table:table-cell>
              <table:table-cell office:value-type="float" office:value="-0.000152709">
                <text:p>-0.000152709</text:p>
              </table:table-cell>
              <table:table-cell office:value-type="float" office:value="-0.000179254">
                <text:p>-0.000179254</text:p>
              </table:table-cell>
              <table:table-cell office:value-type="float" office:value="-0.000000255124">
                <text:p>-0.000000255124</text:p>
              </table:table-cell>
              <table:table-cell office:value-type="float" office:value="0.0000917241">
                <text:p>0.0000917241</text:p>
              </table:table-cell>
              <table:table-cell office:value-type="float" office:value="0.000229622">
                <text:p>0.000229622</text:p>
              </table:table-cell>
              <table:table-cell office:value-type="float" office:value="0.0000514958">
                <text:p>0.0000514958</text:p>
              </table:table-cell>
              <table:table-cell office:value-type="float" office:value="0.0000729412">
                <text:p>0.0000729412</text:p>
              </table:table-cell>
              <table:table-cell office:value-type="float" office:value="-0.000222193">
                <text:p>-0.000222193</text:p>
              </table:table-cell>
              <table:table-cell office:value-type="float" office:value="-0.0000557647">
                <text:p>-0.0000557647</text:p>
              </table:table-cell>
              <table:table-cell office:value-type="float" office:value="-0.0000890986">
                <text:p>-0.0000890986</text:p>
              </table:table-cell>
              <table:table-cell office:value-type="float" office:value="0.000221623">
                <text:p>0.000221623</text:p>
              </table:table-cell>
              <table:table-cell office:value-type="float" office:value="0.000296121">
                <text:p>0.000296121</text:p>
              </table:table-cell>
              <table:table-cell office:value-type="float" office:value="0.000469197">
                <text:p>0.000469197</text:p>
              </table:table-cell>
              <table:table-cell office:value-type="float" office:value="0.000410357">
                <text:p>0.000410357</text:p>
              </table:table-cell>
              <table:table-cell office:value-type="float" office:value="0.000592597">
                <text:p>0.000592597</text:p>
              </table:table-cell>
              <table:table-cell office:value-type="float" office:value="0.00077252">
                <text:p>0.00077252</text:p>
              </table:table-cell>
              <table:table-cell office:value-type="float" office:value="0.00151107">
                <text:p>0.00151107</text:p>
              </table:table-cell>
              <table:table-cell office:value-type="float" office:value="0.00253352">
                <text:p>0.00253352</text:p>
              </table:table-cell>
              <table:table-cell office:value-type="float" office:value="0.00432778">
                <text:p>0.00432778</text:p>
              </table:table-cell>
              <table:table-cell office:value-type="float" office:value="0.00684547">
                <text:p>0.00684547</text:p>
              </table:table-cell>
              <table:table-cell office:value-type="float" office:value="0.010857">
                <text:p>0.010857</text:p>
              </table:table-cell>
              <table:table-cell office:value-type="float" office:value="0.0170733">
                <text:p>0.0170733</text:p>
              </table:table-cell>
              <table:table-cell office:value-type="float" office:value="0.0270752">
                <text:p>0.0270752</text:p>
              </table:table-cell>
              <table:table-cell office:value-type="float" office:value="0.0431315">
                <text:p>0.0431315</text:p>
              </table:table-cell>
              <table:table-cell office:value-type="float" office:value="0.0682488">
                <text:p>0.0682488</text:p>
              </table:table-cell>
              <table:table-cell office:value-type="float" office:value="0.107425">
                <text:p>0.107425</text:p>
              </table:table-cell>
              <table:table-cell office:value-type="float" office:value="0.166351">
                <text:p>0.166351</text:p>
              </table:table-cell>
              <table:table-cell office:value-type="float" office:value="0.252845">
                <text:p>0.252845</text:p>
              </table:table-cell>
              <table:table-cell office:value-type="float" office:value="0.373194">
                <text:p>0.373194</text:p>
              </table:table-cell>
              <table:table-cell office:value-type="float" office:value="0.528863">
                <text:p>0.528863</text:p>
              </table:table-cell>
              <table:table-cell office:value-type="float" office:value="0.707211">
                <text:p>0.707211</text:p>
              </table:table-cell>
              <table:table-cell office:value-type="float" office:value="0.875771">
                <text:p>0.875771</text:p>
              </table:table-cell>
              <table:table-cell office:value-type="float" office:value="0.984211">
                <text:p>0.984211</text:p>
              </table:table-cell>
              <table:table-cell office:value-type="float" office:value="0.991396">
                <text:p>0.991396</text:p>
              </table:table-cell>
              <table:table-cell office:value-type="float" office:value="0.893466">
                <text:p>0.893466</text:p>
              </table:table-cell>
              <table:table-cell office:value-type="float" office:value="0.72971">
                <text:p>0.72971</text:p>
              </table:table-cell>
              <table:table-cell office:value-type="float" office:value="0.549828">
                <text:p>0.549828</text:p>
              </table:table-cell>
              <table:table-cell office:value-type="float" office:value="0.390463">
                <text:p>0.390463</text:p>
              </table:table-cell>
              <table:table-cell office:value-type="float" office:value="0.265424">
                <text:p>0.265424</text:p>
              </table:table-cell>
              <table:table-cell office:value-type="float" office:value="0.175482">
                <text:p>0.175482</text:p>
              </table:table-cell>
              <table:table-cell office:value-type="float" office:value="0.113482">
                <text:p>0.113482</text:p>
              </table:table-cell>
              <table:table-cell office:value-type="float" office:value="0.0726066">
                <text:p>0.0726066</text:p>
              </table:table-cell>
              <table:table-cell office:value-type="float" office:value="0.0457265">
                <text:p>0.0457265</text:p>
              </table:table-cell>
              <table:table-cell office:value-type="float" office:value="0.0287667">
                <text:p>0.0287667</text:p>
              </table:table-cell>
              <table:table-cell office:value-type="float" office:value="0.0178438">
                <text:p>0.0178438</text:p>
              </table:table-cell>
              <table:table-cell office:value-type="float" office:value="0.0113116">
                <text:p>0.0113116</text:p>
              </table:table-cell>
              <table:table-cell office:value-type="float" office:value="0.00700052">
                <text:p>0.00700052</text:p>
              </table:table-cell>
              <table:table-cell office:value-type="float" office:value="0.00470582">
                <text:p>0.00470582</text:p>
              </table:table-cell>
              <table:table-cell office:value-type="float" office:value="0.00294764">
                <text:p>0.00294764</text:p>
              </table:table-cell>
              <table:table-cell office:value-type="float" office:value="0.001817">
                <text:p>0.001817</text:p>
              </table:table-cell>
              <table:table-cell office:value-type="float" office:value="0.00121351">
                <text:p>0.00121351</text:p>
              </table:table-cell>
              <table:table-cell office:value-type="float" office:value="0.000500664">
                <text:p>0.000500664</text:p>
              </table:table-cell>
              <table:table-cell office:value-type="float" office:value="0.000234109">
                <text:p>0.000234109</text:p>
              </table:table-cell>
              <table:table-cell office:value-type="float" office:value="0.000286415">
                <text:p>0.000286415</text:p>
              </table:table-cell>
              <table:table-cell office:value-type="float" office:value="0.000190717">
                <text:p>0.000190717</text:p>
              </table:table-cell>
              <table:table-cell office:value-type="float" office:value="0.000307579">
                <text:p>0.000307579</text:p>
              </table:table-cell>
              <table:table-cell office:value-type="float" office:value="0.00054779">
                <text:p>0.00054779</text:p>
              </table:table-cell>
              <table:table-cell office:value-type="float" office:value="0.00033076">
                <text:p>0.00033076</text:p>
              </table:table-cell>
              <table:table-cell office:value-type="float" office:value="0.000350281">
                <text:p>0.000350281</text:p>
              </table:table-cell>
              <table:table-cell office:value-type="float" office:value="0.000250829">
                <text:p>0.000250829</text:p>
              </table:table-cell>
              <table:table-cell office:value-type="float" office:value="0.000307304">
                <text:p>0.000307304</text:p>
              </table:table-cell>
              <table:table-cell office:value-type="float" office:value="0.000216328">
                <text:p>0.000216328</text:p>
              </table:table-cell>
              <table:table-cell office:value-type="float" office:value="0.000772482">
                <text:p>0.000772482</text:p>
              </table:table-cell>
              <table:table-cell office:value-type="float" office:value="0.00087772">
                <text:p>0.00087772</text:p>
              </table:table-cell>
              <table:table-cell office:value-type="float" office:value="0.00129999">
                <text:p>0.00129999</text:p>
              </table:table-cell>
              <table:table-cell office:value-type="float" office:value="0.00161999">
                <text:p>0.00161999</text:p>
              </table:table-cell>
              <table:table-cell office:value-type="float" office:value="0.00190876">
                <text:p>0.00190876</text:p>
              </table:table-cell>
              <table:table-cell office:value-type="float" office:value="0.00212692">
                <text:p>0.00212692</text:p>
              </table:table-cell>
              <table:table-cell office:value-type="float" office:value="0.00269367">
                <text:p>0.00269367</text:p>
              </table:table-cell>
              <table:table-cell office:value-type="float" office:value="0.00329692">
                <text:p>0.00329692</text:p>
              </table:table-cell>
              <table:table-cell office:value-type="float" office:value="0.00440261">
                <text:p>0.00440261</text:p>
              </table:table-cell>
              <table:table-cell office:value-type="float" office:value="0.00557151">
                <text:p>0.00557151</text:p>
              </table:table-cell>
              <table:table-cell office:value-type="float" office:value="0.00739123">
                <text:p>0.00739123</text:p>
              </table:table-cell>
              <table:table-cell office:value-type="float" office:value="0.0092497">
                <text:p>0.0092497</text:p>
              </table:table-cell>
              <table:table-cell office:value-type="float" office:value="0.0114335">
                <text:p>0.0114335</text:p>
              </table:table-cell>
              <table:table-cell office:value-type="float" office:value="0.0144985">
                <text:p>0.0144985</text:p>
              </table:table-cell>
              <table:table-cell office:value-type="float" office:value="0.0177485">
                <text:p>0.0177485</text:p>
              </table:table-cell>
              <table:table-cell office:value-type="float" office:value="0.022275">
                <text:p>0.022275</text:p>
              </table:table-cell>
              <table:table-cell office:value-type="float" office:value="0.0280028">
                <text:p>0.0280028</text:p>
              </table:table-cell>
              <table:table-cell office:value-type="float" office:value="0.0349272">
                <text:p>0.0349272</text:p>
              </table:table-cell>
              <table:table-cell office:value-type="float" office:value="0.0435663">
                <text:p>0.0435663</text:p>
              </table:table-cell>
              <table:table-cell office:value-type="float" office:value="0.0541132">
                <text:p>0.0541132</text:p>
              </table:table-cell>
              <table:table-cell office:value-type="float" office:value="0.0661474">
                <text:p>0.0661474</text:p>
              </table:table-cell>
              <table:table-cell office:value-type="float" office:value="0.0808707">
                <text:p>0.0808707</text:p>
              </table:table-cell>
              <table:table-cell office:value-type="float" office:value="0.0971918">
                <text:p>0.0971918</text:p>
              </table:table-cell>
              <table:table-cell office:value-type="float" office:value="0.116335">
                <text:p>0.116335</text:p>
              </table:table-cell>
              <table:table-cell office:value-type="float" office:value="0.136987">
                <text:p>0.136987</text:p>
              </table:table-cell>
              <table:table-cell office:value-type="float" office:value="0.159443">
                <text:p>0.159443</text:p>
              </table:table-cell>
              <table:table-cell office:value-type="float" office:value="0.182088">
                <text:p>0.182088</text:p>
              </table:table-cell>
              <table:table-cell office:value-type="float" office:value="0.203994">
                <text:p>0.203994</text:p>
              </table:table-cell>
              <table:table-cell office:value-type="float" office:value="0.223053">
                <text:p>0.223053</text:p>
              </table:table-cell>
              <table:table-cell office:value-type="float" office:value="0.238201">
                <text:p>0.238201</text:p>
              </table:table-cell>
              <table:table-cell office:value-type="float" office:value="0.247167">
                <text:p>0.247167</text:p>
              </table:table-cell>
              <table:table-cell office:value-type="float" office:value="0.249997">
                <text:p>0.249997</text:p>
              </table:table-cell>
              <table:table-cell office:value-type="float" office:value="0.245568">
                <text:p>0.245568</text:p>
              </table:table-cell>
              <table:table-cell office:value-type="float" office:value="0.235203">
                <text:p>0.235203</text:p>
              </table:table-cell>
              <table:table-cell office:value-type="float" office:value="0.21921">
                <text:p>0.21921</text:p>
              </table:table-cell>
              <table:table-cell office:value-type="float" office:value="0.199806">
                <text:p>0.199806</text:p>
              </table:table-cell>
              <table:table-cell office:value-type="float" office:value="0.177867">
                <text:p>0.177867</text:p>
              </table:table-cell>
              <table:table-cell office:value-type="float" office:value="0.155215">
                <text:p>0.155215</text:p>
              </table:table-cell>
              <table:table-cell office:value-type="float" office:value="0.1332">
                <text:p>0.1332</text:p>
              </table:table-cell>
              <table:table-cell office:value-type="float" office:value="0.112311">
                <text:p>0.112311</text:p>
              </table:table-cell>
              <table:table-cell office:value-type="float" office:value="0.093608">
                <text:p>0.093608</text:p>
              </table:table-cell>
              <table:table-cell office:value-type="float" office:value="0.0773346">
                <text:p>0.0773346</text:p>
              </table:table-cell>
              <table:table-cell office:value-type="float" office:value="0.0632189">
                <text:p>0.0632189</text:p>
              </table:table-cell>
              <table:table-cell office:value-type="float" office:value="0.0515641">
                <text:p>0.0515641</text:p>
              </table:table-cell>
              <table:table-cell office:value-type="float" office:value="0.0418924">
                <text:p>0.0418924</text:p>
              </table:table-cell>
              <table:table-cell office:value-type="float" office:value="0.0337291">
                <text:p>0.0337291</text:p>
              </table:table-cell>
              <table:table-cell office:value-type="float" office:value="0.0271942">
                <text:p>0.0271942</text:p>
              </table:table-cell>
              <table:table-cell office:value-type="float" office:value="0.0215726">
                <text:p>0.0215726</text:p>
              </table:table-cell>
              <table:table-cell office:value-type="float" office:value="0.0172356">
                <text:p>0.0172356</text:p>
              </table:table-cell>
              <table:table-cell office:value-type="float" office:value="0.0133812">
                <text:p>0.0133812</text:p>
              </table:table-cell>
              <table:table-cell office:value-type="float" office:value="0.0106918">
                <text:p>0.0106918</text:p>
              </table:table-cell>
              <table:table-cell office:value-type="float" office:value="0.00838561">
                <text:p>0.00838561</text:p>
              </table:table-cell>
              <table:table-cell office:value-type="float" office:value="0.00673095">
                <text:p>0.00673095</text:p>
              </table:table-cell>
              <table:table-cell office:value-type="float" office:value="0.00543978">
                <text:p>0.00543978</text:p>
              </table:table-cell>
              <table:table-cell office:value-type="float" office:value="0.00450998">
                <text:p>0.00450998</text:p>
              </table:table-cell>
              <table:table-cell office:value-type="float" office:value="0.00356097">
                <text:p>0.00356097</text:p>
              </table:table-cell>
              <table:table-cell office:value-type="float" office:value="0.00288702">
                <text:p>0.00288702</text:p>
              </table:table-cell>
              <table:table-cell office:value-type="float" office:value="0.00222819">
                <text:p>0.00222819</text:p>
              </table:table-cell>
              <table:table-cell office:value-type="float" office:value="0.00160613">
                <text:p>0.00160613</text:p>
              </table:table-cell>
              <table:table-cell office:value-type="float" office:value="0.00111866">
                <text:p>0.00111866</text:p>
              </table:table-cell>
              <table:table-cell office:value-type="float" office:value="0.000845674">
                <text:p>0.000845674</text:p>
              </table:table-cell>
              <table:table-cell office:value-type="float" office:value="0.000637101">
                <text:p>0.000637101</text:p>
              </table:table-cell>
              <table:table-cell office:value-type="float" office:value="0.000512016">
                <text:p>0.000512016</text:p>
              </table:table-cell>
              <table:table-cell office:value-type="float" office:value="0.000682866">
                <text:p>0.000682866</text:p>
              </table:table-cell>
              <table:table-cell office:value-type="float" office:value="0.000507441">
                <text:p>0.000507441</text:p>
              </table:table-cell>
              <table:table-cell office:value-type="float" office:value="0.000626444">
                <text:p>0.000626444</text:p>
              </table:table-cell>
              <table:table-cell office:value-type="float" office:value="0.000398043">
                <text:p>0.000398043</text:p>
              </table:table-cell>
              <table:table-cell office:value-type="float" office:value="0.000368992">
                <text:p>0.000368992</text:p>
              </table:table-cell>
              <table:table-cell office:value-type="float" office:value="0.00000130407">
                <text:p>0.00000130407</text:p>
              </table:table-cell>
              <table:table-cell office:value-type="float" office:value="0.00000962657">
                <text:p>0.00000962657</text:p>
              </table:table-cell>
              <table:table-cell office:value-type="float" office:value="-0.000220691">
                <text:p>-0.000220691</text:p>
              </table:table-cell>
              <table:table-cell office:value-type="float" office:value="-0.0000253441">
                <text:p>-0.0000253441</text:p>
              </table:table-cell>
              <table:table-cell office:value-type="float" office:value="-0.000165085">
                <text:p>-0.000165085</text:p>
              </table:table-cell>
              <table:table-cell office:value-type="float" office:value="0.000268455">
                <text:p>0.000268455</text:p>
              </table:table-cell>
              <table:table-cell office:value-type="float" office:value="0.0000461397">
                <text:p>0.0000461397</text:p>
              </table:table-cell>
              <table:table-cell office:value-type="float" office:value="0.000373701">
                <text:p>0.000373701</text:p>
              </table:table-cell>
              <table:table-cell office:value-type="float" office:value="0.000201493">
                <text:p>0.000201493</text:p>
              </table:table-cell>
              <table:table-cell office:value-type="float" office:value="0.000146311">
                <text:p>0.000146311</text:p>
              </table:table-cell>
              <table:table-cell office:value-type="float" office:value="-0.0000246665">
                <text:p>-0.0000246665</text:p>
              </table:table-cell>
              <table:table-cell office:value-type="float" office:value="-0.0000721146">
                <text:p>-0.0000721146</text:p>
              </table:table-cell>
              <table:table-cell office:value-type="float" office:value="-0.000284035">
                <text:p>-0.000284035</text:p>
              </table:table-cell>
              <table:table-cell office:value-type="float" office:value="-0.00016276">
                <text:p>-0.00016276</text:p>
              </table:table-cell>
              <table:table-cell office:value-type="float" office:value="-0.000214795">
                <text:p>-0.000214795</text:p>
              </table:table-cell>
              <table:table-cell office:value-type="float" office:value="0.0000162689">
                <text:p>0.0000162689</text:p>
              </table:table-cell>
              <table:table-cell office:value-type="float" office:value="0.0000799215">
                <text:p>0.0000799215</text:p>
              </table:table-cell>
              <table:table-cell office:value-type="float" office:value="0.00022638">
                <text:p>0.00022638</text:p>
              </table:table-cell>
              <table:table-cell office:value-type="float" office:value="0.000265121">
                <text:p>0.000265121</text:p>
              </table:table-cell>
              <table:table-cell office:value-type="float" office:value="0.000152147">
                <text:p>0.000152147</text:p>
              </table:table-cell>
              <table:table-cell office:value-type="float" office:value="0.000154121">
                <text:p>0.000154121</text:p>
              </table:table-cell>
              <table:table-cell office:value-type="float" office:value="-0.000103098">
                <text:p>-0.000103098</text:p>
              </table:table-cell>
              <table:table-cell office:value-type="float" office:value="-0.000150489">
                <text:p>-0.000150489</text:p>
              </table:table-cell>
              <table:table-cell office:value-type="float" office:value="-0.000278348">
                <text:p>-0.000278348</text:p>
              </table:table-cell>
              <table:table-cell office:value-type="float" office:value="-0.000152722">
                <text:p>-0.000152722</text:p>
              </table:table-cell>
              <table:table-cell office:value-type="float" office:value="-0.000236548">
                <text:p>-0.000236548</text:p>
              </table:table-cell>
              <table:table-cell office:value-type="float" office:value="0.0000739968">
                <text:p>0.0000739968</text:p>
              </table:table-cell>
              <table:table-cell office:value-type="float" office:value="0.0000670525">
                <text:p>0.0000670525</text:p>
              </table:table-cell>
              <table:table-cell office:value-type="float" office:value="0.000203172">
                <text:p>0.000203172</text:p>
              </table:table-cell>
              <table:table-cell office:value-type="float" office:value="0.000246216">
                <text:p>0.000246216</text:p>
              </table:table-cell>
              <table:table-cell office:value-type="float" office:value="0.000207585">
                <text:p>0.000207585</text:p>
              </table:table-cell>
              <table:table-cell office:value-type="float" office:value="0.0000712475">
                <text:p>0.0000712475</text:p>
              </table:table-cell>
              <table:table-cell office:value-type="float" office:value="0.0000213361">
                <text:p>0.0000213361</text:p>
              </table:table-cell>
              <table:table-cell office:value-type="float" office:value="-0.000160624">
                <text:p>-0.000160624</text:p>
              </table:table-cell>
              <table:table-cell office:value-type="float" office:value="-0.000227469">
                <text:p>-0.000227469</text:p>
              </table:table-cell>
              <table:table-cell office:value-type="float" office:value="-0.00023251">
                <text:p>-0.00023251</text:p>
              </table:table-cell>
              <table:table-cell office:value-type="float" office:value="-0.000201531">
                <text:p>-0.000201531</text:p>
              </table:table-cell>
              <table:table-cell office:value-type="float" office:value="-0.0000392762">
                <text:p>-0.0000392762</text:p>
              </table:table-cell>
              <table:table-cell office:value-type="float" office:value="-0.0000341487">
                <text:p>-0.0000341487</text:p>
              </table:table-cell>
              <table:table-cell office:value-type="float" office:value="0.000288658">
                <text:p>0.000288658</text:p>
              </table:table-cell>
              <table:table-cell office:value-type="float" office:value="0.000135438">
                <text:p>0.000135438</text:p>
              </table:table-cell>
              <table:table-cell office:value-type="float" office:value="0.000293382">
                <text:p>0.000293382</text:p>
              </table:table-cell>
              <table:table-cell office:value-type="float" office:value="0.000136065">
                <text:p>0.000136065</text:p>
              </table:table-cell>
              <table:table-cell office:value-type="float" office:value="0.00011135">
                <text:p>0.00011135</text:p>
              </table:table-cell>
              <table:table-cell office:value-type="float" office:value="-0.000178912">
                <text:p>-0.000178912</text:p>
              </table:table-cell>
              <table:table-cell office:value-type="float" office:value="0.0000150759">
                <text:p>0.0000150759</text:p>
              </table:table-cell>
              <table:table-cell office:value-type="float" office:value="-0.000405544">
                <text:p>-0.000405544</text:p>
              </table:table-cell>
              <table:table-cell office:value-type="float" office:value="-0.0000941778">
                <text:p>-0.0000941778</text:p>
              </table:table-cell>
              <table:table-cell office:value-type="float" office:value="-0.000295156">
                <text:p>-0.000295156</text:p>
              </table:table-cell>
              <table:table-cell office:value-type="float" office:value="0.0000336523">
                <text:p>0.0000336523</text:p>
              </table:table-cell>
              <table:table-cell office:value-type="float" office:value="-0.0000471153">
                <text:p>-0.0000471153</text:p>
              </table:table-cell>
              <table:table-cell office:value-type="float" office:value="0.000197288">
                <text:p>0.000197288</text:p>
              </table:table-cell>
              <table:table-cell office:value-type="float" office:value="0.000222715">
                <text:p>0.000222715</text:p>
              </table:table-cell>
              <table:table-cell office:value-type="float" office:value="0.000253134">
                <text:p>0.000253134</text:p>
              </table:table-cell>
              <table:table-cell office:value-type="float" office:value="0.000163013">
                <text:p>0.000163013</text:p>
              </table:table-cell>
              <table:table-cell office:value-type="float" office:value="0.000163966">
                <text:p>0.000163966</text:p>
              </table:table-cell>
              <table:table-cell office:value-type="float" office:value="-0.000102412">
                <text:p>-0.000102412</text:p>
              </table:table-cell>
              <table:table-cell office:value-type="float" office:value="-0.0000653412">
                <text:p>-0.0000653412</text:p>
              </table:table-cell>
              <table:table-cell office:value-type="float" office:value="-0.00021903">
                <text:p>-0.00021903</text:p>
              </table:table-cell>
              <table:table-cell office:value-type="float" office:value="-0.000269394">
                <text:p>-0.000269394</text:p>
              </table:table-cell>
              <table:table-cell office:value-type="float" office:value="-0.000177423">
                <text:p>-0.000177423</text:p>
              </table:table-cell>
              <table:table-cell office:value-type="float" office:value="-0.000142406">
                <text:p>-0.000142406</text:p>
              </table:table-cell>
              <table:table-cell office:value-type="float" office:value="-0.0000317063">
                <text:p>-0.0000317063</text:p>
              </table:table-cell>
              <table:table-cell office:value-type="float" office:value="0.00000852467">
                <text:p>0.00000852467</text:p>
              </table:table-cell>
              <table:table-cell office:value-type="float" office:value="0.000238534">
                <text:p>0.000238534</text:p>
              </table:table-cell>
              <table:table-cell office:value-type="float" office:value="0.000146652">
                <text:p>0.000146652</text:p>
              </table:table-cell>
              <table:table-cell office:value-type="float" office:value="0.000308885">
                <text:p>0.000308885</text:p>
              </table:table-cell>
              <table:table-cell office:value-type="float" office:value="0.000107752">
                <text:p>0.000107752</text:p>
              </table:table-cell>
              <table:table-cell office:value-type="float" office:value="0.000204128">
                <text:p>0.000204128</text:p>
              </table:table-cell>
              <table:table-cell office:value-type="float" office:value="-0.0000323278">
                <text:p>-0.0000323278</text:p>
              </table:table-cell>
              <table:table-cell office:value-type="float" office:value="-0.0000999795">
                <text:p>-0.0000999795</text:p>
              </table:table-cell>
              <table:table-cell office:value-type="float" office:value="-0.000161903">
                <text:p>-0.000161903</text:p>
              </table:table-cell>
              <table:table-cell office:value-type="float" office:value="-0.000249914">
                <text:p>-0.000249914</text:p>
              </table:table-cell>
              <table:table-cell office:value-type="float" office:value="-0.000170704">
                <text:p>-0.000170704</text:p>
              </table:table-cell>
              <table:table-cell office:value-type="float" office:value="-0.000231645">
                <text:p>-0.000231645</text:p>
              </table:table-cell>
              <table:table-cell office:value-type="float" office:value="-0.000101252">
                <text:p>-0.000101252</text:p>
              </table:table-cell>
              <table:table-cell office:value-type="float" office:value="-0.00000496316">
                <text:p>-0.00000496316</text:p>
              </table:table-cell>
              <table:table-cell office:value-type="float" office:value="0.000112352">
                <text:p>0.000112352</text:p>
              </table:table-cell>
              <table:table-cell office:value-type="float" office:value="0.0000979895">
                <text:p>0.0000979895</text:p>
              </table:table-cell>
              <table:table-cell office:value-type="float" office:value="0.000307447">
                <text:p>0.000307447</text:p>
              </table:table-cell>
              <table:table-cell office:value-type="float" office:value="0.000099857">
                <text:p>0.000099857</text:p>
              </table:table-cell>
              <table:table-cell office:value-type="float" office:value="0.000340902">
                <text:p>0.000340902</text:p>
              </table:table-cell>
              <table:table-cell office:value-type="float" office:value="0.000034025">
                <text:p>0.000034025</text:p>
              </table:table-cell>
              <table:table-cell office:value-type="float" office:value="0.000115906">
                <text:p>0.000115906</text:p>
              </table:table-cell>
              <table:table-cell office:value-type="float" office:value="-0.000163175">
                <text:p>-0.000163175</text:p>
              </table:table-cell>
              <table:table-cell office:value-type="float" office:value="-0.0000669477">
                <text:p>-0.0000669477</text:p>
              </table:table-cell>
              <table:table-cell office:value-type="float" office:value="-0.000263946">
                <text:p>-0.000263946</text:p>
              </table:table-cell>
              <table:table-cell office:value-type="float" office:value="-0.0000959893">
                <text:p>-0.0000959893</text:p>
              </table:table-cell>
              <table:table-cell office:value-type="float" office:value="-0.000306864">
                <text:p>-0.000306864</text:p>
              </table:table-cell>
              <table:table-cell office:value-type="float" office:value="-0.000127944">
                <text:p>-0.000127944</text:p>
              </table:table-cell>
              <table:table-cell office:value-type="float" office:value="-0.000182043">
                <text:p>-0.000182043</text:p>
              </table:table-cell>
              <table:table-cell office:value-type="float" office:value="0.000161538">
                <text:p>0.000161538</text:p>
              </table:table-cell>
              <table:table-cell office:value-type="float" office:value="0.0000130947">
                <text:p>0.0000130947</text:p>
              </table:table-cell>
              <table:table-cell office:value-type="float" office:value="0.0000929743">
                <text:p>0.0000929743</text:p>
              </table:table-cell>
              <table:table-cell office:value-type="float" office:value="0.000154426">
                <text:p>0.000154426</text:p>
              </table:table-cell>
              <table:table-cell office:value-type="float" office:value="0.000256647">
                <text:p>0.000256647</text:p>
              </table:table-cell>
              <table:table-cell office:value-type="float" office:value="0.000299135">
                <text:p>0.000299135</text:p>
              </table:table-cell>
              <table:table-cell office:value-type="float" office:value="0.000121758">
                <text:p>0.000121758</text:p>
              </table:table-cell>
              <table:table-cell office:value-type="float" office:value="0.0000312395">
                <text:p>0.0000312395</text:p>
              </table:table-cell>
              <table:table-cell office:value-type="float" office:value="-0.000124764">
                <text:p>-0.000124764</text:p>
              </table:table-cell>
              <table:table-cell office:value-type="float" office:value="0.000179614">
                <text:p>0.000179614</text:p>
              </table:table-cell>
              <table:table-cell office:value-type="float" office:value="-0.0000713169">
                <text:p>-0.0000713169</text:p>
              </table:table-cell>
              <table:table-cell office:value-type="float" office:value="-0.000200082">
                <text:p>-0.000200082</text:p>
              </table:table-cell>
              <table:table-cell office:value-type="float" office:value="-0.000358401">
                <text:p>-0.000358401</text:p>
              </table:table-cell>
              <table:table-cell office:value-type="float" office:value="-0.000168517">
                <text:p>-0.000168517</text:p>
              </table:table-cell>
              <table:table-cell office:value-type="float" office:value="-0.0000257854">
                <text:p>-0.0000257854</text:p>
              </table:table-cell>
              <table:table-cell office:value-type="float" office:value="-0.0000927659">
                <text:p>-0.0000927659</text:p>
              </table:table-cell>
              <table:table-cell office:value-type="float" office:value="-0.000106516">
                <text:p>-0.000106516</text:p>
              </table:table-cell>
              <table:table-cell office:value-type="float" office:value="-0.000206461">
                <text:p>-0.000206461</text:p>
              </table:table-cell>
              <table:table-cell office:value-type="float" office:value="0.000155976">
                <text:p>0.000155976</text:p>
              </table:table-cell>
              <table:table-cell office:value-type="float" office:value="0.000277013">
                <text:p>0.000277013</text:p>
              </table:table-cell>
              <table:table-cell office:value-type="float" office:value="0.000219266">
                <text:p>0.000219266</text:p>
              </table:table-cell>
              <table:table-cell office:value-type="float" office:value="0.0000478011">
                <text:p>0.0000478011</text:p>
              </table:table-cell>
              <table:table-cell office:value-type="float" office:value="0.000153781">
                <text:p>0.000153781</text:p>
              </table:table-cell>
              <table:table-cell office:value-type="float" office:value="0.0000967844">
                <text:p>0.0000967844</text:p>
              </table:table-cell>
              <table:table-cell office:value-type="float" office:value="0.000343143">
                <text:p>0.000343143</text:p>
              </table:table-cell>
              <table:table-cell office:value-type="float" office:value="2.06375E-017">
                <text:p>2.06375E-017</text:p>
              </table:table-cell>
              <table:table-cell office:value-type="float" office:value="1.63024E-017">
                <text:p>1.63024E-017</text:p>
              </table:table-cell>
              <table:table-cell office:value-type="float" office:value="1.28817E-017">
                <text:p>1.28817E-017</text:p>
              </table:table-cell>
              <table:table-cell office:value-type="float" office:value="1.28817E-017">
                <text:p>1.28817E-01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000000244275">
                <text:p>0.00000000244275</text:p>
                <draw:g>
                  <svg:desc>korteweg2.B7:korteweg2.KQ7</svg:desc>
                </draw:g>
              </table:table-cell>
              <table:table-cell office:value-type="float" office:value="0.00000000393146">
                <text:p>0.00000000393146</text:p>
              </table:table-cell>
              <table:table-cell office:value-type="float" office:value="0.00000000628037">
                <text:p>0.00000000628037</text:p>
              </table:table-cell>
              <table:table-cell office:value-type="float" office:value="-0.000120736">
                <text:p>-0.000120736</text:p>
              </table:table-cell>
              <table:table-cell office:value-type="float" office:value="0.000123596">
                <text:p>0.000123596</text:p>
              </table:table-cell>
              <table:table-cell office:value-type="float" office:value="0.0000905208">
                <text:p>0.0000905208</text:p>
              </table:table-cell>
              <table:table-cell office:value-type="float" office:value="0.00013285">
                <text:p>0.00013285</text:p>
              </table:table-cell>
              <table:table-cell office:value-type="float" office:value="-0.0000231945">
                <text:p>-0.0000231945</text:p>
              </table:table-cell>
              <table:table-cell office:value-type="float" office:value="-0.0000654537">
                <text:p>-0.0000654537</text:p>
              </table:table-cell>
              <table:table-cell office:value-type="float" office:value="-0.000419011">
                <text:p>-0.000419011</text:p>
              </table:table-cell>
              <table:table-cell office:value-type="float" office:value="-0.0000692057">
                <text:p>-0.0000692057</text:p>
              </table:table-cell>
              <table:table-cell office:value-type="float" office:value="-0.000258078">
                <text:p>-0.000258078</text:p>
              </table:table-cell>
              <table:table-cell office:value-type="float" office:value="0.00000362173">
                <text:p>0.00000362173</text:p>
              </table:table-cell>
              <table:table-cell office:value-type="float" office:value="0.000123304">
                <text:p>0.000123304</text:p>
              </table:table-cell>
              <table:table-cell office:value-type="float" office:value="0.0000165966">
                <text:p>0.0000165966</text:p>
              </table:table-cell>
              <table:table-cell office:value-type="float" office:value="-0.000214636">
                <text:p>-0.000214636</text:p>
              </table:table-cell>
              <table:table-cell office:value-type="float" office:value="0.0000183196">
                <text:p>0.0000183196</text:p>
              </table:table-cell>
              <table:table-cell office:value-type="float" office:value="-0.000503457">
                <text:p>-0.000503457</text:p>
              </table:table-cell>
              <table:table-cell office:value-type="float" office:value="-0.0000732563">
                <text:p>-0.0000732563</text:p>
              </table:table-cell>
              <table:table-cell office:value-type="float" office:value="0.0000152019">
                <text:p>0.0000152019</text:p>
              </table:table-cell>
              <table:table-cell office:value-type="float" office:value="0.0000162992">
                <text:p>0.0000162992</text:p>
              </table:table-cell>
              <table:table-cell office:value-type="float" office:value="0.000193875">
                <text:p>0.000193875</text:p>
              </table:table-cell>
              <table:table-cell office:value-type="float" office:value="0.000279069">
                <text:p>0.000279069</text:p>
              </table:table-cell>
              <table:table-cell office:value-type="float" office:value="-0.000242893">
                <text:p>-0.000242893</text:p>
              </table:table-cell>
              <table:table-cell office:value-type="float" office:value="0.000100745">
                <text:p>0.000100745</text:p>
              </table:table-cell>
              <table:table-cell office:value-type="float" office:value="-0.000168835">
                <text:p>-0.000168835</text:p>
              </table:table-cell>
              <table:table-cell office:value-type="float" office:value="-0.000106109">
                <text:p>-0.000106109</text:p>
              </table:table-cell>
              <table:table-cell office:value-type="float" office:value="0.000221335">
                <text:p>0.000221335</text:p>
              </table:table-cell>
              <table:table-cell office:value-type="float" office:value="0.000236396">
                <text:p>0.000236396</text:p>
              </table:table-cell>
              <table:table-cell office:value-type="float" office:value="0.000125345">
                <text:p>0.000125345</text:p>
              </table:table-cell>
              <table:table-cell office:value-type="float" office:value="0.000348391">
                <text:p>0.000348391</text:p>
              </table:table-cell>
              <table:table-cell office:value-type="float" office:value="-0.000112425">
                <text:p>-0.000112425</text:p>
              </table:table-cell>
              <table:table-cell office:value-type="float" office:value="-0.0000867538">
                <text:p>-0.0000867538</text:p>
              </table:table-cell>
              <table:table-cell office:value-type="float" office:value="-0.0000172385">
                <text:p>-0.0000172385</text:p>
              </table:table-cell>
              <table:table-cell office:value-type="float" office:value="-0.000131056">
                <text:p>-0.000131056</text:p>
              </table:table-cell>
              <table:table-cell office:value-type="float" office:value="0.00014748">
                <text:p>0.00014748</text:p>
              </table:table-cell>
              <table:table-cell office:value-type="float" office:value="0.00028155">
                <text:p>0.00028155</text:p>
              </table:table-cell>
              <table:table-cell office:value-type="float" office:value="0.0000992892">
                <text:p>0.0000992892</text:p>
              </table:table-cell>
              <table:table-cell office:value-type="float" office:value="0.000213109">
                <text:p>0.000213109</text:p>
              </table:table-cell>
              <table:table-cell office:value-type="float" office:value="0.0000166671">
                <text:p>0.0000166671</text:p>
              </table:table-cell>
              <table:table-cell office:value-type="float" office:value="-0.000246049">
                <text:p>-0.000246049</text:p>
              </table:table-cell>
              <table:table-cell office:value-type="float" office:value="0.00000954837">
                <text:p>0.00000954837</text:p>
              </table:table-cell>
              <table:table-cell office:value-type="float" office:value="-0.000134446">
                <text:p>-0.000134446</text:p>
              </table:table-cell>
              <table:table-cell office:value-type="float" office:value="0.0000517264">
                <text:p>0.0000517264</text:p>
              </table:table-cell>
              <table:table-cell office:value-type="float" office:value="0.000244227">
                <text:p>0.000244227</text:p>
              </table:table-cell>
              <table:table-cell office:value-type="float" office:value="0.000154251">
                <text:p>0.000154251</text:p>
              </table:table-cell>
              <table:table-cell office:value-type="float" office:value="0.0000402069">
                <text:p>0.0000402069</text:p>
              </table:table-cell>
              <table:table-cell office:value-type="float" office:value="0.000113206">
                <text:p>0.000113206</text:p>
              </table:table-cell>
              <table:table-cell office:value-type="float" office:value="-0.00030909">
                <text:p>-0.00030909</text:p>
              </table:table-cell>
              <table:table-cell office:value-type="float" office:value="-0.0000814605">
                <text:p>-0.0000814605</text:p>
              </table:table-cell>
              <table:table-cell office:value-type="float" office:value="-0.000160335">
                <text:p>-0.000160335</text:p>
              </table:table-cell>
              <table:table-cell office:value-type="float" office:value="0.0000172775">
                <text:p>0.0000172775</text:p>
              </table:table-cell>
              <table:table-cell office:value-type="float" office:value="0.000120113">
                <text:p>0.000120113</text:p>
              </table:table-cell>
              <table:table-cell office:value-type="float" office:value="0.000248123">
                <text:p>0.000248123</text:p>
              </table:table-cell>
              <table:table-cell office:value-type="float" office:value="0.0000101867">
                <text:p>0.0000101867</text:p>
              </table:table-cell>
              <table:table-cell office:value-type="float" office:value="0.000140035">
                <text:p>0.000140035</text:p>
              </table:table-cell>
              <table:table-cell office:value-type="float" office:value="-0.000248304">
                <text:p>-0.000248304</text:p>
              </table:table-cell>
              <table:table-cell office:value-type="float" office:value="-0.000100457">
                <text:p>-0.000100457</text:p>
              </table:table-cell>
              <table:table-cell office:value-type="float" office:value="-0.000189667">
                <text:p>-0.000189667</text:p>
              </table:table-cell>
              <table:table-cell office:value-type="float" office:value="0.0000261389">
                <text:p>0.0000261389</text:p>
              </table:table-cell>
              <table:table-cell office:value-type="float" office:value="0.0000495013">
                <text:p>0.0000495013</text:p>
              </table:table-cell>
              <table:table-cell office:value-type="float" office:value="0.000315318">
                <text:p>0.000315318</text:p>
              </table:table-cell>
              <table:table-cell office:value-type="float" office:value="0.0000643918">
                <text:p>0.0000643918</text:p>
              </table:table-cell>
              <table:table-cell office:value-type="float" office:value="0.000145438">
                <text:p>0.000145438</text:p>
              </table:table-cell>
              <table:table-cell office:value-type="float" office:value="-0.000146021">
                <text:p>-0.000146021</text:p>
              </table:table-cell>
              <table:table-cell office:value-type="float" office:value="-0.000139461">
                <text:p>-0.000139461</text:p>
              </table:table-cell>
              <table:table-cell office:value-type="float" office:value="-0.00020288">
                <text:p>-0.00020288</text:p>
              </table:table-cell>
              <table:table-cell office:value-type="float" office:value="0.0000266749">
                <text:p>0.0000266749</text:p>
              </table:table-cell>
              <table:table-cell office:value-type="float" office:value="0.0000272137">
                <text:p>0.0000272137</text:p>
              </table:table-cell>
              <table:table-cell office:value-type="float" office:value="0.000373272">
                <text:p>0.000373272</text:p>
              </table:table-cell>
              <table:table-cell office:value-type="float" office:value="0.000313552">
                <text:p>0.000313552</text:p>
              </table:table-cell>
              <table:table-cell office:value-type="float" office:value="0.000429354">
                <text:p>0.000429354</text:p>
              </table:table-cell>
              <table:table-cell office:value-type="float" office:value="0.000426134">
                <text:p>0.000426134</text:p>
              </table:table-cell>
              <table:table-cell office:value-type="float" office:value="0.00059099">
                <text:p>0.00059099</text:p>
              </table:table-cell>
              <table:table-cell office:value-type="float" office:value="0.000994945">
                <text:p>0.000994945</text:p>
              </table:table-cell>
              <table:table-cell office:value-type="float" office:value="0.0018393">
                <text:p>0.0018393</text:p>
              </table:table-cell>
              <table:table-cell office:value-type="float" office:value="0.00305338">
                <text:p>0.00305338</text:p>
              </table:table-cell>
              <table:table-cell office:value-type="float" office:value="0.00512355">
                <text:p>0.00512355</text:p>
              </table:table-cell>
              <table:table-cell office:value-type="float" office:value="0.00815964">
                <text:p>0.00815964</text:p>
              </table:table-cell>
              <table:table-cell office:value-type="float" office:value="0.0129008">
                <text:p>0.0129008</text:p>
              </table:table-cell>
              <table:table-cell office:value-type="float" office:value="0.0203956">
                <text:p>0.0203956</text:p>
              </table:table-cell>
              <table:table-cell office:value-type="float" office:value="0.032255">
                <text:p>0.032255</text:p>
              </table:table-cell>
              <table:table-cell office:value-type="float" office:value="0.0511906">
                <text:p>0.0511906</text:p>
              </table:table-cell>
              <table:table-cell office:value-type="float" office:value="0.0806937">
                <text:p>0.0806937</text:p>
              </table:table-cell>
              <table:table-cell office:value-type="float" office:value="0.126329">
                <text:p>0.126329</text:p>
              </table:table-cell>
              <table:table-cell office:value-type="float" office:value="0.194557">
                <text:p>0.194557</text:p>
              </table:table-cell>
              <table:table-cell office:value-type="float" office:value="0.293142">
                <text:p>0.293142</text:p>
              </table:table-cell>
              <table:table-cell office:value-type="float" office:value="0.427054">
                <text:p>0.427054</text:p>
              </table:table-cell>
              <table:table-cell office:value-type="float" office:value="0.593685">
                <text:p>0.593685</text:p>
              </table:table-cell>
              <table:table-cell office:value-type="float" office:value="0.773201">
                <text:p>0.773201</text:p>
              </table:table-cell>
              <table:table-cell office:value-type="float" office:value="0.925476">
                <text:p>0.925476</text:p>
              </table:table-cell>
              <table:table-cell office:value-type="float" office:value="0.999595">
                <text:p>0.999595</text:p>
              </table:table-cell>
              <table:table-cell office:value-type="float" office:value="0.965907">
                <text:p>0.965907</text:p>
              </table:table-cell>
              <table:table-cell office:value-type="float" office:value="0.837945">
                <text:p>0.837945</text:p>
              </table:table-cell>
              <table:table-cell office:value-type="float" office:value="0.66305">
                <text:p>0.66305</text:p>
              </table:table-cell>
              <table:table-cell office:value-type="float" office:value="0.487589">
                <text:p>0.487589</text:p>
              </table:table-cell>
              <table:table-cell office:value-type="float" office:value="0.339976">
                <text:p>0.339976</text:p>
              </table:table-cell>
              <table:table-cell office:value-type="float" office:value="0.22811">
                <text:p>0.22811</text:p>
              </table:table-cell>
              <table:table-cell office:value-type="float" office:value="0.149334">
                <text:p>0.149334</text:p>
              </table:table-cell>
              <table:table-cell office:value-type="float" office:value="0.0959905">
                <text:p>0.0959905</text:p>
              </table:table-cell>
              <table:table-cell office:value-type="float" office:value="0.0613818">
                <text:p>0.0613818</text:p>
              </table:table-cell>
              <table:table-cell office:value-type="float" office:value="0.0387514">
                <text:p>0.0387514</text:p>
              </table:table-cell>
              <table:table-cell office:value-type="float" office:value="0.0245864">
                <text:p>0.0245864</text:p>
              </table:table-cell>
              <table:table-cell office:value-type="float" office:value="0.0153137">
                <text:p>0.0153137</text:p>
              </table:table-cell>
              <table:table-cell office:value-type="float" office:value="0.00961536">
                <text:p>0.00961536</text:p>
              </table:table-cell>
              <table:table-cell office:value-type="float" office:value="0.00578043">
                <text:p>0.00578043</text:p>
              </table:table-cell>
              <table:table-cell office:value-type="float" office:value="0.00361784">
                <text:p>0.00361784</text:p>
              </table:table-cell>
              <table:table-cell office:value-type="float" office:value="0.00225251">
                <text:p>0.00225251</text:p>
              </table:table-cell>
              <table:table-cell office:value-type="float" office:value="0.00147392">
                <text:p>0.00147392</text:p>
              </table:table-cell>
              <table:table-cell office:value-type="float" office:value="0.00110179">
                <text:p>0.00110179</text:p>
              </table:table-cell>
              <table:table-cell office:value-type="float" office:value="0.00102816">
                <text:p>0.00102816</text:p>
              </table:table-cell>
              <table:table-cell office:value-type="float" office:value="0.000677077">
                <text:p>0.000677077</text:p>
              </table:table-cell>
              <table:table-cell office:value-type="float" office:value="0.000715548">
                <text:p>0.000715548</text:p>
              </table:table-cell>
              <table:table-cell office:value-type="float" office:value="0.000509843">
                <text:p>0.000509843</text:p>
              </table:table-cell>
              <table:table-cell office:value-type="float" office:value="0.000403928">
                <text:p>0.000403928</text:p>
              </table:table-cell>
              <table:table-cell office:value-type="float" office:value="0.000510896">
                <text:p>0.000510896</text:p>
              </table:table-cell>
              <table:table-cell office:value-type="float" office:value="0.000528754">
                <text:p>0.000528754</text:p>
              </table:table-cell>
              <table:table-cell office:value-type="float" office:value="0.000922476">
                <text:p>0.000922476</text:p>
              </table:table-cell>
              <table:table-cell office:value-type="float" office:value="0.00118815">
                <text:p>0.00118815</text:p>
              </table:table-cell>
              <table:table-cell office:value-type="float" office:value="0.00167301">
                <text:p>0.00167301</text:p>
              </table:table-cell>
              <table:table-cell office:value-type="float" office:value="0.00218366">
                <text:p>0.00218366</text:p>
              </table:table-cell>
              <table:table-cell office:value-type="float" office:value="0.00249709">
                <text:p>0.00249709</text:p>
              </table:table-cell>
              <table:table-cell office:value-type="float" office:value="0.0031544">
                <text:p>0.0031544</text:p>
              </table:table-cell>
              <table:table-cell office:value-type="float" office:value="0.00393281">
                <text:p>0.00393281</text:p>
              </table:table-cell>
              <table:table-cell office:value-type="float" office:value="0.00443293">
                <text:p>0.00443293</text:p>
              </table:table-cell>
              <table:table-cell office:value-type="float" office:value="0.00614901">
                <text:p>0.00614901</text:p>
              </table:table-cell>
              <table:table-cell office:value-type="float" office:value="0.00749828">
                <text:p>0.00749828</text:p>
              </table:table-cell>
              <table:table-cell office:value-type="float" office:value="0.00965219">
                <text:p>0.00965219</text:p>
              </table:table-cell>
              <table:table-cell office:value-type="float" office:value="0.0124693">
                <text:p>0.0124693</text:p>
              </table:table-cell>
              <table:table-cell office:value-type="float" office:value="0.0156151">
                <text:p>0.0156151</text:p>
              </table:table-cell>
              <table:table-cell office:value-type="float" office:value="0.0195201">
                <text:p>0.0195201</text:p>
              </table:table-cell>
              <table:table-cell office:value-type="float" office:value="0.024635">
                <text:p>0.024635</text:p>
              </table:table-cell>
              <table:table-cell office:value-type="float" office:value="0.0301358">
                <text:p>0.0301358</text:p>
              </table:table-cell>
              <table:table-cell office:value-type="float" office:value="0.0378075">
                <text:p>0.0378075</text:p>
              </table:table-cell>
              <table:table-cell office:value-type="float" office:value="0.0465583">
                <text:p>0.0465583</text:p>
              </table:table-cell>
              <table:table-cell office:value-type="float" office:value="0.0575889">
                <text:p>0.0575889</text:p>
              </table:table-cell>
              <table:table-cell office:value-type="float" office:value="0.070606">
                <text:p>0.070606</text:p>
              </table:table-cell>
              <table:table-cell office:value-type="float" office:value="0.0860706">
                <text:p>0.0860706</text:p>
              </table:table-cell>
              <table:table-cell office:value-type="float" office:value="0.103706">
                <text:p>0.103706</text:p>
              </table:table-cell>
              <table:table-cell office:value-type="float" office:value="0.123581">
                <text:p>0.123581</text:p>
              </table:table-cell>
              <table:table-cell office:value-type="float" office:value="0.144835">
                <text:p>0.144835</text:p>
              </table:table-cell>
              <table:table-cell office:value-type="float" office:value="0.167517">
                <text:p>0.167517</text:p>
              </table:table-cell>
              <table:table-cell office:value-type="float" office:value="0.189528">
                <text:p>0.189528</text:p>
              </table:table-cell>
              <table:table-cell office:value-type="float" office:value="0.210612">
                <text:p>0.210612</text:p>
              </table:table-cell>
              <table:table-cell office:value-type="float" office:value="0.228344">
                <text:p>0.228344</text:p>
              </table:table-cell>
              <table:table-cell office:value-type="float" office:value="0.241571">
                <text:p>0.241571</text:p>
              </table:table-cell>
              <table:table-cell office:value-type="float" office:value="0.248953">
                <text:p>0.248953</text:p>
              </table:table-cell>
              <table:table-cell office:value-type="float" office:value="0.249515">
                <text:p>0.249515</text:p>
              </table:table-cell>
              <table:table-cell office:value-type="float" office:value="0.243107">
                <text:p>0.243107</text:p>
              </table:table-cell>
              <table:table-cell office:value-type="float" office:value="0.230716">
                <text:p>0.230716</text:p>
              </table:table-cell>
              <table:table-cell office:value-type="float" office:value="0.213004">
                <text:p>0.213004</text:p>
              </table:table-cell>
              <table:table-cell office:value-type="float" office:value="0.192261">
                <text:p>0.192261</text:p>
              </table:table-cell>
              <table:table-cell office:value-type="float" office:value="0.169862">
                <text:p>0.169862</text:p>
              </table:table-cell>
              <table:table-cell office:value-type="float" office:value="0.147175">
                <text:p>0.147175</text:p>
              </table:table-cell>
              <table:table-cell office:value-type="float" office:value="0.125554">
                <text:p>0.125554</text:p>
              </table:table-cell>
              <table:table-cell office:value-type="float" office:value="0.105752">
                <text:p>0.105752</text:p>
              </table:table-cell>
              <table:table-cell office:value-type="float" office:value="0.088179">
                <text:p>0.088179</text:p>
              </table:table-cell>
              <table:table-cell office:value-type="float" office:value="0.0726288">
                <text:p>0.0726288</text:p>
              </table:table-cell>
              <table:table-cell office:value-type="float" office:value="0.0594288">
                <text:p>0.0594288</text:p>
              </table:table-cell>
              <table:table-cell office:value-type="float" office:value="0.0480886">
                <text:p>0.0480886</text:p>
              </table:table-cell>
              <table:table-cell office:value-type="float" office:value="0.038805">
                <text:p>0.038805</text:p>
              </table:table-cell>
              <table:table-cell office:value-type="float" office:value="0.0311475">
                <text:p>0.0311475</text:p>
              </table:table-cell>
              <table:table-cell office:value-type="float" office:value="0.0248367">
                <text:p>0.0248367</text:p>
              </table:table-cell>
              <table:table-cell office:value-type="float" office:value="0.0195316">
                <text:p>0.0195316</text:p>
              </table:table-cell>
              <table:table-cell office:value-type="float" office:value="0.0157203">
                <text:p>0.0157203</text:p>
              </table:table-cell>
              <table:table-cell office:value-type="float" office:value="0.0125431">
                <text:p>0.0125431</text:p>
              </table:table-cell>
              <table:table-cell office:value-type="float" office:value="0.0102478">
                <text:p>0.0102478</text:p>
              </table:table-cell>
              <table:table-cell office:value-type="float" office:value="0.00798879">
                <text:p>0.00798879</text:p>
              </table:table-cell>
              <table:table-cell office:value-type="float" office:value="0.0065107">
                <text:p>0.0065107</text:p>
              </table:table-cell>
              <table:table-cell office:value-type="float" office:value="0.00508743">
                <text:p>0.00508743</text:p>
              </table:table-cell>
              <table:table-cell office:value-type="float" office:value="0.00423748">
                <text:p>0.00423748</text:p>
              </table:table-cell>
              <table:table-cell office:value-type="float" office:value="0.00320178">
                <text:p>0.00320178</text:p>
              </table:table-cell>
              <table:table-cell office:value-type="float" office:value="0.0022722">
                <text:p>0.0022722</text:p>
              </table:table-cell>
              <table:table-cell office:value-type="float" office:value="0.00157034">
                <text:p>0.00157034</text:p>
              </table:table-cell>
              <table:table-cell office:value-type="float" office:value="0.00146784">
                <text:p>0.00146784</text:p>
              </table:table-cell>
              <table:table-cell office:value-type="float" office:value="0.00107752">
                <text:p>0.00107752</text:p>
              </table:table-cell>
              <table:table-cell office:value-type="float" office:value="0.00104368">
                <text:p>0.00104368</text:p>
              </table:table-cell>
              <table:table-cell office:value-type="float" office:value="0.000667776">
                <text:p>0.000667776</text:p>
              </table:table-cell>
              <table:table-cell office:value-type="float" office:value="0.000737462">
                <text:p>0.000737462</text:p>
              </table:table-cell>
              <table:table-cell office:value-type="float" office:value="0.000709221">
                <text:p>0.000709221</text:p>
              </table:table-cell>
              <table:table-cell office:value-type="float" office:value="0.000690482">
                <text:p>0.000690482</text:p>
              </table:table-cell>
              <table:table-cell office:value-type="float" office:value="0.000440518">
                <text:p>0.000440518</text:p>
              </table:table-cell>
              <table:table-cell office:value-type="float" office:value="0.000122512">
                <text:p>0.000122512</text:p>
              </table:table-cell>
              <table:table-cell office:value-type="float" office:value="0.00000593987">
                <text:p>0.00000593987</text:p>
              </table:table-cell>
              <table:table-cell office:value-type="float" office:value="0.0000526625">
                <text:p>0.0000526625</text:p>
              </table:table-cell>
              <table:table-cell office:value-type="float" office:value="-0.0000941114">
                <text:p>-0.0000941114</text:p>
              </table:table-cell>
              <table:table-cell office:value-type="float" office:value="-0.0000328537">
                <text:p>-0.0000328537</text:p>
              </table:table-cell>
              <table:table-cell office:value-type="float" office:value="-0.0000389029">
                <text:p>-0.0000389029</text:p>
              </table:table-cell>
              <table:table-cell office:value-type="float" office:value="-0.0000305075">
                <text:p>-0.0000305075</text:p>
              </table:table-cell>
              <table:table-cell office:value-type="float" office:value="0.000240799">
                <text:p>0.000240799</text:p>
              </table:table-cell>
              <table:table-cell office:value-type="float" office:value="0.0002432">
                <text:p>0.0002432</text:p>
              </table:table-cell>
              <table:table-cell office:value-type="float" office:value="0.000390901">
                <text:p>0.000390901</text:p>
              </table:table-cell>
              <table:table-cell office:value-type="float" office:value="0.00013931">
                <text:p>0.00013931</text:p>
              </table:table-cell>
              <table:table-cell office:value-type="float" office:value="-0.00005083">
                <text:p>-0.00005083</text:p>
              </table:table-cell>
              <table:table-cell office:value-type="float" office:value="-0.000128922">
                <text:p>-0.000128922</text:p>
              </table:table-cell>
              <table:table-cell office:value-type="float" office:value="0.0000246133">
                <text:p>0.0000246133</text:p>
              </table:table-cell>
              <table:table-cell office:value-type="float" office:value="-0.000195288">
                <text:p>-0.000195288</text:p>
              </table:table-cell>
              <table:table-cell office:value-type="float" office:value="-0.000137093">
                <text:p>-0.000137093</text:p>
              </table:table-cell>
              <table:table-cell office:value-type="float" office:value="-0.000377274">
                <text:p>-0.000377274</text:p>
              </table:table-cell>
              <table:table-cell office:value-type="float" office:value="0.0000562825">
                <text:p>0.0000562825</text:p>
              </table:table-cell>
              <table:table-cell office:value-type="float" office:value="0.0000569092">
                <text:p>0.0000569092</text:p>
              </table:table-cell>
              <table:table-cell office:value-type="float" office:value="0.000295076">
                <text:p>0.000295076</text:p>
              </table:table-cell>
              <table:table-cell office:value-type="float" office:value="0.000185481">
                <text:p>0.000185481</text:p>
              </table:table-cell>
              <table:table-cell office:value-type="float" office:value="0.000178477">
                <text:p>0.000178477</text:p>
              </table:table-cell>
              <table:table-cell office:value-type="float" office:value="0.00000364749">
                <text:p>0.00000364749</text:p>
              </table:table-cell>
              <table:table-cell office:value-type="float" office:value="0.00018116">
                <text:p>0.00018116</text:p>
              </table:table-cell>
              <table:table-cell office:value-type="float" office:value="-0.000125137">
                <text:p>-0.000125137</text:p>
              </table:table-cell>
              <table:table-cell office:value-type="float" office:value="0.0000651684">
                <text:p>0.0000651684</text:p>
              </table:table-cell>
              <table:table-cell office:value-type="float" office:value="-0.000404537">
                <text:p>-0.000404537</text:p>
              </table:table-cell>
              <table:table-cell office:value-type="float" office:value="-0.000259261">
                <text:p>-0.000259261</text:p>
              </table:table-cell>
              <table:table-cell office:value-type="float" office:value="-0.000196428">
                <text:p>-0.000196428</text:p>
              </table:table-cell>
              <table:table-cell office:value-type="float" office:value="0.0000608845">
                <text:p>0.0000608845</text:p>
              </table:table-cell>
              <table:table-cell office:value-type="float" office:value="0.0000992808">
                <text:p>0.0000992808</text:p>
              </table:table-cell>
              <table:table-cell office:value-type="float" office:value="0.000192129">
                <text:p>0.000192129</text:p>
              </table:table-cell>
              <table:table-cell office:value-type="float" office:value="0.000042948">
                <text:p>0.000042948</text:p>
              </table:table-cell>
              <table:table-cell office:value-type="float" office:value="0.000163514">
                <text:p>0.000163514</text:p>
              </table:table-cell>
              <table:table-cell office:value-type="float" office:value="0.000161187">
                <text:p>0.000161187</text:p>
              </table:table-cell>
              <table:table-cell office:value-type="float" office:value="0.000319725">
                <text:p>0.000319725</text:p>
              </table:table-cell>
              <table:table-cell office:value-type="float" office:value="-0.0000670585">
                <text:p>-0.0000670585</text:p>
              </table:table-cell>
              <table:table-cell office:value-type="float" office:value="-0.00015993">
                <text:p>-0.00015993</text:p>
              </table:table-cell>
              <table:table-cell office:value-type="float" office:value="-0.000229198">
                <text:p>-0.000229198</text:p>
              </table:table-cell>
              <table:table-cell office:value-type="float" office:value="-0.000272496">
                <text:p>-0.000272496</text:p>
              </table:table-cell>
              <table:table-cell office:value-type="float" office:value="-0.000127543">
                <text:p>-0.000127543</text:p>
              </table:table-cell>
              <table:table-cell office:value-type="float" office:value="-0.0000466803">
                <text:p>-0.0000466803</text:p>
              </table:table-cell>
              <table:table-cell office:value-type="float" office:value="0.0000246747">
                <text:p>0.0000246747</text:p>
              </table:table-cell>
              <table:table-cell office:value-type="float" office:value="-0.000123193">
                <text:p>-0.000123193</text:p>
              </table:table-cell>
              <table:table-cell office:value-type="float" office:value="0.0000847728">
                <text:p>0.0000847728</text:p>
              </table:table-cell>
              <table:table-cell office:value-type="float" office:value="0.0002453">
                <text:p>0.0002453</text:p>
              </table:table-cell>
              <table:table-cell office:value-type="float" office:value="0.000319994">
                <text:p>0.000319994</text:p>
              </table:table-cell>
              <table:table-cell office:value-type="float" office:value="0.000239949">
                <text:p>0.000239949</text:p>
              </table:table-cell>
              <table:table-cell office:value-type="float" office:value="0.0000591526">
                <text:p>0.0000591526</text:p>
              </table:table-cell>
              <table:table-cell office:value-type="float" office:value="-0.000169893">
                <text:p>-0.000169893</text:p>
              </table:table-cell>
              <table:table-cell office:value-type="float" office:value="0.0000280879">
                <text:p>0.0000280879</text:p>
              </table:table-cell>
              <table:table-cell office:value-type="float" office:value="-0.000238736">
                <text:p>-0.000238736</text:p>
              </table:table-cell>
              <table:table-cell office:value-type="float" office:value="-0.00000888602">
                <text:p>-0.00000888602</text:p>
              </table:table-cell>
              <table:table-cell office:value-type="float" office:value="-0.000216106">
                <text:p>-0.000216106</text:p>
              </table:table-cell>
              <table:table-cell office:value-type="float" office:value="-0.000204724">
                <text:p>-0.000204724</text:p>
              </table:table-cell>
              <table:table-cell office:value-type="float" office:value="-0.000289778">
                <text:p>-0.000289778</text:p>
              </table:table-cell>
              <table:table-cell office:value-type="float" office:value="0.00000690485">
                <text:p>0.00000690485</text:p>
              </table:table-cell>
              <table:table-cell office:value-type="float" office:value="0.000214925">
                <text:p>0.000214925</text:p>
              </table:table-cell>
              <table:table-cell office:value-type="float" office:value="0.000289246">
                <text:p>0.000289246</text:p>
              </table:table-cell>
              <table:table-cell office:value-type="float" office:value="0.0000957597">
                <text:p>0.0000957597</text:p>
              </table:table-cell>
              <table:table-cell office:value-type="float" office:value="0.000241933">
                <text:p>0.000241933</text:p>
              </table:table-cell>
              <table:table-cell office:value-type="float" office:value="-0.0000440226">
                <text:p>-0.0000440226</text:p>
              </table:table-cell>
              <table:table-cell office:value-type="float" office:value="0.000155762">
                <text:p>0.000155762</text:p>
              </table:table-cell>
              <table:table-cell office:value-type="float" office:value="0.000136695">
                <text:p>0.000136695</text:p>
              </table:table-cell>
              <table:table-cell office:value-type="float" office:value="0.0000227338">
                <text:p>0.0000227338</text:p>
              </table:table-cell>
              <table:table-cell office:value-type="float" office:value="-0.000164764">
                <text:p>-0.000164764</text:p>
              </table:table-cell>
              <table:table-cell office:value-type="float" office:value="-0.000301607">
                <text:p>-0.000301607</text:p>
              </table:table-cell>
              <table:table-cell office:value-type="float" office:value="-0.000295679">
                <text:p>-0.000295679</text:p>
              </table:table-cell>
              <table:table-cell office:value-type="float" office:value="-0.000165037">
                <text:p>-0.000165037</text:p>
              </table:table-cell>
              <table:table-cell office:value-type="float" office:value="0.00000183566">
                <text:p>0.00000183566</text:p>
              </table:table-cell>
              <table:table-cell office:value-type="float" office:value="0.0000466577">
                <text:p>0.0000466577</text:p>
              </table:table-cell>
              <table:table-cell office:value-type="float" office:value="-0.0000152386">
                <text:p>-0.0000152386</text:p>
              </table:table-cell>
              <table:table-cell office:value-type="float" office:value="-0.0000566772">
                <text:p>-0.0000566772</text:p>
              </table:table-cell>
              <table:table-cell office:value-type="float" office:value="0.000149336">
                <text:p>0.000149336</text:p>
              </table:table-cell>
              <table:table-cell office:value-type="float" office:value="0.000159436">
                <text:p>0.000159436</text:p>
              </table:table-cell>
              <table:table-cell office:value-type="float" office:value="0.000369878">
                <text:p>0.000369878</text:p>
              </table:table-cell>
              <table:table-cell office:value-type="float" office:value="0.000167231">
                <text:p>0.000167231</text:p>
              </table:table-cell>
              <table:table-cell office:value-type="float" office:value="0.000167535">
                <text:p>0.000167535</text:p>
              </table:table-cell>
              <table:table-cell office:value-type="float" office:value="-0.000186108">
                <text:p>-0.000186108</text:p>
              </table:table-cell>
              <table:table-cell office:value-type="float" office:value="-0.0000303145">
                <text:p>-0.0000303145</text:p>
              </table:table-cell>
              <table:table-cell office:value-type="float" office:value="-0.000134181">
                <text:p>-0.000134181</text:p>
              </table:table-cell>
              <table:table-cell office:value-type="float" office:value="0.0000567912">
                <text:p>0.0000567912</text:p>
              </table:table-cell>
              <table:table-cell office:value-type="float" office:value="-0.000181002">
                <text:p>-0.000181002</text:p>
              </table:table-cell>
              <table:table-cell office:value-type="float" office:value="-0.000184409">
                <text:p>-0.000184409</text:p>
              </table:table-cell>
              <table:table-cell office:value-type="float" office:value="-0.000372317">
                <text:p>-0.000372317</text:p>
              </table:table-cell>
              <table:table-cell office:value-type="float" office:value="-0.0000602331">
                <text:p>-0.0000602331</text:p>
              </table:table-cell>
              <table:table-cell office:value-type="float" office:value="-0.000179091">
                <text:p>-0.000179091</text:p>
              </table:table-cell>
              <table:table-cell office:value-type="float" office:value="0.000289042">
                <text:p>0.000289042</text:p>
              </table:table-cell>
              <table:table-cell office:value-type="float" office:value="0.0000680842">
                <text:p>0.0000680842</text:p>
              </table:table-cell>
              <table:table-cell office:value-type="float" office:value="0.000210688">
                <text:p>0.000210688</text:p>
              </table:table-cell>
              <table:table-cell office:value-type="float" office:value="-0.0000677723">
                <text:p>-0.0000677723</text:p>
              </table:table-cell>
              <table:table-cell office:value-type="float" office:value="0.000132673">
                <text:p>0.000132673</text:p>
              </table:table-cell>
              <table:table-cell office:value-type="float" office:value="0.000236152">
                <text:p>0.000236152</text:p>
              </table:table-cell>
              <table:table-cell office:value-type="float" office:value="0.000249943">
                <text:p>0.000249943</text:p>
              </table:table-cell>
              <table:table-cell office:value-type="float" office:value="0.000137217">
                <text:p>0.000137217</text:p>
              </table:table-cell>
              <table:table-cell office:value-type="float" office:value="0.000152496">
                <text:p>0.000152496</text:p>
              </table:table-cell>
              <table:table-cell office:value-type="float" office:value="-0.000312298">
                <text:p>-0.000312298</text:p>
              </table:table-cell>
              <table:table-cell office:value-type="float" office:value="-0.000129972">
                <text:p>-0.000129972</text:p>
              </table:table-cell>
              <table:table-cell office:value-type="float" office:value="-0.000182995">
                <text:p>-0.000182995</text:p>
              </table:table-cell>
              <table:table-cell office:value-type="float" office:value="-0.0000100745">
                <text:p>-0.0000100745</text:p>
              </table:table-cell>
              <table:table-cell office:value-type="float" office:value="-0.0000431109">
                <text:p>-0.0000431109</text:p>
              </table:table-cell>
              <table:table-cell office:value-type="float" office:value="-0.000172581">
                <text:p>-0.000172581</text:p>
              </table:table-cell>
              <table:table-cell office:value-type="float" office:value="-0.000159394">
                <text:p>-0.000159394</text:p>
              </table:table-cell>
              <table:table-cell office:value-type="float" office:value="-0.000336103">
                <text:p>-0.000336103</text:p>
              </table:table-cell>
              <table:table-cell office:value-type="float" office:value="-0.0000314617">
                <text:p>-0.0000314617</text:p>
              </table:table-cell>
              <table:table-cell office:value-type="float" office:value="0.000138288">
                <text:p>0.000138288</text:p>
              </table:table-cell>
              <table:table-cell office:value-type="float" office:value="0.00016028">
                <text:p>0.00016028</text:p>
              </table:table-cell>
              <table:table-cell office:value-type="float" office:value="0.000203158">
                <text:p>0.000203158</text:p>
              </table:table-cell>
              <table:table-cell office:value-type="float" office:value="0.000145786">
                <text:p>0.000145786</text:p>
              </table:table-cell>
              <table:table-cell office:value-type="float" office:value="-0.0000836737">
                <text:p>-0.0000836737</text:p>
              </table:table-cell>
              <table:table-cell office:value-type="float" office:value="0.000156859">
                <text:p>0.000156859</text:p>
              </table:table-cell>
              <table:table-cell office:value-type="float" office:value="0.000192273">
                <text:p>0.000192273</text:p>
              </table:table-cell>
              <table:table-cell office:value-type="float" office:value="0.000380157">
                <text:p>0.000380157</text:p>
              </table:table-cell>
              <table:table-cell office:value-type="float" office:value="0.000155046">
                <text:p>0.000155046</text:p>
              </table:table-cell>
              <table:table-cell office:value-type="float" office:value="0.000195594">
                <text:p>0.000195594</text:p>
              </table:table-cell>
              <table:table-cell office:value-type="float" office:value="-0.000128431">
                <text:p>-0.000128431</text:p>
              </table:table-cell>
              <table:table-cell office:value-type="float" office:value="2.06654E-017">
                <text:p>2.06654E-017</text:p>
              </table:table-cell>
              <table:table-cell office:value-type="float" office:value="1.62867E-017">
                <text:p>1.62867E-017</text:p>
              </table:table-cell>
              <table:table-cell office:value-type="float" office:value="1.29139E-017">
                <text:p>1.29139E-017</text:p>
              </table:table-cell>
              <table:table-cell office:value-type="float" office:value="1.29139E-017">
                <text:p>1.29139E-01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000000244238">
                <text:p>0.00000000244238</text:p>
                <draw:g>
                  <svg:desc>korteweg2.B8:korteweg2.KQ8</svg:desc>
                </draw:g>
              </table:table-cell>
              <table:table-cell office:value-type="float" office:value="0.00000000393168">
                <text:p>0.00000000393168</text:p>
              </table:table-cell>
              <table:table-cell office:value-type="float" office:value="0.0000000062799">
                <text:p>0.0000000062799</text:p>
              </table:table-cell>
              <table:table-cell office:value-type="float" office:value="0.000234314">
                <text:p>0.000234314</text:p>
              </table:table-cell>
              <table:table-cell office:value-type="float" office:value="0.000000444791">
                <text:p>0.000000444791</text:p>
              </table:table-cell>
              <table:table-cell office:value-type="float" office:value="0.0000380554">
                <text:p>0.0000380554</text:p>
              </table:table-cell>
              <table:table-cell office:value-type="float" office:value="-0.000266096">
                <text:p>-0.000266096</text:p>
              </table:table-cell>
              <table:table-cell office:value-type="float" office:value="-0.000192491">
                <text:p>-0.000192491</text:p>
              </table:table-cell>
              <table:table-cell office:value-type="float" office:value="-0.000280048">
                <text:p>-0.000280048</text:p>
              </table:table-cell>
              <table:table-cell office:value-type="float" office:value="-0.00010105">
                <text:p>-0.00010105</text:p>
              </table:table-cell>
              <table:table-cell office:value-type="float" office:value="-0.0000401677">
                <text:p>-0.0000401677</text:p>
              </table:table-cell>
              <table:table-cell office:value-type="float" office:value="0.000173933">
                <text:p>0.000173933</text:p>
              </table:table-cell>
              <table:table-cell office:value-type="float" office:value="-0.000119163">
                <text:p>-0.000119163</text:p>
              </table:table-cell>
              <table:table-cell office:value-type="float" office:value="0.0000320347">
                <text:p>0.0000320347</text:p>
              </table:table-cell>
              <table:table-cell office:value-type="float" office:value="-0.000219884">
                <text:p>-0.000219884</text:p>
              </table:table-cell>
              <table:table-cell office:value-type="float" office:value="-0.000283159">
                <text:p>-0.000283159</text:p>
              </table:table-cell>
              <table:table-cell office:value-type="float" office:value="-0.000221246">
                <text:p>-0.000221246</text:p>
              </table:table-cell>
              <table:table-cell office:value-type="float" office:value="-0.0000542164">
                <text:p>-0.0000542164</text:p>
              </table:table-cell>
              <table:table-cell office:value-type="float" office:value="-0.0000950922">
                <text:p>-0.0000950922</text:p>
              </table:table-cell>
              <table:table-cell office:value-type="float" office:value="0.00032472">
                <text:p>0.00032472</text:p>
              </table:table-cell>
              <table:table-cell office:value-type="float" office:value="0.0000800165">
                <text:p>0.0000800165</text:p>
              </table:table-cell>
              <table:table-cell office:value-type="float" office:value="0.0000672228">
                <text:p>0.0000672228</text:p>
              </table:table-cell>
              <table:table-cell office:value-type="float" office:value="0.0000948775">
                <text:p>0.0000948775</text:p>
              </table:table-cell>
              <table:table-cell office:value-type="float" office:value="-0.000151651">
                <text:p>-0.000151651</text:p>
              </table:table-cell>
              <table:table-cell office:value-type="float" office:value="-0.000185745">
                <text:p>-0.000185745</text:p>
              </table:table-cell>
              <table:table-cell office:value-type="float" office:value="0.0000783866">
                <text:p>0.0000783866</text:p>
              </table:table-cell>
              <table:table-cell office:value-type="float" office:value="-0.0000799804">
                <text:p>-0.0000799804</text:p>
              </table:table-cell>
              <table:table-cell office:value-type="float" office:value="0.000213679">
                <text:p>0.000213679</text:p>
              </table:table-cell>
              <table:table-cell office:value-type="float" office:value="0.000320988">
                <text:p>0.000320988</text:p>
              </table:table-cell>
              <table:table-cell office:value-type="float" office:value="0.0000854166">
                <text:p>0.0000854166</text:p>
              </table:table-cell>
              <table:table-cell office:value-type="float" office:value="0.00020205">
                <text:p>0.00020205</text:p>
              </table:table-cell>
              <table:table-cell office:value-type="float" office:value="-0.0000181457">
                <text:p>-0.0000181457</text:p>
              </table:table-cell>
              <table:table-cell office:value-type="float" office:value="-0.000223042">
                <text:p>-0.000223042</text:p>
              </table:table-cell>
              <table:table-cell office:value-type="float" office:value="0.0000745811">
                <text:p>0.0000745811</text:p>
              </table:table-cell>
              <table:table-cell office:value-type="float" office:value="-0.0000771077">
                <text:p>-0.0000771077</text:p>
              </table:table-cell>
              <table:table-cell office:value-type="float" office:value="-0.0000552355">
                <text:p>-0.0000552355</text:p>
              </table:table-cell>
              <table:table-cell office:value-type="float" office:value="0.000400692">
                <text:p>0.000400692</text:p>
              </table:table-cell>
              <table:table-cell office:value-type="float" office:value="0.000130782">
                <text:p>0.000130782</text:p>
              </table:table-cell>
              <table:table-cell office:value-type="float" office:value="0.000216581">
                <text:p>0.000216581</text:p>
              </table:table-cell>
              <table:table-cell office:value-type="float" office:value="0.000122313">
                <text:p>0.000122313</text:p>
              </table:table-cell>
              <table:table-cell office:value-type="float" office:value="-0.000251906">
                <text:p>-0.000251906</text:p>
              </table:table-cell>
              <table:table-cell office:value-type="float" office:value="-0.0000995499">
                <text:p>-0.0000995499</text:p>
              </table:table-cell>
              <table:table-cell office:value-type="float" office:value="0.000045891">
                <text:p>0.000045891</text:p>
              </table:table-cell>
              <table:table-cell office:value-type="float" office:value="-0.000286498">
                <text:p>-0.000286498</text:p>
              </table:table-cell>
              <table:table-cell office:value-type="float" office:value="0.000176915">
                <text:p>0.000176915</text:p>
              </table:table-cell>
              <table:table-cell office:value-type="float" office:value="0.000108435">
                <text:p>0.000108435</text:p>
              </table:table-cell>
              <table:table-cell office:value-type="float" office:value="0.000218201">
                <text:p>0.000218201</text:p>
              </table:table-cell>
              <table:table-cell office:value-type="float" office:value="0.000240198">
                <text:p>0.000240198</text:p>
              </table:table-cell>
              <table:table-cell office:value-type="float" office:value="-0.0000863706">
                <text:p>-0.0000863706</text:p>
              </table:table-cell>
              <table:table-cell office:value-type="float" office:value="-0.000331671">
                <text:p>-0.000331671</text:p>
              </table:table-cell>
              <table:table-cell office:value-type="float" office:value="0.0000431517">
                <text:p>0.0000431517</text:p>
              </table:table-cell>
              <table:table-cell office:value-type="float" office:value="-0.000237849">
                <text:p>-0.000237849</text:p>
              </table:table-cell>
              <table:table-cell office:value-type="float" office:value="0.0000520123">
                <text:p>0.0000520123</text:p>
              </table:table-cell>
              <table:table-cell office:value-type="float" office:value="-0.00000869108">
                <text:p>-0.00000869108</text:p>
              </table:table-cell>
              <table:table-cell office:value-type="float" office:value="0.0000709326">
                <text:p>0.0000709326</text:p>
              </table:table-cell>
              <table:table-cell office:value-type="float" office:value="0.000287308">
                <text:p>0.000287308</text:p>
              </table:table-cell>
              <table:table-cell office:value-type="float" office:value="0.000326819">
                <text:p>0.000326819</text:p>
              </table:table-cell>
              <table:table-cell office:value-type="float" office:value="-0.000277238">
                <text:p>-0.000277238</text:p>
              </table:table-cell>
              <table:table-cell office:value-type="float" office:value="-0.0000285769">
                <text:p>-0.0000285769</text:p>
              </table:table-cell>
              <table:table-cell office:value-type="float" office:value="-0.000274101">
                <text:p>-0.000274101</text:p>
              </table:table-cell>
              <table:table-cell office:value-type="float" office:value="-0.0000524577">
                <text:p>-0.0000524577</text:p>
              </table:table-cell>
              <table:table-cell office:value-type="float" office:value="0.0000191544">
                <text:p>0.0000191544</text:p>
              </table:table-cell>
              <table:table-cell office:value-type="float" office:value="-0.0000164368">
                <text:p>-0.0000164368</text:p>
              </table:table-cell>
              <table:table-cell office:value-type="float" office:value="-0.000037394">
                <text:p>-0.000037394</text:p>
              </table:table-cell>
              <table:table-cell office:value-type="float" office:value="0.000399339">
                <text:p>0.000399339</text:p>
              </table:table-cell>
              <table:table-cell office:value-type="float" office:value="0.0000409324">
                <text:p>0.0000409324</text:p>
              </table:table-cell>
              <table:table-cell office:value-type="float" office:value="0.00012443">
                <text:p>0.00012443</text:p>
              </table:table-cell>
              <table:table-cell office:value-type="float" office:value="-0.000198884">
                <text:p>-0.000198884</text:p>
              </table:table-cell>
              <table:table-cell office:value-type="float" office:value="-0.000261494">
                <text:p>-0.000261494</text:p>
              </table:table-cell>
              <table:table-cell office:value-type="float" office:value="-0.000160178">
                <text:p>-0.000160178</text:p>
              </table:table-cell>
              <table:table-cell office:value-type="float" office:value="0.0000267873">
                <text:p>0.0000267873</text:p>
              </table:table-cell>
              <table:table-cell office:value-type="float" office:value="-0.0000684513">
                <text:p>-0.0000684513</text:p>
              </table:table-cell>
              <table:table-cell office:value-type="float" office:value="0.000283079">
                <text:p>0.000283079</text:p>
              </table:table-cell>
              <table:table-cell office:value-type="float" office:value="0.0000714933">
                <text:p>0.0000714933</text:p>
              </table:table-cell>
              <table:table-cell office:value-type="float" office:value="0.000243239">
                <text:p>0.000243239</text:p>
              </table:table-cell>
              <table:table-cell office:value-type="float" office:value="0.000217791">
                <text:p>0.000217791</text:p>
              </table:table-cell>
              <table:table-cell office:value-type="float" office:value="0.000138404">
                <text:p>0.000138404</text:p>
              </table:table-cell>
              <table:table-cell office:value-type="float" office:value="-0.0000111528">
                <text:p>-0.0000111528</text:p>
              </table:table-cell>
              <table:table-cell office:value-type="float" office:value="0.000125939">
                <text:p>0.000125939</text:p>
              </table:table-cell>
              <table:table-cell office:value-type="float" office:value="0.00032599">
                <text:p>0.00032599</text:p>
              </table:table-cell>
              <table:table-cell office:value-type="float" office:value="0.00107422">
                <text:p>0.00107422</text:p>
              </table:table-cell>
              <table:table-cell office:value-type="float" office:value="0.00160436">
                <text:p>0.00160436</text:p>
              </table:table-cell>
              <table:table-cell office:value-type="float" office:value="0.00239293">
                <text:p>0.00239293</text:p>
              </table:table-cell>
              <table:table-cell office:value-type="float" office:value="0.00380956">
                <text:p>0.00380956</text:p>
              </table:table-cell>
              <table:table-cell office:value-type="float" office:value="0.00605323">
                <text:p>0.00605323</text:p>
              </table:table-cell>
              <table:table-cell office:value-type="float" office:value="0.00950727">
                <text:p>0.00950727</text:p>
              </table:table-cell>
              <table:table-cell office:value-type="float" office:value="0.0150877">
                <text:p>0.0150877</text:p>
              </table:table-cell>
              <table:table-cell office:value-type="float" office:value="0.0239062">
                <text:p>0.0239062</text:p>
              </table:table-cell>
              <table:table-cell office:value-type="float" office:value="0.0381298">
                <text:p>0.0381298</text:p>
              </table:table-cell>
              <table:table-cell office:value-type="float" office:value="0.0606784">
                <text:p>0.0606784</text:p>
              </table:table-cell>
              <table:table-cell office:value-type="float" office:value="0.0956087">
                <text:p>0.0956087</text:p>
              </table:table-cell>
              <table:table-cell office:value-type="float" office:value="0.148774">
                <text:p>0.148774</text:p>
              </table:table-cell>
              <table:table-cell office:value-type="float" office:value="0.227233">
                <text:p>0.227233</text:p>
              </table:table-cell>
              <table:table-cell office:value-type="float" office:value="0.338289">
                <text:p>0.338289</text:p>
              </table:table-cell>
              <table:table-cell office:value-type="float" office:value="0.485236">
                <text:p>0.485236</text:p>
              </table:table-cell>
              <table:table-cell office:value-type="float" office:value="0.660207">
                <text:p>0.660207</text:p>
              </table:table-cell>
              <table:table-cell office:value-type="float" office:value="0.835413">
                <text:p>0.835413</text:p>
              </table:table-cell>
              <table:table-cell office:value-type="float" office:value="0.964417">
                <text:p>0.964417</text:p>
              </table:table-cell>
              <table:table-cell office:value-type="float" office:value="1.00004">
                <text:p>1.00004</text:p>
              </table:table-cell>
              <table:table-cell office:value-type="float" office:value="0.927541">
                <text:p>0.927541</text:p>
              </table:table-cell>
              <table:table-cell office:value-type="float" office:value="0.776004">
                <text:p>0.776004</text:p>
              </table:table-cell>
              <table:table-cell office:value-type="float" office:value="0.596225">
                <text:p>0.596225</text:p>
              </table:table-cell>
              <table:table-cell office:value-type="float" office:value="0.428718">
                <text:p>0.428718</text:p>
              </table:table-cell>
              <table:table-cell office:value-type="float" office:value="0.294384">
                <text:p>0.294384</text:p>
              </table:table-cell>
              <table:table-cell office:value-type="float" office:value="0.195574">
                <text:p>0.195574</text:p>
              </table:table-cell>
              <table:table-cell office:value-type="float" office:value="0.127219">
                <text:p>0.127219</text:p>
              </table:table-cell>
              <table:table-cell office:value-type="float" office:value="0.0815509">
                <text:p>0.0815509</text:p>
              </table:table-cell>
              <table:table-cell office:value-type="float" office:value="0.0518918">
                <text:p>0.0518918</text:p>
              </table:table-cell>
              <table:table-cell office:value-type="float" office:value="0.0326556">
                <text:p>0.0326556</text:p>
              </table:table-cell>
              <table:table-cell office:value-type="float" office:value="0.0208145">
                <text:p>0.0208145</text:p>
              </table:table-cell>
              <table:table-cell office:value-type="float" office:value="0.012923">
                <text:p>0.012923</text:p>
              </table:table-cell>
              <table:table-cell office:value-type="float" office:value="0.00829745">
                <text:p>0.00829745</text:p>
              </table:table-cell>
              <table:table-cell office:value-type="float" office:value="0.00502225">
                <text:p>0.00502225</text:p>
              </table:table-cell>
              <table:table-cell office:value-type="float" office:value="0.00304725">
                <text:p>0.00304725</text:p>
              </table:table-cell>
              <table:table-cell office:value-type="float" office:value="0.00203138">
                <text:p>0.00203138</text:p>
              </table:table-cell>
              <table:table-cell office:value-type="float" office:value="0.00171523">
                <text:p>0.00171523</text:p>
              </table:table-cell>
              <table:table-cell office:value-type="float" office:value="0.00126499">
                <text:p>0.00126499</text:p>
              </table:table-cell>
              <table:table-cell office:value-type="float" office:value="0.00143654">
                <text:p>0.00143654</text:p>
              </table:table-cell>
              <table:table-cell office:value-type="float" office:value="0.00111326">
                <text:p>0.00111326</text:p>
              </table:table-cell>
              <table:table-cell office:value-type="float" office:value="0.00137529">
                <text:p>0.00137529</text:p>
              </table:table-cell>
              <table:table-cell office:value-type="float" office:value="0.0015207">
                <text:p>0.0015207</text:p>
              </table:table-cell>
              <table:table-cell office:value-type="float" office:value="0.00169342">
                <text:p>0.00169342</text:p>
              </table:table-cell>
              <table:table-cell office:value-type="float" office:value="0.00202826">
                <text:p>0.00202826</text:p>
              </table:table-cell>
              <table:table-cell office:value-type="float" office:value="0.00254909">
                <text:p>0.00254909</text:p>
              </table:table-cell>
              <table:table-cell office:value-type="float" office:value="0.00286881">
                <text:p>0.00286881</text:p>
              </table:table-cell>
              <table:table-cell office:value-type="float" office:value="0.0040831">
                <text:p>0.0040831</text:p>
              </table:table-cell>
              <table:table-cell office:value-type="float" office:value="0.00533991">
                <text:p>0.00533991</text:p>
              </table:table-cell>
              <table:table-cell office:value-type="float" office:value="0.0069072">
                <text:p>0.0069072</text:p>
              </table:table-cell>
              <table:table-cell office:value-type="float" office:value="0.00851754">
                <text:p>0.00851754</text:p>
              </table:table-cell>
              <table:table-cell office:value-type="float" office:value="0.0107619">
                <text:p>0.0107619</text:p>
              </table:table-cell>
              <table:table-cell office:value-type="float" office:value="0.013305">
                <text:p>0.013305</text:p>
              </table:table-cell>
              <table:table-cell office:value-type="float" office:value="0.016658">
                <text:p>0.016658</text:p>
              </table:table-cell>
              <table:table-cell office:value-type="float" office:value="0.0209644">
                <text:p>0.0209644</text:p>
              </table:table-cell>
              <table:table-cell office:value-type="float" office:value="0.0261599">
                <text:p>0.0261599</text:p>
              </table:table-cell>
              <table:table-cell office:value-type="float" office:value="0.0324146">
                <text:p>0.0324146</text:p>
              </table:table-cell>
              <table:table-cell office:value-type="float" office:value="0.0405077">
                <text:p>0.0405077</text:p>
              </table:table-cell>
              <table:table-cell office:value-type="float" office:value="0.0501729">
                <text:p>0.0501729</text:p>
              </table:table-cell>
              <table:table-cell office:value-type="float" office:value="0.0619695">
                <text:p>0.0619695</text:p>
              </table:table-cell>
              <table:table-cell office:value-type="float" office:value="0.0760948">
                <text:p>0.0760948</text:p>
              </table:table-cell>
              <table:table-cell office:value-type="float" office:value="0.0919433">
                <text:p>0.0919433</text:p>
              </table:table-cell>
              <table:table-cell office:value-type="float" office:value="0.110198">
                <text:p>0.110198</text:p>
              </table:table-cell>
              <table:table-cell office:value-type="float" office:value="0.13048">
                <text:p>0.13048</text:p>
              </table:table-cell>
              <table:table-cell office:value-type="float" office:value="0.152225">
                <text:p>0.152225</text:p>
              </table:table-cell>
              <table:table-cell office:value-type="float" office:value="0.17492">
                <text:p>0.17492</text:p>
              </table:table-cell>
              <table:table-cell office:value-type="float" office:value="0.197067">
                <text:p>0.197067</text:p>
              </table:table-cell>
              <table:table-cell office:value-type="float" office:value="0.21694">
                <text:p>0.21694</text:p>
              </table:table-cell>
              <table:table-cell office:value-type="float" office:value="0.233644">
                <text:p>0.233644</text:p>
              </table:table-cell>
              <table:table-cell office:value-type="float" office:value="0.24487">
                <text:p>0.24487</text:p>
              </table:table-cell>
              <table:table-cell office:value-type="float" office:value="0.250084">
                <text:p>0.250084</text:p>
              </table:table-cell>
              <table:table-cell office:value-type="float" office:value="0.248222">
                <text:p>0.248222</text:p>
              </table:table-cell>
              <table:table-cell office:value-type="float" office:value="0.23956">
                <text:p>0.23956</text:p>
              </table:table-cell>
              <table:table-cell office:value-type="float" office:value="0.224856">
                <text:p>0.224856</text:p>
              </table:table-cell>
              <table:table-cell office:value-type="float" office:value="0.206121">
                <text:p>0.206121</text:p>
              </table:table-cell>
              <table:table-cell office:value-type="float" office:value="0.184489">
                <text:p>0.184489</text:p>
              </table:table-cell>
              <table:table-cell office:value-type="float" office:value="0.162243">
                <text:p>0.162243</text:p>
              </table:table-cell>
              <table:table-cell office:value-type="float" office:value="0.139762">
                <text:p>0.139762</text:p>
              </table:table-cell>
              <table:table-cell office:value-type="float" office:value="0.118778">
                <text:p>0.118778</text:p>
              </table:table-cell>
              <table:table-cell office:value-type="float" office:value="0.0994452">
                <text:p>0.0994452</text:p>
              </table:table-cell>
              <table:table-cell office:value-type="float" office:value="0.0826247">
                <text:p>0.0826247</text:p>
              </table:table-cell>
              <table:table-cell office:value-type="float" office:value="0.0677197">
                <text:p>0.0677197</text:p>
              </table:table-cell>
              <table:table-cell office:value-type="float" office:value="0.0555558">
                <text:p>0.0555558</text:p>
              </table:table-cell>
              <table:table-cell office:value-type="float" office:value="0.0448134">
                <text:p>0.0448134</text:p>
              </table:table-cell>
              <table:table-cell office:value-type="float" office:value="0.0359352">
                <text:p>0.0359352</text:p>
              </table:table-cell>
              <table:table-cell office:value-type="float" office:value="0.0285835">
                <text:p>0.0285835</text:p>
              </table:table-cell>
              <table:table-cell office:value-type="float" office:value="0.0229625">
                <text:p>0.0229625</text:p>
              </table:table-cell>
              <table:table-cell office:value-type="float" office:value="0.0181007">
                <text:p>0.0181007</text:p>
              </table:table-cell>
              <table:table-cell office:value-type="float" office:value="0.0147673">
                <text:p>0.0147673</text:p>
              </table:table-cell>
              <table:table-cell office:value-type="float" office:value="0.0116533">
                <text:p>0.0116533</text:p>
              </table:table-cell>
              <table:table-cell office:value-type="float" office:value="0.00938115">
                <text:p>0.00938115</text:p>
              </table:table-cell>
              <table:table-cell office:value-type="float" office:value="0.00733998">
                <text:p>0.00733998</text:p>
              </table:table-cell>
              <table:table-cell office:value-type="float" office:value="0.00597415">
                <text:p>0.00597415</text:p>
              </table:table-cell>
              <table:table-cell office:value-type="float" office:value="0.00479691">
                <text:p>0.00479691</text:p>
              </table:table-cell>
              <table:table-cell office:value-type="float" office:value="0.00392644">
                <text:p>0.00392644</text:p>
              </table:table-cell>
              <table:table-cell office:value-type="float" office:value="0.00292386">
                <text:p>0.00292386</text:p>
              </table:table-cell>
              <table:table-cell office:value-type="float" office:value="0.00230333">
                <text:p>0.00230333</text:p>
              </table:table-cell>
              <table:table-cell office:value-type="float" office:value="0.00138762">
                <text:p>0.00138762</text:p>
              </table:table-cell>
              <table:table-cell office:value-type="float" office:value="0.00125795">
                <text:p>0.00125795</text:p>
              </table:table-cell>
              <table:table-cell office:value-type="float" office:value="0.000938163">
                <text:p>0.000938163</text:p>
              </table:table-cell>
              <table:table-cell office:value-type="float" office:value="0.000819769">
                <text:p>0.000819769</text:p>
              </table:table-cell>
              <table:table-cell office:value-type="float" office:value="0.000858563">
                <text:p>0.000858563</text:p>
              </table:table-cell>
              <table:table-cell office:value-type="float" office:value="0.000586582">
                <text:p>0.000586582</text:p>
              </table:table-cell>
              <table:table-cell office:value-type="float" office:value="0.000438243">
                <text:p>0.000438243</text:p>
              </table:table-cell>
              <table:table-cell office:value-type="float" office:value="0.000568663">
                <text:p>0.000568663</text:p>
              </table:table-cell>
              <table:table-cell office:value-type="float" office:value="0.000366843">
                <text:p>0.000366843</text:p>
              </table:table-cell>
              <table:table-cell office:value-type="float" office:value="0.00052414">
                <text:p>0.00052414</text:p>
              </table:table-cell>
              <table:table-cell office:value-type="float" office:value="0.000285723">
                <text:p>0.000285723</text:p>
              </table:table-cell>
              <table:table-cell office:value-type="float" office:value="-0.00000620853">
                <text:p>-0.00000620853</text:p>
              </table:table-cell>
              <table:table-cell office:value-type="float" office:value="-0.0000587948">
                <text:p>-0.0000587948</text:p>
              </table:table-cell>
              <table:table-cell office:value-type="float" office:value="-0.000299715">
                <text:p>-0.000299715</text:p>
              </table:table-cell>
              <table:table-cell office:value-type="float" office:value="-0.0000284093">
                <text:p>-0.0000284093</text:p>
              </table:table-cell>
              <table:table-cell office:value-type="float" office:value="-0.0000348051">
                <text:p>-0.0000348051</text:p>
              </table:table-cell>
              <table:table-cell office:value-type="float" office:value="0.0000804797">
                <text:p>0.0000804797</text:p>
              </table:table-cell>
              <table:table-cell office:value-type="float" office:value="0.000154488">
                <text:p>0.000154488</text:p>
              </table:table-cell>
              <table:table-cell office:value-type="float" office:value="-0.0000346357">
                <text:p>-0.0000346357</text:p>
              </table:table-cell>
              <table:table-cell office:value-type="float" office:value="0.000063495">
                <text:p>0.000063495</text:p>
              </table:table-cell>
              <table:table-cell office:value-type="float" office:value="0.00037891">
                <text:p>0.00037891</text:p>
              </table:table-cell>
              <table:table-cell office:value-type="float" office:value="0.0000696439">
                <text:p>0.0000696439</text:p>
              </table:table-cell>
              <table:table-cell office:value-type="float" office:value="0.000341933">
                <text:p>0.000341933</text:p>
              </table:table-cell>
              <table:table-cell office:value-type="float" office:value="-0.0000197633">
                <text:p>-0.0000197633</text:p>
              </table:table-cell>
              <table:table-cell office:value-type="float" office:value="-0.000140721">
                <text:p>-0.000140721</text:p>
              </table:table-cell>
              <table:table-cell office:value-type="float" office:value="-0.000346938">
                <text:p>-0.000346938</text:p>
              </table:table-cell>
              <table:table-cell office:value-type="float" office:value="-0.000213471">
                <text:p>-0.000213471</text:p>
              </table:table-cell>
              <table:table-cell office:value-type="float" office:value="-0.0000623042">
                <text:p>-0.0000623042</text:p>
              </table:table-cell>
              <table:table-cell office:value-type="float" office:value="0.0000202299">
                <text:p>0.0000202299</text:p>
              </table:table-cell>
              <table:table-cell office:value-type="float" office:value="-0.000137584">
                <text:p>-0.000137584</text:p>
              </table:table-cell>
              <table:table-cell office:value-type="float" office:value="0.000210869">
                <text:p>0.000210869</text:p>
              </table:table-cell>
              <table:table-cell office:value-type="float" office:value="-0.000191038">
                <text:p>-0.000191038</text:p>
              </table:table-cell>
              <table:table-cell office:value-type="float" office:value="0.000192262">
                <text:p>0.000192262</text:p>
              </table:table-cell>
              <table:table-cell office:value-type="float" office:value="0.000208875">
                <text:p>0.000208875</text:p>
              </table:table-cell>
              <table:table-cell office:value-type="float" office:value="0.000363089">
                <text:p>0.000363089</text:p>
              </table:table-cell>
              <table:table-cell office:value-type="float" office:value="0.00015239">
                <text:p>0.00015239</text:p>
              </table:table-cell>
              <table:table-cell office:value-type="float" office:value="0.00000495682">
                <text:p>0.00000495682</text:p>
              </table:table-cell>
              <table:table-cell office:value-type="float" office:value="-0.000230824">
                <text:p>-0.000230824</text:p>
              </table:table-cell>
              <table:table-cell office:value-type="float" office:value="-0.000162444">
                <text:p>-0.000162444</text:p>
              </table:table-cell>
              <table:table-cell office:value-type="float" office:value="-0.00036131">
                <text:p>-0.00036131</text:p>
              </table:table-cell>
              <table:table-cell office:value-type="float" office:value="0.0000812113">
                <text:p>0.0000812113</text:p>
              </table:table-cell>
              <table:table-cell office:value-type="float" office:value="-0.000115352">
                <text:p>-0.000115352</text:p>
              </table:table-cell>
              <table:table-cell office:value-type="float" office:value="-0.0000184245">
                <text:p>-0.0000184245</text:p>
              </table:table-cell>
              <table:table-cell office:value-type="float" office:value="-0.000131605">
                <text:p>-0.000131605</text:p>
              </table:table-cell>
              <table:table-cell office:value-type="float" office:value="-0.000038284">
                <text:p>-0.000038284</text:p>
              </table:table-cell>
              <table:table-cell office:value-type="float" office:value="0.0000916369">
                <text:p>0.0000916369</text:p>
              </table:table-cell>
              <table:table-cell office:value-type="float" office:value="0.000280153">
                <text:p>0.000280153</text:p>
              </table:table-cell>
              <table:table-cell office:value-type="float" office:value="0.000258739">
                <text:p>0.000258739</text:p>
              </table:table-cell>
              <table:table-cell office:value-type="float" office:value="0.000356285">
                <text:p>0.000356285</text:p>
              </table:table-cell>
              <table:table-cell office:value-type="float" office:value="-0.0000433967">
                <text:p>-0.0000433967</text:p>
              </table:table-cell>
              <table:table-cell office:value-type="float" office:value="-0.000108246">
                <text:p>-0.000108246</text:p>
              </table:table-cell>
              <table:table-cell office:value-type="float" office:value="-0.000172634">
                <text:p>-0.000172634</text:p>
              </table:table-cell>
              <table:table-cell office:value-type="float" office:value="-0.000129999">
                <text:p>-0.000129999</text:p>
              </table:table-cell>
              <table:table-cell office:value-type="float" office:value="-0.0000660466">
                <text:p>-0.0000660466</text:p>
              </table:table-cell>
              <table:table-cell office:value-type="float" office:value="-0.00008087">
                <text:p>-0.00008087</text:p>
              </table:table-cell>
              <table:table-cell office:value-type="float" office:value="-0.0000655933">
                <text:p>-0.0000655933</text:p>
              </table:table-cell>
              <table:table-cell office:value-type="float" office:value="-0.000243484">
                <text:p>-0.000243484</text:p>
              </table:table-cell>
              <table:table-cell office:value-type="float" office:value="-0.000210901">
                <text:p>-0.000210901</text:p>
              </table:table-cell>
              <table:table-cell office:value-type="float" office:value="0.0000484635">
                <text:p>0.0000484635</text:p>
              </table:table-cell>
              <table:table-cell office:value-type="float" office:value="0.000168804">
                <text:p>0.000168804</text:p>
              </table:table-cell>
              <table:table-cell office:value-type="float" office:value="0.000207153">
                <text:p>0.000207153</text:p>
              </table:table-cell>
              <table:table-cell office:value-type="float" office:value="0.000406687">
                <text:p>0.000406687</text:p>
              </table:table-cell>
              <table:table-cell office:value-type="float" office:value="0.0000852622">
                <text:p>0.0000852622</text:p>
              </table:table-cell>
              <table:table-cell office:value-type="float" office:value="-0.00000354737">
                <text:p>-0.00000354737</text:p>
              </table:table-cell>
              <table:table-cell office:value-type="float" office:value="-0.0000617199">
                <text:p>-0.0000617199</text:p>
              </table:table-cell>
              <table:table-cell office:value-type="float" office:value="0.0000907911">
                <text:p>0.0000907911</text:p>
              </table:table-cell>
              <table:table-cell office:value-type="float" office:value="-0.0000998467">
                <text:p>-0.0000998467</text:p>
              </table:table-cell>
              <table:table-cell office:value-type="float" office:value="0.0000833893">
                <text:p>0.0000833893</text:p>
              </table:table-cell>
              <table:table-cell office:value-type="float" office:value="-0.000105396">
                <text:p>-0.000105396</text:p>
              </table:table-cell>
              <table:table-cell office:value-type="float" office:value="-0.000232643">
                <text:p>-0.000232643</text:p>
              </table:table-cell>
              <table:table-cell office:value-type="float" office:value="-0.00042144">
                <text:p>-0.00042144</text:p>
              </table:table-cell>
              <table:table-cell office:value-type="float" office:value="-0.0000596003">
                <text:p>-0.0000596003</text:p>
              </table:table-cell>
              <table:table-cell office:value-type="float" office:value="-0.000144501">
                <text:p>-0.000144501</text:p>
              </table:table-cell>
              <table:table-cell office:value-type="float" office:value="0.000161806">
                <text:p>0.000161806</text:p>
              </table:table-cell>
              <table:table-cell office:value-type="float" office:value="0.000150521">
                <text:p>0.000150521</text:p>
              </table:table-cell>
              <table:table-cell office:value-type="float" office:value="0.000279636">
                <text:p>0.000279636</text:p>
              </table:table-cell>
              <table:table-cell office:value-type="float" office:value="-0.0000935505">
                <text:p>-0.0000935505</text:p>
              </table:table-cell>
              <table:table-cell office:value-type="float" office:value="0.000143888">
                <text:p>0.000143888</text:p>
              </table:table-cell>
              <table:table-cell office:value-type="float" office:value="0.0000632317">
                <text:p>0.0000632317</text:p>
              </table:table-cell>
              <table:table-cell office:value-type="float" office:value="0.000215251">
                <text:p>0.000215251</text:p>
              </table:table-cell>
              <table:table-cell office:value-type="float" office:value="0.000144358">
                <text:p>0.000144358</text:p>
              </table:table-cell>
              <table:table-cell office:value-type="float" office:value="0.00020149">
                <text:p>0.00020149</text:p>
              </table:table-cell>
              <table:table-cell office:value-type="float" office:value="-0.000143103">
                <text:p>-0.000143103</text:p>
              </table:table-cell>
              <table:table-cell office:value-type="float" office:value="-0.000127013">
                <text:p>-0.000127013</text:p>
              </table:table-cell>
              <table:table-cell office:value-type="float" office:value="-0.000433936">
                <text:p>-0.000433936</text:p>
              </table:table-cell>
              <table:table-cell office:value-type="float" office:value="-0.0000821474">
                <text:p>-0.0000821474</text:p>
              </table:table-cell>
              <table:table-cell office:value-type="float" office:value="-0.000147415">
                <text:p>-0.000147415</text:p>
              </table:table-cell>
              <table:table-cell office:value-type="float" office:value="-0.0000145902">
                <text:p>-0.0000145902</text:p>
              </table:table-cell>
              <table:table-cell office:value-type="float" office:value="0.0000116163">
                <text:p>0.0000116163</text:p>
              </table:table-cell>
              <table:table-cell office:value-type="float" office:value="-0.0000331063">
                <text:p>-0.0000331063</text:p>
              </table:table-cell>
              <table:table-cell office:value-type="float" office:value="-0.000161885">
                <text:p>-0.000161885</text:p>
              </table:table-cell>
              <table:table-cell office:value-type="float" office:value="-0.0000404824">
                <text:p>-0.0000404824</text:p>
              </table:table-cell>
              <table:table-cell office:value-type="float" office:value="0.000044562">
                <text:p>0.000044562</text:p>
              </table:table-cell>
              <table:table-cell office:value-type="float" office:value="0.000340669">
                <text:p>0.000340669</text:p>
              </table:table-cell>
              <table:table-cell office:value-type="float" office:value="0.000158656">
                <text:p>0.000158656</text:p>
              </table:table-cell>
              <table:table-cell office:value-type="float" office:value="0.000312924">
                <text:p>0.000312924</text:p>
              </table:table-cell>
              <table:table-cell office:value-type="float" office:value="0.000175667">
                <text:p>0.000175667</text:p>
              </table:table-cell>
              <table:table-cell office:value-type="float" office:value="-0.000178395">
                <text:p>-0.000178395</text:p>
              </table:table-cell>
              <table:table-cell office:value-type="float" office:value="-0.000000344171">
                <text:p>-0.000000344171</text:p>
              </table:table-cell>
              <table:table-cell office:value-type="float" office:value="-0.0000108621">
                <text:p>-0.0000108621</text:p>
              </table:table-cell>
              <table:table-cell office:value-type="float" office:value="0.0000035154">
                <text:p>0.0000035154</text:p>
              </table:table-cell>
              <table:table-cell office:value-type="float" office:value="0.0000634275">
                <text:p>0.0000634275</text:p>
              </table:table-cell>
              <table:table-cell office:value-type="float" office:value="-0.00000350072">
                <text:p>-0.00000350072</text:p>
              </table:table-cell>
              <table:table-cell office:value-type="float" office:value="-0.00017125">
                <text:p>-0.00017125</text:p>
              </table:table-cell>
              <table:table-cell office:value-type="float" office:value="-0.000303198">
                <text:p>-0.000303198</text:p>
              </table:table-cell>
              <table:table-cell office:value-type="float" office:value="-0.000323596">
                <text:p>-0.000323596</text:p>
              </table:table-cell>
              <table:table-cell office:value-type="float" office:value="-0.0000468384">
                <text:p>-0.0000468384</text:p>
              </table:table-cell>
              <table:table-cell office:value-type="float" office:value="-0.000158348">
                <text:p>-0.000158348</text:p>
              </table:table-cell>
              <table:table-cell office:value-type="float" office:value="0.000208256">
                <text:p>0.000208256</text:p>
              </table:table-cell>
              <table:table-cell office:value-type="float" office:value="0.0000678381">
                <text:p>0.0000678381</text:p>
              </table:table-cell>
              <table:table-cell office:value-type="float" office:value="0.000037221">
                <text:p>0.000037221</text:p>
              </table:table-cell>
              <table:table-cell office:value-type="float" office:value="-0.0000823545">
                <text:p>-0.0000823545</text:p>
              </table:table-cell>
              <table:table-cell office:value-type="float" office:value="0.0000462218">
                <text:p>0.0000462218</text:p>
              </table:table-cell>
              <table:table-cell office:value-type="float" office:value="-0.00000857634">
                <text:p>-0.00000857634</text:p>
              </table:table-cell>
              <table:table-cell office:value-type="float" office:value="0.000311342">
                <text:p>0.000311342</text:p>
              </table:table-cell>
              <table:table-cell office:value-type="float" office:value="0.000245447">
                <text:p>0.000245447</text:p>
              </table:table-cell>
              <table:table-cell office:value-type="float" office:value="0.000377746">
                <text:p>0.000377746</text:p>
              </table:table-cell>
              <table:table-cell office:value-type="float" office:value="0.0000409043">
                <text:p>0.0000409043</text:p>
              </table:table-cell>
              <table:table-cell office:value-type="float" office:value="0.000119105">
                <text:p>0.000119105</text:p>
              </table:table-cell>
              <table:table-cell office:value-type="float" office:value="-0.000169908">
                <text:p>-0.000169908</text:p>
              </table:table-cell>
              <table:table-cell office:value-type="float" office:value="0.0000355674">
                <text:p>0.0000355674</text:p>
              </table:table-cell>
              <table:table-cell office:value-type="float" office:value="0.00000469753">
                <text:p>0.00000469753</text:p>
              </table:table-cell>
              <table:table-cell office:value-type="float" office:value="0.00021342">
                <text:p>0.00021342</text:p>
              </table:table-cell>
              <table:table-cell office:value-type="float" office:value="2.06735E-017">
                <text:p>2.06735E-017</text:p>
              </table:table-cell>
              <table:table-cell office:value-type="float" office:value="1.62822E-017">
                <text:p>1.62822E-017</text:p>
              </table:table-cell>
              <table:table-cell office:value-type="float" office:value="1.29232E-017">
                <text:p>1.29232E-017</text:p>
              </table:table-cell>
              <table:table-cell office:value-type="float" office:value="1.29232E-017">
                <text:p>1.29232E-01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000000244549">
                <text:p>0.00000000244549</text:p>
                <draw:g>
                  <svg:desc>korteweg2.B9:korteweg2.KQ9</svg:desc>
                </draw:g>
              </table:table-cell>
              <table:table-cell office:value-type="float" office:value="0.00000000392976">
                <text:p>0.00000000392976</text:p>
              </table:table-cell>
              <table:table-cell office:value-type="float" office:value="0.00000000628417">
                <text:p>0.00000000628417</text:p>
              </table:table-cell>
              <table:table-cell office:value-type="float" office:value="0.0000975761">
                <text:p>0.0000975761</text:p>
              </table:table-cell>
              <table:table-cell office:value-type="float" office:value="0.000236921">
                <text:p>0.000236921</text:p>
              </table:table-cell>
              <table:table-cell office:value-type="float" office:value="0.000105477">
                <text:p>0.000105477</text:p>
              </table:table-cell>
              <table:table-cell office:value-type="float" office:value="0.000038335">
                <text:p>0.000038335</text:p>
              </table:table-cell>
              <table:table-cell office:value-type="float" office:value="-0.000253199">
                <text:p>-0.000253199</text:p>
              </table:table-cell>
              <table:table-cell office:value-type="float" office:value="-0.000273192">
                <text:p>-0.000273192</text:p>
              </table:table-cell>
              <table:table-cell office:value-type="float" office:value="-0.000320654">
                <text:p>-0.000320654</text:p>
              </table:table-cell>
              <table:table-cell office:value-type="float" office:value="-0.000161244">
                <text:p>-0.000161244</text:p>
              </table:table-cell>
              <table:table-cell office:value-type="float" office:value="0.0000283576">
                <text:p>0.0000283576</text:p>
              </table:table-cell>
              <table:table-cell office:value-type="float" office:value="-0.000131363">
                <text:p>-0.000131363</text:p>
              </table:table-cell>
              <table:table-cell office:value-type="float" office:value="0.00000171737">
                <text:p>0.00000171737</text:p>
              </table:table-cell>
              <table:table-cell office:value-type="float" office:value="0.000127134">
                <text:p>0.000127134</text:p>
              </table:table-cell>
              <table:table-cell office:value-type="float" office:value="0.0000681868">
                <text:p>0.0000681868</text:p>
              </table:table-cell>
              <table:table-cell office:value-type="float" office:value="-0.0000580034">
                <text:p>-0.0000580034</text:p>
              </table:table-cell>
              <table:table-cell office:value-type="float" office:value="-0.000121969">
                <text:p>-0.000121969</text:p>
              </table:table-cell>
              <table:table-cell office:value-type="float" office:value="-0.000349262">
                <text:p>-0.000349262</text:p>
              </table:table-cell>
              <table:table-cell office:value-type="float" office:value="-0.00012539">
                <text:p>-0.00012539</text:p>
              </table:table-cell>
              <table:table-cell office:value-type="float" office:value="-0.0000218308">
                <text:p>-0.0000218308</text:p>
              </table:table-cell>
              <table:table-cell office:value-type="float" office:value="0.000200977">
                <text:p>0.000200977</text:p>
              </table:table-cell>
              <table:table-cell office:value-type="float" office:value="0.000286449">
                <text:p>0.000286449</text:p>
              </table:table-cell>
              <table:table-cell office:value-type="float" office:value="0.000153687">
                <text:p>0.000153687</text:p>
              </table:table-cell>
              <table:table-cell office:value-type="float" office:value="-0.0000493717">
                <text:p>-0.0000493717</text:p>
              </table:table-cell>
              <table:table-cell office:value-type="float" office:value="0.000105239">
                <text:p>0.000105239</text:p>
              </table:table-cell>
              <table:table-cell office:value-type="float" office:value="-0.0000641588">
                <text:p>-0.0000641588</text:p>
              </table:table-cell>
              <table:table-cell office:value-type="float" office:value="-0.0000884315">
                <text:p>-0.0000884315</text:p>
              </table:table-cell>
              <table:table-cell office:value-type="float" office:value="0.0000365024">
                <text:p>0.0000365024</text:p>
              </table:table-cell>
              <table:table-cell office:value-type="float" office:value="-0.000174607">
                <text:p>-0.000174607</text:p>
              </table:table-cell>
              <table:table-cell office:value-type="float" office:value="0.000136372">
                <text:p>0.000136372</text:p>
              </table:table-cell>
              <table:table-cell office:value-type="float" office:value="0.000273055">
                <text:p>0.000273055</text:p>
              </table:table-cell>
              <table:table-cell office:value-type="float" office:value="0.000295766">
                <text:p>0.000295766</text:p>
              </table:table-cell>
              <table:table-cell office:value-type="float" office:value="0.000190055">
                <text:p>0.000190055</text:p>
              </table:table-cell>
              <table:table-cell office:value-type="float" office:value="0.000179476">
                <text:p>0.000179476</text:p>
              </table:table-cell>
              <table:table-cell office:value-type="float" office:value="-0.000378345">
                <text:p>-0.000378345</text:p>
              </table:table-cell>
              <table:table-cell office:value-type="float" office:value="0.0000755593">
                <text:p>0.0000755593</text:p>
              </table:table-cell>
              <table:table-cell office:value-type="float" office:value="-0.000180912">
                <text:p>-0.000180912</text:p>
              </table:table-cell>
              <table:table-cell office:value-type="float" office:value="0.0000524266">
                <text:p>0.0000524266</text:p>
              </table:table-cell>
              <table:table-cell office:value-type="float" office:value="0.0000861762">
                <text:p>0.0000861762</text:p>
              </table:table-cell>
              <table:table-cell office:value-type="float" office:value="0.000138872">
                <text:p>0.000138872</text:p>
              </table:table-cell>
              <table:table-cell office:value-type="float" office:value="-0.000088271">
                <text:p>-0.000088271</text:p>
              </table:table-cell>
              <table:table-cell office:value-type="float" office:value="0.000446498">
                <text:p>0.000446498</text:p>
              </table:table-cell>
              <table:table-cell office:value-type="float" office:value="-0.0000276234">
                <text:p>-0.0000276234</text:p>
              </table:table-cell>
              <table:table-cell office:value-type="float" office:value="0.0000587728">
                <text:p>0.0000587728</text:p>
              </table:table-cell>
              <table:table-cell office:value-type="float" office:value="-0.0000931467">
                <text:p>-0.0000931467</text:p>
              </table:table-cell>
              <table:table-cell office:value-type="float" office:value="-0.000353977">
                <text:p>-0.000353977</text:p>
              </table:table-cell>
              <table:table-cell office:value-type="float" office:value="-0.000193332">
                <text:p>-0.000193332</text:p>
              </table:table-cell>
              <table:table-cell office:value-type="float" office:value="0.000100953">
                <text:p>0.000100953</text:p>
              </table:table-cell>
              <table:table-cell office:value-type="float" office:value="0.0000162081">
                <text:p>0.0000162081</text:p>
              </table:table-cell>
              <table:table-cell office:value-type="float" office:value="0.000414706">
                <text:p>0.000414706</text:p>
              </table:table-cell>
              <table:table-cell office:value-type="float" office:value="0.0000449037">
                <text:p>0.0000449037</text:p>
              </table:table-cell>
              <table:table-cell office:value-type="float" office:value="-0.0000222203">
                <text:p>-0.0000222203</text:p>
              </table:table-cell>
              <table:table-cell office:value-type="float" office:value="0.000107779">
                <text:p>0.000107779</text:p>
              </table:table-cell>
              <table:table-cell office:value-type="float" office:value="-0.0000622956">
                <text:p>-0.0000622956</text:p>
              </table:table-cell>
              <table:table-cell office:value-type="float" office:value="-0.000192757">
                <text:p>-0.000192757</text:p>
              </table:table-cell>
              <table:table-cell office:value-type="float" office:value="0.0000642682">
                <text:p>0.0000642682</text:p>
              </table:table-cell>
              <table:table-cell office:value-type="float" office:value="-0.000329538">
                <text:p>-0.000329538</text:p>
              </table:table-cell>
              <table:table-cell office:value-type="float" office:value="-0.0000625402">
                <text:p>-0.0000625402</text:p>
              </table:table-cell>
              <table:table-cell office:value-type="float" office:value="0.000139281">
                <text:p>0.000139281</text:p>
              </table:table-cell>
              <table:table-cell office:value-type="float" office:value="0.000182664">
                <text:p>0.000182664</text:p>
              </table:table-cell>
              <table:table-cell office:value-type="float" office:value="0.000248156">
                <text:p>0.000248156</text:p>
              </table:table-cell>
              <table:table-cell office:value-type="float" office:value="0.000248469">
                <text:p>0.000248469</text:p>
              </table:table-cell>
              <table:table-cell office:value-type="float" office:value="-0.000369363">
                <text:p>-0.000369363</text:p>
              </table:table-cell>
              <table:table-cell office:value-type="float" office:value="0.0000828973">
                <text:p>0.0000828973</text:p>
              </table:table-cell>
              <table:table-cell office:value-type="float" office:value="-0.000348731">
                <text:p>-0.000348731</text:p>
              </table:table-cell>
              <table:table-cell office:value-type="float" office:value="-0.0000724486">
                <text:p>-0.0000724486</text:p>
              </table:table-cell>
              <table:table-cell office:value-type="float" office:value="-0.0000131162">
                <text:p>-0.0000131162</text:p>
              </table:table-cell>
              <table:table-cell office:value-type="float" office:value="0.0000466344">
                <text:p>0.0000466344</text:p>
              </table:table-cell>
              <table:table-cell office:value-type="float" office:value="-0.000164551">
                <text:p>-0.000164551</text:p>
              </table:table-cell>
              <table:table-cell office:value-type="float" office:value="0.000367379">
                <text:p>0.000367379</text:p>
              </table:table-cell>
              <table:table-cell office:value-type="float" office:value="-0.0000262301">
                <text:p>-0.0000262301</text:p>
              </table:table-cell>
              <table:table-cell office:value-type="float" office:value="0.000330184">
                <text:p>0.000330184</text:p>
              </table:table-cell>
              <table:table-cell office:value-type="float" office:value="0.000105123">
                <text:p>0.000105123</text:p>
              </table:table-cell>
              <table:table-cell office:value-type="float" office:value="-0.000278551">
                <text:p>-0.000278551</text:p>
              </table:table-cell>
              <table:table-cell office:value-type="float" office:value="-0.000155924">
                <text:p>-0.000155924</text:p>
              </table:table-cell>
              <table:table-cell office:value-type="float" office:value="-0.000214567">
                <text:p>-0.000214567</text:p>
              </table:table-cell>
              <table:table-cell office:value-type="float" office:value="-0.000201305">
                <text:p>-0.000201305</text:p>
              </table:table-cell>
              <table:table-cell office:value-type="float" office:value="0.000290096">
                <text:p>0.000290096</text:p>
              </table:table-cell>
              <table:table-cell office:value-type="float" office:value="0.000152362">
                <text:p>0.000152362</text:p>
              </table:table-cell>
              <table:table-cell office:value-type="float" office:value="0.0000899861">
                <text:p>0.0000899861</text:p>
              </table:table-cell>
              <table:table-cell office:value-type="float" office:value="0.000305447">
                <text:p>0.000305447</text:p>
              </table:table-cell>
              <table:table-cell office:value-type="float" office:value="0.0000302685">
                <text:p>0.0000302685</text:p>
              </table:table-cell>
              <table:table-cell office:value-type="float" office:value="0.000225073">
                <text:p>0.000225073</text:p>
              </table:table-cell>
              <table:table-cell office:value-type="float" office:value="0.000389615">
                <text:p>0.000389615</text:p>
              </table:table-cell>
              <table:table-cell office:value-type="float" office:value="0.000188205">
                <text:p>0.000188205</text:p>
              </table:table-cell>
              <table:table-cell office:value-type="float" office:value="0.000468806">
                <text:p>0.000468806</text:p>
              </table:table-cell>
              <table:table-cell office:value-type="float" office:value="0.000893409">
                <text:p>0.000893409</text:p>
              </table:table-cell>
              <table:table-cell office:value-type="float" office:value="0.00149437">
                <text:p>0.00149437</text:p>
              </table:table-cell>
              <table:table-cell office:value-type="float" office:value="0.00291289">
                <text:p>0.00291289</text:p>
              </table:table-cell>
              <table:table-cell office:value-type="float" office:value="0.00467686">
                <text:p>0.00467686</text:p>
              </table:table-cell>
              <table:table-cell office:value-type="float" office:value="0.00725483">
                <text:p>0.00725483</text:p>
              </table:table-cell>
              <table:table-cell office:value-type="float" office:value="0.0114469">
                <text:p>0.0114469</text:p>
              </table:table-cell>
              <table:table-cell office:value-type="float" office:value="0.017885">
                <text:p>0.017885</text:p>
              </table:table-cell>
              <table:table-cell office:value-type="float" office:value="0.0285741">
                <text:p>0.0285741</text:p>
              </table:table-cell>
              <table:table-cell office:value-type="float" office:value="0.0454564">
                <text:p>0.0454564</text:p>
              </table:table-cell>
              <table:table-cell office:value-type="float" office:value="0.0718312">
                <text:p>0.0718312</text:p>
              </table:table-cell>
              <table:table-cell office:value-type="float" office:value="0.112557">
                <text:p>0.112557</text:p>
              </table:table-cell>
              <table:table-cell office:value-type="float" office:value="0.174192">
                <text:p>0.174192</text:p>
              </table:table-cell>
              <table:table-cell office:value-type="float" office:value="0.26392">
                <text:p>0.26392</text:p>
              </table:table-cell>
              <table:table-cell office:value-type="float" office:value="0.388628">
                <text:p>0.388628</text:p>
              </table:table-cell>
              <table:table-cell office:value-type="float" office:value="0.548023">
                <text:p>0.548023</text:p>
              </table:table-cell>
              <table:table-cell office:value-type="float" office:value="0.72734">
                <text:p>0.72734</text:p>
              </table:table-cell>
              <table:table-cell office:value-type="float" office:value="0.89147">
                <text:p>0.89147</text:p>
              </table:table-cell>
              <table:table-cell office:value-type="float" office:value="0.990001">
                <text:p>0.990001</text:p>
              </table:table-cell>
              <table:table-cell office:value-type="float" office:value="0.984898">
                <text:p>0.984898</text:p>
              </table:table-cell>
              <table:table-cell office:value-type="float" office:value="0.877597">
                <text:p>0.877597</text:p>
              </table:table-cell>
              <table:table-cell office:value-type="float" office:value="0.710433">
                <text:p>0.710433</text:p>
              </table:table-cell>
              <table:table-cell office:value-type="float" office:value="0.531462">
                <text:p>0.531462</text:p>
              </table:table-cell>
              <table:table-cell office:value-type="float" office:value="0.375283">
                <text:p>0.375283</text:p>
              </table:table-cell>
              <table:table-cell office:value-type="float" office:value="0.254104">
                <text:p>0.254104</text:p>
              </table:table-cell>
              <table:table-cell office:value-type="float" office:value="0.167351">
                <text:p>0.167351</text:p>
              </table:table-cell>
              <table:table-cell office:value-type="float" office:value="0.107982">
                <text:p>0.107982</text:p>
              </table:table-cell>
              <table:table-cell office:value-type="float" office:value="0.0690799">
                <text:p>0.0690799</text:p>
              </table:table-cell>
              <table:table-cell office:value-type="float" office:value="0.0436053">
                <text:p>0.0436053</text:p>
              </table:table-cell>
              <table:table-cell office:value-type="float" office:value="0.0275879">
                <text:p>0.0275879</text:p>
              </table:table-cell>
              <table:table-cell office:value-type="float" office:value="0.0174526">
                <text:p>0.0174526</text:p>
              </table:table-cell>
              <table:table-cell office:value-type="float" office:value="0.0112408">
                <text:p>0.0112408</text:p>
              </table:table-cell>
              <table:table-cell office:value-type="float" office:value="0.00761971">
                <text:p>0.00761971</text:p>
              </table:table-cell>
              <table:table-cell office:value-type="float" office:value="0.00518824">
                <text:p>0.00518824</text:p>
              </table:table-cell>
              <table:table-cell office:value-type="float" office:value="0.00360862">
                <text:p>0.00360862</text:p>
              </table:table-cell>
              <table:table-cell office:value-type="float" office:value="0.0028559">
                <text:p>0.0028559</text:p>
              </table:table-cell>
              <table:table-cell office:value-type="float" office:value="0.00220104">
                <text:p>0.00220104</text:p>
              </table:table-cell>
              <table:table-cell office:value-type="float" office:value="0.00212278">
                <text:p>0.00212278</text:p>
              </table:table-cell>
              <table:table-cell office:value-type="float" office:value="0.00256435">
                <text:p>0.00256435</text:p>
              </table:table-cell>
              <table:table-cell office:value-type="float" office:value="0.00307241">
                <text:p>0.00307241</text:p>
              </table:table-cell>
              <table:table-cell office:value-type="float" office:value="0.00352752">
                <text:p>0.00352752</text:p>
              </table:table-cell>
              <table:table-cell office:value-type="float" office:value="0.0048231">
                <text:p>0.0048231</text:p>
              </table:table-cell>
              <table:table-cell office:value-type="float" office:value="0.00553082">
                <text:p>0.00553082</text:p>
              </table:table-cell>
              <table:table-cell office:value-type="float" office:value="0.00746817">
                <text:p>0.00746817</text:p>
              </table:table-cell>
              <table:table-cell office:value-type="float" office:value="0.00916231">
                <text:p>0.00916231</text:p>
              </table:table-cell>
              <table:table-cell office:value-type="float" office:value="0.0117618">
                <text:p>0.0117618</text:p>
              </table:table-cell>
              <table:table-cell office:value-type="float" office:value="0.0145688">
                <text:p>0.0145688</text:p>
              </table:table-cell>
              <table:table-cell office:value-type="float" office:value="0.0179612">
                <text:p>0.0179612</text:p>
              </table:table-cell>
              <table:table-cell office:value-type="float" office:value="0.0224059">
                <text:p>0.0224059</text:p>
              </table:table-cell>
              <table:table-cell office:value-type="float" office:value="0.0280579">
                <text:p>0.0280579</text:p>
              </table:table-cell>
              <table:table-cell office:value-type="float" office:value="0.0348754">
                <text:p>0.0348754</text:p>
              </table:table-cell>
              <table:table-cell office:value-type="float" office:value="0.0438153">
                <text:p>0.0438153</text:p>
              </table:table-cell>
              <table:table-cell office:value-type="float" office:value="0.0541748">
                <text:p>0.0541748</text:p>
              </table:table-cell>
              <table:table-cell office:value-type="float" office:value="0.0664296">
                <text:p>0.0664296</text:p>
              </table:table-cell>
              <table:table-cell office:value-type="float" office:value="0.0810866">
                <text:p>0.0810866</text:p>
              </table:table-cell>
              <table:table-cell office:value-type="float" office:value="0.0977957">
                <text:p>0.0977957</text:p>
              </table:table-cell>
              <table:table-cell office:value-type="float" office:value="0.116883">
                <text:p>0.116883</text:p>
              </table:table-cell>
              <table:table-cell office:value-type="float" office:value="0.137938">
                <text:p>0.137938</text:p>
              </table:table-cell>
              <table:table-cell office:value-type="float" office:value="0.160135">
                <text:p>0.160135</text:p>
              </table:table-cell>
              <table:table-cell office:value-type="float" office:value="0.182665">
                <text:p>0.182665</text:p>
              </table:table-cell>
              <table:table-cell office:value-type="float" office:value="0.20401">
                <text:p>0.20401</text:p>
              </table:table-cell>
              <table:table-cell office:value-type="float" office:value="0.223021">
                <text:p>0.223021</text:p>
              </table:table-cell>
              <table:table-cell office:value-type="float" office:value="0.237972">
                <text:p>0.237972</text:p>
              </table:table-cell>
              <table:table-cell office:value-type="float" office:value="0.24745">
                <text:p>0.24745</text:p>
              </table:table-cell>
              <table:table-cell office:value-type="float" office:value="0.250167">
                <text:p>0.250167</text:p>
              </table:table-cell>
              <table:table-cell office:value-type="float" office:value="0.246022">
                <text:p>0.246022</text:p>
              </table:table-cell>
              <table:table-cell office:value-type="float" office:value="0.235228">
                <text:p>0.235228</text:p>
              </table:table-cell>
              <table:table-cell office:value-type="float" office:value="0.218865">
                <text:p>0.218865</text:p>
              </table:table-cell>
              <table:table-cell office:value-type="float" office:value="0.199067">
                <text:p>0.199067</text:p>
              </table:table-cell>
              <table:table-cell office:value-type="float" office:value="0.177159">
                <text:p>0.177159</text:p>
              </table:table-cell>
              <table:table-cell office:value-type="float" office:value="0.154377">
                <text:p>0.154377</text:p>
              </table:table-cell>
              <table:table-cell office:value-type="float" office:value="0.132429">
                <text:p>0.132429</text:p>
              </table:table-cell>
              <table:table-cell office:value-type="float" office:value="0.111997">
                <text:p>0.111997</text:p>
              </table:table-cell>
              <table:table-cell office:value-type="float" office:value="0.093138">
                <text:p>0.093138</text:p>
              </table:table-cell>
              <table:table-cell office:value-type="float" office:value="0.077123">
                <text:p>0.077123</text:p>
              </table:table-cell>
              <table:table-cell office:value-type="float" office:value="0.0632826">
                <text:p>0.0632826</text:p>
              </table:table-cell>
              <table:table-cell office:value-type="float" office:value="0.0516277">
                <text:p>0.0516277</text:p>
              </table:table-cell>
              <table:table-cell office:value-type="float" office:value="0.0417637">
                <text:p>0.0417637</text:p>
              </table:table-cell>
              <table:table-cell office:value-type="float" office:value="0.0336445">
                <text:p>0.0336445</text:p>
              </table:table-cell>
              <table:table-cell office:value-type="float" office:value="0.0267844">
                <text:p>0.0267844</text:p>
              </table:table-cell>
              <table:table-cell office:value-type="float" office:value="0.0212588">
                <text:p>0.0212588</text:p>
              </table:table-cell>
              <table:table-cell office:value-type="float" office:value="0.0166648">
                <text:p>0.0166648</text:p>
              </table:table-cell>
              <table:table-cell office:value-type="float" office:value="0.0136326">
                <text:p>0.0136326</text:p>
              </table:table-cell>
              <table:table-cell office:value-type="float" office:value="0.0105761">
                <text:p>0.0105761</text:p>
              </table:table-cell>
              <table:table-cell office:value-type="float" office:value="0.0085475">
                <text:p>0.0085475</text:p>
              </table:table-cell>
              <table:table-cell office:value-type="float" office:value="0.00686379">
                <text:p>0.00686379</text:p>
              </table:table-cell>
              <table:table-cell office:value-type="float" office:value="0.00527654">
                <text:p>0.00527654</text:p>
              </table:table-cell>
              <table:table-cell office:value-type="float" office:value="0.00422767">
                <text:p>0.00422767</text:p>
              </table:table-cell>
              <table:table-cell office:value-type="float" office:value="0.00354359">
                <text:p>0.00354359</text:p>
              </table:table-cell>
              <table:table-cell office:value-type="float" office:value="0.00278265">
                <text:p>0.00278265</text:p>
              </table:table-cell>
              <table:table-cell office:value-type="float" office:value="0.00254535">
                <text:p>0.00254535</text:p>
              </table:table-cell>
              <table:table-cell office:value-type="float" office:value="0.00167205">
                <text:p>0.00167205</text:p>
              </table:table-cell>
              <table:table-cell office:value-type="float" office:value="0.00148715">
                <text:p>0.00148715</text:p>
              </table:table-cell>
              <table:table-cell office:value-type="float" office:value="0.000766641">
                <text:p>0.000766641</text:p>
              </table:table-cell>
              <table:table-cell office:value-type="float" office:value="0.000558166">
                <text:p>0.000558166</text:p>
              </table:table-cell>
              <table:table-cell office:value-type="float" office:value="0.000424817">
                <text:p>0.000424817</text:p>
              </table:table-cell>
              <table:table-cell office:value-type="float" office:value="0.000432579">
                <text:p>0.000432579</text:p>
              </table:table-cell>
              <table:table-cell office:value-type="float" office:value="0.000339906">
                <text:p>0.000339906</text:p>
              </table:table-cell>
              <table:table-cell office:value-type="float" office:value="0.000482478">
                <text:p>0.000482478</text:p>
              </table:table-cell>
              <table:table-cell office:value-type="float" office:value="0.000104142">
                <text:p>0.000104142</text:p>
              </table:table-cell>
              <table:table-cell office:value-type="float" office:value="0.00036985">
                <text:p>0.00036985</text:p>
              </table:table-cell>
              <table:table-cell office:value-type="float" office:value="0.000112018">
                <text:p>0.000112018</text:p>
              </table:table-cell>
              <table:table-cell office:value-type="float" office:value="0.000301663">
                <text:p>0.000301663</text:p>
              </table:table-cell>
              <table:table-cell office:value-type="float" office:value="0.000370501">
                <text:p>0.000370501</text:p>
              </table:table-cell>
              <table:table-cell office:value-type="float" office:value="0.000333715">
                <text:p>0.000333715</text:p>
              </table:table-cell>
              <table:table-cell office:value-type="float" office:value="0.0000355178">
                <text:p>0.0000355178</text:p>
              </table:table-cell>
              <table:table-cell office:value-type="float" office:value="0.0000927329">
                <text:p>0.0000927329</text:p>
              </table:table-cell>
              <table:table-cell office:value-type="float" office:value="-0.000359471">
                <text:p>-0.000359471</text:p>
              </table:table-cell>
              <table:table-cell office:value-type="float" office:value="-0.000168729">
                <text:p>-0.000168729</text:p>
              </table:table-cell>
              <table:table-cell office:value-type="float" office:value="-0.000226338">
                <text:p>-0.000226338</text:p>
              </table:table-cell>
              <table:table-cell office:value-type="float" office:value="0.0000319724">
                <text:p>0.0000319724</text:p>
              </table:table-cell>
              <table:table-cell office:value-type="float" office:value="0.0000188325">
                <text:p>0.0000188325</text:p>
              </table:table-cell>
              <table:table-cell office:value-type="float" office:value="0.0000783028">
                <text:p>0.0000783028</text:p>
              </table:table-cell>
              <table:table-cell office:value-type="float" office:value="0.0000400652">
                <text:p>0.0000400652</text:p>
              </table:table-cell>
              <table:table-cell office:value-type="float" office:value="0.0000527966">
                <text:p>0.0000527966</text:p>
              </table:table-cell>
              <table:table-cell office:value-type="float" office:value="-0.0000387851">
                <text:p>-0.0000387851</text:p>
              </table:table-cell>
              <table:table-cell office:value-type="float" office:value="0.000349604">
                <text:p>0.000349604</text:p>
              </table:table-cell>
              <table:table-cell office:value-type="float" office:value="0.00012295">
                <text:p>0.00012295</text:p>
              </table:table-cell>
              <table:table-cell office:value-type="float" office:value="0.000228379">
                <text:p>0.000228379</text:p>
              </table:table-cell>
              <table:table-cell office:value-type="float" office:value="0.000134384">
                <text:p>0.000134384</text:p>
              </table:table-cell>
              <table:table-cell office:value-type="float" office:value="-0.00019638">
                <text:p>-0.00019638</text:p>
              </table:table-cell>
              <table:table-cell office:value-type="float" office:value="-0.000284188">
                <text:p>-0.000284188</text:p>
              </table:table-cell>
              <table:table-cell office:value-type="float" office:value="-0.000190402">
                <text:p>-0.000190402</text:p>
              </table:table-cell>
              <table:table-cell office:value-type="float" office:value="-0.0002341">
                <text:p>-0.0002341</text:p>
              </table:table-cell>
              <table:table-cell office:value-type="float" office:value="-0.0000340735">
                <text:p>-0.0000340735</text:p>
              </table:table-cell>
              <table:table-cell office:value-type="float" office:value="0.0000573834">
                <text:p>0.0000573834</text:p>
              </table:table-cell>
              <table:table-cell office:value-type="float" office:value="0.0000652319">
                <text:p>0.0000652319</text:p>
              </table:table-cell>
              <table:table-cell office:value-type="float" office:value="-0.0000533784">
                <text:p>-0.0000533784</text:p>
              </table:table-cell>
              <table:table-cell office:value-type="float" office:value="-0.0000114924">
                <text:p>-0.0000114924</text:p>
              </table:table-cell>
              <table:table-cell office:value-type="float" office:value="0.000102285">
                <text:p>0.000102285</text:p>
              </table:table-cell>
              <table:table-cell office:value-type="float" office:value="0.000104589">
                <text:p>0.000104589</text:p>
              </table:table-cell>
              <table:table-cell office:value-type="float" office:value="0.000253029">
                <text:p>0.000253029</text:p>
              </table:table-cell>
              <table:table-cell office:value-type="float" office:value="0.000310277">
                <text:p>0.000310277</text:p>
              </table:table-cell>
              <table:table-cell office:value-type="float" office:value="0.00011599">
                <text:p>0.00011599</text:p>
              </table:table-cell>
              <table:table-cell office:value-type="float" office:value="-0.000153879">
                <text:p>-0.000153879</text:p>
              </table:table-cell>
              <table:table-cell office:value-type="float" office:value="-0.0000760643">
                <text:p>-0.0000760643</text:p>
              </table:table-cell>
              <table:table-cell office:value-type="float" office:value="-0.000357866">
                <text:p>-0.000357866</text:p>
              </table:table-cell>
              <table:table-cell office:value-type="float" office:value="-0.000173811">
                <text:p>-0.000173811</text:p>
              </table:table-cell>
              <table:table-cell office:value-type="float" office:value="-0.0000817553">
                <text:p>-0.0000817553</text:p>
              </table:table-cell>
              <table:table-cell office:value-type="float" office:value="0.0000349046">
                <text:p>0.0000349046</text:p>
              </table:table-cell>
              <table:table-cell office:value-type="float" office:value="-0.0000366213">
                <text:p>-0.0000366213</text:p>
              </table:table-cell>
              <table:table-cell office:value-type="float" office:value="-0.000035614">
                <text:p>-0.000035614</text:p>
              </table:table-cell>
              <table:table-cell office:value-type="float" office:value="-0.00010642">
                <text:p>-0.00010642</text:p>
              </table:table-cell>
              <table:table-cell office:value-type="float" office:value="0.0000340908">
                <text:p>0.0000340908</text:p>
              </table:table-cell>
              <table:table-cell office:value-type="float" office:value="-0.0000282297">
                <text:p>-0.0000282297</text:p>
              </table:table-cell>
              <table:table-cell office:value-type="float" office:value="0.000344201">
                <text:p>0.000344201</text:p>
              </table:table-cell>
              <table:table-cell office:value-type="float" office:value="0.000260045">
                <text:p>0.000260045</text:p>
              </table:table-cell>
              <table:table-cell office:value-type="float" office:value="0.000291564">
                <text:p>0.000291564</text:p>
              </table:table-cell>
              <table:table-cell office:value-type="float" office:value="0.0000184007">
                <text:p>0.0000184007</text:p>
              </table:table-cell>
              <table:table-cell office:value-type="float" office:value="0.0000393989">
                <text:p>0.0000393989</text:p>
              </table:table-cell>
              <table:table-cell office:value-type="float" office:value="-0.000321058">
                <text:p>-0.000321058</text:p>
              </table:table-cell>
              <table:table-cell office:value-type="float" office:value="-0.000119598">
                <text:p>-0.000119598</text:p>
              </table:table-cell>
              <table:table-cell office:value-type="float" office:value="-0.000165392">
                <text:p>-0.000165392</text:p>
              </table:table-cell>
              <table:table-cell office:value-type="float" office:value="0.0000386565">
                <text:p>0.0000386565</text:p>
              </table:table-cell>
              <table:table-cell office:value-type="float" office:value="-0.0000928779">
                <text:p>-0.0000928779</text:p>
              </table:table-cell>
              <table:table-cell office:value-type="float" office:value="-0.0000270722">
                <text:p>-0.0000270722</text:p>
              </table:table-cell>
              <table:table-cell office:value-type="float" office:value="-0.000171454">
                <text:p>-0.000171454</text:p>
              </table:table-cell>
              <table:table-cell office:value-type="float" office:value="-0.000162378">
                <text:p>-0.000162378</text:p>
              </table:table-cell>
              <table:table-cell office:value-type="float" office:value="-0.000225653">
                <text:p>-0.000225653</text:p>
              </table:table-cell>
              <table:table-cell office:value-type="float" office:value="0.00027524">
                <text:p>0.00027524</text:p>
              </table:table-cell>
              <table:table-cell office:value-type="float" office:value="0.0000722505">
                <text:p>0.0000722505</text:p>
              </table:table-cell>
              <table:table-cell office:value-type="float" office:value="0.000367618">
                <text:p>0.000367618</text:p>
              </table:table-cell>
              <table:table-cell office:value-type="float" office:value="0.00028089">
                <text:p>0.00028089</text:p>
              </table:table-cell>
              <table:table-cell office:value-type="float" office:value="0.000128116">
                <text:p>0.000128116</text:p>
              </table:table-cell>
              <table:table-cell office:value-type="float" office:value="-0.0000947268">
                <text:p>-0.0000947268</text:p>
              </table:table-cell>
              <table:table-cell office:value-type="float" office:value="-0.0000227722">
                <text:p>-0.0000227722</text:p>
              </table:table-cell>
              <table:table-cell office:value-type="float" office:value="-0.000129569">
                <text:p>-0.000129569</text:p>
              </table:table-cell>
              <table:table-cell office:value-type="float" office:value="0.0000692134">
                <text:p>0.0000692134</text:p>
              </table:table-cell>
              <table:table-cell office:value-type="float" office:value="-0.0000201164">
                <text:p>-0.0000201164</text:p>
              </table:table-cell>
              <table:table-cell office:value-type="float" office:value="0.000156424">
                <text:p>0.000156424</text:p>
              </table:table-cell>
              <table:table-cell office:value-type="float" office:value="-0.000194785">
                <text:p>-0.000194785</text:p>
              </table:table-cell>
              <table:table-cell office:value-type="float" office:value="-0.000260323">
                <text:p>-0.000260323</text:p>
              </table:table-cell>
              <table:table-cell office:value-type="float" office:value="-0.000205605">
                <text:p>-0.000205605</text:p>
              </table:table-cell>
              <table:table-cell office:value-type="float" office:value="-0.000307931">
                <text:p>-0.000307931</text:p>
              </table:table-cell>
              <table:table-cell office:value-type="float" office:value="-0.000116296">
                <text:p>-0.000116296</text:p>
              </table:table-cell>
              <table:table-cell office:value-type="float" office:value="0.000236905">
                <text:p>0.000236905</text:p>
              </table:table-cell>
              <table:table-cell office:value-type="float" office:value="0.0000719979">
                <text:p>0.0000719979</text:p>
              </table:table-cell>
              <table:table-cell office:value-type="float" office:value="0.000241401">
                <text:p>0.000241401</text:p>
              </table:table-cell>
              <table:table-cell office:value-type="float" office:value="0.000100701">
                <text:p>0.000100701</text:p>
              </table:table-cell>
              <table:table-cell office:value-type="float" office:value="-0.0000268692">
                <text:p>-0.0000268692</text:p>
              </table:table-cell>
              <table:table-cell office:value-type="float" office:value="-0.00000339634">
                <text:p>-0.00000339634</text:p>
              </table:table-cell>
              <table:table-cell office:value-type="float" office:value="-0.00000889729">
                <text:p>-0.00000889729</text:p>
              </table:table-cell>
              <table:table-cell office:value-type="float" office:value="0.000261273">
                <text:p>0.000261273</text:p>
              </table:table-cell>
              <table:table-cell office:value-type="float" office:value="0.000188909">
                <text:p>0.000188909</text:p>
              </table:table-cell>
              <table:table-cell office:value-type="float" office:value="0.000178202">
                <text:p>0.000178202</text:p>
              </table:table-cell>
              <table:table-cell office:value-type="float" office:value="0.000175638">
                <text:p>0.000175638</text:p>
              </table:table-cell>
              <table:table-cell office:value-type="float" office:value="-0.000203517">
                <text:p>-0.000203517</text:p>
              </table:table-cell>
              <table:table-cell office:value-type="float" office:value="-0.000230404">
                <text:p>-0.000230404</text:p>
              </table:table-cell>
              <table:table-cell office:value-type="float" office:value="-0.000195084">
                <text:p>-0.000195084</text:p>
              </table:table-cell>
              <table:table-cell office:value-type="float" office:value="-0.000317937">
                <text:p>-0.000317937</text:p>
              </table:table-cell>
              <table:table-cell office:value-type="float" office:value="0.0000838738">
                <text:p>0.0000838738</text:p>
              </table:table-cell>
              <table:table-cell office:value-type="float" office:value="-0.0000847184">
                <text:p>-0.0000847184</text:p>
              </table:table-cell>
              <table:table-cell office:value-type="float" office:value="0.0000846457">
                <text:p>0.0000846457</text:p>
              </table:table-cell>
              <table:table-cell office:value-type="float" office:value="-0.0000685897">
                <text:p>-0.0000685897</text:p>
              </table:table-cell>
              <table:table-cell office:value-type="float" office:value="-0.000197637">
                <text:p>-0.000197637</text:p>
              </table:table-cell>
              <table:table-cell office:value-type="float" office:value="-0.000144667">
                <text:p>-0.000144667</text:p>
              </table:table-cell>
              <table:table-cell office:value-type="float" office:value="-0.0000756197">
                <text:p>-0.0000756197</text:p>
              </table:table-cell>
              <table:table-cell office:value-type="float" office:value="-0.0000610535">
                <text:p>-0.0000610535</text:p>
              </table:table-cell>
              <table:table-cell office:value-type="float" office:value="0.000313644">
                <text:p>0.000313644</text:p>
              </table:table-cell>
              <table:table-cell office:value-type="float" office:value="0.000161406">
                <text:p>0.000161406</text:p>
              </table:table-cell>
              <table:table-cell office:value-type="float" office:value="0.000372252">
                <text:p>0.000372252</text:p>
              </table:table-cell>
              <table:table-cell office:value-type="float" office:value="0.000036155">
                <text:p>0.000036155</text:p>
              </table:table-cell>
              <table:table-cell office:value-type="float" office:value="0.0000965844">
                <text:p>0.0000965844</text:p>
              </table:table-cell>
              <table:table-cell office:value-type="float" office:value="-0.000042211">
                <text:p>-0.000042211</text:p>
              </table:table-cell>
              <table:table-cell office:value-type="float" office:value="-0.0000871484">
                <text:p>-0.0000871484</text:p>
              </table:table-cell>
              <table:table-cell office:value-type="float" office:value="0.0000701707">
                <text:p>0.0000701707</text:p>
              </table:table-cell>
              <table:table-cell office:value-type="float" office:value="0.000284905">
                <text:p>0.000284905</text:p>
              </table:table-cell>
              <table:table-cell office:value-type="float" office:value="-0.000056022">
                <text:p>-0.000056022</text:p>
              </table:table-cell>
              <table:table-cell office:value-type="float" office:value="0.000355158">
                <text:p>0.000355158</text:p>
              </table:table-cell>
              <table:table-cell office:value-type="float" office:value="-0.0000796539">
                <text:p>-0.0000796539</text:p>
              </table:table-cell>
              <table:table-cell office:value-type="float" office:value="-0.000108686">
                <text:p>-0.000108686</text:p>
              </table:table-cell>
              <table:table-cell office:value-type="float" office:value="-0.000178069">
                <text:p>-0.000178069</text:p>
              </table:table-cell>
              <table:table-cell office:value-type="float" office:value="2.06758E-017">
                <text:p>2.06758E-017</text:p>
              </table:table-cell>
              <table:table-cell office:value-type="float" office:value="1.62811E-017">
                <text:p>1.62811E-017</text:p>
              </table:table-cell>
              <table:table-cell office:value-type="float" office:value="1.29253E-017">
                <text:p>1.29253E-017</text:p>
              </table:table-cell>
              <table:table-cell office:value-type="float" office:value="1.29253E-017">
                <text:p>1.29253E-01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00000024461">
                <text:p>0.0000000024461</text:p>
                <draw:g>
                  <svg:desc>korteweg2.B10:korteweg2.KQ10</svg:desc>
                </draw:g>
              </table:table-cell>
              <table:table-cell office:value-type="float" office:value="0.00000000392935">
                <text:p>0.00000000392935</text:p>
              </table:table-cell>
              <table:table-cell office:value-type="float" office:value="0.00000000628525">
                <text:p>0.00000000628525</text:p>
              </table:table-cell>
              <table:table-cell office:value-type="float" office:value="-0.000358302">
                <text:p>-0.000358302</text:p>
              </table:table-cell>
              <table:table-cell office:value-type="float" office:value="-0.000120626">
                <text:p>-0.000120626</text:p>
              </table:table-cell>
              <table:table-cell office:value-type="float" office:value="-0.00036225">
                <text:p>-0.00036225</text:p>
              </table:table-cell>
              <table:table-cell office:value-type="float" office:value="0.0000473986">
                <text:p>0.0000473986</text:p>
              </table:table-cell>
              <table:table-cell office:value-type="float" office:value="-0.000181761">
                <text:p>-0.000181761</text:p>
              </table:table-cell>
              <table:table-cell office:value-type="float" office:value="-0.0000416858">
                <text:p>-0.0000416858</text:p>
              </table:table-cell>
              <table:table-cell office:value-type="float" office:value="-0.000077098">
                <text:p>-0.000077098</text:p>
              </table:table-cell>
              <table:table-cell office:value-type="float" office:value="0.000120364">
                <text:p>0.000120364</text:p>
              </table:table-cell>
              <table:table-cell office:value-type="float" office:value="0.0000415603">
                <text:p>0.0000415603</text:p>
              </table:table-cell>
              <table:table-cell office:value-type="float" office:value="0.000026325">
                <text:p>0.000026325</text:p>
              </table:table-cell>
              <table:table-cell office:value-type="float" office:value="-0.000245788">
                <text:p>-0.000245788</text:p>
              </table:table-cell>
              <table:table-cell office:value-type="float" office:value="-0.000215646">
                <text:p>-0.000215646</text:p>
              </table:table-cell>
              <table:table-cell office:value-type="float" office:value="-0.000355051">
                <text:p>-0.000355051</text:p>
              </table:table-cell>
              <table:table-cell office:value-type="float" office:value="-0.000140653">
                <text:p>-0.000140653</text:p>
              </table:table-cell>
              <table:table-cell office:value-type="float" office:value="0.000163139">
                <text:p>0.000163139</text:p>
              </table:table-cell>
              <table:table-cell office:value-type="float" office:value="0.000205147">
                <text:p>0.000205147</text:p>
              </table:table-cell>
              <table:table-cell office:value-type="float" office:value="0.000147831">
                <text:p>0.000147831</text:p>
              </table:table-cell>
              <table:table-cell office:value-type="float" office:value="0.000117204">
                <text:p>0.000117204</text:p>
              </table:table-cell>
              <table:table-cell office:value-type="float" office:value="-0.000000958807">
                <text:p>-0.000000958807</text:p>
              </table:table-cell>
              <table:table-cell office:value-type="float" office:value="-0.00016187">
                <text:p>-0.00016187</text:p>
              </table:table-cell>
              <table:table-cell office:value-type="float" office:value="0.0000790634">
                <text:p>0.0000790634</text:p>
              </table:table-cell>
              <table:table-cell office:value-type="float" office:value="-0.000117085">
                <text:p>-0.000117085</text:p>
              </table:table-cell>
              <table:table-cell office:value-type="float" office:value="0.00000376407">
                <text:p>0.00000376407</text:p>
              </table:table-cell>
              <table:table-cell office:value-type="float" office:value="-0.0000568414">
                <text:p>-0.0000568414</text:p>
              </table:table-cell>
              <table:table-cell office:value-type="float" office:value="0.0000288266">
                <text:p>0.0000288266</text:p>
              </table:table-cell>
              <table:table-cell office:value-type="float" office:value="0.000155721">
                <text:p>0.000155721</text:p>
              </table:table-cell>
              <table:table-cell office:value-type="float" office:value="0.000381747">
                <text:p>0.000381747</text:p>
              </table:table-cell>
              <table:table-cell office:value-type="float" office:value="0.000166845">
                <text:p>0.000166845</text:p>
              </table:table-cell>
              <table:table-cell office:value-type="float" office:value="0.000273365">
                <text:p>0.000273365</text:p>
              </table:table-cell>
              <table:table-cell office:value-type="float" office:value="-0.0000920847">
                <text:p>-0.0000920847</text:p>
              </table:table-cell>
              <table:table-cell office:value-type="float" office:value="-0.000242082">
                <text:p>-0.000242082</text:p>
              </table:table-cell>
              <table:table-cell office:value-type="float" office:value="-0.000137454">
                <text:p>-0.000137454</text:p>
              </table:table-cell>
              <table:table-cell office:value-type="float" office:value="0.00000504498">
                <text:p>0.00000504498</text:p>
              </table:table-cell>
              <table:table-cell office:value-type="float" office:value="-0.0000288405">
                <text:p>-0.0000288405</text:p>
              </table:table-cell>
              <table:table-cell office:value-type="float" office:value="0.000302543">
                <text:p>0.000302543</text:p>
              </table:table-cell>
              <table:table-cell office:value-type="float" office:value="0.000114738">
                <text:p>0.000114738</text:p>
              </table:table-cell>
              <table:table-cell office:value-type="float" office:value="0.0000301152">
                <text:p>0.0000301152</text:p>
              </table:table-cell>
              <table:table-cell office:value-type="float" office:value="0.0001747">
                <text:p>0.0001747</text:p>
              </table:table-cell>
              <table:table-cell office:value-type="float" office:value="0.000027306">
                <text:p>0.000027306</text:p>
              </table:table-cell>
              <table:table-cell office:value-type="float" office:value="0.0000279624">
                <text:p>0.0000279624</text:p>
              </table:table-cell>
              <table:table-cell office:value-type="float" office:value="0.0000190137">
                <text:p>0.0000190137</text:p>
              </table:table-cell>
              <table:table-cell office:value-type="float" office:value="-0.000246171">
                <text:p>-0.000246171</text:p>
              </table:table-cell>
              <table:table-cell office:value-type="float" office:value="-0.00018789">
                <text:p>-0.00018789</text:p>
              </table:table-cell>
              <table:table-cell office:value-type="float" office:value="-0.0000836533">
                <text:p>-0.0000836533</text:p>
              </table:table-cell>
              <table:table-cell office:value-type="float" office:value="-0.0000740888">
                <text:p>-0.0000740888</text:p>
              </table:table-cell>
              <table:table-cell office:value-type="float" office:value="0.000376129">
                <text:p>0.000376129</text:p>
              </table:table-cell>
              <table:table-cell office:value-type="float" office:value="0.000282632">
                <text:p>0.000282632</text:p>
              </table:table-cell>
              <table:table-cell office:value-type="float" office:value="0.0000573404">
                <text:p>0.0000573404</text:p>
              </table:table-cell>
              <table:table-cell office:value-type="float" office:value="0.000171133">
                <text:p>0.000171133</text:p>
              </table:table-cell>
              <table:table-cell office:value-type="float" office:value="-0.000215616">
                <text:p>-0.000215616</text:p>
              </table:table-cell>
              <table:table-cell office:value-type="float" office:value="-0.000250234">
                <text:p>-0.000250234</text:p>
              </table:table-cell>
              <table:table-cell office:value-type="float" office:value="0.0000193703">
                <text:p>0.0000193703</text:p>
              </table:table-cell>
              <table:table-cell office:value-type="float" office:value="-0.0000987832">
                <text:p>-0.0000987832</text:p>
              </table:table-cell>
              <table:table-cell office:value-type="float" office:value="-0.0000537774">
                <text:p>-0.0000537774</text:p>
              </table:table-cell>
              <table:table-cell office:value-type="float" office:value="0.0000881183">
                <text:p>0.0000881183</text:p>
              </table:table-cell>
              <table:table-cell office:value-type="float" office:value="-0.000150571">
                <text:p>-0.000150571</text:p>
              </table:table-cell>
              <table:table-cell office:value-type="float" office:value="0.000215841">
                <text:p>0.000215841</text:p>
              </table:table-cell>
              <table:table-cell office:value-type="float" office:value="0.000103601">
                <text:p>0.000103601</text:p>
              </table:table-cell>
              <table:table-cell office:value-type="float" office:value="0.000182847">
                <text:p>0.000182847</text:p>
              </table:table-cell>
              <table:table-cell office:value-type="float" office:value="0.000152882">
                <text:p>0.000152882</text:p>
              </table:table-cell>
              <table:table-cell office:value-type="float" office:value="-0.000032674">
                <text:p>-0.000032674</text:p>
              </table:table-cell>
              <table:table-cell office:value-type="float" office:value="-0.000507267">
                <text:p>-0.000507267</text:p>
              </table:table-cell>
              <table:table-cell office:value-type="float" office:value="0.0000138781">
                <text:p>0.0000138781</text:p>
              </table:table-cell>
              <table:table-cell office:value-type="float" office:value="-0.000360707">
                <text:p>-0.000360707</text:p>
              </table:table-cell>
              <table:table-cell office:value-type="float" office:value="0.0000351305">
                <text:p>0.0000351305</text:p>
              </table:table-cell>
              <table:table-cell office:value-type="float" office:value="0.000283775">
                <text:p>0.000283775</text:p>
              </table:table-cell>
              <table:table-cell office:value-type="float" office:value="0.000188557">
                <text:p>0.000188557</text:p>
              </table:table-cell>
              <table:table-cell office:value-type="float" office:value="0.00000262654">
                <text:p>0.00000262654</text:p>
              </table:table-cell>
              <table:table-cell office:value-type="float" office:value="0.000267901">
                <text:p>0.000267901</text:p>
              </table:table-cell>
              <table:table-cell office:value-type="float" office:value="-0.000264533">
                <text:p>-0.000264533</text:p>
              </table:table-cell>
              <table:table-cell office:value-type="float" office:value="0.00020719">
                <text:p>0.00020719</text:p>
              </table:table-cell>
              <table:table-cell office:value-type="float" office:value="-0.0000822368">
                <text:p>-0.0000822368</text:p>
              </table:table-cell>
              <table:table-cell office:value-type="float" office:value="-0.000114613">
                <text:p>-0.000114613</text:p>
              </table:table-cell>
              <table:table-cell office:value-type="float" office:value="-0.0000507902">
                <text:p>-0.0000507902</text:p>
              </table:table-cell>
              <table:table-cell office:value-type="float" office:value="-0.00018353">
                <text:p>-0.00018353</text:p>
              </table:table-cell>
              <table:table-cell office:value-type="float" office:value="-0.000344404">
                <text:p>-0.000344404</text:p>
              </table:table-cell>
              <table:table-cell office:value-type="float" office:value="0.000335166">
                <text:p>0.000335166</text:p>
              </table:table-cell>
              <table:table-cell office:value-type="float" office:value="0.000108008">
                <text:p>0.000108008</text:p>
              </table:table-cell>
              <table:table-cell office:value-type="float" office:value="0.000178558">
                <text:p>0.000178558</text:p>
              </table:table-cell>
              <table:table-cell office:value-type="float" office:value="0.000470249">
                <text:p>0.000470249</text:p>
              </table:table-cell>
              <table:table-cell office:value-type="float" office:value="-0.000117985">
                <text:p>-0.000117985</text:p>
              </table:table-cell>
              <table:table-cell office:value-type="float" office:value="-0.000222794">
                <text:p>-0.000222794</text:p>
              </table:table-cell>
              <table:table-cell office:value-type="float" office:value="-0.00000648256">
                <text:p>-0.00000648256</text:p>
              </table:table-cell>
              <table:table-cell office:value-type="float" office:value="-0.000316202">
                <text:p>-0.000316202</text:p>
              </table:table-cell>
              <table:table-cell office:value-type="float" office:value="0.00000834638">
                <text:p>0.00000834638</text:p>
              </table:table-cell>
              <table:table-cell office:value-type="float" office:value="0.000198204">
                <text:p>0.000198204</text:p>
              </table:table-cell>
              <table:table-cell office:value-type="float" office:value="-0.0000704317">
                <text:p>-0.0000704317</text:p>
              </table:table-cell>
              <table:table-cell office:value-type="float" office:value="0.000374862">
                <text:p>0.000374862</text:p>
              </table:table-cell>
              <table:table-cell office:value-type="float" office:value="0.000300875">
                <text:p>0.000300875</text:p>
              </table:table-cell>
              <table:table-cell office:value-type="float" office:value="0.000536472">
                <text:p>0.000536472</text:p>
              </table:table-cell>
              <table:table-cell office:value-type="float" office:value="0.00114298">
                <text:p>0.00114298</text:p>
              </table:table-cell>
              <table:table-cell office:value-type="float" office:value="0.00149031">
                <text:p>0.00149031</text:p>
              </table:table-cell>
              <table:table-cell office:value-type="float" office:value="0.00204352">
                <text:p>0.00204352</text:p>
              </table:table-cell>
              <table:table-cell office:value-type="float" office:value="0.00341511">
                <text:p>0.00341511</text:p>
              </table:table-cell>
              <table:table-cell office:value-type="float" office:value="0.00502904">
                <text:p>0.00502904</text:p>
              </table:table-cell>
              <table:table-cell office:value-type="float" office:value="0.00828542">
                <text:p>0.00828542</text:p>
              </table:table-cell>
              <table:table-cell office:value-type="float" office:value="0.013723">
                <text:p>0.013723</text:p>
              </table:table-cell>
              <table:table-cell office:value-type="float" office:value="0.0219348">
                <text:p>0.0219348</text:p>
              </table:table-cell>
              <table:table-cell office:value-type="float" office:value="0.0351298">
                <text:p>0.0351298</text:p>
              </table:table-cell>
              <table:table-cell office:value-type="float" office:value="0.0556144">
                <text:p>0.0556144</text:p>
              </table:table-cell>
              <table:table-cell office:value-type="float" office:value="0.0872647">
                <text:p>0.0872647</text:p>
              </table:table-cell>
              <table:table-cell office:value-type="float" office:value="0.135874">
                <text:p>0.135874</text:p>
              </table:table-cell>
              <table:table-cell office:value-type="float" office:value="0.208444">
                <text:p>0.208444</text:p>
              </table:table-cell>
              <table:table-cell office:value-type="float" office:value="0.312294">
                <text:p>0.312294</text:p>
              </table:table-cell>
              <table:table-cell office:value-type="float" office:value="0.452168">
                <text:p>0.452168</text:p>
              </table:table-cell>
              <table:table-cell office:value-type="float" office:value="0.622605">
                <text:p>0.622605</text:p>
              </table:table-cell>
              <table:table-cell office:value-type="float" office:value="0.801132">
                <text:p>0.801132</text:p>
              </table:table-cell>
              <table:table-cell office:value-type="float" office:value="0.943932">
                <text:p>0.943932</text:p>
              </table:table-cell>
              <table:table-cell office:value-type="float" office:value="1.00173">
                <text:p>1.00173</text:p>
              </table:table-cell>
              <table:table-cell office:value-type="float" office:value="0.950416">
                <text:p>0.950416</text:p>
              </table:table-cell>
              <table:table-cell office:value-type="float" office:value="0.811315">
                <text:p>0.811315</text:p>
              </table:table-cell>
              <table:table-cell office:value-type="float" office:value="0.633333">
                <text:p>0.633333</text:p>
              </table:table-cell>
              <table:table-cell office:value-type="float" office:value="0.461217">
                <text:p>0.461217</text:p>
              </table:table-cell>
              <table:table-cell office:value-type="float" office:value="0.31938">
                <text:p>0.31938</text:p>
              </table:table-cell>
              <table:table-cell office:value-type="float" office:value="0.213645">
                <text:p>0.213645</text:p>
              </table:table-cell>
              <table:table-cell office:value-type="float" office:value="0.139651">
                <text:p>0.139651</text:p>
              </table:table-cell>
              <table:table-cell office:value-type="float" office:value="0.0900945">
                <text:p>0.0900945</text:p>
              </table:table-cell>
              <table:table-cell office:value-type="float" office:value="0.0577492">
                <text:p>0.0577492</text:p>
              </table:table-cell>
              <table:table-cell office:value-type="float" office:value="0.0366111">
                <text:p>0.0366111</text:p>
              </table:table-cell>
              <table:table-cell office:value-type="float" office:value="0.0238048">
                <text:p>0.0238048</text:p>
              </table:table-cell>
              <table:table-cell office:value-type="float" office:value="0.0151325">
                <text:p>0.0151325</text:p>
              </table:table-cell>
              <table:table-cell office:value-type="float" office:value="0.010455">
                <text:p>0.010455</text:p>
              </table:table-cell>
              <table:table-cell office:value-type="float" office:value="0.00752317">
                <text:p>0.00752317</text:p>
              </table:table-cell>
              <table:table-cell office:value-type="float" office:value="0.00578667">
                <text:p>0.00578667</text:p>
              </table:table-cell>
              <table:table-cell office:value-type="float" office:value="0.00510579">
                <text:p>0.00510579</text:p>
              </table:table-cell>
              <table:table-cell office:value-type="float" office:value="0.00520682">
                <text:p>0.00520682</text:p>
              </table:table-cell>
              <table:table-cell office:value-type="float" office:value="0.0052962">
                <text:p>0.0052962</text:p>
              </table:table-cell>
              <table:table-cell office:value-type="float" office:value="0.00678621">
                <text:p>0.00678621</text:p>
              </table:table-cell>
              <table:table-cell office:value-type="float" office:value="0.00804775">
                <text:p>0.00804775</text:p>
              </table:table-cell>
              <table:table-cell office:value-type="float" office:value="0.010425">
                <text:p>0.010425</text:p>
              </table:table-cell>
              <table:table-cell office:value-type="float" office:value="0.0126037">
                <text:p>0.0126037</text:p>
              </table:table-cell>
              <table:table-cell office:value-type="float" office:value="0.0160921">
                <text:p>0.0160921</text:p>
              </table:table-cell>
              <table:table-cell office:value-type="float" office:value="0.0195818">
                <text:p>0.0195818</text:p>
              </table:table-cell>
              <table:table-cell office:value-type="float" office:value="0.0243538">
                <text:p>0.0243538</text:p>
              </table:table-cell>
              <table:table-cell office:value-type="float" office:value="0.0305388">
                <text:p>0.0305388</text:p>
              </table:table-cell>
              <table:table-cell office:value-type="float" office:value="0.0379543">
                <text:p>0.0379543</text:p>
              </table:table-cell>
              <table:table-cell office:value-type="float" office:value="0.046967">
                <text:p>0.046967</text:p>
              </table:table-cell>
              <table:table-cell office:value-type="float" office:value="0.0583419">
                <text:p>0.0583419</text:p>
              </table:table-cell>
              <table:table-cell office:value-type="float" office:value="0.0710701">
                <text:p>0.0710701</text:p>
              </table:table-cell>
              <table:table-cell office:value-type="float" office:value="0.0866373">
                <text:p>0.0866373</text:p>
              </table:table-cell>
              <table:table-cell office:value-type="float" office:value="0.104153">
                <text:p>0.104153</text:p>
              </table:table-cell>
              <table:table-cell office:value-type="float" office:value="0.124121">
                <text:p>0.124121</text:p>
              </table:table-cell>
              <table:table-cell office:value-type="float" office:value="0.1458">
                <text:p>0.1458</text:p>
              </table:table-cell>
              <table:table-cell office:value-type="float" office:value="0.168272">
                <text:p>0.168272</text:p>
              </table:table-cell>
              <table:table-cell office:value-type="float" office:value="0.190746">
                <text:p>0.190746</text:p>
              </table:table-cell>
              <table:table-cell office:value-type="float" office:value="0.211498">
                <text:p>0.211498</text:p>
              </table:table-cell>
              <table:table-cell office:value-type="float" office:value="0.228804">
                <text:p>0.228804</text:p>
              </table:table-cell>
              <table:table-cell office:value-type="float" office:value="0.241932">
                <text:p>0.241932</text:p>
              </table:table-cell>
              <table:table-cell office:value-type="float" office:value="0.24884">
                <text:p>0.24884</text:p>
              </table:table-cell>
              <table:table-cell office:value-type="float" office:value="0.249134">
                <text:p>0.249134</text:p>
              </table:table-cell>
              <table:table-cell office:value-type="float" office:value="0.242714">
                <text:p>0.242714</text:p>
              </table:table-cell>
              <table:table-cell office:value-type="float" office:value="0.230161">
                <text:p>0.230161</text:p>
              </table:table-cell>
              <table:table-cell office:value-type="float" office:value="0.212294">
                <text:p>0.212294</text:p>
              </table:table-cell>
              <table:table-cell office:value-type="float" office:value="0.191725">
                <text:p>0.191725</text:p>
              </table:table-cell>
              <table:table-cell office:value-type="float" office:value="0.169164">
                <text:p>0.169164</text:p>
              </table:table-cell>
              <table:table-cell office:value-type="float" office:value="0.146592">
                <text:p>0.146592</text:p>
              </table:table-cell>
              <table:table-cell office:value-type="float" office:value="0.125079">
                <text:p>0.125079</text:p>
              </table:table-cell>
              <table:table-cell office:value-type="float" office:value="0.105263">
                <text:p>0.105263</text:p>
              </table:table-cell>
              <table:table-cell office:value-type="float" office:value="0.0871418">
                <text:p>0.0871418</text:p>
              </table:table-cell>
              <table:table-cell office:value-type="float" office:value="0.0719706">
                <text:p>0.0719706</text:p>
              </table:table-cell>
              <table:table-cell office:value-type="float" office:value="0.0582653">
                <text:p>0.0582653</text:p>
              </table:table-cell>
              <table:table-cell office:value-type="float" office:value="0.0476598">
                <text:p>0.0476598</text:p>
              </table:table-cell>
              <table:table-cell office:value-type="float" office:value="0.0383126">
                <text:p>0.0383126</text:p>
              </table:table-cell>
              <table:table-cell office:value-type="float" office:value="0.0310999">
                <text:p>0.0310999</text:p>
              </table:table-cell>
              <table:table-cell office:value-type="float" office:value="0.0250653">
                <text:p>0.0250653</text:p>
              </table:table-cell>
              <table:table-cell office:value-type="float" office:value="0.0200284">
                <text:p>0.0200284</text:p>
              </table:table-cell>
              <table:table-cell office:value-type="float" office:value="0.0158328">
                <text:p>0.0158328</text:p>
              </table:table-cell>
              <table:table-cell office:value-type="float" office:value="0.0126531">
                <text:p>0.0126531</text:p>
              </table:table-cell>
              <table:table-cell office:value-type="float" office:value="0.00969312">
                <text:p>0.00969312</text:p>
              </table:table-cell>
              <table:table-cell office:value-type="float" office:value="0.00785187">
                <text:p>0.00785187</text:p>
              </table:table-cell>
              <table:table-cell office:value-type="float" office:value="0.00610194">
                <text:p>0.00610194</text:p>
              </table:table-cell>
              <table:table-cell office:value-type="float" office:value="0.00502337">
                <text:p>0.00502337</text:p>
              </table:table-cell>
              <table:table-cell office:value-type="float" office:value="0.00378276">
                <text:p>0.00378276</text:p>
              </table:table-cell>
              <table:table-cell office:value-type="float" office:value="0.00302866">
                <text:p>0.00302866</text:p>
              </table:table-cell>
              <table:table-cell office:value-type="float" office:value="0.00234118">
                <text:p>0.00234118</text:p>
              </table:table-cell>
              <table:table-cell office:value-type="float" office:value="0.00169461">
                <text:p>0.00169461</text:p>
              </table:table-cell>
              <table:table-cell office:value-type="float" office:value="0.00155771">
                <text:p>0.00155771</text:p>
              </table:table-cell>
              <table:table-cell office:value-type="float" office:value="0.00132512">
                <text:p>0.00132512</text:p>
              </table:table-cell>
              <table:table-cell office:value-type="float" office:value="0.00129881">
                <text:p>0.00129881</text:p>
              </table:table-cell>
              <table:table-cell office:value-type="float" office:value="0.000953507">
                <text:p>0.000953507</text:p>
              </table:table-cell>
              <table:table-cell office:value-type="float" office:value="0.000926125">
                <text:p>0.000926125</text:p>
              </table:table-cell>
              <table:table-cell office:value-type="float" office:value="0.000466424">
                <text:p>0.000466424</text:p>
              </table:table-cell>
              <table:table-cell office:value-type="float" office:value="0.000184532">
                <text:p>0.000184532</text:p>
              </table:table-cell>
              <table:table-cell office:value-type="float" office:value="0.000157712">
                <text:p>0.000157712</text:p>
              </table:table-cell>
              <table:table-cell office:value-type="float" office:value="0.0000801075">
                <text:p>0.0000801075</text:p>
              </table:table-cell>
              <table:table-cell office:value-type="float" office:value="-0.0000172848">
                <text:p>-0.0000172848</text:p>
              </table:table-cell>
              <table:table-cell office:value-type="float" office:value="0.000293607">
                <text:p>0.000293607</text:p>
              </table:table-cell>
              <table:table-cell office:value-type="float" office:value="0.00000917372">
                <text:p>0.00000917372</text:p>
              </table:table-cell>
              <table:table-cell office:value-type="float" office:value="0.000048074">
                <text:p>0.000048074</text:p>
              </table:table-cell>
              <table:table-cell office:value-type="float" office:value="-0.000116557">
                <text:p>-0.000116557</text:p>
              </table:table-cell>
              <table:table-cell office:value-type="float" office:value="0.0000345049">
                <text:p>0.0000345049</text:p>
              </table:table-cell>
              <table:table-cell office:value-type="float" office:value="0.0000404362">
                <text:p>0.0000404362</text:p>
              </table:table-cell>
              <table:table-cell office:value-type="float" office:value="0.0001391">
                <text:p>0.0001391</text:p>
              </table:table-cell>
              <table:table-cell office:value-type="float" office:value="0.000433444">
                <text:p>0.000433444</text:p>
              </table:table-cell>
              <table:table-cell office:value-type="float" office:value="0.000289442">
                <text:p>0.000289442</text:p>
              </table:table-cell>
              <table:table-cell office:value-type="float" office:value="0.000136268">
                <text:p>0.000136268</text:p>
              </table:table-cell>
              <table:table-cell office:value-type="float" office:value="0.0000582143">
                <text:p>0.0000582143</text:p>
              </table:table-cell>
              <table:table-cell office:value-type="float" office:value="-0.00020412">
                <text:p>-0.00020412</text:p>
              </table:table-cell>
              <table:table-cell office:value-type="float" office:value="-0.000224149">
                <text:p>-0.000224149</text:p>
              </table:table-cell>
              <table:table-cell office:value-type="float" office:value="-0.000178035">
                <text:p>-0.000178035</text:p>
              </table:table-cell>
              <table:table-cell office:value-type="float" office:value="-0.0000406903">
                <text:p>-0.0000406903</text:p>
              </table:table-cell>
              <table:table-cell office:value-type="float" office:value="0.000000133488">
                <text:p>0.000000133488</text:p>
              </table:table-cell>
              <table:table-cell office:value-type="float" office:value="-0.0000328376">
                <text:p>-0.0000328376</text:p>
              </table:table-cell>
              <table:table-cell office:value-type="float" office:value="-0.00000114214">
                <text:p>-0.00000114214</text:p>
              </table:table-cell>
              <table:table-cell office:value-type="float" office:value="-0.000153933">
                <text:p>-0.000153933</text:p>
              </table:table-cell>
              <table:table-cell office:value-type="float" office:value="-0.000114517">
                <text:p>-0.000114517</text:p>
              </table:table-cell>
              <table:table-cell office:value-type="float" office:value="0.0000641283">
                <text:p>0.0000641283</text:p>
              </table:table-cell>
              <table:table-cell office:value-type="float" office:value="0.0000902359">
                <text:p>0.0000902359</text:p>
              </table:table-cell>
              <table:table-cell office:value-type="float" office:value="0.000419376">
                <text:p>0.000419376</text:p>
              </table:table-cell>
              <table:table-cell office:value-type="float" office:value="0.000142508">
                <text:p>0.000142508</text:p>
              </table:table-cell>
              <table:table-cell office:value-type="float" office:value="0.000353269">
                <text:p>0.000353269</text:p>
              </table:table-cell>
              <table:table-cell office:value-type="float" office:value="-0.000108467">
                <text:p>-0.000108467</text:p>
              </table:table-cell>
              <table:table-cell office:value-type="float" office:value="-0.0000780401">
                <text:p>-0.0000780401</text:p>
              </table:table-cell>
              <table:table-cell office:value-type="float" office:value="-0.000274016">
                <text:p>-0.000274016</text:p>
              </table:table-cell>
              <table:table-cell office:value-type="float" office:value="-0.000122095">
                <text:p>-0.000122095</text:p>
              </table:table-cell>
              <table:table-cell office:value-type="float" office:value="-0.000207461">
                <text:p>-0.000207461</text:p>
              </table:table-cell>
              <table:table-cell office:value-type="float" office:value="0.0000870034">
                <text:p>0.0000870034</text:p>
              </table:table-cell>
              <table:table-cell office:value-type="float" office:value="-0.0000715989">
                <text:p>-0.0000715989</text:p>
              </table:table-cell>
              <table:table-cell office:value-type="float" office:value="0.0000280873">
                <text:p>0.0000280873</text:p>
              </table:table-cell>
              <table:table-cell office:value-type="float" office:value="-0.000244817">
                <text:p>-0.000244817</text:p>
              </table:table-cell>
              <table:table-cell office:value-type="float" office:value="0.0000495342">
                <text:p>0.0000495342</text:p>
              </table:table-cell>
              <table:table-cell office:value-type="float" office:value="-0.000178699">
                <text:p>-0.000178699</text:p>
              </table:table-cell>
              <table:table-cell office:value-type="float" office:value="0.0000921537">
                <text:p>0.0000921537</text:p>
              </table:table-cell>
              <table:table-cell office:value-type="float" office:value="0.000225242">
                <text:p>0.000225242</text:p>
              </table:table-cell>
              <table:table-cell office:value-type="float" office:value="0.000419506">
                <text:p>0.000419506</text:p>
              </table:table-cell>
              <table:table-cell office:value-type="float" office:value="0.0000630275">
                <text:p>0.0000630275</text:p>
              </table:table-cell>
              <table:table-cell office:value-type="float" office:value="0.000236262">
                <text:p>0.000236262</text:p>
              </table:table-cell>
              <table:table-cell office:value-type="float" office:value="0.0000657966">
                <text:p>0.0000657966</text:p>
              </table:table-cell>
              <table:table-cell office:value-type="float" office:value="-0.000314184">
                <text:p>-0.000314184</text:p>
              </table:table-cell>
              <table:table-cell office:value-type="float" office:value="-0.0000948853">
                <text:p>-0.0000948853</text:p>
              </table:table-cell>
              <table:table-cell office:value-type="float" office:value="-0.000121758">
                <text:p>-0.000121758</text:p>
              </table:table-cell>
              <table:table-cell office:value-type="float" office:value="-0.0000864887">
                <text:p>-0.0000864887</text:p>
              </table:table-cell>
              <table:table-cell office:value-type="float" office:value="-0.00000289756">
                <text:p>-0.00000289756</text:p>
              </table:table-cell>
              <table:table-cell office:value-type="float" office:value="-0.00000196659">
                <text:p>-0.00000196659</text:p>
              </table:table-cell>
              <table:table-cell office:value-type="float" office:value="-0.0000439361">
                <text:p>-0.0000439361</text:p>
              </table:table-cell>
              <table:table-cell office:value-type="float" office:value="-0.000264134">
                <text:p>-0.000264134</text:p>
              </table:table-cell>
              <table:table-cell office:value-type="float" office:value="-0.0000949293">
                <text:p>-0.0000949293</text:p>
              </table:table-cell>
              <table:table-cell office:value-type="float" office:value="-0.0000488981">
                <text:p>-0.0000488981</text:p>
              </table:table-cell>
              <table:table-cell office:value-type="float" office:value="-0.000186994">
                <text:p>-0.000186994</text:p>
              </table:table-cell>
              <table:table-cell office:value-type="float" office:value="0.000392326">
                <text:p>0.000392326</text:p>
              </table:table-cell>
              <table:table-cell office:value-type="float" office:value="0.000293179">
                <text:p>0.000293179</text:p>
              </table:table-cell>
              <table:table-cell office:value-type="float" office:value="0.0000425731">
                <text:p>0.0000425731</text:p>
              </table:table-cell>
              <table:table-cell office:value-type="float" office:value="0.00043454">
                <text:p>0.00043454</text:p>
              </table:table-cell>
              <table:table-cell office:value-type="float" office:value="-0.0000874092">
                <text:p>-0.0000874092</text:p>
              </table:table-cell>
              <table:table-cell office:value-type="float" office:value="-0.0000724284">
                <text:p>-0.0000724284</text:p>
              </table:table-cell>
              <table:table-cell office:value-type="float" office:value="-0.000141692">
                <text:p>-0.000141692</text:p>
              </table:table-cell>
              <table:table-cell office:value-type="float" office:value="0.0000199967">
                <text:p>0.0000199967</text:p>
              </table:table-cell>
              <table:table-cell office:value-type="float" office:value="0.0000159489">
                <text:p>0.0000159489</text:p>
              </table:table-cell>
              <table:table-cell office:value-type="float" office:value="-0.0000434941">
                <text:p>-0.0000434941</text:p>
              </table:table-cell>
              <table:table-cell office:value-type="float" office:value="0.000123149">
                <text:p>0.000123149</text:p>
              </table:table-cell>
              <table:table-cell office:value-type="float" office:value="-0.0000360306">
                <text:p>-0.0000360306</text:p>
              </table:table-cell>
              <table:table-cell office:value-type="float" office:value="-0.00041998">
                <text:p>-0.00041998</text:p>
              </table:table-cell>
              <table:table-cell office:value-type="float" office:value="-0.0000791273">
                <text:p>-0.0000791273</text:p>
              </table:table-cell>
              <table:table-cell office:value-type="float" office:value="-0.000309183">
                <text:p>-0.000309183</text:p>
              </table:table-cell>
              <table:table-cell office:value-type="float" office:value="-0.000212468">
                <text:p>-0.000212468</text:p>
              </table:table-cell>
              <table:table-cell office:value-type="float" office:value="0.00019311">
                <text:p>0.00019311</text:p>
              </table:table-cell>
              <table:table-cell office:value-type="float" office:value="0.000177859">
                <text:p>0.000177859</text:p>
              </table:table-cell>
              <table:table-cell office:value-type="float" office:value="0.000197552">
                <text:p>0.000197552</text:p>
              </table:table-cell>
              <table:table-cell office:value-type="float" office:value="0.000167745">
                <text:p>0.000167745</text:p>
              </table:table-cell>
              <table:table-cell office:value-type="float" office:value="0.000105873">
                <text:p>0.000105873</text:p>
              </table:table-cell>
              <table:table-cell office:value-type="float" office:value="-0.0000532471">
                <text:p>-0.0000532471</text:p>
              </table:table-cell>
              <table:table-cell office:value-type="float" office:value="0.0000392356">
                <text:p>0.0000392356</text:p>
              </table:table-cell>
              <table:table-cell office:value-type="float" office:value="-0.000106376">
                <text:p>-0.000106376</text:p>
              </table:table-cell>
              <table:table-cell office:value-type="float" office:value="0.000311736">
                <text:p>0.000311736</text:p>
              </table:table-cell>
              <table:table-cell office:value-type="float" office:value="0.00000481365">
                <text:p>0.00000481365</text:p>
              </table:table-cell>
              <table:table-cell office:value-type="float" office:value="0.000410544">
                <text:p>0.000410544</text:p>
              </table:table-cell>
              <table:table-cell office:value-type="float" office:value="-0.000107847">
                <text:p>-0.000107847</text:p>
              </table:table-cell>
              <table:table-cell office:value-type="float" office:value="-0.000150296">
                <text:p>-0.000150296</text:p>
              </table:table-cell>
              <table:table-cell office:value-type="float" office:value="-0.000145852">
                <text:p>-0.000145852</text:p>
              </table:table-cell>
              <table:table-cell office:value-type="float" office:value="-0.000245806">
                <text:p>-0.000245806</text:p>
              </table:table-cell>
              <table:table-cell office:value-type="float" office:value="-0.000330232">
                <text:p>-0.000330232</text:p>
              </table:table-cell>
              <table:table-cell office:value-type="float" office:value="-0.000019991">
                <text:p>-0.000019991</text:p>
              </table:table-cell>
              <table:table-cell office:value-type="float" office:value="-0.000118452">
                <text:p>-0.000118452</text:p>
              </table:table-cell>
              <table:table-cell office:value-type="float" office:value="0.000138539">
                <text:p>0.000138539</text:p>
              </table:table-cell>
              <table:table-cell office:value-type="float" office:value="0.0000809083">
                <text:p>0.0000809083</text:p>
              </table:table-cell>
              <table:table-cell office:value-type="float" office:value="0.0000382076">
                <text:p>0.0000382076</text:p>
              </table:table-cell>
              <table:table-cell office:value-type="float" office:value="-0.000212942">
                <text:p>-0.000212942</text:p>
              </table:table-cell>
              <table:table-cell office:value-type="float" office:value="-0.000177829">
                <text:p>-0.000177829</text:p>
              </table:table-cell>
              <table:table-cell office:value-type="float" office:value="0.00003995">
                <text:p>0.00003995</text:p>
              </table:table-cell>
              <table:table-cell office:value-type="float" office:value="0.000115692">
                <text:p>0.000115692</text:p>
              </table:table-cell>
              <table:table-cell office:value-type="float" office:value="-0.00000693847">
                <text:p>-0.00000693847</text:p>
              </table:table-cell>
              <table:table-cell office:value-type="float" office:value="0.000255886">
                <text:p>0.000255886</text:p>
              </table:table-cell>
              <table:table-cell office:value-type="float" office:value="0.000223033">
                <text:p>0.000223033</text:p>
              </table:table-cell>
              <table:table-cell office:value-type="float" office:value="0.000374352">
                <text:p>0.000374352</text:p>
              </table:table-cell>
              <table:table-cell office:value-type="float" office:value="0.0000406229">
                <text:p>0.0000406229</text:p>
              </table:table-cell>
              <table:table-cell office:value-type="float" office:value="-0.000127244">
                <text:p>-0.000127244</text:p>
              </table:table-cell>
              <table:table-cell office:value-type="float" office:value="-0.000266308">
                <text:p>-0.000266308</text:p>
              </table:table-cell>
              <table:table-cell office:value-type="float" office:value="0.000160318">
                <text:p>0.000160318</text:p>
              </table:table-cell>
              <table:table-cell office:value-type="float" office:value="-0.0000291208">
                <text:p>-0.0000291208</text:p>
              </table:table-cell>
              <table:table-cell office:value-type="float" office:value="0.000164141">
                <text:p>0.000164141</text:p>
              </table:table-cell>
              <table:table-cell office:value-type="float" office:value="-0.0000093752">
                <text:p>-0.0000093752</text:p>
              </table:table-cell>
              <table:table-cell office:value-type="float" office:value="0.000187853">
                <text:p>0.000187853</text:p>
              </table:table-cell>
              <table:table-cell office:value-type="float" office:value="-0.0000401626">
                <text:p>-0.0000401626</text:p>
              </table:table-cell>
              <table:table-cell office:value-type="float" office:value="0.000130215">
                <text:p>0.000130215</text:p>
              </table:table-cell>
              <table:table-cell office:value-type="float" office:value="-0.000374122">
                <text:p>-0.000374122</text:p>
              </table:table-cell>
              <table:table-cell office:value-type="float" office:value="2.06728E-017">
                <text:p>2.06728E-017</text:p>
              </table:table-cell>
              <table:table-cell office:value-type="float" office:value="1.62828E-017">
                <text:p>1.62828E-017</text:p>
              </table:table-cell>
              <table:table-cell office:value-type="float" office:value="1.29217E-017">
                <text:p>1.29217E-017</text:p>
              </table:table-cell>
              <table:table-cell office:value-type="float" office:value="1.29217E-017">
                <text:p>1.29217E-01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000000244992">
                <text:p>0.00000000244992</text:p>
                <draw:g>
                  <svg:desc>korteweg2.B11:korteweg2.KQ11</svg:desc>
                </draw:g>
              </table:table-cell>
              <table:table-cell office:value-type="float" office:value="0.000000003927">
                <text:p>0.000000003927</text:p>
              </table:table-cell>
              <table:table-cell office:value-type="float" office:value="0.00000000629045">
                <text:p>0.00000000629045</text:p>
              </table:table-cell>
              <table:table-cell office:value-type="float" office:value="-0.000321934">
                <text:p>-0.000321934</text:p>
              </table:table-cell>
              <table:table-cell office:value-type="float" office:value="0.0000507649">
                <text:p>0.0000507649</text:p>
              </table:table-cell>
              <table:table-cell office:value-type="float" office:value="-0.000196237">
                <text:p>-0.000196237</text:p>
              </table:table-cell>
              <table:table-cell office:value-type="float" office:value="0.000080923">
                <text:p>0.000080923</text:p>
              </table:table-cell>
              <table:table-cell office:value-type="float" office:value="-0.0000764297">
                <text:p>-0.0000764297</text:p>
              </table:table-cell>
              <table:table-cell office:value-type="float" office:value="0.0000418705">
                <text:p>0.0000418705</text:p>
              </table:table-cell>
              <table:table-cell office:value-type="float" office:value="-0.000155236">
                <text:p>-0.000155236</text:p>
              </table:table-cell>
              <table:table-cell office:value-type="float" office:value="0.000199562">
                <text:p>0.000199562</text:p>
              </table:table-cell>
              <table:table-cell office:value-type="float" office:value="-0.000151164">
                <text:p>-0.000151164</text:p>
              </table:table-cell>
              <table:table-cell office:value-type="float" office:value="0.0000913258">
                <text:p>0.0000913258</text:p>
              </table:table-cell>
              <table:table-cell office:value-type="float" office:value="-0.000378019">
                <text:p>-0.000378019</text:p>
              </table:table-cell>
              <table:table-cell office:value-type="float" office:value="-0.000154805">
                <text:p>-0.000154805</text:p>
              </table:table-cell>
              <table:table-cell office:value-type="float" office:value="-0.00035906">
                <text:p>-0.00035906</text:p>
              </table:table-cell>
              <table:table-cell office:value-type="float" office:value="0.000025884">
                <text:p>0.000025884</text:p>
              </table:table-cell>
              <table:table-cell office:value-type="float" office:value="0.0000268706">
                <text:p>0.0000268706</text:p>
              </table:table-cell>
              <table:table-cell office:value-type="float" office:value="0.000398378">
                <text:p>0.000398378</text:p>
              </table:table-cell>
              <table:table-cell office:value-type="float" office:value="0.000134177">
                <text:p>0.000134177</text:p>
              </table:table-cell>
              <table:table-cell office:value-type="float" office:value="0.000142461">
                <text:p>0.000142461</text:p>
              </table:table-cell>
              <table:table-cell office:value-type="float" office:value="-0.000122206">
                <text:p>-0.000122206</text:p>
              </table:table-cell>
              <table:table-cell office:value-type="float" office:value="-0.0000728139">
                <text:p>-0.0000728139</text:p>
              </table:table-cell>
              <table:table-cell office:value-type="float" office:value="-0.000239291">
                <text:p>-0.000239291</text:p>
              </table:table-cell>
              <table:table-cell office:value-type="float" office:value="0.000154192">
                <text:p>0.000154192</text:p>
              </table:table-cell>
              <table:table-cell office:value-type="float" office:value="-0.0000957514">
                <text:p>-0.0000957514</text:p>
              </table:table-cell>
              <table:table-cell office:value-type="float" office:value="0.000130558">
                <text:p>0.000130558</text:p>
              </table:table-cell>
              <table:table-cell office:value-type="float" office:value="0.000101868">
                <text:p>0.000101868</text:p>
              </table:table-cell>
              <table:table-cell office:value-type="float" office:value="0.0000245877">
                <text:p>0.0000245877</text:p>
              </table:table-cell>
              <table:table-cell office:value-type="float" office:value="0.000201359">
                <text:p>0.000201359</text:p>
              </table:table-cell>
              <table:table-cell office:value-type="float" office:value="0.000259418">
                <text:p>0.000259418</text:p>
              </table:table-cell>
              <table:table-cell office:value-type="float" office:value="0.000144093">
                <text:p>0.000144093</text:p>
              </table:table-cell>
              <table:table-cell office:value-type="float" office:value="0.000170405">
                <text:p>0.000170405</text:p>
              </table:table-cell>
              <table:table-cell office:value-type="float" office:value="-0.0000970861">
                <text:p>-0.0000970861</text:p>
              </table:table-cell>
              <table:table-cell office:value-type="float" office:value="-0.000251121">
                <text:p>-0.000251121</text:p>
              </table:table-cell>
              <table:table-cell office:value-type="float" office:value="-0.000181593">
                <text:p>-0.000181593</text:p>
              </table:table-cell>
              <table:table-cell office:value-type="float" office:value="-0.0000953221">
                <text:p>-0.0000953221</text:p>
              </table:table-cell>
              <table:table-cell office:value-type="float" office:value="0.00010947">
                <text:p>0.00010947</text:p>
              </table:table-cell>
              <table:table-cell office:value-type="float" office:value="0.000260331">
                <text:p>0.000260331</text:p>
              </table:table-cell>
              <table:table-cell office:value-type="float" office:value="0.000285901">
                <text:p>0.000285901</text:p>
              </table:table-cell>
              <table:table-cell office:value-type="float" office:value="0.000071705">
                <text:p>0.000071705</text:p>
              </table:table-cell>
              <table:table-cell office:value-type="float" office:value="0.000123682">
                <text:p>0.000123682</text:p>
              </table:table-cell>
              <table:table-cell office:value-type="float" office:value="-0.000155999">
                <text:p>-0.000155999</text:p>
              </table:table-cell>
              <table:table-cell office:value-type="float" office:value="-0.0000432075">
                <text:p>-0.0000432075</text:p>
              </table:table-cell>
              <table:table-cell office:value-type="float" office:value="-0.00000440667">
                <text:p>-0.00000440667</text:p>
              </table:table-cell>
              <table:table-cell office:value-type="float" office:value="-0.000129074">
                <text:p>-0.000129074</text:p>
              </table:table-cell>
              <table:table-cell office:value-type="float" office:value="-0.0000105982">
                <text:p>-0.0000105982</text:p>
              </table:table-cell>
              <table:table-cell office:value-type="float" office:value="-0.00003889">
                <text:p>-0.00003889</text:p>
              </table:table-cell>
              <table:table-cell office:value-type="float" office:value="-0.000165345">
                <text:p>-0.000165345</text:p>
              </table:table-cell>
              <table:table-cell office:value-type="float" office:value="0.000166689">
                <text:p>0.000166689</text:p>
              </table:table-cell>
              <table:table-cell office:value-type="float" office:value="0.000145712">
                <text:p>0.000145712</text:p>
              </table:table-cell>
              <table:table-cell office:value-type="float" office:value="0.000253206">
                <text:p>0.000253206</text:p>
              </table:table-cell>
              <table:table-cell office:value-type="float" office:value="0.000257102">
                <text:p>0.000257102</text:p>
              </table:table-cell>
              <table:table-cell office:value-type="float" office:value="-0.000051337">
                <text:p>-0.000051337</text:p>
              </table:table-cell>
              <table:table-cell office:value-type="float" office:value="-0.000122036">
                <text:p>-0.000122036</text:p>
              </table:table-cell>
              <table:table-cell office:value-type="float" office:value="-0.000258854">
                <text:p>-0.000258854</text:p>
              </table:table-cell>
              <table:table-cell office:value-type="float" office:value="-0.000303305">
                <text:p>-0.000303305</text:p>
              </table:table-cell>
              <table:table-cell office:value-type="float" office:value="-0.0000635015">
                <text:p>-0.0000635015</text:p>
              </table:table-cell>
              <table:table-cell office:value-type="float" office:value="0.000124343">
                <text:p>0.000124343</text:p>
              </table:table-cell>
              <table:table-cell office:value-type="float" office:value="-0.00000422646">
                <text:p>-0.00000422646</text:p>
              </table:table-cell>
              <table:table-cell office:value-type="float" office:value="0.000277925">
                <text:p>0.000277925</text:p>
              </table:table-cell>
              <table:table-cell office:value-type="float" office:value="0.0000688423">
                <text:p>0.0000688423</text:p>
              </table:table-cell>
              <table:table-cell office:value-type="float" office:value="-0.0000753049">
                <text:p>-0.0000753049</text:p>
              </table:table-cell>
              <table:table-cell office:value-type="float" office:value="0.000131169">
                <text:p>0.000131169</text:p>
              </table:table-cell>
              <table:table-cell office:value-type="float" office:value="0.000054069">
                <text:p>0.000054069</text:p>
              </table:table-cell>
              <table:table-cell office:value-type="float" office:value="-0.000150117">
                <text:p>-0.000150117</text:p>
              </table:table-cell>
              <table:table-cell office:value-type="float" office:value="0.000148711">
                <text:p>0.000148711</text:p>
              </table:table-cell>
              <table:table-cell office:value-type="float" office:value="-0.000320965">
                <text:p>-0.000320965</text:p>
              </table:table-cell>
              <table:table-cell office:value-type="float" office:value="-0.000194957">
                <text:p>-0.000194957</text:p>
              </table:table-cell>
              <table:table-cell office:value-type="float" office:value="-0.0000564276">
                <text:p>-0.0000564276</text:p>
              </table:table-cell>
              <table:table-cell office:value-type="float" office:value="-0.000140944">
                <text:p>-0.000140944</text:p>
              </table:table-cell>
              <table:table-cell office:value-type="float" office:value="0.000233737">
                <text:p>0.000233737</text:p>
              </table:table-cell>
              <table:table-cell office:value-type="float" office:value="0.00039749">
                <text:p>0.00039749</text:p>
              </table:table-cell>
              <table:table-cell office:value-type="float" office:value="0.0000505665">
                <text:p>0.0000505665</text:p>
              </table:table-cell>
              <table:table-cell office:value-type="float" office:value="0.00026861">
                <text:p>0.00026861</text:p>
              </table:table-cell>
              <table:table-cell office:value-type="float" office:value="-0.0000331093">
                <text:p>-0.0000331093</text:p>
              </table:table-cell>
              <table:table-cell office:value-type="float" office:value="-0.000388207">
                <text:p>-0.000388207</text:p>
              </table:table-cell>
              <table:table-cell office:value-type="float" office:value="0.0000110221">
                <text:p>0.0000110221</text:p>
              </table:table-cell>
              <table:table-cell office:value-type="float" office:value="-0.000144877">
                <text:p>-0.000144877</text:p>
              </table:table-cell>
              <table:table-cell office:value-type="float" office:value="-0.000192873">
                <text:p>-0.000192873</text:p>
              </table:table-cell>
              <table:table-cell office:value-type="float" office:value="0.00020438">
                <text:p>0.00020438</text:p>
              </table:table-cell>
              <table:table-cell office:value-type="float" office:value="-0.0000161244">
                <text:p>-0.0000161244</text:p>
              </table:table-cell>
              <table:table-cell office:value-type="float" office:value="-0.00022368">
                <text:p>-0.00022368</text:p>
              </table:table-cell>
              <table:table-cell office:value-type="float" office:value="0.000360724">
                <text:p>0.000360724</text:p>
              </table:table-cell>
              <table:table-cell office:value-type="float" office:value="-0.0000916328">
                <text:p>-0.0000916328</text:p>
              </table:table-cell>
              <table:table-cell office:value-type="float" office:value="0.00018106">
                <text:p>0.00018106</text:p>
              </table:table-cell>
              <table:table-cell office:value-type="float" office:value="0.00030567">
                <text:p>0.00030567</text:p>
              </table:table-cell>
              <table:table-cell office:value-type="float" office:value="-0.0000457058">
                <text:p>-0.0000457058</text:p>
              </table:table-cell>
              <table:table-cell office:value-type="float" office:value="-0.000137549">
                <text:p>-0.000137549</text:p>
              </table:table-cell>
              <table:table-cell office:value-type="float" office:value="-0.00001226">
                <text:p>-0.00001226</text:p>
              </table:table-cell>
              <table:table-cell office:value-type="float" office:value="-0.000623935">
                <text:p>-0.000623935</text:p>
              </table:table-cell>
              <table:table-cell office:value-type="float" office:value="0.000103433">
                <text:p>0.000103433</text:p>
              </table:table-cell>
              <table:table-cell office:value-type="float" office:value="-0.0000638173">
                <text:p>-0.0000638173</text:p>
              </table:table-cell>
              <table:table-cell office:value-type="float" office:value="0.000131808">
                <text:p>0.000131808</text:p>
              </table:table-cell>
              <table:table-cell office:value-type="float" office:value="0.000379497">
                <text:p>0.000379497</text:p>
              </table:table-cell>
              <table:table-cell office:value-type="float" office:value="0.000384215">
                <text:p>0.000384215</text:p>
              </table:table-cell>
              <table:table-cell office:value-type="float" office:value="0.0000720787">
                <text:p>0.0000720787</text:p>
              </table:table-cell>
              <table:table-cell office:value-type="float" office:value="0.000606192">
                <text:p>0.000606192</text:p>
              </table:table-cell>
              <table:table-cell office:value-type="float" office:value="0.000337535">
                <text:p>0.000337535</text:p>
              </table:table-cell>
              <table:table-cell office:value-type="float" office:value="0.000864261">
                <text:p>0.000864261</text:p>
              </table:table-cell>
              <table:table-cell office:value-type="float" office:value="0.00140705">
                <text:p>0.00140705</text:p>
              </table:table-cell>
              <table:table-cell office:value-type="float" office:value="0.0021629">
                <text:p>0.0021629</text:p>
              </table:table-cell>
              <table:table-cell office:value-type="float" office:value="0.00320442">
                <text:p>0.00320442</text:p>
              </table:table-cell>
              <table:table-cell office:value-type="float" office:value="0.00555383">
                <text:p>0.00555383</text:p>
              </table:table-cell>
              <table:table-cell office:value-type="float" office:value="0.00852431">
                <text:p>0.00852431</text:p>
              </table:table-cell>
              <table:table-cell office:value-type="float" office:value="0.0140922">
                <text:p>0.0140922</text:p>
              </table:table-cell>
              <table:table-cell office:value-type="float" office:value="0.0226103">
                <text:p>0.0226103</text:p>
              </table:table-cell>
              <table:table-cell office:value-type="float" office:value="0.0359558">
                <text:p>0.0359558</text:p>
              </table:table-cell>
              <table:table-cell office:value-type="float" office:value="0.0568089">
                <text:p>0.0568089</text:p>
              </table:table-cell>
              <table:table-cell office:value-type="float" office:value="0.0891176">
                <text:p>0.0891176</text:p>
              </table:table-cell>
              <table:table-cell office:value-type="float" office:value="0.138375">
                <text:p>0.138375</text:p>
              </table:table-cell>
              <table:table-cell office:value-type="float" office:value="0.211997">
                <text:p>0.211997</text:p>
              </table:table-cell>
              <table:table-cell office:value-type="float" office:value="0.317133">
                <text:p>0.317133</text:p>
              </table:table-cell>
              <table:table-cell office:value-type="float" office:value="0.458489">
                <text:p>0.458489</text:p>
              </table:table-cell>
              <table:table-cell office:value-type="float" office:value="0.629993">
                <text:p>0.629993</text:p>
              </table:table-cell>
              <table:table-cell office:value-type="float" office:value="0.807893">
                <text:p>0.807893</text:p>
              </table:table-cell>
              <table:table-cell office:value-type="float" office:value="0.948155">
                <text:p>0.948155</text:p>
              </table:table-cell>
              <table:table-cell office:value-type="float" office:value="1.0013">
                <text:p>1.0013</text:p>
              </table:table-cell>
              <table:table-cell office:value-type="float" office:value="0.945635">
                <text:p>0.945635</text:p>
              </table:table-cell>
              <table:table-cell office:value-type="float" office:value="0.804307">
                <text:p>0.804307</text:p>
              </table:table-cell>
              <table:table-cell office:value-type="float" office:value="0.626204">
                <text:p>0.626204</text:p>
              </table:table-cell>
              <table:table-cell office:value-type="float" office:value="0.455302">
                <text:p>0.455302</text:p>
              </table:table-cell>
              <table:table-cell office:value-type="float" office:value="0.315233">
                <text:p>0.315233</text:p>
              </table:table-cell>
              <table:table-cell office:value-type="float" office:value="0.210657">
                <text:p>0.210657</text:p>
              </table:table-cell>
              <table:table-cell office:value-type="float" office:value="0.137995">
                <text:p>0.137995</text:p>
              </table:table-cell>
              <table:table-cell office:value-type="float" office:value="0.0894649">
                <text:p>0.0894649</text:p>
              </table:table-cell>
              <table:table-cell office:value-type="float" office:value="0.0577116">
                <text:p>0.0577116</text:p>
              </table:table-cell>
              <table:table-cell office:value-type="float" office:value="0.0378815">
                <text:p>0.0378815</text:p>
              </table:table-cell>
              <table:table-cell office:value-type="float" office:value="0.0251899">
                <text:p>0.0251899</text:p>
              </table:table-cell>
              <table:table-cell office:value-type="float" office:value="0.017443">
                <text:p>0.017443</text:p>
              </table:table-cell>
              <table:table-cell office:value-type="float" office:value="0.0130014">
                <text:p>0.0130014</text:p>
              </table:table-cell>
              <table:table-cell office:value-type="float" office:value="0.0106949">
                <text:p>0.0106949</text:p>
              </table:table-cell>
              <table:table-cell office:value-type="float" office:value="0.0102153">
                <text:p>0.0102153</text:p>
              </table:table-cell>
              <table:table-cell office:value-type="float" office:value="0.0107747">
                <text:p>0.0107747</text:p>
              </table:table-cell>
              <table:table-cell office:value-type="float" office:value="0.0122543">
                <text:p>0.0122543</text:p>
              </table:table-cell>
              <table:table-cell office:value-type="float" office:value="0.015061">
                <text:p>0.015061</text:p>
              </table:table-cell>
              <table:table-cell office:value-type="float" office:value="0.0179192">
                <text:p>0.0179192</text:p>
              </table:table-cell>
              <table:table-cell office:value-type="float" office:value="0.0222783">
                <text:p>0.0222783</text:p>
              </table:table-cell>
              <table:table-cell office:value-type="float" office:value="0.0276977">
                <text:p>0.0276977</text:p>
              </table:table-cell>
              <table:table-cell office:value-type="float" office:value="0.0343885">
                <text:p>0.0343885</text:p>
              </table:table-cell>
              <table:table-cell office:value-type="float" office:value="0.042605">
                <text:p>0.042605</text:p>
              </table:table-cell>
              <table:table-cell office:value-type="float" office:value="0.0528884">
                <text:p>0.0528884</text:p>
              </table:table-cell>
              <table:table-cell office:value-type="float" office:value="0.0647401">
                <text:p>0.0647401</text:p>
              </table:table-cell>
              <table:table-cell office:value-type="float" office:value="0.0788519">
                <text:p>0.0788519</text:p>
              </table:table-cell>
              <table:table-cell office:value-type="float" office:value="0.0951803">
                <text:p>0.0951803</text:p>
              </table:table-cell>
              <table:table-cell office:value-type="float" office:value="0.113841">
                <text:p>0.113841</text:p>
              </table:table-cell>
              <table:table-cell office:value-type="float" office:value="0.134405">
                <text:p>0.134405</text:p>
              </table:table-cell>
              <table:table-cell office:value-type="float" office:value="0.156939">
                <text:p>0.156939</text:p>
              </table:table-cell>
              <table:table-cell office:value-type="float" office:value="0.179546">
                <text:p>0.179546</text:p>
              </table:table-cell>
              <table:table-cell office:value-type="float" office:value="0.201665">
                <text:p>0.201665</text:p>
              </table:table-cell>
              <table:table-cell office:value-type="float" office:value="0.221209">
                <text:p>0.221209</text:p>
              </table:table-cell>
              <table:table-cell office:value-type="float" office:value="0.23651">
                <text:p>0.23651</text:p>
              </table:table-cell>
              <table:table-cell office:value-type="float" office:value="0.246647">
                <text:p>0.246647</text:p>
              </table:table-cell>
              <table:table-cell office:value-type="float" office:value="0.249854">
                <text:p>0.249854</text:p>
              </table:table-cell>
              <table:table-cell office:value-type="float" office:value="0.2466">
                <text:p>0.2466</text:p>
              </table:table-cell>
              <table:table-cell office:value-type="float" office:value="0.236864">
                <text:p>0.236864</text:p>
              </table:table-cell>
              <table:table-cell office:value-type="float" office:value="0.221347">
                <text:p>0.221347</text:p>
              </table:table-cell>
              <table:table-cell office:value-type="float" office:value="0.202048">
                <text:p>0.202048</text:p>
              </table:table-cell>
              <table:table-cell office:value-type="float" office:value="0.180212">
                <text:p>0.180212</text:p>
              </table:table-cell>
              <table:table-cell office:value-type="float" office:value="0.157282">
                <text:p>0.157282</text:p>
              </table:table-cell>
              <table:table-cell office:value-type="float" office:value="0.135592">
                <text:p>0.135592</text:p>
              </table:table-cell>
              <table:table-cell office:value-type="float" office:value="0.114559">
                <text:p>0.114559</text:p>
              </table:table-cell>
              <table:table-cell office:value-type="float" office:value="0.0961113">
                <text:p>0.0961113</text:p>
              </table:table-cell>
              <table:table-cell office:value-type="float" office:value="0.0793762">
                <text:p>0.0793762</text:p>
              </table:table-cell>
              <table:table-cell office:value-type="float" office:value="0.065366">
                <text:p>0.065366</text:p>
              </table:table-cell>
              <table:table-cell office:value-type="float" office:value="0.0529841">
                <text:p>0.0529841</text:p>
              </table:table-cell>
              <table:table-cell office:value-type="float" office:value="0.0426189">
                <text:p>0.0426189</text:p>
              </table:table-cell>
              <table:table-cell office:value-type="float" office:value="0.0341822">
                <text:p>0.0341822</text:p>
              </table:table-cell>
              <table:table-cell office:value-type="float" office:value="0.0275317">
                <text:p>0.0275317</text:p>
              </table:table-cell>
              <table:table-cell office:value-type="float" office:value="0.0215724">
                <text:p>0.0215724</text:p>
              </table:table-cell>
              <table:table-cell office:value-type="float" office:value="0.0178608">
                <text:p>0.0178608</text:p>
              </table:table-cell>
              <table:table-cell office:value-type="float" office:value="0.0139017">
                <text:p>0.0139017</text:p>
              </table:table-cell>
              <table:table-cell office:value-type="float" office:value="0.0111394">
                <text:p>0.0111394</text:p>
              </table:table-cell>
              <table:table-cell office:value-type="float" office:value="0.00885047">
                <text:p>0.00885047</text:p>
              </table:table-cell>
              <table:table-cell office:value-type="float" office:value="0.00719554">
                <text:p>0.00719554</text:p>
              </table:table-cell>
              <table:table-cell office:value-type="float" office:value="0.00549537">
                <text:p>0.00549537</text:p>
              </table:table-cell>
              <table:table-cell office:value-type="float" office:value="0.00436496">
                <text:p>0.00436496</text:p>
              </table:table-cell>
              <table:table-cell office:value-type="float" office:value="0.00353402">
                <text:p>0.00353402</text:p>
              </table:table-cell>
              <table:table-cell office:value-type="float" office:value="0.00316651">
                <text:p>0.00316651</text:p>
              </table:table-cell>
              <table:table-cell office:value-type="float" office:value="0.00223981">
                <text:p>0.00223981</text:p>
              </table:table-cell>
              <table:table-cell office:value-type="float" office:value="0.00199504">
                <text:p>0.00199504</text:p>
              </table:table-cell>
              <table:table-cell office:value-type="float" office:value="0.00113956">
                <text:p>0.00113956</text:p>
              </table:table-cell>
              <table:table-cell office:value-type="float" office:value="0.000768782">
                <text:p>0.000768782</text:p>
              </table:table-cell>
              <table:table-cell office:value-type="float" office:value="0.000802163">
                <text:p>0.000802163</text:p>
              </table:table-cell>
              <table:table-cell office:value-type="float" office:value="0.000450532">
                <text:p>0.000450532</text:p>
              </table:table-cell>
              <table:table-cell office:value-type="float" office:value="0.000158543">
                <text:p>0.000158543</text:p>
              </table:table-cell>
              <table:table-cell office:value-type="float" office:value="0.000478836">
                <text:p>0.000478836</text:p>
              </table:table-cell>
              <table:table-cell office:value-type="float" office:value="0.000494131">
                <text:p>0.000494131</text:p>
              </table:table-cell>
              <table:table-cell office:value-type="float" office:value="0.000439999">
                <text:p>0.000439999</text:p>
              </table:table-cell>
              <table:table-cell office:value-type="float" office:value="0.000337525">
                <text:p>0.000337525</text:p>
              </table:table-cell>
              <table:table-cell office:value-type="float" office:value="0.00018583">
                <text:p>0.00018583</text:p>
              </table:table-cell>
              <table:table-cell office:value-type="float" office:value="0.0000230664">
                <text:p>0.0000230664</text:p>
              </table:table-cell>
              <table:table-cell office:value-type="float" office:value="0.000184414">
                <text:p>0.000184414</text:p>
              </table:table-cell>
              <table:table-cell office:value-type="float" office:value="0.000309846">
                <text:p>0.000309846</text:p>
              </table:table-cell>
              <table:table-cell office:value-type="float" office:value="0.00023261">
                <text:p>0.00023261</text:p>
              </table:table-cell>
              <table:table-cell office:value-type="float" office:value="-0.0000267608">
                <text:p>-0.0000267608</text:p>
              </table:table-cell>
              <table:table-cell office:value-type="float" office:value="0.000205345">
                <text:p>0.000205345</text:p>
              </table:table-cell>
              <table:table-cell office:value-type="float" office:value="-0.0000126783">
                <text:p>-0.0000126783</text:p>
              </table:table-cell>
              <table:table-cell office:value-type="float" office:value="-0.000328073">
                <text:p>-0.000328073</text:p>
              </table:table-cell>
              <table:table-cell office:value-type="float" office:value="-0.000180931">
                <text:p>-0.000180931</text:p>
              </table:table-cell>
              <table:table-cell office:value-type="float" office:value="-0.000271594">
                <text:p>-0.000271594</text:p>
              </table:table-cell>
              <table:table-cell office:value-type="float" office:value="-0.000299403">
                <text:p>-0.000299403</text:p>
              </table:table-cell>
              <table:table-cell office:value-type="float" office:value="0.000346364">
                <text:p>0.000346364</text:p>
              </table:table-cell>
              <table:table-cell office:value-type="float" office:value="0.0000579015">
                <text:p>0.0000579015</text:p>
              </table:table-cell>
              <table:table-cell office:value-type="float" office:value="0.000345759">
                <text:p>0.000345759</text:p>
              </table:table-cell>
              <table:table-cell office:value-type="float" office:value="0.00000800651">
                <text:p>0.00000800651</text:p>
              </table:table-cell>
              <table:table-cell office:value-type="float" office:value="0.0000324111">
                <text:p>0.0000324111</text:p>
              </table:table-cell>
              <table:table-cell office:value-type="float" office:value="0.0000114864">
                <text:p>0.0000114864</text:p>
              </table:table-cell>
              <table:table-cell office:value-type="float" office:value="0.0000620178">
                <text:p>0.0000620178</text:p>
              </table:table-cell>
              <table:table-cell office:value-type="float" office:value="0.0000911643">
                <text:p>0.0000911643</text:p>
              </table:table-cell>
              <table:table-cell office:value-type="float" office:value="0.000181031">
                <text:p>0.000181031</text:p>
              </table:table-cell>
              <table:table-cell office:value-type="float" office:value="-0.00017599">
                <text:p>-0.00017599</text:p>
              </table:table-cell>
              <table:table-cell office:value-type="float" office:value="0.000377922">
                <text:p>0.000377922</text:p>
              </table:table-cell>
              <table:table-cell office:value-type="float" office:value="-0.000239916">
                <text:p>-0.000239916</text:p>
              </table:table-cell>
              <table:table-cell office:value-type="float" office:value="-0.000101648">
                <text:p>-0.000101648</text:p>
              </table:table-cell>
              <table:table-cell office:value-type="float" office:value="-0.000407742">
                <text:p>-0.000407742</text:p>
              </table:table-cell>
              <table:table-cell office:value-type="float" office:value="-0.000329787">
                <text:p>-0.000329787</text:p>
              </table:table-cell>
              <table:table-cell office:value-type="float" office:value="-0.000110533">
                <text:p>-0.000110533</text:p>
              </table:table-cell>
              <table:table-cell office:value-type="float" office:value="0.000231271">
                <text:p>0.000231271</text:p>
              </table:table-cell>
              <table:table-cell office:value-type="float" office:value="0.0000410483">
                <text:p>0.0000410483</text:p>
              </table:table-cell>
              <table:table-cell office:value-type="float" office:value="0.000226843">
                <text:p>0.000226843</text:p>
              </table:table-cell>
              <table:table-cell office:value-type="float" office:value="0.0000106631">
                <text:p>0.0000106631</text:p>
              </table:table-cell>
              <table:table-cell office:value-type="float" office:value="0.000204475">
                <text:p>0.000204475</text:p>
              </table:table-cell>
              <table:table-cell office:value-type="float" office:value="-0.0000746996">
                <text:p>-0.0000746996</text:p>
              </table:table-cell>
              <table:table-cell office:value-type="float" office:value="0.0000744544">
                <text:p>0.0000744544</text:p>
              </table:table-cell>
              <table:table-cell office:value-type="float" office:value="0.0000729085">
                <text:p>0.0000729085</text:p>
              </table:table-cell>
              <table:table-cell office:value-type="float" office:value="-0.00000760845">
                <text:p>-0.00000760845</text:p>
              </table:table-cell>
              <table:table-cell office:value-type="float" office:value="0.0000764351">
                <text:p>0.0000764351</text:p>
              </table:table-cell>
              <table:table-cell office:value-type="float" office:value="0.000248448">
                <text:p>0.000248448</text:p>
              </table:table-cell>
              <table:table-cell office:value-type="float" office:value="0.000105239">
                <text:p>0.000105239</text:p>
              </table:table-cell>
              <table:table-cell office:value-type="float" office:value="-0.000221415">
                <text:p>-0.000221415</text:p>
              </table:table-cell>
              <table:table-cell office:value-type="float" office:value="-0.000293059">
                <text:p>-0.000293059</text:p>
              </table:table-cell>
              <table:table-cell office:value-type="float" office:value="-0.000312721">
                <text:p>-0.000312721</text:p>
              </table:table-cell>
              <table:table-cell office:value-type="float" office:value="-0.000186199">
                <text:p>-0.000186199</text:p>
              </table:table-cell>
              <table:table-cell office:value-type="float" office:value="-0.0000471653">
                <text:p>-0.0000471653</text:p>
              </table:table-cell>
              <table:table-cell office:value-type="float" office:value="0.0000664779">
                <text:p>0.0000664779</text:p>
              </table:table-cell>
              <table:table-cell office:value-type="float" office:value="0.0000105065">
                <text:p>0.0000105065</text:p>
              </table:table-cell>
              <table:table-cell office:value-type="float" office:value="0.000183784">
                <text:p>0.000183784</text:p>
              </table:table-cell>
              <table:table-cell office:value-type="float" office:value="0.0000352533">
                <text:p>0.0000352533</text:p>
              </table:table-cell>
              <table:table-cell office:value-type="float" office:value="0.000213241">
                <text:p>0.000213241</text:p>
              </table:table-cell>
              <table:table-cell office:value-type="float" office:value="-0.0000770464">
                <text:p>-0.0000770464</text:p>
              </table:table-cell>
              <table:table-cell office:value-type="float" office:value="-0.0000388509">
                <text:p>-0.0000388509</text:p>
              </table:table-cell>
              <table:table-cell office:value-type="float" office:value="-0.0000183519">
                <text:p>-0.0000183519</text:p>
              </table:table-cell>
              <table:table-cell office:value-type="float" office:value="0.000155906">
                <text:p>0.000155906</text:p>
              </table:table-cell>
              <table:table-cell office:value-type="float" office:value="0.000314446">
                <text:p>0.000314446</text:p>
              </table:table-cell>
              <table:table-cell office:value-type="float" office:value="0.00022932">
                <text:p>0.00022932</text:p>
              </table:table-cell>
              <table:table-cell office:value-type="float" office:value="0.0000645024">
                <text:p>0.0000645024</text:p>
              </table:table-cell>
              <table:table-cell office:value-type="float" office:value="-0.000101984">
                <text:p>-0.000101984</text:p>
              </table:table-cell>
              <table:table-cell office:value-type="float" office:value="-0.000398722">
                <text:p>-0.000398722</text:p>
              </table:table-cell>
              <table:table-cell office:value-type="float" office:value="-0.000144904">
                <text:p>-0.000144904</text:p>
              </table:table-cell>
              <table:table-cell office:value-type="float" office:value="-0.00017211">
                <text:p>-0.00017211</text:p>
              </table:table-cell>
              <table:table-cell office:value-type="float" office:value="-0.000156829">
                <text:p>-0.000156829</text:p>
              </table:table-cell>
              <table:table-cell office:value-type="float" office:value="-0.0000734291">
                <text:p>-0.0000734291</text:p>
              </table:table-cell>
              <table:table-cell office:value-type="float" office:value="-0.0000180036">
                <text:p>-0.0000180036</text:p>
              </table:table-cell>
              <table:table-cell office:value-type="float" office:value="0.00018372">
                <text:p>0.00018372</text:p>
              </table:table-cell>
              <table:table-cell office:value-type="float" office:value="0.0000200331">
                <text:p>0.0000200331</text:p>
              </table:table-cell>
              <table:table-cell office:value-type="float" office:value="0.0000238283">
                <text:p>0.0000238283</text:p>
              </table:table-cell>
              <table:table-cell office:value-type="float" office:value="-0.000134428">
                <text:p>-0.000134428</text:p>
              </table:table-cell>
              <table:table-cell office:value-type="float" office:value="-0.000100139">
                <text:p>-0.000100139</text:p>
              </table:table-cell>
              <table:table-cell office:value-type="float" office:value="-0.00000608259">
                <text:p>-0.00000608259</text:p>
              </table:table-cell>
              <table:table-cell office:value-type="float" office:value="0.000122407">
                <text:p>0.000122407</text:p>
              </table:table-cell>
              <table:table-cell office:value-type="float" office:value="0.000479569">
                <text:p>0.000479569</text:p>
              </table:table-cell>
              <table:table-cell office:value-type="float" office:value="0.000232341">
                <text:p>0.000232341</text:p>
              </table:table-cell>
              <table:table-cell office:value-type="float" office:value="0.000018146">
                <text:p>0.000018146</text:p>
              </table:table-cell>
              <table:table-cell office:value-type="float" office:value="0.0000990167">
                <text:p>0.0000990167</text:p>
              </table:table-cell>
              <table:table-cell office:value-type="float" office:value="0.0000143293">
                <text:p>0.0000143293</text:p>
              </table:table-cell>
              <table:table-cell office:value-type="float" office:value="-0.00017373">
                <text:p>-0.00017373</text:p>
              </table:table-cell>
              <table:table-cell office:value-type="float" office:value="-0.000151639">
                <text:p>-0.000151639</text:p>
              </table:table-cell>
              <table:table-cell office:value-type="float" office:value="-0.0000910458">
                <text:p>-0.0000910458</text:p>
              </table:table-cell>
              <table:table-cell office:value-type="float" office:value="-0.000135635">
                <text:p>-0.000135635</text:p>
              </table:table-cell>
              <table:table-cell office:value-type="float" office:value="-0.000214189">
                <text:p>-0.000214189</text:p>
              </table:table-cell>
              <table:table-cell office:value-type="float" office:value="0.000410856">
                <text:p>0.000410856</text:p>
              </table:table-cell>
              <table:table-cell office:value-type="float" office:value="-0.000065993">
                <text:p>-0.000065993</text:p>
              </table:table-cell>
              <table:table-cell office:value-type="float" office:value="-0.0000939286">
                <text:p>-0.0000939286</text:p>
              </table:table-cell>
              <table:table-cell office:value-type="float" office:value="-0.00022256">
                <text:p>-0.00022256</text:p>
              </table:table-cell>
              <table:table-cell office:value-type="float" office:value="-0.000209661">
                <text:p>-0.000209661</text:p>
              </table:table-cell>
              <table:table-cell office:value-type="float" office:value="-0.000391605">
                <text:p>-0.000391605</text:p>
              </table:table-cell>
              <table:table-cell office:value-type="float" office:value="0.000170584">
                <text:p>0.000170584</text:p>
              </table:table-cell>
              <table:table-cell office:value-type="float" office:value="0.000104768">
                <text:p>0.000104768</text:p>
              </table:table-cell>
              <table:table-cell office:value-type="float" office:value="0.000185889">
                <text:p>0.000185889</text:p>
              </table:table-cell>
              <table:table-cell office:value-type="float" office:value="0.0000253163">
                <text:p>0.0000253163</text:p>
              </table:table-cell>
              <table:table-cell office:value-type="float" office:value="0.000368166">
                <text:p>0.000368166</text:p>
              </table:table-cell>
              <table:table-cell office:value-type="float" office:value="-0.0000607079">
                <text:p>-0.0000607079</text:p>
              </table:table-cell>
              <table:table-cell office:value-type="float" office:value="0.000188732">
                <text:p>0.000188732</text:p>
              </table:table-cell>
              <table:table-cell office:value-type="float" office:value="-0.000104266">
                <text:p>-0.000104266</text:p>
              </table:table-cell>
              <table:table-cell office:value-type="float" office:value="-0.0000597164">
                <text:p>-0.0000597164</text:p>
              </table:table-cell>
              <table:table-cell office:value-type="float" office:value="-0.000132515">
                <text:p>-0.000132515</text:p>
              </table:table-cell>
              <table:table-cell office:value-type="float" office:value="0.000200849">
                <text:p>0.000200849</text:p>
              </table:table-cell>
              <table:table-cell office:value-type="float" office:value="0.000183295">
                <text:p>0.000183295</text:p>
              </table:table-cell>
              <table:table-cell office:value-type="float" office:value="0.000276101">
                <text:p>0.000276101</text:p>
              </table:table-cell>
              <table:table-cell office:value-type="float" office:value="0.000207348">
                <text:p>0.000207348</text:p>
              </table:table-cell>
              <table:table-cell office:value-type="float" office:value="-0.000168284">
                <text:p>-0.000168284</text:p>
              </table:table-cell>
              <table:table-cell office:value-type="float" office:value="-0.000332267">
                <text:p>-0.000332267</text:p>
              </table:table-cell>
              <table:table-cell office:value-type="float" office:value="0.0000835386">
                <text:p>0.0000835386</text:p>
              </table:table-cell>
              <table:table-cell office:value-type="float" office:value="-0.000308094">
                <text:p>-0.000308094</text:p>
              </table:table-cell>
              <table:table-cell office:value-type="float" office:value="-0.000154279">
                <text:p>-0.000154279</text:p>
              </table:table-cell>
              <table:table-cell office:value-type="float" office:value="0.00011319">
                <text:p>0.00011319</text:p>
              </table:table-cell>
              <table:table-cell office:value-type="float" office:value="-0.000195491">
                <text:p>-0.000195491</text:p>
              </table:table-cell>
              <table:table-cell office:value-type="float" office:value="2.06541E-017">
                <text:p>2.06541E-017</text:p>
              </table:table-cell>
              <table:table-cell office:value-type="float" office:value="1.62935E-017">
                <text:p>1.62935E-017</text:p>
              </table:table-cell>
              <table:table-cell office:value-type="float" office:value="1.28996E-017">
                <text:p>1.28996E-017</text:p>
              </table:table-cell>
              <table:table-cell office:value-type="float" office:value="1.28996E-017">
                <text:p>1.28996E-01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00000245076">
                <text:p>0.00000000245076</text:p>
                <draw:g>
                  <svg:desc>korteweg2.B12:korteweg2.KQ12</svg:desc>
                </draw:g>
              </table:table-cell>
              <table:table-cell office:value-type="float" office:value="0.00000000392648">
                <text:p>0.00000000392648</text:p>
              </table:table-cell>
              <table:table-cell office:value-type="float" office:value="0.00000000629164">
                <text:p>0.00000000629164</text:p>
              </table:table-cell>
              <table:table-cell office:value-type="float" office:value="-0.0000941222">
                <text:p>-0.0000941222</text:p>
              </table:table-cell>
              <table:table-cell office:value-type="float" office:value="-0.000226196">
                <text:p>-0.000226196</text:p>
              </table:table-cell>
              <table:table-cell office:value-type="float" office:value="-0.000217797">
                <text:p>-0.000217797</text:p>
              </table:table-cell>
              <table:table-cell office:value-type="float" office:value="-0.000196019">
                <text:p>-0.000196019</text:p>
              </table:table-cell>
              <table:table-cell office:value-type="float" office:value="-0.000110555">
                <text:p>-0.000110555</text:p>
              </table:table-cell>
              <table:table-cell office:value-type="float" office:value="0.000160389">
                <text:p>0.000160389</text:p>
              </table:table-cell>
              <table:table-cell office:value-type="float" office:value="0.000149032">
                <text:p>0.000149032</text:p>
              </table:table-cell>
              <table:table-cell office:value-type="float" office:value="0.000147303">
                <text:p>0.000147303</text:p>
              </table:table-cell>
              <table:table-cell office:value-type="float" office:value="0.0000180947">
                <text:p>0.0000180947</text:p>
              </table:table-cell>
              <table:table-cell office:value-type="float" office:value="-0.000229472">
                <text:p>-0.000229472</text:p>
              </table:table-cell>
              <table:table-cell office:value-type="float" office:value="-0.000275368">
                <text:p>-0.000275368</text:p>
              </table:table-cell>
              <table:table-cell office:value-type="float" office:value="-0.000228777">
                <text:p>-0.000228777</text:p>
              </table:table-cell>
              <table:table-cell office:value-type="float" office:value="-0.000190973">
                <text:p>-0.000190973</text:p>
              </table:table-cell>
              <table:table-cell office:value-type="float" office:value="0.0000504181">
                <text:p>0.0000504181</text:p>
              </table:table-cell>
              <table:table-cell office:value-type="float" office:value="0.0000442667">
                <text:p>0.0000442667</text:p>
              </table:table-cell>
              <table:table-cell office:value-type="float" office:value="0.000156969">
                <text:p>0.000156969</text:p>
              </table:table-cell>
              <table:table-cell office:value-type="float" office:value="0.0000606236">
                <text:p>0.0000606236</text:p>
              </table:table-cell>
              <table:table-cell office:value-type="float" office:value="0.0000701195">
                <text:p>0.0000701195</text:p>
              </table:table-cell>
              <table:table-cell office:value-type="float" office:value="0.0000503518">
                <text:p>0.0000503518</text:p>
              </table:table-cell>
              <table:table-cell office:value-type="float" office:value="0.000219657">
                <text:p>0.000219657</text:p>
              </table:table-cell>
              <table:table-cell office:value-type="float" office:value="-0.0000148013">
                <text:p>-0.0000148013</text:p>
              </table:table-cell>
              <table:table-cell office:value-type="float" office:value="0.0000249825">
                <text:p>0.0000249825</text:p>
              </table:table-cell>
              <table:table-cell office:value-type="float" office:value="-0.0000586278">
                <text:p>-0.0000586278</text:p>
              </table:table-cell>
              <table:table-cell office:value-type="float" office:value="-0.000126812">
                <text:p>-0.000126812</text:p>
              </table:table-cell>
              <table:table-cell office:value-type="float" office:value="-0.000244376">
                <text:p>-0.000244376</text:p>
              </table:table-cell>
              <table:table-cell office:value-type="float" office:value="0.000181213">
                <text:p>0.000181213</text:p>
              </table:table-cell>
              <table:table-cell office:value-type="float" office:value="0.0000834536">
                <text:p>0.0000834536</text:p>
              </table:table-cell>
              <table:table-cell office:value-type="float" office:value="0.000400327">
                <text:p>0.000400327</text:p>
              </table:table-cell>
              <table:table-cell office:value-type="float" office:value="0.000240431">
                <text:p>0.000240431</text:p>
              </table:table-cell>
              <table:table-cell office:value-type="float" office:value="0.000233447">
                <text:p>0.000233447</text:p>
              </table:table-cell>
              <table:table-cell office:value-type="float" office:value="-0.0000749828">
                <text:p>-0.0000749828</text:p>
              </table:table-cell>
              <table:table-cell office:value-type="float" office:value="-0.00006845">
                <text:p>-0.00006845</text:p>
              </table:table-cell>
              <table:table-cell office:value-type="float" office:value="-0.00029991">
                <text:p>-0.00029991</text:p>
              </table:table-cell>
              <table:table-cell office:value-type="float" office:value="0.0000206006">
                <text:p>0.0000206006</text:p>
              </table:table-cell>
              <table:table-cell office:value-type="float" office:value="-0.000121454">
                <text:p>-0.000121454</text:p>
              </table:table-cell>
              <table:table-cell office:value-type="float" office:value="0.000179575">
                <text:p>0.000179575</text:p>
              </table:table-cell>
              <table:table-cell office:value-type="float" office:value="0.000000612528">
                <text:p>0.000000612528</text:p>
              </table:table-cell>
              <table:table-cell office:value-type="float" office:value="0.000106254">
                <text:p>0.000106254</text:p>
              </table:table-cell>
              <table:table-cell office:value-type="float" office:value="0.0000258594">
                <text:p>0.0000258594</text:p>
              </table:table-cell>
              <table:table-cell office:value-type="float" office:value="0.000194598">
                <text:p>0.000194598</text:p>
              </table:table-cell>
              <table:table-cell office:value-type="float" office:value="0.00000664424">
                <text:p>0.00000664424</text:p>
              </table:table-cell>
              <table:table-cell office:value-type="float" office:value="0.000251285">
                <text:p>0.000251285</text:p>
              </table:table-cell>
              <table:table-cell office:value-type="float" office:value="0.0000246029">
                <text:p>0.0000246029</text:p>
              </table:table-cell>
              <table:table-cell office:value-type="float" office:value="-0.0000257111">
                <text:p>-0.0000257111</text:p>
              </table:table-cell>
              <table:table-cell office:value-type="float" office:value="-0.000235165">
                <text:p>-0.000235165</text:p>
              </table:table-cell>
              <table:table-cell office:value-type="float" office:value="-0.000185943">
                <text:p>-0.000185943</text:p>
              </table:table-cell>
              <table:table-cell office:value-type="float" office:value="-0.000283889">
                <text:p>-0.000283889</text:p>
              </table:table-cell>
              <table:table-cell office:value-type="float" office:value="0.000106362">
                <text:p>0.000106362</text:p>
              </table:table-cell>
              <table:table-cell office:value-type="float" office:value="0.000107259">
                <text:p>0.000107259</text:p>
              </table:table-cell>
              <table:table-cell office:value-type="float" office:value="0.000321015">
                <text:p>0.000321015</text:p>
              </table:table-cell>
              <table:table-cell office:value-type="float" office:value="0.000229076">
                <text:p>0.000229076</text:p>
              </table:table-cell>
              <table:table-cell office:value-type="float" office:value="0.0000337048">
                <text:p>0.0000337048</text:p>
              </table:table-cell>
              <table:table-cell office:value-type="float" office:value="0.0000570767">
                <text:p>0.0000570767</text:p>
              </table:table-cell>
              <table:table-cell office:value-type="float" office:value="-0.000139408">
                <text:p>-0.000139408</text:p>
              </table:table-cell>
              <table:table-cell office:value-type="float" office:value="-0.00032672">
                <text:p>-0.00032672</text:p>
              </table:table-cell>
              <table:table-cell office:value-type="float" office:value="0.0000289159">
                <text:p>0.0000289159</text:p>
              </table:table-cell>
              <table:table-cell office:value-type="float" office:value="-0.0000140649">
                <text:p>-0.0000140649</text:p>
              </table:table-cell>
              <table:table-cell office:value-type="float" office:value="-0.000142168">
                <text:p>-0.000142168</text:p>
              </table:table-cell>
              <table:table-cell office:value-type="float" office:value="0.00012712">
                <text:p>0.00012712</text:p>
              </table:table-cell>
              <table:table-cell office:value-type="float" office:value="-0.000177682">
                <text:p>-0.000177682</text:p>
              </table:table-cell>
              <table:table-cell office:value-type="float" office:value="-0.0000599867">
                <text:p>-0.0000599867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168436">
                <text:p>0.000168436</text:p>
              </table:table-cell>
              <table:table-cell office:value-type="float" office:value="0.000091964">
                <text:p>0.000091964</text:p>
              </table:table-cell>
              <table:table-cell office:value-type="float" office:value="0.000317536">
                <text:p>0.000317536</text:p>
              </table:table-cell>
              <table:table-cell office:value-type="float" office:value="-0.000192982">
                <text:p>-0.000192982</text:p>
              </table:table-cell>
              <table:table-cell office:value-type="float" office:value="-0.0000196893">
                <text:p>-0.0000196893</text:p>
              </table:table-cell>
              <table:table-cell office:value-type="float" office:value="-0.000238144">
                <text:p>-0.000238144</text:p>
              </table:table-cell>
              <table:table-cell office:value-type="float" office:value="-0.000460191">
                <text:p>-0.000460191</text:p>
              </table:table-cell>
              <table:table-cell office:value-type="float" office:value="-0.000116931">
                <text:p>-0.000116931</text:p>
              </table:table-cell>
              <table:table-cell office:value-type="float" office:value="0.000375908">
                <text:p>0.000375908</text:p>
              </table:table-cell>
              <table:table-cell office:value-type="float" office:value="-0.0000266663">
                <text:p>-0.0000266663</text:p>
              </table:table-cell>
              <table:table-cell office:value-type="float" office:value="0.000347857">
                <text:p>0.000347857</text:p>
              </table:table-cell>
              <table:table-cell office:value-type="float" office:value="0.000015161">
                <text:p>0.000015161</text:p>
              </table:table-cell>
              <table:table-cell office:value-type="float" office:value="-0.0000274675">
                <text:p>-0.0000274675</text:p>
              </table:table-cell>
              <table:table-cell office:value-type="float" office:value="0.00019021">
                <text:p>0.00019021</text:p>
              </table:table-cell>
              <table:table-cell office:value-type="float" office:value="-0.0000287512">
                <text:p>-0.0000287512</text:p>
              </table:table-cell>
              <table:table-cell office:value-type="float" office:value="-0.00035858">
                <text:p>-0.00035858</text:p>
              </table:table-cell>
              <table:table-cell office:value-type="float" office:value="0.000318948">
                <text:p>0.000318948</text:p>
              </table:table-cell>
              <table:table-cell office:value-type="float" office:value="-0.000133628">
                <text:p>-0.000133628</text:p>
              </table:table-cell>
              <table:table-cell office:value-type="float" office:value="-0.000142098">
                <text:p>-0.000142098</text:p>
              </table:table-cell>
              <table:table-cell office:value-type="float" office:value="-0.0000537052">
                <text:p>-0.0000537052</text:p>
              </table:table-cell>
              <table:table-cell office:value-type="float" office:value="-0.000362273">
                <text:p>-0.000362273</text:p>
              </table:table-cell>
              <table:table-cell office:value-type="float" office:value="-0.000130704">
                <text:p>-0.000130704</text:p>
              </table:table-cell>
              <table:table-cell office:value-type="float" office:value="0.000443071">
                <text:p>0.000443071</text:p>
              </table:table-cell>
              <table:table-cell office:value-type="float" office:value="0.0000719926">
                <text:p>0.0000719926</text:p>
              </table:table-cell>
              <table:table-cell office:value-type="float" office:value="0.000328122">
                <text:p>0.000328122</text:p>
              </table:table-cell>
              <table:table-cell office:value-type="float" office:value="0.000182354">
                <text:p>0.000182354</text:p>
              </table:table-cell>
              <table:table-cell office:value-type="float" office:value="-0.000132494">
                <text:p>-0.000132494</text:p>
              </table:table-cell>
              <table:table-cell office:value-type="float" office:value="0.00000665231">
                <text:p>0.00000665231</text:p>
              </table:table-cell>
              <table:table-cell office:value-type="float" office:value="-0.000187874">
                <text:p>-0.000187874</text:p>
              </table:table-cell>
              <table:table-cell office:value-type="float" office:value="-0.000440904">
                <text:p>-0.000440904</text:p>
              </table:table-cell>
              <table:table-cell office:value-type="float" office:value="0.0000615698">
                <text:p>0.0000615698</text:p>
              </table:table-cell>
              <table:table-cell office:value-type="float" office:value="0.0000486571">
                <text:p>0.0000486571</text:p>
              </table:table-cell>
              <table:table-cell office:value-type="float" office:value="-0.0000271521">
                <text:p>-0.0000271521</text:p>
              </table:table-cell>
              <table:table-cell office:value-type="float" office:value="0.000331264">
                <text:p>0.000331264</text:p>
              </table:table-cell>
              <table:table-cell office:value-type="float" office:value="-0.00000886758">
                <text:p>-0.00000886758</text:p>
              </table:table-cell>
              <table:table-cell office:value-type="float" office:value="-0.0000442544">
                <text:p>-0.0000442544</text:p>
              </table:table-cell>
              <table:table-cell office:value-type="float" office:value="0.000399711">
                <text:p>0.000399711</text:p>
              </table:table-cell>
              <table:table-cell office:value-type="float" office:value="0.00032208">
                <text:p>0.00032208</text:p>
              </table:table-cell>
              <table:table-cell office:value-type="float" office:value="0.000558671">
                <text:p>0.000558671</text:p>
              </table:table-cell>
              <table:table-cell office:value-type="float" office:value="0.000846743">
                <text:p>0.000846743</text:p>
              </table:table-cell>
              <table:table-cell office:value-type="float" office:value="0.000698534">
                <text:p>0.000698534</text:p>
              </table:table-cell>
              <table:table-cell office:value-type="float" office:value="0.00135878">
                <text:p>0.00135878</text:p>
              </table:table-cell>
              <table:table-cell office:value-type="float" office:value="0.002178">
                <text:p>0.002178</text:p>
              </table:table-cell>
              <table:table-cell office:value-type="float" office:value="0.00329823">
                <text:p>0.00329823</text:p>
              </table:table-cell>
              <table:table-cell office:value-type="float" office:value="0.00560773">
                <text:p>0.00560773</text:p>
              </table:table-cell>
              <table:table-cell office:value-type="float" office:value="0.0091027">
                <text:p>0.0091027</text:p>
              </table:table-cell>
              <table:table-cell office:value-type="float" office:value="0.0147307">
                <text:p>0.0147307</text:p>
              </table:table-cell>
              <table:table-cell office:value-type="float" office:value="0.0235125">
                <text:p>0.0235125</text:p>
              </table:table-cell>
              <table:table-cell office:value-type="float" office:value="0.0369326">
                <text:p>0.0369326</text:p>
              </table:table-cell>
              <table:table-cell office:value-type="float" office:value="0.0579602">
                <text:p>0.0579602</text:p>
              </table:table-cell>
              <table:table-cell office:value-type="float" office:value="0.0909296">
                <text:p>0.0909296</text:p>
              </table:table-cell>
              <table:table-cell office:value-type="float" office:value="0.1413">
                <text:p>0.1413</text:p>
              </table:table-cell>
              <table:table-cell office:value-type="float" office:value="0.21621">
                <text:p>0.21621</text:p>
              </table:table-cell>
              <table:table-cell office:value-type="float" office:value="0.322806">
                <text:p>0.322806</text:p>
              </table:table-cell>
              <table:table-cell office:value-type="float" office:value="0.465213">
                <text:p>0.465213</text:p>
              </table:table-cell>
              <table:table-cell office:value-type="float" office:value="0.636996">
                <text:p>0.636996</text:p>
              </table:table-cell>
              <table:table-cell office:value-type="float" office:value="0.813992">
                <text:p>0.813992</text:p>
              </table:table-cell>
              <table:table-cell office:value-type="float" office:value="0.950957">
                <text:p>0.950957</text:p>
              </table:table-cell>
              <table:table-cell office:value-type="float" office:value="1.0002">
                <text:p>1.0002</text:p>
              </table:table-cell>
              <table:table-cell office:value-type="float" office:value="0.940554">
                <text:p>0.940554</text:p>
              </table:table-cell>
              <table:table-cell office:value-type="float" office:value="0.797253">
                <text:p>0.797253</text:p>
              </table:table-cell>
              <table:table-cell office:value-type="float" office:value="0.619624">
                <text:p>0.619624</text:p>
              </table:table-cell>
              <table:table-cell office:value-type="float" office:value="0.45011">
                <text:p>0.45011</text:p>
              </table:table-cell>
              <table:table-cell office:value-type="float" office:value="0.31137">
                <text:p>0.31137</text:p>
              </table:table-cell>
              <table:table-cell office:value-type="float" office:value="0.209503">
                <text:p>0.209503</text:p>
              </table:table-cell>
              <table:table-cell office:value-type="float" office:value="0.137685">
                <text:p>0.137685</text:p>
              </table:table-cell>
              <table:table-cell office:value-type="float" office:value="0.0909676">
                <text:p>0.0909676</text:p>
              </table:table-cell>
              <table:table-cell office:value-type="float" office:value="0.0605192">
                <text:p>0.0605192</text:p>
              </table:table-cell>
              <table:table-cell office:value-type="float" office:value="0.0412037">
                <text:p>0.0412037</text:p>
              </table:table-cell>
              <table:table-cell office:value-type="float" office:value="0.0300629">
                <text:p>0.0300629</text:p>
              </table:table-cell>
              <table:table-cell office:value-type="float" office:value="0.0238807">
                <text:p>0.0238807</text:p>
              </table:table-cell>
              <table:table-cell office:value-type="float" office:value="0.0208692">
                <text:p>0.0208692</text:p>
              </table:table-cell>
              <table:table-cell office:value-type="float" office:value="0.0212847">
                <text:p>0.0212847</text:p>
              </table:table-cell>
              <table:table-cell office:value-type="float" office:value="0.0227524">
                <text:p>0.0227524</text:p>
              </table:table-cell>
              <table:table-cell office:value-type="float" office:value="0.0267218">
                <text:p>0.0267218</text:p>
              </table:table-cell>
              <table:table-cell office:value-type="float" office:value="0.0319403">
                <text:p>0.0319403</text:p>
              </table:table-cell>
              <table:table-cell office:value-type="float" office:value="0.0391979">
                <text:p>0.0391979</text:p>
              </table:table-cell>
              <table:table-cell office:value-type="float" office:value="0.047898">
                <text:p>0.047898</text:p>
              </table:table-cell>
              <table:table-cell office:value-type="float" office:value="0.0586149">
                <text:p>0.0586149</text:p>
              </table:table-cell>
              <table:table-cell office:value-type="float" office:value="0.0716467">
                <text:p>0.0716467</text:p>
              </table:table-cell>
              <table:table-cell office:value-type="float" office:value="0.0869915">
                <text:p>0.0869915</text:p>
              </table:table-cell>
              <table:table-cell office:value-type="float" office:value="0.104707">
                <text:p>0.104707</text:p>
              </table:table-cell>
              <table:table-cell office:value-type="float" office:value="0.124964">
                <text:p>0.124964</text:p>
              </table:table-cell>
              <table:table-cell office:value-type="float" office:value="0.146231">
                <text:p>0.146231</text:p>
              </table:table-cell>
              <table:table-cell office:value-type="float" office:value="0.168574">
                <text:p>0.168574</text:p>
              </table:table-cell>
              <table:table-cell office:value-type="float" office:value="0.190785">
                <text:p>0.190785</text:p>
              </table:table-cell>
              <table:table-cell office:value-type="float" office:value="0.211641">
                <text:p>0.211641</text:p>
              </table:table-cell>
              <table:table-cell office:value-type="float" office:value="0.229114">
                <text:p>0.229114</text:p>
              </table:table-cell>
              <table:table-cell office:value-type="float" office:value="0.242036">
                <text:p>0.242036</text:p>
              </table:table-cell>
              <table:table-cell office:value-type="float" office:value="0.249268">
                <text:p>0.249268</text:p>
              </table:table-cell>
              <table:table-cell office:value-type="float" office:value="0.249069">
                <text:p>0.249069</text:p>
              </table:table-cell>
              <table:table-cell office:value-type="float" office:value="0.242635">
                <text:p>0.242635</text:p>
              </table:table-cell>
              <table:table-cell office:value-type="float" office:value="0.229937">
                <text:p>0.229937</text:p>
              </table:table-cell>
              <table:table-cell office:value-type="float" office:value="0.21199">
                <text:p>0.21199</text:p>
              </table:table-cell>
              <table:table-cell office:value-type="float" office:value="0.191163">
                <text:p>0.191163</text:p>
              </table:table-cell>
              <table:table-cell office:value-type="float" office:value="0.168704">
                <text:p>0.168704</text:p>
              </table:table-cell>
              <table:table-cell office:value-type="float" office:value="0.146051">
                <text:p>0.146051</text:p>
              </table:table-cell>
              <table:table-cell office:value-type="float" office:value="0.125037">
                <text:p>0.125037</text:p>
              </table:table-cell>
              <table:table-cell office:value-type="float" office:value="0.104712">
                <text:p>0.104712</text:p>
              </table:table-cell>
              <table:table-cell office:value-type="float" office:value="0.0871309">
                <text:p>0.0871309</text:p>
              </table:table-cell>
              <table:table-cell office:value-type="float" office:value="0.0714854">
                <text:p>0.0714854</text:p>
              </table:table-cell>
              <table:table-cell office:value-type="float" office:value="0.0582792">
                <text:p>0.0582792</text:p>
              </table:table-cell>
              <table:table-cell office:value-type="float" office:value="0.0472603">
                <text:p>0.0472603</text:p>
              </table:table-cell>
              <table:table-cell office:value-type="float" office:value="0.0383459">
                <text:p>0.0383459</text:p>
              </table:table-cell>
              <table:table-cell office:value-type="float" office:value="0.0308675">
                <text:p>0.0308675</text:p>
              </table:table-cell>
              <table:table-cell office:value-type="float" office:value="0.0248349">
                <text:p>0.0248349</text:p>
              </table:table-cell>
              <table:table-cell office:value-type="float" office:value="0.0197748">
                <text:p>0.0197748</text:p>
              </table:table-cell>
              <table:table-cell office:value-type="float" office:value="0.0161223">
                <text:p>0.0161223</text:p>
              </table:table-cell>
              <table:table-cell office:value-type="float" office:value="0.0125358">
                <text:p>0.0125358</text:p>
              </table:table-cell>
              <table:table-cell office:value-type="float" office:value="0.010023">
                <text:p>0.010023</text:p>
              </table:table-cell>
              <table:table-cell office:value-type="float" office:value="0.00767539">
                <text:p>0.00767539</text:p>
              </table:table-cell>
              <table:table-cell office:value-type="float" office:value="0.00604832">
                <text:p>0.00604832</text:p>
              </table:table-cell>
              <table:table-cell office:value-type="float" office:value="0.00467176">
                <text:p>0.00467176</text:p>
              </table:table-cell>
              <table:table-cell office:value-type="float" office:value="0.00388268">
                <text:p>0.00388268</text:p>
              </table:table-cell>
              <table:table-cell office:value-type="float" office:value="0.00323208">
                <text:p>0.00323208</text:p>
              </table:table-cell>
              <table:table-cell office:value-type="float" office:value="0.0024061">
                <text:p>0.0024061</text:p>
              </table:table-cell>
              <table:table-cell office:value-type="float" office:value="0.00176894">
                <text:p>0.00176894</text:p>
              </table:table-cell>
              <table:table-cell office:value-type="float" office:value="0.00148098">
                <text:p>0.00148098</text:p>
              </table:table-cell>
              <table:table-cell office:value-type="float" office:value="0.00103017">
                <text:p>0.00103017</text:p>
              </table:table-cell>
              <table:table-cell office:value-type="float" office:value="0.000973221">
                <text:p>0.000973221</text:p>
              </table:table-cell>
              <table:table-cell office:value-type="float" office:value="0.000810189">
                <text:p>0.000810189</text:p>
              </table:table-cell>
              <table:table-cell office:value-type="float" office:value="0.000851037">
                <text:p>0.000851037</text:p>
              </table:table-cell>
              <table:table-cell office:value-type="float" office:value="0.000652483">
                <text:p>0.000652483</text:p>
              </table:table-cell>
              <table:table-cell office:value-type="float" office:value="0.000460325">
                <text:p>0.000460325</text:p>
              </table:table-cell>
              <table:table-cell office:value-type="float" office:value="0.00067008">
                <text:p>0.00067008</text:p>
              </table:table-cell>
              <table:table-cell office:value-type="float" office:value="0.000315836">
                <text:p>0.000315836</text:p>
              </table:table-cell>
              <table:table-cell office:value-type="float" office:value="-0.0000278614">
                <text:p>-0.0000278614</text:p>
              </table:table-cell>
              <table:table-cell office:value-type="float" office:value="-0.000104158">
                <text:p>-0.000104158</text:p>
              </table:table-cell>
              <table:table-cell office:value-type="float" office:value="-0.000188108">
                <text:p>-0.000188108</text:p>
              </table:table-cell>
              <table:table-cell office:value-type="float" office:value="-0.0000571413">
                <text:p>-0.0000571413</text:p>
              </table:table-cell>
              <table:table-cell office:value-type="float" office:value="0.00000745924">
                <text:p>0.00000745924</text:p>
              </table:table-cell>
              <table:table-cell office:value-type="float" office:value="0.000222938">
                <text:p>0.000222938</text:p>
              </table:table-cell>
              <table:table-cell office:value-type="float" office:value="0.000213231">
                <text:p>0.000213231</text:p>
              </table:table-cell>
              <table:table-cell office:value-type="float" office:value="-0.000222561">
                <text:p>-0.000222561</text:p>
              </table:table-cell>
              <table:table-cell office:value-type="float" office:value="0.000000716578">
                <text:p>0.000000716578</text:p>
              </table:table-cell>
              <table:table-cell office:value-type="float" office:value="0.0000168083">
                <text:p>0.0000168083</text:p>
              </table:table-cell>
              <table:table-cell office:value-type="float" office:value="-0.0000300627">
                <text:p>-0.0000300627</text:p>
              </table:table-cell>
              <table:table-cell office:value-type="float" office:value="0.000242114">
                <text:p>0.000242114</text:p>
              </table:table-cell>
              <table:table-cell office:value-type="float" office:value="0.0000863072">
                <text:p>0.0000863072</text:p>
              </table:table-cell>
              <table:table-cell office:value-type="float" office:value="0.000279322">
                <text:p>0.000279322</text:p>
              </table:table-cell>
              <table:table-cell office:value-type="float" office:value="0.0000954358">
                <text:p>0.0000954358</text:p>
              </table:table-cell>
              <table:table-cell office:value-type="float" office:value="0.000216405">
                <text:p>0.000216405</text:p>
              </table:table-cell>
              <table:table-cell office:value-type="float" office:value="0.0000470563">
                <text:p>0.0000470563</text:p>
              </table:table-cell>
              <table:table-cell office:value-type="float" office:value="-0.000166296">
                <text:p>-0.000166296</text:p>
              </table:table-cell>
              <table:table-cell office:value-type="float" office:value="-0.000273836">
                <text:p>-0.000273836</text:p>
              </table:table-cell>
              <table:table-cell office:value-type="float" office:value="-0.000314149">
                <text:p>-0.000314149</text:p>
              </table:table-cell>
              <table:table-cell office:value-type="float" office:value="-0.000270967">
                <text:p>-0.000270967</text:p>
              </table:table-cell>
              <table:table-cell office:value-type="float" office:value="0.000250119">
                <text:p>0.000250119</text:p>
              </table:table-cell>
              <table:table-cell office:value-type="float" office:value="-0.000114553">
                <text:p>-0.000114553</text:p>
              </table:table-cell>
              <table:table-cell office:value-type="float" office:value="0.00023006">
                <text:p>0.00023006</text:p>
              </table:table-cell>
              <table:table-cell office:value-type="float" office:value="-0.0000742327">
                <text:p>-0.0000742327</text:p>
              </table:table-cell>
              <table:table-cell office:value-type="float" office:value="-0.0000280813">
                <text:p>-0.0000280813</text:p>
              </table:table-cell>
              <table:table-cell office:value-type="float" office:value="-0.000215094">
                <text:p>-0.000215094</text:p>
              </table:table-cell>
              <table:table-cell office:value-type="float" office:value="0.000254051">
                <text:p>0.000254051</text:p>
              </table:table-cell>
              <table:table-cell office:value-type="float" office:value="0.00000339357">
                <text:p>0.00000339357</text:p>
              </table:table-cell>
              <table:table-cell office:value-type="float" office:value="0.0000684243">
                <text:p>0.0000684243</text:p>
              </table:table-cell>
              <table:table-cell office:value-type="float" office:value="0.000148237">
                <text:p>0.000148237</text:p>
              </table:table-cell>
              <table:table-cell office:value-type="float" office:value="0.000389215">
                <text:p>0.000389215</text:p>
              </table:table-cell>
              <table:table-cell office:value-type="float" office:value="-0.000142752">
                <text:p>-0.000142752</text:p>
              </table:table-cell>
              <table:table-cell office:value-type="float" office:value="0.000387537">
                <text:p>0.000387537</text:p>
              </table:table-cell>
              <table:table-cell office:value-type="float" office:value="-0.000102117">
                <text:p>-0.000102117</text:p>
              </table:table-cell>
              <table:table-cell office:value-type="float" office:value="-0.000255848">
                <text:p>-0.000255848</text:p>
              </table:table-cell>
              <table:table-cell office:value-type="float" office:value="-0.000540762">
                <text:p>-0.000540762</text:p>
              </table:table-cell>
              <table:table-cell office:value-type="float" office:value="0.0000163226">
                <text:p>0.0000163226</text:p>
              </table:table-cell>
              <table:table-cell office:value-type="float" office:value="-0.000179773">
                <text:p>-0.000179773</text:p>
              </table:table-cell>
              <table:table-cell office:value-type="float" office:value="0.0000234729">
                <text:p>0.0000234729</text:p>
              </table:table-cell>
              <table:table-cell office:value-type="float" office:value="0.00021297">
                <text:p>0.00021297</text:p>
              </table:table-cell>
              <table:table-cell office:value-type="float" office:value="0.000135517">
                <text:p>0.000135517</text:p>
              </table:table-cell>
              <table:table-cell office:value-type="float" office:value="-0.000396601">
                <text:p>-0.000396601</text:p>
              </table:table-cell>
              <table:table-cell office:value-type="float" office:value="0.000155777">
                <text:p>0.000155777</text:p>
              </table:table-cell>
              <table:table-cell office:value-type="float" office:value="-0.000155572">
                <text:p>-0.000155572</text:p>
              </table:table-cell>
              <table:table-cell office:value-type="float" office:value="0.0000747944">
                <text:p>0.0000747944</text:p>
              </table:table-cell>
              <table:table-cell office:value-type="float" office:value="0.000110574">
                <text:p>0.000110574</text:p>
              </table:table-cell>
              <table:table-cell office:value-type="float" office:value="0.0000897521">
                <text:p>0.0000897521</text:p>
              </table:table-cell>
              <table:table-cell office:value-type="float" office:value="0.000234886">
                <text:p>0.000234886</text:p>
              </table:table-cell>
              <table:table-cell office:value-type="float" office:value="0.000188962">
                <text:p>0.000188962</text:p>
              </table:table-cell>
              <table:table-cell office:value-type="float" office:value="0.000192888">
                <text:p>0.000192888</text:p>
              </table:table-cell>
              <table:table-cell office:value-type="float" office:value="0.000239734">
                <text:p>0.000239734</text:p>
              </table:table-cell>
              <table:table-cell office:value-type="float" office:value="-0.000218885">
                <text:p>-0.000218885</text:p>
              </table:table-cell>
              <table:table-cell office:value-type="float" office:value="-0.000122149">
                <text:p>-0.000122149</text:p>
              </table:table-cell>
              <table:table-cell office:value-type="float" office:value="-0.000424262">
                <text:p>-0.000424262</text:p>
              </table:table-cell>
              <table:table-cell office:value-type="float" office:value="-0.000209659">
                <text:p>-0.000209659</text:p>
              </table:table-cell>
              <table:table-cell office:value-type="float" office:value="0.000188732">
                <text:p>0.000188732</text:p>
              </table:table-cell>
              <table:table-cell office:value-type="float" office:value="-0.000205877">
                <text:p>-0.000205877</text:p>
              </table:table-cell>
              <table:table-cell office:value-type="float" office:value="0.000244182">
                <text:p>0.000244182</text:p>
              </table:table-cell>
              <table:table-cell office:value-type="float" office:value="0.0000073075">
                <text:p>0.0000073075</text:p>
              </table:table-cell>
              <table:table-cell office:value-type="float" office:value="-0.000320281">
                <text:p>-0.000320281</text:p>
              </table:table-cell>
              <table:table-cell office:value-type="float" office:value="0.0000235767">
                <text:p>0.0000235767</text:p>
              </table:table-cell>
              <table:table-cell office:value-type="float" office:value="-0.0000967442">
                <text:p>-0.0000967442</text:p>
              </table:table-cell>
              <table:table-cell office:value-type="float" office:value="-0.0000683162">
                <text:p>-0.0000683162</text:p>
              </table:table-cell>
              <table:table-cell office:value-type="float" office:value="0.0000472101">
                <text:p>0.0000472101</text:p>
              </table:table-cell>
              <table:table-cell office:value-type="float" office:value="-0.0000172075">
                <text:p>-0.0000172075</text:p>
              </table:table-cell>
              <table:table-cell office:value-type="float" office:value="0.000274675">
                <text:p>0.000274675</text:p>
              </table:table-cell>
              <table:table-cell office:value-type="float" office:value="0.000100479">
                <text:p>0.000100479</text:p>
              </table:table-cell>
              <table:table-cell office:value-type="float" office:value="0.000400229">
                <text:p>0.000400229</text:p>
              </table:table-cell>
              <table:table-cell office:value-type="float" office:value="0.000303116">
                <text:p>0.000303116</text:p>
              </table:table-cell>
              <table:table-cell office:value-type="float" office:value="-0.000152581">
                <text:p>-0.000152581</text:p>
              </table:table-cell>
              <table:table-cell office:value-type="float" office:value="-0.0000746833">
                <text:p>-0.0000746833</text:p>
              </table:table-cell>
              <table:table-cell office:value-type="float" office:value="-0.00021448">
                <text:p>-0.00021448</text:p>
              </table:table-cell>
              <table:table-cell office:value-type="float" office:value="-0.000221226">
                <text:p>-0.000221226</text:p>
              </table:table-cell>
              <table:table-cell office:value-type="float" office:value="0.0000942139">
                <text:p>0.0000942139</text:p>
              </table:table-cell>
              <table:table-cell office:value-type="float" office:value="0.00015828">
                <text:p>0.00015828</text:p>
              </table:table-cell>
              <table:table-cell office:value-type="float" office:value="0.0000779166">
                <text:p>0.0000779166</text:p>
              </table:table-cell>
              <table:table-cell office:value-type="float" office:value="-0.00000590081">
                <text:p>-0.00000590081</text:p>
              </table:table-cell>
              <table:table-cell office:value-type="float" office:value="-0.000184348">
                <text:p>-0.000184348</text:p>
              </table:table-cell>
              <table:table-cell office:value-type="float" office:value="-0.000106449">
                <text:p>-0.000106449</text:p>
              </table:table-cell>
              <table:table-cell office:value-type="float" office:value="-0.000191667">
                <text:p>-0.000191667</text:p>
              </table:table-cell>
              <table:table-cell office:value-type="float" office:value="-0.000159124">
                <text:p>-0.000159124</text:p>
              </table:table-cell>
              <table:table-cell office:value-type="float" office:value="-0.000135356">
                <text:p>-0.000135356</text:p>
              </table:table-cell>
              <table:table-cell office:value-type="float" office:value="-0.0000633904">
                <text:p>-0.0000633904</text:p>
              </table:table-cell>
              <table:table-cell office:value-type="float" office:value="-0.000203783">
                <text:p>-0.000203783</text:p>
              </table:table-cell>
              <table:table-cell office:value-type="float" office:value="0.000206464">
                <text:p>0.000206464</text:p>
              </table:table-cell>
              <table:table-cell office:value-type="float" office:value="0.000233084">
                <text:p>0.000233084</text:p>
              </table:table-cell>
              <table:table-cell office:value-type="float" office:value="0.000281807">
                <text:p>0.000281807</text:p>
              </table:table-cell>
              <table:table-cell office:value-type="float" office:value="0.0000962758">
                <text:p>0.0000962758</text:p>
              </table:table-cell>
              <table:table-cell office:value-type="float" office:value="-0.000011619">
                <text:p>-0.000011619</text:p>
              </table:table-cell>
              <table:table-cell office:value-type="float" office:value="-0.0000987218">
                <text:p>-0.0000987218</text:p>
              </table:table-cell>
              <table:table-cell office:value-type="float" office:value="-0.000222132">
                <text:p>-0.000222132</text:p>
              </table:table-cell>
              <table:table-cell office:value-type="float" office:value="0.0000180833">
                <text:p>0.0000180833</text:p>
              </table:table-cell>
              <table:table-cell office:value-type="float" office:value="0.000360427">
                <text:p>0.000360427</text:p>
              </table:table-cell>
              <table:table-cell office:value-type="float" office:value="0.0000779967">
                <text:p>0.0000779967</text:p>
              </table:table-cell>
              <table:table-cell office:value-type="float" office:value="0.000228162">
                <text:p>0.000228162</text:p>
              </table:table-cell>
              <table:table-cell office:value-type="float" office:value="0.000138871">
                <text:p>0.000138871</text:p>
              </table:table-cell>
              <table:table-cell office:value-type="float" office:value="-0.0000703909">
                <text:p>-0.0000703909</text:p>
              </table:table-cell>
              <table:table-cell office:value-type="float" office:value="-0.00000717576">
                <text:p>-0.00000717576</text:p>
              </table:table-cell>
              <table:table-cell office:value-type="float" office:value="-0.000153048">
                <text:p>-0.000153048</text:p>
              </table:table-cell>
              <table:table-cell office:value-type="float" office:value="-0.0000188632">
                <text:p>-0.0000188632</text:p>
              </table:table-cell>
              <table:table-cell office:value-type="float" office:value="-0.000303972">
                <text:p>-0.000303972</text:p>
              </table:table-cell>
              <table:table-cell office:value-type="float" office:value="-0.000214926">
                <text:p>-0.000214926</text:p>
              </table:table-cell>
              <table:table-cell office:value-type="float" office:value="-0.0000261062">
                <text:p>-0.0000261062</text:p>
              </table:table-cell>
              <table:table-cell office:value-type="float" office:value="0.0000886867">
                <text:p>0.0000886867</text:p>
              </table:table-cell>
              <table:table-cell office:value-type="float" office:value="0.000137499">
                <text:p>0.000137499</text:p>
              </table:table-cell>
              <table:table-cell office:value-type="float" office:value="0.000373431">
                <text:p>0.000373431</text:p>
              </table:table-cell>
              <table:table-cell office:value-type="float" office:value="2.06525E-017">
                <text:p>2.06525E-017</text:p>
              </table:table-cell>
              <table:table-cell office:value-type="float" office:value="1.62942E-017">
                <text:p>1.62942E-017</text:p>
              </table:table-cell>
              <table:table-cell office:value-type="float" office:value="1.28984E-017">
                <text:p>1.28984E-017</text:p>
              </table:table-cell>
              <table:table-cell office:value-type="float" office:value="1.28984E-017">
                <text:p>1.28984E-01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00000000245131">
                <text:p>0.00000000245131</text:p>
                <draw:g>
                  <svg:desc>korteweg2.B13:korteweg2.KQ13</svg:desc>
                </draw:g>
              </table:table-cell>
              <table:table-cell office:value-type="float" office:value="0.00000000392615">
                <text:p>0.00000000392615</text:p>
              </table:table-cell>
              <table:table-cell office:value-type="float" office:value="0.00000000629238">
                <text:p>0.00000000629238</text:p>
              </table:table-cell>
              <table:table-cell office:value-type="float" office:value="-0.0000115454">
                <text:p>-0.0000115454</text:p>
              </table:table-cell>
              <table:table-cell office:value-type="float" office:value="0.0000410077">
                <text:p>0.0000410077</text:p>
              </table:table-cell>
              <table:table-cell office:value-type="float" office:value="-0.000232532">
                <text:p>-0.000232532</text:p>
              </table:table-cell>
              <table:table-cell office:value-type="float" office:value="-0.000259315">
                <text:p>-0.000259315</text:p>
              </table:table-cell>
              <table:table-cell office:value-type="float" office:value="-0.000417248">
                <text:p>-0.000417248</text:p>
              </table:table-cell>
              <table:table-cell office:value-type="float" office:value="-0.000156442">
                <text:p>-0.000156442</text:p>
              </table:table-cell>
              <table:table-cell office:value-type="float" office:value="0.000144892">
                <text:p>0.000144892</text:p>
              </table:table-cell>
              <table:table-cell office:value-type="float" office:value="0.000176373">
                <text:p>0.000176373</text:p>
              </table:table-cell>
              <table:table-cell office:value-type="float" office:value="0.000177456">
                <text:p>0.000177456</text:p>
              </table:table-cell>
              <table:table-cell office:value-type="float" office:value="0.0000912163">
                <text:p>0.0000912163</text:p>
              </table:table-cell>
              <table:table-cell office:value-type="float" office:value="-0.0000408116">
                <text:p>-0.0000408116</text:p>
              </table:table-cell>
              <table:table-cell office:value-type="float" office:value="-0.000172617">
                <text:p>-0.000172617</text:p>
              </table:table-cell>
              <table:table-cell office:value-type="float" office:value="-0.000218084">
                <text:p>-0.000218084</text:p>
              </table:table-cell>
              <table:table-cell office:value-type="float" office:value="-0.000204559">
                <text:p>-0.000204559</text:p>
              </table:table-cell>
              <table:table-cell office:value-type="float" office:value="-0.000117432">
                <text:p>-0.000117432</text:p>
              </table:table-cell>
              <table:table-cell office:value-type="float" office:value="0.0000386095">
                <text:p>0.0000386095</text:p>
              </table:table-cell>
              <table:table-cell office:value-type="float" office:value="0.00011137">
                <text:p>0.00011137</text:p>
              </table:table-cell>
              <table:table-cell office:value-type="float" office:value="0.000196174">
                <text:p>0.000196174</text:p>
              </table:table-cell>
              <table:table-cell office:value-type="float" office:value="0.0000742303">
                <text:p>0.0000742303</text:p>
              </table:table-cell>
              <table:table-cell office:value-type="float" office:value="-0.0000702235">
                <text:p>-0.0000702235</text:p>
              </table:table-cell>
              <table:table-cell office:value-type="float" office:value="0.000115096">
                <text:p>0.000115096</text:p>
              </table:table-cell>
              <table:table-cell office:value-type="float" office:value="0.000270614">
                <text:p>0.000270614</text:p>
              </table:table-cell>
              <table:table-cell office:value-type="float" office:value="0.000136958">
                <text:p>0.000136958</text:p>
              </table:table-cell>
              <table:table-cell office:value-type="float" office:value="0.000136132">
                <text:p>0.000136132</text:p>
              </table:table-cell>
              <table:table-cell office:value-type="float" office:value="-0.000193135">
                <text:p>-0.000193135</text:p>
              </table:table-cell>
              <table:table-cell office:value-type="float" office:value="-0.000150073">
                <text:p>-0.000150073</text:p>
              </table:table-cell>
              <table:table-cell office:value-type="float" office:value="-0.000196382">
                <text:p>-0.000196382</text:p>
              </table:table-cell>
              <table:table-cell office:value-type="float" office:value="0.0000229106">
                <text:p>0.0000229106</text:p>
              </table:table-cell>
              <table:table-cell office:value-type="float" office:value="-0.0000331527">
                <text:p>-0.0000331527</text:p>
              </table:table-cell>
              <table:table-cell office:value-type="float" office:value="0.000353953">
                <text:p>0.000353953</text:p>
              </table:table-cell>
              <table:table-cell office:value-type="float" office:value="0.000137849">
                <text:p>0.000137849</text:p>
              </table:table-cell>
              <table:table-cell office:value-type="float" office:value="0.000404799">
                <text:p>0.000404799</text:p>
              </table:table-cell>
              <table:table-cell office:value-type="float" office:value="0.0000874727">
                <text:p>0.0000874727</text:p>
              </table:table-cell>
              <table:table-cell office:value-type="float" office:value="0.0000424989">
                <text:p>0.0000424989</text:p>
              </table:table-cell>
              <table:table-cell office:value-type="float" office:value="-0.000303789">
                <text:p>-0.000303789</text:p>
              </table:table-cell>
              <table:table-cell office:value-type="float" office:value="-0.000170293">
                <text:p>-0.000170293</text:p>
              </table:table-cell>
              <table:table-cell office:value-type="float" office:value="-0.0000559011">
                <text:p>-0.0000559011</text:p>
              </table:table-cell>
              <table:table-cell office:value-type="float" office:value="0.0000734294">
                <text:p>0.0000734294</text:p>
              </table:table-cell>
              <table:table-cell office:value-type="float" office:value="0.0000615585">
                <text:p>0.0000615585</text:p>
              </table:table-cell>
              <table:table-cell office:value-type="float" office:value="0.000107423">
                <text:p>0.000107423</text:p>
              </table:table-cell>
              <table:table-cell office:value-type="float" office:value="-0.00011293">
                <text:p>-0.00011293</text:p>
              </table:table-cell>
              <table:table-cell office:value-type="float" office:value="-0.0000183813">
                <text:p>-0.0000183813</text:p>
              </table:table-cell>
              <table:table-cell office:value-type="float" office:value="0.000260286">
                <text:p>0.000260286</text:p>
              </table:table-cell>
              <table:table-cell office:value-type="float" office:value="0.0000873368">
                <text:p>0.0000873368</text:p>
              </table:table-cell>
              <table:table-cell office:value-type="float" office:value="0.000176981">
                <text:p>0.000176981</text:p>
              </table:table-cell>
              <table:table-cell office:value-type="float" office:value="0.0000662313">
                <text:p>0.0000662313</text:p>
              </table:table-cell>
              <table:table-cell office:value-type="float" office:value="0.0000120684">
                <text:p>0.0000120684</text:p>
              </table:table-cell>
              <table:table-cell office:value-type="float" office:value="-0.000113485">
                <text:p>-0.000113485</text:p>
              </table:table-cell>
              <table:table-cell office:value-type="float" office:value="-0.000173205">
                <text:p>-0.000173205</text:p>
              </table:table-cell>
              <table:table-cell office:value-type="float" office:value="-0.000284448">
                <text:p>-0.000284448</text:p>
              </table:table-cell>
              <table:table-cell office:value-type="float" office:value="-0.00019893">
                <text:p>-0.00019893</text:p>
              </table:table-cell>
              <table:table-cell office:value-type="float" office:value="0.0000710963">
                <text:p>0.0000710963</text:p>
              </table:table-cell>
              <table:table-cell office:value-type="float" office:value="0.0000102445">
                <text:p>0.0000102445</text:p>
              </table:table-cell>
              <table:table-cell office:value-type="float" office:value="0.00051039">
                <text:p>0.00051039</text:p>
              </table:table-cell>
              <table:table-cell office:value-type="float" office:value="0.000225182">
                <text:p>0.000225182</text:p>
              </table:table-cell>
              <table:table-cell office:value-type="float" office:value="-0.000128325">
                <text:p>-0.000128325</text:p>
              </table:table-cell>
              <table:table-cell office:value-type="float" office:value="0.0000579106">
                <text:p>0.0000579106</text:p>
              </table:table-cell>
              <table:table-cell office:value-type="float" office:value="-0.000197316">
                <text:p>-0.000197316</text:p>
              </table:table-cell>
              <table:table-cell office:value-type="float" office:value="-0.0000707186">
                <text:p>-0.0000707186</text:p>
              </table:table-cell>
              <table:table-cell office:value-type="float" office:value="-0.0000132911">
                <text:p>-0.0000132911</text:p>
              </table:table-cell>
              <table:table-cell office:value-type="float" office:value="-0.0000636857">
                <text:p>-0.0000636857</text:p>
              </table:table-cell>
              <table:table-cell office:value-type="float" office:value="-0.000211316">
                <text:p>-0.000211316</text:p>
              </table:table-cell>
              <table:table-cell office:value-type="float" office:value="0.000215795">
                <text:p>0.000215795</text:p>
              </table:table-cell>
              <table:table-cell office:value-type="float" office:value="-0.000335489">
                <text:p>-0.000335489</text:p>
              </table:table-cell>
              <table:table-cell office:value-type="float" office:value="0.00023035">
                <text:p>0.00023035</text:p>
              </table:table-cell>
              <table:table-cell office:value-type="float" office:value="0.000052097">
                <text:p>0.000052097</text:p>
              </table:table-cell>
              <table:table-cell office:value-type="float" office:value="-0.0000401278">
                <text:p>-0.0000401278</text:p>
              </table:table-cell>
              <table:table-cell office:value-type="float" office:value="0.000108387">
                <text:p>0.000108387</text:p>
              </table:table-cell>
              <table:table-cell office:value-type="float" office:value="0.0004939">
                <text:p>0.0004939</text:p>
              </table:table-cell>
              <table:table-cell office:value-type="float" office:value="-0.000105687">
                <text:p>-0.000105687</text:p>
              </table:table-cell>
              <table:table-cell office:value-type="float" office:value="0.000162742">
                <text:p>0.000162742</text:p>
              </table:table-cell>
              <table:table-cell office:value-type="float" office:value="-0.000200995">
                <text:p>-0.000200995</text:p>
              </table:table-cell>
              <table:table-cell office:value-type="float" office:value="-0.000471483">
                <text:p>-0.000471483</text:p>
              </table:table-cell>
              <table:table-cell office:value-type="float" office:value="-0.000217946">
                <text:p>-0.000217946</text:p>
              </table:table-cell>
              <table:table-cell office:value-type="float" office:value="0.0000513906">
                <text:p>0.0000513906</text:p>
              </table:table-cell>
              <table:table-cell office:value-type="float" office:value="-0.000114679">
                <text:p>-0.000114679</text:p>
              </table:table-cell>
              <table:table-cell office:value-type="float" office:value="0.000409179">
                <text:p>0.000409179</text:p>
              </table:table-cell>
              <table:table-cell office:value-type="float" office:value="-0.00000337328">
                <text:p>-0.00000337328</text:p>
              </table:table-cell>
              <table:table-cell office:value-type="float" office:value="0.000101217">
                <text:p>0.000101217</text:p>
              </table:table-cell>
              <table:table-cell office:value-type="float" office:value="0.000233493">
                <text:p>0.000233493</text:p>
              </table:table-cell>
              <table:table-cell office:value-type="float" office:value="-0.0000488333">
                <text:p>-0.0000488333</text:p>
              </table:table-cell>
              <table:table-cell office:value-type="float" office:value="-0.000160666">
                <text:p>-0.000160666</text:p>
              </table:table-cell>
              <table:table-cell office:value-type="float" office:value="0.000266127">
                <text:p>0.000266127</text:p>
              </table:table-cell>
              <table:table-cell office:value-type="float" office:value="-0.00044527">
                <text:p>-0.00044527</text:p>
              </table:table-cell>
              <table:table-cell office:value-type="float" office:value="0.000128897">
                <text:p>0.000128897</text:p>
              </table:table-cell>
              <table:table-cell office:value-type="float" office:value="0.000102669">
                <text:p>0.000102669</text:p>
              </table:table-cell>
              <table:table-cell office:value-type="float" office:value="-0.000198034">
                <text:p>-0.000198034</text:p>
              </table:table-cell>
              <table:table-cell office:value-type="float" office:value="-0.000213298">
                <text:p>-0.000213298</text:p>
              </table:table-cell>
              <table:table-cell office:value-type="float" office:value="-0.0000649244">
                <text:p>-0.0000649244</text:p>
              </table:table-cell>
              <table:table-cell office:value-type="float" office:value="-0.00029559">
                <text:p>-0.00029559</text:p>
              </table:table-cell>
              <table:table-cell office:value-type="float" office:value="0.000342124">
                <text:p>0.000342124</text:p>
              </table:table-cell>
              <table:table-cell office:value-type="float" office:value="0.000297085">
                <text:p>0.000297085</text:p>
              </table:table-cell>
              <table:table-cell office:value-type="float" office:value="0.000213744">
                <text:p>0.000213744</text:p>
              </table:table-cell>
              <table:table-cell office:value-type="float" office:value="0.000340786">
                <text:p>0.000340786</text:p>
              </table:table-cell>
              <table:table-cell office:value-type="float" office:value="-0.0000759969">
                <text:p>-0.0000759969</text:p>
              </table:table-cell>
              <table:table-cell office:value-type="float" office:value="-0.000346495">
                <text:p>-0.000346495</text:p>
              </table:table-cell>
              <table:table-cell office:value-type="float" office:value="0.000105419">
                <text:p>0.000105419</text:p>
              </table:table-cell>
              <table:table-cell office:value-type="float" office:value="-0.000224417">
                <text:p>-0.000224417</text:p>
              </table:table-cell>
              <table:table-cell office:value-type="float" office:value="-0.000280812">
                <text:p>-0.000280812</text:p>
              </table:table-cell>
              <table:table-cell office:value-type="float" office:value="0.000164592">
                <text:p>0.000164592</text:p>
              </table:table-cell>
              <table:table-cell office:value-type="float" office:value="-0.00000177085">
                <text:p>-0.00000177085</text:p>
              </table:table-cell>
              <table:table-cell office:value-type="float" office:value="0.000129526">
                <text:p>0.000129526</text:p>
              </table:table-cell>
              <table:table-cell office:value-type="float" office:value="0.000328001">
                <text:p>0.000328001</text:p>
              </table:table-cell>
              <table:table-cell office:value-type="float" office:value="0.000135966">
                <text:p>0.000135966</text:p>
              </table:table-cell>
              <table:table-cell office:value-type="float" office:value="0.000252871">
                <text:p>0.000252871</text:p>
              </table:table-cell>
              <table:table-cell office:value-type="float" office:value="0.000297591">
                <text:p>0.000297591</text:p>
              </table:table-cell>
              <table:table-cell office:value-type="float" office:value="0.000463761">
                <text:p>0.000463761</text:p>
              </table:table-cell>
              <table:table-cell office:value-type="float" office:value="0.00107099">
                <text:p>0.00107099</text:p>
              </table:table-cell>
              <table:table-cell office:value-type="float" office:value="0.00125115">
                <text:p>0.00125115</text:p>
              </table:table-cell>
              <table:table-cell office:value-type="float" office:value="0.00156931">
                <text:p>0.00156931</text:p>
              </table:table-cell>
              <table:table-cell office:value-type="float" office:value="0.0025239">
                <text:p>0.0025239</text:p>
              </table:table-cell>
              <table:table-cell office:value-type="float" office:value="0.00367891">
                <text:p>0.00367891</text:p>
              </table:table-cell>
              <table:table-cell office:value-type="float" office:value="0.00585101">
                <text:p>0.00585101</text:p>
              </table:table-cell>
              <table:table-cell office:value-type="float" office:value="0.00982282">
                <text:p>0.00982282</text:p>
              </table:table-cell>
              <table:table-cell office:value-type="float" office:value="0.0154058">
                <text:p>0.0154058</text:p>
              </table:table-cell>
              <table:table-cell office:value-type="float" office:value="0.0243528">
                <text:p>0.0243528</text:p>
              </table:table-cell>
              <table:table-cell office:value-type="float" office:value="0.0384128">
                <text:p>0.0384128</text:p>
              </table:table-cell>
              <table:table-cell office:value-type="float" office:value="0.0603211">
                <text:p>0.0603211</text:p>
              </table:table-cell>
              <table:table-cell office:value-type="float" office:value="0.0940174">
                <text:p>0.0940174</text:p>
              </table:table-cell>
              <table:table-cell office:value-type="float" office:value="0.145381">
                <text:p>0.145381</text:p>
              </table:table-cell>
              <table:table-cell office:value-type="float" office:value="0.22126">
                <text:p>0.22126</text:p>
              </table:table-cell>
              <table:table-cell office:value-type="float" office:value="0.328935">
                <text:p>0.328935</text:p>
              </table:table-cell>
              <table:table-cell office:value-type="float" office:value="0.472119">
                <text:p>0.472119</text:p>
              </table:table-cell>
              <table:table-cell office:value-type="float" office:value="0.643883">
                <text:p>0.643883</text:p>
              </table:table-cell>
              <table:table-cell office:value-type="float" office:value="0.818942">
                <text:p>0.818942</text:p>
              </table:table-cell>
              <table:table-cell office:value-type="float" office:value="0.952008">
                <text:p>0.952008</text:p>
              </table:table-cell>
              <table:table-cell office:value-type="float" office:value="0.99628">
                <text:p>0.99628</text:p>
              </table:table-cell>
              <table:table-cell office:value-type="float" office:value="0.933771">
                <text:p>0.933771</text:p>
              </table:table-cell>
              <table:table-cell office:value-type="float" office:value="0.789965">
                <text:p>0.789965</text:p>
              </table:table-cell>
              <table:table-cell office:value-type="float" office:value="0.613833">
                <text:p>0.613833</text:p>
              </table:table-cell>
              <table:table-cell office:value-type="float" office:value="0.447373">
                <text:p>0.447373</text:p>
              </table:table-cell>
              <table:table-cell office:value-type="float" office:value="0.311546">
                <text:p>0.311546</text:p>
              </table:table-cell>
              <table:table-cell office:value-type="float" office:value="0.211416">
                <text:p>0.211416</text:p>
              </table:table-cell>
              <table:table-cell office:value-type="float" office:value="0.142351">
                <text:p>0.142351</text:p>
              </table:table-cell>
              <table:table-cell office:value-type="float" office:value="0.0973723">
                <text:p>0.0973723</text:p>
              </table:table-cell>
              <table:table-cell office:value-type="float" office:value="0.0688296">
                <text:p>0.0688296</text:p>
              </table:table-cell>
              <table:table-cell office:value-type="float" office:value="0.0527008">
                <text:p>0.0527008</text:p>
              </table:table-cell>
              <table:table-cell office:value-type="float" office:value="0.0444658">
                <text:p>0.0444658</text:p>
              </table:table-cell>
              <table:table-cell office:value-type="float" office:value="0.0417421">
                <text:p>0.0417421</text:p>
              </table:table-cell>
              <table:table-cell office:value-type="float" office:value="0.0435531">
                <text:p>0.0435531</text:p>
              </table:table-cell>
              <table:table-cell office:value-type="float" office:value="0.0485953">
                <text:p>0.0485953</text:p>
              </table:table-cell>
              <table:table-cell office:value-type="float" office:value="0.0563383">
                <text:p>0.0563383</text:p>
              </table:table-cell>
              <table:table-cell office:value-type="float" office:value="0.0671008">
                <text:p>0.0671008</text:p>
              </table:table-cell>
              <table:table-cell office:value-type="float" office:value="0.0800712">
                <text:p>0.0800712</text:p>
              </table:table-cell>
              <table:table-cell office:value-type="float" office:value="0.0966601">
                <text:p>0.0966601</text:p>
              </table:table-cell>
              <table:table-cell office:value-type="float" office:value="0.114973">
                <text:p>0.114973</text:p>
              </table:table-cell>
              <table:table-cell office:value-type="float" office:value="0.135617">
                <text:p>0.135617</text:p>
              </table:table-cell>
              <table:table-cell office:value-type="float" office:value="0.157808">
                <text:p>0.157808</text:p>
              </table:table-cell>
              <table:table-cell office:value-type="float" office:value="0.180093">
                <text:p>0.180093</text:p>
              </table:table-cell>
              <table:table-cell office:value-type="float" office:value="0.201696">
                <text:p>0.201696</text:p>
              </table:table-cell>
              <table:table-cell office:value-type="float" office:value="0.221246">
                <text:p>0.221246</text:p>
              </table:table-cell>
              <table:table-cell office:value-type="float" office:value="0.236894">
                <text:p>0.236894</text:p>
              </table:table-cell>
              <table:table-cell office:value-type="float" office:value="0.246888">
                <text:p>0.246888</text:p>
              </table:table-cell>
              <table:table-cell office:value-type="float" office:value="0.250084">
                <text:p>0.250084</text:p>
              </table:table-cell>
              <table:table-cell office:value-type="float" office:value="0.247022">
                <text:p>0.247022</text:p>
              </table:table-cell>
              <table:table-cell office:value-type="float" office:value="0.236375">
                <text:p>0.236375</text:p>
              </table:table-cell>
              <table:table-cell office:value-type="float" office:value="0.220977">
                <text:p>0.220977</text:p>
              </table:table-cell>
              <table:table-cell office:value-type="float" office:value="0.201823">
                <text:p>0.201823</text:p>
              </table:table-cell>
              <table:table-cell office:value-type="float" office:value="0.179367">
                <text:p>0.179367</text:p>
              </table:table-cell>
              <table:table-cell office:value-type="float" office:value="0.157124">
                <text:p>0.157124</text:p>
              </table:table-cell>
              <table:table-cell office:value-type="float" office:value="0.135064">
                <text:p>0.135064</text:p>
              </table:table-cell>
              <table:table-cell office:value-type="float" office:value="0.114225">
                <text:p>0.114225</text:p>
              </table:table-cell>
              <table:table-cell office:value-type="float" office:value="0.0958875">
                <text:p>0.0958875</text:p>
              </table:table-cell>
              <table:table-cell office:value-type="float" office:value="0.0793224">
                <text:p>0.0793224</text:p>
              </table:table-cell>
              <table:table-cell office:value-type="float" office:value="0.0648706">
                <text:p>0.0648706</text:p>
              </table:table-cell>
              <table:table-cell office:value-type="float" office:value="0.0527597">
                <text:p>0.0527597</text:p>
              </table:table-cell>
              <table:table-cell office:value-type="float" office:value="0.0423607">
                <text:p>0.0423607</text:p>
              </table:table-cell>
              <table:table-cell office:value-type="float" office:value="0.0342889">
                <text:p>0.0342889</text:p>
              </table:table-cell>
              <table:table-cell office:value-type="float" office:value="0.0273711">
                <text:p>0.0273711</text:p>
              </table:table-cell>
              <table:table-cell office:value-type="float" office:value="0.0221387">
                <text:p>0.0221387</text:p>
              </table:table-cell>
              <table:table-cell office:value-type="float" office:value="0.0175992">
                <text:p>0.0175992</text:p>
              </table:table-cell>
              <table:table-cell office:value-type="float" office:value="0.0138759">
                <text:p>0.0138759</text:p>
              </table:table-cell>
              <table:table-cell office:value-type="float" office:value="0.0109613">
                <text:p>0.0109613</text:p>
              </table:table-cell>
              <table:table-cell office:value-type="float" office:value="0.0087182">
                <text:p>0.0087182</text:p>
              </table:table-cell>
              <table:table-cell office:value-type="float" office:value="0.00655044">
                <text:p>0.00655044</text:p>
              </table:table-cell>
              <table:table-cell office:value-type="float" office:value="0.00581588">
                <text:p>0.00581588</text:p>
              </table:table-cell>
              <table:table-cell office:value-type="float" office:value="0.00411345">
                <text:p>0.00411345</text:p>
              </table:table-cell>
              <table:table-cell office:value-type="float" office:value="0.00348953">
                <text:p>0.00348953</text:p>
              </table:table-cell>
              <table:table-cell office:value-type="float" office:value="0.00304387">
                <text:p>0.00304387</text:p>
              </table:table-cell>
              <table:table-cell office:value-type="float" office:value="0.00235471">
                <text:p>0.00235471</text:p>
              </table:table-cell>
              <table:table-cell office:value-type="float" office:value="0.00191603">
                <text:p>0.00191603</text:p>
              </table:table-cell>
              <table:table-cell office:value-type="float" office:value="0.00176189">
                <text:p>0.00176189</text:p>
              </table:table-cell>
              <table:table-cell office:value-type="float" office:value="0.000988903">
                <text:p>0.000988903</text:p>
              </table:table-cell>
              <table:table-cell office:value-type="float" office:value="0.000786975">
                <text:p>0.000786975</text:p>
              </table:table-cell>
              <table:table-cell office:value-type="float" office:value="0.000142523">
                <text:p>0.000142523</text:p>
              </table:table-cell>
              <table:table-cell office:value-type="float" office:value="0.00067338">
                <text:p>0.00067338</text:p>
              </table:table-cell>
              <table:table-cell office:value-type="float" office:value="0.000166975">
                <text:p>0.000166975</text:p>
              </table:table-cell>
              <table:table-cell office:value-type="float" office:value="0.000371548">
                <text:p>0.000371548</text:p>
              </table:table-cell>
              <table:table-cell office:value-type="float" office:value="0.000503194">
                <text:p>0.000503194</text:p>
              </table:table-cell>
              <table:table-cell office:value-type="float" office:value="0.0000828931">
                <text:p>0.0000828931</text:p>
              </table:table-cell>
              <table:table-cell office:value-type="float" office:value="-0.0000971862">
                <text:p>-0.0000971862</text:p>
              </table:table-cell>
              <table:table-cell office:value-type="float" office:value="0.000177449">
                <text:p>0.000177449</text:p>
              </table:table-cell>
              <table:table-cell office:value-type="float" office:value="-0.000151937">
                <text:p>-0.000151937</text:p>
              </table:table-cell>
              <table:table-cell office:value-type="float" office:value="0.00024533">
                <text:p>0.00024533</text:p>
              </table:table-cell>
              <table:table-cell office:value-type="float" office:value="0.0000236248">
                <text:p>0.0000236248</text:p>
              </table:table-cell>
              <table:table-cell office:value-type="float" office:value="0.000282566">
                <text:p>0.000282566</text:p>
              </table:table-cell>
              <table:table-cell office:value-type="float" office:value="0.000119169">
                <text:p>0.000119169</text:p>
              </table:table-cell>
              <table:table-cell office:value-type="float" office:value="0.000238727">
                <text:p>0.000238727</text:p>
              </table:table-cell>
              <table:table-cell office:value-type="float" office:value="0.000274082">
                <text:p>0.000274082</text:p>
              </table:table-cell>
              <table:table-cell office:value-type="float" office:value="0.000190659">
                <text:p>0.000190659</text:p>
              </table:table-cell>
              <table:table-cell office:value-type="float" office:value="-0.0000148544">
                <text:p>-0.0000148544</text:p>
              </table:table-cell>
              <table:table-cell office:value-type="float" office:value="-0.000161561">
                <text:p>-0.000161561</text:p>
              </table:table-cell>
              <table:table-cell office:value-type="float" office:value="-0.000379571">
                <text:p>-0.000379571</text:p>
              </table:table-cell>
              <table:table-cell office:value-type="float" office:value="-0.000147894">
                <text:p>-0.000147894</text:p>
              </table:table-cell>
              <table:table-cell office:value-type="float" office:value="-0.000177347">
                <text:p>-0.000177347</text:p>
              </table:table-cell>
              <table:table-cell office:value-type="float" office:value="0.000129569">
                <text:p>0.000129569</text:p>
              </table:table-cell>
              <table:table-cell office:value-type="float" office:value="0.000199002">
                <text:p>0.000199002</text:p>
              </table:table-cell>
              <table:table-cell office:value-type="float" office:value="-0.0000310405">
                <text:p>-0.0000310405</text:p>
              </table:table-cell>
              <table:table-cell office:value-type="float" office:value="-0.000112122">
                <text:p>-0.000112122</text:p>
              </table:table-cell>
              <table:table-cell office:value-type="float" office:value="-0.0000940569">
                <text:p>-0.0000940569</text:p>
              </table:table-cell>
              <table:table-cell office:value-type="float" office:value="-0.000140145">
                <text:p>-0.000140145</text:p>
              </table:table-cell>
              <table:table-cell office:value-type="float" office:value="-0.0000179956">
                <text:p>-0.0000179956</text:p>
              </table:table-cell>
              <table:table-cell office:value-type="float" office:value="0.000133015">
                <text:p>0.000133015</text:p>
              </table:table-cell>
              <table:table-cell office:value-type="float" office:value="0.000293707">
                <text:p>0.000293707</text:p>
              </table:table-cell>
              <table:table-cell office:value-type="float" office:value="0.000014484">
                <text:p>0.000014484</text:p>
              </table:table-cell>
              <table:table-cell office:value-type="float" office:value="0.000190404">
                <text:p>0.000190404</text:p>
              </table:table-cell>
              <table:table-cell office:value-type="float" office:value="0.000334613">
                <text:p>0.000334613</text:p>
              </table:table-cell>
              <table:table-cell office:value-type="float" office:value="-0.0000704085">
                <text:p>-0.0000704085</text:p>
              </table:table-cell>
              <table:table-cell office:value-type="float" office:value="0.000117372">
                <text:p>0.000117372</text:p>
              </table:table-cell>
              <table:table-cell office:value-type="float" office:value="-0.000107641">
                <text:p>-0.000107641</text:p>
              </table:table-cell>
              <table:table-cell office:value-type="float" office:value="-0.000357161">
                <text:p>-0.000357161</text:p>
              </table:table-cell>
              <table:table-cell office:value-type="float" office:value="-0.000238246">
                <text:p>-0.000238246</text:p>
              </table:table-cell>
              <table:table-cell office:value-type="float" office:value="-0.000276595">
                <text:p>-0.000276595</text:p>
              </table:table-cell>
              <table:table-cell office:value-type="float" office:value="0.000197523">
                <text:p>0.000197523</text:p>
              </table:table-cell>
              <table:table-cell office:value-type="float" office:value="-0.0000389583">
                <text:p>-0.0000389583</text:p>
              </table:table-cell>
              <table:table-cell office:value-type="float" office:value="0.000131815">
                <text:p>0.000131815</text:p>
              </table:table-cell>
              <table:table-cell office:value-type="float" office:value="0.000128253">
                <text:p>0.000128253</text:p>
              </table:table-cell>
              <table:table-cell office:value-type="float" office:value="-0.000320425">
                <text:p>-0.000320425</text:p>
              </table:table-cell>
              <table:table-cell office:value-type="float" office:value="-0.0000773658">
                <text:p>-0.0000773658</text:p>
              </table:table-cell>
              <table:table-cell office:value-type="float" office:value="-0.0000452858">
                <text:p>-0.0000452858</text:p>
              </table:table-cell>
              <table:table-cell office:value-type="float" office:value="-0.00000790887">
                <text:p>-0.00000790887</text:p>
              </table:table-cell>
              <table:table-cell office:value-type="float" office:value="0.000282424">
                <text:p>0.000282424</text:p>
              </table:table-cell>
              <table:table-cell office:value-type="float" office:value="-0.0000230573">
                <text:p>-0.0000230573</text:p>
              </table:table-cell>
              <table:table-cell office:value-type="float" office:value="0.000438073">
                <text:p>0.000438073</text:p>
              </table:table-cell>
              <table:table-cell office:value-type="float" office:value="-0.0000133235">
                <text:p>-0.0000133235</text:p>
              </table:table-cell>
              <table:table-cell office:value-type="float" office:value="0.00016975">
                <text:p>0.00016975</text:p>
              </table:table-cell>
              <table:table-cell office:value-type="float" office:value="0.00019554">
                <text:p>0.00019554</text:p>
              </table:table-cell>
              <table:table-cell office:value-type="float" office:value="-0.000039735">
                <text:p>-0.000039735</text:p>
              </table:table-cell>
              <table:table-cell office:value-type="float" office:value="-0.000201637">
                <text:p>-0.000201637</text:p>
              </table:table-cell>
              <table:table-cell office:value-type="float" office:value="-0.000239167">
                <text:p>-0.000239167</text:p>
              </table:table-cell>
              <table:table-cell office:value-type="float" office:value="-0.000307056">
                <text:p>-0.000307056</text:p>
              </table:table-cell>
              <table:table-cell office:value-type="float" office:value="0.000000275342">
                <text:p>0.000000275342</text:p>
              </table:table-cell>
              <table:table-cell office:value-type="float" office:value="-0.000165452">
                <text:p>-0.000165452</text:p>
              </table:table-cell>
              <table:table-cell office:value-type="float" office:value="0.000401263">
                <text:p>0.000401263</text:p>
              </table:table-cell>
              <table:table-cell office:value-type="float" office:value="-0.0000629167">
                <text:p>-0.0000629167</text:p>
              </table:table-cell>
              <table:table-cell office:value-type="float" office:value="-0.000000244599">
                <text:p>-0.000000244599</text:p>
              </table:table-cell>
              <table:table-cell office:value-type="float" office:value="-0.000224563">
                <text:p>-0.000224563</text:p>
              </table:table-cell>
              <table:table-cell office:value-type="float" office:value="-0.000181254">
                <text:p>-0.000181254</text:p>
              </table:table-cell>
              <table:table-cell office:value-type="float" office:value="-0.00016683">
                <text:p>-0.00016683</text:p>
              </table:table-cell>
              <table:table-cell office:value-type="float" office:value="0.0000546395">
                <text:p>0.0000546395</text:p>
              </table:table-cell>
              <table:table-cell office:value-type="float" office:value="0.0000681904">
                <text:p>0.0000681904</text:p>
              </table:table-cell>
              <table:table-cell office:value-type="float" office:value="0.00031122">
                <text:p>0.00031122</text:p>
              </table:table-cell>
              <table:table-cell office:value-type="float" office:value="-0.0000100156">
                <text:p>-0.0000100156</text:p>
              </table:table-cell>
              <table:table-cell office:value-type="float" office:value="0.000272991">
                <text:p>0.000272991</text:p>
              </table:table-cell>
              <table:table-cell office:value-type="float" office:value="0.0000778223">
                <text:p>0.0000778223</text:p>
              </table:table-cell>
              <table:table-cell office:value-type="float" office:value="0.000272849">
                <text:p>0.000272849</text:p>
              </table:table-cell>
              <table:table-cell office:value-type="float" office:value="-0.0000128948">
                <text:p>-0.0000128948</text:p>
              </table:table-cell>
              <table:table-cell office:value-type="float" office:value="0.0000162948">
                <text:p>0.0000162948</text:p>
              </table:table-cell>
              <table:table-cell office:value-type="float" office:value="-0.000156661">
                <text:p>-0.000156661</text:p>
              </table:table-cell>
              <table:table-cell office:value-type="float" office:value="-0.000286478">
                <text:p>-0.000286478</text:p>
              </table:table-cell>
              <table:table-cell office:value-type="float" office:value="-0.0000887664">
                <text:p>-0.0000887664</text:p>
              </table:table-cell>
              <table:table-cell office:value-type="float" office:value="0.000157048">
                <text:p>0.000157048</text:p>
              </table:table-cell>
              <table:table-cell office:value-type="float" office:value="0.0000174503">
                <text:p>0.0000174503</text:p>
              </table:table-cell>
              <table:table-cell office:value-type="float" office:value="0.000263638">
                <text:p>0.000263638</text:p>
              </table:table-cell>
              <table:table-cell office:value-type="float" office:value="0.0000214964">
                <text:p>0.0000214964</text:p>
              </table:table-cell>
              <table:table-cell office:value-type="float" office:value="-0.000253833">
                <text:p>-0.000253833</text:p>
              </table:table-cell>
              <table:table-cell office:value-type="float" office:value="-0.000370147">
                <text:p>-0.000370147</text:p>
              </table:table-cell>
              <table:table-cell office:value-type="float" office:value="-0.000203794">
                <text:p>-0.000203794</text:p>
              </table:table-cell>
              <table:table-cell office:value-type="float" office:value="-0.0000689518">
                <text:p>-0.0000689518</text:p>
              </table:table-cell>
              <table:table-cell office:value-type="float" office:value="-0.000281308">
                <text:p>-0.000281308</text:p>
              </table:table-cell>
              <table:table-cell office:value-type="float" office:value="0.000317609">
                <text:p>0.000317609</text:p>
              </table:table-cell>
              <table:table-cell office:value-type="float" office:value="0.0001308">
                <text:p>0.0001308</text:p>
              </table:table-cell>
              <table:table-cell office:value-type="float" office:value="-0.000189636">
                <text:p>-0.000189636</text:p>
              </table:table-cell>
              <table:table-cell office:value-type="float" office:value="0.00027601">
                <text:p>0.00027601</text:p>
              </table:table-cell>
              <table:table-cell office:value-type="float" office:value="0.00024427">
                <text:p>0.00024427</text:p>
              </table:table-cell>
              <table:table-cell office:value-type="float" office:value="-0.0000619828">
                <text:p>-0.0000619828</text:p>
              </table:table-cell>
              <table:table-cell office:value-type="float" office:value="0.000184877">
                <text:p>0.000184877</text:p>
              </table:table-cell>
              <table:table-cell office:value-type="float" office:value="-0.0000160423">
                <text:p>-0.0000160423</text:p>
              </table:table-cell>
              <table:table-cell office:value-type="float" office:value="-0.0000347936">
                <text:p>-0.0000347936</text:p>
              </table:table-cell>
              <table:table-cell office:value-type="float" office:value="-0.000383964">
                <text:p>-0.000383964</text:p>
              </table:table-cell>
              <table:table-cell office:value-type="float" office:value="0.000295135">
                <text:p>0.000295135</text:p>
              </table:table-cell>
              <table:table-cell office:value-type="float" office:value="0.00014737">
                <text:p>0.00014737</text:p>
              </table:table-cell>
              <table:table-cell office:value-type="float" office:value="0.000133167">
                <text:p>0.000133167</text:p>
              </table:table-cell>
              <table:table-cell office:value-type="float" office:value="0.000398236">
                <text:p>0.000398236</text:p>
              </table:table-cell>
              <table:table-cell office:value-type="float" office:value="0.000138639">
                <text:p>0.000138639</text:p>
              </table:table-cell>
              <table:table-cell office:value-type="float" office:value="-0.000422322">
                <text:p>-0.000422322</text:p>
              </table:table-cell>
              <table:table-cell office:value-type="float" office:value="-0.0000688763">
                <text:p>-0.0000688763</text:p>
              </table:table-cell>
              <table:table-cell office:value-type="float" office:value="-0.000303464">
                <text:p>-0.000303464</text:p>
              </table:table-cell>
              <table:table-cell office:value-type="float" office:value="-0.000160326">
                <text:p>-0.000160326</text:p>
              </table:table-cell>
              <table:table-cell office:value-type="float" office:value="-0.00011706">
                <text:p>-0.00011706</text:p>
              </table:table-cell>
              <table:table-cell office:value-type="float" office:value="0.000187093">
                <text:p>0.000187093</text:p>
              </table:table-cell>
              <table:table-cell office:value-type="float" office:value="-0.000100106">
                <text:p>-0.000100106</text:p>
              </table:table-cell>
              <table:table-cell office:value-type="float" office:value="0.0000218237">
                <text:p>0.0000218237</text:p>
              </table:table-cell>
              <table:table-cell office:value-type="float" office:value="0.0000471153">
                <text:p>0.0000471153</text:p>
              </table:table-cell>
              <table:table-cell office:value-type="float" office:value="0.0000947634">
                <text:p>0.0000947634</text:p>
              </table:table-cell>
              <table:table-cell office:value-type="float" office:value="2.06428E-017">
                <text:p>2.06428E-017</text:p>
              </table:table-cell>
              <table:table-cell office:value-type="float" office:value="1.62997E-017">
                <text:p>1.62997E-017</text:p>
              </table:table-cell>
              <table:table-cell office:value-type="float" office:value="1.28869E-017">
                <text:p>1.28869E-017</text:p>
              </table:table-cell>
              <table:table-cell office:value-type="float" office:value="1.28869E-017">
                <text:p>1.28869E-01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0000000245222">
                <text:p>0.00000000245222</text:p>
                <draw:g>
                  <svg:desc>korteweg2.B14:korteweg2.KQ14</svg:desc>
                </draw:g>
              </table:table-cell>
              <table:table-cell office:value-type="float" office:value="0.00000000392558">
                <text:p>0.00000000392558</text:p>
              </table:table-cell>
              <table:table-cell office:value-type="float" office:value="0.00000000629366">
                <text:p>0.00000000629366</text:p>
              </table:table-cell>
              <table:table-cell office:value-type="float" office:value="-0.0000903768">
                <text:p>-0.0000903768</text:p>
              </table:table-cell>
              <table:table-cell office:value-type="float" office:value="-0.000152411">
                <text:p>-0.000152411</text:p>
              </table:table-cell>
              <table:table-cell office:value-type="float" office:value="-0.000200876">
                <text:p>-0.000200876</text:p>
              </table:table-cell>
              <table:table-cell office:value-type="float" office:value="0.0000110391">
                <text:p>0.0000110391</text:p>
              </table:table-cell>
              <table:table-cell office:value-type="float" office:value="0.0000286553">
                <text:p>0.0000286553</text:p>
              </table:table-cell>
              <table:table-cell office:value-type="float" office:value="-0.000156136">
                <text:p>-0.000156136</text:p>
              </table:table-cell>
              <table:table-cell office:value-type="float" office:value="-0.00018221">
                <text:p>-0.00018221</text:p>
              </table:table-cell>
              <table:table-cell office:value-type="float" office:value="-0.00030882">
                <text:p>-0.00030882</text:p>
              </table:table-cell>
              <table:table-cell office:value-type="float" office:value="0.00000367394">
                <text:p>0.00000367394</text:p>
              </table:table-cell>
              <table:table-cell office:value-type="float" office:value="-0.000186543">
                <text:p>-0.000186543</text:p>
              </table:table-cell>
              <table:table-cell office:value-type="float" office:value="0.000242835">
                <text:p>0.000242835</text:p>
              </table:table-cell>
              <table:table-cell office:value-type="float" office:value="0.000146552">
                <text:p>0.000146552</text:p>
              </table:table-cell>
              <table:table-cell office:value-type="float" office:value="0.000115226">
                <text:p>0.000115226</text:p>
              </table:table-cell>
              <table:table-cell office:value-type="float" office:value="0.00014584">
                <text:p>0.00014584</text:p>
              </table:table-cell>
              <table:table-cell office:value-type="float" office:value="0.0000828656">
                <text:p>0.0000828656</text:p>
              </table:table-cell>
              <table:table-cell office:value-type="float" office:value="-0.000107787">
                <text:p>-0.000107787</text:p>
              </table:table-cell>
              <table:table-cell office:value-type="float" office:value="-0.000143425">
                <text:p>-0.000143425</text:p>
              </table:table-cell>
              <table:table-cell office:value-type="float" office:value="-0.000386553">
                <text:p>-0.000386553</text:p>
              </table:table-cell>
              <table:table-cell office:value-type="float" office:value="-0.0000340819">
                <text:p>-0.0000340819</text:p>
              </table:table-cell>
              <table:table-cell office:value-type="float" office:value="0.0000188543">
                <text:p>0.0000188543</text:p>
              </table:table-cell>
              <table:table-cell office:value-type="float" office:value="0.000242641">
                <text:p>0.000242641</text:p>
              </table:table-cell>
              <table:table-cell office:value-type="float" office:value="0.000310434">
                <text:p>0.000310434</text:p>
              </table:table-cell>
              <table:table-cell office:value-type="float" office:value="0.000267678">
                <text:p>0.000267678</text:p>
              </table:table-cell>
              <table:table-cell office:value-type="float" office:value="-0.000100524">
                <text:p>-0.000100524</text:p>
              </table:table-cell>
              <table:table-cell office:value-type="float" office:value="0.0000202836">
                <text:p>0.0000202836</text:p>
              </table:table-cell>
              <table:table-cell office:value-type="float" office:value="0.00010543">
                <text:p>0.00010543</text:p>
              </table:table-cell>
              <table:table-cell office:value-type="float" office:value="0.0000219764">
                <text:p>0.0000219764</text:p>
              </table:table-cell>
              <table:table-cell office:value-type="float" office:value="0.0000189171">
                <text:p>0.0000189171</text:p>
              </table:table-cell>
              <table:table-cell office:value-type="float" office:value="0.000138696">
                <text:p>0.000138696</text:p>
              </table:table-cell>
              <table:table-cell office:value-type="float" office:value="-0.000192271">
                <text:p>-0.000192271</text:p>
              </table:table-cell>
              <table:table-cell office:value-type="float" office:value="-0.0000939392">
                <text:p>-0.0000939392</text:p>
              </table:table-cell>
              <table:table-cell office:value-type="float" office:value="-0.0000867422">
                <text:p>-0.0000867422</text:p>
              </table:table-cell>
              <table:table-cell office:value-type="float" office:value="0.00012607">
                <text:p>0.00012607</text:p>
              </table:table-cell>
              <table:table-cell office:value-type="float" office:value="-0.000100302">
                <text:p>-0.000100302</text:p>
              </table:table-cell>
              <table:table-cell office:value-type="float" office:value="0.00023956">
                <text:p>0.00023956</text:p>
              </table:table-cell>
              <table:table-cell office:value-type="float" office:value="0.000166663">
                <text:p>0.000166663</text:p>
              </table:table-cell>
              <table:table-cell office:value-type="float" office:value="0.000373889">
                <text:p>0.000373889</text:p>
              </table:table-cell>
              <table:table-cell office:value-type="float" office:value="0.0000949218">
                <text:p>0.0000949218</text:p>
              </table:table-cell>
              <table:table-cell office:value-type="float" office:value="0.000144013">
                <text:p>0.000144013</text:p>
              </table:table-cell>
              <table:table-cell office:value-type="float" office:value="-0.000305856">
                <text:p>-0.000305856</text:p>
              </table:table-cell>
              <table:table-cell office:value-type="float" office:value="-0.000168061">
                <text:p>-0.000168061</text:p>
              </table:table-cell>
              <table:table-cell office:value-type="float" office:value="-0.000498694">
                <text:p>-0.000498694</text:p>
              </table:table-cell>
              <table:table-cell office:value-type="float" office:value="0.000196532">
                <text:p>0.000196532</text:p>
              </table:table-cell>
              <table:table-cell office:value-type="float" office:value="0.0000518981">
                <text:p>0.0000518981</text:p>
              </table:table-cell>
              <table:table-cell office:value-type="float" office:value="0.000252266">
                <text:p>0.000252266</text:p>
              </table:table-cell>
              <table:table-cell office:value-type="float" office:value="0.0000308249">
                <text:p>0.0000308249</text:p>
              </table:table-cell>
              <table:table-cell office:value-type="float" office:value="0.000212493">
                <text:p>0.000212493</text:p>
              </table:table-cell>
              <table:table-cell office:value-type="float" office:value="-0.000196121">
                <text:p>-0.000196121</text:p>
              </table:table-cell>
              <table:table-cell office:value-type="float" office:value="0.00015122">
                <text:p>0.00015122</text:p>
              </table:table-cell>
              <table:table-cell office:value-type="float" office:value="0.0000400159">
                <text:p>0.0000400159</text:p>
              </table:table-cell>
              <table:table-cell office:value-type="float" office:value="0.000081049">
                <text:p>0.000081049</text:p>
              </table:table-cell>
              <table:table-cell office:value-type="float" office:value="-0.0000613515">
                <text:p>-0.0000613515</text:p>
              </table:table-cell>
              <table:table-cell office:value-type="float" office:value="-0.0000102294">
                <text:p>-0.0000102294</text:p>
              </table:table-cell>
              <table:table-cell office:value-type="float" office:value="-0.000273155">
                <text:p>-0.000273155</text:p>
              </table:table-cell>
              <table:table-cell office:value-type="float" office:value="0.000110507">
                <text:p>0.000110507</text:p>
              </table:table-cell>
              <table:table-cell office:value-type="float" office:value="-0.000260534">
                <text:p>-0.000260534</text:p>
              </table:table-cell>
              <table:table-cell office:value-type="float" office:value="-0.000199279">
                <text:p>-0.000199279</text:p>
              </table:table-cell>
              <table:table-cell office:value-type="float" office:value="0.000160406">
                <text:p>0.000160406</text:p>
              </table:table-cell>
              <table:table-cell office:value-type="float" office:value="-0.0000896185">
                <text:p>-0.0000896185</text:p>
              </table:table-cell>
              <table:table-cell office:value-type="float" office:value="0.000204567">
                <text:p>0.000204567</text:p>
              </table:table-cell>
              <table:table-cell office:value-type="float" office:value="0.000521665">
                <text:p>0.000521665</text:p>
              </table:table-cell>
              <table:table-cell office:value-type="float" office:value="0.000139109">
                <text:p>0.000139109</text:p>
              </table:table-cell>
              <table:table-cell office:value-type="float" office:value="-0.000073385">
                <text:p>-0.000073385</text:p>
              </table:table-cell>
              <table:table-cell office:value-type="float" office:value="-0.000032507">
                <text:p>-0.000032507</text:p>
              </table:table-cell>
              <table:table-cell office:value-type="float" office:value="-0.0004089">
                <text:p>-0.0004089</text:p>
              </table:table-cell>
              <table:table-cell office:value-type="float" office:value="-0.000219927">
                <text:p>-0.000219927</text:p>
              </table:table-cell>
              <table:table-cell office:value-type="float" office:value="0.0000628244">
                <text:p>0.0000628244</text:p>
              </table:table-cell>
              <table:table-cell office:value-type="float" office:value="-0.000100372">
                <text:p>-0.000100372</text:p>
              </table:table-cell>
              <table:table-cell office:value-type="float" office:value="0.000128981">
                <text:p>0.000128981</text:p>
              </table:table-cell>
              <table:table-cell office:value-type="float" office:value="0.0000904286">
                <text:p>0.0000904286</text:p>
              </table:table-cell>
              <table:table-cell office:value-type="float" office:value="-0.000146246">
                <text:p>-0.000146246</text:p>
              </table:table-cell>
              <table:table-cell office:value-type="float" office:value="0.000282285">
                <text:p>0.000282285</text:p>
              </table:table-cell>
              <table:table-cell office:value-type="float" office:value="0.0000403562">
                <text:p>0.0000403562</text:p>
              </table:table-cell>
              <table:table-cell office:value-type="float" office:value="-0.0000782609">
                <text:p>-0.0000782609</text:p>
              </table:table-cell>
              <table:table-cell office:value-type="float" office:value="0.000287775">
                <text:p>0.000287775</text:p>
              </table:table-cell>
              <table:table-cell office:value-type="float" office:value="-0.00010277">
                <text:p>-0.00010277</text:p>
              </table:table-cell>
              <table:table-cell office:value-type="float" office:value="-0.000109917">
                <text:p>-0.000109917</text:p>
              </table:table-cell>
              <table:table-cell office:value-type="float" office:value="0.000302989">
                <text:p>0.000302989</text:p>
              </table:table-cell>
              <table:table-cell office:value-type="float" office:value="-0.000148446">
                <text:p>-0.000148446</text:p>
              </table:table-cell>
              <table:table-cell office:value-type="float" office:value="-0.00032681">
                <text:p>-0.00032681</text:p>
              </table:table-cell>
              <table:table-cell office:value-type="float" office:value="-0.0000390004">
                <text:p>-0.0000390004</text:p>
              </table:table-cell>
              <table:table-cell office:value-type="float" office:value="-0.000404271">
                <text:p>-0.000404271</text:p>
              </table:table-cell>
              <table:table-cell office:value-type="float" office:value="-0.000168318">
                <text:p>-0.000168318</text:p>
              </table:table-cell>
              <table:table-cell office:value-type="float" office:value="0.000409517">
                <text:p>0.000409517</text:p>
              </table:table-cell>
              <table:table-cell office:value-type="float" office:value="0.000131502">
                <text:p>0.000131502</text:p>
              </table:table-cell>
              <table:table-cell office:value-type="float" office:value="0.000438659">
                <text:p>0.000438659</text:p>
              </table:table-cell>
              <table:table-cell office:value-type="float" office:value="0.000130413">
                <text:p>0.000130413</text:p>
              </table:table-cell>
              <table:table-cell office:value-type="float" office:value="-0.000145808">
                <text:p>-0.000145808</text:p>
              </table:table-cell>
              <table:table-cell office:value-type="float" office:value="-0.0000563338">
                <text:p>-0.0000563338</text:p>
              </table:table-cell>
              <table:table-cell office:value-type="float" office:value="-0.0000512192">
                <text:p>-0.0000512192</text:p>
              </table:table-cell>
              <table:table-cell office:value-type="float" office:value="-0.000341451">
                <text:p>-0.000341451</text:p>
              </table:table-cell>
              <table:table-cell office:value-type="float" office:value="0.000245571">
                <text:p>0.000245571</text:p>
              </table:table-cell>
              <table:table-cell office:value-type="float" office:value="-0.000173906">
                <text:p>-0.000173906</text:p>
              </table:table-cell>
              <table:table-cell office:value-type="float" office:value="-0.000177277">
                <text:p>-0.000177277</text:p>
              </table:table-cell>
              <table:table-cell office:value-type="float" office:value="0.0000988363">
                <text:p>0.0000988363</text:p>
              </table:table-cell>
              <table:table-cell office:value-type="float" office:value="0.000075314">
                <text:p>0.000075314</text:p>
              </table:table-cell>
              <table:table-cell office:value-type="float" office:value="-0.000198907">
                <text:p>-0.000198907</text:p>
              </table:table-cell>
              <table:table-cell office:value-type="float" office:value="0.000285798">
                <text:p>0.000285798</text:p>
              </table:table-cell>
              <table:table-cell office:value-type="float" office:value="-0.000124064">
                <text:p>-0.000124064</text:p>
              </table:table-cell>
              <table:table-cell office:value-type="float" office:value="0.0000454102">
                <text:p>0.0000454102</text:p>
              </table:table-cell>
              <table:table-cell office:value-type="float" office:value="0.000339684">
                <text:p>0.000339684</text:p>
              </table:table-cell>
              <table:table-cell office:value-type="float" office:value="0.000139516">
                <text:p>0.000139516</text:p>
              </table:table-cell>
              <table:table-cell office:value-type="float" office:value="0.000281292">
                <text:p>0.000281292</text:p>
              </table:table-cell>
              <table:table-cell office:value-type="float" office:value="0.000186985">
                <text:p>0.000186985</text:p>
              </table:table-cell>
              <table:table-cell office:value-type="float" office:value="-0.000331781">
                <text:p>-0.000331781</text:p>
              </table:table-cell>
              <table:table-cell office:value-type="float" office:value="-0.000160495">
                <text:p>-0.000160495</text:p>
              </table:table-cell>
              <table:table-cell office:value-type="float" office:value="-0.0000914956">
                <text:p>-0.0000914956</text:p>
              </table:table-cell>
              <table:table-cell office:value-type="float" office:value="-0.000165759">
                <text:p>-0.000165759</text:p>
              </table:table-cell>
              <table:table-cell office:value-type="float" office:value="0.00043319">
                <text:p>0.00043319</text:p>
              </table:table-cell>
              <table:table-cell office:value-type="float" office:value="0.000394202">
                <text:p>0.000394202</text:p>
              </table:table-cell>
              <table:table-cell office:value-type="float" office:value="0.000499143">
                <text:p>0.000499143</text:p>
              </table:table-cell>
              <table:table-cell office:value-type="float" office:value="0.000620959">
                <text:p>0.000620959</text:p>
              </table:table-cell>
              <table:table-cell office:value-type="float" office:value="0.000929499">
                <text:p>0.000929499</text:p>
              </table:table-cell>
              <table:table-cell office:value-type="float" office:value="0.00102136">
                <text:p>0.00102136</text:p>
              </table:table-cell>
              <table:table-cell office:value-type="float" office:value="0.00167035">
                <text:p>0.00167035</text:p>
              </table:table-cell>
              <table:table-cell office:value-type="float" office:value="0.0021902">
                <text:p>0.0021902</text:p>
              </table:table-cell>
              <table:table-cell office:value-type="float" office:value="0.00327204">
                <text:p>0.00327204</text:p>
              </table:table-cell>
              <table:table-cell office:value-type="float" office:value="0.00486083">
                <text:p>0.00486083</text:p>
              </table:table-cell>
              <table:table-cell office:value-type="float" office:value="0.00735643">
                <text:p>0.00735643</text:p>
              </table:table-cell>
              <table:table-cell office:value-type="float" office:value="0.0114118">
                <text:p>0.0114118</text:p>
              </table:table-cell>
              <table:table-cell office:value-type="float" office:value="0.0173934">
                <text:p>0.0173934</text:p>
              </table:table-cell>
              <table:table-cell office:value-type="float" office:value="0.0265715">
                <text:p>0.0265715</text:p>
              </table:table-cell>
              <table:table-cell office:value-type="float" office:value="0.041329">
                <text:p>0.041329</text:p>
              </table:table-cell>
              <table:table-cell office:value-type="float" office:value="0.0640042">
                <text:p>0.0640042</text:p>
              </table:table-cell>
              <table:table-cell office:value-type="float" office:value="0.0988995">
                <text:p>0.0988995</text:p>
              </table:table-cell>
              <table:table-cell office:value-type="float" office:value="0.151956">
                <text:p>0.151956</text:p>
              </table:table-cell>
              <table:table-cell office:value-type="float" office:value="0.229318">
                <text:p>0.229318</text:p>
              </table:table-cell>
              <table:table-cell office:value-type="float" office:value="0.337734">
                <text:p>0.337734</text:p>
              </table:table-cell>
              <table:table-cell office:value-type="float" office:value="0.480425">
                <text:p>0.480425</text:p>
              </table:table-cell>
              <table:table-cell office:value-type="float" office:value="0.649531">
                <text:p>0.649531</text:p>
              </table:table-cell>
              <table:table-cell office:value-type="float" office:value="0.819531">
                <text:p>0.819531</text:p>
              </table:table-cell>
              <table:table-cell office:value-type="float" office:value="0.946982">
                <text:p>0.946982</text:p>
              </table:table-cell>
              <table:table-cell office:value-type="float" office:value="0.986854">
                <text:p>0.986854</text:p>
              </table:table-cell>
              <table:table-cell office:value-type="float" office:value="0.923021">
                <text:p>0.923021</text:p>
              </table:table-cell>
              <table:table-cell office:value-type="float" office:value="0.782193">
                <text:p>0.782193</text:p>
              </table:table-cell>
              <table:table-cell office:value-type="float" office:value="0.611181">
                <text:p>0.611181</text:p>
              </table:table-cell>
              <table:table-cell office:value-type="float" office:value="0.449999">
                <text:p>0.449999</text:p>
              </table:table-cell>
              <table:table-cell office:value-type="float" office:value="0.319887">
                <text:p>0.319887</text:p>
              </table:table-cell>
              <table:table-cell office:value-type="float" office:value="0.224263">
                <text:p>0.224263</text:p>
              </table:table-cell>
              <table:table-cell office:value-type="float" office:value="0.15927">
                <text:p>0.15927</text:p>
              </table:table-cell>
              <table:table-cell office:value-type="float" office:value="0.11862">
                <text:p>0.11862</text:p>
              </table:table-cell>
              <table:table-cell office:value-type="float" office:value="0.0947667">
                <text:p>0.0947667</text:p>
              </table:table-cell>
              <table:table-cell office:value-type="float" office:value="0.0843023">
                <text:p>0.0843023</text:p>
              </table:table-cell>
              <table:table-cell office:value-type="float" office:value="0.0821271">
                <text:p>0.0821271</text:p>
              </table:table-cell>
              <table:table-cell office:value-type="float" office:value="0.086725">
                <text:p>0.086725</text:p>
              </table:table-cell>
              <table:table-cell office:value-type="float" office:value="0.0973595">
                <text:p>0.0973595</text:p>
              </table:table-cell>
              <table:table-cell office:value-type="float" office:value="0.110914">
                <text:p>0.110914</text:p>
              </table:table-cell>
              <table:table-cell office:value-type="float" office:value="0.12916">
                <text:p>0.12916</text:p>
              </table:table-cell>
              <table:table-cell office:value-type="float" office:value="0.149574">
                <text:p>0.149574</text:p>
              </table:table-cell>
              <table:table-cell office:value-type="float" office:value="0.171086">
                <text:p>0.171086</text:p>
              </table:table-cell>
              <table:table-cell office:value-type="float" office:value="0.192798">
                <text:p>0.192798</text:p>
              </table:table-cell>
              <table:table-cell office:value-type="float" office:value="0.213182">
                <text:p>0.213182</text:p>
              </table:table-cell>
              <table:table-cell office:value-type="float" office:value="0.230006">
                <text:p>0.230006</text:p>
              </table:table-cell>
              <table:table-cell office:value-type="float" office:value="0.242749">
                <text:p>0.242749</text:p>
              </table:table-cell>
              <table:table-cell office:value-type="float" office:value="0.249116">
                <text:p>0.249116</text:p>
              </table:table-cell>
              <table:table-cell office:value-type="float" office:value="0.249517">
                <text:p>0.249517</text:p>
              </table:table-cell>
              <table:table-cell office:value-type="float" office:value="0.242206">
                <text:p>0.242206</text:p>
              </table:table-cell>
              <table:table-cell office:value-type="float" office:value="0.229665">
                <text:p>0.229665</text:p>
              </table:table-cell>
              <table:table-cell office:value-type="float" office:value="0.211815">
                <text:p>0.211815</text:p>
              </table:table-cell>
              <table:table-cell office:value-type="float" office:value="0.190971">
                <text:p>0.190971</text:p>
              </table:table-cell>
              <table:table-cell office:value-type="float" office:value="0.168467">
                <text:p>0.168467</text:p>
              </table:table-cell>
              <table:table-cell office:value-type="float" office:value="0.146178">
                <text:p>0.146178</text:p>
              </table:table-cell>
              <table:table-cell office:value-type="float" office:value="0.124059">
                <text:p>0.124059</text:p>
              </table:table-cell>
              <table:table-cell office:value-type="float" office:value="0.104631">
                <text:p>0.104631</text:p>
              </table:table-cell>
              <table:table-cell office:value-type="float" office:value="0.0866473">
                <text:p>0.0866473</text:p>
              </table:table-cell>
              <table:table-cell office:value-type="float" office:value="0.0714184">
                <text:p>0.0714184</text:p>
              </table:table-cell>
              <table:table-cell office:value-type="float" office:value="0.0584386">
                <text:p>0.0584386</text:p>
              </table:table-cell>
              <table:table-cell office:value-type="float" office:value="0.047397">
                <text:p>0.047397</text:p>
              </table:table-cell>
              <table:table-cell office:value-type="float" office:value="0.0380735">
                <text:p>0.0380735</text:p>
              </table:table-cell>
              <table:table-cell office:value-type="float" office:value="0.0306426">
                <text:p>0.0306426</text:p>
              </table:table-cell>
              <table:table-cell office:value-type="float" office:value="0.0240367">
                <text:p>0.0240367</text:p>
              </table:table-cell>
              <table:table-cell office:value-type="float" office:value="0.019584">
                <text:p>0.019584</text:p>
              </table:table-cell>
              <table:table-cell office:value-type="float" office:value="0.0154997">
                <text:p>0.0154997</text:p>
              </table:table-cell>
              <table:table-cell office:value-type="float" office:value="0.0125578">
                <text:p>0.0125578</text:p>
              </table:table-cell>
              <table:table-cell office:value-type="float" office:value="0.0102092">
                <text:p>0.0102092</text:p>
              </table:table-cell>
              <table:table-cell office:value-type="float" office:value="0.00816854">
                <text:p>0.00816854</text:p>
              </table:table-cell>
              <table:table-cell office:value-type="float" office:value="0.00626632">
                <text:p>0.00626632</text:p>
              </table:table-cell>
              <table:table-cell office:value-type="float" office:value="0.0050756">
                <text:p>0.0050756</text:p>
              </table:table-cell>
              <table:table-cell office:value-type="float" office:value="0.00368215">
                <text:p>0.00368215</text:p>
              </table:table-cell>
              <table:table-cell office:value-type="float" office:value="0.00332099">
                <text:p>0.00332099</text:p>
              </table:table-cell>
              <table:table-cell office:value-type="float" office:value="0.00203353">
                <text:p>0.00203353</text:p>
              </table:table-cell>
              <table:table-cell office:value-type="float" office:value="0.00203401">
                <text:p>0.00203401</text:p>
              </table:table-cell>
              <table:table-cell office:value-type="float" office:value="0.00134922">
                <text:p>0.00134922</text:p>
              </table:table-cell>
              <table:table-cell office:value-type="float" office:value="0.00100587">
                <text:p>0.00100587</text:p>
              </table:table-cell>
              <table:table-cell office:value-type="float" office:value="0.000918446">
                <text:p>0.000918446</text:p>
              </table:table-cell>
              <table:table-cell office:value-type="float" office:value="0.000879536">
                <text:p>0.000879536</text:p>
              </table:table-cell>
              <table:table-cell office:value-type="float" office:value="0.000587659">
                <text:p>0.000587659</text:p>
              </table:table-cell>
              <table:table-cell office:value-type="float" office:value="0.000505643">
                <text:p>0.000505643</text:p>
              </table:table-cell>
              <table:table-cell office:value-type="float" office:value="0.000223048">
                <text:p>0.000223048</text:p>
              </table:table-cell>
              <table:table-cell office:value-type="float" office:value="0.000218582">
                <text:p>0.000218582</text:p>
              </table:table-cell>
              <table:table-cell office:value-type="float" office:value="-0.0000450378">
                <text:p>-0.0000450378</text:p>
              </table:table-cell>
              <table:table-cell office:value-type="float" office:value="0.000284719">
                <text:p>0.000284719</text:p>
              </table:table-cell>
              <table:table-cell office:value-type="float" office:value="0.000494242">
                <text:p>0.000494242</text:p>
              </table:table-cell>
              <table:table-cell office:value-type="float" office:value="0.000373142">
                <text:p>0.000373142</text:p>
              </table:table-cell>
              <table:table-cell office:value-type="float" office:value="0.000404909">
                <text:p>0.000404909</text:p>
              </table:table-cell>
              <table:table-cell office:value-type="float" office:value="0.000215868">
                <text:p>0.000215868</text:p>
              </table:table-cell>
              <table:table-cell office:value-type="float" office:value="0.0000403895">
                <text:p>0.0000403895</text:p>
              </table:table-cell>
              <table:table-cell office:value-type="float" office:value="-0.000346064">
                <text:p>-0.000346064</text:p>
              </table:table-cell>
              <table:table-cell office:value-type="float" office:value="-0.00000516013">
                <text:p>-0.00000516013</text:p>
              </table:table-cell>
              <table:table-cell office:value-type="float" office:value="-0.0000595687">
                <text:p>-0.0000595687</text:p>
              </table:table-cell>
              <table:table-cell office:value-type="float" office:value="-0.000199555">
                <text:p>-0.000199555</text:p>
              </table:table-cell>
              <table:table-cell office:value-type="float" office:value="0.0000143834">
                <text:p>0.0000143834</text:p>
              </table:table-cell>
              <table:table-cell office:value-type="float" office:value="-0.00000200916">
                <text:p>-0.00000200916</text:p>
              </table:table-cell>
              <table:table-cell office:value-type="float" office:value="-0.000112255">
                <text:p>-0.000112255</text:p>
              </table:table-cell>
              <table:table-cell office:value-type="float" office:value="-0.0000583107">
                <text:p>-0.0000583107</text:p>
              </table:table-cell>
              <table:table-cell office:value-type="float" office:value="0.000211319">
                <text:p>0.000211319</text:p>
              </table:table-cell>
              <table:table-cell office:value-type="float" office:value="0.0000955941">
                <text:p>0.0000955941</text:p>
              </table:table-cell>
              <table:table-cell office:value-type="float" office:value="-0.000258259">
                <text:p>-0.000258259</text:p>
              </table:table-cell>
              <table:table-cell office:value-type="float" office:value="0.000202035">
                <text:p>0.000202035</text:p>
              </table:table-cell>
              <table:table-cell office:value-type="float" office:value="-0.000109126">
                <text:p>-0.000109126</text:p>
              </table:table-cell>
              <table:table-cell office:value-type="float" office:value="-0.000221283">
                <text:p>-0.000221283</text:p>
              </table:table-cell>
              <table:table-cell office:value-type="float" office:value="0.000409931">
                <text:p>0.000409931</text:p>
              </table:table-cell>
              <table:table-cell office:value-type="float" office:value="0.000306564">
                <text:p>0.000306564</text:p>
              </table:table-cell>
              <table:table-cell office:value-type="float" office:value="0.000315141">
                <text:p>0.000315141</text:p>
              </table:table-cell>
              <table:table-cell office:value-type="float" office:value="0.0000175671">
                <text:p>0.0000175671</text:p>
              </table:table-cell>
              <table:table-cell office:value-type="float" office:value="0.000141029">
                <text:p>0.000141029</text:p>
              </table:table-cell>
              <table:table-cell office:value-type="float" office:value="-0.000292579">
                <text:p>-0.000292579</text:p>
              </table:table-cell>
              <table:table-cell office:value-type="float" office:value="-0.000573258">
                <text:p>-0.000573258</text:p>
              </table:table-cell>
              <table:table-cell office:value-type="float" office:value="0.000151635">
                <text:p>0.000151635</text:p>
              </table:table-cell>
              <table:table-cell office:value-type="float" office:value="-0.000269535">
                <text:p>-0.000269535</text:p>
              </table:table-cell>
              <table:table-cell office:value-type="float" office:value="-0.0000391354">
                <text:p>-0.0000391354</text:p>
              </table:table-cell>
              <table:table-cell office:value-type="float" office:value="0.00014306">
                <text:p>0.00014306</text:p>
              </table:table-cell>
              <table:table-cell office:value-type="float" office:value="-0.0000702382">
                <text:p>-0.0000702382</text:p>
              </table:table-cell>
              <table:table-cell office:value-type="float" office:value="-0.0000404948">
                <text:p>-0.0000404948</text:p>
              </table:table-cell>
              <table:table-cell office:value-type="float" office:value="-0.00000758181">
                <text:p>-0.00000758181</text:p>
              </table:table-cell>
              <table:table-cell office:value-type="float" office:value="0.0000401364">
                <text:p>0.0000401364</text:p>
              </table:table-cell>
              <table:table-cell office:value-type="float" office:value="0.000112192">
                <text:p>0.000112192</text:p>
              </table:table-cell>
              <table:table-cell office:value-type="float" office:value="-0.000118778">
                <text:p>-0.000118778</text:p>
              </table:table-cell>
              <table:table-cell office:value-type="float" office:value="0.000060371">
                <text:p>0.000060371</text:p>
              </table:table-cell>
              <table:table-cell office:value-type="float" office:value="-0.0000219841">
                <text:p>-0.0000219841</text:p>
              </table:table-cell>
              <table:table-cell office:value-type="float" office:value="-0.0000863315">
                <text:p>-0.0000863315</text:p>
              </table:table-cell>
              <table:table-cell office:value-type="float" office:value="0.000446419">
                <text:p>0.000446419</text:p>
              </table:table-cell>
              <table:table-cell office:value-type="float" office:value="0.0000730286">
                <text:p>0.0000730286</text:p>
              </table:table-cell>
              <table:table-cell office:value-type="float" office:value="0.000452521">
                <text:p>0.000452521</text:p>
              </table:table-cell>
              <table:table-cell office:value-type="float" office:value="0.0000202823">
                <text:p>0.0000202823</text:p>
              </table:table-cell>
              <table:table-cell office:value-type="float" office:value="-0.000156929">
                <text:p>-0.000156929</text:p>
              </table:table-cell>
              <table:table-cell office:value-type="float" office:value="-0.000231836">
                <text:p>-0.000231836</text:p>
              </table:table-cell>
              <table:table-cell office:value-type="float" office:value="-0.000268919">
                <text:p>-0.000268919</text:p>
              </table:table-cell>
              <table:table-cell office:value-type="float" office:value="-0.000404458">
                <text:p>-0.000404458</text:p>
              </table:table-cell>
              <table:table-cell office:value-type="float" office:value="0.000265874">
                <text:p>0.000265874</text:p>
              </table:table-cell>
              <table:table-cell office:value-type="float" office:value="-0.000125375">
                <text:p>-0.000125375</text:p>
              </table:table-cell>
              <table:table-cell office:value-type="float" office:value="0.000072351">
                <text:p>0.000072351</text:p>
              </table:table-cell>
              <table:table-cell office:value-type="float" office:value="0.000144432">
                <text:p>0.000144432</text:p>
              </table:table-cell>
              <table:table-cell office:value-type="float" office:value="-0.000183566">
                <text:p>-0.000183566</text:p>
              </table:table-cell>
              <table:table-cell office:value-type="float" office:value="-0.0000216891">
                <text:p>-0.0000216891</text:p>
              </table:table-cell>
              <table:table-cell office:value-type="float" office:value="-0.000172273">
                <text:p>-0.000172273</text:p>
              </table:table-cell>
              <table:table-cell office:value-type="float" office:value="0.000170767">
                <text:p>0.000170767</text:p>
              </table:table-cell>
              <table:table-cell office:value-type="float" office:value="-0.0000577481">
                <text:p>-0.0000577481</text:p>
              </table:table-cell>
              <table:table-cell office:value-type="float" office:value="-0.000330114">
                <text:p>-0.000330114</text:p>
              </table:table-cell>
              <table:table-cell office:value-type="float" office:value="0.000483494">
                <text:p>0.000483494</text:p>
              </table:table-cell>
              <table:table-cell office:value-type="float" office:value="-0.00023966">
                <text:p>-0.00023966</text:p>
              </table:table-cell>
              <table:table-cell office:value-type="float" office:value="0.000101449">
                <text:p>0.000101449</text:p>
              </table:table-cell>
              <table:table-cell office:value-type="float" office:value="0.000510625">
                <text:p>0.000510625</text:p>
              </table:table-cell>
              <table:table-cell office:value-type="float" office:value="0.000242165">
                <text:p>0.000242165</text:p>
              </table:table-cell>
              <table:table-cell office:value-type="float" office:value="0.000123183">
                <text:p>0.000123183</text:p>
              </table:table-cell>
              <table:table-cell office:value-type="float" office:value="-0.0000511124">
                <text:p>-0.0000511124</text:p>
              </table:table-cell>
              <table:table-cell office:value-type="float" office:value="-0.0000868606">
                <text:p>-0.0000868606</text:p>
              </table:table-cell>
              <table:table-cell office:value-type="float" office:value="-0.000247244">
                <text:p>-0.000247244</text:p>
              </table:table-cell>
              <table:table-cell office:value-type="float" office:value="-0.000437366">
                <text:p>-0.000437366</text:p>
              </table:table-cell>
              <table:table-cell office:value-type="float" office:value="0.000264108">
                <text:p>0.000264108</text:p>
              </table:table-cell>
              <table:table-cell office:value-type="float" office:value="-0.000017781">
                <text:p>-0.000017781</text:p>
              </table:table-cell>
              <table:table-cell office:value-type="float" office:value="0.0000567831">
                <text:p>0.0000567831</text:p>
              </table:table-cell>
              <table:table-cell office:value-type="float" office:value="0.000138015">
                <text:p>0.000138015</text:p>
              </table:table-cell>
              <table:table-cell office:value-type="float" office:value="-0.000122639">
                <text:p>-0.000122639</text:p>
              </table:table-cell>
              <table:table-cell office:value-type="float" office:value="-0.0000589777">
                <text:p>-0.0000589777</text:p>
              </table:table-cell>
              <table:table-cell office:value-type="float" office:value="-0.000353222">
                <text:p>-0.000353222</text:p>
              </table:table-cell>
              <table:table-cell office:value-type="float" office:value="0.0000240639">
                <text:p>0.0000240639</text:p>
              </table:table-cell>
              <table:table-cell office:value-type="float" office:value="-0.000114345">
                <text:p>-0.000114345</text:p>
              </table:table-cell>
              <table:table-cell office:value-type="float" office:value="-0.00011121">
                <text:p>-0.00011121</text:p>
              </table:table-cell>
              <table:table-cell office:value-type="float" office:value="-0.00012318">
                <text:p>-0.00012318</text:p>
              </table:table-cell>
              <table:table-cell office:value-type="float" office:value="0.000114028">
                <text:p>0.000114028</text:p>
              </table:table-cell>
              <table:table-cell office:value-type="float" office:value="-0.0000572275">
                <text:p>-0.0000572275</text:p>
              </table:table-cell>
              <table:table-cell office:value-type="float" office:value="0.000192952">
                <text:p>0.000192952</text:p>
              </table:table-cell>
              <table:table-cell office:value-type="float" office:value="0.000298206">
                <text:p>0.000298206</text:p>
              </table:table-cell>
              <table:table-cell office:value-type="float" office:value="0.000359684">
                <text:p>0.000359684</text:p>
              </table:table-cell>
              <table:table-cell office:value-type="float" office:value="-0.0000190578">
                <text:p>-0.0000190578</text:p>
              </table:table-cell>
              <table:table-cell office:value-type="float" office:value="0.00006914">
                <text:p>0.00006914</text:p>
              </table:table-cell>
              <table:table-cell office:value-type="float" office:value="-0.000157476">
                <text:p>-0.000157476</text:p>
              </table:table-cell>
              <table:table-cell office:value-type="float" office:value="-0.000225018">
                <text:p>-0.000225018</text:p>
              </table:table-cell>
              <table:table-cell office:value-type="float" office:value="-0.000148785">
                <text:p>-0.000148785</text:p>
              </table:table-cell>
              <table:table-cell office:value-type="float" office:value="0.000300953">
                <text:p>0.000300953</text:p>
              </table:table-cell>
              <table:table-cell office:value-type="float" office:value="-0.0000484175">
                <text:p>-0.0000484175</text:p>
              </table:table-cell>
              <table:table-cell office:value-type="float" office:value="0.000384923">
                <text:p>0.000384923</text:p>
              </table:table-cell>
              <table:table-cell office:value-type="float" office:value="0.0000958966">
                <text:p>0.0000958966</text:p>
              </table:table-cell>
              <table:table-cell office:value-type="float" office:value="-0.0000376877">
                <text:p>-0.0000376877</text:p>
              </table:table-cell>
              <table:table-cell office:value-type="float" office:value="-0.000240607">
                <text:p>-0.000240607</text:p>
              </table:table-cell>
              <table:table-cell office:value-type="float" office:value="0.0000146034">
                <text:p>0.0000146034</text:p>
              </table:table-cell>
              <table:table-cell office:value-type="float" office:value="-0.000209695">
                <text:p>-0.000209695</text:p>
              </table:table-cell>
              <table:table-cell office:value-type="float" office:value="-0.000170557">
                <text:p>-0.000170557</text:p>
              </table:table-cell>
              <table:table-cell office:value-type="float" office:value="-0.000134557">
                <text:p>-0.000134557</text:p>
              </table:table-cell>
              <table:table-cell office:value-type="float" office:value="0.000147941">
                <text:p>0.000147941</text:p>
              </table:table-cell>
              <table:table-cell office:value-type="float" office:value="-0.000501015">
                <text:p>-0.000501015</text:p>
              </table:table-cell>
              <table:table-cell office:value-type="float" office:value="0.000176787">
                <text:p>0.000176787</text:p>
              </table:table-cell>
              <table:table-cell office:value-type="float" office:value="0.0000833733">
                <text:p>0.0000833733</text:p>
              </table:table-cell>
              <table:table-cell office:value-type="float" office:value="0.0000827232">
                <text:p>0.0000827232</text:p>
              </table:table-cell>
              <table:table-cell office:value-type="float" office:value="2.06306E-017">
                <text:p>2.06306E-017</text:p>
              </table:table-cell>
              <table:table-cell office:value-type="float" office:value="1.63066E-017">
                <text:p>1.63066E-017</text:p>
              </table:table-cell>
              <table:table-cell office:value-type="float" office:value="1.28726E-017">
                <text:p>1.28726E-017</text:p>
              </table:table-cell>
              <table:table-cell office:value-type="float" office:value="1.28726E-017">
                <text:p>1.28726E-01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000000245827">
                <text:p>0.00000000245827</text:p>
                <draw:g>
                  <svg:desc>korteweg2.B15:korteweg2.KQ15</svg:desc>
                </draw:g>
              </table:table-cell>
              <table:table-cell office:value-type="float" office:value="0.00000000392189">
                <text:p>0.00000000392189</text:p>
              </table:table-cell>
              <table:table-cell office:value-type="float" office:value="0.00000000630183">
                <text:p>0.00000000630183</text:p>
              </table:table-cell>
              <table:table-cell office:value-type="float" office:value="-0.000204709">
                <text:p>-0.000204709</text:p>
              </table:table-cell>
              <table:table-cell office:value-type="float" office:value="0.0000656263">
                <text:p>0.0000656263</text:p>
              </table:table-cell>
              <table:table-cell office:value-type="float" office:value="0.000215642">
                <text:p>0.000215642</text:p>
              </table:table-cell>
              <table:table-cell office:value-type="float" office:value="0.000380316">
                <text:p>0.000380316</text:p>
              </table:table-cell>
              <table:table-cell office:value-type="float" office:value="-0.0000361579">
                <text:p>-0.0000361579</text:p>
              </table:table-cell>
              <table:table-cell office:value-type="float" office:value="0.000202399">
                <text:p>0.000202399</text:p>
              </table:table-cell>
              <table:table-cell office:value-type="float" office:value="-0.000257237">
                <text:p>-0.000257237</text:p>
              </table:table-cell>
              <table:table-cell office:value-type="float" office:value="-0.000116517">
                <text:p>-0.000116517</text:p>
              </table:table-cell>
              <table:table-cell office:value-type="float" office:value="-0.000278378">
                <text:p>-0.000278378</text:p>
              </table:table-cell>
              <table:table-cell office:value-type="float" office:value="-0.0000276947">
                <text:p>-0.0000276947</text:p>
              </table:table-cell>
              <table:table-cell office:value-type="float" office:value="-0.00023662">
                <text:p>-0.00023662</text:p>
              </table:table-cell>
              <table:table-cell office:value-type="float" office:value="-0.000065327">
                <text:p>-0.000065327</text:p>
              </table:table-cell>
              <table:table-cell office:value-type="float" office:value="0.0000835052">
                <text:p>0.0000835052</text:p>
              </table:table-cell>
              <table:table-cell office:value-type="float" office:value="0.000136592">
                <text:p>0.000136592</text:p>
              </table:table-cell>
              <table:table-cell office:value-type="float" office:value="0.000119907">
                <text:p>0.000119907</text:p>
              </table:table-cell>
              <table:table-cell office:value-type="float" office:value="0.000220345">
                <text:p>0.000220345</text:p>
              </table:table-cell>
              <table:table-cell office:value-type="float" office:value="-0.00011637">
                <text:p>-0.00011637</text:p>
              </table:table-cell>
              <table:table-cell office:value-type="float" office:value="0.000111173">
                <text:p>0.000111173</text:p>
              </table:table-cell>
              <table:table-cell office:value-type="float" office:value="-0.0000501986">
                <text:p>-0.0000501986</text:p>
              </table:table-cell>
              <table:table-cell office:value-type="float" office:value="0.000103035">
                <text:p>0.000103035</text:p>
              </table:table-cell>
              <table:table-cell office:value-type="float" office:value="0.00025901">
                <text:p>0.00025901</text:p>
              </table:table-cell>
              <table:table-cell office:value-type="float" office:value="-0.0000687225">
                <text:p>-0.0000687225</text:p>
              </table:table-cell>
              <table:table-cell office:value-type="float" office:value="-0.000157329">
                <text:p>-0.000157329</text:p>
              </table:table-cell>
              <table:table-cell office:value-type="float" office:value="-0.000140135">
                <text:p>-0.000140135</text:p>
              </table:table-cell>
              <table:table-cell office:value-type="float" office:value="-0.000256245">
                <text:p>-0.000256245</text:p>
              </table:table-cell>
              <table:table-cell office:value-type="float" office:value="0.0000221099">
                <text:p>0.0000221099</text:p>
              </table:table-cell>
              <table:table-cell office:value-type="float" office:value="0.000293961">
                <text:p>0.000293961</text:p>
              </table:table-cell>
              <table:table-cell office:value-type="float" office:value="0.000311959">
                <text:p>0.000311959</text:p>
              </table:table-cell>
              <table:table-cell office:value-type="float" office:value="0.000271486">
                <text:p>0.000271486</text:p>
              </table:table-cell>
              <table:table-cell office:value-type="float" office:value="0.000209595">
                <text:p>0.000209595</text:p>
              </table:table-cell>
              <table:table-cell office:value-type="float" office:value="-0.0000258478">
                <text:p>-0.0000258478</text:p>
              </table:table-cell>
              <table:table-cell office:value-type="float" office:value="-0.0000521141">
                <text:p>-0.0000521141</text:p>
              </table:table-cell>
              <table:table-cell office:value-type="float" office:value="-0.00010047">
                <text:p>-0.00010047</text:p>
              </table:table-cell>
              <table:table-cell office:value-type="float" office:value="-0.000170983">
                <text:p>-0.000170983</text:p>
              </table:table-cell>
              <table:table-cell office:value-type="float" office:value="-0.000110883">
                <text:p>-0.000110883</text:p>
              </table:table-cell>
              <table:table-cell office:value-type="float" office:value="-0.0000257281">
                <text:p>-0.0000257281</text:p>
              </table:table-cell>
              <table:table-cell office:value-type="float" office:value="-0.0000687808">
                <text:p>-0.0000687808</text:p>
              </table:table-cell>
              <table:table-cell office:value-type="float" office:value="0.000283315">
                <text:p>0.000283315</text:p>
              </table:table-cell>
              <table:table-cell office:value-type="float" office:value="0.000166204">
                <text:p>0.000166204</text:p>
              </table:table-cell>
              <table:table-cell office:value-type="float" office:value="0.0000864899">
                <text:p>0.0000864899</text:p>
              </table:table-cell>
              <table:table-cell office:value-type="float" office:value="0.0000435628">
                <text:p>0.0000435628</text:p>
              </table:table-cell>
              <table:table-cell office:value-type="float" office:value="0.0000387387">
                <text:p>0.0000387387</text:p>
              </table:table-cell>
              <table:table-cell office:value-type="float" office:value="-0.000153905">
                <text:p>-0.000153905</text:p>
              </table:table-cell>
              <table:table-cell office:value-type="float" office:value="0.000211666">
                <text:p>0.000211666</text:p>
              </table:table-cell>
              <table:table-cell office:value-type="float" office:value="0.000198961">
                <text:p>0.000198961</text:p>
              </table:table-cell>
              <table:table-cell office:value-type="float" office:value="-0.0000462449">
                <text:p>-0.0000462449</text:p>
              </table:table-cell>
              <table:table-cell office:value-type="float" office:value="-0.000084561">
                <text:p>-0.000084561</text:p>
              </table:table-cell>
              <table:table-cell office:value-type="float" office:value="-0.000125814">
                <text:p>-0.000125814</text:p>
              </table:table-cell>
              <table:table-cell office:value-type="float" office:value="-0.00045849">
                <text:p>-0.00045849</text:p>
              </table:table-cell>
              <table:table-cell office:value-type="float" office:value="-0.0000911962">
                <text:p>-0.0000911962</text:p>
              </table:table-cell>
              <table:table-cell office:value-type="float" office:value="0.0000609908">
                <text:p>0.0000609908</text:p>
              </table:table-cell>
              <table:table-cell office:value-type="float" office:value="0.000180024">
                <text:p>0.000180024</text:p>
              </table:table-cell>
              <table:table-cell office:value-type="float" office:value="0.000262316">
                <text:p>0.000262316</text:p>
              </table:table-cell>
              <table:table-cell office:value-type="float" office:value="0.000128323">
                <text:p>0.000128323</text:p>
              </table:table-cell>
              <table:table-cell office:value-type="float" office:value="0.000182008">
                <text:p>0.000182008</text:p>
              </table:table-cell>
              <table:table-cell office:value-type="float" office:value="0.0000487442">
                <text:p>0.0000487442</text:p>
              </table:table-cell>
              <table:table-cell office:value-type="float" office:value="-0.0000811043">
                <text:p>-0.0000811043</text:p>
              </table:table-cell>
              <table:table-cell office:value-type="float" office:value="-0.000134069">
                <text:p>-0.000134069</text:p>
              </table:table-cell>
              <table:table-cell office:value-type="float" office:value="-0.0000109535">
                <text:p>-0.0000109535</text:p>
              </table:table-cell>
              <table:table-cell office:value-type="float" office:value="-0.000409906">
                <text:p>-0.000409906</text:p>
              </table:table-cell>
              <table:table-cell office:value-type="float" office:value="-0.000162865">
                <text:p>-0.000162865</text:p>
              </table:table-cell>
              <table:table-cell office:value-type="float" office:value="0.000215277">
                <text:p>0.000215277</text:p>
              </table:table-cell>
              <table:table-cell office:value-type="float" office:value="-0.0000244104">
                <text:p>-0.0000244104</text:p>
              </table:table-cell>
              <table:table-cell office:value-type="float" office:value="0.0000968982">
                <text:p>0.0000968982</text:p>
              </table:table-cell>
              <table:table-cell office:value-type="float" office:value="0.000382692">
                <text:p>0.000382692</text:p>
              </table:table-cell>
              <table:table-cell office:value-type="float" office:value="-0.000370406">
                <text:p>-0.000370406</text:p>
              </table:table-cell>
              <table:table-cell office:value-type="float" office:value="0.000108195">
                <text:p>0.000108195</text:p>
              </table:table-cell>
              <table:table-cell office:value-type="float" office:value="0.0000319328">
                <text:p>0.0000319328</text:p>
              </table:table-cell>
              <table:table-cell office:value-type="float" office:value="-0.0000167533">
                <text:p>-0.0000167533</text:p>
              </table:table-cell>
              <table:table-cell office:value-type="float" office:value="0.000366931">
                <text:p>0.000366931</text:p>
              </table:table-cell>
              <table:table-cell office:value-type="float" office:value="0.000163931">
                <text:p>0.000163931</text:p>
              </table:table-cell>
              <table:table-cell office:value-type="float" office:value="-0.00019025">
                <text:p>-0.00019025</text:p>
              </table:table-cell>
              <table:table-cell office:value-type="float" office:value="-0.0000741321">
                <text:p>-0.0000741321</text:p>
              </table:table-cell>
              <table:table-cell office:value-type="float" office:value="-0.000344919">
                <text:p>-0.000344919</text:p>
              </table:table-cell>
              <table:table-cell office:value-type="float" office:value="-0.000365194">
                <text:p>-0.000365194</text:p>
              </table:table-cell>
              <table:table-cell office:value-type="float" office:value="0.000115762">
                <text:p>0.000115762</text:p>
              </table:table-cell>
              <table:table-cell office:value-type="float" office:value="-0.0000446076">
                <text:p>-0.0000446076</text:p>
              </table:table-cell>
              <table:table-cell office:value-type="float" office:value="0.0000515583">
                <text:p>0.0000515583</text:p>
              </table:table-cell>
              <table:table-cell office:value-type="float" office:value="0.00037418">
                <text:p>0.00037418</text:p>
              </table:table-cell>
              <table:table-cell office:value-type="float" office:value="0.0000599921">
                <text:p>0.0000599921</text:p>
              </table:table-cell>
              <table:table-cell office:value-type="float" office:value="0.000021551">
                <text:p>0.000021551</text:p>
              </table:table-cell>
              <table:table-cell office:value-type="float" office:value="0.000443243">
                <text:p>0.000443243</text:p>
              </table:table-cell>
              <table:table-cell office:value-type="float" office:value="-0.000325777">
                <text:p>-0.000325777</text:p>
              </table:table-cell>
              <table:table-cell office:value-type="float" office:value="0.0000336089">
                <text:p>0.0000336089</text:p>
              </table:table-cell>
              <table:table-cell office:value-type="float" office:value="-0.000183654">
                <text:p>-0.000183654</text:p>
              </table:table-cell>
              <table:table-cell office:value-type="float" office:value="-0.000264782">
                <text:p>-0.000264782</text:p>
              </table:table-cell>
              <table:table-cell office:value-type="float" office:value="-0.0000999939">
                <text:p>-0.0000999939</text:p>
              </table:table-cell>
              <table:table-cell office:value-type="float" office:value="0.000214832">
                <text:p>0.000214832</text:p>
              </table:table-cell>
              <table:table-cell office:value-type="float" office:value="-0.000168585">
                <text:p>-0.000168585</text:p>
              </table:table-cell>
              <table:table-cell office:value-type="float" office:value="0.00027388">
                <text:p>0.00027388</text:p>
              </table:table-cell>
              <table:table-cell office:value-type="float" office:value="-0.000202941">
                <text:p>-0.000202941</text:p>
              </table:table-cell>
              <table:table-cell office:value-type="float" office:value="-0.000176718">
                <text:p>-0.000176718</text:p>
              </table:table-cell>
              <table:table-cell office:value-type="float" office:value="0.00000278974">
                <text:p>0.00000278974</text:p>
              </table:table-cell>
              <table:table-cell office:value-type="float" office:value="0.000168794">
                <text:p>0.000168794</text:p>
              </table:table-cell>
              <table:table-cell office:value-type="float" office:value="-0.0000201453">
                <text:p>-0.0000201453</text:p>
              </table:table-cell>
              <table:table-cell office:value-type="float" office:value="0.000683809">
                <text:p>0.000683809</text:p>
              </table:table-cell>
              <table:table-cell office:value-type="float" office:value="-0.0000846403">
                <text:p>-0.0000846403</text:p>
              </table:table-cell>
              <table:table-cell office:value-type="float" office:value="0.0000118746">
                <text:p>0.0000118746</text:p>
              </table:table-cell>
              <table:table-cell office:value-type="float" office:value="0.0000347578">
                <text:p>0.0000347578</text:p>
              </table:table-cell>
              <table:table-cell office:value-type="float" office:value="-0.00031209">
                <text:p>-0.00031209</text:p>
              </table:table-cell>
              <table:table-cell office:value-type="float" office:value="-0.000263572">
                <text:p>-0.000263572</text:p>
              </table:table-cell>
              <table:table-cell office:value-type="float" office:value="0.0000696177">
                <text:p>0.0000696177</text:p>
              </table:table-cell>
              <table:table-cell office:value-type="float" office:value="-0.000303205">
                <text:p>-0.000303205</text:p>
              </table:table-cell>
              <table:table-cell office:value-type="float" office:value="0.000130725">
                <text:p>0.000130725</text:p>
              </table:table-cell>
              <table:table-cell office:value-type="float" office:value="0.0000421075">
                <text:p>0.0000421075</text:p>
              </table:table-cell>
              <table:table-cell office:value-type="float" office:value="0.000201002">
                <text:p>0.000201002</text:p>
              </table:table-cell>
              <table:table-cell office:value-type="float" office:value="0.000317616">
                <text:p>0.000317616</text:p>
              </table:table-cell>
              <table:table-cell office:value-type="float" office:value="0.000370634">
                <text:p>0.000370634</text:p>
              </table:table-cell>
              <table:table-cell office:value-type="float" office:value="0.0000443637">
                <text:p>0.0000443637</text:p>
              </table:table-cell>
              <table:table-cell office:value-type="float" office:value="0.000254895">
                <text:p>0.000254895</text:p>
              </table:table-cell>
              <table:table-cell office:value-type="float" office:value="-0.0000283314">
                <text:p>-0.0000283314</text:p>
              </table:table-cell>
              <table:table-cell office:value-type="float" office:value="0.000113527">
                <text:p>0.000113527</text:p>
              </table:table-cell>
              <table:table-cell office:value-type="float" office:value="0.000422352">
                <text:p>0.000422352</text:p>
              </table:table-cell>
              <table:table-cell office:value-type="float" office:value="0.000531443">
                <text:p>0.000531443</text:p>
              </table:table-cell>
              <table:table-cell office:value-type="float" office:value="0.0004008">
                <text:p>0.0004008</text:p>
              </table:table-cell>
              <table:table-cell office:value-type="float" office:value="0.000897134">
                <text:p>0.000897134</text:p>
              </table:table-cell>
              <table:table-cell office:value-type="float" office:value="0.00041293">
                <text:p>0.00041293</text:p>
              </table:table-cell>
              <table:table-cell office:value-type="float" office:value="0.000916258">
                <text:p>0.000916258</text:p>
              </table:table-cell>
              <table:table-cell office:value-type="float" office:value="0.00131913">
                <text:p>0.00131913</text:p>
              </table:table-cell>
              <table:table-cell office:value-type="float" office:value="0.00204341">
                <text:p>0.00204341</text:p>
              </table:table-cell>
              <table:table-cell office:value-type="float" office:value="0.00280097">
                <text:p>0.00280097</text:p>
              </table:table-cell>
              <table:table-cell office:value-type="float" office:value="0.00416848">
                <text:p>0.00416848</text:p>
              </table:table-cell>
              <table:table-cell office:value-type="float" office:value="0.0054058">
                <text:p>0.0054058</text:p>
              </table:table-cell>
              <table:table-cell office:value-type="float" office:value="0.00768346">
                <text:p>0.00768346</text:p>
              </table:table-cell>
              <table:table-cell office:value-type="float" office:value="0.0105204">
                <text:p>0.0105204</text:p>
              </table:table-cell>
              <table:table-cell office:value-type="float" office:value="0.015543">
                <text:p>0.015543</text:p>
              </table:table-cell>
              <table:table-cell office:value-type="float" office:value="0.0222985">
                <text:p>0.0222985</text:p>
              </table:table-cell>
              <table:table-cell office:value-type="float" office:value="0.0330921">
                <text:p>0.0330921</text:p>
              </table:table-cell>
              <table:table-cell office:value-type="float" office:value="0.0490701">
                <text:p>0.0490701</text:p>
              </table:table-cell>
              <table:table-cell office:value-type="float" office:value="0.073861">
                <text:p>0.073861</text:p>
              </table:table-cell>
              <table:table-cell office:value-type="float" office:value="0.110363">
                <text:p>0.110363</text:p>
              </table:table-cell>
              <table:table-cell office:value-type="float" office:value="0.16505">
                <text:p>0.16505</text:p>
              </table:table-cell>
              <table:table-cell office:value-type="float" office:value="0.243465">
                <text:p>0.243465</text:p>
              </table:table-cell>
              <table:table-cell office:value-type="float" office:value="0.351156">
                <text:p>0.351156</text:p>
              </table:table-cell>
              <table:table-cell office:value-type="float" office:value="0.489992">
                <text:p>0.489992</text:p>
              </table:table-cell>
              <table:table-cell office:value-type="float" office:value="0.65159">
                <text:p>0.65159</text:p>
              </table:table-cell>
              <table:table-cell office:value-type="float" office:value="0.810371">
                <text:p>0.810371</text:p>
              </table:table-cell>
              <table:table-cell office:value-type="float" office:value="0.926787">
                <text:p>0.926787</text:p>
              </table:table-cell>
              <table:table-cell office:value-type="float" office:value="0.961813">
                <text:p>0.961813</text:p>
              </table:table-cell>
              <table:table-cell office:value-type="float" office:value="0.90233">
                <text:p>0.90233</text:p>
              </table:table-cell>
              <table:table-cell office:value-type="float" office:value="0.772902">
                <text:p>0.772902</text:p>
              </table:table-cell>
              <table:table-cell office:value-type="float" office:value="0.616567">
                <text:p>0.616567</text:p>
              </table:table-cell>
              <table:table-cell office:value-type="float" office:value="0.46878">
                <text:p>0.46878</text:p>
              </table:table-cell>
              <table:table-cell office:value-type="float" office:value="0.349628">
                <text:p>0.349628</text:p>
              </table:table-cell>
              <table:table-cell office:value-type="float" office:value="0.264094">
                <text:p>0.264094</text:p>
              </table:table-cell>
              <table:table-cell office:value-type="float" office:value="0.206779">
                <text:p>0.206779</text:p>
              </table:table-cell>
              <table:table-cell office:value-type="float" office:value="0.174426">
                <text:p>0.174426</text:p>
              </table:table-cell>
              <table:table-cell office:value-type="float" office:value="0.159081">
                <text:p>0.159081</text:p>
              </table:table-cell>
              <table:table-cell office:value-type="float" office:value="0.156519">
                <text:p>0.156519</text:p>
              </table:table-cell>
              <table:table-cell office:value-type="float" office:value="0.16372">
                <text:p>0.16372</text:p>
              </table:table-cell>
              <table:table-cell office:value-type="float" office:value="0.176603">
                <text:p>0.176603</text:p>
              </table:table-cell>
              <table:table-cell office:value-type="float" office:value="0.193333">
                <text:p>0.193333</text:p>
              </table:table-cell>
              <table:table-cell office:value-type="float" office:value="0.210973">
                <text:p>0.210973</text:p>
              </table:table-cell>
              <table:table-cell office:value-type="float" office:value="0.227583">
                <text:p>0.227583</text:p>
              </table:table-cell>
              <table:table-cell office:value-type="float" office:value="0.241752">
                <text:p>0.241752</text:p>
              </table:table-cell>
              <table:table-cell office:value-type="float" office:value="0.249684">
                <text:p>0.249684</text:p>
              </table:table-cell>
              <table:table-cell office:value-type="float" office:value="0.252619">
                <text:p>0.252619</text:p>
              </table:table-cell>
              <table:table-cell office:value-type="float" office:value="0.248584">
                <text:p>0.248584</text:p>
              </table:table-cell>
              <table:table-cell office:value-type="float" office:value="0.237268">
                <text:p>0.237268</text:p>
              </table:table-cell>
              <table:table-cell office:value-type="float" office:value="0.221675">
                <text:p>0.221675</text:p>
              </table:table-cell>
              <table:table-cell office:value-type="float" office:value="0.201797">
                <text:p>0.201797</text:p>
              </table:table-cell>
              <table:table-cell office:value-type="float" office:value="0.179662">
                <text:p>0.179662</text:p>
              </table:table-cell>
              <table:table-cell office:value-type="float" office:value="0.157212">
                <text:p>0.157212</text:p>
              </table:table-cell>
              <table:table-cell office:value-type="float" office:value="0.134999">
                <text:p>0.134999</text:p>
              </table:table-cell>
              <table:table-cell office:value-type="float" office:value="0.114238">
                <text:p>0.114238</text:p>
              </table:table-cell>
              <table:table-cell office:value-type="float" office:value="0.0952634">
                <text:p>0.0952634</text:p>
              </table:table-cell>
              <table:table-cell office:value-type="float" office:value="0.0784438">
                <text:p>0.0784438</text:p>
              </table:table-cell>
              <table:table-cell office:value-type="float" office:value="0.0643397">
                <text:p>0.0643397</text:p>
              </table:table-cell>
              <table:table-cell office:value-type="float" office:value="0.0524307">
                <text:p>0.0524307</text:p>
              </table:table-cell>
              <table:table-cell office:value-type="float" office:value="0.0423255">
                <text:p>0.0423255</text:p>
              </table:table-cell>
              <table:table-cell office:value-type="float" office:value="0.0343817">
                <text:p>0.0343817</text:p>
              </table:table-cell>
              <table:table-cell office:value-type="float" office:value="0.0278559">
                <text:p>0.0278559</text:p>
              </table:table-cell>
              <table:table-cell office:value-type="float" office:value="0.0219928">
                <text:p>0.0219928</text:p>
              </table:table-cell>
              <table:table-cell office:value-type="float" office:value="0.0175118">
                <text:p>0.0175118</text:p>
              </table:table-cell>
              <table:table-cell office:value-type="float" office:value="0.0141654">
                <text:p>0.0141654</text:p>
              </table:table-cell>
              <table:table-cell office:value-type="float" office:value="0.0110015">
                <text:p>0.0110015</text:p>
              </table:table-cell>
              <table:table-cell office:value-type="float" office:value="0.00867162">
                <text:p>0.00867162</text:p>
              </table:table-cell>
              <table:table-cell office:value-type="float" office:value="0.00682195">
                <text:p>0.00682195</text:p>
              </table:table-cell>
              <table:table-cell office:value-type="float" office:value="0.00559084">
                <text:p>0.00559084</text:p>
              </table:table-cell>
              <table:table-cell office:value-type="float" office:value="0.00390858">
                <text:p>0.00390858</text:p>
              </table:table-cell>
              <table:table-cell office:value-type="float" office:value="0.00327287">
                <text:p>0.00327287</text:p>
              </table:table-cell>
              <table:table-cell office:value-type="float" office:value="0.00289429">
                <text:p>0.00289429</text:p>
              </table:table-cell>
              <table:table-cell office:value-type="float" office:value="0.00200527">
                <text:p>0.00200527</text:p>
              </table:table-cell>
              <table:table-cell office:value-type="float" office:value="0.00188291">
                <text:p>0.00188291</text:p>
              </table:table-cell>
              <table:table-cell office:value-type="float" office:value="0.00161089">
                <text:p>0.00161089</text:p>
              </table:table-cell>
              <table:table-cell office:value-type="float" office:value="0.000882293">
                <text:p>0.000882293</text:p>
              </table:table-cell>
              <table:table-cell office:value-type="float" office:value="0.000798536">
                <text:p>0.000798536</text:p>
              </table:table-cell>
              <table:table-cell office:value-type="float" office:value="0.000464118">
                <text:p>0.000464118</text:p>
              </table:table-cell>
              <table:table-cell office:value-type="float" office:value="0.000565119">
                <text:p>0.000565119</text:p>
              </table:table-cell>
              <table:table-cell office:value-type="float" office:value="0.000427891">
                <text:p>0.000427891</text:p>
              </table:table-cell>
              <table:table-cell office:value-type="float" office:value="0.000654296">
                <text:p>0.000654296</text:p>
              </table:table-cell>
              <table:table-cell office:value-type="float" office:value="0.000772309">
                <text:p>0.000772309</text:p>
              </table:table-cell>
              <table:table-cell office:value-type="float" office:value="0.000048558">
                <text:p>0.000048558</text:p>
              </table:table-cell>
              <table:table-cell office:value-type="float" office:value="0.000455043">
                <text:p>0.000455043</text:p>
              </table:table-cell>
              <table:table-cell office:value-type="float" office:value="-0.000030931">
                <text:p>-0.000030931</text:p>
              </table:table-cell>
              <table:table-cell office:value-type="float" office:value="-0.000191215">
                <text:p>-0.000191215</text:p>
              </table:table-cell>
              <table:table-cell office:value-type="float" office:value="-0.0000910632">
                <text:p>-0.0000910632</text:p>
              </table:table-cell>
              <table:table-cell office:value-type="float" office:value="-0.000090384">
                <text:p>-0.000090384</text:p>
              </table:table-cell>
              <table:table-cell office:value-type="float" office:value="-0.00000998594">
                <text:p>-0.00000998594</text:p>
              </table:table-cell>
              <table:table-cell office:value-type="float" office:value="-0.0000993206">
                <text:p>-0.0000993206</text:p>
              </table:table-cell>
              <table:table-cell office:value-type="float" office:value="-0.000132005">
                <text:p>-0.000132005</text:p>
              </table:table-cell>
              <table:table-cell office:value-type="float" office:value="0.000224959">
                <text:p>0.000224959</text:p>
              </table:table-cell>
              <table:table-cell office:value-type="float" office:value="-0.00014353">
                <text:p>-0.00014353</text:p>
              </table:table-cell>
              <table:table-cell office:value-type="float" office:value="0.000320382">
                <text:p>0.000320382</text:p>
              </table:table-cell>
              <table:table-cell office:value-type="float" office:value="0.000117159">
                <text:p>0.000117159</text:p>
              </table:table-cell>
              <table:table-cell office:value-type="float" office:value="0.0000903066">
                <text:p>0.0000903066</text:p>
              </table:table-cell>
              <table:table-cell office:value-type="float" office:value="-0.000109973">
                <text:p>-0.000109973</text:p>
              </table:table-cell>
              <table:table-cell office:value-type="float" office:value="-0.0000771522">
                <text:p>-0.0000771522</text:p>
              </table:table-cell>
              <table:table-cell office:value-type="float" office:value="0.0000988742">
                <text:p>0.0000988742</text:p>
              </table:table-cell>
              <table:table-cell office:value-type="float" office:value="-0.0000274157">
                <text:p>-0.0000274157</text:p>
              </table:table-cell>
              <table:table-cell office:value-type="float" office:value="0.0000659347">
                <text:p>0.0000659347</text:p>
              </table:table-cell>
              <table:table-cell office:value-type="float" office:value="0.000491868">
                <text:p>0.000491868</text:p>
              </table:table-cell>
              <table:table-cell office:value-type="float" office:value="0.00029563">
                <text:p>0.00029563</text:p>
              </table:table-cell>
              <table:table-cell office:value-type="float" office:value="-0.000245694">
                <text:p>-0.000245694</text:p>
              </table:table-cell>
              <table:table-cell office:value-type="float" office:value="-0.0000789711">
                <text:p>-0.0000789711</text:p>
              </table:table-cell>
              <table:table-cell office:value-type="float" office:value="-0.000237579">
                <text:p>-0.000237579</text:p>
              </table:table-cell>
              <table:table-cell office:value-type="float" office:value="-0.00041038">
                <text:p>-0.00041038</text:p>
              </table:table-cell>
              <table:table-cell office:value-type="float" office:value="-0.000128977">
                <text:p>-0.000128977</text:p>
              </table:table-cell>
              <table:table-cell office:value-type="float" office:value="0.000037574">
                <text:p>0.000037574</text:p>
              </table:table-cell>
              <table:table-cell office:value-type="float" office:value="-0.000132363">
                <text:p>-0.000132363</text:p>
              </table:table-cell>
              <table:table-cell office:value-type="float" office:value="0.0000609386">
                <text:p>0.0000609386</text:p>
              </table:table-cell>
              <table:table-cell office:value-type="float" office:value="0.0000547031">
                <text:p>0.0000547031</text:p>
              </table:table-cell>
              <table:table-cell office:value-type="float" office:value="0.000266491">
                <text:p>0.000266491</text:p>
              </table:table-cell>
              <table:table-cell office:value-type="float" office:value="-0.000252179">
                <text:p>-0.000252179</text:p>
              </table:table-cell>
              <table:table-cell office:value-type="float" office:value="0.000138585">
                <text:p>0.000138585</text:p>
              </table:table-cell>
              <table:table-cell office:value-type="float" office:value="0.000245052">
                <text:p>0.000245052</text:p>
              </table:table-cell>
              <table:table-cell office:value-type="float" office:value="-0.000074973">
                <text:p>-0.000074973</text:p>
              </table:table-cell>
              <table:table-cell office:value-type="float" office:value="0.00013543">
                <text:p>0.00013543</text:p>
              </table:table-cell>
              <table:table-cell office:value-type="float" office:value="-0.000255231">
                <text:p>-0.000255231</text:p>
              </table:table-cell>
              <table:table-cell office:value-type="float" office:value="-0.000170365">
                <text:p>-0.000170365</text:p>
              </table:table-cell>
              <table:table-cell office:value-type="float" office:value="0.00053465">
                <text:p>0.00053465</text:p>
              </table:table-cell>
              <table:table-cell office:value-type="float" office:value="0.00000684429">
                <text:p>0.00000684429</text:p>
              </table:table-cell>
              <table:table-cell office:value-type="float" office:value="0.000244201">
                <text:p>0.000244201</text:p>
              </table:table-cell>
              <table:table-cell office:value-type="float" office:value="0.0000976526">
                <text:p>0.0000976526</text:p>
              </table:table-cell>
              <table:table-cell office:value-type="float" office:value="0.00000725488">
                <text:p>0.00000725488</text:p>
              </table:table-cell>
              <table:table-cell office:value-type="float" office:value="-0.000120213">
                <text:p>-0.000120213</text:p>
              </table:table-cell>
              <table:table-cell office:value-type="float" office:value="-0.000561306">
                <text:p>-0.000561306</text:p>
              </table:table-cell>
              <table:table-cell office:value-type="float" office:value="-0.0000832567">
                <text:p>-0.0000832567</text:p>
              </table:table-cell>
              <table:table-cell office:value-type="float" office:value="-0.00024892">
                <text:p>-0.00024892</text:p>
              </table:table-cell>
              <table:table-cell office:value-type="float" office:value="-0.00023553">
                <text:p>-0.00023553</text:p>
              </table:table-cell>
              <table:table-cell office:value-type="float" office:value="0.000563614">
                <text:p>0.000563614</text:p>
              </table:table-cell>
              <table:table-cell office:value-type="float" office:value="-0.000134062">
                <text:p>-0.000134062</text:p>
              </table:table-cell>
              <table:table-cell office:value-type="float" office:value="0.0000331665">
                <text:p>0.0000331665</text:p>
              </table:table-cell>
              <table:table-cell office:value-type="float" office:value="-0.000135649">
                <text:p>-0.000135649</text:p>
              </table:table-cell>
              <table:table-cell office:value-type="float" office:value="0.000174476">
                <text:p>0.000174476</text:p>
              </table:table-cell>
              <table:table-cell office:value-type="float" office:value="-0.0000284822">
                <text:p>-0.0000284822</text:p>
              </table:table-cell>
              <table:table-cell office:value-type="float" office:value="-0.0000672459">
                <text:p>-0.0000672459</text:p>
              </table:table-cell>
              <table:table-cell office:value-type="float" office:value="0.0000981583">
                <text:p>0.0000981583</text:p>
              </table:table-cell>
              <table:table-cell office:value-type="float" office:value="0.000133046">
                <text:p>0.000133046</text:p>
              </table:table-cell>
              <table:table-cell office:value-type="float" office:value="-0.00033277">
                <text:p>-0.00033277</text:p>
              </table:table-cell>
              <table:table-cell office:value-type="float" office:value="0.000329495">
                <text:p>0.000329495</text:p>
              </table:table-cell>
              <table:table-cell office:value-type="float" office:value="0.0000430616">
                <text:p>0.0000430616</text:p>
              </table:table-cell>
              <table:table-cell office:value-type="float" office:value="0.000270109">
                <text:p>0.000270109</text:p>
              </table:table-cell>
              <table:table-cell office:value-type="float" office:value="-0.000013755">
                <text:p>-0.000013755</text:p>
              </table:table-cell>
              <table:table-cell office:value-type="float" office:value="0.000487967">
                <text:p>0.000487967</text:p>
              </table:table-cell>
              <table:table-cell office:value-type="float" office:value="-0.0000108174">
                <text:p>-0.0000108174</text:p>
              </table:table-cell>
              <table:table-cell office:value-type="float" office:value="-0.000138014">
                <text:p>-0.000138014</text:p>
              </table:table-cell>
              <table:table-cell office:value-type="float" office:value="-0.000433477">
                <text:p>-0.000433477</text:p>
              </table:table-cell>
              <table:table-cell office:value-type="float" office:value="-0.00022845">
                <text:p>-0.00022845</text:p>
              </table:table-cell>
              <table:table-cell office:value-type="float" office:value="-0.000345432">
                <text:p>-0.000345432</text:p>
              </table:table-cell>
              <table:table-cell office:value-type="float" office:value="0.000178107">
                <text:p>0.000178107</text:p>
              </table:table-cell>
              <table:table-cell office:value-type="float" office:value="0.0000942438">
                <text:p>0.0000942438</text:p>
              </table:table-cell>
              <table:table-cell office:value-type="float" office:value="0.0000380489">
                <text:p>0.0000380489</text:p>
              </table:table-cell>
              <table:table-cell office:value-type="float" office:value="-0.0000051835">
                <text:p>-0.0000051835</text:p>
              </table:table-cell>
              <table:table-cell office:value-type="float" office:value="0.0000713643">
                <text:p>0.0000713643</text:p>
              </table:table-cell>
              <table:table-cell office:value-type="float" office:value="-0.000214906">
                <text:p>-0.000214906</text:p>
              </table:table-cell>
              <table:table-cell office:value-type="float" office:value="-0.0000364625">
                <text:p>-0.0000364625</text:p>
              </table:table-cell>
              <table:table-cell office:value-type="float" office:value="-0.0000959446">
                <text:p>-0.0000959446</text:p>
              </table:table-cell>
              <table:table-cell office:value-type="float" office:value="-0.000123091">
                <text:p>-0.000123091</text:p>
              </table:table-cell>
              <table:table-cell office:value-type="float" office:value="0.0000231245">
                <text:p>0.0000231245</text:p>
              </table:table-cell>
              <table:table-cell office:value-type="float" office:value="0.000138108">
                <text:p>0.000138108</text:p>
              </table:table-cell>
              <table:table-cell office:value-type="float" office:value="0.0000492478">
                <text:p>0.0000492478</text:p>
              </table:table-cell>
              <table:table-cell office:value-type="float" office:value="-0.000191902">
                <text:p>-0.000191902</text:p>
              </table:table-cell>
              <table:table-cell office:value-type="float" office:value="0.000262965">
                <text:p>0.000262965</text:p>
              </table:table-cell>
              <table:table-cell office:value-type="float" office:value="0.000354887">
                <text:p>0.000354887</text:p>
              </table:table-cell>
              <table:table-cell office:value-type="float" office:value="0.0000177041">
                <text:p>0.0000177041</text:p>
              </table:table-cell>
              <table:table-cell office:value-type="float" office:value="0.000453845">
                <text:p>0.000453845</text:p>
              </table:table-cell>
              <table:table-cell office:value-type="float" office:value="0.000116682">
                <text:p>0.000116682</text:p>
              </table:table-cell>
              <table:table-cell office:value-type="float" office:value="-0.000421839">
                <text:p>-0.000421839</text:p>
              </table:table-cell>
              <table:table-cell office:value-type="float" office:value="-0.0002955">
                <text:p>-0.0002955</text:p>
              </table:table-cell>
              <table:table-cell office:value-type="float" office:value="0.00000913563">
                <text:p>0.00000913563</text:p>
              </table:table-cell>
              <table:table-cell office:value-type="float" office:value="-0.0000345984">
                <text:p>-0.0000345984</text:p>
              </table:table-cell>
              <table:table-cell office:value-type="float" office:value="-0.000168938">
                <text:p>-0.000168938</text:p>
              </table:table-cell>
              <table:table-cell office:value-type="float" office:value="0.000293112">
                <text:p>0.000293112</text:p>
              </table:table-cell>
              <table:table-cell office:value-type="float" office:value="0.000317027">
                <text:p>0.000317027</text:p>
              </table:table-cell>
              <table:table-cell office:value-type="float" office:value="-0.000186716">
                <text:p>-0.000186716</text:p>
              </table:table-cell>
              <table:table-cell office:value-type="float" office:value="0.000116825">
                <text:p>0.000116825</text:p>
              </table:table-cell>
              <table:table-cell office:value-type="float" office:value="-0.0000457205">
                <text:p>-0.0000457205</text:p>
              </table:table-cell>
              <table:table-cell office:value-type="float" office:value="-0.000474163">
                <text:p>-0.000474163</text:p>
              </table:table-cell>
              <table:table-cell office:value-type="float" office:value="-0.000217232">
                <text:p>-0.000217232</text:p>
              </table:table-cell>
              <table:table-cell office:value-type="float" office:value="0.000141189">
                <text:p>0.000141189</text:p>
              </table:table-cell>
              <table:table-cell office:value-type="float" office:value="-0.000170817">
                <text:p>-0.000170817</text:p>
              </table:table-cell>
              <table:table-cell office:value-type="float" office:value="-0.000178896">
                <text:p>-0.000178896</text:p>
              </table:table-cell>
              <table:table-cell office:value-type="float" office:value="0.00000853702">
                <text:p>0.00000853702</text:p>
              </table:table-cell>
              <table:table-cell office:value-type="float" office:value="-0.000336744">
                <text:p>-0.000336744</text:p>
              </table:table-cell>
              <table:table-cell office:value-type="float" office:value="2.06176E-017">
                <text:p>2.06176E-017</text:p>
              </table:table-cell>
              <table:table-cell office:value-type="float" office:value="1.63141E-017">
                <text:p>1.63141E-017</text:p>
              </table:table-cell>
              <table:table-cell office:value-type="float" office:value="1.28571E-017">
                <text:p>1.28571E-017</text:p>
              </table:table-cell>
              <table:table-cell office:value-type="float" office:value="1.28571E-017">
                <text:p>1.28571E-017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0000024556">
                <text:p>0.0000000024556</text:p>
                <draw:g>
                  <svg:desc>korteweg2.B16:korteweg2.KQ16</svg:desc>
                </draw:g>
              </table:table-cell>
              <table:table-cell office:value-type="float" office:value="0.00000000392349">
                <text:p>0.00000000392349</text:p>
              </table:table-cell>
              <table:table-cell office:value-type="float" office:value="0.00000000629839">
                <text:p>0.00000000629839</text:p>
              </table:table-cell>
              <table:table-cell office:value-type="float" office:value="-0.000192613">
                <text:p>-0.000192613</text:p>
              </table:table-cell>
              <table:table-cell office:value-type="float" office:value="-0.000275834">
                <text:p>-0.000275834</text:p>
              </table:table-cell>
              <table:table-cell office:value-type="float" office:value="-0.00031708">
                <text:p>-0.00031708</text:p>
              </table:table-cell>
              <table:table-cell office:value-type="float" office:value="-0.000186716">
                <text:p>-0.000186716</text:p>
              </table:table-cell>
              <table:table-cell office:value-type="float" office:value="-0.000106039">
                <text:p>-0.000106039</text:p>
              </table:table-cell>
              <table:table-cell office:value-type="float" office:value="0.000167165">
                <text:p>0.000167165</text:p>
              </table:table-cell>
              <table:table-cell office:value-type="float" office:value="0.0000694713">
                <text:p>0.0000694713</text:p>
              </table:table-cell>
              <table:table-cell office:value-type="float" office:value="0.000210644">
                <text:p>0.000210644</text:p>
              </table:table-cell>
              <table:table-cell office:value-type="float" office:value="-0.000157097">
                <text:p>-0.000157097</text:p>
              </table:table-cell>
              <table:table-cell office:value-type="float" office:value="-0.0000596366">
                <text:p>-0.0000596366</text:p>
              </table:table-cell>
              <table:table-cell office:value-type="float" office:value="0.00000154221">
                <text:p>0.00000154221</text:p>
              </table:table-cell>
              <table:table-cell office:value-type="float" office:value="0.000019766">
                <text:p>0.000019766</text:p>
              </table:table-cell>
              <table:table-cell office:value-type="float" office:value="0.000117009">
                <text:p>0.000117009</text:p>
              </table:table-cell>
              <table:table-cell office:value-type="float" office:value="0.000246373">
                <text:p>0.000246373</text:p>
              </table:table-cell>
              <table:table-cell office:value-type="float" office:value="-0.00023958">
                <text:p>-0.00023958</text:p>
              </table:table-cell>
              <table:table-cell office:value-type="float" office:value="-0.0000353027">
                <text:p>-0.0000353027</text:p>
              </table:table-cell>
              <table:table-cell office:value-type="float" office:value="-0.00031779">
                <text:p>-0.00031779</text:p>
              </table:table-cell>
              <table:table-cell office:value-type="float" office:value="-0.000117881">
                <text:p>-0.000117881</text:p>
              </table:table-cell>
              <table:table-cell office:value-type="float" office:value="0.0000296059">
                <text:p>0.0000296059</text:p>
              </table:table-cell>
              <table:table-cell office:value-type="float" office:value="0.00022652">
                <text:p>0.00022652</text:p>
              </table:table-cell>
              <table:table-cell office:value-type="float" office:value="0.000168124">
                <text:p>0.000168124</text:p>
              </table:table-cell>
              <table:table-cell office:value-type="float" office:value="0.00036377">
                <text:p>0.00036377</text:p>
              </table:table-cell>
              <table:table-cell office:value-type="float" office:value="0.0000591545">
                <text:p>0.0000591545</text:p>
              </table:table-cell>
              <table:table-cell office:value-type="float" office:value="0.000223758">
                <text:p>0.000223758</text:p>
              </table:table-cell>
              <table:table-cell office:value-type="float" office:value="-0.0000190067">
                <text:p>-0.0000190067</text:p>
              </table:table-cell>
              <table:table-cell office:value-type="float" office:value="-0.0000337207">
                <text:p>-0.0000337207</text:p>
              </table:table-cell>
              <table:table-cell office:value-type="float" office:value="-0.00026001">
                <text:p>-0.00026001</text:p>
              </table:table-cell>
              <table:table-cell office:value-type="float" office:value="-0.0000308589">
                <text:p>-0.0000308589</text:p>
              </table:table-cell>
              <table:table-cell office:value-type="float" office:value="-0.00031855">
                <text:p>-0.00031855</text:p>
              </table:table-cell>
              <table:table-cell office:value-type="float" office:value="0.000073035">
                <text:p>0.000073035</text:p>
              </table:table-cell>
              <table:table-cell office:value-type="float" office:value="0.000295533">
                <text:p>0.000295533</text:p>
              </table:table-cell>
              <table:table-cell office:value-type="float" office:value="0.0000997629">
                <text:p>0.0000997629</text:p>
              </table:table-cell>
              <table:table-cell office:value-type="float" office:value="0.000201256">
                <text:p>0.000201256</text:p>
              </table:table-cell>
              <table:table-cell office:value-type="float" office:value="0.000273384">
                <text:p>0.000273384</text:p>
              </table:table-cell>
              <table:table-cell office:value-type="float" office:value="-0.000269361">
                <text:p>-0.000269361</text:p>
              </table:table-cell>
              <table:table-cell office:value-type="float" office:value="0.0000284023">
                <text:p>0.0000284023</text:p>
              </table:table-cell>
              <table:table-cell office:value-type="float" office:value="0.000136964">
                <text:p>0.000136964</text:p>
              </table:table-cell>
              <table:table-cell office:value-type="float" office:value="0.0000565125">
                <text:p>0.0000565125</text:p>
              </table:table-cell>
              <table:table-cell office:value-type="float" office:value="0.000204377">
                <text:p>0.000204377</text:p>
              </table:table-cell>
              <table:table-cell office:value-type="float" office:value="-0.0000229241">
                <text:p>-0.0000229241</text:p>
              </table:table-cell>
              <table:table-cell office:value-type="float" office:value="-0.0000556787">
                <text:p>-0.0000556787</text:p>
              </table:table-cell>
              <table:table-cell office:value-type="float" office:value="-0.000253279">
                <text:p>-0.000253279</text:p>
              </table:table-cell>
              <table:table-cell office:value-type="float" office:value="-0.000209054">
                <text:p>-0.000209054</text:p>
              </table:table-cell>
              <table:table-cell office:value-type="float" office:value="-0.000154935">
                <text:p>-0.000154935</text:p>
              </table:table-cell>
              <table:table-cell office:value-type="float" office:value="0.000206872">
                <text:p>0.000206872</text:p>
              </table:table-cell>
              <table:table-cell office:value-type="float" office:value="0.000049855">
                <text:p>0.000049855</text:p>
              </table:table-cell>
              <table:table-cell office:value-type="float" office:value="0.000164499">
                <text:p>0.000164499</text:p>
              </table:table-cell>
              <table:table-cell office:value-type="float" office:value="0.0002571">
                <text:p>0.0002571</text:p>
              </table:table-cell>
              <table:table-cell office:value-type="float" office:value="0.000194846">
                <text:p>0.000194846</text:p>
              </table:table-cell>
              <table:table-cell office:value-type="float" office:value="-0.000149353">
                <text:p>-0.000149353</text:p>
              </table:table-cell>
              <table:table-cell office:value-type="float" office:value="0.000334175">
                <text:p>0.000334175</text:p>
              </table:table-cell>
              <table:table-cell office:value-type="float" office:value="-0.000326225">
                <text:p>-0.000326225</text:p>
              </table:table-cell>
              <table:table-cell office:value-type="float" office:value="-0.000202063">
                <text:p>-0.000202063</text:p>
              </table:table-cell>
              <table:table-cell office:value-type="float" office:value="-0.000211425">
                <text:p>-0.000211425</text:p>
              </table:table-cell>
              <table:table-cell office:value-type="float" office:value="-0.000175704">
                <text:p>-0.000175704</text:p>
              </table:table-cell>
              <table:table-cell office:value-type="float" office:value="-0.000168024">
                <text:p>-0.000168024</text:p>
              </table:table-cell>
              <table:table-cell office:value-type="float" office:value="0.00035343">
                <text:p>0.00035343</text:p>
              </table:table-cell>
              <table:table-cell office:value-type="float" office:value="0.000104903">
                <text:p>0.000104903</text:p>
              </table:table-cell>
              <table:table-cell office:value-type="float" office:value="0.000141891">
                <text:p>0.000141891</text:p>
              </table:table-cell>
              <table:table-cell office:value-type="float" office:value="0.0000350162">
                <text:p>0.0000350162</text:p>
              </table:table-cell>
              <table:table-cell office:value-type="float" office:value="-0.0000479786">
                <text:p>-0.0000479786</text:p>
              </table:table-cell>
              <table:table-cell office:value-type="float" office:value="-0.000201081">
                <text:p>-0.000201081</text:p>
              </table:table-cell>
              <table:table-cell office:value-type="float" office:value="0.000213719">
                <text:p>0.000213719</text:p>
              </table:table-cell>
              <table:table-cell office:value-type="float" office:value="0.00000783491">
                <text:p>0.00000783491</text:p>
              </table:table-cell>
              <table:table-cell office:value-type="float" office:value="0.000324564">
                <text:p>0.000324564</text:p>
              </table:table-cell>
              <table:table-cell office:value-type="float" office:value="0.0000298089">
                <text:p>0.0000298089</text:p>
              </table:table-cell>
              <table:table-cell office:value-type="float" office:value="-0.000213252">
                <text:p>-0.000213252</text:p>
              </table:table-cell>
              <table:table-cell office:value-type="float" office:value="-0.0000680238">
                <text:p>-0.0000680238</text:p>
              </table:table-cell>
              <table:table-cell office:value-type="float" office:value="-0.00030484">
                <text:p>-0.00030484</text:p>
              </table:table-cell>
              <table:table-cell office:value-type="float" office:value="-0.00035737">
                <text:p>-0.00035737</text:p>
              </table:table-cell>
              <table:table-cell office:value-type="float" office:value="0.000258945">
                <text:p>0.000258945</text:p>
              </table:table-cell>
              <table:table-cell office:value-type="float" office:value="0.0000260251">
                <text:p>0.0000260251</text:p>
              </table:table-cell>
              <table:table-cell office:value-type="float" office:value="-0.000131451">
                <text:p>-0.000131451</text:p>
              </table:table-cell>
              <table:table-cell office:value-type="float" office:value="0.000439049">
                <text:p>0.000439049</text:p>
              </table:table-cell>
              <table:table-cell office:value-type="float" office:value="0.00017731">
                <text:p>0.00017731</text:p>
              </table:table-cell>
              <table:table-cell office:value-type="float" office:value="-0.0000910329">
                <text:p>-0.0000910329</text:p>
              </table:table-cell>
              <table:table-cell office:value-type="float" office:value="0.000336237">
                <text:p>0.000336237</text:p>
              </table:table-cell>
              <table:table-cell office:value-type="float" office:value="0.0000445806">
                <text:p>0.0000445806</text:p>
              </table:table-cell>
              <table:table-cell office:value-type="float" office:value="-0.000286329">
                <text:p>-0.000286329</text:p>
              </table:table-cell>
              <table:table-cell office:value-type="float" office:value="-0.000121398">
                <text:p>-0.000121398</text:p>
              </table:table-cell>
              <table:table-cell office:value-type="float" office:value="-0.000379909">
                <text:p>-0.000379909</text:p>
              </table:table-cell>
              <table:table-cell office:value-type="float" office:value="-0.0000480356">
                <text:p>-0.0000480356</text:p>
              </table:table-cell>
              <table:table-cell office:value-type="float" office:value="0.0000716694">
                <text:p>0.0000716694</text:p>
              </table:table-cell>
              <table:table-cell office:value-type="float" office:value="-0.000117337">
                <text:p>-0.000117337</text:p>
              </table:table-cell>
              <table:table-cell office:value-type="float" office:value="0.000401553">
                <text:p>0.000401553</text:p>
              </table:table-cell>
              <table:table-cell office:value-type="float" office:value="0.000072391">
                <text:p>0.000072391</text:p>
              </table:table-cell>
              <table:table-cell office:value-type="float" office:value="-0.000440092">
                <text:p>-0.000440092</text:p>
              </table:table-cell>
              <table:table-cell office:value-type="float" office:value="0.0001416">
                <text:p>0.0001416</text:p>
              </table:table-cell>
              <table:table-cell office:value-type="float" office:value="0.0000411528">
                <text:p>0.0000411528</text:p>
              </table:table-cell>
              <table:table-cell office:value-type="float" office:value="-0.000118433">
                <text:p>-0.000118433</text:p>
              </table:table-cell>
              <table:table-cell office:value-type="float" office:value="0.000448049">
                <text:p>0.000448049</text:p>
              </table:table-cell>
              <table:table-cell office:value-type="float" office:value="0.000226647">
                <text:p>0.000226647</text:p>
              </table:table-cell>
              <table:table-cell office:value-type="float" office:value="-0.0000196076">
                <text:p>-0.0000196076</text:p>
              </table:table-cell>
              <table:table-cell office:value-type="float" office:value="0.00000843833">
                <text:p>0.00000843833</text:p>
              </table:table-cell>
              <table:table-cell office:value-type="float" office:value="-0.000185025">
                <text:p>-0.000185025</text:p>
              </table:table-cell>
              <table:table-cell office:value-type="float" office:value="-0.000379369">
                <text:p>-0.000379369</text:p>
              </table:table-cell>
              <table:table-cell office:value-type="float" office:value="-0.0000481737">
                <text:p>-0.0000481737</text:p>
              </table:table-cell>
              <table:table-cell office:value-type="float" office:value="-0.000192725">
                <text:p>-0.000192725</text:p>
              </table:table-cell>
              <table:table-cell office:value-type="float" office:value="-0.00000589949">
                <text:p>-0.00000589949</text:p>
              </table:table-cell>
              <table:table-cell office:value-type="float" office:value="0.000158885">
                <text:p>0.000158885</text:p>
              </table:table-cell>
              <table:table-cell office:value-type="float" office:value="-0.000152382">
                <text:p>-0.000152382</text:p>
              </table:table-cell>
              <table:table-cell office:value-type="float" office:value="0.00027549">
                <text:p>0.00027549</text:p>
              </table:table-cell>
              <table:table-cell office:value-type="float" office:value="0.000456682">
                <text:p>0.000456682</text:p>
              </table:table-cell>
              <table:table-cell office:value-type="float" office:value="-0.000058133">
                <text:p>-0.000058133</text:p>
              </table:table-cell>
              <table:table-cell office:value-type="float" office:value="0.000338467">
                <text:p>0.000338467</text:p>
              </table:table-cell>
              <table:table-cell office:value-type="float" office:value="0.00000836461">
                <text:p>0.00000836461</text:p>
              </table:table-cell>
              <table:table-cell office:value-type="float" office:value="-0.000289202">
                <text:p>-0.000289202</text:p>
              </table:table-cell>
              <table:table-cell office:value-type="float" office:value="0.000104368">
                <text:p>0.000104368</text:p>
              </table:table-cell>
              <table:table-cell office:value-type="float" office:value="-0.000124162">
                <text:p>-0.000124162</text:p>
              </table:table-cell>
              <table:table-cell office:value-type="float" office:value="-0.0000185728">
                <text:p>-0.0000185728</text:p>
              </table:table-cell>
              <table:table-cell office:value-type="float" office:value="0.000341248">
                <text:p>0.000341248</text:p>
              </table:table-cell>
              <table:table-cell office:value-type="float" office:value="0.000300917">
                <text:p>0.000300917</text:p>
              </table:table-cell>
              <table:table-cell office:value-type="float" office:value="0.0000634259">
                <text:p>0.0000634259</text:p>
              </table:table-cell>
              <table:table-cell office:value-type="float" office:value="0.000089978">
                <text:p>0.000089978</text:p>
              </table:table-cell>
              <table:table-cell office:value-type="float" office:value="0.000048105">
                <text:p>0.000048105</text:p>
              </table:table-cell>
              <table:table-cell office:value-type="float" office:value="0.000342734">
                <text:p>0.000342734</text:p>
              </table:table-cell>
              <table:table-cell office:value-type="float" office:value="0.00061736">
                <text:p>0.00061736</text:p>
              </table:table-cell>
              <table:table-cell office:value-type="float" office:value="0.00091487">
                <text:p>0.00091487</text:p>
              </table:table-cell>
              <table:table-cell office:value-type="float" office:value="0.00103975">
                <text:p>0.00103975</text:p>
              </table:table-cell>
              <table:table-cell office:value-type="float" office:value="0.00136797">
                <text:p>0.00136797</text:p>
              </table:table-cell>
              <table:table-cell office:value-type="float" office:value="0.00134782">
                <text:p>0.00134782</text:p>
              </table:table-cell>
              <table:table-cell office:value-type="float" office:value="0.00202215">
                <text:p>0.00202215</text:p>
              </table:table-cell>
              <table:table-cell office:value-type="float" office:value="0.00202942">
                <text:p>0.00202942</text:p>
              </table:table-cell>
              <table:table-cell office:value-type="float" office:value="0.00249406">
                <text:p>0.00249406</text:p>
              </table:table-cell>
              <table:table-cell office:value-type="float" office:value="0.00372924">
                <text:p>0.00372924</text:p>
              </table:table-cell>
              <table:table-cell office:value-type="float" office:value="0.00485316">
                <text:p>0.00485316</text:p>
              </table:table-cell>
              <table:table-cell office:value-type="float" office:value="0.0058476">
                <text:p>0.0058476</text:p>
              </table:table-cell>
              <table:table-cell office:value-type="float" office:value="0.00802685">
                <text:p>0.00802685</text:p>
              </table:table-cell>
              <table:table-cell office:value-type="float" office:value="0.0108498">
                <text:p>0.0108498</text:p>
              </table:table-cell>
              <table:table-cell office:value-type="float" office:value="0.0145859">
                <text:p>0.0145859</text:p>
              </table:table-cell>
              <table:table-cell office:value-type="float" office:value="0.0194782">
                <text:p>0.0194782</text:p>
              </table:table-cell>
              <table:table-cell office:value-type="float" office:value="0.0264462">
                <text:p>0.0264462</text:p>
              </table:table-cell>
              <table:table-cell office:value-type="float" office:value="0.0360852">
                <text:p>0.0360852</text:p>
              </table:table-cell>
              <table:table-cell office:value-type="float" office:value="0.0496784">
                <text:p>0.0496784</text:p>
              </table:table-cell>
              <table:table-cell office:value-type="float" office:value="0.0694924">
                <text:p>0.0694924</text:p>
              </table:table-cell>
              <table:table-cell office:value-type="float" office:value="0.0979187">
                <text:p>0.0979187</text:p>
              </table:table-cell>
              <table:table-cell office:value-type="float" office:value="0.138236">
                <text:p>0.138236</text:p>
              </table:table-cell>
              <table:table-cell office:value-type="float" office:value="0.194682">
                <text:p>0.194682</text:p>
              </table:table-cell>
              <table:table-cell office:value-type="float" office:value="0.272703">
                <text:p>0.272703</text:p>
              </table:table-cell>
              <table:table-cell office:value-type="float" office:value="0.374441">
                <text:p>0.374441</text:p>
              </table:table-cell>
              <table:table-cell office:value-type="float" office:value="0.499844">
                <text:p>0.499844</text:p>
              </table:table-cell>
              <table:table-cell office:value-type="float" office:value="0.639813">
                <text:p>0.639813</text:p>
              </table:table-cell>
              <table:table-cell office:value-type="float" office:value="0.773352">
                <text:p>0.773352</text:p>
              </table:table-cell>
              <table:table-cell office:value-type="float" office:value="0.869337">
                <text:p>0.869337</text:p>
              </table:table-cell>
              <table:table-cell office:value-type="float" office:value="0.901169">
                <text:p>0.901169</text:p>
              </table:table-cell>
              <table:table-cell office:value-type="float" office:value="0.859683">
                <text:p>0.859683</text:p>
              </table:table-cell>
              <table:table-cell office:value-type="float" office:value="0.763116">
                <text:p>0.763116</text:p>
              </table:table-cell>
              <table:table-cell office:value-type="float" office:value="0.641861">
                <text:p>0.641861</text:p>
              </table:table-cell>
              <table:table-cell office:value-type="float" office:value="0.524824">
                <text:p>0.524824</text:p>
              </table:table-cell>
              <table:table-cell office:value-type="float" office:value="0.428241">
                <text:p>0.428241</text:p>
              </table:table-cell>
              <table:table-cell office:value-type="float" office:value="0.358022">
                <text:p>0.358022</text:p>
              </table:table-cell>
              <table:table-cell office:value-type="float" office:value="0.311911">
                <text:p>0.311911</text:p>
              </table:table-cell>
              <table:table-cell office:value-type="float" office:value="0.286804">
                <text:p>0.286804</text:p>
              </table:table-cell>
              <table:table-cell office:value-type="float" office:value="0.274571">
                <text:p>0.274571</text:p>
              </table:table-cell>
              <table:table-cell office:value-type="float" office:value="0.271436">
                <text:p>0.271436</text:p>
              </table:table-cell>
              <table:table-cell office:value-type="float" office:value="0.272297">
                <text:p>0.272297</text:p>
              </table:table-cell>
              <table:table-cell office:value-type="float" office:value="0.273018">
                <text:p>0.273018</text:p>
              </table:table-cell>
              <table:table-cell office:value-type="float" office:value="0.27115">
                <text:p>0.27115</text:p>
              </table:table-cell>
              <table:table-cell office:value-type="float" office:value="0.264604">
                <text:p>0.264604</text:p>
              </table:table-cell>
              <table:table-cell office:value-type="float" office:value="0.253095">
                <text:p>0.253095</text:p>
              </table:table-cell>
              <table:table-cell office:value-type="float" office:value="0.237197">
                <text:p>0.237197</text:p>
              </table:table-cell>
              <table:table-cell office:value-type="float" office:value="0.216452">
                <text:p>0.216452</text:p>
              </table:table-cell>
              <table:table-cell office:value-type="float" office:value="0.194893">
                <text:p>0.194893</text:p>
              </table:table-cell>
              <table:table-cell office:value-type="float" office:value="0.170851">
                <text:p>0.170851</text:p>
              </table:table-cell>
              <table:table-cell office:value-type="float" office:value="0.146812">
                <text:p>0.146812</text:p>
              </table:table-cell>
              <table:table-cell office:value-type="float" office:value="0.125323">
                <text:p>0.125323</text:p>
              </table:table-cell>
              <table:table-cell office:value-type="float" office:value="0.104754">
                <text:p>0.104754</text:p>
              </table:table-cell>
              <table:table-cell office:value-type="float" office:value="0.0868483">
                <text:p>0.0868483</text:p>
              </table:table-cell>
              <table:table-cell office:value-type="float" office:value="0.0718277">
                <text:p>0.0718277</text:p>
              </table:table-cell>
              <table:table-cell office:value-type="float" office:value="0.0585417">
                <text:p>0.0585417</text:p>
              </table:table-cell>
              <table:table-cell office:value-type="float" office:value="0.0475691">
                <text:p>0.0475691</text:p>
              </table:table-cell>
              <table:table-cell office:value-type="float" office:value="0.0381933">
                <text:p>0.0381933</text:p>
              </table:table-cell>
              <table:table-cell office:value-type="float" office:value="0.0308907">
                <text:p>0.0308907</text:p>
              </table:table-cell>
              <table:table-cell office:value-type="float" office:value="0.0243168">
                <text:p>0.0243168</text:p>
              </table:table-cell>
              <table:table-cell office:value-type="float" office:value="0.0193737">
                <text:p>0.0193737</text:p>
              </table:table-cell>
              <table:table-cell office:value-type="float" office:value="0.0153423">
                <text:p>0.0153423</text:p>
              </table:table-cell>
              <table:table-cell office:value-type="float" office:value="0.0121695">
                <text:p>0.0121695</text:p>
              </table:table-cell>
              <table:table-cell office:value-type="float" office:value="0.00977294">
                <text:p>0.00977294</text:p>
              </table:table-cell>
              <table:table-cell office:value-type="float" office:value="0.00780641">
                <text:p>0.00780641</text:p>
              </table:table-cell>
              <table:table-cell office:value-type="float" office:value="0.00602322">
                <text:p>0.00602322</text:p>
              </table:table-cell>
              <table:table-cell office:value-type="float" office:value="0.00477572">
                <text:p>0.00477572</text:p>
              </table:table-cell>
              <table:table-cell office:value-type="float" office:value="0.00392865">
                <text:p>0.00392865</text:p>
              </table:table-cell>
              <table:table-cell office:value-type="float" office:value="0.00345772">
                <text:p>0.00345772</text:p>
              </table:table-cell>
              <table:table-cell office:value-type="float" office:value="0.00234449">
                <text:p>0.00234449</text:p>
              </table:table-cell>
              <table:table-cell office:value-type="float" office:value="0.0022906">
                <text:p>0.0022906</text:p>
              </table:table-cell>
              <table:table-cell office:value-type="float" office:value="0.00143198">
                <text:p>0.00143198</text:p>
              </table:table-cell>
              <table:table-cell office:value-type="float" office:value="0.00101592">
                <text:p>0.00101592</text:p>
              </table:table-cell>
              <table:table-cell office:value-type="float" office:value="0.000893126">
                <text:p>0.000893126</text:p>
              </table:table-cell>
              <table:table-cell office:value-type="float" office:value="0.000834312">
                <text:p>0.000834312</text:p>
              </table:table-cell>
              <table:table-cell office:value-type="float" office:value="0.000680659">
                <text:p>0.000680659</text:p>
              </table:table-cell>
              <table:table-cell office:value-type="float" office:value="0.000622558">
                <text:p>0.000622558</text:p>
              </table:table-cell>
              <table:table-cell office:value-type="float" office:value="0.000476881">
                <text:p>0.000476881</text:p>
              </table:table-cell>
              <table:table-cell office:value-type="float" office:value="0.000629247">
                <text:p>0.000629247</text:p>
              </table:table-cell>
              <table:table-cell office:value-type="float" office:value="-0.000113939">
                <text:p>-0.000113939</text:p>
              </table:table-cell>
              <table:table-cell office:value-type="float" office:value="0.0000333832">
                <text:p>0.0000333832</text:p>
              </table:table-cell>
              <table:table-cell office:value-type="float" office:value="-0.000115822">
                <text:p>-0.000115822</text:p>
              </table:table-cell>
              <table:table-cell office:value-type="float" office:value="-0.000385757">
                <text:p>-0.000385757</text:p>
              </table:table-cell>
              <table:table-cell office:value-type="float" office:value="-0.0000191125">
                <text:p>-0.0000191125</text:p>
              </table:table-cell>
              <table:table-cell office:value-type="float" office:value="0.000339146">
                <text:p>0.000339146</text:p>
              </table:table-cell>
              <table:table-cell office:value-type="float" office:value="0.000180499">
                <text:p>0.000180499</text:p>
              </table:table-cell>
              <table:table-cell office:value-type="float" office:value="-0.0000435594">
                <text:p>-0.0000435594</text:p>
              </table:table-cell>
              <table:table-cell office:value-type="float" office:value="0.000169225">
                <text:p>0.000169225</text:p>
              </table:table-cell>
              <table:table-cell office:value-type="float" office:value="0.000254203">
                <text:p>0.000254203</text:p>
              </table:table-cell>
              <table:table-cell office:value-type="float" office:value="-0.0000155158">
                <text:p>-0.0000155158</text:p>
              </table:table-cell>
              <table:table-cell office:value-type="float" office:value="0.000110009">
                <text:p>0.000110009</text:p>
              </table:table-cell>
              <table:table-cell office:value-type="float" office:value="0.000422422">
                <text:p>0.000422422</text:p>
              </table:table-cell>
              <table:table-cell office:value-type="float" office:value="-0.000204231">
                <text:p>-0.000204231</text:p>
              </table:table-cell>
              <table:table-cell office:value-type="float" office:value="-0.000192468">
                <text:p>-0.000192468</text:p>
              </table:table-cell>
              <table:table-cell office:value-type="float" office:value="0.0000964838">
                <text:p>0.0000964838</text:p>
              </table:table-cell>
              <table:table-cell office:value-type="float" office:value="0.000101434">
                <text:p>0.000101434</text:p>
              </table:table-cell>
              <table:table-cell office:value-type="float" office:value="-0.000342559">
                <text:p>-0.000342559</text:p>
              </table:table-cell>
              <table:table-cell office:value-type="float" office:value="0.00038847">
                <text:p>0.00038847</text:p>
              </table:table-cell>
              <table:table-cell office:value-type="float" office:value="0.00000930669">
                <text:p>0.00000930669</text:p>
              </table:table-cell>
              <table:table-cell office:value-type="float" office:value="0.000075092">
                <text:p>0.000075092</text:p>
              </table:table-cell>
              <table:table-cell office:value-type="float" office:value="-0.0000412594">
                <text:p>-0.0000412594</text:p>
              </table:table-cell>
              <table:table-cell office:value-type="float" office:value="-0.000162242">
                <text:p>-0.000162242</text:p>
              </table:table-cell>
              <table:table-cell office:value-type="float" office:value="-0.000383123">
                <text:p>-0.000383123</text:p>
              </table:table-cell>
              <table:table-cell office:value-type="float" office:value="-0.000472058">
                <text:p>-0.000472058</text:p>
              </table:table-cell>
              <table:table-cell office:value-type="float" office:value="-0.0000568541">
                <text:p>-0.0000568541</text:p>
              </table:table-cell>
              <table:table-cell office:value-type="float" office:value="0.000342362">
                <text:p>0.000342362</text:p>
              </table:table-cell>
              <table:table-cell office:value-type="float" office:value="-0.000136834">
                <text:p>-0.000136834</text:p>
              </table:table-cell>
              <table:table-cell office:value-type="float" office:value="0.000673137">
                <text:p>0.000673137</text:p>
              </table:table-cell>
              <table:table-cell office:value-type="float" office:value="-0.000156916">
                <text:p>-0.000156916</text:p>
              </table:table-cell>
              <table:table-cell office:value-type="float" office:value="0.0000526986">
                <text:p>0.0000526986</text:p>
              </table:table-cell>
              <table:table-cell office:value-type="float" office:value="0.000211189">
                <text:p>0.000211189</text:p>
              </table:table-cell>
              <table:table-cell office:value-type="float" office:value="-0.000208677">
                <text:p>-0.000208677</text:p>
              </table:table-cell>
              <table:table-cell office:value-type="float" office:value="0.000278874">
                <text:p>0.000278874</text:p>
              </table:table-cell>
              <table:table-cell office:value-type="float" office:value="-0.0000999579">
                <text:p>-0.0000999579</text:p>
              </table:table-cell>
              <table:table-cell office:value-type="float" office:value="-0.0000688109">
                <text:p>-0.0000688109</text:p>
              </table:table-cell>
              <table:table-cell office:value-type="float" office:value="0.000130963">
                <text:p>0.000130963</text:p>
              </table:table-cell>
              <table:table-cell office:value-type="float" office:value="-0.000213554">
                <text:p>-0.000213554</text:p>
              </table:table-cell>
              <table:table-cell office:value-type="float" office:value="0.000361728">
                <text:p>0.000361728</text:p>
              </table:table-cell>
              <table:table-cell office:value-type="float" office:value="-0.000349882">
                <text:p>-0.000349882</text:p>
              </table:table-cell>
              <table:table-cell office:value-type="float" office:value="0.0000757095">
                <text:p>0.0000757095</text:p>
              </table:table-cell>
              <table:table-cell office:value-type="float" office:value="0.000371786">
                <text:p>0.000371786</text:p>
              </table:table-cell>
              <table:table-cell office:value-type="float" office:value="-0.000338917">
                <text:p>-0.000338917</text:p>
              </table:table-cell>
              <table:table-cell office:value-type="float" office:value="0.000104276">
                <text:p>0.000104276</text:p>
              </table:table-cell>
              <table:table-cell office:value-type="float" office:value="-0.000245108">
                <text:p>-0.000245108</text:p>
              </table:table-cell>
              <table:table-cell office:value-type="float" office:value="-0.000458757">
                <text:p>-0.000458757</text:p>
              </table:table-cell>
              <table:table-cell office:value-type="float" office:value="-0.000294491">
                <text:p>-0.000294491</text:p>
              </table:table-cell>
              <table:table-cell office:value-type="float" office:value="-0.000156343">
                <text:p>-0.000156343</text:p>
              </table:table-cell>
              <table:table-cell office:value-type="float" office:value="0.000489695">
                <text:p>0.000489695</text:p>
              </table:table-cell>
              <table:table-cell office:value-type="float" office:value="0.0000426072">
                <text:p>0.0000426072</text:p>
              </table:table-cell>
              <table:table-cell office:value-type="float" office:value="0.000281208">
                <text:p>0.000281208</text:p>
              </table:table-cell>
              <table:table-cell office:value-type="float" office:value="0.000267791">
                <text:p>0.000267791</text:p>
              </table:table-cell>
              <table:table-cell office:value-type="float" office:value="-0.000175979">
                <text:p>-0.000175979</text:p>
              </table:table-cell>
              <table:table-cell office:value-type="float" office:value="0.0000833028">
                <text:p>0.0000833028</text:p>
              </table:table-cell>
              <table:table-cell office:value-type="float" office:value="-0.0000175043">
                <text:p>-0.0000175043</text:p>
              </table:table-cell>
              <table:table-cell office:value-type="float" office:value="-0.000097762">
                <text:p>-0.000097762</text:p>
              </table:table-cell>
              <table:table-cell office:value-type="float" office:value="0.000141553">
                <text:p>0.000141553</text:p>
              </table:table-cell>
              <table:table-cell office:value-type="float" office:value="-0.000164299">
                <text:p>-0.000164299</text:p>
              </table:table-cell>
              <table:table-cell office:value-type="float" office:value="0.000286498">
                <text:p>0.000286498</text:p>
              </table:table-cell>
              <table:table-cell office:value-type="float" office:value="0.000076482">
                <text:p>0.000076482</text:p>
              </table:table-cell>
              <table:table-cell office:value-type="float" office:value="0.0000537209">
                <text:p>0.0000537209</text:p>
              </table:table-cell>
              <table:table-cell office:value-type="float" office:value="-0.0000321819">
                <text:p>-0.0000321819</text:p>
              </table:table-cell>
              <table:table-cell office:value-type="float" office:value="-0.00000704339">
                <text:p>-0.00000704339</text:p>
              </table:table-cell>
              <table:table-cell office:value-type="float" office:value="0.0000588338">
                <text:p>0.0000588338</text:p>
              </table:table-cell>
              <table:table-cell office:value-type="float" office:value="-0.0000824428">
                <text:p>-0.0000824428</text:p>
              </table:table-cell>
              <table:table-cell office:value-type="float" office:value="-0.00000709049">
                <text:p>-0.00000709049</text:p>
              </table:table-cell>
              <table:table-cell office:value-type="float" office:value="-0.0000383287">
                <text:p>-0.0000383287</text:p>
              </table:table-cell>
              <table:table-cell office:value-type="float" office:value="-0.000642753">
                <text:p>-0.000642753</text:p>
              </table:table-cell>
              <table:table-cell office:value-type="float" office:value="-0.000237194">
                <text:p>-0.000237194</text:p>
              </table:table-cell>
              <table:table-cell office:value-type="float" office:value="0.0000497609">
                <text:p>0.0000497609</text:p>
              </table:table-cell>
              <table:table-cell office:value-type="float" office:value="-0.000068742">
                <text:p>-0.000068742</text:p>
              </table:table-cell>
              <table:table-cell office:value-type="float" office:value="0.000151979">
                <text:p>0.000151979</text:p>
              </table:table-cell>
              <table:table-cell office:value-type="float" office:value="0.000446757">
                <text:p>0.000446757</text:p>
              </table:table-cell>
              <table:table-cell office:value-type="float" office:value="0.000112148">
                <text:p>0.000112148</text:p>
              </table:table-cell>
              <table:table-cell office:value-type="float" office:value="-0.000260732">
                <text:p>-0.000260732</text:p>
              </table:table-cell>
              <table:table-cell office:value-type="float" office:value="0.000216668">
                <text:p>0.000216668</text:p>
              </table:table-cell>
              <table:table-cell office:value-type="float" office:value="-0.0000918932">
                <text:p>-0.0000918932</text:p>
              </table:table-cell>
              <table:table-cell office:value-type="float" office:value="-0.000219457">
                <text:p>-0.000219457</text:p>
              </table:table-cell>
              <table:table-cell office:value-type="float" office:value="-0.000205855">
                <text:p>-0.000205855</text:p>
              </table:table-cell>
              <table:table-cell office:value-type="float" office:value="0.000268683">
                <text:p>0.000268683</text:p>
              </table:table-cell>
              <table:table-cell office:value-type="float" office:value="0.000118231">
                <text:p>0.000118231</text:p>
              </table:table-cell>
              <table:table-cell office:value-type="float" office:value="0.00000919225">
                <text:p>0.00000919225</text:p>
              </table:table-cell>
              <table:table-cell office:value-type="float" office:value="0.000475686">
                <text:p>0.000475686</text:p>
              </table:table-cell>
              <table:table-cell office:value-type="float" office:value="0.000103266">
                <text:p>0.000103266</text:p>
              </table:table-cell>
              <table:table-cell office:value-type="float" office:value="-0.000313647">
                <text:p>-0.000313647</text:p>
              </table:table-cell>
              <table:table-cell office:value-type="float" office:value="0.000272514">
                <text:p>0.000272514</text:p>
              </table:table-cell>
              <table:table-cell office:value-type="float" office:value="-0.000124871">
                <text:p>-0.000124871</text:p>
              </table:table-cell>
              <table:table-cell office:value-type="float" office:value="0.000226855">
                <text:p>0.000226855</text:p>
              </table:table-cell>
              <table:table-cell office:value-type="float" office:value="-0.000139603">
                <text:p>-0.000139603</text:p>
              </table:table-cell>
              <table:table-cell office:value-type="float" office:value="-0.000171531">
                <text:p>-0.000171531</text:p>
              </table:table-cell>
              <table:table-cell office:value-type="float" office:value="-0.000104222">
                <text:p>-0.000104222</text:p>
              </table:table-cell>
              <table:table-cell office:value-type="float" office:value="-0.000529797">
                <text:p>-0.000529797</text:p>
              </table:table-cell>
              <table:table-cell office:value-type="float" office:value="0.000135693">
                <text:p>0.000135693</text:p>
              </table:table-cell>
              <table:table-cell office:value-type="float" office:value="0.0000352537">
                <text:p>0.0000352537</text:p>
              </table:table-cell>
              <table:table-cell office:value-type="float" office:value="0.0000547573">
                <text:p>0.0000547573</text:p>
              </table:table-cell>
              <table:table-cell office:value-type="float" office:value="0.000289962">
                <text:p>0.000289962</text:p>
              </table:table-cell>
              <table:table-cell office:value-type="float" office:value="-0.000110975">
                <text:p>-0.000110975</text:p>
              </table:table-cell>
              <table:table-cell office:value-type="float" office:value="-0.00000232424">
                <text:p>-0.00000232424</text:p>
              </table:table-cell>
              <table:table-cell office:value-type="float" office:value="-0.0000453496">
                <text:p>-0.0000453496</text:p>
              </table:table-cell>
              <table:table-cell office:value-type="float" office:value="-0.000509234">
                <text:p>-0.000509234</text:p>
              </table:table-cell>
              <table:table-cell office:value-type="float" office:value="-0.000116648">
                <text:p>-0.000116648</text:p>
              </table:table-cell>
              <table:table-cell office:value-type="float" office:value="-0.000411776">
                <text:p>-0.000411776</text:p>
              </table:table-cell>
              <table:table-cell office:value-type="float" office:value="2.06152E-017">
                <text:p>2.06152E-017</text:p>
              </table:table-cell>
              <table:table-cell office:value-type="float" office:value="1.63155E-017">
                <text:p>1.63155E-017</text:p>
              </table:table-cell>
              <table:table-cell office:value-type="float" office:value="1.28541E-017">
                <text:p>1.28541E-017</text:p>
              </table:table-cell>
              <table:table-cell office:value-type="float" office:value="1.28541E-017">
                <text:p>1.28541E-01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000000245798">
                <text:p>0.00000000245798</text:p>
                <draw:g>
                  <svg:desc>korteweg2.B17:korteweg2.KQ17</svg:desc>
                </draw:g>
              </table:table-cell>
              <table:table-cell office:value-type="float" office:value="0.00000000392207">
                <text:p>0.00000000392207</text:p>
              </table:table-cell>
              <table:table-cell office:value-type="float" office:value="0.00000000630143">
                <text:p>0.00000000630143</text:p>
              </table:table-cell>
              <table:table-cell office:value-type="float" office:value="0.000334376">
                <text:p>0.000334376</text:p>
              </table:table-cell>
              <table:table-cell office:value-type="float" office:value="-0.000096546">
                <text:p>-0.000096546</text:p>
              </table:table-cell>
              <table:table-cell office:value-type="float" office:value="0.000333918">
                <text:p>0.000333918</text:p>
              </table:table-cell>
              <table:table-cell office:value-type="float" office:value="-0.0002879">
                <text:p>-0.0002879</text:p>
              </table:table-cell>
              <table:table-cell office:value-type="float" office:value="-0.000137554">
                <text:p>-0.000137554</text:p>
              </table:table-cell>
              <table:table-cell office:value-type="float" office:value="0.000030882">
                <text:p>0.000030882</text:p>
              </table:table-cell>
              <table:table-cell office:value-type="float" office:value="-0.000114419">
                <text:p>-0.000114419</text:p>
              </table:table-cell>
              <table:table-cell office:value-type="float" office:value="0.0000543122">
                <text:p>0.0000543122</text:p>
              </table:table-cell>
              <table:table-cell office:value-type="float" office:value="0.000150001">
                <text:p>0.000150001</text:p>
              </table:table-cell>
              <table:table-cell office:value-type="float" office:value="-0.00012249">
                <text:p>-0.00012249</text:p>
              </table:table-cell>
              <table:table-cell office:value-type="float" office:value="-0.000151243">
                <text:p>-0.000151243</text:p>
              </table:table-cell>
              <table:table-cell office:value-type="float" office:value="-0.000397005">
                <text:p>-0.000397005</text:p>
              </table:table-cell>
              <table:table-cell office:value-type="float" office:value="0.0000443848">
                <text:p>0.0000443848</text:p>
              </table:table-cell>
              <table:table-cell office:value-type="float" office:value="0.000150638">
                <text:p>0.000150638</text:p>
              </table:table-cell>
              <table:table-cell office:value-type="float" office:value="0.000339517">
                <text:p>0.000339517</text:p>
              </table:table-cell>
              <table:table-cell office:value-type="float" office:value="0.00017258">
                <text:p>0.00017258</text:p>
              </table:table-cell>
              <table:table-cell office:value-type="float" office:value="0.000152219">
                <text:p>0.000152219</text:p>
              </table:table-cell>
              <table:table-cell office:value-type="float" office:value="0.000195819">
                <text:p>0.000195819</text:p>
              </table:table-cell>
              <table:table-cell office:value-type="float" office:value="-0.0000903467">
                <text:p>-0.0000903467</text:p>
              </table:table-cell>
              <table:table-cell office:value-type="float" office:value="-0.0000742782">
                <text:p>-0.0000742782</text:p>
              </table:table-cell>
              <table:table-cell office:value-type="float" office:value="-0.000205505">
                <text:p>-0.000205505</text:p>
              </table:table-cell>
              <table:table-cell office:value-type="float" office:value="-0.000303095">
                <text:p>-0.000303095</text:p>
              </table:table-cell>
              <table:table-cell office:value-type="float" office:value="0.000335803">
                <text:p>0.000335803</text:p>
              </table:table-cell>
              <table:table-cell office:value-type="float" office:value="-0.000283117">
                <text:p>-0.000283117</text:p>
              </table:table-cell>
              <table:table-cell office:value-type="float" office:value="-0.0000652794">
                <text:p>-0.0000652794</text:p>
              </table:table-cell>
              <table:table-cell office:value-type="float" office:value="0.000337627">
                <text:p>0.000337627</text:p>
              </table:table-cell>
              <table:table-cell office:value-type="float" office:value="0.00022591">
                <text:p>0.00022591</text:p>
              </table:table-cell>
              <table:table-cell office:value-type="float" office:value="0.000250671">
                <text:p>0.000250671</text:p>
              </table:table-cell>
              <table:table-cell office:value-type="float" office:value="0.000241891">
                <text:p>0.000241891</text:p>
              </table:table-cell>
              <table:table-cell office:value-type="float" office:value="-0.000048268">
                <text:p>-0.000048268</text:p>
              </table:table-cell>
              <table:table-cell office:value-type="float" office:value="-0.000178188">
                <text:p>-0.000178188</text:p>
              </table:table-cell>
              <table:table-cell office:value-type="float" office:value="-0.000124015">
                <text:p>-0.000124015</text:p>
              </table:table-cell>
              <table:table-cell office:value-type="float" office:value="0.000112037">
                <text:p>0.000112037</text:p>
              </table:table-cell>
              <table:table-cell office:value-type="float" office:value="0.0000567361">
                <text:p>0.0000567361</text:p>
              </table:table-cell>
              <table:table-cell office:value-type="float" office:value="0.000135137">
                <text:p>0.000135137</text:p>
              </table:table-cell>
              <table:table-cell office:value-type="float" office:value="-0.000152042">
                <text:p>-0.000152042</text:p>
              </table:table-cell>
              <table:table-cell office:value-type="float" office:value="0.000215354">
                <text:p>0.000215354</text:p>
              </table:table-cell>
              <table:table-cell office:value-type="float" office:value="-0.000229175">
                <text:p>-0.000229175</text:p>
              </table:table-cell>
              <table:table-cell office:value-type="float" office:value="-0.000351772">
                <text:p>-0.000351772</text:p>
              </table:table-cell>
              <table:table-cell office:value-type="float" office:value="0.000151102">
                <text:p>0.000151102</text:p>
              </table:table-cell>
              <table:table-cell office:value-type="float" office:value="0.000289455">
                <text:p>0.000289455</text:p>
              </table:table-cell>
              <table:table-cell office:value-type="float" office:value="-0.0000575936">
                <text:p>-0.0000575936</text:p>
              </table:table-cell>
              <table:table-cell office:value-type="float" office:value="0.00060843">
                <text:p>0.00060843</text:p>
              </table:table-cell>
              <table:table-cell office:value-type="float" office:value="0.000133666">
                <text:p>0.000133666</text:p>
              </table:table-cell>
              <table:table-cell office:value-type="float" office:value="-0.000164943">
                <text:p>-0.000164943</text:p>
              </table:table-cell>
              <table:table-cell office:value-type="float" office:value="-0.000165231">
                <text:p>-0.000165231</text:p>
              </table:table-cell>
              <table:table-cell office:value-type="float" office:value="-0.0000294764">
                <text:p>-0.0000294764</text:p>
              </table:table-cell>
              <table:table-cell office:value-type="float" office:value="-0.000179133">
                <text:p>-0.000179133</text:p>
              </table:table-cell>
              <table:table-cell office:value-type="float" office:value="-0.0000847825">
                <text:p>-0.0000847825</text:p>
              </table:table-cell>
              <table:table-cell office:value-type="float" office:value="-0.000367984">
                <text:p>-0.000367984</text:p>
              </table:table-cell>
              <table:table-cell office:value-type="float" office:value="0.000107311">
                <text:p>0.000107311</text:p>
              </table:table-cell>
              <table:table-cell office:value-type="float" office:value="0.000024362">
                <text:p>0.000024362</text:p>
              </table:table-cell>
              <table:table-cell office:value-type="float" office:value="0.000123777">
                <text:p>0.000123777</text:p>
              </table:table-cell>
              <table:table-cell office:value-type="float" office:value="0.000167306">
                <text:p>0.000167306</text:p>
              </table:table-cell>
              <table:table-cell office:value-type="float" office:value="0.000324007">
                <text:p>0.000324007</text:p>
              </table:table-cell>
              <table:table-cell office:value-type="float" office:value="-0.0000631131">
                <text:p>-0.0000631131</text:p>
              </table:table-cell>
              <table:table-cell office:value-type="float" office:value="0.0000319923">
                <text:p>0.0000319923</text:p>
              </table:table-cell>
              <table:table-cell office:value-type="float" office:value="0.0000570268">
                <text:p>0.0000570268</text:p>
              </table:table-cell>
              <table:table-cell office:value-type="float" office:value="-0.000299589">
                <text:p>-0.000299589</text:p>
              </table:table-cell>
              <table:table-cell office:value-type="float" office:value="-0.000135686">
                <text:p>-0.000135686</text:p>
              </table:table-cell>
              <table:table-cell office:value-type="float" office:value="0.000224946">
                <text:p>0.000224946</text:p>
              </table:table-cell>
              <table:table-cell office:value-type="float" office:value="-0.000016487">
                <text:p>-0.000016487</text:p>
              </table:table-cell>
              <table:table-cell office:value-type="float" office:value="0.00016848">
                <text:p>0.00016848</text:p>
              </table:table-cell>
              <table:table-cell office:value-type="float" office:value="-0.0000823396">
                <text:p>-0.0000823396</text:p>
              </table:table-cell>
              <table:table-cell office:value-type="float" office:value="-0.000432622">
                <text:p>-0.000432622</text:p>
              </table:table-cell>
              <table:table-cell office:value-type="float" office:value="-0.0000340377">
                <text:p>-0.0000340377</text:p>
              </table:table-cell>
              <table:table-cell office:value-type="float" office:value="-0.000115696">
                <text:p>-0.000115696</text:p>
              </table:table-cell>
              <table:table-cell office:value-type="float" office:value="0.0000511277">
                <text:p>0.0000511277</text:p>
              </table:table-cell>
              <table:table-cell office:value-type="float" office:value="0.000351311">
                <text:p>0.000351311</text:p>
              </table:table-cell>
              <table:table-cell office:value-type="float" office:value="0.0003261">
                <text:p>0.0003261</text:p>
              </table:table-cell>
              <table:table-cell office:value-type="float" office:value="-0.0000540011">
                <text:p>-0.0000540011</text:p>
              </table:table-cell>
              <table:table-cell office:value-type="float" office:value="0.000305255">
                <text:p>0.000305255</text:p>
              </table:table-cell>
              <table:table-cell office:value-type="float" office:value="-0.0000237046">
                <text:p>-0.0000237046</text:p>
              </table:table-cell>
              <table:table-cell office:value-type="float" office:value="-0.000196406">
                <text:p>-0.000196406</text:p>
              </table:table-cell>
              <table:table-cell office:value-type="float" office:value="-0.000201371">
                <text:p>-0.000201371</text:p>
              </table:table-cell>
              <table:table-cell office:value-type="float" office:value="-0.000166442">
                <text:p>-0.000166442</text:p>
              </table:table-cell>
              <table:table-cell office:value-type="float" office:value="-0.000198509">
                <text:p>-0.000198509</text:p>
              </table:table-cell>
              <table:table-cell office:value-type="float" office:value="0.000163646">
                <text:p>0.000163646</text:p>
              </table:table-cell>
              <table:table-cell office:value-type="float" office:value="-0.000455929">
                <text:p>-0.000455929</text:p>
              </table:table-cell>
              <table:table-cell office:value-type="float" office:value="0.000203554">
                <text:p>0.000203554</text:p>
              </table:table-cell>
              <table:table-cell office:value-type="float" office:value="0.000165167">
                <text:p>0.000165167</text:p>
              </table:table-cell>
              <table:table-cell office:value-type="float" office:value="0.0000599244">
                <text:p>0.0000599244</text:p>
              </table:table-cell>
              <table:table-cell office:value-type="float" office:value="0.000226826">
                <text:p>0.000226826</text:p>
              </table:table-cell>
              <table:table-cell office:value-type="float" office:value="0.000344004">
                <text:p>0.000344004</text:p>
              </table:table-cell>
              <table:table-cell office:value-type="float" office:value="-0.00044336">
                <text:p>-0.00044336</text:p>
              </table:table-cell>
              <table:table-cell office:value-type="float" office:value="0.00000187673">
                <text:p>0.00000187673</text:p>
              </table:table-cell>
              <table:table-cell office:value-type="float" office:value="0.00000633632">
                <text:p>0.00000633632</text:p>
              </table:table-cell>
              <table:table-cell office:value-type="float" office:value="-0.0000175609">
                <text:p>-0.0000175609</text:p>
              </table:table-cell>
              <table:table-cell office:value-type="float" office:value="0.00014499">
                <text:p>0.00014499</text:p>
              </table:table-cell>
              <table:table-cell office:value-type="float" office:value="0.000233324">
                <text:p>0.000233324</text:p>
              </table:table-cell>
              <table:table-cell office:value-type="float" office:value="-0.000314025">
                <text:p>-0.000314025</text:p>
              </table:table-cell>
              <table:table-cell office:value-type="float" office:value="0.0000991466">
                <text:p>0.0000991466</text:p>
              </table:table-cell>
              <table:table-cell office:value-type="float" office:value="-0.000356661">
                <text:p>-0.000356661</text:p>
              </table:table-cell>
              <table:table-cell office:value-type="float" office:value="-0.000255531">
                <text:p>-0.000255531</text:p>
              </table:table-cell>
              <table:table-cell office:value-type="float" office:value="-0.0000277157">
                <text:p>-0.0000277157</text:p>
              </table:table-cell>
              <table:table-cell office:value-type="float" office:value="-0.000130227">
                <text:p>-0.000130227</text:p>
              </table:table-cell>
              <table:table-cell office:value-type="float" office:value="0.000187763">
                <text:p>0.000187763</text:p>
              </table:table-cell>
              <table:table-cell office:value-type="float" office:value="0.000609402">
                <text:p>0.000609402</text:p>
              </table:table-cell>
              <table:table-cell office:value-type="float" office:value="-0.0000253502">
                <text:p>-0.0000253502</text:p>
              </table:table-cell>
              <table:table-cell office:value-type="float" office:value="0.000202426">
                <text:p>0.000202426</text:p>
              </table:table-cell>
              <table:table-cell office:value-type="float" office:value="0.000125239">
                <text:p>0.000125239</text:p>
              </table:table-cell>
              <table:table-cell office:value-type="float" office:value="-0.000230121">
                <text:p>-0.000230121</text:p>
              </table:table-cell>
              <table:table-cell office:value-type="float" office:value="0.000101716">
                <text:p>0.000101716</text:p>
              </table:table-cell>
              <table:table-cell office:value-type="float" office:value="0.0000146783">
                <text:p>0.0000146783</text:p>
              </table:table-cell>
              <table:table-cell office:value-type="float" office:value="-0.000289867">
                <text:p>-0.000289867</text:p>
              </table:table-cell>
              <table:table-cell office:value-type="float" office:value="-0.0000118535">
                <text:p>-0.0000118535</text:p>
              </table:table-cell>
              <table:table-cell office:value-type="float" office:value="-0.000243177">
                <text:p>-0.000243177</text:p>
              </table:table-cell>
              <table:table-cell office:value-type="float" office:value="-0.0000737071">
                <text:p>-0.0000737071</text:p>
              </table:table-cell>
              <table:table-cell office:value-type="float" office:value="0.000362833">
                <text:p>0.000362833</text:p>
              </table:table-cell>
              <table:table-cell office:value-type="float" office:value="0.000163123">
                <text:p>0.000163123</text:p>
              </table:table-cell>
              <table:table-cell office:value-type="float" office:value="-0.00000268425">
                <text:p>-0.00000268425</text:p>
              </table:table-cell>
              <table:table-cell office:value-type="float" office:value="0.000327375">
                <text:p>0.000327375</text:p>
              </table:table-cell>
              <table:table-cell office:value-type="float" office:value="0.0000814438">
                <text:p>0.0000814438</text:p>
              </table:table-cell>
              <table:table-cell office:value-type="float" office:value="-0.0000107099">
                <text:p>-0.0000107099</text:p>
              </table:table-cell>
              <table:table-cell office:value-type="float" office:value="0.000362628">
                <text:p>0.000362628</text:p>
              </table:table-cell>
              <table:table-cell office:value-type="float" office:value="0.000293784">
                <text:p>0.000293784</text:p>
              </table:table-cell>
              <table:table-cell office:value-type="float" office:value="0.000460605">
                <text:p>0.000460605</text:p>
              </table:table-cell>
              <table:table-cell office:value-type="float" office:value="0.00080518">
                <text:p>0.00080518</text:p>
              </table:table-cell>
              <table:table-cell office:value-type="float" office:value="0.000658158">
                <text:p>0.000658158</text:p>
              </table:table-cell>
              <table:table-cell office:value-type="float" office:value="0.000907">
                <text:p>0.000907</text:p>
              </table:table-cell>
              <table:table-cell office:value-type="float" office:value="0.000575274">
                <text:p>0.000575274</text:p>
              </table:table-cell>
              <table:table-cell office:value-type="float" office:value="0.000709631">
                <text:p>0.000709631</text:p>
              </table:table-cell>
              <table:table-cell office:value-type="float" office:value="0.00136008">
                <text:p>0.00136008</text:p>
              </table:table-cell>
              <table:table-cell office:value-type="float" office:value="0.00169024">
                <text:p>0.00169024</text:p>
              </table:table-cell>
              <table:table-cell office:value-type="float" office:value="0.00231549">
                <text:p>0.00231549</text:p>
              </table:table-cell>
              <table:table-cell office:value-type="float" office:value="0.0033926">
                <text:p>0.0033926</text:p>
              </table:table-cell>
              <table:table-cell office:value-type="float" office:value="0.0038111">
                <text:p>0.0038111</text:p>
              </table:table-cell>
              <table:table-cell office:value-type="float" office:value="0.00487205">
                <text:p>0.00487205</text:p>
              </table:table-cell>
              <table:table-cell office:value-type="float" office:value="0.006308">
                <text:p>0.006308</text:p>
              </table:table-cell>
              <table:table-cell office:value-type="float" office:value="0.00812917">
                <text:p>0.00812917</text:p>
              </table:table-cell>
              <table:table-cell office:value-type="float" office:value="0.00988234">
                <text:p>0.00988234</text:p>
              </table:table-cell>
              <table:table-cell office:value-type="float" office:value="0.012681">
                <text:p>0.012681</text:p>
              </table:table-cell>
              <table:table-cell office:value-type="float" office:value="0.0161105">
                <text:p>0.0161105</text:p>
              </table:table-cell>
              <table:table-cell office:value-type="float" office:value="0.0204067">
                <text:p>0.0204067</text:p>
              </table:table-cell>
              <table:table-cell office:value-type="float" office:value="0.0259256">
                <text:p>0.0259256</text:p>
              </table:table-cell>
              <table:table-cell office:value-type="float" office:value="0.0333933">
                <text:p>0.0333933</text:p>
              </table:table-cell>
              <table:table-cell office:value-type="float" office:value="0.0427731">
                <text:p>0.0427731</text:p>
              </table:table-cell>
              <table:table-cell office:value-type="float" office:value="0.0548475">
                <text:p>0.0548475</text:p>
              </table:table-cell>
              <table:table-cell office:value-type="float" office:value="0.0705083">
                <text:p>0.0705083</text:p>
              </table:table-cell>
              <table:table-cell office:value-type="float" office:value="0.0912599">
                <text:p>0.0912599</text:p>
              </table:table-cell>
              <table:table-cell office:value-type="float" office:value="0.117388">
                <text:p>0.117388</text:p>
              </table:table-cell>
              <table:table-cell office:value-type="float" office:value="0.151352">
                <text:p>0.151352</text:p>
              </table:table-cell>
              <table:table-cell office:value-type="float" office:value="0.195439">
                <text:p>0.195439</text:p>
              </table:table-cell>
              <table:table-cell office:value-type="float" office:value="0.251039">
                <text:p>0.251039</text:p>
              </table:table-cell>
              <table:table-cell office:value-type="float" office:value="0.319727">
                <text:p>0.319727</text:p>
              </table:table-cell>
              <table:table-cell office:value-type="float" office:value="0.401552">
                <text:p>0.401552</text:p>
              </table:table-cell>
              <table:table-cell office:value-type="float" office:value="0.493308">
                <text:p>0.493308</text:p>
              </table:table-cell>
              <table:table-cell office:value-type="float" office:value="0.588485">
                <text:p>0.588485</text:p>
              </table:table-cell>
              <table:table-cell office:value-type="float" office:value="0.676871">
                <text:p>0.676871</text:p>
              </table:table-cell>
              <table:table-cell office:value-type="float" office:value="0.745367">
                <text:p>0.745367</text:p>
              </table:table-cell>
              <table:table-cell office:value-type="float" office:value="0.782699">
                <text:p>0.782699</text:p>
              </table:table-cell>
              <table:table-cell office:value-type="float" office:value="0.783984">
                <text:p>0.783984</text:p>
              </table:table-cell>
              <table:table-cell office:value-type="float" office:value="0.753273">
                <text:p>0.753273</text:p>
              </table:table-cell>
              <table:table-cell office:value-type="float" office:value="0.700702">
                <text:p>0.700702</text:p>
              </table:table-cell>
              <table:table-cell office:value-type="float" office:value="0.639059">
                <text:p>0.639059</text:p>
              </table:table-cell>
              <table:table-cell office:value-type="float" office:value="0.576773">
                <text:p>0.576773</text:p>
              </table:table-cell>
              <table:table-cell office:value-type="float" office:value="0.520302">
                <text:p>0.520302</text:p>
              </table:table-cell>
              <table:table-cell office:value-type="float" office:value="0.47047">
                <text:p>0.47047</text:p>
              </table:table-cell>
              <table:table-cell office:value-type="float" office:value="0.42575">
                <text:p>0.42575</text:p>
              </table:table-cell>
              <table:table-cell office:value-type="float" office:value="0.385862">
                <text:p>0.385862</text:p>
              </table:table-cell>
              <table:table-cell office:value-type="float" office:value="0.347573">
                <text:p>0.347573</text:p>
              </table:table-cell>
              <table:table-cell office:value-type="float" office:value="0.309606">
                <text:p>0.309606</text:p>
              </table:table-cell>
              <table:table-cell office:value-type="float" office:value="0.274315">
                <text:p>0.274315</text:p>
              </table:table-cell>
              <table:table-cell office:value-type="float" office:value="0.238663">
                <text:p>0.238663</text:p>
              </table:table-cell>
              <table:table-cell office:value-type="float" office:value="0.205264">
                <text:p>0.205264</text:p>
              </table:table-cell>
              <table:table-cell office:value-type="float" office:value="0.174904">
                <text:p>0.174904</text:p>
              </table:table-cell>
              <table:table-cell office:value-type="float" office:value="0.146349">
                <text:p>0.146349</text:p>
              </table:table-cell>
              <table:table-cell office:value-type="float" office:value="0.121609">
                <text:p>0.121609</text:p>
              </table:table-cell>
              <table:table-cell office:value-type="float" office:value="0.0999892">
                <text:p>0.0999892</text:p>
              </table:table-cell>
              <table:table-cell office:value-type="float" office:value="0.0820971">
                <text:p>0.0820971</text:p>
              </table:table-cell>
              <table:table-cell office:value-type="float" office:value="0.0667776">
                <text:p>0.0667776</text:p>
              </table:table-cell>
              <table:table-cell office:value-type="float" office:value="0.0536854">
                <text:p>0.0536854</text:p>
              </table:table-cell>
              <table:table-cell office:value-type="float" office:value="0.0435583">
                <text:p>0.0435583</text:p>
              </table:table-cell>
              <table:table-cell office:value-type="float" office:value="0.0343748">
                <text:p>0.0343748</text:p>
              </table:table-cell>
              <table:table-cell office:value-type="float" office:value="0.0272839">
                <text:p>0.0272839</text:p>
              </table:table-cell>
              <table:table-cell office:value-type="float" office:value="0.0218795">
                <text:p>0.0218795</text:p>
              </table:table-cell>
              <table:table-cell office:value-type="float" office:value="0.0170781">
                <text:p>0.0170781</text:p>
              </table:table-cell>
              <table:table-cell office:value-type="float" office:value="0.0142713">
                <text:p>0.0142713</text:p>
              </table:table-cell>
              <table:table-cell office:value-type="float" office:value="0.0107082">
                <text:p>0.0107082</text:p>
              </table:table-cell>
              <table:table-cell office:value-type="float" office:value="0.00909456">
                <text:p>0.00909456</text:p>
              </table:table-cell>
              <table:table-cell office:value-type="float" office:value="0.00732708">
                <text:p>0.00732708</text:p>
              </table:table-cell>
              <table:table-cell office:value-type="float" office:value="0.00558374">
                <text:p>0.00558374</text:p>
              </table:table-cell>
              <table:table-cell office:value-type="float" office:value="0.00458369">
                <text:p>0.00458369</text:p>
              </table:table-cell>
              <table:table-cell office:value-type="float" office:value="0.00343297">
                <text:p>0.00343297</text:p>
              </table:table-cell>
              <table:table-cell office:value-type="float" office:value="0.00270846">
                <text:p>0.00270846</text:p>
              </table:table-cell>
              <table:table-cell office:value-type="float" office:value="0.00219157">
                <text:p>0.00219157</text:p>
              </table:table-cell>
              <table:table-cell office:value-type="float" office:value="0.00134632">
                <text:p>0.00134632</text:p>
              </table:table-cell>
              <table:table-cell office:value-type="float" office:value="0.00200331">
                <text:p>0.00200331</text:p>
              </table:table-cell>
              <table:table-cell office:value-type="float" office:value="0.00058833">
                <text:p>0.00058833</text:p>
              </table:table-cell>
              <table:table-cell office:value-type="float" office:value="0.00073313">
                <text:p>0.00073313</text:p>
              </table:table-cell>
              <table:table-cell office:value-type="float" office:value="0.000718362">
                <text:p>0.000718362</text:p>
              </table:table-cell>
              <table:table-cell office:value-type="float" office:value="0.000334367">
                <text:p>0.000334367</text:p>
              </table:table-cell>
              <table:table-cell office:value-type="float" office:value="0.000406616">
                <text:p>0.000406616</text:p>
              </table:table-cell>
              <table:table-cell office:value-type="float" office:value="0.000571548">
                <text:p>0.000571548</text:p>
              </table:table-cell>
              <table:table-cell office:value-type="float" office:value="0.000263621">
                <text:p>0.000263621</text:p>
              </table:table-cell>
              <table:table-cell office:value-type="float" office:value="0.000101149">
                <text:p>0.000101149</text:p>
              </table:table-cell>
              <table:table-cell office:value-type="float" office:value="-0.000388808">
                <text:p>-0.000388808</text:p>
              </table:table-cell>
              <table:table-cell office:value-type="float" office:value="0.000367232">
                <text:p>0.000367232</text:p>
              </table:table-cell>
              <table:table-cell office:value-type="float" office:value="-0.000212443">
                <text:p>-0.000212443</text:p>
              </table:table-cell>
              <table:table-cell office:value-type="float" office:value="0.0000482744">
                <text:p>0.0000482744</text:p>
              </table:table-cell>
              <table:table-cell office:value-type="float" office:value="0.000563171">
                <text:p>0.000563171</text:p>
              </table:table-cell>
              <table:table-cell office:value-type="float" office:value="0.000232009">
                <text:p>0.000232009</text:p>
              </table:table-cell>
              <table:table-cell office:value-type="float" office:value="0.000152991">
                <text:p>0.000152991</text:p>
              </table:table-cell>
              <table:table-cell office:value-type="float" office:value="0.000457317">
                <text:p>0.000457317</text:p>
              </table:table-cell>
              <table:table-cell office:value-type="float" office:value="0.0000204791">
                <text:p>0.0000204791</text:p>
              </table:table-cell>
              <table:table-cell office:value-type="float" office:value="0.000000822016">
                <text:p>0.000000822016</text:p>
              </table:table-cell>
              <table:table-cell office:value-type="float" office:value="-0.000337384">
                <text:p>-0.000337384</text:p>
              </table:table-cell>
              <table:table-cell office:value-type="float" office:value="-0.000112925">
                <text:p>-0.000112925</text:p>
              </table:table-cell>
              <table:table-cell office:value-type="float" office:value="-0.000126543">
                <text:p>-0.000126543</text:p>
              </table:table-cell>
              <table:table-cell office:value-type="float" office:value="0.0000394423">
                <text:p>0.0000394423</text:p>
              </table:table-cell>
              <table:table-cell office:value-type="float" office:value="0.0000908147">
                <text:p>0.0000908147</text:p>
              </table:table-cell>
              <table:table-cell office:value-type="float" office:value="0.000029044">
                <text:p>0.000029044</text:p>
              </table:table-cell>
              <table:table-cell office:value-type="float" office:value="-0.000042126">
                <text:p>-0.000042126</text:p>
              </table:table-cell>
              <table:table-cell office:value-type="float" office:value="-0.000135636">
                <text:p>-0.000135636</text:p>
              </table:table-cell>
              <table:table-cell office:value-type="float" office:value="-0.000192492">
                <text:p>-0.000192492</text:p>
              </table:table-cell>
              <table:table-cell office:value-type="float" office:value="0.000166821">
                <text:p>0.000166821</text:p>
              </table:table-cell>
              <table:table-cell office:value-type="float" office:value="0.0000656167">
                <text:p>0.0000656167</text:p>
              </table:table-cell>
              <table:table-cell office:value-type="float" office:value="-0.000120868">
                <text:p>-0.000120868</text:p>
              </table:table-cell>
              <table:table-cell office:value-type="float" office:value="-0.000221447">
                <text:p>-0.000221447</text:p>
              </table:table-cell>
              <table:table-cell office:value-type="float" office:value="0.000221513">
                <text:p>0.000221513</text:p>
              </table:table-cell>
              <table:table-cell office:value-type="float" office:value="-0.000376886">
                <text:p>-0.000376886</text:p>
              </table:table-cell>
              <table:table-cell office:value-type="float" office:value="0.000104018">
                <text:p>0.000104018</text:p>
              </table:table-cell>
              <table:table-cell office:value-type="float" office:value="0.000480074">
                <text:p>0.000480074</text:p>
              </table:table-cell>
              <table:table-cell office:value-type="float" office:value="0.0000790914">
                <text:p>0.0000790914</text:p>
              </table:table-cell>
              <table:table-cell office:value-type="float" office:value="0.00019658">
                <text:p>0.00019658</text:p>
              </table:table-cell>
              <table:table-cell office:value-type="float" office:value="0.000285699">
                <text:p>0.000285699</text:p>
              </table:table-cell>
              <table:table-cell office:value-type="float" office:value="0.0000776047">
                <text:p>0.0000776047</text:p>
              </table:table-cell>
              <table:table-cell office:value-type="float" office:value="0.0000149896">
                <text:p>0.0000149896</text:p>
              </table:table-cell>
              <table:table-cell office:value-type="float" office:value="-0.000538416">
                <text:p>-0.000538416</text:p>
              </table:table-cell>
              <table:table-cell office:value-type="float" office:value="0.00019597">
                <text:p>0.00019597</text:p>
              </table:table-cell>
              <table:table-cell office:value-type="float" office:value="-0.000585439">
                <text:p>-0.000585439</text:p>
              </table:table-cell>
              <table:table-cell office:value-type="float" office:value="-0.000111317">
                <text:p>-0.000111317</text:p>
              </table:table-cell>
              <table:table-cell office:value-type="float" office:value="0.00044848">
                <text:p>0.00044848</text:p>
              </table:table-cell>
              <table:table-cell office:value-type="float" office:value="-0.0000178534">
                <text:p>-0.0000178534</text:p>
              </table:table-cell>
              <table:table-cell office:value-type="float" office:value="0.0000726619">
                <text:p>0.0000726619</text:p>
              </table:table-cell>
              <table:table-cell office:value-type="float" office:value="0.0000603345">
                <text:p>0.0000603345</text:p>
              </table:table-cell>
              <table:table-cell office:value-type="float" office:value="-0.000348445">
                <text:p>-0.000348445</text:p>
              </table:table-cell>
              <table:table-cell office:value-type="float" office:value="-0.0000482087">
                <text:p>-0.0000482087</text:p>
              </table:table-cell>
              <table:table-cell office:value-type="float" office:value="-0.000378508">
                <text:p>-0.000378508</text:p>
              </table:table-cell>
              <table:table-cell office:value-type="float" office:value="0.00042624">
                <text:p>0.00042624</text:p>
              </table:table-cell>
              <table:table-cell office:value-type="float" office:value="-0.000188005">
                <text:p>-0.000188005</text:p>
              </table:table-cell>
              <table:table-cell office:value-type="float" office:value="-0.000164845">
                <text:p>-0.000164845</text:p>
              </table:table-cell>
              <table:table-cell office:value-type="float" office:value="0.000264765">
                <text:p>0.000264765</text:p>
              </table:table-cell>
              <table:table-cell office:value-type="float" office:value="-0.00013968">
                <text:p>-0.00013968</text:p>
              </table:table-cell>
              <table:table-cell office:value-type="float" office:value="0.0000768926">
                <text:p>0.0000768926</text:p>
              </table:table-cell>
              <table:table-cell office:value-type="float" office:value="0.000329815">
                <text:p>0.000329815</text:p>
              </table:table-cell>
              <table:table-cell office:value-type="float" office:value="0.000221878">
                <text:p>0.000221878</text:p>
              </table:table-cell>
              <table:table-cell office:value-type="float" office:value="0.000241973">
                <text:p>0.000241973</text:p>
              </table:table-cell>
              <table:table-cell office:value-type="float" office:value="-0.0000299638">
                <text:p>-0.0000299638</text:p>
              </table:table-cell>
              <table:table-cell office:value-type="float" office:value="0.000139978">
                <text:p>0.000139978</text:p>
              </table:table-cell>
              <table:table-cell office:value-type="float" office:value="-0.000013807">
                <text:p>-0.000013807</text:p>
              </table:table-cell>
              <table:table-cell office:value-type="float" office:value="-0.000311808">
                <text:p>-0.000311808</text:p>
              </table:table-cell>
              <table:table-cell office:value-type="float" office:value="-0.000215202">
                <text:p>-0.000215202</text:p>
              </table:table-cell>
              <table:table-cell office:value-type="float" office:value="-0.000227322">
                <text:p>-0.000227322</text:p>
              </table:table-cell>
              <table:table-cell office:value-type="float" office:value="0.000117327">
                <text:p>0.000117327</text:p>
              </table:table-cell>
              <table:table-cell office:value-type="float" office:value="-0.000106143">
                <text:p>-0.000106143</text:p>
              </table:table-cell>
              <table:table-cell office:value-type="float" office:value="0.000339414">
                <text:p>0.000339414</text:p>
              </table:table-cell>
              <table:table-cell office:value-type="float" office:value="0.000310239">
                <text:p>0.000310239</text:p>
              </table:table-cell>
              <table:table-cell office:value-type="float" office:value="-0.000119005">
                <text:p>-0.000119005</text:p>
              </table:table-cell>
              <table:table-cell office:value-type="float" office:value="-0.000458442">
                <text:p>-0.000458442</text:p>
              </table:table-cell>
              <table:table-cell office:value-type="float" office:value="-0.0000155664">
                <text:p>-0.0000155664</text:p>
              </table:table-cell>
              <table:table-cell office:value-type="float" office:value="-0.00021515">
                <text:p>-0.00021515</text:p>
              </table:table-cell>
              <table:table-cell office:value-type="float" office:value="-0.000265707">
                <text:p>-0.000265707</text:p>
              </table:table-cell>
              <table:table-cell office:value-type="float" office:value="-0.000000399149">
                <text:p>-0.000000399149</text:p>
              </table:table-cell>
              <table:table-cell office:value-type="float" office:value="0.000494709">
                <text:p>0.000494709</text:p>
              </table:table-cell>
              <table:table-cell office:value-type="float" office:value="-0.000510773">
                <text:p>-0.000510773</text:p>
              </table:table-cell>
              <table:table-cell office:value-type="float" office:value="0.0000752671">
                <text:p>0.0000752671</text:p>
              </table:table-cell>
              <table:table-cell office:value-type="float" office:value="0.000370102">
                <text:p>0.000370102</text:p>
              </table:table-cell>
              <table:table-cell office:value-type="float" office:value="-0.0000205265">
                <text:p>-0.0000205265</text:p>
              </table:table-cell>
              <table:table-cell office:value-type="float" office:value="0.0000332828">
                <text:p>0.0000332828</text:p>
              </table:table-cell>
              <table:table-cell office:value-type="float" office:value="0.000385041">
                <text:p>0.000385041</text:p>
              </table:table-cell>
              <table:table-cell office:value-type="float" office:value="0.0000534713">
                <text:p>0.0000534713</text:p>
              </table:table-cell>
              <table:table-cell office:value-type="float" office:value="-0.0000820865">
                <text:p>-0.0000820865</text:p>
              </table:table-cell>
              <table:table-cell office:value-type="float" office:value="-0.000117212">
                <text:p>-0.000117212</text:p>
              </table:table-cell>
              <table:table-cell office:value-type="float" office:value="0.000402309">
                <text:p>0.000402309</text:p>
              </table:table-cell>
              <table:table-cell office:value-type="float" office:value="-0.000529844">
                <text:p>-0.000529844</text:p>
              </table:table-cell>
              <table:table-cell office:value-type="float" office:value="-0.000114443">
                <text:p>-0.000114443</text:p>
              </table:table-cell>
              <table:table-cell office:value-type="float" office:value="0.000274498">
                <text:p>0.000274498</text:p>
              </table:table-cell>
              <table:table-cell office:value-type="float" office:value="-0.00028291">
                <text:p>-0.00028291</text:p>
              </table:table-cell>
              <table:table-cell office:value-type="float" office:value="0.000270805">
                <text:p>0.000270805</text:p>
              </table:table-cell>
              <table:table-cell office:value-type="float" office:value="0.000452075">
                <text:p>0.000452075</text:p>
              </table:table-cell>
              <table:table-cell office:value-type="float" office:value="0.000173063">
                <text:p>0.000173063</text:p>
              </table:table-cell>
              <table:table-cell office:value-type="float" office:value="-0.00011301">
                <text:p>-0.00011301</text:p>
              </table:table-cell>
              <table:table-cell office:value-type="float" office:value="-0.000353463">
                <text:p>-0.000353463</text:p>
              </table:table-cell>
              <table:table-cell office:value-type="float" office:value="-0.000045098">
                <text:p>-0.000045098</text:p>
              </table:table-cell>
              <table:table-cell office:value-type="float" office:value="-0.000530873">
                <text:p>-0.000530873</text:p>
              </table:table-cell>
              <table:table-cell office:value-type="float" office:value="-0.000208496">
                <text:p>-0.000208496</text:p>
              </table:table-cell>
              <table:table-cell office:value-type="float" office:value="0.00028233">
                <text:p>0.00028233</text:p>
              </table:table-cell>
              <table:table-cell office:value-type="float" office:value="-0.00012876">
                <text:p>-0.00012876</text:p>
              </table:table-cell>
              <table:table-cell office:value-type="float" office:value="-0.0000803016">
                <text:p>-0.0000803016</text:p>
              </table:table-cell>
              <table:table-cell office:value-type="float" office:value="0.00000370113">
                <text:p>0.00000370113</text:p>
              </table:table-cell>
              <table:table-cell office:value-type="float" office:value="0.000104823">
                <text:p>0.000104823</text:p>
              </table:table-cell>
              <table:table-cell office:value-type="float" office:value="-0.0000570122">
                <text:p>-0.0000570122</text:p>
              </table:table-cell>
              <table:table-cell office:value-type="float" office:value="0.0000189798">
                <text:p>0.0000189798</text:p>
              </table:table-cell>
              <table:table-cell office:value-type="float" office:value="0.000122231">
                <text:p>0.000122231</text:p>
              </table:table-cell>
              <table:table-cell office:value-type="float" office:value="2.06172E-017">
                <text:p>2.06172E-017</text:p>
              </table:table-cell>
              <table:table-cell office:value-type="float" office:value="1.63141E-017">
                <text:p>1.63141E-017</text:p>
              </table:table-cell>
              <table:table-cell office:value-type="float" office:value="1.28573E-017">
                <text:p>1.28573E-017</text:p>
              </table:table-cell>
              <table:table-cell office:value-type="float" office:value="1.28573E-017">
                <text:p>1.28573E-01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000000245913">
                <text:p>0.00000000245913</text:p>
                <draw:g>
                  <svg:desc>korteweg2.B18:korteweg2.KQ18</svg:desc>
                </draw:g>
              </table:table-cell>
              <table:table-cell office:value-type="float" office:value="0.00000000392134">
                <text:p>0.00000000392134</text:p>
              </table:table-cell>
              <table:table-cell office:value-type="float" office:value="0.00000000630316">
                <text:p>0.00000000630316</text:p>
              </table:table-cell>
              <table:table-cell office:value-type="float" office:value="-0.000131093">
                <text:p>-0.000131093</text:p>
              </table:table-cell>
              <table:table-cell office:value-type="float" office:value="-0.0000557079">
                <text:p>-0.0000557079</text:p>
              </table:table-cell>
              <table:table-cell office:value-type="float" office:value="-0.00028454">
                <text:p>-0.00028454</text:p>
              </table:table-cell>
              <table:table-cell office:value-type="float" office:value="-0.000110678">
                <text:p>-0.000110678</text:p>
              </table:table-cell>
              <table:table-cell office:value-type="float" office:value="0.000213523">
                <text:p>0.000213523</text:p>
              </table:table-cell>
              <table:table-cell office:value-type="float" office:value="0.0000718516">
                <text:p>0.0000718516</text:p>
              </table:table-cell>
              <table:table-cell office:value-type="float" office:value="0.0000360784">
                <text:p>0.0000360784</text:p>
              </table:table-cell>
              <table:table-cell office:value-type="float" office:value="-0.000122016">
                <text:p>-0.000122016</text:p>
              </table:table-cell>
              <table:table-cell office:value-type="float" office:value="-0.000108405">
                <text:p>-0.000108405</text:p>
              </table:table-cell>
              <table:table-cell office:value-type="float" office:value="0.000126395">
                <text:p>0.000126395</text:p>
              </table:table-cell>
              <table:table-cell office:value-type="float" office:value="-0.0000532746">
                <text:p>-0.0000532746</text:p>
              </table:table-cell>
              <table:table-cell office:value-type="float" office:value="0.000371231">
                <text:p>0.000371231</text:p>
              </table:table-cell>
              <table:table-cell office:value-type="float" office:value="0.000140611">
                <text:p>0.000140611</text:p>
              </table:table-cell>
              <table:table-cell office:value-type="float" office:value="-0.0000704028">
                <text:p>-0.0000704028</text:p>
              </table:table-cell>
              <table:table-cell office:value-type="float" office:value="-0.0000639324">
                <text:p>-0.0000639324</text:p>
              </table:table-cell>
              <table:table-cell office:value-type="float" office:value="-0.000124146">
                <text:p>-0.000124146</text:p>
              </table:table-cell>
              <table:table-cell office:value-type="float" office:value="-0.000426451">
                <text:p>-0.000426451</text:p>
              </table:table-cell>
              <table:table-cell office:value-type="float" office:value="-0.0000609161">
                <text:p>-0.0000609161</text:p>
              </table:table-cell>
              <table:table-cell office:value-type="float" office:value="-0.0000686878">
                <text:p>-0.0000686878</text:p>
              </table:table-cell>
              <table:table-cell office:value-type="float" office:value="0.000209968">
                <text:p>0.000209968</text:p>
              </table:table-cell>
              <table:table-cell office:value-type="float" office:value="0.000365744">
                <text:p>0.000365744</text:p>
              </table:table-cell>
              <table:table-cell office:value-type="float" office:value="0.000352757">
                <text:p>0.000352757</text:p>
              </table:table-cell>
              <table:table-cell office:value-type="float" office:value="0.0000060176">
                <text:p>0.0000060176</text:p>
              </table:table-cell>
              <table:table-cell office:value-type="float" office:value="0.000189311">
                <text:p>0.000189311</text:p>
              </table:table-cell>
              <table:table-cell office:value-type="float" office:value="-0.000159481">
                <text:p>-0.000159481</text:p>
              </table:table-cell>
              <table:table-cell office:value-type="float" office:value="-0.0000361839">
                <text:p>-0.0000361839</text:p>
              </table:table-cell>
              <table:table-cell office:value-type="float" office:value="0.0002119">
                <text:p>0.0002119</text:p>
              </table:table-cell>
              <table:table-cell office:value-type="float" office:value="-0.000201618">
                <text:p>-0.000201618</text:p>
              </table:table-cell>
              <table:table-cell office:value-type="float" office:value="-0.000236185">
                <text:p>-0.000236185</text:p>
              </table:table-cell>
              <table:table-cell office:value-type="float" office:value="0.000135178">
                <text:p>0.000135178</text:p>
              </table:table-cell>
              <table:table-cell office:value-type="float" office:value="-0.000135747">
                <text:p>-0.000135747</text:p>
              </table:table-cell>
              <table:table-cell office:value-type="float" office:value="0.000157287">
                <text:p>0.000157287</text:p>
              </table:table-cell>
              <table:table-cell office:value-type="float" office:value="0.000207157">
                <text:p>0.000207157</text:p>
              </table:table-cell>
              <table:table-cell office:value-type="float" office:value="0.000135916">
                <text:p>0.000135916</text:p>
              </table:table-cell>
              <table:table-cell office:value-type="float" office:value="-0.0000388122">
                <text:p>-0.0000388122</text:p>
              </table:table-cell>
              <table:table-cell office:value-type="float" office:value="0.000079113">
                <text:p>0.000079113</text:p>
              </table:table-cell>
              <table:table-cell office:value-type="float" office:value="-0.000172294">
                <text:p>-0.000172294</text:p>
              </table:table-cell>
              <table:table-cell office:value-type="float" office:value="0.000428183">
                <text:p>0.000428183</text:p>
              </table:table-cell>
              <table:table-cell office:value-type="float" office:value="-0.000164664">
                <text:p>-0.000164664</text:p>
              </table:table-cell>
              <table:table-cell office:value-type="float" office:value="0.0000873706">
                <text:p>0.0000873706</text:p>
              </table:table-cell>
              <table:table-cell office:value-type="float" office:value="0.000342156">
                <text:p>0.000342156</text:p>
              </table:table-cell>
              <table:table-cell office:value-type="float" office:value="0.0000163456">
                <text:p>0.0000163456</text:p>
              </table:table-cell>
              <table:table-cell office:value-type="float" office:value="-0.000431367">
                <text:p>-0.000431367</text:p>
              </table:table-cell>
              <table:table-cell office:value-type="float" office:value="0.0000917953">
                <text:p>0.0000917953</text:p>
              </table:table-cell>
              <table:table-cell office:value-type="float" office:value="-0.000526927">
                <text:p>-0.000526927</text:p>
              </table:table-cell>
              <table:table-cell office:value-type="float" office:value="-0.000193061">
                <text:p>-0.000193061</text:p>
              </table:table-cell>
              <table:table-cell office:value-type="float" office:value="0.0000085037">
                <text:p>0.0000085037</text:p>
              </table:table-cell>
              <table:table-cell office:value-type="float" office:value="0.000580183">
                <text:p>0.000580183</text:p>
              </table:table-cell>
              <table:table-cell office:value-type="float" office:value="-0.0000138216">
                <text:p>-0.0000138216</text:p>
              </table:table-cell>
              <table:table-cell office:value-type="float" office:value="0.0004486">
                <text:p>0.0004486</text:p>
              </table:table-cell>
              <table:table-cell office:value-type="float" office:value="-0.000101895">
                <text:p>-0.000101895</text:p>
              </table:table-cell>
              <table:table-cell office:value-type="float" office:value="0.0000244495">
                <text:p>0.0000244495</text:p>
              </table:table-cell>
              <table:table-cell office:value-type="float" office:value="0.0000216064">
                <text:p>0.0000216064</text:p>
              </table:table-cell>
              <table:table-cell office:value-type="float" office:value="-0.000182446">
                <text:p>-0.000182446</text:p>
              </table:table-cell>
              <table:table-cell office:value-type="float" office:value="0.0000344083">
                <text:p>0.0000344083</text:p>
              </table:table-cell>
              <table:table-cell office:value-type="float" office:value="-0.0000866243">
                <text:p>-0.0000866243</text:p>
              </table:table-cell>
              <table:table-cell office:value-type="float" office:value="-0.000405761">
                <text:p>-0.000405761</text:p>
              </table:table-cell>
              <table:table-cell office:value-type="float" office:value="0.000204978">
                <text:p>0.000204978</text:p>
              </table:table-cell>
              <table:table-cell office:value-type="float" office:value="-0.0000699425">
                <text:p>-0.0000699425</text:p>
              </table:table-cell>
              <table:table-cell office:value-type="float" office:value="-0.0000441751">
                <text:p>-0.0000441751</text:p>
              </table:table-cell>
              <table:table-cell office:value-type="float" office:value="0.000124895">
                <text:p>0.000124895</text:p>
              </table:table-cell>
              <table:table-cell office:value-type="float" office:value="0.000137351">
                <text:p>0.000137351</text:p>
              </table:table-cell>
              <table:table-cell office:value-type="float" office:value="-0.0000744745">
                <text:p>-0.0000744745</text:p>
              </table:table-cell>
              <table:table-cell office:value-type="float" office:value="0.0000634834">
                <text:p>0.0000634834</text:p>
              </table:table-cell>
              <table:table-cell office:value-type="float" office:value="0.000179756">
                <text:p>0.000179756</text:p>
              </table:table-cell>
              <table:table-cell office:value-type="float" office:value="-0.000228261">
                <text:p>-0.000228261</text:p>
              </table:table-cell>
              <table:table-cell office:value-type="float" office:value="0.000126468">
                <text:p>0.000126468</text:p>
              </table:table-cell>
              <table:table-cell office:value-type="float" office:value="0.000177069">
                <text:p>0.000177069</text:p>
              </table:table-cell>
              <table:table-cell office:value-type="float" office:value="0.000046057">
                <text:p>0.000046057</text:p>
              </table:table-cell>
              <table:table-cell office:value-type="float" office:value="0.00037635">
                <text:p>0.00037635</text:p>
              </table:table-cell>
              <table:table-cell office:value-type="float" office:value="-0.000321827">
                <text:p>-0.000321827</text:p>
              </table:table-cell>
              <table:table-cell office:value-type="float" office:value="-0.000320165">
                <text:p>-0.000320165</text:p>
              </table:table-cell>
              <table:table-cell office:value-type="float" office:value="-0.000216872">
                <text:p>-0.000216872</text:p>
              </table:table-cell>
              <table:table-cell office:value-type="float" office:value="-0.00049156">
                <text:p>-0.00049156</text:p>
              </table:table-cell>
              <table:table-cell office:value-type="float" office:value="0.000102855">
                <text:p>0.000102855</text:p>
              </table:table-cell>
              <table:table-cell office:value-type="float" office:value="0.0002393">
                <text:p>0.0002393</text:p>
              </table:table-cell>
              <table:table-cell office:value-type="float" office:value="0.000280847">
                <text:p>0.000280847</text:p>
              </table:table-cell>
              <table:table-cell office:value-type="float" office:value="0.0000982104">
                <text:p>0.0000982104</text:p>
              </table:table-cell>
              <table:table-cell office:value-type="float" office:value="0.000234069">
                <text:p>0.000234069</text:p>
              </table:table-cell>
              <table:table-cell office:value-type="float" office:value="0.0000262732">
                <text:p>0.0000262732</text:p>
              </table:table-cell>
              <table:table-cell office:value-type="float" office:value="0.0000199409">
                <text:p>0.0000199409</text:p>
              </table:table-cell>
              <table:table-cell office:value-type="float" office:value="-0.0000192223">
                <text:p>-0.0000192223</text:p>
              </table:table-cell>
              <table:table-cell office:value-type="float" office:value="-0.000179742">
                <text:p>-0.000179742</text:p>
              </table:table-cell>
              <table:table-cell office:value-type="float" office:value="-0.0000580406">
                <text:p>-0.0000580406</text:p>
              </table:table-cell>
              <table:table-cell office:value-type="float" office:value="0.000098843">
                <text:p>0.000098843</text:p>
              </table:table-cell>
              <table:table-cell office:value-type="float" office:value="-0.000504133">
                <text:p>-0.000504133</text:p>
              </table:table-cell>
              <table:table-cell office:value-type="float" office:value="0.000425604">
                <text:p>0.000425604</text:p>
              </table:table-cell>
              <table:table-cell office:value-type="float" office:value="-0.00023621">
                <text:p>-0.00023621</text:p>
              </table:table-cell>
              <table:table-cell office:value-type="float" office:value="-0.000245337">
                <text:p>-0.000245337</text:p>
              </table:table-cell>
              <table:table-cell office:value-type="float" office:value="0.000197512">
                <text:p>0.000197512</text:p>
              </table:table-cell>
              <table:table-cell office:value-type="float" office:value="0.000186752">
                <text:p>0.000186752</text:p>
              </table:table-cell>
              <table:table-cell office:value-type="float" office:value="-0.000210636">
                <text:p>-0.000210636</text:p>
              </table:table-cell>
              <table:table-cell office:value-type="float" office:value="0.000223245">
                <text:p>0.000223245</text:p>
              </table:table-cell>
              <table:table-cell office:value-type="float" office:value="-0.000145458">
                <text:p>-0.000145458</text:p>
              </table:table-cell>
              <table:table-cell office:value-type="float" office:value="-0.0000782884">
                <text:p>-0.0000782884</text:p>
              </table:table-cell>
              <table:table-cell office:value-type="float" office:value="0.000127902">
                <text:p>0.000127902</text:p>
              </table:table-cell>
              <table:table-cell office:value-type="float" office:value="0.000278763">
                <text:p>0.000278763</text:p>
              </table:table-cell>
              <table:table-cell office:value-type="float" office:value="0.000379262">
                <text:p>0.000379262</text:p>
              </table:table-cell>
              <table:table-cell office:value-type="float" office:value="0.000118277">
                <text:p>0.000118277</text:p>
              </table:table-cell>
              <table:table-cell office:value-type="float" office:value="-0.000271405">
                <text:p>-0.000271405</text:p>
              </table:table-cell>
              <table:table-cell office:value-type="float" office:value="-0.000146083">
                <text:p>-0.000146083</text:p>
              </table:table-cell>
              <table:table-cell office:value-type="float" office:value="-0.000322579">
                <text:p>-0.000322579</text:p>
              </table:table-cell>
              <table:table-cell office:value-type="float" office:value="-0.000505818">
                <text:p>-0.000505818</text:p>
              </table:table-cell>
              <table:table-cell office:value-type="float" office:value="0.00019687">
                <text:p>0.00019687</text:p>
              </table:table-cell>
              <table:table-cell office:value-type="float" office:value="0.00017326">
                <text:p>0.00017326</text:p>
              </table:table-cell>
              <table:table-cell office:value-type="float" office:value="-0.000242587">
                <text:p>-0.000242587</text:p>
              </table:table-cell>
              <table:table-cell office:value-type="float" office:value="0.000487379">
                <text:p>0.000487379</text:p>
              </table:table-cell>
              <table:table-cell office:value-type="float" office:value="0.000302761">
                <text:p>0.000302761</text:p>
              </table:table-cell>
              <table:table-cell office:value-type="float" office:value="-0.000143335">
                <text:p>-0.000143335</text:p>
              </table:table-cell>
              <table:table-cell office:value-type="float" office:value="0.000247725">
                <text:p>0.000247725</text:p>
              </table:table-cell>
              <table:table-cell office:value-type="float" office:value="0.0000416697">
                <text:p>0.0000416697</text:p>
              </table:table-cell>
              <table:table-cell office:value-type="float" office:value="-0.0000348205">
                <text:p>-0.0000348205</text:p>
              </table:table-cell>
              <table:table-cell office:value-type="float" office:value="0.000236709">
                <text:p>0.000236709</text:p>
              </table:table-cell>
              <table:table-cell office:value-type="float" office:value="0.000000344078">
                <text:p>0.000000344078</text:p>
              </table:table-cell>
              <table:table-cell office:value-type="float" office:value="0.000449998">
                <text:p>0.000449998</text:p>
              </table:table-cell>
              <table:table-cell office:value-type="float" office:value="0.0000349232">
                <text:p>0.0000349232</text:p>
              </table:table-cell>
              <table:table-cell office:value-type="float" office:value="-0.0000585342">
                <text:p>-0.0000585342</text:p>
              </table:table-cell>
              <table:table-cell office:value-type="float" office:value="0.000427907">
                <text:p>0.000427907</text:p>
              </table:table-cell>
              <table:table-cell office:value-type="float" office:value="0.000455727">
                <text:p>0.000455727</text:p>
              </table:table-cell>
              <table:table-cell office:value-type="float" office:value="0.000399933">
                <text:p>0.000399933</text:p>
              </table:table-cell>
              <table:table-cell office:value-type="float" office:value="0.00066414">
                <text:p>0.00066414</text:p>
              </table:table-cell>
              <table:table-cell office:value-type="float" office:value="0.000865194">
                <text:p>0.000865194</text:p>
              </table:table-cell>
              <table:table-cell office:value-type="float" office:value="0.000633497">
                <text:p>0.000633497</text:p>
              </table:table-cell>
              <table:table-cell office:value-type="float" office:value="0.00111204">
                <text:p>0.00111204</text:p>
              </table:table-cell>
              <table:table-cell office:value-type="float" office:value="0.00195348">
                <text:p>0.00195348</text:p>
              </table:table-cell>
              <table:table-cell office:value-type="float" office:value="0.00223013">
                <text:p>0.00223013</text:p>
              </table:table-cell>
              <table:table-cell office:value-type="float" office:value="0.00314896">
                <text:p>0.00314896</text:p>
              </table:table-cell>
              <table:table-cell office:value-type="float" office:value="0.00354985">
                <text:p>0.00354985</text:p>
              </table:table-cell>
              <table:table-cell office:value-type="float" office:value="0.00440098">
                <text:p>0.00440098</text:p>
              </table:table-cell>
              <table:table-cell office:value-type="float" office:value="0.00552227">
                <text:p>0.00552227</text:p>
              </table:table-cell>
              <table:table-cell office:value-type="float" office:value="0.00635422">
                <text:p>0.00635422</text:p>
              </table:table-cell>
              <table:table-cell office:value-type="float" office:value="0.00853054">
                <text:p>0.00853054</text:p>
              </table:table-cell>
              <table:table-cell office:value-type="float" office:value="0.0107069">
                <text:p>0.0107069</text:p>
              </table:table-cell>
              <table:table-cell office:value-type="float" office:value="0.0132303">
                <text:p>0.0132303</text:p>
              </table:table-cell>
              <table:table-cell office:value-type="float" office:value="0.017294">
                <text:p>0.017294</text:p>
              </table:table-cell>
              <table:table-cell office:value-type="float" office:value="0.021579">
                <text:p>0.021579</text:p>
              </table:table-cell>
              <table:table-cell office:value-type="float" office:value="0.0272811">
                <text:p>0.0272811</text:p>
              </table:table-cell>
              <table:table-cell office:value-type="float" office:value="0.0337779">
                <text:p>0.0337779</text:p>
              </table:table-cell>
              <table:table-cell office:value-type="float" office:value="0.0423956">
                <text:p>0.0423956</text:p>
              </table:table-cell>
              <table:table-cell office:value-type="float" office:value="0.052381">
                <text:p>0.052381</text:p>
              </table:table-cell>
              <table:table-cell office:value-type="float" office:value="0.0651173">
                <text:p>0.0651173</text:p>
              </table:table-cell>
              <table:table-cell office:value-type="float" office:value="0.0802533">
                <text:p>0.0802533</text:p>
              </table:table-cell>
              <table:table-cell office:value-type="float" office:value="0.0985371">
                <text:p>0.0985371</text:p>
              </table:table-cell>
              <table:table-cell office:value-type="float" office:value="0.11935">
                <text:p>0.11935</text:p>
              </table:table-cell>
              <table:table-cell office:value-type="float" office:value="0.143818">
                <text:p>0.143818</text:p>
              </table:table-cell>
              <table:table-cell office:value-type="float" office:value="0.171264">
                <text:p>0.171264</text:p>
              </table:table-cell>
              <table:table-cell office:value-type="float" office:value="0.201911">
                <text:p>0.201911</text:p>
              </table:table-cell>
              <table:table-cell office:value-type="float" office:value="0.234801">
                <text:p>0.234801</text:p>
              </table:table-cell>
              <table:table-cell office:value-type="float" office:value="0.269812">
                <text:p>0.269812</text:p>
              </table:table-cell>
              <table:table-cell office:value-type="float" office:value="0.305716">
                <text:p>0.305716</text:p>
              </table:table-cell>
              <table:table-cell office:value-type="float" office:value="0.342135">
                <text:p>0.342135</text:p>
              </table:table-cell>
              <table:table-cell office:value-type="float" office:value="0.380188">
                <text:p>0.380188</text:p>
              </table:table-cell>
              <table:table-cell office:value-type="float" office:value="0.420136">
                <text:p>0.420136</text:p>
              </table:table-cell>
              <table:table-cell office:value-type="float" office:value="0.463629">
                <text:p>0.463629</text:p>
              </table:table-cell>
              <table:table-cell office:value-type="float" office:value="0.51274">
                <text:p>0.51274</text:p>
              </table:table-cell>
              <table:table-cell office:value-type="float" office:value="0.568749">
                <text:p>0.568749</text:p>
              </table:table-cell>
              <table:table-cell office:value-type="float" office:value="0.629998">
                <text:p>0.629998</text:p>
              </table:table-cell>
              <table:table-cell office:value-type="float" office:value="0.692323">
                <text:p>0.692323</text:p>
              </table:table-cell>
              <table:table-cell office:value-type="float" office:value="0.74742">
                <text:p>0.74742</text:p>
              </table:table-cell>
              <table:table-cell office:value-type="float" office:value="0.78185">
                <text:p>0.78185</text:p>
              </table:table-cell>
              <table:table-cell office:value-type="float" office:value="0.785323">
                <text:p>0.785323</text:p>
              </table:table-cell>
              <table:table-cell office:value-type="float" office:value="0.753564">
                <text:p>0.753564</text:p>
              </table:table-cell>
              <table:table-cell office:value-type="float" office:value="0.688384">
                <text:p>0.688384</text:p>
              </table:table-cell>
              <table:table-cell office:value-type="float" office:value="0.600887">
                <text:p>0.600887</text:p>
              </table:table-cell>
              <table:table-cell office:value-type="float" office:value="0.505733">
                <text:p>0.505733</text:p>
              </table:table-cell>
              <table:table-cell office:value-type="float" office:value="0.412173">
                <text:p>0.412173</text:p>
              </table:table-cell>
              <table:table-cell office:value-type="float" office:value="0.328223">
                <text:p>0.328223</text:p>
              </table:table-cell>
              <table:table-cell office:value-type="float" office:value="0.258938">
                <text:p>0.258938</text:p>
              </table:table-cell>
              <table:table-cell office:value-type="float" office:value="0.201242">
                <text:p>0.201242</text:p>
              </table:table-cell>
              <table:table-cell office:value-type="float" office:value="0.156339">
                <text:p>0.156339</text:p>
              </table:table-cell>
              <table:table-cell office:value-type="float" office:value="0.121039">
                <text:p>0.121039</text:p>
              </table:table-cell>
              <table:table-cell office:value-type="float" office:value="0.0934217">
                <text:p>0.0934217</text:p>
              </table:table-cell>
              <table:table-cell office:value-type="float" office:value="0.072534">
                <text:p>0.072534</text:p>
              </table:table-cell>
              <table:table-cell office:value-type="float" office:value="0.0562056">
                <text:p>0.0562056</text:p>
              </table:table-cell>
              <table:table-cell office:value-type="float" office:value="0.0436473">
                <text:p>0.0436473</text:p>
              </table:table-cell>
              <table:table-cell office:value-type="float" office:value="0.0346958">
                <text:p>0.0346958</text:p>
              </table:table-cell>
              <table:table-cell office:value-type="float" office:value="0.0264688">
                <text:p>0.0264688</text:p>
              </table:table-cell>
              <table:table-cell office:value-type="float" office:value="0.0210817">
                <text:p>0.0210817</text:p>
              </table:table-cell>
              <table:table-cell office:value-type="float" office:value="0.0164782">
                <text:p>0.0164782</text:p>
              </table:table-cell>
              <table:table-cell office:value-type="float" office:value="0.0128443">
                <text:p>0.0128443</text:p>
              </table:table-cell>
              <table:table-cell office:value-type="float" office:value="0.0103511">
                <text:p>0.0103511</text:p>
              </table:table-cell>
              <table:table-cell office:value-type="float" office:value="0.00807852">
                <text:p>0.00807852</text:p>
              </table:table-cell>
              <table:table-cell office:value-type="float" office:value="0.00669546">
                <text:p>0.00669546</text:p>
              </table:table-cell>
              <table:table-cell office:value-type="float" office:value="0.00504555">
                <text:p>0.00504555</text:p>
              </table:table-cell>
              <table:table-cell office:value-type="float" office:value="0.00379858">
                <text:p>0.00379858</text:p>
              </table:table-cell>
              <table:table-cell office:value-type="float" office:value="0.00346273">
                <text:p>0.00346273</text:p>
              </table:table-cell>
              <table:table-cell office:value-type="float" office:value="0.00208233">
                <text:p>0.00208233</text:p>
              </table:table-cell>
              <table:table-cell office:value-type="float" office:value="0.00151432">
                <text:p>0.00151432</text:p>
              </table:table-cell>
              <table:table-cell office:value-type="float" office:value="0.00149713">
                <text:p>0.00149713</text:p>
              </table:table-cell>
              <table:table-cell office:value-type="float" office:value="0.000831474">
                <text:p>0.000831474</text:p>
              </table:table-cell>
              <table:table-cell office:value-type="float" office:value="0.000704271">
                <text:p>0.000704271</text:p>
              </table:table-cell>
              <table:table-cell office:value-type="float" office:value="0.00087149">
                <text:p>0.00087149</text:p>
              </table:table-cell>
              <table:table-cell office:value-type="float" office:value="0.00109418">
                <text:p>0.00109418</text:p>
              </table:table-cell>
              <table:table-cell office:value-type="float" office:value="0.000598603">
                <text:p>0.000598603</text:p>
              </table:table-cell>
              <table:table-cell office:value-type="float" office:value="0.000129105">
                <text:p>0.000129105</text:p>
              </table:table-cell>
              <table:table-cell office:value-type="float" office:value="0.000558086">
                <text:p>0.000558086</text:p>
              </table:table-cell>
              <table:table-cell office:value-type="float" office:value="0.0000637388">
                <text:p>0.0000637388</text:p>
              </table:table-cell>
              <table:table-cell office:value-type="float" office:value="-0.000436882">
                <text:p>-0.000436882</text:p>
              </table:table-cell>
              <table:table-cell office:value-type="float" office:value="0.000678721">
                <text:p>0.000678721</text:p>
              </table:table-cell>
              <table:table-cell office:value-type="float" office:value="0.000262744">
                <text:p>0.000262744</text:p>
              </table:table-cell>
              <table:table-cell office:value-type="float" office:value="0.0000768738">
                <text:p>0.0000768738</text:p>
              </table:table-cell>
              <table:table-cell office:value-type="float" office:value="0.0000831602">
                <text:p>0.0000831602</text:p>
              </table:table-cell>
              <table:table-cell office:value-type="float" office:value="0.000389549">
                <text:p>0.000389549</text:p>
              </table:table-cell>
              <table:table-cell office:value-type="float" office:value="-0.0000487366">
                <text:p>-0.0000487366</text:p>
              </table:table-cell>
              <table:table-cell office:value-type="float" office:value="-0.0000449796">
                <text:p>-0.0000449796</text:p>
              </table:table-cell>
              <table:table-cell office:value-type="float" office:value="0.000253127">
                <text:p>0.000253127</text:p>
              </table:table-cell>
              <table:table-cell office:value-type="float" office:value="0.000242362">
                <text:p>0.000242362</text:p>
              </table:table-cell>
              <table:table-cell office:value-type="float" office:value="-0.000492298">
                <text:p>-0.000492298</text:p>
              </table:table-cell>
              <table:table-cell office:value-type="float" office:value="0.000114545">
                <text:p>0.000114545</text:p>
              </table:table-cell>
              <table:table-cell office:value-type="float" office:value="-0.000219277">
                <text:p>-0.000219277</text:p>
              </table:table-cell>
              <table:table-cell office:value-type="float" office:value="-0.000299548">
                <text:p>-0.000299548</text:p>
              </table:table-cell>
              <table:table-cell office:value-type="float" office:value="-0.0000799774">
                <text:p>-0.0000799774</text:p>
              </table:table-cell>
              <table:table-cell office:value-type="float" office:value="-0.0000590783">
                <text:p>-0.0000590783</text:p>
              </table:table-cell>
              <table:table-cell office:value-type="float" office:value="-0.000176276">
                <text:p>-0.000176276</text:p>
              </table:table-cell>
              <table:table-cell office:value-type="float" office:value="0.000323267">
                <text:p>0.000323267</text:p>
              </table:table-cell>
              <table:table-cell office:value-type="float" office:value="0.0000220531">
                <text:p>0.0000220531</text:p>
              </table:table-cell>
              <table:table-cell office:value-type="float" office:value="0.000368466">
                <text:p>0.000368466</text:p>
              </table:table-cell>
              <table:table-cell office:value-type="float" office:value="0.000159454">
                <text:p>0.000159454</text:p>
              </table:table-cell>
              <table:table-cell office:value-type="float" office:value="-0.00000529226">
                <text:p>-0.00000529226</text:p>
              </table:table-cell>
              <table:table-cell office:value-type="float" office:value="-0.000221529">
                <text:p>-0.000221529</text:p>
              </table:table-cell>
              <table:table-cell office:value-type="float" office:value="-0.000284426">
                <text:p>-0.000284426</text:p>
              </table:table-cell>
              <table:table-cell office:value-type="float" office:value="0.0000520507">
                <text:p>0.0000520507</text:p>
              </table:table-cell>
              <table:table-cell office:value-type="float" office:value="0.0000978684">
                <text:p>0.0000978684</text:p>
              </table:table-cell>
              <table:table-cell office:value-type="float" office:value="0.0000369807">
                <text:p>0.0000369807</text:p>
              </table:table-cell>
              <table:table-cell office:value-type="float" office:value="0.000687545">
                <text:p>0.000687545</text:p>
              </table:table-cell>
              <table:table-cell office:value-type="float" office:value="-0.000156374">
                <text:p>-0.000156374</text:p>
              </table:table-cell>
              <table:table-cell office:value-type="float" office:value="0.0000134645">
                <text:p>0.0000134645</text:p>
              </table:table-cell>
              <table:table-cell office:value-type="float" office:value="0.000120786">
                <text:p>0.000120786</text:p>
              </table:table-cell>
              <table:table-cell office:value-type="float" office:value="-0.000296252">
                <text:p>-0.000296252</text:p>
              </table:table-cell>
              <table:table-cell office:value-type="float" office:value="-0.00000482946">
                <text:p>-0.00000482946</text:p>
              </table:table-cell>
              <table:table-cell office:value-type="float" office:value="-0.00013557">
                <text:p>-0.00013557</text:p>
              </table:table-cell>
              <table:table-cell office:value-type="float" office:value="-0.000108547">
                <text:p>-0.000108547</text:p>
              </table:table-cell>
              <table:table-cell office:value-type="float" office:value="-0.000178758">
                <text:p>-0.000178758</text:p>
              </table:table-cell>
              <table:table-cell office:value-type="float" office:value="-0.000360722">
                <text:p>-0.000360722</text:p>
              </table:table-cell>
              <table:table-cell office:value-type="float" office:value="0.000303089">
                <text:p>0.000303089</text:p>
              </table:table-cell>
              <table:table-cell office:value-type="float" office:value="-0.000305147">
                <text:p>-0.000305147</text:p>
              </table:table-cell>
              <table:table-cell office:value-type="float" office:value="0.000018485">
                <text:p>0.000018485</text:p>
              </table:table-cell>
              <table:table-cell office:value-type="float" office:value="0.000273791">
                <text:p>0.000273791</text:p>
              </table:table-cell>
              <table:table-cell office:value-type="float" office:value="-0.0000939434">
                <text:p>-0.0000939434</text:p>
              </table:table-cell>
              <table:table-cell office:value-type="float" office:value="0.000154527">
                <text:p>0.000154527</text:p>
              </table:table-cell>
              <table:table-cell office:value-type="float" office:value="0.00022692">
                <text:p>0.00022692</text:p>
              </table:table-cell>
              <table:table-cell office:value-type="float" office:value="0.000208473">
                <text:p>0.000208473</text:p>
              </table:table-cell>
              <table:table-cell office:value-type="float" office:value="-0.000132911">
                <text:p>-0.000132911</text:p>
              </table:table-cell>
              <table:table-cell office:value-type="float" office:value="-0.000287342">
                <text:p>-0.000287342</text:p>
              </table:table-cell>
              <table:table-cell office:value-type="float" office:value="0.000176527">
                <text:p>0.000176527</text:p>
              </table:table-cell>
              <table:table-cell office:value-type="float" office:value="-0.000469922">
                <text:p>-0.000469922</text:p>
              </table:table-cell>
              <table:table-cell office:value-type="float" office:value="0.000215123">
                <text:p>0.000215123</text:p>
              </table:table-cell>
              <table:table-cell office:value-type="float" office:value="0.000465484">
                <text:p>0.000465484</text:p>
              </table:table-cell>
              <table:table-cell office:value-type="float" office:value="0.000331266">
                <text:p>0.000331266</text:p>
              </table:table-cell>
              <table:table-cell office:value-type="float" office:value="0.0000569591">
                <text:p>0.0000569591</text:p>
              </table:table-cell>
              <table:table-cell office:value-type="float" office:value="0.0000564262">
                <text:p>0.0000564262</text:p>
              </table:table-cell>
              <table:table-cell office:value-type="float" office:value="-0.0000050474">
                <text:p>-0.0000050474</text:p>
              </table:table-cell>
              <table:table-cell office:value-type="float" office:value="-0.000465413">
                <text:p>-0.000465413</text:p>
              </table:table-cell>
              <table:table-cell office:value-type="float" office:value="-0.000311427">
                <text:p>-0.000311427</text:p>
              </table:table-cell>
              <table:table-cell office:value-type="float" office:value="0.000394621">
                <text:p>0.000394621</text:p>
              </table:table-cell>
              <table:table-cell office:value-type="float" office:value="-0.000520523">
                <text:p>-0.000520523</text:p>
              </table:table-cell>
              <table:table-cell office:value-type="float" office:value="0.0000419315">
                <text:p>0.0000419315</text:p>
              </table:table-cell>
              <table:table-cell office:value-type="float" office:value="-0.0000600671">
                <text:p>-0.0000600671</text:p>
              </table:table-cell>
              <table:table-cell office:value-type="float" office:value="-0.0000425785">
                <text:p>-0.0000425785</text:p>
              </table:table-cell>
              <table:table-cell office:value-type="float" office:value="0.00000932743">
                <text:p>0.00000932743</text:p>
              </table:table-cell>
              <table:table-cell office:value-type="float" office:value="-0.000107231">
                <text:p>-0.000107231</text:p>
              </table:table-cell>
              <table:table-cell office:value-type="float" office:value="0.000296866">
                <text:p>0.000296866</text:p>
              </table:table-cell>
              <table:table-cell office:value-type="float" office:value="0.0000504572">
                <text:p>0.0000504572</text:p>
              </table:table-cell>
              <table:table-cell office:value-type="float" office:value="-0.000374286">
                <text:p>-0.000374286</text:p>
              </table:table-cell>
              <table:table-cell office:value-type="float" office:value="0.000489913">
                <text:p>0.000489913</text:p>
              </table:table-cell>
              <table:table-cell office:value-type="float" office:value="-0.000273539">
                <text:p>-0.000273539</text:p>
              </table:table-cell>
              <table:table-cell office:value-type="float" office:value="0.000112752">
                <text:p>0.000112752</text:p>
              </table:table-cell>
              <table:table-cell office:value-type="float" office:value="-0.0000488908">
                <text:p>-0.0000488908</text:p>
              </table:table-cell>
              <table:table-cell office:value-type="float" office:value="-0.000239999">
                <text:p>-0.000239999</text:p>
              </table:table-cell>
              <table:table-cell office:value-type="float" office:value="0.000161275">
                <text:p>0.000161275</text:p>
              </table:table-cell>
              <table:table-cell office:value-type="float" office:value="-0.00038718">
                <text:p>-0.00038718</text:p>
              </table:table-cell>
              <table:table-cell office:value-type="float" office:value="0.000416676">
                <text:p>0.000416676</text:p>
              </table:table-cell>
              <table:table-cell office:value-type="float" office:value="0.000584496">
                <text:p>0.000584496</text:p>
              </table:table-cell>
              <table:table-cell office:value-type="float" office:value="-0.00013389">
                <text:p>-0.00013389</text:p>
              </table:table-cell>
              <table:table-cell office:value-type="float" office:value="0.000631033">
                <text:p>0.000631033</text:p>
              </table:table-cell>
              <table:table-cell office:value-type="float" office:value="-0.0001438">
                <text:p>-0.0001438</text:p>
              </table:table-cell>
              <table:table-cell office:value-type="float" office:value="-0.000393306">
                <text:p>-0.000393306</text:p>
              </table:table-cell>
              <table:table-cell office:value-type="float" office:value="-0.0000706504">
                <text:p>-0.0000706504</text:p>
              </table:table-cell>
              <table:table-cell office:value-type="float" office:value="-0.000321038">
                <text:p>-0.000321038</text:p>
              </table:table-cell>
              <table:table-cell office:value-type="float" office:value="0.000166269">
                <text:p>0.000166269</text:p>
              </table:table-cell>
              <table:table-cell office:value-type="float" office:value="-0.000316396">
                <text:p>-0.000316396</text:p>
              </table:table-cell>
              <table:table-cell office:value-type="float" office:value="0.000341874">
                <text:p>0.000341874</text:p>
              </table:table-cell>
              <table:table-cell office:value-type="float" office:value="0.0000543291">
                <text:p>0.0000543291</text:p>
              </table:table-cell>
              <table:table-cell office:value-type="float" office:value="-0.000388063">
                <text:p>-0.000388063</text:p>
              </table:table-cell>
              <table:table-cell office:value-type="float" office:value="0.000331596">
                <text:p>0.000331596</text:p>
              </table:table-cell>
              <table:table-cell office:value-type="float" office:value="0.0000470845">
                <text:p>0.0000470845</text:p>
              </table:table-cell>
              <table:table-cell office:value-type="float" office:value="-0.000369819">
                <text:p>-0.000369819</text:p>
              </table:table-cell>
              <table:table-cell office:value-type="float" office:value="0.000171849">
                <text:p>0.000171849</text:p>
              </table:table-cell>
              <table:table-cell office:value-type="float" office:value="-0.000161099">
                <text:p>-0.000161099</text:p>
              </table:table-cell>
              <table:table-cell office:value-type="float" office:value="-0.00010948">
                <text:p>-0.00010948</text:p>
              </table:table-cell>
              <table:table-cell office:value-type="float" office:value="-0.000395445">
                <text:p>-0.000395445</text:p>
              </table:table-cell>
              <table:table-cell office:value-type="float" office:value="0.000283992">
                <text:p>0.000283992</text:p>
              </table:table-cell>
              <table:table-cell office:value-type="float" office:value="-0.000334019">
                <text:p>-0.000334019</text:p>
              </table:table-cell>
              <table:table-cell office:value-type="float" office:value="-0.000284134">
                <text:p>-0.000284134</text:p>
              </table:table-cell>
              <table:table-cell office:value-type="float" office:value="-0.000165385">
                <text:p>-0.000165385</text:p>
              </table:table-cell>
              <table:table-cell office:value-type="float" office:value="2.05967E-017">
                <text:p>2.05967E-017</text:p>
              </table:table-cell>
              <table:table-cell office:value-type="float" office:value="1.6326E-017">
                <text:p>1.6326E-017</text:p>
              </table:table-cell>
              <table:table-cell office:value-type="float" office:value="1.28328E-017">
                <text:p>1.28328E-017</text:p>
              </table:table-cell>
              <table:table-cell office:value-type="float" office:value="1.28328E-017">
                <text:p>1.28328E-01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000000245993">
                <text:p>0.00000000245993</text:p>
                <draw:g>
                  <svg:desc>korteweg2.B19:korteweg2.KQ19</svg:desc>
                </draw:g>
              </table:table-cell>
              <table:table-cell office:value-type="float" office:value="0.00000000392088">
                <text:p>0.00000000392088</text:p>
              </table:table-cell>
              <table:table-cell office:value-type="float" office:value="0.00000000630407">
                <text:p>0.00000000630407</text:p>
              </table:table-cell>
              <table:table-cell office:value-type="float" office:value="0.000472714">
                <text:p>0.000472714</text:p>
              </table:table-cell>
              <table:table-cell office:value-type="float" office:value="-0.0000981345">
                <text:p>-0.0000981345</text:p>
              </table:table-cell>
              <table:table-cell office:value-type="float" office:value="0.000121854">
                <text:p>0.000121854</text:p>
              </table:table-cell>
              <table:table-cell office:value-type="float" office:value="-0.0000920326">
                <text:p>-0.0000920326</text:p>
              </table:table-cell>
              <table:table-cell office:value-type="float" office:value="0.0000160005">
                <text:p>0.0000160005</text:p>
              </table:table-cell>
              <table:table-cell office:value-type="float" office:value="-0.000130495">
                <text:p>-0.000130495</text:p>
              </table:table-cell>
              <table:table-cell office:value-type="float" office:value="0.000337074">
                <text:p>0.000337074</text:p>
              </table:table-cell>
              <table:table-cell office:value-type="float" office:value="-0.000211983">
                <text:p>-0.000211983</text:p>
              </table:table-cell>
              <table:table-cell office:value-type="float" office:value="-0.0000435181">
                <text:p>-0.0000435181</text:p>
              </table:table-cell>
              <table:table-cell office:value-type="float" office:value="-0.000106743">
                <text:p>-0.000106743</text:p>
              </table:table-cell>
              <table:table-cell office:value-type="float" office:value="0.000118143">
                <text:p>0.000118143</text:p>
              </table:table-cell>
              <table:table-cell office:value-type="float" office:value="-0.000281752">
                <text:p>-0.000281752</text:p>
              </table:table-cell>
              <table:table-cell office:value-type="float" office:value="0.000129519">
                <text:p>0.000129519</text:p>
              </table:table-cell>
              <table:table-cell office:value-type="float" office:value="-0.000086122">
                <text:p>-0.000086122</text:p>
              </table:table-cell>
              <table:table-cell office:value-type="float" office:value="0.0000971305">
                <text:p>0.0000971305</text:p>
              </table:table-cell>
              <table:table-cell office:value-type="float" office:value="-0.0000737926">
                <text:p>-0.0000737926</text:p>
              </table:table-cell>
              <table:table-cell office:value-type="float" office:value="0.000181519">
                <text:p>0.000181519</text:p>
              </table:table-cell>
              <table:table-cell office:value-type="float" office:value="0.000299372">
                <text:p>0.000299372</text:p>
              </table:table-cell>
              <table:table-cell office:value-type="float" office:value="0.0000109003">
                <text:p>0.0000109003</text:p>
              </table:table-cell>
              <table:table-cell office:value-type="float" office:value="-0.000023071">
                <text:p>-0.000023071</text:p>
              </table:table-cell>
              <table:table-cell office:value-type="float" office:value="0.000489222">
                <text:p>0.000489222</text:p>
              </table:table-cell>
              <table:table-cell office:value-type="float" office:value="-0.0000750927">
                <text:p>-0.0000750927</text:p>
              </table:table-cell>
              <table:table-cell office:value-type="float" office:value="-0.000292">
                <text:p>-0.000292</text:p>
              </table:table-cell>
              <table:table-cell office:value-type="float" office:value="-0.0000851259">
                <text:p>-0.0000851259</text:p>
              </table:table-cell>
              <table:table-cell office:value-type="float" office:value="-0.000162464">
                <text:p>-0.000162464</text:p>
              </table:table-cell>
              <table:table-cell office:value-type="float" office:value="-0.000581255">
                <text:p>-0.000581255</text:p>
              </table:table-cell>
              <table:table-cell office:value-type="float" office:value="0.00033958">
                <text:p>0.00033958</text:p>
              </table:table-cell>
              <table:table-cell office:value-type="float" office:value="0.000422373">
                <text:p>0.000422373</text:p>
              </table:table-cell>
              <table:table-cell office:value-type="float" office:value="0.000234966">
                <text:p>0.000234966</text:p>
              </table:table-cell>
              <table:table-cell office:value-type="float" office:value="0.000351933">
                <text:p>0.000351933</text:p>
              </table:table-cell>
              <table:table-cell office:value-type="float" office:value="-0.00000905861">
                <text:p>-0.00000905861</text:p>
              </table:table-cell>
              <table:table-cell office:value-type="float" office:value="-0.00000435789">
                <text:p>-0.00000435789</text:p>
              </table:table-cell>
              <table:table-cell office:value-type="float" office:value="0.00000252328">
                <text:p>0.00000252328</text:p>
              </table:table-cell>
              <table:table-cell office:value-type="float" office:value="-0.00031048">
                <text:p>-0.00031048</text:p>
              </table:table-cell>
              <table:table-cell office:value-type="float" office:value="0.000407458">
                <text:p>0.000407458</text:p>
              </table:table-cell>
              <table:table-cell office:value-type="float" office:value="-0.0000882581">
                <text:p>-0.0000882581</text:p>
              </table:table-cell>
              <table:table-cell office:value-type="float" office:value="-0.00017148">
                <text:p>-0.00017148</text:p>
              </table:table-cell>
              <table:table-cell office:value-type="float" office:value="0.000154449">
                <text:p>0.000154449</text:p>
              </table:table-cell>
              <table:table-cell office:value-type="float" office:value="0.00000234343">
                <text:p>0.00000234343</text:p>
              </table:table-cell>
              <table:table-cell office:value-type="float" office:value="-0.000214326">
                <text:p>-0.000214326</text:p>
              </table:table-cell>
              <table:table-cell office:value-type="float" office:value="0.00000856928">
                <text:p>0.00000856928</text:p>
              </table:table-cell>
              <table:table-cell office:value-type="float" office:value="0.0000605893">
                <text:p>0.0000605893</text:p>
              </table:table-cell>
              <table:table-cell office:value-type="float" office:value="-0.000182291">
                <text:p>-0.000182291</text:p>
              </table:table-cell>
              <table:table-cell office:value-type="float" office:value="0.000202479">
                <text:p>0.000202479</text:p>
              </table:table-cell>
              <table:table-cell office:value-type="float" office:value="0.000201388">
                <text:p>0.000201388</text:p>
              </table:table-cell>
              <table:table-cell office:value-type="float" office:value="-0.0000309982">
                <text:p>-0.0000309982</text:p>
              </table:table-cell>
              <table:table-cell office:value-type="float" office:value="0.000236639">
                <text:p>0.000236639</text:p>
              </table:table-cell>
              <table:table-cell office:value-type="float" office:value="-0.0000239601">
                <text:p>-0.0000239601</text:p>
              </table:table-cell>
              <table:table-cell office:value-type="float" office:value="-0.0000342397">
                <text:p>-0.0000342397</text:p>
              </table:table-cell>
              <table:table-cell office:value-type="float" office:value="0.000380032">
                <text:p>0.000380032</text:p>
              </table:table-cell>
              <table:table-cell office:value-type="float" office:value="-0.000355926">
                <text:p>-0.000355926</text:p>
              </table:table-cell>
              <table:table-cell office:value-type="float" office:value="0.0000225663">
                <text:p>0.0000225663</text:p>
              </table:table-cell>
              <table:table-cell office:value-type="float" office:value="-0.000288113">
                <text:p>-0.000288113</text:p>
              </table:table-cell>
              <table:table-cell office:value-type="float" office:value="-0.000540853">
                <text:p>-0.000540853</text:p>
              </table:table-cell>
              <table:table-cell office:value-type="float" office:value="-0.000100529">
                <text:p>-0.000100529</text:p>
              </table:table-cell>
              <table:table-cell office:value-type="float" office:value="0.000304401">
                <text:p>0.000304401</text:p>
              </table:table-cell>
              <table:table-cell office:value-type="float" office:value="0.000103196">
                <text:p>0.000103196</text:p>
              </table:table-cell>
              <table:table-cell office:value-type="float" office:value="0.000449167">
                <text:p>0.000449167</text:p>
              </table:table-cell>
              <table:table-cell office:value-type="float" office:value="0.000257734">
                <text:p>0.000257734</text:p>
              </table:table-cell>
              <table:table-cell office:value-type="float" office:value="-0.00000126877">
                <text:p>-0.00000126877</text:p>
              </table:table-cell>
              <table:table-cell office:value-type="float" office:value="-0.00022442">
                <text:p>-0.00022442</text:p>
              </table:table-cell>
              <table:table-cell office:value-type="float" office:value="0.0000722782">
                <text:p>0.0000722782</text:p>
              </table:table-cell>
              <table:table-cell office:value-type="float" office:value="-0.000159591">
                <text:p>-0.000159591</text:p>
              </table:table-cell>
              <table:table-cell office:value-type="float" office:value="0.000053994">
                <text:p>0.000053994</text:p>
              </table:table-cell>
              <table:table-cell office:value-type="float" office:value="-0.0000951338">
                <text:p>-0.0000951338</text:p>
              </table:table-cell>
              <table:table-cell office:value-type="float" office:value="-0.0000228926">
                <text:p>-0.0000228926</text:p>
              </table:table-cell>
              <table:table-cell office:value-type="float" office:value="0.000249744">
                <text:p>0.000249744</text:p>
              </table:table-cell>
              <table:table-cell office:value-type="float" office:value="-0.000273509">
                <text:p>-0.000273509</text:p>
              </table:table-cell>
              <table:table-cell office:value-type="float" office:value="-0.000101775">
                <text:p>-0.000101775</text:p>
              </table:table-cell>
              <table:table-cell office:value-type="float" office:value="0.000138492">
                <text:p>0.000138492</text:p>
              </table:table-cell>
              <table:table-cell office:value-type="float" office:value="-0.000294599">
                <text:p>-0.000294599</text:p>
              </table:table-cell>
              <table:table-cell office:value-type="float" office:value="-0.000180646">
                <text:p>-0.000180646</text:p>
              </table:table-cell>
              <table:table-cell office:value-type="float" office:value="0.000346274">
                <text:p>0.000346274</text:p>
              </table:table-cell>
              <table:table-cell office:value-type="float" office:value="0.0001459">
                <text:p>0.0001459</text:p>
              </table:table-cell>
              <table:table-cell office:value-type="float" office:value="-0.000040145">
                <text:p>-0.000040145</text:p>
              </table:table-cell>
              <table:table-cell office:value-type="float" office:value="0.000184394">
                <text:p>0.000184394</text:p>
              </table:table-cell>
              <table:table-cell office:value-type="float" office:value="0.0000858287">
                <text:p>0.0000858287</text:p>
              </table:table-cell>
              <table:table-cell office:value-type="float" office:value="-0.0000184008">
                <text:p>-0.0000184008</text:p>
              </table:table-cell>
              <table:table-cell office:value-type="float" office:value="0.000161653">
                <text:p>0.000161653</text:p>
              </table:table-cell>
              <table:table-cell office:value-type="float" office:value="-0.0000442995">
                <text:p>-0.0000442995</text:p>
              </table:table-cell>
              <table:table-cell office:value-type="float" office:value="0.0000913427">
                <text:p>0.0000913427</text:p>
              </table:table-cell>
              <table:table-cell office:value-type="float" office:value="-0.000349108">
                <text:p>-0.000349108</text:p>
              </table:table-cell>
              <table:table-cell office:value-type="float" office:value="-0.000593881">
                <text:p>-0.000593881</text:p>
              </table:table-cell>
              <table:table-cell office:value-type="float" office:value="0.0000288033">
                <text:p>0.0000288033</text:p>
              </table:table-cell>
              <table:table-cell office:value-type="float" office:value="-0.000127203">
                <text:p>-0.000127203</text:p>
              </table:table-cell>
              <table:table-cell office:value-type="float" office:value="0.0000481972">
                <text:p>0.0000481972</text:p>
              </table:table-cell>
              <table:table-cell office:value-type="float" office:value="0.000396468">
                <text:p>0.000396468</text:p>
              </table:table-cell>
              <table:table-cell office:value-type="float" office:value="0.000378001">
                <text:p>0.000378001</text:p>
              </table:table-cell>
              <table:table-cell office:value-type="float" office:value="-0.000198371">
                <text:p>-0.000198371</text:p>
              </table:table-cell>
              <table:table-cell office:value-type="float" office:value="0.000202827">
                <text:p>0.000202827</text:p>
              </table:table-cell>
              <table:table-cell office:value-type="float" office:value="0.0000279575">
                <text:p>0.0000279575</text:p>
              </table:table-cell>
              <table:table-cell office:value-type="float" office:value="-0.000265527">
                <text:p>-0.000265527</text:p>
              </table:table-cell>
              <table:table-cell office:value-type="float" office:value="0.0000372589">
                <text:p>0.0000372589</text:p>
              </table:table-cell>
              <table:table-cell office:value-type="float" office:value="0.0000484607">
                <text:p>0.0000484607</text:p>
              </table:table-cell>
              <table:table-cell office:value-type="float" office:value="-0.000139427">
                <text:p>-0.000139427</text:p>
              </table:table-cell>
              <table:table-cell office:value-type="float" office:value="0.000275312">
                <text:p>0.000275312</text:p>
              </table:table-cell>
              <table:table-cell office:value-type="float" office:value="-0.000116879">
                <text:p>-0.000116879</text:p>
              </table:table-cell>
              <table:table-cell office:value-type="float" office:value="0.000216714">
                <text:p>0.000216714</text:p>
              </table:table-cell>
              <table:table-cell office:value-type="float" office:value="-0.000197">
                <text:p>-0.000197</text:p>
              </table:table-cell>
              <table:table-cell office:value-type="float" office:value="-0.000400679">
                <text:p>-0.000400679</text:p>
              </table:table-cell>
              <table:table-cell office:value-type="float" office:value="0.0000240868">
                <text:p>0.0000240868</text:p>
              </table:table-cell>
              <table:table-cell office:value-type="float" office:value="-0.0000476046">
                <text:p>-0.0000476046</text:p>
              </table:table-cell>
              <table:table-cell office:value-type="float" office:value="-0.000219205">
                <text:p>-0.000219205</text:p>
              </table:table-cell>
              <table:table-cell office:value-type="float" office:value="0.000418567">
                <text:p>0.000418567</text:p>
              </table:table-cell>
              <table:table-cell office:value-type="float" office:value="0.000214857">
                <text:p>0.000214857</text:p>
              </table:table-cell>
              <table:table-cell office:value-type="float" office:value="-0.0001906">
                <text:p>-0.0001906</text:p>
              </table:table-cell>
              <table:table-cell office:value-type="float" office:value="0.000112165">
                <text:p>0.000112165</text:p>
              </table:table-cell>
              <table:table-cell office:value-type="float" office:value="0.000467134">
                <text:p>0.000467134</text:p>
              </table:table-cell>
              <table:table-cell office:value-type="float" office:value="-0.0000640291">
                <text:p>-0.0000640291</text:p>
              </table:table-cell>
              <table:table-cell office:value-type="float" office:value="0.000261171">
                <text:p>0.000261171</text:p>
              </table:table-cell>
              <table:table-cell office:value-type="float" office:value="0.000100449">
                <text:p>0.000100449</text:p>
              </table:table-cell>
              <table:table-cell office:value-type="float" office:value="-0.000142737">
                <text:p>-0.000142737</text:p>
              </table:table-cell>
              <table:table-cell office:value-type="float" office:value="-0.000275374">
                <text:p>-0.000275374</text:p>
              </table:table-cell>
              <table:table-cell office:value-type="float" office:value="-0.000287814">
                <text:p>-0.000287814</text:p>
              </table:table-cell>
              <table:table-cell office:value-type="float" office:value="0.0000334023">
                <text:p>0.0000334023</text:p>
              </table:table-cell>
              <table:table-cell office:value-type="float" office:value="0.000434464">
                <text:p>0.000434464</text:p>
              </table:table-cell>
              <table:table-cell office:value-type="float" office:value="-0.000220864">
                <text:p>-0.000220864</text:p>
              </table:table-cell>
              <table:table-cell office:value-type="float" office:value="0.000701549">
                <text:p>0.000701549</text:p>
              </table:table-cell>
              <table:table-cell office:value-type="float" office:value="0.000514079">
                <text:p>0.000514079</text:p>
              </table:table-cell>
              <table:table-cell office:value-type="float" office:value="0.000193311">
                <text:p>0.000193311</text:p>
              </table:table-cell>
              <table:table-cell office:value-type="float" office:value="0.000413358">
                <text:p>0.000413358</text:p>
              </table:table-cell>
              <table:table-cell office:value-type="float" office:value="0.000860897">
                <text:p>0.000860897</text:p>
              </table:table-cell>
              <table:table-cell office:value-type="float" office:value="0.000369554">
                <text:p>0.000369554</text:p>
              </table:table-cell>
              <table:table-cell office:value-type="float" office:value="0.000932773">
                <text:p>0.000932773</text:p>
              </table:table-cell>
              <table:table-cell office:value-type="float" office:value="0.00126796">
                <text:p>0.00126796</text:p>
              </table:table-cell>
              <table:table-cell office:value-type="float" office:value="0.0018357">
                <text:p>0.0018357</text:p>
              </table:table-cell>
              <table:table-cell office:value-type="float" office:value="0.00206006">
                <text:p>0.00206006</text:p>
              </table:table-cell>
              <table:table-cell office:value-type="float" office:value="0.00257289">
                <text:p>0.00257289</text:p>
              </table:table-cell>
              <table:table-cell office:value-type="float" office:value="0.00299346">
                <text:p>0.00299346</text:p>
              </table:table-cell>
              <table:table-cell office:value-type="float" office:value="0.00378885">
                <text:p>0.00378885</text:p>
              </table:table-cell>
              <table:table-cell office:value-type="float" office:value="0.00427444">
                <text:p>0.00427444</text:p>
              </table:table-cell>
              <table:table-cell office:value-type="float" office:value="0.00607021">
                <text:p>0.00607021</text:p>
              </table:table-cell>
              <table:table-cell office:value-type="float" office:value="0.00784434">
                <text:p>0.00784434</text:p>
              </table:table-cell>
              <table:table-cell office:value-type="float" office:value="0.00949112">
                <text:p>0.00949112</text:p>
              </table:table-cell>
              <table:table-cell office:value-type="float" office:value="0.0122919">
                <text:p>0.0122919</text:p>
              </table:table-cell>
              <table:table-cell office:value-type="float" office:value="0.0155328">
                <text:p>0.0155328</text:p>
              </table:table-cell>
              <table:table-cell office:value-type="float" office:value="0.0191952">
                <text:p>0.0191952</text:p>
              </table:table-cell>
              <table:table-cell office:value-type="float" office:value="0.024239">
                <text:p>0.024239</text:p>
              </table:table-cell>
              <table:table-cell office:value-type="float" office:value="0.0307896">
                <text:p>0.0307896</text:p>
              </table:table-cell>
              <table:table-cell office:value-type="float" office:value="0.0379455">
                <text:p>0.0379455</text:p>
              </table:table-cell>
              <table:table-cell office:value-type="float" office:value="0.0470461">
                <text:p>0.0470461</text:p>
              </table:table-cell>
              <table:table-cell office:value-type="float" office:value="0.0578827">
                <text:p>0.0578827</text:p>
              </table:table-cell>
              <table:table-cell office:value-type="float" office:value="0.0708613">
                <text:p>0.0708613</text:p>
              </table:table-cell>
              <table:table-cell office:value-type="float" office:value="0.0860131">
                <text:p>0.0860131</text:p>
              </table:table-cell>
              <table:table-cell office:value-type="float" office:value="0.10402">
                <text:p>0.10402</text:p>
              </table:table-cell>
              <table:table-cell office:value-type="float" office:value="0.124245">
                <text:p>0.124245</text:p>
              </table:table-cell>
              <table:table-cell office:value-type="float" office:value="0.146326">
                <text:p>0.146326</text:p>
              </table:table-cell>
              <table:table-cell office:value-type="float" office:value="0.169696">
                <text:p>0.169696</text:p>
              </table:table-cell>
              <table:table-cell office:value-type="float" office:value="0.193767">
                <text:p>0.193767</text:p>
              </table:table-cell>
              <table:table-cell office:value-type="float" office:value="0.216224">
                <text:p>0.216224</text:p>
              </table:table-cell>
              <table:table-cell office:value-type="float" office:value="0.236762">
                <text:p>0.236762</text:p>
              </table:table-cell>
              <table:table-cell office:value-type="float" office:value="0.253391">
                <text:p>0.253391</text:p>
              </table:table-cell>
              <table:table-cell office:value-type="float" office:value="0.265176">
                <text:p>0.265176</text:p>
              </table:table-cell>
              <table:table-cell office:value-type="float" office:value="0.272116">
                <text:p>0.272116</text:p>
              </table:table-cell>
              <table:table-cell office:value-type="float" office:value="0.274915">
                <text:p>0.274915</text:p>
              </table:table-cell>
              <table:table-cell office:value-type="float" office:value="0.275007">
                <text:p>0.275007</text:p>
              </table:table-cell>
              <table:table-cell office:value-type="float" office:value="0.275066">
                <text:p>0.275066</text:p>
              </table:table-cell>
              <table:table-cell office:value-type="float" office:value="0.27919">
                <text:p>0.27919</text:p>
              </table:table-cell>
              <table:table-cell office:value-type="float" office:value="0.292202">
                <text:p>0.292202</text:p>
              </table:table-cell>
              <table:table-cell office:value-type="float" office:value="0.319149">
                <text:p>0.319149</text:p>
              </table:table-cell>
              <table:table-cell office:value-type="float" office:value="0.366803">
                <text:p>0.366803</text:p>
              </table:table-cell>
              <table:table-cell office:value-type="float" office:value="0.438962">
                <text:p>0.438962</text:p>
              </table:table-cell>
              <table:table-cell office:value-type="float" office:value="0.536978">
                <text:p>0.536978</text:p>
              </table:table-cell>
              <table:table-cell office:value-type="float" office:value="0.654106">
                <text:p>0.654106</text:p>
              </table:table-cell>
              <table:table-cell office:value-type="float" office:value="0.772444">
                <text:p>0.772444</text:p>
              </table:table-cell>
              <table:table-cell office:value-type="float" office:value="0.864124">
                <text:p>0.864124</text:p>
              </table:table-cell>
              <table:table-cell office:value-type="float" office:value="0.89847">
                <text:p>0.89847</text:p>
              </table:table-cell>
              <table:table-cell office:value-type="float" office:value="0.860403">
                <text:p>0.860403</text:p>
              </table:table-cell>
              <table:table-cell office:value-type="float" office:value="0.761539">
                <text:p>0.761539</text:p>
              </table:table-cell>
              <table:table-cell office:value-type="float" office:value="0.626715">
                <text:p>0.626715</text:p>
              </table:table-cell>
              <table:table-cell office:value-type="float" office:value="0.488026">
                <text:p>0.488026</text:p>
              </table:table-cell>
              <table:table-cell office:value-type="float" office:value="0.365817">
                <text:p>0.365817</text:p>
              </table:table-cell>
              <table:table-cell office:value-type="float" office:value="0.265336">
                <text:p>0.265336</text:p>
              </table:table-cell>
              <table:table-cell office:value-type="float" office:value="0.190294">
                <text:p>0.190294</text:p>
              </table:table-cell>
              <table:table-cell office:value-type="float" office:value="0.135871">
                <text:p>0.135871</text:p>
              </table:table-cell>
              <table:table-cell office:value-type="float" office:value="0.0958341">
                <text:p>0.0958341</text:p>
              </table:table-cell>
              <table:table-cell office:value-type="float" office:value="0.0685932">
                <text:p>0.0685932</text:p>
              </table:table-cell>
              <table:table-cell office:value-type="float" office:value="0.0493038">
                <text:p>0.0493038</text:p>
              </table:table-cell>
              <table:table-cell office:value-type="float" office:value="0.0355068">
                <text:p>0.0355068</text:p>
              </table:table-cell>
              <table:table-cell office:value-type="float" office:value="0.0260737">
                <text:p>0.0260737</text:p>
              </table:table-cell>
              <table:table-cell office:value-type="float" office:value="0.0188957">
                <text:p>0.0188957</text:p>
              </table:table-cell>
              <table:table-cell office:value-type="float" office:value="0.0145214">
                <text:p>0.0145214</text:p>
              </table:table-cell>
              <table:table-cell office:value-type="float" office:value="0.0106661">
                <text:p>0.0106661</text:p>
              </table:table-cell>
              <table:table-cell office:value-type="float" office:value="0.00818449">
                <text:p>0.00818449</text:p>
              </table:table-cell>
              <table:table-cell office:value-type="float" office:value="0.00666763">
                <text:p>0.00666763</text:p>
              </table:table-cell>
              <table:table-cell office:value-type="float" office:value="0.00502991">
                <text:p>0.00502991</text:p>
              </table:table-cell>
              <table:table-cell office:value-type="float" office:value="0.00344531">
                <text:p>0.00344531</text:p>
              </table:table-cell>
              <table:table-cell office:value-type="float" office:value="0.00299097">
                <text:p>0.00299097</text:p>
              </table:table-cell>
              <table:table-cell office:value-type="float" office:value="0.00163378">
                <text:p>0.00163378</text:p>
              </table:table-cell>
              <table:table-cell office:value-type="float" office:value="0.00154445">
                <text:p>0.00154445</text:p>
              </table:table-cell>
              <table:table-cell office:value-type="float" office:value="0.00114055">
                <text:p>0.00114055</text:p>
              </table:table-cell>
              <table:table-cell office:value-type="float" office:value="0.0012334">
                <text:p>0.0012334</text:p>
              </table:table-cell>
              <table:table-cell office:value-type="float" office:value="0.0011176">
                <text:p>0.0011176</text:p>
              </table:table-cell>
              <table:table-cell office:value-type="float" office:value="0.000590841">
                <text:p>0.000590841</text:p>
              </table:table-cell>
              <table:table-cell office:value-type="float" office:value="0.000883656">
                <text:p>0.000883656</text:p>
              </table:table-cell>
              <table:table-cell office:value-type="float" office:value="0.000477703">
                <text:p>0.000477703</text:p>
              </table:table-cell>
              <table:table-cell office:value-type="float" office:value="0.0000463371">
                <text:p>0.0000463371</text:p>
              </table:table-cell>
              <table:table-cell office:value-type="float" office:value="0.000760394">
                <text:p>0.000760394</text:p>
              </table:table-cell>
              <table:table-cell office:value-type="float" office:value="0.000186598">
                <text:p>0.000186598</text:p>
              </table:table-cell>
              <table:table-cell office:value-type="float" office:value="0.000293921">
                <text:p>0.000293921</text:p>
              </table:table-cell>
              <table:table-cell office:value-type="float" office:value="0.0000561366">
                <text:p>0.0000561366</text:p>
              </table:table-cell>
              <table:table-cell office:value-type="float" office:value="-0.0000189426">
                <text:p>-0.0000189426</text:p>
              </table:table-cell>
              <table:table-cell office:value-type="float" office:value="0.000206556">
                <text:p>0.000206556</text:p>
              </table:table-cell>
              <table:table-cell office:value-type="float" office:value="-0.000508142">
                <text:p>-0.000508142</text:p>
              </table:table-cell>
              <table:table-cell office:value-type="float" office:value="0.000272663">
                <text:p>0.000272663</text:p>
              </table:table-cell>
              <table:table-cell office:value-type="float" office:value="0.000208938">
                <text:p>0.000208938</text:p>
              </table:table-cell>
              <table:table-cell office:value-type="float" office:value="-0.000351827">
                <text:p>-0.000351827</text:p>
              </table:table-cell>
              <table:table-cell office:value-type="float" office:value="0.000327725">
                <text:p>0.000327725</text:p>
              </table:table-cell>
              <table:table-cell office:value-type="float" office:value="-0.0000812691">
                <text:p>-0.0000812691</text:p>
              </table:table-cell>
              <table:table-cell office:value-type="float" office:value="0.000272131">
                <text:p>0.000272131</text:p>
              </table:table-cell>
              <table:table-cell office:value-type="float" office:value="-0.000307788">
                <text:p>-0.000307788</text:p>
              </table:table-cell>
              <table:table-cell office:value-type="float" office:value="-0.00013127">
                <text:p>-0.00013127</text:p>
              </table:table-cell>
              <table:table-cell office:value-type="float" office:value="0.000192812">
                <text:p>0.000192812</text:p>
              </table:table-cell>
              <table:table-cell office:value-type="float" office:value="-0.000795415">
                <text:p>-0.000795415</text:p>
              </table:table-cell>
              <table:table-cell office:value-type="float" office:value="-0.0000170865">
                <text:p>-0.0000170865</text:p>
              </table:table-cell>
              <table:table-cell office:value-type="float" office:value="0.000459173">
                <text:p>0.000459173</text:p>
              </table:table-cell>
              <table:table-cell office:value-type="float" office:value="-0.0000368034">
                <text:p>-0.0000368034</text:p>
              </table:table-cell>
              <table:table-cell office:value-type="float" office:value="0.000502957">
                <text:p>0.000502957</text:p>
              </table:table-cell>
              <table:table-cell office:value-type="float" office:value="0.000234484">
                <text:p>0.000234484</text:p>
              </table:table-cell>
              <table:table-cell office:value-type="float" office:value="0.00038641">
                <text:p>0.00038641</text:p>
              </table:table-cell>
              <table:table-cell office:value-type="float" office:value="-0.000410444">
                <text:p>-0.000410444</text:p>
              </table:table-cell>
              <table:table-cell office:value-type="float" office:value="-0.00010492">
                <text:p>-0.00010492</text:p>
              </table:table-cell>
              <table:table-cell office:value-type="float" office:value="0.000268247">
                <text:p>0.000268247</text:p>
              </table:table-cell>
              <table:table-cell office:value-type="float" office:value="-0.000307826">
                <text:p>-0.000307826</text:p>
              </table:table-cell>
              <table:table-cell office:value-type="float" office:value="-0.00000428937">
                <text:p>-0.00000428937</text:p>
              </table:table-cell>
              <table:table-cell office:value-type="float" office:value="0.000187322">
                <text:p>0.000187322</text:p>
              </table:table-cell>
              <table:table-cell office:value-type="float" office:value="-0.000168203">
                <text:p>-0.000168203</text:p>
              </table:table-cell>
              <table:table-cell office:value-type="float" office:value="-0.000168877">
                <text:p>-0.000168877</text:p>
              </table:table-cell>
              <table:table-cell office:value-type="float" office:value="-0.0000360886">
                <text:p>-0.0000360886</text:p>
              </table:table-cell>
              <table:table-cell office:value-type="float" office:value="0.0000576222">
                <text:p>0.0000576222</text:p>
              </table:table-cell>
              <table:table-cell office:value-type="float" office:value="-0.0000449077">
                <text:p>-0.0000449077</text:p>
              </table:table-cell>
              <table:table-cell office:value-type="float" office:value="0.0000033577">
                <text:p>0.0000033577</text:p>
              </table:table-cell>
              <table:table-cell office:value-type="float" office:value="-0.0000443096">
                <text:p>-0.0000443096</text:p>
              </table:table-cell>
              <table:table-cell office:value-type="float" office:value="0.000111709">
                <text:p>0.000111709</text:p>
              </table:table-cell>
              <table:table-cell office:value-type="float" office:value="-0.000357144">
                <text:p>-0.000357144</text:p>
              </table:table-cell>
              <table:table-cell office:value-type="float" office:value="0.0000851872">
                <text:p>0.0000851872</text:p>
              </table:table-cell>
              <table:table-cell office:value-type="float" office:value="-0.0000196695">
                <text:p>-0.0000196695</text:p>
              </table:table-cell>
              <table:table-cell office:value-type="float" office:value="-0.000243914">
                <text:p>-0.000243914</text:p>
              </table:table-cell>
              <table:table-cell office:value-type="float" office:value="-0.000114534">
                <text:p>-0.000114534</text:p>
              </table:table-cell>
              <table:table-cell office:value-type="float" office:value="0.000148078">
                <text:p>0.000148078</text:p>
              </table:table-cell>
              <table:table-cell office:value-type="float" office:value="0.000125115">
                <text:p>0.000125115</text:p>
              </table:table-cell>
              <table:table-cell office:value-type="float" office:value="0.000330395">
                <text:p>0.000330395</text:p>
              </table:table-cell>
              <table:table-cell office:value-type="float" office:value="0.000207759">
                <text:p>0.000207759</text:p>
              </table:table-cell>
              <table:table-cell office:value-type="float" office:value="0.000851161">
                <text:p>0.000851161</text:p>
              </table:table-cell>
              <table:table-cell office:value-type="float" office:value="-0.000686995">
                <text:p>-0.000686995</text:p>
              </table:table-cell>
              <table:table-cell office:value-type="float" office:value="0.000127192">
                <text:p>0.000127192</text:p>
              </table:table-cell>
              <table:table-cell office:value-type="float" office:value="-0.0000139703">
                <text:p>-0.0000139703</text:p>
              </table:table-cell>
              <table:table-cell office:value-type="float" office:value="-0.000611169">
                <text:p>-0.000611169</text:p>
              </table:table-cell>
              <table:table-cell office:value-type="float" office:value="-0.0000511849">
                <text:p>-0.0000511849</text:p>
              </table:table-cell>
              <table:table-cell office:value-type="float" office:value="0.000380541">
                <text:p>0.000380541</text:p>
              </table:table-cell>
              <table:table-cell office:value-type="float" office:value="0.0000391279">
                <text:p>0.0000391279</text:p>
              </table:table-cell>
              <table:table-cell office:value-type="float" office:value="-0.000069857">
                <text:p>-0.000069857</text:p>
              </table:table-cell>
              <table:table-cell office:value-type="float" office:value="-0.000136225">
                <text:p>-0.000136225</text:p>
              </table:table-cell>
              <table:table-cell office:value-type="float" office:value="0.000523689">
                <text:p>0.000523689</text:p>
              </table:table-cell>
              <table:table-cell office:value-type="float" office:value="-0.000820169">
                <text:p>-0.000820169</text:p>
              </table:table-cell>
              <table:table-cell office:value-type="float" office:value="0.000285314">
                <text:p>0.000285314</text:p>
              </table:table-cell>
              <table:table-cell office:value-type="float" office:value="0.000370793">
                <text:p>0.000370793</text:p>
              </table:table-cell>
              <table:table-cell office:value-type="float" office:value="-0.000647994">
                <text:p>-0.000647994</text:p>
              </table:table-cell>
              <table:table-cell office:value-type="float" office:value="0.0000635989">
                <text:p>0.0000635989</text:p>
              </table:table-cell>
              <table:table-cell office:value-type="float" office:value="0.0000989419">
                <text:p>0.0000989419</text:p>
              </table:table-cell>
              <table:table-cell office:value-type="float" office:value="-0.000268661">
                <text:p>-0.000268661</text:p>
              </table:table-cell>
              <table:table-cell office:value-type="float" office:value="-0.000177001">
                <text:p>-0.000177001</text:p>
              </table:table-cell>
              <table:table-cell office:value-type="float" office:value="-0.0000841615">
                <text:p>-0.0000841615</text:p>
              </table:table-cell>
              <table:table-cell office:value-type="float" office:value="0.000465343">
                <text:p>0.000465343</text:p>
              </table:table-cell>
              <table:table-cell office:value-type="float" office:value="-0.00037048">
                <text:p>-0.00037048</text:p>
              </table:table-cell>
              <table:table-cell office:value-type="float" office:value="0.000120175">
                <text:p>0.000120175</text:p>
              </table:table-cell>
              <table:table-cell office:value-type="float" office:value="0.000450075">
                <text:p>0.000450075</text:p>
              </table:table-cell>
              <table:table-cell office:value-type="float" office:value="-0.0000807831">
                <text:p>-0.0000807831</text:p>
              </table:table-cell>
              <table:table-cell office:value-type="float" office:value="0.000436441">
                <text:p>0.000436441</text:p>
              </table:table-cell>
              <table:table-cell office:value-type="float" office:value="0.00025913">
                <text:p>0.00025913</text:p>
              </table:table-cell>
              <table:table-cell office:value-type="float" office:value="-0.000357733">
                <text:p>-0.000357733</text:p>
              </table:table-cell>
              <table:table-cell office:value-type="float" office:value="-0.000086761">
                <text:p>-0.000086761</text:p>
              </table:table-cell>
              <table:table-cell office:value-type="float" office:value="-0.000423316">
                <text:p>-0.000423316</text:p>
              </table:table-cell>
              <table:table-cell office:value-type="float" office:value="0.0000657053">
                <text:p>0.0000657053</text:p>
              </table:table-cell>
              <table:table-cell office:value-type="float" office:value="0.0000138267">
                <text:p>0.0000138267</text:p>
              </table:table-cell>
              <table:table-cell office:value-type="float" office:value="0.0000430636">
                <text:p>0.0000430636</text:p>
              </table:table-cell>
              <table:table-cell office:value-type="float" office:value="0.000532066">
                <text:p>0.000532066</text:p>
              </table:table-cell>
              <table:table-cell office:value-type="float" office:value="0.000140547">
                <text:p>0.000140547</text:p>
              </table:table-cell>
              <table:table-cell office:value-type="float" office:value="0.0000855615">
                <text:p>0.0000855615</text:p>
              </table:table-cell>
              <table:table-cell office:value-type="float" office:value="-0.000181748">
                <text:p>-0.000181748</text:p>
              </table:table-cell>
              <table:table-cell office:value-type="float" office:value="-0.000221046">
                <text:p>-0.000221046</text:p>
              </table:table-cell>
              <table:table-cell office:value-type="float" office:value="-0.000111654">
                <text:p>-0.000111654</text:p>
              </table:table-cell>
              <table:table-cell office:value-type="float" office:value="0.000081052">
                <text:p>0.000081052</text:p>
              </table:table-cell>
              <table:table-cell office:value-type="float" office:value="-0.000191563">
                <text:p>-0.000191563</text:p>
              </table:table-cell>
              <table:table-cell office:value-type="float" office:value="0.0000183314">
                <text:p>0.0000183314</text:p>
              </table:table-cell>
              <table:table-cell office:value-type="float" office:value="-0.000491718">
                <text:p>-0.000491718</text:p>
              </table:table-cell>
              <table:table-cell office:value-type="float" office:value="0.0000972911">
                <text:p>0.0000972911</text:p>
              </table:table-cell>
              <table:table-cell office:value-type="float" office:value="-0.0000455597">
                <text:p>-0.0000455597</text:p>
              </table:table-cell>
              <table:table-cell office:value-type="float" office:value="-0.000221373">
                <text:p>-0.000221373</text:p>
              </table:table-cell>
              <table:table-cell office:value-type="float" office:value="0.0000249257">
                <text:p>0.0000249257</text:p>
              </table:table-cell>
              <table:table-cell office:value-type="float" office:value="0.000185133">
                <text:p>0.000185133</text:p>
              </table:table-cell>
              <table:table-cell office:value-type="float" office:value="-0.000131735">
                <text:p>-0.000131735</text:p>
              </table:table-cell>
              <table:table-cell office:value-type="float" office:value="0.000299019">
                <text:p>0.000299019</text:p>
              </table:table-cell>
              <table:table-cell office:value-type="float" office:value="-0.0000278752">
                <text:p>-0.0000278752</text:p>
              </table:table-cell>
              <table:table-cell office:value-type="float" office:value="0.000112464">
                <text:p>0.000112464</text:p>
              </table:table-cell>
              <table:table-cell office:value-type="float" office:value="2.06113E-017">
                <text:p>2.06113E-017</text:p>
              </table:table-cell>
              <table:table-cell office:value-type="float" office:value="1.63174E-017">
                <text:p>1.63174E-017</text:p>
              </table:table-cell>
              <table:table-cell office:value-type="float" office:value="1.28508E-017">
                <text:p>1.28508E-017</text:p>
              </table:table-cell>
              <table:table-cell office:value-type="float" office:value="1.28508E-017">
                <text:p>1.28508E-01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000000245695">
                <text:p>0.00000000245695</text:p>
                <draw:g>
                  <svg:desc>korteweg2.B20:korteweg2.KQ20</svg:desc>
                </draw:g>
              </table:table-cell>
              <table:table-cell office:value-type="float" office:value="0.00000000392267">
                <text:p>0.00000000392267</text:p>
              </table:table-cell>
              <table:table-cell office:value-type="float" office:value="0.00000000630022">
                <text:p>0.00000000630022</text:p>
              </table:table-cell>
              <table:table-cell office:value-type="float" office:value="0.0000049708">
                <text:p>0.0000049708</text:p>
              </table:table-cell>
              <table:table-cell office:value-type="float" office:value="-0.000256102">
                <text:p>-0.000256102</text:p>
              </table:table-cell>
              <table:table-cell office:value-type="float" office:value="-0.000254389">
                <text:p>-0.000254389</text:p>
              </table:table-cell>
              <table:table-cell office:value-type="float" office:value="-0.00000287299">
                <text:p>-0.00000287299</text:p>
              </table:table-cell>
              <table:table-cell office:value-type="float" office:value="-0.000355857">
                <text:p>-0.000355857</text:p>
              </table:table-cell>
              <table:table-cell office:value-type="float" office:value="-0.000189358">
                <text:p>-0.000189358</text:p>
              </table:table-cell>
              <table:table-cell office:value-type="float" office:value="0.000115987">
                <text:p>0.000115987</text:p>
              </table:table-cell>
              <table:table-cell office:value-type="float" office:value="-0.0000604285">
                <text:p>-0.0000604285</text:p>
              </table:table-cell>
              <table:table-cell office:value-type="float" office:value="0.000114833">
                <text:p>0.000114833</text:p>
              </table:table-cell>
              <table:table-cell office:value-type="float" office:value="0.000287711">
                <text:p>0.000287711</text:p>
              </table:table-cell>
              <table:table-cell office:value-type="float" office:value="0.000351278">
                <text:p>0.000351278</text:p>
              </table:table-cell>
              <table:table-cell office:value-type="float" office:value="-0.000111595">
                <text:p>-0.000111595</text:p>
              </table:table-cell>
              <table:table-cell office:value-type="float" office:value="-0.00017334">
                <text:p>-0.00017334</text:p>
              </table:table-cell>
              <table:table-cell office:value-type="float" office:value="0.00000939415">
                <text:p>0.00000939415</text:p>
              </table:table-cell>
              <table:table-cell office:value-type="float" office:value="-0.000200105">
                <text:p>-0.000200105</text:p>
              </table:table-cell>
              <table:table-cell office:value-type="float" office:value="0.000130543">
                <text:p>0.000130543</text:p>
              </table:table-cell>
              <table:table-cell office:value-type="float" office:value="0.000121976">
                <text:p>0.000121976</text:p>
              </table:table-cell>
              <table:table-cell office:value-type="float" office:value="0.000386887">
                <text:p>0.000386887</text:p>
              </table:table-cell>
              <table:table-cell office:value-type="float" office:value="-0.0000699429">
                <text:p>-0.0000699429</text:p>
              </table:table-cell>
              <table:table-cell office:value-type="float" office:value="-0.000517934">
                <text:p>-0.000517934</text:p>
              </table:table-cell>
              <table:table-cell office:value-type="float" office:value="0.000144214">
                <text:p>0.000144214</text:p>
              </table:table-cell>
              <table:table-cell office:value-type="float" office:value="-0.000106537">
                <text:p>-0.000106537</text:p>
              </table:table-cell>
              <table:table-cell office:value-type="float" office:value="-0.000377057">
                <text:p>-0.000377057</text:p>
              </table:table-cell>
              <table:table-cell office:value-type="float" office:value="0.000524225">
                <text:p>0.000524225</text:p>
              </table:table-cell>
              <table:table-cell office:value-type="float" office:value="0.000210848">
                <text:p>0.000210848</text:p>
              </table:table-cell>
              <table:table-cell office:value-type="float" office:value="0.000125377">
                <text:p>0.000125377</text:p>
              </table:table-cell>
              <table:table-cell office:value-type="float" office:value="0.00014416">
                <text:p>0.00014416</text:p>
              </table:table-cell>
              <table:table-cell office:value-type="float" office:value="0.000396392">
                <text:p>0.000396392</text:p>
              </table:table-cell>
              <table:table-cell office:value-type="float" office:value="-0.0000206012">
                <text:p>-0.0000206012</text:p>
              </table:table-cell>
              <table:table-cell office:value-type="float" office:value="-0.0000341402">
                <text:p>-0.0000341402</text:p>
              </table:table-cell>
              <table:table-cell office:value-type="float" office:value="-0.000150286">
                <text:p>-0.000150286</text:p>
              </table:table-cell>
              <table:table-cell office:value-type="float" office:value="-0.000102215">
                <text:p>-0.000102215</text:p>
              </table:table-cell>
              <table:table-cell office:value-type="float" office:value="-0.0000623198">
                <text:p>-0.0000623198</text:p>
              </table:table-cell>
              <table:table-cell office:value-type="float" office:value="-0.000352573">
                <text:p>-0.000352573</text:p>
              </table:table-cell>
              <table:table-cell office:value-type="float" office:value="0.000218808">
                <text:p>0.000218808</text:p>
              </table:table-cell>
              <table:table-cell office:value-type="float" office:value="0.000182239">
                <text:p>0.000182239</text:p>
              </table:table-cell>
              <table:table-cell office:value-type="float" office:value="-0.000381056">
                <text:p>-0.000381056</text:p>
              </table:table-cell>
              <table:table-cell office:value-type="float" office:value="0.000389099">
                <text:p>0.000389099</text:p>
              </table:table-cell>
              <table:table-cell office:value-type="float" office:value="0.00034409">
                <text:p>0.00034409</text:p>
              </table:table-cell>
              <table:table-cell office:value-type="float" office:value="-0.000058009">
                <text:p>-0.000058009</text:p>
              </table:table-cell>
              <table:table-cell office:value-type="float" office:value="0.000305456">
                <text:p>0.000305456</text:p>
              </table:table-cell>
              <table:table-cell office:value-type="float" office:value="0.0000195622">
                <text:p>0.0000195622</text:p>
              </table:table-cell>
              <table:table-cell office:value-type="float" office:value="-0.000192657">
                <text:p>-0.000192657</text:p>
              </table:table-cell>
              <table:table-cell office:value-type="float" office:value="-0.000344419">
                <text:p>-0.000344419</text:p>
              </table:table-cell>
              <table:table-cell office:value-type="float" office:value="0.000131126">
                <text:p>0.000131126</text:p>
              </table:table-cell>
              <table:table-cell office:value-type="float" office:value="-0.000104636">
                <text:p>-0.000104636</text:p>
              </table:table-cell>
              <table:table-cell office:value-type="float" office:value="0.000364944">
                <text:p>0.000364944</text:p>
              </table:table-cell>
              <table:table-cell office:value-type="float" office:value="-0.0000961916">
                <text:p>-0.0000961916</text:p>
              </table:table-cell>
              <table:table-cell office:value-type="float" office:value="-0.0000092518">
                <text:p>-0.0000092518</text:p>
              </table:table-cell>
              <table:table-cell office:value-type="float" office:value="-0.0000627051">
                <text:p>-0.0000627051</text:p>
              </table:table-cell>
              <table:table-cell office:value-type="float" office:value="-0.000410394">
                <text:p>-0.000410394</text:p>
              </table:table-cell>
              <table:table-cell office:value-type="float" office:value="-0.000225246">
                <text:p>-0.000225246</text:p>
              </table:table-cell>
              <table:table-cell office:value-type="float" office:value="0.000466414">
                <text:p>0.000466414</text:p>
              </table:table-cell>
              <table:table-cell office:value-type="float" office:value="-0.000367239">
                <text:p>-0.000367239</text:p>
              </table:table-cell>
              <table:table-cell office:value-type="float" office:value="0.000517689">
                <text:p>0.000517689</text:p>
              </table:table-cell>
              <table:table-cell office:value-type="float" office:value="0.000245654">
                <text:p>0.000245654</text:p>
              </table:table-cell>
              <table:table-cell office:value-type="float" office:value="0.0000662991">
                <text:p>0.0000662991</text:p>
              </table:table-cell>
              <table:table-cell office:value-type="float" office:value="0.000122448">
                <text:p>0.000122448</text:p>
              </table:table-cell>
              <table:table-cell office:value-type="float" office:value="0.000189145">
                <text:p>0.000189145</text:p>
              </table:table-cell>
              <table:table-cell office:value-type="float" office:value="-0.000357494">
                <text:p>-0.000357494</text:p>
              </table:table-cell>
              <table:table-cell office:value-type="float" office:value="-0.000150629">
                <text:p>-0.000150629</text:p>
              </table:table-cell>
              <table:table-cell office:value-type="float" office:value="-0.00025158">
                <text:p>-0.00025158</text:p>
              </table:table-cell>
              <table:table-cell office:value-type="float" office:value="-0.0000410796">
                <text:p>-0.0000410796</text:p>
              </table:table-cell>
              <table:table-cell office:value-type="float" office:value="-0.000181979">
                <text:p>-0.000181979</text:p>
              </table:table-cell>
              <table:table-cell office:value-type="float" office:value="0.00020101">
                <text:p>0.00020101</text:p>
              </table:table-cell>
              <table:table-cell office:value-type="float" office:value="-0.0000868794">
                <text:p>-0.0000868794</text:p>
              </table:table-cell>
              <table:table-cell office:value-type="float" office:value="0.000153698">
                <text:p>0.000153698</text:p>
              </table:table-cell>
              <table:table-cell office:value-type="float" office:value="-0.000121624">
                <text:p>-0.000121624</text:p>
              </table:table-cell>
              <table:table-cell office:value-type="float" office:value="0.000110197">
                <text:p>0.000110197</text:p>
              </table:table-cell>
              <table:table-cell office:value-type="float" office:value="0.000483189">
                <text:p>0.000483189</text:p>
              </table:table-cell>
              <table:table-cell office:value-type="float" office:value="-0.000097994">
                <text:p>-0.000097994</text:p>
              </table:table-cell>
              <table:table-cell office:value-type="float" office:value="0.00000327168">
                <text:p>0.00000327168</text:p>
              </table:table-cell>
              <table:table-cell office:value-type="float" office:value="0.00025555">
                <text:p>0.00025555</text:p>
              </table:table-cell>
              <table:table-cell office:value-type="float" office:value="-0.000625095">
                <text:p>-0.000625095</text:p>
              </table:table-cell>
              <table:table-cell office:value-type="float" office:value="-0.0000341028">
                <text:p>-0.0000341028</text:p>
              </table:table-cell>
              <table:table-cell office:value-type="float" office:value="0.000114574">
                <text:p>0.000114574</text:p>
              </table:table-cell>
              <table:table-cell office:value-type="float" office:value="0.000116912">
                <text:p>0.000116912</text:p>
              </table:table-cell>
              <table:table-cell office:value-type="float" office:value="0.0000766976">
                <text:p>0.0000766976</text:p>
              </table:table-cell>
              <table:table-cell office:value-type="float" office:value="0.0000667129">
                <text:p>0.0000667129</text:p>
              </table:table-cell>
              <table:table-cell office:value-type="float" office:value="-0.000108951">
                <text:p>-0.000108951</text:p>
              </table:table-cell>
              <table:table-cell office:value-type="float" office:value="-0.000370812">
                <text:p>-0.000370812</text:p>
              </table:table-cell>
              <table:table-cell office:value-type="float" office:value="-0.000179064">
                <text:p>-0.000179064</text:p>
              </table:table-cell>
              <table:table-cell office:value-type="float" office:value="-0.0000935265">
                <text:p>-0.0000935265</text:p>
              </table:table-cell>
              <table:table-cell office:value-type="float" office:value="0.00000605723">
                <text:p>0.00000605723</text:p>
              </table:table-cell>
              <table:table-cell office:value-type="float" office:value="0.000351937">
                <text:p>0.000351937</text:p>
              </table:table-cell>
              <table:table-cell office:value-type="float" office:value="-0.0000790849">
                <text:p>-0.0000790849</text:p>
              </table:table-cell>
              <table:table-cell office:value-type="float" office:value="0.00055368">
                <text:p>0.00055368</text:p>
              </table:table-cell>
              <table:table-cell office:value-type="float" office:value="0.000136012">
                <text:p>0.000136012</text:p>
              </table:table-cell>
              <table:table-cell office:value-type="float" office:value="-0.000103786">
                <text:p>-0.000103786</text:p>
              </table:table-cell>
              <table:table-cell office:value-type="float" office:value="0.00019285">
                <text:p>0.00019285</text:p>
              </table:table-cell>
              <table:table-cell office:value-type="float" office:value="-0.000289555">
                <text:p>-0.000289555</text:p>
              </table:table-cell>
              <table:table-cell office:value-type="float" office:value="-0.000256604">
                <text:p>-0.000256604</text:p>
              </table:table-cell>
              <table:table-cell office:value-type="float" office:value="-0.000123818">
                <text:p>-0.000123818</text:p>
              </table:table-cell>
              <table:table-cell office:value-type="float" office:value="-0.000157419">
                <text:p>-0.000157419</text:p>
              </table:table-cell>
              <table:table-cell office:value-type="float" office:value="0.000110546">
                <text:p>0.000110546</text:p>
              </table:table-cell>
              <table:table-cell office:value-type="float" office:value="0.00000577974">
                <text:p>0.00000577974</text:p>
              </table:table-cell>
              <table:table-cell office:value-type="float" office:value="-0.000100646">
                <text:p>-0.000100646</text:p>
              </table:table-cell>
              <table:table-cell office:value-type="float" office:value="-0.00000103735">
                <text:p>-0.00000103735</text:p>
              </table:table-cell>
              <table:table-cell office:value-type="float" office:value="0.0000896347">
                <text:p>0.0000896347</text:p>
              </table:table-cell>
              <table:table-cell office:value-type="float" office:value="-0.0000540386">
                <text:p>-0.0000540386</text:p>
              </table:table-cell>
              <table:table-cell office:value-type="float" office:value="0.000200816">
                <text:p>0.000200816</text:p>
              </table:table-cell>
              <table:table-cell office:value-type="float" office:value="0.00044527">
                <text:p>0.00044527</text:p>
              </table:table-cell>
              <table:table-cell office:value-type="float" office:value="-0.00032808">
                <text:p>-0.00032808</text:p>
              </table:table-cell>
              <table:table-cell office:value-type="float" office:value="0.000135511">
                <text:p>0.000135511</text:p>
              </table:table-cell>
              <table:table-cell office:value-type="float" office:value="-0.000095436">
                <text:p>-0.000095436</text:p>
              </table:table-cell>
              <table:table-cell office:value-type="float" office:value="-0.000232409">
                <text:p>-0.000232409</text:p>
              </table:table-cell>
              <table:table-cell office:value-type="float" office:value="0.00018973">
                <text:p>0.00018973</text:p>
              </table:table-cell>
              <table:table-cell office:value-type="float" office:value="0.000361377">
                <text:p>0.000361377</text:p>
              </table:table-cell>
              <table:table-cell office:value-type="float" office:value="-0.0000901596">
                <text:p>-0.0000901596</text:p>
              </table:table-cell>
              <table:table-cell office:value-type="float" office:value="0.00025393">
                <text:p>0.00025393</text:p>
              </table:table-cell>
              <table:table-cell office:value-type="float" office:value="-0.000151334">
                <text:p>-0.000151334</text:p>
              </table:table-cell>
              <table:table-cell office:value-type="float" office:value="-0.000317245">
                <text:p>-0.000317245</text:p>
              </table:table-cell>
              <table:table-cell office:value-type="float" office:value="-0.000178602">
                <text:p>-0.000178602</text:p>
              </table:table-cell>
              <table:table-cell office:value-type="float" office:value="-0.0000464621">
                <text:p>-0.0000464621</text:p>
              </table:table-cell>
              <table:table-cell office:value-type="float" office:value="-0.000145957">
                <text:p>-0.000145957</text:p>
              </table:table-cell>
              <table:table-cell office:value-type="float" office:value="0.00031242">
                <text:p>0.00031242</text:p>
              </table:table-cell>
              <table:table-cell office:value-type="float" office:value="0.000096239">
                <text:p>0.000096239</text:p>
              </table:table-cell>
              <table:table-cell office:value-type="float" office:value="0.000563888">
                <text:p>0.000563888</text:p>
              </table:table-cell>
              <table:table-cell office:value-type="float" office:value="0.000501753">
                <text:p>0.000501753</text:p>
              </table:table-cell>
              <table:table-cell office:value-type="float" office:value="0.000271833">
                <text:p>0.000271833</text:p>
              </table:table-cell>
              <table:table-cell office:value-type="float" office:value="0.00069934">
                <text:p>0.00069934</text:p>
              </table:table-cell>
              <table:table-cell office:value-type="float" office:value="0.000327572">
                <text:p>0.000327572</text:p>
              </table:table-cell>
              <table:table-cell office:value-type="float" office:value="0.0000660545">
                <text:p>0.0000660545</text:p>
              </table:table-cell>
              <table:table-cell office:value-type="float" office:value="0.000728991">
                <text:p>0.000728991</text:p>
              </table:table-cell>
              <table:table-cell office:value-type="float" office:value="0.0009007">
                <text:p>0.0009007</text:p>
              </table:table-cell>
              <table:table-cell office:value-type="float" office:value="0.000795947">
                <text:p>0.000795947</text:p>
              </table:table-cell>
              <table:table-cell office:value-type="float" office:value="0.0015353">
                <text:p>0.0015353</text:p>
              </table:table-cell>
              <table:table-cell office:value-type="float" office:value="0.00188433">
                <text:p>0.00188433</text:p>
              </table:table-cell>
              <table:table-cell office:value-type="float" office:value="0.00188601">
                <text:p>0.00188601</text:p>
              </table:table-cell>
              <table:table-cell office:value-type="float" office:value="0.00245631">
                <text:p>0.00245631</text:p>
              </table:table-cell>
              <table:table-cell office:value-type="float" office:value="0.00368409">
                <text:p>0.00368409</text:p>
              </table:table-cell>
              <table:table-cell office:value-type="float" office:value="0.00430447">
                <text:p>0.00430447</text:p>
              </table:table-cell>
              <table:table-cell office:value-type="float" office:value="0.00570526">
                <text:p>0.00570526</text:p>
              </table:table-cell>
              <table:table-cell office:value-type="float" office:value="0.00698344">
                <text:p>0.00698344</text:p>
              </table:table-cell>
              <table:table-cell office:value-type="float" office:value="0.0089302">
                <text:p>0.0089302</text:p>
              </table:table-cell>
              <table:table-cell office:value-type="float" office:value="0.0109813">
                <text:p>0.0109813</text:p>
              </table:table-cell>
              <table:table-cell office:value-type="float" office:value="0.013584">
                <text:p>0.013584</text:p>
              </table:table-cell>
              <table:table-cell office:value-type="float" office:value="0.017772">
                <text:p>0.017772</text:p>
              </table:table-cell>
              <table:table-cell office:value-type="float" office:value="0.0223126">
                <text:p>0.0223126</text:p>
              </table:table-cell>
              <table:table-cell office:value-type="float" office:value="0.0273859">
                <text:p>0.0273859</text:p>
              </table:table-cell>
              <table:table-cell office:value-type="float" office:value="0.0347036">
                <text:p>0.0347036</text:p>
              </table:table-cell>
              <table:table-cell office:value-type="float" office:value="0.0426705">
                <text:p>0.0426705</text:p>
              </table:table-cell>
              <table:table-cell office:value-type="float" office:value="0.0523754">
                <text:p>0.0523754</text:p>
              </table:table-cell>
              <table:table-cell office:value-type="float" office:value="0.0643469">
                <text:p>0.0643469</text:p>
              </table:table-cell>
              <table:table-cell office:value-type="float" office:value="0.0787283">
                <text:p>0.0787283</text:p>
              </table:table-cell>
              <table:table-cell office:value-type="float" office:value="0.0952228">
                <text:p>0.0952228</text:p>
              </table:table-cell>
              <table:table-cell office:value-type="float" office:value="0.113886">
                <text:p>0.113886</text:p>
              </table:table-cell>
              <table:table-cell office:value-type="float" office:value="0.135273">
                <text:p>0.135273</text:p>
              </table:table-cell>
              <table:table-cell office:value-type="float" office:value="0.157411">
                <text:p>0.157411</text:p>
              </table:table-cell>
              <table:table-cell office:value-type="float" office:value="0.180165">
                <text:p>0.180165</text:p>
              </table:table-cell>
              <table:table-cell office:value-type="float" office:value="0.202556">
                <text:p>0.202556</text:p>
              </table:table-cell>
              <table:table-cell office:value-type="float" office:value="0.222157">
                <text:p>0.222157</text:p>
              </table:table-cell>
              <table:table-cell office:value-type="float" office:value="0.23774">
                <text:p>0.23774</text:p>
              </table:table-cell>
              <table:table-cell office:value-type="float" office:value="0.248157">
                <text:p>0.248157</text:p>
              </table:table-cell>
              <table:table-cell office:value-type="float" office:value="0.2527">
                <text:p>0.2527</text:p>
              </table:table-cell>
              <table:table-cell office:value-type="float" office:value="0.250323">
                <text:p>0.250323</text:p>
              </table:table-cell>
              <table:table-cell office:value-type="float" office:value="0.241773">
                <text:p>0.241773</text:p>
              </table:table-cell>
              <table:table-cell office:value-type="float" office:value="0.228998">
                <text:p>0.228998</text:p>
              </table:table-cell>
              <table:table-cell office:value-type="float" office:value="0.212335">
                <text:p>0.212335</text:p>
              </table:table-cell>
              <table:table-cell office:value-type="float" office:value="0.194909">
                <text:p>0.194909</text:p>
              </table:table-cell>
              <table:table-cell office:value-type="float" office:value="0.17951">
                <text:p>0.17951</text:p>
              </table:table-cell>
              <table:table-cell office:value-type="float" office:value="0.167561">
                <text:p>0.167561</text:p>
              </table:table-cell>
              <table:table-cell office:value-type="float" office:value="0.162571">
                <text:p>0.162571</text:p>
              </table:table-cell>
              <table:table-cell office:value-type="float" office:value="0.167935">
                <text:p>0.167935</text:p>
              </table:table-cell>
              <table:table-cell office:value-type="float" office:value="0.187408">
                <text:p>0.187408</text:p>
              </table:table-cell>
              <table:table-cell office:value-type="float" office:value="0.225573">
                <text:p>0.225573</text:p>
              </table:table-cell>
              <table:table-cell office:value-type="float" office:value="0.289869">
                <text:p>0.289869</text:p>
              </table:table-cell>
              <table:table-cell office:value-type="float" office:value="0.385586">
                <text:p>0.385586</text:p>
              </table:table-cell>
              <table:table-cell office:value-type="float" office:value="0.51318">
                <text:p>0.51318</text:p>
              </table:table-cell>
              <table:table-cell office:value-type="float" office:value="0.664789">
                <text:p>0.664789</text:p>
              </table:table-cell>
              <table:table-cell office:value-type="float" office:value="0.816271">
                <text:p>0.816271</text:p>
              </table:table-cell>
              <table:table-cell office:value-type="float" office:value="0.926927">
                <text:p>0.926927</text:p>
              </table:table-cell>
              <table:table-cell office:value-type="float" office:value="0.958052">
                <text:p>0.958052</text:p>
              </table:table-cell>
              <table:table-cell office:value-type="float" office:value="0.896864">
                <text:p>0.896864</text:p>
              </table:table-cell>
              <table:table-cell office:value-type="float" office:value="0.763937">
                <text:p>0.763937</text:p>
              </table:table-cell>
              <table:table-cell office:value-type="float" office:value="0.601333">
                <text:p>0.601333</text:p>
              </table:table-cell>
              <table:table-cell office:value-type="float" office:value="0.446634">
                <text:p>0.446634</text:p>
              </table:table-cell>
              <table:table-cell office:value-type="float" office:value="0.316563">
                <text:p>0.316563</text:p>
              </table:table-cell>
              <table:table-cell office:value-type="float" office:value="0.217715">
                <text:p>0.217715</text:p>
              </table:table-cell>
              <table:table-cell office:value-type="float" office:value="0.148009">
                <text:p>0.148009</text:p>
              </table:table-cell>
              <table:table-cell office:value-type="float" office:value="0.098969">
                <text:p>0.098969</text:p>
              </table:table-cell>
              <table:table-cell office:value-type="float" office:value="0.0661182">
                <text:p>0.0661182</text:p>
              </table:table-cell>
              <table:table-cell office:value-type="float" office:value="0.0440208">
                <text:p>0.0440208</text:p>
              </table:table-cell>
              <table:table-cell office:value-type="float" office:value="0.0300677">
                <text:p>0.0300677</text:p>
              </table:table-cell>
              <table:table-cell office:value-type="float" office:value="0.0201817">
                <text:p>0.0201817</text:p>
              </table:table-cell>
              <table:table-cell office:value-type="float" office:value="0.0138925">
                <text:p>0.0138925</text:p>
              </table:table-cell>
              <table:table-cell office:value-type="float" office:value="0.0106531">
                <text:p>0.0106531</text:p>
              </table:table-cell>
              <table:table-cell office:value-type="float" office:value="0.00675313">
                <text:p>0.00675313</text:p>
              </table:table-cell>
              <table:table-cell office:value-type="float" office:value="0.00476429">
                <text:p>0.00476429</text:p>
              </table:table-cell>
              <table:table-cell office:value-type="float" office:value="0.00389995">
                <text:p>0.00389995</text:p>
              </table:table-cell>
              <table:table-cell office:value-type="float" office:value="0.00237088">
                <text:p>0.00237088</text:p>
              </table:table-cell>
              <table:table-cell office:value-type="float" office:value="0.00172719">
                <text:p>0.00172719</text:p>
              </table:table-cell>
              <table:table-cell office:value-type="float" office:value="0.00143007">
                <text:p>0.00143007</text:p>
              </table:table-cell>
              <table:table-cell office:value-type="float" office:value="0.00144465">
                <text:p>0.00144465</text:p>
              </table:table-cell>
              <table:table-cell office:value-type="float" office:value="0.000895218">
                <text:p>0.000895218</text:p>
              </table:table-cell>
              <table:table-cell office:value-type="float" office:value="0.000534881">
                <text:p>0.000534881</text:p>
              </table:table-cell>
              <table:table-cell office:value-type="float" office:value="0.00108374">
                <text:p>0.00108374</text:p>
              </table:table-cell>
              <table:table-cell office:value-type="float" office:value="-0.000199761">
                <text:p>-0.000199761</text:p>
              </table:table-cell>
              <table:table-cell office:value-type="float" office:value="0.000475647">
                <text:p>0.000475647</text:p>
              </table:table-cell>
              <table:table-cell office:value-type="float" office:value="0.000445105">
                <text:p>0.000445105</text:p>
              </table:table-cell>
              <table:table-cell office:value-type="float" office:value="0.000300057">
                <text:p>0.000300057</text:p>
              </table:table-cell>
              <table:table-cell office:value-type="float" office:value="0.000264287">
                <text:p>0.000264287</text:p>
              </table:table-cell>
              <table:table-cell office:value-type="float" office:value="0.000158355">
                <text:p>0.000158355</text:p>
              </table:table-cell>
              <table:table-cell office:value-type="float" office:value="-0.00013483">
                <text:p>-0.00013483</text:p>
              </table:table-cell>
              <table:table-cell office:value-type="float" office:value="-0.000263196">
                <text:p>-0.000263196</text:p>
              </table:table-cell>
              <table:table-cell office:value-type="float" office:value="-0.000231517">
                <text:p>-0.000231517</text:p>
              </table:table-cell>
              <table:table-cell office:value-type="float" office:value="0.00023794">
                <text:p>0.00023794</text:p>
              </table:table-cell>
              <table:table-cell office:value-type="float" office:value="-0.000659241">
                <text:p>-0.000659241</text:p>
              </table:table-cell>
              <table:table-cell office:value-type="float" office:value="0.000412529">
                <text:p>0.000412529</text:p>
              </table:table-cell>
              <table:table-cell office:value-type="float" office:value="-0.000147598">
                <text:p>-0.000147598</text:p>
              </table:table-cell>
              <table:table-cell office:value-type="float" office:value="0.000292126">
                <text:p>0.000292126</text:p>
              </table:table-cell>
              <table:table-cell office:value-type="float" office:value="0.000241428">
                <text:p>0.000241428</text:p>
              </table:table-cell>
              <table:table-cell office:value-type="float" office:value="0.0000409263">
                <text:p>0.0000409263</text:p>
              </table:table-cell>
              <table:table-cell office:value-type="float" office:value="0.000233691">
                <text:p>0.000233691</text:p>
              </table:table-cell>
              <table:table-cell office:value-type="float" office:value="-0.0000504825">
                <text:p>-0.0000504825</text:p>
              </table:table-cell>
              <table:table-cell office:value-type="float" office:value="-0.0000964451">
                <text:p>-0.0000964451</text:p>
              </table:table-cell>
              <table:table-cell office:value-type="float" office:value="-0.0000799002">
                <text:p>-0.0000799002</text:p>
              </table:table-cell>
              <table:table-cell office:value-type="float" office:value="-0.000402906">
                <text:p>-0.000402906</text:p>
              </table:table-cell>
              <table:table-cell office:value-type="float" office:value="0.000384065">
                <text:p>0.000384065</text:p>
              </table:table-cell>
              <table:table-cell office:value-type="float" office:value="-0.0000849835">
                <text:p>-0.0000849835</text:p>
              </table:table-cell>
              <table:table-cell office:value-type="float" office:value="0.000620603">
                <text:p>0.000620603</text:p>
              </table:table-cell>
              <table:table-cell office:value-type="float" office:value="0.000121213">
                <text:p>0.000121213</text:p>
              </table:table-cell>
              <table:table-cell office:value-type="float" office:value="-0.000118992">
                <text:p>-0.000118992</text:p>
              </table:table-cell>
              <table:table-cell office:value-type="float" office:value="-0.00000489005">
                <text:p>-0.00000489005</text:p>
              </table:table-cell>
              <table:table-cell office:value-type="float" office:value="-0.000256668">
                <text:p>-0.000256668</text:p>
              </table:table-cell>
              <table:table-cell office:value-type="float" office:value="-0.0000173296">
                <text:p>-0.0000173296</text:p>
              </table:table-cell>
              <table:table-cell office:value-type="float" office:value="-0.0000576683">
                <text:p>-0.0000576683</text:p>
              </table:table-cell>
              <table:table-cell office:value-type="float" office:value="0.0000414298">
                <text:p>0.0000414298</text:p>
              </table:table-cell>
              <table:table-cell office:value-type="float" office:value="-0.0000979544">
                <text:p>-0.0000979544</text:p>
              </table:table-cell>
              <table:table-cell office:value-type="float" office:value="-0.000398773">
                <text:p>-0.000398773</text:p>
              </table:table-cell>
              <table:table-cell office:value-type="float" office:value="0.000197566">
                <text:p>0.000197566</text:p>
              </table:table-cell>
              <table:table-cell office:value-type="float" office:value="-0.000544613">
                <text:p>-0.000544613</text:p>
              </table:table-cell>
              <table:table-cell office:value-type="float" office:value="0.000134669">
                <text:p>0.000134669</text:p>
              </table:table-cell>
              <table:table-cell office:value-type="float" office:value="-0.0000626731">
                <text:p>-0.0000626731</text:p>
              </table:table-cell>
              <table:table-cell office:value-type="float" office:value="0.000210525">
                <text:p>0.000210525</text:p>
              </table:table-cell>
              <table:table-cell office:value-type="float" office:value="0.000466523">
                <text:p>0.000466523</text:p>
              </table:table-cell>
              <table:table-cell office:value-type="float" office:value="-0.000129858">
                <text:p>-0.000129858</text:p>
              </table:table-cell>
              <table:table-cell office:value-type="float" office:value="0.000284352">
                <text:p>0.000284352</text:p>
              </table:table-cell>
              <table:table-cell office:value-type="float" office:value="-0.000101065">
                <text:p>-0.000101065</text:p>
              </table:table-cell>
              <table:table-cell office:value-type="float" office:value="-0.000148631">
                <text:p>-0.000148631</text:p>
              </table:table-cell>
              <table:table-cell office:value-type="float" office:value="0.000217165">
                <text:p>0.000217165</text:p>
              </table:table-cell>
              <table:table-cell office:value-type="float" office:value="-0.000420483">
                <text:p>-0.000420483</text:p>
              </table:table-cell>
              <table:table-cell office:value-type="float" office:value="0.000380602">
                <text:p>0.000380602</text:p>
              </table:table-cell>
              <table:table-cell office:value-type="float" office:value="-0.000519253">
                <text:p>-0.000519253</text:p>
              </table:table-cell>
              <table:table-cell office:value-type="float" office:value="0.0000926574">
                <text:p>0.0000926574</text:p>
              </table:table-cell>
              <table:table-cell office:value-type="float" office:value="0.000864055">
                <text:p>0.000864055</text:p>
              </table:table-cell>
              <table:table-cell office:value-type="float" office:value="-0.000369155">
                <text:p>-0.000369155</text:p>
              </table:table-cell>
              <table:table-cell office:value-type="float" office:value="0.000476207">
                <text:p>0.000476207</text:p>
              </table:table-cell>
              <table:table-cell office:value-type="float" office:value="0.0000867694">
                <text:p>0.0000867694</text:p>
              </table:table-cell>
              <table:table-cell office:value-type="float" office:value="-0.00024137">
                <text:p>-0.00024137</text:p>
              </table:table-cell>
              <table:table-cell office:value-type="float" office:value="-0.000398783">
                <text:p>-0.000398783</text:p>
              </table:table-cell>
              <table:table-cell office:value-type="float" office:value="-0.000352187">
                <text:p>-0.000352187</text:p>
              </table:table-cell>
              <table:table-cell office:value-type="float" office:value="0.000458992">
                <text:p>0.000458992</text:p>
              </table:table-cell>
              <table:table-cell office:value-type="float" office:value="-0.000694865">
                <text:p>-0.000694865</text:p>
              </table:table-cell>
              <table:table-cell office:value-type="float" office:value="-0.000079712">
                <text:p>-0.000079712</text:p>
              </table:table-cell>
              <table:table-cell office:value-type="float" office:value="0.000924711">
                <text:p>0.000924711</text:p>
              </table:table-cell>
              <table:table-cell office:value-type="float" office:value="-0.000836122">
                <text:p>-0.000836122</text:p>
              </table:table-cell>
              <table:table-cell office:value-type="float" office:value="0.000128622">
                <text:p>0.000128622</text:p>
              </table:table-cell>
              <table:table-cell office:value-type="float" office:value="-0.0000898246">
                <text:p>-0.0000898246</text:p>
              </table:table-cell>
              <table:table-cell office:value-type="float" office:value="0.0000458022">
                <text:p>0.0000458022</text:p>
              </table:table-cell>
              <table:table-cell office:value-type="float" office:value="0.0000389729">
                <text:p>0.0000389729</text:p>
              </table:table-cell>
              <table:table-cell office:value-type="float" office:value="0.0000593577">
                <text:p>0.0000593577</text:p>
              </table:table-cell>
              <table:table-cell office:value-type="float" office:value="0.000708624">
                <text:p>0.000708624</text:p>
              </table:table-cell>
              <table:table-cell office:value-type="float" office:value="-0.000540657">
                <text:p>-0.000540657</text:p>
              </table:table-cell>
              <table:table-cell office:value-type="float" office:value="-0.000164477">
                <text:p>-0.000164477</text:p>
              </table:table-cell>
              <table:table-cell office:value-type="float" office:value="0.000351471">
                <text:p>0.000351471</text:p>
              </table:table-cell>
              <table:table-cell office:value-type="float" office:value="-0.000644334">
                <text:p>-0.000644334</text:p>
              </table:table-cell>
              <table:table-cell office:value-type="float" office:value="0.000375064">
                <text:p>0.000375064</text:p>
              </table:table-cell>
              <table:table-cell office:value-type="float" office:value="-0.00011644">
                <text:p>-0.00011644</text:p>
              </table:table-cell>
              <table:table-cell office:value-type="float" office:value="0.0000038119">
                <text:p>0.0000038119</text:p>
              </table:table-cell>
              <table:table-cell office:value-type="float" office:value="0.00037307">
                <text:p>0.00037307</text:p>
              </table:table-cell>
              <table:table-cell office:value-type="float" office:value="-0.0000464131">
                <text:p>-0.0000464131</text:p>
              </table:table-cell>
              <table:table-cell office:value-type="float" office:value="0.000576729">
                <text:p>0.000576729</text:p>
              </table:table-cell>
              <table:table-cell office:value-type="float" office:value="-0.0000334574">
                <text:p>-0.0000334574</text:p>
              </table:table-cell>
              <table:table-cell office:value-type="float" office:value="0.000171162">
                <text:p>0.000171162</text:p>
              </table:table-cell>
              <table:table-cell office:value-type="float" office:value="-0.0000685412">
                <text:p>-0.0000685412</text:p>
              </table:table-cell>
              <table:table-cell office:value-type="float" office:value="-0.000457209">
                <text:p>-0.000457209</text:p>
              </table:table-cell>
              <table:table-cell office:value-type="float" office:value="0.000211061">
                <text:p>0.000211061</text:p>
              </table:table-cell>
              <table:table-cell office:value-type="float" office:value="-0.000537386">
                <text:p>-0.000537386</text:p>
              </table:table-cell>
              <table:table-cell office:value-type="float" office:value="-0.000384045">
                <text:p>-0.000384045</text:p>
              </table:table-cell>
              <table:table-cell office:value-type="float" office:value="0.000482822">
                <text:p>0.000482822</text:p>
              </table:table-cell>
              <table:table-cell office:value-type="float" office:value="0.000031015">
                <text:p>0.000031015</text:p>
              </table:table-cell>
              <table:table-cell office:value-type="float" office:value="-0.0000194964">
                <text:p>-0.0000194964</text:p>
              </table:table-cell>
              <table:table-cell office:value-type="float" office:value="0.000165776">
                <text:p>0.000165776</text:p>
              </table:table-cell>
              <table:table-cell office:value-type="float" office:value="0.0000198507">
                <text:p>0.0000198507</text:p>
              </table:table-cell>
              <table:table-cell office:value-type="float" office:value="-0.000399888">
                <text:p>-0.000399888</text:p>
              </table:table-cell>
              <table:table-cell office:value-type="float" office:value="-0.000406207">
                <text:p>-0.000406207</text:p>
              </table:table-cell>
              <table:table-cell office:value-type="float" office:value="0.00049117">
                <text:p>0.00049117</text:p>
              </table:table-cell>
              <table:table-cell office:value-type="float" office:value="0.0000134607">
                <text:p>0.0000134607</text:p>
              </table:table-cell>
              <table:table-cell office:value-type="float" office:value="-0.000406759">
                <text:p>-0.000406759</text:p>
              </table:table-cell>
              <table:table-cell office:value-type="float" office:value="0.000158573">
                <text:p>0.000158573</text:p>
              </table:table-cell>
              <table:table-cell office:value-type="float" office:value="-0.0000212358">
                <text:p>-0.0000212358</text:p>
              </table:table-cell>
              <table:table-cell office:value-type="float" office:value="-0.000687073">
                <text:p>-0.000687073</text:p>
              </table:table-cell>
              <table:table-cell office:value-type="float" office:value="0.0000629557">
                <text:p>0.0000629557</text:p>
              </table:table-cell>
              <table:table-cell office:value-type="float" office:value="-0.000112816">
                <text:p>-0.000112816</text:p>
              </table:table-cell>
              <table:table-cell office:value-type="float" office:value="2.05889E-017">
                <text:p>2.05889E-017</text:p>
              </table:table-cell>
              <table:table-cell office:value-type="float" office:value="1.63303E-017">
                <text:p>1.63303E-017</text:p>
              </table:table-cell>
              <table:table-cell office:value-type="float" office:value="1.2824E-017">
                <text:p>1.2824E-017</text:p>
              </table:table-cell>
              <table:table-cell office:value-type="float" office:value="1.2824E-017">
                <text:p>1.2824E-01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000000246171">
                <text:p>0.00000000246171</text:p>
                <draw:g>
                  <svg:desc>korteweg2.B21:korteweg2.KQ21</svg:desc>
                </draw:g>
              </table:table-cell>
              <table:table-cell office:value-type="float" office:value="0.00000000391977">
                <text:p>0.00000000391977</text:p>
              </table:table-cell>
              <table:table-cell office:value-type="float" office:value="0.00000000630667">
                <text:p>0.00000000630667</text:p>
              </table:table-cell>
              <table:table-cell office:value-type="float" office:value="-0.000254406">
                <text:p>-0.000254406</text:p>
              </table:table-cell>
              <table:table-cell office:value-type="float" office:value="-0.0000299427">
                <text:p>-0.0000299427</text:p>
              </table:table-cell>
              <table:table-cell office:value-type="float" office:value="-0.0000119341">
                <text:p>-0.0000119341</text:p>
              </table:table-cell>
              <table:table-cell office:value-type="float" office:value="-0.000203677">
                <text:p>-0.000203677</text:p>
              </table:table-cell>
              <table:table-cell office:value-type="float" office:value="0.0000480696">
                <text:p>0.0000480696</text:p>
              </table:table-cell>
              <table:table-cell office:value-type="float" office:value="0.000132976">
                <text:p>0.000132976</text:p>
              </table:table-cell>
              <table:table-cell office:value-type="float" office:value="0.000161815">
                <text:p>0.000161815</text:p>
              </table:table-cell>
              <table:table-cell office:value-type="float" office:value="0.000355018">
                <text:p>0.000355018</text:p>
              </table:table-cell>
              <table:table-cell office:value-type="float" office:value="0.000190784">
                <text:p>0.000190784</text:p>
              </table:table-cell>
              <table:table-cell office:value-type="float" office:value="0.000268215">
                <text:p>0.000268215</text:p>
              </table:table-cell>
              <table:table-cell office:value-type="float" office:value="-0.000374488">
                <text:p>-0.000374488</text:p>
              </table:table-cell>
              <table:table-cell office:value-type="float" office:value="-0.000244665">
                <text:p>-0.000244665</text:p>
              </table:table-cell>
              <table:table-cell office:value-type="float" office:value="-0.000312946">
                <text:p>-0.000312946</text:p>
              </table:table-cell>
              <table:table-cell office:value-type="float" office:value="-0.000365144">
                <text:p>-0.000365144</text:p>
              </table:table-cell>
              <table:table-cell office:value-type="float" office:value="0.000311498">
                <text:p>0.000311498</text:p>
              </table:table-cell>
              <table:table-cell office:value-type="float" office:value="0.0000547323">
                <text:p>0.0000547323</text:p>
              </table:table-cell>
              <table:table-cell office:value-type="float" office:value="0.000202028">
                <text:p>0.000202028</text:p>
              </table:table-cell>
              <table:table-cell office:value-type="float" office:value="0.000271573">
                <text:p>0.000271573</text:p>
              </table:table-cell>
              <table:table-cell office:value-type="float" office:value="-0.000174757">
                <text:p>-0.000174757</text:p>
              </table:table-cell>
              <table:table-cell office:value-type="float" office:value="0.0000373116">
                <text:p>0.0000373116</text:p>
              </table:table-cell>
              <table:table-cell office:value-type="float" office:value="0.000148098">
                <text:p>0.000148098</text:p>
              </table:table-cell>
              <table:table-cell office:value-type="float" office:value="0.0000251344">
                <text:p>0.0000251344</text:p>
              </table:table-cell>
              <table:table-cell office:value-type="float" office:value="0.000147756">
                <text:p>0.000147756</text:p>
              </table:table-cell>
              <table:table-cell office:value-type="float" office:value="0.000139898">
                <text:p>0.000139898</text:p>
              </table:table-cell>
              <table:table-cell office:value-type="float" office:value="0.000002553">
                <text:p>0.000002553</text:p>
              </table:table-cell>
              <table:table-cell office:value-type="float" office:value="-0.0000802956">
                <text:p>-0.0000802956</text:p>
              </table:table-cell>
              <table:table-cell office:value-type="float" office:value="0.000183259">
                <text:p>0.000183259</text:p>
              </table:table-cell>
              <table:table-cell office:value-type="float" office:value="-0.000206733">
                <text:p>-0.000206733</text:p>
              </table:table-cell>
              <table:table-cell office:value-type="float" office:value="0.000085379">
                <text:p>0.000085379</text:p>
              </table:table-cell>
              <table:table-cell office:value-type="float" office:value="0.0000785948">
                <text:p>0.0000785948</text:p>
              </table:table-cell>
              <table:table-cell office:value-type="float" office:value="-0.000349618">
                <text:p>-0.000349618</text:p>
              </table:table-cell>
              <table:table-cell office:value-type="float" office:value="0.00019094">
                <text:p>0.00019094</text:p>
              </table:table-cell>
              <table:table-cell office:value-type="float" office:value="0.0000151289">
                <text:p>0.0000151289</text:p>
              </table:table-cell>
              <table:table-cell office:value-type="float" office:value="-0.0000725127">
                <text:p>-0.0000725127</text:p>
              </table:table-cell>
              <table:table-cell office:value-type="float" office:value="0.000258496">
                <text:p>0.000258496</text:p>
              </table:table-cell>
              <table:table-cell office:value-type="float" office:value="-0.00000439023">
                <text:p>-0.00000439023</text:p>
              </table:table-cell>
              <table:table-cell office:value-type="float" office:value="0.000215502">
                <text:p>0.000215502</text:p>
              </table:table-cell>
              <table:table-cell office:value-type="float" office:value="0.000332596">
                <text:p>0.000332596</text:p>
              </table:table-cell>
              <table:table-cell office:value-type="float" office:value="-0.0000699985">
                <text:p>-0.0000699985</text:p>
              </table:table-cell>
              <table:table-cell office:value-type="float" office:value="0.000374193">
                <text:p>0.000374193</text:p>
              </table:table-cell>
              <table:table-cell office:value-type="float" office:value="-0.0000688264">
                <text:p>-0.0000688264</text:p>
              </table:table-cell>
              <table:table-cell office:value-type="float" office:value="-0.000543952">
                <text:p>-0.000543952</text:p>
              </table:table-cell>
              <table:table-cell office:value-type="float" office:value="-0.000336998">
                <text:p>-0.000336998</text:p>
              </table:table-cell>
              <table:table-cell office:value-type="float" office:value="0.0000430954">
                <text:p>0.0000430954</text:p>
              </table:table-cell>
              <table:table-cell office:value-type="float" office:value="-0.000472949">
                <text:p>-0.000472949</text:p>
              </table:table-cell>
              <table:table-cell office:value-type="float" office:value="0.000229915">
                <text:p>0.000229915</text:p>
              </table:table-cell>
              <table:table-cell office:value-type="float" office:value="0.000632361">
                <text:p>0.000632361</text:p>
              </table:table-cell>
              <table:table-cell office:value-type="float" office:value="0.0000100886">
                <text:p>0.0000100886</text:p>
              </table:table-cell>
              <table:table-cell office:value-type="float" office:value="-0.0000665482">
                <text:p>-0.0000665482</text:p>
              </table:table-cell>
              <table:table-cell office:value-type="float" office:value="0.000288814">
                <text:p>0.000288814</text:p>
              </table:table-cell>
              <table:table-cell office:value-type="float" office:value="-0.000400188">
                <text:p>-0.000400188</text:p>
              </table:table-cell>
              <table:table-cell office:value-type="float" office:value="0.00017524">
                <text:p>0.00017524</text:p>
              </table:table-cell>
              <table:table-cell office:value-type="float" office:value="-0.0000555604">
                <text:p>-0.0000555604</text:p>
              </table:table-cell>
              <table:table-cell office:value-type="float" office:value="0.000146221">
                <text:p>0.000146221</text:p>
              </table:table-cell>
              <table:table-cell office:value-type="float" office:value="0.000124804">
                <text:p>0.000124804</text:p>
              </table:table-cell>
              <table:table-cell office:value-type="float" office:value="-0.0002919">
                <text:p>-0.0002919</text:p>
              </table:table-cell>
              <table:table-cell office:value-type="float" office:value="0.000189203">
                <text:p>0.000189203</text:p>
              </table:table-cell>
              <table:table-cell office:value-type="float" office:value="0.000108686">
                <text:p>0.000108686</text:p>
              </table:table-cell>
              <table:table-cell office:value-type="float" office:value="-0.000451465">
                <text:p>-0.000451465</text:p>
              </table:table-cell>
              <table:table-cell office:value-type="float" office:value="0.000138503">
                <text:p>0.000138503</text:p>
              </table:table-cell>
              <table:table-cell office:value-type="float" office:value="0.0000542328">
                <text:p>0.0000542328</text:p>
              </table:table-cell>
              <table:table-cell office:value-type="float" office:value="-0.000259968">
                <text:p>-0.000259968</text:p>
              </table:table-cell>
              <table:table-cell office:value-type="float" office:value="-0.000194252">
                <text:p>-0.000194252</text:p>
              </table:table-cell>
              <table:table-cell office:value-type="float" office:value="0.000296137">
                <text:p>0.000296137</text:p>
              </table:table-cell>
              <table:table-cell office:value-type="float" office:value="-0.0000168699">
                <text:p>-0.0000168699</text:p>
              </table:table-cell>
              <table:table-cell office:value-type="float" office:value="0.00000285947">
                <text:p>0.00000285947</text:p>
              </table:table-cell>
              <table:table-cell office:value-type="float" office:value="0.000494324">
                <text:p>0.000494324</text:p>
              </table:table-cell>
              <table:table-cell office:value-type="float" office:value="-0.000274864">
                <text:p>-0.000274864</text:p>
              </table:table-cell>
              <table:table-cell office:value-type="float" office:value="0.000214185">
                <text:p>0.000214185</text:p>
              </table:table-cell>
              <table:table-cell office:value-type="float" office:value="0.000197673">
                <text:p>0.000197673</text:p>
              </table:table-cell>
              <table:table-cell office:value-type="float" office:value="0.0000575355">
                <text:p>0.0000575355</text:p>
              </table:table-cell>
              <table:table-cell office:value-type="float" office:value="0.0000488607">
                <text:p>0.0000488607</text:p>
              </table:table-cell>
              <table:table-cell office:value-type="float" office:value="-0.000477823">
                <text:p>-0.000477823</text:p>
              </table:table-cell>
              <table:table-cell office:value-type="float" office:value="-0.000225091">
                <text:p>-0.000225091</text:p>
              </table:table-cell>
              <table:table-cell office:value-type="float" office:value="-0.000108292">
                <text:p>-0.000108292</text:p>
              </table:table-cell>
              <table:table-cell office:value-type="float" office:value="-0.000513004">
                <text:p>-0.000513004</text:p>
              </table:table-cell>
              <table:table-cell office:value-type="float" office:value="0.000254408">
                <text:p>0.000254408</text:p>
              </table:table-cell>
              <table:table-cell office:value-type="float" office:value="0.000286912">
                <text:p>0.000286912</text:p>
              </table:table-cell>
              <table:table-cell office:value-type="float" office:value="0.000303936">
                <text:p>0.000303936</text:p>
              </table:table-cell>
              <table:table-cell office:value-type="float" office:value="0.0000134663">
                <text:p>0.0000134663</text:p>
              </table:table-cell>
              <table:table-cell office:value-type="float" office:value="0.000302696">
                <text:p>0.000302696</text:p>
              </table:table-cell>
              <table:table-cell office:value-type="float" office:value="-0.000384218">
                <text:p>-0.000384218</text:p>
              </table:table-cell>
              <table:table-cell office:value-type="float" office:value="-0.00037199">
                <text:p>-0.00037199</text:p>
              </table:table-cell>
              <table:table-cell office:value-type="float" office:value="0.000470935">
                <text:p>0.000470935</text:p>
              </table:table-cell>
              <table:table-cell office:value-type="float" office:value="-0.0000328806">
                <text:p>-0.0000328806</text:p>
              </table:table-cell>
              <table:table-cell office:value-type="float" office:value="-0.000121906">
                <text:p>-0.000121906</text:p>
              </table:table-cell>
              <table:table-cell office:value-type="float" office:value="0.000253678">
                <text:p>0.000253678</text:p>
              </table:table-cell>
              <table:table-cell office:value-type="float" office:value="-0.0000439779">
                <text:p>-0.0000439779</text:p>
              </table:table-cell>
              <table:table-cell office:value-type="float" office:value="0.000203446">
                <text:p>0.000203446</text:p>
              </table:table-cell>
              <table:table-cell office:value-type="float" office:value="-0.00034329">
                <text:p>-0.00034329</text:p>
              </table:table-cell>
              <table:table-cell office:value-type="float" office:value="-0.0000402417">
                <text:p>-0.0000402417</text:p>
              </table:table-cell>
              <table:table-cell office:value-type="float" office:value="0.0000372427">
                <text:p>0.0000372427</text:p>
              </table:table-cell>
              <table:table-cell office:value-type="float" office:value="-0.000376763">
                <text:p>-0.000376763</text:p>
              </table:table-cell>
              <table:table-cell office:value-type="float" office:value="-0.0000166443">
                <text:p>-0.0000166443</text:p>
              </table:table-cell>
              <table:table-cell office:value-type="float" office:value="0.0000527252">
                <text:p>0.0000527252</text:p>
              </table:table-cell>
              <table:table-cell office:value-type="float" office:value="-0.000064658">
                <text:p>-0.000064658</text:p>
              </table:table-cell>
              <table:table-cell office:value-type="float" office:value="-0.0000762257">
                <text:p>-0.0000762257</text:p>
              </table:table-cell>
              <table:table-cell office:value-type="float" office:value="0.000437903">
                <text:p>0.000437903</text:p>
              </table:table-cell>
              <table:table-cell office:value-type="float" office:value="0.000206651">
                <text:p>0.000206651</text:p>
              </table:table-cell>
              <table:table-cell office:value-type="float" office:value="-0.000318493">
                <text:p>-0.000318493</text:p>
              </table:table-cell>
              <table:table-cell office:value-type="float" office:value="0.000484186">
                <text:p>0.000484186</text:p>
              </table:table-cell>
              <table:table-cell office:value-type="float" office:value="0.000145814">
                <text:p>0.000145814</text:p>
              </table:table-cell>
              <table:table-cell office:value-type="float" office:value="-0.000134201">
                <text:p>-0.000134201</text:p>
              </table:table-cell>
              <table:table-cell office:value-type="float" office:value="0.000255076">
                <text:p>0.000255076</text:p>
              </table:table-cell>
              <table:table-cell office:value-type="float" office:value="-0.000221029">
                <text:p>-0.000221029</text:p>
              </table:table-cell>
              <table:table-cell office:value-type="float" office:value="-0.000390174">
                <text:p>-0.000390174</text:p>
              </table:table-cell>
              <table:table-cell office:value-type="float" office:value="-0.000349726">
                <text:p>-0.000349726</text:p>
              </table:table-cell>
              <table:table-cell office:value-type="float" office:value="-0.000161451">
                <text:p>-0.000161451</text:p>
              </table:table-cell>
              <table:table-cell office:value-type="float" office:value="0.000291965">
                <text:p>0.000291965</text:p>
              </table:table-cell>
              <table:table-cell office:value-type="float" office:value="0.0000938197">
                <text:p>0.0000938197</text:p>
              </table:table-cell>
              <table:table-cell office:value-type="float" office:value="0.000109664">
                <text:p>0.000109664</text:p>
              </table:table-cell>
              <table:table-cell office:value-type="float" office:value="0.00033732">
                <text:p>0.00033732</text:p>
              </table:table-cell>
              <table:table-cell office:value-type="float" office:value="0.0000666155">
                <text:p>0.0000666155</text:p>
              </table:table-cell>
              <table:table-cell office:value-type="float" office:value="-0.000352967">
                <text:p>-0.000352967</text:p>
              </table:table-cell>
              <table:table-cell office:value-type="float" office:value="0.000105002">
                <text:p>0.000105002</text:p>
              </table:table-cell>
              <table:table-cell office:value-type="float" office:value="0.0000650382">
                <text:p>0.0000650382</text:p>
              </table:table-cell>
              <table:table-cell office:value-type="float" office:value="-0.000112907">
                <text:p>-0.000112907</text:p>
              </table:table-cell>
              <table:table-cell office:value-type="float" office:value="0.000578831">
                <text:p>0.000578831</text:p>
              </table:table-cell>
              <table:table-cell office:value-type="float" office:value="0.000405207">
                <text:p>0.000405207</text:p>
              </table:table-cell>
              <table:table-cell office:value-type="float" office:value="0.00000343481">
                <text:p>0.00000343481</text:p>
              </table:table-cell>
              <table:table-cell office:value-type="float" office:value="0.000435458">
                <text:p>0.000435458</text:p>
              </table:table-cell>
              <table:table-cell office:value-type="float" office:value="0.000409925">
                <text:p>0.000409925</text:p>
              </table:table-cell>
              <table:table-cell office:value-type="float" office:value="0.000229754">
                <text:p>0.000229754</text:p>
              </table:table-cell>
              <table:table-cell office:value-type="float" office:value="0.000490657">
                <text:p>0.000490657</text:p>
              </table:table-cell>
              <table:table-cell office:value-type="float" office:value="0.000270006">
                <text:p>0.000270006</text:p>
              </table:table-cell>
              <table:table-cell office:value-type="float" office:value="0.000643767">
                <text:p>0.000643767</text:p>
              </table:table-cell>
              <table:table-cell office:value-type="float" office:value="0.000723301">
                <text:p>0.000723301</text:p>
              </table:table-cell>
              <table:table-cell office:value-type="float" office:value="0.00125358">
                <text:p>0.00125358</text:p>
              </table:table-cell>
              <table:table-cell office:value-type="float" office:value="0.00165989">
                <text:p>0.00165989</text:p>
              </table:table-cell>
              <table:table-cell office:value-type="float" office:value="0.00215423">
                <text:p>0.00215423</text:p>
              </table:table-cell>
              <table:table-cell office:value-type="float" office:value="0.00231004">
                <text:p>0.00231004</text:p>
              </table:table-cell>
              <table:table-cell office:value-type="float" office:value="0.0034631">
                <text:p>0.0034631</text:p>
              </table:table-cell>
              <table:table-cell office:value-type="float" office:value="0.00413914">
                <text:p>0.00413914</text:p>
              </table:table-cell>
              <table:table-cell office:value-type="float" office:value="0.00513782">
                <text:p>0.00513782</text:p>
              </table:table-cell>
              <table:table-cell office:value-type="float" office:value="0.0065776">
                <text:p>0.0065776</text:p>
              </table:table-cell>
              <table:table-cell office:value-type="float" office:value="0.00848489">
                <text:p>0.00848489</text:p>
              </table:table-cell>
              <table:table-cell office:value-type="float" office:value="0.00976059">
                <text:p>0.00976059</text:p>
              </table:table-cell>
              <table:table-cell office:value-type="float" office:value="0.0130633">
                <text:p>0.0130633</text:p>
              </table:table-cell>
              <table:table-cell office:value-type="float" office:value="0.0156584">
                <text:p>0.0156584</text:p>
              </table:table-cell>
              <table:table-cell office:value-type="float" office:value="0.0198931">
                <text:p>0.0198931</text:p>
              </table:table-cell>
              <table:table-cell office:value-type="float" office:value="0.0249695">
                <text:p>0.0249695</text:p>
              </table:table-cell>
              <table:table-cell office:value-type="float" office:value="0.0317644">
                <text:p>0.0317644</text:p>
              </table:table-cell>
              <table:table-cell office:value-type="float" office:value="0.0393846">
                <text:p>0.0393846</text:p>
              </table:table-cell>
              <table:table-cell office:value-type="float" office:value="0.0487191">
                <text:p>0.0487191</text:p>
              </table:table-cell>
              <table:table-cell office:value-type="float" office:value="0.0597633">
                <text:p>0.0597633</text:p>
              </table:table-cell>
              <table:table-cell office:value-type="float" office:value="0.0731333">
                <text:p>0.0731333</text:p>
              </table:table-cell>
              <table:table-cell office:value-type="float" office:value="0.0882741">
                <text:p>0.0882741</text:p>
              </table:table-cell>
              <table:table-cell office:value-type="float" office:value="0.106947">
                <text:p>0.106947</text:p>
              </table:table-cell>
              <table:table-cell office:value-type="float" office:value="0.126673">
                <text:p>0.126673</text:p>
              </table:table-cell>
              <table:table-cell office:value-type="float" office:value="0.148766">
                <text:p>0.148766</text:p>
              </table:table-cell>
              <table:table-cell office:value-type="float" office:value="0.17116">
                <text:p>0.17116</text:p>
              </table:table-cell>
              <table:table-cell office:value-type="float" office:value="0.193872">
                <text:p>0.193872</text:p>
              </table:table-cell>
              <table:table-cell office:value-type="float" office:value="0.21431">
                <text:p>0.21431</text:p>
              </table:table-cell>
              <table:table-cell office:value-type="float" office:value="0.231277">
                <text:p>0.231277</text:p>
              </table:table-cell>
              <table:table-cell office:value-type="float" office:value="0.243899">
                <text:p>0.243899</text:p>
              </table:table-cell>
              <table:table-cell office:value-type="float" office:value="0.24974">
                <text:p>0.24974</text:p>
              </table:table-cell>
              <table:table-cell office:value-type="float" office:value="0.248806">
                <text:p>0.248806</text:p>
              </table:table-cell>
              <table:table-cell office:value-type="float" office:value="0.241944">
                <text:p>0.241944</text:p>
              </table:table-cell>
              <table:table-cell office:value-type="float" office:value="0.228429">
                <text:p>0.228429</text:p>
              </table:table-cell>
              <table:table-cell office:value-type="float" office:value="0.210966">
                <text:p>0.210966</text:p>
              </table:table-cell>
              <table:table-cell office:value-type="float" office:value="0.190351">
                <text:p>0.190351</text:p>
              </table:table-cell>
              <table:table-cell office:value-type="float" office:value="0.169061">
                <text:p>0.169061</text:p>
              </table:table-cell>
              <table:table-cell office:value-type="float" office:value="0.148096">
                <text:p>0.148096</text:p>
              </table:table-cell>
              <table:table-cell office:value-type="float" office:value="0.128093">
                <text:p>0.128093</text:p>
              </table:table-cell>
              <table:table-cell office:value-type="float" office:value="0.111875">
                <text:p>0.111875</text:p>
              </table:table-cell>
              <table:table-cell office:value-type="float" office:value="0.0994077">
                <text:p>0.0994077</text:p>
              </table:table-cell>
              <table:table-cell office:value-type="float" office:value="0.0915591">
                <text:p>0.0915591</text:p>
              </table:table-cell>
              <table:table-cell office:value-type="float" office:value="0.0905387">
                <text:p>0.0905387</text:p>
              </table:table-cell>
              <table:table-cell office:value-type="float" office:value="0.0978268">
                <text:p>0.0978268</text:p>
              </table:table-cell>
              <table:table-cell office:value-type="float" office:value="0.116812">
                <text:p>0.116812</text:p>
              </table:table-cell>
              <table:table-cell office:value-type="float" office:value="0.151573">
                <text:p>0.151573</text:p>
              </table:table-cell>
              <table:table-cell office:value-type="float" office:value="0.209262">
                <text:p>0.209262</text:p>
              </table:table-cell>
              <table:table-cell office:value-type="float" office:value="0.296361">
                <text:p>0.296361</text:p>
              </table:table-cell>
              <table:table-cell office:value-type="float" office:value="0.416841">
                <text:p>0.416841</text:p>
              </table:table-cell>
              <table:table-cell office:value-type="float" office:value="0.570283">
                <text:p>0.570283</text:p>
              </table:table-cell>
              <table:table-cell office:value-type="float" office:value="0.740917">
                <text:p>0.740917</text:p>
              </table:table-cell>
              <table:table-cell office:value-type="float" office:value="0.891988">
                <text:p>0.891988</text:p>
              </table:table-cell>
              <table:table-cell office:value-type="float" office:value="0.977702">
                <text:p>0.977702</text:p>
              </table:table-cell>
              <table:table-cell office:value-type="float" office:value="0.964539">
                <text:p>0.964539</text:p>
              </table:table-cell>
              <table:table-cell office:value-type="float" office:value="0.856021">
                <text:p>0.856021</text:p>
              </table:table-cell>
              <table:table-cell office:value-type="float" office:value="0.692581">
                <text:p>0.692581</text:p>
              </table:table-cell>
              <table:table-cell office:value-type="float" office:value="0.521542">
                <text:p>0.521542</text:p>
              </table:table-cell>
              <table:table-cell office:value-type="float" office:value="0.370445">
                <text:p>0.370445</text:p>
              </table:table-cell>
              <table:table-cell office:value-type="float" office:value="0.253098">
                <text:p>0.253098</text:p>
              </table:table-cell>
              <table:table-cell office:value-type="float" office:value="0.169297">
                <text:p>0.169297</text:p>
              </table:table-cell>
              <table:table-cell office:value-type="float" office:value="0.111021">
                <text:p>0.111021</text:p>
              </table:table-cell>
              <table:table-cell office:value-type="float" office:value="0.071943">
                <text:p>0.071943</text:p>
              </table:table-cell>
              <table:table-cell office:value-type="float" office:value="0.0469297">
                <text:p>0.0469297</text:p>
              </table:table-cell>
              <table:table-cell office:value-type="float" office:value="0.0307902">
                <text:p>0.0307902</text:p>
              </table:table-cell>
              <table:table-cell office:value-type="float" office:value="0.0196051">
                <text:p>0.0196051</text:p>
              </table:table-cell>
              <table:table-cell office:value-type="float" office:value="0.0128495">
                <text:p>0.0128495</text:p>
              </table:table-cell>
              <table:table-cell office:value-type="float" office:value="0.00917574">
                <text:p>0.00917574</text:p>
              </table:table-cell>
              <table:table-cell office:value-type="float" office:value="0.00568711">
                <text:p>0.00568711</text:p>
              </table:table-cell>
              <table:table-cell office:value-type="float" office:value="0.00392985">
                <text:p>0.00392985</text:p>
              </table:table-cell>
              <table:table-cell office:value-type="float" office:value="0.0026594">
                <text:p>0.0026594</text:p>
              </table:table-cell>
              <table:table-cell office:value-type="float" office:value="0.00152213">
                <text:p>0.00152213</text:p>
              </table:table-cell>
              <table:table-cell office:value-type="float" office:value="0.00131044">
                <text:p>0.00131044</text:p>
              </table:table-cell>
              <table:table-cell office:value-type="float" office:value="0.000791984">
                <text:p>0.000791984</text:p>
              </table:table-cell>
              <table:table-cell office:value-type="float" office:value="0.000674165">
                <text:p>0.000674165</text:p>
              </table:table-cell>
              <table:table-cell office:value-type="float" office:value="0.000454772">
                <text:p>0.000454772</text:p>
              </table:table-cell>
              <table:table-cell office:value-type="float" office:value="0.000307166">
                <text:p>0.000307166</text:p>
              </table:table-cell>
              <table:table-cell office:value-type="float" office:value="0.000152278">
                <text:p>0.000152278</text:p>
              </table:table-cell>
              <table:table-cell office:value-type="float" office:value="-0.000208138">
                <text:p>-0.000208138</text:p>
              </table:table-cell>
              <table:table-cell office:value-type="float" office:value="0.0003505">
                <text:p>0.0003505</text:p>
              </table:table-cell>
              <table:table-cell office:value-type="float" office:value="0.000216866">
                <text:p>0.000216866</text:p>
              </table:table-cell>
              <table:table-cell office:value-type="float" office:value="-0.000372245">
                <text:p>-0.000372245</text:p>
              </table:table-cell>
              <table:table-cell office:value-type="float" office:value="0.000579756">
                <text:p>0.000579756</text:p>
              </table:table-cell>
              <table:table-cell office:value-type="float" office:value="0.000363055">
                <text:p>0.000363055</text:p>
              </table:table-cell>
              <table:table-cell office:value-type="float" office:value="-0.000547125">
                <text:p>-0.000547125</text:p>
              </table:table-cell>
              <table:table-cell office:value-type="float" office:value="0.0000799575">
                <text:p>0.0000799575</text:p>
              </table:table-cell>
              <table:table-cell office:value-type="float" office:value="-0.000180937">
                <text:p>-0.000180937</text:p>
              </table:table-cell>
              <table:table-cell office:value-type="float" office:value="-0.000310268">
                <text:p>-0.000310268</text:p>
              </table:table-cell>
              <table:table-cell office:value-type="float" office:value="-0.0000831727">
                <text:p>-0.0000831727</text:p>
              </table:table-cell>
              <table:table-cell office:value-type="float" office:value="0.000496069">
                <text:p>0.000496069</text:p>
              </table:table-cell>
              <table:table-cell office:value-type="float" office:value="0.000613237">
                <text:p>0.000613237</text:p>
              </table:table-cell>
              <table:table-cell office:value-type="float" office:value="-0.000195854">
                <text:p>-0.000195854</text:p>
              </table:table-cell>
              <table:table-cell office:value-type="float" office:value="0.000317019">
                <text:p>0.000317019</text:p>
              </table:table-cell>
              <table:table-cell office:value-type="float" office:value="0.000459463">
                <text:p>0.000459463</text:p>
              </table:table-cell>
              <table:table-cell office:value-type="float" office:value="-0.000659621">
                <text:p>-0.000659621</text:p>
              </table:table-cell>
              <table:table-cell office:value-type="float" office:value="0.00042281">
                <text:p>0.00042281</text:p>
              </table:table-cell>
              <table:table-cell office:value-type="float" office:value="-0.000185693">
                <text:p>-0.000185693</text:p>
              </table:table-cell>
              <table:table-cell office:value-type="float" office:value="-0.000360662">
                <text:p>-0.000360662</text:p>
              </table:table-cell>
              <table:table-cell office:value-type="float" office:value="0.0000328215">
                <text:p>0.0000328215</text:p>
              </table:table-cell>
              <table:table-cell office:value-type="float" office:value="-0.000301154">
                <text:p>-0.000301154</text:p>
              </table:table-cell>
              <table:table-cell office:value-type="float" office:value="0.000153657">
                <text:p>0.000153657</text:p>
              </table:table-cell>
              <table:table-cell office:value-type="float" office:value="0.0000136206">
                <text:p>0.0000136206</text:p>
              </table:table-cell>
              <table:table-cell office:value-type="float" office:value="-0.0000579649">
                <text:p>-0.0000579649</text:p>
              </table:table-cell>
              <table:table-cell office:value-type="float" office:value="0.000236935">
                <text:p>0.000236935</text:p>
              </table:table-cell>
              <table:table-cell office:value-type="float" office:value="-0.000450004">
                <text:p>-0.000450004</text:p>
              </table:table-cell>
              <table:table-cell office:value-type="float" office:value="0.000429962">
                <text:p>0.000429962</text:p>
              </table:table-cell>
              <table:table-cell office:value-type="float" office:value="-0.000241032">
                <text:p>-0.000241032</text:p>
              </table:table-cell>
              <table:table-cell office:value-type="float" office:value="-0.000469074">
                <text:p>-0.000469074</text:p>
              </table:table-cell>
              <table:table-cell office:value-type="float" office:value="0.000632461">
                <text:p>0.000632461</text:p>
              </table:table-cell>
              <table:table-cell office:value-type="float" office:value="-0.000370603">
                <text:p>-0.000370603</text:p>
              </table:table-cell>
              <table:table-cell office:value-type="float" office:value="0.0000467742">
                <text:p>0.0000467742</text:p>
              </table:table-cell>
              <table:table-cell office:value-type="float" office:value="0.000232735">
                <text:p>0.000232735</text:p>
              </table:table-cell>
              <table:table-cell office:value-type="float" office:value="-0.0000648984">
                <text:p>-0.0000648984</text:p>
              </table:table-cell>
              <table:table-cell office:value-type="float" office:value="-0.000258535">
                <text:p>-0.000258535</text:p>
              </table:table-cell>
              <table:table-cell office:value-type="float" office:value="-0.000288376">
                <text:p>-0.000288376</text:p>
              </table:table-cell>
              <table:table-cell office:value-type="float" office:value="0.000621702">
                <text:p>0.000621702</text:p>
              </table:table-cell>
              <table:table-cell office:value-type="float" office:value="0.000271736">
                <text:p>0.000271736</text:p>
              </table:table-cell>
              <table:table-cell office:value-type="float" office:value="-0.00017874">
                <text:p>-0.00017874</text:p>
              </table:table-cell>
              <table:table-cell office:value-type="float" office:value="0.0010893">
                <text:p>0.0010893</text:p>
              </table:table-cell>
              <table:table-cell office:value-type="float" office:value="-0.000416392">
                <text:p>-0.000416392</text:p>
              </table:table-cell>
              <table:table-cell office:value-type="float" office:value="-0.000350512">
                <text:p>-0.000350512</text:p>
              </table:table-cell>
              <table:table-cell office:value-type="float" office:value="-0.000118942">
                <text:p>-0.000118942</text:p>
              </table:table-cell>
              <table:table-cell office:value-type="float" office:value="0.00011977">
                <text:p>0.00011977</text:p>
              </table:table-cell>
              <table:table-cell office:value-type="float" office:value="-0.000532107">
                <text:p>-0.000532107</text:p>
              </table:table-cell>
              <table:table-cell office:value-type="float" office:value="-0.000293432">
                <text:p>-0.000293432</text:p>
              </table:table-cell>
              <table:table-cell office:value-type="float" office:value="0.000623942">
                <text:p>0.000623942</text:p>
              </table:table-cell>
              <table:table-cell office:value-type="float" office:value="-0.00011033">
                <text:p>-0.00011033</text:p>
              </table:table-cell>
              <table:table-cell office:value-type="float" office:value="-0.000541052">
                <text:p>-0.000541052</text:p>
              </table:table-cell>
              <table:table-cell office:value-type="float" office:value="0.000947255">
                <text:p>0.000947255</text:p>
              </table:table-cell>
              <table:table-cell office:value-type="float" office:value="-0.000193941">
                <text:p>-0.000193941</text:p>
              </table:table-cell>
              <table:table-cell office:value-type="float" office:value="-0.000359252">
                <text:p>-0.000359252</text:p>
              </table:table-cell>
              <table:table-cell office:value-type="float" office:value="-0.000125808">
                <text:p>-0.000125808</text:p>
              </table:table-cell>
              <table:table-cell office:value-type="float" office:value="0.000511547">
                <text:p>0.000511547</text:p>
              </table:table-cell>
              <table:table-cell office:value-type="float" office:value="-0.000461323">
                <text:p>-0.000461323</text:p>
              </table:table-cell>
              <table:table-cell office:value-type="float" office:value="-0.000635689">
                <text:p>-0.000635689</text:p>
              </table:table-cell>
              <table:table-cell office:value-type="float" office:value="0.000614722">
                <text:p>0.000614722</text:p>
              </table:table-cell>
              <table:table-cell office:value-type="float" office:value="-0.000110407">
                <text:p>-0.000110407</text:p>
              </table:table-cell>
              <table:table-cell office:value-type="float" office:value="-0.000567678">
                <text:p>-0.000567678</text:p>
              </table:table-cell>
              <table:table-cell office:value-type="float" office:value="0.000697059">
                <text:p>0.000697059</text:p>
              </table:table-cell>
              <table:table-cell office:value-type="float" office:value="0.000204073">
                <text:p>0.000204073</text:p>
              </table:table-cell>
              <table:table-cell office:value-type="float" office:value="-0.000160277">
                <text:p>-0.000160277</text:p>
              </table:table-cell>
              <table:table-cell office:value-type="float" office:value="-0.000419169">
                <text:p>-0.000419169</text:p>
              </table:table-cell>
              <table:table-cell office:value-type="float" office:value="0.000556889">
                <text:p>0.000556889</text:p>
              </table:table-cell>
              <table:table-cell office:value-type="float" office:value="0.000169974">
                <text:p>0.000169974</text:p>
              </table:table-cell>
              <table:table-cell office:value-type="float" office:value="-0.000210958">
                <text:p>-0.000210958</text:p>
              </table:table-cell>
              <table:table-cell office:value-type="float" office:value="0.00069917">
                <text:p>0.00069917</text:p>
              </table:table-cell>
              <table:table-cell office:value-type="float" office:value="0.000142044">
                <text:p>0.000142044</text:p>
              </table:table-cell>
              <table:table-cell office:value-type="float" office:value="-0.000429885">
                <text:p>-0.000429885</text:p>
              </table:table-cell>
              <table:table-cell office:value-type="float" office:value="-0.000216359">
                <text:p>-0.000216359</text:p>
              </table:table-cell>
              <table:table-cell office:value-type="float" office:value="-0.00015251">
                <text:p>-0.00015251</text:p>
              </table:table-cell>
              <table:table-cell office:value-type="float" office:value="0.0000611129">
                <text:p>0.0000611129</text:p>
              </table:table-cell>
              <table:table-cell office:value-type="float" office:value="-0.000486043">
                <text:p>-0.000486043</text:p>
              </table:table-cell>
              <table:table-cell office:value-type="float" office:value="0.000500086">
                <text:p>0.000500086</text:p>
              </table:table-cell>
              <table:table-cell office:value-type="float" office:value="0.000169912">
                <text:p>0.000169912</text:p>
              </table:table-cell>
              <table:table-cell office:value-type="float" office:value="0.0000541349">
                <text:p>0.0000541349</text:p>
              </table:table-cell>
              <table:table-cell office:value-type="float" office:value="0.000244869">
                <text:p>0.000244869</text:p>
              </table:table-cell>
              <table:table-cell office:value-type="float" office:value="-0.000112839">
                <text:p>-0.000112839</text:p>
              </table:table-cell>
              <table:table-cell office:value-type="float" office:value="0.0000485663">
                <text:p>0.0000485663</text:p>
              </table:table-cell>
              <table:table-cell office:value-type="float" office:value="-0.000505443">
                <text:p>-0.000505443</text:p>
              </table:table-cell>
              <table:table-cell office:value-type="float" office:value="-0.000193717">
                <text:p>-0.000193717</text:p>
              </table:table-cell>
              <table:table-cell office:value-type="float" office:value="0.000206449">
                <text:p>0.000206449</text:p>
              </table:table-cell>
              <table:table-cell office:value-type="float" office:value="-0.000510046">
                <text:p>-0.000510046</text:p>
              </table:table-cell>
              <table:table-cell office:value-type="float" office:value="0.0000927401">
                <text:p>0.0000927401</text:p>
              </table:table-cell>
              <table:table-cell office:value-type="float" office:value="-0.000299686">
                <text:p>-0.000299686</text:p>
              </table:table-cell>
              <table:table-cell office:value-type="float" office:value="0.000127838">
                <text:p>0.000127838</text:p>
              </table:table-cell>
              <table:table-cell office:value-type="float" office:value="0.000000590783">
                <text:p>0.000000590783</text:p>
              </table:table-cell>
              <table:table-cell office:value-type="float" office:value="-0.000191992">
                <text:p>-0.000191992</text:p>
              </table:table-cell>
              <table:table-cell office:value-type="float" office:value="0.000781824">
                <text:p>0.000781824</text:p>
              </table:table-cell>
              <table:table-cell office:value-type="float" office:value="-0.000386686">
                <text:p>-0.000386686</text:p>
              </table:table-cell>
              <table:table-cell office:value-type="float" office:value="-0.000274042">
                <text:p>-0.000274042</text:p>
              </table:table-cell>
              <table:table-cell office:value-type="float" office:value="0.000110332">
                <text:p>0.000110332</text:p>
              </table:table-cell>
              <table:table-cell office:value-type="float" office:value="2.05974E-017">
                <text:p>2.05974E-017</text:p>
              </table:table-cell>
              <table:table-cell office:value-type="float" office:value="1.63253E-017">
                <text:p>1.63253E-017</text:p>
              </table:table-cell>
              <table:table-cell office:value-type="float" office:value="1.28344E-017">
                <text:p>1.28344E-017</text:p>
              </table:table-cell>
              <table:table-cell office:value-type="float" office:value="1.28344E-017">
                <text:p>1.28344E-017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00000245853">
                <text:p>0.00000000245853</text:p>
                <draw:g>
                  <svg:desc>korteweg2.B22:korteweg2.KQ22</svg:desc>
                </draw:g>
              </table:table-cell>
              <table:table-cell office:value-type="float" office:value="0.00000000392171">
                <text:p>0.00000000392171</text:p>
              </table:table-cell>
              <table:table-cell office:value-type="float" office:value="0.00000000630232">
                <text:p>0.00000000630232</text:p>
              </table:table-cell>
              <table:table-cell office:value-type="float" office:value="-0.000134719">
                <text:p>-0.000134719</text:p>
              </table:table-cell>
              <table:table-cell office:value-type="float" office:value="-0.000352611">
                <text:p>-0.000352611</text:p>
              </table:table-cell>
              <table:table-cell office:value-type="float" office:value="0.000215293">
                <text:p>0.000215293</text:p>
              </table:table-cell>
              <table:table-cell office:value-type="float" office:value="-0.00000812014">
                <text:p>-0.00000812014</text:p>
              </table:table-cell>
              <table:table-cell office:value-type="float" office:value="-0.000266401">
                <text:p>-0.000266401</text:p>
              </table:table-cell>
              <table:table-cell office:value-type="float" office:value="0.000307137">
                <text:p>0.000307137</text:p>
              </table:table-cell>
              <table:table-cell office:value-type="float" office:value="-0.0000112377">
                <text:p>-0.0000112377</text:p>
              </table:table-cell>
              <table:table-cell office:value-type="float" office:value="-0.0000331392">
                <text:p>-0.0000331392</text:p>
              </table:table-cell>
              <table:table-cell office:value-type="float" office:value="0.000147504">
                <text:p>0.000147504</text:p>
              </table:table-cell>
              <table:table-cell office:value-type="float" office:value="-0.000152679">
                <text:p>-0.000152679</text:p>
              </table:table-cell>
              <table:table-cell office:value-type="float" office:value="0.0000640217">
                <text:p>0.0000640217</text:p>
              </table:table-cell>
              <table:table-cell office:value-type="float" office:value="-0.000668916">
                <text:p>-0.000668916</text:p>
              </table:table-cell>
              <table:table-cell office:value-type="float" office:value="0.000124639">
                <text:p>0.000124639</text:p>
              </table:table-cell>
              <table:table-cell office:value-type="float" office:value="0.0000597081">
                <text:p>0.0000597081</text:p>
              </table:table-cell>
              <table:table-cell office:value-type="float" office:value="-0.0000112968">
                <text:p>-0.0000112968</text:p>
              </table:table-cell>
              <table:table-cell office:value-type="float" office:value="0.000231163">
                <text:p>0.000231163</text:p>
              </table:table-cell>
              <table:table-cell office:value-type="float" office:value="0.000586184">
                <text:p>0.000586184</text:p>
              </table:table-cell>
              <table:table-cell office:value-type="float" office:value="0.000280978">
                <text:p>0.000280978</text:p>
              </table:table-cell>
              <table:table-cell office:value-type="float" office:value="-0.00015147">
                <text:p>-0.00015147</text:p>
              </table:table-cell>
              <table:table-cell office:value-type="float" office:value="-0.0000396954">
                <text:p>-0.0000396954</text:p>
              </table:table-cell>
              <table:table-cell office:value-type="float" office:value="0.0000410024">
                <text:p>0.0000410024</text:p>
              </table:table-cell>
              <table:table-cell office:value-type="float" office:value="-0.000565346">
                <text:p>-0.000565346</text:p>
              </table:table-cell>
              <table:table-cell office:value-type="float" office:value="0.000369373">
                <text:p>0.000369373</text:p>
              </table:table-cell>
              <table:table-cell office:value-type="float" office:value="0.000047224">
                <text:p>0.000047224</text:p>
              </table:table-cell>
              <table:table-cell office:value-type="float" office:value="-0.000286312">
                <text:p>-0.000286312</text:p>
              </table:table-cell>
              <table:table-cell office:value-type="float" office:value="0.0000215244">
                <text:p>0.0000215244</text:p>
              </table:table-cell>
              <table:table-cell office:value-type="float" office:value="-0.0000260057">
                <text:p>-0.0000260057</text:p>
              </table:table-cell>
              <table:table-cell office:value-type="float" office:value="0.0000531591">
                <text:p>0.0000531591</text:p>
              </table:table-cell>
              <table:table-cell office:value-type="float" office:value="0.000395172">
                <text:p>0.000395172</text:p>
              </table:table-cell>
              <table:table-cell office:value-type="float" office:value="-0.000127498">
                <text:p>-0.000127498</text:p>
              </table:table-cell>
              <table:table-cell office:value-type="float" office:value="0.000680558">
                <text:p>0.000680558</text:p>
              </table:table-cell>
              <table:table-cell office:value-type="float" office:value="-0.000206443">
                <text:p>-0.000206443</text:p>
              </table:table-cell>
              <table:table-cell office:value-type="float" office:value="-0.0000416663">
                <text:p>-0.0000416663</text:p>
              </table:table-cell>
              <table:table-cell office:value-type="float" office:value="0.000130468">
                <text:p>0.000130468</text:p>
              </table:table-cell>
              <table:table-cell office:value-type="float" office:value="-0.000134361">
                <text:p>-0.000134361</text:p>
              </table:table-cell>
              <table:table-cell office:value-type="float" office:value="-0.000290618">
                <text:p>-0.000290618</text:p>
              </table:table-cell>
              <table:table-cell office:value-type="float" office:value="0.000274363">
                <text:p>0.000274363</text:p>
              </table:table-cell>
              <table:table-cell office:value-type="float" office:value="0.000180399">
                <text:p>0.000180399</text:p>
              </table:table-cell>
              <table:table-cell office:value-type="float" office:value="-0.000182677">
                <text:p>-0.000182677</text:p>
              </table:table-cell>
              <table:table-cell office:value-type="float" office:value="0.0000936833">
                <text:p>0.0000936833</text:p>
              </table:table-cell>
              <table:table-cell office:value-type="float" office:value="0.0000596881">
                <text:p>0.0000596881</text:p>
              </table:table-cell>
              <table:table-cell office:value-type="float" office:value="-0.000362774">
                <text:p>-0.000362774</text:p>
              </table:table-cell>
              <table:table-cell office:value-type="float" office:value="0.0000835103">
                <text:p>0.0000835103</text:p>
              </table:table-cell>
              <table:table-cell office:value-type="float" office:value="-0.0000891866">
                <text:p>-0.0000891866</text:p>
              </table:table-cell>
              <table:table-cell office:value-type="float" office:value="-0.000273649">
                <text:p>-0.000273649</text:p>
              </table:table-cell>
              <table:table-cell office:value-type="float" office:value="0.00027456">
                <text:p>0.00027456</text:p>
              </table:table-cell>
              <table:table-cell office:value-type="float" office:value="0.00000836511">
                <text:p>0.00000836511</text:p>
              </table:table-cell>
              <table:table-cell office:value-type="float" office:value="0.000611794">
                <text:p>0.000611794</text:p>
              </table:table-cell>
              <table:table-cell office:value-type="float" office:value="0.000344982">
                <text:p>0.000344982</text:p>
              </table:table-cell>
              <table:table-cell office:value-type="float" office:value="-0.000207871">
                <text:p>-0.000207871</text:p>
              </table:table-cell>
              <table:table-cell office:value-type="float" office:value="0.000108258">
                <text:p>0.000108258</text:p>
              </table:table-cell>
              <table:table-cell office:value-type="float" office:value="-0.000317055">
                <text:p>-0.000317055</text:p>
              </table:table-cell>
              <table:table-cell office:value-type="float" office:value="-0.000450213">
                <text:p>-0.000450213</text:p>
              </table:table-cell>
              <table:table-cell office:value-type="float" office:value="0.0000542313">
                <text:p>0.0000542313</text:p>
              </table:table-cell>
              <table:table-cell office:value-type="float" office:value="0.00000630444">
                <text:p>0.00000630444</text:p>
              </table:table-cell>
              <table:table-cell office:value-type="float" office:value="-0.0002436">
                <text:p>-0.0002436</text:p>
              </table:table-cell>
              <table:table-cell office:value-type="float" office:value="0.000248989">
                <text:p>0.000248989</text:p>
              </table:table-cell>
              <table:table-cell office:value-type="float" office:value="0.0000931167">
                <text:p>0.0000931167</text:p>
              </table:table-cell>
              <table:table-cell office:value-type="float" office:value="-0.000279756">
                <text:p>-0.000279756</text:p>
              </table:table-cell>
              <table:table-cell office:value-type="float" office:value="0.000301285">
                <text:p>0.000301285</text:p>
              </table:table-cell>
              <table:table-cell office:value-type="float" office:value="0.0000232953">
                <text:p>0.0000232953</text:p>
              </table:table-cell>
              <table:table-cell office:value-type="float" office:value="0.0000333213">
                <text:p>0.0000333213</text:p>
              </table:table-cell>
              <table:table-cell office:value-type="float" office:value="0.000364931">
                <text:p>0.000364931</text:p>
              </table:table-cell>
              <table:table-cell office:value-type="float" office:value="0.00000582013">
                <text:p>0.00000582013</text:p>
              </table:table-cell>
              <table:table-cell office:value-type="float" office:value="-0.0000501877">
                <text:p>-0.0000501877</text:p>
              </table:table-cell>
              <table:table-cell office:value-type="float" office:value="-0.000226448">
                <text:p>-0.000226448</text:p>
              </table:table-cell>
              <table:table-cell office:value-type="float" office:value="-0.00019179">
                <text:p>-0.00019179</text:p>
              </table:table-cell>
              <table:table-cell office:value-type="float" office:value="0.000229479">
                <text:p>0.000229479</text:p>
              </table:table-cell>
              <table:table-cell office:value-type="float" office:value="0.0000425329">
                <text:p>0.0000425329</text:p>
              </table:table-cell>
              <table:table-cell office:value-type="float" office:value="-0.000221431">
                <text:p>-0.000221431</text:p>
              </table:table-cell>
              <table:table-cell office:value-type="float" office:value="0.000272274">
                <text:p>0.000272274</text:p>
              </table:table-cell>
              <table:table-cell office:value-type="float" office:value="-0.0000706693">
                <text:p>-0.0000706693</text:p>
              </table:table-cell>
              <table:table-cell office:value-type="float" office:value="-0.000327829">
                <text:p>-0.000327829</text:p>
              </table:table-cell>
              <table:table-cell office:value-type="float" office:value="0.0000365097">
                <text:p>0.0000365097</text:p>
              </table:table-cell>
              <table:table-cell office:value-type="float" office:value="0.00021388">
                <text:p>0.00021388</text:p>
              </table:table-cell>
              <table:table-cell office:value-type="float" office:value="-0.000641477">
                <text:p>-0.000641477</text:p>
              </table:table-cell>
              <table:table-cell office:value-type="float" office:value="0.00014229">
                <text:p>0.00014229</text:p>
              </table:table-cell>
              <table:table-cell office:value-type="float" office:value="0.000110567">
                <text:p>0.000110567</text:p>
              </table:table-cell>
              <table:table-cell office:value-type="float" office:value="0.00016375">
                <text:p>0.00016375</text:p>
              </table:table-cell>
              <table:table-cell office:value-type="float" office:value="0.000311254">
                <text:p>0.000311254</text:p>
              </table:table-cell>
              <table:table-cell office:value-type="float" office:value="0.000318792">
                <text:p>0.000318792</text:p>
              </table:table-cell>
              <table:table-cell office:value-type="float" office:value="0.000151969">
                <text:p>0.000151969</text:p>
              </table:table-cell>
              <table:table-cell office:value-type="float" office:value="0.0000746014">
                <text:p>0.0000746014</text:p>
              </table:table-cell>
              <table:table-cell office:value-type="float" office:value="-0.000470305">
                <text:p>-0.000470305</text:p>
              </table:table-cell>
              <table:table-cell office:value-type="float" office:value="-0.000125999">
                <text:p>-0.000125999</text:p>
              </table:table-cell>
              <table:table-cell office:value-type="float" office:value="-0.000292889">
                <text:p>-0.000292889</text:p>
              </table:table-cell>
              <table:table-cell office:value-type="float" office:value="-0.000363551">
                <text:p>-0.000363551</text:p>
              </table:table-cell>
              <table:table-cell office:value-type="float" office:value="0.000106546">
                <text:p>0.000106546</text:p>
              </table:table-cell>
              <table:table-cell office:value-type="float" office:value="0.000472446">
                <text:p>0.000472446</text:p>
              </table:table-cell>
              <table:table-cell office:value-type="float" office:value="-0.000205121">
                <text:p>-0.000205121</text:p>
              </table:table-cell>
              <table:table-cell office:value-type="float" office:value="-0.0000173286">
                <text:p>-0.0000173286</text:p>
              </table:table-cell>
              <table:table-cell office:value-type="float" office:value="0.0000439808">
                <text:p>0.0000439808</text:p>
              </table:table-cell>
              <table:table-cell office:value-type="float" office:value="-0.0000351734">
                <text:p>-0.0000351734</text:p>
              </table:table-cell>
              <table:table-cell office:value-type="float" office:value="-0.0000872171">
                <text:p>-0.0000872171</text:p>
              </table:table-cell>
              <table:table-cell office:value-type="float" office:value="0.000391808">
                <text:p>0.000391808</text:p>
              </table:table-cell>
              <table:table-cell office:value-type="float" office:value="0.000101228">
                <text:p>0.000101228</text:p>
              </table:table-cell>
              <table:table-cell office:value-type="float" office:value="0.0000456276">
                <text:p>0.0000456276</text:p>
              </table:table-cell>
              <table:table-cell office:value-type="float" office:value="-0.000217454">
                <text:p>-0.000217454</text:p>
              </table:table-cell>
              <table:table-cell office:value-type="float" office:value="-0.0000423008">
                <text:p>-0.0000423008</text:p>
              </table:table-cell>
              <table:table-cell office:value-type="float" office:value="0.000272992">
                <text:p>0.000272992</text:p>
              </table:table-cell>
              <table:table-cell office:value-type="float" office:value="-0.000163076">
                <text:p>-0.000163076</text:p>
              </table:table-cell>
              <table:table-cell office:value-type="float" office:value="-0.000218331">
                <text:p>-0.000218331</text:p>
              </table:table-cell>
              <table:table-cell office:value-type="float" office:value="0.000580858">
                <text:p>0.000580858</text:p>
              </table:table-cell>
              <table:table-cell office:value-type="float" office:value="-0.000238559">
                <text:p>-0.000238559</text:p>
              </table:table-cell>
              <table:table-cell office:value-type="float" office:value="-0.000263837">
                <text:p>-0.000263837</text:p>
              </table:table-cell>
              <table:table-cell office:value-type="float" office:value="0.000114598">
                <text:p>0.000114598</text:p>
              </table:table-cell>
              <table:table-cell office:value-type="float" office:value="-0.0000338549">
                <text:p>-0.0000338549</text:p>
              </table:table-cell>
              <table:table-cell office:value-type="float" office:value="-0.000542097">
                <text:p>-0.000542097</text:p>
              </table:table-cell>
              <table:table-cell office:value-type="float" office:value="0.00000910366">
                <text:p>0.00000910366</text:p>
              </table:table-cell>
              <table:table-cell office:value-type="float" office:value="0.000231692">
                <text:p>0.000231692</text:p>
              </table:table-cell>
              <table:table-cell office:value-type="float" office:value="-0.0000431447">
                <text:p>-0.0000431447</text:p>
              </table:table-cell>
              <table:table-cell office:value-type="float" office:value="0.0000572864">
                <text:p>0.0000572864</text:p>
              </table:table-cell>
              <table:table-cell office:value-type="float" office:value="0.000421155">
                <text:p>0.000421155</text:p>
              </table:table-cell>
              <table:table-cell office:value-type="float" office:value="0.000303399">
                <text:p>0.000303399</text:p>
              </table:table-cell>
              <table:table-cell office:value-type="float" office:value="0.00047138">
                <text:p>0.00047138</text:p>
              </table:table-cell>
              <table:table-cell office:value-type="float" office:value="-0.000208319">
                <text:p>-0.000208319</text:p>
              </table:table-cell>
              <table:table-cell office:value-type="float" office:value="0.000286594">
                <text:p>0.000286594</text:p>
              </table:table-cell>
              <table:table-cell office:value-type="float" office:value="-0.000338364">
                <text:p>-0.000338364</text:p>
              </table:table-cell>
              <table:table-cell office:value-type="float" office:value="-0.000516585">
                <text:p>-0.000516585</text:p>
              </table:table-cell>
              <table:table-cell office:value-type="float" office:value="0.000225164">
                <text:p>0.000225164</text:p>
              </table:table-cell>
              <table:table-cell office:value-type="float" office:value="0.000362412">
                <text:p>0.000362412</text:p>
              </table:table-cell>
              <table:table-cell office:value-type="float" office:value="0.000130159">
                <text:p>0.000130159</text:p>
              </table:table-cell>
              <table:table-cell office:value-type="float" office:value="0.000502398">
                <text:p>0.000502398</text:p>
              </table:table-cell>
              <table:table-cell office:value-type="float" office:value="0.000283364">
                <text:p>0.000283364</text:p>
              </table:table-cell>
              <table:table-cell office:value-type="float" office:value="0.00040881">
                <text:p>0.00040881</text:p>
              </table:table-cell>
              <table:table-cell office:value-type="float" office:value="0.000325146">
                <text:p>0.000325146</text:p>
              </table:table-cell>
              <table:table-cell office:value-type="float" office:value="0.000866049">
                <text:p>0.000866049</text:p>
              </table:table-cell>
              <table:table-cell office:value-type="float" office:value="0.000758777">
                <text:p>0.000758777</text:p>
              </table:table-cell>
              <table:table-cell office:value-type="float" office:value="0.00138258">
                <text:p>0.00138258</text:p>
              </table:table-cell>
              <table:table-cell office:value-type="float" office:value="0.00149086">
                <text:p>0.00149086</text:p>
              </table:table-cell>
              <table:table-cell office:value-type="float" office:value="0.00173343">
                <text:p>0.00173343</text:p>
              </table:table-cell>
              <table:table-cell office:value-type="float" office:value="0.00264868">
                <text:p>0.00264868</text:p>
              </table:table-cell>
              <table:table-cell office:value-type="float" office:value="0.00276057">
                <text:p>0.00276057</text:p>
              </table:table-cell>
              <table:table-cell office:value-type="float" office:value="0.00352511">
                <text:p>0.00352511</text:p>
              </table:table-cell>
              <table:table-cell office:value-type="float" office:value="0.00491701">
                <text:p>0.00491701</text:p>
              </table:table-cell>
              <table:table-cell office:value-type="float" office:value="0.00594768">
                <text:p>0.00594768</text:p>
              </table:table-cell>
              <table:table-cell office:value-type="float" office:value="0.0075788">
                <text:p>0.0075788</text:p>
              </table:table-cell>
              <table:table-cell office:value-type="float" office:value="0.00921956">
                <text:p>0.00921956</text:p>
              </table:table-cell>
              <table:table-cell office:value-type="float" office:value="0.0116257">
                <text:p>0.0116257</text:p>
              </table:table-cell>
              <table:table-cell office:value-type="float" office:value="0.0146724">
                <text:p>0.0146724</text:p>
              </table:table-cell>
              <table:table-cell office:value-type="float" office:value="0.0179401">
                <text:p>0.0179401</text:p>
              </table:table-cell>
              <table:table-cell office:value-type="float" office:value="0.0231867">
                <text:p>0.0231867</text:p>
              </table:table-cell>
              <table:table-cell office:value-type="float" office:value="0.0288835">
                <text:p>0.0288835</text:p>
              </table:table-cell>
              <table:table-cell office:value-type="float" office:value="0.0358995">
                <text:p>0.0358995</text:p>
              </table:table-cell>
              <table:table-cell office:value-type="float" office:value="0.0444735">
                <text:p>0.0444735</text:p>
              </table:table-cell>
              <table:table-cell office:value-type="float" office:value="0.0556206">
                <text:p>0.0556206</text:p>
              </table:table-cell>
              <table:table-cell office:value-type="float" office:value="0.0680374">
                <text:p>0.0680374</text:p>
              </table:table-cell>
              <table:table-cell office:value-type="float" office:value="0.0828058">
                <text:p>0.0828058</text:p>
              </table:table-cell>
              <table:table-cell office:value-type="float" office:value="0.0999718">
                <text:p>0.0999718</text:p>
              </table:table-cell>
              <table:table-cell office:value-type="float" office:value="0.119169">
                <text:p>0.119169</text:p>
              </table:table-cell>
              <table:table-cell office:value-type="float" office:value="0.139529">
                <text:p>0.139529</text:p>
              </table:table-cell>
              <table:table-cell office:value-type="float" office:value="0.162472">
                <text:p>0.162472</text:p>
              </table:table-cell>
              <table:table-cell office:value-type="float" office:value="0.184834">
                <text:p>0.184834</text:p>
              </table:table-cell>
              <table:table-cell office:value-type="float" office:value="0.206506">
                <text:p>0.206506</text:p>
              </table:table-cell>
              <table:table-cell office:value-type="float" office:value="0.225117">
                <text:p>0.225117</text:p>
              </table:table-cell>
              <table:table-cell office:value-type="float" office:value="0.239783">
                <text:p>0.239783</text:p>
              </table:table-cell>
              <table:table-cell office:value-type="float" office:value="0.248048">
                <text:p>0.248048</text:p>
              </table:table-cell>
              <table:table-cell office:value-type="float" office:value="0.24984">
                <text:p>0.24984</text:p>
              </table:table-cell>
              <table:table-cell office:value-type="float" office:value="0.244769">
                <text:p>0.244769</text:p>
              </table:table-cell>
              <table:table-cell office:value-type="float" office:value="0.233643">
                <text:p>0.233643</text:p>
              </table:table-cell>
              <table:table-cell office:value-type="float" office:value="0.216844">
                <text:p>0.216844</text:p>
              </table:table-cell>
              <table:table-cell office:value-type="float" office:value="0.19737">
                <text:p>0.19737</text:p>
              </table:table-cell>
              <table:table-cell office:value-type="float" office:value="0.175183">
                <text:p>0.175183</text:p>
              </table:table-cell>
              <table:table-cell office:value-type="float" office:value="0.153011">
                <text:p>0.153011</text:p>
              </table:table-cell>
              <table:table-cell office:value-type="float" office:value="0.130826">
                <text:p>0.130826</text:p>
              </table:table-cell>
              <table:table-cell office:value-type="float" office:value="0.110862">
                <text:p>0.110862</text:p>
              </table:table-cell>
              <table:table-cell office:value-type="float" office:value="0.0936368">
                <text:p>0.0936368</text:p>
              </table:table-cell>
              <table:table-cell office:value-type="float" office:value="0.0780368">
                <text:p>0.0780368</text:p>
              </table:table-cell>
              <table:table-cell office:value-type="float" office:value="0.0658257">
                <text:p>0.0658257</text:p>
              </table:table-cell>
              <table:table-cell office:value-type="float" office:value="0.0570618">
                <text:p>0.0570618</text:p>
              </table:table-cell>
              <table:table-cell office:value-type="float" office:value="0.050233">
                <text:p>0.050233</text:p>
              </table:table-cell>
              <table:table-cell office:value-type="float" office:value="0.0478438">
                <text:p>0.0478438</text:p>
              </table:table-cell>
              <table:table-cell office:value-type="float" office:value="0.0503375">
                <text:p>0.0503375</text:p>
              </table:table-cell>
              <table:table-cell office:value-type="float" office:value="0.0595866">
                <text:p>0.0595866</text:p>
              </table:table-cell>
              <table:table-cell office:value-type="float" office:value="0.0766736">
                <text:p>0.0766736</text:p>
              </table:table-cell>
              <table:table-cell office:value-type="float" office:value="0.10702">
                <text:p>0.10702</text:p>
              </table:table-cell>
              <table:table-cell office:value-type="float" office:value="0.156726">
                <text:p>0.156726</text:p>
              </table:table-cell>
              <table:table-cell office:value-type="float" office:value="0.229957">
                <text:p>0.229957</text:p>
              </table:table-cell>
              <table:table-cell office:value-type="float" office:value="0.335861">
                <text:p>0.335861</text:p>
              </table:table-cell>
              <table:table-cell office:value-type="float" office:value="0.47835">
                <text:p>0.47835</text:p>
              </table:table-cell>
              <table:table-cell office:value-type="float" office:value="0.647947">
                <text:p>0.647947</text:p>
              </table:table-cell>
              <table:table-cell office:value-type="float" office:value="0.820231">
                <text:p>0.820231</text:p>
              </table:table-cell>
              <table:table-cell office:value-type="float" office:value="0.952007">
                <text:p>0.952007</text:p>
              </table:table-cell>
              <table:table-cell office:value-type="float" office:value="0.99533">
                <text:p>0.99533</text:p>
              </table:table-cell>
              <table:table-cell office:value-type="float" office:value="0.930386">
                <text:p>0.930386</text:p>
              </table:table-cell>
              <table:table-cell office:value-type="float" office:value="0.787304">
                <text:p>0.787304</text:p>
              </table:table-cell>
              <table:table-cell office:value-type="float" office:value="0.611082">
                <text:p>0.611082</text:p>
              </table:table-cell>
              <table:table-cell office:value-type="float" office:value="0.441777">
                <text:p>0.441777</text:p>
              </table:table-cell>
              <table:table-cell office:value-type="float" office:value="0.307669">
                <text:p>0.307669</text:p>
              </table:table-cell>
              <table:table-cell office:value-type="float" office:value="0.205245">
                <text:p>0.205245</text:p>
              </table:table-cell>
              <table:table-cell office:value-type="float" office:value="0.133203">
                <text:p>0.133203</text:p>
              </table:table-cell>
              <table:table-cell office:value-type="float" office:value="0.0876268">
                <text:p>0.0876268</text:p>
              </table:table-cell>
              <table:table-cell office:value-type="float" office:value="0.0550171">
                <text:p>0.0550171</text:p>
              </table:table-cell>
              <table:table-cell office:value-type="float" office:value="0.0360963">
                <text:p>0.0360963</text:p>
              </table:table-cell>
              <table:table-cell office:value-type="float" office:value="0.0224475">
                <text:p>0.0224475</text:p>
              </table:table-cell>
              <table:table-cell office:value-type="float" office:value="0.0146994">
                <text:p>0.0146994</text:p>
              </table:table-cell>
              <table:table-cell office:value-type="float" office:value="0.00983944">
                <text:p>0.00983944</text:p>
              </table:table-cell>
              <table:table-cell office:value-type="float" office:value="0.00459866">
                <text:p>0.00459866</text:p>
              </table:table-cell>
              <table:table-cell office:value-type="float" office:value="0.00439799">
                <text:p>0.00439799</text:p>
              </table:table-cell>
              <table:table-cell office:value-type="float" office:value="0.00236735">
                <text:p>0.00236735</text:p>
              </table:table-cell>
              <table:table-cell office:value-type="float" office:value="0.0011252">
                <text:p>0.0011252</text:p>
              </table:table-cell>
              <table:table-cell office:value-type="float" office:value="0.00157691">
                <text:p>0.00157691</text:p>
              </table:table-cell>
              <table:table-cell office:value-type="float" office:value="0.0000183025">
                <text:p>0.0000183025</text:p>
              </table:table-cell>
              <table:table-cell office:value-type="float" office:value="0.000894525">
                <text:p>0.000894525</text:p>
              </table:table-cell>
              <table:table-cell office:value-type="float" office:value="-0.000255051">
                <text:p>-0.000255051</text:p>
              </table:table-cell>
              <table:table-cell office:value-type="float" office:value="-0.00000422071">
                <text:p>-0.00000422071</text:p>
              </table:table-cell>
              <table:table-cell office:value-type="float" office:value="0.000737753">
                <text:p>0.000737753</text:p>
              </table:table-cell>
              <table:table-cell office:value-type="float" office:value="-0.000414833">
                <text:p>-0.000414833</text:p>
              </table:table-cell>
              <table:table-cell office:value-type="float" office:value="0.000431767">
                <text:p>0.000431767</text:p>
              </table:table-cell>
              <table:table-cell office:value-type="float" office:value="0.000123812">
                <text:p>0.000123812</text:p>
              </table:table-cell>
              <table:table-cell office:value-type="float" office:value="0.00020743">
                <text:p>0.00020743</text:p>
              </table:table-cell>
              <table:table-cell office:value-type="float" office:value="0.000540494">
                <text:p>0.000540494</text:p>
              </table:table-cell>
              <table:table-cell office:value-type="float" office:value="-0.000403579">
                <text:p>-0.000403579</text:p>
              </table:table-cell>
              <table:table-cell office:value-type="float" office:value="0.000445806">
                <text:p>0.000445806</text:p>
              </table:table-cell>
              <table:table-cell office:value-type="float" office:value="0.000172894">
                <text:p>0.000172894</text:p>
              </table:table-cell>
              <table:table-cell office:value-type="float" office:value="-0.000655666">
                <text:p>-0.000655666</text:p>
              </table:table-cell>
              <table:table-cell office:value-type="float" office:value="0.000293536">
                <text:p>0.000293536</text:p>
              </table:table-cell>
              <table:table-cell office:value-type="float" office:value="-0.0000906606">
                <text:p>-0.0000906606</text:p>
              </table:table-cell>
              <table:table-cell office:value-type="float" office:value="-0.000164281">
                <text:p>-0.000164281</text:p>
              </table:table-cell>
              <table:table-cell office:value-type="float" office:value="-0.0000994131">
                <text:p>-0.0000994131</text:p>
              </table:table-cell>
              <table:table-cell office:value-type="float" office:value="0.0000659493">
                <text:p>0.0000659493</text:p>
              </table:table-cell>
              <table:table-cell office:value-type="float" office:value="0.000726793">
                <text:p>0.000726793</text:p>
              </table:table-cell>
              <table:table-cell office:value-type="float" office:value="-0.000223587">
                <text:p>-0.000223587</text:p>
              </table:table-cell>
              <table:table-cell office:value-type="float" office:value="-0.0000267239">
                <text:p>-0.0000267239</text:p>
              </table:table-cell>
              <table:table-cell office:value-type="float" office:value="0.000491011">
                <text:p>0.000491011</text:p>
              </table:table-cell>
              <table:table-cell office:value-type="float" office:value="-0.00104082">
                <text:p>-0.00104082</text:p>
              </table:table-cell>
              <table:table-cell office:value-type="float" office:value="-0.000301477">
                <text:p>-0.000301477</text:p>
              </table:table-cell>
              <table:table-cell office:value-type="float" office:value="0.0000585343">
                <text:p>0.0000585343</text:p>
              </table:table-cell>
              <table:table-cell office:value-type="float" office:value="-0.000145223">
                <text:p>-0.000145223</text:p>
              </table:table-cell>
              <table:table-cell office:value-type="float" office:value="0.000228504">
                <text:p>0.000228504</text:p>
              </table:table-cell>
              <table:table-cell office:value-type="float" office:value="-0.000233782">
                <text:p>-0.000233782</text:p>
              </table:table-cell>
              <table:table-cell office:value-type="float" office:value="0.000623435">
                <text:p>0.000623435</text:p>
              </table:table-cell>
              <table:table-cell office:value-type="float" office:value="-0.000308564">
                <text:p>-0.000308564</text:p>
              </table:table-cell>
              <table:table-cell office:value-type="float" office:value="-0.000338283">
                <text:p>-0.000338283</text:p>
              </table:table-cell>
              <table:table-cell office:value-type="float" office:value="0.000805188">
                <text:p>0.000805188</text:p>
              </table:table-cell>
              <table:table-cell office:value-type="float" office:value="-0.00027157">
                <text:p>-0.00027157</text:p>
              </table:table-cell>
              <table:table-cell office:value-type="float" office:value="-0.00000890577">
                <text:p>-0.00000890577</text:p>
              </table:table-cell>
              <table:table-cell office:value-type="float" office:value="0.000383009">
                <text:p>0.000383009</text:p>
              </table:table-cell>
              <table:table-cell office:value-type="float" office:value="-0.0000566725">
                <text:p>-0.0000566725</text:p>
              </table:table-cell>
              <table:table-cell office:value-type="float" office:value="0.000207562">
                <text:p>0.000207562</text:p>
              </table:table-cell>
              <table:table-cell office:value-type="float" office:value="-0.000470233">
                <text:p>-0.000470233</text:p>
              </table:table-cell>
              <table:table-cell office:value-type="float" office:value="0.000397302">
                <text:p>0.000397302</text:p>
              </table:table-cell>
              <table:table-cell office:value-type="float" office:value="-0.00024328">
                <text:p>-0.00024328</text:p>
              </table:table-cell>
              <table:table-cell office:value-type="float" office:value="-0.000369564">
                <text:p>-0.000369564</text:p>
              </table:table-cell>
              <table:table-cell office:value-type="float" office:value="0.000315316">
                <text:p>0.000315316</text:p>
              </table:table-cell>
              <table:table-cell office:value-type="float" office:value="0.000168275">
                <text:p>0.000168275</text:p>
              </table:table-cell>
              <table:table-cell office:value-type="float" office:value="-0.000159758">
                <text:p>-0.000159758</text:p>
              </table:table-cell>
              <table:table-cell office:value-type="float" office:value="0.000130918">
                <text:p>0.000130918</text:p>
              </table:table-cell>
              <table:table-cell office:value-type="float" office:value="0.0000767792">
                <text:p>0.0000767792</text:p>
              </table:table-cell>
              <table:table-cell office:value-type="float" office:value="0.000132332">
                <text:p>0.000132332</text:p>
              </table:table-cell>
              <table:table-cell office:value-type="float" office:value="-0.000148088">
                <text:p>-0.000148088</text:p>
              </table:table-cell>
              <table:table-cell office:value-type="float" office:value="0.000035833">
                <text:p>0.000035833</text:p>
              </table:table-cell>
              <table:table-cell office:value-type="float" office:value="0.0000068921">
                <text:p>0.0000068921</text:p>
              </table:table-cell>
              <table:table-cell office:value-type="float" office:value="-0.000550244">
                <text:p>-0.000550244</text:p>
              </table:table-cell>
              <table:table-cell office:value-type="float" office:value="-0.000594853">
                <text:p>-0.000594853</text:p>
              </table:table-cell>
              <table:table-cell office:value-type="float" office:value="0.00019779">
                <text:p>0.00019779</text:p>
              </table:table-cell>
              <table:table-cell office:value-type="float" office:value="-0.000168539">
                <text:p>-0.000168539</text:p>
              </table:table-cell>
              <table:table-cell office:value-type="float" office:value="0.000220258">
                <text:p>0.000220258</text:p>
              </table:table-cell>
              <table:table-cell office:value-type="float" office:value="0.000483055">
                <text:p>0.000483055</text:p>
              </table:table-cell>
              <table:table-cell office:value-type="float" office:value="0.000228548">
                <text:p>0.000228548</text:p>
              </table:table-cell>
              <table:table-cell office:value-type="float" office:value="-0.0000528982">
                <text:p>-0.0000528982</text:p>
              </table:table-cell>
              <table:table-cell office:value-type="float" office:value="-0.000340968">
                <text:p>-0.000340968</text:p>
              </table:table-cell>
              <table:table-cell office:value-type="float" office:value="0.000395656">
                <text:p>0.000395656</text:p>
              </table:table-cell>
              <table:table-cell office:value-type="float" office:value="-0.000292947">
                <text:p>-0.000292947</text:p>
              </table:table-cell>
              <table:table-cell office:value-type="float" office:value="-0.000177302">
                <text:p>-0.000177302</text:p>
              </table:table-cell>
              <table:table-cell office:value-type="float" office:value="0.000431617">
                <text:p>0.000431617</text:p>
              </table:table-cell>
              <table:table-cell office:value-type="float" office:value="0.0000438746">
                <text:p>0.0000438746</text:p>
              </table:table-cell>
              <table:table-cell office:value-type="float" office:value="-0.000212599">
                <text:p>-0.000212599</text:p>
              </table:table-cell>
              <table:table-cell office:value-type="float" office:value="0.000126362">
                <text:p>0.000126362</text:p>
              </table:table-cell>
              <table:table-cell office:value-type="float" office:value="0.000299324">
                <text:p>0.000299324</text:p>
              </table:table-cell>
              <table:table-cell office:value-type="float" office:value="-0.000366914">
                <text:p>-0.000366914</text:p>
              </table:table-cell>
              <table:table-cell office:value-type="float" office:value="-0.000131296">
                <text:p>-0.000131296</text:p>
              </table:table-cell>
              <table:table-cell office:value-type="float" office:value="0.000522185">
                <text:p>0.000522185</text:p>
              </table:table-cell>
              <table:table-cell office:value-type="float" office:value="-0.00016519">
                <text:p>-0.00016519</text:p>
              </table:table-cell>
              <table:table-cell office:value-type="float" office:value="0.0002333">
                <text:p>0.0002333</text:p>
              </table:table-cell>
              <table:table-cell office:value-type="float" office:value="0.0000131423">
                <text:p>0.0000131423</text:p>
              </table:table-cell>
              <table:table-cell office:value-type="float" office:value="0.000405581">
                <text:p>0.000405581</text:p>
              </table:table-cell>
              <table:table-cell office:value-type="float" office:value="-0.000532568">
                <text:p>-0.000532568</text:p>
              </table:table-cell>
              <table:table-cell office:value-type="float" office:value="-0.00026798">
                <text:p>-0.00026798</text:p>
              </table:table-cell>
              <table:table-cell office:value-type="float" office:value="0.000507311">
                <text:p>0.000507311</text:p>
              </table:table-cell>
              <table:table-cell office:value-type="float" office:value="-0.000697894">
                <text:p>-0.000697894</text:p>
              </table:table-cell>
              <table:table-cell office:value-type="float" office:value="0.000000298212">
                <text:p>0.000000298212</text:p>
              </table:table-cell>
              <table:table-cell office:value-type="float" office:value="-0.000127691">
                <text:p>-0.000127691</text:p>
              </table:table-cell>
              <table:table-cell office:value-type="float" office:value="-0.000443084">
                <text:p>-0.000443084</text:p>
              </table:table-cell>
              <table:table-cell office:value-type="float" office:value="0.000142825">
                <text:p>0.000142825</text:p>
              </table:table-cell>
              <table:table-cell office:value-type="float" office:value="-0.000309643">
                <text:p>-0.000309643</text:p>
              </table:table-cell>
              <table:table-cell office:value-type="float" office:value="0.000839917">
                <text:p>0.000839917</text:p>
              </table:table-cell>
              <table:table-cell office:value-type="float" office:value="-0.0000144045">
                <text:p>-0.0000144045</text:p>
              </table:table-cell>
              <table:table-cell office:value-type="float" office:value="-0.0000255563">
                <text:p>-0.0000255563</text:p>
              </table:table-cell>
              <table:table-cell office:value-type="float" office:value="0.00033495">
                <text:p>0.00033495</text:p>
              </table:table-cell>
              <table:table-cell office:value-type="float" office:value="-0.000887852">
                <text:p>-0.000887852</text:p>
              </table:table-cell>
              <table:table-cell office:value-type="float" office:value="0.0000813521">
                <text:p>0.0000813521</text:p>
              </table:table-cell>
              <table:table-cell office:value-type="float" office:value="-0.000153464">
                <text:p>-0.000153464</text:p>
              </table:table-cell>
              <table:table-cell office:value-type="float" office:value="-0.000387296">
                <text:p>-0.000387296</text:p>
              </table:table-cell>
              <table:table-cell office:value-type="float" office:value="0.000278479">
                <text:p>0.000278479</text:p>
              </table:table-cell>
              <table:table-cell office:value-type="float" office:value="2.05906E-017">
                <text:p>2.05906E-017</text:p>
              </table:table-cell>
              <table:table-cell office:value-type="float" office:value="1.63292E-017">
                <text:p>1.63292E-017</text:p>
              </table:table-cell>
              <table:table-cell office:value-type="float" office:value="1.28263E-017">
                <text:p>1.28263E-017</text:p>
              </table:table-cell>
              <table:table-cell office:value-type="float" office:value="1.28263E-017">
                <text:p>1.28263E-017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00245712">
                <text:p>0.00000000245712</text:p>
                <draw:g>
                  <svg:desc>korteweg2.B23:korteweg2.KQ23</svg:desc>
                </draw:g>
              </table:table-cell>
              <table:table-cell office:value-type="float" office:value="0.00000000392257">
                <text:p>0.00000000392257</text:p>
              </table:table-cell>
              <table:table-cell office:value-type="float" office:value="0.0000000063004">
                <text:p>0.0000000063004</text:p>
              </table:table-cell>
              <table:table-cell office:value-type="float" office:value="0.00029257">
                <text:p>0.00029257</text:p>
              </table:table-cell>
              <table:table-cell office:value-type="float" office:value="-0.000300586">
                <text:p>-0.000300586</text:p>
              </table:table-cell>
              <table:table-cell office:value-type="float" office:value="0.0000212016">
                <text:p>0.0000212016</text:p>
              </table:table-cell>
              <table:table-cell office:value-type="float" office:value="-0.000231285">
                <text:p>-0.000231285</text:p>
              </table:table-cell>
              <table:table-cell office:value-type="float" office:value="-0.00072194">
                <text:p>-0.00072194</text:p>
              </table:table-cell>
              <table:table-cell office:value-type="float" office:value="-0.0000868822">
                <text:p>-0.0000868822</text:p>
              </table:table-cell>
              <table:table-cell office:value-type="float" office:value="0.0000485944">
                <text:p>0.0000485944</text:p>
              </table:table-cell>
              <table:table-cell office:value-type="float" office:value="0.000213757">
                <text:p>0.000213757</text:p>
              </table:table-cell>
              <table:table-cell office:value-type="float" office:value="0.000107384">
                <text:p>0.000107384</text:p>
              </table:table-cell>
              <table:table-cell office:value-type="float" office:value="0.00023652">
                <text:p>0.00023652</text:p>
              </table:table-cell>
              <table:table-cell office:value-type="float" office:value="0.000492431">
                <text:p>0.000492431</text:p>
              </table:table-cell>
              <table:table-cell office:value-type="float" office:value="-0.000307521">
                <text:p>-0.000307521</text:p>
              </table:table-cell>
              <table:table-cell office:value-type="float" office:value="-0.000251755">
                <text:p>-0.000251755</text:p>
              </table:table-cell>
              <table:table-cell office:value-type="float" office:value="0.00028172">
                <text:p>0.00028172</text:p>
              </table:table-cell>
              <table:table-cell office:value-type="float" office:value="-0.000236076">
                <text:p>-0.000236076</text:p>
              </table:table-cell>
              <table:table-cell office:value-type="float" office:value="0.0000682275">
                <text:p>0.0000682275</text:p>
              </table:table-cell>
              <table:table-cell office:value-type="float" office:value="0.000173687">
                <text:p>0.000173687</text:p>
              </table:table-cell>
              <table:table-cell office:value-type="float" office:value="0.000221011">
                <text:p>0.000221011</text:p>
              </table:table-cell>
              <table:table-cell office:value-type="float" office:value="-0.000167547">
                <text:p>-0.000167547</text:p>
              </table:table-cell>
              <table:table-cell office:value-type="float" office:value="-0.000147341">
                <text:p>-0.000147341</text:p>
              </table:table-cell>
              <table:table-cell office:value-type="float" office:value="0.000148957">
                <text:p>0.000148957</text:p>
              </table:table-cell>
              <table:table-cell office:value-type="float" office:value="0.0000109645">
                <text:p>0.0000109645</text:p>
              </table:table-cell>
              <table:table-cell office:value-type="float" office:value="-0.0000822631">
                <text:p>-0.0000822631</text:p>
              </table:table-cell>
              <table:table-cell office:value-type="float" office:value="-0.000276543">
                <text:p>-0.000276543</text:p>
              </table:table-cell>
              <table:table-cell office:value-type="float" office:value="0.000222635">
                <text:p>0.000222635</text:p>
              </table:table-cell>
              <table:table-cell office:value-type="float" office:value="0.000148741">
                <text:p>0.000148741</text:p>
              </table:table-cell>
              <table:table-cell office:value-type="float" office:value="-0.000146161">
                <text:p>-0.000146161</text:p>
              </table:table-cell>
              <table:table-cell office:value-type="float" office:value="0.000635517">
                <text:p>0.000635517</text:p>
              </table:table-cell>
              <table:table-cell office:value-type="float" office:value="0.000318602">
                <text:p>0.000318602</text:p>
              </table:table-cell>
              <table:table-cell office:value-type="float" office:value="-0.000353195">
                <text:p>-0.000353195</text:p>
              </table:table-cell>
              <table:table-cell office:value-type="float" office:value="0.000212778">
                <text:p>0.000212778</text:p>
              </table:table-cell>
              <table:table-cell office:value-type="float" office:value="0.0000629317">
                <text:p>0.0000629317</text:p>
              </table:table-cell>
              <table:table-cell office:value-type="float" office:value="-0.0000634541">
                <text:p>-0.0000634541</text:p>
              </table:table-cell>
              <table:table-cell office:value-type="float" office:value="-0.0000344687">
                <text:p>-0.0000344687</text:p>
              </table:table-cell>
              <table:table-cell office:value-type="float" office:value="-0.000173876">
                <text:p>-0.000173876</text:p>
              </table:table-cell>
              <table:table-cell office:value-type="float" office:value="0.0000473928">
                <text:p>0.0000473928</text:p>
              </table:table-cell>
              <table:table-cell office:value-type="float" office:value="-0.000269192">
                <text:p>-0.000269192</text:p>
              </table:table-cell>
              <table:table-cell office:value-type="float" office:value="-0.000384029">
                <text:p>-0.000384029</text:p>
              </table:table-cell>
              <table:table-cell office:value-type="float" office:value="0.000321414">
                <text:p>0.000321414</text:p>
              </table:table-cell>
              <table:table-cell office:value-type="float" office:value="0.000131126">
                <text:p>0.000131126</text:p>
              </table:table-cell>
              <table:table-cell office:value-type="float" office:value="-0.00000705102">
                <text:p>-0.00000705102</text:p>
              </table:table-cell>
              <table:table-cell office:value-type="float" office:value="0.00054859">
                <text:p>0.00054859</text:p>
              </table:table-cell>
              <table:table-cell office:value-type="float" office:value="0.000431658">
                <text:p>0.000431658</text:p>
              </table:table-cell>
              <table:table-cell office:value-type="float" office:value="-0.000253618">
                <text:p>-0.000253618</text:p>
              </table:table-cell>
              <table:table-cell office:value-type="float" office:value="-0.00023572">
                <text:p>-0.00023572</text:p>
              </table:table-cell>
              <table:table-cell office:value-type="float" office:value="-0.0000376742">
                <text:p>-0.0000376742</text:p>
              </table:table-cell>
              <table:table-cell office:value-type="float" office:value="-0.000419443">
                <text:p>-0.000419443</text:p>
              </table:table-cell>
              <table:table-cell office:value-type="float" office:value="0.000164779">
                <text:p>0.000164779</text:p>
              </table:table-cell>
              <table:table-cell office:value-type="float" office:value="0.000281509">
                <text:p>0.000281509</text:p>
              </table:table-cell>
              <table:table-cell office:value-type="float" office:value="-0.000144029">
                <text:p>-0.000144029</text:p>
              </table:table-cell>
              <table:table-cell office:value-type="float" office:value="0.000392256">
                <text:p>0.000392256</text:p>
              </table:table-cell>
              <table:table-cell office:value-type="float" office:value="-0.000410156">
                <text:p>-0.000410156</text:p>
              </table:table-cell>
              <table:table-cell office:value-type="float" office:value="-0.0000867644">
                <text:p>-0.0000867644</text:p>
              </table:table-cell>
              <table:table-cell office:value-type="float" office:value="0.000173022">
                <text:p>0.000173022</text:p>
              </table:table-cell>
              <table:table-cell office:value-type="float" office:value="-0.000309871">
                <text:p>-0.000309871</text:p>
              </table:table-cell>
              <table:table-cell office:value-type="float" office:value="-0.0000170081">
                <text:p>-0.0000170081</text:p>
              </table:table-cell>
              <table:table-cell office:value-type="float" office:value="0.0000434419">
                <text:p>0.0000434419</text:p>
              </table:table-cell>
              <table:table-cell office:value-type="float" office:value="-0.0000925665">
                <text:p>-0.0000925665</text:p>
              </table:table-cell>
              <table:table-cell office:value-type="float" office:value="0.000342053">
                <text:p>0.000342053</text:p>
              </table:table-cell>
              <table:table-cell office:value-type="float" office:value="0.000117038">
                <text:p>0.000117038</text:p>
              </table:table-cell>
              <table:table-cell office:value-type="float" office:value="0.000201085">
                <text:p>0.000201085</text:p>
              </table:table-cell>
              <table:table-cell office:value-type="float" office:value="0.000206643">
                <text:p>0.000206643</text:p>
              </table:table-cell>
              <table:table-cell office:value-type="float" office:value="-0.0000247356">
                <text:p>-0.0000247356</text:p>
              </table:table-cell>
              <table:table-cell office:value-type="float" office:value="-0.000233642">
                <text:p>-0.000233642</text:p>
              </table:table-cell>
              <table:table-cell office:value-type="float" office:value="0.000110692">
                <text:p>0.000110692</text:p>
              </table:table-cell>
              <table:table-cell office:value-type="float" office:value="-0.000140835">
                <text:p>-0.000140835</text:p>
              </table:table-cell>
              <table:table-cell office:value-type="float" office:value="-0.000561997">
                <text:p>-0.000561997</text:p>
              </table:table-cell>
              <table:table-cell office:value-type="float" office:value="0.000368142">
                <text:p>0.000368142</text:p>
              </table:table-cell>
              <table:table-cell office:value-type="float" office:value="-0.000177018">
                <text:p>-0.000177018</text:p>
              </table:table-cell>
              <table:table-cell office:value-type="float" office:value="-0.00032606">
                <text:p>-0.00032606</text:p>
              </table:table-cell>
              <table:table-cell office:value-type="float" office:value="0.000363825">
                <text:p>0.000363825</text:p>
              </table:table-cell>
              <table:table-cell office:value-type="float" office:value="-0.00022656">
                <text:p>-0.00022656</text:p>
              </table:table-cell>
              <table:table-cell office:value-type="float" office:value="-0.0000665081">
                <text:p>-0.0000665081</text:p>
              </table:table-cell>
              <table:table-cell office:value-type="float" office:value="0.000391256">
                <text:p>0.000391256</text:p>
              </table:table-cell>
              <table:table-cell office:value-type="float" office:value="0.000245991">
                <text:p>0.000245991</text:p>
              </table:table-cell>
              <table:table-cell office:value-type="float" office:value="0.000377207">
                <text:p>0.000377207</text:p>
              </table:table-cell>
              <table:table-cell office:value-type="float" office:value="-0.000170747">
                <text:p>-0.000170747</text:p>
              </table:table-cell>
              <table:table-cell office:value-type="float" office:value="-0.000156204">
                <text:p>-0.000156204</text:p>
              </table:table-cell>
              <table:table-cell office:value-type="float" office:value="-0.000136904">
                <text:p>-0.000136904</text:p>
              </table:table-cell>
              <table:table-cell office:value-type="float" office:value="-0.000426344">
                <text:p>-0.000426344</text:p>
              </table:table-cell>
              <table:table-cell office:value-type="float" office:value="0.0000498772">
                <text:p>0.0000498772</text:p>
              </table:table-cell>
              <table:table-cell office:value-type="float" office:value="0.00024647">
                <text:p>0.00024647</text:p>
              </table:table-cell>
              <table:table-cell office:value-type="float" office:value="0.000363828">
                <text:p>0.000363828</text:p>
              </table:table-cell>
              <table:table-cell office:value-type="float" office:value="-0.000479944">
                <text:p>-0.000479944</text:p>
              </table:table-cell>
              <table:table-cell office:value-type="float" office:value="0.000341599">
                <text:p>0.000341599</text:p>
              </table:table-cell>
              <table:table-cell office:value-type="float" office:value="0.0000402398">
                <text:p>0.0000402398</text:p>
              </table:table-cell>
              <table:table-cell office:value-type="float" office:value="-0.000659256">
                <text:p>-0.000659256</text:p>
              </table:table-cell>
              <table:table-cell office:value-type="float" office:value="0.0000390402">
                <text:p>0.0000390402</text:p>
              </table:table-cell>
              <table:table-cell office:value-type="float" office:value="0.0000762822">
                <text:p>0.0000762822</text:p>
              </table:table-cell>
              <table:table-cell office:value-type="float" office:value="-0.000351503">
                <text:p>-0.000351503</text:p>
              </table:table-cell>
              <table:table-cell office:value-type="float" office:value="0.000362865">
                <text:p>0.000362865</text:p>
              </table:table-cell>
              <table:table-cell office:value-type="float" office:value="-0.000066192">
                <text:p>-0.000066192</text:p>
              </table:table-cell>
              <table:table-cell office:value-type="float" office:value="0.000591615">
                <text:p>0.000591615</text:p>
              </table:table-cell>
              <table:table-cell office:value-type="float" office:value="-0.000014199">
                <text:p>-0.000014199</text:p>
              </table:table-cell>
              <table:table-cell office:value-type="float" office:value="-0.0000416438">
                <text:p>-0.0000416438</text:p>
              </table:table-cell>
              <table:table-cell office:value-type="float" office:value="0.000306067">
                <text:p>0.000306067</text:p>
              </table:table-cell>
              <table:table-cell office:value-type="float" office:value="0.0000790828">
                <text:p>0.0000790828</text:p>
              </table:table-cell>
              <table:table-cell office:value-type="float" office:value="-0.000318772">
                <text:p>-0.000318772</text:p>
              </table:table-cell>
              <table:table-cell office:value-type="float" office:value="-0.000196496">
                <text:p>-0.000196496</text:p>
              </table:table-cell>
              <table:table-cell office:value-type="float" office:value="-0.000010433">
                <text:p>-0.000010433</text:p>
              </table:table-cell>
              <table:table-cell office:value-type="float" office:value="-0.000154484">
                <text:p>-0.000154484</text:p>
              </table:table-cell>
              <table:table-cell office:value-type="float" office:value="-0.000510297">
                <text:p>-0.000510297</text:p>
              </table:table-cell>
              <table:table-cell office:value-type="float" office:value="0.000689243">
                <text:p>0.000689243</text:p>
              </table:table-cell>
              <table:table-cell office:value-type="float" office:value="-0.00022518">
                <text:p>-0.00022518</text:p>
              </table:table-cell>
              <table:table-cell office:value-type="float" office:value="-0.000271335">
                <text:p>-0.000271335</text:p>
              </table:table-cell>
              <table:table-cell office:value-type="float" office:value="0.0000725258">
                <text:p>0.0000725258</text:p>
              </table:table-cell>
              <table:table-cell office:value-type="float" office:value="0.000159578">
                <text:p>0.000159578</text:p>
              </table:table-cell>
              <table:table-cell office:value-type="float" office:value="0.00011848">
                <text:p>0.00011848</text:p>
              </table:table-cell>
              <table:table-cell office:value-type="float" office:value="0.000170951">
                <text:p>0.000170951</text:p>
              </table:table-cell>
              <table:table-cell office:value-type="float" office:value="0.000299601">
                <text:p>0.000299601</text:p>
              </table:table-cell>
              <table:table-cell office:value-type="float" office:value="0.000354813">
                <text:p>0.000354813</text:p>
              </table:table-cell>
              <table:table-cell office:value-type="float" office:value="-0.000795324">
                <text:p>-0.000795324</text:p>
              </table:table-cell>
              <table:table-cell office:value-type="float" office:value="0.000100777">
                <text:p>0.000100777</text:p>
              </table:table-cell>
              <table:table-cell office:value-type="float" office:value="0.000212713">
                <text:p>0.000212713</text:p>
              </table:table-cell>
              <table:table-cell office:value-type="float" office:value="-0.000277439">
                <text:p>-0.000277439</text:p>
              </table:table-cell>
              <table:table-cell office:value-type="float" office:value="-0.000020398">
                <text:p>-0.000020398</text:p>
              </table:table-cell>
              <table:table-cell office:value-type="float" office:value="0.0007195">
                <text:p>0.0007195</text:p>
              </table:table-cell>
              <table:table-cell office:value-type="float" office:value="0.000106913">
                <text:p>0.000106913</text:p>
              </table:table-cell>
              <table:table-cell office:value-type="float" office:value="-0.000390301">
                <text:p>-0.000390301</text:p>
              </table:table-cell>
              <table:table-cell office:value-type="float" office:value="0.000407818">
                <text:p>0.000407818</text:p>
              </table:table-cell>
              <table:table-cell office:value-type="float" office:value="0.0000905768">
                <text:p>0.0000905768</text:p>
              </table:table-cell>
              <table:table-cell office:value-type="float" office:value="-0.000726934">
                <text:p>-0.000726934</text:p>
              </table:table-cell>
              <table:table-cell office:value-type="float" office:value="0.000154014">
                <text:p>0.000154014</text:p>
              </table:table-cell>
              <table:table-cell office:value-type="float" office:value="0.000589551">
                <text:p>0.000589551</text:p>
              </table:table-cell>
              <table:table-cell office:value-type="float" office:value="0.000133566">
                <text:p>0.000133566</text:p>
              </table:table-cell>
              <table:table-cell office:value-type="float" office:value="0.000580438">
                <text:p>0.000580438</text:p>
              </table:table-cell>
              <table:table-cell office:value-type="float" office:value="0.000770361">
                <text:p>0.000770361</text:p>
              </table:table-cell>
              <table:table-cell office:value-type="float" office:value="0.0011213">
                <text:p>0.0011213</text:p>
              </table:table-cell>
              <table:table-cell office:value-type="float" office:value="0.000560707">
                <text:p>0.000560707</text:p>
              </table:table-cell>
              <table:table-cell office:value-type="float" office:value="0.0012744">
                <text:p>0.0012744</text:p>
              </table:table-cell>
              <table:table-cell office:value-type="float" office:value="0.00180602">
                <text:p>0.00180602</text:p>
              </table:table-cell>
              <table:table-cell office:value-type="float" office:value="0.00155587">
                <text:p>0.00155587</text:p>
              </table:table-cell>
              <table:table-cell office:value-type="float" office:value="0.00170805">
                <text:p>0.00170805</text:p>
              </table:table-cell>
              <table:table-cell office:value-type="float" office:value="0.00282068">
                <text:p>0.00282068</text:p>
              </table:table-cell>
              <table:table-cell office:value-type="float" office:value="0.00335361">
                <text:p>0.00335361</text:p>
              </table:table-cell>
              <table:table-cell office:value-type="float" office:value="0.0040596">
                <text:p>0.0040596</text:p>
              </table:table-cell>
              <table:table-cell office:value-type="float" office:value="0.00555355">
                <text:p>0.00555355</text:p>
              </table:table-cell>
              <table:table-cell office:value-type="float" office:value="0.00710849">
                <text:p>0.00710849</text:p>
              </table:table-cell>
              <table:table-cell office:value-type="float" office:value="0.00836864">
                <text:p>0.00836864</text:p>
              </table:table-cell>
              <table:table-cell office:value-type="float" office:value="0.0107441">
                <text:p>0.0107441</text:p>
              </table:table-cell>
              <table:table-cell office:value-type="float" office:value="0.0136863">
                <text:p>0.0136863</text:p>
              </table:table-cell>
              <table:table-cell office:value-type="float" office:value="0.0173571">
                <text:p>0.0173571</text:p>
              </table:table-cell>
              <table:table-cell office:value-type="float" office:value="0.0217501">
                <text:p>0.0217501</text:p>
              </table:table-cell>
              <table:table-cell office:value-type="float" office:value="0.027113">
                <text:p>0.027113</text:p>
              </table:table-cell>
              <table:table-cell office:value-type="float" office:value="0.033897">
                <text:p>0.033897</text:p>
              </table:table-cell>
              <table:table-cell office:value-type="float" office:value="0.0420298">
                <text:p>0.0420298</text:p>
              </table:table-cell>
              <table:table-cell office:value-type="float" office:value="0.051514">
                <text:p>0.051514</text:p>
              </table:table-cell>
              <table:table-cell office:value-type="float" office:value="0.0638141">
                <text:p>0.0638141</text:p>
              </table:table-cell>
              <table:table-cell office:value-type="float" office:value="0.0779078">
                <text:p>0.0779078</text:p>
              </table:table-cell>
              <table:table-cell office:value-type="float" office:value="0.0943657">
                <text:p>0.0943657</text:p>
              </table:table-cell>
              <table:table-cell office:value-type="float" office:value="0.112919">
                <text:p>0.112919</text:p>
              </table:table-cell>
              <table:table-cell office:value-type="float" office:value="0.134049">
                <text:p>0.134049</text:p>
              </table:table-cell>
              <table:table-cell office:value-type="float" office:value="0.155978">
                <text:p>0.155978</text:p>
              </table:table-cell>
              <table:table-cell office:value-type="float" office:value="0.177987">
                <text:p>0.177987</text:p>
              </table:table-cell>
              <table:table-cell office:value-type="float" office:value="0.200053">
                <text:p>0.200053</text:p>
              </table:table-cell>
              <table:table-cell office:value-type="float" office:value="0.219698">
                <text:p>0.219698</text:p>
              </table:table-cell>
              <table:table-cell office:value-type="float" office:value="0.235094">
                <text:p>0.235094</text:p>
              </table:table-cell>
              <table:table-cell office:value-type="float" office:value="0.245995">
                <text:p>0.245995</text:p>
              </table:table-cell>
              <table:table-cell office:value-type="float" office:value="0.250381">
                <text:p>0.250381</text:p>
              </table:table-cell>
              <table:table-cell office:value-type="float" office:value="0.247315">
                <text:p>0.247315</text:p>
              </table:table-cell>
              <table:table-cell office:value-type="float" office:value="0.23739">
                <text:p>0.23739</text:p>
              </table:table-cell>
              <table:table-cell office:value-type="float" office:value="0.222899">
                <text:p>0.222899</text:p>
              </table:table-cell>
              <table:table-cell office:value-type="float" office:value="0.203522">
                <text:p>0.203522</text:p>
              </table:table-cell>
              <table:table-cell office:value-type="float" office:value="0.181285">
                <text:p>0.181285</text:p>
              </table:table-cell>
              <table:table-cell office:value-type="float" office:value="0.159297">
                <text:p>0.159297</text:p>
              </table:table-cell>
              <table:table-cell office:value-type="float" office:value="0.136859">
                <text:p>0.136859</text:p>
              </table:table-cell>
              <table:table-cell office:value-type="float" office:value="0.115592">
                <text:p>0.115592</text:p>
              </table:table-cell>
              <table:table-cell office:value-type="float" office:value="0.0968516">
                <text:p>0.0968516</text:p>
              </table:table-cell>
              <table:table-cell office:value-type="float" office:value="0.0805962">
                <text:p>0.0805962</text:p>
              </table:table-cell>
              <table:table-cell office:value-type="float" office:value="0.0664168">
                <text:p>0.0664168</text:p>
              </table:table-cell>
              <table:table-cell office:value-type="float" office:value="0.0541655">
                <text:p>0.0541655</text:p>
              </table:table-cell>
              <table:table-cell office:value-type="float" office:value="0.0448949">
                <text:p>0.0448949</text:p>
              </table:table-cell>
              <table:table-cell office:value-type="float" office:value="0.0370752">
                <text:p>0.0370752</text:p>
              </table:table-cell>
              <table:table-cell office:value-type="float" office:value="0.0310719">
                <text:p>0.0310719</text:p>
              </table:table-cell>
              <table:table-cell office:value-type="float" office:value="0.0276309">
                <text:p>0.0276309</text:p>
              </table:table-cell>
              <table:table-cell office:value-type="float" office:value="0.0267274">
                <text:p>0.0267274</text:p>
              </table:table-cell>
              <table:table-cell office:value-type="float" office:value="0.0277213">
                <text:p>0.0277213</text:p>
              </table:table-cell>
              <table:table-cell office:value-type="float" office:value="0.0328756">
                <text:p>0.0328756</text:p>
              </table:table-cell>
              <table:table-cell office:value-type="float" office:value="0.0433667">
                <text:p>0.0433667</text:p>
              </table:table-cell>
              <table:table-cell office:value-type="float" office:value="0.061481">
                <text:p>0.061481</text:p>
              </table:table-cell>
              <table:table-cell office:value-type="float" office:value="0.0902365">
                <text:p>0.0902365</text:p>
              </table:table-cell>
              <table:table-cell office:value-type="float" office:value="0.136849">
                <text:p>0.136849</text:p>
              </table:table-cell>
              <table:table-cell office:value-type="float" office:value="0.206479">
                <text:p>0.206479</text:p>
              </table:table-cell>
              <table:table-cell office:value-type="float" office:value="0.306592">
                <text:p>0.306592</text:p>
              </table:table-cell>
              <table:table-cell office:value-type="float" office:value="0.443067">
                <text:p>0.443067</text:p>
              </table:table-cell>
              <table:table-cell office:value-type="float" office:value="0.610933">
                <text:p>0.610933</text:p>
              </table:table-cell>
              <table:table-cell office:value-type="float" office:value="0.788185">
                <text:p>0.788185</text:p>
              </table:table-cell>
              <table:table-cell office:value-type="float" office:value="0.933738">
                <text:p>0.933738</text:p>
              </table:table-cell>
              <table:table-cell office:value-type="float" office:value="0.998765">
                <text:p>0.998765</text:p>
              </table:table-cell>
              <table:table-cell office:value-type="float" office:value="0.954995">
                <text:p>0.954995</text:p>
              </table:table-cell>
              <table:table-cell office:value-type="float" office:value="0.822142">
                <text:p>0.822142</text:p>
              </table:table-cell>
              <table:table-cell office:value-type="float" office:value="0.647413">
                <text:p>0.647413</text:p>
              </table:table-cell>
              <table:table-cell office:value-type="float" office:value="0.473748">
                <text:p>0.473748</text:p>
              </table:table-cell>
              <table:table-cell office:value-type="float" office:value="0.329548">
                <text:p>0.329548</text:p>
              </table:table-cell>
              <table:table-cell office:value-type="float" office:value="0.221526">
                <text:p>0.221526</text:p>
              </table:table-cell>
              <table:table-cell office:value-type="float" office:value="0.14444">
                <text:p>0.14444</text:p>
              </table:table-cell>
              <table:table-cell office:value-type="float" office:value="0.0931837">
                <text:p>0.0931837</text:p>
              </table:table-cell>
              <table:table-cell office:value-type="float" office:value="0.0593394">
                <text:p>0.0593394</text:p>
              </table:table-cell>
              <table:table-cell office:value-type="float" office:value="0.038111">
                <text:p>0.038111</text:p>
              </table:table-cell>
              <table:table-cell office:value-type="float" office:value="0.0234612">
                <text:p>0.0234612</text:p>
              </table:table-cell>
              <table:table-cell office:value-type="float" office:value="0.0147331">
                <text:p>0.0147331</text:p>
              </table:table-cell>
              <table:table-cell office:value-type="float" office:value="0.0100686">
                <text:p>0.0100686</text:p>
              </table:table-cell>
              <table:table-cell office:value-type="float" office:value="0.00586888">
                <text:p>0.00586888</text:p>
              </table:table-cell>
              <table:table-cell office:value-type="float" office:value="0.0037813">
                <text:p>0.0037813</text:p>
              </table:table-cell>
              <table:table-cell office:value-type="float" office:value="0.0026812">
                <text:p>0.0026812</text:p>
              </table:table-cell>
              <table:table-cell office:value-type="float" office:value="0.00140473">
                <text:p>0.00140473</text:p>
              </table:table-cell>
              <table:table-cell office:value-type="float" office:value="0.00110355">
                <text:p>0.00110355</text:p>
              </table:table-cell>
              <table:table-cell office:value-type="float" office:value="-0.000022338">
                <text:p>-0.000022338</text:p>
              </table:table-cell>
              <table:table-cell office:value-type="float" office:value="0.00103227">
                <text:p>0.00103227</text:p>
              </table:table-cell>
              <table:table-cell office:value-type="float" office:value="-0.000139572">
                <text:p>-0.000139572</text:p>
              </table:table-cell>
              <table:table-cell office:value-type="float" office:value="0.000351318">
                <text:p>0.000351318</text:p>
              </table:table-cell>
              <table:table-cell office:value-type="float" office:value="0.00040565">
                <text:p>0.00040565</text:p>
              </table:table-cell>
              <table:table-cell office:value-type="float" office:value="-0.000135844">
                <text:p>-0.000135844</text:p>
              </table:table-cell>
              <table:table-cell office:value-type="float" office:value="0.000503467">
                <text:p>0.000503467</text:p>
              </table:table-cell>
              <table:table-cell office:value-type="float" office:value="0.0000130348">
                <text:p>0.0000130348</text:p>
              </table:table-cell>
              <table:table-cell office:value-type="float" office:value="-0.000169849">
                <text:p>-0.000169849</text:p>
              </table:table-cell>
              <table:table-cell office:value-type="float" office:value="0.000165032">
                <text:p>0.000165032</text:p>
              </table:table-cell>
              <table:table-cell office:value-type="float" office:value="-0.000102363">
                <text:p>-0.000102363</text:p>
              </table:table-cell>
              <table:table-cell office:value-type="float" office:value="0.000457298">
                <text:p>0.000457298</text:p>
              </table:table-cell>
              <table:table-cell office:value-type="float" office:value="-0.000465788">
                <text:p>-0.000465788</text:p>
              </table:table-cell>
              <table:table-cell office:value-type="float" office:value="0.000556444">
                <text:p>0.000556444</text:p>
              </table:table-cell>
              <table:table-cell office:value-type="float" office:value="0.000129521">
                <text:p>0.000129521</text:p>
              </table:table-cell>
              <table:table-cell office:value-type="float" office:value="-0.0011304">
                <text:p>-0.0011304</text:p>
              </table:table-cell>
              <table:table-cell office:value-type="float" office:value="-0.0000296466">
                <text:p>-0.0000296466</text:p>
              </table:table-cell>
              <table:table-cell office:value-type="float" office:value="-0.000129251">
                <text:p>-0.000129251</text:p>
              </table:table-cell>
              <table:table-cell office:value-type="float" office:value="-0.000160313">
                <text:p>-0.000160313</text:p>
              </table:table-cell>
              <table:table-cell office:value-type="float" office:value="-0.0000860535">
                <text:p>-0.0000860535</text:p>
              </table:table-cell>
              <table:table-cell office:value-type="float" office:value="0.000481805">
                <text:p>0.000481805</text:p>
              </table:table-cell>
              <table:table-cell office:value-type="float" office:value="0.000708164">
                <text:p>0.000708164</text:p>
              </table:table-cell>
              <table:table-cell office:value-type="float" office:value="-0.000778071">
                <text:p>-0.000778071</text:p>
              </table:table-cell>
              <table:table-cell office:value-type="float" office:value="0.000245952">
                <text:p>0.000245952</text:p>
              </table:table-cell>
              <table:table-cell office:value-type="float" office:value="0.000435498">
                <text:p>0.000435498</text:p>
              </table:table-cell>
              <table:table-cell office:value-type="float" office:value="-0.000454241">
                <text:p>-0.000454241</text:p>
              </table:table-cell>
              <table:table-cell office:value-type="float" office:value="-0.000136242">
                <text:p>-0.000136242</text:p>
              </table:table-cell>
              <table:table-cell office:value-type="float" office:value="0.000107076">
                <text:p>0.000107076</text:p>
              </table:table-cell>
              <table:table-cell office:value-type="float" office:value="0.000183809">
                <text:p>0.000183809</text:p>
              </table:table-cell>
              <table:table-cell office:value-type="float" office:value="-0.000525983">
                <text:p>-0.000525983</text:p>
              </table:table-cell>
              <table:table-cell office:value-type="float" office:value="0.000189373">
                <text:p>0.000189373</text:p>
              </table:table-cell>
              <table:table-cell office:value-type="float" office:value="0.000487375">
                <text:p>0.000487375</text:p>
              </table:table-cell>
              <table:table-cell office:value-type="float" office:value="-0.0000595216">
                <text:p>-0.0000595216</text:p>
              </table:table-cell>
              <table:table-cell office:value-type="float" office:value="0.0000648417">
                <text:p>0.0000648417</text:p>
              </table:table-cell>
              <table:table-cell office:value-type="float" office:value="0.000316689">
                <text:p>0.000316689</text:p>
              </table:table-cell>
              <table:table-cell office:value-type="float" office:value="-0.0000177454">
                <text:p>-0.0000177454</text:p>
              </table:table-cell>
              <table:table-cell office:value-type="float" office:value="-0.000146853">
                <text:p>-0.000146853</text:p>
              </table:table-cell>
              <table:table-cell office:value-type="float" office:value="0.000113919">
                <text:p>0.000113919</text:p>
              </table:table-cell>
              <table:table-cell office:value-type="float" office:value="-0.000218581">
                <text:p>-0.000218581</text:p>
              </table:table-cell>
              <table:table-cell office:value-type="float" office:value="-0.000150862">
                <text:p>-0.000150862</text:p>
              </table:table-cell>
              <table:table-cell office:value-type="float" office:value="0.0000435415">
                <text:p>0.0000435415</text:p>
              </table:table-cell>
              <table:table-cell office:value-type="float" office:value="-0.000108272">
                <text:p>-0.000108272</text:p>
              </table:table-cell>
              <table:table-cell office:value-type="float" office:value="-0.00000763687">
                <text:p>-0.00000763687</text:p>
              </table:table-cell>
              <table:table-cell office:value-type="float" office:value="-0.0000364896">
                <text:p>-0.0000364896</text:p>
              </table:table-cell>
              <table:table-cell office:value-type="float" office:value="0.00000711559">
                <text:p>0.00000711559</text:p>
              </table:table-cell>
              <table:table-cell office:value-type="float" office:value="-0.000520105">
                <text:p>-0.000520105</text:p>
              </table:table-cell>
              <table:table-cell office:value-type="float" office:value="-0.00018613">
                <text:p>-0.00018613</text:p>
              </table:table-cell>
              <table:table-cell office:value-type="float" office:value="0.000474385">
                <text:p>0.000474385</text:p>
              </table:table-cell>
              <table:table-cell office:value-type="float" office:value="-0.000381559">
                <text:p>-0.000381559</text:p>
              </table:table-cell>
              <table:table-cell office:value-type="float" office:value="0.000714696">
                <text:p>0.000714696</text:p>
              </table:table-cell>
              <table:table-cell office:value-type="float" office:value="0.000148151">
                <text:p>0.000148151</text:p>
              </table:table-cell>
              <table:table-cell office:value-type="float" office:value="0.0000548241">
                <text:p>0.0000548241</text:p>
              </table:table-cell>
              <table:table-cell office:value-type="float" office:value="-0.000251092">
                <text:p>-0.000251092</text:p>
              </table:table-cell>
              <table:table-cell office:value-type="float" office:value="-0.000482763">
                <text:p>-0.000482763</text:p>
              </table:table-cell>
              <table:table-cell office:value-type="float" office:value="0.000343357">
                <text:p>0.000343357</text:p>
              </table:table-cell>
              <table:table-cell office:value-type="float" office:value="-0.000619811">
                <text:p>-0.000619811</text:p>
              </table:table-cell>
              <table:table-cell office:value-type="float" office:value="0.000200254">
                <text:p>0.000200254</text:p>
              </table:table-cell>
              <table:table-cell office:value-type="float" office:value="0.000412354">
                <text:p>0.000412354</text:p>
              </table:table-cell>
              <table:table-cell office:value-type="float" office:value="-0.000368563">
                <text:p>-0.000368563</text:p>
              </table:table-cell>
              <table:table-cell office:value-type="float" office:value="0.000893859">
                <text:p>0.000893859</text:p>
              </table:table-cell>
              <table:table-cell office:value-type="float" office:value="-0.00063669">
                <text:p>-0.00063669</text:p>
              </table:table-cell>
              <table:table-cell office:value-type="float" office:value="0.000919656">
                <text:p>0.000919656</text:p>
              </table:table-cell>
              <table:table-cell office:value-type="float" office:value="0.0000181125">
                <text:p>0.0000181125</text:p>
              </table:table-cell>
              <table:table-cell office:value-type="float" office:value="-0.000609224">
                <text:p>-0.000609224</text:p>
              </table:table-cell>
              <table:table-cell office:value-type="float" office:value="0.00075544">
                <text:p>0.00075544</text:p>
              </table:table-cell>
              <table:table-cell office:value-type="float" office:value="-0.000713566">
                <text:p>-0.000713566</text:p>
              </table:table-cell>
              <table:table-cell office:value-type="float" office:value="0.000347113">
                <text:p>0.000347113</text:p>
              </table:table-cell>
              <table:table-cell office:value-type="float" office:value="-0.000385527">
                <text:p>-0.000385527</text:p>
              </table:table-cell>
              <table:table-cell office:value-type="float" office:value="-0.000189742">
                <text:p>-0.000189742</text:p>
              </table:table-cell>
              <table:table-cell office:value-type="float" office:value="0.000851796">
                <text:p>0.000851796</text:p>
              </table:table-cell>
              <table:table-cell office:value-type="float" office:value="-0.0015663">
                <text:p>-0.0015663</text:p>
              </table:table-cell>
              <table:table-cell office:value-type="float" office:value="0.00110954">
                <text:p>0.00110954</text:p>
              </table:table-cell>
              <table:table-cell office:value-type="float" office:value="-0.00022761">
                <text:p>-0.00022761</text:p>
              </table:table-cell>
              <table:table-cell office:value-type="float" office:value="-0.000388796">
                <text:p>-0.000388796</text:p>
              </table:table-cell>
              <table:table-cell office:value-type="float" office:value="0.000756321">
                <text:p>0.000756321</text:p>
              </table:table-cell>
              <table:table-cell office:value-type="float" office:value="-0.00104731">
                <text:p>-0.00104731</text:p>
              </table:table-cell>
              <table:table-cell office:value-type="float" office:value="0.000728255">
                <text:p>0.000728255</text:p>
              </table:table-cell>
              <table:table-cell office:value-type="float" office:value="-0.000508478">
                <text:p>-0.000508478</text:p>
              </table:table-cell>
              <table:table-cell office:value-type="float" office:value="-0.000122153">
                <text:p>-0.000122153</text:p>
              </table:table-cell>
              <table:table-cell office:value-type="float" office:value="0.000842824">
                <text:p>0.000842824</text:p>
              </table:table-cell>
              <table:table-cell office:value-type="float" office:value="-0.00084406">
                <text:p>-0.00084406</text:p>
              </table:table-cell>
              <table:table-cell office:value-type="float" office:value="0.00102108">
                <text:p>0.00102108</text:p>
              </table:table-cell>
              <table:table-cell office:value-type="float" office:value="-0.00131936">
                <text:p>-0.00131936</text:p>
              </table:table-cell>
              <table:table-cell office:value-type="float" office:value="-0.000230665">
                <text:p>-0.000230665</text:p>
              </table:table-cell>
              <table:table-cell office:value-type="float" office:value="0.000678943">
                <text:p>0.000678943</text:p>
              </table:table-cell>
              <table:table-cell office:value-type="float" office:value="-0.00141794">
                <text:p>-0.00141794</text:p>
              </table:table-cell>
              <table:table-cell office:value-type="float" office:value="0.000650492">
                <text:p>0.000650492</text:p>
              </table:table-cell>
              <table:table-cell office:value-type="float" office:value="0.000607285">
                <text:p>0.000607285</text:p>
              </table:table-cell>
              <table:table-cell office:value-type="float" office:value="2.05794E-017">
                <text:p>2.05794E-017</text:p>
              </table:table-cell>
              <table:table-cell office:value-type="float" office:value="1.63354E-017">
                <text:p>1.63354E-017</text:p>
              </table:table-cell>
              <table:table-cell office:value-type="float" office:value="1.28139E-017">
                <text:p>1.28139E-017</text:p>
              </table:table-cell>
              <table:table-cell office:value-type="float" office:value="1.28139E-017">
                <text:p>1.28139E-01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00000246215">
                <text:p>0.00000000246215</text:p>
                <draw:g>
                  <svg:desc>korteweg2.B24:korteweg2.KQ24</svg:desc>
                </draw:g>
              </table:table-cell>
              <table:table-cell office:value-type="float" office:value="0.0000000039195">
                <text:p>0.0000000039195</text:p>
              </table:table-cell>
              <table:table-cell office:value-type="float" office:value="0.00000000630722">
                <text:p>0.00000000630722</text:p>
              </table:table-cell>
              <table:table-cell office:value-type="float" office:value="0.0000376028">
                <text:p>0.0000376028</text:p>
              </table:table-cell>
              <table:table-cell office:value-type="float" office:value="-0.0000248656">
                <text:p>-0.0000248656</text:p>
              </table:table-cell>
              <table:table-cell office:value-type="float" office:value="-0.000245396">
                <text:p>-0.000245396</text:p>
              </table:table-cell>
              <table:table-cell office:value-type="float" office:value="0.000403728">
                <text:p>0.000403728</text:p>
              </table:table-cell>
              <table:table-cell office:value-type="float" office:value="0.0000562202">
                <text:p>0.0000562202</text:p>
              </table:table-cell>
              <table:table-cell office:value-type="float" office:value="-0.000222427">
                <text:p>-0.000222427</text:p>
              </table:table-cell>
              <table:table-cell office:value-type="float" office:value="-0.0000891229">
                <text:p>-0.0000891229</text:p>
              </table:table-cell>
              <table:table-cell office:value-type="float" office:value="0.000152649">
                <text:p>0.000152649</text:p>
              </table:table-cell>
              <table:table-cell office:value-type="float" office:value="-0.000168545">
                <text:p>-0.000168545</text:p>
              </table:table-cell>
              <table:table-cell office:value-type="float" office:value="0.0000396215">
                <text:p>0.0000396215</text:p>
              </table:table-cell>
              <table:table-cell office:value-type="float" office:value="0.000493116">
                <text:p>0.000493116</text:p>
              </table:table-cell>
              <table:table-cell office:value-type="float" office:value="0.000409971">
                <text:p>0.000409971</text:p>
              </table:table-cell>
              <table:table-cell office:value-type="float" office:value="-0.000409029">
                <text:p>-0.000409029</text:p>
              </table:table-cell>
              <table:table-cell office:value-type="float" office:value="0.000117072">
                <text:p>0.000117072</text:p>
              </table:table-cell>
              <table:table-cell office:value-type="float" office:value="0.0000507671">
                <text:p>0.0000507671</text:p>
              </table:table-cell>
              <table:table-cell office:value-type="float" office:value="-0.000356149">
                <text:p>-0.000356149</text:p>
              </table:table-cell>
              <table:table-cell office:value-type="float" office:value="-0.000279711">
                <text:p>-0.000279711</text:p>
              </table:table-cell>
              <table:table-cell office:value-type="float" office:value="0.000155633">
                <text:p>0.000155633</text:p>
              </table:table-cell>
              <table:table-cell office:value-type="float" office:value="-0.000302952">
                <text:p>-0.000302952</text:p>
              </table:table-cell>
              <table:table-cell office:value-type="float" office:value="-0.00000538176">
                <text:p>-0.00000538176</text:p>
              </table:table-cell>
              <table:table-cell office:value-type="float" office:value="0.000182536">
                <text:p>0.000182536</text:p>
              </table:table-cell>
              <table:table-cell office:value-type="float" office:value="0.000557687">
                <text:p>0.000557687</text:p>
              </table:table-cell>
              <table:table-cell office:value-type="float" office:value="0.000378426">
                <text:p>0.000378426</text:p>
              </table:table-cell>
              <table:table-cell office:value-type="float" office:value="-0.0000557469">
                <text:p>-0.0000557469</text:p>
              </table:table-cell>
              <table:table-cell office:value-type="float" office:value="0.000178491">
                <text:p>0.000178491</text:p>
              </table:table-cell>
              <table:table-cell office:value-type="float" office:value="0.0000627804">
                <text:p>0.0000627804</text:p>
              </table:table-cell>
              <table:table-cell office:value-type="float" office:value="-0.000533293">
                <text:p>-0.000533293</text:p>
              </table:table-cell>
              <table:table-cell office:value-type="float" office:value="0.0000653737">
                <text:p>0.0000653737</text:p>
              </table:table-cell>
              <table:table-cell office:value-type="float" office:value="0.000283908">
                <text:p>0.000283908</text:p>
              </table:table-cell>
              <table:table-cell office:value-type="float" office:value="-0.000207233">
                <text:p>-0.000207233</text:p>
              </table:table-cell>
              <table:table-cell office:value-type="float" office:value="0.000114358">
                <text:p>0.000114358</text:p>
              </table:table-cell>
              <table:table-cell office:value-type="float" office:value="0.000154786">
                <text:p>0.000154786</text:p>
              </table:table-cell>
              <table:table-cell office:value-type="float" office:value="0.0000785998">
                <text:p>0.0000785998</text:p>
              </table:table-cell>
              <table:table-cell office:value-type="float" office:value="-0.000382636">
                <text:p>-0.000382636</text:p>
              </table:table-cell>
              <table:table-cell office:value-type="float" office:value="0.0000544145">
                <text:p>0.0000544145</text:p>
              </table:table-cell>
              <table:table-cell office:value-type="float" office:value="-0.0000378922">
                <text:p>-0.0000378922</text:p>
              </table:table-cell>
              <table:table-cell office:value-type="float" office:value="0.000207932">
                <text:p>0.000207932</text:p>
              </table:table-cell>
              <table:table-cell office:value-type="float" office:value="-0.0000654126">
                <text:p>-0.0000654126</text:p>
              </table:table-cell>
              <table:table-cell office:value-type="float" office:value="0.000237901">
                <text:p>0.000237901</text:p>
              </table:table-cell>
              <table:table-cell office:value-type="float" office:value="0.000341706">
                <text:p>0.000341706</text:p>
              </table:table-cell>
              <table:table-cell office:value-type="float" office:value="-0.000497033">
                <text:p>-0.000497033</text:p>
              </table:table-cell>
              <table:table-cell office:value-type="float" office:value="-0.000193706">
                <text:p>-0.000193706</text:p>
              </table:table-cell>
              <table:table-cell office:value-type="float" office:value="0.00084152">
                <text:p>0.00084152</text:p>
              </table:table-cell>
              <table:table-cell office:value-type="float" office:value="-0.000394821">
                <text:p>-0.000394821</text:p>
              </table:table-cell>
              <table:table-cell office:value-type="float" office:value="0.000155662">
                <text:p>0.000155662</text:p>
              </table:table-cell>
              <table:table-cell office:value-type="float" office:value="0.000349546">
                <text:p>0.000349546</text:p>
              </table:table-cell>
              <table:table-cell office:value-type="float" office:value="-0.00019618">
                <text:p>-0.00019618</text:p>
              </table:table-cell>
              <table:table-cell office:value-type="float" office:value="-0.000548025">
                <text:p>-0.000548025</text:p>
              </table:table-cell>
              <table:table-cell office:value-type="float" office:value="-0.000156497">
                <text:p>-0.000156497</text:p>
              </table:table-cell>
              <table:table-cell office:value-type="float" office:value="0.000191434">
                <text:p>0.000191434</text:p>
              </table:table-cell>
              <table:table-cell office:value-type="float" office:value="-0.00030638">
                <text:p>-0.00030638</text:p>
              </table:table-cell>
              <table:table-cell office:value-type="float" office:value="-0.000207067">
                <text:p>-0.000207067</text:p>
              </table:table-cell>
              <table:table-cell office:value-type="float" office:value="0.000300737">
                <text:p>0.000300737</text:p>
              </table:table-cell>
              <table:table-cell office:value-type="float" office:value="0.000437603">
                <text:p>0.000437603</text:p>
              </table:table-cell>
              <table:table-cell office:value-type="float" office:value="-0.0000999188">
                <text:p>-0.0000999188</text:p>
              </table:table-cell>
              <table:table-cell office:value-type="float" office:value="0.000144158">
                <text:p>0.000144158</text:p>
              </table:table-cell>
              <table:table-cell office:value-type="float" office:value="0.000910256">
                <text:p>0.000910256</text:p>
              </table:table-cell>
              <table:table-cell office:value-type="float" office:value="-0.00059948">
                <text:p>-0.00059948</text:p>
              </table:table-cell>
              <table:table-cell office:value-type="float" office:value="-0.000417875">
                <text:p>-0.000417875</text:p>
              </table:table-cell>
              <table:table-cell office:value-type="float" office:value="0.000540086">
                <text:p>0.000540086</text:p>
              </table:table-cell>
              <table:table-cell office:value-type="float" office:value="-0.000589265">
                <text:p>-0.000589265</text:p>
              </table:table-cell>
              <table:table-cell office:value-type="float" office:value="-0.000269148">
                <text:p>-0.000269148</text:p>
              </table:table-cell>
              <table:table-cell office:value-type="float" office:value="0.000261201">
                <text:p>0.000261201</text:p>
              </table:table-cell>
              <table:table-cell office:value-type="float" office:value="0.000158215">
                <text:p>0.000158215</text:p>
              </table:table-cell>
              <table:table-cell office:value-type="float" office:value="-0.0000979753">
                <text:p>-0.0000979753</text:p>
              </table:table-cell>
              <table:table-cell office:value-type="float" office:value="0.000116782">
                <text:p>0.000116782</text:p>
              </table:table-cell>
              <table:table-cell office:value-type="float" office:value="0.000156345">
                <text:p>0.000156345</text:p>
              </table:table-cell>
              <table:table-cell office:value-type="float" office:value="-0.000351583">
                <text:p>-0.000351583</text:p>
              </table:table-cell>
              <table:table-cell office:value-type="float" office:value="-0.000143931">
                <text:p>-0.000143931</text:p>
              </table:table-cell>
              <table:table-cell office:value-type="float" office:value="-0.000242168">
                <text:p>-0.000242168</text:p>
              </table:table-cell>
              <table:table-cell office:value-type="float" office:value="0.000329213">
                <text:p>0.000329213</text:p>
              </table:table-cell>
              <table:table-cell office:value-type="float" office:value="0.000254678">
                <text:p>0.000254678</text:p>
              </table:table-cell>
              <table:table-cell office:value-type="float" office:value="-0.000212524">
                <text:p>-0.000212524</text:p>
              </table:table-cell>
              <table:table-cell office:value-type="float" office:value="0.00064393">
                <text:p>0.00064393</text:p>
              </table:table-cell>
              <table:table-cell office:value-type="float" office:value="-0.000326848">
                <text:p>-0.000326848</text:p>
              </table:table-cell>
              <table:table-cell office:value-type="float" office:value="-0.000246927">
                <text:p>-0.000246927</text:p>
              </table:table-cell>
              <table:table-cell office:value-type="float" office:value="0.000333157">
                <text:p>0.000333157</text:p>
              </table:table-cell>
              <table:table-cell office:value-type="float" office:value="-0.0000441789">
                <text:p>-0.0000441789</text:p>
              </table:table-cell>
              <table:table-cell office:value-type="float" office:value="0.000149383">
                <text:p>0.000149383</text:p>
              </table:table-cell>
              <table:table-cell office:value-type="float" office:value="-0.0000559962">
                <text:p>-0.0000559962</text:p>
              </table:table-cell>
              <table:table-cell office:value-type="float" office:value="-0.00025764">
                <text:p>-0.00025764</text:p>
              </table:table-cell>
              <table:table-cell office:value-type="float" office:value="-0.0000821142">
                <text:p>-0.0000821142</text:p>
              </table:table-cell>
              <table:table-cell office:value-type="float" office:value="-0.00035673">
                <text:p>-0.00035673</text:p>
              </table:table-cell>
              <table:table-cell office:value-type="float" office:value="-0.000133983">
                <text:p>-0.000133983</text:p>
              </table:table-cell>
              <table:table-cell office:value-type="float" office:value="-0.000158098">
                <text:p>-0.000158098</text:p>
              </table:table-cell>
              <table:table-cell office:value-type="float" office:value="0.000462901">
                <text:p>0.000462901</text:p>
              </table:table-cell>
              <table:table-cell office:value-type="float" office:value="-0.000382732">
                <text:p>-0.000382732</text:p>
              </table:table-cell>
              <table:table-cell office:value-type="float" office:value="0.000381485">
                <text:p>0.000381485</text:p>
              </table:table-cell>
              <table:table-cell office:value-type="float" office:value="0.000656142">
                <text:p>0.000656142</text:p>
              </table:table-cell>
              <table:table-cell office:value-type="float" office:value="-0.000293205">
                <text:p>-0.000293205</text:p>
              </table:table-cell>
              <table:table-cell office:value-type="float" office:value="0.000223732">
                <text:p>0.000223732</text:p>
              </table:table-cell>
              <table:table-cell office:value-type="float" office:value="0.000175935">
                <text:p>0.000175935</text:p>
              </table:table-cell>
              <table:table-cell office:value-type="float" office:value="-0.000357417">
                <text:p>-0.000357417</text:p>
              </table:table-cell>
              <table:table-cell office:value-type="float" office:value="-0.000100579">
                <text:p>-0.000100579</text:p>
              </table:table-cell>
              <table:table-cell office:value-type="float" office:value="-0.000234048">
                <text:p>-0.000234048</text:p>
              </table:table-cell>
              <table:table-cell office:value-type="float" office:value="0.000201916">
                <text:p>0.000201916</text:p>
              </table:table-cell>
              <table:table-cell office:value-type="float" office:value="-0.00032801">
                <text:p>-0.00032801</text:p>
              </table:table-cell>
              <table:table-cell office:value-type="float" office:value="0.0000131771">
                <text:p>0.0000131771</text:p>
              </table:table-cell>
              <table:table-cell office:value-type="float" office:value="0.00038581">
                <text:p>0.00038581</text:p>
              </table:table-cell>
              <table:table-cell office:value-type="float" office:value="0.000037495">
                <text:p>0.000037495</text:p>
              </table:table-cell>
              <table:table-cell office:value-type="float" office:value="-0.0000362277">
                <text:p>-0.0000362277</text:p>
              </table:table-cell>
              <table:table-cell office:value-type="float" office:value="-0.000141901">
                <text:p>-0.000141901</text:p>
              </table:table-cell>
              <table:table-cell office:value-type="float" office:value="-0.0000279005">
                <text:p>-0.0000279005</text:p>
              </table:table-cell>
              <table:table-cell office:value-type="float" office:value="-0.000489818">
                <text:p>-0.000489818</text:p>
              </table:table-cell>
              <table:table-cell office:value-type="float" office:value="-0.00020609">
                <text:p>-0.00020609</text:p>
              </table:table-cell>
              <table:table-cell office:value-type="float" office:value="0.000736391">
                <text:p>0.000736391</text:p>
              </table:table-cell>
              <table:table-cell office:value-type="float" office:value="-0.00011536">
                <text:p>-0.00011536</text:p>
              </table:table-cell>
              <table:table-cell office:value-type="float" office:value="0.000189054">
                <text:p>0.000189054</text:p>
              </table:table-cell>
              <table:table-cell office:value-type="float" office:value="0.000409897">
                <text:p>0.000409897</text:p>
              </table:table-cell>
              <table:table-cell office:value-type="float" office:value="-0.000172479">
                <text:p>-0.000172479</text:p>
              </table:table-cell>
              <table:table-cell office:value-type="float" office:value="-0.000243254">
                <text:p>-0.000243254</text:p>
              </table:table-cell>
              <table:table-cell office:value-type="float" office:value="0.000317052">
                <text:p>0.000317052</text:p>
              </table:table-cell>
              <table:table-cell office:value-type="float" office:value="0.0000563354">
                <text:p>0.0000563354</text:p>
              </table:table-cell>
              <table:table-cell office:value-type="float" office:value="0.0000155717">
                <text:p>0.0000155717</text:p>
              </table:table-cell>
              <table:table-cell office:value-type="float" office:value="-0.000203763">
                <text:p>-0.000203763</text:p>
              </table:table-cell>
              <table:table-cell office:value-type="float" office:value="0.000270247">
                <text:p>0.000270247</text:p>
              </table:table-cell>
              <table:table-cell office:value-type="float" office:value="-0.000459909">
                <text:p>-0.000459909</text:p>
              </table:table-cell>
              <table:table-cell office:value-type="float" office:value="-0.000167193">
                <text:p>-0.000167193</text:p>
              </table:table-cell>
              <table:table-cell office:value-type="float" office:value="-0.000112536">
                <text:p>-0.000112536</text:p>
              </table:table-cell>
              <table:table-cell office:value-type="float" office:value="0.000283674">
                <text:p>0.000283674</text:p>
              </table:table-cell>
              <table:table-cell office:value-type="float" office:value="-0.000224998">
                <text:p>-0.000224998</text:p>
              </table:table-cell>
              <table:table-cell office:value-type="float" office:value="0.000278677">
                <text:p>0.000278677</text:p>
              </table:table-cell>
              <table:table-cell office:value-type="float" office:value="0.000617074">
                <text:p>0.000617074</text:p>
              </table:table-cell>
              <table:table-cell office:value-type="float" office:value="0.000567607">
                <text:p>0.000567607</text:p>
              </table:table-cell>
              <table:table-cell office:value-type="float" office:value="-0.000193293">
                <text:p>-0.000193293</text:p>
              </table:table-cell>
              <table:table-cell office:value-type="float" office:value="0.000853109">
                <text:p>0.000853109</text:p>
              </table:table-cell>
              <table:table-cell office:value-type="float" office:value="0.000328128">
                <text:p>0.000328128</text:p>
              </table:table-cell>
              <table:table-cell office:value-type="float" office:value="0.000221042">
                <text:p>0.000221042</text:p>
              </table:table-cell>
              <table:table-cell office:value-type="float" office:value="0.000519855">
                <text:p>0.000519855</text:p>
              </table:table-cell>
              <table:table-cell office:value-type="float" office:value="0.00110662">
                <text:p>0.00110662</text:p>
              </table:table-cell>
              <table:table-cell office:value-type="float" office:value="0.000832832">
                <text:p>0.000832832</text:p>
              </table:table-cell>
              <table:table-cell office:value-type="float" office:value="0.00113182">
                <text:p>0.00113182</text:p>
              </table:table-cell>
              <table:table-cell office:value-type="float" office:value="0.00166242">
                <text:p>0.00166242</text:p>
              </table:table-cell>
              <table:table-cell office:value-type="float" office:value="0.00252618">
                <text:p>0.00252618</text:p>
              </table:table-cell>
              <table:table-cell office:value-type="float" office:value="0.00249239">
                <text:p>0.00249239</text:p>
              </table:table-cell>
              <table:table-cell office:value-type="float" office:value="0.00332757">
                <text:p>0.00332757</text:p>
              </table:table-cell>
              <table:table-cell office:value-type="float" office:value="0.00407069">
                <text:p>0.00407069</text:p>
              </table:table-cell>
              <table:table-cell office:value-type="float" office:value="0.00500423">
                <text:p>0.00500423</text:p>
              </table:table-cell>
              <table:table-cell office:value-type="float" office:value="0.00590174">
                <text:p>0.00590174</text:p>
              </table:table-cell>
              <table:table-cell office:value-type="float" office:value="0.00806814">
                <text:p>0.00806814</text:p>
              </table:table-cell>
              <table:table-cell office:value-type="float" office:value="0.0106259">
                <text:p>0.0106259</text:p>
              </table:table-cell>
              <table:table-cell office:value-type="float" office:value="0.0132726">
                <text:p>0.0132726</text:p>
              </table:table-cell>
              <table:table-cell office:value-type="float" office:value="0.016591">
                <text:p>0.016591</text:p>
              </table:table-cell>
              <table:table-cell office:value-type="float" office:value="0.0209639">
                <text:p>0.0209639</text:p>
              </table:table-cell>
              <table:table-cell office:value-type="float" office:value="0.025781">
                <text:p>0.025781</text:p>
              </table:table-cell>
              <table:table-cell office:value-type="float" office:value="0.0325411">
                <text:p>0.0325411</text:p>
              </table:table-cell>
              <table:table-cell office:value-type="float" office:value="0.0398922">
                <text:p>0.0398922</text:p>
              </table:table-cell>
              <table:table-cell office:value-type="float" office:value="0.0498817">
                <text:p>0.0498817</text:p>
              </table:table-cell>
              <table:table-cell office:value-type="float" office:value="0.0615603">
                <text:p>0.0615603</text:p>
              </table:table-cell>
              <table:table-cell office:value-type="float" office:value="0.0747331">
                <text:p>0.0747331</text:p>
              </table:table-cell>
              <table:table-cell office:value-type="float" office:value="0.0906955">
                <text:p>0.0906955</text:p>
              </table:table-cell>
              <table:table-cell office:value-type="float" office:value="0.108911">
                <text:p>0.108911</text:p>
              </table:table-cell>
              <table:table-cell office:value-type="float" office:value="0.129298">
                <text:p>0.129298</text:p>
              </table:table-cell>
              <table:table-cell office:value-type="float" office:value="0.150711">
                <text:p>0.150711</text:p>
              </table:table-cell>
              <table:table-cell office:value-type="float" office:value="0.173258">
                <text:p>0.173258</text:p>
              </table:table-cell>
              <table:table-cell office:value-type="float" office:value="0.196382">
                <text:p>0.196382</text:p>
              </table:table-cell>
              <table:table-cell office:value-type="float" office:value="0.216071">
                <text:p>0.216071</text:p>
              </table:table-cell>
              <table:table-cell office:value-type="float" office:value="0.232763">
                <text:p>0.232763</text:p>
              </table:table-cell>
              <table:table-cell office:value-type="float" office:value="0.245013">
                <text:p>0.245013</text:p>
              </table:table-cell>
              <table:table-cell office:value-type="float" office:value="0.249802">
                <text:p>0.249802</text:p>
              </table:table-cell>
              <table:table-cell office:value-type="float" office:value="0.24811">
                <text:p>0.24811</text:p>
              </table:table-cell>
              <table:table-cell office:value-type="float" office:value="0.239533">
                <text:p>0.239533</text:p>
              </table:table-cell>
              <table:table-cell office:value-type="float" office:value="0.226345">
                <text:p>0.226345</text:p>
              </table:table-cell>
              <table:table-cell office:value-type="float" office:value="0.207347">
                <text:p>0.207347</text:p>
              </table:table-cell>
              <table:table-cell office:value-type="float" office:value="0.18573">
                <text:p>0.18573</text:p>
              </table:table-cell>
              <table:table-cell office:value-type="float" office:value="0.163991">
                <text:p>0.163991</text:p>
              </table:table-cell>
              <table:table-cell office:value-type="float" office:value="0.141239">
                <text:p>0.141239</text:p>
              </table:table-cell>
              <table:table-cell office:value-type="float" office:value="0.119537">
                <text:p>0.119537</text:p>
              </table:table-cell>
              <table:table-cell office:value-type="float" office:value="0.100977">
                <text:p>0.100977</text:p>
              </table:table-cell>
              <table:table-cell office:value-type="float" office:value="0.0834566">
                <text:p>0.0834566</text:p>
              </table:table-cell>
              <table:table-cell office:value-type="float" office:value="0.0685362">
                <text:p>0.0685362</text:p>
              </table:table-cell>
              <table:table-cell office:value-type="float" office:value="0.0554954">
                <text:p>0.0554954</text:p>
              </table:table-cell>
              <table:table-cell office:value-type="float" office:value="0.0452013">
                <text:p>0.0452013</text:p>
              </table:table-cell>
              <table:table-cell office:value-type="float" office:value="0.0365987">
                <text:p>0.0365987</text:p>
              </table:table-cell>
              <table:table-cell office:value-type="float" office:value="0.0294399">
                <text:p>0.0294399</text:p>
              </table:table-cell>
              <table:table-cell office:value-type="float" office:value="0.024705">
                <text:p>0.024705</text:p>
              </table:table-cell>
              <table:table-cell office:value-type="float" office:value="0.0204698">
                <text:p>0.0204698</text:p>
              </table:table-cell>
              <table:table-cell office:value-type="float" office:value="0.0174044">
                <text:p>0.0174044</text:p>
              </table:table-cell>
              <table:table-cell office:value-type="float" office:value="0.0157262">
                <text:p>0.0157262</text:p>
              </table:table-cell>
              <table:table-cell office:value-type="float" office:value="0.0150999">
                <text:p>0.0150999</text:p>
              </table:table-cell>
              <table:table-cell office:value-type="float" office:value="0.0167204">
                <text:p>0.0167204</text:p>
              </table:table-cell>
              <table:table-cell office:value-type="float" office:value="0.0204839">
                <text:p>0.0204839</text:p>
              </table:table-cell>
              <table:table-cell office:value-type="float" office:value="0.0280403">
                <text:p>0.0280403</text:p>
              </table:table-cell>
              <table:table-cell office:value-type="float" office:value="0.0409207">
                <text:p>0.0409207</text:p>
              </table:table-cell>
              <table:table-cell office:value-type="float" office:value="0.0614567">
                <text:p>0.0614567</text:p>
              </table:table-cell>
              <table:table-cell office:value-type="float" office:value="0.0948367">
                <text:p>0.0948367</text:p>
              </table:table-cell>
              <table:table-cell office:value-type="float" office:value="0.144913">
                <text:p>0.144913</text:p>
              </table:table-cell>
              <table:table-cell office:value-type="float" office:value="0.22061">
                <text:p>0.22061</text:p>
              </table:table-cell>
              <table:table-cell office:value-type="float" office:value="0.328647">
                <text:p>0.328647</text:p>
              </table:table-cell>
              <table:table-cell office:value-type="float" office:value="0.471687">
                <text:p>0.471687</text:p>
              </table:table-cell>
              <table:table-cell office:value-type="float" office:value="0.644623">
                <text:p>0.644623</text:p>
              </table:table-cell>
              <table:table-cell office:value-type="float" office:value="0.821461">
                <text:p>0.821461</text:p>
              </table:table-cell>
              <table:table-cell office:value-type="float" office:value="0.955842">
                <text:p>0.955842</text:p>
              </table:table-cell>
              <table:table-cell office:value-type="float" office:value="1.00004">
                <text:p>1.00004</text:p>
              </table:table-cell>
              <table:table-cell office:value-type="float" office:value="0.936764">
                <text:p>0.936764</text:p>
              </table:table-cell>
              <table:table-cell office:value-type="float" office:value="0.790327">
                <text:p>0.790327</text:p>
              </table:table-cell>
              <table:table-cell office:value-type="float" office:value="0.610988">
                <text:p>0.610988</text:p>
              </table:table-cell>
              <table:table-cell office:value-type="float" office:value="0.443387">
                <text:p>0.443387</text:p>
              </table:table-cell>
              <table:table-cell office:value-type="float" office:value="0.305438">
                <text:p>0.305438</text:p>
              </table:table-cell>
              <table:table-cell office:value-type="float" office:value="0.203128">
                <text:p>0.203128</text:p>
              </table:table-cell>
              <table:table-cell office:value-type="float" office:value="0.132938">
                <text:p>0.132938</text:p>
              </table:table-cell>
              <table:table-cell office:value-type="float" office:value="0.0847426">
                <text:p>0.0847426</text:p>
              </table:table-cell>
              <table:table-cell office:value-type="float" office:value="0.0541993">
                <text:p>0.0541993</text:p>
              </table:table-cell>
              <table:table-cell office:value-type="float" office:value="0.0340149">
                <text:p>0.0340149</text:p>
              </table:table-cell>
              <table:table-cell office:value-type="float" office:value="0.0212539">
                <text:p>0.0212539</text:p>
              </table:table-cell>
              <table:table-cell office:value-type="float" office:value="0.013968">
                <text:p>0.013968</text:p>
              </table:table-cell>
              <table:table-cell office:value-type="float" office:value="0.00791747">
                <text:p>0.00791747</text:p>
              </table:table-cell>
              <table:table-cell office:value-type="float" office:value="0.00534646">
                <text:p>0.00534646</text:p>
              </table:table-cell>
              <table:table-cell office:value-type="float" office:value="0.00355801">
                <text:p>0.00355801</text:p>
              </table:table-cell>
              <table:table-cell office:value-type="float" office:value="0.0024093">
                <text:p>0.0024093</text:p>
              </table:table-cell>
              <table:table-cell office:value-type="float" office:value="0.0019092">
                <text:p>0.0019092</text:p>
              </table:table-cell>
              <table:table-cell office:value-type="float" office:value="0.000588454">
                <text:p>0.000588454</text:p>
              </table:table-cell>
              <table:table-cell office:value-type="float" office:value="0.0012327">
                <text:p>0.0012327</text:p>
              </table:table-cell>
              <table:table-cell office:value-type="float" office:value="0.000203099">
                <text:p>0.000203099</text:p>
              </table:table-cell>
              <table:table-cell office:value-type="float" office:value="-0.000577854">
                <text:p>-0.000577854</text:p>
              </table:table-cell>
              <table:table-cell office:value-type="float" office:value="0.000441854">
                <text:p>0.000441854</text:p>
              </table:table-cell>
              <table:table-cell office:value-type="float" office:value="-0.000207267">
                <text:p>-0.000207267</text:p>
              </table:table-cell>
              <table:table-cell office:value-type="float" office:value="0.0000926939">
                <text:p>0.0000926939</text:p>
              </table:table-cell>
              <table:table-cell office:value-type="float" office:value="-0.000200809">
                <text:p>-0.000200809</text:p>
              </table:table-cell>
              <table:table-cell office:value-type="float" office:value="0.000013634">
                <text:p>0.000013634</text:p>
              </table:table-cell>
              <table:table-cell office:value-type="float" office:value="0.000804898">
                <text:p>0.000804898</text:p>
              </table:table-cell>
              <table:table-cell office:value-type="float" office:value="-0.000923452">
                <text:p>-0.000923452</text:p>
              </table:table-cell>
              <table:table-cell office:value-type="float" office:value="0.000323856">
                <text:p>0.000323856</text:p>
              </table:table-cell>
              <table:table-cell office:value-type="float" office:value="0.000150574">
                <text:p>0.000150574</text:p>
              </table:table-cell>
              <table:table-cell office:value-type="float" office:value="-0.00027856">
                <text:p>-0.00027856</text:p>
              </table:table-cell>
              <table:table-cell office:value-type="float" office:value="-0.000162554">
                <text:p>-0.000162554</text:p>
              </table:table-cell>
              <table:table-cell office:value-type="float" office:value="-0.00037347">
                <text:p>-0.00037347</text:p>
              </table:table-cell>
              <table:table-cell office:value-type="float" office:value="0.00120995">
                <text:p>0.00120995</text:p>
              </table:table-cell>
              <table:table-cell office:value-type="float" office:value="-0.000519122">
                <text:p>-0.000519122</text:p>
              </table:table-cell>
              <table:table-cell office:value-type="float" office:value="-0.000666983">
                <text:p>-0.000666983</text:p>
              </table:table-cell>
              <table:table-cell office:value-type="float" office:value="0.00113965">
                <text:p>0.00113965</text:p>
              </table:table-cell>
              <table:table-cell office:value-type="float" office:value="-0.00064231">
                <text:p>-0.00064231</text:p>
              </table:table-cell>
              <table:table-cell office:value-type="float" office:value="-0.000690606">
                <text:p>-0.000690606</text:p>
              </table:table-cell>
              <table:table-cell office:value-type="float" office:value="0.000151452">
                <text:p>0.000151452</text:p>
              </table:table-cell>
              <table:table-cell office:value-type="float" office:value="0.00105398">
                <text:p>0.00105398</text:p>
              </table:table-cell>
              <table:table-cell office:value-type="float" office:value="-0.000263056">
                <text:p>-0.000263056</text:p>
              </table:table-cell>
              <table:table-cell office:value-type="float" office:value="-0.000879316">
                <text:p>-0.000879316</text:p>
              </table:table-cell>
              <table:table-cell office:value-type="float" office:value="0.00193746">
                <text:p>0.00193746</text:p>
              </table:table-cell>
              <table:table-cell office:value-type="float" office:value="-0.000375009">
                <text:p>-0.000375009</text:p>
              </table:table-cell>
              <table:table-cell office:value-type="float" office:value="-0.00111474">
                <text:p>-0.00111474</text:p>
              </table:table-cell>
              <table:table-cell office:value-type="float" office:value="0.0010408">
                <text:p>0.0010408</text:p>
              </table:table-cell>
              <table:table-cell office:value-type="float" office:value="0.000462709">
                <text:p>0.000462709</text:p>
              </table:table-cell>
              <table:table-cell office:value-type="float" office:value="-0.000910833">
                <text:p>-0.000910833</text:p>
              </table:table-cell>
              <table:table-cell office:value-type="float" office:value="-0.000676934">
                <text:p>-0.000676934</text:p>
              </table:table-cell>
              <table:table-cell office:value-type="float" office:value="0.00102407">
                <text:p>0.00102407</text:p>
              </table:table-cell>
              <table:table-cell office:value-type="float" office:value="-0.000622622">
                <text:p>-0.000622622</text:p>
              </table:table-cell>
              <table:table-cell office:value-type="float" office:value="-0.0010824">
                <text:p>-0.0010824</text:p>
              </table:table-cell>
              <table:table-cell office:value-type="float" office:value="0.00129506">
                <text:p>0.00129506</text:p>
              </table:table-cell>
              <table:table-cell office:value-type="float" office:value="0.000364231">
                <text:p>0.000364231</text:p>
              </table:table-cell>
              <table:table-cell office:value-type="float" office:value="-0.000879014">
                <text:p>-0.000879014</text:p>
              </table:table-cell>
              <table:table-cell office:value-type="float" office:value="0.00046441">
                <text:p>0.00046441</text:p>
              </table:table-cell>
              <table:table-cell office:value-type="float" office:value="0.000473895">
                <text:p>0.000473895</text:p>
              </table:table-cell>
              <table:table-cell office:value-type="float" office:value="-0.000431081">
                <text:p>-0.000431081</text:p>
              </table:table-cell>
              <table:table-cell office:value-type="float" office:value="-0.000759246">
                <text:p>-0.000759246</text:p>
              </table:table-cell>
              <table:table-cell office:value-type="float" office:value="0.000479102">
                <text:p>0.000479102</text:p>
              </table:table-cell>
              <table:table-cell office:value-type="float" office:value="-0.0000879804">
                <text:p>-0.0000879804</text:p>
              </table:table-cell>
              <table:table-cell office:value-type="float" office:value="-0.000569197">
                <text:p>-0.000569197</text:p>
              </table:table-cell>
              <table:table-cell office:value-type="float" office:value="0.000411391">
                <text:p>0.000411391</text:p>
              </table:table-cell>
              <table:table-cell office:value-type="float" office:value="0.000304083">
                <text:p>0.000304083</text:p>
              </table:table-cell>
              <table:table-cell office:value-type="float" office:value="-0.00029743">
                <text:p>-0.00029743</text:p>
              </table:table-cell>
              <table:table-cell office:value-type="float" office:value="0.000326496">
                <text:p>0.000326496</text:p>
              </table:table-cell>
              <table:table-cell office:value-type="float" office:value="-0.000253641">
                <text:p>-0.000253641</text:p>
              </table:table-cell>
              <table:table-cell office:value-type="float" office:value="-0.00000267374">
                <text:p>-0.00000267374</text:p>
              </table:table-cell>
              <table:table-cell office:value-type="float" office:value="-0.00022041">
                <text:p>-0.00022041</text:p>
              </table:table-cell>
              <table:table-cell office:value-type="float" office:value="0.000503348">
                <text:p>0.000503348</text:p>
              </table:table-cell>
              <table:table-cell office:value-type="float" office:value="0.000347194">
                <text:p>0.000347194</text:p>
              </table:table-cell>
              <table:table-cell office:value-type="float" office:value="0.000136835">
                <text:p>0.000136835</text:p>
              </table:table-cell>
              <table:table-cell office:value-type="float" office:value="0.00034527">
                <text:p>0.00034527</text:p>
              </table:table-cell>
              <table:table-cell office:value-type="float" office:value="-0.000333756">
                <text:p>-0.000333756</text:p>
              </table:table-cell>
              <table:table-cell office:value-type="float" office:value="-0.000198346">
                <text:p>-0.000198346</text:p>
              </table:table-cell>
              <table:table-cell office:value-type="float" office:value="0.000144778">
                <text:p>0.000144778</text:p>
              </table:table-cell>
              <table:table-cell office:value-type="float" office:value="-0.000410913">
                <text:p>-0.000410913</text:p>
              </table:table-cell>
              <table:table-cell office:value-type="float" office:value="0.0000147388">
                <text:p>0.0000147388</text:p>
              </table:table-cell>
              <table:table-cell office:value-type="float" office:value="-0.000141632">
                <text:p>-0.000141632</text:p>
              </table:table-cell>
              <table:table-cell office:value-type="float" office:value="0.000551016">
                <text:p>0.000551016</text:p>
              </table:table-cell>
              <table:table-cell office:value-type="float" office:value="-0.000677458">
                <text:p>-0.000677458</text:p>
              </table:table-cell>
              <table:table-cell office:value-type="float" office:value="0.000153616">
                <text:p>0.000153616</text:p>
              </table:table-cell>
              <table:table-cell office:value-type="float" office:value="0.00030673">
                <text:p>0.00030673</text:p>
              </table:table-cell>
              <table:table-cell office:value-type="float" office:value="0.000139087">
                <text:p>0.000139087</text:p>
              </table:table-cell>
              <table:table-cell office:value-type="float" office:value="0.0000465964">
                <text:p>0.0000465964</text:p>
              </table:table-cell>
              <table:table-cell office:value-type="float" office:value="-0.00000774405">
                <text:p>-0.00000774405</text:p>
              </table:table-cell>
              <table:table-cell office:value-type="float" office:value="0.000111156">
                <text:p>0.000111156</text:p>
              </table:table-cell>
              <table:table-cell office:value-type="float" office:value="-0.000732368">
                <text:p>-0.000732368</text:p>
              </table:table-cell>
              <table:table-cell office:value-type="float" office:value="-0.000326569">
                <text:p>-0.000326569</text:p>
              </table:table-cell>
              <table:table-cell office:value-type="float" office:value="0.000449443">
                <text:p>0.000449443</text:p>
              </table:table-cell>
              <table:table-cell office:value-type="float" office:value="-0.00071179">
                <text:p>-0.00071179</text:p>
              </table:table-cell>
              <table:table-cell office:value-type="float" office:value="0.00000460567">
                <text:p>0.00000460567</text:p>
              </table:table-cell>
              <table:table-cell office:value-type="float" office:value="0.00011731">
                <text:p>0.00011731</text:p>
              </table:table-cell>
              <table:table-cell office:value-type="float" office:value="0.000457271">
                <text:p>0.000457271</text:p>
              </table:table-cell>
              <table:table-cell office:value-type="float" office:value="-0.000192482">
                <text:p>-0.000192482</text:p>
              </table:table-cell>
              <table:table-cell office:value-type="float" office:value="-0.00034704">
                <text:p>-0.00034704</text:p>
              </table:table-cell>
              <table:table-cell office:value-type="float" office:value="0.000991522">
                <text:p>0.000991522</text:p>
              </table:table-cell>
              <table:table-cell office:value-type="float" office:value="-0.000765317">
                <text:p>-0.000765317</text:p>
              </table:table-cell>
              <table:table-cell office:value-type="float" office:value="-0.00022687">
                <text:p>-0.00022687</text:p>
              </table:table-cell>
              <table:table-cell office:value-type="float" office:value="0.00033688">
                <text:p>0.00033688</text:p>
              </table:table-cell>
              <table:table-cell office:value-type="float" office:value="2.05932E-017">
                <text:p>2.05932E-017</text:p>
              </table:table-cell>
              <table:table-cell office:value-type="float" office:value="1.63277E-017">
                <text:p>1.63277E-017</text:p>
              </table:table-cell>
              <table:table-cell office:value-type="float" office:value="1.28297E-017">
                <text:p>1.28297E-017</text:p>
              </table:table-cell>
              <table:table-cell office:value-type="float" office:value="1.28297E-017">
                <text:p>1.28297E-017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0000246371">
                <text:p>0.00000000246371</text:p>
                <draw:g>
                  <svg:desc>korteweg2.B25:korteweg2.KQ25</svg:desc>
                </draw:g>
              </table:table-cell>
              <table:table-cell office:value-type="float" office:value="0.00000000391858">
                <text:p>0.00000000391858</text:p>
              </table:table-cell>
              <table:table-cell office:value-type="float" office:value="0.0000000063092">
                <text:p>0.0000000063092</text:p>
              </table:table-cell>
              <table:table-cell office:value-type="float" office:value="-0.00000146781">
                <text:p>-0.00000146781</text:p>
              </table:table-cell>
              <table:table-cell office:value-type="float" office:value="0.000387591">
                <text:p>0.000387591</text:p>
              </table:table-cell>
              <table:table-cell office:value-type="float" office:value="0.000335461">
                <text:p>0.000335461</text:p>
              </table:table-cell>
              <table:table-cell office:value-type="float" office:value="-0.000415316">
                <text:p>-0.000415316</text:p>
              </table:table-cell>
              <table:table-cell office:value-type="float" office:value="0.000631973">
                <text:p>0.000631973</text:p>
              </table:table-cell>
              <table:table-cell office:value-type="float" office:value="-0.0000568709">
                <text:p>-0.0000568709</text:p>
              </table:table-cell>
              <table:table-cell office:value-type="float" office:value="0.0000697351">
                <text:p>0.0000697351</text:p>
              </table:table-cell>
              <table:table-cell office:value-type="float" office:value="0.000146537">
                <text:p>0.000146537</text:p>
              </table:table-cell>
              <table:table-cell office:value-type="float" office:value="-0.00033051">
                <text:p>-0.00033051</text:p>
              </table:table-cell>
              <table:table-cell office:value-type="float" office:value="0.0000996739">
                <text:p>0.0000996739</text:p>
              </table:table-cell>
              <table:table-cell office:value-type="float" office:value="-0.000337696">
                <text:p>-0.000337696</text:p>
              </table:table-cell>
              <table:table-cell office:value-type="float" office:value="-0.0000662205">
                <text:p>-0.0000662205</text:p>
              </table:table-cell>
              <table:table-cell office:value-type="float" office:value="0.000240034">
                <text:p>0.000240034</text:p>
              </table:table-cell>
              <table:table-cell office:value-type="float" office:value="-0.000209301">
                <text:p>-0.000209301</text:p>
              </table:table-cell>
              <table:table-cell office:value-type="float" office:value="0.000239272">
                <text:p>0.000239272</text:p>
              </table:table-cell>
              <table:table-cell office:value-type="float" office:value="-0.000375304">
                <text:p>-0.000375304</text:p>
              </table:table-cell>
              <table:table-cell office:value-type="float" office:value="0.000471926">
                <text:p>0.000471926</text:p>
              </table:table-cell>
              <table:table-cell office:value-type="float" office:value="0.0000897101">
                <text:p>0.0000897101</text:p>
              </table:table-cell>
              <table:table-cell office:value-type="float" office:value="-0.0000769864">
                <text:p>-0.0000769864</text:p>
              </table:table-cell>
              <table:table-cell office:value-type="float" office:value="0.000501185">
                <text:p>0.000501185</text:p>
              </table:table-cell>
              <table:table-cell office:value-type="float" office:value="-0.000308033">
                <text:p>-0.000308033</text:p>
              </table:table-cell>
              <table:table-cell office:value-type="float" office:value="-0.000116717">
                <text:p>-0.000116717</text:p>
              </table:table-cell>
              <table:table-cell office:value-type="float" office:value="0.0000431031">
                <text:p>0.0000431031</text:p>
              </table:table-cell>
              <table:table-cell office:value-type="float" office:value="-0.0000245579">
                <text:p>-0.0000245579</text:p>
              </table:table-cell>
              <table:table-cell office:value-type="float" office:value="0.000685848">
                <text:p>0.000685848</text:p>
              </table:table-cell>
              <table:table-cell office:value-type="float" office:value="-0.000343338">
                <text:p>-0.000343338</text:p>
              </table:table-cell>
              <table:table-cell office:value-type="float" office:value="0.000553707">
                <text:p>0.000553707</text:p>
              </table:table-cell>
              <table:table-cell office:value-type="float" office:value="-0.0000264564">
                <text:p>-0.0000264564</text:p>
              </table:table-cell>
              <table:table-cell office:value-type="float" office:value="-0.000629611">
                <text:p>-0.000629611</text:p>
              </table:table-cell>
              <table:table-cell office:value-type="float" office:value="0.0000749577">
                <text:p>0.0000749577</text:p>
              </table:table-cell>
              <table:table-cell office:value-type="float" office:value="-0.00022886">
                <text:p>-0.00022886</text:p>
              </table:table-cell>
              <table:table-cell office:value-type="float" office:value="-0.000305414">
                <text:p>-0.000305414</text:p>
              </table:table-cell>
              <table:table-cell office:value-type="float" office:value="0.0000821647">
                <text:p>0.0000821647</text:p>
              </table:table-cell>
              <table:table-cell office:value-type="float" office:value="0.000542482">
                <text:p>0.000542482</text:p>
              </table:table-cell>
              <table:table-cell office:value-type="float" office:value="0.00020809">
                <text:p>0.00020809</text:p>
              </table:table-cell>
              <table:table-cell office:value-type="float" office:value="-0.0000343127">
                <text:p>-0.0000343127</text:p>
              </table:table-cell>
              <table:table-cell office:value-type="float" office:value="0.000726143">
                <text:p>0.000726143</text:p>
              </table:table-cell>
              <table:table-cell office:value-type="float" office:value="-0.000324991">
                <text:p>-0.000324991</text:p>
              </table:table-cell>
              <table:table-cell office:value-type="float" office:value="-0.000259065">
                <text:p>-0.000259065</text:p>
              </table:table-cell>
              <table:table-cell office:value-type="float" office:value="0.000210097">
                <text:p>0.000210097</text:p>
              </table:table-cell>
              <table:table-cell office:value-type="float" office:value="-0.000142776">
                <text:p>-0.000142776</text:p>
              </table:table-cell>
              <table:table-cell office:value-type="float" office:value="0.000229736">
                <text:p>0.000229736</text:p>
              </table:table-cell>
              <table:table-cell office:value-type="float" office:value="-0.000649346">
                <text:p>-0.000649346</text:p>
              </table:table-cell>
              <table:table-cell office:value-type="float" office:value="0.000336772">
                <text:p>0.000336772</text:p>
              </table:table-cell>
              <table:table-cell office:value-type="float" office:value="-0.000042314">
                <text:p>-0.000042314</text:p>
              </table:table-cell>
              <table:table-cell office:value-type="float" office:value="-0.000560485">
                <text:p>-0.000560485</text:p>
              </table:table-cell>
              <table:table-cell office:value-type="float" office:value="0.000305136">
                <text:p>0.000305136</text:p>
              </table:table-cell>
              <table:table-cell office:value-type="float" office:value="0.000552982">
                <text:p>0.000552982</text:p>
              </table:table-cell>
              <table:table-cell office:value-type="float" office:value="-0.000407604">
                <text:p>-0.000407604</text:p>
              </table:table-cell>
              <table:table-cell office:value-type="float" office:value="-0.0000976846">
                <text:p>-0.0000976846</text:p>
              </table:table-cell>
              <table:table-cell office:value-type="float" office:value="0.000337177">
                <text:p>0.000337177</text:p>
              </table:table-cell>
              <table:table-cell office:value-type="float" office:value="0.000134408">
                <text:p>0.000134408</text:p>
              </table:table-cell>
              <table:table-cell office:value-type="float" office:value="-0.000487869">
                <text:p>-0.000487869</text:p>
              </table:table-cell>
              <table:table-cell office:value-type="float" office:value="0.000722593">
                <text:p>0.000722593</text:p>
              </table:table-cell>
              <table:table-cell office:value-type="float" office:value="-0.000273149">
                <text:p>-0.000273149</text:p>
              </table:table-cell>
              <table:table-cell office:value-type="float" office:value="0.000126684">
                <text:p>0.000126684</text:p>
              </table:table-cell>
              <table:table-cell office:value-type="float" office:value="-0.000291765">
                <text:p>-0.000291765</text:p>
              </table:table-cell>
              <table:table-cell office:value-type="float" office:value="-0.0000994222">
                <text:p>-0.0000994222</text:p>
              </table:table-cell>
              <table:table-cell office:value-type="float" office:value="0.000577441">
                <text:p>0.000577441</text:p>
              </table:table-cell>
              <table:table-cell office:value-type="float" office:value="-0.00024204">
                <text:p>-0.00024204</text:p>
              </table:table-cell>
              <table:table-cell office:value-type="float" office:value="-0.000171973">
                <text:p>-0.000171973</text:p>
              </table:table-cell>
              <table:table-cell office:value-type="float" office:value="0.000565492">
                <text:p>0.000565492</text:p>
              </table:table-cell>
              <table:table-cell office:value-type="float" office:value="-0.000631226">
                <text:p>-0.000631226</text:p>
              </table:table-cell>
              <table:table-cell office:value-type="float" office:value="-0.000193996">
                <text:p>-0.000193996</text:p>
              </table:table-cell>
              <table:table-cell office:value-type="float" office:value="-0.000250309">
                <text:p>-0.000250309</text:p>
              </table:table-cell>
              <table:table-cell office:value-type="float" office:value="-0.00000308206">
                <text:p>-0.00000308206</text:p>
              </table:table-cell>
              <table:table-cell office:value-type="float" office:value="-0.0000666655">
                <text:p>-0.0000666655</text:p>
              </table:table-cell>
              <table:table-cell office:value-type="float" office:value="0.000212973">
                <text:p>0.000212973</text:p>
              </table:table-cell>
              <table:table-cell office:value-type="float" office:value="0.00037177">
                <text:p>0.00037177</text:p>
              </table:table-cell>
              <table:table-cell office:value-type="float" office:value="0.000380547">
                <text:p>0.000380547</text:p>
              </table:table-cell>
              <table:table-cell office:value-type="float" office:value="0.000450224">
                <text:p>0.000450224</text:p>
              </table:table-cell>
              <table:table-cell office:value-type="float" office:value="-0.00034486">
                <text:p>-0.00034486</text:p>
              </table:table-cell>
              <table:table-cell office:value-type="float" office:value="-0.000252949">
                <text:p>-0.000252949</text:p>
              </table:table-cell>
              <table:table-cell office:value-type="float" office:value="0.000249454">
                <text:p>0.000249454</text:p>
              </table:table-cell>
              <table:table-cell office:value-type="float" office:value="-0.000780876">
                <text:p>-0.000780876</text:p>
              </table:table-cell>
              <table:table-cell office:value-type="float" office:value="0.0001958">
                <text:p>0.0001958</text:p>
              </table:table-cell>
              <table:table-cell office:value-type="float" office:value="0.000148616">
                <text:p>0.000148616</text:p>
              </table:table-cell>
              <table:table-cell office:value-type="float" office:value="-0.000151879">
                <text:p>-0.000151879</text:p>
              </table:table-cell>
              <table:table-cell office:value-type="float" office:value="0.0000526157">
                <text:p>0.0000526157</text:p>
              </table:table-cell>
              <table:table-cell office:value-type="float" office:value="-0.00038884">
                <text:p>-0.00038884</text:p>
              </table:table-cell>
              <table:table-cell office:value-type="float" office:value="0.000166814">
                <text:p>0.000166814</text:p>
              </table:table-cell>
              <table:table-cell office:value-type="float" office:value="0.000273816">
                <text:p>0.000273816</text:p>
              </table:table-cell>
              <table:table-cell office:value-type="float" office:value="-0.000362498">
                <text:p>-0.000362498</text:p>
              </table:table-cell>
              <table:table-cell office:value-type="float" office:value="0.000317789">
                <text:p>0.000317789</text:p>
              </table:table-cell>
              <table:table-cell office:value-type="float" office:value="0.000180445">
                <text:p>0.000180445</text:p>
              </table:table-cell>
              <table:table-cell office:value-type="float" office:value="-0.000227042">
                <text:p>-0.000227042</text:p>
              </table:table-cell>
              <table:table-cell office:value-type="float" office:value="-0.000306693">
                <text:p>-0.000306693</text:p>
              </table:table-cell>
              <table:table-cell office:value-type="float" office:value="0.000603433">
                <text:p>0.000603433</text:p>
              </table:table-cell>
              <table:table-cell office:value-type="float" office:value="-0.000000875011">
                <text:p>-0.000000875011</text:p>
              </table:table-cell>
              <table:table-cell office:value-type="float" office:value="-0.000286052">
                <text:p>-0.000286052</text:p>
              </table:table-cell>
              <table:table-cell office:value-type="float" office:value="0.000369374">
                <text:p>0.000369374</text:p>
              </table:table-cell>
              <table:table-cell office:value-type="float" office:value="-0.0000455483">
                <text:p>-0.0000455483</text:p>
              </table:table-cell>
              <table:table-cell office:value-type="float" office:value="-0.000216942">
                <text:p>-0.000216942</text:p>
              </table:table-cell>
              <table:table-cell office:value-type="float" office:value="0.0000448461">
                <text:p>0.0000448461</text:p>
              </table:table-cell>
              <table:table-cell office:value-type="float" office:value="0.0000819173">
                <text:p>0.0000819173</text:p>
              </table:table-cell>
              <table:table-cell office:value-type="float" office:value="0.000145192">
                <text:p>0.000145192</text:p>
              </table:table-cell>
              <table:table-cell office:value-type="float" office:value="-0.000319412">
                <text:p>-0.000319412</text:p>
              </table:table-cell>
              <table:table-cell office:value-type="float" office:value="-0.000116694">
                <text:p>-0.000116694</text:p>
              </table:table-cell>
              <table:table-cell office:value-type="float" office:value="0.0000250724">
                <text:p>0.0000250724</text:p>
              </table:table-cell>
              <table:table-cell office:value-type="float" office:value="-0.000323128">
                <text:p>-0.000323128</text:p>
              </table:table-cell>
              <table:table-cell office:value-type="float" office:value="-0.000296657">
                <text:p>-0.000296657</text:p>
              </table:table-cell>
              <table:table-cell office:value-type="float" office:value="0.000196312">
                <text:p>0.000196312</text:p>
              </table:table-cell>
              <table:table-cell office:value-type="float" office:value="0.000240161">
                <text:p>0.000240161</text:p>
              </table:table-cell>
              <table:table-cell office:value-type="float" office:value="0.0000477088">
                <text:p>0.0000477088</text:p>
              </table:table-cell>
              <table:table-cell office:value-type="float" office:value="0.000634057">
                <text:p>0.000634057</text:p>
              </table:table-cell>
              <table:table-cell office:value-type="float" office:value="0.00029111">
                <text:p>0.00029111</text:p>
              </table:table-cell>
              <table:table-cell office:value-type="float" office:value="0.0000129548">
                <text:p>0.0000129548</text:p>
              </table:table-cell>
              <table:table-cell office:value-type="float" office:value="-0.0000773693">
                <text:p>-0.0000773693</text:p>
              </table:table-cell>
              <table:table-cell office:value-type="float" office:value="-0.000456768">
                <text:p>-0.000456768</text:p>
              </table:table-cell>
              <table:table-cell office:value-type="float" office:value="-0.000241248">
                <text:p>-0.000241248</text:p>
              </table:table-cell>
              <table:table-cell office:value-type="float" office:value="-0.000033808">
                <text:p>-0.000033808</text:p>
              </table:table-cell>
              <table:table-cell office:value-type="float" office:value="0.000112945">
                <text:p>0.000112945</text:p>
              </table:table-cell>
              <table:table-cell office:value-type="float" office:value="-0.0000221363">
                <text:p>-0.0000221363</text:p>
              </table:table-cell>
              <table:table-cell office:value-type="float" office:value="0.000180914">
                <text:p>0.000180914</text:p>
              </table:table-cell>
              <table:table-cell office:value-type="float" office:value="0.000072631">
                <text:p>0.000072631</text:p>
              </table:table-cell>
              <table:table-cell office:value-type="float" office:value="-0.000350064">
                <text:p>-0.000350064</text:p>
              </table:table-cell>
              <table:table-cell office:value-type="float" office:value="-0.00000921063">
                <text:p>-0.00000921063</text:p>
              </table:table-cell>
              <table:table-cell office:value-type="float" office:value="0.000263811">
                <text:p>0.000263811</text:p>
              </table:table-cell>
              <table:table-cell office:value-type="float" office:value="0.0000128406">
                <text:p>0.0000128406</text:p>
              </table:table-cell>
              <table:table-cell office:value-type="float" office:value="-0.0000109768">
                <text:p>-0.0000109768</text:p>
              </table:table-cell>
              <table:table-cell office:value-type="float" office:value="-0.0000565568">
                <text:p>-0.0000565568</text:p>
              </table:table-cell>
              <table:table-cell office:value-type="float" office:value="0.000404494">
                <text:p>0.000404494</text:p>
              </table:table-cell>
              <table:table-cell office:value-type="float" office:value="-0.000185879">
                <text:p>-0.000185879</text:p>
              </table:table-cell>
              <table:table-cell office:value-type="float" office:value="0.00010952">
                <text:p>0.00010952</text:p>
              </table:table-cell>
              <table:table-cell office:value-type="float" office:value="0.000689721">
                <text:p>0.000689721</text:p>
              </table:table-cell>
              <table:table-cell office:value-type="float" office:value="0.000406652">
                <text:p>0.000406652</text:p>
              </table:table-cell>
              <table:table-cell office:value-type="float" office:value="0.0000144616">
                <text:p>0.0000144616</text:p>
              </table:table-cell>
              <table:table-cell office:value-type="float" office:value="0.000567944">
                <text:p>0.000567944</text:p>
              </table:table-cell>
              <table:table-cell office:value-type="float" office:value="0.000815033">
                <text:p>0.000815033</text:p>
              </table:table-cell>
              <table:table-cell office:value-type="float" office:value="0.000332632">
                <text:p>0.000332632</text:p>
              </table:table-cell>
              <table:table-cell office:value-type="float" office:value="0.000641974">
                <text:p>0.000641974</text:p>
              </table:table-cell>
              <table:table-cell office:value-type="float" office:value="0.00131682">
                <text:p>0.00131682</text:p>
              </table:table-cell>
              <table:table-cell office:value-type="float" office:value="0.00105481">
                <text:p>0.00105481</text:p>
              </table:table-cell>
              <table:table-cell office:value-type="float" office:value="0.00114141">
                <text:p>0.00114141</text:p>
              </table:table-cell>
              <table:table-cell office:value-type="float" office:value="0.00185656">
                <text:p>0.00185656</text:p>
              </table:table-cell>
              <table:table-cell office:value-type="float" office:value="0.00235437">
                <text:p>0.00235437</text:p>
              </table:table-cell>
              <table:table-cell office:value-type="float" office:value="0.00295382">
                <text:p>0.00295382</text:p>
              </table:table-cell>
              <table:table-cell office:value-type="float" office:value="0.00341825">
                <text:p>0.00341825</text:p>
              </table:table-cell>
              <table:table-cell office:value-type="float" office:value="0.00527529">
                <text:p>0.00527529</text:p>
              </table:table-cell>
              <table:table-cell office:value-type="float" office:value="0.00652013">
                <text:p>0.00652013</text:p>
              </table:table-cell>
              <table:table-cell office:value-type="float" office:value="0.008024">
                <text:p>0.008024</text:p>
              </table:table-cell>
              <table:table-cell office:value-type="float" office:value="0.0100962">
                <text:p>0.0100962</text:p>
              </table:table-cell>
              <table:table-cell office:value-type="float" office:value="0.0128058">
                <text:p>0.0128058</text:p>
              </table:table-cell>
              <table:table-cell office:value-type="float" office:value="0.0155537">
                <text:p>0.0155537</text:p>
              </table:table-cell>
              <table:table-cell office:value-type="float" office:value="0.0191186">
                <text:p>0.0191186</text:p>
              </table:table-cell>
              <table:table-cell office:value-type="float" office:value="0.0242248">
                <text:p>0.0242248</text:p>
              </table:table-cell>
              <table:table-cell office:value-type="float" office:value="0.0309861">
                <text:p>0.0309861</text:p>
              </table:table-cell>
              <table:table-cell office:value-type="float" office:value="0.0381164">
                <text:p>0.0381164</text:p>
              </table:table-cell>
              <table:table-cell office:value-type="float" office:value="0.0474805">
                <text:p>0.0474805</text:p>
              </table:table-cell>
              <table:table-cell office:value-type="float" office:value="0.0585531">
                <text:p>0.0585531</text:p>
              </table:table-cell>
              <table:table-cell office:value-type="float" office:value="0.0719784">
                <text:p>0.0719784</text:p>
              </table:table-cell>
              <table:table-cell office:value-type="float" office:value="0.0864123">
                <text:p>0.0864123</text:p>
              </table:table-cell>
              <table:table-cell office:value-type="float" office:value="0.104171">
                <text:p>0.104171</text:p>
              </table:table-cell>
              <table:table-cell office:value-type="float" office:value="0.124961">
                <text:p>0.124961</text:p>
              </table:table-cell>
              <table:table-cell office:value-type="float" office:value="0.145795">
                <text:p>0.145795</text:p>
              </table:table-cell>
              <table:table-cell office:value-type="float" office:value="0.167912">
                <text:p>0.167912</text:p>
              </table:table-cell>
              <table:table-cell office:value-type="float" office:value="0.190992">
                <text:p>0.190992</text:p>
              </table:table-cell>
              <table:table-cell office:value-type="float" office:value="0.212167">
                <text:p>0.212167</text:p>
              </table:table-cell>
              <table:table-cell office:value-type="float" office:value="0.228935">
                <text:p>0.228935</text:p>
              </table:table-cell>
              <table:table-cell office:value-type="float" office:value="0.24203">
                <text:p>0.24203</text:p>
              </table:table-cell>
              <table:table-cell office:value-type="float" office:value="0.250314">
                <text:p>0.250314</text:p>
              </table:table-cell>
              <table:table-cell office:value-type="float" office:value="0.248959">
                <text:p>0.248959</text:p>
              </table:table-cell>
              <table:table-cell office:value-type="float" office:value="0.241859">
                <text:p>0.241859</text:p>
              </table:table-cell>
              <table:table-cell office:value-type="float" office:value="0.23046">
                <text:p>0.23046</text:p>
              </table:table-cell>
              <table:table-cell office:value-type="float" office:value="0.211959">
                <text:p>0.211959</text:p>
              </table:table-cell>
              <table:table-cell office:value-type="float" office:value="0.190548">
                <text:p>0.190548</text:p>
              </table:table-cell>
              <table:table-cell office:value-type="float" office:value="0.168692">
                <text:p>0.168692</text:p>
              </table:table-cell>
              <table:table-cell office:value-type="float" office:value="0.146954">
                <text:p>0.146954</text:p>
              </table:table-cell>
              <table:table-cell office:value-type="float" office:value="0.123991">
                <text:p>0.123991</text:p>
              </table:table-cell>
              <table:table-cell office:value-type="float" office:value="0.10394">
                <text:p>0.10394</text:p>
              </table:table-cell>
              <table:table-cell office:value-type="float" office:value="0.0880791">
                <text:p>0.0880791</text:p>
              </table:table-cell>
              <table:table-cell office:value-type="float" office:value="0.0716421">
                <text:p>0.0716421</text:p>
              </table:table-cell>
              <table:table-cell office:value-type="float" office:value="0.0578452">
                <text:p>0.0578452</text:p>
              </table:table-cell>
              <table:table-cell office:value-type="float" office:value="0.0478669">
                <text:p>0.0478669</text:p>
              </table:table-cell>
              <table:table-cell office:value-type="float" office:value="0.0389563">
                <text:p>0.0389563</text:p>
              </table:table-cell>
              <table:table-cell office:value-type="float" office:value="0.0308439">
                <text:p>0.0308439</text:p>
              </table:table-cell>
              <table:table-cell office:value-type="float" office:value="0.0244133">
                <text:p>0.0244133</text:p>
              </table:table-cell>
              <table:table-cell office:value-type="float" office:value="0.0209708">
                <text:p>0.0209708</text:p>
              </table:table-cell>
              <table:table-cell office:value-type="float" office:value="0.0159124">
                <text:p>0.0159124</text:p>
              </table:table-cell>
              <table:table-cell office:value-type="float" office:value="0.0121448">
                <text:p>0.0121448</text:p>
              </table:table-cell>
              <table:table-cell office:value-type="float" office:value="0.011041">
                <text:p>0.011041</text:p>
              </table:table-cell>
              <table:table-cell office:value-type="float" office:value="0.0093589">
                <text:p>0.0093589</text:p>
              </table:table-cell>
              <table:table-cell office:value-type="float" office:value="0.00811128">
                <text:p>0.00811128</text:p>
              </table:table-cell>
              <table:table-cell office:value-type="float" office:value="0.00863723">
                <text:p>0.00863723</text:p>
              </table:table-cell>
              <table:table-cell office:value-type="float" office:value="0.0106348">
                <text:p>0.0106348</text:p>
              </table:table-cell>
              <table:table-cell office:value-type="float" office:value="0.0130982">
                <text:p>0.0130982</text:p>
              </table:table-cell>
              <table:table-cell office:value-type="float" office:value="0.0168194">
                <text:p>0.0168194</text:p>
              </table:table-cell>
              <table:table-cell office:value-type="float" office:value="0.0263671">
                <text:p>0.0263671</text:p>
              </table:table-cell>
              <table:table-cell office:value-type="float" office:value="0.0398188">
                <text:p>0.0398188</text:p>
              </table:table-cell>
              <table:table-cell office:value-type="float" office:value="0.0615374">
                <text:p>0.0615374</text:p>
              </table:table-cell>
              <table:table-cell office:value-type="float" office:value="0.0961814">
                <text:p>0.0961814</text:p>
              </table:table-cell>
              <table:table-cell office:value-type="float" office:value="0.149273">
                <text:p>0.149273</text:p>
              </table:table-cell>
              <table:table-cell office:value-type="float" office:value="0.22714">
                <text:p>0.22714</text:p>
              </table:table-cell>
              <table:table-cell office:value-type="float" office:value="0.337903">
                <text:p>0.337903</text:p>
              </table:table-cell>
              <table:table-cell office:value-type="float" office:value="0.485156">
                <text:p>0.485156</text:p>
              </table:table-cell>
              <table:table-cell office:value-type="float" office:value="0.659574">
                <text:p>0.659574</text:p>
              </table:table-cell>
              <table:table-cell office:value-type="float" office:value="0.834231">
                <text:p>0.834231</text:p>
              </table:table-cell>
              <table:table-cell office:value-type="float" office:value="0.964222">
                <text:p>0.964222</text:p>
              </table:table-cell>
              <table:table-cell office:value-type="float" office:value="0.999593">
                <text:p>0.999593</text:p>
              </table:table-cell>
              <table:table-cell office:value-type="float" office:value="0.927243">
                <text:p>0.927243</text:p>
              </table:table-cell>
              <table:table-cell office:value-type="float" office:value="0.777016">
                <text:p>0.777016</text:p>
              </table:table-cell>
              <table:table-cell office:value-type="float" office:value="0.596126">
                <text:p>0.596126</text:p>
              </table:table-cell>
              <table:table-cell office:value-type="float" office:value="0.430515">
                <text:p>0.430515</text:p>
              </table:table-cell>
              <table:table-cell office:value-type="float" office:value="0.295743">
                <text:p>0.295743</text:p>
              </table:table-cell>
              <table:table-cell office:value-type="float" office:value="0.194986">
                <text:p>0.194986</text:p>
              </table:table-cell>
              <table:table-cell office:value-type="float" office:value="0.129296">
                <text:p>0.129296</text:p>
              </table:table-cell>
              <table:table-cell office:value-type="float" office:value="0.0815232">
                <text:p>0.0815232</text:p>
              </table:table-cell>
              <table:table-cell office:value-type="float" office:value="0.0512079">
                <text:p>0.0512079</text:p>
              </table:table-cell>
              <table:table-cell office:value-type="float" office:value="0.0342956">
                <text:p>0.0342956</text:p>
              </table:table-cell>
              <table:table-cell office:value-type="float" office:value="0.0193945">
                <text:p>0.0193945</text:p>
              </table:table-cell>
              <table:table-cell office:value-type="float" office:value="0.0136803">
                <text:p>0.0136803</text:p>
              </table:table-cell>
              <table:table-cell office:value-type="float" office:value="0.00744266">
                <text:p>0.00744266</text:p>
              </table:table-cell>
              <table:table-cell office:value-type="float" office:value="0.00541715">
                <text:p>0.00541715</text:p>
              </table:table-cell>
              <table:table-cell office:value-type="float" office:value="0.00401593">
                <text:p>0.00401593</text:p>
              </table:table-cell>
              <table:table-cell office:value-type="float" office:value="-0.0000164029">
                <text:p>-0.0000164029</text:p>
              </table:table-cell>
              <table:table-cell office:value-type="float" office:value="0.00256888">
                <text:p>0.00256888</text:p>
              </table:table-cell>
              <table:table-cell office:value-type="float" office:value="0.000309772">
                <text:p>0.000309772</text:p>
              </table:table-cell>
              <table:table-cell office:value-type="float" office:value="-0.000187047">
                <text:p>-0.000187047</text:p>
              </table:table-cell>
              <table:table-cell office:value-type="float" office:value="0.00149543">
                <text:p>0.00149543</text:p>
              </table:table-cell>
              <table:table-cell office:value-type="float" office:value="-0.00052999">
                <text:p>-0.00052999</text:p>
              </table:table-cell>
              <table:table-cell office:value-type="float" office:value="0.00166469">
                <text:p>0.00166469</text:p>
              </table:table-cell>
              <table:table-cell office:value-type="float" office:value="-0.00127714">
                <text:p>-0.00127714</text:p>
              </table:table-cell>
              <table:table-cell office:value-type="float" office:value="0.000172441">
                <text:p>0.000172441</text:p>
              </table:table-cell>
              <table:table-cell office:value-type="float" office:value="0.000720337">
                <text:p>0.000720337</text:p>
              </table:table-cell>
              <table:table-cell office:value-type="float" office:value="-0.00206938">
                <text:p>-0.00206938</text:p>
              </table:table-cell>
              <table:table-cell office:value-type="float" office:value="0.000923627">
                <text:p>0.000923627</text:p>
              </table:table-cell>
              <table:table-cell office:value-type="float" office:value="-0.000352527">
                <text:p>-0.000352527</text:p>
              </table:table-cell>
              <table:table-cell office:value-type="float" office:value="0.000576768">
                <text:p>0.000576768</text:p>
              </table:table-cell>
              <table:table-cell office:value-type="float" office:value="-0.0000171524">
                <text:p>-0.0000171524</text:p>
              </table:table-cell>
              <table:table-cell office:value-type="float" office:value="-0.000636932">
                <text:p>-0.000636932</text:p>
              </table:table-cell>
              <table:table-cell office:value-type="float" office:value="0.00160808">
                <text:p>0.00160808</text:p>
              </table:table-cell>
              <table:table-cell office:value-type="float" office:value="-0.00115059">
                <text:p>-0.00115059</text:p>
              </table:table-cell>
              <table:table-cell office:value-type="float" office:value="0.000468439">
                <text:p>0.000468439</text:p>
              </table:table-cell>
              <table:table-cell office:value-type="float" office:value="0.000326084">
                <text:p>0.000326084</text:p>
              </table:table-cell>
              <table:table-cell office:value-type="float" office:value="-0.000329994">
                <text:p>-0.000329994</text:p>
              </table:table-cell>
              <table:table-cell office:value-type="float" office:value="0.000390756">
                <text:p>0.000390756</text:p>
              </table:table-cell>
              <table:table-cell office:value-type="float" office:value="-0.000740047">
                <text:p>-0.000740047</text:p>
              </table:table-cell>
              <table:table-cell office:value-type="float" office:value="0.00099493">
                <text:p>0.00099493</text:p>
              </table:table-cell>
              <table:table-cell office:value-type="float" office:value="-0.00052223">
                <text:p>-0.00052223</text:p>
              </table:table-cell>
              <table:table-cell office:value-type="float" office:value="-0.000109316">
                <text:p>-0.000109316</text:p>
              </table:table-cell>
              <table:table-cell office:value-type="float" office:value="0.000366912">
                <text:p>0.000366912</text:p>
              </table:table-cell>
              <table:table-cell office:value-type="float" office:value="-0.000618632">
                <text:p>-0.000618632</text:p>
              </table:table-cell>
              <table:table-cell office:value-type="float" office:value="0.000559083">
                <text:p>0.000559083</text:p>
              </table:table-cell>
              <table:table-cell office:value-type="float" office:value="-0.00050973">
                <text:p>-0.00050973</text:p>
              </table:table-cell>
              <table:table-cell office:value-type="float" office:value="0.000370346">
                <text:p>0.000370346</text:p>
              </table:table-cell>
              <table:table-cell office:value-type="float" office:value="-0.0000720528">
                <text:p>-0.0000720528</text:p>
              </table:table-cell>
              <table:table-cell office:value-type="float" office:value="-0.00014726">
                <text:p>-0.00014726</text:p>
              </table:table-cell>
              <table:table-cell office:value-type="float" office:value="0.0005372">
                <text:p>0.0005372</text:p>
              </table:table-cell>
              <table:table-cell office:value-type="float" office:value="-0.000737081">
                <text:p>-0.000737081</text:p>
              </table:table-cell>
              <table:table-cell office:value-type="float" office:value="0.000450739">
                <text:p>0.000450739</text:p>
              </table:table-cell>
              <table:table-cell office:value-type="float" office:value="-0.000286518">
                <text:p>-0.000286518</text:p>
              </table:table-cell>
              <table:table-cell office:value-type="float" office:value="0.000137505">
                <text:p>0.000137505</text:p>
              </table:table-cell>
              <table:table-cell office:value-type="float" office:value="-0.0000574269">
                <text:p>-0.0000574269</text:p>
              </table:table-cell>
              <table:table-cell office:value-type="float" office:value="-0.000590889">
                <text:p>-0.000590889</text:p>
              </table:table-cell>
              <table:table-cell office:value-type="float" office:value="0.000116368">
                <text:p>0.000116368</text:p>
              </table:table-cell>
              <table:table-cell office:value-type="float" office:value="-0.000548099">
                <text:p>-0.000548099</text:p>
              </table:table-cell>
              <table:table-cell office:value-type="float" office:value="0.0000136428">
                <text:p>0.0000136428</text:p>
              </table:table-cell>
              <table:table-cell office:value-type="float" office:value="0.000494288">
                <text:p>0.000494288</text:p>
              </table:table-cell>
              <table:table-cell office:value-type="float" office:value="0.000351864">
                <text:p>0.000351864</text:p>
              </table:table-cell>
              <table:table-cell office:value-type="float" office:value="0.000472494">
                <text:p>0.000472494</text:p>
              </table:table-cell>
              <table:table-cell office:value-type="float" office:value="-0.000377635">
                <text:p>-0.000377635</text:p>
              </table:table-cell>
              <table:table-cell office:value-type="float" office:value="0.000620645">
                <text:p>0.000620645</text:p>
              </table:table-cell>
              <table:table-cell office:value-type="float" office:value="-0.000223491">
                <text:p>-0.000223491</text:p>
              </table:table-cell>
              <table:table-cell office:value-type="float" office:value="-0.000519865">
                <text:p>-0.000519865</text:p>
              </table:table-cell>
              <table:table-cell office:value-type="float" office:value="0.0000789939">
                <text:p>0.0000789939</text:p>
              </table:table-cell>
              <table:table-cell office:value-type="float" office:value="0.000211606">
                <text:p>0.000211606</text:p>
              </table:table-cell>
              <table:table-cell office:value-type="float" office:value="-0.000188198">
                <text:p>-0.000188198</text:p>
              </table:table-cell>
              <table:table-cell office:value-type="float" office:value="-0.000179875">
                <text:p>-0.000179875</text:p>
              </table:table-cell>
              <table:table-cell office:value-type="float" office:value="0.000614758">
                <text:p>0.000614758</text:p>
              </table:table-cell>
              <table:table-cell office:value-type="float" office:value="0.000086543">
                <text:p>0.000086543</text:p>
              </table:table-cell>
              <table:table-cell office:value-type="float" office:value="-0.000533664">
                <text:p>-0.000533664</text:p>
              </table:table-cell>
              <table:table-cell office:value-type="float" office:value="0.000253759">
                <text:p>0.000253759</text:p>
              </table:table-cell>
              <table:table-cell office:value-type="float" office:value="0.000504344">
                <text:p>0.000504344</text:p>
              </table:table-cell>
              <table:table-cell office:value-type="float" office:value="-0.000509496">
                <text:p>-0.000509496</text:p>
              </table:table-cell>
              <table:table-cell office:value-type="float" office:value="-0.000235083">
                <text:p>-0.000235083</text:p>
              </table:table-cell>
              <table:table-cell office:value-type="float" office:value="0.000612104">
                <text:p>0.000612104</text:p>
              </table:table-cell>
              <table:table-cell office:value-type="float" office:value="-0.00018204">
                <text:p>-0.00018204</text:p>
              </table:table-cell>
              <table:table-cell office:value-type="float" office:value="-0.000157211">
                <text:p>-0.000157211</text:p>
              </table:table-cell>
              <table:table-cell office:value-type="float" office:value="0.0000254631">
                <text:p>0.0000254631</text:p>
              </table:table-cell>
              <table:table-cell office:value-type="float" office:value="0.000215866">
                <text:p>0.000215866</text:p>
              </table:table-cell>
              <table:table-cell office:value-type="float" office:value="-0.000754882">
                <text:p>-0.000754882</text:p>
              </table:table-cell>
              <table:table-cell office:value-type="float" office:value="-0.000356392">
                <text:p>-0.000356392</text:p>
              </table:table-cell>
              <table:table-cell office:value-type="float" office:value="0.000715994">
                <text:p>0.000715994</text:p>
              </table:table-cell>
              <table:table-cell office:value-type="float" office:value="-0.000590864">
                <text:p>-0.000590864</text:p>
              </table:table-cell>
              <table:table-cell office:value-type="float" office:value="-0.000160535">
                <text:p>-0.000160535</text:p>
              </table:table-cell>
              <table:table-cell office:value-type="float" office:value="0.000431567">
                <text:p>0.000431567</text:p>
              </table:table-cell>
              <table:table-cell office:value-type="float" office:value="-0.000480671">
                <text:p>-0.000480671</text:p>
              </table:table-cell>
              <table:table-cell office:value-type="float" office:value="0.0000945106">
                <text:p>0.0000945106</text:p>
              </table:table-cell>
              <table:table-cell office:value-type="float" office:value="-0.000225953">
                <text:p>-0.000225953</text:p>
              </table:table-cell>
              <table:table-cell office:value-type="float" office:value="0.00125538">
                <text:p>0.00125538</text:p>
              </table:table-cell>
              <table:table-cell office:value-type="float" office:value="-0.000675165">
                <text:p>-0.000675165</text:p>
              </table:table-cell>
              <table:table-cell office:value-type="float" office:value="-0.0000930752">
                <text:p>-0.0000930752</text:p>
              </table:table-cell>
              <table:table-cell office:value-type="float" office:value="0.000852697">
                <text:p>0.000852697</text:p>
              </table:table-cell>
              <table:table-cell office:value-type="float" office:value="-0.000905922">
                <text:p>-0.000905922</text:p>
              </table:table-cell>
              <table:table-cell office:value-type="float" office:value="-0.000571774">
                <text:p>-0.000571774</text:p>
              </table:table-cell>
              <table:table-cell office:value-type="float" office:value="2.05994E-017">
                <text:p>2.05994E-017</text:p>
              </table:table-cell>
              <table:table-cell office:value-type="float" office:value="1.63244E-017">
                <text:p>1.63244E-017</text:p>
              </table:table-cell>
              <table:table-cell office:value-type="float" office:value="1.28362E-017">
                <text:p>1.28362E-017</text:p>
              </table:table-cell>
              <table:table-cell office:value-type="float" office:value="1.28362E-017">
                <text:p>1.28362E-017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000000245952">
                <text:p>0.00000000245952</text:p>
                <draw:g>
                  <svg:desc>korteweg2.B26:korteweg2.KQ26</svg:desc>
                </draw:g>
              </table:table-cell>
              <table:table-cell office:value-type="float" office:value="0.00000000392111">
                <text:p>0.00000000392111</text:p>
              </table:table-cell>
              <table:table-cell office:value-type="float" office:value="0.00000000630364">
                <text:p>0.00000000630364</text:p>
              </table:table-cell>
              <table:table-cell office:value-type="float" office:value="-0.000260177">
                <text:p>-0.000260177</text:p>
              </table:table-cell>
              <table:table-cell office:value-type="float" office:value="0.000119821">
                <text:p>0.000119821</text:p>
              </table:table-cell>
              <table:table-cell office:value-type="float" office:value="-0.0000526414">
                <text:p>-0.0000526414</text:p>
              </table:table-cell>
              <table:table-cell office:value-type="float" office:value="-0.00024035">
                <text:p>-0.00024035</text:p>
              </table:table-cell>
              <table:table-cell office:value-type="float" office:value="0.000217079">
                <text:p>0.000217079</text:p>
              </table:table-cell>
              <table:table-cell office:value-type="float" office:value="0.000270092">
                <text:p>0.000270092</text:p>
              </table:table-cell>
              <table:table-cell office:value-type="float" office:value="-0.0000172215">
                <text:p>-0.0000172215</text:p>
              </table:table-cell>
              <table:table-cell office:value-type="float" office:value="-0.000151104">
                <text:p>-0.000151104</text:p>
              </table:table-cell>
              <table:table-cell office:value-type="float" office:value="0.0000535715">
                <text:p>0.0000535715</text:p>
              </table:table-cell>
              <table:table-cell office:value-type="float" office:value="0.000028036">
                <text:p>0.000028036</text:p>
              </table:table-cell>
              <table:table-cell office:value-type="float" office:value="-0.000508449">
                <text:p>-0.000508449</text:p>
              </table:table-cell>
              <table:table-cell office:value-type="float" office:value="-0.0000103518">
                <text:p>-0.0000103518</text:p>
              </table:table-cell>
              <table:table-cell office:value-type="float" office:value="0.000088848">
                <text:p>0.000088848</text:p>
              </table:table-cell>
              <table:table-cell office:value-type="float" office:value="-0.00000963281">
                <text:p>-0.00000963281</text:p>
              </table:table-cell>
              <table:table-cell office:value-type="float" office:value="-0.000267283">
                <text:p>-0.000267283</text:p>
              </table:table-cell>
              <table:table-cell office:value-type="float" office:value="0.000731975">
                <text:p>0.000731975</text:p>
              </table:table-cell>
              <table:table-cell office:value-type="float" office:value="0.000231931">
                <text:p>0.000231931</text:p>
              </table:table-cell>
              <table:table-cell office:value-type="float" office:value="0.0000481836">
                <text:p>0.0000481836</text:p>
              </table:table-cell>
              <table:table-cell office:value-type="float" office:value="0.00010695">
                <text:p>0.00010695</text:p>
              </table:table-cell>
              <table:table-cell office:value-type="float" office:value="0.00000347687">
                <text:p>0.00000347687</text:p>
              </table:table-cell>
              <table:table-cell office:value-type="float" office:value="0.0000195277">
                <text:p>0.0000195277</text:p>
              </table:table-cell>
              <table:table-cell office:value-type="float" office:value="-0.000268462">
                <text:p>-0.000268462</text:p>
              </table:table-cell>
              <table:table-cell office:value-type="float" office:value="0.000123801">
                <text:p>0.000123801</text:p>
              </table:table-cell>
              <table:table-cell office:value-type="float" office:value="0.00046266">
                <text:p>0.00046266</text:p>
              </table:table-cell>
              <table:table-cell office:value-type="float" office:value="-0.000596693">
                <text:p>-0.000596693</text:p>
              </table:table-cell>
              <table:table-cell office:value-type="float" office:value="0.0000769659">
                <text:p>0.0000769659</text:p>
              </table:table-cell>
              <table:table-cell office:value-type="float" office:value="-0.000367651">
                <text:p>-0.000367651</text:p>
              </table:table-cell>
              <table:table-cell office:value-type="float" office:value="0.000155974">
                <text:p>0.000155974</text:p>
              </table:table-cell>
              <table:table-cell office:value-type="float" office:value="-0.000102189">
                <text:p>-0.000102189</text:p>
              </table:table-cell>
              <table:table-cell office:value-type="float" office:value="0.000393369">
                <text:p>0.000393369</text:p>
              </table:table-cell>
              <table:table-cell office:value-type="float" office:value="0.000631644">
                <text:p>0.000631644</text:p>
              </table:table-cell>
              <table:table-cell office:value-type="float" office:value="-0.000296093">
                <text:p>-0.000296093</text:p>
              </table:table-cell>
              <table:table-cell office:value-type="float" office:value="0.000528746">
                <text:p>0.000528746</text:p>
              </table:table-cell>
              <table:table-cell office:value-type="float" office:value="-0.000387278">
                <text:p>-0.000387278</text:p>
              </table:table-cell>
              <table:table-cell office:value-type="float" office:value="-0.00026074">
                <text:p>-0.00026074</text:p>
              </table:table-cell>
              <table:table-cell office:value-type="float" office:value="0.000474826">
                <text:p>0.000474826</text:p>
              </table:table-cell>
              <table:table-cell office:value-type="float" office:value="-0.000677617">
                <text:p>-0.000677617</text:p>
              </table:table-cell>
              <table:table-cell office:value-type="float" office:value="0.00034768">
                <text:p>0.00034768</text:p>
              </table:table-cell>
              <table:table-cell office:value-type="float" office:value="0.000182245">
                <text:p>0.000182245</text:p>
              </table:table-cell>
              <table:table-cell office:value-type="float" office:value="-0.000118763">
                <text:p>-0.000118763</text:p>
              </table:table-cell>
              <table:table-cell office:value-type="float" office:value="0.000347052">
                <text:p>0.000347052</text:p>
              </table:table-cell>
              <table:table-cell office:value-type="float" office:value="-0.000369691">
                <text:p>-0.000369691</text:p>
              </table:table-cell>
              <table:table-cell office:value-type="float" office:value="0.000333738">
                <text:p>0.000333738</text:p>
              </table:table-cell>
              <table:table-cell office:value-type="float" office:value="-0.000439857">
                <text:p>-0.000439857</text:p>
              </table:table-cell>
              <table:table-cell office:value-type="float" office:value="-0.000260934">
                <text:p>-0.000260934</text:p>
              </table:table-cell>
              <table:table-cell office:value-type="float" office:value="0.0000117563">
                <text:p>0.0000117563</text:p>
              </table:table-cell>
              <table:table-cell office:value-type="float" office:value="0.000252418">
                <text:p>0.000252418</text:p>
              </table:table-cell>
              <table:table-cell office:value-type="float" office:value="-0.000207369">
                <text:p>-0.000207369</text:p>
              </table:table-cell>
              <table:table-cell office:value-type="float" office:value="-0.0000216712">
                <text:p>-0.0000216712</text:p>
              </table:table-cell>
              <table:table-cell office:value-type="float" office:value="0.000690557">
                <text:p>0.000690557</text:p>
              </table:table-cell>
              <table:table-cell office:value-type="float" office:value="0.000058102">
                <text:p>0.000058102</text:p>
              </table:table-cell>
              <table:table-cell office:value-type="float" office:value="-0.000346708">
                <text:p>-0.000346708</text:p>
              </table:table-cell>
              <table:table-cell office:value-type="float" office:value="0.000933519">
                <text:p>0.000933519</text:p>
              </table:table-cell>
              <table:table-cell office:value-type="float" office:value="-0.000283497">
                <text:p>-0.000283497</text:p>
              </table:table-cell>
              <table:table-cell office:value-type="float" office:value="-0.000384249">
                <text:p>-0.000384249</text:p>
              </table:table-cell>
              <table:table-cell office:value-type="float" office:value="-0.00023808">
                <text:p>-0.00023808</text:p>
              </table:table-cell>
              <table:table-cell office:value-type="float" office:value="-0.0000502787">
                <text:p>-0.0000502787</text:p>
              </table:table-cell>
              <table:table-cell office:value-type="float" office:value="-0.000137727">
                <text:p>-0.000137727</text:p>
              </table:table-cell>
              <table:table-cell office:value-type="float" office:value="-0.0000239748">
                <text:p>-0.0000239748</text:p>
              </table:table-cell>
              <table:table-cell office:value-type="float" office:value="-0.0000232335">
                <text:p>-0.0000232335</text:p>
              </table:table-cell>
              <table:table-cell office:value-type="float" office:value="0.00048891">
                <text:p>0.00048891</text:p>
              </table:table-cell>
              <table:table-cell office:value-type="float" office:value="-0.000455655">
                <text:p>-0.000455655</text:p>
              </table:table-cell>
              <table:table-cell office:value-type="float" office:value="-0.000438386">
                <text:p>-0.000438386</text:p>
              </table:table-cell>
              <table:table-cell office:value-type="float" office:value="0.000593827">
                <text:p>0.000593827</text:p>
              </table:table-cell>
              <table:table-cell office:value-type="float" office:value="0.000221876">
                <text:p>0.000221876</text:p>
              </table:table-cell>
              <table:table-cell office:value-type="float" office:value="-0.000323977">
                <text:p>-0.000323977</text:p>
              </table:table-cell>
              <table:table-cell office:value-type="float" office:value="0.000728296">
                <text:p>0.000728296</text:p>
              </table:table-cell>
              <table:table-cell office:value-type="float" office:value="0.000109769">
                <text:p>0.000109769</text:p>
              </table:table-cell>
              <table:table-cell office:value-type="float" office:value="-0.000323229">
                <text:p>-0.000323229</text:p>
              </table:table-cell>
              <table:table-cell office:value-type="float" office:value="-0.000247369">
                <text:p>-0.000247369</text:p>
              </table:table-cell>
              <table:table-cell office:value-type="float" office:value="-0.000150934">
                <text:p>-0.000150934</text:p>
              </table:table-cell>
              <table:table-cell office:value-type="float" office:value="0.0000699172">
                <text:p>0.0000699172</text:p>
              </table:table-cell>
              <table:table-cell office:value-type="float" office:value="0.00000658482">
                <text:p>0.00000658482</text:p>
              </table:table-cell>
              <table:table-cell office:value-type="float" office:value="-0.000266044">
                <text:p>-0.000266044</text:p>
              </table:table-cell>
              <table:table-cell office:value-type="float" office:value="0.000494376">
                <text:p>0.000494376</text:p>
              </table:table-cell>
              <table:table-cell office:value-type="float" office:value="0.000153105">
                <text:p>0.000153105</text:p>
              </table:table-cell>
              <table:table-cell office:value-type="float" office:value="-0.000396085">
                <text:p>-0.000396085</text:p>
              </table:table-cell>
              <table:table-cell office:value-type="float" office:value="-0.000101876">
                <text:p>-0.000101876</text:p>
              </table:table-cell>
              <table:table-cell office:value-type="float" office:value="0.000368736">
                <text:p>0.000368736</text:p>
              </table:table-cell>
              <table:table-cell office:value-type="float" office:value="-0.00069993">
                <text:p>-0.00069993</text:p>
              </table:table-cell>
              <table:table-cell office:value-type="float" office:value="-0.000416675">
                <text:p>-0.000416675</text:p>
              </table:table-cell>
              <table:table-cell office:value-type="float" office:value="0.000619376">
                <text:p>0.000619376</text:p>
              </table:table-cell>
              <table:table-cell office:value-type="float" office:value="0.000145132">
                <text:p>0.000145132</text:p>
              </table:table-cell>
              <table:table-cell office:value-type="float" office:value="-0.000209445">
                <text:p>-0.000209445</text:p>
              </table:table-cell>
              <table:table-cell office:value-type="float" office:value="0.000250994">
                <text:p>0.000250994</text:p>
              </table:table-cell>
              <table:table-cell office:value-type="float" office:value="0.000410137">
                <text:p>0.000410137</text:p>
              </table:table-cell>
              <table:table-cell office:value-type="float" office:value="0.000458605">
                <text:p>0.000458605</text:p>
              </table:table-cell>
              <table:table-cell office:value-type="float" office:value="-0.000859701">
                <text:p>-0.000859701</text:p>
              </table:table-cell>
              <table:table-cell office:value-type="float" office:value="0.000451144">
                <text:p>0.000451144</text:p>
              </table:table-cell>
              <table:table-cell office:value-type="float" office:value="0.0005909">
                <text:p>0.0005909</text:p>
              </table:table-cell>
              <table:table-cell office:value-type="float" office:value="-0.00113345">
                <text:p>-0.00113345</text:p>
              </table:table-cell>
              <table:table-cell office:value-type="float" office:value="-0.000248737">
                <text:p>-0.000248737</text:p>
              </table:table-cell>
              <table:table-cell office:value-type="float" office:value="0.000343944">
                <text:p>0.000343944</text:p>
              </table:table-cell>
              <table:table-cell office:value-type="float" office:value="-0.000285088">
                <text:p>-0.000285088</text:p>
              </table:table-cell>
              <table:table-cell office:value-type="float" office:value="-0.000440948">
                <text:p>-0.000440948</text:p>
              </table:table-cell>
              <table:table-cell office:value-type="float" office:value="0.000604149">
                <text:p>0.000604149</text:p>
              </table:table-cell>
              <table:table-cell office:value-type="float" office:value="0.000762765">
                <text:p>0.000762765</text:p>
              </table:table-cell>
              <table:table-cell office:value-type="float" office:value="-0.00107084">
                <text:p>-0.00107084</text:p>
              </table:table-cell>
              <table:table-cell office:value-type="float" office:value="-0.000006075">
                <text:p>-0.000006075</text:p>
              </table:table-cell>
              <table:table-cell office:value-type="float" office:value="0.000687148">
                <text:p>0.000687148</text:p>
              </table:table-cell>
              <table:table-cell office:value-type="float" office:value="-0.000252917">
                <text:p>-0.000252917</text:p>
              </table:table-cell>
              <table:table-cell office:value-type="float" office:value="-0.000145961">
                <text:p>-0.000145961</text:p>
              </table:table-cell>
              <table:table-cell office:value-type="float" office:value="0.000235586">
                <text:p>0.000235586</text:p>
              </table:table-cell>
              <table:table-cell office:value-type="float" office:value="0.000887204">
                <text:p>0.000887204</text:p>
              </table:table-cell>
              <table:table-cell office:value-type="float" office:value="-0.000704531">
                <text:p>-0.000704531</text:p>
              </table:table-cell>
              <table:table-cell office:value-type="float" office:value="-0.000489691">
                <text:p>-0.000489691</text:p>
              </table:table-cell>
              <table:table-cell office:value-type="float" office:value="0.000759568">
                <text:p>0.000759568</text:p>
              </table:table-cell>
              <table:table-cell office:value-type="float" office:value="-0.000558436">
                <text:p>-0.000558436</text:p>
              </table:table-cell>
              <table:table-cell office:value-type="float" office:value="-0.000282858">
                <text:p>-0.000282858</text:p>
              </table:table-cell>
              <table:table-cell office:value-type="float" office:value="0.000563284">
                <text:p>0.000563284</text:p>
              </table:table-cell>
              <table:table-cell office:value-type="float" office:value="0.000281488">
                <text:p>0.000281488</text:p>
              </table:table-cell>
              <table:table-cell office:value-type="float" office:value="-0.000379215">
                <text:p>-0.000379215</text:p>
              </table:table-cell>
              <table:table-cell office:value-type="float" office:value="-0.00018771">
                <text:p>-0.00018771</text:p>
              </table:table-cell>
              <table:table-cell office:value-type="float" office:value="0.00069932">
                <text:p>0.00069932</text:p>
              </table:table-cell>
              <table:table-cell office:value-type="float" office:value="-0.000585697">
                <text:p>-0.000585697</text:p>
              </table:table-cell>
              <table:table-cell office:value-type="float" office:value="-0.000631091">
                <text:p>-0.000631091</text:p>
              </table:table-cell>
              <table:table-cell office:value-type="float" office:value="0.000278117">
                <text:p>0.000278117</text:p>
              </table:table-cell>
              <table:table-cell office:value-type="float" office:value="-0.00016479">
                <text:p>-0.00016479</text:p>
              </table:table-cell>
              <table:table-cell office:value-type="float" office:value="0.000134912">
                <text:p>0.000134912</text:p>
              </table:table-cell>
              <table:table-cell office:value-type="float" office:value="0.000065536">
                <text:p>0.000065536</text:p>
              </table:table-cell>
              <table:table-cell office:value-type="float" office:value="0.000838778">
                <text:p>0.000838778</text:p>
              </table:table-cell>
              <table:table-cell office:value-type="float" office:value="0.000094434">
                <text:p>0.000094434</text:p>
              </table:table-cell>
              <table:table-cell office:value-type="float" office:value="-0.0000728326">
                <text:p>-0.0000728326</text:p>
              </table:table-cell>
              <table:table-cell office:value-type="float" office:value="0.000551968">
                <text:p>0.000551968</text:p>
              </table:table-cell>
              <table:table-cell office:value-type="float" office:value="0.00013247">
                <text:p>0.00013247</text:p>
              </table:table-cell>
              <table:table-cell office:value-type="float" office:value="-0.0000385711">
                <text:p>-0.0000385711</text:p>
              </table:table-cell>
              <table:table-cell office:value-type="float" office:value="0.000192179">
                <text:p>0.000192179</text:p>
              </table:table-cell>
              <table:table-cell office:value-type="float" office:value="0.000180741">
                <text:p>0.000180741</text:p>
              </table:table-cell>
              <table:table-cell office:value-type="float" office:value="0.000367606">
                <text:p>0.000367606</text:p>
              </table:table-cell>
              <table:table-cell office:value-type="float" office:value="-0.000147411">
                <text:p>-0.000147411</text:p>
              </table:table-cell>
              <table:table-cell office:value-type="float" office:value="0.00094683">
                <text:p>0.00094683</text:p>
              </table:table-cell>
              <table:table-cell office:value-type="float" office:value="0.000522489">
                <text:p>0.000522489</text:p>
              </table:table-cell>
              <table:table-cell office:value-type="float" office:value="0.00117482">
                <text:p>0.00117482</text:p>
              </table:table-cell>
              <table:table-cell office:value-type="float" office:value="0.00141024">
                <text:p>0.00141024</text:p>
              </table:table-cell>
              <table:table-cell office:value-type="float" office:value="0.00114145">
                <text:p>0.00114145</text:p>
              </table:table-cell>
              <table:table-cell office:value-type="float" office:value="0.00192039">
                <text:p>0.00192039</text:p>
              </table:table-cell>
              <table:table-cell office:value-type="float" office:value="0.0020259">
                <text:p>0.0020259</text:p>
              </table:table-cell>
              <table:table-cell office:value-type="float" office:value="0.00273633">
                <text:p>0.00273633</text:p>
              </table:table-cell>
              <table:table-cell office:value-type="float" office:value="0.00399725">
                <text:p>0.00399725</text:p>
              </table:table-cell>
              <table:table-cell office:value-type="float" office:value="0.00477524">
                <text:p>0.00477524</text:p>
              </table:table-cell>
              <table:table-cell office:value-type="float" office:value="0.00611821">
                <text:p>0.00611821</text:p>
              </table:table-cell>
              <table:table-cell office:value-type="float" office:value="0.00693491">
                <text:p>0.00693491</text:p>
              </table:table-cell>
              <table:table-cell office:value-type="float" office:value="0.00981832">
                <text:p>0.00981832</text:p>
              </table:table-cell>
              <table:table-cell office:value-type="float" office:value="0.0119495">
                <text:p>0.0119495</text:p>
              </table:table-cell>
              <table:table-cell office:value-type="float" office:value="0.0141864">
                <text:p>0.0141864</text:p>
              </table:table-cell>
              <table:table-cell office:value-type="float" office:value="0.0189292">
                <text:p>0.0189292</text:p>
              </table:table-cell>
              <table:table-cell office:value-type="float" office:value="0.0236201">
                <text:p>0.0236201</text:p>
              </table:table-cell>
              <table:table-cell office:value-type="float" office:value="0.0293628">
                <text:p>0.0293628</text:p>
              </table:table-cell>
              <table:table-cell office:value-type="float" office:value="0.0360184">
                <text:p>0.0360184</text:p>
              </table:table-cell>
              <table:table-cell office:value-type="float" office:value="0.0453535">
                <text:p>0.0453535</text:p>
              </table:table-cell>
              <table:table-cell office:value-type="float" office:value="0.0561065">
                <text:p>0.0561065</text:p>
              </table:table-cell>
              <table:table-cell office:value-type="float" office:value="0.0671966">
                <text:p>0.0671966</text:p>
              </table:table-cell>
              <table:table-cell office:value-type="float" office:value="0.0830031">
                <text:p>0.0830031</text:p>
              </table:table-cell>
              <table:table-cell office:value-type="float" office:value="0.100468">
                <text:p>0.100468</text:p>
              </table:table-cell>
              <table:table-cell office:value-type="float" office:value="0.119147">
                <text:p>0.119147</text:p>
              </table:table-cell>
              <table:table-cell office:value-type="float" office:value="0.140772">
                <text:p>0.140772</text:p>
              </table:table-cell>
              <table:table-cell office:value-type="float" office:value="0.16364">
                <text:p>0.16364</text:p>
              </table:table-cell>
              <table:table-cell office:value-type="float" office:value="0.186543">
                <text:p>0.186543</text:p>
              </table:table-cell>
              <table:table-cell office:value-type="float" office:value="0.20701">
                <text:p>0.20701</text:p>
              </table:table-cell>
              <table:table-cell office:value-type="float" office:value="0.225627">
                <text:p>0.225627</text:p>
              </table:table-cell>
              <table:table-cell office:value-type="float" office:value="0.240189">
                <text:p>0.240189</text:p>
              </table:table-cell>
              <table:table-cell office:value-type="float" office:value="0.247614">
                <text:p>0.247614</text:p>
              </table:table-cell>
              <table:table-cell office:value-type="float" office:value="0.249922">
                <text:p>0.249922</text:p>
              </table:table-cell>
              <table:table-cell office:value-type="float" office:value="0.244663">
                <text:p>0.244663</text:p>
              </table:table-cell>
              <table:table-cell office:value-type="float" office:value="0.232912">
                <text:p>0.232912</text:p>
              </table:table-cell>
              <table:table-cell office:value-type="float" office:value="0.216215">
                <text:p>0.216215</text:p>
              </table:table-cell>
              <table:table-cell office:value-type="float" office:value="0.196057">
                <text:p>0.196057</text:p>
              </table:table-cell>
              <table:table-cell office:value-type="float" office:value="0.174118">
                <text:p>0.174118</text:p>
              </table:table-cell>
              <table:table-cell office:value-type="float" office:value="0.151485">
                <text:p>0.151485</text:p>
              </table:table-cell>
              <table:table-cell office:value-type="float" office:value="0.12951">
                <text:p>0.12951</text:p>
              </table:table-cell>
              <table:table-cell office:value-type="float" office:value="0.109458">
                <text:p>0.109458</text:p>
              </table:table-cell>
              <table:table-cell office:value-type="float" office:value="0.0906634">
                <text:p>0.0906634</text:p>
              </table:table-cell>
              <table:table-cell office:value-type="float" office:value="0.0749746">
                <text:p>0.0749746</text:p>
              </table:table-cell>
              <table:table-cell office:value-type="float" office:value="0.0612274">
                <text:p>0.0612274</text:p>
              </table:table-cell>
              <table:table-cell office:value-type="float" office:value="0.0498541">
                <text:p>0.0498541</text:p>
              </table:table-cell>
              <table:table-cell office:value-type="float" office:value="0.0402658">
                <text:p>0.0402658</text:p>
              </table:table-cell>
              <table:table-cell office:value-type="float" office:value="0.0327626">
                <text:p>0.0327626</text:p>
              </table:table-cell>
              <table:table-cell office:value-type="float" office:value="0.026352">
                <text:p>0.026352</text:p>
              </table:table-cell>
              <table:table-cell office:value-type="float" office:value="0.0206255">
                <text:p>0.0206255</text:p>
              </table:table-cell>
              <table:table-cell office:value-type="float" office:value="0.0164596">
                <text:p>0.0164596</text:p>
              </table:table-cell>
              <table:table-cell office:value-type="float" office:value="0.0134281">
                <text:p>0.0134281</text:p>
              </table:table-cell>
              <table:table-cell office:value-type="float" office:value="0.0103629">
                <text:p>0.0103629</text:p>
              </table:table-cell>
              <table:table-cell office:value-type="float" office:value="0.00854503">
                <text:p>0.00854503</text:p>
              </table:table-cell>
              <table:table-cell office:value-type="float" office:value="0.00711712">
                <text:p>0.00711712</text:p>
              </table:table-cell>
              <table:table-cell office:value-type="float" office:value="0.0060136">
                <text:p>0.0060136</text:p>
              </table:table-cell>
              <table:table-cell office:value-type="float" office:value="0.00469251">
                <text:p>0.00469251</text:p>
              </table:table-cell>
              <table:table-cell office:value-type="float" office:value="0.00462869">
                <text:p>0.00462869</text:p>
              </table:table-cell>
              <table:table-cell office:value-type="float" office:value="0.00509743">
                <text:p>0.00509743</text:p>
              </table:table-cell>
              <table:table-cell office:value-type="float" office:value="0.00565381">
                <text:p>0.00565381</text:p>
              </table:table-cell>
              <table:table-cell office:value-type="float" office:value="0.00719954">
                <text:p>0.00719954</text:p>
              </table:table-cell>
              <table:table-cell office:value-type="float" office:value="0.0110006">
                <text:p>0.0110006</text:p>
              </table:table-cell>
              <table:table-cell office:value-type="float" office:value="0.0168974">
                <text:p>0.0168974</text:p>
              </table:table-cell>
              <table:table-cell office:value-type="float" office:value="0.0259048">
                <text:p>0.0259048</text:p>
              </table:table-cell>
              <table:table-cell office:value-type="float" office:value="0.0405071">
                <text:p>0.0405071</text:p>
              </table:table-cell>
              <table:table-cell office:value-type="float" office:value="0.064232">
                <text:p>0.064232</text:p>
              </table:table-cell>
              <table:table-cell office:value-type="float" office:value="0.099362">
                <text:p>0.099362</text:p>
              </table:table-cell>
              <table:table-cell office:value-type="float" office:value="0.153808">
                <text:p>0.153808</text:p>
              </table:table-cell>
              <table:table-cell office:value-type="float" office:value="0.234399">
                <text:p>0.234399</text:p>
              </table:table-cell>
              <table:table-cell office:value-type="float" office:value="0.348564">
                <text:p>0.348564</text:p>
              </table:table-cell>
              <table:table-cell office:value-type="float" office:value="0.497743">
                <text:p>0.497743</text:p>
              </table:table-cell>
              <table:table-cell office:value-type="float" office:value="0.673948">
                <text:p>0.673948</text:p>
              </table:table-cell>
              <table:table-cell office:value-type="float" office:value="0.848141">
                <text:p>0.848141</text:p>
              </table:table-cell>
              <table:table-cell office:value-type="float" office:value="0.970883">
                <text:p>0.970883</text:p>
              </table:table-cell>
              <table:table-cell office:value-type="float" office:value="0.997657">
                <text:p>0.997657</text:p>
              </table:table-cell>
              <table:table-cell office:value-type="float" office:value="0.918362">
                <text:p>0.918362</text:p>
              </table:table-cell>
              <table:table-cell office:value-type="float" office:value="0.761793">
                <text:p>0.761793</text:p>
              </table:table-cell>
              <table:table-cell office:value-type="float" office:value="0.582434">
                <text:p>0.582434</text:p>
              </table:table-cell>
              <table:table-cell office:value-type="float" office:value="0.41833">
                <text:p>0.41833</text:p>
              </table:table-cell>
              <table:table-cell office:value-type="float" office:value="0.284964">
                <text:p>0.284964</text:p>
              </table:table-cell>
              <table:table-cell office:value-type="float" office:value="0.189623">
                <text:p>0.189623</text:p>
              </table:table-cell>
              <table:table-cell office:value-type="float" office:value="0.123628">
                <text:p>0.123628</text:p>
              </table:table-cell>
              <table:table-cell office:value-type="float" office:value="0.078603">
                <text:p>0.078603</text:p>
              </table:table-cell>
              <table:table-cell office:value-type="float" office:value="0.0499023">
                <text:p>0.0499023</text:p>
              </table:table-cell>
              <table:table-cell office:value-type="float" office:value="0.0320003">
                <text:p>0.0320003</text:p>
              </table:table-cell>
              <table:table-cell office:value-type="float" office:value="0.0200991">
                <text:p>0.0200991</text:p>
              </table:table-cell>
              <table:table-cell office:value-type="float" office:value="0.0114066">
                <text:p>0.0114066</text:p>
              </table:table-cell>
              <table:table-cell office:value-type="float" office:value="0.00773845">
                <text:p>0.00773845</text:p>
              </table:table-cell>
              <table:table-cell office:value-type="float" office:value="0.00552059">
                <text:p>0.00552059</text:p>
              </table:table-cell>
              <table:table-cell office:value-type="float" office:value="0.0022414">
                <text:p>0.0022414</text:p>
              </table:table-cell>
              <table:table-cell office:value-type="float" office:value="0.00169696">
                <text:p>0.00169696</text:p>
              </table:table-cell>
              <table:table-cell office:value-type="float" office:value="0.00142817">
                <text:p>0.00142817</text:p>
              </table:table-cell>
              <table:table-cell office:value-type="float" office:value="0.00125603">
                <text:p>0.00125603</text:p>
              </table:table-cell>
              <table:table-cell office:value-type="float" office:value="-0.000647657">
                <text:p>-0.000647657</text:p>
              </table:table-cell>
              <table:table-cell office:value-type="float" office:value="0.00064534">
                <text:p>0.00064534</text:p>
              </table:table-cell>
              <table:table-cell office:value-type="float" office:value="0.000613596">
                <text:p>0.000613596</text:p>
              </table:table-cell>
              <table:table-cell office:value-type="float" office:value="-0.000548445">
                <text:p>-0.000548445</text:p>
              </table:table-cell>
              <table:table-cell office:value-type="float" office:value="-0.000133856">
                <text:p>-0.000133856</text:p>
              </table:table-cell>
              <table:table-cell office:value-type="float" office:value="0.000539981">
                <text:p>0.000539981</text:p>
              </table:table-cell>
              <table:table-cell office:value-type="float" office:value="0.000479949">
                <text:p>0.000479949</text:p>
              </table:table-cell>
              <table:table-cell office:value-type="float" office:value="-0.000259159">
                <text:p>-0.000259159</text:p>
              </table:table-cell>
              <table:table-cell office:value-type="float" office:value="0.0000863574">
                <text:p>0.0000863574</text:p>
              </table:table-cell>
              <table:table-cell office:value-type="float" office:value="0.00103507">
                <text:p>0.00103507</text:p>
              </table:table-cell>
              <table:table-cell office:value-type="float" office:value="-0.000853842">
                <text:p>-0.000853842</text:p>
              </table:table-cell>
              <table:table-cell office:value-type="float" office:value="0.0000700408">
                <text:p>0.0000700408</text:p>
              </table:table-cell>
              <table:table-cell office:value-type="float" office:value="-0.000326019">
                <text:p>-0.000326019</text:p>
              </table:table-cell>
              <table:table-cell office:value-type="float" office:value="-0.000131759">
                <text:p>-0.000131759</text:p>
              </table:table-cell>
              <table:table-cell office:value-type="float" office:value="-0.000057972">
                <text:p>-0.000057972</text:p>
              </table:table-cell>
              <table:table-cell office:value-type="float" office:value="-0.0000609669">
                <text:p>-0.0000609669</text:p>
              </table:table-cell>
              <table:table-cell office:value-type="float" office:value="0.000835802">
                <text:p>0.000835802</text:p>
              </table:table-cell>
              <table:table-cell office:value-type="float" office:value="-0.0000391503">
                <text:p>-0.0000391503</text:p>
              </table:table-cell>
              <table:table-cell office:value-type="float" office:value="0.000100542">
                <text:p>0.000100542</text:p>
              </table:table-cell>
              <table:table-cell office:value-type="float" office:value="0.0000737173">
                <text:p>0.0000737173</text:p>
              </table:table-cell>
              <table:table-cell office:value-type="float" office:value="-0.000562376">
                <text:p>-0.000562376</text:p>
              </table:table-cell>
              <table:table-cell office:value-type="float" office:value="0.000731532">
                <text:p>0.000731532</text:p>
              </table:table-cell>
              <table:table-cell office:value-type="float" office:value="-0.000423236">
                <text:p>-0.000423236</text:p>
              </table:table-cell>
              <table:table-cell office:value-type="float" office:value="-0.000180486">
                <text:p>-0.000180486</text:p>
              </table:table-cell>
              <table:table-cell office:value-type="float" office:value="-0.0000696631">
                <text:p>-0.0000696631</text:p>
              </table:table-cell>
              <table:table-cell office:value-type="float" office:value="-0.0000288773">
                <text:p>-0.0000288773</text:p>
              </table:table-cell>
              <table:table-cell office:value-type="float" office:value="-0.000300416">
                <text:p>-0.000300416</text:p>
              </table:table-cell>
              <table:table-cell office:value-type="float" office:value="-0.000750922">
                <text:p>-0.000750922</text:p>
              </table:table-cell>
              <table:table-cell office:value-type="float" office:value="0.000910202">
                <text:p>0.000910202</text:p>
              </table:table-cell>
              <table:table-cell office:value-type="float" office:value="0.0000202875">
                <text:p>0.0000202875</text:p>
              </table:table-cell>
              <table:table-cell office:value-type="float" office:value="-0.000661685">
                <text:p>-0.000661685</text:p>
              </table:table-cell>
              <table:table-cell office:value-type="float" office:value="0.00057364">
                <text:p>0.00057364</text:p>
              </table:table-cell>
              <table:table-cell office:value-type="float" office:value="0.000291438">
                <text:p>0.000291438</text:p>
              </table:table-cell>
              <table:table-cell office:value-type="float" office:value="0.0000292689">
                <text:p>0.0000292689</text:p>
              </table:table-cell>
              <table:table-cell office:value-type="float" office:value="-0.00122225">
                <text:p>-0.00122225</text:p>
              </table:table-cell>
              <table:table-cell office:value-type="float" office:value="0.00113527">
                <text:p>0.00113527</text:p>
              </table:table-cell>
              <table:table-cell office:value-type="float" office:value="0.000319521">
                <text:p>0.000319521</text:p>
              </table:table-cell>
              <table:table-cell office:value-type="float" office:value="-0.000993515">
                <text:p>-0.000993515</text:p>
              </table:table-cell>
              <table:table-cell office:value-type="float" office:value="0.000703829">
                <text:p>0.000703829</text:p>
              </table:table-cell>
              <table:table-cell office:value-type="float" office:value="0.000130732">
                <text:p>0.000130732</text:p>
              </table:table-cell>
              <table:table-cell office:value-type="float" office:value="0.000356645">
                <text:p>0.000356645</text:p>
              </table:table-cell>
              <table:table-cell office:value-type="float" office:value="-0.00120873">
                <text:p>-0.00120873</text:p>
              </table:table-cell>
              <table:table-cell office:value-type="float" office:value="0.000369271">
                <text:p>0.000369271</text:p>
              </table:table-cell>
              <table:table-cell office:value-type="float" office:value="0.00134771">
                <text:p>0.00134771</text:p>
              </table:table-cell>
              <table:table-cell office:value-type="float" office:value="-0.00199472">
                <text:p>-0.00199472</text:p>
              </table:table-cell>
              <table:table-cell office:value-type="float" office:value="0.000718997">
                <text:p>0.000718997</text:p>
              </table:table-cell>
              <table:table-cell office:value-type="float" office:value="0.0003101">
                <text:p>0.0003101</text:p>
              </table:table-cell>
              <table:table-cell office:value-type="float" office:value="0.000437338">
                <text:p>0.000437338</text:p>
              </table:table-cell>
              <table:table-cell office:value-type="float" office:value="0.0000855294">
                <text:p>0.0000855294</text:p>
              </table:table-cell>
              <table:table-cell office:value-type="float" office:value="-0.000622931">
                <text:p>-0.000622931</text:p>
              </table:table-cell>
              <table:table-cell office:value-type="float" office:value="0.00224024">
                <text:p>0.00224024</text:p>
              </table:table-cell>
              <table:table-cell office:value-type="float" office:value="-0.00201215">
                <text:p>-0.00201215</text:p>
              </table:table-cell>
              <table:table-cell office:value-type="float" office:value="-0.000727534">
                <text:p>-0.000727534</text:p>
              </table:table-cell>
              <table:table-cell office:value-type="float" office:value="0.00113768">
                <text:p>0.00113768</text:p>
              </table:table-cell>
              <table:table-cell office:value-type="float" office:value="-0.00104508">
                <text:p>-0.00104508</text:p>
              </table:table-cell>
              <table:table-cell office:value-type="float" office:value="0.00028213">
                <text:p>0.00028213</text:p>
              </table:table-cell>
              <table:table-cell office:value-type="float" office:value="-0.000910795">
                <text:p>-0.000910795</text:p>
              </table:table-cell>
              <table:table-cell office:value-type="float" office:value="0.00152095">
                <text:p>0.00152095</text:p>
              </table:table-cell>
              <table:table-cell office:value-type="float" office:value="-0.000202824">
                <text:p>-0.000202824</text:p>
              </table:table-cell>
              <table:table-cell office:value-type="float" office:value="-0.00182508">
                <text:p>-0.00182508</text:p>
              </table:table-cell>
              <table:table-cell office:value-type="float" office:value="0.00220358">
                <text:p>0.00220358</text:p>
              </table:table-cell>
              <table:table-cell office:value-type="float" office:value="-0.000730559">
                <text:p>-0.000730559</text:p>
              </table:table-cell>
              <table:table-cell office:value-type="float" office:value="-0.000620071">
                <text:p>-0.000620071</text:p>
              </table:table-cell>
              <table:table-cell office:value-type="float" office:value="0.000604006">
                <text:p>0.000604006</text:p>
              </table:table-cell>
              <table:table-cell office:value-type="float" office:value="0.0000984857">
                <text:p>0.0000984857</text:p>
              </table:table-cell>
              <table:table-cell office:value-type="float" office:value="0.000409378">
                <text:p>0.000409378</text:p>
              </table:table-cell>
              <table:table-cell office:value-type="float" office:value="-0.00184642">
                <text:p>-0.00184642</text:p>
              </table:table-cell>
              <table:table-cell office:value-type="float" office:value="0.00113626">
                <text:p>0.00113626</text:p>
              </table:table-cell>
              <table:table-cell office:value-type="float" office:value="0.000281755">
                <text:p>0.000281755</text:p>
              </table:table-cell>
              <table:table-cell office:value-type="float" office:value="-0.00174977">
                <text:p>-0.00174977</text:p>
              </table:table-cell>
              <table:table-cell office:value-type="float" office:value="0.00148497">
                <text:p>0.00148497</text:p>
              </table:table-cell>
              <table:table-cell office:value-type="float" office:value="0.000132324">
                <text:p>0.000132324</text:p>
              </table:table-cell>
              <table:table-cell office:value-type="float" office:value="-0.000838304">
                <text:p>-0.000838304</text:p>
              </table:table-cell>
              <table:table-cell office:value-type="float" office:value="2.05875E-017">
                <text:p>2.05875E-017</text:p>
              </table:table-cell>
              <table:table-cell office:value-type="float" office:value="1.6331E-017">
                <text:p>1.6331E-017</text:p>
              </table:table-cell>
              <table:table-cell office:value-type="float" office:value="1.28228E-017">
                <text:p>1.28228E-017</text:p>
              </table:table-cell>
              <table:table-cell office:value-type="float" office:value="1.28228E-017">
                <text:p>1.28228E-01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00000245811">
                <text:p>0.00000000245811</text:p>
                <draw:g>
                  <svg:desc>korteweg2.B27:korteweg2.KQ27</svg:desc>
                </draw:g>
              </table:table-cell>
              <table:table-cell office:value-type="float" office:value="0.00000000392198">
                <text:p>0.00000000392198</text:p>
              </table:table-cell>
              <table:table-cell office:value-type="float" office:value="0.00000000630169">
                <text:p>0.00000000630169</text:p>
              </table:table-cell>
              <table:table-cell office:value-type="float" office:value="-0.0000946851">
                <text:p>-0.0000946851</text:p>
              </table:table-cell>
              <table:table-cell office:value-type="float" office:value="-0.0000496474">
                <text:p>-0.0000496474</text:p>
              </table:table-cell>
              <table:table-cell office:value-type="float" office:value="0.000804848">
                <text:p>0.000804848</text:p>
              </table:table-cell>
              <table:table-cell office:value-type="float" office:value="-0.000598932">
                <text:p>-0.000598932</text:p>
              </table:table-cell>
              <table:table-cell office:value-type="float" office:value="-0.000465785">
                <text:p>-0.000465785</text:p>
              </table:table-cell>
              <table:table-cell office:value-type="float" office:value="-0.000146034">
                <text:p>-0.000146034</text:p>
              </table:table-cell>
              <table:table-cell office:value-type="float" office:value="0.000020781">
                <text:p>0.000020781</text:p>
              </table:table-cell>
              <table:table-cell office:value-type="float" office:value="-0.0000608364">
                <text:p>-0.0000608364</text:p>
              </table:table-cell>
              <table:table-cell office:value-type="float" office:value="-0.00051777">
                <text:p>-0.00051777</text:p>
              </table:table-cell>
              <table:table-cell office:value-type="float" office:value="0.000749556">
                <text:p>0.000749556</text:p>
              </table:table-cell>
              <table:table-cell office:value-type="float" office:value="-0.0000291233">
                <text:p>-0.0000291233</text:p>
              </table:table-cell>
              <table:table-cell office:value-type="float" office:value="-0.000211992">
                <text:p>-0.000211992</text:p>
              </table:table-cell>
              <table:table-cell office:value-type="float" office:value="0.000562827">
                <text:p>0.000562827</text:p>
              </table:table-cell>
              <table:table-cell office:value-type="float" office:value="0.000250252">
                <text:p>0.000250252</text:p>
              </table:table-cell>
              <table:table-cell office:value-type="float" office:value="0.000307491">
                <text:p>0.000307491</text:p>
              </table:table-cell>
              <table:table-cell office:value-type="float" office:value="-0.000590507">
                <text:p>-0.000590507</text:p>
              </table:table-cell>
              <table:table-cell office:value-type="float" office:value="0.000232173">
                <text:p>0.000232173</text:p>
              </table:table-cell>
              <table:table-cell office:value-type="float" office:value="0.000256409">
                <text:p>0.000256409</text:p>
              </table:table-cell>
              <table:table-cell office:value-type="float" office:value="-0.00114235">
                <text:p>-0.00114235</text:p>
              </table:table-cell>
              <table:table-cell office:value-type="float" office:value="0.000344113">
                <text:p>0.000344113</text:p>
              </table:table-cell>
              <table:table-cell office:value-type="float" office:value="0.000597738">
                <text:p>0.000597738</text:p>
              </table:table-cell>
              <table:table-cell office:value-type="float" office:value="0.000220262">
                <text:p>0.000220262</text:p>
              </table:table-cell>
              <table:table-cell office:value-type="float" office:value="-0.000564583">
                <text:p>-0.000564583</text:p>
              </table:table-cell>
              <table:table-cell office:value-type="float" office:value="0.000368588">
                <text:p>0.000368588</text:p>
              </table:table-cell>
              <table:table-cell office:value-type="float" office:value="0.000557947">
                <text:p>0.000557947</text:p>
              </table:table-cell>
              <table:table-cell office:value-type="float" office:value="-0.00101418">
                <text:p>-0.00101418</text:p>
              </table:table-cell>
              <table:table-cell office:value-type="float" office:value="0.0000599505">
                <text:p>0.0000599505</text:p>
              </table:table-cell>
              <table:table-cell office:value-type="float" office:value="0.000449604">
                <text:p>0.000449604</text:p>
              </table:table-cell>
              <table:table-cell office:value-type="float" office:value="-0.000168687">
                <text:p>-0.000168687</text:p>
              </table:table-cell>
              <table:table-cell office:value-type="float" office:value="-0.0000454029">
                <text:p>-0.0000454029</text:p>
              </table:table-cell>
              <table:table-cell office:value-type="float" office:value="0.000390688">
                <text:p>0.000390688</text:p>
              </table:table-cell>
              <table:table-cell office:value-type="float" office:value="0.000863187">
                <text:p>0.000863187</text:p>
              </table:table-cell>
              <table:table-cell office:value-type="float" office:value="-0.000682318">
                <text:p>-0.000682318</text:p>
              </table:table-cell>
              <table:table-cell office:value-type="float" office:value="-0.000278152">
                <text:p>-0.000278152</text:p>
              </table:table-cell>
              <table:table-cell office:value-type="float" office:value="0.000843076">
                <text:p>0.000843076</text:p>
              </table:table-cell>
              <table:table-cell office:value-type="float" office:value="-0.000419377">
                <text:p>-0.000419377</text:p>
              </table:table-cell>
              <table:table-cell office:value-type="float" office:value="-0.000624093">
                <text:p>-0.000624093</text:p>
              </table:table-cell>
              <table:table-cell office:value-type="float" office:value="0.000656463">
                <text:p>0.000656463</text:p>
              </table:table-cell>
              <table:table-cell office:value-type="float" office:value="0.00029292">
                <text:p>0.00029292</text:p>
              </table:table-cell>
              <table:table-cell office:value-type="float" office:value="-0.000870745">
                <text:p>-0.000870745</text:p>
              </table:table-cell>
              <table:table-cell office:value-type="float" office:value="-0.0000787246">
                <text:p>-0.0000787246</text:p>
              </table:table-cell>
              <table:table-cell office:value-type="float" office:value="0.000339989">
                <text:p>0.000339989</text:p>
              </table:table-cell>
              <table:table-cell office:value-type="float" office:value="-0.000533319">
                <text:p>-0.000533319</text:p>
              </table:table-cell>
              <table:table-cell office:value-type="float" office:value="0.0000353117">
                <text:p>0.0000353117</text:p>
              </table:table-cell>
              <table:table-cell office:value-type="float" office:value="0.000615362">
                <text:p>0.000615362</text:p>
              </table:table-cell>
              <table:table-cell office:value-type="float" office:value="0.000478641">
                <text:p>0.000478641</text:p>
              </table:table-cell>
              <table:table-cell office:value-type="float" office:value="-0.000227762">
                <text:p>-0.000227762</text:p>
              </table:table-cell>
              <table:table-cell office:value-type="float" office:value="-0.0000634987">
                <text:p>-0.0000634987</text:p>
              </table:table-cell>
              <table:table-cell office:value-type="float" office:value="0.000448875">
                <text:p>0.000448875</text:p>
              </table:table-cell>
              <table:table-cell office:value-type="float" office:value="-0.0000255446">
                <text:p>-0.0000255446</text:p>
              </table:table-cell>
              <table:table-cell office:value-type="float" office:value="-0.000540589">
                <text:p>-0.000540589</text:p>
              </table:table-cell>
              <table:table-cell office:value-type="float" office:value="0.000299759">
                <text:p>0.000299759</text:p>
              </table:table-cell>
              <table:table-cell office:value-type="float" office:value="0.0000658854">
                <text:p>0.0000658854</text:p>
              </table:table-cell>
              <table:table-cell office:value-type="float" office:value="-0.00093613">
                <text:p>-0.00093613</text:p>
              </table:table-cell>
              <table:table-cell office:value-type="float" office:value="0.000254122">
                <text:p>0.000254122</text:p>
              </table:table-cell>
              <table:table-cell office:value-type="float" office:value="0.000409862">
                <text:p>0.000409862</text:p>
              </table:table-cell>
              <table:table-cell office:value-type="float" office:value="-0.000415645">
                <text:p>-0.000415645</text:p>
              </table:table-cell>
              <table:table-cell office:value-type="float" office:value="0.000406415">
                <text:p>0.000406415</text:p>
              </table:table-cell>
              <table:table-cell office:value-type="float" office:value="0.000180101">
                <text:p>0.000180101</text:p>
              </table:table-cell>
              <table:table-cell office:value-type="float" office:value="-0.0000138575">
                <text:p>-0.0000138575</text:p>
              </table:table-cell>
              <table:table-cell office:value-type="float" office:value="-0.0000753065">
                <text:p>-0.0000753065</text:p>
              </table:table-cell>
              <table:table-cell office:value-type="float" office:value="-0.000453193">
                <text:p>-0.000453193</text:p>
              </table:table-cell>
              <table:table-cell office:value-type="float" office:value="0.0000347594">
                <text:p>0.0000347594</text:p>
              </table:table-cell>
              <table:table-cell office:value-type="float" office:value="0.000135838">
                <text:p>0.000135838</text:p>
              </table:table-cell>
              <table:table-cell office:value-type="float" office:value="0.000161349">
                <text:p>0.000161349</text:p>
              </table:table-cell>
              <table:table-cell office:value-type="float" office:value="-0.000148177">
                <text:p>-0.000148177</text:p>
              </table:table-cell>
              <table:table-cell office:value-type="float" office:value="0.000590905">
                <text:p>0.000590905</text:p>
              </table:table-cell>
              <table:table-cell office:value-type="float" office:value="0.0000856607">
                <text:p>0.0000856607</text:p>
              </table:table-cell>
              <table:table-cell office:value-type="float" office:value="-0.0000396043">
                <text:p>-0.0000396043</text:p>
              </table:table-cell>
              <table:table-cell office:value-type="float" office:value="0.0000471182">
                <text:p>0.0000471182</text:p>
              </table:table-cell>
              <table:table-cell office:value-type="float" office:value="-0.000390546">
                <text:p>-0.000390546</text:p>
              </table:table-cell>
              <table:table-cell office:value-type="float" office:value="0.0000117422">
                <text:p>0.0000117422</text:p>
              </table:table-cell>
              <table:table-cell office:value-type="float" office:value="-0.000320809">
                <text:p>-0.000320809</text:p>
              </table:table-cell>
              <table:table-cell office:value-type="float" office:value="-0.000612917">
                <text:p>-0.000612917</text:p>
              </table:table-cell>
              <table:table-cell office:value-type="float" office:value="0.00105615">
                <text:p>0.00105615</text:p>
              </table:table-cell>
              <table:table-cell office:value-type="float" office:value="-0.000392574">
                <text:p>-0.000392574</text:p>
              </table:table-cell>
              <table:table-cell office:value-type="float" office:value="-0.000360818">
                <text:p>-0.000360818</text:p>
              </table:table-cell>
              <table:table-cell office:value-type="float" office:value="0.000101062">
                <text:p>0.000101062</text:p>
              </table:table-cell>
              <table:table-cell office:value-type="float" office:value="0.000338408">
                <text:p>0.000338408</text:p>
              </table:table-cell>
              <table:table-cell office:value-type="float" office:value="-0.000399101">
                <text:p>-0.000399101</text:p>
              </table:table-cell>
              <table:table-cell office:value-type="float" office:value="0.000123269">
                <text:p>0.000123269</text:p>
              </table:table-cell>
              <table:table-cell office:value-type="float" office:value="0.000715871">
                <text:p>0.000715871</text:p>
              </table:table-cell>
              <table:table-cell office:value-type="float" office:value="0.0000991047">
                <text:p>0.0000991047</text:p>
              </table:table-cell>
              <table:table-cell office:value-type="float" office:value="-0.000211514">
                <text:p>-0.000211514</text:p>
              </table:table-cell>
              <table:table-cell office:value-type="float" office:value="0.000249532">
                <text:p>0.000249532</text:p>
              </table:table-cell>
              <table:table-cell office:value-type="float" office:value="-0.000241153">
                <text:p>-0.000241153</text:p>
              </table:table-cell>
              <table:table-cell office:value-type="float" office:value="-0.0000814462">
                <text:p>-0.0000814462</text:p>
              </table:table-cell>
              <table:table-cell office:value-type="float" office:value="-0.000623606">
                <text:p>-0.000623606</text:p>
              </table:table-cell>
              <table:table-cell office:value-type="float" office:value="0.000444359">
                <text:p>0.000444359</text:p>
              </table:table-cell>
              <table:table-cell office:value-type="float" office:value="0.0000264557">
                <text:p>0.0000264557</text:p>
              </table:table-cell>
              <table:table-cell office:value-type="float" office:value="-0.00056598">
                <text:p>-0.00056598</text:p>
              </table:table-cell>
              <table:table-cell office:value-type="float" office:value="0.000285166">
                <text:p>0.000285166</text:p>
              </table:table-cell>
              <table:table-cell office:value-type="float" office:value="0.000248719">
                <text:p>0.000248719</text:p>
              </table:table-cell>
              <table:table-cell office:value-type="float" office:value="-0.000292357">
                <text:p>-0.000292357</text:p>
              </table:table-cell>
              <table:table-cell office:value-type="float" office:value="0.000384851">
                <text:p>0.000384851</text:p>
              </table:table-cell>
              <table:table-cell office:value-type="float" office:value="0.00017403">
                <text:p>0.00017403</text:p>
              </table:table-cell>
              <table:table-cell office:value-type="float" office:value="-0.000430448">
                <text:p>-0.000430448</text:p>
              </table:table-cell>
              <table:table-cell office:value-type="float" office:value="-0.0000678674">
                <text:p>-0.0000678674</text:p>
              </table:table-cell>
              <table:table-cell office:value-type="float" office:value="0.000000344487">
                <text:p>0.000000344487</text:p>
              </table:table-cell>
              <table:table-cell office:value-type="float" office:value="-0.0000567473">
                <text:p>-0.0000567473</text:p>
              </table:table-cell>
              <table:table-cell office:value-type="float" office:value="-0.0000144974">
                <text:p>-0.0000144974</text:p>
              </table:table-cell>
              <table:table-cell office:value-type="float" office:value="0.000200291">
                <text:p>0.000200291</text:p>
              </table:table-cell>
              <table:table-cell office:value-type="float" office:value="0.000384326">
                <text:p>0.000384326</text:p>
              </table:table-cell>
              <table:table-cell office:value-type="float" office:value="-0.0000765833">
                <text:p>-0.0000765833</text:p>
              </table:table-cell>
              <table:table-cell office:value-type="float" office:value="0.000322512">
                <text:p>0.000322512</text:p>
              </table:table-cell>
              <table:table-cell office:value-type="float" office:value="0.000300346">
                <text:p>0.000300346</text:p>
              </table:table-cell>
              <table:table-cell office:value-type="float" office:value="-0.000406362">
                <text:p>-0.000406362</text:p>
              </table:table-cell>
              <table:table-cell office:value-type="float" office:value="-0.000208588">
                <text:p>-0.000208588</text:p>
              </table:table-cell>
              <table:table-cell office:value-type="float" office:value="-0.000424959">
                <text:p>-0.000424959</text:p>
              </table:table-cell>
              <table:table-cell office:value-type="float" office:value="0.000145979">
                <text:p>0.000145979</text:p>
              </table:table-cell>
              <table:table-cell office:value-type="float" office:value="-0.000452014">
                <text:p>-0.000452014</text:p>
              </table:table-cell>
              <table:table-cell office:value-type="float" office:value="-0.000144942">
                <text:p>-0.000144942</text:p>
              </table:table-cell>
              <table:table-cell office:value-type="float" office:value="0.000732391">
                <text:p>0.000732391</text:p>
              </table:table-cell>
              <table:table-cell office:value-type="float" office:value="-0.000262491">
                <text:p>-0.000262491</text:p>
              </table:table-cell>
              <table:table-cell office:value-type="float" office:value="0.0000874918">
                <text:p>0.0000874918</text:p>
              </table:table-cell>
              <table:table-cell office:value-type="float" office:value="-0.0000616875">
                <text:p>-0.0000616875</text:p>
              </table:table-cell>
              <table:table-cell office:value-type="float" office:value="-0.0000603866">
                <text:p>-0.0000603866</text:p>
              </table:table-cell>
              <table:table-cell office:value-type="float" office:value="0.0001958">
                <text:p>0.0001958</text:p>
              </table:table-cell>
              <table:table-cell office:value-type="float" office:value="-0.000263604">
                <text:p>-0.000263604</text:p>
              </table:table-cell>
              <table:table-cell office:value-type="float" office:value="0.000902652">
                <text:p>0.000902652</text:p>
              </table:table-cell>
              <table:table-cell office:value-type="float" office:value="0.000216962">
                <text:p>0.000216962</text:p>
              </table:table-cell>
              <table:table-cell office:value-type="float" office:value="-0.00024446">
                <text:p>-0.00024446</text:p>
              </table:table-cell>
              <table:table-cell office:value-type="float" office:value="0.0000710781">
                <text:p>0.0000710781</text:p>
              </table:table-cell>
              <table:table-cell office:value-type="float" office:value="-0.000253492">
                <text:p>-0.000253492</text:p>
              </table:table-cell>
              <table:table-cell office:value-type="float" office:value="0.000337538">
                <text:p>0.000337538</text:p>
              </table:table-cell>
              <table:table-cell office:value-type="float" office:value="-0.000301413">
                <text:p>-0.000301413</text:p>
              </table:table-cell>
              <table:table-cell office:value-type="float" office:value="0.000470366">
                <text:p>0.000470366</text:p>
              </table:table-cell>
              <table:table-cell office:value-type="float" office:value="0.000473557">
                <text:p>0.000473557</text:p>
              </table:table-cell>
              <table:table-cell office:value-type="float" office:value="-0.00011915">
                <text:p>-0.00011915</text:p>
              </table:table-cell>
              <table:table-cell office:value-type="float" office:value="0.000691586">
                <text:p>0.000691586</text:p>
              </table:table-cell>
              <table:table-cell office:value-type="float" office:value="0.000367066">
                <text:p>0.000367066</text:p>
              </table:table-cell>
              <table:table-cell office:value-type="float" office:value="0.000561248">
                <text:p>0.000561248</text:p>
              </table:table-cell>
              <table:table-cell office:value-type="float" office:value="0.00053502">
                <text:p>0.00053502</text:p>
              </table:table-cell>
              <table:table-cell office:value-type="float" office:value="0.000874217">
                <text:p>0.000874217</text:p>
              </table:table-cell>
              <table:table-cell office:value-type="float" office:value="0.00104569">
                <text:p>0.00104569</text:p>
              </table:table-cell>
              <table:table-cell office:value-type="float" office:value="0.00097652">
                <text:p>0.00097652</text:p>
              </table:table-cell>
              <table:table-cell office:value-type="float" office:value="0.00194038">
                <text:p>0.00194038</text:p>
              </table:table-cell>
              <table:table-cell office:value-type="float" office:value="0.00210783">
                <text:p>0.00210783</text:p>
              </table:table-cell>
              <table:table-cell office:value-type="float" office:value="0.00280296">
                <text:p>0.00280296</text:p>
              </table:table-cell>
              <table:table-cell office:value-type="float" office:value="0.00393288">
                <text:p>0.00393288</text:p>
              </table:table-cell>
              <table:table-cell office:value-type="float" office:value="0.00492731">
                <text:p>0.00492731</text:p>
              </table:table-cell>
              <table:table-cell office:value-type="float" office:value="0.00597164">
                <text:p>0.00597164</text:p>
              </table:table-cell>
              <table:table-cell office:value-type="float" office:value="0.00687706">
                <text:p>0.00687706</text:p>
              </table:table-cell>
              <table:table-cell office:value-type="float" office:value="0.0095496">
                <text:p>0.0095496</text:p>
              </table:table-cell>
              <table:table-cell office:value-type="float" office:value="0.0112369">
                <text:p>0.0112369</text:p>
              </table:table-cell>
              <table:table-cell office:value-type="float" office:value="0.0139436">
                <text:p>0.0139436</text:p>
              </table:table-cell>
              <table:table-cell office:value-type="float" office:value="0.0177871">
                <text:p>0.0177871</text:p>
              </table:table-cell>
              <table:table-cell office:value-type="float" office:value="0.022613">
                <text:p>0.022613</text:p>
              </table:table-cell>
              <table:table-cell office:value-type="float" office:value="0.0280424">
                <text:p>0.0280424</text:p>
              </table:table-cell>
              <table:table-cell office:value-type="float" office:value="0.0347323">
                <text:p>0.0347323</text:p>
              </table:table-cell>
              <table:table-cell office:value-type="float" office:value="0.0444253">
                <text:p>0.0444253</text:p>
              </table:table-cell>
              <table:table-cell office:value-type="float" office:value="0.0543538">
                <text:p>0.0543538</text:p>
              </table:table-cell>
              <table:table-cell office:value-type="float" office:value="0.0656082">
                <text:p>0.0656082</text:p>
              </table:table-cell>
              <table:table-cell office:value-type="float" office:value="0.0809009">
                <text:p>0.0809009</text:p>
              </table:table-cell>
              <table:table-cell office:value-type="float" office:value="0.0977671">
                <text:p>0.0977671</text:p>
              </table:table-cell>
              <table:table-cell office:value-type="float" office:value="0.116666">
                <text:p>0.116666</text:p>
              </table:table-cell>
              <table:table-cell office:value-type="float" office:value="0.13726">
                <text:p>0.13726</text:p>
              </table:table-cell>
              <table:table-cell office:value-type="float" office:value="0.160638">
                <text:p>0.160638</text:p>
              </table:table-cell>
              <table:table-cell office:value-type="float" office:value="0.183157">
                <text:p>0.183157</text:p>
              </table:table-cell>
              <table:table-cell office:value-type="float" office:value="0.203327">
                <text:p>0.203327</text:p>
              </table:table-cell>
              <table:table-cell office:value-type="float" office:value="0.223387">
                <text:p>0.223387</text:p>
              </table:table-cell>
              <table:table-cell office:value-type="float" office:value="0.238653">
                <text:p>0.238653</text:p>
              </table:table-cell>
              <table:table-cell office:value-type="float" office:value="0.246659">
                <text:p>0.246659</text:p>
              </table:table-cell>
              <table:table-cell office:value-type="float" office:value="0.249817">
                <text:p>0.249817</text:p>
              </table:table-cell>
              <table:table-cell office:value-type="float" office:value="0.246289">
                <text:p>0.246289</text:p>
              </table:table-cell>
              <table:table-cell office:value-type="float" office:value="0.235339">
                <text:p>0.235339</text:p>
              </table:table-cell>
              <table:table-cell office:value-type="float" office:value="0.218635">
                <text:p>0.218635</text:p>
              </table:table-cell>
              <table:table-cell office:value-type="float" office:value="0.199214">
                <text:p>0.199214</text:p>
              </table:table-cell>
              <table:table-cell office:value-type="float" office:value="0.177567">
                <text:p>0.177567</text:p>
              </table:table-cell>
              <table:table-cell office:value-type="float" office:value="0.154148">
                <text:p>0.154148</text:p>
              </table:table-cell>
              <table:table-cell office:value-type="float" office:value="0.132302">
                <text:p>0.132302</text:p>
              </table:table-cell>
              <table:table-cell office:value-type="float" office:value="0.112406">
                <text:p>0.112406</text:p>
              </table:table-cell>
              <table:table-cell office:value-type="float" office:value="0.093358">
                <text:p>0.093358</text:p>
              </table:table-cell>
              <table:table-cell office:value-type="float" office:value="0.0773029">
                <text:p>0.0773029</text:p>
              </table:table-cell>
              <table:table-cell office:value-type="float" office:value="0.0630388">
                <text:p>0.0630388</text:p>
              </table:table-cell>
              <table:table-cell office:value-type="float" office:value="0.0519078">
                <text:p>0.0519078</text:p>
              </table:table-cell>
              <table:table-cell office:value-type="float" office:value="0.0420448">
                <text:p>0.0420448</text:p>
              </table:table-cell>
              <table:table-cell office:value-type="float" office:value="0.0333712">
                <text:p>0.0333712</text:p>
              </table:table-cell>
              <table:table-cell office:value-type="float" office:value="0.0267227">
                <text:p>0.0267227</text:p>
              </table:table-cell>
              <table:table-cell office:value-type="float" office:value="0.021563">
                <text:p>0.021563</text:p>
              </table:table-cell>
              <table:table-cell office:value-type="float" office:value="0.0171556">
                <text:p>0.0171556</text:p>
              </table:table-cell>
              <table:table-cell office:value-type="float" office:value="0.0131827">
                <text:p>0.0131827</text:p>
              </table:table-cell>
              <table:table-cell office:value-type="float" office:value="0.010281">
                <text:p>0.010281</text:p>
              </table:table-cell>
              <table:table-cell office:value-type="float" office:value="0.0093135">
                <text:p>0.0093135</text:p>
              </table:table-cell>
              <table:table-cell office:value-type="float" office:value="0.0061817">
                <text:p>0.0061817</text:p>
              </table:table-cell>
              <table:table-cell office:value-type="float" office:value="0.0050362">
                <text:p>0.0050362</text:p>
              </table:table-cell>
              <table:table-cell office:value-type="float" office:value="0.00476772">
                <text:p>0.00476772</text:p>
              </table:table-cell>
              <table:table-cell office:value-type="float" office:value="0.00435016">
                <text:p>0.00435016</text:p>
              </table:table-cell>
              <table:table-cell office:value-type="float" office:value="0.00294077">
                <text:p>0.00294077</text:p>
              </table:table-cell>
              <table:table-cell office:value-type="float" office:value="0.00236618">
                <text:p>0.00236618</text:p>
              </table:table-cell>
              <table:table-cell office:value-type="float" office:value="0.00355675">
                <text:p>0.00355675</text:p>
              </table:table-cell>
              <table:table-cell office:value-type="float" office:value="0.00307209">
                <text:p>0.00307209</text:p>
              </table:table-cell>
              <table:table-cell office:value-type="float" office:value="0.00286646">
                <text:p>0.00286646</text:p>
              </table:table-cell>
              <table:table-cell office:value-type="float" office:value="0.00581684">
                <text:p>0.00581684</text:p>
              </table:table-cell>
              <table:table-cell office:value-type="float" office:value="0.00866737">
                <text:p>0.00866737</text:p>
              </table:table-cell>
              <table:table-cell office:value-type="float" office:value="0.012456">
                <text:p>0.012456</text:p>
              </table:table-cell>
              <table:table-cell office:value-type="float" office:value="0.0190278">
                <text:p>0.0190278</text:p>
              </table:table-cell>
              <table:table-cell office:value-type="float" office:value="0.031685">
                <text:p>0.031685</text:p>
              </table:table-cell>
              <table:table-cell office:value-type="float" office:value="0.0489585">
                <text:p>0.0489585</text:p>
              </table:table-cell>
              <table:table-cell office:value-type="float" office:value="0.0752997">
                <text:p>0.0752997</text:p>
              </table:table-cell>
              <table:table-cell office:value-type="float" office:value="0.119632">
                <text:p>0.119632</text:p>
              </table:table-cell>
              <table:table-cell office:value-type="float" office:value="0.184758">
                <text:p>0.184758</text:p>
              </table:table-cell>
              <table:table-cell office:value-type="float" office:value="0.278343">
                <text:p>0.278343</text:p>
              </table:table-cell>
              <table:table-cell office:value-type="float" office:value="0.406918">
                <text:p>0.406918</text:p>
              </table:table-cell>
              <table:table-cell office:value-type="float" office:value="0.571055">
                <text:p>0.571055</text:p>
              </table:table-cell>
              <table:table-cell office:value-type="float" office:value="0.750686">
                <text:p>0.750686</text:p>
              </table:table-cell>
              <table:table-cell office:value-type="float" office:value="0.907463">
                <text:p>0.907463</text:p>
              </table:table-cell>
              <table:table-cell office:value-type="float" office:value="0.996378">
                <text:p>0.996378</text:p>
              </table:table-cell>
              <table:table-cell office:value-type="float" office:value="0.977501">
                <text:p>0.977501</text:p>
              </table:table-cell>
              <table:table-cell office:value-type="float" office:value="0.856338">
                <text:p>0.856338</text:p>
              </table:table-cell>
              <table:table-cell office:value-type="float" office:value="0.687972">
                <text:p>0.687972</text:p>
              </table:table-cell>
              <table:table-cell office:value-type="float" office:value="0.510046">
                <text:p>0.510046</text:p>
              </table:table-cell>
              <table:table-cell office:value-type="float" office:value="0.355875">
                <text:p>0.355875</text:p>
              </table:table-cell>
              <table:table-cell office:value-type="float" office:value="0.242182">
                <text:p>0.242182</text:p>
              </table:table-cell>
              <table:table-cell office:value-type="float" office:value="0.157939">
                <text:p>0.157939</text:p>
              </table:table-cell>
              <table:table-cell office:value-type="float" office:value="0.101803">
                <text:p>0.101803</text:p>
              </table:table-cell>
              <table:table-cell office:value-type="float" office:value="0.0641625">
                <text:p>0.0641625</text:p>
              </table:table-cell>
              <table:table-cell office:value-type="float" office:value="0.041019">
                <text:p>0.041019</text:p>
              </table:table-cell>
              <table:table-cell office:value-type="float" office:value="0.0269229">
                <text:p>0.0269229</text:p>
              </table:table-cell>
              <table:table-cell office:value-type="float" office:value="0.0141633">
                <text:p>0.0141633</text:p>
              </table:table-cell>
              <table:table-cell office:value-type="float" office:value="0.0116202">
                <text:p>0.0116202</text:p>
              </table:table-cell>
              <table:table-cell office:value-type="float" office:value="0.00629108">
                <text:p>0.00629108</text:p>
              </table:table-cell>
              <table:table-cell office:value-type="float" office:value="0.00354153">
                <text:p>0.00354153</text:p>
              </table:table-cell>
              <table:table-cell office:value-type="float" office:value="0.00297754">
                <text:p>0.00297754</text:p>
              </table:table-cell>
              <table:table-cell office:value-type="float" office:value="0.00142325">
                <text:p>0.00142325</text:p>
              </table:table-cell>
              <table:table-cell office:value-type="float" office:value="0.00175714">
                <text:p>0.00175714</text:p>
              </table:table-cell>
              <table:table-cell office:value-type="float" office:value="-0.000891001">
                <text:p>-0.000891001</text:p>
              </table:table-cell>
              <table:table-cell office:value-type="float" office:value="0.00138766">
                <text:p>0.00138766</text:p>
              </table:table-cell>
              <table:table-cell office:value-type="float" office:value="0.000536933">
                <text:p>0.000536933</text:p>
              </table:table-cell>
              <table:table-cell office:value-type="float" office:value="-0.0016979">
                <text:p>-0.0016979</text:p>
              </table:table-cell>
              <table:table-cell office:value-type="float" office:value="0.00135238">
                <text:p>0.00135238</text:p>
              </table:table-cell>
              <table:table-cell office:value-type="float" office:value="-0.000126614">
                <text:p>-0.000126614</text:p>
              </table:table-cell>
              <table:table-cell office:value-type="float" office:value="0.000119668">
                <text:p>0.000119668</text:p>
              </table:table-cell>
              <table:table-cell office:value-type="float" office:value="-0.000378349">
                <text:p>-0.000378349</text:p>
              </table:table-cell>
              <table:table-cell office:value-type="float" office:value="0.00133336">
                <text:p>0.00133336</text:p>
              </table:table-cell>
              <table:table-cell office:value-type="float" office:value="0.000629635">
                <text:p>0.000629635</text:p>
              </table:table-cell>
              <table:table-cell office:value-type="float" office:value="-0.00224866">
                <text:p>-0.00224866</text:p>
              </table:table-cell>
              <table:table-cell office:value-type="float" office:value="0.0012579">
                <text:p>0.0012579</text:p>
              </table:table-cell>
              <table:table-cell office:value-type="float" office:value="0.000532523">
                <text:p>0.000532523</text:p>
              </table:table-cell>
              <table:table-cell office:value-type="float" office:value="-0.00134121">
                <text:p>-0.00134121</text:p>
              </table:table-cell>
              <table:table-cell office:value-type="float" office:value="0.00037825">
                <text:p>0.00037825</text:p>
              </table:table-cell>
              <table:table-cell office:value-type="float" office:value="0.00100152">
                <text:p>0.00100152</text:p>
              </table:table-cell>
              <table:table-cell office:value-type="float" office:value="0.000336393">
                <text:p>0.000336393</text:p>
              </table:table-cell>
              <table:table-cell office:value-type="float" office:value="-0.00210979">
                <text:p>-0.00210979</text:p>
              </table:table-cell>
              <table:table-cell office:value-type="float" office:value="0.00094292">
                <text:p>0.00094292</text:p>
              </table:table-cell>
              <table:table-cell office:value-type="float" office:value="0.000870908">
                <text:p>0.000870908</text:p>
              </table:table-cell>
              <table:table-cell office:value-type="float" office:value="-0.00220416">
                <text:p>-0.00220416</text:p>
              </table:table-cell>
              <table:table-cell office:value-type="float" office:value="0.000354031">
                <text:p>0.000354031</text:p>
              </table:table-cell>
              <table:table-cell office:value-type="float" office:value="0.00114986">
                <text:p>0.00114986</text:p>
              </table:table-cell>
              <table:table-cell office:value-type="float" office:value="-0.000576204">
                <text:p>-0.000576204</text:p>
              </table:table-cell>
              <table:table-cell office:value-type="float" office:value="-0.000592182">
                <text:p>-0.000592182</text:p>
              </table:table-cell>
              <table:table-cell office:value-type="float" office:value="0.000723764">
                <text:p>0.000723764</text:p>
              </table:table-cell>
              <table:table-cell office:value-type="float" office:value="0.00119673">
                <text:p>0.00119673</text:p>
              </table:table-cell>
              <table:table-cell office:value-type="float" office:value="-0.0017807">
                <text:p>-0.0017807</text:p>
              </table:table-cell>
              <table:table-cell office:value-type="float" office:value="0.000360899">
                <text:p>0.000360899</text:p>
              </table:table-cell>
              <table:table-cell office:value-type="float" office:value="0.00139395">
                <text:p>0.00139395</text:p>
              </table:table-cell>
              <table:table-cell office:value-type="float" office:value="-0.0015432">
                <text:p>-0.0015432</text:p>
              </table:table-cell>
              <table:table-cell office:value-type="float" office:value="0.0000227627">
                <text:p>0.0000227627</text:p>
              </table:table-cell>
              <table:table-cell office:value-type="float" office:value="0.000289427">
                <text:p>0.000289427</text:p>
              </table:table-cell>
              <table:table-cell office:value-type="float" office:value="0.0000926561">
                <text:p>0.0000926561</text:p>
              </table:table-cell>
              <table:table-cell office:value-type="float" office:value="-0.000563092">
                <text:p>-0.000563092</text:p>
              </table:table-cell>
              <table:table-cell office:value-type="float" office:value="-0.000101857">
                <text:p>-0.000101857</text:p>
              </table:table-cell>
              <table:table-cell office:value-type="float" office:value="0.00162339">
                <text:p>0.00162339</text:p>
              </table:table-cell>
              <table:table-cell office:value-type="float" office:value="-0.00113821">
                <text:p>-0.00113821</text:p>
              </table:table-cell>
              <table:table-cell office:value-type="float" office:value="0.000268929">
                <text:p>0.000268929</text:p>
              </table:table-cell>
              <table:table-cell office:value-type="float" office:value="0.000807708">
                <text:p>0.000807708</text:p>
              </table:table-cell>
              <table:table-cell office:value-type="float" office:value="-0.000459336">
                <text:p>-0.000459336</text:p>
              </table:table-cell>
              <table:table-cell office:value-type="float" office:value="0.000695559">
                <text:p>0.000695559</text:p>
              </table:table-cell>
              <table:table-cell office:value-type="float" office:value="-0.000830495">
                <text:p>-0.000830495</text:p>
              </table:table-cell>
              <table:table-cell office:value-type="float" office:value="0.00067785">
                <text:p>0.00067785</text:p>
              </table:table-cell>
              <table:table-cell office:value-type="float" office:value="-0.000537651">
                <text:p>-0.000537651</text:p>
              </table:table-cell>
              <table:table-cell office:value-type="float" office:value="-0.000788813">
                <text:p>-0.000788813</text:p>
              </table:table-cell>
              <table:table-cell office:value-type="float" office:value="0.000751637">
                <text:p>0.000751637</text:p>
              </table:table-cell>
              <table:table-cell office:value-type="float" office:value="-0.000512217">
                <text:p>-0.000512217</text:p>
              </table:table-cell>
              <table:table-cell office:value-type="float" office:value="0.000946583">
                <text:p>0.000946583</text:p>
              </table:table-cell>
              <table:table-cell office:value-type="float" office:value="-0.000724775">
                <text:p>-0.000724775</text:p>
              </table:table-cell>
              <table:table-cell office:value-type="float" office:value="0.0000425813">
                <text:p>0.0000425813</text:p>
              </table:table-cell>
              <table:table-cell office:value-type="float" office:value="0.000551116">
                <text:p>0.000551116</text:p>
              </table:table-cell>
              <table:table-cell office:value-type="float" office:value="-0.00132483">
                <text:p>-0.00132483</text:p>
              </table:table-cell>
              <table:table-cell office:value-type="float" office:value="0.000451211">
                <text:p>0.000451211</text:p>
              </table:table-cell>
              <table:table-cell office:value-type="float" office:value="0.0000194807">
                <text:p>0.0000194807</text:p>
              </table:table-cell>
              <table:table-cell office:value-type="float" office:value="0.000218373">
                <text:p>0.000218373</text:p>
              </table:table-cell>
              <table:table-cell office:value-type="float" office:value="-0.000012364">
                <text:p>-0.000012364</text:p>
              </table:table-cell>
              <table:table-cell office:value-type="float" office:value="-0.000171108">
                <text:p>-0.000171108</text:p>
              </table:table-cell>
              <table:table-cell office:value-type="float" office:value="0.00114207">
                <text:p>0.00114207</text:p>
              </table:table-cell>
              <table:table-cell office:value-type="float" office:value="-0.00126544">
                <text:p>-0.00126544</text:p>
              </table:table-cell>
              <table:table-cell office:value-type="float" office:value="0.0000215616">
                <text:p>0.0000215616</text:p>
              </table:table-cell>
              <table:table-cell office:value-type="float" office:value="0.0000435528">
                <text:p>0.0000435528</text:p>
              </table:table-cell>
              <table:table-cell office:value-type="float" office:value="-0.000399248">
                <text:p>-0.000399248</text:p>
              </table:table-cell>
              <table:table-cell office:value-type="float" office:value="-0.000193022">
                <text:p>-0.000193022</text:p>
              </table:table-cell>
              <table:table-cell office:value-type="float" office:value="-0.0000850124">
                <text:p>-0.0000850124</text:p>
              </table:table-cell>
              <table:table-cell office:value-type="float" office:value="0.000617342">
                <text:p>0.000617342</text:p>
              </table:table-cell>
              <table:table-cell office:value-type="float" office:value="-0.000417321">
                <text:p>-0.000417321</text:p>
              </table:table-cell>
              <table:table-cell office:value-type="float" office:value="-0.000148652">
                <text:p>-0.000148652</text:p>
              </table:table-cell>
              <table:table-cell office:value-type="float" office:value="0.000623761">
                <text:p>0.000623761</text:p>
              </table:table-cell>
              <table:table-cell office:value-type="float" office:value="2.05821E-017">
                <text:p>2.05821E-017</text:p>
              </table:table-cell>
              <table:table-cell office:value-type="float" office:value="1.63339E-017">
                <text:p>1.63339E-017</text:p>
              </table:table-cell>
              <table:table-cell office:value-type="float" office:value="1.28171E-017">
                <text:p>1.28171E-017</text:p>
              </table:table-cell>
              <table:table-cell office:value-type="float" office:value="1.28171E-017">
                <text:p>1.28171E-017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00000246245">
                <text:p>0.00000000246245</text:p>
                <draw:g>
                  <svg:desc>korteweg2.B28:korteweg2.KQ28</svg:desc>
                </draw:g>
              </table:table-cell>
              <table:table-cell office:value-type="float" office:value="0.00000000391933">
                <text:p>0.00000000391933</text:p>
              </table:table-cell>
              <table:table-cell office:value-type="float" office:value="0.0000000063076">
                <text:p>0.0000000063076</text:p>
              </table:table-cell>
              <table:table-cell office:value-type="float" office:value="0.0000372674">
                <text:p>0.0000372674</text:p>
              </table:table-cell>
              <table:table-cell office:value-type="float" office:value="0.000296756">
                <text:p>0.000296756</text:p>
              </table:table-cell>
              <table:table-cell office:value-type="float" office:value="-0.000416454">
                <text:p>-0.000416454</text:p>
              </table:table-cell>
              <table:table-cell office:value-type="float" office:value="-0.000196425">
                <text:p>-0.000196425</text:p>
              </table:table-cell>
              <table:table-cell office:value-type="float" office:value="0.000657848">
                <text:p>0.000657848</text:p>
              </table:table-cell>
              <table:table-cell office:value-type="float" office:value="-0.000281695">
                <text:p>-0.000281695</text:p>
              </table:table-cell>
              <table:table-cell office:value-type="float" office:value="-0.000147491">
                <text:p>-0.000147491</text:p>
              </table:table-cell>
              <table:table-cell office:value-type="float" office:value="0.0000878009">
                <text:p>0.0000878009</text:p>
              </table:table-cell>
              <table:table-cell office:value-type="float" office:value="0.000375135">
                <text:p>0.000375135</text:p>
              </table:table-cell>
              <table:table-cell office:value-type="float" office:value="-0.000344588">
                <text:p>-0.000344588</text:p>
              </table:table-cell>
              <table:table-cell office:value-type="float" office:value="0.000099677">
                <text:p>0.000099677</text:p>
              </table:table-cell>
              <table:table-cell office:value-type="float" office:value="0.000212459">
                <text:p>0.000212459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000330189">
                <text:p>-0.000330189</text:p>
              </table:table-cell>
              <table:table-cell office:value-type="float" office:value="0.000253126">
                <text:p>0.000253126</text:p>
              </table:table-cell>
              <table:table-cell office:value-type="float" office:value="0.000333665">
                <text:p>0.000333665</text:p>
              </table:table-cell>
              <table:table-cell office:value-type="float" office:value="-0.000509308">
                <text:p>-0.000509308</text:p>
              </table:table-cell>
              <table:table-cell office:value-type="float" office:value="0.000243475">
                <text:p>0.000243475</text:p>
              </table:table-cell>
              <table:table-cell office:value-type="float" office:value="0.0001174">
                <text:p>0.0001174</text:p>
              </table:table-cell>
              <table:table-cell office:value-type="float" office:value="-0.000143889">
                <text:p>-0.000143889</text:p>
              </table:table-cell>
              <table:table-cell office:value-type="float" office:value="-0.000158084">
                <text:p>-0.000158084</text:p>
              </table:table-cell>
              <table:table-cell office:value-type="float" office:value="-0.00000607152">
                <text:p>-0.00000607152</text:p>
              </table:table-cell>
              <table:table-cell office:value-type="float" office:value="0.000251886">
                <text:p>0.000251886</text:p>
              </table:table-cell>
              <table:table-cell office:value-type="float" office:value="-0.000608897">
                <text:p>-0.000608897</text:p>
              </table:table-cell>
              <table:table-cell office:value-type="float" office:value="0.000648152">
                <text:p>0.000648152</text:p>
              </table:table-cell>
              <table:table-cell office:value-type="float" office:value="0.0000601326">
                <text:p>0.0000601326</text:p>
              </table:table-cell>
              <table:table-cell office:value-type="float" office:value="-0.000506335">
                <text:p>-0.000506335</text:p>
              </table:table-cell>
              <table:table-cell office:value-type="float" office:value="0.00098597">
                <text:p>0.00098597</text:p>
              </table:table-cell>
              <table:table-cell office:value-type="float" office:value="-0.0000504305">
                <text:p>-0.0000504305</text:p>
              </table:table-cell>
              <table:table-cell office:value-type="float" office:value="0.000711611">
                <text:p>0.000711611</text:p>
              </table:table-cell>
              <table:table-cell office:value-type="float" office:value="-0.000340026">
                <text:p>-0.000340026</text:p>
              </table:table-cell>
              <table:table-cell office:value-type="float" office:value="-0.000173972">
                <text:p>-0.000173972</text:p>
              </table:table-cell>
              <table:table-cell office:value-type="float" office:value="0.000176878">
                <text:p>0.000176878</text:p>
              </table:table-cell>
              <table:table-cell office:value-type="float" office:value="-0.00120671">
                <text:p>-0.00120671</text:p>
              </table:table-cell>
              <table:table-cell office:value-type="float" office:value="0.00018313">
                <text:p>0.00018313</text:p>
              </table:table-cell>
              <table:table-cell office:value-type="float" office:value="0.000381484">
                <text:p>0.000381484</text:p>
              </table:table-cell>
              <table:table-cell office:value-type="float" office:value="-0.000197036">
                <text:p>-0.000197036</text:p>
              </table:table-cell>
              <table:table-cell office:value-type="float" office:value="0.000270951">
                <text:p>0.000270951</text:p>
              </table:table-cell>
              <table:table-cell office:value-type="float" office:value="-0.0000548017">
                <text:p>-0.0000548017</text:p>
              </table:table-cell>
              <table:table-cell office:value-type="float" office:value="0.000834495">
                <text:p>0.000834495</text:p>
              </table:table-cell>
              <table:table-cell office:value-type="float" office:value="-0.00100918">
                <text:p>-0.00100918</text:p>
              </table:table-cell>
              <table:table-cell office:value-type="float" office:value="0.000428456">
                <text:p>0.000428456</text:p>
              </table:table-cell>
              <table:table-cell office:value-type="float" office:value="0.00014196">
                <text:p>0.00014196</text:p>
              </table:table-cell>
              <table:table-cell office:value-type="float" office:value="-0.000391356">
                <text:p>-0.000391356</text:p>
              </table:table-cell>
              <table:table-cell office:value-type="float" office:value="0.000516256">
                <text:p>0.000516256</text:p>
              </table:table-cell>
              <table:table-cell office:value-type="float" office:value="-0.000243934">
                <text:p>-0.000243934</text:p>
              </table:table-cell>
              <table:table-cell office:value-type="float" office:value="0.0000795314">
                <text:p>0.0000795314</text:p>
              </table:table-cell>
              <table:table-cell office:value-type="float" office:value="0.000444291">
                <text:p>0.000444291</text:p>
              </table:table-cell>
              <table:table-cell office:value-type="float" office:value="-0.000795299">
                <text:p>-0.000795299</text:p>
              </table:table-cell>
              <table:table-cell office:value-type="float" office:value="0.000917811">
                <text:p>0.000917811</text:p>
              </table:table-cell>
              <table:table-cell office:value-type="float" office:value="-0.000538202">
                <text:p>-0.000538202</text:p>
              </table:table-cell>
              <table:table-cell office:value-type="float" office:value="-0.0000139067">
                <text:p>-0.0000139067</text:p>
              </table:table-cell>
              <table:table-cell office:value-type="float" office:value="-0.000058387">
                <text:p>-0.000058387</text:p>
              </table:table-cell>
              <table:table-cell office:value-type="float" office:value="-0.000110526">
                <text:p>-0.000110526</text:p>
              </table:table-cell>
              <table:table-cell office:value-type="float" office:value="0.000126104">
                <text:p>0.000126104</text:p>
              </table:table-cell>
              <table:table-cell office:value-type="float" office:value="-0.000224307">
                <text:p>-0.000224307</text:p>
              </table:table-cell>
              <table:table-cell office:value-type="float" office:value="0.000251633">
                <text:p>0.000251633</text:p>
              </table:table-cell>
              <table:table-cell office:value-type="float" office:value="-0.000444249">
                <text:p>-0.000444249</text:p>
              </table:table-cell>
              <table:table-cell office:value-type="float" office:value="-0.0000400738">
                <text:p>-0.0000400738</text:p>
              </table:table-cell>
              <table:table-cell office:value-type="float" office:value="0.000615657">
                <text:p>0.000615657</text:p>
              </table:table-cell>
              <table:table-cell office:value-type="float" office:value="-0.000513855">
                <text:p>-0.000513855</text:p>
              </table:table-cell>
              <table:table-cell office:value-type="float" office:value="0.000847088">
                <text:p>0.000847088</text:p>
              </table:table-cell>
              <table:table-cell office:value-type="float" office:value="-0.00030577">
                <text:p>-0.00030577</text:p>
              </table:table-cell>
              <table:table-cell office:value-type="float" office:value="0.000148349">
                <text:p>0.000148349</text:p>
              </table:table-cell>
              <table:table-cell office:value-type="float" office:value="0.000283207">
                <text:p>0.000283207</text:p>
              </table:table-cell>
              <table:table-cell office:value-type="float" office:value="-0.000510566">
                <text:p>-0.000510566</text:p>
              </table:table-cell>
              <table:table-cell office:value-type="float" office:value="0.000615132">
                <text:p>0.000615132</text:p>
              </table:table-cell>
              <table:table-cell office:value-type="float" office:value="-0.000112599">
                <text:p>-0.000112599</text:p>
              </table:table-cell>
              <table:table-cell office:value-type="float" office:value="-0.000755755">
                <text:p>-0.000755755</text:p>
              </table:table-cell>
              <table:table-cell office:value-type="float" office:value="0.0001184">
                <text:p>0.0001184</text:p>
              </table:table-cell>
              <table:table-cell office:value-type="float" office:value="-0.0002042">
                <text:p>-0.0002042</text:p>
              </table:table-cell>
              <table:table-cell office:value-type="float" office:value="-0.000377605">
                <text:p>-0.000377605</text:p>
              </table:table-cell>
              <table:table-cell office:value-type="float" office:value="-0.00042345">
                <text:p>-0.00042345</text:p>
              </table:table-cell>
              <table:table-cell office:value-type="float" office:value="0.00117211">
                <text:p>0.00117211</text:p>
              </table:table-cell>
              <table:table-cell office:value-type="float" office:value="-0.0000732967">
                <text:p>-0.0000732967</text:p>
              </table:table-cell>
              <table:table-cell office:value-type="float" office:value="0.0000679897">
                <text:p>0.0000679897</text:p>
              </table:table-cell>
              <table:table-cell office:value-type="float" office:value="0.000401675">
                <text:p>0.000401675</text:p>
              </table:table-cell>
              <table:table-cell office:value-type="float" office:value="-0.000175908">
                <text:p>-0.000175908</text:p>
              </table:table-cell>
              <table:table-cell office:value-type="float" office:value="-0.000221098">
                <text:p>-0.000221098</text:p>
              </table:table-cell>
              <table:table-cell office:value-type="float" office:value="-0.000745163">
                <text:p>-0.000745163</text:p>
              </table:table-cell>
              <table:table-cell office:value-type="float" office:value="0.0005355">
                <text:p>0.0005355</text:p>
              </table:table-cell>
              <table:table-cell office:value-type="float" office:value="0.00059766">
                <text:p>0.00059766</text:p>
              </table:table-cell>
              <table:table-cell office:value-type="float" office:value="-0.000835076">
                <text:p>-0.000835076</text:p>
              </table:table-cell>
              <table:table-cell office:value-type="float" office:value="0.000443733">
                <text:p>0.000443733</text:p>
              </table:table-cell>
              <table:table-cell office:value-type="float" office:value="0.000410906">
                <text:p>0.000410906</text:p>
              </table:table-cell>
              <table:table-cell office:value-type="float" office:value="-0.000106184">
                <text:p>-0.000106184</text:p>
              </table:table-cell>
              <table:table-cell office:value-type="float" office:value="-0.000666587">
                <text:p>-0.000666587</text:p>
              </table:table-cell>
              <table:table-cell office:value-type="float" office:value="0.000496435">
                <text:p>0.000496435</text:p>
              </table:table-cell>
              <table:table-cell office:value-type="float" office:value="0.000207024">
                <text:p>0.000207024</text:p>
              </table:table-cell>
              <table:table-cell office:value-type="float" office:value="-0.000988772">
                <text:p>-0.000988772</text:p>
              </table:table-cell>
              <table:table-cell office:value-type="float" office:value="0.000237843">
                <text:p>0.000237843</text:p>
              </table:table-cell>
              <table:table-cell office:value-type="float" office:value="0.000130167">
                <text:p>0.000130167</text:p>
              </table:table-cell>
              <table:table-cell office:value-type="float" office:value="0.000163142">
                <text:p>0.000163142</text:p>
              </table:table-cell>
              <table:table-cell office:value-type="float" office:value="-0.000401997">
                <text:p>-0.000401997</text:p>
              </table:table-cell>
              <table:table-cell office:value-type="float" office:value="-0.000285743">
                <text:p>-0.000285743</text:p>
              </table:table-cell>
              <table:table-cell office:value-type="float" office:value="0.00105384">
                <text:p>0.00105384</text:p>
              </table:table-cell>
              <table:table-cell office:value-type="float" office:value="-0.000704742">
                <text:p>-0.000704742</text:p>
              </table:table-cell>
              <table:table-cell office:value-type="float" office:value="0.000138583">
                <text:p>0.000138583</text:p>
              </table:table-cell>
              <table:table-cell office:value-type="float" office:value="0.000516563">
                <text:p>0.000516563</text:p>
              </table:table-cell>
              <table:table-cell office:value-type="float" office:value="0.000126644">
                <text:p>0.000126644</text:p>
              </table:table-cell>
              <table:table-cell office:value-type="float" office:value="0.0000620093">
                <text:p>0.0000620093</text:p>
              </table:table-cell>
              <table:table-cell office:value-type="float" office:value="-0.000377544">
                <text:p>-0.000377544</text:p>
              </table:table-cell>
              <table:table-cell office:value-type="float" office:value="0.000596134">
                <text:p>0.000596134</text:p>
              </table:table-cell>
              <table:table-cell office:value-type="float" office:value="-0.000368041">
                <text:p>-0.000368041</text:p>
              </table:table-cell>
              <table:table-cell office:value-type="float" office:value="-0.000267604">
                <text:p>-0.000267604</text:p>
              </table:table-cell>
              <table:table-cell office:value-type="float" office:value="-0.0000493199">
                <text:p>-0.0000493199</text:p>
              </table:table-cell>
              <table:table-cell office:value-type="float" office:value="-0.000175286">
                <text:p>-0.000175286</text:p>
              </table:table-cell>
              <table:table-cell office:value-type="float" office:value="0.000338871">
                <text:p>0.000338871</text:p>
              </table:table-cell>
              <table:table-cell office:value-type="float" office:value="-0.000745217">
                <text:p>-0.000745217</text:p>
              </table:table-cell>
              <table:table-cell office:value-type="float" office:value="-0.00015298">
                <text:p>-0.00015298</text:p>
              </table:table-cell>
              <table:table-cell office:value-type="float" office:value="0.000624458">
                <text:p>0.000624458</text:p>
              </table:table-cell>
              <table:table-cell office:value-type="float" office:value="-0.00018377">
                <text:p>-0.00018377</text:p>
              </table:table-cell>
              <table:table-cell office:value-type="float" office:value="0.000285939">
                <text:p>0.000285939</text:p>
              </table:table-cell>
              <table:table-cell office:value-type="float" office:value="0.000149322">
                <text:p>0.000149322</text:p>
              </table:table-cell>
              <table:table-cell office:value-type="float" office:value="0.00066023">
                <text:p>0.00066023</text:p>
              </table:table-cell>
              <table:table-cell office:value-type="float" office:value="-0.000688565">
                <text:p>-0.000688565</text:p>
              </table:table-cell>
              <table:table-cell office:value-type="float" office:value="-0.000846419">
                <text:p>-0.000846419</text:p>
              </table:table-cell>
              <table:table-cell office:value-type="float" office:value="0.000820806">
                <text:p>0.000820806</text:p>
              </table:table-cell>
              <table:table-cell office:value-type="float" office:value="-0.000118329">
                <text:p>-0.000118329</text:p>
              </table:table-cell>
              <table:table-cell office:value-type="float" office:value="-0.000282392">
                <text:p>-0.000282392</text:p>
              </table:table-cell>
              <table:table-cell office:value-type="float" office:value="0.000266801">
                <text:p>0.000266801</text:p>
              </table:table-cell>
              <table:table-cell office:value-type="float" office:value="0.00108155">
                <text:p>0.00108155</text:p>
              </table:table-cell>
              <table:table-cell office:value-type="float" office:value="-0.000197382">
                <text:p>-0.000197382</text:p>
              </table:table-cell>
              <table:table-cell office:value-type="float" office:value="-0.000572644">
                <text:p>-0.000572644</text:p>
              </table:table-cell>
              <table:table-cell office:value-type="float" office:value="0.000941253">
                <text:p>0.000941253</text:p>
              </table:table-cell>
              <table:table-cell office:value-type="float" office:value="0.0000941206">
                <text:p>0.0000941206</text:p>
              </table:table-cell>
              <table:table-cell office:value-type="float" office:value="-0.000893567">
                <text:p>-0.000893567</text:p>
              </table:table-cell>
              <table:table-cell office:value-type="float" office:value="0.0000511764">
                <text:p>0.0000511764</text:p>
              </table:table-cell>
              <table:table-cell office:value-type="float" office:value="0.000873749">
                <text:p>0.000873749</text:p>
              </table:table-cell>
              <table:table-cell office:value-type="float" office:value="-0.000014914">
                <text:p>-0.000014914</text:p>
              </table:table-cell>
              <table:table-cell office:value-type="float" office:value="-0.000537646">
                <text:p>-0.000537646</text:p>
              </table:table-cell>
              <table:table-cell office:value-type="float" office:value="0.00119476">
                <text:p>0.00119476</text:p>
              </table:table-cell>
              <table:table-cell office:value-type="float" office:value="0.000867998">
                <text:p>0.000867998</text:p>
              </table:table-cell>
              <table:table-cell office:value-type="float" office:value="-0.0000630289">
                <text:p>-0.0000630289</text:p>
              </table:table-cell>
              <table:table-cell office:value-type="float" office:value="0.000807766">
                <text:p>0.000807766</text:p>
              </table:table-cell>
              <table:table-cell office:value-type="float" office:value="0.00180306">
                <text:p>0.00180306</text:p>
              </table:table-cell>
              <table:table-cell office:value-type="float" office:value="0.00130541">
                <text:p>0.00130541</text:p>
              </table:table-cell>
              <table:table-cell office:value-type="float" office:value="0.0012145">
                <text:p>0.0012145</text:p>
              </table:table-cell>
              <table:table-cell office:value-type="float" office:value="0.00264123">
                <text:p>0.00264123</text:p>
              </table:table-cell>
              <table:table-cell office:value-type="float" office:value="0.00344865">
                <text:p>0.00344865</text:p>
              </table:table-cell>
              <table:table-cell office:value-type="float" office:value="0.00287283">
                <text:p>0.00287283</text:p>
              </table:table-cell>
              <table:table-cell office:value-type="float" office:value="0.00391518">
                <text:p>0.00391518</text:p>
              </table:table-cell>
              <table:table-cell office:value-type="float" office:value="0.00577999">
                <text:p>0.00577999</text:p>
              </table:table-cell>
              <table:table-cell office:value-type="float" office:value="0.00684011">
                <text:p>0.00684011</text:p>
              </table:table-cell>
              <table:table-cell office:value-type="float" office:value="0.00813396">
                <text:p>0.00813396</text:p>
              </table:table-cell>
              <table:table-cell office:value-type="float" office:value="0.011176">
                <text:p>0.011176</text:p>
              </table:table-cell>
              <table:table-cell office:value-type="float" office:value="0.0140539">
                <text:p>0.0140539</text:p>
              </table:table-cell>
              <table:table-cell office:value-type="float" office:value="0.0168424">
                <text:p>0.0168424</text:p>
              </table:table-cell>
              <table:table-cell office:value-type="float" office:value="0.0213177">
                <text:p>0.0213177</text:p>
              </table:table-cell>
              <table:table-cell office:value-type="float" office:value="0.0272915">
                <text:p>0.0272915</text:p>
              </table:table-cell>
              <table:table-cell office:value-type="float" office:value="0.0341825">
                <text:p>0.0341825</text:p>
              </table:table-cell>
              <table:table-cell office:value-type="float" office:value="0.0415721">
                <text:p>0.0415721</text:p>
              </table:table-cell>
              <table:table-cell office:value-type="float" office:value="0.0525069">
                <text:p>0.0525069</text:p>
              </table:table-cell>
              <table:table-cell office:value-type="float" office:value="0.0636517">
                <text:p>0.0636517</text:p>
              </table:table-cell>
              <table:table-cell office:value-type="float" office:value="0.0774314">
                <text:p>0.0774314</text:p>
              </table:table-cell>
              <table:table-cell office:value-type="float" office:value="0.0942008">
                <text:p>0.0942008</text:p>
              </table:table-cell>
              <table:table-cell office:value-type="float" office:value="0.113003">
                <text:p>0.113003</text:p>
              </table:table-cell>
              <table:table-cell office:value-type="float" office:value="0.133557">
                <text:p>0.133557</text:p>
              </table:table-cell>
              <table:table-cell office:value-type="float" office:value="0.155718">
                <text:p>0.155718</text:p>
              </table:table-cell>
              <table:table-cell office:value-type="float" office:value="0.179214">
                <text:p>0.179214</text:p>
              </table:table-cell>
              <table:table-cell office:value-type="float" office:value="0.200681">
                <text:p>0.200681</text:p>
              </table:table-cell>
              <table:table-cell office:value-type="float" office:value="0.219101">
                <text:p>0.219101</text:p>
              </table:table-cell>
              <table:table-cell office:value-type="float" office:value="0.23659">
                <text:p>0.23659</text:p>
              </table:table-cell>
              <table:table-cell office:value-type="float" office:value="0.245805">
                <text:p>0.245805</text:p>
              </table:table-cell>
              <table:table-cell office:value-type="float" office:value="0.248894">
                <text:p>0.248894</text:p>
              </table:table-cell>
              <table:table-cell office:value-type="float" office:value="0.247315">
                <text:p>0.247315</text:p>
              </table:table-cell>
              <table:table-cell office:value-type="float" office:value="0.238063">
                <text:p>0.238063</text:p>
              </table:table-cell>
              <table:table-cell office:value-type="float" office:value="0.221818">
                <text:p>0.221818</text:p>
              </table:table-cell>
              <table:table-cell office:value-type="float" office:value="0.20281">
                <text:p>0.20281</text:p>
              </table:table-cell>
              <table:table-cell office:value-type="float" office:value="0.182518">
                <text:p>0.182518</text:p>
              </table:table-cell>
              <table:table-cell office:value-type="float" office:value="0.158963">
                <text:p>0.158963</text:p>
              </table:table-cell>
              <table:table-cell office:value-type="float" office:value="0.135583">
                <text:p>0.135583</text:p>
              </table:table-cell>
              <table:table-cell office:value-type="float" office:value="0.116856">
                <text:p>0.116856</text:p>
              </table:table-cell>
              <table:table-cell office:value-type="float" office:value="0.0972138">
                <text:p>0.0972138</text:p>
              </table:table-cell>
              <table:table-cell office:value-type="float" office:value="0.0789797">
                <text:p>0.0789797</text:p>
              </table:table-cell>
              <table:table-cell office:value-type="float" office:value="0.0658264">
                <text:p>0.0658264</text:p>
              </table:table-cell>
              <table:table-cell office:value-type="float" office:value="0.0545189">
                <text:p>0.0545189</text:p>
              </table:table-cell>
              <table:table-cell office:value-type="float" office:value="0.0429402">
                <text:p>0.0429402</text:p>
              </table:table-cell>
              <table:table-cell office:value-type="float" office:value="0.0340331">
                <text:p>0.0340331</text:p>
              </table:table-cell>
              <table:table-cell office:value-type="float" office:value="0.0286999">
                <text:p>0.0286999</text:p>
              </table:table-cell>
              <table:table-cell office:value-type="float" office:value="0.0224514">
                <text:p>0.0224514</text:p>
              </table:table-cell>
              <table:table-cell office:value-type="float" office:value="0.0165431">
                <text:p>0.0165431</text:p>
              </table:table-cell>
              <table:table-cell office:value-type="float" office:value="0.0143431">
                <text:p>0.0143431</text:p>
              </table:table-cell>
              <table:table-cell office:value-type="float" office:value="0.0125455">
                <text:p>0.0125455</text:p>
              </table:table-cell>
              <table:table-cell office:value-type="float" office:value="0.00824992">
                <text:p>0.00824992</text:p>
              </table:table-cell>
              <table:table-cell office:value-type="float" office:value="0.00649792">
                <text:p>0.00649792</text:p>
              </table:table-cell>
              <table:table-cell office:value-type="float" office:value="0.00664084">
                <text:p>0.00664084</text:p>
              </table:table-cell>
              <table:table-cell office:value-type="float" office:value="0.00452479">
                <text:p>0.00452479</text:p>
              </table:table-cell>
              <table:table-cell office:value-type="float" office:value="0.00250079">
                <text:p>0.00250079</text:p>
              </table:table-cell>
              <table:table-cell office:value-type="float" office:value="0.00309989">
                <text:p>0.00309989</text:p>
              </table:table-cell>
              <table:table-cell office:value-type="float" office:value="0.00334705">
                <text:p>0.00334705</text:p>
              </table:table-cell>
              <table:table-cell office:value-type="float" office:value="0.0011602">
                <text:p>0.0011602</text:p>
              </table:table-cell>
              <table:table-cell office:value-type="float" office:value="0.000909121">
                <text:p>0.000909121</text:p>
              </table:table-cell>
              <table:table-cell office:value-type="float" office:value="0.00276747">
                <text:p>0.00276747</text:p>
              </table:table-cell>
              <table:table-cell office:value-type="float" office:value="0.00132173">
                <text:p>0.00132173</text:p>
              </table:table-cell>
              <table:table-cell office:value-type="float" office:value="0.00116662">
                <text:p>0.00116662</text:p>
              </table:table-cell>
              <table:table-cell office:value-type="float" office:value="0.00310576">
                <text:p>0.00310576</text:p>
              </table:table-cell>
              <table:table-cell office:value-type="float" office:value="0.00458726">
                <text:p>0.00458726</text:p>
              </table:table-cell>
              <table:table-cell office:value-type="float" office:value="0.00564851">
                <text:p>0.00564851</text:p>
              </table:table-cell>
              <table:table-cell office:value-type="float" office:value="0.008406">
                <text:p>0.008406</text:p>
              </table:table-cell>
              <table:table-cell office:value-type="float" office:value="0.0147108">
                <text:p>0.0147108</text:p>
              </table:table-cell>
              <table:table-cell office:value-type="float" office:value="0.0214106">
                <text:p>0.0214106</text:p>
              </table:table-cell>
              <table:table-cell office:value-type="float" office:value="0.0332222">
                <text:p>0.0332222</text:p>
              </table:table-cell>
              <table:table-cell office:value-type="float" office:value="0.0546215">
                <text:p>0.0546215</text:p>
              </table:table-cell>
              <table:table-cell office:value-type="float" office:value="0.0856157">
                <text:p>0.0856157</text:p>
              </table:table-cell>
              <table:table-cell office:value-type="float" office:value="0.133245">
                <text:p>0.133245</text:p>
              </table:table-cell>
              <table:table-cell office:value-type="float" office:value="0.204621">
                <text:p>0.204621</text:p>
              </table:table-cell>
              <table:table-cell office:value-type="float" office:value="0.307935">
                <text:p>0.307935</text:p>
              </table:table-cell>
              <table:table-cell office:value-type="float" office:value="0.44583">
                <text:p>0.44583</text:p>
              </table:table-cell>
              <table:table-cell office:value-type="float" office:value="0.614914">
                <text:p>0.614914</text:p>
              </table:table-cell>
              <table:table-cell office:value-type="float" office:value="0.794998">
                <text:p>0.794998</text:p>
              </table:table-cell>
              <table:table-cell office:value-type="float" office:value="0.939897">
                <text:p>0.939897</text:p>
              </table:table-cell>
              <table:table-cell office:value-type="float" office:value="1.00107">
                <text:p>1.00107</text:p>
              </table:table-cell>
              <table:table-cell office:value-type="float" office:value="0.954618">
                <text:p>0.954618</text:p>
              </table:table-cell>
              <table:table-cell office:value-type="float" office:value="0.818006">
                <text:p>0.818006</text:p>
              </table:table-cell>
              <table:table-cell office:value-type="float" office:value="0.640778">
                <text:p>0.640778</text:p>
              </table:table-cell>
              <table:table-cell office:value-type="float" office:value="0.467345">
                <text:p>0.467345</text:p>
              </table:table-cell>
              <table:table-cell office:value-type="float" office:value="0.324523">
                <text:p>0.324523</text:p>
              </table:table-cell>
              <table:table-cell office:value-type="float" office:value="0.217727">
                <text:p>0.217727</text:p>
              </table:table-cell>
              <table:table-cell office:value-type="float" office:value="0.14024">
                <text:p>0.14024</text:p>
              </table:table-cell>
              <table:table-cell office:value-type="float" office:value="0.0916032">
                <text:p>0.0916032</text:p>
              </table:table-cell>
              <table:table-cell office:value-type="float" office:value="0.0589581">
                <text:p>0.0589581</text:p>
              </table:table-cell>
              <table:table-cell office:value-type="float" office:value="0.0350927">
                <text:p>0.0350927</text:p>
              </table:table-cell>
              <table:table-cell office:value-type="float" office:value="0.0237099">
                <text:p>0.0237099</text:p>
              </table:table-cell>
              <table:table-cell office:value-type="float" office:value="0.0142192">
                <text:p>0.0142192</text:p>
              </table:table-cell>
              <table:table-cell office:value-type="float" office:value="0.00914458">
                <text:p>0.00914458</text:p>
              </table:table-cell>
              <table:table-cell office:value-type="float" office:value="0.00528117">
                <text:p>0.00528117</text:p>
              </table:table-cell>
              <table:table-cell office:value-type="float" office:value="0.00257251">
                <text:p>0.00257251</text:p>
              </table:table-cell>
              <table:table-cell office:value-type="float" office:value="0.00408308">
                <text:p>0.00408308</text:p>
              </table:table-cell>
              <table:table-cell office:value-type="float" office:value="-0.00000876733">
                <text:p>-0.00000876733</text:p>
              </table:table-cell>
              <table:table-cell office:value-type="float" office:value="0.0011158">
                <text:p>0.0011158</text:p>
              </table:table-cell>
              <table:table-cell office:value-type="float" office:value="0.00141608">
                <text:p>0.00141608</text:p>
              </table:table-cell>
              <table:table-cell office:value-type="float" office:value="-0.000182142">
                <text:p>-0.000182142</text:p>
              </table:table-cell>
              <table:table-cell office:value-type="float" office:value="0.00120558">
                <text:p>0.00120558</text:p>
              </table:table-cell>
              <table:table-cell office:value-type="float" office:value="-0.00147025">
                <text:p>-0.00147025</text:p>
              </table:table-cell>
              <table:table-cell office:value-type="float" office:value="0.00156667">
                <text:p>0.00156667</text:p>
              </table:table-cell>
              <table:table-cell office:value-type="float" office:value="0.000563459">
                <text:p>0.000563459</text:p>
              </table:table-cell>
              <table:table-cell office:value-type="float" office:value="-0.00165605">
                <text:p>-0.00165605</text:p>
              </table:table-cell>
              <table:table-cell office:value-type="float" office:value="0.00169663">
                <text:p>0.00169663</text:p>
              </table:table-cell>
              <table:table-cell office:value-type="float" office:value="-0.00133049">
                <text:p>-0.00133049</text:p>
              </table:table-cell>
              <table:table-cell office:value-type="float" office:value="0.000579409">
                <text:p>0.000579409</text:p>
              </table:table-cell>
              <table:table-cell office:value-type="float" office:value="-0.00147972">
                <text:p>-0.00147972</text:p>
              </table:table-cell>
              <table:table-cell office:value-type="float" office:value="0.0000876909">
                <text:p>0.0000876909</text:p>
              </table:table-cell>
              <table:table-cell office:value-type="float" office:value="0.00192681">
                <text:p>0.00192681</text:p>
              </table:table-cell>
              <table:table-cell office:value-type="float" office:value="-0.00226073">
                <text:p>-0.00226073</text:p>
              </table:table-cell>
              <table:table-cell office:value-type="float" office:value="0.00164306">
                <text:p>0.00164306</text:p>
              </table:table-cell>
              <table:table-cell office:value-type="float" office:value="0.000198513">
                <text:p>0.000198513</text:p>
              </table:table-cell>
              <table:table-cell office:value-type="float" office:value="-0.000772032">
                <text:p>-0.000772032</text:p>
              </table:table-cell>
              <table:table-cell office:value-type="float" office:value="0.000671705">
                <text:p>0.000671705</text:p>
              </table:table-cell>
              <table:table-cell office:value-type="float" office:value="-0.00139744">
                <text:p>-0.00139744</text:p>
              </table:table-cell>
              <table:table-cell office:value-type="float" office:value="0.00192063">
                <text:p>0.00192063</text:p>
              </table:table-cell>
              <table:table-cell office:value-type="float" office:value="-0.00225116">
                <text:p>-0.00225116</text:p>
              </table:table-cell>
              <table:table-cell office:value-type="float" office:value="0.000596618">
                <text:p>0.000596618</text:p>
              </table:table-cell>
              <table:table-cell office:value-type="float" office:value="0.00109588">
                <text:p>0.00109588</text:p>
              </table:table-cell>
              <table:table-cell office:value-type="float" office:value="-0.00195995">
                <text:p>-0.00195995</text:p>
              </table:table-cell>
              <table:table-cell office:value-type="float" office:value="0.00181899">
                <text:p>0.00181899</text:p>
              </table:table-cell>
              <table:table-cell office:value-type="float" office:value="-0.000731424">
                <text:p>-0.000731424</text:p>
              </table:table-cell>
              <table:table-cell office:value-type="float" office:value="0.000425846">
                <text:p>0.000425846</text:p>
              </table:table-cell>
              <table:table-cell office:value-type="float" office:value="-0.000380119">
                <text:p>-0.000380119</text:p>
              </table:table-cell>
              <table:table-cell office:value-type="float" office:value="-0.000407731">
                <text:p>-0.000407731</text:p>
              </table:table-cell>
              <table:table-cell office:value-type="float" office:value="0.00199209">
                <text:p>0.00199209</text:p>
              </table:table-cell>
              <table:table-cell office:value-type="float" office:value="-0.00261997">
                <text:p>-0.00261997</text:p>
              </table:table-cell>
              <table:table-cell office:value-type="float" office:value="0.00165419">
                <text:p>0.00165419</text:p>
              </table:table-cell>
              <table:table-cell office:value-type="float" office:value="0.000711185">
                <text:p>0.000711185</text:p>
              </table:table-cell>
              <table:table-cell office:value-type="float" office:value="-0.00101279">
                <text:p>-0.00101279</text:p>
              </table:table-cell>
              <table:table-cell office:value-type="float" office:value="0.000688746">
                <text:p>0.000688746</text:p>
              </table:table-cell>
              <table:table-cell office:value-type="float" office:value="-0.000511724">
                <text:p>-0.000511724</text:p>
              </table:table-cell>
              <table:table-cell office:value-type="float" office:value="0.00163673">
                <text:p>0.00163673</text:p>
              </table:table-cell>
              <table:table-cell office:value-type="float" office:value="-0.00243335">
                <text:p>-0.00243335</text:p>
              </table:table-cell>
              <table:table-cell office:value-type="float" office:value="0.0000867611">
                <text:p>0.0000867611</text:p>
              </table:table-cell>
              <table:table-cell office:value-type="float" office:value="0.00189092">
                <text:p>0.00189092</text:p>
              </table:table-cell>
              <table:table-cell office:value-type="float" office:value="-0.0018692">
                <text:p>-0.0018692</text:p>
              </table:table-cell>
              <table:table-cell office:value-type="float" office:value="0.000375523">
                <text:p>0.000375523</text:p>
              </table:table-cell>
              <table:table-cell office:value-type="float" office:value="0.0000178015">
                <text:p>0.0000178015</text:p>
              </table:table-cell>
              <table:table-cell office:value-type="float" office:value="0.00108645">
                <text:p>0.00108645</text:p>
              </table:table-cell>
              <table:table-cell office:value-type="float" office:value="-0.001365">
                <text:p>-0.001365</text:p>
              </table:table-cell>
              <table:table-cell office:value-type="float" office:value="-0.00079926">
                <text:p>-0.00079926</text:p>
              </table:table-cell>
              <table:table-cell office:value-type="float" office:value="0.00280915">
                <text:p>0.00280915</text:p>
              </table:table-cell>
              <table:table-cell office:value-type="float" office:value="-0.00135354">
                <text:p>-0.00135354</text:p>
              </table:table-cell>
              <table:table-cell office:value-type="float" office:value="-0.000273974">
                <text:p>-0.000273974</text:p>
              </table:table-cell>
              <table:table-cell office:value-type="float" office:value="0.000341615">
                <text:p>0.000341615</text:p>
              </table:table-cell>
              <table:table-cell office:value-type="float" office:value="0.000392936">
                <text:p>0.000392936</text:p>
              </table:table-cell>
              <table:table-cell office:value-type="float" office:value="-0.000892638">
                <text:p>-0.000892638</text:p>
              </table:table-cell>
              <table:table-cell office:value-type="float" office:value="-0.0017482">
                <text:p>-0.0017482</text:p>
              </table:table-cell>
              <table:table-cell office:value-type="float" office:value="0.00220397">
                <text:p>0.00220397</text:p>
              </table:table-cell>
              <table:table-cell office:value-type="float" office:value="-0.000748934">
                <text:p>-0.000748934</text:p>
              </table:table-cell>
              <table:table-cell office:value-type="float" office:value="-0.000889923">
                <text:p>-0.000889923</text:p>
              </table:table-cell>
              <table:table-cell office:value-type="float" office:value="0.000871587">
                <text:p>0.000871587</text:p>
              </table:table-cell>
              <table:table-cell office:value-type="float" office:value="0.000506225">
                <text:p>0.000506225</text:p>
              </table:table-cell>
              <table:table-cell office:value-type="float" office:value="0.000234507">
                <text:p>0.000234507</text:p>
              </table:table-cell>
              <table:table-cell office:value-type="float" office:value="-0.00158068">
                <text:p>-0.00158068</text:p>
              </table:table-cell>
              <table:table-cell office:value-type="float" office:value="0.00155387">
                <text:p>0.00155387</text:p>
              </table:table-cell>
              <table:table-cell office:value-type="float" office:value="0.0000870845">
                <text:p>0.0000870845</text:p>
              </table:table-cell>
              <table:table-cell office:value-type="float" office:value="-0.00161178">
                <text:p>-0.00161178</text:p>
              </table:table-cell>
              <table:table-cell office:value-type="float" office:value="0.000910715">
                <text:p>0.000910715</text:p>
              </table:table-cell>
              <table:table-cell office:value-type="float" office:value="2.05906E-017">
                <text:p>2.05906E-017</text:p>
              </table:table-cell>
              <table:table-cell office:value-type="float" office:value="1.63291E-017">
                <text:p>1.63291E-017</text:p>
              </table:table-cell>
              <table:table-cell office:value-type="float" office:value="1.28267E-017">
                <text:p>1.28267E-017</text:p>
              </table:table-cell>
              <table:table-cell office:value-type="float" office:value="1.28267E-017">
                <text:p>1.28267E-01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000000246158">
                <text:p>0.00000000246158</text:p>
                <draw:g>
                  <svg:desc>korteweg2.B29:korteweg2.KQ29</svg:desc>
                </draw:g>
              </table:table-cell>
              <table:table-cell office:value-type="float" office:value="0.00000000391985">
                <text:p>0.00000000391985</text:p>
              </table:table-cell>
              <table:table-cell office:value-type="float" office:value="0.00000000630648">
                <text:p>0.00000000630648</text:p>
              </table:table-cell>
              <table:table-cell office:value-type="float" office:value="-0.000230926">
                <text:p>-0.000230926</text:p>
              </table:table-cell>
              <table:table-cell office:value-type="float" office:value="-0.000166851">
                <text:p>-0.000166851</text:p>
              </table:table-cell>
              <table:table-cell office:value-type="float" office:value="0.000640841">
                <text:p>0.000640841</text:p>
              </table:table-cell>
              <table:table-cell office:value-type="float" office:value="-0.000590798">
                <text:p>-0.000590798</text:p>
              </table:table-cell>
              <table:table-cell office:value-type="float" office:value="-0.000390356">
                <text:p>-0.000390356</text:p>
              </table:table-cell>
              <table:table-cell office:value-type="float" office:value="0.000153909">
                <text:p>0.000153909</text:p>
              </table:table-cell>
              <table:table-cell office:value-type="float" office:value="0.000306417">
                <text:p>0.000306417</text:p>
              </table:table-cell>
              <table:table-cell office:value-type="float" office:value="-0.00014475">
                <text:p>-0.00014475</text:p>
              </table:table-cell>
              <table:table-cell office:value-type="float" office:value="-0.000000302411">
                <text:p>-0.000000302411</text:p>
              </table:table-cell>
              <table:table-cell office:value-type="float" office:value="0.00097922">
                <text:p>0.00097922</text:p>
              </table:table-cell>
              <table:table-cell office:value-type="float" office:value="0.000231654">
                <text:p>0.000231654</text:p>
              </table:table-cell>
              <table:table-cell office:value-type="float" office:value="-0.000730601">
                <text:p>-0.000730601</text:p>
              </table:table-cell>
              <table:table-cell office:value-type="float" office:value="0.000349724">
                <text:p>0.000349724</text:p>
              </table:table-cell>
              <table:table-cell office:value-type="float" office:value="0.000109909">
                <text:p>0.000109909</text:p>
              </table:table-cell>
              <table:table-cell office:value-type="float" office:value="-0.000619903">
                <text:p>-0.000619903</text:p>
              </table:table-cell>
              <table:table-cell office:value-type="float" office:value="-0.000769592">
                <text:p>-0.000769592</text:p>
              </table:table-cell>
              <table:table-cell office:value-type="float" office:value="0.000868529">
                <text:p>0.000868529</text:p>
              </table:table-cell>
              <table:table-cell office:value-type="float" office:value="0.000103647">
                <text:p>0.000103647</text:p>
              </table:table-cell>
              <table:table-cell office:value-type="float" office:value="-0.000494049">
                <text:p>-0.000494049</text:p>
              </table:table-cell>
              <table:table-cell office:value-type="float" office:value="0.000219698">
                <text:p>0.000219698</text:p>
              </table:table-cell>
              <table:table-cell office:value-type="float" office:value="0.000508392">
                <text:p>0.000508392</text:p>
              </table:table-cell>
              <table:table-cell office:value-type="float" office:value="-0.000120339">
                <text:p>-0.000120339</text:p>
              </table:table-cell>
              <table:table-cell office:value-type="float" office:value="0.00000830713">
                <text:p>0.00000830713</text:p>
              </table:table-cell>
              <table:table-cell office:value-type="float" office:value="0.000313948">
                <text:p>0.000313948</text:p>
              </table:table-cell>
              <table:table-cell office:value-type="float" office:value="0.000719597">
                <text:p>0.000719597</text:p>
              </table:table-cell>
              <table:table-cell office:value-type="float" office:value="-0.000608762">
                <text:p>-0.000608762</text:p>
              </table:table-cell>
              <table:table-cell office:value-type="float" office:value="-0.000459897">
                <text:p>-0.000459897</text:p>
              </table:table-cell>
              <table:table-cell office:value-type="float" office:value="0.000606727">
                <text:p>0.000606727</text:p>
              </table:table-cell>
              <table:table-cell office:value-type="float" office:value="-0.000117435">
                <text:p>-0.000117435</text:p>
              </table:table-cell>
              <table:table-cell office:value-type="float" office:value="-0.000183798">
                <text:p>-0.000183798</text:p>
              </table:table-cell>
              <table:table-cell office:value-type="float" office:value="0.000209292">
                <text:p>0.000209292</text:p>
              </table:table-cell>
              <table:table-cell office:value-type="float" office:value="0.000191066">
                <text:p>0.000191066</text:p>
              </table:table-cell>
              <table:table-cell office:value-type="float" office:value="-0.000132342">
                <text:p>-0.000132342</text:p>
              </table:table-cell>
              <table:table-cell office:value-type="float" office:value="-0.000436617">
                <text:p>-0.000436617</text:p>
              </table:table-cell>
              <table:table-cell office:value-type="float" office:value="0.0000826964">
                <text:p>0.0000826964</text:p>
              </table:table-cell>
              <table:table-cell office:value-type="float" office:value="0.00018535">
                <text:p>0.00018535</text:p>
              </table:table-cell>
              <table:table-cell office:value-type="float" office:value="0.0000150806">
                <text:p>0.0000150806</text:p>
              </table:table-cell>
              <table:table-cell office:value-type="float" office:value="-0.00000668313">
                <text:p>-0.00000668313</text:p>
              </table:table-cell>
              <table:table-cell office:value-type="float" office:value="-0.0000108438">
                <text:p>-0.0000108438</text:p>
              </table:table-cell>
              <table:table-cell office:value-type="float" office:value="0.000808775">
                <text:p>0.000808775</text:p>
              </table:table-cell>
              <table:table-cell office:value-type="float" office:value="-0.000840938">
                <text:p>-0.000840938</text:p>
              </table:table-cell>
              <table:table-cell office:value-type="float" office:value="-0.000161634">
                <text:p>-0.000161634</text:p>
              </table:table-cell>
              <table:table-cell office:value-type="float" office:value="0.000548146">
                <text:p>0.000548146</text:p>
              </table:table-cell>
              <table:table-cell office:value-type="float" office:value="-0.000198064">
                <text:p>-0.000198064</text:p>
              </table:table-cell>
              <table:table-cell office:value-type="float" office:value="0.0002979">
                <text:p>0.0002979</text:p>
              </table:table-cell>
              <table:table-cell office:value-type="float" office:value="-0.0000475367">
                <text:p>-0.0000475367</text:p>
              </table:table-cell>
              <table:table-cell office:value-type="float" office:value="0.000508739">
                <text:p>0.000508739</text:p>
              </table:table-cell>
              <table:table-cell office:value-type="float" office:value="0.000233648">
                <text:p>0.000233648</text:p>
              </table:table-cell>
              <table:table-cell office:value-type="float" office:value="-0.00107171">
                <text:p>-0.00107171</text:p>
              </table:table-cell>
              <table:table-cell office:value-type="float" office:value="0.000358577">
                <text:p>0.000358577</text:p>
              </table:table-cell>
              <table:table-cell office:value-type="float" office:value="0.0000893875">
                <text:p>0.0000893875</text:p>
              </table:table-cell>
              <table:table-cell office:value-type="float" office:value="-0.000786122">
                <text:p>-0.000786122</text:p>
              </table:table-cell>
              <table:table-cell office:value-type="float" office:value="-0.000704662">
                <text:p>-0.000704662</text:p>
              </table:table-cell>
              <table:table-cell office:value-type="float" office:value="0.000948427">
                <text:p>0.000948427</text:p>
              </table:table-cell>
              <table:table-cell office:value-type="float" office:value="0.000464138">
                <text:p>0.000464138</text:p>
              </table:table-cell>
              <table:table-cell office:value-type="float" office:value="-0.00082043">
                <text:p>-0.00082043</text:p>
              </table:table-cell>
              <table:table-cell office:value-type="float" office:value="0.000973932">
                <text:p>0.000973932</text:p>
              </table:table-cell>
              <table:table-cell office:value-type="float" office:value="0.000636454">
                <text:p>0.000636454</text:p>
              </table:table-cell>
              <table:table-cell office:value-type="float" office:value="-0.000826188">
                <text:p>-0.000826188</text:p>
              </table:table-cell>
              <table:table-cell office:value-type="float" office:value="-0.000105586">
                <text:p>-0.000105586</text:p>
              </table:table-cell>
              <table:table-cell office:value-type="float" office:value="0.000272712">
                <text:p>0.000272712</text:p>
              </table:table-cell>
              <table:table-cell office:value-type="float" office:value="0.000572081">
                <text:p>0.000572081</text:p>
              </table:table-cell>
              <table:table-cell office:value-type="float" office:value="-0.000869121">
                <text:p>-0.000869121</text:p>
              </table:table-cell>
              <table:table-cell office:value-type="float" office:value="-0.000297026">
                <text:p>-0.000297026</text:p>
              </table:table-cell>
              <table:table-cell office:value-type="float" office:value="0.000992541">
                <text:p>0.000992541</text:p>
              </table:table-cell>
              <table:table-cell office:value-type="float" office:value="-0.000662736">
                <text:p>-0.000662736</text:p>
              </table:table-cell>
              <table:table-cell office:value-type="float" office:value="-0.00066098">
                <text:p>-0.00066098</text:p>
              </table:table-cell>
              <table:table-cell office:value-type="float" office:value="0.000891357">
                <text:p>0.000891357</text:p>
              </table:table-cell>
              <table:table-cell office:value-type="float" office:value="0.000145435">
                <text:p>0.000145435</text:p>
              </table:table-cell>
              <table:table-cell office:value-type="float" office:value="-0.000603052">
                <text:p>-0.000603052</text:p>
              </table:table-cell>
              <table:table-cell office:value-type="float" office:value="0.0000798309">
                <text:p>0.0000798309</text:p>
              </table:table-cell>
              <table:table-cell office:value-type="float" office:value="0.000387389">
                <text:p>0.000387389</text:p>
              </table:table-cell>
              <table:table-cell office:value-type="float" office:value="-0.000388742">
                <text:p>-0.000388742</text:p>
              </table:table-cell>
              <table:table-cell office:value-type="float" office:value="-0.000403974">
                <text:p>-0.000403974</text:p>
              </table:table-cell>
              <table:table-cell office:value-type="float" office:value="0.000535224">
                <text:p>0.000535224</text:p>
              </table:table-cell>
              <table:table-cell office:value-type="float" office:value="-0.0000966143">
                <text:p>-0.0000966143</text:p>
              </table:table-cell>
              <table:table-cell office:value-type="float" office:value="0.000287468">
                <text:p>0.000287468</text:p>
              </table:table-cell>
              <table:table-cell office:value-type="float" office:value="-0.0000379304">
                <text:p>-0.0000379304</text:p>
              </table:table-cell>
              <table:table-cell office:value-type="float" office:value="0.0000462278">
                <text:p>0.0000462278</text:p>
              </table:table-cell>
              <table:table-cell office:value-type="float" office:value="0.000116755">
                <text:p>0.000116755</text:p>
              </table:table-cell>
              <table:table-cell office:value-type="float" office:value="-0.000560909">
                <text:p>-0.000560909</text:p>
              </table:table-cell>
              <table:table-cell office:value-type="float" office:value="0.000549877">
                <text:p>0.000549877</text:p>
              </table:table-cell>
              <table:table-cell office:value-type="float" office:value="0.000232388">
                <text:p>0.000232388</text:p>
              </table:table-cell>
              <table:table-cell office:value-type="float" office:value="-0.000560363">
                <text:p>-0.000560363</text:p>
              </table:table-cell>
              <table:table-cell office:value-type="float" office:value="0.00064441">
                <text:p>0.00064441</text:p>
              </table:table-cell>
              <table:table-cell office:value-type="float" office:value="-0.000260235">
                <text:p>-0.000260235</text:p>
              </table:table-cell>
              <table:table-cell office:value-type="float" office:value="-0.000556933">
                <text:p>-0.000556933</text:p>
              </table:table-cell>
              <table:table-cell office:value-type="float" office:value="0.00000747205">
                <text:p>0.00000747205</text:p>
              </table:table-cell>
              <table:table-cell office:value-type="float" office:value="0.0000305334">
                <text:p>0.0000305334</text:p>
              </table:table-cell>
              <table:table-cell office:value-type="float" office:value="-0.000318402">
                <text:p>-0.000318402</text:p>
              </table:table-cell>
              <table:table-cell office:value-type="float" office:value="-0.000533349">
                <text:p>-0.000533349</text:p>
              </table:table-cell>
              <table:table-cell office:value-type="float" office:value="0.000587612">
                <text:p>0.000587612</text:p>
              </table:table-cell>
              <table:table-cell office:value-type="float" office:value="0.00043694">
                <text:p>0.00043694</text:p>
              </table:table-cell>
              <table:table-cell office:value-type="float" office:value="-0.0000215521">
                <text:p>-0.0000215521</text:p>
              </table:table-cell>
              <table:table-cell office:value-type="float" office:value="0.00030524">
                <text:p>0.00030524</text:p>
              </table:table-cell>
              <table:table-cell office:value-type="float" office:value="0.000696906">
                <text:p>0.000696906</text:p>
              </table:table-cell>
              <table:table-cell office:value-type="float" office:value="-0.000371307">
                <text:p>-0.000371307</text:p>
              </table:table-cell>
              <table:table-cell office:value-type="float" office:value="-0.000801663">
                <text:p>-0.000801663</text:p>
              </table:table-cell>
              <table:table-cell office:value-type="float" office:value="0.000286908">
                <text:p>0.000286908</text:p>
              </table:table-cell>
              <table:table-cell office:value-type="float" office:value="0.000386953">
                <text:p>0.000386953</text:p>
              </table:table-cell>
              <table:table-cell office:value-type="float" office:value="-0.000858992">
                <text:p>-0.000858992</text:p>
              </table:table-cell>
              <table:table-cell office:value-type="float" office:value="0.0000878987">
                <text:p>0.0000878987</text:p>
              </table:table-cell>
              <table:table-cell office:value-type="float" office:value="0.00110672">
                <text:p>0.00110672</text:p>
              </table:table-cell>
              <table:table-cell office:value-type="float" office:value="-0.000707181">
                <text:p>-0.000707181</text:p>
              </table:table-cell>
              <table:table-cell office:value-type="float" office:value="-0.000468586">
                <text:p>-0.000468586</text:p>
              </table:table-cell>
              <table:table-cell office:value-type="float" office:value="0.000690737">
                <text:p>0.000690737</text:p>
              </table:table-cell>
              <table:table-cell office:value-type="float" office:value="-0.00000651879">
                <text:p>-0.00000651879</text:p>
              </table:table-cell>
              <table:table-cell office:value-type="float" office:value="-0.000640646">
                <text:p>-0.000640646</text:p>
              </table:table-cell>
              <table:table-cell office:value-type="float" office:value="-0.000158343">
                <text:p>-0.000158343</text:p>
              </table:table-cell>
              <table:table-cell office:value-type="float" office:value="0.00118587">
                <text:p>0.00118587</text:p>
              </table:table-cell>
              <table:table-cell office:value-type="float" office:value="-0.000729194">
                <text:p>-0.000729194</text:p>
              </table:table-cell>
              <table:table-cell office:value-type="float" office:value="-0.00112376">
                <text:p>-0.00112376</text:p>
              </table:table-cell>
              <table:table-cell office:value-type="float" office:value="0.00129125">
                <text:p>0.00129125</text:p>
              </table:table-cell>
              <table:table-cell office:value-type="float" office:value="-0.000226836">
                <text:p>-0.000226836</text:p>
              </table:table-cell>
              <table:table-cell office:value-type="float" office:value="-0.000496516">
                <text:p>-0.000496516</text:p>
              </table:table-cell>
              <table:table-cell office:value-type="float" office:value="0.000435832">
                <text:p>0.000435832</text:p>
              </table:table-cell>
              <table:table-cell office:value-type="float" office:value="0.00109913">
                <text:p>0.00109913</text:p>
              </table:table-cell>
              <table:table-cell office:value-type="float" office:value="-0.000364746">
                <text:p>-0.000364746</text:p>
              </table:table-cell>
              <table:table-cell office:value-type="float" office:value="-0.00128759">
                <text:p>-0.00128759</text:p>
              </table:table-cell>
              <table:table-cell office:value-type="float" office:value="0.00163733">
                <text:p>0.00163733</text:p>
              </table:table-cell>
              <table:table-cell office:value-type="float" office:value="-0.000153573">
                <text:p>-0.000153573</text:p>
              </table:table-cell>
              <table:table-cell office:value-type="float" office:value="-0.000875843">
                <text:p>-0.000875843</text:p>
              </table:table-cell>
              <table:table-cell office:value-type="float" office:value="0.000762818">
                <text:p>0.000762818</text:p>
              </table:table-cell>
              <table:table-cell office:value-type="float" office:value="0.000402142">
                <text:p>0.000402142</text:p>
              </table:table-cell>
              <table:table-cell office:value-type="float" office:value="-0.000263322">
                <text:p>-0.000263322</text:p>
              </table:table-cell>
              <table:table-cell office:value-type="float" office:value="-0.00119964">
                <text:p>-0.00119964</text:p>
              </table:table-cell>
              <table:table-cell office:value-type="float" office:value="0.00122784">
                <text:p>0.00122784</text:p>
              </table:table-cell>
              <table:table-cell office:value-type="float" office:value="0.0000863498">
                <text:p>0.0000863498</text:p>
              </table:table-cell>
              <table:table-cell office:value-type="float" office:value="-0.00138262">
                <text:p>-0.00138262</text:p>
              </table:table-cell>
              <table:table-cell office:value-type="float" office:value="0.00123785">
                <text:p>0.00123785</text:p>
              </table:table-cell>
              <table:table-cell office:value-type="float" office:value="0.000518159">
                <text:p>0.000518159</text:p>
              </table:table-cell>
              <table:table-cell office:value-type="float" office:value="0.000164146">
                <text:p>0.000164146</text:p>
              </table:table-cell>
              <table:table-cell office:value-type="float" office:value="0.000292754">
                <text:p>0.000292754</text:p>
              </table:table-cell>
              <table:table-cell office:value-type="float" office:value="0.001394">
                <text:p>0.001394</text:p>
              </table:table-cell>
              <table:table-cell office:value-type="float" office:value="0.0011189">
                <text:p>0.0011189</text:p>
              </table:table-cell>
              <table:table-cell office:value-type="float" office:value="-0.000642934">
                <text:p>-0.000642934</text:p>
              </table:table-cell>
              <table:table-cell office:value-type="float" office:value="0.00173647">
                <text:p>0.00173647</text:p>
              </table:table-cell>
              <table:table-cell office:value-type="float" office:value="0.00144737">
                <text:p>0.00144737</text:p>
              </table:table-cell>
              <table:table-cell office:value-type="float" office:value="0.000798389">
                <text:p>0.000798389</text:p>
              </table:table-cell>
              <table:table-cell office:value-type="float" office:value="0.00206861">
                <text:p>0.00206861</text:p>
              </table:table-cell>
              <table:table-cell office:value-type="float" office:value="0.0030786">
                <text:p>0.0030786</text:p>
              </table:table-cell>
              <table:table-cell office:value-type="float" office:value="0.00396826">
                <text:p>0.00396826</text:p>
              </table:table-cell>
              <table:table-cell office:value-type="float" office:value="0.00345326">
                <text:p>0.00345326</text:p>
              </table:table-cell>
              <table:table-cell office:value-type="float" office:value="0.00585479">
                <text:p>0.00585479</text:p>
              </table:table-cell>
              <table:table-cell office:value-type="float" office:value="0.00709582">
                <text:p>0.00709582</text:p>
              </table:table-cell>
              <table:table-cell office:value-type="float" office:value="0.00749794">
                <text:p>0.00749794</text:p>
              </table:table-cell>
              <table:table-cell office:value-type="float" office:value="0.0104185">
                <text:p>0.0104185</text:p>
              </table:table-cell>
              <table:table-cell office:value-type="float" office:value="0.0134579">
                <text:p>0.0134579</text:p>
              </table:table-cell>
              <table:table-cell office:value-type="float" office:value="0.0170234">
                <text:p>0.0170234</text:p>
              </table:table-cell>
              <table:table-cell office:value-type="float" office:value="0.0207406">
                <text:p>0.0207406</text:p>
              </table:table-cell>
              <table:table-cell office:value-type="float" office:value="0.0259791">
                <text:p>0.0259791</text:p>
              </table:table-cell>
              <table:table-cell office:value-type="float" office:value="0.0333546">
                <text:p>0.0333546</text:p>
              </table:table-cell>
              <table:table-cell office:value-type="float" office:value="0.0404418">
                <text:p>0.0404418</text:p>
              </table:table-cell>
              <table:table-cell office:value-type="float" office:value="0.0504633">
                <text:p>0.0504633</text:p>
              </table:table-cell>
              <table:table-cell office:value-type="float" office:value="0.0624359">
                <text:p>0.0624359</text:p>
              </table:table-cell>
              <table:table-cell office:value-type="float" office:value="0.0767227">
                <text:p>0.0767227</text:p>
              </table:table-cell>
              <table:table-cell office:value-type="float" office:value="0.0924691">
                <text:p>0.0924691</text:p>
              </table:table-cell>
              <table:table-cell office:value-type="float" office:value="0.109804">
                <text:p>0.109804</text:p>
              </table:table-cell>
              <table:table-cell office:value-type="float" office:value="0.131573">
                <text:p>0.131573</text:p>
              </table:table-cell>
              <table:table-cell office:value-type="float" office:value="0.153132">
                <text:p>0.153132</text:p>
              </table:table-cell>
              <table:table-cell office:value-type="float" office:value="0.175207">
                <text:p>0.175207</text:p>
              </table:table-cell>
              <table:table-cell office:value-type="float" office:value="0.197375">
                <text:p>0.197375</text:p>
              </table:table-cell>
              <table:table-cell office:value-type="float" office:value="0.218312">
                <text:p>0.218312</text:p>
              </table:table-cell>
              <table:table-cell office:value-type="float" office:value="0.234159">
                <text:p>0.234159</text:p>
              </table:table-cell>
              <table:table-cell office:value-type="float" office:value="0.24393">
                <text:p>0.24393</text:p>
              </table:table-cell>
              <table:table-cell office:value-type="float" office:value="0.250386">
                <text:p>0.250386</text:p>
              </table:table-cell>
              <table:table-cell office:value-type="float" office:value="0.248317">
                <text:p>0.248317</text:p>
              </table:table-cell>
              <table:table-cell office:value-type="float" office:value="0.237879">
                <text:p>0.237879</text:p>
              </table:table-cell>
              <table:table-cell office:value-type="float" office:value="0.224969">
                <text:p>0.224969</text:p>
              </table:table-cell>
              <table:table-cell office:value-type="float" office:value="0.206139">
                <text:p>0.206139</text:p>
              </table:table-cell>
              <table:table-cell office:value-type="float" office:value="0.184664">
                <text:p>0.184664</text:p>
              </table:table-cell>
              <table:table-cell office:value-type="float" office:value="0.161174">
                <text:p>0.161174</text:p>
              </table:table-cell>
              <table:table-cell office:value-type="float" office:value="0.139572">
                <text:p>0.139572</text:p>
              </table:table-cell>
              <table:table-cell office:value-type="float" office:value="0.118749">
                <text:p>0.118749</text:p>
              </table:table-cell>
              <table:table-cell office:value-type="float" office:value="0.098073">
                <text:p>0.098073</text:p>
              </table:table-cell>
              <table:table-cell office:value-type="float" office:value="0.0820768">
                <text:p>0.0820768</text:p>
              </table:table-cell>
              <table:table-cell office:value-type="float" office:value="0.0674604">
                <text:p>0.0674604</text:p>
              </table:table-cell>
              <table:table-cell office:value-type="float" office:value="0.0548512">
                <text:p>0.0548512</text:p>
              </table:table-cell>
              <table:table-cell office:value-type="float" office:value="0.044408">
                <text:p>0.044408</text:p>
              </table:table-cell>
              <table:table-cell office:value-type="float" office:value="0.035726">
                <text:p>0.035726</text:p>
              </table:table-cell>
              <table:table-cell office:value-type="float" office:value="0.0295512">
                <text:p>0.0295512</text:p>
              </table:table-cell>
              <table:table-cell office:value-type="float" office:value="0.0226547">
                <text:p>0.0226547</text:p>
              </table:table-cell>
              <table:table-cell office:value-type="float" office:value="0.0184449">
                <text:p>0.0184449</text:p>
              </table:table-cell>
              <table:table-cell office:value-type="float" office:value="0.0145791">
                <text:p>0.0145791</text:p>
              </table:table-cell>
              <table:table-cell office:value-type="float" office:value="0.0109032">
                <text:p>0.0109032</text:p>
              </table:table-cell>
              <table:table-cell office:value-type="float" office:value="0.00907244">
                <text:p>0.00907244</text:p>
              </table:table-cell>
              <table:table-cell office:value-type="float" office:value="0.00690573">
                <text:p>0.00690573</text:p>
              </table:table-cell>
              <table:table-cell office:value-type="float" office:value="0.00626649">
                <text:p>0.00626649</text:p>
              </table:table-cell>
              <table:table-cell office:value-type="float" office:value="0.00431204">
                <text:p>0.00431204</text:p>
              </table:table-cell>
              <table:table-cell office:value-type="float" office:value="0.00387977">
                <text:p>0.00387977</text:p>
              </table:table-cell>
              <table:table-cell office:value-type="float" office:value="0.0035379">
                <text:p>0.0035379</text:p>
              </table:table-cell>
              <table:table-cell office:value-type="float" office:value="0.00143396">
                <text:p>0.00143396</text:p>
              </table:table-cell>
              <table:table-cell office:value-type="float" office:value="0.0019429">
                <text:p>0.0019429</text:p>
              </table:table-cell>
              <table:table-cell office:value-type="float" office:value="0.00220679">
                <text:p>0.00220679</text:p>
              </table:table-cell>
              <table:table-cell office:value-type="float" office:value="0.00118643">
                <text:p>0.00118643</text:p>
              </table:table-cell>
              <table:table-cell office:value-type="float" office:value="0.000710804">
                <text:p>0.000710804</text:p>
              </table:table-cell>
              <table:table-cell office:value-type="float" office:value="0.00110251">
                <text:p>0.00110251</text:p>
              </table:table-cell>
              <table:table-cell office:value-type="float" office:value="0.00221249">
                <text:p>0.00221249</text:p>
              </table:table-cell>
              <table:table-cell office:value-type="float" office:value="-0.000542028">
                <text:p>-0.000542028</text:p>
              </table:table-cell>
              <table:table-cell office:value-type="float" office:value="0.00135561">
                <text:p>0.00135561</text:p>
              </table:table-cell>
              <table:table-cell office:value-type="float" office:value="0.002944">
                <text:p>0.002944</text:p>
              </table:table-cell>
              <table:table-cell office:value-type="float" office:value="0.0025376">
                <text:p>0.0025376</text:p>
              </table:table-cell>
              <table:table-cell office:value-type="float" office:value="0.00329943">
                <text:p>0.00329943</text:p>
              </table:table-cell>
              <table:table-cell office:value-type="float" office:value="0.0073834">
                <text:p>0.0073834</text:p>
              </table:table-cell>
              <table:table-cell office:value-type="float" office:value="0.0119068">
                <text:p>0.0119068</text:p>
              </table:table-cell>
              <table:table-cell office:value-type="float" office:value="0.0160589">
                <text:p>0.0160589</text:p>
              </table:table-cell>
              <table:table-cell office:value-type="float" office:value="0.026429">
                <text:p>0.026429</text:p>
              </table:table-cell>
              <table:table-cell office:value-type="float" office:value="0.0451784">
                <text:p>0.0451784</text:p>
              </table:table-cell>
              <table:table-cell office:value-type="float" office:value="0.0680344">
                <text:p>0.0680344</text:p>
              </table:table-cell>
              <table:table-cell office:value-type="float" office:value="0.106604">
                <text:p>0.106604</text:p>
              </table:table-cell>
              <table:table-cell office:value-type="float" office:value="0.167125">
                <text:p>0.167125</text:p>
              </table:table-cell>
              <table:table-cell office:value-type="float" office:value="0.254252">
                <text:p>0.254252</text:p>
              </table:table-cell>
              <table:table-cell office:value-type="float" office:value="0.372414">
                <text:p>0.372414</text:p>
              </table:table-cell>
              <table:table-cell office:value-type="float" office:value="0.528745">
                <text:p>0.528745</text:p>
              </table:table-cell>
              <table:table-cell office:value-type="float" office:value="0.709608">
                <text:p>0.709608</text:p>
              </table:table-cell>
              <table:table-cell office:value-type="float" office:value="0.875742">
                <text:p>0.875742</text:p>
              </table:table-cell>
              <table:table-cell office:value-type="float" office:value="0.983079">
                <text:p>0.983079</text:p>
              </table:table-cell>
              <table:table-cell office:value-type="float" office:value="0.993363">
                <text:p>0.993363</text:p>
              </table:table-cell>
              <table:table-cell office:value-type="float" office:value="0.892347">
                <text:p>0.892347</text:p>
              </table:table-cell>
              <table:table-cell office:value-type="float" office:value="0.727362">
                <text:p>0.727362</text:p>
              </table:table-cell>
              <table:table-cell office:value-type="float" office:value="0.552056">
                <text:p>0.552056</text:p>
              </table:table-cell>
              <table:table-cell office:value-type="float" office:value="0.388654">
                <text:p>0.388654</text:p>
              </table:table-cell>
              <table:table-cell office:value-type="float" office:value="0.263976">
                <text:p>0.263976</text:p>
              </table:table-cell>
              <table:table-cell office:value-type="float" office:value="0.175917">
                <text:p>0.175917</text:p>
              </table:table-cell>
              <table:table-cell office:value-type="float" office:value="0.11266">
                <text:p>0.11266</text:p>
              </table:table-cell>
              <table:table-cell office:value-type="float" office:value="0.07283">
                <text:p>0.07283</text:p>
              </table:table-cell>
              <table:table-cell office:value-type="float" office:value="0.0444013">
                <text:p>0.0444013</text:p>
              </table:table-cell>
              <table:table-cell office:value-type="float" office:value="0.0314795">
                <text:p>0.0314795</text:p>
              </table:table-cell>
              <table:table-cell office:value-type="float" office:value="0.0178235">
                <text:p>0.0178235</text:p>
              </table:table-cell>
              <table:table-cell office:value-type="float" office:value="0.00980906">
                <text:p>0.00980906</text:p>
              </table:table-cell>
              <table:table-cell office:value-type="float" office:value="0.00858012">
                <text:p>0.00858012</text:p>
              </table:table-cell>
              <table:table-cell office:value-type="float" office:value="0.00383715">
                <text:p>0.00383715</text:p>
              </table:table-cell>
              <table:table-cell office:value-type="float" office:value="0.00295629">
                <text:p>0.00295629</text:p>
              </table:table-cell>
              <table:table-cell office:value-type="float" office:value="0.00043462">
                <text:p>0.00043462</text:p>
              </table:table-cell>
              <table:table-cell office:value-type="float" office:value="0.00229523">
                <text:p>0.00229523</text:p>
              </table:table-cell>
              <table:table-cell office:value-type="float" office:value="0.00172379">
                <text:p>0.00172379</text:p>
              </table:table-cell>
              <table:table-cell office:value-type="float" office:value="-0.00216594">
                <text:p>-0.00216594</text:p>
              </table:table-cell>
              <table:table-cell office:value-type="float" office:value="0.00182626">
                <text:p>0.00182626</text:p>
              </table:table-cell>
              <table:table-cell office:value-type="float" office:value="0.000281806">
                <text:p>0.000281806</text:p>
              </table:table-cell>
              <table:table-cell office:value-type="float" office:value="-0.000157424">
                <text:p>-0.000157424</text:p>
              </table:table-cell>
              <table:table-cell office:value-type="float" office:value="-0.00082856">
                <text:p>-0.00082856</text:p>
              </table:table-cell>
              <table:table-cell office:value-type="float" office:value="0.000312046">
                <text:p>0.000312046</text:p>
              </table:table-cell>
              <table:table-cell office:value-type="float" office:value="0.00197972">
                <text:p>0.00197972</text:p>
              </table:table-cell>
              <table:table-cell office:value-type="float" office:value="-0.00234741">
                <text:p>-0.00234741</text:p>
              </table:table-cell>
              <table:table-cell office:value-type="float" office:value="0.000346678">
                <text:p>0.000346678</text:p>
              </table:table-cell>
              <table:table-cell office:value-type="float" office:value="0.00150774">
                <text:p>0.00150774</text:p>
              </table:table-cell>
              <table:table-cell office:value-type="float" office:value="-0.00106326">
                <text:p>-0.00106326</text:p>
              </table:table-cell>
              <table:table-cell office:value-type="float" office:value="-0.000694524">
                <text:p>-0.000694524</text:p>
              </table:table-cell>
              <table:table-cell office:value-type="float" office:value="-0.000132785">
                <text:p>-0.000132785</text:p>
              </table:table-cell>
              <table:table-cell office:value-type="float" office:value="0.00199378">
                <text:p>0.00199378</text:p>
              </table:table-cell>
              <table:table-cell office:value-type="float" office:value="-0.00162478">
                <text:p>-0.00162478</text:p>
              </table:table-cell>
              <table:table-cell office:value-type="float" office:value="-0.000920696">
                <text:p>-0.000920696</text:p>
              </table:table-cell>
              <table:table-cell office:value-type="float" office:value="0.00200357">
                <text:p>0.00200357</text:p>
              </table:table-cell>
              <table:table-cell office:value-type="float" office:value="-0.000740025">
                <text:p>-0.000740025</text:p>
              </table:table-cell>
              <table:table-cell office:value-type="float" office:value="-0.00140036">
                <text:p>-0.00140036</text:p>
              </table:table-cell>
              <table:table-cell office:value-type="float" office:value="0.000463543">
                <text:p>0.000463543</text:p>
              </table:table-cell>
              <table:table-cell office:value-type="float" office:value="0.00176955">
                <text:p>0.00176955</text:p>
              </table:table-cell>
              <table:table-cell office:value-type="float" office:value="-0.000834188">
                <text:p>-0.000834188</text:p>
              </table:table-cell>
              <table:table-cell office:value-type="float" office:value="-0.00113719">
                <text:p>-0.00113719</text:p>
              </table:table-cell>
              <table:table-cell office:value-type="float" office:value="0.00219796">
                <text:p>0.00219796</text:p>
              </table:table-cell>
              <table:table-cell office:value-type="float" office:value="0.000341591">
                <text:p>0.000341591</text:p>
              </table:table-cell>
              <table:table-cell office:value-type="float" office:value="-0.0017529">
                <text:p>-0.0017529</text:p>
              </table:table-cell>
              <table:table-cell office:value-type="float" office:value="0.000570171">
                <text:p>0.000570171</text:p>
              </table:table-cell>
              <table:table-cell office:value-type="float" office:value="0.00150967">
                <text:p>0.00150967</text:p>
              </table:table-cell>
              <table:table-cell office:value-type="float" office:value="-0.00130495">
                <text:p>-0.00130495</text:p>
              </table:table-cell>
              <table:table-cell office:value-type="float" office:value="-0.00180997">
                <text:p>-0.00180997</text:p>
              </table:table-cell>
              <table:table-cell office:value-type="float" office:value="0.00185275">
                <text:p>0.00185275</text:p>
              </table:table-cell>
              <table:table-cell office:value-type="float" office:value="0.000177622">
                <text:p>0.000177622</text:p>
              </table:table-cell>
              <table:table-cell office:value-type="float" office:value="-0.00142513">
                <text:p>-0.00142513</text:p>
              </table:table-cell>
              <table:table-cell office:value-type="float" office:value="0.000639571">
                <text:p>0.000639571</text:p>
              </table:table-cell>
              <table:table-cell office:value-type="float" office:value="0.00175871">
                <text:p>0.00175871</text:p>
              </table:table-cell>
              <table:table-cell office:value-type="float" office:value="-0.000647104">
                <text:p>-0.000647104</text:p>
              </table:table-cell>
              <table:table-cell office:value-type="float" office:value="-0.00182279">
                <text:p>-0.00182279</text:p>
              </table:table-cell>
              <table:table-cell office:value-type="float" office:value="0.00203033">
                <text:p>0.00203033</text:p>
              </table:table-cell>
              <table:table-cell office:value-type="float" office:value="-0.000239141">
                <text:p>-0.000239141</text:p>
              </table:table-cell>
              <table:table-cell office:value-type="float" office:value="-0.00166344">
                <text:p>-0.00166344</text:p>
              </table:table-cell>
              <table:table-cell office:value-type="float" office:value="0.000756177">
                <text:p>0.000756177</text:p>
              </table:table-cell>
              <table:table-cell office:value-type="float" office:value="0.000601482">
                <text:p>0.000601482</text:p>
              </table:table-cell>
              <table:table-cell office:value-type="float" office:value="-0.0000435975">
                <text:p>-0.0000435975</text:p>
              </table:table-cell>
              <table:table-cell office:value-type="float" office:value="-0.00153417">
                <text:p>-0.00153417</text:p>
              </table:table-cell>
              <table:table-cell office:value-type="float" office:value="0.00148013">
                <text:p>0.00148013</text:p>
              </table:table-cell>
              <table:table-cell office:value-type="float" office:value="0.0000759144">
                <text:p>0.0000759144</text:p>
              </table:table-cell>
              <table:table-cell office:value-type="float" office:value="-0.00211277">
                <text:p>-0.00211277</text:p>
              </table:table-cell>
              <table:table-cell office:value-type="float" office:value="0.00142692">
                <text:p>0.00142692</text:p>
              </table:table-cell>
              <table:table-cell office:value-type="float" office:value="-0.000223052">
                <text:p>-0.000223052</text:p>
              </table:table-cell>
              <table:table-cell office:value-type="float" office:value="-0.000060331">
                <text:p>-0.000060331</text:p>
              </table:table-cell>
              <table:table-cell office:value-type="float" office:value="-0.000197852">
                <text:p>-0.000197852</text:p>
              </table:table-cell>
              <table:table-cell office:value-type="float" office:value="0.000363099">
                <text:p>0.000363099</text:p>
              </table:table-cell>
              <table:table-cell office:value-type="float" office:value="0.000459112">
                <text:p>0.000459112</text:p>
              </table:table-cell>
              <table:table-cell office:value-type="float" office:value="-0.00160924">
                <text:p>-0.00160924</text:p>
              </table:table-cell>
              <table:table-cell office:value-type="float" office:value="0.00145828">
                <text:p>0.00145828</text:p>
              </table:table-cell>
              <table:table-cell office:value-type="float" office:value="0.000143316">
                <text:p>0.000143316</text:p>
              </table:table-cell>
              <table:table-cell office:value-type="float" office:value="-0.0010457">
                <text:p>-0.0010457</text:p>
              </table:table-cell>
              <table:table-cell office:value-type="float" office:value="0.00151131">
                <text:p>0.00151131</text:p>
              </table:table-cell>
              <table:table-cell office:value-type="float" office:value="-0.000336328">
                <text:p>-0.000336328</text:p>
              </table:table-cell>
              <table:table-cell office:value-type="float" office:value="2.06097E-017">
                <text:p>2.06097E-017</text:p>
              </table:table-cell>
              <table:table-cell office:value-type="float" office:value="1.63181E-017">
                <text:p>1.63181E-017</text:p>
              </table:table-cell>
              <table:table-cell office:value-type="float" office:value="1.28496E-017">
                <text:p>1.28496E-017</text:p>
              </table:table-cell>
              <table:table-cell office:value-type="float" office:value="1.28496E-017">
                <text:p>1.28496E-017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000246396">
                <text:p>0.00000000246396</text:p>
                <draw:g>
                  <svg:desc>korteweg2.B30:korteweg2.KQ30</svg:desc>
                </draw:g>
              </table:table-cell>
              <table:table-cell office:value-type="float" office:value="0.00000000391843">
                <text:p>0.00000000391843</text:p>
              </table:table-cell>
              <table:table-cell office:value-type="float" office:value="0.00000000630948">
                <text:p>0.00000000630948</text:p>
              </table:table-cell>
              <table:table-cell office:value-type="float" office:value="0.000598751">
                <text:p>0.000598751</text:p>
              </table:table-cell>
              <table:table-cell office:value-type="float" office:value="-0.000496892">
                <text:p>-0.000496892</text:p>
              </table:table-cell>
              <table:table-cell office:value-type="float" office:value="0.000618131">
                <text:p>0.000618131</text:p>
              </table:table-cell>
              <table:table-cell office:value-type="float" office:value="0.000750362">
                <text:p>0.000750362</text:p>
              </table:table-cell>
              <table:table-cell office:value-type="float" office:value="-0.000820316">
                <text:p>-0.000820316</text:p>
              </table:table-cell>
              <table:table-cell office:value-type="float" office:value="0.000574407">
                <text:p>0.000574407</text:p>
              </table:table-cell>
              <table:table-cell office:value-type="float" office:value="-0.000117535">
                <text:p>-0.000117535</text:p>
              </table:table-cell>
              <table:table-cell office:value-type="float" office:value="-0.000203124">
                <text:p>-0.000203124</text:p>
              </table:table-cell>
              <table:table-cell office:value-type="float" office:value="0.000193131">
                <text:p>0.000193131</text:p>
              </table:table-cell>
              <table:table-cell office:value-type="float" office:value="-0.000212079">
                <text:p>-0.000212079</text:p>
              </table:table-cell>
              <table:table-cell office:value-type="float" office:value="0.000804173">
                <text:p>0.000804173</text:p>
              </table:table-cell>
              <table:table-cell office:value-type="float" office:value="-0.00125662">
                <text:p>-0.00125662</text:p>
              </table:table-cell>
              <table:table-cell office:value-type="float" office:value="0.000579006">
                <text:p>0.000579006</text:p>
              </table:table-cell>
              <table:table-cell office:value-type="float" office:value="0.000104963">
                <text:p>0.000104963</text:p>
              </table:table-cell>
              <table:table-cell office:value-type="float" office:value="-0.000914912">
                <text:p>-0.000914912</text:p>
              </table:table-cell>
              <table:table-cell office:value-type="float" office:value="0.000503098">
                <text:p>0.000503098</text:p>
              </table:table-cell>
              <table:table-cell office:value-type="float" office:value="0.000165537">
                <text:p>0.000165537</text:p>
              </table:table-cell>
              <table:table-cell office:value-type="float" office:value="0.000491853">
                <text:p>0.000491853</text:p>
              </table:table-cell>
              <table:table-cell office:value-type="float" office:value="-0.00023263">
                <text:p>-0.00023263</text:p>
              </table:table-cell>
              <table:table-cell office:value-type="float" office:value="0.000441839">
                <text:p>0.000441839</text:p>
              </table:table-cell>
              <table:table-cell office:value-type="float" office:value="0.000474907">
                <text:p>0.000474907</text:p>
              </table:table-cell>
              <table:table-cell office:value-type="float" office:value="-0.00121788">
                <text:p>-0.00121788</text:p>
              </table:table-cell>
              <table:table-cell office:value-type="float" office:value="0.000474775">
                <text:p>0.000474775</text:p>
              </table:table-cell>
              <table:table-cell office:value-type="float" office:value="-0.0000695396">
                <text:p>-0.0000695396</text:p>
              </table:table-cell>
              <table:table-cell office:value-type="float" office:value="0.000411905">
                <text:p>0.000411905</text:p>
              </table:table-cell>
              <table:table-cell office:value-type="float" office:value="-0.000164416">
                <text:p>-0.000164416</text:p>
              </table:table-cell>
              <table:table-cell office:value-type="float" office:value="0.0000287949">
                <text:p>0.0000287949</text:p>
              </table:table-cell>
              <table:table-cell office:value-type="float" office:value="0.00104262">
                <text:p>0.00104262</text:p>
              </table:table-cell>
              <table:table-cell office:value-type="float" office:value="-0.00122911">
                <text:p>-0.00122911</text:p>
              </table:table-cell>
              <table:table-cell office:value-type="float" office:value="0.000199089">
                <text:p>0.000199089</text:p>
              </table:table-cell>
              <table:table-cell office:value-type="float" office:value="0.000638518">
                <text:p>0.000638518</text:p>
              </table:table-cell>
              <table:table-cell office:value-type="float" office:value="-0.000438916">
                <text:p>-0.000438916</text:p>
              </table:table-cell>
              <table:table-cell office:value-type="float" office:value="-0.000672599">
                <text:p>-0.000672599</text:p>
              </table:table-cell>
              <table:table-cell office:value-type="float" office:value="0.000199919">
                <text:p>0.000199919</text:p>
              </table:table-cell>
              <table:table-cell office:value-type="float" office:value="0.00049913">
                <text:p>0.00049913</text:p>
              </table:table-cell>
              <table:table-cell office:value-type="float" office:value="-0.000853631">
                <text:p>-0.000853631</text:p>
              </table:table-cell>
              <table:table-cell office:value-type="float" office:value="0.00028632">
                <text:p>0.00028632</text:p>
              </table:table-cell>
              <table:table-cell office:value-type="float" office:value="0.00104054">
                <text:p>0.00104054</text:p>
              </table:table-cell>
              <table:table-cell office:value-type="float" office:value="-0.000107671">
                <text:p>-0.000107671</text:p>
              </table:table-cell>
              <table:table-cell office:value-type="float" office:value="-0.000248558">
                <text:p>-0.000248558</text:p>
              </table:table-cell>
              <table:table-cell office:value-type="float" office:value="0.000235755">
                <text:p>0.000235755</text:p>
              </table:table-cell>
              <table:table-cell office:value-type="float" office:value="0.00103345">
                <text:p>0.00103345</text:p>
              </table:table-cell>
              <table:table-cell office:value-type="float" office:value="-0.00123642">
                <text:p>-0.00123642</text:p>
              </table:table-cell>
              <table:table-cell office:value-type="float" office:value="-0.000438464">
                <text:p>-0.000438464</text:p>
              </table:table-cell>
              <table:table-cell office:value-type="float" office:value="0.000973415">
                <text:p>0.000973415</text:p>
              </table:table-cell>
              <table:table-cell office:value-type="float" office:value="-0.000490551">
                <text:p>-0.000490551</text:p>
              </table:table-cell>
              <table:table-cell office:value-type="float" office:value="-0.00101722">
                <text:p>-0.00101722</text:p>
              </table:table-cell>
              <table:table-cell office:value-type="float" office:value="0.000744967">
                <text:p>0.000744967</text:p>
              </table:table-cell>
              <table:table-cell office:value-type="float" office:value="0.000869844">
                <text:p>0.000869844</text:p>
              </table:table-cell>
              <table:table-cell office:value-type="float" office:value="-0.00140201">
                <text:p>-0.00140201</text:p>
              </table:table-cell>
              <table:table-cell office:value-type="float" office:value="0.00034367">
                <text:p>0.00034367</text:p>
              </table:table-cell>
              <table:table-cell office:value-type="float" office:value="0.00104928">
                <text:p>0.00104928</text:p>
              </table:table-cell>
              <table:table-cell office:value-type="float" office:value="-0.000788669">
                <text:p>-0.000788669</text:p>
              </table:table-cell>
              <table:table-cell office:value-type="float" office:value="-0.000292066">
                <text:p>-0.000292066</text:p>
              </table:table-cell>
              <table:table-cell office:value-type="float" office:value="0.000252815">
                <text:p>0.000252815</text:p>
              </table:table-cell>
              <table:table-cell office:value-type="float" office:value="0.000927576">
                <text:p>0.000927576</text:p>
              </table:table-cell>
              <table:table-cell office:value-type="float" office:value="-0.000800474">
                <text:p>-0.000800474</text:p>
              </table:table-cell>
              <table:table-cell office:value-type="float" office:value="-0.0000445782">
                <text:p>-0.0000445782</text:p>
              </table:table-cell>
              <table:table-cell office:value-type="float" office:value="0.001474">
                <text:p>0.001474</text:p>
              </table:table-cell>
              <table:table-cell office:value-type="float" office:value="-0.00110211">
                <text:p>-0.00110211</text:p>
              </table:table-cell>
              <table:table-cell office:value-type="float" office:value="-0.000833588">
                <text:p>-0.000833588</text:p>
              </table:table-cell>
              <table:table-cell office:value-type="float" office:value="0.000493061">
                <text:p>0.000493061</text:p>
              </table:table-cell>
              <table:table-cell office:value-type="float" office:value="0.00060899">
                <text:p>0.00060899</text:p>
              </table:table-cell>
              <table:table-cell office:value-type="float" office:value="-0.000882173">
                <text:p>-0.000882173</text:p>
              </table:table-cell>
              <table:table-cell office:value-type="float" office:value="0.000211595">
                <text:p>0.000211595</text:p>
              </table:table-cell>
              <table:table-cell office:value-type="float" office:value="0.00161821">
                <text:p>0.00161821</text:p>
              </table:table-cell>
              <table:table-cell office:value-type="float" office:value="-0.00150381">
                <text:p>-0.00150381</text:p>
              </table:table-cell>
              <table:table-cell office:value-type="float" office:value="-0.000354402">
                <text:p>-0.000354402</text:p>
              </table:table-cell>
              <table:table-cell office:value-type="float" office:value="0.000487181">
                <text:p>0.000487181</text:p>
              </table:table-cell>
              <table:table-cell office:value-type="float" office:value="-0.000250648">
                <text:p>-0.000250648</text:p>
              </table:table-cell>
              <table:table-cell office:value-type="float" office:value="-0.000296709">
                <text:p>-0.000296709</text:p>
              </table:table-cell>
              <table:table-cell office:value-type="float" office:value="-0.00050748">
                <text:p>-0.00050748</text:p>
              </table:table-cell>
              <table:table-cell office:value-type="float" office:value="0.00134185">
                <text:p>0.00134185</text:p>
              </table:table-cell>
              <table:table-cell office:value-type="float" office:value="-0.000345148">
                <text:p>-0.000345148</text:p>
              </table:table-cell>
              <table:table-cell office:value-type="float" office:value="-0.000488783">
                <text:p>-0.000488783</text:p>
              </table:table-cell>
              <table:table-cell office:value-type="float" office:value="0.000921293">
                <text:p>0.000921293</text:p>
              </table:table-cell>
              <table:table-cell office:value-type="float" office:value="0.000330071">
                <text:p>0.000330071</text:p>
              </table:table-cell>
              <table:table-cell office:value-type="float" office:value="-0.000270697">
                <text:p>-0.000270697</text:p>
              </table:table-cell>
              <table:table-cell office:value-type="float" office:value="-0.000503943">
                <text:p>-0.000503943</text:p>
              </table:table-cell>
              <table:table-cell office:value-type="float" office:value="0.000878934">
                <text:p>0.000878934</text:p>
              </table:table-cell>
              <table:table-cell office:value-type="float" office:value="-0.000488938">
                <text:p>-0.000488938</text:p>
              </table:table-cell>
              <table:table-cell office:value-type="float" office:value="-0.000768271">
                <text:p>-0.000768271</text:p>
              </table:table-cell>
              <table:table-cell office:value-type="float" office:value="0.000239315">
                <text:p>0.000239315</text:p>
              </table:table-cell>
              <table:table-cell office:value-type="float" office:value="-0.000390815">
                <text:p>-0.000390815</text:p>
              </table:table-cell>
              <table:table-cell office:value-type="float" office:value="0.000524736">
                <text:p>0.000524736</text:p>
              </table:table-cell>
              <table:table-cell office:value-type="float" office:value="-0.000518909">
                <text:p>-0.000518909</text:p>
              </table:table-cell>
              <table:table-cell office:value-type="float" office:value="0.00016374">
                <text:p>0.00016374</text:p>
              </table:table-cell>
              <table:table-cell office:value-type="float" office:value="0.000776905">
                <text:p>0.000776905</text:p>
              </table:table-cell>
              <table:table-cell office:value-type="float" office:value="-0.000556989">
                <text:p>-0.000556989</text:p>
              </table:table-cell>
              <table:table-cell office:value-type="float" office:value="-0.0000155636">
                <text:p>-0.0000155636</text:p>
              </table:table-cell>
              <table:table-cell office:value-type="float" office:value="-0.0000852575">
                <text:p>-0.0000852575</text:p>
              </table:table-cell>
              <table:table-cell office:value-type="float" office:value="0.000791048">
                <text:p>0.000791048</text:p>
              </table:table-cell>
              <table:table-cell office:value-type="float" office:value="-0.000669317">
                <text:p>-0.000669317</text:p>
              </table:table-cell>
              <table:table-cell office:value-type="float" office:value="-0.000270457">
                <text:p>-0.000270457</text:p>
              </table:table-cell>
              <table:table-cell office:value-type="float" office:value="0.000568416">
                <text:p>0.000568416</text:p>
              </table:table-cell>
              <table:table-cell office:value-type="float" office:value="0.0000368966">
                <text:p>0.0000368966</text:p>
              </table:table-cell>
              <table:table-cell office:value-type="float" office:value="-0.0000765038">
                <text:p>-0.0000765038</text:p>
              </table:table-cell>
              <table:table-cell office:value-type="float" office:value="-0.000032235">
                <text:p>-0.000032235</text:p>
              </table:table-cell>
              <table:table-cell office:value-type="float" office:value="0.000573901">
                <text:p>0.000573901</text:p>
              </table:table-cell>
              <table:table-cell office:value-type="float" office:value="-0.0000709047">
                <text:p>-0.0000709047</text:p>
              </table:table-cell>
              <table:table-cell office:value-type="float" office:value="-0.00129427">
                <text:p>-0.00129427</text:p>
              </table:table-cell>
              <table:table-cell office:value-type="float" office:value="0.000928995">
                <text:p>0.000928995</text:p>
              </table:table-cell>
              <table:table-cell office:value-type="float" office:value="-0.000145804">
                <text:p>-0.000145804</text:p>
              </table:table-cell>
              <table:table-cell office:value-type="float" office:value="-0.0000585258">
                <text:p>-0.0000585258</text:p>
              </table:table-cell>
              <table:table-cell office:value-type="float" office:value="0.000124658">
                <text:p>0.000124658</text:p>
              </table:table-cell>
              <table:table-cell office:value-type="float" office:value="0.000276957">
                <text:p>0.000276957</text:p>
              </table:table-cell>
              <table:table-cell office:value-type="float" office:value="-0.000331835">
                <text:p>-0.000331835</text:p>
              </table:table-cell>
              <table:table-cell office:value-type="float" office:value="-0.000571081">
                <text:p>-0.000571081</text:p>
              </table:table-cell>
              <table:table-cell office:value-type="float" office:value="-0.0000285417">
                <text:p>-0.0000285417</text:p>
              </table:table-cell>
              <table:table-cell office:value-type="float" office:value="-0.0000162618">
                <text:p>-0.0000162618</text:p>
              </table:table-cell>
              <table:table-cell office:value-type="float" office:value="-0.000321075">
                <text:p>-0.000321075</text:p>
              </table:table-cell>
              <table:table-cell office:value-type="float" office:value="0.000655967">
                <text:p>0.000655967</text:p>
              </table:table-cell>
              <table:table-cell office:value-type="float" office:value="0.000191799">
                <text:p>0.000191799</text:p>
              </table:table-cell>
              <table:table-cell office:value-type="float" office:value="0.000181141">
                <text:p>0.000181141</text:p>
              </table:table-cell>
              <table:table-cell office:value-type="float" office:value="0.000283451">
                <text:p>0.000283451</text:p>
              </table:table-cell>
              <table:table-cell office:value-type="float" office:value="0.000319182">
                <text:p>0.000319182</text:p>
              </table:table-cell>
              <table:table-cell office:value-type="float" office:value="-0.000354346">
                <text:p>-0.000354346</text:p>
              </table:table-cell>
              <table:table-cell office:value-type="float" office:value="-0.000361744">
                <text:p>-0.000361744</text:p>
              </table:table-cell>
              <table:table-cell office:value-type="float" office:value="0.000509993">
                <text:p>0.000509993</text:p>
              </table:table-cell>
              <table:table-cell office:value-type="float" office:value="-0.0000258338">
                <text:p>-0.0000258338</text:p>
              </table:table-cell>
              <table:table-cell office:value-type="float" office:value="-0.00086116">
                <text:p>-0.00086116</text:p>
              </table:table-cell>
              <table:table-cell office:value-type="float" office:value="0.00046327">
                <text:p>0.00046327</text:p>
              </table:table-cell>
              <table:table-cell office:value-type="float" office:value="0.000181602">
                <text:p>0.000181602</text:p>
              </table:table-cell>
              <table:table-cell office:value-type="float" office:value="-0.000446977">
                <text:p>-0.000446977</text:p>
              </table:table-cell>
              <table:table-cell office:value-type="float" office:value="-0.000139199">
                <text:p>-0.000139199</text:p>
              </table:table-cell>
              <table:table-cell office:value-type="float" office:value="0.000710029">
                <text:p>0.000710029</text:p>
              </table:table-cell>
              <table:table-cell office:value-type="float" office:value="0.000724499">
                <text:p>0.000724499</text:p>
              </table:table-cell>
              <table:table-cell office:value-type="float" office:value="-0.000939569">
                <text:p>-0.000939569</text:p>
              </table:table-cell>
              <table:table-cell office:value-type="float" office:value="0.0000446279">
                <text:p>0.0000446279</text:p>
              </table:table-cell>
              <table:table-cell office:value-type="float" office:value="0.0011989">
                <text:p>0.0011989</text:p>
              </table:table-cell>
              <table:table-cell office:value-type="float" office:value="-0.000611975">
                <text:p>-0.000611975</text:p>
              </table:table-cell>
              <table:table-cell office:value-type="float" office:value="-0.000251905">
                <text:p>-0.000251905</text:p>
              </table:table-cell>
              <table:table-cell office:value-type="float" office:value="0.00077841">
                <text:p>0.00077841</text:p>
              </table:table-cell>
              <table:table-cell office:value-type="float" office:value="0.0012381">
                <text:p>0.0012381</text:p>
              </table:table-cell>
              <table:table-cell office:value-type="float" office:value="-0.000471124">
                <text:p>-0.000471124</text:p>
              </table:table-cell>
              <table:table-cell office:value-type="float" office:value="0.000106908">
                <text:p>0.000106908</text:p>
              </table:table-cell>
              <table:table-cell office:value-type="float" office:value="0.00260985">
                <text:p>0.00260985</text:p>
              </table:table-cell>
              <table:table-cell office:value-type="float" office:value="0.000709244">
                <text:p>0.000709244</text:p>
              </table:table-cell>
              <table:table-cell office:value-type="float" office:value="0.000310135">
                <text:p>0.000310135</text:p>
              </table:table-cell>
              <table:table-cell office:value-type="float" office:value="0.00224402">
                <text:p>0.00224402</text:p>
              </table:table-cell>
              <table:table-cell office:value-type="float" office:value="0.00262536">
                <text:p>0.00262536</text:p>
              </table:table-cell>
              <table:table-cell office:value-type="float" office:value="0.00160723">
                <text:p>0.00160723</text:p>
              </table:table-cell>
              <table:table-cell office:value-type="float" office:value="0.00229443">
                <text:p>0.00229443</text:p>
              </table:table-cell>
              <table:table-cell office:value-type="float" office:value="0.00576435">
                <text:p>0.00576435</text:p>
              </table:table-cell>
              <table:table-cell office:value-type="float" office:value="0.00505529">
                <text:p>0.00505529</text:p>
              </table:table-cell>
              <table:table-cell office:value-type="float" office:value="0.00487185">
                <text:p>0.00487185</text:p>
              </table:table-cell>
              <table:table-cell office:value-type="float" office:value="0.00914869">
                <text:p>0.00914869</text:p>
              </table:table-cell>
              <table:table-cell office:value-type="float" office:value="0.0105923">
                <text:p>0.0105923</text:p>
              </table:table-cell>
              <table:table-cell office:value-type="float" office:value="0.0117215">
                <text:p>0.0117215</text:p>
              </table:table-cell>
              <table:table-cell office:value-type="float" office:value="0.0155568">
                <text:p>0.0155568</text:p>
              </table:table-cell>
              <table:table-cell office:value-type="float" office:value="0.0216377">
                <text:p>0.0216377</text:p>
              </table:table-cell>
              <table:table-cell office:value-type="float" office:value="0.0257088">
                <text:p>0.0257088</text:p>
              </table:table-cell>
              <table:table-cell office:value-type="float" office:value="0.030719">
                <text:p>0.030719</text:p>
              </table:table-cell>
              <table:table-cell office:value-type="float" office:value="0.0410183">
                <text:p>0.0410183</text:p>
              </table:table-cell>
              <table:table-cell office:value-type="float" office:value="0.0502854">
                <text:p>0.0502854</text:p>
              </table:table-cell>
              <table:table-cell office:value-type="float" office:value="0.0593259">
                <text:p>0.0593259</text:p>
              </table:table-cell>
              <table:table-cell office:value-type="float" office:value="0.073675">
                <text:p>0.073675</text:p>
              </table:table-cell>
              <table:table-cell office:value-type="float" office:value="0.0906863">
                <text:p>0.0906863</text:p>
              </table:table-cell>
              <table:table-cell office:value-type="float" office:value="0.10769">
                <text:p>0.10769</text:p>
              </table:table-cell>
              <table:table-cell office:value-type="float" office:value="0.126824">
                <text:p>0.126824</text:p>
              </table:table-cell>
              <table:table-cell office:value-type="float" office:value="0.150484">
                <text:p>0.150484</text:p>
              </table:table-cell>
              <table:table-cell office:value-type="float" office:value="0.173597">
                <text:p>0.173597</text:p>
              </table:table-cell>
              <table:table-cell office:value-type="float" office:value="0.193459">
                <text:p>0.193459</text:p>
              </table:table-cell>
              <table:table-cell office:value-type="float" office:value="0.214555">
                <text:p>0.214555</text:p>
              </table:table-cell>
              <table:table-cell office:value-type="float" office:value="0.233548">
                <text:p>0.233548</text:p>
              </table:table-cell>
              <table:table-cell office:value-type="float" office:value="0.243746">
                <text:p>0.243746</text:p>
              </table:table-cell>
              <table:table-cell office:value-type="float" office:value="0.248611">
                <text:p>0.248611</text:p>
              </table:table-cell>
              <table:table-cell office:value-type="float" office:value="0.249033">
                <text:p>0.249033</text:p>
              </table:table-cell>
              <table:table-cell office:value-type="float" office:value="0.241467">
                <text:p>0.241467</text:p>
              </table:table-cell>
              <table:table-cell office:value-type="float" office:value="0.225513">
                <text:p>0.225513</text:p>
              </table:table-cell>
              <table:table-cell office:value-type="float" office:value="0.207825">
                <text:p>0.207825</text:p>
              </table:table-cell>
              <table:table-cell office:value-type="float" office:value="0.189089">
                <text:p>0.189089</text:p>
              </table:table-cell>
              <table:table-cell office:value-type="float" office:value="0.164763">
                <text:p>0.164763</text:p>
              </table:table-cell>
              <table:table-cell office:value-type="float" office:value="0.140797">
                <text:p>0.140797</text:p>
              </table:table-cell>
              <table:table-cell office:value-type="float" office:value="0.12251">
                <text:p>0.12251</text:p>
              </table:table-cell>
              <table:table-cell office:value-type="float" office:value="0.102235">
                <text:p>0.102235</text:p>
              </table:table-cell>
              <table:table-cell office:value-type="float" office:value="0.0832217">
                <text:p>0.0832217</text:p>
              </table:table-cell>
              <table:table-cell office:value-type="float" office:value="0.0687407">
                <text:p>0.0687407</text:p>
              </table:table-cell>
              <table:table-cell office:value-type="float" office:value="0.0579297">
                <text:p>0.0579297</text:p>
              </table:table-cell>
              <table:table-cell office:value-type="float" office:value="0.0455538">
                <text:p>0.0455538</text:p>
              </table:table-cell>
              <table:table-cell office:value-type="float" office:value="0.0350646">
                <text:p>0.0350646</text:p>
              </table:table-cell>
              <table:table-cell office:value-type="float" office:value="0.0302316">
                <text:p>0.0302316</text:p>
              </table:table-cell>
              <table:table-cell office:value-type="float" office:value="0.0249382">
                <text:p>0.0249382</text:p>
              </table:table-cell>
              <table:table-cell office:value-type="float" office:value="0.0174252">
                <text:p>0.0174252</text:p>
              </table:table-cell>
              <table:table-cell office:value-type="float" office:value="0.0146896">
                <text:p>0.0146896</text:p>
              </table:table-cell>
              <table:table-cell office:value-type="float" office:value="0.013305">
                <text:p>0.013305</text:p>
              </table:table-cell>
              <table:table-cell office:value-type="float" office:value="0.0096547">
                <text:p>0.0096547</text:p>
              </table:table-cell>
              <table:table-cell office:value-type="float" office:value="0.00595834">
                <text:p>0.00595834</text:p>
              </table:table-cell>
              <table:table-cell office:value-type="float" office:value="0.00624021">
                <text:p>0.00624021</text:p>
              </table:table-cell>
              <table:table-cell office:value-type="float" office:value="0.0063145">
                <text:p>0.0063145</text:p>
              </table:table-cell>
              <table:table-cell office:value-type="float" office:value="0.00265991">
                <text:p>0.00265991</text:p>
              </table:table-cell>
              <table:table-cell office:value-type="float" office:value="0.00218933">
                <text:p>0.00218933</text:p>
              </table:table-cell>
              <table:table-cell office:value-type="float" office:value="0.00416322">
                <text:p>0.00416322</text:p>
              </table:table-cell>
              <table:table-cell office:value-type="float" office:value="0.00237465">
                <text:p>0.00237465</text:p>
              </table:table-cell>
              <table:table-cell office:value-type="float" office:value="0.000330134">
                <text:p>0.000330134</text:p>
              </table:table-cell>
              <table:table-cell office:value-type="float" office:value="0.0010668">
                <text:p>0.0010668</text:p>
              </table:table-cell>
              <table:table-cell office:value-type="float" office:value="0.00217975">
                <text:p>0.00217975</text:p>
              </table:table-cell>
              <table:table-cell office:value-type="float" office:value="-0.000119297">
                <text:p>-0.000119297</text:p>
              </table:table-cell>
              <table:table-cell office:value-type="float" office:value="-0.00126473">
                <text:p>-0.00126473</text:p>
              </table:table-cell>
              <table:table-cell office:value-type="float" office:value="0.00233619">
                <text:p>0.00233619</text:p>
              </table:table-cell>
              <table:table-cell office:value-type="float" office:value="0.00108765">
                <text:p>0.00108765</text:p>
              </table:table-cell>
              <table:table-cell office:value-type="float" office:value="-0.000455326">
                <text:p>-0.000455326</text:p>
              </table:table-cell>
              <table:table-cell office:value-type="float" office:value="0.00099441">
                <text:p>0.00099441</text:p>
              </table:table-cell>
              <table:table-cell office:value-type="float" office:value="0.00211892">
                <text:p>0.00211892</text:p>
              </table:table-cell>
              <table:table-cell office:value-type="float" office:value="0.00124397">
                <text:p>0.00124397</text:p>
              </table:table-cell>
              <table:table-cell office:value-type="float" office:value="0.000409566">
                <text:p>0.000409566</text:p>
              </table:table-cell>
              <table:table-cell office:value-type="float" office:value="0.00450298">
                <text:p>0.00450298</text:p>
              </table:table-cell>
              <table:table-cell office:value-type="float" office:value="0.00600544">
                <text:p>0.00600544</text:p>
              </table:table-cell>
              <table:table-cell office:value-type="float" office:value="0.00661666">
                <text:p>0.00661666</text:p>
              </table:table-cell>
              <table:table-cell office:value-type="float" office:value="0.0134015">
                <text:p>0.0134015</text:p>
              </table:table-cell>
              <table:table-cell office:value-type="float" office:value="0.0216028">
                <text:p>0.0216028</text:p>
              </table:table-cell>
              <table:table-cell office:value-type="float" office:value="0.033615">
                <text:p>0.033615</text:p>
              </table:table-cell>
              <table:table-cell office:value-type="float" office:value="0.0522098">
                <text:p>0.0522098</text:p>
              </table:table-cell>
              <table:table-cell office:value-type="float" office:value="0.0849034">
                <text:p>0.0849034</text:p>
              </table:table-cell>
              <table:table-cell office:value-type="float" office:value="0.132018">
                <text:p>0.132018</text:p>
              </table:table-cell>
              <table:table-cell office:value-type="float" office:value="0.200371">
                <text:p>0.200371</text:p>
              </table:table-cell>
              <table:table-cell office:value-type="float" office:value="0.303538">
                <text:p>0.303538</text:p>
              </table:table-cell>
              <table:table-cell office:value-type="float" office:value="0.44045">
                <text:p>0.44045</text:p>
              </table:table-cell>
              <table:table-cell office:value-type="float" office:value="0.607923">
                <text:p>0.607923</text:p>
              </table:table-cell>
              <table:table-cell office:value-type="float" office:value="0.788178">
                <text:p>0.788178</text:p>
              </table:table-cell>
              <table:table-cell office:value-type="float" office:value="0.936027">
                <text:p>0.936027</text:p>
              </table:table-cell>
              <table:table-cell office:value-type="float" office:value="1.00054">
                <text:p>1.00054</text:p>
              </table:table-cell>
              <table:table-cell office:value-type="float" office:value="0.957693">
                <text:p>0.957693</text:p>
              </table:table-cell>
              <table:table-cell office:value-type="float" office:value="0.825785">
                <text:p>0.825785</text:p>
              </table:table-cell>
              <table:table-cell office:value-type="float" office:value="0.645551">
                <text:p>0.645551</text:p>
              </table:table-cell>
              <table:table-cell office:value-type="float" office:value="0.474497">
                <text:p>0.474497</text:p>
              </table:table-cell>
              <table:table-cell office:value-type="float" office:value="0.331096">
                <text:p>0.331096</text:p>
              </table:table-cell>
              <table:table-cell office:value-type="float" office:value="0.217316">
                <text:p>0.217316</text:p>
              </table:table-cell>
              <table:table-cell office:value-type="float" office:value="0.146078">
                <text:p>0.146078</text:p>
              </table:table-cell>
              <table:table-cell office:value-type="float" office:value="0.0929193">
                <text:p>0.0929193</text:p>
              </table:table-cell>
              <table:table-cell office:value-type="float" office:value="0.0578422">
                <text:p>0.0578422</text:p>
              </table:table-cell>
              <table:table-cell office:value-type="float" office:value="0.0375306">
                <text:p>0.0375306</text:p>
              </table:table-cell>
              <table:table-cell office:value-type="float" office:value="0.0229658">
                <text:p>0.0229658</text:p>
              </table:table-cell>
              <table:table-cell office:value-type="float" office:value="0.0168026">
                <text:p>0.0168026</text:p>
              </table:table-cell>
              <table:table-cell office:value-type="float" office:value="0.00649789">
                <text:p>0.00649789</text:p>
              </table:table-cell>
              <table:table-cell office:value-type="float" office:value="0.00638425">
                <text:p>0.00638425</text:p>
              </table:table-cell>
              <table:table-cell office:value-type="float" office:value="0.00498784">
                <text:p>0.00498784</text:p>
              </table:table-cell>
              <table:table-cell office:value-type="float" office:value="-0.000238031">
                <text:p>-0.000238031</text:p>
              </table:table-cell>
              <table:table-cell office:value-type="float" office:value="0.00278701">
                <text:p>0.00278701</text:p>
              </table:table-cell>
              <table:table-cell office:value-type="float" office:value="0.000194937">
                <text:p>0.000194937</text:p>
              </table:table-cell>
              <table:table-cell office:value-type="float" office:value="0.00220433">
                <text:p>0.00220433</text:p>
              </table:table-cell>
              <table:table-cell office:value-type="float" office:value="-0.000591377">
                <text:p>-0.000591377</text:p>
              </table:table-cell>
              <table:table-cell office:value-type="float" office:value="0.0000639384">
                <text:p>0.0000639384</text:p>
              </table:table-cell>
              <table:table-cell office:value-type="float" office:value="0.00211435">
                <text:p>0.00211435</text:p>
              </table:table-cell>
              <table:table-cell office:value-type="float" office:value="-0.0030812">
                <text:p>-0.0030812</text:p>
              </table:table-cell>
              <table:table-cell office:value-type="float" office:value="0.0010724">
                <text:p>0.0010724</text:p>
              </table:table-cell>
              <table:table-cell office:value-type="float" office:value="-0.00037833">
                <text:p>-0.00037833</text:p>
              </table:table-cell>
              <table:table-cell office:value-type="float" office:value="0.0000305217">
                <text:p>0.0000305217</text:p>
              </table:table-cell>
              <table:table-cell office:value-type="float" office:value="0.0000908667">
                <text:p>0.0000908667</text:p>
              </table:table-cell>
              <table:table-cell office:value-type="float" office:value="-0.00106808">
                <text:p>-0.00106808</text:p>
              </table:table-cell>
              <table:table-cell office:value-type="float" office:value="0.00230345">
                <text:p>0.00230345</text:p>
              </table:table-cell>
              <table:table-cell office:value-type="float" office:value="-0.00197272">
                <text:p>-0.00197272</text:p>
              </table:table-cell>
              <table:table-cell office:value-type="float" office:value="0.000722709">
                <text:p>0.000722709</text:p>
              </table:table-cell>
              <table:table-cell office:value-type="float" office:value="0.000771819">
                <text:p>0.000771819</text:p>
              </table:table-cell>
              <table:table-cell office:value-type="float" office:value="-0.000708203">
                <text:p>-0.000708203</text:p>
              </table:table-cell>
              <table:table-cell office:value-type="float" office:value="0.00101471">
                <text:p>0.00101471</text:p>
              </table:table-cell>
              <table:table-cell office:value-type="float" office:value="-0.00152136">
                <text:p>-0.00152136</text:p>
              </table:table-cell>
              <table:table-cell office:value-type="float" office:value="0.00182449">
                <text:p>0.00182449</text:p>
              </table:table-cell>
              <table:table-cell office:value-type="float" office:value="-0.000905864">
                <text:p>-0.000905864</text:p>
              </table:table-cell>
              <table:table-cell office:value-type="float" office:value="-0.000675147">
                <text:p>-0.000675147</text:p>
              </table:table-cell>
              <table:table-cell office:value-type="float" office:value="0.001027">
                <text:p>0.001027</text:p>
              </table:table-cell>
              <table:table-cell office:value-type="float" office:value="-0.00050947">
                <text:p>-0.00050947</text:p>
              </table:table-cell>
              <table:table-cell office:value-type="float" office:value="0.000922636">
                <text:p>0.000922636</text:p>
              </table:table-cell>
              <table:table-cell office:value-type="float" office:value="-0.00184732">
                <text:p>-0.00184732</text:p>
              </table:table-cell>
              <table:table-cell office:value-type="float" office:value="0.00133908">
                <text:p>0.00133908</text:p>
              </table:table-cell>
              <table:table-cell office:value-type="float" office:value="0.000763146">
                <text:p>0.000763146</text:p>
              </table:table-cell>
              <table:table-cell office:value-type="float" office:value="-0.00158423">
                <text:p>-0.00158423</text:p>
              </table:table-cell>
              <table:table-cell office:value-type="float" office:value="0.000593556">
                <text:p>0.000593556</text:p>
              </table:table-cell>
              <table:table-cell office:value-type="float" office:value="0.000366841">
                <text:p>0.000366841</text:p>
              </table:table-cell>
              <table:table-cell office:value-type="float" office:value="0.000755817">
                <text:p>0.000755817</text:p>
              </table:table-cell>
              <table:table-cell office:value-type="float" office:value="-0.00200551">
                <text:p>-0.00200551</text:p>
              </table:table-cell>
              <table:table-cell office:value-type="float" office:value="0.000886748">
                <text:p>0.000886748</text:p>
              </table:table-cell>
              <table:table-cell office:value-type="float" office:value="0.00163924">
                <text:p>0.00163924</text:p>
              </table:table-cell>
              <table:table-cell office:value-type="float" office:value="-0.0021439">
                <text:p>-0.0021439</text:p>
              </table:table-cell>
              <table:table-cell office:value-type="float" office:value="-0.0000941408">
                <text:p>-0.0000941408</text:p>
              </table:table-cell>
              <table:table-cell office:value-type="float" office:value="0.00106445">
                <text:p>0.00106445</text:p>
              </table:table-cell>
              <table:table-cell office:value-type="float" office:value="0.00087378">
                <text:p>0.00087378</text:p>
              </table:table-cell>
              <table:table-cell office:value-type="float" office:value="-0.00221098">
                <text:p>-0.00221098</text:p>
              </table:table-cell>
              <table:table-cell office:value-type="float" office:value="0.000228901">
                <text:p>0.000228901</text:p>
              </table:table-cell>
              <table:table-cell office:value-type="float" office:value="0.00169419">
                <text:p>0.00169419</text:p>
              </table:table-cell>
              <table:table-cell office:value-type="float" office:value="-0.00227493">
                <text:p>-0.00227493</text:p>
              </table:table-cell>
              <table:table-cell office:value-type="float" office:value="-0.000503485">
                <text:p>-0.000503485</text:p>
              </table:table-cell>
              <table:table-cell office:value-type="float" office:value="0.000966597">
                <text:p>0.000966597</text:p>
              </table:table-cell>
              <table:table-cell office:value-type="float" office:value="0.00124044">
                <text:p>0.00124044</text:p>
              </table:table-cell>
              <table:table-cell office:value-type="float" office:value="-0.00140955">
                <text:p>-0.00140955</text:p>
              </table:table-cell>
              <table:table-cell office:value-type="float" office:value="0.000253971">
                <text:p>0.000253971</text:p>
              </table:table-cell>
              <table:table-cell office:value-type="float" office:value="0.00214704">
                <text:p>0.00214704</text:p>
              </table:table-cell>
              <table:table-cell office:value-type="float" office:value="-0.0017118">
                <text:p>-0.0017118</text:p>
              </table:table-cell>
              <table:table-cell office:value-type="float" office:value="-0.000654545">
                <text:p>-0.000654545</text:p>
              </table:table-cell>
              <table:table-cell office:value-type="float" office:value="0.000121432">
                <text:p>0.000121432</text:p>
              </table:table-cell>
              <table:table-cell office:value-type="float" office:value="0.00111661">
                <text:p>0.00111661</text:p>
              </table:table-cell>
              <table:table-cell office:value-type="float" office:value="-0.00115931">
                <text:p>-0.00115931</text:p>
              </table:table-cell>
              <table:table-cell office:value-type="float" office:value="-0.000914015">
                <text:p>-0.000914015</text:p>
              </table:table-cell>
              <table:table-cell office:value-type="float" office:value="0.00162742">
                <text:p>0.00162742</text:p>
              </table:table-cell>
              <table:table-cell office:value-type="float" office:value="-0.000720671">
                <text:p>-0.000720671</text:p>
              </table:table-cell>
              <table:table-cell office:value-type="float" office:value="2.05858E-017">
                <text:p>2.05858E-017</text:p>
              </table:table-cell>
              <table:table-cell office:value-type="float" office:value="1.63319E-017">
                <text:p>1.63319E-017</text:p>
              </table:table-cell>
              <table:table-cell office:value-type="float" office:value="1.2821E-017">
                <text:p>1.2821E-017</text:p>
              </table:table-cell>
              <table:table-cell office:value-type="float" office:value="1.2821E-017">
                <text:p>1.2821E-017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00000024586">
                <text:p>0.0000000024586</text:p>
                <draw:g>
                  <svg:desc>korteweg2.B31:korteweg2.KQ31</svg:desc>
                </draw:g>
              </table:table-cell>
              <table:table-cell office:value-type="float" office:value="0.00000000392169">
                <text:p>0.00000000392169</text:p>
              </table:table-cell>
              <table:table-cell office:value-type="float" office:value="0.00000000630222">
                <text:p>0.00000000630222</text:p>
              </table:table-cell>
              <table:table-cell office:value-type="float" office:value="0.00081047">
                <text:p>0.00081047</text:p>
              </table:table-cell>
              <table:table-cell office:value-type="float" office:value="0.00074947">
                <text:p>0.00074947</text:p>
              </table:table-cell>
              <table:table-cell office:value-type="float" office:value="-0.00212196">
                <text:p>-0.00212196</text:p>
              </table:table-cell>
              <table:table-cell office:value-type="float" office:value="0.00104813">
                <text:p>0.00104813</text:p>
              </table:table-cell>
              <table:table-cell office:value-type="float" office:value="0.000383679">
                <text:p>0.000383679</text:p>
              </table:table-cell>
              <table:table-cell office:value-type="float" office:value="-0.00106838">
                <text:p>-0.00106838</text:p>
              </table:table-cell>
              <table:table-cell office:value-type="float" office:value="0.000522979">
                <text:p>0.000522979</text:p>
              </table:table-cell>
              <table:table-cell office:value-type="float" office:value="-0.00036954">
                <text:p>-0.00036954</text:p>
              </table:table-cell>
              <table:table-cell office:value-type="float" office:value="0.00104619">
                <text:p>0.00104619</text:p>
              </table:table-cell>
              <table:table-cell office:value-type="float" office:value="-0.00123155">
                <text:p>-0.00123155</text:p>
              </table:table-cell>
              <table:table-cell office:value-type="float" office:value="0.000241615">
                <text:p>0.000241615</text:p>
              </table:table-cell>
              <table:table-cell office:value-type="float" office:value="0.00110041">
                <text:p>0.00110041</text:p>
              </table:table-cell>
              <table:table-cell office:value-type="float" office:value="-0.000977543">
                <text:p>-0.000977543</text:p>
              </table:table-cell>
              <table:table-cell office:value-type="float" office:value="0.000740996">
                <text:p>0.000740996</text:p>
              </table:table-cell>
              <table:table-cell office:value-type="float" office:value="-0.000904353">
                <text:p>-0.000904353</text:p>
              </table:table-cell>
              <table:table-cell office:value-type="float" office:value="0.000197765">
                <text:p>0.000197765</text:p>
              </table:table-cell>
              <table:table-cell office:value-type="float" office:value="0.000368528">
                <text:p>0.000368528</text:p>
              </table:table-cell>
              <table:table-cell office:value-type="float" office:value="-0.00108034">
                <text:p>-0.00108034</text:p>
              </table:table-cell>
              <table:table-cell office:value-type="float" office:value="0.00139652">
                <text:p>0.00139652</text:p>
              </table:table-cell>
              <table:table-cell office:value-type="float" office:value="-0.0000331948">
                <text:p>-0.0000331948</text:p>
              </table:table-cell>
              <table:table-cell office:value-type="float" office:value="0.000471829">
                <text:p>0.000471829</text:p>
              </table:table-cell>
              <table:table-cell office:value-type="float" office:value="0.000151596">
                <text:p>0.000151596</text:p>
              </table:table-cell>
              <table:table-cell office:value-type="float" office:value="-0.000512903">
                <text:p>-0.000512903</text:p>
              </table:table-cell>
              <table:table-cell office:value-type="float" office:value="0.000836975">
                <text:p>0.000836975</text:p>
              </table:table-cell>
              <table:table-cell office:value-type="float" office:value="-0.00112936">
                <text:p>-0.00112936</text:p>
              </table:table-cell>
              <table:table-cell office:value-type="float" office:value="-0.0000780487">
                <text:p>-0.0000780487</text:p>
              </table:table-cell>
              <table:table-cell office:value-type="float" office:value="0.000349289">
                <text:p>0.000349289</text:p>
              </table:table-cell>
              <table:table-cell office:value-type="float" office:value="-0.0000815855">
                <text:p>-0.0000815855</text:p>
              </table:table-cell>
              <table:table-cell office:value-type="float" office:value="0.000341685">
                <text:p>0.000341685</text:p>
              </table:table-cell>
              <table:table-cell office:value-type="float" office:value="-0.000876022">
                <text:p>-0.000876022</text:p>
              </table:table-cell>
              <table:table-cell office:value-type="float" office:value="0.00105842">
                <text:p>0.00105842</text:p>
              </table:table-cell>
              <table:table-cell office:value-type="float" office:value="-0.00070547">
                <text:p>-0.00070547</text:p>
              </table:table-cell>
              <table:table-cell office:value-type="float" office:value="-0.000382125">
                <text:p>-0.000382125</text:p>
              </table:table-cell>
              <table:table-cell office:value-type="float" office:value="0.00118306">
                <text:p>0.00118306</text:p>
              </table:table-cell>
              <table:table-cell office:value-type="float" office:value="-0.000515589">
                <text:p>-0.000515589</text:p>
              </table:table-cell>
              <table:table-cell office:value-type="float" office:value="0.000610904">
                <text:p>0.000610904</text:p>
              </table:table-cell>
              <table:table-cell office:value-type="float" office:value="0.0000759164">
                <text:p>0.0000759164</text:p>
              </table:table-cell>
              <table:table-cell office:value-type="float" office:value="-0.000250211">
                <text:p>-0.000250211</text:p>
              </table:table-cell>
              <table:table-cell office:value-type="float" office:value="0.000386841">
                <text:p>0.000386841</text:p>
              </table:table-cell>
              <table:table-cell office:value-type="float" office:value="-0.000505267">
                <text:p>-0.000505267</text:p>
              </table:table-cell>
              <table:table-cell office:value-type="float" office:value="0.000588452">
                <text:p>0.000588452</text:p>
              </table:table-cell>
              <table:table-cell office:value-type="float" office:value="-0.000893207">
                <text:p>-0.000893207</text:p>
              </table:table-cell>
              <table:table-cell office:value-type="float" office:value="0.000128601">
                <text:p>0.000128601</text:p>
              </table:table-cell>
              <table:table-cell office:value-type="float" office:value="0.000188398">
                <text:p>0.000188398</text:p>
              </table:table-cell>
              <table:table-cell office:value-type="float" office:value="-0.000444089">
                <text:p>-0.000444089</text:p>
              </table:table-cell>
              <table:table-cell office:value-type="float" office:value="0.000296086">
                <text:p>0.000296086</text:p>
              </table:table-cell>
              <table:table-cell office:value-type="float" office:value="0.0000295603">
                <text:p>0.0000295603</text:p>
              </table:table-cell>
              <table:table-cell office:value-type="float" office:value="0.000869691">
                <text:p>0.000869691</text:p>
              </table:table-cell>
              <table:table-cell office:value-type="float" office:value="-0.000899995">
                <text:p>-0.000899995</text:p>
              </table:table-cell>
              <table:table-cell office:value-type="float" office:value="-0.000493706">
                <text:p>-0.000493706</text:p>
              </table:table-cell>
              <table:table-cell office:value-type="float" office:value="0.00164614">
                <text:p>0.00164614</text:p>
              </table:table-cell>
              <table:table-cell office:value-type="float" office:value="-0.00134458">
                <text:p>-0.00134458</text:p>
              </table:table-cell>
              <table:table-cell office:value-type="float" office:value="-0.000161936">
                <text:p>-0.000161936</text:p>
              </table:table-cell>
              <table:table-cell office:value-type="float" office:value="0.000688609">
                <text:p>0.000688609</text:p>
              </table:table-cell>
              <table:table-cell office:value-type="float" office:value="0.000207228">
                <text:p>0.000207228</text:p>
              </table:table-cell>
              <table:table-cell office:value-type="float" office:value="-0.000470191">
                <text:p>-0.000470191</text:p>
              </table:table-cell>
              <table:table-cell office:value-type="float" office:value="-0.000336973">
                <text:p>-0.000336973</text:p>
              </table:table-cell>
              <table:table-cell office:value-type="float" office:value="0.0014305">
                <text:p>0.0014305</text:p>
              </table:table-cell>
              <table:table-cell office:value-type="float" office:value="-0.000210702">
                <text:p>-0.000210702</text:p>
              </table:table-cell>
              <table:table-cell office:value-type="float" office:value="-0.000823826">
                <text:p>-0.000823826</text:p>
              </table:table-cell>
              <table:table-cell office:value-type="float" office:value="0.000781257">
                <text:p>0.000781257</text:p>
              </table:table-cell>
              <table:table-cell office:value-type="float" office:value="0.0000758155">
                <text:p>0.0000758155</text:p>
              </table:table-cell>
              <table:table-cell office:value-type="float" office:value="-0.000479702">
                <text:p>-0.000479702</text:p>
              </table:table-cell>
              <table:table-cell office:value-type="float" office:value="-0.00140335">
                <text:p>-0.00140335</text:p>
              </table:table-cell>
              <table:table-cell office:value-type="float" office:value="0.00107298">
                <text:p>0.00107298</text:p>
              </table:table-cell>
              <table:table-cell office:value-type="float" office:value="0.0000174751">
                <text:p>0.0000174751</text:p>
              </table:table-cell>
              <table:table-cell office:value-type="float" office:value="-0.00136688">
                <text:p>-0.00136688</text:p>
              </table:table-cell>
              <table:table-cell office:value-type="float" office:value="0.00132631">
                <text:p>0.00132631</text:p>
              </table:table-cell>
              <table:table-cell office:value-type="float" office:value="0.000891882">
                <text:p>0.000891882</text:p>
              </table:table-cell>
              <table:table-cell office:value-type="float" office:value="-0.00079781">
                <text:p>-0.00079781</text:p>
              </table:table-cell>
              <table:table-cell office:value-type="float" office:value="-0.000172638">
                <text:p>-0.000172638</text:p>
              </table:table-cell>
              <table:table-cell office:value-type="float" office:value="0.000281696">
                <text:p>0.000281696</text:p>
              </table:table-cell>
              <table:table-cell office:value-type="float" office:value="0.000580257">
                <text:p>0.000580257</text:p>
              </table:table-cell>
              <table:table-cell office:value-type="float" office:value="-0.0012774">
                <text:p>-0.0012774</text:p>
              </table:table-cell>
              <table:table-cell office:value-type="float" office:value="0.000511227">
                <text:p>0.000511227</text:p>
              </table:table-cell>
              <table:table-cell office:value-type="float" office:value="0.0013845">
                <text:p>0.0013845</text:p>
              </table:table-cell>
              <table:table-cell office:value-type="float" office:value="-0.000991124">
                <text:p>-0.000991124</text:p>
              </table:table-cell>
              <table:table-cell office:value-type="float" office:value="-0.000833183">
                <text:p>-0.000833183</text:p>
              </table:table-cell>
              <table:table-cell office:value-type="float" office:value="0.000862826">
                <text:p>0.000862826</text:p>
              </table:table-cell>
              <table:table-cell office:value-type="float" office:value="0.000375144">
                <text:p>0.000375144</text:p>
              </table:table-cell>
              <table:table-cell office:value-type="float" office:value="-0.00162995">
                <text:p>-0.00162995</text:p>
              </table:table-cell>
              <table:table-cell office:value-type="float" office:value="0.000157659">
                <text:p>0.000157659</text:p>
              </table:table-cell>
              <table:table-cell office:value-type="float" office:value="0.00172288">
                <text:p>0.00172288</text:p>
              </table:table-cell>
              <table:table-cell office:value-type="float" office:value="-0.00136257">
                <text:p>-0.00136257</text:p>
              </table:table-cell>
              <table:table-cell office:value-type="float" office:value="-0.000680661">
                <text:p>-0.000680661</text:p>
              </table:table-cell>
              <table:table-cell office:value-type="float" office:value="0.00163077">
                <text:p>0.00163077</text:p>
              </table:table-cell>
              <table:table-cell office:value-type="float" office:value="0.0000395367">
                <text:p>0.0000395367</text:p>
              </table:table-cell>
              <table:table-cell office:value-type="float" office:value="-0.000957224">
                <text:p>-0.000957224</text:p>
              </table:table-cell>
              <table:table-cell office:value-type="float" office:value="-0.000379428">
                <text:p>-0.000379428</text:p>
              </table:table-cell>
              <table:table-cell office:value-type="float" office:value="0.00153289">
                <text:p>0.00153289</text:p>
              </table:table-cell>
              <table:table-cell office:value-type="float" office:value="-0.000805684">
                <text:p>-0.000805684</text:p>
              </table:table-cell>
              <table:table-cell office:value-type="float" office:value="-0.00137371">
                <text:p>-0.00137371</text:p>
              </table:table-cell>
              <table:table-cell office:value-type="float" office:value="0.00166377">
                <text:p>0.00166377</text:p>
              </table:table-cell>
              <table:table-cell office:value-type="float" office:value="0.000536718">
                <text:p>0.000536718</text:p>
              </table:table-cell>
              <table:table-cell office:value-type="float" office:value="-0.00122335">
                <text:p>-0.00122335</text:p>
              </table:table-cell>
              <table:table-cell office:value-type="float" office:value="0.000269494">
                <text:p>0.000269494</text:p>
              </table:table-cell>
              <table:table-cell office:value-type="float" office:value="0.00120913">
                <text:p>0.00120913</text:p>
              </table:table-cell>
              <table:table-cell office:value-type="float" office:value="0.00000737996">
                <text:p>0.00000737996</text:p>
              </table:table-cell>
              <table:table-cell office:value-type="float" office:value="-0.00165383">
                <text:p>-0.00165383</text:p>
              </table:table-cell>
              <table:table-cell office:value-type="float" office:value="0.00106082">
                <text:p>0.00106082</text:p>
              </table:table-cell>
              <table:table-cell office:value-type="float" office:value="0.000450615">
                <text:p>0.000450615</text:p>
              </table:table-cell>
              <table:table-cell office:value-type="float" office:value="-0.00133043">
                <text:p>-0.00133043</text:p>
              </table:table-cell>
              <table:table-cell office:value-type="float" office:value="-0.000322101">
                <text:p>-0.000322101</text:p>
              </table:table-cell>
              <table:table-cell office:value-type="float" office:value="0.000489276">
                <text:p>0.000489276</text:p>
              </table:table-cell>
              <table:table-cell office:value-type="float" office:value="0.000547857">
                <text:p>0.000547857</text:p>
              </table:table-cell>
              <table:table-cell office:value-type="float" office:value="-0.00167619">
                <text:p>-0.00167619</text:p>
              </table:table-cell>
              <table:table-cell office:value-type="float" office:value="0.000355083">
                <text:p>0.000355083</text:p>
              </table:table-cell>
              <table:table-cell office:value-type="float" office:value="0.00197283">
                <text:p>0.00197283</text:p>
              </table:table-cell>
              <table:table-cell office:value-type="float" office:value="-0.00101976">
                <text:p>-0.00101976</text:p>
              </table:table-cell>
              <table:table-cell office:value-type="float" office:value="-0.000240956">
                <text:p>-0.000240956</text:p>
              </table:table-cell>
              <table:table-cell office:value-type="float" office:value="0.000853543">
                <text:p>0.000853543</text:p>
              </table:table-cell>
              <table:table-cell office:value-type="float" office:value="0.000439473">
                <text:p>0.000439473</text:p>
              </table:table-cell>
              <table:table-cell office:value-type="float" office:value="-0.00148102">
                <text:p>-0.00148102</text:p>
              </table:table-cell>
              <table:table-cell office:value-type="float" office:value="-0.000610641">
                <text:p>-0.000610641</text:p>
              </table:table-cell>
              <table:table-cell office:value-type="float" office:value="0.00216706">
                <text:p>0.00216706</text:p>
              </table:table-cell>
              <table:table-cell office:value-type="float" office:value="-0.000721128">
                <text:p>-0.000721128</text:p>
              </table:table-cell>
              <table:table-cell office:value-type="float" office:value="-0.000852877">
                <text:p>-0.000852877</text:p>
              </table:table-cell>
              <table:table-cell office:value-type="float" office:value="0.000978073">
                <text:p>0.000978073</text:p>
              </table:table-cell>
              <table:table-cell office:value-type="float" office:value="0.000790749">
                <text:p>0.000790749</text:p>
              </table:table-cell>
              <table:table-cell office:value-type="float" office:value="-0.00141408">
                <text:p>-0.00141408</text:p>
              </table:table-cell>
              <table:table-cell office:value-type="float" office:value="-0.000840056">
                <text:p>-0.000840056</text:p>
              </table:table-cell>
              <table:table-cell office:value-type="float" office:value="0.00201439">
                <text:p>0.00201439</text:p>
              </table:table-cell>
              <table:table-cell office:value-type="float" office:value="-0.000548377">
                <text:p>-0.000548377</text:p>
              </table:table-cell>
              <table:table-cell office:value-type="float" office:value="-0.0013035">
                <text:p>-0.0013035</text:p>
              </table:table-cell>
              <table:table-cell office:value-type="float" office:value="0.00106705">
                <text:p>0.00106705</text:p>
              </table:table-cell>
              <table:table-cell office:value-type="float" office:value="0.000944239">
                <text:p>0.000944239</text:p>
              </table:table-cell>
              <table:table-cell office:value-type="float" office:value="-0.000838089">
                <text:p>-0.000838089</text:p>
              </table:table-cell>
              <table:table-cell office:value-type="float" office:value="-0.000961483">
                <text:p>-0.000961483</text:p>
              </table:table-cell>
              <table:table-cell office:value-type="float" office:value="0.00176532">
                <text:p>0.00176532</text:p>
              </table:table-cell>
              <table:table-cell office:value-type="float" office:value="-0.000153764">
                <text:p>-0.000153764</text:p>
              </table:table-cell>
              <table:table-cell office:value-type="float" office:value="-0.00124008">
                <text:p>-0.00124008</text:p>
              </table:table-cell>
              <table:table-cell office:value-type="float" office:value="0.000571543">
                <text:p>0.000571543</text:p>
              </table:table-cell>
              <table:table-cell office:value-type="float" office:value="0.00156498">
                <text:p>0.00156498</text:p>
              </table:table-cell>
              <table:table-cell office:value-type="float" office:value="-0.000167484">
                <text:p>-0.000167484</text:p>
              </table:table-cell>
              <table:table-cell office:value-type="float" office:value="-0.000487026">
                <text:p>-0.000487026</text:p>
              </table:table-cell>
              <table:table-cell office:value-type="float" office:value="0.00208736">
                <text:p>0.00208736</text:p>
              </table:table-cell>
              <table:table-cell office:value-type="float" office:value="0.000856808">
                <text:p>0.000856808</text:p>
              </table:table-cell>
              <table:table-cell office:value-type="float" office:value="-0.000315135">
                <text:p>-0.000315135</text:p>
              </table:table-cell>
              <table:table-cell office:value-type="float" office:value="0.00136088">
                <text:p>0.00136088</text:p>
              </table:table-cell>
              <table:table-cell office:value-type="float" office:value="0.00158537">
                <text:p>0.00158537</text:p>
              </table:table-cell>
              <table:table-cell office:value-type="float" office:value="0.00129127">
                <text:p>0.00129127</text:p>
              </table:table-cell>
              <table:table-cell office:value-type="float" office:value="0.000446705">
                <text:p>0.000446705</text:p>
              </table:table-cell>
              <table:table-cell office:value-type="float" office:value="0.00351544">
                <text:p>0.00351544</text:p>
              </table:table-cell>
              <table:table-cell office:value-type="float" office:value="0.00311879">
                <text:p>0.00311879</text:p>
              </table:table-cell>
              <table:table-cell office:value-type="float" office:value="0.0029966">
                <text:p>0.0029966</text:p>
              </table:table-cell>
              <table:table-cell office:value-type="float" office:value="0.00535668">
                <text:p>0.00535668</text:p>
              </table:table-cell>
              <table:table-cell office:value-type="float" office:value="0.00654359">
                <text:p>0.00654359</text:p>
              </table:table-cell>
              <table:table-cell office:value-type="float" office:value="0.00774945">
                <text:p>0.00774945</text:p>
              </table:table-cell>
              <table:table-cell office:value-type="float" office:value="0.00956594">
                <text:p>0.00956594</text:p>
              </table:table-cell>
              <table:table-cell office:value-type="float" office:value="0.0134307">
                <text:p>0.0134307</text:p>
              </table:table-cell>
              <table:table-cell office:value-type="float" office:value="0.0159138">
                <text:p>0.0159138</text:p>
              </table:table-cell>
              <table:table-cell office:value-type="float" office:value="0.0189015">
                <text:p>0.0189015</text:p>
              </table:table-cell>
              <table:table-cell office:value-type="float" office:value="0.0257604">
                <text:p>0.0257604</text:p>
              </table:table-cell>
              <table:table-cell office:value-type="float" office:value="0.0303151">
                <text:p>0.0303151</text:p>
              </table:table-cell>
              <table:table-cell office:value-type="float" office:value="0.0377951">
                <text:p>0.0377951</text:p>
              </table:table-cell>
              <table:table-cell office:value-type="float" office:value="0.047875">
                <text:p>0.047875</text:p>
              </table:table-cell>
              <table:table-cell office:value-type="float" office:value="0.059853">
                <text:p>0.059853</text:p>
              </table:table-cell>
              <table:table-cell office:value-type="float" office:value="0.0718888">
                <text:p>0.0718888</text:p>
              </table:table-cell>
              <table:table-cell office:value-type="float" office:value="0.0867394">
                <text:p>0.0867394</text:p>
              </table:table-cell>
              <table:table-cell office:value-type="float" office:value="0.106682">
                <text:p>0.106682</text:p>
              </table:table-cell>
              <table:table-cell office:value-type="float" office:value="0.1247">
                <text:p>0.1247</text:p>
              </table:table-cell>
              <table:table-cell office:value-type="float" office:value="0.145574">
                <text:p>0.145574</text:p>
              </table:table-cell>
              <table:table-cell office:value-type="float" office:value="0.169963">
                <text:p>0.169963</text:p>
              </table:table-cell>
              <table:table-cell office:value-type="float" office:value="0.191916">
                <text:p>0.191916</text:p>
              </table:table-cell>
              <table:table-cell office:value-type="float" office:value="0.211941">
                <text:p>0.211941</text:p>
              </table:table-cell>
              <table:table-cell office:value-type="float" office:value="0.229501">
                <text:p>0.229501</text:p>
              </table:table-cell>
              <table:table-cell office:value-type="float" office:value="0.244153">
                <text:p>0.244153</text:p>
              </table:table-cell>
              <table:table-cell office:value-type="float" office:value="0.24832">
                <text:p>0.24832</text:p>
              </table:table-cell>
              <table:table-cell office:value-type="float" office:value="0.248174">
                <text:p>0.248174</text:p>
              </table:table-cell>
              <table:table-cell office:value-type="float" office:value="0.243493">
                <text:p>0.243493</text:p>
              </table:table-cell>
              <table:table-cell office:value-type="float" office:value="0.228521">
                <text:p>0.228521</text:p>
              </table:table-cell>
              <table:table-cell office:value-type="float" office:value="0.210639">
                <text:p>0.210639</text:p>
              </table:table-cell>
              <table:table-cell office:value-type="float" office:value="0.191144">
                <text:p>0.191144</text:p>
              </table:table-cell>
              <table:table-cell office:value-type="float" office:value="0.168681">
                <text:p>0.168681</text:p>
              </table:table-cell>
              <table:table-cell office:value-type="float" office:value="0.145057">
                <text:p>0.145057</text:p>
              </table:table-cell>
              <table:table-cell office:value-type="float" office:value="0.123408">
                <text:p>0.123408</text:p>
              </table:table-cell>
              <table:table-cell office:value-type="float" office:value="0.105719">
                <text:p>0.105719</text:p>
              </table:table-cell>
              <table:table-cell office:value-type="float" office:value="0.0851676">
                <text:p>0.0851676</text:p>
              </table:table-cell>
              <table:table-cell office:value-type="float" office:value="0.0705649">
                <text:p>0.0705649</text:p>
              </table:table-cell>
              <table:table-cell office:value-type="float" office:value="0.0590349">
                <text:p>0.0590349</text:p>
              </table:table-cell>
              <table:table-cell office:value-type="float" office:value="0.0467943">
                <text:p>0.0467943</text:p>
              </table:table-cell>
              <table:table-cell office:value-type="float" office:value="0.0371593">
                <text:p>0.0371593</text:p>
              </table:table-cell>
              <table:table-cell office:value-type="float" office:value="0.0302959">
                <text:p>0.0302959</text:p>
              </table:table-cell>
              <table:table-cell office:value-type="float" office:value="0.0259323">
                <text:p>0.0259323</text:p>
              </table:table-cell>
              <table:table-cell office:value-type="float" office:value="0.0189784">
                <text:p>0.0189784</text:p>
              </table:table-cell>
              <table:table-cell office:value-type="float" office:value="0.0148019">
                <text:p>0.0148019</text:p>
              </table:table-cell>
              <table:table-cell office:value-type="float" office:value="0.0139264">
                <text:p>0.0139264</text:p>
              </table:table-cell>
              <table:table-cell office:value-type="float" office:value="0.00963066">
                <text:p>0.00963066</text:p>
              </table:table-cell>
              <table:table-cell office:value-type="float" office:value="0.00710623">
                <text:p>0.00710623</text:p>
              </table:table-cell>
              <table:table-cell office:value-type="float" office:value="0.00589507">
                <text:p>0.00589507</text:p>
              </table:table-cell>
              <table:table-cell office:value-type="float" office:value="0.00580946">
                <text:p>0.00580946</text:p>
              </table:table-cell>
              <table:table-cell office:value-type="float" office:value="0.00394091">
                <text:p>0.00394091</text:p>
              </table:table-cell>
              <table:table-cell office:value-type="float" office:value="0.00173127">
                <text:p>0.00173127</text:p>
              </table:table-cell>
              <table:table-cell office:value-type="float" office:value="0.00336729">
                <text:p>0.00336729</text:p>
              </table:table-cell>
              <table:table-cell office:value-type="float" office:value="0.00217961">
                <text:p>0.00217961</text:p>
              </table:table-cell>
              <table:table-cell office:value-type="float" office:value="0.000880837">
                <text:p>0.000880837</text:p>
              </table:table-cell>
              <table:table-cell office:value-type="float" office:value="0.000727109">
                <text:p>0.000727109</text:p>
              </table:table-cell>
              <table:table-cell office:value-type="float" office:value="0.00185334">
                <text:p>0.00185334</text:p>
              </table:table-cell>
              <table:table-cell office:value-type="float" office:value="0.00182496">
                <text:p>0.00182496</text:p>
              </table:table-cell>
              <table:table-cell office:value-type="float" office:value="-0.000233571">
                <text:p>-0.000233571</text:p>
              </table:table-cell>
              <table:table-cell office:value-type="float" office:value="0.000208573">
                <text:p>0.000208573</text:p>
              </table:table-cell>
              <table:table-cell office:value-type="float" office:value="0.00134209">
                <text:p>0.00134209</text:p>
              </table:table-cell>
              <table:table-cell office:value-type="float" office:value="-0.000160164">
                <text:p>-0.000160164</text:p>
              </table:table-cell>
              <table:table-cell office:value-type="float" office:value="-0.000870382">
                <text:p>-0.000870382</text:p>
              </table:table-cell>
              <table:table-cell office:value-type="float" office:value="0.000548496">
                <text:p>0.000548496</text:p>
              </table:table-cell>
              <table:table-cell office:value-type="float" office:value="0.00164607">
                <text:p>0.00164607</text:p>
              </table:table-cell>
              <table:table-cell office:value-type="float" office:value="-0.000376412">
                <text:p>-0.000376412</text:p>
              </table:table-cell>
              <table:table-cell office:value-type="float" office:value="-0.000295942">
                <text:p>-0.000295942</text:p>
              </table:table-cell>
              <table:table-cell office:value-type="float" office:value="0.00256137">
                <text:p>0.00256137</text:p>
              </table:table-cell>
              <table:table-cell office:value-type="float" office:value="0.00192099">
                <text:p>0.00192099</text:p>
              </table:table-cell>
              <table:table-cell office:value-type="float" office:value="0.00057235">
                <text:p>0.00057235</text:p>
              </table:table-cell>
              <table:table-cell office:value-type="float" office:value="0.00417165">
                <text:p>0.00417165</text:p>
              </table:table-cell>
              <table:table-cell office:value-type="float" office:value="0.0077658">
                <text:p>0.0077658</text:p>
              </table:table-cell>
              <table:table-cell office:value-type="float" office:value="0.00977205">
                <text:p>0.00977205</text:p>
              </table:table-cell>
              <table:table-cell office:value-type="float" office:value="0.0150635">
                <text:p>0.0150635</text:p>
              </table:table-cell>
              <table:table-cell office:value-type="float" office:value="0.0273862">
                <text:p>0.0273862</text:p>
              </table:table-cell>
              <table:table-cell office:value-type="float" office:value="0.0428825">
                <text:p>0.0428825</text:p>
              </table:table-cell>
              <table:table-cell office:value-type="float" office:value="0.0635991">
                <text:p>0.0635991</text:p>
              </table:table-cell>
              <table:table-cell office:value-type="float" office:value="0.102668">
                <text:p>0.102668</text:p>
              </table:table-cell>
              <table:table-cell office:value-type="float" office:value="0.160939">
                <text:p>0.160939</text:p>
              </table:table-cell>
              <table:table-cell office:value-type="float" office:value="0.241867">
                <text:p>0.241867</text:p>
              </table:table-cell>
              <table:table-cell office:value-type="float" office:value="0.358397">
                <text:p>0.358397</text:p>
              </table:table-cell>
              <table:table-cell office:value-type="float" office:value="0.512825">
                <text:p>0.512825</text:p>
              </table:table-cell>
              <table:table-cell office:value-type="float" office:value="0.69089">
                <text:p>0.69089</text:p>
              </table:table-cell>
              <table:table-cell office:value-type="float" office:value="0.859302">
                <text:p>0.859302</text:p>
              </table:table-cell>
              <table:table-cell office:value-type="float" office:value="0.977594">
                <text:p>0.977594</text:p>
              </table:table-cell>
              <table:table-cell office:value-type="float" office:value="0.997774">
                <text:p>0.997774</text:p>
              </table:table-cell>
              <table:table-cell office:value-type="float" office:value="0.904707">
                <text:p>0.904707</text:p>
              </table:table-cell>
              <table:table-cell office:value-type="float" office:value="0.747324">
                <text:p>0.747324</text:p>
              </table:table-cell>
              <table:table-cell office:value-type="float" office:value="0.568662">
                <text:p>0.568662</text:p>
              </table:table-cell>
              <table:table-cell office:value-type="float" office:value="0.402948">
                <text:p>0.402948</text:p>
              </table:table-cell>
              <table:table-cell office:value-type="float" office:value="0.277448">
                <text:p>0.277448</text:p>
              </table:table-cell>
              <table:table-cell office:value-type="float" office:value="0.181929">
                <text:p>0.181929</text:p>
              </table:table-cell>
              <table:table-cell office:value-type="float" office:value="0.119885">
                <text:p>0.119885</text:p>
              </table:table-cell>
              <table:table-cell office:value-type="float" office:value="0.0759116">
                <text:p>0.0759116</text:p>
              </table:table-cell>
              <table:table-cell office:value-type="float" office:value="0.0457442">
                <text:p>0.0457442</text:p>
              </table:table-cell>
              <table:table-cell office:value-type="float" office:value="0.0327233">
                <text:p>0.0327233</text:p>
              </table:table-cell>
              <table:table-cell office:value-type="float" office:value="0.01782">
                <text:p>0.01782</text:p>
              </table:table-cell>
              <table:table-cell office:value-type="float" office:value="0.012198">
                <text:p>0.012198</text:p>
              </table:table-cell>
              <table:table-cell office:value-type="float" office:value="0.00673664">
                <text:p>0.00673664</text:p>
              </table:table-cell>
              <table:table-cell office:value-type="float" office:value="0.00502604">
                <text:p>0.00502604</text:p>
              </table:table-cell>
              <table:table-cell office:value-type="float" office:value="0.00424429">
                <text:p>0.00424429</text:p>
              </table:table-cell>
              <table:table-cell office:value-type="float" office:value="-0.00145744">
                <text:p>-0.00145744</text:p>
              </table:table-cell>
              <table:table-cell office:value-type="float" office:value="0.00249329">
                <text:p>0.00249329</text:p>
              </table:table-cell>
              <table:table-cell office:value-type="float" office:value="0.000959893">
                <text:p>0.000959893</text:p>
              </table:table-cell>
              <table:table-cell office:value-type="float" office:value="-0.0000466205">
                <text:p>-0.0000466205</text:p>
              </table:table-cell>
              <table:table-cell office:value-type="float" office:value="0.0000164996">
                <text:p>0.0000164996</text:p>
              </table:table-cell>
              <table:table-cell office:value-type="float" office:value="0.000264829">
                <text:p>0.000264829</text:p>
              </table:table-cell>
              <table:table-cell office:value-type="float" office:value="0.00230824">
                <text:p>0.00230824</text:p>
              </table:table-cell>
              <table:table-cell office:value-type="float" office:value="-0.00225265">
                <text:p>-0.00225265</text:p>
              </table:table-cell>
              <table:table-cell office:value-type="float" office:value="-0.000242288">
                <text:p>-0.000242288</text:p>
              </table:table-cell>
              <table:table-cell office:value-type="float" office:value="0.0015466">
                <text:p>0.0015466</text:p>
              </table:table-cell>
              <table:table-cell office:value-type="float" office:value="-0.000292815">
                <text:p>-0.000292815</text:p>
              </table:table-cell>
              <table:table-cell office:value-type="float" office:value="-0.000857076">
                <text:p>-0.000857076</text:p>
              </table:table-cell>
              <table:table-cell office:value-type="float" office:value="-0.000487402">
                <text:p>-0.000487402</text:p>
              </table:table-cell>
              <table:table-cell office:value-type="float" office:value="0.00256425">
                <text:p>0.00256425</text:p>
              </table:table-cell>
              <table:table-cell office:value-type="float" office:value="-0.00110536">
                <text:p>-0.00110536</text:p>
              </table:table-cell>
              <table:table-cell office:value-type="float" office:value="-0.000992479">
                <text:p>-0.000992479</text:p>
              </table:table-cell>
              <table:table-cell office:value-type="float" office:value="0.00111842">
                <text:p>0.00111842</text:p>
              </table:table-cell>
              <table:table-cell office:value-type="float" office:value="0.000973539">
                <text:p>0.000973539</text:p>
              </table:table-cell>
              <table:table-cell office:value-type="float" office:value="-0.00198701">
                <text:p>-0.00198701</text:p>
              </table:table-cell>
              <table:table-cell office:value-type="float" office:value="-0.00074538">
                <text:p>-0.00074538</text:p>
              </table:table-cell>
              <table:table-cell office:value-type="float" office:value="0.0022074">
                <text:p>0.0022074</text:p>
              </table:table-cell>
              <table:table-cell office:value-type="float" office:value="-0.000341184">
                <text:p>-0.000341184</text:p>
              </table:table-cell>
              <table:table-cell office:value-type="float" office:value="-0.00140948">
                <text:p>-0.00140948</text:p>
              </table:table-cell>
              <table:table-cell office:value-type="float" office:value="0.000827985">
                <text:p>0.000827985</text:p>
              </table:table-cell>
              <table:table-cell office:value-type="float" office:value="0.00182371">
                <text:p>0.00182371</text:p>
              </table:table-cell>
              <table:table-cell office:value-type="float" office:value="-0.00114599">
                <text:p>-0.00114599</text:p>
              </table:table-cell>
              <table:table-cell office:value-type="float" office:value="-0.00140201">
                <text:p>-0.00140201</text:p>
              </table:table-cell>
              <table:table-cell office:value-type="float" office:value="0.00271668">
                <text:p>0.00271668</text:p>
              </table:table-cell>
              <table:table-cell office:value-type="float" office:value="-0.000910926">
                <text:p>-0.000910926</text:p>
              </table:table-cell>
              <table:table-cell office:value-type="float" office:value="-0.00120632">
                <text:p>-0.00120632</text:p>
              </table:table-cell>
              <table:table-cell office:value-type="float" office:value="-0.000194015">
                <text:p>-0.000194015</text:p>
              </table:table-cell>
              <table:table-cell office:value-type="float" office:value="0.00141924">
                <text:p>0.00141924</text:p>
              </table:table-cell>
              <table:table-cell office:value-type="float" office:value="-0.000954153">
                <text:p>-0.000954153</text:p>
              </table:table-cell>
              <table:table-cell office:value-type="float" office:value="-0.00211553">
                <text:p>-0.00211553</text:p>
              </table:table-cell>
              <table:table-cell office:value-type="float" office:value="0.00297944">
                <text:p>0.00297944</text:p>
              </table:table-cell>
              <table:table-cell office:value-type="float" office:value="-0.000464136">
                <text:p>-0.000464136</text:p>
              </table:table-cell>
              <table:table-cell office:value-type="float" office:value="-0.00129962">
                <text:p>-0.00129962</text:p>
              </table:table-cell>
              <table:table-cell office:value-type="float" office:value="0.000478932">
                <text:p>0.000478932</text:p>
              </table:table-cell>
              <table:table-cell office:value-type="float" office:value="0.000675855">
                <text:p>0.000675855</text:p>
              </table:table-cell>
              <table:table-cell office:value-type="float" office:value="0.000263897">
                <text:p>0.000263897</text:p>
              </table:table-cell>
              <table:table-cell office:value-type="float" office:value="-0.00252283">
                <text:p>-0.00252283</text:p>
              </table:table-cell>
              <table:table-cell office:value-type="float" office:value="0.00289266">
                <text:p>0.00289266</text:p>
              </table:table-cell>
              <table:table-cell office:value-type="float" office:value="0.0000605879">
                <text:p>0.0000605879</text:p>
              </table:table-cell>
              <table:table-cell office:value-type="float" office:value="-0.00225135">
                <text:p>-0.00225135</text:p>
              </table:table-cell>
              <table:table-cell office:value-type="float" office:value="0.00106038">
                <text:p>0.00106038</text:p>
              </table:table-cell>
              <table:table-cell office:value-type="float" office:value="0.0000329958">
                <text:p>0.0000329958</text:p>
              </table:table-cell>
              <table:table-cell office:value-type="float" office:value="0.000298847">
                <text:p>0.000298847</text:p>
              </table:table-cell>
              <table:table-cell office:value-type="float" office:value="-0.00211757">
                <text:p>-0.00211757</text:p>
              </table:table-cell>
              <table:table-cell office:value-type="float" office:value="0.00154908">
                <text:p>0.00154908</text:p>
              </table:table-cell>
              <table:table-cell office:value-type="float" office:value="0.00138283">
                <text:p>0.00138283</text:p>
              </table:table-cell>
              <table:table-cell office:value-type="float" office:value="-0.00302646">
                <text:p>-0.00302646</text:p>
              </table:table-cell>
              <table:table-cell office:value-type="float" office:value="0.00189833">
                <text:p>0.00189833</text:p>
              </table:table-cell>
              <table:table-cell office:value-type="float" office:value="0.000533061">
                <text:p>0.000533061</text:p>
              </table:table-cell>
              <table:table-cell office:value-type="float" office:value="2.05921E-017">
                <text:p>2.05921E-017</text:p>
              </table:table-cell>
              <table:table-cell office:value-type="float" office:value="1.6328E-017">
                <text:p>1.6328E-017</text:p>
              </table:table-cell>
              <table:table-cell office:value-type="float" office:value="1.28294E-017">
                <text:p>1.28294E-017</text:p>
              </table:table-cell>
              <table:table-cell office:value-type="float" office:value="1.28294E-017">
                <text:p>1.28294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